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CC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FCC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="thin solid #000000" fo:background-color="#83CA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936875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iesta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10">
            <text:p>Miestų skirstymas pagal dydį (gyventojų skaičių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a) didmiestis</text:p>
          </table:table-cell>
          <table:table-cell office:value-type="string" table:style-name="ce3">
            <text:p>ne mažiau kaip</text:p>
          </table:table-cell>
          <table:table-cell office:value-type="float" office:value="100000" table:style-name="ce2">
            <text:p>100000</text:p>
          </table:table-cell>
          <table:table-cell office:value-type="string" table:number-columns-spanned="2" table:number-rows-spanned="1" table:style-name="ce11">
            <text:p>gyventojų</text:p>
          </table:table-cell>
          <table:covered-table-cell/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b) miestas</text:p>
          </table:table-cell>
          <table:table-cell office:value-type="string" table:style-name="ce3">
            <text:p>ne mažiau kaip</text:p>
          </table:table-cell>
          <table:table-cell office:value-type="float" office:value="3000" table:style-name="ce2">
            <text:p>3000</text:p>
          </table:table-cell>
          <table:table-cell office:value-type="string" table:number-columns-spanned="2" table:number-rows-spanned="1" table:style-name="ce11">
            <text:p>gyventojų, bet mažesnis už didmiestį</text:p>
          </table:table-cell>
          <table:covered-table-cell/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c) mažasis miestas</text:p>
          </table:table-cell>
          <table:table-cell office:value-type="string" table:style-name="ce3">
            <text:p>visi likę miestai</text:p>
          </table:table-cell>
          <table:table-cell table:style-name="ce3"/>
          <table:table-cell table:number-columns-spanned="2" table:number-rows-spanned="1" table:style-name="ce11"/>
          <table:covered-table-cell/>
          <table:table-cell table:style-name="ce2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10">
            <text:p>Lietuvos miestų lentelė</text:p>
          </table:table-cell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string" table:style-name="ce4">
            <text:p>miestas</text:p>
          </table:table-cell>
          <table:table-cell office:value-type="string" table:style-name="ce4">
            <text:p>platuma</text:p>
          </table:table-cell>
          <table:table-cell office:value-type="string" table:style-name="ce4">
            <text:p>ilguma</text:p>
          </table:table-cell>
          <table:table-cell office:value-type="string" table:style-name="ce4">
            <text:p>gyventojų sk.</text:p>
          </table:table-cell>
          <table:table-cell office:value-type="string" table:style-name="ce4">
            <text:p>tipa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Alytus<text:s/></text:p>
          </table:table-cell>
          <table:table-cell office:value-type="float" office:value="54.39" table:style-name="ce5">
            <text:p>54,39</text:p>
          </table:table-cell>
          <table:table-cell office:value-type="float" office:value="24.05" table:style-name="ce5">
            <text:p>24,05</text:p>
          </table:table-cell>
          <table:table-cell office:value-type="float" office:value="69859" table:style-name="ce3">
            <text:p>69859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Jonava<text:s/></text:p>
          </table:table-cell>
          <table:table-cell office:value-type="float" office:value="55.08" table:style-name="ce5">
            <text:p>55,08</text:p>
          </table:table-cell>
          <table:table-cell office:value-type="float" office:value="24.27" table:style-name="ce5">
            <text:p>24,27</text:p>
          </table:table-cell>
          <table:table-cell office:value-type="float" office:value="34782" table:style-name="ce3">
            <text:p>34782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Kaunas<text:s/></text:p>
          </table:table-cell>
          <table:table-cell office:value-type="float" office:value="54.9" table:style-name="ce5">
            <text:p>54,90</text:p>
          </table:table-cell>
          <table:table-cell office:value-type="float" office:value="23.91" table:style-name="ce5">
            <text:p>23,91</text:p>
          </table:table-cell>
          <table:table-cell office:value-type="float" office:value="364059" table:style-name="ce3">
            <text:p>364059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Kėdainiai<text:s/></text:p>
          </table:table-cell>
          <table:table-cell office:value-type="float" office:value="55.3" table:style-name="ce5">
            <text:p>55,30</text:p>
          </table:table-cell>
          <table:table-cell office:value-type="float" office:value="23.97" table:style-name="ce5">
            <text:p>23,97</text:p>
          </table:table-cell>
          <table:table-cell office:value-type="float" office:value="31613" table:style-name="ce3">
            <text:p>31613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Klaipėda<text:s/></text:p>
          </table:table-cell>
          <table:table-cell office:value-type="float" office:value="55.71" table:style-name="ce5">
            <text:p>55,71</text:p>
          </table:table-cell>
          <table:table-cell office:value-type="float" office:value="21.13" table:style-name="ce5">
            <text:p>21,13</text:p>
          </table:table-cell>
          <table:table-cell office:value-type="float" office:value="188767" table:style-name="ce3">
            <text:p>188767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Marijampolė<text:s/></text:p>
          </table:table-cell>
          <table:table-cell office:value-type="float" office:value="54.56" table:style-name="ce5">
            <text:p>54,56</text:p>
          </table:table-cell>
          <table:table-cell office:value-type="float" office:value="23.34" table:style-name="ce5">
            <text:p>23,34</text:p>
          </table:table-cell>
          <table:table-cell office:value-type="float" office:value="47693" table:style-name="ce3">
            <text:p>47693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Mažeikiai<text:s/></text:p>
          </table:table-cell>
          <table:table-cell office:value-type="float" office:value="56.33" table:style-name="ce5">
            <text:p>56,33</text:p>
          </table:table-cell>
          <table:table-cell office:value-type="float" office:value="22.34" table:style-name="ce5">
            <text:p>22,34</text:p>
          </table:table-cell>
          <table:table-cell office:value-type="float" office:value="41389" table:style-name="ce3">
            <text:p>41389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Panevėžys<text:s/></text:p>
          </table:table-cell>
          <table:table-cell office:value-type="float" office:value="55.74" table:style-name="ce5">
            <text:p>55,74</text:p>
          </table:table-cell>
          <table:table-cell office:value-type="float" office:value="24.37" table:style-name="ce5">
            <text:p>24,37</text:p>
          </table:table-cell>
          <table:table-cell office:value-type="float" office:value="116247" table:style-name="ce3">
            <text:p>116247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3">
            <text:p>Šiauliai<text:s/></text:p>
          </table:table-cell>
          <table:table-cell office:value-type="float" office:value="55.93" table:style-name="ce5">
            <text:p>55,93</text:p>
          </table:table-cell>
          <table:table-cell office:value-type="float" office:value="23.32" table:style-name="ce5">
            <text:p>23,32</text:p>
          </table:table-cell>
          <table:table-cell office:value-type="float" office:value="130020" table:style-name="ce3">
            <text:p>13002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Telšiai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2.23" table:style-name="ce5">
            <text:p>22,23</text:p>
          </table:table-cell>
          <table:table-cell office:value-type="float" office:value="30539" table:style-name="ce3">
            <text:p>30539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Utena<text:s/></text:p>
          </table:table-cell>
          <table:table-cell office:value-type="float" office:value="55.5" table:style-name="ce5">
            <text:p>55,50</text:p>
          </table:table-cell>
          <table:table-cell office:value-type="float" office:value="25.6" table:style-name="ce5">
            <text:p>25,60</text:p>
          </table:table-cell>
          <table:table-cell office:value-type="float" office:value="33086" table:style-name="ce3">
            <text:p>3308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lnius<text:s/></text:p>
          </table:table-cell>
          <table:table-cell office:value-type="float" office:value="54.7" table:style-name="ce5">
            <text:p>54,70</text:p>
          </table:table-cell>
          <table:table-cell office:value-type="float" office:value="25.27" table:style-name="ce5">
            <text:p>25,27</text:p>
          </table:table-cell>
          <table:table-cell office:value-type="float" office:value="541278" table:style-name="ce3">
            <text:p>54127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Anykščiai<text:s/></text:p>
          </table:table-cell>
          <table:table-cell office:value-type="float" office:value="55.53" table:style-name="ce5">
            <text:p>55,53</text:p>
          </table:table-cell>
          <table:table-cell office:value-type="float" office:value="25.1" table:style-name="ce5">
            <text:p>25,10</text:p>
          </table:table-cell>
          <table:table-cell office:value-type="float" office:value="11757" table:style-name="ce3">
            <text:p>1175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Biržai<text:s/></text:p>
          </table:table-cell>
          <table:table-cell office:value-type="float" office:value="56.2" table:style-name="ce5">
            <text:p>56,20</text:p>
          </table:table-cell>
          <table:table-cell office:value-type="float" office:value="24.75" table:style-name="ce5">
            <text:p>24,75</text:p>
          </table:table-cell>
          <table:table-cell office:value-type="float" office:value="14999" table:style-name="ce3">
            <text:p>14999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Druskininkai<text:s/></text:p>
          </table:table-cell>
          <table:table-cell office:value-type="float" office:value="54.02" table:style-name="ce5">
            <text:p>54,02</text:p>
          </table:table-cell>
          <table:table-cell office:value-type="float" office:value="23.98" table:style-name="ce5">
            <text:p>23,98</text:p>
          </table:table-cell>
          <table:table-cell office:value-type="float" office:value="16890" table:style-name="ce3">
            <text:p>1689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Elektrėnai<text:s/></text:p>
          </table:table-cell>
          <table:table-cell office:value-type="float" office:value="54.77" table:style-name="ce5">
            <text:p>54,77</text:p>
          </table:table-cell>
          <table:table-cell office:value-type="float" office:value="24.63" table:style-name="ce5">
            <text:p>24,63</text:p>
          </table:table-cell>
          <table:table-cell office:value-type="float" office:value="13819" table:style-name="ce3">
            <text:p>13819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Gargždai<text:s/></text:p>
          </table:table-cell>
          <table:table-cell office:value-type="float" office:value="55.71" table:style-name="ce5">
            <text:p>55,71</text:p>
          </table:table-cell>
          <table:table-cell office:value-type="float" office:value="21.39" table:style-name="ce5">
            <text:p>21,39</text:p>
          </table:table-cell>
          <table:table-cell office:value-type="float" office:value="17011" table:style-name="ce3">
            <text:p>1701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Garliava<text:s/></text:p>
          </table:table-cell>
          <table:table-cell office:value-type="float" office:value="54.82" table:style-name="ce5">
            <text:p>54,82</text:p>
          </table:table-cell>
          <table:table-cell office:value-type="float" office:value="23.87" table:style-name="ce5">
            <text:p>23,87</text:p>
          </table:table-cell>
          <table:table-cell office:value-type="float" office:value="13423" table:style-name="ce3">
            <text:p>1342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Grigiškės<text:s/></text:p>
          </table:table-cell>
          <table:table-cell office:value-type="float" office:value="54.64" table:style-name="ce5">
            <text:p>54,64</text:p>
          </table:table-cell>
          <table:table-cell office:value-type="float" office:value="23.94" table:style-name="ce5">
            <text:p>23,94</text:p>
          </table:table-cell>
          <table:table-cell office:value-type="float" office:value="11566" table:style-name="ce3">
            <text:p>1156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Joniškis<text:s/></text:p>
          </table:table-cell>
          <table:table-cell office:value-type="float" office:value="56.24" table:style-name="ce5">
            <text:p>56,24</text:p>
          </table:table-cell>
          <table:table-cell office:value-type="float" office:value="23.61" table:style-name="ce5">
            <text:p>23,61</text:p>
          </table:table-cell>
          <table:table-cell office:value-type="float" office:value="11129" table:style-name="ce3">
            <text:p>11129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Jurbarkas<text:s/></text:p>
          </table:table-cell>
          <table:table-cell office:value-type="float" office:value="55.09" table:style-name="ce5">
            <text:p>55,09</text:p>
          </table:table-cell>
          <table:table-cell office:value-type="float" office:value="22.76" table:style-name="ce5">
            <text:p>22,76</text:p>
          </table:table-cell>
          <table:table-cell office:value-type="float" office:value="13625" table:style-name="ce3">
            <text:p>1362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elmė<text:s/></text:p>
          </table:table-cell>
          <table:table-cell office:value-type="float" office:value="55.63" table:style-name="ce5">
            <text:p>55,63</text:p>
          </table:table-cell>
          <table:table-cell office:value-type="float" office:value="22.93" table:style-name="ce5">
            <text:p>22,93</text:p>
          </table:table-cell>
          <table:table-cell office:value-type="float" office:value="10597" table:style-name="ce3">
            <text:p>1059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retinga<text:s/></text:p>
          </table:table-cell>
          <table:table-cell office:value-type="float" office:value="55.89" table:style-name="ce5">
            <text:p>55,89</text:p>
          </table:table-cell>
          <table:table-cell office:value-type="float" office:value="21.23" table:style-name="ce5">
            <text:p>21,23</text:p>
          </table:table-cell>
          <table:table-cell office:value-type="float" office:value="21425" table:style-name="ce3">
            <text:p>2142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uršėnai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2.94" table:style-name="ce5">
            <text:p>22,94</text:p>
          </table:table-cell>
          <table:table-cell office:value-type="float" office:value="13854" table:style-name="ce3">
            <text:p>1385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Lentvaris<text:s/></text:p>
          </table:table-cell>
          <table:table-cell office:value-type="float" office:value="54.65" table:style-name="ce5">
            <text:p>54,65</text:p>
          </table:table-cell>
          <table:table-cell office:value-type="float" office:value="25.05" table:style-name="ce5">
            <text:p>25,05</text:p>
          </table:table-cell>
          <table:table-cell office:value-type="float" office:value="11832" table:style-name="ce3">
            <text:p>11832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Naujoji Akmenė<text:s/></text:p>
          </table:table-cell>
          <table:table-cell office:value-type="float" office:value="56.33" table:style-name="ce5">
            <text:p>56,33</text:p>
          </table:table-cell>
          <table:table-cell office:value-type="float" office:value="22.88" table:style-name="ce5">
            <text:p>22,88</text:p>
          </table:table-cell>
          <table:table-cell office:value-type="float" office:value="11748" table:style-name="ce3">
            <text:p>1174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langa<text:s/></text:p>
          </table:table-cell>
          <table:table-cell office:value-type="float" office:value="55.92" table:style-name="ce5">
            <text:p>55,92</text:p>
          </table:table-cell>
          <table:table-cell office:value-type="float" office:value="21.06" table:style-name="ce5">
            <text:p>21,06</text:p>
          </table:table-cell>
          <table:table-cell office:value-type="float" office:value="17611" table:style-name="ce3">
            <text:p>1761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lungė<text:s/></text:p>
          </table:table-cell>
          <table:table-cell office:value-type="float" office:value="55.91" table:style-name="ce5">
            <text:p>55,91</text:p>
          </table:table-cell>
          <table:table-cell office:value-type="float" office:value="21.85" table:style-name="ce5">
            <text:p>21,85</text:p>
          </table:table-cell>
          <table:table-cell office:value-type="float" office:value="23246" table:style-name="ce3">
            <text:p>2324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rienai<text:s/></text:p>
          </table:table-cell>
          <table:table-cell office:value-type="float" office:value="54.69" table:style-name="ce5">
            <text:p>54,69</text:p>
          </table:table-cell>
          <table:table-cell office:value-type="float" office:value="25.08" table:style-name="ce5">
            <text:p>25,08</text:p>
          </table:table-cell>
          <table:table-cell office:value-type="float" office:value="11131" table:style-name="ce3">
            <text:p>1113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adviliškis<text:s/></text:p>
          </table:table-cell>
          <table:table-cell office:value-type="float" office:value="55.81" table:style-name="ce5">
            <text:p>55,81</text:p>
          </table:table-cell>
          <table:table-cell office:value-type="float" office:value="23.54" table:style-name="ce5">
            <text:p>23,54</text:p>
          </table:table-cell>
          <table:table-cell office:value-type="float" office:value="19883" table:style-name="ce3">
            <text:p>1988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aseiniai<text:s/></text:p>
          </table:table-cell>
          <table:table-cell office:value-type="float" office:value="55.38" table:style-name="ce5">
            <text:p>55,38</text:p>
          </table:table-cell>
          <table:table-cell office:value-type="float" office:value="23.12" table:style-name="ce5">
            <text:p>23,12</text:p>
          </table:table-cell>
          <table:table-cell office:value-type="float" office:value="12305" table:style-name="ce3">
            <text:p>1230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okiškis<text:s/></text:p>
          </table:table-cell>
          <table:table-cell office:value-type="float" office:value="55.96" table:style-name="ce5">
            <text:p>55,96</text:p>
          </table:table-cell>
          <table:table-cell office:value-type="float" office:value="25.59" table:style-name="ce5">
            <text:p>25,59</text:p>
          </table:table-cell>
          <table:table-cell office:value-type="float" office:value="16118" table:style-name="ce3">
            <text:p>1611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ilutė<text:s/></text:p>
          </table:table-cell>
          <table:table-cell office:value-type="float" office:value="55.35" table:style-name="ce5">
            <text:p>55,35</text:p>
          </table:table-cell>
          <table:table-cell office:value-type="float" office:value="21.47" table:style-name="ce5">
            <text:p>21,47</text:p>
          </table:table-cell>
          <table:table-cell office:value-type="float" office:value="21258" table:style-name="ce3">
            <text:p>2125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Tauragė<text:s/></text:p>
          </table:table-cell>
          <table:table-cell office:value-type="float" office:value="55.25" table:style-name="ce5">
            <text:p>55,25</text:p>
          </table:table-cell>
          <table:table-cell office:value-type="float" office:value="22.28" table:style-name="ce5">
            <text:p>22,28</text:p>
          </table:table-cell>
          <table:table-cell office:value-type="float" office:value="28504" table:style-name="ce3">
            <text:p>2850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Ukmergė<text:s/></text:p>
          </table:table-cell>
          <table:table-cell office:value-type="float" office:value="55.26" table:style-name="ce5">
            <text:p>55,26</text:p>
          </table:table-cell>
          <table:table-cell office:value-type="float" office:value="24.76" table:style-name="ce5">
            <text:p>24,76</text:p>
          </table:table-cell>
          <table:table-cell office:value-type="float" office:value="28006" table:style-name="ce3">
            <text:p>2800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arėna<text:s/></text:p>
          </table:table-cell>
          <table:table-cell office:value-type="float" office:value="54.23" table:style-name="ce5">
            <text:p>54,23</text:p>
          </table:table-cell>
          <table:table-cell office:value-type="float" office:value="24.55" table:style-name="ce5">
            <text:p>24,55</text:p>
          </table:table-cell>
          <table:table-cell office:value-type="float" office:value="10555" table:style-name="ce3">
            <text:p>1055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lkaviškis<text:s/></text:p>
          </table:table-cell>
          <table:table-cell office:value-type="float" office:value="54.65" table:style-name="ce5">
            <text:p>54,65</text:p>
          </table:table-cell>
          <table:table-cell office:value-type="float" office:value="23.03" table:style-name="ce5">
            <text:p>23,03</text:p>
          </table:table-cell>
          <table:table-cell office:value-type="float" office:value="13102" table:style-name="ce3">
            <text:p>13102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saginas<text:s/></text:p>
          </table:table-cell>
          <table:table-cell office:value-type="float" office:value="55.61" table:style-name="ce5">
            <text:p>55,61</text:p>
          </table:table-cell>
          <table:table-cell office:value-type="float" office:value="26.44" table:style-name="ce5">
            <text:p>26,44</text:p>
          </table:table-cell>
          <table:table-cell office:value-type="float" office:value="28438" table:style-name="ce3">
            <text:p>2843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Akmenė<text:s/></text:p>
          </table:table-cell>
          <table:table-cell office:value-type="float" office:value="56.25" table:style-name="ce5">
            <text:p>56,25</text:p>
          </table:table-cell>
          <table:table-cell office:value-type="float" office:value="22.73" table:style-name="ce5">
            <text:p>22,73</text:p>
          </table:table-cell>
          <table:table-cell office:value-type="float" office:value="2973" table:style-name="ce3">
            <text:p>297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Ariogala<text:s/></text:p>
          </table:table-cell>
          <table:table-cell office:value-type="float" office:value="55.26" table:style-name="ce5">
            <text:p>55,26</text:p>
          </table:table-cell>
          <table:table-cell office:value-type="float" office:value="23.49" table:style-name="ce5">
            <text:p>23,49</text:p>
          </table:table-cell>
          <table:table-cell office:value-type="float" office:value="3627" table:style-name="ce3">
            <text:p>362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Baltoji Vokė<text:s/></text:p>
          </table:table-cell>
          <table:table-cell office:value-type="float" office:value="54.45" table:style-name="ce5">
            <text:p>54,45</text:p>
          </table:table-cell>
          <table:table-cell office:value-type="float" office:value="25.13" table:style-name="ce5">
            <text:p>25,13</text:p>
          </table:table-cell>
          <table:table-cell office:value-type="float" office:value="1075" table:style-name="ce3">
            <text:p>107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Birštonas<text:s/></text:p>
          </table:table-cell>
          <table:table-cell office:value-type="float" office:value="54.61" table:style-name="ce5">
            <text:p>54,61</text:p>
          </table:table-cell>
          <table:table-cell office:value-type="float" office:value="24.01" table:style-name="ce5">
            <text:p>24,01</text:p>
          </table:table-cell>
          <table:table-cell office:value-type="float" office:value="3138" table:style-name="ce3">
            <text:p>313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Daugai<text:s/></text:p>
          </table:table-cell>
          <table:table-cell office:value-type="float" office:value="54.37" table:style-name="ce5">
            <text:p>54,37</text:p>
          </table:table-cell>
          <table:table-cell office:value-type="float" office:value="24.33" table:style-name="ce5">
            <text:p>24,33</text:p>
          </table:table-cell>
          <table:table-cell office:value-type="float" office:value="1453" table:style-name="ce3">
            <text:p>145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Dūkštas<text:s/></text:p>
          </table:table-cell>
          <table:table-cell office:value-type="float" office:value="55.54" table:style-name="ce5">
            <text:p>55,54</text:p>
          </table:table-cell>
          <table:table-cell office:value-type="float" office:value="26.33" table:style-name="ce5">
            <text:p>26,33</text:p>
          </table:table-cell>
          <table:table-cell office:value-type="float" office:value="992" table:style-name="ce3">
            <text:p>992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Dusetos<text:s/></text:p>
          </table:table-cell>
          <table:table-cell office:value-type="float" office:value="55.73" table:style-name="ce5">
            <text:p>55,73</text:p>
          </table:table-cell>
          <table:table-cell office:value-type="float" office:value="25.83" table:style-name="ce5">
            <text:p>25,83</text:p>
          </table:table-cell>
          <table:table-cell office:value-type="float" office:value="4211" table:style-name="ce3">
            <text:p>421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Eišiškės<text:s/></text:p>
          </table:table-cell>
          <table:table-cell office:value-type="float" office:value="54.17" table:style-name="ce5">
            <text:p>54,17</text:p>
          </table:table-cell>
          <table:table-cell office:value-type="float" office:value="24.99" table:style-name="ce5">
            <text:p>24,99</text:p>
          </table:table-cell>
          <table:table-cell office:value-type="float" office:value="3688" table:style-name="ce3">
            <text:p>368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Ežerėlis<text:s/></text:p>
          </table:table-cell>
          <table:table-cell office:value-type="float" office:value="54.89" table:style-name="ce5">
            <text:p>54,89</text:p>
          </table:table-cell>
          <table:table-cell office:value-type="float" office:value="23.6" table:style-name="ce5">
            <text:p>23,60</text:p>
          </table:table-cell>
          <table:table-cell office:value-type="float" office:value="2066" table:style-name="ce3">
            <text:p>206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Gelgaudiškis<text:s/></text:p>
          </table:table-cell>
          <table:table-cell office:value-type="float" office:value="55.08" table:style-name="ce5">
            <text:p>55,08</text:p>
          </table:table-cell>
          <table:table-cell office:value-type="float" office:value="22.98" table:style-name="ce5">
            <text:p>22,98</text:p>
          </table:table-cell>
          <table:table-cell office:value-type="float" office:value="1985" table:style-name="ce3">
            <text:p>198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Ignalina<text:s/></text:p>
          </table:table-cell>
          <table:table-cell office:value-type="float" office:value="55.34" table:style-name="ce5">
            <text:p>55,34</text:p>
          </table:table-cell>
          <table:table-cell office:value-type="float" office:value="26.16" table:style-name="ce5">
            <text:p>26,16</text:p>
          </table:table-cell>
          <table:table-cell office:value-type="float" office:value="6307" table:style-name="ce3">
            <text:p>630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Jieznas<text:s/></text:p>
          </table:table-cell>
          <table:table-cell office:value-type="float" office:value="54.61" table:style-name="ce5">
            <text:p>54,61</text:p>
          </table:table-cell>
          <table:table-cell office:value-type="float" office:value="24.17" table:style-name="ce5">
            <text:p>24,17</text:p>
          </table:table-cell>
          <table:table-cell office:value-type="float" office:value="1423" table:style-name="ce3">
            <text:p>142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Joniškėlis<text:s/></text:p>
          </table:table-cell>
          <table:table-cell office:value-type="float" office:value="56.02" table:style-name="ce5">
            <text:p>56,02</text:p>
          </table:table-cell>
          <table:table-cell office:value-type="float" office:value="24.17" table:style-name="ce5">
            <text:p>24,17</text:p>
          </table:table-cell>
          <table:table-cell office:value-type="float" office:value="1432" table:style-name="ce3">
            <text:p>1432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aišiadorys<text:s/></text:p>
          </table:table-cell>
          <table:table-cell office:value-type="float" office:value="54.87" table:style-name="ce5">
            <text:p>54,87</text:p>
          </table:table-cell>
          <table:table-cell office:value-type="float" office:value="24.46" table:style-name="ce5">
            <text:p>24,46</text:p>
          </table:table-cell>
          <table:table-cell office:value-type="float" office:value="9734" table:style-name="ce3">
            <text:p>973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alvarija<text:s/></text:p>
          </table:table-cell>
          <table:table-cell office:value-type="float" office:value="54.42" table:style-name="ce5">
            <text:p>54,42</text:p>
          </table:table-cell>
          <table:table-cell office:value-type="float" office:value="23.22" table:style-name="ce5">
            <text:p>23,22</text:p>
          </table:table-cell>
          <table:table-cell office:value-type="float" office:value="5066" table:style-name="ce3">
            <text:p>506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avarskas<text:s/></text:p>
          </table:table-cell>
          <table:table-cell office:value-type="float" office:value="55.44" table:style-name="ce5">
            <text:p>55,44</text:p>
          </table:table-cell>
          <table:table-cell office:value-type="float" office:value="24.94" table:style-name="ce5">
            <text:p>24,94</text:p>
          </table:table-cell>
          <table:table-cell office:value-type="float" office:value="753" table:style-name="ce3">
            <text:p>75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azlų Rūda<text:s/></text:p>
          </table:table-cell>
          <table:table-cell office:value-type="float" office:value="54.78" table:style-name="ce5">
            <text:p>54,78</text:p>
          </table:table-cell>
          <table:table-cell office:value-type="float" office:value="23.48" table:style-name="ce5">
            <text:p>23,48</text:p>
          </table:table-cell>
          <table:table-cell office:value-type="float" office:value="7330" table:style-name="ce3">
            <text:p>733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ybartai<text:s/></text:p>
          </table:table-cell>
          <table:table-cell office:value-type="float" office:value="54.64" table:style-name="ce5">
            <text:p>54,64</text:p>
          </table:table-cell>
          <table:table-cell office:value-type="float" office:value="22.76" table:style-name="ce5">
            <text:p>22,76</text:p>
          </table:table-cell>
          <table:table-cell office:value-type="float" office:value="6395" table:style-name="ce3">
            <text:p>639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udirkos Naumiestis<text:s/></text:p>
          </table:table-cell>
          <table:table-cell office:value-type="float" office:value="54.77" table:style-name="ce5">
            <text:p>54,77</text:p>
          </table:table-cell>
          <table:table-cell office:value-type="float" office:value="22.88" table:style-name="ce5">
            <text:p>22,88</text:p>
          </table:table-cell>
          <table:table-cell office:value-type="float" office:value="1951" table:style-name="ce3">
            <text:p>195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Kupiškis<text:s/></text:p>
          </table:table-cell>
          <table:table-cell office:value-type="float" office:value="55.84" table:style-name="ce5">
            <text:p>55,84</text:p>
          </table:table-cell>
          <table:table-cell office:value-type="float" office:value="24.97" table:style-name="ce5">
            <text:p>24,97</text:p>
          </table:table-cell>
          <table:table-cell office:value-type="float" office:value="8243" table:style-name="ce3">
            <text:p>824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Lazdijai<text:s/></text:p>
          </table:table-cell>
          <table:table-cell office:value-type="float" office:value="54.24" table:style-name="ce5">
            <text:p>54,24</text:p>
          </table:table-cell>
          <table:table-cell office:value-type="float" office:value="23.51" table:style-name="ce5">
            <text:p>23,51</text:p>
          </table:table-cell>
          <table:table-cell office:value-type="float" office:value="5027" table:style-name="ce3">
            <text:p>502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Linkuva<text:s/></text:p>
          </table:table-cell>
          <table:table-cell office:value-type="float" office:value="56.09" table:style-name="ce5">
            <text:p>56,09</text:p>
          </table:table-cell>
          <table:table-cell office:value-type="float" office:value="23.96" table:style-name="ce5">
            <text:p>23,96</text:p>
          </table:table-cell>
          <table:table-cell office:value-type="float" office:value="1770" table:style-name="ce3">
            <text:p>177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Molėtai<text:s/></text:p>
          </table:table-cell>
          <table:table-cell office:value-type="float" office:value="55.24" table:style-name="ce5">
            <text:p>55,24</text:p>
          </table:table-cell>
          <table:table-cell office:value-type="float" office:value="25.41" table:style-name="ce5">
            <text:p>25,41</text:p>
          </table:table-cell>
          <table:table-cell office:value-type="float" office:value="7059" table:style-name="ce3">
            <text:p>7059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Nemenčinė<text:s/></text:p>
          </table:table-cell>
          <table:table-cell office:value-type="float" office:value="54.85" table:style-name="ce5">
            <text:p>54,85</text:p>
          </table:table-cell>
          <table:table-cell office:value-type="float" office:value="25.48" table:style-name="ce5">
            <text:p>25,48</text:p>
          </table:table-cell>
          <table:table-cell office:value-type="float" office:value="5885" table:style-name="ce3">
            <text:p>588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Neringa<text:s/></text:p>
          </table:table-cell>
          <table:table-cell office:value-type="float" office:value="55.38" table:style-name="ce5">
            <text:p>55,38</text:p>
          </table:table-cell>
          <table:table-cell office:value-type="float" office:value="21.05" table:style-name="ce5">
            <text:p>21,05</text:p>
          </table:table-cell>
          <table:table-cell office:value-type="float" office:value="2834" table:style-name="ce3">
            <text:p>283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Obeliai<text:s/></text:p>
          </table:table-cell>
          <table:table-cell office:value-type="float" office:value="55.97" table:style-name="ce5">
            <text:p>55,97</text:p>
          </table:table-cell>
          <table:table-cell office:value-type="float" office:value="25.14" table:style-name="ce5">
            <text:p>25,14</text:p>
          </table:table-cell>
          <table:table-cell office:value-type="float" office:value="1335" table:style-name="ce3">
            <text:p>133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bradė<text:s/></text:p>
          </table:table-cell>
          <table:table-cell office:value-type="float" office:value="54.99" table:style-name="ce5">
            <text:p>54,99</text:p>
          </table:table-cell>
          <table:table-cell office:value-type="float" office:value="25.76" table:style-name="ce5">
            <text:p>25,76</text:p>
          </table:table-cell>
          <table:table-cell office:value-type="float" office:value="6398" table:style-name="ce3">
            <text:p>639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gėgiai<text:s/></text:p>
          </table:table-cell>
          <table:table-cell office:value-type="float" office:value="55.14" table:style-name="ce5">
            <text:p>55,14</text:p>
          </table:table-cell>
          <table:table-cell office:value-type="float" office:value="21.91" table:style-name="ce5">
            <text:p>21,91</text:p>
          </table:table-cell>
          <table:table-cell office:value-type="float" office:value="2321" table:style-name="ce3">
            <text:p>232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kruojis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3.87" table:style-name="ce5">
            <text:p>23,87</text:p>
          </table:table-cell>
          <table:table-cell office:value-type="float" office:value="5998" table:style-name="ce3">
            <text:p>599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ndėlys<text:s/></text:p>
          </table:table-cell>
          <table:table-cell office:value-type="float" office:value="56.02" table:style-name="ce5">
            <text:p>56,02</text:p>
          </table:table-cell>
          <table:table-cell office:value-type="float" office:value="25.23" table:style-name="ce5">
            <text:p>25,23</text:p>
          </table:table-cell>
          <table:table-cell office:value-type="float" office:value="985" table:style-name="ce3">
            <text:p>98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nemunė<text:s/></text:p>
          </table:table-cell>
          <table:table-cell office:value-type="float" office:value="55.09" table:style-name="ce5">
            <text:p>55,09</text:p>
          </table:table-cell>
          <table:table-cell office:value-type="float" office:value="21.91" table:style-name="ce5">
            <text:p>21,91</text:p>
          </table:table-cell>
          <table:table-cell office:value-type="float" office:value="324" table:style-name="ce3">
            <text:p>32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asvalys<text:s/></text:p>
          </table:table-cell>
          <table:table-cell office:value-type="float" office:value="56.07" table:style-name="ce5">
            <text:p>56,07</text:p>
          </table:table-cell>
          <table:table-cell office:value-type="float" office:value="24.39" table:style-name="ce5">
            <text:p>24,39</text:p>
          </table:table-cell>
          <table:table-cell office:value-type="float" office:value="8562" table:style-name="ce3">
            <text:p>8562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Priekulė<text:s/></text:p>
          </table:table-cell>
          <table:table-cell office:value-type="float" office:value="55.56" table:style-name="ce5">
            <text:p>55,56</text:p>
          </table:table-cell>
          <table:table-cell office:value-type="float" office:value="21.32" table:style-name="ce5">
            <text:p>21,32</text:p>
          </table:table-cell>
          <table:table-cell office:value-type="float" office:value="1690" table:style-name="ce3">
            <text:p>169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amygala<text:s/></text:p>
          </table:table-cell>
          <table:table-cell office:value-type="float" office:value="55.51" table:style-name="ce5">
            <text:p>55,51</text:p>
          </table:table-cell>
          <table:table-cell office:value-type="float" office:value="24.3" table:style-name="ce5">
            <text:p>24,30</text:p>
          </table:table-cell>
          <table:table-cell office:value-type="float" office:value="1678" table:style-name="ce3">
            <text:p>167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ietavas<text:s/></text:p>
          </table:table-cell>
          <table:table-cell office:value-type="float" office:value="55.73" table:style-name="ce5">
            <text:p>55,73</text:p>
          </table:table-cell>
          <table:table-cell office:value-type="float" office:value="21.92" table:style-name="ce5">
            <text:p>21,92</text:p>
          </table:table-cell>
          <table:table-cell office:value-type="float" office:value="3937" table:style-name="ce3">
            <text:p>393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ūdiškės<text:s/></text:p>
          </table:table-cell>
          <table:table-cell office:value-type="float" office:value="54.53" table:style-name="ce5">
            <text:p>54,53</text:p>
          </table:table-cell>
          <table:table-cell office:value-type="float" office:value="24.83" table:style-name="ce5">
            <text:p>24,83</text:p>
          </table:table-cell>
          <table:table-cell office:value-type="float" office:value="2527" table:style-name="ce3">
            <text:p>252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Rumšiškės<text:s/></text:p>
          </table:table-cell>
          <table:table-cell office:value-type="float" office:value="54.86" table:style-name="ce5">
            <text:p>54,86</text:p>
          </table:table-cell>
          <table:table-cell office:value-type="float" office:value="24.22" table:style-name="ce5">
            <text:p>24,22</text:p>
          </table:table-cell>
          <table:table-cell office:value-type="float" office:value="1833" table:style-name="ce3">
            <text:p>183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alantai<text:s/></text:p>
          </table:table-cell>
          <table:table-cell office:value-type="float" office:value="56.07" table:style-name="ce5">
            <text:p>56,07</text:p>
          </table:table-cell>
          <table:table-cell office:value-type="float" office:value="21.57" table:style-name="ce5">
            <text:p>21,57</text:p>
          </table:table-cell>
          <table:table-cell office:value-type="float" office:value="1887" table:style-name="ce3">
            <text:p>188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eda<text:s/></text:p>
          </table:table-cell>
          <table:table-cell office:value-type="float" office:value="56.18" table:style-name="ce5">
            <text:p>56,18</text:p>
          </table:table-cell>
          <table:table-cell office:value-type="float" office:value="22.08" table:style-name="ce5">
            <text:p>22,08</text:p>
          </table:table-cell>
          <table:table-cell office:value-type="float" office:value="1260" table:style-name="ce3">
            <text:p>126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imnas<text:s/></text:p>
          </table:table-cell>
          <table:table-cell office:value-type="float" office:value="54.4" table:style-name="ce5">
            <text:p>54,40</text:p>
          </table:table-cell>
          <table:table-cell office:value-type="float" office:value="23.65" table:style-name="ce5">
            <text:p>23,65</text:p>
          </table:table-cell>
          <table:table-cell office:value-type="float" office:value="1940" table:style-name="ce3">
            <text:p>194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kaudvilė<text:s/></text:p>
          </table:table-cell>
          <table:table-cell office:value-type="float" office:value="55.41" table:style-name="ce5">
            <text:p>55,41</text:p>
          </table:table-cell>
          <table:table-cell office:value-type="float" office:value="22.58" table:style-name="ce5">
            <text:p>22,58</text:p>
          </table:table-cell>
          <table:table-cell office:value-type="float" office:value="2081" table:style-name="ce3">
            <text:p>208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kuodas<text:s/></text:p>
          </table:table-cell>
          <table:table-cell office:value-type="float" office:value="56.27" table:style-name="ce5">
            <text:p>56,27</text:p>
          </table:table-cell>
          <table:table-cell office:value-type="float" office:value="21.51" table:style-name="ce5">
            <text:p>21,51</text:p>
          </table:table-cell>
          <table:table-cell office:value-type="float" office:value="7598" table:style-name="ce3">
            <text:p>759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malininkai<text:s/></text:p>
          </table:table-cell>
          <table:table-cell office:value-type="float" office:value="55.08" table:style-name="ce5">
            <text:p>55,08</text:p>
          </table:table-cell>
          <table:table-cell office:value-type="float" office:value="22.57" table:style-name="ce5">
            <text:p>22,57</text:p>
          </table:table-cell>
          <table:table-cell office:value-type="float" office:value="644" table:style-name="ce3">
            <text:p>64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Subačius<text:s/></text:p>
          </table:table-cell>
          <table:table-cell office:value-type="float" office:value="55.77" table:style-name="ce5">
            <text:p>55,77</text:p>
          </table:table-cell>
          <table:table-cell office:value-type="float" office:value="24.81" table:style-name="ce5">
            <text:p>24,81</text:p>
          </table:table-cell>
          <table:table-cell office:value-type="float" office:value="1122" table:style-name="ce3">
            <text:p>1122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akiai<text:s/></text:p>
          </table:table-cell>
          <table:table-cell office:value-type="float" office:value="54.96" table:style-name="ce5">
            <text:p>54,96</text:p>
          </table:table-cell>
          <table:table-cell office:value-type="float" office:value="23.05" table:style-name="ce5">
            <text:p>23,05</text:p>
          </table:table-cell>
          <table:table-cell office:value-type="float" office:value="6605" table:style-name="ce3">
            <text:p>660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alčininkai<text:s/></text:p>
          </table:table-cell>
          <table:table-cell office:value-type="float" office:value="54.31" table:style-name="ce5">
            <text:p>54,31</text:p>
          </table:table-cell>
          <table:table-cell office:value-type="float" office:value="25.37" table:style-name="ce5">
            <text:p>25,37</text:p>
          </table:table-cell>
          <table:table-cell office:value-type="float" office:value="6644" table:style-name="ce3">
            <text:p>664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eduva<text:s/></text:p>
          </table:table-cell>
          <table:table-cell office:value-type="float" office:value="55.75" table:style-name="ce5">
            <text:p>55,75</text:p>
          </table:table-cell>
          <table:table-cell office:value-type="float" office:value="23.76" table:style-name="ce5">
            <text:p>23,76</text:p>
          </table:table-cell>
          <table:table-cell office:value-type="float" office:value="3270" table:style-name="ce3">
            <text:p>327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ilalė<text:s/></text:p>
          </table:table-cell>
          <table:table-cell office:value-type="float" office:value="55.47" table:style-name="ce5">
            <text:p>55,47</text:p>
          </table:table-cell>
          <table:table-cell office:value-type="float" office:value="22.2" table:style-name="ce5">
            <text:p>22,20</text:p>
          </table:table-cell>
          <table:table-cell office:value-type="float" office:value="6157" table:style-name="ce3">
            <text:p>6157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irvintos<text:s/></text:p>
          </table:table-cell>
          <table:table-cell office:value-type="float" office:value="55.04" table:style-name="ce5">
            <text:p>55,04</text:p>
          </table:table-cell>
          <table:table-cell office:value-type="float" office:value="24.97" table:style-name="ce5">
            <text:p>24,97</text:p>
          </table:table-cell>
          <table:table-cell office:value-type="float" office:value="7176" table:style-name="ce3">
            <text:p>717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venčionėliai<text:s/></text:p>
          </table:table-cell>
          <table:table-cell office:value-type="float" office:value="55.16" table:style-name="ce5">
            <text:p>55,16</text:p>
          </table:table-cell>
          <table:table-cell office:value-type="float" office:value="26" table:style-name="ce5">
            <text:p>26,00</text:p>
          </table:table-cell>
          <table:table-cell office:value-type="float" office:value="6585" table:style-name="ce3">
            <text:p>658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Švenčionys<text:s/></text:p>
          </table:table-cell>
          <table:table-cell office:value-type="float" office:value="55.16" table:style-name="ce5">
            <text:p>55,16</text:p>
          </table:table-cell>
          <table:table-cell office:value-type="float" office:value="26.16" table:style-name="ce5">
            <text:p>26,16</text:p>
          </table:table-cell>
          <table:table-cell office:value-type="float" office:value="5658" table:style-name="ce3">
            <text:p>565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Tytuvėnai<text:s/></text:p>
          </table:table-cell>
          <table:table-cell office:value-type="float" office:value="55.61" table:style-name="ce5">
            <text:p>55,61</text:p>
          </table:table-cell>
          <table:table-cell office:value-type="float" office:value="23.28" table:style-name="ce5">
            <text:p>23,28</text:p>
          </table:table-cell>
          <table:table-cell office:value-type="float" office:value="2775" table:style-name="ce3">
            <text:p>277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Trakai<text:s/></text:p>
          </table:table-cell>
          <table:table-cell office:value-type="float" office:value="54.64" table:style-name="ce5">
            <text:p>54,64</text:p>
          </table:table-cell>
          <table:table-cell office:value-type="float" office:value="24.93" table:style-name="ce5">
            <text:p>24,93</text:p>
          </table:table-cell>
          <table:table-cell office:value-type="float" office:value="5504" table:style-name="ce3">
            <text:p>550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Troškūnai<text:s/></text:p>
          </table:table-cell>
          <table:table-cell office:value-type="float" office:value="55.59" table:style-name="ce5">
            <text:p>55,59</text:p>
          </table:table-cell>
          <table:table-cell office:value-type="float" office:value="24.87" table:style-name="ce5">
            <text:p>24,87</text:p>
          </table:table-cell>
          <table:table-cell office:value-type="float" office:value="534" table:style-name="ce3">
            <text:p>53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Užventis<text:s/></text:p>
          </table:table-cell>
          <table:table-cell office:value-type="float" office:value="55.79" table:style-name="ce5">
            <text:p>55,79</text:p>
          </table:table-cell>
          <table:table-cell office:value-type="float" office:value="22.66" table:style-name="ce5">
            <text:p>22,66</text:p>
          </table:table-cell>
          <table:table-cell office:value-type="float" office:value="844" table:style-name="ce3">
            <text:p>84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abalninkas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4.74" table:style-name="ce5">
            <text:p>24,74</text:p>
          </table:table-cell>
          <table:table-cell office:value-type="float" office:value="1225" table:style-name="ce3">
            <text:p>1225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arniai<text:s/></text:p>
          </table:table-cell>
          <table:table-cell office:value-type="float" office:value="55.75" table:style-name="ce5">
            <text:p>55,75</text:p>
          </table:table-cell>
          <table:table-cell office:value-type="float" office:value="22.37" table:style-name="ce5">
            <text:p>22,37</text:p>
          </table:table-cell>
          <table:table-cell office:value-type="float" office:value="1310" table:style-name="ce3">
            <text:p>131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eisiejai<text:s/></text:p>
          </table:table-cell>
          <table:table-cell office:value-type="float" office:value="54.08" table:style-name="ce5">
            <text:p>54,08</text:p>
          </table:table-cell>
          <table:table-cell office:value-type="float" office:value="23.65" table:style-name="ce5">
            <text:p>23,65</text:p>
          </table:table-cell>
          <table:table-cell office:value-type="float" office:value="1673" table:style-name="ce3">
            <text:p>1673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enta<text:s/></text:p>
          </table:table-cell>
          <table:table-cell office:value-type="float" office:value="56.19" table:style-name="ce5">
            <text:p>56,19</text:p>
          </table:table-cell>
          <table:table-cell office:value-type="float" office:value="22.71" table:style-name="ce5">
            <text:p>22,71</text:p>
          </table:table-cell>
          <table:table-cell office:value-type="float" office:value="3221" table:style-name="ce3">
            <text:p>322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ekšniai<text:s/></text:p>
          </table:table-cell>
          <table:table-cell office:value-type="float" office:value="56.23" table:style-name="ce5">
            <text:p>56,23</text:p>
          </table:table-cell>
          <table:table-cell office:value-type="float" office:value="22.51" table:style-name="ce5">
            <text:p>22,51</text:p>
          </table:table-cell>
          <table:table-cell office:value-type="float" office:value="2248" table:style-name="ce3">
            <text:p>224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evis<text:s/></text:p>
          </table:table-cell>
          <table:table-cell office:value-type="float" office:value="54.77" table:style-name="ce5">
            <text:p>54,77</text:p>
          </table:table-cell>
          <table:table-cell office:value-type="float" office:value="24.81" table:style-name="ce5">
            <text:p>24,81</text:p>
          </table:table-cell>
          <table:table-cell office:value-type="float" office:value="5246" table:style-name="ce3">
            <text:p>524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lkija<text:s/></text:p>
          </table:table-cell>
          <table:table-cell office:value-type="float" office:value="55.05" table:style-name="ce5">
            <text:p>55,05</text:p>
          </table:table-cell>
          <table:table-cell office:value-type="float" office:value="23.59" table:style-name="ce5">
            <text:p>23,59</text:p>
          </table:table-cell>
          <table:table-cell office:value-type="float" office:value="2326" table:style-name="ce3">
            <text:p>2326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Virbalis<text:s/></text:p>
          </table:table-cell>
          <table:table-cell office:value-type="float" office:value="54.63" table:style-name="ce5">
            <text:p>54,63</text:p>
          </table:table-cell>
          <table:table-cell office:value-type="float" office:value="22.82" table:style-name="ce5">
            <text:p>22,82</text:p>
          </table:table-cell>
          <table:table-cell office:value-type="float" office:value="1314" table:style-name="ce3">
            <text:p>1314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Zarasai<text:s/></text:p>
          </table:table-cell>
          <table:table-cell office:value-type="float" office:value="55.73" table:style-name="ce5">
            <text:p>55,73</text:p>
          </table:table-cell>
          <table:table-cell office:value-type="float" office:value="26.25" table:style-name="ce5">
            <text:p>26,25</text:p>
          </table:table-cell>
          <table:table-cell office:value-type="float" office:value="8001" table:style-name="ce3">
            <text:p>8001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Žagarė<text:s/></text:p>
          </table:table-cell>
          <table:table-cell office:value-type="float" office:value="56.35" table:style-name="ce5">
            <text:p>56,35</text:p>
          </table:table-cell>
          <table:table-cell office:value-type="float" office:value="23.24" table:style-name="ce5">
            <text:p>23,24</text:p>
          </table:table-cell>
          <table:table-cell office:value-type="float" office:value="2208" table:style-name="ce3">
            <text:p>2208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3">
            <text:p>Žiežmariai<text:s/></text:p>
          </table:table-cell>
          <table:table-cell office:value-type="float" office:value="54.8" table:style-name="ce5">
            <text:p>54,80</text:p>
          </table:table-cell>
          <table:table-cell office:value-type="float" office:value="24.44" table:style-name="ce5">
            <text:p>24,44</text:p>
          </table:table-cell>
          <table:table-cell office:value-type="float" office:value="3852" table:style-name="ce3">
            <text:p>3852</text:p>
          </table:table-cell>
          <table:table-cell table:style-name="ce2"/>
          <table:table-cell table:number-columns-repeated="16379"/>
        </table:table-row>
        <table:table-row table:number-rows-repeated="1048464" table:style-name="ro2">
          <table:table-cell table:number-columns-repeated="16384"/>
        </table:table-row>
      </table:table>
      <table:table table:name="Siena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4">
          <table:table-cell office:value-type="string" table:style-name="ce4">
            <text:p>ilguma</text:p>
          </table:table-cell>
          <table:table-cell office:value-type="string" table:style-name="ce4">
            <text:p>platuma</text:p>
          </table:table-cell>
          <table:table-cell table:number-columns-repeated="16382"/>
        </table:table-row>
        <table:table-row table:style-name="ro2">
          <table:table-cell office:value-type="float" office:value="26.222474999999999" table:style-name="ce3">
            <text:p>26,222475</text:p>
          </table:table-cell>
          <table:table-cell office:value-type="float" office:value="54.998103999999898" table:style-name="ce3">
            <text:p>54,998104</text:p>
          </table:table-cell>
          <table:table-cell table:number-columns-repeated="16382"/>
        </table:table-row>
        <table:table-row table:style-name="ro2">
          <table:table-cell office:value-type="float" office:value="26.220714999999998" table:style-name="ce3">
            <text:p>26,220715</text:p>
          </table:table-cell>
          <table:table-cell office:value-type="float" office:value="54.997571000000001" table:style-name="ce3">
            <text:p>54,997571</text:p>
          </table:table-cell>
          <table:table-cell table:number-columns-repeated="16382"/>
        </table:table-row>
        <table:table-row table:style-name="ro2">
          <table:table-cell office:value-type="float" office:value="26.212879999999998" table:style-name="ce3">
            <text:p>26,21288</text:p>
          </table:table-cell>
          <table:table-cell office:value-type="float" office:value="54.995187000000001" table:style-name="ce3">
            <text:p>54,995187</text:p>
          </table:table-cell>
          <table:table-cell table:number-columns-repeated="16382"/>
        </table:table-row>
        <table:table-row table:style-name="ro2">
          <table:table-cell office:value-type="float" office:value="26.208053" table:style-name="ce3">
            <text:p>26,208053</text:p>
          </table:table-cell>
          <table:table-cell office:value-type="float" office:value="54.995063999999999" table:style-name="ce3">
            <text:p>54,995064</text:p>
          </table:table-cell>
          <table:table-cell table:number-columns-repeated="16382"/>
        </table:table-row>
        <table:table-row table:style-name="ro2">
          <table:table-cell office:value-type="float" office:value="26.203275000000001" table:style-name="ce3">
            <text:p>26,203275</text:p>
          </table:table-cell>
          <table:table-cell office:value-type="float" office:value="54.992272" table:style-name="ce3">
            <text:p>54,992272</text:p>
          </table:table-cell>
          <table:table-cell table:number-columns-repeated="16382"/>
        </table:table-row>
        <table:table-row table:style-name="ro2">
          <table:table-cell office:value-type="float" office:value="26.198445999999901" table:style-name="ce3">
            <text:p>26,198446</text:p>
          </table:table-cell>
          <table:table-cell office:value-type="float" office:value="54.992148999999998" table:style-name="ce3">
            <text:p>54,992149</text:p>
          </table:table-cell>
          <table:table-cell table:number-columns-repeated="16382"/>
        </table:table-row>
        <table:table-row table:style-name="ro2">
          <table:table-cell office:value-type="float" office:value="26.188776000000001" table:style-name="ce3">
            <text:p>26,188776</text:p>
          </table:table-cell>
          <table:table-cell office:value-type="float" office:value="54.9918979999999" table:style-name="ce3">
            <text:p>54,991898</text:p>
          </table:table-cell>
          <table:table-cell table:number-columns-repeated="16382"/>
        </table:table-row>
        <table:table-row table:style-name="ro2">
          <table:table-cell office:value-type="float" office:value="26.183882000000001" table:style-name="ce3">
            <text:p>26,183882</text:p>
          </table:table-cell>
          <table:table-cell office:value-type="float" office:value="54.994430000000001" table:style-name="ce3">
            <text:p>54,99443</text:p>
          </table:table-cell>
          <table:table-cell table:number-columns-repeated="16382"/>
        </table:table-row>
        <table:table-row table:style-name="ro2">
          <table:table-cell office:value-type="float" office:value="26.169395999999999" table:style-name="ce3">
            <text:p>26,169396</text:p>
          </table:table-cell>
          <table:table-cell office:value-type="float" office:value="54.991382999999999" table:style-name="ce3">
            <text:p>54,991383</text:p>
          </table:table-cell>
          <table:table-cell table:number-columns-repeated="16382"/>
        </table:table-row>
        <table:table-row table:style-name="ro2">
          <table:table-cell office:value-type="float" office:value="26.164543999999999" table:style-name="ce3">
            <text:p>26,164544</text:p>
          </table:table-cell>
          <table:table-cell office:value-type="float" office:value="54.991249000000003" table:style-name="ce3">
            <text:p>54,991249</text:p>
          </table:table-cell>
          <table:table-cell table:number-columns-repeated="16382"/>
        </table:table-row>
        <table:table-row table:style-name="ro2">
          <table:table-cell office:value-type="float" office:value="26.159745999999998" table:style-name="ce3">
            <text:p>26,159746</text:p>
          </table:table-cell>
          <table:table-cell office:value-type="float" office:value="54.988461000000001" table:style-name="ce3">
            <text:p>54,988461</text:p>
          </table:table-cell>
          <table:table-cell table:number-columns-repeated="16382"/>
        </table:table-row>
        <table:table-row table:style-name="ro2">
          <table:table-cell office:value-type="float" office:value="26.154951000000001" table:style-name="ce3">
            <text:p>26,154951</text:p>
          </table:table-cell>
          <table:table-cell office:value-type="float" office:value="54.985675999999998" table:style-name="ce3">
            <text:p>54,985676</text:p>
          </table:table-cell>
          <table:table-cell table:number-columns-repeated="16382"/>
        </table:table-row>
        <table:table-row table:style-name="ro2">
          <table:table-cell office:value-type="float" office:value="26.150092000000001" table:style-name="ce3">
            <text:p>26,150092</text:p>
          </table:table-cell>
          <table:table-cell office:value-type="float" office:value="54.985542000000002" table:style-name="ce3">
            <text:p>54,985542</text:p>
          </table:table-cell>
          <table:table-cell table:number-columns-repeated="16382"/>
        </table:table-row>
        <table:table-row table:style-name="ro2">
          <table:table-cell office:value-type="float" office:value="26.145230000000002" table:style-name="ce3">
            <text:p>26,14523</text:p>
          </table:table-cell>
          <table:table-cell office:value-type="float" office:value="54.985411999999997" table:style-name="ce3">
            <text:p>54,985412</text:p>
          </table:table-cell>
          <table:table-cell table:number-columns-repeated="16382"/>
        </table:table-row>
        <table:table-row table:style-name="ro2">
          <table:table-cell office:value-type="float" office:value="26.140302999999999" table:style-name="ce3">
            <text:p>26,140303</text:p>
          </table:table-cell>
          <table:table-cell office:value-type="float" office:value="54.987929999999999" table:style-name="ce3">
            <text:p>54,98793</text:p>
          </table:table-cell>
          <table:table-cell table:number-columns-repeated="16382"/>
        </table:table-row>
        <table:table-row table:style-name="ro2">
          <table:table-cell office:value-type="float" office:value="26.135439000000002" table:style-name="ce3">
            <text:p>26,135439</text:p>
          </table:table-cell>
          <table:table-cell office:value-type="float" office:value="54.987795999999904" table:style-name="ce3">
            <text:p>54,987796</text:p>
          </table:table-cell>
          <table:table-cell table:number-columns-repeated="16382"/>
        </table:table-row>
        <table:table-row table:style-name="ro2">
          <table:table-cell office:value-type="float" office:value="26.135375" table:style-name="ce3">
            <text:p>26,135375</text:p>
          </table:table-cell>
          <table:table-cell office:value-type="float" office:value="54.990448999999899" table:style-name="ce3">
            <text:p>54,990449</text:p>
          </table:table-cell>
          <table:table-cell table:number-columns-repeated="16382"/>
        </table:table-row>
        <table:table-row table:style-name="ro2">
          <table:table-cell office:value-type="float" office:value="26.130572999999998" table:style-name="ce3">
            <text:p>26,130573</text:p>
          </table:table-cell>
          <table:table-cell office:value-type="float" office:value="54.987663999999903" table:style-name="ce3">
            <text:p>54,987664</text:p>
          </table:table-cell>
          <table:table-cell table:number-columns-repeated="16382"/>
        </table:table-row>
        <table:table-row table:style-name="ro2">
          <table:table-cell office:value-type="float" office:value="26.130637" table:style-name="ce3">
            <text:p>26,130637</text:p>
          </table:table-cell>
          <table:table-cell office:value-type="float" office:value="54.985014999999997" table:style-name="ce3">
            <text:p>54,985015</text:p>
          </table:table-cell>
          <table:table-cell table:number-columns-repeated="16382"/>
        </table:table-row>
        <table:table-row table:style-name="ro2">
          <table:table-cell office:value-type="float" office:value="26.130766999999999" table:style-name="ce3">
            <text:p>26,130767</text:p>
          </table:table-cell>
          <table:table-cell office:value-type="float" office:value="54.979709" table:style-name="ce3">
            <text:p>54,979709</text:p>
          </table:table-cell>
          <table:table-cell table:number-columns-repeated="16382"/>
        </table:table-row>
        <table:table-row table:style-name="ro2">
          <table:table-cell office:value-type="float" office:value="26.123619999999999" table:style-name="ce3">
            <text:p>26,12362</text:p>
          </table:table-cell>
          <table:table-cell office:value-type="float" office:value="54.973537" table:style-name="ce3">
            <text:p>54,973537</text:p>
          </table:table-cell>
          <table:table-cell table:number-columns-repeated="16382"/>
        </table:table-row>
        <table:table-row table:style-name="ro2">
          <table:table-cell office:value-type="float" office:value="26.121248999999999" table:style-name="ce3">
            <text:p>26,121249</text:p>
          </table:table-cell>
          <table:table-cell office:value-type="float" office:value="54.971492999999903" table:style-name="ce3">
            <text:p>54,971493</text:p>
          </table:table-cell>
          <table:table-cell table:number-columns-repeated="16382"/>
        </table:table-row>
        <table:table-row table:style-name="ro2">
          <table:table-cell office:value-type="float" office:value="26.116382999999999" table:style-name="ce3">
            <text:p>26,116383</text:p>
          </table:table-cell>
          <table:table-cell office:value-type="float" office:value="54.971362999999997" table:style-name="ce3">
            <text:p>54,971363</text:p>
          </table:table-cell>
          <table:table-cell table:number-columns-repeated="16382"/>
        </table:table-row>
        <table:table-row table:style-name="ro2">
          <table:table-cell office:value-type="float" office:value="26.087126000000001" table:style-name="ce3">
            <text:p>26,087126</text:p>
          </table:table-cell>
          <table:table-cell office:value-type="float" office:value="54.970587999999999" table:style-name="ce3">
            <text:p>54,970588</text:p>
          </table:table-cell>
          <table:table-cell table:number-columns-repeated="16382"/>
        </table:table-row>
        <table:table-row table:style-name="ro2">
          <table:table-cell office:value-type="float" office:value="26.087225999999902" table:style-name="ce3">
            <text:p>26,087226</text:p>
          </table:table-cell>
          <table:table-cell office:value-type="float" office:value="54.967944000000003" table:style-name="ce3">
            <text:p>54,967944</text:p>
          </table:table-cell>
          <table:table-cell table:number-columns-repeated="16382"/>
        </table:table-row>
        <table:table-row table:style-name="ro2">
          <table:table-cell office:value-type="float" office:value="26.087322" table:style-name="ce3">
            <text:p>26,087322</text:p>
          </table:table-cell>
          <table:table-cell office:value-type="float" office:value="54.965297999999997" table:style-name="ce3">
            <text:p>54,965298</text:p>
          </table:table-cell>
          <table:table-cell table:number-columns-repeated="16382"/>
        </table:table-row>
        <table:table-row table:style-name="ro2">
          <table:table-cell office:value-type="float" office:value="26.082518" table:style-name="ce3">
            <text:p>26,082518</text:p>
          </table:table-cell>
          <table:table-cell office:value-type="float" office:value="54.962519999999998" table:style-name="ce3">
            <text:p>54,96252</text:p>
          </table:table-cell>
          <table:table-cell table:number-columns-repeated="16382"/>
        </table:table-row>
        <table:table-row table:style-name="ro2">
          <table:table-cell office:value-type="float" office:value="26.087413000000002" table:style-name="ce3">
            <text:p>26,087413</text:p>
          </table:table-cell>
          <table:table-cell office:value-type="float" office:value="54.962649999999897" table:style-name="ce3">
            <text:p>54,96265</text:p>
          </table:table-cell>
          <table:table-cell table:number-columns-repeated="16382"/>
        </table:table-row>
        <table:table-row table:style-name="ro2">
          <table:table-cell office:value-type="float" office:value="26.087499999999999" table:style-name="ce3">
            <text:p>26,0875</text:p>
          </table:table-cell>
          <table:table-cell office:value-type="float" office:value="54.959998999999897" table:style-name="ce3">
            <text:p>54,959999</text:p>
          </table:table-cell>
          <table:table-cell table:number-columns-repeated="16382"/>
        </table:table-row>
        <table:table-row table:style-name="ro2">
          <table:table-cell office:value-type="float" office:value="26.09253" table:style-name="ce3">
            <text:p>26,09253</text:p>
          </table:table-cell>
          <table:table-cell office:value-type="float" office:value="54.954819000000001" table:style-name="ce3">
            <text:p>54,954819</text:p>
          </table:table-cell>
          <table:table-cell table:number-columns-repeated="16382"/>
        </table:table-row>
        <table:table-row table:style-name="ro2">
          <table:table-cell office:value-type="float" office:value="26.082885000000001" table:style-name="ce3">
            <text:p>26,082885</text:p>
          </table:table-cell>
          <table:table-cell office:value-type="float" office:value="54.951920000000001" table:style-name="ce3">
            <text:p>54,95192</text:p>
          </table:table-cell>
          <table:table-cell table:number-columns-repeated="16382"/>
        </table:table-row>
        <table:table-row table:style-name="ro2">
          <table:table-cell office:value-type="float" office:value="26.078014" table:style-name="ce3">
            <text:p>26,078014</text:p>
          </table:table-cell>
          <table:table-cell office:value-type="float" office:value="54.9517969999999" table:style-name="ce3">
            <text:p>54,951797</text:p>
          </table:table-cell>
          <table:table-cell table:number-columns-repeated="16382"/>
        </table:table-row>
        <table:table-row table:style-name="ro2">
          <table:table-cell office:value-type="float" office:value="26.068328000000001" table:style-name="ce3">
            <text:p>26,068328</text:p>
          </table:table-cell>
          <table:table-cell office:value-type="float" office:value="54.948894999999901" table:style-name="ce3">
            <text:p>54,948895</text:p>
          </table:table-cell>
          <table:table-cell table:number-columns-repeated="16382"/>
        </table:table-row>
        <table:table-row table:style-name="ro2">
          <table:table-cell office:value-type="float" office:value="26.063404999999999" table:style-name="ce3">
            <text:p>26,063405</text:p>
          </table:table-cell>
          <table:table-cell office:value-type="float" office:value="54.948760999999998" table:style-name="ce3">
            <text:p>54,948761</text:p>
          </table:table-cell>
          <table:table-cell table:number-columns-repeated="16382"/>
        </table:table-row>
        <table:table-row table:style-name="ro2">
          <table:table-cell office:value-type="float" office:value="26.0734169999999" table:style-name="ce3">
            <text:p>26,073417</text:p>
          </table:table-cell>
          <table:table-cell office:value-type="float" office:value="54.943716999999999" table:style-name="ce3">
            <text:p>54,943717</text:p>
          </table:table-cell>
          <table:table-cell table:number-columns-repeated="16382"/>
        </table:table-row>
        <table:table-row table:style-name="ro2">
          <table:table-cell office:value-type="float" office:value="26.073508" table:style-name="ce3">
            <text:p>26,073508</text:p>
          </table:table-cell>
          <table:table-cell office:value-type="float" office:value="54.941062000000002" table:style-name="ce3">
            <text:p>54,941062</text:p>
          </table:table-cell>
          <table:table-cell table:number-columns-repeated="16382"/>
        </table:table-row>
        <table:table-row table:style-name="ro2">
          <table:table-cell office:value-type="float" office:value="26.068540000000102" table:style-name="ce3">
            <text:p>26,06854</text:p>
          </table:table-cell>
          <table:table-cell office:value-type="float" office:value="54.9435959999999" table:style-name="ce3">
            <text:p>54,943596</text:p>
          </table:table-cell>
          <table:table-cell table:number-columns-repeated="16382"/>
        </table:table-row>
        <table:table-row table:style-name="ro2">
          <table:table-cell office:value-type="float" office:value="26.048828" table:style-name="ce3">
            <text:p>26,048828</text:p>
          </table:table-cell>
          <table:table-cell office:value-type="float" office:value="54.943069999999999" table:style-name="ce3">
            <text:p>54,94307</text:p>
          </table:table-cell>
          <table:table-cell table:number-columns-repeated="16382"/>
        </table:table-row>
        <table:table-row table:style-name="ro2">
          <table:table-cell office:value-type="float" office:value="26.038851999999899" table:style-name="ce3">
            <text:p>26,038852</text:p>
          </table:table-cell>
          <table:table-cell office:value-type="float" office:value="54.942782999999999" table:style-name="ce3">
            <text:p>54,942783</text:p>
          </table:table-cell>
          <table:table-cell table:number-columns-repeated="16382"/>
        </table:table-row>
        <table:table-row table:style-name="ro2">
          <table:table-cell office:value-type="float" office:value="26.033823999999999" table:style-name="ce3">
            <text:p>26,033824</text:p>
          </table:table-cell>
          <table:table-cell office:value-type="float" office:value="54.942629999999902" table:style-name="ce3">
            <text:p>54,94263</text:p>
          </table:table-cell>
          <table:table-cell table:number-columns-repeated="16382"/>
        </table:table-row>
        <table:table-row table:style-name="ro2">
          <table:table-cell office:value-type="float" office:value="26.024090000000001" table:style-name="ce3">
            <text:p>26,02409</text:p>
          </table:table-cell>
          <table:table-cell office:value-type="float" office:value="54.944995999999897" table:style-name="ce3">
            <text:p>54,944996</text:p>
          </table:table-cell>
          <table:table-cell table:number-columns-repeated="16382"/>
        </table:table-row>
        <table:table-row table:style-name="ro2">
          <table:table-cell office:value-type="float" office:value="25.996694999999999" table:style-name="ce3">
            <text:p>25,996695</text:p>
          </table:table-cell>
          <table:table-cell office:value-type="float" office:value="54.951643999999902" table:style-name="ce3">
            <text:p>54,951644</text:p>
          </table:table-cell>
          <table:table-cell table:number-columns-repeated="16382"/>
        </table:table-row>
        <table:table-row table:style-name="ro2">
          <table:table-cell office:value-type="float" office:value="25.996113000000001" table:style-name="ce3">
            <text:p>25,996113</text:p>
          </table:table-cell>
          <table:table-cell office:value-type="float" office:value="54.9567949999999" table:style-name="ce3">
            <text:p>54,956795</text:p>
          </table:table-cell>
          <table:table-cell table:number-columns-repeated="16382"/>
        </table:table-row>
        <table:table-row table:style-name="ro2">
          <table:table-cell office:value-type="float" office:value="25.99091" table:style-name="ce3">
            <text:p>25,99091</text:p>
          </table:table-cell>
          <table:table-cell office:value-type="float" office:value="54.956567" table:style-name="ce3">
            <text:p>54,956567</text:p>
          </table:table-cell>
          <table:table-cell table:number-columns-repeated="16382"/>
        </table:table-row>
        <table:table-row table:style-name="ro2">
          <table:table-cell office:value-type="float" office:value="25.986283" table:style-name="ce3">
            <text:p>25,986283</text:p>
          </table:table-cell>
          <table:table-cell office:value-type="float" office:value="54.951179000000003" table:style-name="ce3">
            <text:p>54,951179</text:p>
          </table:table-cell>
          <table:table-cell table:number-columns-repeated="16382"/>
        </table:table-row>
        <table:table-row table:style-name="ro2">
          <table:table-cell office:value-type="float" office:value="25.980792999999998" table:style-name="ce3">
            <text:p>25,980793</text:p>
          </table:table-cell>
          <table:table-cell office:value-type="float" office:value="54.953539999999997" table:style-name="ce3">
            <text:p>54,95354</text:p>
          </table:table-cell>
          <table:table-cell table:number-columns-repeated="16382"/>
        </table:table-row>
        <table:table-row table:style-name="ro2">
          <table:table-cell office:value-type="float" office:value="25.965477" table:style-name="ce3">
            <text:p>25,965477</text:p>
          </table:table-cell>
          <table:table-cell office:value-type="float" office:value="54.950329000000004" table:style-name="ce3">
            <text:p>54,950329</text:p>
          </table:table-cell>
          <table:table-cell table:number-columns-repeated="16382"/>
        </table:table-row>
        <table:table-row table:style-name="ro2">
          <table:table-cell office:value-type="float" office:value="25.965764" table:style-name="ce3">
            <text:p>25,965764</text:p>
          </table:table-cell>
          <table:table-cell office:value-type="float" office:value="54.947735000000002" table:style-name="ce3">
            <text:p>54,947735</text:p>
          </table:table-cell>
          <table:table-cell table:number-columns-repeated="16382"/>
        </table:table-row>
        <table:table-row table:style-name="ro2">
          <table:table-cell office:value-type="float" office:value="25.961714000000001" table:style-name="ce3">
            <text:p>25,961714</text:p>
          </table:table-cell>
          <table:table-cell office:value-type="float" office:value="54.947582999999902" table:style-name="ce3">
            <text:p>54,947583</text:p>
          </table:table-cell>
          <table:table-cell table:number-columns-repeated="16382"/>
        </table:table-row>
        <table:table-row table:style-name="ro2">
          <table:table-cell office:value-type="float" office:value="25.960566" table:style-name="ce3">
            <text:p>25,960566</text:p>
          </table:table-cell>
          <table:table-cell office:value-type="float" office:value="54.947536999999997" table:style-name="ce3">
            <text:p>54,947537</text:p>
          </table:table-cell>
          <table:table-cell table:number-columns-repeated="16382"/>
        </table:table-row>
        <table:table-row table:style-name="ro2">
          <table:table-cell office:value-type="float" office:value="25.955366999999999" table:style-name="ce3">
            <text:p>25,955367</text:p>
          </table:table-cell>
          <table:table-cell office:value-type="float" office:value="54.947340999999902" table:style-name="ce3">
            <text:p>54,947341</text:p>
          </table:table-cell>
          <table:table-cell table:number-columns-repeated="16382"/>
        </table:table-row>
        <table:table-row table:style-name="ro2">
          <table:table-cell office:value-type="float" office:value="25.952034999999999" table:style-name="ce3">
            <text:p>25,952035</text:p>
          </table:table-cell>
          <table:table-cell office:value-type="float" office:value="54.946361000000003" table:style-name="ce3">
            <text:p>54,946361</text:p>
          </table:table-cell>
          <table:table-cell table:number-columns-repeated="16382"/>
        </table:table-row>
        <table:table-row table:style-name="ro2">
          <table:table-cell office:value-type="float" office:value="25.945550999999998" table:style-name="ce3">
            <text:p>25,945551</text:p>
          </table:table-cell>
          <table:table-cell office:value-type="float" office:value="54.944446999999997" table:style-name="ce3">
            <text:p>54,944447</text:p>
          </table:table-cell>
          <table:table-cell table:number-columns-repeated="16382"/>
        </table:table-row>
        <table:table-row table:style-name="ro2">
          <table:table-cell office:value-type="float" office:value="25.945253999999998" table:style-name="ce3">
            <text:p>25,945254</text:p>
          </table:table-cell>
          <table:table-cell office:value-type="float" office:value="54.944360000000103" table:style-name="ce3">
            <text:p>54,94436</text:p>
          </table:table-cell>
          <table:table-cell table:number-columns-repeated="16382"/>
        </table:table-row>
        <table:table-row table:style-name="ro2">
          <table:table-cell office:value-type="float" office:value="25.941770000000002" table:style-name="ce3">
            <text:p>25,94177</text:p>
          </table:table-cell>
          <table:table-cell office:value-type="float" office:value="54.942374999999998" table:style-name="ce3">
            <text:p>54,942375</text:p>
          </table:table-cell>
          <table:table-cell table:number-columns-repeated="16382"/>
        </table:table-row>
        <table:table-row table:style-name="ro2">
          <table:table-cell office:value-type="float" office:value="25.930544999999999" table:style-name="ce3">
            <text:p>25,930545</text:p>
          </table:table-cell>
          <table:table-cell office:value-type="float" office:value="54.935982000000003" table:style-name="ce3">
            <text:p>54,935982</text:p>
          </table:table-cell>
          <table:table-cell table:number-columns-repeated="16382"/>
        </table:table-row>
        <table:table-row table:style-name="ro2">
          <table:table-cell office:value-type="float" office:value="25.920452999999998" table:style-name="ce3">
            <text:p>25,920453</text:p>
          </table:table-cell>
          <table:table-cell office:value-type="float" office:value="54.932991999999999" table:style-name="ce3">
            <text:p>54,932992</text:p>
          </table:table-cell>
          <table:table-cell table:number-columns-repeated="16382"/>
        </table:table-row>
        <table:table-row table:style-name="ro2">
          <table:table-cell office:value-type="float" office:value="25.9155709999999" table:style-name="ce3">
            <text:p>25,915571</text:p>
          </table:table-cell>
          <table:table-cell office:value-type="float" office:value="54.930183999999898" table:style-name="ce3">
            <text:p>54,930184</text:p>
          </table:table-cell>
          <table:table-cell table:number-columns-repeated="16382"/>
        </table:table-row>
        <table:table-row table:style-name="ro2">
          <table:table-cell office:value-type="float" office:value="25.91037" table:style-name="ce3">
            <text:p>25,91037</text:p>
          </table:table-cell>
          <table:table-cell office:value-type="float" office:value="54.930000999999997" table:style-name="ce3">
            <text:p>54,930001</text:p>
          </table:table-cell>
          <table:table-cell table:number-columns-repeated="16382"/>
        </table:table-row>
        <table:table-row table:style-name="ro2">
          <table:table-cell office:value-type="float" office:value="25.896503999999901" table:style-name="ce3">
            <text:p>25,896504</text:p>
          </table:table-cell>
          <table:table-cell office:value-type="float" office:value="54.931213999999997" table:style-name="ce3">
            <text:p>54,931214</text:p>
          </table:table-cell>
          <table:table-cell table:number-columns-repeated="16382"/>
        </table:table-row>
        <table:table-row table:style-name="ro2">
          <table:table-cell office:value-type="float" office:value="25.889204000000099" table:style-name="ce3">
            <text:p>25,889204</text:p>
          </table:table-cell>
          <table:table-cell office:value-type="float" office:value="54.931849999999898" table:style-name="ce3">
            <text:p>54,93185</text:p>
          </table:table-cell>
          <table:table-cell table:number-columns-repeated="16382"/>
        </table:table-row>
        <table:table-row table:style-name="ro2">
          <table:table-cell office:value-type="float" office:value="25.878226999999999" table:style-name="ce3">
            <text:p>25,878227</text:p>
          </table:table-cell>
          <table:table-cell office:value-type="float" office:value="54.934196999999898" table:style-name="ce3">
            <text:p>54,934197</text:p>
          </table:table-cell>
          <table:table-cell table:number-columns-repeated="16382"/>
        </table:table-row>
        <table:table-row table:style-name="ro2">
          <table:table-cell office:value-type="float" office:value="25.878695" table:style-name="ce3">
            <text:p>25,878695</text:p>
          </table:table-cell>
          <table:table-cell office:value-type="float" office:value="54.931509999999903" table:style-name="ce3">
            <text:p>54,93151</text:p>
          </table:table-cell>
          <table:table-cell table:number-columns-repeated="16382"/>
        </table:table-row>
        <table:table-row table:style-name="ro2">
          <table:table-cell office:value-type="float" office:value="25.873849" table:style-name="ce3">
            <text:p>25,873849</text:p>
          </table:table-cell>
          <table:table-cell office:value-type="float" office:value="54.928677" table:style-name="ce3">
            <text:p>54,928677</text:p>
          </table:table-cell>
          <table:table-cell table:number-columns-repeated="16382"/>
        </table:table-row>
        <table:table-row table:style-name="ro2">
          <table:table-cell office:value-type="float" office:value="25.874217999999999" table:style-name="ce3">
            <text:p>25,874218</text:p>
          </table:table-cell>
          <table:table-cell office:value-type="float" office:value="54.926079000000101" table:style-name="ce3">
            <text:p>54,926079</text:p>
          </table:table-cell>
          <table:table-cell table:number-columns-repeated="16382"/>
        </table:table-row>
        <table:table-row table:style-name="ro2">
          <table:table-cell office:value-type="float" office:value="25.868991999999899" table:style-name="ce3">
            <text:p>25,868992</text:p>
          </table:table-cell>
          <table:table-cell office:value-type="float" office:value="54.925861999999903" table:style-name="ce3">
            <text:p>54,925862</text:p>
          </table:table-cell>
          <table:table-cell table:number-columns-repeated="16382"/>
        </table:table-row>
        <table:table-row table:style-name="ro2">
          <table:table-cell office:value-type="float" office:value="25.856309" table:style-name="ce3">
            <text:p>25,856309</text:p>
          </table:table-cell>
          <table:table-cell office:value-type="float" office:value="54.924667999999997" table:style-name="ce3">
            <text:p>54,924668</text:p>
          </table:table-cell>
          <table:table-cell table:number-columns-repeated="16382"/>
        </table:table-row>
        <table:table-row table:style-name="ro2">
          <table:table-cell office:value-type="float" office:value="25.851127999999999" table:style-name="ce3">
            <text:p>25,851128</text:p>
          </table:table-cell>
          <table:table-cell office:value-type="float" office:value="54.913701000000103" table:style-name="ce3">
            <text:p>54,913701</text:p>
          </table:table-cell>
          <table:table-cell table:number-columns-repeated="16382"/>
        </table:table-row>
        <table:table-row table:style-name="ro2">
          <table:table-cell office:value-type="float" office:value="25.854796" table:style-name="ce3">
            <text:p>25,854796</text:p>
          </table:table-cell>
          <table:table-cell office:value-type="float" office:value="54.914360000000002" table:style-name="ce3">
            <text:p>54,91436</text:p>
          </table:table-cell>
          <table:table-cell table:number-columns-repeated="16382"/>
        </table:table-row>
        <table:table-row table:style-name="ro2">
          <table:table-cell office:value-type="float" office:value="25.855404" table:style-name="ce3">
            <text:p>25,855404</text:p>
          </table:table-cell>
          <table:table-cell office:value-type="float" office:value="54.914466999999902" table:style-name="ce3">
            <text:p>54,914467</text:p>
          </table:table-cell>
          <table:table-cell table:number-columns-repeated="16382"/>
        </table:table-row>
        <table:table-row table:style-name="ro2">
          <table:table-cell office:value-type="float" office:value="25.854647" table:style-name="ce3">
            <text:p>25,854647</text:p>
          </table:table-cell>
          <table:table-cell office:value-type="float" office:value="54.913356999999998" table:style-name="ce3">
            <text:p>54,913357</text:p>
          </table:table-cell>
          <table:table-cell table:number-columns-repeated="16382"/>
        </table:table-row>
        <table:table-row table:style-name="ro2">
          <table:table-cell office:value-type="float" office:value="25.851500000000001" table:style-name="ce3">
            <text:p>25,8515</text:p>
          </table:table-cell>
          <table:table-cell office:value-type="float" office:value="54.908729999999998" table:style-name="ce3">
            <text:p>54,90873</text:p>
          </table:table-cell>
          <table:table-cell table:number-columns-repeated="16382"/>
        </table:table-row>
        <table:table-row table:style-name="ro2">
          <table:table-cell office:value-type="float" office:value="25.851842000000001" table:style-name="ce3">
            <text:p>25,851842</text:p>
          </table:table-cell>
          <table:table-cell office:value-type="float" office:value="54.906158999999903" table:style-name="ce3">
            <text:p>54,906159</text:p>
          </table:table-cell>
          <table:table-cell table:number-columns-repeated="16382"/>
        </table:table-row>
        <table:table-row table:style-name="ro2">
          <table:table-cell office:value-type="float" office:value="25.853473999999999" table:style-name="ce3">
            <text:p>25,853474</text:p>
          </table:table-cell>
          <table:table-cell office:value-type="float" office:value="54.905445999999898" table:style-name="ce3">
            <text:p>54,905446</text:p>
          </table:table-cell>
          <table:table-cell table:number-columns-repeated="16382"/>
        </table:table-row>
        <table:table-row table:style-name="ro2">
          <table:table-cell office:value-type="float" office:value="25.857136000000001" table:style-name="ce3">
            <text:p>25,857136</text:p>
          </table:table-cell>
          <table:table-cell office:value-type="float" office:value="54.903845999999902" table:style-name="ce3">
            <text:p>54,903846</text:p>
          </table:table-cell>
          <table:table-cell table:number-columns-repeated="16382"/>
        </table:table-row>
        <table:table-row table:style-name="ro2">
          <table:table-cell office:value-type="float" office:value="25.857559999999999" table:style-name="ce3">
            <text:p>25,85756</text:p>
          </table:table-cell>
          <table:table-cell office:value-type="float" office:value="54.901167999999998" table:style-name="ce3">
            <text:p>54,901168</text:p>
          </table:table-cell>
          <table:table-cell table:number-columns-repeated="16382"/>
        </table:table-row>
        <table:table-row table:style-name="ro2">
          <table:table-cell office:value-type="float" office:value="25.852626000000001" table:style-name="ce3">
            <text:p>25,852626</text:p>
          </table:table-cell>
          <table:table-cell office:value-type="float" office:value="54.900863000000001" table:style-name="ce3">
            <text:p>54,900863</text:p>
          </table:table-cell>
          <table:table-cell table:number-columns-repeated="16382"/>
        </table:table-row>
        <table:table-row table:style-name="ro2">
          <table:table-cell office:value-type="float" office:value="25.852711999999901" table:style-name="ce3">
            <text:p>25,852712</text:p>
          </table:table-cell>
          <table:table-cell office:value-type="float" office:value="54.900300000000001" table:style-name="ce3">
            <text:p>54,9003</text:p>
          </table:table-cell>
          <table:table-cell table:number-columns-repeated="16382"/>
        </table:table-row>
        <table:table-row table:style-name="ro2">
          <table:table-cell office:value-type="float" office:value="25.853028999999999" table:style-name="ce3">
            <text:p>25,853029</text:p>
          </table:table-cell>
          <table:table-cell office:value-type="float" office:value="54.898195999999899" table:style-name="ce3">
            <text:p>54,898196</text:p>
          </table:table-cell>
          <table:table-cell table:number-columns-repeated="16382"/>
        </table:table-row>
        <table:table-row table:style-name="ro2">
          <table:table-cell office:value-type="float" office:value="25.853829000000001" table:style-name="ce3">
            <text:p>25,853829</text:p>
          </table:table-cell>
          <table:table-cell office:value-type="float" office:value="54.892867000000003" table:style-name="ce3">
            <text:p>54,892867</text:p>
          </table:table-cell>
          <table:table-cell table:number-columns-repeated="16382"/>
        </table:table-row>
        <table:table-row table:style-name="ro2">
          <table:table-cell office:value-type="float" office:value="25.848953999999999" table:style-name="ce3">
            <text:p>25,848954</text:p>
          </table:table-cell>
          <table:table-cell office:value-type="float" office:value="54.892536999999898" table:style-name="ce3">
            <text:p>54,892537</text:p>
          </table:table-cell>
          <table:table-cell table:number-columns-repeated="16382"/>
        </table:table-row>
        <table:table-row table:style-name="ro2">
          <table:table-cell office:value-type="float" office:value="25.844564999999999" table:style-name="ce3">
            <text:p>25,844565</text:p>
          </table:table-cell>
          <table:table-cell office:value-type="float" office:value="54.889502999999998" table:style-name="ce3">
            <text:p>54,889503</text:p>
          </table:table-cell>
          <table:table-cell table:number-columns-repeated="16382"/>
        </table:table-row>
        <table:table-row table:style-name="ro2">
          <table:table-cell office:value-type="float" office:value="25.840043000000001" table:style-name="ce3">
            <text:p>25,840043</text:p>
          </table:table-cell>
          <table:table-cell office:value-type="float" office:value="54.8889589999999" table:style-name="ce3">
            <text:p>54,888959</text:p>
          </table:table-cell>
          <table:table-cell table:number-columns-repeated="16382"/>
        </table:table-row>
        <table:table-row table:style-name="ro2">
          <table:table-cell office:value-type="float" office:value="25.840283999999901" table:style-name="ce3">
            <text:p>25,840284</text:p>
          </table:table-cell>
          <table:table-cell office:value-type="float" office:value="54.886394999999901" table:style-name="ce3">
            <text:p>54,886395</text:p>
          </table:table-cell>
          <table:table-cell table:number-columns-repeated="16382"/>
        </table:table-row>
        <table:table-row table:style-name="ro2">
          <table:table-cell office:value-type="float" office:value="25.836006000000001" table:style-name="ce3">
            <text:p>25,836006</text:p>
          </table:table-cell>
          <table:table-cell office:value-type="float" office:value="54.885714999999898" table:style-name="ce3">
            <text:p>54,885715</text:p>
          </table:table-cell>
          <table:table-cell table:number-columns-repeated="16382"/>
        </table:table-row>
        <table:table-row table:style-name="ro2">
          <table:table-cell office:value-type="float" office:value="25.836136" table:style-name="ce3">
            <text:p>25,836136</text:p>
          </table:table-cell>
          <table:table-cell office:value-type="float" office:value="54.883212999999998" table:style-name="ce3">
            <text:p>54,883213</text:p>
          </table:table-cell>
          <table:table-cell table:number-columns-repeated="16382"/>
        </table:table-row>
        <table:table-row table:style-name="ro2">
          <table:table-cell office:value-type="float" office:value="25.8342969999999" table:style-name="ce3">
            <text:p>25,834297</text:p>
          </table:table-cell>
          <table:table-cell office:value-type="float" office:value="54.881706000000001" table:style-name="ce3">
            <text:p>54,881706</text:p>
          </table:table-cell>
          <table:table-cell table:number-columns-repeated="16382"/>
        </table:table-row>
        <table:table-row table:style-name="ro2">
          <table:table-cell office:value-type="float" office:value="25.832154999999901" table:style-name="ce3">
            <text:p>25,832155</text:p>
          </table:table-cell>
          <table:table-cell office:value-type="float" office:value="54.879951999999903" table:style-name="ce3">
            <text:p>54,879952</text:p>
          </table:table-cell>
          <table:table-cell table:number-columns-repeated="16382"/>
        </table:table-row>
        <table:table-row table:style-name="ro2">
          <table:table-cell office:value-type="float" office:value="25.828234999999999" table:style-name="ce3">
            <text:p>25,828235</text:p>
          </table:table-cell>
          <table:table-cell office:value-type="float" office:value="54.879096999999902" table:style-name="ce3">
            <text:p>54,879097</text:p>
          </table:table-cell>
          <table:table-cell table:number-columns-repeated="16382"/>
        </table:table-row>
        <table:table-row table:style-name="ro2">
          <table:table-cell office:value-type="float" office:value="25.824314000000001" table:style-name="ce3">
            <text:p>25,824314</text:p>
          </table:table-cell>
          <table:table-cell office:value-type="float" office:value="54.878225999999998" table:style-name="ce3">
            <text:p>54,878226</text:p>
          </table:table-cell>
          <table:table-cell table:number-columns-repeated="16382"/>
        </table:table-row>
        <table:table-row table:style-name="ro2">
          <table:table-cell office:value-type="float" office:value="25.824355000000001" table:style-name="ce3">
            <text:p>25,824355</text:p>
          </table:table-cell>
          <table:table-cell office:value-type="float" office:value="54.875784999999901" table:style-name="ce3">
            <text:p>54,875785</text:p>
          </table:table-cell>
          <table:table-cell table:number-columns-repeated="16382"/>
        </table:table-row>
        <table:table-row table:style-name="ro2">
          <table:table-cell office:value-type="float" office:value="25.824394000000002" table:style-name="ce3">
            <text:p>25,824394</text:p>
          </table:table-cell>
          <table:table-cell office:value-type="float" office:value="54.873337999999897" table:style-name="ce3">
            <text:p>54,873338</text:p>
          </table:table-cell>
          <table:table-cell table:number-columns-repeated="16382"/>
        </table:table-row>
        <table:table-row table:style-name="ro2">
          <table:table-cell office:value-type="float" office:value="25.820471999999899" table:style-name="ce3">
            <text:p>25,820472</text:p>
          </table:table-cell>
          <table:table-cell office:value-type="float" office:value="54.872470999999997" table:style-name="ce3">
            <text:p>54,872471</text:p>
          </table:table-cell>
          <table:table-cell table:number-columns-repeated="16382"/>
        </table:table-row>
        <table:table-row table:style-name="ro2">
          <table:table-cell office:value-type="float" office:value="25.819770000000101" table:style-name="ce3">
            <text:p>25,81977</text:p>
          </table:table-cell>
          <table:table-cell office:value-type="float" office:value="54.871867000000002" table:style-name="ce3">
            <text:p>54,871867</text:p>
          </table:table-cell>
          <table:table-cell table:number-columns-repeated="16382"/>
        </table:table-row>
        <table:table-row table:style-name="ro2">
          <table:table-cell office:value-type="float" office:value="25.816815999999999" table:style-name="ce3">
            <text:p>25,816816</text:p>
          </table:table-cell>
          <table:table-cell office:value-type="float" office:value="54.869346999999998" table:style-name="ce3">
            <text:p>54,869347</text:p>
          </table:table-cell>
          <table:table-cell table:number-columns-repeated="16382"/>
        </table:table-row>
        <table:table-row table:style-name="ro2">
          <table:table-cell office:value-type="float" office:value="25.816590000000001" table:style-name="ce3">
            <text:p>25,81659</text:p>
          </table:table-cell>
          <table:table-cell office:value-type="float" office:value="54.869154999999999" table:style-name="ce3">
            <text:p>54,869155</text:p>
          </table:table-cell>
          <table:table-cell table:number-columns-repeated="16382"/>
        </table:table-row>
        <table:table-row table:style-name="ro2">
          <table:table-cell office:value-type="float" office:value="25.816613" table:style-name="ce3">
            <text:p>25,816613</text:p>
          </table:table-cell>
          <table:table-cell office:value-type="float" office:value="54.867958999999999" table:style-name="ce3">
            <text:p>54,867959</text:p>
          </table:table-cell>
          <table:table-cell table:number-columns-repeated="16382"/>
        </table:table-row>
        <table:table-row table:style-name="ro2">
          <table:table-cell office:value-type="float" office:value="25.816634000000001" table:style-name="ce3">
            <text:p>25,816634</text:p>
          </table:table-cell>
          <table:table-cell office:value-type="float" office:value="54.866709999999998" table:style-name="ce3">
            <text:p>54,86671</text:p>
          </table:table-cell>
          <table:table-cell table:number-columns-repeated="16382"/>
        </table:table-row>
        <table:table-row table:style-name="ro2">
          <table:table-cell office:value-type="float" office:value="25.816424000000001" table:style-name="ce3">
            <text:p>25,816424</text:p>
          </table:table-cell>
          <table:table-cell office:value-type="float" office:value="54.866664" table:style-name="ce3">
            <text:p>54,866664</text:p>
          </table:table-cell>
          <table:table-cell table:number-columns-repeated="16382"/>
        </table:table-row>
        <table:table-row table:style-name="ro2">
          <table:table-cell office:value-type="float" office:value="25.812709000000002" table:style-name="ce3">
            <text:p>25,812709</text:p>
          </table:table-cell>
          <table:table-cell office:value-type="float" office:value="54.865841000000003" table:style-name="ce3">
            <text:p>54,865841</text:p>
          </table:table-cell>
          <table:table-cell table:number-columns-repeated="16382"/>
        </table:table-row>
        <table:table-row table:style-name="ro2">
          <table:table-cell office:value-type="float" office:value="25.8127519999999" table:style-name="ce3">
            <text:p>25,812752</text:p>
          </table:table-cell>
          <table:table-cell office:value-type="float" office:value="54.863399999999899" table:style-name="ce3">
            <text:p>54,8634</text:p>
          </table:table-cell>
          <table:table-cell table:number-columns-repeated="16382"/>
        </table:table-row>
        <table:table-row table:style-name="ro2">
          <table:table-cell office:value-type="float" office:value="25.812791000000001" table:style-name="ce3">
            <text:p>25,812791</text:p>
          </table:table-cell>
          <table:table-cell office:value-type="float" office:value="54.860954999999898" table:style-name="ce3">
            <text:p>54,860955</text:p>
          </table:table-cell>
          <table:table-cell table:number-columns-repeated="16382"/>
        </table:table-row>
        <table:table-row table:style-name="ro2">
          <table:table-cell office:value-type="float" office:value="25.808911999999999" table:style-name="ce3">
            <text:p>25,808912</text:p>
          </table:table-cell>
          <table:table-cell office:value-type="float" office:value="54.857642999999896" table:style-name="ce3">
            <text:p>54,857643</text:p>
          </table:table-cell>
          <table:table-cell table:number-columns-repeated="16382"/>
        </table:table-row>
        <table:table-row table:style-name="ro2">
          <table:table-cell office:value-type="float" office:value="25.80499" table:style-name="ce3">
            <text:p>25,80499</text:p>
          </table:table-cell>
          <table:table-cell office:value-type="float" office:value="54.856772999999997" table:style-name="ce3">
            <text:p>54,856773</text:p>
          </table:table-cell>
          <table:table-cell table:number-columns-repeated="16382"/>
        </table:table-row>
        <table:table-row table:style-name="ro2">
          <table:table-cell office:value-type="float" office:value="25.805031" table:style-name="ce3">
            <text:p>25,805031</text:p>
          </table:table-cell>
          <table:table-cell office:value-type="float" office:value="54.854331999999999" table:style-name="ce3">
            <text:p>54,854332</text:p>
          </table:table-cell>
          <table:table-cell table:number-columns-repeated="16382"/>
        </table:table-row>
        <table:table-row table:style-name="ro2">
          <table:table-cell office:value-type="float" office:value="25.801034999999999" table:style-name="ce3">
            <text:p>25,801035</text:p>
          </table:table-cell>
          <table:table-cell office:value-type="float" office:value="54.8535269999999" table:style-name="ce3">
            <text:p>54,853527</text:p>
          </table:table-cell>
          <table:table-cell table:number-columns-repeated="16382"/>
        </table:table-row>
        <table:table-row table:style-name="ro2">
          <table:table-cell office:value-type="float" office:value="25.801151999999899" table:style-name="ce3">
            <text:p>25,801152</text:p>
          </table:table-cell>
          <table:table-cell office:value-type="float" office:value="54.851019999999899" table:style-name="ce3">
            <text:p>54,85102</text:p>
          </table:table-cell>
          <table:table-cell table:number-columns-repeated="16382"/>
        </table:table-row>
        <table:table-row table:style-name="ro2">
          <table:table-cell office:value-type="float" office:value="25.796887000000002" table:style-name="ce3">
            <text:p>25,796887</text:p>
          </table:table-cell>
          <table:table-cell office:value-type="float" office:value="54.850459999999899" table:style-name="ce3">
            <text:p>54,85046</text:p>
          </table:table-cell>
          <table:table-cell table:number-columns-repeated="16382"/>
        </table:table-row>
        <table:table-row table:style-name="ro2">
          <table:table-cell office:value-type="float" office:value="25.791930000000001" table:style-name="ce3">
            <text:p>25,79193</text:p>
          </table:table-cell>
          <table:table-cell office:value-type="float" office:value="54.850537000000003" table:style-name="ce3">
            <text:p>54,850537</text:p>
          </table:table-cell>
          <table:table-cell table:number-columns-repeated="16382"/>
        </table:table-row>
        <table:table-row table:style-name="ro2">
          <table:table-cell office:value-type="float" office:value="25.792680000000001" table:style-name="ce3">
            <text:p>25,79268</text:p>
          </table:table-cell>
          <table:table-cell office:value-type="float" office:value="54.847451" table:style-name="ce3">
            <text:p>54,847451</text:p>
          </table:table-cell>
          <table:table-cell table:number-columns-repeated="16382"/>
        </table:table-row>
        <table:table-row table:style-name="ro2">
          <table:table-cell office:value-type="float" office:value="25.790133999999998" table:style-name="ce3">
            <text:p>25,790134</text:p>
          </table:table-cell>
          <table:table-cell office:value-type="float" office:value="54.847504000000001" table:style-name="ce3">
            <text:p>54,847504</text:p>
          </table:table-cell>
          <table:table-cell table:number-columns-repeated="16382"/>
        </table:table-row>
        <table:table-row table:style-name="ro2">
          <table:table-cell office:value-type="float" office:value="25.787676999999999" table:style-name="ce3">
            <text:p>25,787677</text:p>
          </table:table-cell>
          <table:table-cell office:value-type="float" office:value="54.847559999999902" table:style-name="ce3">
            <text:p>54,84756</text:p>
          </table:table-cell>
          <table:table-cell table:number-columns-repeated="16382"/>
        </table:table-row>
        <table:table-row table:style-name="ro2">
          <table:table-cell office:value-type="float" office:value="25.788447999999999" table:style-name="ce3">
            <text:p>25,788448</text:p>
          </table:table-cell>
          <table:table-cell office:value-type="float" office:value="54.844459000000001" table:style-name="ce3">
            <text:p>54,844459</text:p>
          </table:table-cell>
          <table:table-cell table:number-columns-repeated="16382"/>
        </table:table-row>
        <table:table-row table:style-name="ro2">
          <table:table-cell office:value-type="float" office:value="25.785606000000001" table:style-name="ce3">
            <text:p>25,785606</text:p>
          </table:table-cell>
          <table:table-cell office:value-type="float" office:value="54.835391999999899" table:style-name="ce3">
            <text:p>54,835392</text:p>
          </table:table-cell>
          <table:table-cell table:number-columns-repeated="16382"/>
        </table:table-row>
        <table:table-row table:style-name="ro2">
          <table:table-cell office:value-type="float" office:value="25.785712999999902" table:style-name="ce3">
            <text:p>25,785713</text:p>
          </table:table-cell>
          <table:table-cell office:value-type="float" office:value="54.832893999999897" table:style-name="ce3">
            <text:p>54,832894</text:p>
          </table:table-cell>
          <table:table-cell table:number-columns-repeated="16382"/>
        </table:table-row>
        <table:table-row table:style-name="ro2">
          <table:table-cell office:value-type="float" office:value="25.789632999999998" table:style-name="ce3">
            <text:p>25,789633</text:p>
          </table:table-cell>
          <table:table-cell office:value-type="float" office:value="54.833756000000001" table:style-name="ce3">
            <text:p>54,833756</text:p>
          </table:table-cell>
          <table:table-cell table:number-columns-repeated="16382"/>
        </table:table-row>
        <table:table-row table:style-name="ro2">
          <table:table-cell office:value-type="float" office:value="25.789673999999899" table:style-name="ce3">
            <text:p>25,789674</text:p>
          </table:table-cell>
          <table:table-cell office:value-type="float" office:value="54.831305999999998" table:style-name="ce3">
            <text:p>54,831306</text:p>
          </table:table-cell>
          <table:table-cell table:number-columns-repeated="16382"/>
        </table:table-row>
        <table:table-row table:style-name="ro2">
          <table:table-cell office:value-type="float" office:value="25.789712999999999" table:style-name="ce3">
            <text:p>25,789713</text:p>
          </table:table-cell>
          <table:table-cell office:value-type="float" office:value="54.828852999999903" table:style-name="ce3">
            <text:p>54,828853</text:p>
          </table:table-cell>
          <table:table-cell table:number-columns-repeated="16382"/>
        </table:table-row>
        <table:table-row table:style-name="ro2">
          <table:table-cell office:value-type="float" office:value="25.7886349999999" table:style-name="ce3">
            <text:p>25,788635</text:p>
          </table:table-cell>
          <table:table-cell office:value-type="float" office:value="54.827934999999997" table:style-name="ce3">
            <text:p>54,827935</text:p>
          </table:table-cell>
          <table:table-cell table:number-columns-repeated="16382"/>
        </table:table-row>
        <table:table-row table:style-name="ro2">
          <table:table-cell office:value-type="float" office:value="25.785836" table:style-name="ce3">
            <text:p>25,785836</text:p>
          </table:table-cell>
          <table:table-cell office:value-type="float" office:value="54.825550999999997" table:style-name="ce3">
            <text:p>54,825551</text:p>
          </table:table-cell>
          <table:table-cell table:number-columns-repeated="16382"/>
        </table:table-row>
        <table:table-row table:style-name="ro2">
          <table:table-cell office:value-type="float" office:value="25.785875000000001" table:style-name="ce3">
            <text:p>25,785875</text:p>
          </table:table-cell>
          <table:table-cell office:value-type="float" office:value="54.823096" table:style-name="ce3">
            <text:p>54,823096</text:p>
          </table:table-cell>
          <table:table-cell table:number-columns-repeated="16382"/>
        </table:table-row>
        <table:table-row table:style-name="ro2">
          <table:table-cell office:value-type="float" office:value="25.785945000000002" table:style-name="ce3">
            <text:p>25,785945</text:p>
          </table:table-cell>
          <table:table-cell office:value-type="float" office:value="54.818179999999998" table:style-name="ce3">
            <text:p>54,81818</text:p>
          </table:table-cell>
          <table:table-cell table:number-columns-repeated="16382"/>
        </table:table-row>
        <table:table-row table:style-name="ro2">
          <table:table-cell office:value-type="float" office:value="25.782070999999998" table:style-name="ce3">
            <text:p>25,782071</text:p>
          </table:table-cell>
          <table:table-cell office:value-type="float" office:value="54.814884999999897" table:style-name="ce3">
            <text:p>54,814885</text:p>
          </table:table-cell>
          <table:table-cell table:number-columns-repeated="16382"/>
        </table:table-row>
        <table:table-row table:style-name="ro2">
          <table:table-cell office:value-type="float" office:value="25.778193999999999" table:style-name="ce3">
            <text:p>25,778194</text:p>
          </table:table-cell>
          <table:table-cell office:value-type="float" office:value="54.811584000000003" table:style-name="ce3">
            <text:p>54,811584</text:p>
          </table:table-cell>
          <table:table-cell table:number-columns-repeated="16382"/>
        </table:table-row>
        <table:table-row table:style-name="ro2">
          <table:table-cell office:value-type="float" office:value="25.774276" table:style-name="ce3">
            <text:p>25,774276</text:p>
          </table:table-cell>
          <table:table-cell office:value-type="float" office:value="54.810735999999999" table:style-name="ce3">
            <text:p>54,810736</text:p>
          </table:table-cell>
          <table:table-cell table:number-columns-repeated="16382"/>
        </table:table-row>
        <table:table-row table:style-name="ro2">
          <table:table-cell office:value-type="float" office:value="25.766442999999999" table:style-name="ce3">
            <text:p>25,766443</text:p>
          </table:table-cell>
          <table:table-cell office:value-type="float" office:value="54.809029000000002" table:style-name="ce3">
            <text:p>54,809029</text:p>
          </table:table-cell>
          <table:table-cell table:number-columns-repeated="16382"/>
        </table:table-row>
        <table:table-row table:style-name="ro2">
          <table:table-cell office:value-type="float" office:value="25.761852000000001" table:style-name="ce3">
            <text:p>25,761852</text:p>
          </table:table-cell>
          <table:table-cell office:value-type="float" office:value="54.811194999999898" table:style-name="ce3">
            <text:p>54,811195</text:p>
          </table:table-cell>
          <table:table-cell table:number-columns-repeated="16382"/>
        </table:table-row>
        <table:table-row table:style-name="ro2">
          <table:table-cell office:value-type="float" office:value="25.758388" table:style-name="ce3">
            <text:p>25,758388</text:p>
          </table:table-cell>
          <table:table-cell office:value-type="float" office:value="54.805112000000001" table:style-name="ce3">
            <text:p>54,805112</text:p>
          </table:table-cell>
          <table:table-cell table:number-columns-repeated="16382"/>
        </table:table-row>
        <table:table-row table:style-name="ro2">
          <table:table-cell office:value-type="float" office:value="25.758690999999899" table:style-name="ce3">
            <text:p>25,758691</text:p>
          </table:table-cell>
          <table:table-cell office:value-type="float" office:value="54.802428999999997" table:style-name="ce3">
            <text:p>54,802429</text:p>
          </table:table-cell>
          <table:table-cell table:number-columns-repeated="16382"/>
        </table:table-row>
        <table:table-row table:style-name="ro2">
          <table:table-cell office:value-type="float" office:value="25.754144" table:style-name="ce3">
            <text:p>25,754144</text:p>
          </table:table-cell>
          <table:table-cell office:value-type="float" office:value="54.802158000000098" table:style-name="ce3">
            <text:p>54,802158</text:p>
          </table:table-cell>
          <table:table-cell table:number-columns-repeated="16382"/>
        </table:table-row>
        <table:table-row table:style-name="ro2">
          <table:table-cell office:value-type="float" office:value="25.7548619999999" table:style-name="ce3">
            <text:p>25,754862</text:p>
          </table:table-cell>
          <table:table-cell office:value-type="float" office:value="54.796691999999901" table:style-name="ce3">
            <text:p>54,796692</text:p>
          </table:table-cell>
          <table:table-cell table:number-columns-repeated="16382"/>
        </table:table-row>
        <table:table-row table:style-name="ro2">
          <table:table-cell office:value-type="float" office:value="25.746703" table:style-name="ce3">
            <text:p>25,746703</text:p>
          </table:table-cell>
          <table:table-cell office:value-type="float" office:value="54.790379000000001" table:style-name="ce3">
            <text:p>54,790379</text:p>
          </table:table-cell>
          <table:table-cell table:number-columns-repeated="16382"/>
        </table:table-row>
        <table:table-row table:style-name="ro2">
          <table:table-cell office:value-type="float" office:value="25.751086000000001" table:style-name="ce3">
            <text:p>25,751086</text:p>
          </table:table-cell>
          <table:table-cell office:value-type="float" office:value="54.786067000000003" table:style-name="ce3">
            <text:p>54,786067</text:p>
          </table:table-cell>
          <table:table-cell table:number-columns-repeated="16382"/>
        </table:table-row>
        <table:table-row table:style-name="ro2">
          <table:table-cell office:value-type="float" office:value="25.746822000000002" table:style-name="ce3">
            <text:p>25,746822</text:p>
          </table:table-cell>
          <table:table-cell office:value-type="float" office:value="54.782910999999899" table:style-name="ce3">
            <text:p>54,782911</text:p>
          </table:table-cell>
          <table:table-cell table:number-columns-repeated="16382"/>
        </table:table-row>
        <table:table-row table:style-name="ro2">
          <table:table-cell office:value-type="float" office:value="25.751169999999899" table:style-name="ce3">
            <text:p>25,75117</text:p>
          </table:table-cell>
          <table:table-cell office:value-type="float" office:value="54.771327999999997" table:style-name="ce3">
            <text:p>54,771328</text:p>
          </table:table-cell>
          <table:table-cell table:number-columns-repeated="16382"/>
        </table:table-row>
        <table:table-row table:style-name="ro2">
          <table:table-cell office:value-type="float" office:value="25.751182" table:style-name="ce3">
            <text:p>25,751182</text:p>
          </table:table-cell>
          <table:table-cell office:value-type="float" office:value="54.768863999999901" table:style-name="ce3">
            <text:p>54,768864</text:p>
          </table:table-cell>
          <table:table-cell table:number-columns-repeated="16382"/>
        </table:table-row>
        <table:table-row table:style-name="ro2">
          <table:table-cell office:value-type="float" office:value="25.753055000000099" table:style-name="ce3">
            <text:p>25,753055</text:p>
          </table:table-cell>
          <table:table-cell office:value-type="float" office:value="54.766945" table:style-name="ce3">
            <text:p>54,766945</text:p>
          </table:table-cell>
          <table:table-cell table:number-columns-repeated="16382"/>
        </table:table-row>
        <table:table-row table:style-name="ro2">
          <table:table-cell office:value-type="float" office:value="25.7547099999999" table:style-name="ce3">
            <text:p>25,75471</text:p>
          </table:table-cell>
          <table:table-cell office:value-type="float" office:value="54.765251999999997" table:style-name="ce3">
            <text:p>54,765252</text:p>
          </table:table-cell>
          <table:table-cell table:number-columns-repeated="16382"/>
        </table:table-row>
        <table:table-row table:style-name="ro2">
          <table:table-cell office:value-type="float" office:value="25.759284000000001" table:style-name="ce3">
            <text:p>25,759284</text:p>
          </table:table-cell>
          <table:table-cell office:value-type="float" office:value="54.760565999999997" table:style-name="ce3">
            <text:p>54,760566</text:p>
          </table:table-cell>
          <table:table-cell table:number-columns-repeated="16382"/>
        </table:table-row>
        <table:table-row table:style-name="ro2">
          <table:table-cell office:value-type="float" office:value="25.759301999999899" table:style-name="ce3">
            <text:p>25,759302</text:p>
          </table:table-cell>
          <table:table-cell office:value-type="float" office:value="54.758079000000002" table:style-name="ce3">
            <text:p>54,758079</text:p>
          </table:table-cell>
          <table:table-cell table:number-columns-repeated="16382"/>
        </table:table-row>
        <table:table-row table:style-name="ro2">
          <table:table-cell office:value-type="float" office:value="25.759332000000001" table:style-name="ce3">
            <text:p>25,759332</text:p>
          </table:table-cell>
          <table:table-cell office:value-type="float" office:value="54.753096999999997" table:style-name="ce3">
            <text:p>54,753097</text:p>
          </table:table-cell>
          <table:table-cell table:number-columns-repeated="16382"/>
        </table:table-row>
        <table:table-row table:style-name="ro2">
          <table:table-cell office:value-type="float" office:value="25.759347999999999" table:style-name="ce3">
            <text:p>25,759348</text:p>
          </table:table-cell>
          <table:table-cell office:value-type="float" office:value="54.750595000000096" table:style-name="ce3">
            <text:p>54,750595</text:p>
          </table:table-cell>
          <table:table-cell table:number-columns-repeated="16382"/>
        </table:table-row>
        <table:table-row table:style-name="ro2">
          <table:table-cell office:value-type="float" office:value="25.755345999999999" table:style-name="ce3">
            <text:p>25,755346</text:p>
          </table:table-cell>
          <table:table-cell office:value-type="float" office:value="54.749836000000002" table:style-name="ce3">
            <text:p>54,749836</text:p>
          </table:table-cell>
          <table:table-cell table:number-columns-repeated="16382"/>
        </table:table-row>
        <table:table-row table:style-name="ro2">
          <table:table-cell office:value-type="float" office:value="25.755355000000002" table:style-name="ce3">
            <text:p>25,755355</text:p>
          </table:table-cell>
          <table:table-cell office:value-type="float" office:value="54.747339999999902" table:style-name="ce3">
            <text:p>54,74734</text:p>
          </table:table-cell>
          <table:table-cell table:number-columns-repeated="16382"/>
        </table:table-row>
        <table:table-row table:style-name="ro2">
          <table:table-cell office:value-type="float" office:value="25.755402" table:style-name="ce3">
            <text:p>25,755402</text:p>
          </table:table-cell>
          <table:table-cell office:value-type="float" office:value="54.732334000000002" table:style-name="ce3">
            <text:p>54,732334</text:p>
          </table:table-cell>
          <table:table-cell table:number-columns-repeated="16382"/>
        </table:table-row>
        <table:table-row table:style-name="ro2">
          <table:table-cell office:value-type="float" office:value="25.755438999999999" table:style-name="ce3">
            <text:p>25,755439</text:p>
          </table:table-cell>
          <table:table-cell office:value-type="float" office:value="54.722324" table:style-name="ce3">
            <text:p>54,722324</text:p>
          </table:table-cell>
          <table:table-cell table:number-columns-repeated="16382"/>
        </table:table-row>
        <table:table-row table:style-name="ro2">
          <table:table-cell office:value-type="float" office:value="25.755473000000102" table:style-name="ce3">
            <text:p>25,755473</text:p>
          </table:table-cell>
          <table:table-cell office:value-type="float" office:value="54.714816999999996" table:style-name="ce3">
            <text:p>54,714817</text:p>
          </table:table-cell>
          <table:table-cell table:number-columns-repeated="16382"/>
        </table:table-row>
        <table:table-row table:style-name="ro2">
          <table:table-cell office:value-type="float" office:value="25.751435000000001" table:style-name="ce3">
            <text:p>25,751435</text:p>
          </table:table-cell>
          <table:table-cell office:value-type="float" office:value="54.704074999999897" table:style-name="ce3">
            <text:p>54,704075</text:p>
          </table:table-cell>
          <table:table-cell table:number-columns-repeated="16382"/>
        </table:table-row>
        <table:table-row table:style-name="ro2">
          <table:table-cell office:value-type="float" office:value="25.747325" table:style-name="ce3">
            <text:p>25,747325</text:p>
          </table:table-cell>
          <table:table-cell office:value-type="float" office:value="54.698338999999997" table:style-name="ce3">
            <text:p>54,698339</text:p>
          </table:table-cell>
          <table:table-cell table:number-columns-repeated="16382"/>
        </table:table-row>
        <table:table-row table:style-name="ro2">
          <table:table-cell office:value-type="float" office:value="25.743148000000001" table:style-name="ce3">
            <text:p>25,743148</text:p>
          </table:table-cell>
          <table:table-cell office:value-type="float" office:value="54.697613999999902" table:style-name="ce3">
            <text:p>54,697614</text:p>
          </table:table-cell>
          <table:table-cell table:number-columns-repeated="16382"/>
        </table:table-row>
        <table:table-row table:style-name="ro2">
          <table:table-cell office:value-type="float" office:value="25.747405000000001" table:style-name="ce3">
            <text:p>25,747405</text:p>
          </table:table-cell>
          <table:table-cell office:value-type="float" office:value="54.685839999999999" table:style-name="ce3">
            <text:p>54,68584</text:p>
          </table:table-cell>
          <table:table-cell table:number-columns-repeated="16382"/>
        </table:table-row>
        <table:table-row table:style-name="ro2">
          <table:table-cell office:value-type="float" office:value="25.747420999999999" table:style-name="ce3">
            <text:p>25,747421</text:p>
          </table:table-cell>
          <table:table-cell office:value-type="float" office:value="54.683342000000003" table:style-name="ce3">
            <text:p>54,683342</text:p>
          </table:table-cell>
          <table:table-cell table:number-columns-repeated="16382"/>
        </table:table-row>
        <table:table-row table:style-name="ro2">
          <table:table-cell office:value-type="float" office:value="25.747439000000099" table:style-name="ce3">
            <text:p>25,747439</text:p>
          </table:table-cell>
          <table:table-cell office:value-type="float" office:value="54.680838999999999" table:style-name="ce3">
            <text:p>54,680839</text:p>
          </table:table-cell>
          <table:table-cell table:number-columns-repeated="16382"/>
        </table:table-row>
        <table:table-row table:style-name="ro2">
          <table:table-cell office:value-type="float" office:value="25.743247999999902" table:style-name="ce3">
            <text:p>25,743248</text:p>
          </table:table-cell>
          <table:table-cell office:value-type="float" office:value="54.682612999999897" table:style-name="ce3">
            <text:p>54,682613</text:p>
          </table:table-cell>
          <table:table-cell table:number-columns-repeated="16382"/>
        </table:table-row>
        <table:table-row table:style-name="ro2">
          <table:table-cell office:value-type="float" office:value="25.739046999999999" table:style-name="ce3">
            <text:p>25,739047</text:p>
          </table:table-cell>
          <table:table-cell office:value-type="float" office:value="54.679416999999901" table:style-name="ce3">
            <text:p>54,679417</text:p>
          </table:table-cell>
          <table:table-cell table:number-columns-repeated="16382"/>
        </table:table-row>
        <table:table-row table:style-name="ro2">
          <table:table-cell office:value-type="float" office:value="25.743283999999999" table:style-name="ce3">
            <text:p>25,743284</text:p>
          </table:table-cell>
          <table:table-cell office:value-type="float" office:value="54.6776189999999" table:style-name="ce3">
            <text:p>54,677619</text:p>
          </table:table-cell>
          <table:table-cell table:number-columns-repeated="16382"/>
        </table:table-row>
        <table:table-row table:style-name="ro2">
          <table:table-cell office:value-type="float" office:value="25.751906000000002" table:style-name="ce3">
            <text:p>25,751906</text:p>
          </table:table-cell>
          <table:table-cell office:value-type="float" office:value="54.641517999999998" table:style-name="ce3">
            <text:p>54,641518</text:p>
          </table:table-cell>
          <table:table-cell table:number-columns-repeated="16382"/>
        </table:table-row>
        <table:table-row table:style-name="ro2">
          <table:table-cell office:value-type="float" office:value="25.751930999999999" table:style-name="ce3">
            <text:p>25,751931</text:p>
          </table:table-cell>
          <table:table-cell office:value-type="float" office:value="54.639015000000001" table:style-name="ce3">
            <text:p>54,639015</text:p>
          </table:table-cell>
          <table:table-cell table:number-columns-repeated="16382"/>
        </table:table-row>
        <table:table-row table:style-name="ro2">
          <table:table-cell office:value-type="float" office:value="25.751954000000001" table:style-name="ce3">
            <text:p>25,751954</text:p>
          </table:table-cell>
          <table:table-cell office:value-type="float" office:value="54.636507999999999" table:style-name="ce3">
            <text:p>54,636508</text:p>
          </table:table-cell>
          <table:table-cell table:number-columns-repeated="16382"/>
        </table:table-row>
        <table:table-row table:style-name="ro2">
          <table:table-cell office:value-type="float" office:value="25.751977" table:style-name="ce3">
            <text:p>25,751977</text:p>
          </table:table-cell>
          <table:table-cell office:value-type="float" office:value="54.634003" table:style-name="ce3">
            <text:p>54,634003</text:p>
          </table:table-cell>
          <table:table-cell table:number-columns-repeated="16382"/>
        </table:table-row>
        <table:table-row table:style-name="ro2">
          <table:table-cell office:value-type="float" office:value="25.752026999999899" table:style-name="ce3">
            <text:p>25,752027</text:p>
          </table:table-cell>
          <table:table-cell office:value-type="float" office:value="54.628993999999999" table:style-name="ce3">
            <text:p>54,628994</text:p>
          </table:table-cell>
          <table:table-cell table:number-columns-repeated="16382"/>
        </table:table-row>
        <table:table-row table:style-name="ro2">
          <table:table-cell office:value-type="float" office:value="25.7561269999999" table:style-name="ce3">
            <text:p>25,756127</text:p>
          </table:table-cell>
          <table:table-cell office:value-type="float" office:value="54.629691000000001" table:style-name="ce3">
            <text:p>54,629691</text:p>
          </table:table-cell>
          <table:table-cell table:number-columns-repeated="16382"/>
        </table:table-row>
        <table:table-row table:style-name="ro2">
          <table:table-cell office:value-type="float" office:value="25.760348" table:style-name="ce3">
            <text:p>25,760348</text:p>
          </table:table-cell>
          <table:table-cell office:value-type="float" office:value="54.625369999999997" table:style-name="ce3">
            <text:p>54,62537</text:p>
          </table:table-cell>
          <table:table-cell table:number-columns-repeated="16382"/>
        </table:table-row>
        <table:table-row table:style-name="ro2">
          <table:table-cell office:value-type="float" office:value="25.760389" table:style-name="ce3">
            <text:p>25,760389</text:p>
          </table:table-cell>
          <table:table-cell office:value-type="float" office:value="54.622862999999903" table:style-name="ce3">
            <text:p>54,622863</text:p>
          </table:table-cell>
          <table:table-cell table:number-columns-repeated="16382"/>
        </table:table-row>
        <table:table-row table:style-name="ro2">
          <table:table-cell office:value-type="float" office:value="25.760427999999902" table:style-name="ce3">
            <text:p>25,760428</text:p>
          </table:table-cell>
          <table:table-cell office:value-type="float" office:value="54.620357999999896" table:style-name="ce3">
            <text:p>54,620358</text:p>
          </table:table-cell>
          <table:table-cell table:number-columns-repeated="16382"/>
        </table:table-row>
        <table:table-row table:style-name="ro2">
          <table:table-cell office:value-type="float" office:value="25.760632999999999" table:style-name="ce3">
            <text:p>25,760633</text:p>
          </table:table-cell>
          <table:table-cell office:value-type="float" office:value="54.607840999999901" table:style-name="ce3">
            <text:p>54,607841</text:p>
          </table:table-cell>
          <table:table-cell table:number-columns-repeated="16382"/>
        </table:table-row>
        <table:table-row table:style-name="ro2">
          <table:table-cell office:value-type="float" office:value="25.760676" table:style-name="ce3">
            <text:p>25,760676</text:p>
          </table:table-cell>
          <table:table-cell office:value-type="float" office:value="54.605347999999999" table:style-name="ce3">
            <text:p>54,605348</text:p>
          </table:table-cell>
          <table:table-cell table:number-columns-repeated="16382"/>
        </table:table-row>
        <table:table-row table:style-name="ro2">
          <table:table-cell office:value-type="float" office:value="25.7564139999999" table:style-name="ce3">
            <text:p>25,756414</text:p>
          </table:table-cell>
          <table:table-cell office:value-type="float" office:value="54.604624999999899" table:style-name="ce3">
            <text:p>54,604625</text:p>
          </table:table-cell>
          <table:table-cell table:number-columns-repeated="16382"/>
        </table:table-row>
        <table:table-row table:style-name="ro2">
          <table:table-cell office:value-type="float" office:value="25.760719999999999" table:style-name="ce3">
            <text:p>25,76072</text:p>
          </table:table-cell>
          <table:table-cell office:value-type="float" office:value="54.602862999999999" table:style-name="ce3">
            <text:p>54,602863</text:p>
          </table:table-cell>
          <table:table-cell table:number-columns-repeated="16382"/>
        </table:table-row>
        <table:table-row table:style-name="ro2">
          <table:table-cell office:value-type="float" office:value="25.756481000000001" table:style-name="ce3">
            <text:p>25,756481</text:p>
          </table:table-cell>
          <table:table-cell office:value-type="float" office:value="54.599624999999897" table:style-name="ce3">
            <text:p>54,599625</text:p>
          </table:table-cell>
          <table:table-cell table:number-columns-repeated="16382"/>
        </table:table-row>
        <table:table-row table:style-name="ro2">
          <table:table-cell office:value-type="float" office:value="25.760812999999999" table:style-name="ce3">
            <text:p>25,760813</text:p>
          </table:table-cell>
          <table:table-cell office:value-type="float" office:value="54.597915" table:style-name="ce3">
            <text:p>54,597915</text:p>
          </table:table-cell>
          <table:table-cell table:number-columns-repeated="16382"/>
        </table:table-row>
        <table:table-row table:style-name="ro2">
          <table:table-cell office:value-type="float" office:value="25.760860999999998" table:style-name="ce3">
            <text:p>25,760861</text:p>
          </table:table-cell>
          <table:table-cell office:value-type="float" office:value="54.595462999999903" table:style-name="ce3">
            <text:p>54,595463</text:p>
          </table:table-cell>
          <table:table-cell table:number-columns-repeated="16382"/>
        </table:table-row>
        <table:table-row table:style-name="ro2">
          <table:table-cell office:value-type="float" office:value="25.7609110000001" table:style-name="ce3">
            <text:p>25,760911</text:p>
          </table:table-cell>
          <table:table-cell office:value-type="float" office:value="54.5930239999999" table:style-name="ce3">
            <text:p>54,593024</text:p>
          </table:table-cell>
          <table:table-cell table:number-columns-repeated="16382"/>
        </table:table-row>
        <table:table-row table:style-name="ro2">
          <table:table-cell office:value-type="float" office:value="25.760917999999901" table:style-name="ce3">
            <text:p>25,760918</text:p>
          </table:table-cell>
          <table:table-cell office:value-type="float" office:value="54.592647999999997" table:style-name="ce3">
            <text:p>54,592648</text:p>
          </table:table-cell>
          <table:table-cell table:number-columns-repeated="16382"/>
        </table:table-row>
        <table:table-row table:style-name="ro2">
          <table:table-cell office:value-type="float" office:value="25.760964000000001" table:style-name="ce3">
            <text:p>25,760964</text:p>
          </table:table-cell>
          <table:table-cell office:value-type="float" office:value="54.590615" table:style-name="ce3">
            <text:p>54,590615</text:p>
          </table:table-cell>
          <table:table-cell table:number-columns-repeated="16382"/>
        </table:table-row>
        <table:table-row table:style-name="ro2">
          <table:table-cell office:value-type="float" office:value="25.765884" table:style-name="ce3">
            <text:p>25,765884</text:p>
          </table:table-cell>
          <table:table-cell office:value-type="float" office:value="54.586522000000002" table:style-name="ce3">
            <text:p>54,586522</text:p>
          </table:table-cell>
          <table:table-cell table:number-columns-repeated="16382"/>
        </table:table-row>
        <table:table-row table:style-name="ro2">
          <table:table-cell office:value-type="float" office:value="25.759623000000001" table:style-name="ce3">
            <text:p>25,759623</text:p>
          </table:table-cell>
          <table:table-cell office:value-type="float" office:value="54.583663999999899" table:style-name="ce3">
            <text:p>54,583664</text:p>
          </table:table-cell>
          <table:table-cell table:number-columns-repeated="16382"/>
        </table:table-row>
        <table:table-row table:style-name="ro2">
          <table:table-cell office:value-type="float" office:value="25.756735999999901" table:style-name="ce3">
            <text:p>25,756736</text:p>
          </table:table-cell>
          <table:table-cell office:value-type="float" office:value="54.582343999999999" table:style-name="ce3">
            <text:p>54,582344</text:p>
          </table:table-cell>
          <table:table-cell table:number-columns-repeated="16382"/>
        </table:table-row>
        <table:table-row table:style-name="ro2">
          <table:table-cell office:value-type="float" office:value="25.761144000000002" table:style-name="ce3">
            <text:p>25,761144</text:p>
          </table:table-cell>
          <table:table-cell office:value-type="float" office:value="54.583437999999902" table:style-name="ce3">
            <text:p>54,583438</text:p>
          </table:table-cell>
          <table:table-cell table:number-columns-repeated="16382"/>
        </table:table-row>
        <table:table-row table:style-name="ro2">
          <table:table-cell office:value-type="float" office:value="25.7593800000001" table:style-name="ce3">
            <text:p>25,75938</text:p>
          </table:table-cell>
          <table:table-cell office:value-type="float" office:value="54.581986000000001" table:style-name="ce3">
            <text:p>54,581986</text:p>
          </table:table-cell>
          <table:table-cell table:number-columns-repeated="16382"/>
        </table:table-row>
        <table:table-row table:style-name="ro2">
          <table:table-cell office:value-type="float" office:value="25.753886999999999" table:style-name="ce3">
            <text:p>25,753887</text:p>
          </table:table-cell>
          <table:table-cell office:value-type="float" office:value="54.577452999999899" table:style-name="ce3">
            <text:p>54,577453</text:p>
          </table:table-cell>
          <table:table-cell table:number-columns-repeated="16382"/>
        </table:table-row>
        <table:table-row table:style-name="ro2">
          <table:table-cell office:value-type="float" office:value="25.752551" table:style-name="ce3">
            <text:p>25,752551</text:p>
          </table:table-cell>
          <table:table-cell office:value-type="float" office:value="54.576349999999898" table:style-name="ce3">
            <text:p>54,57635</text:p>
          </table:table-cell>
          <table:table-cell table:number-columns-repeated="16382"/>
        </table:table-row>
        <table:table-row table:style-name="ro2">
          <table:table-cell office:value-type="float" office:value="25.752592" table:style-name="ce3">
            <text:p>25,752592</text:p>
          </table:table-cell>
          <table:table-cell office:value-type="float" office:value="54.571570999999899" table:style-name="ce3">
            <text:p>54,571571</text:p>
          </table:table-cell>
          <table:table-cell table:number-columns-repeated="16382"/>
        </table:table-row>
        <table:table-row table:style-name="ro2">
          <table:table-cell office:value-type="float" office:value="25.750028" table:style-name="ce3">
            <text:p>25,750028</text:p>
          </table:table-cell>
          <table:table-cell office:value-type="float" office:value="54.5710079999999" table:style-name="ce3">
            <text:p>54,571008</text:p>
          </table:table-cell>
          <table:table-cell table:number-columns-repeated="16382"/>
        </table:table-row>
        <table:table-row table:style-name="ro2">
          <table:table-cell office:value-type="float" office:value="25.748317" table:style-name="ce3">
            <text:p>25,748317</text:p>
          </table:table-cell>
          <table:table-cell office:value-type="float" office:value="54.570630000000001" table:style-name="ce3">
            <text:p>54,57063</text:p>
          </table:table-cell>
          <table:table-cell table:number-columns-repeated="16382"/>
        </table:table-row>
        <table:table-row table:style-name="ro2">
          <table:table-cell office:value-type="float" office:value="25.739947999999998" table:style-name="ce3">
            <text:p>25,739948</text:p>
          </table:table-cell>
          <table:table-cell office:value-type="float" office:value="54.567050999999999" table:style-name="ce3">
            <text:p>54,567051</text:p>
          </table:table-cell>
          <table:table-cell table:number-columns-repeated="16382"/>
        </table:table-row>
        <table:table-row table:style-name="ro2">
          <table:table-cell office:value-type="float" office:value="25.735780999999999" table:style-name="ce3">
            <text:p>25,735781</text:p>
          </table:table-cell>
          <table:table-cell office:value-type="float" office:value="54.563979000000003" table:style-name="ce3">
            <text:p>54,563979</text:p>
          </table:table-cell>
          <table:table-cell table:number-columns-repeated="16382"/>
        </table:table-row>
        <table:table-row table:style-name="ro2">
          <table:table-cell office:value-type="float" office:value="25.72739" table:style-name="ce3">
            <text:p>25,72739</text:p>
          </table:table-cell>
          <table:table-cell office:value-type="float" office:value="54.560285" table:style-name="ce3">
            <text:p>54,560285</text:p>
          </table:table-cell>
          <table:table-cell table:number-columns-repeated="16382"/>
        </table:table-row>
        <table:table-row table:style-name="ro2">
          <table:table-cell office:value-type="float" office:value="25.719027000000001" table:style-name="ce3">
            <text:p>25,719027</text:p>
          </table:table-cell>
          <table:table-cell office:value-type="float" office:value="54.554041999999903" table:style-name="ce3">
            <text:p>54,554042</text:p>
          </table:table-cell>
          <table:table-cell table:number-columns-repeated="16382"/>
        </table:table-row>
        <table:table-row table:style-name="ro2">
          <table:table-cell office:value-type="float" office:value="25.710580999999902" table:style-name="ce3">
            <text:p>25,710581</text:p>
          </table:table-cell>
          <table:table-cell office:value-type="float" office:value="54.550292999999897" table:style-name="ce3">
            <text:p>54,550293</text:p>
          </table:table-cell>
          <table:table-cell table:number-columns-repeated="16382"/>
        </table:table-row>
        <table:table-row table:style-name="ro2">
          <table:table-cell office:value-type="float" office:value="25.706375999999999" table:style-name="ce3">
            <text:p>25,706376</text:p>
          </table:table-cell>
          <table:table-cell office:value-type="float" office:value="54.547157000000098" table:style-name="ce3">
            <text:p>54,547157</text:p>
          </table:table-cell>
          <table:table-cell table:number-columns-repeated="16382"/>
        </table:table-row>
        <table:table-row table:style-name="ro2">
          <table:table-cell office:value-type="float" office:value="25.689271000000002" table:style-name="ce3">
            <text:p>25,689271</text:p>
          </table:table-cell>
          <table:table-cell office:value-type="float" office:value="54.539878999999999" table:style-name="ce3">
            <text:p>54,539879</text:p>
          </table:table-cell>
          <table:table-cell table:number-columns-repeated="16382"/>
        </table:table-row>
        <table:table-row table:style-name="ro2">
          <table:table-cell office:value-type="float" office:value="25.689353000000001" table:style-name="ce3">
            <text:p>25,689353</text:p>
          </table:table-cell>
          <table:table-cell office:value-type="float" office:value="54.537343" table:style-name="ce3">
            <text:p>54,537343</text:p>
          </table:table-cell>
          <table:table-cell table:number-columns-repeated="16382"/>
        </table:table-row>
        <table:table-row table:style-name="ro2">
          <table:table-cell office:value-type="float" office:value="25.681813999999999" table:style-name="ce3">
            <text:p>25,681814</text:p>
          </table:table-cell>
          <table:table-cell office:value-type="float" office:value="54.528381000000003" table:style-name="ce3">
            <text:p>54,528381</text:p>
          </table:table-cell>
          <table:table-cell table:number-columns-repeated="16382"/>
        </table:table-row>
        <table:table-row table:style-name="ro2">
          <table:table-cell office:value-type="float" office:value="25.676977000000001" table:style-name="ce3">
            <text:p>25,676977</text:p>
          </table:table-cell>
          <table:table-cell office:value-type="float" office:value="54.522628999999903" table:style-name="ce3">
            <text:p>54,522629</text:p>
          </table:table-cell>
          <table:table-cell table:number-columns-repeated="16382"/>
        </table:table-row>
        <table:table-row table:style-name="ro2">
          <table:table-cell office:value-type="float" office:value="25.668227999999999" table:style-name="ce3">
            <text:p>25,668228</text:p>
          </table:table-cell>
          <table:table-cell office:value-type="float" office:value="54.512227000000003" table:style-name="ce3">
            <text:p>54,512227</text:p>
          </table:table-cell>
          <table:table-cell table:number-columns-repeated="16382"/>
        </table:table-row>
        <table:table-row table:style-name="ro2">
          <table:table-cell office:value-type="float" office:value="25.664522000000002" table:style-name="ce3">
            <text:p>25,664522</text:p>
          </table:table-cell>
          <table:table-cell office:value-type="float" office:value="54.509712999999998" table:style-name="ce3">
            <text:p>54,509713</text:p>
          </table:table-cell>
          <table:table-cell table:number-columns-repeated="16382"/>
        </table:table-row>
        <table:table-row table:style-name="ro2">
          <table:table-cell office:value-type="float" office:value="25.663896999999999" table:style-name="ce3">
            <text:p>25,663897</text:p>
          </table:table-cell>
          <table:table-cell office:value-type="float" office:value="54.509289000000003" table:style-name="ce3">
            <text:p>54,509289</text:p>
          </table:table-cell>
          <table:table-cell table:number-columns-repeated="16382"/>
        </table:table-row>
        <table:table-row table:style-name="ro2">
          <table:table-cell office:value-type="float" office:value="25.664235000000001" table:style-name="ce3">
            <text:p>25,664235</text:p>
          </table:table-cell>
          <table:table-cell office:value-type="float" office:value="54.501567000000001" table:style-name="ce3">
            <text:p>54,501567</text:p>
          </table:table-cell>
          <table:table-cell table:number-columns-repeated="16382"/>
        </table:table-row>
        <table:table-row table:style-name="ro2">
          <table:table-cell office:value-type="float" office:value="25.661828" table:style-name="ce3">
            <text:p>25,661828</text:p>
          </table:table-cell>
          <table:table-cell office:value-type="float" office:value="54.496814999999998" table:style-name="ce3">
            <text:p>54,496815</text:p>
          </table:table-cell>
          <table:table-cell table:number-columns-repeated="16382"/>
        </table:table-row>
        <table:table-row table:style-name="ro2">
          <table:table-cell office:value-type="float" office:value="25.661581999999999" table:style-name="ce3">
            <text:p>25,661582</text:p>
          </table:table-cell>
          <table:table-cell office:value-type="float" office:value="54.496322999999997" table:style-name="ce3">
            <text:p>54,496323</text:p>
          </table:table-cell>
          <table:table-cell table:number-columns-repeated="16382"/>
        </table:table-row>
        <table:table-row table:style-name="ro2">
          <table:table-cell office:value-type="float" office:value="25.660140999999999" table:style-name="ce3">
            <text:p>25,660141</text:p>
          </table:table-cell>
          <table:table-cell office:value-type="float" office:value="54.493481000000003" table:style-name="ce3">
            <text:p>54,493481</text:p>
          </table:table-cell>
          <table:table-cell table:number-columns-repeated="16382"/>
        </table:table-row>
        <table:table-row table:style-name="ro2">
          <table:table-cell office:value-type="float" office:value="25.652918999999901" table:style-name="ce3">
            <text:p>25,652919</text:p>
          </table:table-cell>
          <table:table-cell office:value-type="float" office:value="54.488621999999999" table:style-name="ce3">
            <text:p>54,488622</text:p>
          </table:table-cell>
          <table:table-cell table:number-columns-repeated="16382"/>
        </table:table-row>
        <table:table-row table:style-name="ro2">
          <table:table-cell office:value-type="float" office:value="25.652355999999902" table:style-name="ce3">
            <text:p>25,652356</text:p>
          </table:table-cell>
          <table:table-cell office:value-type="float" office:value="54.488242999999898" table:style-name="ce3">
            <text:p>54,488243</text:p>
          </table:table-cell>
          <table:table-cell table:number-columns-repeated="16382"/>
        </table:table-row>
        <table:table-row table:style-name="ro2">
          <table:table-cell office:value-type="float" office:value="25.651457999999899" table:style-name="ce3">
            <text:p>25,651458</text:p>
          </table:table-cell>
          <table:table-cell office:value-type="float" office:value="54.487636999999999" table:style-name="ce3">
            <text:p>54,487637</text:p>
          </table:table-cell>
          <table:table-cell table:number-columns-repeated="16382"/>
        </table:table-row>
        <table:table-row table:style-name="ro2">
          <table:table-cell office:value-type="float" office:value="25.651709" table:style-name="ce3">
            <text:p>25,651709</text:p>
          </table:table-cell>
          <table:table-cell office:value-type="float" office:value="54.482472999999999" table:style-name="ce3">
            <text:p>54,482473</text:p>
          </table:table-cell>
          <table:table-cell table:number-columns-repeated="16382"/>
        </table:table-row>
        <table:table-row table:style-name="ro2">
          <table:table-cell office:value-type="float" office:value="25.64723" table:style-name="ce3">
            <text:p>25,64723</text:p>
          </table:table-cell>
          <table:table-cell office:value-type="float" office:value="54.482151000000002" table:style-name="ce3">
            <text:p>54,482151</text:p>
          </table:table-cell>
          <table:table-cell table:number-columns-repeated="16382"/>
        </table:table-row>
        <table:table-row table:style-name="ro2">
          <table:table-cell office:value-type="float" office:value="25.647357999999901" table:style-name="ce3">
            <text:p>25,647358</text:p>
          </table:table-cell>
          <table:table-cell office:value-type="float" office:value="54.479564000000003" table:style-name="ce3">
            <text:p>54,479564</text:p>
          </table:table-cell>
          <table:table-cell table:number-columns-repeated="16382"/>
        </table:table-row>
        <table:table-row table:style-name="ro2">
          <table:table-cell office:value-type="float" office:value="25.651838999999999" table:style-name="ce3">
            <text:p>25,651839</text:p>
          </table:table-cell>
          <table:table-cell office:value-type="float" office:value="54.479888000000003" table:style-name="ce3">
            <text:p>54,479888</text:p>
          </table:table-cell>
          <table:table-cell table:number-columns-repeated="16382"/>
        </table:table-row>
        <table:table-row table:style-name="ro2">
          <table:table-cell office:value-type="float" office:value="25.647490000000001" table:style-name="ce3">
            <text:p>25,64749</text:p>
          </table:table-cell>
          <table:table-cell office:value-type="float" office:value="54.476975000000003" table:style-name="ce3">
            <text:p>54,476975</text:p>
          </table:table-cell>
          <table:table-cell table:number-columns-repeated="16382"/>
        </table:table-row>
        <table:table-row table:style-name="ro2">
          <table:table-cell office:value-type="float" office:value="25.647621999999998" table:style-name="ce3">
            <text:p>25,647622</text:p>
          </table:table-cell>
          <table:table-cell office:value-type="float" office:value="54.474392999999999" table:style-name="ce3">
            <text:p>54,474393</text:p>
          </table:table-cell>
          <table:table-cell table:number-columns-repeated="16382"/>
        </table:table-row>
        <table:table-row table:style-name="ro2">
          <table:table-cell office:value-type="float" office:value="25.643132000000001" table:style-name="ce3">
            <text:p>25,643132</text:p>
          </table:table-cell>
          <table:table-cell office:value-type="float" office:value="54.474079000000003" table:style-name="ce3">
            <text:p>54,474079</text:p>
          </table:table-cell>
          <table:table-cell table:number-columns-repeated="16382"/>
        </table:table-row>
        <table:table-row table:style-name="ro2">
          <table:table-cell office:value-type="float" office:value="25.638631" table:style-name="ce3">
            <text:p>25,638631</text:p>
          </table:table-cell>
          <table:table-cell office:value-type="float" office:value="54.473782" table:style-name="ce3">
            <text:p>54,473782</text:p>
          </table:table-cell>
          <table:table-cell table:number-columns-repeated="16382"/>
        </table:table-row>
        <table:table-row table:style-name="ro2">
          <table:table-cell office:value-type="float" office:value="25.634122999999899" table:style-name="ce3">
            <text:p>25,634123</text:p>
          </table:table-cell>
          <table:table-cell office:value-type="float" office:value="54.473499999999902" table:style-name="ce3">
            <text:p>54,4735</text:p>
          </table:table-cell>
          <table:table-cell table:number-columns-repeated="16382"/>
        </table:table-row>
        <table:table-row table:style-name="ro2">
          <table:table-cell office:value-type="float" office:value="25.629602999999999" table:style-name="ce3">
            <text:p>25,629603</text:p>
          </table:table-cell>
          <table:table-cell office:value-type="float" office:value="54.473224000000002" table:style-name="ce3">
            <text:p>54,473224</text:p>
          </table:table-cell>
          <table:table-cell table:number-columns-repeated="16382"/>
        </table:table-row>
        <table:table-row table:style-name="ro2">
          <table:table-cell office:value-type="float" office:value="25.627803" table:style-name="ce3">
            <text:p>25,627803</text:p>
          </table:table-cell>
          <table:table-cell office:value-type="float" office:value="54.4709199999999" table:style-name="ce3">
            <text:p>54,47092</text:p>
          </table:table-cell>
          <table:table-cell table:number-columns-repeated="16382"/>
        </table:table-row>
        <table:table-row table:style-name="ro2">
          <table:table-cell office:value-type="float" office:value="25.627333" table:style-name="ce3">
            <text:p>25,627333</text:p>
          </table:table-cell>
          <table:table-cell office:value-type="float" office:value="54.470317999999999" table:style-name="ce3">
            <text:p>54,470318</text:p>
          </table:table-cell>
          <table:table-cell table:number-columns-repeated="16382"/>
        </table:table-row>
        <table:table-row table:style-name="ro2">
          <table:table-cell office:value-type="float" office:value="25.625347999999999" table:style-name="ce3">
            <text:p>25,625348</text:p>
          </table:table-cell>
          <table:table-cell office:value-type="float" office:value="54.467773999999999" table:style-name="ce3">
            <text:p>54,467774</text:p>
          </table:table-cell>
          <table:table-cell table:number-columns-repeated="16382"/>
        </table:table-row>
        <table:table-row table:style-name="ro2">
          <table:table-cell office:value-type="float" office:value="25.620815" table:style-name="ce3">
            <text:p>25,620815</text:p>
          </table:table-cell>
          <table:table-cell office:value-type="float" office:value="54.467516999999901" table:style-name="ce3">
            <text:p>54,467517</text:p>
          </table:table-cell>
          <table:table-cell table:number-columns-repeated="16382"/>
        </table:table-row>
        <table:table-row table:style-name="ro2">
          <table:table-cell office:value-type="float" office:value="25.611867" table:style-name="ce3">
            <text:p>25,611867</text:p>
          </table:table-cell>
          <table:table-cell office:value-type="float" office:value="54.464430999999898" table:style-name="ce3">
            <text:p>54,464431</text:p>
          </table:table-cell>
          <table:table-cell table:number-columns-repeated="16382"/>
        </table:table-row>
        <table:table-row table:style-name="ro2">
          <table:table-cell office:value-type="float" office:value="25.616693999999899" table:style-name="ce3">
            <text:p>25,616694</text:p>
          </table:table-cell>
          <table:table-cell office:value-type="float" office:value="54.459471999999998" table:style-name="ce3">
            <text:p>54,459472</text:p>
          </table:table-cell>
          <table:table-cell table:number-columns-repeated="16382"/>
        </table:table-row>
        <table:table-row table:style-name="ro2">
          <table:table-cell office:value-type="float" office:value="25.625640000000001" table:style-name="ce3">
            <text:p>25,62564</text:p>
          </table:table-cell>
          <table:table-cell office:value-type="float" office:value="54.459972999999998" table:style-name="ce3">
            <text:p>54,459973</text:p>
          </table:table-cell>
          <table:table-cell table:number-columns-repeated="16382"/>
        </table:table-row>
        <table:table-row table:style-name="ro2">
          <table:table-cell office:value-type="float" office:value="25.625768000000001" table:style-name="ce3">
            <text:p>25,625768</text:p>
          </table:table-cell>
          <table:table-cell office:value-type="float" office:value="54.459980000000002" table:style-name="ce3">
            <text:p>54,45998</text:p>
          </table:table-cell>
          <table:table-cell table:number-columns-repeated="16382"/>
        </table:table-row>
        <table:table-row table:style-name="ro2">
          <table:table-cell office:value-type="float" office:value="25.630153" table:style-name="ce3">
            <text:p>25,630153</text:p>
          </table:table-cell>
          <table:table-cell office:value-type="float" office:value="54.462845000000101" table:style-name="ce3">
            <text:p>54,462845</text:p>
          </table:table-cell>
          <table:table-cell table:number-columns-repeated="16382"/>
        </table:table-row>
        <table:table-row table:style-name="ro2">
          <table:table-cell office:value-type="float" office:value="25.634810999999999" table:style-name="ce3">
            <text:p>25,634811</text:p>
          </table:table-cell>
          <table:table-cell office:value-type="float" office:value="54.460529000000001" table:style-name="ce3">
            <text:p>54,460529</text:p>
          </table:table-cell>
          <table:table-cell table:number-columns-repeated="16382"/>
        </table:table-row>
        <table:table-row table:style-name="ro2">
          <table:table-cell office:value-type="float" office:value="25.639462999999999" table:style-name="ce3">
            <text:p>25,639463</text:p>
          </table:table-cell>
          <table:table-cell office:value-type="float" office:value="54.458233999999997" table:style-name="ce3">
            <text:p>54,458234</text:p>
          </table:table-cell>
          <table:table-cell table:number-columns-repeated="16382"/>
        </table:table-row>
        <table:table-row table:style-name="ro2">
          <table:table-cell office:value-type="float" office:value="25.634954999999898" table:style-name="ce3">
            <text:p>25,634955</text:p>
          </table:table-cell>
          <table:table-cell office:value-type="float" office:value="54.457934999999999" table:style-name="ce3">
            <text:p>54,457935</text:p>
          </table:table-cell>
          <table:table-cell table:number-columns-repeated="16382"/>
        </table:table-row>
        <table:table-row table:style-name="ro2">
          <table:table-cell office:value-type="float" office:value="25.630579000000001" table:style-name="ce3">
            <text:p>25,630579</text:p>
          </table:table-cell>
          <table:table-cell office:value-type="float" office:value="54.455058999999899" table:style-name="ce3">
            <text:p>54,455059</text:p>
          </table:table-cell>
          <table:table-cell table:number-columns-repeated="16382"/>
        </table:table-row>
        <table:table-row table:style-name="ro2">
          <table:table-cell office:value-type="float" office:value="25.635243999999901" table:style-name="ce3">
            <text:p>25,635244</text:p>
          </table:table-cell>
          <table:table-cell office:value-type="float" office:value="54.452749999999902" table:style-name="ce3">
            <text:p>54,45275</text:p>
          </table:table-cell>
          <table:table-cell table:number-columns-repeated="16382"/>
        </table:table-row>
        <table:table-row table:style-name="ro2">
          <table:table-cell office:value-type="float" office:value="25.630727" table:style-name="ce3">
            <text:p>25,630727</text:p>
          </table:table-cell>
          <table:table-cell office:value-type="float" office:value="54.452461" table:style-name="ce3">
            <text:p>54,452461</text:p>
          </table:table-cell>
          <table:table-cell table:number-columns-repeated="16382"/>
        </table:table-row>
        <table:table-row table:style-name="ro2">
          <table:table-cell office:value-type="float" office:value="25.631170999999998" table:style-name="ce3">
            <text:p>25,631171</text:p>
          </table:table-cell>
          <table:table-cell office:value-type="float" office:value="54.444682" table:style-name="ce3">
            <text:p>54,444682</text:p>
          </table:table-cell>
          <table:table-cell table:number-columns-repeated="16382"/>
        </table:table-row>
        <table:table-row table:style-name="ro2">
          <table:table-cell office:value-type="float" office:value="25.635691000000001" table:style-name="ce3">
            <text:p>25,635691</text:p>
          </table:table-cell>
          <table:table-cell office:value-type="float" office:value="54.444985000000003" table:style-name="ce3">
            <text:p>54,444985</text:p>
          </table:table-cell>
          <table:table-cell table:number-columns-repeated="16382"/>
        </table:table-row>
        <table:table-row table:style-name="ro2">
          <table:table-cell office:value-type="float" office:value="25.640664000000001" table:style-name="ce3">
            <text:p>25,640664</text:p>
          </table:table-cell>
          <table:table-cell office:value-type="float" office:value="54.437579999999997" table:style-name="ce3">
            <text:p>54,43758</text:p>
          </table:table-cell>
          <table:table-cell table:number-columns-repeated="16382"/>
        </table:table-row>
        <table:table-row table:style-name="ro2">
          <table:table-cell office:value-type="float" office:value="25.640982999999999" table:style-name="ce3">
            <text:p>25,640983</text:p>
          </table:table-cell>
          <table:table-cell office:value-type="float" office:value="54.432450000000003" table:style-name="ce3">
            <text:p>54,43245</text:p>
          </table:table-cell>
          <table:table-cell table:number-columns-repeated="16382"/>
        </table:table-row>
        <table:table-row table:style-name="ro2">
          <table:table-cell office:value-type="float" office:value="25.641144999999899" table:style-name="ce3">
            <text:p>25,641145</text:p>
          </table:table-cell>
          <table:table-cell office:value-type="float" office:value="54.4298929999999" table:style-name="ce3">
            <text:p>54,429893</text:p>
          </table:table-cell>
          <table:table-cell table:number-columns-repeated="16382"/>
        </table:table-row>
        <table:table-row table:style-name="ro2">
          <table:table-cell office:value-type="float" office:value="25.637131" table:style-name="ce3">
            <text:p>25,637131</text:p>
          </table:table-cell>
          <table:table-cell office:value-type="float" office:value="54.421833999999897" table:style-name="ce3">
            <text:p>54,421834</text:p>
          </table:table-cell>
          <table:table-cell table:number-columns-repeated="16382"/>
        </table:table-row>
        <table:table-row table:style-name="ro2">
          <table:table-cell office:value-type="float" office:value="25.635636000000002" table:style-name="ce3">
            <text:p>25,635636</text:p>
          </table:table-cell>
          <table:table-cell office:value-type="float" office:value="54.420827000000003" table:style-name="ce3">
            <text:p>54,420827</text:p>
          </table:table-cell>
          <table:table-cell table:number-columns-repeated="16382"/>
        </table:table-row>
        <table:table-row table:style-name="ro2">
          <table:table-cell office:value-type="float" office:value="25.629529999999999" table:style-name="ce3">
            <text:p>25,62953</text:p>
          </table:table-cell>
          <table:table-cell office:value-type="float" office:value="54.416710000000002" table:style-name="ce3">
            <text:p>54,41671</text:p>
          </table:table-cell>
          <table:table-cell table:number-columns-repeated="16382"/>
        </table:table-row>
        <table:table-row table:style-name="ro2">
          <table:table-cell office:value-type="float" office:value="25.628418" table:style-name="ce3">
            <text:p>25,628418</text:p>
          </table:table-cell>
          <table:table-cell office:value-type="float" office:value="54.415958000000003" table:style-name="ce3">
            <text:p>54,415958</text:p>
          </table:table-cell>
          <table:table-cell table:number-columns-repeated="16382"/>
        </table:table-row>
        <table:table-row table:style-name="ro2">
          <table:table-cell office:value-type="float" office:value="25.627023000000001" table:style-name="ce3">
            <text:p>25,627023</text:p>
          </table:table-cell>
          <table:table-cell office:value-type="float" office:value="54.414593000000004" table:style-name="ce3">
            <text:p>54,414593</text:p>
          </table:table-cell>
          <table:table-cell table:number-columns-repeated="16382"/>
        </table:table-row>
        <table:table-row table:style-name="ro2">
          <table:table-cell office:value-type="float" office:value="25.624815000000002" table:style-name="ce3">
            <text:p>25,624815</text:p>
          </table:table-cell>
          <table:table-cell office:value-type="float" office:value="54.412430000000001" table:style-name="ce3">
            <text:p>54,41243</text:p>
          </table:table-cell>
          <table:table-cell table:number-columns-repeated="16382"/>
        </table:table-row>
        <table:table-row table:style-name="ro2">
          <table:table-cell office:value-type="float" office:value="25.619848999999999" table:style-name="ce3">
            <text:p>25,619849</text:p>
          </table:table-cell>
          <table:table-cell office:value-type="float" office:value="54.407569000000002" table:style-name="ce3">
            <text:p>54,407569</text:p>
          </table:table-cell>
          <table:table-cell table:number-columns-repeated="16382"/>
        </table:table-row>
        <table:table-row table:style-name="ro2">
          <table:table-cell office:value-type="float" office:value="25.615646000000002" table:style-name="ce3">
            <text:p>25,615646</text:p>
          </table:table-cell>
          <table:table-cell office:value-type="float" office:value="54.402099" table:style-name="ce3">
            <text:p>54,402099</text:p>
          </table:table-cell>
          <table:table-cell table:number-columns-repeated="16382"/>
        </table:table-row>
        <table:table-row table:style-name="ro2">
          <table:table-cell office:value-type="float" office:value="25.611079" table:style-name="ce3">
            <text:p>25,611079</text:p>
          </table:table-cell>
          <table:table-cell office:value-type="float" office:value="54.401797999999999" table:style-name="ce3">
            <text:p>54,401798</text:p>
          </table:table-cell>
          <table:table-cell table:number-columns-repeated="16382"/>
        </table:table-row>
        <table:table-row table:style-name="ro2">
          <table:table-cell office:value-type="float" office:value="25.606504000000001" table:style-name="ce3">
            <text:p>25,606504</text:p>
          </table:table-cell>
          <table:table-cell office:value-type="float" office:value="54.401519999999998" table:style-name="ce3">
            <text:p>54,40152</text:p>
          </table:table-cell>
          <table:table-cell table:number-columns-repeated="16382"/>
        </table:table-row>
        <table:table-row table:style-name="ro2">
          <table:table-cell office:value-type="float" office:value="25.606327" table:style-name="ce3">
            <text:p>25,606327</text:p>
          </table:table-cell>
          <table:table-cell office:value-type="float" office:value="54.404117999999897" table:style-name="ce3">
            <text:p>54,404118</text:p>
          </table:table-cell>
          <table:table-cell table:number-columns-repeated="16382"/>
        </table:table-row>
        <table:table-row table:style-name="ro2">
          <table:table-cell office:value-type="float" office:value="25.605889000000001" table:style-name="ce3">
            <text:p>25,605889</text:p>
          </table:table-cell>
          <table:table-cell office:value-type="float" office:value="54.404334999999897" table:style-name="ce3">
            <text:p>54,404335</text:p>
          </table:table-cell>
          <table:table-cell table:number-columns-repeated="16382"/>
        </table:table-row>
        <table:table-row table:style-name="ro2">
          <table:table-cell office:value-type="float" office:value="25.601576999999999" table:style-name="ce3">
            <text:p>25,601577</text:p>
          </table:table-cell>
          <table:table-cell office:value-type="float" office:value="54.406463000000002" table:style-name="ce3">
            <text:p>54,406463</text:p>
          </table:table-cell>
          <table:table-cell table:number-columns-repeated="16382"/>
        </table:table-row>
        <table:table-row table:style-name="ro2">
          <table:table-cell office:value-type="float" office:value="25.597695000000002" table:style-name="ce3">
            <text:p>25,597695</text:p>
          </table:table-cell>
          <table:table-cell office:value-type="float" office:value="54.395820000000001" table:style-name="ce3">
            <text:p>54,39582</text:p>
          </table:table-cell>
          <table:table-cell table:number-columns-repeated="16382"/>
        </table:table-row>
        <table:table-row table:style-name="ro2">
          <table:table-cell office:value-type="float" office:value="25.597874999999998" table:style-name="ce3">
            <text:p>25,597875</text:p>
          </table:table-cell>
          <table:table-cell office:value-type="float" office:value="54.393218999999903" table:style-name="ce3">
            <text:p>54,393219</text:p>
          </table:table-cell>
          <table:table-cell table:number-columns-repeated="16382"/>
        </table:table-row>
        <table:table-row table:style-name="ro2">
          <table:table-cell office:value-type="float" office:value="25.600469" table:style-name="ce3">
            <text:p>25,600469</text:p>
          </table:table-cell>
          <table:table-cell office:value-type="float" office:value="54.390643999999902" table:style-name="ce3">
            <text:p>54,390644</text:p>
          </table:table-cell>
          <table:table-cell table:number-columns-repeated="16382"/>
        </table:table-row>
        <table:table-row table:style-name="ro2">
          <table:table-cell office:value-type="float" office:value="25.602833" table:style-name="ce3">
            <text:p>25,602833</text:p>
          </table:table-cell>
          <table:table-cell office:value-type="float" office:value="54.388299000000004" table:style-name="ce3">
            <text:p>54,388299</text:p>
          </table:table-cell>
          <table:table-cell table:number-columns-repeated="16382"/>
        </table:table-row>
        <table:table-row table:style-name="ro2">
          <table:table-cell office:value-type="float" office:value="25.603213" table:style-name="ce3">
            <text:p>25,603213</text:p>
          </table:table-cell>
          <table:table-cell office:value-type="float" office:value="54.383141000000002" table:style-name="ce3">
            <text:p>54,383141</text:p>
          </table:table-cell>
          <table:table-cell table:number-columns-repeated="16382"/>
        </table:table-row>
        <table:table-row table:style-name="ro2">
          <table:table-cell office:value-type="float" office:value="25.603401999999999" table:style-name="ce3">
            <text:p>25,603402</text:p>
          </table:table-cell>
          <table:table-cell office:value-type="float" office:value="54.380572000000001" table:style-name="ce3">
            <text:p>54,380572</text:p>
          </table:table-cell>
          <table:table-cell table:number-columns-repeated="16382"/>
        </table:table-row>
        <table:table-row table:style-name="ro2">
          <table:table-cell office:value-type="float" office:value="25.590724000000002" table:style-name="ce3">
            <text:p>25,590724</text:p>
          </table:table-cell>
          <table:table-cell office:value-type="float" office:value="54.376165" table:style-name="ce3">
            <text:p>54,376165</text:p>
          </table:table-cell>
          <table:table-cell table:number-columns-repeated="16382"/>
        </table:table-row>
        <table:table-row table:style-name="ro2">
          <table:table-cell office:value-type="float" office:value="25.585381000000002" table:style-name="ce3">
            <text:p>25,585381</text:p>
          </table:table-cell>
          <table:table-cell office:value-type="float" office:value="54.3743049999999" table:style-name="ce3">
            <text:p>54,374305</text:p>
          </table:table-cell>
          <table:table-cell table:number-columns-repeated="16382"/>
        </table:table-row>
        <table:table-row table:style-name="ro2">
          <table:table-cell office:value-type="float" office:value="25.576339999999998" table:style-name="ce3">
            <text:p>25,57634</text:p>
          </table:table-cell>
          <table:table-cell office:value-type="float" office:value="54.371253000000003" table:style-name="ce3">
            <text:p>54,371253</text:p>
          </table:table-cell>
          <table:table-cell table:number-columns-repeated="16382"/>
        </table:table-row>
        <table:table-row table:style-name="ro2">
          <table:table-cell office:value-type="float" office:value="25.574182" table:style-name="ce3">
            <text:p>25,574182</text:p>
          </table:table-cell>
          <table:table-cell office:value-type="float" office:value="54.365288999999997" table:style-name="ce3">
            <text:p>54,365289</text:p>
          </table:table-cell>
          <table:table-cell table:number-columns-repeated="16382"/>
        </table:table-row>
        <table:table-row table:style-name="ro2">
          <table:table-cell office:value-type="float" office:value="25.573492999999999" table:style-name="ce3">
            <text:p>25,573493</text:p>
          </table:table-cell>
          <table:table-cell office:value-type="float" office:value="54.363391999999997" table:style-name="ce3">
            <text:p>54,363392</text:p>
          </table:table-cell>
          <table:table-cell table:number-columns-repeated="16382"/>
        </table:table-row>
        <table:table-row table:style-name="ro2">
          <table:table-cell office:value-type="float" office:value="25.572575000000001" table:style-name="ce3">
            <text:p>25,572575</text:p>
          </table:table-cell>
          <table:table-cell office:value-type="float" office:value="54.360850999999997" table:style-name="ce3">
            <text:p>54,360851</text:p>
          </table:table-cell>
          <table:table-cell table:number-columns-repeated="16382"/>
        </table:table-row>
        <table:table-row table:style-name="ro2">
          <table:table-cell office:value-type="float" office:value="25.572493000000001" table:style-name="ce3">
            <text:p>25,572493</text:p>
          </table:table-cell>
          <table:table-cell office:value-type="float" office:value="54.360622999999997" table:style-name="ce3">
            <text:p>54,360623</text:p>
          </table:table-cell>
          <table:table-cell table:number-columns-repeated="16382"/>
        </table:table-row>
        <table:table-row table:style-name="ro2">
          <table:table-cell office:value-type="float" office:value="25.568666" table:style-name="ce3">
            <text:p>25,568666</text:p>
          </table:table-cell>
          <table:table-cell office:value-type="float" office:value="54.349995999999997" table:style-name="ce3">
            <text:p>54,349996</text:p>
          </table:table-cell>
          <table:table-cell table:number-columns-repeated="16382"/>
        </table:table-row>
        <table:table-row table:style-name="ro2">
          <table:table-cell office:value-type="float" office:value="25.556103" table:style-name="ce3">
            <text:p>25,556103</text:p>
          </table:table-cell>
          <table:table-cell office:value-type="float" office:value="54.349369000000003" table:style-name="ce3">
            <text:p>54,349369</text:p>
          </table:table-cell>
          <table:table-cell table:number-columns-repeated="16382"/>
        </table:table-row>
        <table:table-row table:style-name="ro2">
          <table:table-cell office:value-type="float" office:value="25.550070999999999" table:style-name="ce3">
            <text:p>25,550071</text:p>
          </table:table-cell>
          <table:table-cell office:value-type="float" office:value="54.349067999999903" table:style-name="ce3">
            <text:p>54,349068</text:p>
          </table:table-cell>
          <table:table-cell table:number-columns-repeated="16382"/>
        </table:table-row>
        <table:table-row table:style-name="ro2">
          <table:table-cell office:value-type="float" office:value="25.545393999999899" table:style-name="ce3">
            <text:p>25,545394</text:p>
          </table:table-cell>
          <table:table-cell office:value-type="float" office:value="54.348777999999903" table:style-name="ce3">
            <text:p>54,348778</text:p>
          </table:table-cell>
          <table:table-cell table:number-columns-repeated="16382"/>
        </table:table-row>
        <table:table-row table:style-name="ro2">
          <table:table-cell office:value-type="float" office:value="25.545763000000001" table:style-name="ce3">
            <text:p>25,545763</text:p>
          </table:table-cell>
          <table:table-cell office:value-type="float" office:value="54.343514000000098" table:style-name="ce3">
            <text:p>54,343514</text:p>
          </table:table-cell>
          <table:table-cell table:number-columns-repeated="16382"/>
        </table:table-row>
        <table:table-row table:style-name="ro2">
          <table:table-cell office:value-type="float" office:value="25.545949999999898" table:style-name="ce3">
            <text:p>25,54595</text:p>
          </table:table-cell>
          <table:table-cell office:value-type="float" office:value="54.340881000000003" table:style-name="ce3">
            <text:p>54,340881</text:p>
          </table:table-cell>
          <table:table-cell table:number-columns-repeated="16382"/>
        </table:table-row>
        <table:table-row table:style-name="ro2">
          <table:table-cell office:value-type="float" office:value="25.546136999999899" table:style-name="ce3">
            <text:p>25,546137</text:p>
          </table:table-cell>
          <table:table-cell office:value-type="float" office:value="54.338244000000003" table:style-name="ce3">
            <text:p>54,338244</text:p>
          </table:table-cell>
          <table:table-cell table:number-columns-repeated="16382"/>
        </table:table-row>
        <table:table-row table:style-name="ro2">
          <table:table-cell office:value-type="float" office:value="25.550833999999998" table:style-name="ce3">
            <text:p>25,550834</text:p>
          </table:table-cell>
          <table:table-cell office:value-type="float" office:value="54.338560999999999" table:style-name="ce3">
            <text:p>54,338561</text:p>
          </table:table-cell>
          <table:table-cell table:number-columns-repeated="16382"/>
        </table:table-row>
        <table:table-row table:style-name="ro2">
          <table:table-cell office:value-type="float" office:value="25.560210000000001" table:style-name="ce3">
            <text:p>25,56021</text:p>
          </table:table-cell>
          <table:table-cell office:value-type="float" office:value="54.339165000000001" table:style-name="ce3">
            <text:p>54,339165</text:p>
          </table:table-cell>
          <table:table-cell table:number-columns-repeated="16382"/>
        </table:table-row>
        <table:table-row table:style-name="ro2">
          <table:table-cell office:value-type="float" office:value="25.565294999999999" table:style-name="ce3">
            <text:p>25,565295</text:p>
          </table:table-cell>
          <table:table-cell office:value-type="float" office:value="54.334209999999899" table:style-name="ce3">
            <text:p>54,33421</text:p>
          </table:table-cell>
          <table:table-cell table:number-columns-repeated="16382"/>
        </table:table-row>
        <table:table-row table:style-name="ro2">
          <table:table-cell office:value-type="float" office:value="25.565587000000001" table:style-name="ce3">
            <text:p>25,565587</text:p>
          </table:table-cell>
          <table:table-cell office:value-type="float" office:value="54.331486999999903" table:style-name="ce3">
            <text:p>54,331487</text:p>
          </table:table-cell>
          <table:table-cell table:number-columns-repeated="16382"/>
        </table:table-row>
        <table:table-row table:style-name="ro2">
          <table:table-cell office:value-type="float" office:value="25.560853000000002" table:style-name="ce3">
            <text:p>25,560853</text:p>
          </table:table-cell>
          <table:table-cell office:value-type="float" office:value="54.331358999999999" table:style-name="ce3">
            <text:p>54,331359</text:p>
          </table:table-cell>
          <table:table-cell table:number-columns-repeated="16382"/>
        </table:table-row>
        <table:table-row table:style-name="ro2">
          <table:table-cell office:value-type="float" office:value="25.560918999999998" table:style-name="ce3">
            <text:p>25,560919</text:p>
          </table:table-cell>
          <table:table-cell office:value-type="float" office:value="54.32985" table:style-name="ce3">
            <text:p>54,32985</text:p>
          </table:table-cell>
          <table:table-cell table:number-columns-repeated="16382"/>
        </table:table-row>
        <table:table-row table:style-name="ro2">
          <table:table-cell office:value-type="float" office:value="25.560968999999901" table:style-name="ce3">
            <text:p>25,560969</text:p>
          </table:table-cell>
          <table:table-cell office:value-type="float" office:value="54.328670000000002" table:style-name="ce3">
            <text:p>54,32867</text:p>
          </table:table-cell>
          <table:table-cell table:number-columns-repeated="16382"/>
        </table:table-row>
        <table:table-row table:style-name="ro2">
          <table:table-cell office:value-type="float" office:value="25.561097" table:style-name="ce3">
            <text:p>25,561097</text:p>
          </table:table-cell>
          <table:table-cell office:value-type="float" office:value="54.325674999999997" table:style-name="ce3">
            <text:p>54,325675</text:p>
          </table:table-cell>
          <table:table-cell table:number-columns-repeated="16382"/>
        </table:table-row>
        <table:table-row table:style-name="ro2">
          <table:table-cell office:value-type="float" office:value="25.5662179999999" table:style-name="ce3">
            <text:p>25,566218</text:p>
          </table:table-cell>
          <table:table-cell office:value-type="float" office:value="54.322989999999997" table:style-name="ce3">
            <text:p>54,32299</text:p>
          </table:table-cell>
          <table:table-cell table:number-columns-repeated="16382"/>
        </table:table-row>
        <table:table-row table:style-name="ro2">
          <table:table-cell office:value-type="float" office:value="25.5710979999999" table:style-name="ce3">
            <text:p>25,571098</text:p>
          </table:table-cell>
          <table:table-cell office:value-type="float" office:value="54.323138" table:style-name="ce3">
            <text:p>54,323138</text:p>
          </table:table-cell>
          <table:table-cell table:number-columns-repeated="16382"/>
        </table:table-row>
        <table:table-row table:style-name="ro2">
          <table:table-cell office:value-type="float" office:value="25.5757609999999" table:style-name="ce3">
            <text:p>25,575761</text:p>
          </table:table-cell>
          <table:table-cell office:value-type="float" office:value="54.323962999999999" table:style-name="ce3">
            <text:p>54,323963</text:p>
          </table:table-cell>
          <table:table-cell table:number-columns-repeated="16382"/>
        </table:table-row>
        <table:table-row table:style-name="ro2">
          <table:table-cell office:value-type="float" office:value="25.590056000000001" table:style-name="ce3">
            <text:p>25,590056</text:p>
          </table:table-cell>
          <table:table-cell office:value-type="float" office:value="54.326483999999901" table:style-name="ce3">
            <text:p>54,326484</text:p>
          </table:table-cell>
          <table:table-cell table:number-columns-repeated="16382"/>
        </table:table-row>
        <table:table-row table:style-name="ro2">
          <table:table-cell office:value-type="float" office:value="25.599329999999998" table:style-name="ce3">
            <text:p>25,59933</text:p>
          </table:table-cell>
          <table:table-cell office:value-type="float" office:value="54.329532999999998" table:style-name="ce3">
            <text:p>54,329533</text:p>
          </table:table-cell>
          <table:table-cell table:number-columns-repeated="16382"/>
        </table:table-row>
        <table:table-row table:style-name="ro2">
          <table:table-cell office:value-type="float" office:value="25.604689999999898" table:style-name="ce3">
            <text:p>25,60469</text:p>
          </table:table-cell>
          <table:table-cell office:value-type="float" office:value="54.324150000000003" table:style-name="ce3">
            <text:p>54,32415</text:p>
          </table:table-cell>
          <table:table-cell table:number-columns-repeated="16382"/>
        </table:table-row>
        <table:table-row table:style-name="ro2">
          <table:table-cell office:value-type="float" office:value="25.614509000000002" table:style-name="ce3">
            <text:p>25,614509</text:p>
          </table:table-cell>
          <table:table-cell office:value-type="float" office:value="54.321682000000102" table:style-name="ce3">
            <text:p>54,321682</text:p>
          </table:table-cell>
          <table:table-cell table:number-columns-repeated="16382"/>
        </table:table-row>
        <table:table-row table:style-name="ro2">
          <table:table-cell office:value-type="float" office:value="25.624275000000001" table:style-name="ce3">
            <text:p>25,624275</text:p>
          </table:table-cell>
          <table:table-cell office:value-type="float" office:value="54.319229" table:style-name="ce3">
            <text:p>54,319229</text:p>
          </table:table-cell>
          <table:table-cell table:number-columns-repeated="16382"/>
        </table:table-row>
        <table:table-row table:style-name="ro2">
          <table:table-cell office:value-type="float" office:value="25.628997000000101" table:style-name="ce3">
            <text:p>25,628997</text:p>
          </table:table-cell>
          <table:table-cell office:value-type="float" office:value="54.319383999999999" table:style-name="ce3">
            <text:p>54,319384</text:p>
          </table:table-cell>
          <table:table-cell table:number-columns-repeated="16382"/>
        </table:table-row>
        <table:table-row table:style-name="ro2">
          <table:table-cell office:value-type="float" office:value="25.633703000000001" table:style-name="ce3">
            <text:p>25,633703</text:p>
          </table:table-cell>
          <table:table-cell office:value-type="float" office:value="54.319545999999903" table:style-name="ce3">
            <text:p>54,319546</text:p>
          </table:table-cell>
          <table:table-cell table:number-columns-repeated="16382"/>
        </table:table-row>
        <table:table-row table:style-name="ro2">
          <table:table-cell office:value-type="float" office:value="25.642534999999999" table:style-name="ce3">
            <text:p>25,642535</text:p>
          </table:table-cell>
          <table:table-cell office:value-type="float" office:value="54.325382999999903" table:style-name="ce3">
            <text:p>54,325383</text:p>
          </table:table-cell>
          <table:table-cell table:number-columns-repeated="16382"/>
        </table:table-row>
        <table:table-row table:style-name="ro2">
          <table:table-cell office:value-type="float" office:value="25.647172999999999" table:style-name="ce3">
            <text:p>25,647173</text:p>
          </table:table-cell>
          <table:table-cell office:value-type="float" office:value="54.325547" table:style-name="ce3">
            <text:p>54,325547</text:p>
          </table:table-cell>
          <table:table-cell table:number-columns-repeated="16382"/>
        </table:table-row>
        <table:table-row table:style-name="ro2">
          <table:table-cell office:value-type="float" office:value="25.651772000000001" table:style-name="ce3">
            <text:p>25,651772</text:p>
          </table:table-cell>
          <table:table-cell office:value-type="float" office:value="54.325713999999898" table:style-name="ce3">
            <text:p>54,325714</text:p>
          </table:table-cell>
          <table:table-cell table:number-columns-repeated="16382"/>
        </table:table-row>
        <table:table-row table:style-name="ro2">
          <table:table-cell office:value-type="float" office:value="25.651995999999901" table:style-name="ce3">
            <text:p>25,651996</text:p>
          </table:table-cell>
          <table:table-cell office:value-type="float" office:value="54.322966999999998" table:style-name="ce3">
            <text:p>54,322967</text:p>
          </table:table-cell>
          <table:table-cell table:number-columns-repeated="16382"/>
        </table:table-row>
        <table:table-row table:style-name="ro2">
          <table:table-cell office:value-type="float" office:value="25.654063000000001" table:style-name="ce3">
            <text:p>25,654063</text:p>
          </table:table-cell>
          <table:table-cell office:value-type="float" office:value="54.320777" table:style-name="ce3">
            <text:p>54,320777</text:p>
          </table:table-cell>
          <table:table-cell table:number-columns-repeated="16382"/>
        </table:table-row>
        <table:table-row table:style-name="ro2">
          <table:table-cell office:value-type="float" office:value="25.657012000000002" table:style-name="ce3">
            <text:p>25,657012</text:p>
          </table:table-cell>
          <table:table-cell office:value-type="float" office:value="54.317644999999999" table:style-name="ce3">
            <text:p>54,317645</text:p>
          </table:table-cell>
          <table:table-cell table:number-columns-repeated="16382"/>
        </table:table-row>
        <table:table-row table:style-name="ro2">
          <table:table-cell office:value-type="float" office:value="25.659818000000001" table:style-name="ce3">
            <text:p>25,659818</text:p>
          </table:table-cell>
          <table:table-cell office:value-type="float" office:value="54.320492000000002" table:style-name="ce3">
            <text:p>54,320492</text:p>
          </table:table-cell>
          <table:table-cell table:number-columns-repeated="16382"/>
        </table:table-row>
        <table:table-row table:style-name="ro2">
          <table:table-cell office:value-type="float" office:value="25.665472000000001" table:style-name="ce3">
            <text:p>25,665472</text:p>
          </table:table-cell>
          <table:table-cell office:value-type="float" office:value="54.326224000000003" table:style-name="ce3">
            <text:p>54,326224</text:p>
          </table:table-cell>
          <table:table-cell table:number-columns-repeated="16382"/>
        </table:table-row>
        <table:table-row table:style-name="ro2">
          <table:table-cell office:value-type="float" office:value="25.674116999999999" table:style-name="ce3">
            <text:p>25,674117</text:p>
          </table:table-cell>
          <table:table-cell office:value-type="float" office:value="54.332042999999899" table:style-name="ce3">
            <text:p>54,332043</text:p>
          </table:table-cell>
          <table:table-cell table:number-columns-repeated="16382"/>
        </table:table-row>
        <table:table-row table:style-name="ro2">
          <table:table-cell office:value-type="float" office:value="25.678677999999898" table:style-name="ce3">
            <text:p>25,678678</text:p>
          </table:table-cell>
          <table:table-cell office:value-type="float" office:value="54.332211000000001" table:style-name="ce3">
            <text:p>54,332211</text:p>
          </table:table-cell>
          <table:table-cell table:number-columns-repeated="16382"/>
        </table:table-row>
        <table:table-row table:style-name="ro2">
          <table:table-cell office:value-type="float" office:value="25.692346000000001" table:style-name="ce3">
            <text:p>25,692346</text:p>
          </table:table-cell>
          <table:table-cell office:value-type="float" office:value="54.332711000000003" table:style-name="ce3">
            <text:p>54,332711</text:p>
          </table:table-cell>
          <table:table-cell table:number-columns-repeated="16382"/>
        </table:table-row>
        <table:table-row table:style-name="ro2">
          <table:table-cell office:value-type="float" office:value="25.697407999999999" table:style-name="ce3">
            <text:p>25,697408</text:p>
          </table:table-cell>
          <table:table-cell office:value-type="float" office:value="54.327407000000001" table:style-name="ce3">
            <text:p>54,327407</text:p>
          </table:table-cell>
          <table:table-cell table:number-columns-repeated="16382"/>
        </table:table-row>
        <table:table-row table:style-name="ro2">
          <table:table-cell office:value-type="float" office:value="25.717161000000001" table:style-name="ce3">
            <text:p>25,717161</text:p>
          </table:table-cell>
          <table:table-cell office:value-type="float" office:value="54.311675999999999" table:style-name="ce3">
            <text:p>54,311676</text:p>
          </table:table-cell>
          <table:table-cell table:number-columns-repeated="16382"/>
        </table:table-row>
        <table:table-row table:style-name="ro2">
          <table:table-cell office:value-type="float" office:value="25.72223" table:style-name="ce3">
            <text:p>25,72223</text:p>
          </table:table-cell>
          <table:table-cell office:value-type="float" office:value="54.306376999999998" table:style-name="ce3">
            <text:p>54,306377</text:p>
          </table:table-cell>
          <table:table-cell table:number-columns-repeated="16382"/>
        </table:table-row>
        <table:table-row table:style-name="ro2">
          <table:table-cell office:value-type="float" office:value="25.713591999999899" table:style-name="ce3">
            <text:p>25,713592</text:p>
          </table:table-cell>
          <table:table-cell office:value-type="float" office:value="54.300562999999897" table:style-name="ce3">
            <text:p>54,300563</text:p>
          </table:table-cell>
          <table:table-cell table:number-columns-repeated="16382"/>
        </table:table-row>
        <table:table-row table:style-name="ro2">
          <table:table-cell office:value-type="float" office:value="25.718412000000001" table:style-name="ce3">
            <text:p>25,718412</text:p>
          </table:table-cell>
          <table:table-cell office:value-type="float" office:value="54.298003999999899" table:style-name="ce3">
            <text:p>54,298004</text:p>
          </table:table-cell>
          <table:table-cell table:number-columns-repeated="16382"/>
        </table:table-row>
        <table:table-row table:style-name="ro2">
          <table:table-cell office:value-type="float" office:value="25.723234999999899" table:style-name="ce3">
            <text:p>25,723235</text:p>
          </table:table-cell>
          <table:table-cell office:value-type="float" office:value="54.295439999999999" table:style-name="ce3">
            <text:p>54,29544</text:p>
          </table:table-cell>
          <table:table-cell table:number-columns-repeated="16382"/>
        </table:table-row>
        <table:table-row table:style-name="ro2">
          <table:table-cell office:value-type="float" office:value="25.718902" table:style-name="ce3">
            <text:p>25,718902</text:p>
          </table:table-cell>
          <table:table-cell office:value-type="float" office:value="54.292529000000002" table:style-name="ce3">
            <text:p>54,292529</text:p>
          </table:table-cell>
          <table:table-cell table:number-columns-repeated="16382"/>
        </table:table-row>
        <table:table-row table:style-name="ro2">
          <table:table-cell office:value-type="float" office:value="25.714556000000002" table:style-name="ce3">
            <text:p>25,714556</text:p>
          </table:table-cell>
          <table:table-cell office:value-type="float" office:value="54.289608000000001" table:style-name="ce3">
            <text:p>54,289608</text:p>
          </table:table-cell>
          <table:table-cell table:number-columns-repeated="16382"/>
        </table:table-row>
        <table:table-row table:style-name="ro2">
          <table:table-cell office:value-type="float" office:value="25.717376999999999" table:style-name="ce3">
            <text:p>25,717377</text:p>
          </table:table-cell>
          <table:table-cell office:value-type="float" office:value="54.2881169999999" table:style-name="ce3">
            <text:p>54,288117</text:p>
          </table:table-cell>
          <table:table-cell table:number-columns-repeated="16382"/>
        </table:table-row>
        <table:table-row table:style-name="ro2">
          <table:table-cell office:value-type="float" office:value="25.722833999999999" table:style-name="ce3">
            <text:p>25,722834</text:p>
          </table:table-cell>
          <table:table-cell office:value-type="float" office:value="54.285224999999997" table:style-name="ce3">
            <text:p>54,285225</text:p>
          </table:table-cell>
          <table:table-cell table:number-columns-repeated="16382"/>
        </table:table-row>
        <table:table-row table:style-name="ro2">
          <table:table-cell office:value-type="float" office:value="25.724551999999999" table:style-name="ce3">
            <text:p>25,724552</text:p>
          </table:table-cell>
          <table:table-cell office:value-type="float" office:value="54.284317999999999" table:style-name="ce3">
            <text:p>54,284318</text:p>
          </table:table-cell>
          <table:table-cell table:number-columns-repeated="16382"/>
        </table:table-row>
        <table:table-row table:style-name="ro2">
          <table:table-cell office:value-type="float" office:value="25.729049" table:style-name="ce3">
            <text:p>25,729049</text:p>
          </table:table-cell>
          <table:table-cell office:value-type="float" office:value="54.281936000000002" table:style-name="ce3">
            <text:p>54,281936</text:p>
          </table:table-cell>
          <table:table-cell table:number-columns-repeated="16382"/>
        </table:table-row>
        <table:table-row table:style-name="ro2">
          <table:table-cell office:value-type="float" office:value="25.733380999999898" table:style-name="ce3">
            <text:p>25,733381</text:p>
          </table:table-cell>
          <table:table-cell office:value-type="float" office:value="54.284846000000002" table:style-name="ce3">
            <text:p>54,284846</text:p>
          </table:table-cell>
          <table:table-cell table:number-columns-repeated="16382"/>
        </table:table-row>
        <table:table-row table:style-name="ro2">
          <table:table-cell office:value-type="float" office:value="25.737953000000001" table:style-name="ce3">
            <text:p>25,737953</text:p>
          </table:table-cell>
          <table:table-cell office:value-type="float" office:value="54.285021999999998" table:style-name="ce3">
            <text:p>54,285022</text:p>
          </table:table-cell>
          <table:table-cell table:number-columns-repeated="16382"/>
        </table:table-row>
        <table:table-row table:style-name="ro2">
          <table:table-cell office:value-type="float" office:value="25.738204" table:style-name="ce3">
            <text:p>25,738204</text:p>
          </table:table-cell>
          <table:table-cell office:value-type="float" office:value="54.282286999999897" table:style-name="ce3">
            <text:p>54,282287</text:p>
          </table:table-cell>
          <table:table-cell table:number-columns-repeated="16382"/>
        </table:table-row>
        <table:table-row table:style-name="ro2">
          <table:table-cell office:value-type="float" office:value="25.742515999999998" table:style-name="ce3">
            <text:p>25,742516</text:p>
          </table:table-cell>
          <table:table-cell office:value-type="float" office:value="54.285190999999898" table:style-name="ce3">
            <text:p>54,285191</text:p>
          </table:table-cell>
          <table:table-cell table:number-columns-repeated="16382"/>
        </table:table-row>
        <table:table-row table:style-name="ro2">
          <table:table-cell office:value-type="float" office:value="25.747330000000002" table:style-name="ce3">
            <text:p>25,74733</text:p>
          </table:table-cell>
          <table:table-cell office:value-type="float" office:value="54.282626999999898" table:style-name="ce3">
            <text:p>54,282627</text:p>
          </table:table-cell>
          <table:table-cell table:number-columns-repeated="16382"/>
        </table:table-row>
        <table:table-row table:style-name="ro2">
          <table:table-cell office:value-type="float" office:value="25.751884" table:style-name="ce3">
            <text:p>25,751884</text:p>
          </table:table-cell>
          <table:table-cell office:value-type="float" office:value="54.282791000000003" table:style-name="ce3">
            <text:p>54,282791</text:p>
          </table:table-cell>
          <table:table-cell table:number-columns-repeated="16382"/>
        </table:table-row>
        <table:table-row table:style-name="ro2">
          <table:table-cell office:value-type="float" office:value="25.752140999999899" table:style-name="ce3">
            <text:p>25,752141</text:p>
          </table:table-cell>
          <table:table-cell office:value-type="float" office:value="54.280059999999899" table:style-name="ce3">
            <text:p>54,28006</text:p>
          </table:table-cell>
          <table:table-cell table:number-columns-repeated="16382"/>
        </table:table-row>
        <table:table-row table:style-name="ro2">
          <table:table-cell office:value-type="float" office:value="25.756454999999999" table:style-name="ce3">
            <text:p>25,756455</text:p>
          </table:table-cell>
          <table:table-cell office:value-type="float" office:value="54.282947999999998" table:style-name="ce3">
            <text:p>54,282948</text:p>
          </table:table-cell>
          <table:table-cell table:number-columns-repeated="16382"/>
        </table:table-row>
        <table:table-row table:style-name="ro2">
          <table:table-cell office:value-type="float" office:value="25.761165999999999" table:style-name="ce3">
            <text:p>25,761166</text:p>
          </table:table-cell>
          <table:table-cell office:value-type="float" office:value="54.283016000000003" table:style-name="ce3">
            <text:p>54,283016</text:p>
          </table:table-cell>
          <table:table-cell table:number-columns-repeated="16382"/>
        </table:table-row>
        <table:table-row table:style-name="ro2">
          <table:table-cell office:value-type="float" office:value="25.761417000000002" table:style-name="ce3">
            <text:p>25,761417</text:p>
          </table:table-cell>
          <table:table-cell office:value-type="float" office:value="54.280285999999997" table:style-name="ce3">
            <text:p>54,280286</text:p>
          </table:table-cell>
          <table:table-cell table:number-columns-repeated="16382"/>
        </table:table-row>
        <table:table-row table:style-name="ro2">
          <table:table-cell office:value-type="float" office:value="25.766285" table:style-name="ce3">
            <text:p>25,766285</text:p>
          </table:table-cell>
          <table:table-cell office:value-type="float" office:value="54.277621999999901" table:style-name="ce3">
            <text:p>54,277622</text:p>
          </table:table-cell>
          <table:table-cell table:number-columns-repeated="16382"/>
        </table:table-row>
        <table:table-row table:style-name="ro2">
          <table:table-cell office:value-type="float" office:value="25.761921000000001" table:style-name="ce3">
            <text:p>25,761921</text:p>
          </table:table-cell>
          <table:table-cell office:value-type="float" office:value="54.274830000000001" table:style-name="ce3">
            <text:p>54,27483</text:p>
          </table:table-cell>
          <table:table-cell table:number-columns-repeated="16382"/>
        </table:table-row>
        <table:table-row table:style-name="ro2">
          <table:table-cell office:value-type="float" office:value="25.7667549999999" table:style-name="ce3">
            <text:p>25,766755</text:p>
          </table:table-cell>
          <table:table-cell office:value-type="float" office:value="54.272170000000003" table:style-name="ce3">
            <text:p>54,27217</text:p>
          </table:table-cell>
          <table:table-cell table:number-columns-repeated="16382"/>
        </table:table-row>
        <table:table-row table:style-name="ro2">
          <table:table-cell office:value-type="float" office:value="25.766984999999998" table:style-name="ce3">
            <text:p>25,766985</text:p>
          </table:table-cell>
          <table:table-cell office:value-type="float" office:value="54.269444" table:style-name="ce3">
            <text:p>54,269444</text:p>
          </table:table-cell>
          <table:table-cell table:number-columns-repeated="16382"/>
        </table:table-row>
        <table:table-row table:style-name="ro2">
          <table:table-cell office:value-type="float" office:value="25.771979000000002" table:style-name="ce3">
            <text:p>25,771979</text:p>
          </table:table-cell>
          <table:table-cell office:value-type="float" office:value="54.261406000000001" table:style-name="ce3">
            <text:p>54,261406</text:p>
          </table:table-cell>
          <table:table-cell table:number-columns-repeated="16382"/>
        </table:table-row>
        <table:table-row table:style-name="ro2">
          <table:table-cell office:value-type="float" office:value="25.776613999999899" table:style-name="ce3">
            <text:p>25,776614</text:p>
          </table:table-cell>
          <table:table-cell office:value-type="float" office:value="54.256128999999902" table:style-name="ce3">
            <text:p>54,256129</text:p>
          </table:table-cell>
          <table:table-cell table:number-columns-repeated="16382"/>
        </table:table-row>
        <table:table-row table:style-name="ro2">
          <table:table-cell office:value-type="float" office:value="25.785405000000001" table:style-name="ce3">
            <text:p>25,785405</text:p>
          </table:table-cell>
          <table:table-cell office:value-type="float" office:value="54.251064999999898" table:style-name="ce3">
            <text:p>54,251065</text:p>
          </table:table-cell>
          <table:table-cell table:number-columns-repeated="16382"/>
        </table:table-row>
        <table:table-row table:style-name="ro2">
          <table:table-cell office:value-type="float" office:value="25.785567" table:style-name="ce3">
            <text:p>25,785567</text:p>
          </table:table-cell>
          <table:table-cell office:value-type="float" office:value="54.248348" table:style-name="ce3">
            <text:p>54,248348</text:p>
          </table:table-cell>
          <table:table-cell table:number-columns-repeated="16382"/>
        </table:table-row>
        <table:table-row table:style-name="ro2">
          <table:table-cell office:value-type="float" office:value="25.794035999999998" table:style-name="ce3">
            <text:p>25,794036</text:p>
          </table:table-cell>
          <table:table-cell office:value-type="float" office:value="54.248748999999997" table:style-name="ce3">
            <text:p>54,248749</text:p>
          </table:table-cell>
          <table:table-cell table:number-columns-repeated="16382"/>
        </table:table-row>
        <table:table-row table:style-name="ro2">
          <table:table-cell office:value-type="float" office:value="25.798324999999998" table:style-name="ce3">
            <text:p>25,798325</text:p>
          </table:table-cell>
          <table:table-cell office:value-type="float" office:value="54.248938999999901" table:style-name="ce3">
            <text:p>54,248939</text:p>
          </table:table-cell>
          <table:table-cell table:number-columns-repeated="16382"/>
        </table:table-row>
        <table:table-row table:style-name="ro2">
          <table:table-cell office:value-type="float" office:value="25.798470999999999" table:style-name="ce3">
            <text:p>25,798471</text:p>
          </table:table-cell>
          <table:table-cell office:value-type="float" office:value="54.246226" table:style-name="ce3">
            <text:p>54,246226</text:p>
          </table:table-cell>
          <table:table-cell table:number-columns-repeated="16382"/>
        </table:table-row>
        <table:table-row table:style-name="ro2">
          <table:table-cell office:value-type="float" office:value="25.798617" table:style-name="ce3">
            <text:p>25,798617</text:p>
          </table:table-cell>
          <table:table-cell office:value-type="float" office:value="54.243513999999898" table:style-name="ce3">
            <text:p>54,243514</text:p>
          </table:table-cell>
          <table:table-cell table:number-columns-repeated="16382"/>
        </table:table-row>
        <table:table-row table:style-name="ro2">
          <table:table-cell office:value-type="float" office:value="25.782015999999999" table:style-name="ce3">
            <text:p>25,782016</text:p>
          </table:table-cell>
          <table:table-cell office:value-type="float" office:value="54.237291999999997" table:style-name="ce3">
            <text:p>54,237292</text:p>
          </table:table-cell>
          <table:table-cell table:number-columns-repeated="16382"/>
        </table:table-row>
        <table:table-row table:style-name="ro2">
          <table:table-cell office:value-type="float" office:value="25.765937000000001" table:style-name="ce3">
            <text:p>25,765937</text:p>
          </table:table-cell>
          <table:table-cell office:value-type="float" office:value="54.231223" table:style-name="ce3">
            <text:p>54,231223</text:p>
          </table:table-cell>
          <table:table-cell table:number-columns-repeated="16382"/>
        </table:table-row>
        <table:table-row table:style-name="ro2">
          <table:table-cell office:value-type="float" office:value="25.770275999999999" table:style-name="ce3">
            <text:p>25,770276</text:p>
          </table:table-cell>
          <table:table-cell office:value-type="float" office:value="54.225909999999899" table:style-name="ce3">
            <text:p>54,22591</text:p>
          </table:table-cell>
          <table:table-cell table:number-columns-repeated="16382"/>
        </table:table-row>
        <table:table-row table:style-name="ro2">
          <table:table-cell office:value-type="float" office:value="25.766207999999899" table:style-name="ce3">
            <text:p>25,766208</text:p>
          </table:table-cell>
          <table:table-cell office:value-type="float" office:value="54.225763999999998" table:style-name="ce3">
            <text:p>54,225764</text:p>
          </table:table-cell>
          <table:table-cell table:number-columns-repeated="16382"/>
        </table:table-row>
        <table:table-row table:style-name="ro2">
          <table:table-cell office:value-type="float" office:value="25.770237000000002" table:style-name="ce3">
            <text:p>25,770237</text:p>
          </table:table-cell>
          <table:table-cell office:value-type="float" office:value="54.223163999999997" table:style-name="ce3">
            <text:p>54,223164</text:p>
          </table:table-cell>
          <table:table-cell table:number-columns-repeated="16382"/>
        </table:table-row>
        <table:table-row table:style-name="ro2">
          <table:table-cell office:value-type="float" office:value="25.7743169999999" table:style-name="ce3">
            <text:p>25,774317</text:p>
          </table:table-cell>
          <table:table-cell office:value-type="float" office:value="54.223318999999996" table:style-name="ce3">
            <text:p>54,223319</text:p>
          </table:table-cell>
          <table:table-cell table:number-columns-repeated="16382"/>
        </table:table-row>
        <table:table-row table:style-name="ro2">
          <table:table-cell office:value-type="float" office:value="25.774277999999999" table:style-name="ce3">
            <text:p>25,774278</text:p>
          </table:table-cell>
          <table:table-cell office:value-type="float" office:value="54.220569999999903" table:style-name="ce3">
            <text:p>54,22057</text:p>
          </table:table-cell>
          <table:table-cell table:number-columns-repeated="16382"/>
        </table:table-row>
        <table:table-row table:style-name="ro2">
          <table:table-cell office:value-type="float" office:value="25.774228000000001" table:style-name="ce3">
            <text:p>25,774228</text:p>
          </table:table-cell>
          <table:table-cell office:value-type="float" office:value="54.217818999999999" table:style-name="ce3">
            <text:p>54,217819</text:p>
          </table:table-cell>
          <table:table-cell table:number-columns-repeated="16382"/>
        </table:table-row>
        <table:table-row table:style-name="ro2">
          <table:table-cell office:value-type="float" office:value="25.778365000000001" table:style-name="ce3">
            <text:p>25,778365</text:p>
          </table:table-cell>
          <table:table-cell office:value-type="float" office:value="54.217995000000101" table:style-name="ce3">
            <text:p>54,217995</text:p>
          </table:table-cell>
          <table:table-cell table:number-columns-repeated="16382"/>
        </table:table-row>
        <table:table-row table:style-name="ro2">
          <table:table-cell office:value-type="float" office:value="25.778319" table:style-name="ce3">
            <text:p>25,778319</text:p>
          </table:table-cell>
          <table:table-cell office:value-type="float" office:value="54.215238999999997" table:style-name="ce3">
            <text:p>54,215239</text:p>
          </table:table-cell>
          <table:table-cell table:number-columns-repeated="16382"/>
        </table:table-row>
        <table:table-row table:style-name="ro2">
          <table:table-cell office:value-type="float" office:value="25.782492000000001" table:style-name="ce3">
            <text:p>25,782492</text:p>
          </table:table-cell>
          <table:table-cell office:value-type="float" office:value="54.2154349999999" table:style-name="ce3">
            <text:p>54,215435</text:p>
          </table:table-cell>
          <table:table-cell table:number-columns-repeated="16382"/>
        </table:table-row>
        <table:table-row table:style-name="ro2">
          <table:table-cell office:value-type="float" office:value="25.786659" table:style-name="ce3">
            <text:p>25,786659</text:p>
          </table:table-cell>
          <table:table-cell office:value-type="float" office:value="54.212890000000002" table:style-name="ce3">
            <text:p>54,21289</text:p>
          </table:table-cell>
          <table:table-cell table:number-columns-repeated="16382"/>
        </table:table-row>
        <table:table-row table:style-name="ro2">
          <table:table-cell office:value-type="float" office:value="25.7908639999999" table:style-name="ce3">
            <text:p>25,790864</text:p>
          </table:table-cell>
          <table:table-cell office:value-type="float" office:value="54.210363999999998" table:style-name="ce3">
            <text:p>54,210364</text:p>
          </table:table-cell>
          <table:table-cell table:number-columns-repeated="16382"/>
        </table:table-row>
        <table:table-row table:style-name="ro2">
          <table:table-cell office:value-type="float" office:value="25.786572" table:style-name="ce3">
            <text:p>25,786572</text:p>
          </table:table-cell>
          <table:table-cell office:value-type="float" office:value="54.207383" table:style-name="ce3">
            <text:p>54,207383</text:p>
          </table:table-cell>
          <table:table-cell table:number-columns-repeated="16382"/>
        </table:table-row>
        <table:table-row table:style-name="ro2">
          <table:table-cell office:value-type="float" office:value="25.790693000000001" table:style-name="ce3">
            <text:p>25,790693</text:p>
          </table:table-cell>
          <table:table-cell office:value-type="float" office:value="54.207604000000003" table:style-name="ce3">
            <text:p>54,207604</text:p>
          </table:table-cell>
          <table:table-cell table:number-columns-repeated="16382"/>
        </table:table-row>
        <table:table-row table:style-name="ro2">
          <table:table-cell office:value-type="float" office:value="25.790823" table:style-name="ce3">
            <text:p>25,790823</text:p>
          </table:table-cell>
          <table:table-cell office:value-type="float" office:value="54.207611" table:style-name="ce3">
            <text:p>54,207611</text:p>
          </table:table-cell>
          <table:table-cell table:number-columns-repeated="16382"/>
        </table:table-row>
        <table:table-row table:style-name="ro2">
          <table:table-cell office:value-type="float" office:value="25.7907949999999" table:style-name="ce3">
            <text:p>25,790795</text:p>
          </table:table-cell>
          <table:table-cell office:value-type="float" office:value="54.205665000000003" table:style-name="ce3">
            <text:p>54,205665</text:p>
          </table:table-cell>
          <table:table-cell table:number-columns-repeated="16382"/>
        </table:table-row>
        <table:table-row table:style-name="ro2">
          <table:table-cell office:value-type="float" office:value="25.790782" table:style-name="ce3">
            <text:p>25,790782</text:p>
          </table:table-cell>
          <table:table-cell office:value-type="float" office:value="54.204857999999902" table:style-name="ce3">
            <text:p>54,204858</text:p>
          </table:table-cell>
          <table:table-cell table:number-columns-repeated="16382"/>
        </table:table-row>
        <table:table-row table:style-name="ro2">
          <table:table-cell office:value-type="float" office:value="25.790736000000098" table:style-name="ce3">
            <text:p>25,790736</text:p>
          </table:table-cell>
          <table:table-cell office:value-type="float" office:value="54.202101999999996" table:style-name="ce3">
            <text:p>54,202102</text:p>
          </table:table-cell>
          <table:table-cell table:number-columns-repeated="16382"/>
        </table:table-row>
        <table:table-row table:style-name="ro2">
          <table:table-cell office:value-type="float" office:value="25.786411999999999" table:style-name="ce3">
            <text:p>25,786412</text:p>
          </table:table-cell>
          <table:table-cell office:value-type="float" office:value="54.199117000000001" table:style-name="ce3">
            <text:p>54,199117</text:p>
          </table:table-cell>
          <table:table-cell table:number-columns-repeated="16382"/>
        </table:table-row>
        <table:table-row table:style-name="ro2">
          <table:table-cell office:value-type="float" office:value="25.786352999999998" table:style-name="ce3">
            <text:p>25,786353</text:p>
          </table:table-cell>
          <table:table-cell office:value-type="float" office:value="54.196361000000003" table:style-name="ce3">
            <text:p>54,196361</text:p>
          </table:table-cell>
          <table:table-cell table:number-columns-repeated="16382"/>
        </table:table-row>
        <table:table-row table:style-name="ro2">
          <table:table-cell office:value-type="float" office:value="25.782042999999899" table:style-name="ce3">
            <text:p>25,782043</text:p>
          </table:table-cell>
          <table:table-cell office:value-type="float" office:value="54.19341" table:style-name="ce3">
            <text:p>54,19341</text:p>
          </table:table-cell>
          <table:table-cell table:number-columns-repeated="16382"/>
        </table:table-row>
        <table:table-row table:style-name="ro2">
          <table:table-cell office:value-type="float" office:value="25.786227999999898" table:style-name="ce3">
            <text:p>25,786228</text:p>
          </table:table-cell>
          <table:table-cell office:value-type="float" office:value="54.190849999999998" table:style-name="ce3">
            <text:p>54,19085</text:p>
          </table:table-cell>
          <table:table-cell table:number-columns-repeated="16382"/>
        </table:table-row>
        <table:table-row table:style-name="ro2">
          <table:table-cell office:value-type="float" office:value="25.788132999999998" table:style-name="ce3">
            <text:p>25,788133</text:p>
          </table:table-cell>
          <table:table-cell office:value-type="float" office:value="54.189712999999898" table:style-name="ce3">
            <text:p>54,189713</text:p>
          </table:table-cell>
          <table:table-cell table:number-columns-repeated="16382"/>
        </table:table-row>
        <table:table-row table:style-name="ro2">
          <table:table-cell office:value-type="float" office:value="25.790457999999902" table:style-name="ce3">
            <text:p>25,790458</text:p>
          </table:table-cell>
          <table:table-cell office:value-type="float" office:value="54.188324999999999" table:style-name="ce3">
            <text:p>54,188325</text:p>
          </table:table-cell>
          <table:table-cell table:number-columns-repeated="16382"/>
        </table:table-row>
        <table:table-row table:style-name="ro2">
          <table:table-cell office:value-type="float" office:value="25.790333" table:style-name="ce3">
            <text:p>25,790333</text:p>
          </table:table-cell>
          <table:table-cell office:value-type="float" office:value="54.183132999999998" table:style-name="ce3">
            <text:p>54,183133</text:p>
          </table:table-cell>
          <table:table-cell table:number-columns-repeated="16382"/>
        </table:table-row>
        <table:table-row table:style-name="ro2">
          <table:table-cell office:value-type="float" office:value="25.790256999999901" table:style-name="ce3">
            <text:p>25,790257</text:p>
          </table:table-cell>
          <table:table-cell office:value-type="float" office:value="54.180053999999899" table:style-name="ce3">
            <text:p>54,180054</text:p>
          </table:table-cell>
          <table:table-cell table:number-columns-repeated="16382"/>
        </table:table-row>
        <table:table-row table:style-name="ro2">
          <table:table-cell office:value-type="float" office:value="25.7901869999999" table:style-name="ce3">
            <text:p>25,790187</text:p>
          </table:table-cell>
          <table:table-cell office:value-type="float" office:value="54.177295999999998" table:style-name="ce3">
            <text:p>54,177296</text:p>
          </table:table-cell>
          <table:table-cell table:number-columns-repeated="16382"/>
        </table:table-row>
        <table:table-row table:style-name="ro2">
          <table:table-cell office:value-type="float" office:value="25.793758" table:style-name="ce3">
            <text:p>25,793758</text:p>
          </table:table-cell>
          <table:table-cell office:value-type="float" office:value="54.175231000000103" table:style-name="ce3">
            <text:p>54,175231</text:p>
          </table:table-cell>
          <table:table-cell table:number-columns-repeated="16382"/>
        </table:table-row>
        <table:table-row table:style-name="ro2">
          <table:table-cell office:value-type="float" office:value="25.794568999999999" table:style-name="ce3">
            <text:p>25,794569</text:p>
          </table:table-cell>
          <table:table-cell office:value-type="float" office:value="54.174766000000098" table:style-name="ce3">
            <text:p>54,174766</text:p>
          </table:table-cell>
          <table:table-cell table:number-columns-repeated="16382"/>
        </table:table-row>
        <table:table-row table:style-name="ro2">
          <table:table-cell office:value-type="float" office:value="25.799106999999999" table:style-name="ce3">
            <text:p>25,799107</text:p>
          </table:table-cell>
          <table:table-cell office:value-type="float" office:value="54.174919000000003" table:style-name="ce3">
            <text:p>54,174919</text:p>
          </table:table-cell>
          <table:table-cell table:number-columns-repeated="16382"/>
        </table:table-row>
        <table:table-row table:style-name="ro2">
          <table:table-cell office:value-type="float" office:value="25.7945489999999" table:style-name="ce3">
            <text:p>25,794549</text:p>
          </table:table-cell>
          <table:table-cell office:value-type="float" office:value="54.166400000000003" table:style-name="ce3">
            <text:p>54,1664</text:p>
          </table:table-cell>
          <table:table-cell table:number-columns-repeated="16382"/>
        </table:table-row>
        <table:table-row table:style-name="ro2">
          <table:table-cell office:value-type="float" office:value="25.790033999999899" table:style-name="ce3">
            <text:p>25,790034</text:p>
          </table:table-cell>
          <table:table-cell office:value-type="float" office:value="54.163448000000002" table:style-name="ce3">
            <text:p>54,163448</text:p>
          </table:table-cell>
          <table:table-cell table:number-columns-repeated="16382"/>
        </table:table-row>
        <table:table-row table:style-name="ro2">
          <table:table-cell office:value-type="float" office:value="25.789952" table:style-name="ce3">
            <text:p>25,789952</text:p>
          </table:table-cell>
          <table:table-cell office:value-type="float" office:value="54.166252" table:style-name="ce3">
            <text:p>54,166252</text:p>
          </table:table-cell>
          <table:table-cell table:number-columns-repeated="16382"/>
        </table:table-row>
        <table:table-row table:style-name="ro2">
          <table:table-cell office:value-type="float" office:value="25.785549" table:style-name="ce3">
            <text:p>25,785549</text:p>
          </table:table-cell>
          <table:table-cell office:value-type="float" office:value="54.166091999999999" table:style-name="ce3">
            <text:p>54,166092</text:p>
          </table:table-cell>
          <table:table-cell table:number-columns-repeated="16382"/>
        </table:table-row>
        <table:table-row table:style-name="ro2">
          <table:table-cell office:value-type="float" office:value="25.7899659999999" table:style-name="ce3">
            <text:p>25,789966</text:p>
          </table:table-cell>
          <table:table-cell office:value-type="float" office:value="54.169029999999999" table:style-name="ce3">
            <text:p>54,16903</text:p>
          </table:table-cell>
          <table:table-cell table:number-columns-repeated="16382"/>
        </table:table-row>
        <table:table-row table:style-name="ro2">
          <table:table-cell office:value-type="float" office:value="25.785696999999999" table:style-name="ce3">
            <text:p>25,785697</text:p>
          </table:table-cell>
          <table:table-cell office:value-type="float" office:value="54.168878999999997" table:style-name="ce3">
            <text:p>54,168879</text:p>
          </table:table-cell>
          <table:table-cell table:number-columns-repeated="16382"/>
        </table:table-row>
        <table:table-row table:style-name="ro2">
          <table:table-cell office:value-type="float" office:value="25.785720000000001" table:style-name="ce3">
            <text:p>25,78572</text:p>
          </table:table-cell>
          <table:table-cell office:value-type="float" office:value="54.169827999999903" table:style-name="ce3">
            <text:p>54,169828</text:p>
          </table:table-cell>
          <table:table-cell table:number-columns-repeated="16382"/>
        </table:table-row>
        <table:table-row table:style-name="ro2">
          <table:table-cell office:value-type="float" office:value="25.785765000000001" table:style-name="ce3">
            <text:p>25,785765</text:p>
          </table:table-cell>
          <table:table-cell office:value-type="float" office:value="54.171619" table:style-name="ce3">
            <text:p>54,171619</text:p>
          </table:table-cell>
          <table:table-cell table:number-columns-repeated="16382"/>
        </table:table-row>
        <table:table-row table:style-name="ro2">
          <table:table-cell office:value-type="float" office:value="25.7814779999999" table:style-name="ce3">
            <text:p>25,781478</text:p>
          </table:table-cell>
          <table:table-cell office:value-type="float" office:value="54.171466000000002" table:style-name="ce3">
            <text:p>54,171466</text:p>
          </table:table-cell>
          <table:table-cell table:number-columns-repeated="16382"/>
        </table:table-row>
        <table:table-row table:style-name="ro2">
          <table:table-cell office:value-type="float" office:value="25.777138999999998" table:style-name="ce3">
            <text:p>25,777139</text:p>
          </table:table-cell>
          <table:table-cell office:value-type="float" office:value="54.171301999999997" table:style-name="ce3">
            <text:p>54,171302</text:p>
          </table:table-cell>
          <table:table-cell table:number-columns-repeated="16382"/>
        </table:table-row>
        <table:table-row table:style-name="ro2">
          <table:table-cell office:value-type="float" office:value="25.777019999999901" table:style-name="ce3">
            <text:p>25,77702</text:p>
          </table:table-cell>
          <table:table-cell office:value-type="float" office:value="54.168548999999999" table:style-name="ce3">
            <text:p>54,168549</text:p>
          </table:table-cell>
          <table:table-cell table:number-columns-repeated="16382"/>
        </table:table-row>
        <table:table-row table:style-name="ro2">
          <table:table-cell office:value-type="float" office:value="25.767892" table:style-name="ce3">
            <text:p>25,767892</text:p>
          </table:table-cell>
          <table:table-cell office:value-type="float" office:value="54.168132" table:style-name="ce3">
            <text:p>54,168132</text:p>
          </table:table-cell>
          <table:table-cell table:number-columns-repeated="16382"/>
        </table:table-row>
        <table:table-row table:style-name="ro2">
          <table:table-cell office:value-type="float" office:value="25.749275999999998" table:style-name="ce3">
            <text:p>25,749276</text:p>
          </table:table-cell>
          <table:table-cell office:value-type="float" office:value="54.169789000000002" table:style-name="ce3">
            <text:p>54,169789</text:p>
          </table:table-cell>
          <table:table-cell table:number-columns-repeated="16382"/>
        </table:table-row>
        <table:table-row table:style-name="ro2">
          <table:table-cell office:value-type="float" office:value="25.748750000000001" table:style-name="ce3">
            <text:p>25,74875</text:p>
          </table:table-cell>
          <table:table-cell office:value-type="float" office:value="54.164166000000002" table:style-name="ce3">
            <text:p>54,164166</text:p>
          </table:table-cell>
          <table:table-cell table:number-columns-repeated="16382"/>
        </table:table-row>
        <table:table-row table:style-name="ro2">
          <table:table-cell office:value-type="float" office:value="25.744275999999999" table:style-name="ce3">
            <text:p>25,744276</text:p>
          </table:table-cell>
          <table:table-cell office:value-type="float" office:value="54.166691" table:style-name="ce3">
            <text:p>54,166691</text:p>
          </table:table-cell>
          <table:table-cell table:number-columns-repeated="16382"/>
        </table:table-row>
        <table:table-row table:style-name="ro2">
          <table:table-cell office:value-type="float" office:value="25.744551999999999" table:style-name="ce3">
            <text:p>25,744552</text:p>
          </table:table-cell>
          <table:table-cell office:value-type="float" office:value="54.169502000000001" table:style-name="ce3">
            <text:p>54,169502</text:p>
          </table:table-cell>
          <table:table-cell table:number-columns-repeated="16382"/>
        </table:table-row>
        <table:table-row table:style-name="ro2">
          <table:table-cell office:value-type="float" office:value="25.740038999999999" table:style-name="ce3">
            <text:p>25,740039</text:p>
          </table:table-cell>
          <table:table-cell office:value-type="float" office:value="54.171992999999901" table:style-name="ce3">
            <text:p>54,171993</text:p>
          </table:table-cell>
          <table:table-cell table:number-columns-repeated="16382"/>
        </table:table-row>
        <table:table-row table:style-name="ro2">
          <table:table-cell office:value-type="float" office:value="25.735334999999999" table:style-name="ce3">
            <text:p>25,735335</text:p>
          </table:table-cell>
          <table:table-cell office:value-type="float" office:value="54.171709999999997" table:style-name="ce3">
            <text:p>54,17171</text:p>
          </table:table-cell>
          <table:table-cell table:number-columns-repeated="16382"/>
        </table:table-row>
        <table:table-row table:style-name="ro2">
          <table:table-cell office:value-type="float" office:value="25.73077" table:style-name="ce3">
            <text:p>25,73077</text:p>
          </table:table-cell>
          <table:table-cell office:value-type="float" office:value="54.174188000000001" table:style-name="ce3">
            <text:p>54,174188</text:p>
          </table:table-cell>
          <table:table-cell table:number-columns-repeated="16382"/>
        </table:table-row>
        <table:table-row table:style-name="ro2">
          <table:table-cell office:value-type="float" office:value="25.726206999999999" table:style-name="ce3">
            <text:p>25,726207</text:p>
          </table:table-cell>
          <table:table-cell office:value-type="float" office:value="54.176667000000002" table:style-name="ce3">
            <text:p>54,176667</text:p>
          </table:table-cell>
          <table:table-cell table:number-columns-repeated="16382"/>
        </table:table-row>
        <table:table-row table:style-name="ro2">
          <table:table-cell office:value-type="float" office:value="25.721499999999899" table:style-name="ce3">
            <text:p>25,7215</text:p>
          </table:table-cell>
          <table:table-cell office:value-type="float" office:value="54.176385000000003" table:style-name="ce3">
            <text:p>54,176385</text:p>
          </table:table-cell>
          <table:table-cell table:number-columns-repeated="16382"/>
        </table:table-row>
        <table:table-row table:style-name="ro2">
          <table:table-cell office:value-type="float" office:value="25.71209" table:style-name="ce3">
            <text:p>25,71209</text:p>
          </table:table-cell>
          <table:table-cell office:value-type="float" office:value="54.175826000000001" table:style-name="ce3">
            <text:p>54,175826</text:p>
          </table:table-cell>
          <table:table-cell table:number-columns-repeated="16382"/>
        </table:table-row>
        <table:table-row table:style-name="ro2">
          <table:table-cell office:value-type="float" office:value="25.716656999999898" table:style-name="ce3">
            <text:p>25,716657</text:p>
          </table:table-cell>
          <table:table-cell office:value-type="float" office:value="54.173347" table:style-name="ce3">
            <text:p>54,173347</text:p>
          </table:table-cell>
          <table:table-cell table:number-columns-repeated="16382"/>
        </table:table-row>
        <table:table-row table:style-name="ro2">
          <table:table-cell office:value-type="float" office:value="25.716470000000001" table:style-name="ce3">
            <text:p>25,71647</text:p>
          </table:table-cell>
          <table:table-cell office:value-type="float" office:value="54.1705749999999" table:style-name="ce3">
            <text:p>54,170575</text:p>
          </table:table-cell>
          <table:table-cell table:number-columns-repeated="16382"/>
        </table:table-row>
        <table:table-row table:style-name="ro2">
          <table:table-cell office:value-type="float" office:value="25.711461" table:style-name="ce3">
            <text:p>25,711461</text:p>
          </table:table-cell>
          <table:table-cell office:value-type="float" office:value="54.167476000000001" table:style-name="ce3">
            <text:p>54,167476</text:p>
          </table:table-cell>
          <table:table-cell table:number-columns-repeated="16382"/>
        </table:table-row>
        <table:table-row table:style-name="ro2">
          <table:table-cell office:value-type="float" office:value="25.711178" table:style-name="ce3">
            <text:p>25,711178</text:p>
          </table:table-cell>
          <table:table-cell office:value-type="float" office:value="54.164659" table:style-name="ce3">
            <text:p>54,164659</text:p>
          </table:table-cell>
          <table:table-cell table:number-columns-repeated="16382"/>
        </table:table-row>
        <table:table-row table:style-name="ro2">
          <table:table-cell office:value-type="float" office:value="25.710910999999999" table:style-name="ce3">
            <text:p>25,710911</text:p>
          </table:table-cell>
          <table:table-cell office:value-type="float" office:value="54.161838999999901" table:style-name="ce3">
            <text:p>54,161839</text:p>
          </table:table-cell>
          <table:table-cell table:number-columns-repeated="16382"/>
        </table:table-row>
        <table:table-row table:style-name="ro2">
          <table:table-cell office:value-type="float" office:value="25.706448999999999" table:style-name="ce3">
            <text:p>25,706449</text:p>
          </table:table-cell>
          <table:table-cell office:value-type="float" office:value="54.164371000000003" table:style-name="ce3">
            <text:p>54,164371</text:p>
          </table:table-cell>
          <table:table-cell table:number-columns-repeated="16382"/>
        </table:table-row>
        <table:table-row table:style-name="ro2">
          <table:table-cell office:value-type="float" office:value="25.701720000000002" table:style-name="ce3">
            <text:p>25,70172</text:p>
          </table:table-cell>
          <table:table-cell office:value-type="float" office:value="54.164082000000001" table:style-name="ce3">
            <text:p>54,164082</text:p>
          </table:table-cell>
          <table:table-cell table:number-columns-repeated="16382"/>
        </table:table-row>
        <table:table-row table:style-name="ro2">
          <table:table-cell office:value-type="float" office:value="25.701449" table:style-name="ce3">
            <text:p>25,701449</text:p>
          </table:table-cell>
          <table:table-cell office:value-type="float" office:value="54.161262999999998" table:style-name="ce3">
            <text:p>54,161263</text:p>
          </table:table-cell>
          <table:table-cell table:number-columns-repeated="16382"/>
        </table:table-row>
        <table:table-row table:style-name="ro2">
          <table:table-cell office:value-type="float" office:value="25.696988000000001" table:style-name="ce3">
            <text:p>25,696988</text:p>
          </table:table-cell>
          <table:table-cell office:value-type="float" office:value="54.163791999999901" table:style-name="ce3">
            <text:p>54,163792</text:p>
          </table:table-cell>
          <table:table-cell table:number-columns-repeated="16382"/>
        </table:table-row>
        <table:table-row table:style-name="ro2">
          <table:table-cell office:value-type="float" office:value="25.696449999999999" table:style-name="ce3">
            <text:p>25,69645</text:p>
          </table:table-cell>
          <table:table-cell office:value-type="float" office:value="54.158148999999902" table:style-name="ce3">
            <text:p>54,158149</text:p>
          </table:table-cell>
          <table:table-cell table:number-columns-repeated="16382"/>
        </table:table-row>
        <table:table-row table:style-name="ro2">
          <table:table-cell office:value-type="float" office:value="25.696192999999901" table:style-name="ce3">
            <text:p>25,696193</text:p>
          </table:table-cell>
          <table:table-cell office:value-type="float" office:value="54.155329999999999" table:style-name="ce3">
            <text:p>54,15533</text:p>
          </table:table-cell>
          <table:table-cell table:number-columns-repeated="16382"/>
        </table:table-row>
        <table:table-row table:style-name="ro2">
          <table:table-cell office:value-type="float" office:value="25.695938000000002" table:style-name="ce3">
            <text:p>25,695938</text:p>
          </table:table-cell>
          <table:table-cell office:value-type="float" office:value="54.152507999999997" table:style-name="ce3">
            <text:p>54,152508</text:p>
          </table:table-cell>
          <table:table-cell table:number-columns-repeated="16382"/>
        </table:table-row>
        <table:table-row table:style-name="ro2">
          <table:table-cell office:value-type="float" office:value="25.695329000000001" table:style-name="ce3">
            <text:p>25,695329</text:p>
          </table:table-cell>
          <table:table-cell office:value-type="float" office:value="54.151819999999901" table:style-name="ce3">
            <text:p>54,15182</text:p>
          </table:table-cell>
          <table:table-cell table:number-columns-repeated="16382"/>
        </table:table-row>
        <table:table-row table:style-name="ro2">
          <table:table-cell office:value-type="float" office:value="25.690693" table:style-name="ce3">
            <text:p>25,690693</text:p>
          </table:table-cell>
          <table:table-cell office:value-type="float" office:value="54.146576000000003" table:style-name="ce3">
            <text:p>54,146576</text:p>
          </table:table-cell>
          <table:table-cell table:number-columns-repeated="16382"/>
        </table:table-row>
        <table:table-row table:style-name="ro2">
          <table:table-cell office:value-type="float" office:value="25.685943999999999" table:style-name="ce3">
            <text:p>25,685944</text:p>
          </table:table-cell>
          <table:table-cell office:value-type="float" office:value="54.146286000000003" table:style-name="ce3">
            <text:p>54,146286</text:p>
          </table:table-cell>
          <table:table-cell table:number-columns-repeated="16382"/>
        </table:table-row>
        <table:table-row table:style-name="ro2">
          <table:table-cell office:value-type="float" office:value="25.681951000000002" table:style-name="ce3">
            <text:p>25,681951</text:p>
          </table:table-cell>
          <table:table-cell office:value-type="float" office:value="54.146045000000001" table:style-name="ce3">
            <text:p>54,146045</text:p>
          </table:table-cell>
          <table:table-cell table:number-columns-repeated="16382"/>
        </table:table-row>
        <table:table-row table:style-name="ro2">
          <table:table-cell office:value-type="float" office:value="25.681194000000001" table:style-name="ce3">
            <text:p>25,681194</text:p>
          </table:table-cell>
          <table:table-cell office:value-type="float" office:value="54.145999000000003" table:style-name="ce3">
            <text:p>54,145999</text:p>
          </table:table-cell>
          <table:table-cell table:number-columns-repeated="16382"/>
        </table:table-row>
        <table:table-row table:style-name="ro2">
          <table:table-cell office:value-type="float" office:value="25.676442000000002" table:style-name="ce3">
            <text:p>25,676442</text:p>
          </table:table-cell>
          <table:table-cell office:value-type="float" office:value="54.145710000000001" table:style-name="ce3">
            <text:p>54,14571</text:p>
          </table:table-cell>
          <table:table-cell table:number-columns-repeated="16382"/>
        </table:table-row>
        <table:table-row table:style-name="ro2">
          <table:table-cell office:value-type="float" office:value="25.671688" table:style-name="ce3">
            <text:p>25,671688</text:p>
          </table:table-cell>
          <table:table-cell office:value-type="float" office:value="54.145419999999902" table:style-name="ce3">
            <text:p>54,14542</text:p>
          </table:table-cell>
          <table:table-cell table:number-columns-repeated="16382"/>
        </table:table-row>
        <table:table-row table:style-name="ro2">
          <table:table-cell office:value-type="float" office:value="25.666149000000001" table:style-name="ce3">
            <text:p>25,666149</text:p>
          </table:table-cell>
          <table:table-cell office:value-type="float" office:value="54.143002000000003" table:style-name="ce3">
            <text:p>54,143002</text:p>
          </table:table-cell>
          <table:table-cell table:number-columns-repeated="16382"/>
        </table:table-row>
        <table:table-row table:style-name="ro2">
          <table:table-cell office:value-type="float" office:value="25.659429999999901" table:style-name="ce3">
            <text:p>25,65943</text:p>
          </table:table-cell>
          <table:table-cell office:value-type="float" office:value="54.140068999999897" table:style-name="ce3">
            <text:p>54,140069</text:p>
          </table:table-cell>
          <table:table-cell table:number-columns-repeated="16382"/>
        </table:table-row>
        <table:table-row table:style-name="ro2">
          <table:table-cell office:value-type="float" office:value="25.656832000000001" table:style-name="ce3">
            <text:p>25,656832</text:p>
          </table:table-cell>
          <table:table-cell office:value-type="float" office:value="54.138936000000001" table:style-name="ce3">
            <text:p>54,138936</text:p>
          </table:table-cell>
          <table:table-cell table:number-columns-repeated="16382"/>
        </table:table-row>
        <table:table-row table:style-name="ro2">
          <table:table-cell office:value-type="float" office:value="25.656552000000001" table:style-name="ce3">
            <text:p>25,656552</text:p>
          </table:table-cell>
          <table:table-cell office:value-type="float" office:value="54.136118999999901" table:style-name="ce3">
            <text:p>54,136119</text:p>
          </table:table-cell>
          <table:table-cell table:number-columns-repeated="16382"/>
        </table:table-row>
        <table:table-row table:style-name="ro2">
          <table:table-cell office:value-type="float" office:value="25.651537999999999" table:style-name="ce3">
            <text:p>25,651538</text:p>
          </table:table-cell>
          <table:table-cell office:value-type="float" office:value="54.133037999999999" table:style-name="ce3">
            <text:p>54,133038</text:p>
          </table:table-cell>
          <table:table-cell table:number-columns-repeated="16382"/>
        </table:table-row>
        <table:table-row table:style-name="ro2">
          <table:table-cell office:value-type="float" office:value="25.64228" table:style-name="ce3">
            <text:p>25,64228</text:p>
          </table:table-cell>
          <table:table-cell office:value-type="float" office:value="54.1352919999999" table:style-name="ce3">
            <text:p>54,135292</text:p>
          </table:table-cell>
          <table:table-cell table:number-columns-repeated="16382"/>
        </table:table-row>
        <table:table-row table:style-name="ro2">
          <table:table-cell office:value-type="float" office:value="25.6420659999999" table:style-name="ce3">
            <text:p>25,642066</text:p>
          </table:table-cell>
          <table:table-cell office:value-type="float" office:value="54.132503999999898" table:style-name="ce3">
            <text:p>54,132504</text:p>
          </table:table-cell>
          <table:table-cell table:number-columns-repeated="16382"/>
        </table:table-row>
        <table:table-row table:style-name="ro2">
          <table:table-cell office:value-type="float" office:value="25.632821" table:style-name="ce3">
            <text:p>25,632821</text:p>
          </table:table-cell>
          <table:table-cell office:value-type="float" office:value="54.134760999999997" table:style-name="ce3">
            <text:p>54,134761</text:p>
          </table:table-cell>
          <table:table-cell table:number-columns-repeated="16382"/>
        </table:table-row>
        <table:table-row table:style-name="ro2">
          <table:table-cell office:value-type="float" office:value="25.6330379999999" table:style-name="ce3">
            <text:p>25,633038</text:p>
          </table:table-cell>
          <table:table-cell office:value-type="float" office:value="54.137543999999998" table:style-name="ce3">
            <text:p>54,137544</text:p>
          </table:table-cell>
          <table:table-cell table:number-columns-repeated="16382"/>
        </table:table-row>
        <table:table-row table:style-name="ro2">
          <table:table-cell office:value-type="float" office:value="25.633285999999998" table:style-name="ce3">
            <text:p>25,633286</text:p>
          </table:table-cell>
          <table:table-cell office:value-type="float" office:value="54.140335999999998" table:style-name="ce3">
            <text:p>54,140336</text:p>
          </table:table-cell>
          <table:table-cell table:number-columns-repeated="16382"/>
        </table:table-row>
        <table:table-row table:style-name="ro2">
          <table:table-cell office:value-type="float" office:value="25.628544000000002" table:style-name="ce3">
            <text:p>25,628544</text:p>
          </table:table-cell>
          <table:table-cell office:value-type="float" office:value="54.140063999999903" table:style-name="ce3">
            <text:p>54,140064</text:p>
          </table:table-cell>
          <table:table-cell table:number-columns-repeated="16382"/>
        </table:table-row>
        <table:table-row table:style-name="ro2">
          <table:table-cell office:value-type="float" office:value="25.628814999999999" table:style-name="ce3">
            <text:p>25,628815</text:p>
          </table:table-cell>
          <table:table-cell office:value-type="float" office:value="54.142855999999902" table:style-name="ce3">
            <text:p>54,142856</text:p>
          </table:table-cell>
          <table:table-cell table:number-columns-repeated="16382"/>
        </table:table-row>
        <table:table-row table:style-name="ro2">
          <table:table-cell office:value-type="float" office:value="25.633897000000001" table:style-name="ce3">
            <text:p>25,633897</text:p>
          </table:table-cell>
          <table:table-cell office:value-type="float" office:value="54.145947" table:style-name="ce3">
            <text:p>54,145947</text:p>
          </table:table-cell>
          <table:table-cell table:number-columns-repeated="16382"/>
        </table:table-row>
        <table:table-row table:style-name="ro2">
          <table:table-cell office:value-type="float" office:value="25.629131999999998" table:style-name="ce3">
            <text:p>25,629132</text:p>
          </table:table-cell>
          <table:table-cell office:value-type="float" office:value="54.145663999999996" table:style-name="ce3">
            <text:p>54,145664</text:p>
          </table:table-cell>
          <table:table-cell table:number-columns-repeated="16382"/>
        </table:table-row>
        <table:table-row table:style-name="ro2">
          <table:table-cell office:value-type="float" office:value="25.619601999999901" table:style-name="ce3">
            <text:p>25,619602</text:p>
          </table:table-cell>
          <table:table-cell office:value-type="float" office:value="54.145103999999897" table:style-name="ce3">
            <text:p>54,145104</text:p>
          </table:table-cell>
          <table:table-cell table:number-columns-repeated="16382"/>
        </table:table-row>
        <table:table-row table:style-name="ro2">
          <table:table-cell office:value-type="float" office:value="25.605408000000001" table:style-name="ce3">
            <text:p>25,605408</text:p>
          </table:table-cell>
          <table:table-cell office:value-type="float" office:value="54.144309999999997" table:style-name="ce3">
            <text:p>54,14431</text:p>
          </table:table-cell>
          <table:table-cell table:number-columns-repeated="16382"/>
        </table:table-row>
        <table:table-row table:style-name="ro2">
          <table:table-cell office:value-type="float" office:value="25.605668000000001" table:style-name="ce3">
            <text:p>25,605668</text:p>
          </table:table-cell>
          <table:table-cell office:value-type="float" office:value="54.147086000000101" table:style-name="ce3">
            <text:p>54,147086</text:p>
          </table:table-cell>
          <table:table-cell table:number-columns-repeated="16382"/>
        </table:table-row>
        <table:table-row table:style-name="ro2">
          <table:table-cell office:value-type="float" office:value="25.605977999999901" table:style-name="ce3">
            <text:p>25,605978</text:p>
          </table:table-cell>
          <table:table-cell office:value-type="float" office:value="54.149880999999901" table:style-name="ce3">
            <text:p>54,149881</text:p>
          </table:table-cell>
          <table:table-cell table:number-columns-repeated="16382"/>
        </table:table-row>
        <table:table-row table:style-name="ro2">
          <table:table-cell office:value-type="float" office:value="25.596496999999999" table:style-name="ce3">
            <text:p>25,596497</text:p>
          </table:table-cell>
          <table:table-cell office:value-type="float" office:value="54.149343000000002" table:style-name="ce3">
            <text:p>54,149343</text:p>
          </table:table-cell>
          <table:table-cell table:number-columns-repeated="16382"/>
        </table:table-row>
        <table:table-row table:style-name="ro2">
          <table:table-cell office:value-type="float" office:value="25.591778999999999" table:style-name="ce3">
            <text:p>25,591779</text:p>
          </table:table-cell>
          <table:table-cell office:value-type="float" office:value="54.149082999999997" table:style-name="ce3">
            <text:p>54,149083</text:p>
          </table:table-cell>
          <table:table-cell table:number-columns-repeated="16382"/>
        </table:table-row>
        <table:table-row table:style-name="ro2">
          <table:table-cell office:value-type="float" office:value="25.582635" table:style-name="ce3">
            <text:p>25,582635</text:p>
          </table:table-cell>
          <table:table-cell office:value-type="float" office:value="54.1513419999999" table:style-name="ce3">
            <text:p>54,151342</text:p>
          </table:table-cell>
          <table:table-cell table:number-columns-repeated="16382"/>
        </table:table-row>
        <table:table-row table:style-name="ro2">
          <table:table-cell office:value-type="float" office:value="25.573516000000001" table:style-name="ce3">
            <text:p>25,573516</text:p>
          </table:table-cell>
          <table:table-cell office:value-type="float" office:value="54.153601999999999" table:style-name="ce3">
            <text:p>54,153602</text:p>
          </table:table-cell>
          <table:table-cell table:number-columns-repeated="16382"/>
        </table:table-row>
        <table:table-row table:style-name="ro2">
          <table:table-cell office:value-type="float" office:value="25.568828" table:style-name="ce3">
            <text:p>25,568828</text:p>
          </table:table-cell>
          <table:table-cell office:value-type="float" office:value="54.153359000000002" table:style-name="ce3">
            <text:p>54,153359</text:p>
          </table:table-cell>
          <table:table-cell table:number-columns-repeated="16382"/>
        </table:table-row>
        <table:table-row table:style-name="ro2">
          <table:table-cell office:value-type="float" office:value="25.568598000000001" table:style-name="ce3">
            <text:p>25,568598</text:p>
          </table:table-cell>
          <table:table-cell office:value-type="float" office:value="54.150627999999898" table:style-name="ce3">
            <text:p>54,150628</text:p>
          </table:table-cell>
          <table:table-cell table:number-columns-repeated="16382"/>
        </table:table-row>
        <table:table-row table:style-name="ro2">
          <table:table-cell office:value-type="float" office:value="25.55913" table:style-name="ce3">
            <text:p>25,55913</text:p>
          </table:table-cell>
          <table:table-cell office:value-type="float" office:value="54.147488000000003" table:style-name="ce3">
            <text:p>54,147488</text:p>
          </table:table-cell>
          <table:table-cell table:number-columns-repeated="16382"/>
        </table:table-row>
        <table:table-row table:style-name="ro2">
          <table:table-cell office:value-type="float" office:value="25.555091999999998" table:style-name="ce3">
            <text:p>25,555092</text:p>
          </table:table-cell>
          <table:table-cell office:value-type="float" office:value="54.155406999999997" table:style-name="ce3">
            <text:p>54,155407</text:p>
          </table:table-cell>
          <table:table-cell table:number-columns-repeated="16382"/>
        </table:table-row>
        <table:table-row table:style-name="ro2">
          <table:table-cell office:value-type="float" office:value="25.541425999999898" table:style-name="ce3">
            <text:p>25,541426</text:p>
          </table:table-cell>
          <table:table-cell office:value-type="float" office:value="54.157496999999999" table:style-name="ce3">
            <text:p>54,157497</text:p>
          </table:table-cell>
          <table:table-cell table:number-columns-repeated="16382"/>
        </table:table-row>
        <table:table-row table:style-name="ro2">
          <table:table-cell office:value-type="float" office:value="25.541594" table:style-name="ce3">
            <text:p>25,541594</text:p>
          </table:table-cell>
          <table:table-cell office:value-type="float" office:value="54.159384999999901" table:style-name="ce3">
            <text:p>54,159385</text:p>
          </table:table-cell>
          <table:table-cell table:number-columns-repeated="16382"/>
        </table:table-row>
        <table:table-row table:style-name="ro2">
          <table:table-cell office:value-type="float" office:value="25.541664999999998" table:style-name="ce3">
            <text:p>25,541665</text:p>
          </table:table-cell>
          <table:table-cell office:value-type="float" office:value="54.160187000000001" table:style-name="ce3">
            <text:p>54,160187</text:p>
          </table:table-cell>
          <table:table-cell table:number-columns-repeated="16382"/>
        </table:table-row>
        <table:table-row table:style-name="ro2">
          <table:table-cell office:value-type="float" office:value="25.537811000000001" table:style-name="ce3">
            <text:p>25,537811</text:p>
          </table:table-cell>
          <table:table-cell office:value-type="float" office:value="54.1600269999999" table:style-name="ce3">
            <text:p>54,160027</text:p>
          </table:table-cell>
          <table:table-cell table:number-columns-repeated="16382"/>
        </table:table-row>
        <table:table-row table:style-name="ro2">
          <table:table-cell office:value-type="float" office:value="25.537043000000001" table:style-name="ce3">
            <text:p>25,537043</text:p>
          </table:table-cell>
          <table:table-cell office:value-type="float" office:value="54.159995000000002" table:style-name="ce3">
            <text:p>54,159995</text:p>
          </table:table-cell>
          <table:table-cell table:number-columns-repeated="16382"/>
        </table:table-row>
        <table:table-row table:style-name="ro2">
          <table:table-cell office:value-type="float" office:value="25.537544" table:style-name="ce3">
            <text:p>25,537544</text:p>
          </table:table-cell>
          <table:table-cell office:value-type="float" office:value="54.164098000000003" table:style-name="ce3">
            <text:p>54,164098</text:p>
          </table:table-cell>
          <table:table-cell table:number-columns-repeated="16382"/>
        </table:table-row>
        <table:table-row table:style-name="ro2">
          <table:table-cell office:value-type="float" office:value="25.538039000000001" table:style-name="ce3">
            <text:p>25,538039</text:p>
          </table:table-cell>
          <table:table-cell office:value-type="float" office:value="54.168148000000002" table:style-name="ce3">
            <text:p>54,168148</text:p>
          </table:table-cell>
          <table:table-cell table:number-columns-repeated="16382"/>
        </table:table-row>
        <table:table-row table:style-name="ro2">
          <table:table-cell office:value-type="float" office:value="25.532913000000001" table:style-name="ce3">
            <text:p>25,532913</text:p>
          </table:table-cell>
          <table:table-cell office:value-type="float" office:value="54.165162000000102" table:style-name="ce3">
            <text:p>54,165162</text:p>
          </table:table-cell>
          <table:table-cell table:number-columns-repeated="16382"/>
        </table:table-row>
        <table:table-row table:style-name="ro2">
          <table:table-cell office:value-type="float" office:value="25.530974000000001" table:style-name="ce3">
            <text:p>25,530974</text:p>
          </table:table-cell>
          <table:table-cell office:value-type="float" office:value="54.166279000000003" table:style-name="ce3">
            <text:p>54,166279</text:p>
          </table:table-cell>
          <table:table-cell table:number-columns-repeated="16382"/>
        </table:table-row>
        <table:table-row table:style-name="ro2">
          <table:table-cell office:value-type="float" office:value="25.528578" table:style-name="ce3">
            <text:p>25,528578</text:p>
          </table:table-cell>
          <table:table-cell office:value-type="float" office:value="54.167659999999998" table:style-name="ce3">
            <text:p>54,16766</text:p>
          </table:table-cell>
          <table:table-cell table:number-columns-repeated="16382"/>
        </table:table-row>
        <table:table-row table:style-name="ro2">
          <table:table-cell office:value-type="float" office:value="25.528906999999901" table:style-name="ce3">
            <text:p>25,528907</text:p>
          </table:table-cell>
          <table:table-cell office:value-type="float" office:value="54.170504000000001" table:style-name="ce3">
            <text:p>54,170504</text:p>
          </table:table-cell>
          <table:table-cell table:number-columns-repeated="16382"/>
        </table:table-row>
        <table:table-row table:style-name="ro2">
          <table:table-cell office:value-type="float" office:value="25.526164999999999" table:style-name="ce3">
            <text:p>25,526165</text:p>
          </table:table-cell>
          <table:table-cell office:value-type="float" office:value="54.173662999999998" table:style-name="ce3">
            <text:p>54,173663</text:p>
          </table:table-cell>
          <table:table-cell table:number-columns-repeated="16382"/>
        </table:table-row>
        <table:table-row table:style-name="ro2">
          <table:table-cell office:value-type="float" office:value="25.524546999999998" table:style-name="ce3">
            <text:p>25,524547</text:p>
          </table:table-cell>
          <table:table-cell office:value-type="float" office:value="54.175531999999897" table:style-name="ce3">
            <text:p>54,175532</text:p>
          </table:table-cell>
          <table:table-cell table:number-columns-repeated="16382"/>
        </table:table-row>
        <table:table-row table:style-name="ro2">
          <table:table-cell office:value-type="float" office:value="25.524041" table:style-name="ce3">
            <text:p>25,524041</text:p>
          </table:table-cell>
          <table:table-cell office:value-type="float" office:value="54.176118000000002" table:style-name="ce3">
            <text:p>54,176118</text:p>
          </table:table-cell>
          <table:table-cell table:number-columns-repeated="16382"/>
        </table:table-row>
        <table:table-row table:style-name="ro2">
          <table:table-cell office:value-type="float" office:value="25.519366000000002" table:style-name="ce3">
            <text:p>25,519366</text:p>
          </table:table-cell>
          <table:table-cell office:value-type="float" office:value="54.176012999999898" table:style-name="ce3">
            <text:p>54,176013</text:p>
          </table:table-cell>
          <table:table-cell table:number-columns-repeated="16382"/>
        </table:table-row>
        <table:table-row table:style-name="ro2">
          <table:table-cell office:value-type="float" office:value="25.52394" table:style-name="ce3">
            <text:p>25,52394</text:p>
          </table:table-cell>
          <table:table-cell office:value-type="float" office:value="54.178969000000002" table:style-name="ce3">
            <text:p>54,178969</text:p>
          </table:table-cell>
          <table:table-cell table:number-columns-repeated="16382"/>
        </table:table-row>
        <table:table-row table:style-name="ro2">
          <table:table-cell office:value-type="float" office:value="25.523838000000001" table:style-name="ce3">
            <text:p>25,523838</text:p>
          </table:table-cell>
          <table:table-cell office:value-type="float" office:value="54.181826999999998" table:style-name="ce3">
            <text:p>54,181827</text:p>
          </table:table-cell>
          <table:table-cell table:number-columns-repeated="16382"/>
        </table:table-row>
        <table:table-row table:style-name="ro2">
          <table:table-cell office:value-type="float" office:value="25.525742999999999" table:style-name="ce3">
            <text:p>25,525743</text:p>
          </table:table-cell>
          <table:table-cell office:value-type="float" office:value="54.184306999999997" table:style-name="ce3">
            <text:p>54,184307</text:p>
          </table:table-cell>
          <table:table-cell table:number-columns-repeated="16382"/>
        </table:table-row>
        <table:table-row table:style-name="ro2">
          <table:table-cell office:value-type="float" office:value="25.528319" table:style-name="ce3">
            <text:p>25,528319</text:p>
          </table:table-cell>
          <table:table-cell office:value-type="float" office:value="54.187657000000002" table:style-name="ce3">
            <text:p>54,187657</text:p>
          </table:table-cell>
          <table:table-cell table:number-columns-repeated="16382"/>
        </table:table-row>
        <table:table-row table:style-name="ro2">
          <table:table-cell office:value-type="float" office:value="25.533035999999999" table:style-name="ce3">
            <text:p>25,533036</text:p>
          </table:table-cell>
          <table:table-cell office:value-type="float" office:value="54.187789000000002" table:style-name="ce3">
            <text:p>54,187789</text:p>
          </table:table-cell>
          <table:table-cell table:number-columns-repeated="16382"/>
        </table:table-row>
        <table:table-row table:style-name="ro2">
          <table:table-cell office:value-type="float" office:value="25.542656999999998" table:style-name="ce3">
            <text:p>25,542657</text:p>
          </table:table-cell>
          <table:table-cell office:value-type="float" office:value="54.191036999999902" table:style-name="ce3">
            <text:p>54,191037</text:p>
          </table:table-cell>
          <table:table-cell table:number-columns-repeated="16382"/>
        </table:table-row>
        <table:table-row table:style-name="ro2">
          <table:table-cell office:value-type="float" office:value="25.552372999999999" table:style-name="ce3">
            <text:p>25,552373</text:p>
          </table:table-cell>
          <table:table-cell office:value-type="float" office:value="54.191532000000002" table:style-name="ce3">
            <text:p>54,191532</text:p>
          </table:table-cell>
          <table:table-cell table:number-columns-repeated="16382"/>
        </table:table-row>
        <table:table-row table:style-name="ro2">
          <table:table-cell office:value-type="float" office:value="25.557095" table:style-name="ce3">
            <text:p>25,557095</text:p>
          </table:table-cell>
          <table:table-cell office:value-type="float" office:value="54.194617999999998" table:style-name="ce3">
            <text:p>54,194618</text:p>
          </table:table-cell>
          <table:table-cell table:number-columns-repeated="16382"/>
        </table:table-row>
        <table:table-row table:style-name="ro2">
          <table:table-cell office:value-type="float" office:value="25.557338999999999" table:style-name="ce3">
            <text:p>25,557339</text:p>
          </table:table-cell>
          <table:table-cell office:value-type="float" office:value="54.194706999999902" table:style-name="ce3">
            <text:p>54,194707</text:p>
          </table:table-cell>
          <table:table-cell table:number-columns-repeated="16382"/>
        </table:table-row>
        <table:table-row table:style-name="ro2">
          <table:table-cell office:value-type="float" office:value="25.566580999999999" table:style-name="ce3">
            <text:p>25,566581</text:p>
          </table:table-cell>
          <table:table-cell office:value-type="float" office:value="54.197958999999997" table:style-name="ce3">
            <text:p>54,197959</text:p>
          </table:table-cell>
          <table:table-cell table:number-columns-repeated="16382"/>
        </table:table-row>
        <table:table-row table:style-name="ro2">
          <table:table-cell office:value-type="float" office:value="25.566541999999998" table:style-name="ce3">
            <text:p>25,566542</text:p>
          </table:table-cell>
          <table:table-cell office:value-type="float" office:value="54.200789999999998" table:style-name="ce3">
            <text:p>54,20079</text:p>
          </table:table-cell>
          <table:table-cell table:number-columns-repeated="16382"/>
        </table:table-row>
        <table:table-row table:style-name="ro2">
          <table:table-cell office:value-type="float" office:value="25.571304999999899" table:style-name="ce3">
            <text:p>25,571305</text:p>
          </table:table-cell>
          <table:table-cell office:value-type="float" office:value="54.201045000000001" table:style-name="ce3">
            <text:p>54,201045</text:p>
          </table:table-cell>
          <table:table-cell table:number-columns-repeated="16382"/>
        </table:table-row>
        <table:table-row table:style-name="ro2">
          <table:table-cell office:value-type="float" office:value="25.576063999999999" table:style-name="ce3">
            <text:p>25,576064</text:p>
          </table:table-cell>
          <table:table-cell office:value-type="float" office:value="54.201304999999898" table:style-name="ce3">
            <text:p>54,201305</text:p>
          </table:table-cell>
          <table:table-cell table:number-columns-repeated="16382"/>
        </table:table-row>
        <table:table-row table:style-name="ro2">
          <table:table-cell office:value-type="float" office:value="25.576028000000001" table:style-name="ce3">
            <text:p>25,576028</text:p>
          </table:table-cell>
          <table:table-cell office:value-type="float" office:value="54.204132999999999" table:style-name="ce3">
            <text:p>54,204133</text:p>
          </table:table-cell>
          <table:table-cell table:number-columns-repeated="16382"/>
        </table:table-row>
        <table:table-row table:style-name="ro2">
          <table:table-cell office:value-type="float" office:value="25.575948" table:style-name="ce3">
            <text:p>25,575948</text:p>
          </table:table-cell>
          <table:table-cell office:value-type="float" office:value="54.209789999999899" table:style-name="ce3">
            <text:p>54,20979</text:p>
          </table:table-cell>
          <table:table-cell table:number-columns-repeated="16382"/>
        </table:table-row>
        <table:table-row table:style-name="ro2">
          <table:table-cell office:value-type="float" office:value="25.575911000000001" table:style-name="ce3">
            <text:p>25,575911</text:p>
          </table:table-cell>
          <table:table-cell office:value-type="float" office:value="54.212620999999999" table:style-name="ce3">
            <text:p>54,212621</text:p>
          </table:table-cell>
          <table:table-cell table:number-columns-repeated="16382"/>
        </table:table-row>
        <table:table-row table:style-name="ro2">
          <table:table-cell office:value-type="float" office:value="25.575899999999901" table:style-name="ce3">
            <text:p>25,5759</text:p>
          </table:table-cell>
          <table:table-cell office:value-type="float" office:value="54.213334000000003" table:style-name="ce3">
            <text:p>54,213334</text:p>
          </table:table-cell>
          <table:table-cell table:number-columns-repeated="16382"/>
        </table:table-row>
        <table:table-row table:style-name="ro2">
          <table:table-cell office:value-type="float" office:value="25.575835999999899" table:style-name="ce3">
            <text:p>25,575836</text:p>
          </table:table-cell>
          <table:table-cell office:value-type="float" office:value="54.218276999999901" table:style-name="ce3">
            <text:p>54,218277</text:p>
          </table:table-cell>
          <table:table-cell table:number-columns-repeated="16382"/>
        </table:table-row>
        <table:table-row table:style-name="ro2">
          <table:table-cell office:value-type="float" office:value="25.575793000000001" table:style-name="ce3">
            <text:p>25,575793</text:p>
          </table:table-cell>
          <table:table-cell office:value-type="float" office:value="54.221103999999997" table:style-name="ce3">
            <text:p>54,221104</text:p>
          </table:table-cell>
          <table:table-cell table:number-columns-repeated="16382"/>
        </table:table-row>
        <table:table-row table:style-name="ro2">
          <table:table-cell office:value-type="float" office:value="25.570957" table:style-name="ce3">
            <text:p>25,570957</text:p>
          </table:table-cell>
          <table:table-cell office:value-type="float" office:value="54.220855" table:style-name="ce3">
            <text:p>54,220855</text:p>
          </table:table-cell>
          <table:table-cell table:number-columns-repeated="16382"/>
        </table:table-row>
        <table:table-row table:style-name="ro2">
          <table:table-cell office:value-type="float" office:value="25.566065999999999" table:style-name="ce3">
            <text:p>25,566066</text:p>
          </table:table-cell>
          <table:table-cell office:value-type="float" office:value="54.220607000000001" table:style-name="ce3">
            <text:p>54,220607</text:p>
          </table:table-cell>
          <table:table-cell table:number-columns-repeated="16382"/>
        </table:table-row>
        <table:table-row table:style-name="ro2">
          <table:table-cell office:value-type="float" office:value="25.561004000000001" table:style-name="ce3">
            <text:p>25,561004</text:p>
          </table:table-cell>
          <table:table-cell office:value-type="float" office:value="54.223202999999899" table:style-name="ce3">
            <text:p>54,223203</text:p>
          </table:table-cell>
          <table:table-cell table:number-columns-repeated="16382"/>
        </table:table-row>
        <table:table-row table:style-name="ro2">
          <table:table-cell office:value-type="float" office:value="25.560600000000001" table:style-name="ce3">
            <text:p>25,5606</text:p>
          </table:table-cell>
          <table:table-cell office:value-type="float" office:value="54.231707999999998" table:style-name="ce3">
            <text:p>54,231708</text:p>
          </table:table-cell>
          <table:table-cell table:number-columns-repeated="16382"/>
        </table:table-row>
        <table:table-row table:style-name="ro2">
          <table:table-cell office:value-type="float" office:value="25.565698999999999" table:style-name="ce3">
            <text:p>25,565699</text:p>
          </table:table-cell>
          <table:table-cell office:value-type="float" office:value="54.229115" table:style-name="ce3">
            <text:p>54,229115</text:p>
          </table:table-cell>
          <table:table-cell table:number-columns-repeated="16382"/>
        </table:table-row>
        <table:table-row table:style-name="ro2">
          <table:table-cell office:value-type="float" office:value="25.575216000000001" table:style-name="ce3">
            <text:p>25,575216</text:p>
          </table:table-cell>
          <table:table-cell office:value-type="float" office:value="54.238106000000002" table:style-name="ce3">
            <text:p>54,238106</text:p>
          </table:table-cell>
          <table:table-cell table:number-columns-repeated="16382"/>
        </table:table-row>
        <table:table-row table:style-name="ro2">
          <table:table-cell office:value-type="float" office:value="25.580233" table:style-name="ce3">
            <text:p>25,580233</text:p>
          </table:table-cell>
          <table:table-cell office:value-type="float" office:value="54.235514999999999" table:style-name="ce3">
            <text:p>54,235515</text:p>
          </table:table-cell>
          <table:table-cell table:number-columns-repeated="16382"/>
        </table:table-row>
        <table:table-row table:style-name="ro2">
          <table:table-cell office:value-type="float" office:value="25.585159999999998" table:style-name="ce3">
            <text:p>25,58516</text:p>
          </table:table-cell>
          <table:table-cell office:value-type="float" office:value="54.232931999999899" table:style-name="ce3">
            <text:p>54,232932</text:p>
          </table:table-cell>
          <table:table-cell table:number-columns-repeated="16382"/>
        </table:table-row>
        <table:table-row table:style-name="ro2">
          <table:table-cell office:value-type="float" office:value="25.589967000000001" table:style-name="ce3">
            <text:p>25,589967</text:p>
          </table:table-cell>
          <table:table-cell office:value-type="float" office:value="54.230361000000002" table:style-name="ce3">
            <text:p>54,230361</text:p>
          </table:table-cell>
          <table:table-cell table:number-columns-repeated="16382"/>
        </table:table-row>
        <table:table-row table:style-name="ro2">
          <table:table-cell office:value-type="float" office:value="25.594728" table:style-name="ce3">
            <text:p>25,594728</text:p>
          </table:table-cell>
          <table:table-cell office:value-type="float" office:value="54.230617000000002" table:style-name="ce3">
            <text:p>54,230617</text:p>
          </table:table-cell>
          <table:table-cell table:number-columns-repeated="16382"/>
        </table:table-row>
        <table:table-row table:style-name="ro2">
          <table:table-cell office:value-type="float" office:value="25.60425" table:style-name="ce3">
            <text:p>25,60425</text:p>
          </table:table-cell>
          <table:table-cell office:value-type="float" office:value="54.231131999999903" table:style-name="ce3">
            <text:p>54,231132</text:p>
          </table:table-cell>
          <table:table-cell table:number-columns-repeated="16382"/>
        </table:table-row>
        <table:table-row table:style-name="ro2">
          <table:table-cell office:value-type="float" office:value="25.6041729999999" table:style-name="ce3">
            <text:p>25,604173</text:p>
          </table:table-cell>
          <table:table-cell office:value-type="float" office:value="54.236789000000002" table:style-name="ce3">
            <text:p>54,236789</text:p>
          </table:table-cell>
          <table:table-cell table:number-columns-repeated="16382"/>
        </table:table-row>
        <table:table-row table:style-name="ro2">
          <table:table-cell office:value-type="float" office:value="25.599374999999998" table:style-name="ce3">
            <text:p>25,599375</text:p>
          </table:table-cell>
          <table:table-cell office:value-type="float" office:value="54.239362" table:style-name="ce3">
            <text:p>54,239362</text:p>
          </table:table-cell>
          <table:table-cell table:number-columns-repeated="16382"/>
        </table:table-row>
        <table:table-row table:style-name="ro2">
          <table:table-cell office:value-type="float" office:value="25.589615999999999" table:style-name="ce3">
            <text:p>25,589616</text:p>
          </table:table-cell>
          <table:table-cell office:value-type="float" office:value="54.247346" table:style-name="ce3">
            <text:p>54,247346</text:p>
          </table:table-cell>
          <table:table-cell table:number-columns-repeated="16382"/>
        </table:table-row>
        <table:table-row table:style-name="ro2">
          <table:table-cell office:value-type="float" office:value="25.584613000000001" table:style-name="ce3">
            <text:p>25,584613</text:p>
          </table:table-cell>
          <table:table-cell office:value-type="float" office:value="54.249932000000001" table:style-name="ce3">
            <text:p>54,249932</text:p>
          </table:table-cell>
          <table:table-cell table:number-columns-repeated="16382"/>
        </table:table-row>
        <table:table-row table:style-name="ro2">
          <table:table-cell office:value-type="float" office:value="25.579434999999901" table:style-name="ce3">
            <text:p>25,579435</text:p>
          </table:table-cell>
          <table:table-cell office:value-type="float" office:value="54.255358999999999" table:style-name="ce3">
            <text:p>54,255359</text:p>
          </table:table-cell>
          <table:table-cell table:number-columns-repeated="16382"/>
        </table:table-row>
        <table:table-row table:style-name="ro2">
          <table:table-cell office:value-type="float" office:value="25.581719" table:style-name="ce3">
            <text:p>25,581719</text:p>
          </table:table-cell>
          <table:table-cell office:value-type="float" office:value="54.255470999999901" table:style-name="ce3">
            <text:p>54,255471</text:p>
          </table:table-cell>
          <table:table-cell table:number-columns-repeated="16382"/>
        </table:table-row>
        <table:table-row table:style-name="ro2">
          <table:table-cell office:value-type="float" office:value="25.584384999999902" table:style-name="ce3">
            <text:p>25,584385</text:p>
          </table:table-cell>
          <table:table-cell office:value-type="float" office:value="54.255600999999899" table:style-name="ce3">
            <text:p>54,255601</text:p>
          </table:table-cell>
          <table:table-cell table:number-columns-repeated="16382"/>
        </table:table-row>
        <table:table-row table:style-name="ro2">
          <table:table-cell office:value-type="float" office:value="25.584267000000001" table:style-name="ce3">
            <text:p>25,584267</text:p>
          </table:table-cell>
          <table:table-cell office:value-type="float" office:value="54.258434000000001" table:style-name="ce3">
            <text:p>54,258434</text:p>
          </table:table-cell>
          <table:table-cell table:number-columns-repeated="16382"/>
        </table:table-row>
        <table:table-row table:style-name="ro2">
          <table:table-cell office:value-type="float" office:value="25.584026999999899" table:style-name="ce3">
            <text:p>25,584027</text:p>
          </table:table-cell>
          <table:table-cell office:value-type="float" office:value="54.264105999999998" table:style-name="ce3">
            <text:p>54,264106</text:p>
          </table:table-cell>
          <table:table-cell table:number-columns-repeated="16382"/>
        </table:table-row>
        <table:table-row table:style-name="ro2">
          <table:table-cell office:value-type="float" office:value="25.579184000000001" table:style-name="ce3">
            <text:p>25,579184</text:p>
          </table:table-cell>
          <table:table-cell office:value-type="float" office:value="54.261031999999901" table:style-name="ce3">
            <text:p>54,261032</text:p>
          </table:table-cell>
          <table:table-cell table:number-columns-repeated="16382"/>
        </table:table-row>
        <table:table-row table:style-name="ro2">
          <table:table-cell office:value-type="float" office:value="25.578928999999999" table:style-name="ce3">
            <text:p>25,578929</text:p>
          </table:table-cell>
          <table:table-cell office:value-type="float" office:value="54.2667" table:style-name="ce3">
            <text:p>54,2667</text:p>
          </table:table-cell>
          <table:table-cell table:number-columns-repeated="16382"/>
        </table:table-row>
        <table:table-row table:style-name="ro2">
          <table:table-cell office:value-type="float" office:value="25.573941999999899" table:style-name="ce3">
            <text:p>25,573942</text:p>
          </table:table-cell>
          <table:table-cell office:value-type="float" office:value="54.266464999999997" table:style-name="ce3">
            <text:p>54,266465</text:p>
          </table:table-cell>
          <table:table-cell table:number-columns-repeated="16382"/>
        </table:table-row>
        <table:table-row table:style-name="ro2">
          <table:table-cell office:value-type="float" office:value="25.573808" table:style-name="ce3">
            <text:p>25,573808</text:p>
          </table:table-cell>
          <table:table-cell office:value-type="float" office:value="54.2692979999999" table:style-name="ce3">
            <text:p>54,269298</text:p>
          </table:table-cell>
          <table:table-cell table:number-columns-repeated="16382"/>
        </table:table-row>
        <table:table-row table:style-name="ro2">
          <table:table-cell office:value-type="float" office:value="25.568809999999999" table:style-name="ce3">
            <text:p>25,56881</text:p>
          </table:table-cell>
          <table:table-cell office:value-type="float" office:value="54.269061000000001" table:style-name="ce3">
            <text:p>54,269061</text:p>
          </table:table-cell>
          <table:table-cell table:number-columns-repeated="16382"/>
        </table:table-row>
        <table:table-row table:style-name="ro2">
          <table:table-cell office:value-type="float" office:value="25.563661" table:style-name="ce3">
            <text:p>25,563661</text:p>
          </table:table-cell>
          <table:table-cell office:value-type="float" office:value="54.2716589999999" table:style-name="ce3">
            <text:p>54,271659</text:p>
          </table:table-cell>
          <table:table-cell table:number-columns-repeated="16382"/>
        </table:table-row>
        <table:table-row table:style-name="ro2">
          <table:table-cell office:value-type="float" office:value="25.568674999999999" table:style-name="ce3">
            <text:p>25,568675</text:p>
          </table:table-cell>
          <table:table-cell office:value-type="float" office:value="54.271895999999998" table:style-name="ce3">
            <text:p>54,271896</text:p>
          </table:table-cell>
          <table:table-cell table:number-columns-repeated="16382"/>
        </table:table-row>
        <table:table-row table:style-name="ro2">
          <table:table-cell office:value-type="float" office:value="25.573676000000098" table:style-name="ce3">
            <text:p>25,573676</text:p>
          </table:table-cell>
          <table:table-cell office:value-type="float" office:value="54.272135999999897" table:style-name="ce3">
            <text:p>54,272136</text:p>
          </table:table-cell>
          <table:table-cell table:number-columns-repeated="16382"/>
        </table:table-row>
        <table:table-row table:style-name="ro2">
          <table:table-cell office:value-type="float" office:value="25.578538999999999" table:style-name="ce3">
            <text:p>25,578539</text:p>
          </table:table-cell>
          <table:table-cell office:value-type="float" office:value="54.275207999999999" table:style-name="ce3">
            <text:p>54,275208</text:p>
          </table:table-cell>
          <table:table-cell table:number-columns-repeated="16382"/>
        </table:table-row>
        <table:table-row table:style-name="ro2">
          <table:table-cell office:value-type="float" office:value="25.578275000000001" table:style-name="ce3">
            <text:p>25,578275</text:p>
          </table:table-cell>
          <table:table-cell office:value-type="float" office:value="54.280881000000001" table:style-name="ce3">
            <text:p>54,280881</text:p>
          </table:table-cell>
          <table:table-cell table:number-columns-repeated="16382"/>
        </table:table-row>
        <table:table-row table:style-name="ro2">
          <table:table-cell office:value-type="float" office:value="25.568401999999899" table:style-name="ce3">
            <text:p>25,568402</text:p>
          </table:table-cell>
          <table:table-cell office:value-type="float" office:value="54.277569" table:style-name="ce3">
            <text:p>54,277569</text:p>
          </table:table-cell>
          <table:table-cell table:number-columns-repeated="16382"/>
        </table:table-row>
        <table:table-row table:style-name="ro2">
          <table:table-cell office:value-type="float" office:value="25.553292999999901" table:style-name="ce3">
            <text:p>25,553293</text:p>
          </table:table-cell>
          <table:table-cell office:value-type="float" office:value="54.282615" table:style-name="ce3">
            <text:p>54,282615</text:p>
          </table:table-cell>
          <table:table-cell table:number-columns-repeated="16382"/>
        </table:table-row>
        <table:table-row table:style-name="ro2">
          <table:table-cell office:value-type="float" office:value="25.548411000000002" table:style-name="ce3">
            <text:p>25,548411</text:p>
          </table:table-cell>
          <table:table-cell office:value-type="float" office:value="54.285314" table:style-name="ce3">
            <text:p>54,285314</text:p>
          </table:table-cell>
          <table:table-cell table:number-columns-repeated="16382"/>
        </table:table-row>
        <table:table-row table:style-name="ro2">
          <table:table-cell office:value-type="float" office:value="25.543690999999999" table:style-name="ce3">
            <text:p>25,543691</text:p>
          </table:table-cell>
          <table:table-cell office:value-type="float" office:value="54.285184000000001" table:style-name="ce3">
            <text:p>54,285184</text:p>
          </table:table-cell>
          <table:table-cell table:number-columns-repeated="16382"/>
        </table:table-row>
        <table:table-row table:style-name="ro2">
          <table:table-cell office:value-type="float" office:value="25.541970999999901" table:style-name="ce3">
            <text:p>25,541971</text:p>
          </table:table-cell>
          <table:table-cell office:value-type="float" office:value="54.28566" table:style-name="ce3">
            <text:p>54,28566</text:p>
          </table:table-cell>
          <table:table-cell table:number-columns-repeated="16382"/>
        </table:table-row>
        <table:table-row table:style-name="ro2">
          <table:table-cell office:value-type="float" office:value="25.539701000000001" table:style-name="ce3">
            <text:p>25,539701</text:p>
          </table:table-cell>
          <table:table-cell office:value-type="float" office:value="54.286293999999998" table:style-name="ce3">
            <text:p>54,286294</text:p>
          </table:table-cell>
          <table:table-cell table:number-columns-repeated="16382"/>
        </table:table-row>
        <table:table-row table:style-name="ro2">
          <table:table-cell office:value-type="float" office:value="25.534233" table:style-name="ce3">
            <text:p>25,534233</text:p>
          </table:table-cell>
          <table:table-cell office:value-type="float" office:value="54.287815999999999" table:style-name="ce3">
            <text:p>54,287816</text:p>
          </table:table-cell>
          <table:table-cell table:number-columns-repeated="16382"/>
        </table:table-row>
        <table:table-row table:style-name="ro2">
          <table:table-cell office:value-type="float" office:value="25.534151000000001" table:style-name="ce3">
            <text:p>25,534151</text:p>
          </table:table-cell>
          <table:table-cell office:value-type="float" office:value="54.290550999999901" table:style-name="ce3">
            <text:p>54,290551</text:p>
          </table:table-cell>
          <table:table-cell table:number-columns-repeated="16382"/>
        </table:table-row>
        <table:table-row table:style-name="ro2">
          <table:table-cell office:value-type="float" office:value="25.534146" table:style-name="ce3">
            <text:p>25,534146</text:p>
          </table:table-cell>
          <table:table-cell office:value-type="float" office:value="54.290682999999902" table:style-name="ce3">
            <text:p>54,290683</text:p>
          </table:table-cell>
          <table:table-cell table:number-columns-repeated="16382"/>
        </table:table-row>
        <table:table-row table:style-name="ro2">
          <table:table-cell office:value-type="float" office:value="25.530301000000001" table:style-name="ce3">
            <text:p>25,530301</text:p>
          </table:table-cell>
          <table:table-cell office:value-type="float" office:value="54.295245999999999" table:style-name="ce3">
            <text:p>54,295246</text:p>
          </table:table-cell>
          <table:table-cell table:number-columns-repeated="16382"/>
        </table:table-row>
        <table:table-row table:style-name="ro2">
          <table:table-cell office:value-type="float" office:value="25.529353" table:style-name="ce3">
            <text:p>25,529353</text:p>
          </table:table-cell>
          <table:table-cell office:value-type="float" office:value="54.296371999999998" table:style-name="ce3">
            <text:p>54,296372</text:p>
          </table:table-cell>
          <table:table-cell table:number-columns-repeated="16382"/>
        </table:table-row>
        <table:table-row table:style-name="ro2">
          <table:table-cell office:value-type="float" office:value="25.529283" table:style-name="ce3">
            <text:p>25,529283</text:p>
          </table:table-cell>
          <table:table-cell office:value-type="float" office:value="54.299261999999999" table:style-name="ce3">
            <text:p>54,299262</text:p>
          </table:table-cell>
          <table:table-cell table:number-columns-repeated="16382"/>
        </table:table-row>
        <table:table-row table:style-name="ro2">
          <table:table-cell office:value-type="float" office:value="25.529132000000001" table:style-name="ce3">
            <text:p>25,529132</text:p>
          </table:table-cell>
          <table:table-cell office:value-type="float" office:value="54.3050029999999" table:style-name="ce3">
            <text:p>54,305003</text:p>
          </table:table-cell>
          <table:table-cell table:number-columns-repeated="16382"/>
        </table:table-row>
        <table:table-row table:style-name="ro2">
          <table:table-cell office:value-type="float" office:value="25.524348" table:style-name="ce3">
            <text:p>25,524348</text:p>
          </table:table-cell>
          <table:table-cell office:value-type="float" office:value="54.307544" table:style-name="ce3">
            <text:p>54,307544</text:p>
          </table:table-cell>
          <table:table-cell table:number-columns-repeated="16382"/>
        </table:table-row>
        <table:table-row table:style-name="ro2">
          <table:table-cell office:value-type="float" office:value="25.528908999999899" table:style-name="ce3">
            <text:p>25,528909</text:p>
          </table:table-cell>
          <table:table-cell office:value-type="float" office:value="54.310510000000001" table:style-name="ce3">
            <text:p>54,31051</text:p>
          </table:table-cell>
          <table:table-cell table:number-columns-repeated="16382"/>
        </table:table-row>
        <table:table-row table:style-name="ro2">
          <table:table-cell office:value-type="float" office:value="25.528783000000001" table:style-name="ce3">
            <text:p>25,528783</text:p>
          </table:table-cell>
          <table:table-cell office:value-type="float" office:value="54.313205999999902" table:style-name="ce3">
            <text:p>54,313206</text:p>
          </table:table-cell>
          <table:table-cell table:number-columns-repeated="16382"/>
        </table:table-row>
        <table:table-row table:style-name="ro2">
          <table:table-cell office:value-type="float" office:value="25.514558999999998" table:style-name="ce3">
            <text:p>25,514559</text:p>
          </table:table-cell>
          <table:table-cell office:value-type="float" office:value="54.315039999999897" table:style-name="ce3">
            <text:p>54,31504</text:p>
          </table:table-cell>
          <table:table-cell table:number-columns-repeated="16382"/>
        </table:table-row>
        <table:table-row table:style-name="ro2">
          <table:table-cell office:value-type="float" office:value="25.509861999999899" table:style-name="ce3">
            <text:p>25,509862</text:p>
          </table:table-cell>
          <table:table-cell office:value-type="float" office:value="54.314777999999997" table:style-name="ce3">
            <text:p>54,314778</text:p>
          </table:table-cell>
          <table:table-cell table:number-columns-repeated="16382"/>
        </table:table-row>
        <table:table-row table:style-name="ro2">
          <table:table-cell office:value-type="float" office:value="25.510141999999998" table:style-name="ce3">
            <text:p>25,510142</text:p>
          </table:table-cell>
          <table:table-cell office:value-type="float" office:value="54.309452" table:style-name="ce3">
            <text:p>54,309452</text:p>
          </table:table-cell>
          <table:table-cell table:number-columns-repeated="16382"/>
        </table:table-row>
        <table:table-row table:style-name="ro2">
          <table:table-cell office:value-type="float" office:value="25.510275" table:style-name="ce3">
            <text:p>25,510275</text:p>
          </table:table-cell>
          <table:table-cell office:value-type="float" office:value="54.306778999999999" table:style-name="ce3">
            <text:p>54,306779</text:p>
          </table:table-cell>
          <table:table-cell table:number-columns-repeated="16382"/>
        </table:table-row>
        <table:table-row table:style-name="ro2">
          <table:table-cell office:value-type="float" office:value="25.505582" table:style-name="ce3">
            <text:p>25,505582</text:p>
          </table:table-cell>
          <table:table-cell office:value-type="float" office:value="54.306525999999998" table:style-name="ce3">
            <text:p>54,306526</text:p>
          </table:table-cell>
          <table:table-cell table:number-columns-repeated="16382"/>
        </table:table-row>
        <table:table-row table:style-name="ro2">
          <table:table-cell office:value-type="float" office:value="25.496464999999901" table:style-name="ce3">
            <text:p>25,496465</text:p>
          </table:table-cell>
          <table:table-cell office:value-type="float" office:value="54.308608999999898" table:style-name="ce3">
            <text:p>54,308609</text:p>
          </table:table-cell>
          <table:table-cell table:number-columns-repeated="16382"/>
        </table:table-row>
        <table:table-row table:style-name="ro2">
          <table:table-cell office:value-type="float" office:value="25.496064000000001" table:style-name="ce3">
            <text:p>25,496064</text:p>
          </table:table-cell>
          <table:table-cell office:value-type="float" office:value="54.308699999999902" table:style-name="ce3">
            <text:p>54,3087</text:p>
          </table:table-cell>
          <table:table-cell table:number-columns-repeated="16382"/>
        </table:table-row>
        <table:table-row table:style-name="ro2">
          <table:table-cell office:value-type="float" office:value="25.491509999999899" table:style-name="ce3">
            <text:p>25,49151</text:p>
          </table:table-cell>
          <table:table-cell office:value-type="float" office:value="54.305793999999999" table:style-name="ce3">
            <text:p>54,305794</text:p>
          </table:table-cell>
          <table:table-cell table:number-columns-repeated="16382"/>
        </table:table-row>
        <table:table-row table:style-name="ro2">
          <table:table-cell office:value-type="float" office:value="25.491644999999998" table:style-name="ce3">
            <text:p>25,491645</text:p>
          </table:table-cell>
          <table:table-cell office:value-type="float" office:value="54.303120999999997" table:style-name="ce3">
            <text:p>54,303121</text:p>
          </table:table-cell>
          <table:table-cell table:number-columns-repeated="16382"/>
        </table:table-row>
        <table:table-row table:style-name="ro2">
          <table:table-cell office:value-type="float" office:value="25.491775000000001" table:style-name="ce3">
            <text:p>25,491775</text:p>
          </table:table-cell>
          <table:table-cell office:value-type="float" office:value="54.300443000000001" table:style-name="ce3">
            <text:p>54,300443</text:p>
          </table:table-cell>
          <table:table-cell table:number-columns-repeated="16382"/>
        </table:table-row>
        <table:table-row table:style-name="ro2">
          <table:table-cell office:value-type="float" office:value="25.482526" table:style-name="ce3">
            <text:p>25,482526</text:p>
          </table:table-cell>
          <table:table-cell office:value-type="float" office:value="54.297301999999902" table:style-name="ce3">
            <text:p>54,297302</text:p>
          </table:table-cell>
          <table:table-cell table:number-columns-repeated="16382"/>
        </table:table-row>
        <table:table-row table:style-name="ro2">
          <table:table-cell office:value-type="float" office:value="25.482654" table:style-name="ce3">
            <text:p>25,482654</text:p>
          </table:table-cell>
          <table:table-cell office:value-type="float" office:value="54.294607999999997" table:style-name="ce3">
            <text:p>54,294608</text:p>
          </table:table-cell>
          <table:table-cell table:number-columns-repeated="16382"/>
        </table:table-row>
        <table:table-row table:style-name="ro2">
          <table:table-cell office:value-type="float" office:value="25.477968000000001" table:style-name="ce3">
            <text:p>25,477968</text:p>
          </table:table-cell>
          <table:table-cell office:value-type="float" office:value="54.294390999999997" table:style-name="ce3">
            <text:p>54,294391</text:p>
          </table:table-cell>
          <table:table-cell table:number-columns-repeated="16382"/>
        </table:table-row>
        <table:table-row table:style-name="ro2">
          <table:table-cell office:value-type="float" office:value="25.477837999999998" table:style-name="ce3">
            <text:p>25,477838</text:p>
          </table:table-cell>
          <table:table-cell office:value-type="float" office:value="54.297080999999899" table:style-name="ce3">
            <text:p>54,297081</text:p>
          </table:table-cell>
          <table:table-cell table:number-columns-repeated="16382"/>
        </table:table-row>
        <table:table-row table:style-name="ro2">
          <table:table-cell office:value-type="float" office:value="25.47315" table:style-name="ce3">
            <text:p>25,47315</text:p>
          </table:table-cell>
          <table:table-cell office:value-type="float" office:value="54.296866999999999" table:style-name="ce3">
            <text:p>54,296867</text:p>
          </table:table-cell>
          <table:table-cell table:number-columns-repeated="16382"/>
        </table:table-row>
        <table:table-row table:style-name="ro2">
          <table:table-cell office:value-type="float" office:value="25.468461999999999" table:style-name="ce3">
            <text:p>25,468462</text:p>
          </table:table-cell>
          <table:table-cell office:value-type="float" office:value="54.296654999999902" table:style-name="ce3">
            <text:p>54,296655</text:p>
          </table:table-cell>
          <table:table-cell table:number-columns-repeated="16382"/>
        </table:table-row>
        <table:table-row table:style-name="ro2">
          <table:table-cell office:value-type="float" office:value="25.468198999999998" table:style-name="ce3">
            <text:p>25,468199</text:p>
          </table:table-cell>
          <table:table-cell office:value-type="float" office:value="54.302010999999901" table:style-name="ce3">
            <text:p>54,302011</text:p>
          </table:table-cell>
          <table:table-cell table:number-columns-repeated="16382"/>
        </table:table-row>
        <table:table-row table:style-name="ro2">
          <table:table-cell office:value-type="float" office:value="25.458822999999999" table:style-name="ce3">
            <text:p>25,458823</text:p>
          </table:table-cell>
          <table:table-cell office:value-type="float" office:value="54.301597999999899" table:style-name="ce3">
            <text:p>54,301598</text:p>
          </table:table-cell>
          <table:table-cell table:number-columns-repeated="16382"/>
        </table:table-row>
        <table:table-row table:style-name="ro2">
          <table:table-cell office:value-type="float" office:value="25.456761" table:style-name="ce3">
            <text:p>25,456761</text:p>
          </table:table-cell>
          <table:table-cell office:value-type="float" office:value="54.300291999999999" table:style-name="ce3">
            <text:p>54,300292</text:p>
          </table:table-cell>
          <table:table-cell table:number-columns-repeated="16382"/>
        </table:table-row>
        <table:table-row table:style-name="ro2">
          <table:table-cell office:value-type="float" office:value="25.454522000000001" table:style-name="ce3">
            <text:p>25,454522</text:p>
          </table:table-cell>
          <table:table-cell office:value-type="float" office:value="54.298880999999902" table:style-name="ce3">
            <text:p>54,298881</text:p>
          </table:table-cell>
          <table:table-cell table:number-columns-repeated="16382"/>
        </table:table-row>
        <table:table-row table:style-name="ro2">
          <table:table-cell office:value-type="float" office:value="25.454267000000002" table:style-name="ce3">
            <text:p>25,454267</text:p>
          </table:table-cell>
          <table:table-cell office:value-type="float" office:value="54.298721999999998" table:style-name="ce3">
            <text:p>54,298722</text:p>
          </table:table-cell>
          <table:table-cell table:number-columns-repeated="16382"/>
        </table:table-row>
        <table:table-row table:style-name="ro2">
          <table:table-cell office:value-type="float" office:value="25.449446999999999" table:style-name="ce3">
            <text:p>25,449447</text:p>
          </table:table-cell>
          <table:table-cell office:value-type="float" office:value="54.301202000000004" table:style-name="ce3">
            <text:p>54,301202</text:p>
          </table:table-cell>
          <table:table-cell table:number-columns-repeated="16382"/>
        </table:table-row>
        <table:table-row table:style-name="ro2">
          <table:table-cell office:value-type="float" office:value="25.444761" table:style-name="ce3">
            <text:p>25,444761</text:p>
          </table:table-cell>
          <table:table-cell office:value-type="float" office:value="54.301009999999998" table:style-name="ce3">
            <text:p>54,30101</text:p>
          </table:table-cell>
          <table:table-cell table:number-columns-repeated="16382"/>
        </table:table-row>
        <table:table-row table:style-name="ro2">
          <table:table-cell office:value-type="float" office:value="25.431093000000001" table:style-name="ce3">
            <text:p>25,431093</text:p>
          </table:table-cell>
          <table:table-cell office:value-type="float" office:value="54.292421999999902" table:style-name="ce3">
            <text:p>54,292422</text:p>
          </table:table-cell>
          <table:table-cell table:number-columns-repeated="16382"/>
        </table:table-row>
        <table:table-row table:style-name="ro2">
          <table:table-cell office:value-type="float" office:value="25.426409" table:style-name="ce3">
            <text:p>25,426409</text:p>
          </table:table-cell>
          <table:table-cell office:value-type="float" office:value="54.292245000000001" table:style-name="ce3">
            <text:p>54,292245</text:p>
          </table:table-cell>
          <table:table-cell table:number-columns-repeated="16382"/>
        </table:table-row>
        <table:table-row table:style-name="ro2">
          <table:table-cell office:value-type="float" office:value="25.424811999999999" table:style-name="ce3">
            <text:p>25,424812</text:p>
          </table:table-cell>
          <table:table-cell office:value-type="float" office:value="54.292183000000001" table:style-name="ce3">
            <text:p>54,292183</text:p>
          </table:table-cell>
          <table:table-cell table:number-columns-repeated="16382"/>
        </table:table-row>
        <table:table-row table:style-name="ro2">
          <table:table-cell office:value-type="float" office:value="25.421726" table:style-name="ce3">
            <text:p>25,421726</text:p>
          </table:table-cell>
          <table:table-cell office:value-type="float" office:value="54.292068999999998" table:style-name="ce3">
            <text:p>54,292069</text:p>
          </table:table-cell>
          <table:table-cell table:number-columns-repeated="16382"/>
        </table:table-row>
        <table:table-row table:style-name="ro2">
          <table:table-cell office:value-type="float" office:value="25.421758000000001" table:style-name="ce3">
            <text:p>25,421758</text:p>
          </table:table-cell>
          <table:table-cell office:value-type="float" office:value="54.291417000000003" table:style-name="ce3">
            <text:p>54,291417</text:p>
          </table:table-cell>
          <table:table-cell table:number-columns-repeated="16382"/>
        </table:table-row>
        <table:table-row table:style-name="ro2">
          <table:table-cell office:value-type="float" office:value="25.421980999999999" table:style-name="ce3">
            <text:p>25,421981</text:p>
          </table:table-cell>
          <table:table-cell office:value-type="float" office:value="54.286696999999997" table:style-name="ce3">
            <text:p>54,286697</text:p>
          </table:table-cell>
          <table:table-cell table:number-columns-repeated="16382"/>
        </table:table-row>
        <table:table-row table:style-name="ro2">
          <table:table-cell office:value-type="float" office:value="25.4174199999999" table:style-name="ce3">
            <text:p>25,41742</text:p>
          </table:table-cell>
          <table:table-cell office:value-type="float" office:value="54.283836999999998" table:style-name="ce3">
            <text:p>54,283837</text:p>
          </table:table-cell>
          <table:table-cell table:number-columns-repeated="16382"/>
        </table:table-row>
        <table:table-row table:style-name="ro2">
          <table:table-cell office:value-type="float" office:value="25.408304000000001" table:style-name="ce3">
            <text:p>25,408304</text:p>
          </table:table-cell>
          <table:table-cell office:value-type="float" office:value="54.278106999999999" table:style-name="ce3">
            <text:p>54,278107</text:p>
          </table:table-cell>
          <table:table-cell table:number-columns-repeated="16382"/>
        </table:table-row>
        <table:table-row table:style-name="ro2">
          <table:table-cell office:value-type="float" office:value="25.394017999999999" table:style-name="ce3">
            <text:p>25,394018</text:p>
          </table:table-cell>
          <table:table-cell office:value-type="float" office:value="54.283016000000003" table:style-name="ce3">
            <text:p>54,283016</text:p>
          </table:table-cell>
          <table:table-cell table:number-columns-repeated="16382"/>
        </table:table-row>
        <table:table-row table:style-name="ro2">
          <table:table-cell office:value-type="float" office:value="25.392479999999999" table:style-name="ce3">
            <text:p>25,39248</text:p>
          </table:table-cell>
          <table:table-cell office:value-type="float" office:value="54.281090000000098" table:style-name="ce3">
            <text:p>54,28109</text:p>
          </table:table-cell>
          <table:table-cell table:number-columns-repeated="16382"/>
        </table:table-row>
        <table:table-row table:style-name="ro2">
          <table:table-cell office:value-type="float" office:value="25.391077999999901" table:style-name="ce3">
            <text:p>25,391078</text:p>
          </table:table-cell>
          <table:table-cell office:value-type="float" office:value="54.279336000000001" table:style-name="ce3">
            <text:p>54,279336</text:p>
          </table:table-cell>
          <table:table-cell table:number-columns-repeated="16382"/>
        </table:table-row>
        <table:table-row table:style-name="ro2">
          <table:table-cell office:value-type="float" office:value="25.389588" table:style-name="ce3">
            <text:p>25,389588</text:p>
          </table:table-cell>
          <table:table-cell office:value-type="float" office:value="54.277472999999901" table:style-name="ce3">
            <text:p>54,277473</text:p>
          </table:table-cell>
          <table:table-cell table:number-columns-repeated="16382"/>
        </table:table-row>
        <table:table-row table:style-name="ro2">
          <table:table-cell office:value-type="float" office:value="25.3849079999999" table:style-name="ce3">
            <text:p>25,384908</text:p>
          </table:table-cell>
          <table:table-cell office:value-type="float" office:value="54.277315999999999" table:style-name="ce3">
            <text:p>54,277316</text:p>
          </table:table-cell>
          <table:table-cell table:number-columns-repeated="16382"/>
        </table:table-row>
        <table:table-row table:style-name="ro2">
          <table:table-cell office:value-type="float" office:value="25.375675999999899" table:style-name="ce3">
            <text:p>25,375676</text:p>
          </table:table-cell>
          <table:table-cell office:value-type="float" office:value="54.274318999999998" table:style-name="ce3">
            <text:p>54,274319</text:p>
          </table:table-cell>
          <table:table-cell table:number-columns-repeated="16382"/>
        </table:table-row>
        <table:table-row table:style-name="ro2">
          <table:table-cell office:value-type="float" office:value="25.371120000000001" table:style-name="ce3">
            <text:p>25,37112</text:p>
          </table:table-cell>
          <table:table-cell office:value-type="float" office:value="54.271472000000003" table:style-name="ce3">
            <text:p>54,271472</text:p>
          </table:table-cell>
          <table:table-cell table:number-columns-repeated="16382"/>
        </table:table-row>
        <table:table-row table:style-name="ro2">
          <table:table-cell office:value-type="float" office:value="25.366563999999901" table:style-name="ce3">
            <text:p>25,366564</text:p>
          </table:table-cell>
          <table:table-cell office:value-type="float" office:value="54.268628" table:style-name="ce3">
            <text:p>54,268628</text:p>
          </table:table-cell>
          <table:table-cell table:number-columns-repeated="16382"/>
        </table:table-row>
        <table:table-row table:style-name="ro2">
          <table:table-cell office:value-type="float" office:value="25.361889000000001" table:style-name="ce3">
            <text:p>25,361889</text:p>
          </table:table-cell>
          <table:table-cell office:value-type="float" office:value="54.268481999999999" table:style-name="ce3">
            <text:p>54,268482</text:p>
          </table:table-cell>
          <table:table-cell table:number-columns-repeated="16382"/>
        </table:table-row>
        <table:table-row table:style-name="ro2">
          <table:table-cell office:value-type="float" office:value="25.357215" table:style-name="ce3">
            <text:p>25,357215</text:p>
          </table:table-cell>
          <table:table-cell office:value-type="float" office:value="54.268340999999999" table:style-name="ce3">
            <text:p>54,268341</text:p>
          </table:table-cell>
          <table:table-cell table:number-columns-repeated="16382"/>
        </table:table-row>
        <table:table-row table:style-name="ro2">
          <table:table-cell office:value-type="float" office:value="25.352540000000001" table:style-name="ce3">
            <text:p>25,35254</text:p>
          </table:table-cell>
          <table:table-cell office:value-type="float" office:value="54.268203999999997" table:style-name="ce3">
            <text:p>54,268204</text:p>
          </table:table-cell>
          <table:table-cell table:number-columns-repeated="16382"/>
        </table:table-row>
        <table:table-row table:style-name="ro2">
          <table:table-cell office:value-type="float" office:value="25.347745" table:style-name="ce3">
            <text:p>25,347745</text:p>
          </table:table-cell>
          <table:table-cell office:value-type="float" office:value="54.270764" table:style-name="ce3">
            <text:p>54,270764</text:p>
          </table:table-cell>
          <table:table-cell table:number-columns-repeated="16382"/>
        </table:table-row>
        <table:table-row table:style-name="ro2">
          <table:table-cell office:value-type="float" office:value="25.347866" table:style-name="ce3">
            <text:p>25,347866</text:p>
          </table:table-cell>
          <table:table-cell office:value-type="float" office:value="54.268062999999998" table:style-name="ce3">
            <text:p>54,268063</text:p>
          </table:table-cell>
          <table:table-cell table:number-columns-repeated="16382"/>
        </table:table-row>
        <table:table-row table:style-name="ro2">
          <table:table-cell office:value-type="float" office:value="25.343192999999999" table:style-name="ce3">
            <text:p>25,343193</text:p>
          </table:table-cell>
          <table:table-cell office:value-type="float" office:value="54.267927999999998" table:style-name="ce3">
            <text:p>54,267928</text:p>
          </table:table-cell>
          <table:table-cell table:number-columns-repeated="16382"/>
        </table:table-row>
        <table:table-row table:style-name="ro2">
          <table:table-cell office:value-type="float" office:value="25.338636999999899" table:style-name="ce3">
            <text:p>25,338637</text:p>
          </table:table-cell>
          <table:table-cell office:value-type="float" office:value="54.265090999999998" table:style-name="ce3">
            <text:p>54,265091</text:p>
          </table:table-cell>
          <table:table-cell table:number-columns-repeated="16382"/>
        </table:table-row>
        <table:table-row table:style-name="ro2">
          <table:table-cell office:value-type="float" office:value="25.333967999999999" table:style-name="ce3">
            <text:p>25,333968</text:p>
          </table:table-cell>
          <table:table-cell office:value-type="float" office:value="54.264955999999898" table:style-name="ce3">
            <text:p>54,264956</text:p>
          </table:table-cell>
          <table:table-cell table:number-columns-repeated="16382"/>
        </table:table-row>
        <table:table-row table:style-name="ro2">
          <table:table-cell office:value-type="float" office:value="25.324621" table:style-name="ce3">
            <text:p>25,324621</text:p>
          </table:table-cell>
          <table:table-cell office:value-type="float" office:value="54.264694000000098" table:style-name="ce3">
            <text:p>54,264694</text:p>
          </table:table-cell>
          <table:table-cell table:number-columns-repeated="16382"/>
        </table:table-row>
        <table:table-row table:style-name="ro2">
          <table:table-cell office:value-type="float" office:value="25.315279" table:style-name="ce3">
            <text:p>25,315279</text:p>
          </table:table-cell>
          <table:table-cell office:value-type="float" office:value="54.264434999999899" table:style-name="ce3">
            <text:p>54,264435</text:p>
          </table:table-cell>
          <table:table-cell table:number-columns-repeated="16382"/>
        </table:table-row>
        <table:table-row table:style-name="ro2">
          <table:table-cell office:value-type="float" office:value="25.305935999999999" table:style-name="ce3">
            <text:p>25,305936</text:p>
          </table:table-cell>
          <table:table-cell office:value-type="float" office:value="54.264178999999999" table:style-name="ce3">
            <text:p>54,264179</text:p>
          </table:table-cell>
          <table:table-cell table:number-columns-repeated="16382"/>
        </table:table-row>
        <table:table-row table:style-name="ro2">
          <table:table-cell office:value-type="float" office:value="25.301143" table:style-name="ce3">
            <text:p>25,301143</text:p>
          </table:table-cell>
          <table:table-cell office:value-type="float" office:value="54.266745999999998" table:style-name="ce3">
            <text:p>54,266746</text:p>
          </table:table-cell>
          <table:table-cell table:number-columns-repeated="16382"/>
        </table:table-row>
        <table:table-row table:style-name="ro2">
          <table:table-cell office:value-type="float" office:value="25.301022999999901" table:style-name="ce3">
            <text:p>25,301023</text:p>
          </table:table-cell>
          <table:table-cell office:value-type="float" office:value="54.269434999999902" table:style-name="ce3">
            <text:p>54,269435</text:p>
          </table:table-cell>
          <table:table-cell table:number-columns-repeated="16382"/>
        </table:table-row>
        <table:table-row table:style-name="ro2">
          <table:table-cell office:value-type="float" office:value="25.296353" table:style-name="ce3">
            <text:p>25,296353</text:p>
          </table:table-cell>
          <table:table-cell office:value-type="float" office:value="54.269309999999997" table:style-name="ce3">
            <text:p>54,26931</text:p>
          </table:table-cell>
          <table:table-cell table:number-columns-repeated="16382"/>
        </table:table-row>
        <table:table-row table:style-name="ro2">
          <table:table-cell office:value-type="float" office:value="25.296230000000001" table:style-name="ce3">
            <text:p>25,29623</text:p>
          </table:table-cell>
          <table:table-cell office:value-type="float" office:value="54.271991999999898" table:style-name="ce3">
            <text:p>54,271992</text:p>
          </table:table-cell>
          <table:table-cell table:number-columns-repeated="16382"/>
        </table:table-row>
        <table:table-row table:style-name="ro2">
          <table:table-cell office:value-type="float" office:value="25.29156" table:style-name="ce3">
            <text:p>25,29156</text:p>
          </table:table-cell>
          <table:table-cell office:value-type="float" office:value="54.271866999999901" table:style-name="ce3">
            <text:p>54,271867</text:p>
          </table:table-cell>
          <table:table-cell table:number-columns-repeated="16382"/>
        </table:table-row>
        <table:table-row table:style-name="ro2">
          <table:table-cell office:value-type="float" office:value="25.291433999999999" table:style-name="ce3">
            <text:p>25,291434</text:p>
          </table:table-cell>
          <table:table-cell office:value-type="float" office:value="54.274546999999899" table:style-name="ce3">
            <text:p>54,274547</text:p>
          </table:table-cell>
          <table:table-cell table:number-columns-repeated="16382"/>
        </table:table-row>
        <table:table-row table:style-name="ro2">
          <table:table-cell office:value-type="float" office:value="25.286887" table:style-name="ce3">
            <text:p>25,286887</text:p>
          </table:table-cell>
          <table:table-cell office:value-type="float" office:value="54.271738999999997" table:style-name="ce3">
            <text:p>54,271739</text:p>
          </table:table-cell>
          <table:table-cell table:number-columns-repeated="16382"/>
        </table:table-row>
        <table:table-row table:style-name="ro2">
          <table:table-cell office:value-type="float" office:value="25.286763999999899" table:style-name="ce3">
            <text:p>25,286764</text:p>
          </table:table-cell>
          <table:table-cell office:value-type="float" office:value="54.274414999999998" table:style-name="ce3">
            <text:p>54,274415</text:p>
          </table:table-cell>
          <table:table-cell table:number-columns-repeated="16382"/>
        </table:table-row>
        <table:table-row table:style-name="ro2">
          <table:table-cell office:value-type="float" office:value="25.286639000000001" table:style-name="ce3">
            <text:p>25,286639</text:p>
          </table:table-cell>
          <table:table-cell office:value-type="float" office:value="54.277083999999903" table:style-name="ce3">
            <text:p>54,277084</text:p>
          </table:table-cell>
          <table:table-cell table:number-columns-repeated="16382"/>
        </table:table-row>
        <table:table-row table:style-name="ro2">
          <table:table-cell office:value-type="float" office:value="25.281964000000102" table:style-name="ce3">
            <text:p>25,281964</text:p>
          </table:table-cell>
          <table:table-cell office:value-type="float" office:value="54.276941999999998" table:style-name="ce3">
            <text:p>54,276942</text:p>
          </table:table-cell>
          <table:table-cell table:number-columns-repeated="16382"/>
        </table:table-row>
        <table:table-row table:style-name="ro2">
          <table:table-cell office:value-type="float" office:value="25.2820369999999" table:style-name="ce3">
            <text:p>25,282037</text:p>
          </table:table-cell>
          <table:table-cell office:value-type="float" office:value="54.2754019999999" table:style-name="ce3">
            <text:p>54,275402</text:p>
          </table:table-cell>
          <table:table-cell table:number-columns-repeated="16382"/>
        </table:table-row>
        <table:table-row table:style-name="ro2">
          <table:table-cell office:value-type="float" office:value="25.282091999999999" table:style-name="ce3">
            <text:p>25,282092</text:p>
          </table:table-cell>
          <table:table-cell office:value-type="float" office:value="54.274279999999997" table:style-name="ce3">
            <text:p>54,27428</text:p>
          </table:table-cell>
          <table:table-cell table:number-columns-repeated="16382"/>
        </table:table-row>
        <table:table-row table:style-name="ro2">
          <table:table-cell office:value-type="float" office:value="25.273124000000099" table:style-name="ce3">
            <text:p>25,273124</text:p>
          </table:table-cell>
          <table:table-cell office:value-type="float" office:value="54.265996000000001" table:style-name="ce3">
            <text:p>54,265996</text:p>
          </table:table-cell>
          <table:table-cell table:number-columns-repeated="16382"/>
        </table:table-row>
        <table:table-row table:style-name="ro2">
          <table:table-cell office:value-type="float" office:value="25.268574999999998" table:style-name="ce3">
            <text:p>25,268575</text:p>
          </table:table-cell>
          <table:table-cell office:value-type="float" office:value="54.263182999999998" table:style-name="ce3">
            <text:p>54,263183</text:p>
          </table:table-cell>
          <table:table-cell table:number-columns-repeated="16382"/>
        </table:table-row>
        <table:table-row table:style-name="ro2">
          <table:table-cell office:value-type="float" office:value="25.264268999999999" table:style-name="ce3">
            <text:p>25,264269</text:p>
          </table:table-cell>
          <table:table-cell office:value-type="float" office:value="54.254997000000003" table:style-name="ce3">
            <text:p>54,254997</text:p>
          </table:table-cell>
          <table:table-cell table:number-columns-repeated="16382"/>
        </table:table-row>
        <table:table-row table:style-name="ro2">
          <table:table-cell office:value-type="float" office:value="25.254686" table:style-name="ce3">
            <text:p>25,254686</text:p>
          </table:table-cell>
          <table:table-cell office:value-type="float" office:value="54.260112999999897" table:style-name="ce3">
            <text:p>54,260113</text:p>
          </table:table-cell>
          <table:table-cell table:number-columns-repeated="16382"/>
        </table:table-row>
        <table:table-row table:style-name="ro2">
          <table:table-cell office:value-type="float" office:value="25.251422000000002" table:style-name="ce3">
            <text:p>25,251422</text:p>
          </table:table-cell>
          <table:table-cell office:value-type="float" office:value="54.263545999999998" table:style-name="ce3">
            <text:p>54,263546</text:p>
          </table:table-cell>
          <table:table-cell table:number-columns-repeated="16382"/>
        </table:table-row>
        <table:table-row table:style-name="ro2">
          <table:table-cell office:value-type="float" office:value="25.249759999999998" table:style-name="ce3">
            <text:p>25,24976</text:p>
          </table:table-cell>
          <table:table-cell office:value-type="float" office:value="54.265295999999999" table:style-name="ce3">
            <text:p>54,265296</text:p>
          </table:table-cell>
          <table:table-cell table:number-columns-repeated="16382"/>
        </table:table-row>
        <table:table-row table:style-name="ro2">
          <table:table-cell office:value-type="float" office:value="25.245086000000001" table:style-name="ce3">
            <text:p>25,245086</text:p>
          </table:table-cell>
          <table:table-cell office:value-type="float" office:value="54.265148000000003" table:style-name="ce3">
            <text:p>54,265148</text:p>
          </table:table-cell>
          <table:table-cell table:number-columns-repeated="16382"/>
        </table:table-row>
        <table:table-row table:style-name="ro2">
          <table:table-cell office:value-type="float" office:value="25.235835000000002" table:style-name="ce3">
            <text:p>25,235835</text:p>
          </table:table-cell>
          <table:table-cell office:value-type="float" office:value="54.262186999999898" table:style-name="ce3">
            <text:p>54,262187</text:p>
          </table:table-cell>
          <table:table-cell table:number-columns-repeated="16382"/>
        </table:table-row>
        <table:table-row table:style-name="ro2">
          <table:table-cell office:value-type="float" office:value="25.226645000000001" table:style-name="ce3">
            <text:p>25,226645</text:p>
          </table:table-cell>
          <table:table-cell office:value-type="float" office:value="54.259242999999998" table:style-name="ce3">
            <text:p>54,259243</text:p>
          </table:table-cell>
          <table:table-cell table:number-columns-repeated="16382"/>
        </table:table-row>
        <table:table-row table:style-name="ro2">
          <table:table-cell office:value-type="float" office:value="25.226775" table:style-name="ce3">
            <text:p>25,226775</text:p>
          </table:table-cell>
          <table:table-cell office:value-type="float" office:value="54.256596999999999" table:style-name="ce3">
            <text:p>54,256597</text:p>
          </table:table-cell>
          <table:table-cell table:number-columns-repeated="16382"/>
        </table:table-row>
        <table:table-row table:style-name="ro2">
          <table:table-cell office:value-type="float" office:value="25.227150999999999" table:style-name="ce3">
            <text:p>25,227151</text:p>
          </table:table-cell>
          <table:table-cell office:value-type="float" office:value="54.248615000000001" table:style-name="ce3">
            <text:p>54,248615</text:p>
          </table:table-cell>
          <table:table-cell table:number-columns-repeated="16382"/>
        </table:table-row>
        <table:table-row table:style-name="ro2">
          <table:table-cell office:value-type="float" office:value="25.227277000000001" table:style-name="ce3">
            <text:p>25,227277</text:p>
          </table:table-cell>
          <table:table-cell office:value-type="float" office:value="54.2459419999999" table:style-name="ce3">
            <text:p>54,245942</text:p>
          </table:table-cell>
          <table:table-cell table:number-columns-repeated="16382"/>
        </table:table-row>
        <table:table-row table:style-name="ro2">
          <table:table-cell office:value-type="float" office:value="25.222726999999999" table:style-name="ce3">
            <text:p>25,222727</text:p>
          </table:table-cell>
          <table:table-cell office:value-type="float" office:value="54.243129000000003" table:style-name="ce3">
            <text:p>54,243129</text:p>
          </table:table-cell>
          <table:table-cell table:number-columns-repeated="16382"/>
        </table:table-row>
        <table:table-row table:style-name="ro2">
          <table:table-cell office:value-type="float" office:value="25.218055" table:style-name="ce3">
            <text:p>25,218055</text:p>
          </table:table-cell>
          <table:table-cell office:value-type="float" office:value="54.242998999999898" table:style-name="ce3">
            <text:p>54,242999</text:p>
          </table:table-cell>
          <table:table-cell table:number-columns-repeated="16382"/>
        </table:table-row>
        <table:table-row table:style-name="ro2">
          <table:table-cell office:value-type="float" office:value="25.218178000000002" table:style-name="ce3">
            <text:p>25,218178</text:p>
          </table:table-cell>
          <table:table-cell office:value-type="float" office:value="54.240321000000002" table:style-name="ce3">
            <text:p>54,240321</text:p>
          </table:table-cell>
          <table:table-cell table:number-columns-repeated="16382"/>
        </table:table-row>
        <table:table-row table:style-name="ro2">
          <table:table-cell office:value-type="float" office:value="25.218297" table:style-name="ce3">
            <text:p>25,218297</text:p>
          </table:table-cell>
          <table:table-cell office:value-type="float" office:value="54.237631999999998" table:style-name="ce3">
            <text:p>54,237632</text:p>
          </table:table-cell>
          <table:table-cell table:number-columns-repeated="16382"/>
        </table:table-row>
        <table:table-row table:style-name="ro2">
          <table:table-cell office:value-type="float" office:value="25.213863999999901" table:style-name="ce3">
            <text:p>25,213864</text:p>
          </table:table-cell>
          <table:table-cell office:value-type="float" office:value="54.2321209999999" table:style-name="ce3">
            <text:p>54,232121</text:p>
          </table:table-cell>
          <table:table-cell table:number-columns-repeated="16382"/>
        </table:table-row>
        <table:table-row table:style-name="ro2">
          <table:table-cell office:value-type="float" office:value="25.213975999999999" table:style-name="ce3">
            <text:p>25,213976</text:p>
          </table:table-cell>
          <table:table-cell office:value-type="float" office:value="54.229410999999999" table:style-name="ce3">
            <text:p>54,229411</text:p>
          </table:table-cell>
          <table:table-cell table:number-columns-repeated="16382"/>
        </table:table-row>
        <table:table-row table:style-name="ro2">
          <table:table-cell office:value-type="float" office:value="25.214089999999999" table:style-name="ce3">
            <text:p>25,21409</text:p>
          </table:table-cell>
          <table:table-cell office:value-type="float" office:value="54.226692" table:style-name="ce3">
            <text:p>54,226692</text:p>
          </table:table-cell>
          <table:table-cell table:number-columns-repeated="16382"/>
        </table:table-row>
        <table:table-row table:style-name="ro2">
          <table:table-cell office:value-type="float" office:value="25.214197000000102" table:style-name="ce3">
            <text:p>25,214197</text:p>
          </table:table-cell>
          <table:table-cell office:value-type="float" office:value="54.223962" table:style-name="ce3">
            <text:p>54,223962</text:p>
          </table:table-cell>
          <table:table-cell table:number-columns-repeated="16382"/>
        </table:table-row>
        <table:table-row table:style-name="ro2">
          <table:table-cell office:value-type="float" office:value="25.209641000000001" table:style-name="ce3">
            <text:p>25,209641</text:p>
          </table:table-cell>
          <table:table-cell office:value-type="float" office:value="54.221125999999998" table:style-name="ce3">
            <text:p>54,221126</text:p>
          </table:table-cell>
          <table:table-cell table:number-columns-repeated="16382"/>
        </table:table-row>
        <table:table-row table:style-name="ro2">
          <table:table-cell office:value-type="float" office:value="25.2097459999999" table:style-name="ce3">
            <text:p>25,209746</text:p>
          </table:table-cell>
          <table:table-cell office:value-type="float" office:value="54.218384999999998" table:style-name="ce3">
            <text:p>54,218385</text:p>
          </table:table-cell>
          <table:table-cell table:number-columns-repeated="16382"/>
        </table:table-row>
        <table:table-row table:style-name="ro2">
          <table:table-cell office:value-type="float" office:value="25.205186999999999" table:style-name="ce3">
            <text:p>25,205187</text:p>
          </table:table-cell>
          <table:table-cell office:value-type="float" office:value="54.215541999999999" table:style-name="ce3">
            <text:p>54,215542</text:p>
          </table:table-cell>
          <table:table-cell table:number-columns-repeated="16382"/>
        </table:table-row>
        <table:table-row table:style-name="ro2">
          <table:table-cell office:value-type="float" office:value="25.200628999999999" table:style-name="ce3">
            <text:p>25,200629</text:p>
          </table:table-cell>
          <table:table-cell office:value-type="float" office:value="54.212695999999902" table:style-name="ce3">
            <text:p>54,212696</text:p>
          </table:table-cell>
          <table:table-cell table:number-columns-repeated="16382"/>
        </table:table-row>
        <table:table-row table:style-name="ro2">
          <table:table-cell office:value-type="float" office:value="25.196075" table:style-name="ce3">
            <text:p>25,196075</text:p>
          </table:table-cell>
          <table:table-cell office:value-type="float" office:value="54.209841999999902" table:style-name="ce3">
            <text:p>54,209842</text:p>
          </table:table-cell>
          <table:table-cell table:number-columns-repeated="16382"/>
        </table:table-row>
        <table:table-row table:style-name="ro2">
          <table:table-cell office:value-type="float" office:value="25.191305" table:style-name="ce3">
            <text:p>25,191305</text:p>
          </table:table-cell>
          <table:table-cell office:value-type="float" office:value="54.212519999999998" table:style-name="ce3">
            <text:p>54,21252</text:p>
          </table:table-cell>
          <table:table-cell table:number-columns-repeated="16382"/>
        </table:table-row>
        <table:table-row table:style-name="ro2">
          <table:table-cell office:value-type="float" office:value="25.186751000000001" table:style-name="ce3">
            <text:p>25,186751</text:p>
          </table:table-cell>
          <table:table-cell office:value-type="float" office:value="54.209671" table:style-name="ce3">
            <text:p>54,209671</text:p>
          </table:table-cell>
          <table:table-cell table:number-columns-repeated="16382"/>
        </table:table-row>
        <table:table-row table:style-name="ro2">
          <table:table-cell office:value-type="float" office:value="25.186865000000001" table:style-name="ce3">
            <text:p>25,186865</text:p>
          </table:table-cell>
          <table:table-cell office:value-type="float" office:value="54.206901999999999" table:style-name="ce3">
            <text:p>54,206902</text:p>
          </table:table-cell>
          <table:table-cell table:number-columns-repeated="16382"/>
        </table:table-row>
        <table:table-row table:style-name="ro2">
          <table:table-cell office:value-type="float" office:value="25.182202" table:style-name="ce3">
            <text:p>25,182202</text:p>
          </table:table-cell>
          <table:table-cell office:value-type="float" office:value="54.206817999999899" table:style-name="ce3">
            <text:p>54,206818</text:p>
          </table:table-cell>
          <table:table-cell table:number-columns-repeated="16382"/>
        </table:table-row>
        <table:table-row table:style-name="ro2">
          <table:table-cell office:value-type="float" office:value="25.174493999999999" table:style-name="ce3">
            <text:p>25,174494</text:p>
          </table:table-cell>
          <table:table-cell office:value-type="float" office:value="54.204354000000002" table:style-name="ce3">
            <text:p>54,204354</text:p>
          </table:table-cell>
          <table:table-cell table:number-columns-repeated="16382"/>
        </table:table-row>
        <table:table-row table:style-name="ro2">
          <table:table-cell office:value-type="float" office:value="25.172996999999999" table:style-name="ce3">
            <text:p>25,172997</text:p>
          </table:table-cell>
          <table:table-cell office:value-type="float" office:value="54.203872999999902" table:style-name="ce3">
            <text:p>54,203873</text:p>
          </table:table-cell>
          <table:table-cell table:number-columns-repeated="16382"/>
        </table:table-row>
        <table:table-row table:style-name="ro2">
          <table:table-cell office:value-type="float" office:value="25.173117999999899" table:style-name="ce3">
            <text:p>25,173118</text:p>
          </table:table-cell>
          <table:table-cell office:value-type="float" office:value="54.201095000000102" table:style-name="ce3">
            <text:p>54,201095</text:p>
          </table:table-cell>
          <table:table-cell table:number-columns-repeated="16382"/>
        </table:table-row>
        <table:table-row table:style-name="ro2">
          <table:table-cell office:value-type="float" office:value="25.173202" table:style-name="ce3">
            <text:p>25,173202</text:p>
          </table:table-cell>
          <table:table-cell office:value-type="float" office:value="54.199214999999903" table:style-name="ce3">
            <text:p>54,199215</text:p>
          </table:table-cell>
          <table:table-cell table:number-columns-repeated="16382"/>
        </table:table-row>
        <table:table-row table:style-name="ro2">
          <table:table-cell office:value-type="float" office:value="25.173245000000001" table:style-name="ce3">
            <text:p>25,173245</text:p>
          </table:table-cell>
          <table:table-cell office:value-type="float" office:value="54.198298999999999" table:style-name="ce3">
            <text:p>54,198299</text:p>
          </table:table-cell>
          <table:table-cell table:number-columns-repeated="16382"/>
        </table:table-row>
        <table:table-row table:style-name="ro2">
          <table:table-cell office:value-type="float" office:value="25.173373000000002" table:style-name="ce3">
            <text:p>25,173373</text:p>
          </table:table-cell>
          <table:table-cell office:value-type="float" office:value="54.195490999999897" table:style-name="ce3">
            <text:p>54,195491</text:p>
          </table:table-cell>
          <table:table-cell table:number-columns-repeated="16382"/>
        </table:table-row>
        <table:table-row table:style-name="ro2">
          <table:table-cell office:value-type="float" office:value="25.168844" table:style-name="ce3">
            <text:p>25,168844</text:p>
          </table:table-cell>
          <table:table-cell office:value-type="float" office:value="54.192602999999998" table:style-name="ce3">
            <text:p>54,192603</text:p>
          </table:table-cell>
          <table:table-cell table:number-columns-repeated="16382"/>
        </table:table-row>
        <table:table-row table:style-name="ro2">
          <table:table-cell office:value-type="float" office:value="25.159659000000001" table:style-name="ce3">
            <text:p>25,159659</text:p>
          </table:table-cell>
          <table:table-cell office:value-type="float" office:value="54.189639999999898" table:style-name="ce3">
            <text:p>54,18964</text:p>
          </table:table-cell>
          <table:table-cell table:number-columns-repeated="16382"/>
        </table:table-row>
        <table:table-row table:style-name="ro2">
          <table:table-cell office:value-type="float" office:value="25.157229999999998" table:style-name="ce3">
            <text:p>25,15723</text:p>
          </table:table-cell>
          <table:table-cell office:value-type="float" office:value="54.189601000000003" table:style-name="ce3">
            <text:p>54,189601</text:p>
          </table:table-cell>
          <table:table-cell table:number-columns-repeated="16382"/>
        </table:table-row>
        <table:table-row table:style-name="ro2">
          <table:table-cell office:value-type="float" office:value="25.154997999999999" table:style-name="ce3">
            <text:p>25,154998</text:p>
          </table:table-cell>
          <table:table-cell office:value-type="float" office:value="54.189571999999899" table:style-name="ce3">
            <text:p>54,189572</text:p>
          </table:table-cell>
          <table:table-cell table:number-columns-repeated="16382"/>
        </table:table-row>
        <table:table-row table:style-name="ro2">
          <table:table-cell office:value-type="float" office:value="25.155139999999999" table:style-name="ce3">
            <text:p>25,15514</text:p>
          </table:table-cell>
          <table:table-cell office:value-type="float" office:value="54.186740999999998" table:style-name="ce3">
            <text:p>54,186741</text:p>
          </table:table-cell>
          <table:table-cell table:number-columns-repeated="16382"/>
        </table:table-row>
        <table:table-row table:style-name="ro2">
          <table:table-cell office:value-type="float" office:value="25.151176" table:style-name="ce3">
            <text:p>25,151176</text:p>
          </table:table-cell>
          <table:table-cell office:value-type="float" office:value="54.186684" table:style-name="ce3">
            <text:p>54,186684</text:p>
          </table:table-cell>
          <table:table-cell table:number-columns-repeated="16382"/>
        </table:table-row>
        <table:table-row table:style-name="ro2">
          <table:table-cell office:value-type="float" office:value="25.150480999999999" table:style-name="ce3">
            <text:p>25,150481</text:p>
          </table:table-cell>
          <table:table-cell office:value-type="float" office:value="54.186675000000001" table:style-name="ce3">
            <text:p>54,186675</text:p>
          </table:table-cell>
          <table:table-cell table:number-columns-repeated="16382"/>
        </table:table-row>
        <table:table-row table:style-name="ro2">
          <table:table-cell office:value-type="float" office:value="25.143999000000001" table:style-name="ce3">
            <text:p>25,143999</text:p>
          </table:table-cell>
          <table:table-cell office:value-type="float" office:value="54.182499999999997" table:style-name="ce3">
            <text:p>54,1825</text:p>
          </table:table-cell>
          <table:table-cell table:number-columns-repeated="16382"/>
        </table:table-row>
        <table:table-row table:style-name="ro2">
          <table:table-cell office:value-type="float" office:value="25.136939000000002" table:style-name="ce3">
            <text:p>25,136939</text:p>
          </table:table-cell>
          <table:table-cell office:value-type="float" office:value="54.177952999999903" table:style-name="ce3">
            <text:p>54,177953</text:p>
          </table:table-cell>
          <table:table-cell table:number-columns-repeated="16382"/>
        </table:table-row>
        <table:table-row table:style-name="ro2">
          <table:table-cell office:value-type="float" office:value="25.123415999999999" table:style-name="ce3">
            <text:p>25,123416</text:p>
          </table:table-cell>
          <table:table-cell office:value-type="float" office:value="54.1691959999999" table:style-name="ce3">
            <text:p>54,169196</text:p>
          </table:table-cell>
          <table:table-cell table:number-columns-repeated="16382"/>
        </table:table-row>
        <table:table-row table:style-name="ro2">
          <table:table-cell office:value-type="float" office:value="25.120652" table:style-name="ce3">
            <text:p>25,120652</text:p>
          </table:table-cell>
          <table:table-cell office:value-type="float" office:value="54.165512999999997" table:style-name="ce3">
            <text:p>54,165513</text:p>
          </table:table-cell>
          <table:table-cell table:number-columns-repeated="16382"/>
        </table:table-row>
        <table:table-row table:style-name="ro2">
          <table:table-cell office:value-type="float" office:value="25.119070000000001" table:style-name="ce3">
            <text:p>25,11907</text:p>
          </table:table-cell>
          <table:table-cell office:value-type="float" office:value="54.163406999999999" table:style-name="ce3">
            <text:p>54,163407</text:p>
          </table:table-cell>
          <table:table-cell table:number-columns-repeated="16382"/>
        </table:table-row>
        <table:table-row table:style-name="ro2">
          <table:table-cell office:value-type="float" office:value="25.114727999999999" table:style-name="ce3">
            <text:p>25,114728</text:p>
          </table:table-cell>
          <table:table-cell office:value-type="float" office:value="54.157604999999897" table:style-name="ce3">
            <text:p>54,157605</text:p>
          </table:table-cell>
          <table:table-cell table:number-columns-repeated="16382"/>
        </table:table-row>
        <table:table-row table:style-name="ro2">
          <table:table-cell office:value-type="float" office:value="25.105739" table:style-name="ce3">
            <text:p>25,105739</text:p>
          </table:table-cell>
          <table:table-cell office:value-type="float" office:value="54.151718000000002" table:style-name="ce3">
            <text:p>54,151718</text:p>
          </table:table-cell>
          <table:table-cell table:number-columns-repeated="16382"/>
        </table:table-row>
        <table:table-row table:style-name="ro2">
          <table:table-cell office:value-type="float" office:value="25.101249999999901" table:style-name="ce3">
            <text:p>25,10125</text:p>
          </table:table-cell>
          <table:table-cell office:value-type="float" office:value="54.148776999999903" table:style-name="ce3">
            <text:p>54,148777</text:p>
          </table:table-cell>
          <table:table-cell table:number-columns-repeated="16382"/>
        </table:table-row>
        <table:table-row table:style-name="ro2">
          <table:table-cell office:value-type="float" office:value="25.096764" table:style-name="ce3">
            <text:p>25,096764</text:p>
          </table:table-cell>
          <table:table-cell office:value-type="float" office:value="54.145834999999998" table:style-name="ce3">
            <text:p>54,145835</text:p>
          </table:table-cell>
          <table:table-cell table:number-columns-repeated="16382"/>
        </table:table-row>
        <table:table-row table:style-name="ro2">
          <table:table-cell office:value-type="float" office:value="25.087458000000002" table:style-name="ce3">
            <text:p>25,087458</text:p>
          </table:table-cell>
          <table:table-cell office:value-type="float" office:value="54.145679999999999" table:style-name="ce3">
            <text:p>54,14568</text:p>
          </table:table-cell>
          <table:table-cell table:number-columns-repeated="16382"/>
        </table:table-row>
        <table:table-row table:style-name="ro2">
          <table:table-cell office:value-type="float" office:value="25.087797999999999" table:style-name="ce3">
            <text:p>25,087798</text:p>
          </table:table-cell>
          <table:table-cell office:value-type="float" office:value="54.139963999999999" table:style-name="ce3">
            <text:p>54,139964</text:p>
          </table:table-cell>
          <table:table-cell table:number-columns-repeated="16382"/>
        </table:table-row>
        <table:table-row table:style-name="ro2">
          <table:table-cell office:value-type="float" office:value="25.083320000000001" table:style-name="ce3">
            <text:p>25,08332</text:p>
          </table:table-cell>
          <table:table-cell office:value-type="float" office:value="54.137031" table:style-name="ce3">
            <text:p>54,137031</text:p>
          </table:table-cell>
          <table:table-cell table:number-columns-repeated="16382"/>
        </table:table-row>
        <table:table-row table:style-name="ro2">
          <table:table-cell office:value-type="float" office:value="25.078841000000001" table:style-name="ce3">
            <text:p>25,078841</text:p>
          </table:table-cell>
          <table:table-cell office:value-type="float" office:value="54.134101999999899" table:style-name="ce3">
            <text:p>54,134102</text:p>
          </table:table-cell>
          <table:table-cell table:number-columns-repeated="16382"/>
        </table:table-row>
        <table:table-row table:style-name="ro2">
          <table:table-cell office:value-type="float" office:value="25.074020999999998" table:style-name="ce3">
            <text:p>25,074021</text:p>
          </table:table-cell>
          <table:table-cell office:value-type="float" office:value="54.136866999999903" table:style-name="ce3">
            <text:p>54,136867</text:p>
          </table:table-cell>
          <table:table-cell table:number-columns-repeated="16382"/>
        </table:table-row>
        <table:table-row table:style-name="ro2">
          <table:table-cell office:value-type="float" office:value="25.069370999999901" table:style-name="ce3">
            <text:p>25,069371</text:p>
          </table:table-cell>
          <table:table-cell office:value-type="float" office:value="54.136786999999998" table:style-name="ce3">
            <text:p>54,136787</text:p>
          </table:table-cell>
          <table:table-cell table:number-columns-repeated="16382"/>
        </table:table-row>
        <table:table-row table:style-name="ro2">
          <table:table-cell office:value-type="float" office:value="25.066253" table:style-name="ce3">
            <text:p>25,066253</text:p>
          </table:table-cell>
          <table:table-cell office:value-type="float" office:value="54.138584999999999" table:style-name="ce3">
            <text:p>54,138585</text:p>
          </table:table-cell>
          <table:table-cell table:number-columns-repeated="16382"/>
        </table:table-row>
        <table:table-row table:style-name="ro2">
          <table:table-cell office:value-type="float" office:value="25.064544000000001" table:style-name="ce3">
            <text:p>25,064544</text:p>
          </table:table-cell>
          <table:table-cell office:value-type="float" office:value="54.139564999999997" table:style-name="ce3">
            <text:p>54,139565</text:p>
          </table:table-cell>
          <table:table-cell table:number-columns-repeated="16382"/>
        </table:table-row>
        <table:table-row table:style-name="ro2">
          <table:table-cell office:value-type="float" office:value="25.0552519999999" table:style-name="ce3">
            <text:p>25,055252</text:p>
          </table:table-cell>
          <table:table-cell office:value-type="float" office:value="54.139403000000001" table:style-name="ce3">
            <text:p>54,139403</text:p>
          </table:table-cell>
          <table:table-cell table:number-columns-repeated="16382"/>
        </table:table-row>
        <table:table-row table:style-name="ro2">
          <table:table-cell office:value-type="float" office:value="25.041322000000001" table:style-name="ce3">
            <text:p>25,041322</text:p>
          </table:table-cell>
          <table:table-cell office:value-type="float" office:value="54.139133999999899" table:style-name="ce3">
            <text:p>54,139134</text:p>
          </table:table-cell>
          <table:table-cell table:number-columns-repeated="16382"/>
        </table:table-row>
        <table:table-row table:style-name="ro2">
          <table:table-cell office:value-type="float" office:value="25.032048" table:style-name="ce3">
            <text:p>25,032048</text:p>
          </table:table-cell>
          <table:table-cell office:value-type="float" office:value="54.138938000000003" table:style-name="ce3">
            <text:p>54,138938</text:p>
          </table:table-cell>
          <table:table-cell table:number-columns-repeated="16382"/>
        </table:table-row>
        <table:table-row table:style-name="ro2">
          <table:table-cell office:value-type="float" office:value="25.027412000000002" table:style-name="ce3">
            <text:p>25,027412</text:p>
          </table:table-cell>
          <table:table-cell office:value-type="float" office:value="54.138840000000002" table:style-name="ce3">
            <text:p>54,13884</text:p>
          </table:table-cell>
          <table:table-cell table:number-columns-repeated="16382"/>
        </table:table-row>
        <table:table-row table:style-name="ro2">
          <table:table-cell office:value-type="float" office:value="25.022565" table:style-name="ce3">
            <text:p>25,022565</text:p>
          </table:table-cell>
          <table:table-cell office:value-type="float" office:value="54.141570999999999" table:style-name="ce3">
            <text:p>54,141571</text:p>
          </table:table-cell>
          <table:table-cell table:number-columns-repeated="16382"/>
        </table:table-row>
        <table:table-row table:style-name="ro2">
          <table:table-cell office:value-type="float" office:value="25.017707999999999" table:style-name="ce3">
            <text:p>25,017708</text:p>
          </table:table-cell>
          <table:table-cell office:value-type="float" office:value="54.144298999999997" table:style-name="ce3">
            <text:p>54,144299</text:p>
          </table:table-cell>
          <table:table-cell table:number-columns-repeated="16382"/>
        </table:table-row>
        <table:table-row table:style-name="ro2">
          <table:table-cell office:value-type="float" office:value="25.005780999999999" table:style-name="ce3">
            <text:p>25,005781</text:p>
          </table:table-cell>
          <table:table-cell office:value-type="float" office:value="54.1464" table:style-name="ce3">
            <text:p>54,1464</text:p>
          </table:table-cell>
          <table:table-cell table:number-columns-repeated="16382"/>
        </table:table-row>
        <table:table-row table:style-name="ro2">
          <table:table-cell office:value-type="float" office:value="25.003575000000001" table:style-name="ce3">
            <text:p>25,003575</text:p>
          </table:table-cell>
          <table:table-cell office:value-type="float" office:value="54.146790000000003" table:style-name="ce3">
            <text:p>54,14679</text:p>
          </table:table-cell>
          <table:table-cell table:number-columns-repeated="16382"/>
        </table:table-row>
        <table:table-row table:style-name="ro2">
          <table:table-cell office:value-type="float" office:value="25.000889999999998" table:style-name="ce3">
            <text:p>25,00089</text:p>
          </table:table-cell>
          <table:table-cell office:value-type="float" office:value="54.148280999999898" table:style-name="ce3">
            <text:p>54,148281</text:p>
          </table:table-cell>
          <table:table-cell table:number-columns-repeated="16382"/>
        </table:table-row>
        <table:table-row table:style-name="ro2">
          <table:table-cell office:value-type="float" office:value="24.9938040000001" table:style-name="ce3">
            <text:p>24,993804</text:p>
          </table:table-cell>
          <table:table-cell office:value-type="float" office:value="54.152220999999997" table:style-name="ce3">
            <text:p>54,152221</text:p>
          </table:table-cell>
          <table:table-cell table:number-columns-repeated="16382"/>
        </table:table-row>
        <table:table-row table:style-name="ro2">
          <table:table-cell office:value-type="float" office:value="24.993275000000001" table:style-name="ce3">
            <text:p>24,993275</text:p>
          </table:table-cell>
          <table:table-cell office:value-type="float" office:value="54.157893999999999" table:style-name="ce3">
            <text:p>54,157894</text:p>
          </table:table-cell>
          <table:table-cell table:number-columns-repeated="16382"/>
        </table:table-row>
        <table:table-row table:style-name="ro2">
          <table:table-cell office:value-type="float" office:value="24.988368999999999" table:style-name="ce3">
            <text:p>24,988369</text:p>
          </table:table-cell>
          <table:table-cell office:value-type="float" office:value="54.160598999999998" table:style-name="ce3">
            <text:p>54,160599</text:p>
          </table:table-cell>
          <table:table-cell table:number-columns-repeated="16382"/>
        </table:table-row>
        <table:table-row table:style-name="ro2">
          <table:table-cell office:value-type="float" office:value="24.99277" table:style-name="ce3">
            <text:p>24,99277</text:p>
          </table:table-cell>
          <table:table-cell office:value-type="float" office:value="54.163561999999999" table:style-name="ce3">
            <text:p>54,163562</text:p>
          </table:table-cell>
          <table:table-cell table:number-columns-repeated="16382"/>
        </table:table-row>
        <table:table-row table:style-name="ro2">
          <table:table-cell office:value-type="float" office:value="24.987860000000001" table:style-name="ce3">
            <text:p>24,98786</text:p>
          </table:table-cell>
          <table:table-cell office:value-type="float" office:value="54.166260999999999" table:style-name="ce3">
            <text:p>54,166261</text:p>
          </table:table-cell>
          <table:table-cell table:number-columns-repeated="16382"/>
        </table:table-row>
        <table:table-row table:style-name="ro2">
          <table:table-cell office:value-type="float" office:value="24.982766000000002" table:style-name="ce3">
            <text:p>24,982766</text:p>
          </table:table-cell>
          <table:table-cell office:value-type="float" office:value="54.171709999999997" table:style-name="ce3">
            <text:p>54,17171</text:p>
          </table:table-cell>
          <table:table-cell table:number-columns-repeated="16382"/>
        </table:table-row>
        <table:table-row table:style-name="ro2">
          <table:table-cell office:value-type="float" office:value="24.978482" table:style-name="ce3">
            <text:p>24,978482</text:p>
          </table:table-cell>
          <table:table-cell office:value-type="float" office:value="54.174121" table:style-name="ce3">
            <text:p>54,174121</text:p>
          </table:table-cell>
          <table:table-cell table:number-columns-repeated="16382"/>
        </table:table-row>
        <table:table-row table:style-name="ro2">
          <table:table-cell office:value-type="float" office:value="24.973604000000002" table:style-name="ce3">
            <text:p>24,973604</text:p>
          </table:table-cell>
          <table:table-cell office:value-type="float" office:value="54.171382000000001" table:style-name="ce3">
            <text:p>54,171382</text:p>
          </table:table-cell>
          <table:table-cell table:number-columns-repeated="16382"/>
        </table:table-row>
        <table:table-row table:style-name="ro2">
          <table:table-cell office:value-type="float" office:value="24.970752999999899" table:style-name="ce3">
            <text:p>24,970753</text:p>
          </table:table-cell>
          <table:table-cell office:value-type="float" office:value="54.173555999999998" table:style-name="ce3">
            <text:p>54,173556</text:p>
          </table:table-cell>
          <table:table-cell table:number-columns-repeated="16382"/>
        </table:table-row>
        <table:table-row table:style-name="ro2">
          <table:table-cell office:value-type="float" office:value="24.967102000000001" table:style-name="ce3">
            <text:p>24,967102</text:p>
          </table:table-cell>
          <table:table-cell office:value-type="float" office:value="54.173248999999899" table:style-name="ce3">
            <text:p>54,173249</text:p>
          </table:table-cell>
          <table:table-cell table:number-columns-repeated="16382"/>
        </table:table-row>
        <table:table-row table:style-name="ro2">
          <table:table-cell office:value-type="float" office:value="24.963519000000002" table:style-name="ce3">
            <text:p>24,963519</text:p>
          </table:table-cell>
          <table:table-cell office:value-type="float" office:value="54.1729389999999" table:style-name="ce3">
            <text:p>54,172939</text:p>
          </table:table-cell>
          <table:table-cell table:number-columns-repeated="16382"/>
        </table:table-row>
        <table:table-row table:style-name="ro2">
          <table:table-cell office:value-type="float" office:value="24.959252999999901" table:style-name="ce3">
            <text:p>24,959253</text:p>
          </table:table-cell>
          <table:table-cell office:value-type="float" office:value="54.170158000000001" table:style-name="ce3">
            <text:p>54,170158</text:p>
          </table:table-cell>
          <table:table-cell table:number-columns-repeated="16382"/>
        </table:table-row>
        <table:table-row table:style-name="ro2">
          <table:table-cell office:value-type="float" office:value="24.955714999999898" table:style-name="ce3">
            <text:p>24,955715</text:p>
          </table:table-cell>
          <table:table-cell office:value-type="float" office:value="54.169849999999997" table:style-name="ce3">
            <text:p>54,16985</text:p>
          </table:table-cell>
          <table:table-cell table:number-columns-repeated="16382"/>
        </table:table-row>
        <table:table-row table:style-name="ro2">
          <table:table-cell office:value-type="float" office:value="24.951443999999999" table:style-name="ce3">
            <text:p>24,951444</text:p>
          </table:table-cell>
          <table:table-cell office:value-type="float" office:value="54.167065000000001" table:style-name="ce3">
            <text:p>54,167065</text:p>
          </table:table-cell>
          <table:table-cell table:number-columns-repeated="16382"/>
        </table:table-row>
        <table:table-row table:style-name="ro2">
          <table:table-cell office:value-type="float" office:value="24.948636" table:style-name="ce3">
            <text:p>24,948636</text:p>
          </table:table-cell>
          <table:table-cell office:value-type="float" office:value="54.169227999999997" table:style-name="ce3">
            <text:p>54,169228</text:p>
          </table:table-cell>
          <table:table-cell table:number-columns-repeated="16382"/>
        </table:table-row>
        <table:table-row table:style-name="ro2">
          <table:table-cell office:value-type="float" office:value="24.944369999999999" table:style-name="ce3">
            <text:p>24,94437</text:p>
          </table:table-cell>
          <table:table-cell office:value-type="float" office:value="54.166443000000001" table:style-name="ce3">
            <text:p>54,166443</text:p>
          </table:table-cell>
          <table:table-cell table:number-columns-repeated="16382"/>
        </table:table-row>
        <table:table-row table:style-name="ro2">
          <table:table-cell office:value-type="float" office:value="24.940093999999899" table:style-name="ce3">
            <text:p>24,940094</text:p>
          </table:table-cell>
          <table:table-cell office:value-type="float" office:value="54.163657999999899" table:style-name="ce3">
            <text:p>54,163658</text:p>
          </table:table-cell>
          <table:table-cell table:number-columns-repeated="16382"/>
        </table:table-row>
        <table:table-row table:style-name="ro2">
          <table:table-cell office:value-type="float" office:value="24.939330999999999" table:style-name="ce3">
            <text:p>24,939331</text:p>
          </table:table-cell>
          <table:table-cell office:value-type="float" office:value="54.161166999999999" table:style-name="ce3">
            <text:p>54,161167</text:p>
          </table:table-cell>
          <table:table-cell table:number-columns-repeated="16382"/>
        </table:table-row>
        <table:table-row table:style-name="ro2">
          <table:table-cell office:value-type="float" office:value="24.935807" table:style-name="ce3">
            <text:p>24,935807</text:p>
          </table:table-cell>
          <table:table-cell office:value-type="float" office:value="54.160865999999899" table:style-name="ce3">
            <text:p>54,160866</text:p>
          </table:table-cell>
          <table:table-cell table:number-columns-repeated="16382"/>
        </table:table-row>
        <table:table-row table:style-name="ro2">
          <table:table-cell office:value-type="float" office:value="24.932276999999999" table:style-name="ce3">
            <text:p>24,932277</text:p>
          </table:table-cell>
          <table:table-cell office:value-type="float" office:value="54.160556" table:style-name="ce3">
            <text:p>54,160556</text:p>
          </table:table-cell>
          <table:table-cell table:number-columns-repeated="16382"/>
        </table:table-row>
        <table:table-row table:style-name="ro2">
          <table:table-cell office:value-type="float" office:value="24.924454999999998" table:style-name="ce3">
            <text:p>24,924455</text:p>
          </table:table-cell>
          <table:table-cell office:value-type="float" office:value="54.157456000000103" table:style-name="ce3">
            <text:p>54,157456</text:p>
          </table:table-cell>
          <table:table-cell table:number-columns-repeated="16382"/>
        </table:table-row>
        <table:table-row table:style-name="ro2">
          <table:table-cell office:value-type="float" office:value="24.920931" table:style-name="ce3">
            <text:p>24,920931</text:p>
          </table:table-cell>
          <table:table-cell office:value-type="float" office:value="54.157145999999997" table:style-name="ce3">
            <text:p>54,157146</text:p>
          </table:table-cell>
          <table:table-cell table:number-columns-repeated="16382"/>
        </table:table-row>
        <table:table-row table:style-name="ro2">
          <table:table-cell office:value-type="float" office:value="24.917401000000002" table:style-name="ce3">
            <text:p>24,917401</text:p>
          </table:table-cell>
          <table:table-cell office:value-type="float" office:value="54.156836999999904" table:style-name="ce3">
            <text:p>54,156837</text:p>
          </table:table-cell>
          <table:table-cell table:number-columns-repeated="16382"/>
        </table:table-row>
        <table:table-row table:style-name="ro2">
          <table:table-cell office:value-type="float" office:value="24.909590000000001" table:style-name="ce3">
            <text:p>24,90959</text:p>
          </table:table-cell>
          <table:table-cell office:value-type="float" office:value="54.153737" table:style-name="ce3">
            <text:p>54,153737</text:p>
          </table:table-cell>
          <table:table-cell table:number-columns-repeated="16382"/>
        </table:table-row>
        <table:table-row table:style-name="ro2">
          <table:table-cell office:value-type="float" office:value="24.905301000000001" table:style-name="ce3">
            <text:p>24,905301</text:p>
          </table:table-cell>
          <table:table-cell office:value-type="float" office:value="54.150942999999998" table:style-name="ce3">
            <text:p>54,150943</text:p>
          </table:table-cell>
          <table:table-cell table:number-columns-repeated="16382"/>
        </table:table-row>
        <table:table-row table:style-name="ro2">
          <table:table-cell office:value-type="float" office:value="24.901779999999999" table:style-name="ce3">
            <text:p>24,90178</text:p>
          </table:table-cell>
          <table:table-cell office:value-type="float" office:value="54.150639999999903" table:style-name="ce3">
            <text:p>54,15064</text:p>
          </table:table-cell>
          <table:table-cell table:number-columns-repeated="16382"/>
        </table:table-row>
        <table:table-row table:style-name="ro2">
          <table:table-cell office:value-type="float" office:value="24.893968999999998" table:style-name="ce3">
            <text:p>24,893969</text:p>
          </table:table-cell>
          <table:table-cell office:value-type="float" office:value="54.147537999999997" table:style-name="ce3">
            <text:p>54,147538</text:p>
          </table:table-cell>
          <table:table-cell table:number-columns-repeated="16382"/>
        </table:table-row>
        <table:table-row table:style-name="ro2">
          <table:table-cell office:value-type="float" office:value="24.8904479999999" table:style-name="ce3">
            <text:p>24,890448</text:p>
          </table:table-cell>
          <table:table-cell office:value-type="float" office:value="54.147232000000002" table:style-name="ce3">
            <text:p>54,147232</text:p>
          </table:table-cell>
          <table:table-cell table:number-columns-repeated="16382"/>
        </table:table-row>
        <table:table-row table:style-name="ro2">
          <table:table-cell office:value-type="float" office:value="24.891195" table:style-name="ce3">
            <text:p>24,891195</text:p>
          </table:table-cell>
          <table:table-cell office:value-type="float" office:value="54.149704999999997" table:style-name="ce3">
            <text:p>54,149705</text:p>
          </table:table-cell>
          <table:table-cell table:number-columns-repeated="16382"/>
        </table:table-row>
        <table:table-row table:style-name="ro2">
          <table:table-cell office:value-type="float" office:value="24.887663" table:style-name="ce3">
            <text:p>24,887663</text:p>
          </table:table-cell>
          <table:table-cell office:value-type="float" office:value="54.149387999999902" table:style-name="ce3">
            <text:p>54,149388</text:p>
          </table:table-cell>
          <table:table-cell table:number-columns-repeated="16382"/>
        </table:table-row>
        <table:table-row table:style-name="ro2">
          <table:table-cell office:value-type="float" office:value="24.884091000000002" table:style-name="ce3">
            <text:p>24,884091</text:p>
          </table:table-cell>
          <table:table-cell office:value-type="float" office:value="54.149073999999999" table:style-name="ce3">
            <text:p>54,149074</text:p>
          </table:table-cell>
          <table:table-cell table:number-columns-repeated="16382"/>
        </table:table-row>
        <table:table-row table:style-name="ro2">
          <table:table-cell office:value-type="float" office:value="24.880258000000001" table:style-name="ce3">
            <text:p>24,880258</text:p>
          </table:table-cell>
          <table:table-cell office:value-type="float" office:value="54.148800000000001" table:style-name="ce3">
            <text:p>54,1488</text:p>
          </table:table-cell>
          <table:table-cell table:number-columns-repeated="16382"/>
        </table:table-row>
        <table:table-row table:style-name="ro2">
          <table:table-cell office:value-type="float" office:value="24.879860999999998" table:style-name="ce3">
            <text:p>24,879861</text:p>
          </table:table-cell>
          <table:table-cell office:value-type="float" office:value="54.146290999999998" table:style-name="ce3">
            <text:p>54,146291</text:p>
          </table:table-cell>
          <table:table-cell table:number-columns-repeated="16382"/>
        </table:table-row>
        <table:table-row table:style-name="ro2">
          <table:table-cell office:value-type="float" office:value="24.876147999999901" table:style-name="ce3">
            <text:p>24,876148</text:p>
          </table:table-cell>
          <table:table-cell office:value-type="float" office:value="54.145999000000003" table:style-name="ce3">
            <text:p>54,145999</text:p>
          </table:table-cell>
          <table:table-cell table:number-columns-repeated="16382"/>
        </table:table-row>
        <table:table-row table:style-name="ro2">
          <table:table-cell office:value-type="float" office:value="24.875592000000001" table:style-name="ce3">
            <text:p>24,875592</text:p>
          </table:table-cell>
          <table:table-cell office:value-type="float" office:value="54.145963000000002" table:style-name="ce3">
            <text:p>54,145963</text:p>
          </table:table-cell>
          <table:table-cell table:number-columns-repeated="16382"/>
        </table:table-row>
        <table:table-row table:style-name="ro2">
          <table:table-cell office:value-type="float" office:value="24.872164000000101" table:style-name="ce3">
            <text:p>24,872164</text:p>
          </table:table-cell>
          <table:table-cell office:value-type="float" office:value="54.145744000000001" table:style-name="ce3">
            <text:p>54,145744</text:p>
          </table:table-cell>
          <table:table-cell table:number-columns-repeated="16382"/>
        </table:table-row>
        <table:table-row table:style-name="ro2">
          <table:table-cell office:value-type="float" office:value="24.872015999999999" table:style-name="ce3">
            <text:p>24,872016</text:p>
          </table:table-cell>
          <table:table-cell office:value-type="float" office:value="54.148330999999899" table:style-name="ce3">
            <text:p>54,148331</text:p>
          </table:table-cell>
          <table:table-cell table:number-columns-repeated="16382"/>
        </table:table-row>
        <table:table-row table:style-name="ro2">
          <table:table-cell office:value-type="float" office:value="24.867711" table:style-name="ce3">
            <text:p>24,867711</text:p>
          </table:table-cell>
          <table:table-cell office:value-type="float" office:value="54.148121000000003" table:style-name="ce3">
            <text:p>54,148121</text:p>
          </table:table-cell>
          <table:table-cell table:number-columns-repeated="16382"/>
        </table:table-row>
        <table:table-row table:style-name="ro2">
          <table:table-cell office:value-type="float" office:value="24.863315" table:style-name="ce3">
            <text:p>24,863315</text:p>
          </table:table-cell>
          <table:table-cell office:value-type="float" office:value="54.147917999999997" table:style-name="ce3">
            <text:p>54,147918</text:p>
          </table:table-cell>
          <table:table-cell table:number-columns-repeated="16382"/>
        </table:table-row>
        <table:table-row table:style-name="ro2">
          <table:table-cell office:value-type="float" office:value="24.8637019999999" table:style-name="ce3">
            <text:p>24,863702</text:p>
          </table:table-cell>
          <table:table-cell office:value-type="float" office:value="54.145302000000001" table:style-name="ce3">
            <text:p>54,145302</text:p>
          </table:table-cell>
          <table:table-cell table:number-columns-repeated="16382"/>
        </table:table-row>
        <table:table-row table:style-name="ro2">
          <table:table-cell office:value-type="float" office:value="24.8597" table:style-name="ce3">
            <text:p>24,8597</text:p>
          </table:table-cell>
          <table:table-cell office:value-type="float" office:value="54.145125999999998" table:style-name="ce3">
            <text:p>54,145126</text:p>
          </table:table-cell>
          <table:table-cell table:number-columns-repeated="16382"/>
        </table:table-row>
        <table:table-row table:style-name="ro2">
          <table:table-cell office:value-type="float" office:value="24.854845000000001" table:style-name="ce3">
            <text:p>24,854845</text:p>
          </table:table-cell>
          <table:table-cell office:value-type="float" office:value="54.144911999999998" table:style-name="ce3">
            <text:p>54,144912</text:p>
          </table:table-cell>
          <table:table-cell table:number-columns-repeated="16382"/>
        </table:table-row>
        <table:table-row table:style-name="ro2">
          <table:table-cell office:value-type="float" office:value="24.850318999999999" table:style-name="ce3">
            <text:p>24,850319</text:p>
          </table:table-cell>
          <table:table-cell office:value-type="float" office:value="54.144729999999903" table:style-name="ce3">
            <text:p>54,14473</text:p>
          </table:table-cell>
          <table:table-cell table:number-columns-repeated="16382"/>
        </table:table-row>
        <table:table-row table:style-name="ro2">
          <table:table-cell office:value-type="float" office:value="24.859922999999998" table:style-name="ce3">
            <text:p>24,859923</text:p>
          </table:table-cell>
          <table:table-cell office:value-type="float" office:value="54.137324999999997" table:style-name="ce3">
            <text:p>54,137325</text:p>
          </table:table-cell>
          <table:table-cell table:number-columns-repeated="16382"/>
        </table:table-row>
        <table:table-row table:style-name="ro2">
          <table:table-cell office:value-type="float" office:value="24.860361000000001" table:style-name="ce3">
            <text:p>24,860361</text:p>
          </table:table-cell>
          <table:table-cell office:value-type="float" office:value="54.136316999999998" table:style-name="ce3">
            <text:p>54,136317</text:p>
          </table:table-cell>
          <table:table-cell table:number-columns-repeated="16382"/>
        </table:table-row>
        <table:table-row table:style-name="ro2">
          <table:table-cell office:value-type="float" office:value="24.861951999999999" table:style-name="ce3">
            <text:p>24,861952</text:p>
          </table:table-cell>
          <table:table-cell office:value-type="float" office:value="54.132652999999898" table:style-name="ce3">
            <text:p>54,132653</text:p>
          </table:table-cell>
          <table:table-cell table:number-columns-repeated="16382"/>
        </table:table-row>
        <table:table-row table:style-name="ro2">
          <table:table-cell office:value-type="float" office:value="24.837434999999999" table:style-name="ce3">
            <text:p>24,837435</text:p>
          </table:table-cell>
          <table:table-cell office:value-type="float" office:value="54.120700999999897" table:style-name="ce3">
            <text:p>54,120701</text:p>
          </table:table-cell>
          <table:table-cell table:number-columns-repeated="16382"/>
        </table:table-row>
        <table:table-row table:style-name="ro2">
          <table:table-cell office:value-type="float" office:value="24.8328559999999" table:style-name="ce3">
            <text:p>24,832856</text:p>
          </table:table-cell>
          <table:table-cell office:value-type="float" office:value="54.117752000000003" table:style-name="ce3">
            <text:p>54,117752</text:p>
          </table:table-cell>
          <table:table-cell table:number-columns-repeated="16382"/>
        </table:table-row>
        <table:table-row table:style-name="ro2">
          <table:table-cell office:value-type="float" office:value="24.828272999999999" table:style-name="ce3">
            <text:p>24,828273</text:p>
          </table:table-cell>
          <table:table-cell office:value-type="float" office:value="54.114801999999997" table:style-name="ce3">
            <text:p>54,114802</text:p>
          </table:table-cell>
          <table:table-cell table:number-columns-repeated="16382"/>
        </table:table-row>
        <table:table-row table:style-name="ro2">
          <table:table-cell office:value-type="float" office:value="24.821653999999899" table:style-name="ce3">
            <text:p>24,821654</text:p>
          </table:table-cell>
          <table:table-cell office:value-type="float" office:value="54.114409999999999" table:style-name="ce3">
            <text:p>54,11441</text:p>
          </table:table-cell>
          <table:table-cell table:number-columns-repeated="16382"/>
        </table:table-row>
        <table:table-row table:style-name="ro2">
          <table:table-cell office:value-type="float" office:value="24.822925999999999" table:style-name="ce3">
            <text:p>24,822926</text:p>
          </table:table-cell>
          <table:table-cell office:value-type="float" office:value="54.117161000000003" table:style-name="ce3">
            <text:p>54,117161</text:p>
          </table:table-cell>
          <table:table-cell table:number-columns-repeated="16382"/>
        </table:table-row>
        <table:table-row table:style-name="ro2">
          <table:table-cell office:value-type="float" office:value="24.819430000000001" table:style-name="ce3">
            <text:p>24,81943</text:p>
          </table:table-cell>
          <table:table-cell office:value-type="float" office:value="54.119510999999903" table:style-name="ce3">
            <text:p>54,119511</text:p>
          </table:table-cell>
          <table:table-cell table:number-columns-repeated="16382"/>
        </table:table-row>
        <table:table-row table:style-name="ro2">
          <table:table-cell office:value-type="float" office:value="24.818151" table:style-name="ce3">
            <text:p>24,818151</text:p>
          </table:table-cell>
          <table:table-cell office:value-type="float" office:value="54.118568000000003" table:style-name="ce3">
            <text:p>54,118568</text:p>
          </table:table-cell>
          <table:table-cell table:number-columns-repeated="16382"/>
        </table:table-row>
        <table:table-row table:style-name="ro2">
          <table:table-cell office:value-type="float" office:value="24.815580000000001" table:style-name="ce3">
            <text:p>24,81558</text:p>
          </table:table-cell>
          <table:table-cell office:value-type="float" office:value="54.116675999999998" table:style-name="ce3">
            <text:p>54,116676</text:p>
          </table:table-cell>
          <table:table-cell table:number-columns-repeated="16382"/>
        </table:table-row>
        <table:table-row table:style-name="ro2">
          <table:table-cell office:value-type="float" office:value="24.811488999999899" table:style-name="ce3">
            <text:p>24,811489</text:p>
          </table:table-cell>
          <table:table-cell office:value-type="float" office:value="54.113838000000001" table:style-name="ce3">
            <text:p>54,113838</text:p>
          </table:table-cell>
          <table:table-cell table:number-columns-repeated="16382"/>
        </table:table-row>
        <table:table-row table:style-name="ro2">
          <table:table-cell office:value-type="float" office:value="24.813759000000001" table:style-name="ce3">
            <text:p>24,813759</text:p>
          </table:table-cell>
          <table:table-cell office:value-type="float" office:value="54.111252" table:style-name="ce3">
            <text:p>54,111252</text:p>
          </table:table-cell>
          <table:table-cell table:number-columns-repeated="16382"/>
        </table:table-row>
        <table:table-row table:style-name="ro2">
          <table:table-cell office:value-type="float" office:value="24.812497" table:style-name="ce3">
            <text:p>24,812497</text:p>
          </table:table-cell>
          <table:table-cell office:value-type="float" office:value="54.1085169999999" table:style-name="ce3">
            <text:p>54,108517</text:p>
          </table:table-cell>
          <table:table-cell table:number-columns-repeated="16382"/>
        </table:table-row>
        <table:table-row table:style-name="ro2">
          <table:table-cell office:value-type="float" office:value="24.809958000000101" table:style-name="ce3">
            <text:p>24,809958</text:p>
          </table:table-cell>
          <table:table-cell office:value-type="float" office:value="54.103019000000003" table:style-name="ce3">
            <text:p>54,103019</text:p>
          </table:table-cell>
          <table:table-cell table:number-columns-repeated="16382"/>
        </table:table-row>
        <table:table-row table:style-name="ro2">
          <table:table-cell office:value-type="float" office:value="24.811997999999999" table:style-name="ce3">
            <text:p>24,811998</text:p>
          </table:table-cell>
          <table:table-cell office:value-type="float" office:value="54.100466999999902" table:style-name="ce3">
            <text:p>54,100467</text:p>
          </table:table-cell>
          <table:table-cell table:number-columns-repeated="16382"/>
        </table:table-row>
        <table:table-row table:style-name="ro2">
          <table:table-cell office:value-type="float" office:value="24.814039999999999" table:style-name="ce3">
            <text:p>24,81404</text:p>
          </table:table-cell>
          <table:table-cell office:value-type="float" office:value="54.097915999999998" table:style-name="ce3">
            <text:p>54,097916</text:p>
          </table:table-cell>
          <table:table-cell table:number-columns-repeated="16382"/>
        </table:table-row>
        <table:table-row table:style-name="ro2">
          <table:table-cell office:value-type="float" office:value="24.816077" table:style-name="ce3">
            <text:p>24,816077</text:p>
          </table:table-cell>
          <table:table-cell office:value-type="float" office:value="54.095359000000002" table:style-name="ce3">
            <text:p>54,095359</text:p>
          </table:table-cell>
          <table:table-cell table:number-columns-repeated="16382"/>
        </table:table-row>
        <table:table-row table:style-name="ro2">
          <table:table-cell office:value-type="float" office:value="24.818118999999999" table:style-name="ce3">
            <text:p>24,818119</text:p>
          </table:table-cell>
          <table:table-cell office:value-type="float" office:value="54.0928040000001" table:style-name="ce3">
            <text:p>54,092804</text:p>
          </table:table-cell>
          <table:table-cell table:number-columns-repeated="16382"/>
        </table:table-row>
        <table:table-row table:style-name="ro2">
          <table:table-cell office:value-type="float" office:value="24.819237999999999" table:style-name="ce3">
            <text:p>24,819238</text:p>
          </table:table-cell>
          <table:table-cell office:value-type="float" office:value="54.087487000000003" table:style-name="ce3">
            <text:p>54,087487</text:p>
          </table:table-cell>
          <table:table-cell table:number-columns-repeated="16382"/>
        </table:table-row>
        <table:table-row table:style-name="ro2">
          <table:table-cell office:value-type="float" office:value="24.8225429999999" table:style-name="ce3">
            <text:p>24,822543</text:p>
          </table:table-cell>
          <table:table-cell office:value-type="float" office:value="54.084896000000001" table:style-name="ce3">
            <text:p>54,084896</text:p>
          </table:table-cell>
          <table:table-cell table:number-columns-repeated="16382"/>
        </table:table-row>
        <table:table-row table:style-name="ro2">
          <table:table-cell office:value-type="float" office:value="24.822131000000098" table:style-name="ce3">
            <text:p>24,822131</text:p>
          </table:table-cell>
          <table:table-cell office:value-type="float" office:value="54.082121999999998" table:style-name="ce3">
            <text:p>54,082122</text:p>
          </table:table-cell>
          <table:table-cell table:number-columns-repeated="16382"/>
        </table:table-row>
        <table:table-row table:style-name="ro2">
          <table:table-cell office:value-type="float" office:value="24.82611" table:style-name="ce3">
            <text:p>24,82611</text:p>
          </table:table-cell>
          <table:table-cell office:value-type="float" office:value="54.079509999999999" table:style-name="ce3">
            <text:p>54,07951</text:p>
          </table:table-cell>
          <table:table-cell table:number-columns-repeated="16382"/>
        </table:table-row>
        <table:table-row table:style-name="ro2">
          <table:table-cell office:value-type="float" office:value="24.83034" table:style-name="ce3">
            <text:p>24,83034</text:p>
          </table:table-cell>
          <table:table-cell office:value-type="float" office:value="54.076906999999899" table:style-name="ce3">
            <text:p>54,076907</text:p>
          </table:table-cell>
          <table:table-cell table:number-columns-repeated="16382"/>
        </table:table-row>
        <table:table-row table:style-name="ro2">
          <table:table-cell office:value-type="float" office:value="24.830264999999901" table:style-name="ce3">
            <text:p>24,830265</text:p>
          </table:table-cell>
          <table:table-cell office:value-type="float" office:value="54.074147000000004" table:style-name="ce3">
            <text:p>54,074147</text:p>
          </table:table-cell>
          <table:table-cell table:number-columns-repeated="16382"/>
        </table:table-row>
        <table:table-row table:style-name="ro2">
          <table:table-cell office:value-type="float" office:value="24.830224000000001" table:style-name="ce3">
            <text:p>24,830224</text:p>
          </table:table-cell>
          <table:table-cell office:value-type="float" office:value="54.071387000000001" table:style-name="ce3">
            <text:p>54,071387</text:p>
          </table:table-cell>
          <table:table-cell table:number-columns-repeated="16382"/>
        </table:table-row>
        <table:table-row table:style-name="ro2">
          <table:table-cell office:value-type="float" office:value="24.8302060000001" table:style-name="ce3">
            <text:p>24,830206</text:p>
          </table:table-cell>
          <table:table-cell office:value-type="float" office:value="54.068628999999902" table:style-name="ce3">
            <text:p>54,068629</text:p>
          </table:table-cell>
          <table:table-cell table:number-columns-repeated="16382"/>
        </table:table-row>
        <table:table-row table:style-name="ro2">
          <table:table-cell office:value-type="float" office:value="24.834710999999999" table:style-name="ce3">
            <text:p>24,834711</text:p>
          </table:table-cell>
          <table:table-cell office:value-type="float" office:value="54.068793999999997" table:style-name="ce3">
            <text:p>54,068794</text:p>
          </table:table-cell>
          <table:table-cell table:number-columns-repeated="16382"/>
        </table:table-row>
        <table:table-row table:style-name="ro2">
          <table:table-cell office:value-type="float" office:value="24.834734000000001" table:style-name="ce3">
            <text:p>24,834734</text:p>
          </table:table-cell>
          <table:table-cell office:value-type="float" office:value="54.066035999999997" table:style-name="ce3">
            <text:p>54,066036</text:p>
          </table:table-cell>
          <table:table-cell table:number-columns-repeated="16382"/>
        </table:table-row>
        <table:table-row table:style-name="ro2">
          <table:table-cell office:value-type="float" office:value="24.834869000000001" table:style-name="ce3">
            <text:p>24,834869</text:p>
          </table:table-cell>
          <table:table-cell office:value-type="float" office:value="54.057724" table:style-name="ce3">
            <text:p>54,057724</text:p>
          </table:table-cell>
          <table:table-cell table:number-columns-repeated="16382"/>
        </table:table-row>
        <table:table-row table:style-name="ro2">
          <table:table-cell office:value-type="float" office:value="24.835084999999999" table:style-name="ce3">
            <text:p>24,835085</text:p>
          </table:table-cell>
          <table:table-cell office:value-type="float" office:value="54.049326999999899" table:style-name="ce3">
            <text:p>54,049327</text:p>
          </table:table-cell>
          <table:table-cell table:number-columns-repeated="16382"/>
        </table:table-row>
        <table:table-row table:style-name="ro2">
          <table:table-cell office:value-type="float" office:value="24.835180999999999" table:style-name="ce3">
            <text:p>24,835181</text:p>
          </table:table-cell>
          <table:table-cell office:value-type="float" office:value="54.046512999999997" table:style-name="ce3">
            <text:p>54,046513</text:p>
          </table:table-cell>
          <table:table-cell table:number-columns-repeated="16382"/>
        </table:table-row>
        <table:table-row table:style-name="ro2">
          <table:table-cell office:value-type="float" office:value="24.8352859999999" table:style-name="ce3">
            <text:p>24,835286</text:p>
          </table:table-cell>
          <table:table-cell office:value-type="float" office:value="54.043686999999998" table:style-name="ce3">
            <text:p>54,043687</text:p>
          </table:table-cell>
          <table:table-cell table:number-columns-repeated="16382"/>
        </table:table-row>
        <table:table-row table:style-name="ro2">
          <table:table-cell office:value-type="float" office:value="24.8370859999999" table:style-name="ce3">
            <text:p>24,837086</text:p>
          </table:table-cell>
          <table:table-cell office:value-type="float" office:value="54.042646999999903" table:style-name="ce3">
            <text:p>54,042647</text:p>
          </table:table-cell>
          <table:table-cell table:number-columns-repeated="16382"/>
        </table:table-row>
        <table:table-row table:style-name="ro2">
          <table:table-cell office:value-type="float" office:value="24.839625000000002" table:style-name="ce3">
            <text:p>24,839625</text:p>
          </table:table-cell>
          <table:table-cell office:value-type="float" office:value="54.041185999999897" table:style-name="ce3">
            <text:p>54,041186</text:p>
          </table:table-cell>
          <table:table-cell table:number-columns-repeated="16382"/>
        </table:table-row>
        <table:table-row table:style-name="ro2">
          <table:table-cell office:value-type="float" office:value="24.839991999999899" table:style-name="ce3">
            <text:p>24,839992</text:p>
          </table:table-cell>
          <table:table-cell office:value-type="float" office:value="54.040973999999899" table:style-name="ce3">
            <text:p>54,040974</text:p>
          </table:table-cell>
          <table:table-cell table:number-columns-repeated="16382"/>
        </table:table-row>
        <table:table-row table:style-name="ro2">
          <table:table-cell office:value-type="float" office:value="24.844715000000001" table:style-name="ce3">
            <text:p>24,844715</text:p>
          </table:table-cell>
          <table:table-cell office:value-type="float" office:value="54.038263999999998" table:style-name="ce3">
            <text:p>54,038264</text:p>
          </table:table-cell>
          <table:table-cell table:number-columns-repeated="16382"/>
        </table:table-row>
        <table:table-row table:style-name="ro2">
          <table:table-cell office:value-type="float" office:value="24.849311999999902" table:style-name="ce3">
            <text:p>24,849312</text:p>
          </table:table-cell>
          <table:table-cell office:value-type="float" office:value="54.038376" table:style-name="ce3">
            <text:p>54,038376</text:p>
          </table:table-cell>
          <table:table-cell table:number-columns-repeated="16382"/>
        </table:table-row>
        <table:table-row table:style-name="ro2">
          <table:table-cell office:value-type="float" office:value="24.854187" table:style-name="ce3">
            <text:p>24,854187</text:p>
          </table:table-cell>
          <table:table-cell office:value-type="float" office:value="54.032851999999899" table:style-name="ce3">
            <text:p>54,032852</text:p>
          </table:table-cell>
          <table:table-cell table:number-columns-repeated="16382"/>
        </table:table-row>
        <table:table-row table:style-name="ro2">
          <table:table-cell office:value-type="float" office:value="24.858787999999901" table:style-name="ce3">
            <text:p>24,858788</text:p>
          </table:table-cell>
          <table:table-cell office:value-type="float" office:value="54.032958999999998" table:style-name="ce3">
            <text:p>54,032959</text:p>
          </table:table-cell>
          <table:table-cell table:number-columns-repeated="16382"/>
        </table:table-row>
        <table:table-row table:style-name="ro2">
          <table:table-cell office:value-type="float" office:value="24.863388" table:style-name="ce3">
            <text:p>24,863388</text:p>
          </table:table-cell>
          <table:table-cell office:value-type="float" office:value="54.033070000000002" table:style-name="ce3">
            <text:p>54,03307</text:p>
          </table:table-cell>
          <table:table-cell table:number-columns-repeated="16382"/>
        </table:table-row>
        <table:table-row table:style-name="ro2">
          <table:table-cell office:value-type="float" office:value="24.872444999999999" table:style-name="ce3">
            <text:p>24,872445</text:p>
          </table:table-cell>
          <table:table-cell office:value-type="float" office:value="54.036099" table:style-name="ce3">
            <text:p>54,036099</text:p>
          </table:table-cell>
          <table:table-cell table:number-columns-repeated="16382"/>
        </table:table-row>
        <table:table-row table:style-name="ro2">
          <table:table-cell office:value-type="float" office:value="24.877042000000099" table:style-name="ce3">
            <text:p>24,877042</text:p>
          </table:table-cell>
          <table:table-cell office:value-type="float" office:value="54.036208999999999" table:style-name="ce3">
            <text:p>54,036209</text:p>
          </table:table-cell>
          <table:table-cell table:number-columns-repeated="16382"/>
        </table:table-row>
        <table:table-row table:style-name="ro2">
          <table:table-cell office:value-type="float" office:value="24.881789000000001" table:style-name="ce3">
            <text:p>24,881789</text:p>
          </table:table-cell>
          <table:table-cell office:value-type="float" office:value="54.033496999999997" table:style-name="ce3">
            <text:p>54,033497</text:p>
          </table:table-cell>
          <table:table-cell table:number-columns-repeated="16382"/>
        </table:table-row>
        <table:table-row table:style-name="ro2">
          <table:table-cell office:value-type="float" office:value="24.88194" table:style-name="ce3">
            <text:p>24,88194</text:p>
          </table:table-cell>
          <table:table-cell office:value-type="float" office:value="54.030676999999997" table:style-name="ce3">
            <text:p>54,030677</text:p>
          </table:table-cell>
          <table:table-cell table:number-columns-repeated="16382"/>
        </table:table-row>
        <table:table-row table:style-name="ro2">
          <table:table-cell office:value-type="float" office:value="24.882092" table:style-name="ce3">
            <text:p>24,882092</text:p>
          </table:table-cell>
          <table:table-cell office:value-type="float" office:value="54.027863000000004" table:style-name="ce3">
            <text:p>54,027863</text:p>
          </table:table-cell>
          <table:table-cell table:number-columns-repeated="16382"/>
        </table:table-row>
        <table:table-row table:style-name="ro2">
          <table:table-cell office:value-type="float" office:value="24.877641000000001" table:style-name="ce3">
            <text:p>24,877641</text:p>
          </table:table-cell>
          <table:table-cell office:value-type="float" office:value="54.024940999999899" table:style-name="ce3">
            <text:p>54,024941</text:p>
          </table:table-cell>
          <table:table-cell table:number-columns-repeated="16382"/>
        </table:table-row>
        <table:table-row table:style-name="ro2">
          <table:table-cell office:value-type="float" office:value="24.87304" table:style-name="ce3">
            <text:p>24,87304</text:p>
          </table:table-cell>
          <table:table-cell office:value-type="float" office:value="54.024837999999903" table:style-name="ce3">
            <text:p>54,024838</text:p>
          </table:table-cell>
          <table:table-cell table:number-columns-repeated="16382"/>
        </table:table-row>
        <table:table-row table:style-name="ro2">
          <table:table-cell office:value-type="float" office:value="24.868285" table:style-name="ce3">
            <text:p>24,868285</text:p>
          </table:table-cell>
          <table:table-cell office:value-type="float" office:value="54.027546000000001" table:style-name="ce3">
            <text:p>54,027546</text:p>
          </table:table-cell>
          <table:table-cell table:number-columns-repeated="16382"/>
        </table:table-row>
        <table:table-row table:style-name="ro2">
          <table:table-cell office:value-type="float" office:value="24.863682000000001" table:style-name="ce3">
            <text:p>24,863682</text:p>
          </table:table-cell>
          <table:table-cell office:value-type="float" office:value="54.027439000000001" table:style-name="ce3">
            <text:p>54,027439</text:p>
          </table:table-cell>
          <table:table-cell table:number-columns-repeated="16382"/>
        </table:table-row>
        <table:table-row table:style-name="ro2">
          <table:table-cell office:value-type="float" office:value="24.854475999999998" table:style-name="ce3">
            <text:p>24,854476</text:p>
          </table:table-cell>
          <table:table-cell office:value-type="float" office:value="54.027221999999902" table:style-name="ce3">
            <text:p>54,027222</text:p>
          </table:table-cell>
          <table:table-cell table:number-columns-repeated="16382"/>
        </table:table-row>
        <table:table-row table:style-name="ro2">
          <table:table-cell office:value-type="float" office:value="24.849869999999999" table:style-name="ce3">
            <text:p>24,84987</text:p>
          </table:table-cell>
          <table:table-cell office:value-type="float" office:value="54.027114999999903" table:style-name="ce3">
            <text:p>54,027115</text:p>
          </table:table-cell>
          <table:table-cell table:number-columns-repeated="16382"/>
        </table:table-row>
        <table:table-row table:style-name="ro2">
          <table:table-cell office:value-type="float" office:value="24.845265999999999" table:style-name="ce3">
            <text:p>24,845266</text:p>
          </table:table-cell>
          <table:table-cell office:value-type="float" office:value="54.027003000000001" table:style-name="ce3">
            <text:p>54,027003</text:p>
          </table:table-cell>
          <table:table-cell table:number-columns-repeated="16382"/>
        </table:table-row>
        <table:table-row table:style-name="ro2">
          <table:table-cell office:value-type="float" office:value="24.845412" table:style-name="ce3">
            <text:p>24,845412</text:p>
          </table:table-cell>
          <table:table-cell office:value-type="float" office:value="54.024189" table:style-name="ce3">
            <text:p>54,024189</text:p>
          </table:table-cell>
          <table:table-cell table:number-columns-repeated="16382"/>
        </table:table-row>
        <table:table-row table:style-name="ro2">
          <table:table-cell office:value-type="float" office:value="24.850017999999999" table:style-name="ce3">
            <text:p>24,850018</text:p>
          </table:table-cell>
          <table:table-cell office:value-type="float" office:value="54.024299999999997" table:style-name="ce3">
            <text:p>54,0243</text:p>
          </table:table-cell>
          <table:table-cell table:number-columns-repeated="16382"/>
        </table:table-row>
        <table:table-row table:style-name="ro2">
          <table:table-cell office:value-type="float" office:value="24.850165999999899" table:style-name="ce3">
            <text:p>24,850166</text:p>
          </table:table-cell>
          <table:table-cell office:value-type="float" office:value="54.021487999999998" table:style-name="ce3">
            <text:p>54,021488</text:p>
          </table:table-cell>
          <table:table-cell table:number-columns-repeated="16382"/>
        </table:table-row>
        <table:table-row table:style-name="ro2">
          <table:table-cell office:value-type="float" office:value="24.854772000000001" table:style-name="ce3">
            <text:p>24,854772</text:p>
          </table:table-cell>
          <table:table-cell office:value-type="float" office:value="54.021594999999998" table:style-name="ce3">
            <text:p>54,021595</text:p>
          </table:table-cell>
          <table:table-cell table:number-columns-repeated="16382"/>
        </table:table-row>
        <table:table-row table:style-name="ro2">
          <table:table-cell office:value-type="float" office:value="24.850317" table:style-name="ce3">
            <text:p>24,850317</text:p>
          </table:table-cell>
          <table:table-cell office:value-type="float" office:value="54.018678000000001" table:style-name="ce3">
            <text:p>54,018678</text:p>
          </table:table-cell>
          <table:table-cell table:number-columns-repeated="16382"/>
        </table:table-row>
        <table:table-row table:style-name="ro2">
          <table:table-cell office:value-type="float" office:value="24.850469" table:style-name="ce3">
            <text:p>24,850469</text:p>
          </table:table-cell>
          <table:table-cell office:value-type="float" office:value="54.015864999999998" table:style-name="ce3">
            <text:p>54,015865</text:p>
          </table:table-cell>
          <table:table-cell table:number-columns-repeated="16382"/>
        </table:table-row>
        <table:table-row table:style-name="ro2">
          <table:table-cell office:value-type="float" office:value="24.850626999999999" table:style-name="ce3">
            <text:p>24,850627</text:p>
          </table:table-cell>
          <table:table-cell office:value-type="float" office:value="54.013057000000003" table:style-name="ce3">
            <text:p>54,013057</text:p>
          </table:table-cell>
          <table:table-cell table:number-columns-repeated="16382"/>
        </table:table-row>
        <table:table-row table:style-name="ro2">
          <table:table-cell office:value-type="float" office:value="24.855234999999901" table:style-name="ce3">
            <text:p>24,855235</text:p>
          </table:table-cell>
          <table:table-cell office:value-type="float" office:value="54.013159999999999" table:style-name="ce3">
            <text:p>54,01316</text:p>
          </table:table-cell>
          <table:table-cell table:number-columns-repeated="16382"/>
        </table:table-row>
        <table:table-row table:style-name="ro2">
          <table:table-cell office:value-type="float" office:value="24.855391999999998" table:style-name="ce3">
            <text:p>24,855392</text:p>
          </table:table-cell>
          <table:table-cell office:value-type="float" office:value="54.010354" table:style-name="ce3">
            <text:p>54,010354</text:p>
          </table:table-cell>
          <table:table-cell table:number-columns-repeated="16382"/>
        </table:table-row>
        <table:table-row table:style-name="ro2">
          <table:table-cell office:value-type="float" office:value="24.850940999999999" table:style-name="ce3">
            <text:p>24,850941</text:p>
          </table:table-cell>
          <table:table-cell office:value-type="float" office:value="54.007441" table:style-name="ce3">
            <text:p>54,007441</text:p>
          </table:table-cell>
          <table:table-cell table:number-columns-repeated="16382"/>
        </table:table-row>
        <table:table-row table:style-name="ro2">
          <table:table-cell office:value-type="float" office:value="24.846333000000001" table:style-name="ce3">
            <text:p>24,846333</text:p>
          </table:table-cell>
          <table:table-cell office:value-type="float" office:value="54.007337" table:style-name="ce3">
            <text:p>54,007337</text:p>
          </table:table-cell>
          <table:table-cell table:number-columns-repeated="16382"/>
        </table:table-row>
        <table:table-row table:style-name="ro2">
          <table:table-cell office:value-type="float" office:value="24.843250999999999" table:style-name="ce3">
            <text:p>24,843251</text:p>
          </table:table-cell>
          <table:table-cell office:value-type="float" office:value="54.007263999999999" table:style-name="ce3">
            <text:p>54,007264</text:p>
          </table:table-cell>
          <table:table-cell table:number-columns-repeated="16382"/>
        </table:table-row>
        <table:table-row table:style-name="ro2">
          <table:table-cell office:value-type="float" office:value="24.841724000000099" table:style-name="ce3">
            <text:p>24,841724</text:p>
          </table:table-cell>
          <table:table-cell office:value-type="float" office:value="54.007229000000002" table:style-name="ce3">
            <text:p>54,007229</text:p>
          </table:table-cell>
          <table:table-cell table:number-columns-repeated="16382"/>
        </table:table-row>
        <table:table-row table:style-name="ro2">
          <table:table-cell office:value-type="float" office:value="24.837111" table:style-name="ce3">
            <text:p>24,837111</text:p>
          </table:table-cell>
          <table:table-cell office:value-type="float" office:value="54.007121999999903" table:style-name="ce3">
            <text:p>54,007122</text:p>
          </table:table-cell>
          <table:table-cell table:number-columns-repeated="16382"/>
        </table:table-row>
        <table:table-row table:style-name="ro2">
          <table:table-cell office:value-type="float" office:value="24.837273" table:style-name="ce3">
            <text:p>24,837273</text:p>
          </table:table-cell>
          <table:table-cell office:value-type="float" office:value="54.004319000000002" table:style-name="ce3">
            <text:p>54,004319</text:p>
          </table:table-cell>
          <table:table-cell table:number-columns-repeated="16382"/>
        </table:table-row>
        <table:table-row table:style-name="ro2">
          <table:table-cell office:value-type="float" office:value="24.841567000000001" table:style-name="ce3">
            <text:p>24,841567</text:p>
          </table:table-cell>
          <table:table-cell office:value-type="float" office:value="54.001892000000097" table:style-name="ce3">
            <text:p>54,001892</text:p>
          </table:table-cell>
          <table:table-cell table:number-columns-repeated="16382"/>
        </table:table-row>
        <table:table-row table:style-name="ro2">
          <table:table-cell office:value-type="float" office:value="24.842043" table:style-name="ce3">
            <text:p>24,842043</text:p>
          </table:table-cell>
          <table:table-cell office:value-type="float" office:value="54.001620999999901" table:style-name="ce3">
            <text:p>54,001621</text:p>
          </table:table-cell>
          <table:table-cell table:number-columns-repeated="16382"/>
        </table:table-row>
        <table:table-row table:style-name="ro2">
          <table:table-cell office:value-type="float" office:value="24.837434999999999" table:style-name="ce3">
            <text:p>24,837435</text:p>
          </table:table-cell>
          <table:table-cell office:value-type="float" office:value="54.001513000000003" table:style-name="ce3">
            <text:p>54,001513</text:p>
          </table:table-cell>
          <table:table-cell table:number-columns-repeated="16382"/>
        </table:table-row>
        <table:table-row table:style-name="ro2">
          <table:table-cell office:value-type="float" office:value="24.834705" table:style-name="ce3">
            <text:p>24,834705</text:p>
          </table:table-cell>
          <table:table-cell office:value-type="float" office:value="53.999732999999999" table:style-name="ce3">
            <text:p>53,999733</text:p>
          </table:table-cell>
          <table:table-cell table:number-columns-repeated="16382"/>
        </table:table-row>
        <table:table-row table:style-name="ro2">
          <table:table-cell office:value-type="float" office:value="24.832984" table:style-name="ce3">
            <text:p>24,832984</text:p>
          </table:table-cell>
          <table:table-cell office:value-type="float" office:value="53.998607999999997" table:style-name="ce3">
            <text:p>53,998608</text:p>
          </table:table-cell>
          <table:table-cell table:number-columns-repeated="16382"/>
        </table:table-row>
        <table:table-row table:style-name="ro2">
          <table:table-cell office:value-type="float" office:value="24.824086000000001" table:style-name="ce3">
            <text:p>24,824086</text:p>
          </table:table-cell>
          <table:table-cell office:value-type="float" office:value="53.992793000000098" table:style-name="ce3">
            <text:p>53,992793</text:p>
          </table:table-cell>
          <table:table-cell table:number-columns-repeated="16382"/>
        </table:table-row>
        <table:table-row table:style-name="ro2">
          <table:table-cell office:value-type="float" office:value="24.819472999999999" table:style-name="ce3">
            <text:p>24,819473</text:p>
          </table:table-cell>
          <table:table-cell office:value-type="float" office:value="53.992685999999999" table:style-name="ce3">
            <text:p>53,992686</text:p>
          </table:table-cell>
          <table:table-cell table:number-columns-repeated="16382"/>
        </table:table-row>
        <table:table-row table:style-name="ro2">
          <table:table-cell office:value-type="float" office:value="24.810079000000002" table:style-name="ce3">
            <text:p>24,810079</text:p>
          </table:table-cell>
          <table:table-cell office:value-type="float" office:value="53.995272999999997" table:style-name="ce3">
            <text:p>53,995273</text:p>
          </table:table-cell>
          <table:table-cell table:number-columns-repeated="16382"/>
        </table:table-row>
        <table:table-row table:style-name="ro2">
          <table:table-cell office:value-type="float" office:value="24.805296999999999" table:style-name="ce3">
            <text:p>24,805297</text:p>
          </table:table-cell>
          <table:table-cell office:value-type="float" office:value="53.997967000000003" table:style-name="ce3">
            <text:p>53,997967</text:p>
          </table:table-cell>
          <table:table-cell table:number-columns-repeated="16382"/>
        </table:table-row>
        <table:table-row table:style-name="ro2">
          <table:table-cell office:value-type="float" office:value="24.800844000000001" table:style-name="ce3">
            <text:p>24,800844</text:p>
          </table:table-cell>
          <table:table-cell office:value-type="float" office:value="53.995058999999998" table:style-name="ce3">
            <text:p>53,995059</text:p>
          </table:table-cell>
          <table:table-cell table:number-columns-repeated="16382"/>
        </table:table-row>
        <table:table-row table:style-name="ro2">
          <table:table-cell office:value-type="float" office:value="24.801010000000002" table:style-name="ce3">
            <text:p>24,80101</text:p>
          </table:table-cell>
          <table:table-cell office:value-type="float" office:value="53.992259999999902" table:style-name="ce3">
            <text:p>53,99226</text:p>
          </table:table-cell>
          <table:table-cell table:number-columns-repeated="16382"/>
        </table:table-row>
        <table:table-row table:style-name="ro2">
          <table:table-cell office:value-type="float" office:value="24.796389999999999" table:style-name="ce3">
            <text:p>24,79639</text:p>
          </table:table-cell>
          <table:table-cell office:value-type="float" office:value="53.992153000000002" table:style-name="ce3">
            <text:p>53,992153</text:p>
          </table:table-cell>
          <table:table-cell table:number-columns-repeated="16382"/>
        </table:table-row>
        <table:table-row table:style-name="ro2">
          <table:table-cell office:value-type="float" office:value="24.79177" table:style-name="ce3">
            <text:p>24,79177</text:p>
          </table:table-cell>
          <table:table-cell office:value-type="float" office:value="53.992044" table:style-name="ce3">
            <text:p>53,992044</text:p>
          </table:table-cell>
          <table:table-cell table:number-columns-repeated="16382"/>
        </table:table-row>
        <table:table-row table:style-name="ro2">
          <table:table-cell office:value-type="float" office:value="24.78715" table:style-name="ce3">
            <text:p>24,78715</text:p>
          </table:table-cell>
          <table:table-cell office:value-type="float" office:value="53.991931999999998" table:style-name="ce3">
            <text:p>53,991932</text:p>
          </table:table-cell>
          <table:table-cell table:number-columns-repeated="16382"/>
        </table:table-row>
        <table:table-row table:style-name="ro2">
          <table:table-cell office:value-type="float" office:value="24.782527999999999" table:style-name="ce3">
            <text:p>24,782528</text:p>
          </table:table-cell>
          <table:table-cell office:value-type="float" office:value="53.991824999999899" table:style-name="ce3">
            <text:p>53,991825</text:p>
          </table:table-cell>
          <table:table-cell table:number-columns-repeated="16382"/>
        </table:table-row>
        <table:table-row table:style-name="ro2">
          <table:table-cell office:value-type="float" office:value="24.782695" table:style-name="ce3">
            <text:p>24,782695</text:p>
          </table:table-cell>
          <table:table-cell office:value-type="float" office:value="53.989026000000003" table:style-name="ce3">
            <text:p>53,989026</text:p>
          </table:table-cell>
          <table:table-cell table:number-columns-repeated="16382"/>
        </table:table-row>
        <table:table-row table:style-name="ro2">
          <table:table-cell office:value-type="float" office:value="24.777902000000001" table:style-name="ce3">
            <text:p>24,777902</text:p>
          </table:table-cell>
          <table:table-cell office:value-type="float" office:value="53.991714999999999" table:style-name="ce3">
            <text:p>53,991715</text:p>
          </table:table-cell>
          <table:table-cell table:number-columns-repeated="16382"/>
        </table:table-row>
        <table:table-row table:style-name="ro2">
          <table:table-cell office:value-type="float" office:value="24.773446" table:style-name="ce3">
            <text:p>24,773446</text:p>
          </table:table-cell>
          <table:table-cell office:value-type="float" office:value="53.988804999999999" table:style-name="ce3">
            <text:p>53,988805</text:p>
          </table:table-cell>
          <table:table-cell table:number-columns-repeated="16382"/>
        </table:table-row>
        <table:table-row table:style-name="ro2">
          <table:table-cell office:value-type="float" office:value="24.769158999999998" table:style-name="ce3">
            <text:p>24,769159</text:p>
          </table:table-cell>
          <table:table-cell office:value-type="float" office:value="53.983097999999998" table:style-name="ce3">
            <text:p>53,983098</text:p>
          </table:table-cell>
          <table:table-cell table:number-columns-repeated="16382"/>
        </table:table-row>
        <table:table-row table:style-name="ro2">
          <table:table-cell office:value-type="float" office:value="24.759906000000001" table:style-name="ce3">
            <text:p>24,759906</text:p>
          </table:table-cell>
          <table:table-cell office:value-type="float" office:value="53.982878999999997" table:style-name="ce3">
            <text:p>53,982879</text:p>
          </table:table-cell>
          <table:table-cell table:number-columns-repeated="16382"/>
        </table:table-row>
        <table:table-row table:style-name="ro2">
          <table:table-cell office:value-type="float" office:value="24.755627999999898" table:style-name="ce3">
            <text:p>24,755628</text:p>
          </table:table-cell>
          <table:table-cell office:value-type="float" office:value="53.977181000000002" table:style-name="ce3">
            <text:p>53,977181</text:p>
          </table:table-cell>
          <table:table-cell table:number-columns-repeated="16382"/>
        </table:table-row>
        <table:table-row table:style-name="ro2">
          <table:table-cell office:value-type="float" office:value="24.746732000000002" table:style-name="ce3">
            <text:p>24,746732</text:p>
          </table:table-cell>
          <table:table-cell office:value-type="float" office:value="53.971395000000001" table:style-name="ce3">
            <text:p>53,971395</text:p>
          </table:table-cell>
          <table:table-cell table:number-columns-repeated="16382"/>
        </table:table-row>
        <table:table-row table:style-name="ro2">
          <table:table-cell office:value-type="float" office:value="24.7515339999999" table:style-name="ce3">
            <text:p>24,751534</text:p>
          </table:table-cell>
          <table:table-cell office:value-type="float" office:value="53.9687049999999" table:style-name="ce3">
            <text:p>53,968705</text:p>
          </table:table-cell>
          <table:table-cell table:number-columns-repeated="16382"/>
        </table:table-row>
        <table:table-row table:style-name="ro2">
          <table:table-cell office:value-type="float" office:value="24.751709999999999" table:style-name="ce3">
            <text:p>24,75171</text:p>
          </table:table-cell>
          <table:table-cell office:value-type="float" office:value="53.965915999999901" table:style-name="ce3">
            <text:p>53,965916</text:p>
          </table:table-cell>
          <table:table-cell table:number-columns-repeated="16382"/>
        </table:table-row>
        <table:table-row table:style-name="ro2">
          <table:table-cell office:value-type="float" office:value="24.747267999999998" table:style-name="ce3">
            <text:p>24,747268</text:p>
          </table:table-cell>
          <table:table-cell office:value-type="float" office:value="53.963028000000001" table:style-name="ce3">
            <text:p>53,963028</text:p>
          </table:table-cell>
          <table:table-cell table:number-columns-repeated="16382"/>
        </table:table-row>
        <table:table-row table:style-name="ro2">
          <table:table-cell office:value-type="float" office:value="24.733224" table:style-name="ce3">
            <text:p>24,733224</text:p>
          </table:table-cell>
          <table:table-cell office:value-type="float" office:value="53.965519" table:style-name="ce3">
            <text:p>53,965519</text:p>
          </table:table-cell>
          <table:table-cell table:number-columns-repeated="16382"/>
        </table:table-row>
        <table:table-row table:style-name="ro2">
          <table:table-cell office:value-type="float" office:value="24.731224999999899" table:style-name="ce3">
            <text:p>24,731225</text:p>
          </table:table-cell>
          <table:table-cell office:value-type="float" office:value="53.965167999999998" table:style-name="ce3">
            <text:p>53,965168</text:p>
          </table:table-cell>
          <table:table-cell table:number-columns-repeated="16382"/>
        </table:table-row>
        <table:table-row table:style-name="ro2">
          <table:table-cell office:value-type="float" office:value="24.7149199999999" table:style-name="ce3">
            <text:p>24,71492</text:p>
          </table:table-cell>
          <table:table-cell office:value-type="float" office:value="53.962302999999999" table:style-name="ce3">
            <text:p>53,962303</text:p>
          </table:table-cell>
          <table:table-cell table:number-columns-repeated="16382"/>
        </table:table-row>
        <table:table-row table:style-name="ro2">
          <table:table-cell office:value-type="float" office:value="24.705680000000001" table:style-name="ce3">
            <text:p>24,70568</text:p>
          </table:table-cell>
          <table:table-cell office:value-type="float" office:value="53.962077999999998" table:style-name="ce3">
            <text:p>53,962078</text:p>
          </table:table-cell>
          <table:table-cell table:number-columns-repeated="16382"/>
        </table:table-row>
        <table:table-row table:style-name="ro2">
          <table:table-cell office:value-type="float" office:value="24.701066999999998" table:style-name="ce3">
            <text:p>24,701067</text:p>
          </table:table-cell>
          <table:table-cell office:value-type="float" office:value="53.961964000000002" table:style-name="ce3">
            <text:p>53,961964</text:p>
          </table:table-cell>
          <table:table-cell table:number-columns-repeated="16382"/>
        </table:table-row>
        <table:table-row table:style-name="ro2">
          <table:table-cell office:value-type="float" office:value="24.696272" table:style-name="ce3">
            <text:p>24,696272</text:p>
          </table:table-cell>
          <table:table-cell office:value-type="float" office:value="53.964634999999902" table:style-name="ce3">
            <text:p>53,964635</text:p>
          </table:table-cell>
          <table:table-cell table:number-columns-repeated="16382"/>
        </table:table-row>
        <table:table-row table:style-name="ro2">
          <table:table-cell office:value-type="float" office:value="24.700693999999999" table:style-name="ce3">
            <text:p>24,700694</text:p>
          </table:table-cell>
          <table:table-cell office:value-type="float" office:value="53.967536000000003" table:style-name="ce3">
            <text:p>53,967536</text:p>
          </table:table-cell>
          <table:table-cell table:number-columns-repeated="16382"/>
        </table:table-row>
        <table:table-row table:style-name="ro2">
          <table:table-cell office:value-type="float" office:value="24.705121999999999" table:style-name="ce3">
            <text:p>24,705122</text:p>
          </table:table-cell>
          <table:table-cell office:value-type="float" office:value="53.970439999999897" table:style-name="ce3">
            <text:p>53,97044</text:p>
          </table:table-cell>
          <table:table-cell table:number-columns-repeated="16382"/>
        </table:table-row>
        <table:table-row table:style-name="ro2">
          <table:table-cell office:value-type="float" office:value="24.704934999999999" table:style-name="ce3">
            <text:p>24,704935</text:p>
          </table:table-cell>
          <table:table-cell office:value-type="float" office:value="53.9732249999999" table:style-name="ce3">
            <text:p>53,973225</text:p>
          </table:table-cell>
          <table:table-cell table:number-columns-repeated="16382"/>
        </table:table-row>
        <table:table-row table:style-name="ro2">
          <table:table-cell office:value-type="float" office:value="24.704559" table:style-name="ce3">
            <text:p>24,704559</text:p>
          </table:table-cell>
          <table:table-cell office:value-type="float" office:value="53.978794999999998" table:style-name="ce3">
            <text:p>53,978795</text:p>
          </table:table-cell>
          <table:table-cell table:number-columns-repeated="16382"/>
        </table:table-row>
        <table:table-row table:style-name="ro2">
          <table:table-cell office:value-type="float" office:value="24.704436000000001" table:style-name="ce3">
            <text:p>24,704436</text:p>
          </table:table-cell>
          <table:table-cell office:value-type="float" office:value="53.980598000000001" table:style-name="ce3">
            <text:p>53,980598</text:p>
          </table:table-cell>
          <table:table-cell table:number-columns-repeated="16382"/>
        </table:table-row>
        <table:table-row table:style-name="ro2">
          <table:table-cell office:value-type="float" office:value="24.704181000000101" table:style-name="ce3">
            <text:p>24,704181</text:p>
          </table:table-cell>
          <table:table-cell office:value-type="float" office:value="53.984361" table:style-name="ce3">
            <text:p>53,984361</text:p>
          </table:table-cell>
          <table:table-cell table:number-columns-repeated="16382"/>
        </table:table-row>
        <table:table-row table:style-name="ro2">
          <table:table-cell office:value-type="float" office:value="24.703992" table:style-name="ce3">
            <text:p>24,703992</text:p>
          </table:table-cell>
          <table:table-cell office:value-type="float" office:value="53.987141000000001" table:style-name="ce3">
            <text:p>53,987141</text:p>
          </table:table-cell>
          <table:table-cell table:number-columns-repeated="16382"/>
        </table:table-row>
        <table:table-row table:style-name="ro2">
          <table:table-cell office:value-type="float" office:value="24.708424999999998" table:style-name="ce3">
            <text:p>24,708425</text:p>
          </table:table-cell>
          <table:table-cell office:value-type="float" office:value="53.990043" table:style-name="ce3">
            <text:p>53,990043</text:p>
          </table:table-cell>
          <table:table-cell table:number-columns-repeated="16382"/>
        </table:table-row>
        <table:table-row table:style-name="ro2">
          <table:table-cell office:value-type="float" office:value="24.712866999999999" table:style-name="ce3">
            <text:p>24,712867</text:p>
          </table:table-cell>
          <table:table-cell office:value-type="float" office:value="53.992944000000001" table:style-name="ce3">
            <text:p>53,992944</text:p>
          </table:table-cell>
          <table:table-cell table:number-columns-repeated="16382"/>
        </table:table-row>
        <table:table-row table:style-name="ro2">
          <table:table-cell office:value-type="float" office:value="24.712674999999901" table:style-name="ce3">
            <text:p>24,712675</text:p>
          </table:table-cell>
          <table:table-cell office:value-type="float" office:value="53.995723999999903" table:style-name="ce3">
            <text:p>53,995724</text:p>
          </table:table-cell>
          <table:table-cell table:number-columns-repeated="16382"/>
        </table:table-row>
        <table:table-row table:style-name="ro2">
          <table:table-cell office:value-type="float" office:value="24.712484" table:style-name="ce3">
            <text:p>24,712484</text:p>
          </table:table-cell>
          <table:table-cell office:value-type="float" office:value="53.9985" table:style-name="ce3">
            <text:p>53,9985</text:p>
          </table:table-cell>
          <table:table-cell table:number-columns-repeated="16382"/>
        </table:table-row>
        <table:table-row table:style-name="ro2">
          <table:table-cell office:value-type="float" office:value="24.720383000000002" table:style-name="ce3">
            <text:p>24,720383</text:p>
          </table:table-cell>
          <table:table-cell office:value-type="float" office:value="54.003613000000001" table:style-name="ce3">
            <text:p>54,003613</text:p>
          </table:table-cell>
          <table:table-cell table:number-columns-repeated="16382"/>
        </table:table-row>
        <table:table-row table:style-name="ro2">
          <table:table-cell office:value-type="float" office:value="24.721388000000001" table:style-name="ce3">
            <text:p>24,721388</text:p>
          </table:table-cell>
          <table:table-cell office:value-type="float" office:value="54.004263999999999" table:style-name="ce3">
            <text:p>54,004264</text:p>
          </table:table-cell>
          <table:table-cell table:number-columns-repeated="16382"/>
        </table:table-row>
        <table:table-row table:style-name="ro2">
          <table:table-cell office:value-type="float" office:value="24.721201000000001" table:style-name="ce3">
            <text:p>24,721201</text:p>
          </table:table-cell>
          <table:table-cell office:value-type="float" office:value="54.007038000000001" table:style-name="ce3">
            <text:p>54,007038</text:p>
          </table:table-cell>
          <table:table-cell table:number-columns-repeated="16382"/>
        </table:table-row>
        <table:table-row table:style-name="ro2">
          <table:table-cell office:value-type="float" office:value="24.716550000000002" table:style-name="ce3">
            <text:p>24,71655</text:p>
          </table:table-cell>
          <table:table-cell office:value-type="float" office:value="54.006919999999901" table:style-name="ce3">
            <text:p>54,00692</text:p>
          </table:table-cell>
          <table:table-cell table:number-columns-repeated="16382"/>
        </table:table-row>
        <table:table-row table:style-name="ro2">
          <table:table-cell office:value-type="float" office:value="24.716118999999999" table:style-name="ce3">
            <text:p>24,716119</text:p>
          </table:table-cell>
          <table:table-cell office:value-type="float" office:value="54.007156999999999" table:style-name="ce3">
            <text:p>54,007157</text:p>
          </table:table-cell>
          <table:table-cell table:number-columns-repeated="16382"/>
        </table:table-row>
        <table:table-row table:style-name="ro2">
          <table:table-cell office:value-type="float" office:value="24.7148129999999" table:style-name="ce3">
            <text:p>24,714813</text:p>
          </table:table-cell>
          <table:table-cell office:value-type="float" office:value="54.007869999999997" table:style-name="ce3">
            <text:p>54,00787</text:p>
          </table:table-cell>
          <table:table-cell table:number-columns-repeated="16382"/>
        </table:table-row>
        <table:table-row table:style-name="ro2">
          <table:table-cell office:value-type="float" office:value="24.7117" table:style-name="ce3">
            <text:p>24,7117</text:p>
          </table:table-cell>
          <table:table-cell office:value-type="float" office:value="54.009567999999902" table:style-name="ce3">
            <text:p>54,009568</text:p>
          </table:table-cell>
          <table:table-cell table:number-columns-repeated="16382"/>
        </table:table-row>
        <table:table-row table:style-name="ro2">
          <table:table-cell office:value-type="float" office:value="24.711500999999899" table:style-name="ce3">
            <text:p>24,711501</text:p>
          </table:table-cell>
          <table:table-cell office:value-type="float" office:value="54.011856000000002" table:style-name="ce3">
            <text:p>54,011856</text:p>
          </table:table-cell>
          <table:table-cell table:number-columns-repeated="16382"/>
        </table:table-row>
        <table:table-row table:style-name="ro2">
          <table:table-cell office:value-type="float" office:value="24.711473999999999" table:style-name="ce3">
            <text:p>24,711474</text:p>
          </table:table-cell>
          <table:table-cell office:value-type="float" office:value="54.012177000000001" table:style-name="ce3">
            <text:p>54,012177</text:p>
          </table:table-cell>
          <table:table-cell table:number-columns-repeated="16382"/>
        </table:table-row>
        <table:table-row table:style-name="ro2">
          <table:table-cell office:value-type="float" office:value="24.707001999999999" table:style-name="ce3">
            <text:p>24,707002</text:p>
          </table:table-cell>
          <table:table-cell office:value-type="float" office:value="54.014640999999997" table:style-name="ce3">
            <text:p>54,014641</text:p>
          </table:table-cell>
          <table:table-cell table:number-columns-repeated="16382"/>
        </table:table-row>
        <table:table-row table:style-name="ro2">
          <table:table-cell office:value-type="float" office:value="24.706403000000002" table:style-name="ce3">
            <text:p>24,706403</text:p>
          </table:table-cell>
          <table:table-cell office:value-type="float" office:value="54.015060999999903" table:style-name="ce3">
            <text:p>54,015061</text:p>
          </table:table-cell>
          <table:table-cell table:number-columns-repeated="16382"/>
        </table:table-row>
        <table:table-row table:style-name="ro2">
          <table:table-cell office:value-type="float" office:value="24.704087000000001" table:style-name="ce3">
            <text:p>24,704087</text:p>
          </table:table-cell>
          <table:table-cell office:value-type="float" office:value="54.016669999999998" table:style-name="ce3">
            <text:p>54,01667</text:p>
          </table:table-cell>
          <table:table-cell table:number-columns-repeated="16382"/>
        </table:table-row>
        <table:table-row table:style-name="ro2">
          <table:table-cell office:value-type="float" office:value="24.703216999999899" table:style-name="ce3">
            <text:p>24,703217</text:p>
          </table:table-cell>
          <table:table-cell office:value-type="float" office:value="54.017275999999903" table:style-name="ce3">
            <text:p>54,017276</text:p>
          </table:table-cell>
          <table:table-cell table:number-columns-repeated="16382"/>
        </table:table-row>
        <table:table-row table:style-name="ro2">
          <table:table-cell office:value-type="float" office:value="24.699454000000099" table:style-name="ce3">
            <text:p>24,699454</text:p>
          </table:table-cell>
          <table:table-cell office:value-type="float" office:value="54.019907999999901" table:style-name="ce3">
            <text:p>54,019908</text:p>
          </table:table-cell>
          <table:table-cell table:number-columns-repeated="16382"/>
        </table:table-row>
        <table:table-row table:style-name="ro2">
          <table:table-cell office:value-type="float" office:value="24.695146000000001" table:style-name="ce3">
            <text:p>24,695146</text:p>
          </table:table-cell>
          <table:table-cell office:value-type="float" office:value="54.019801000000001" table:style-name="ce3">
            <text:p>54,019801</text:p>
          </table:table-cell>
          <table:table-cell table:number-columns-repeated="16382"/>
        </table:table-row>
        <table:table-row table:style-name="ro2">
          <table:table-cell office:value-type="float" office:value="24.694690000000001" table:style-name="ce3">
            <text:p>24,69469</text:p>
          </table:table-cell>
          <table:table-cell office:value-type="float" office:value="54.017074999999998" table:style-name="ce3">
            <text:p>54,017075</text:p>
          </table:table-cell>
          <table:table-cell table:number-columns-repeated="16382"/>
        </table:table-row>
        <table:table-row table:style-name="ro2">
          <table:table-cell office:value-type="float" office:value="24.690435000000001" table:style-name="ce3">
            <text:p>24,690435</text:p>
          </table:table-cell>
          <table:table-cell office:value-type="float" office:value="54.016964000000002" table:style-name="ce3">
            <text:p>54,016964</text:p>
          </table:table-cell>
          <table:table-cell table:number-columns-repeated="16382"/>
        </table:table-row>
        <table:table-row table:style-name="ro2">
          <table:table-cell office:value-type="float" office:value="24.686173" table:style-name="ce3">
            <text:p>24,686173</text:p>
          </table:table-cell>
          <table:table-cell office:value-type="float" office:value="54.016849999999998" table:style-name="ce3">
            <text:p>54,01685</text:p>
          </table:table-cell>
          <table:table-cell table:number-columns-repeated="16382"/>
        </table:table-row>
        <table:table-row table:style-name="ro2">
          <table:table-cell office:value-type="float" office:value="24.681274999999999" table:style-name="ce3">
            <text:p>24,681275</text:p>
          </table:table-cell>
          <table:table-cell office:value-type="float" office:value="54.011260999999998" table:style-name="ce3">
            <text:p>54,011261</text:p>
          </table:table-cell>
          <table:table-cell table:number-columns-repeated="16382"/>
        </table:table-row>
        <table:table-row table:style-name="ro2">
          <table:table-cell office:value-type="float" office:value="24.676758" table:style-name="ce3">
            <text:p>24,676758</text:p>
          </table:table-cell>
          <table:table-cell office:value-type="float" office:value="54.008392000000001" table:style-name="ce3">
            <text:p>54,008392</text:p>
          </table:table-cell>
          <table:table-cell table:number-columns-repeated="16382"/>
        </table:table-row>
        <table:table-row table:style-name="ro2">
          <table:table-cell office:value-type="float" office:value="24.672262" table:style-name="ce3">
            <text:p>24,672262</text:p>
          </table:table-cell>
          <table:table-cell office:value-type="float" office:value="54.005515999999901" table:style-name="ce3">
            <text:p>54,005516</text:p>
          </table:table-cell>
          <table:table-cell table:number-columns-repeated="16382"/>
        </table:table-row>
        <table:table-row table:style-name="ro2">
          <table:table-cell office:value-type="float" office:value="24.663637000000001" table:style-name="ce3">
            <text:p>24,663637</text:p>
          </table:table-cell>
          <table:table-cell office:value-type="float" office:value="54.005237999999999" table:style-name="ce3">
            <text:p>54,005238</text:p>
          </table:table-cell>
          <table:table-cell table:number-columns-repeated="16382"/>
        </table:table-row>
        <table:table-row table:style-name="ro2">
          <table:table-cell office:value-type="float" office:value="24.659316" table:style-name="ce3">
            <text:p>24,659316</text:p>
          </table:table-cell>
          <table:table-cell office:value-type="float" office:value="54.005095999999902" table:style-name="ce3">
            <text:p>54,005096</text:p>
          </table:table-cell>
          <table:table-cell table:number-columns-repeated="16382"/>
        </table:table-row>
        <table:table-row table:style-name="ro2">
          <table:table-cell office:value-type="float" office:value="24.654989999999898" table:style-name="ce3">
            <text:p>24,65499</text:p>
          </table:table-cell>
          <table:table-cell office:value-type="float" office:value="54.004950000000001" table:style-name="ce3">
            <text:p>54,00495</text:p>
          </table:table-cell>
          <table:table-cell table:number-columns-repeated="16382"/>
        </table:table-row>
        <table:table-row table:style-name="ro2">
          <table:table-cell office:value-type="float" office:value="24.650658" table:style-name="ce3">
            <text:p>24,650658</text:p>
          </table:table-cell>
          <table:table-cell office:value-type="float" office:value="54.004810999999997" table:style-name="ce3">
            <text:p>54,004811</text:p>
          </table:table-cell>
          <table:table-cell table:number-columns-repeated="16382"/>
        </table:table-row>
        <table:table-row table:style-name="ro2">
          <table:table-cell office:value-type="float" office:value="24.646319999999999" table:style-name="ce3">
            <text:p>24,64632</text:p>
          </table:table-cell>
          <table:table-cell office:value-type="float" office:value="54.004665000000003" table:style-name="ce3">
            <text:p>54,004665</text:p>
          </table:table-cell>
          <table:table-cell table:number-columns-repeated="16382"/>
        </table:table-row>
        <table:table-row table:style-name="ro2">
          <table:table-cell office:value-type="float" office:value="24.642496000000001" table:style-name="ce3">
            <text:p>24,642496</text:p>
          </table:table-cell>
          <table:table-cell office:value-type="float" office:value="54.010005" table:style-name="ce3">
            <text:p>54,010005</text:p>
          </table:table-cell>
          <table:table-cell table:number-columns-repeated="16382"/>
        </table:table-row>
        <table:table-row table:style-name="ro2">
          <table:table-cell office:value-type="float" office:value="24.642222" table:style-name="ce3">
            <text:p>24,642222</text:p>
          </table:table-cell>
          <table:table-cell office:value-type="float" office:value="54.007263999999999" table:style-name="ce3">
            <text:p>54,007264</text:p>
          </table:table-cell>
          <table:table-cell table:number-columns-repeated="16382"/>
        </table:table-row>
        <table:table-row table:style-name="ro2">
          <table:table-cell office:value-type="float" office:value="24.637872000000002" table:style-name="ce3">
            <text:p>24,637872</text:p>
          </table:table-cell>
          <table:table-cell office:value-type="float" office:value="54.007115999999897" table:style-name="ce3">
            <text:p>54,007116</text:p>
          </table:table-cell>
          <table:table-cell table:number-columns-repeated="16382"/>
        </table:table-row>
        <table:table-row table:style-name="ro2">
          <table:table-cell office:value-type="float" office:value="24.636610999999998" table:style-name="ce3">
            <text:p>24,636611</text:p>
          </table:table-cell>
          <table:table-cell office:value-type="float" office:value="54.007072000000001" table:style-name="ce3">
            <text:p>54,007072</text:p>
          </table:table-cell>
          <table:table-cell table:number-columns-repeated="16382"/>
        </table:table-row>
        <table:table-row table:style-name="ro2">
          <table:table-cell office:value-type="float" office:value="24.633520999999998" table:style-name="ce3">
            <text:p>24,633521</text:p>
          </table:table-cell>
          <table:table-cell office:value-type="float" office:value="54.006964999999902" table:style-name="ce3">
            <text:p>54,006965</text:p>
          </table:table-cell>
          <table:table-cell table:number-columns-repeated="16382"/>
        </table:table-row>
        <table:table-row table:style-name="ro2">
          <table:table-cell office:value-type="float" office:value="24.629161" table:style-name="ce3">
            <text:p>24,629161</text:p>
          </table:table-cell>
          <table:table-cell office:value-type="float" office:value="54.006822" table:style-name="ce3">
            <text:p>54,006822</text:p>
          </table:table-cell>
          <table:table-cell table:number-columns-repeated="16382"/>
        </table:table-row>
        <table:table-row table:style-name="ro2">
          <table:table-cell office:value-type="float" office:value="24.624538999999999" table:style-name="ce3">
            <text:p>24,624539</text:p>
          </table:table-cell>
          <table:table-cell office:value-type="float" office:value="54.003924999999903" table:style-name="ce3">
            <text:p>54,003925</text:p>
          </table:table-cell>
          <table:table-cell table:number-columns-repeated="16382"/>
        </table:table-row>
        <table:table-row table:style-name="ro2">
          <table:table-cell office:value-type="float" office:value="24.624368" table:style-name="ce3">
            <text:p>24,624368</text:p>
          </table:table-cell>
          <table:table-cell office:value-type="float" office:value="54.001911999999898" table:style-name="ce3">
            <text:p>54,001912</text:p>
          </table:table-cell>
          <table:table-cell table:number-columns-repeated="16382"/>
        </table:table-row>
        <table:table-row table:style-name="ro2">
          <table:table-cell office:value-type="float" office:value="24.624306000000001" table:style-name="ce3">
            <text:p>24,624306</text:p>
          </table:table-cell>
          <table:table-cell office:value-type="float" office:value="54.001178000000003" table:style-name="ce3">
            <text:p>54,001178</text:p>
          </table:table-cell>
          <table:table-cell table:number-columns-repeated="16382"/>
        </table:table-row>
        <table:table-row table:style-name="ro2">
          <table:table-cell office:value-type="float" office:value="24.628471999999999" table:style-name="ce3">
            <text:p>24,628472</text:p>
          </table:table-cell>
          <table:table-cell office:value-type="float" office:value="53.998584999999899" table:style-name="ce3">
            <text:p>53,998585</text:p>
          </table:table-cell>
          <table:table-cell table:number-columns-repeated="16382"/>
        </table:table-row>
        <table:table-row table:style-name="ro2">
          <table:table-cell office:value-type="float" office:value="24.624099000000001" table:style-name="ce3">
            <text:p>24,624099</text:p>
          </table:table-cell>
          <table:table-cell office:value-type="float" office:value="53.998437000000003" table:style-name="ce3">
            <text:p>53,998437</text:p>
          </table:table-cell>
          <table:table-cell table:number-columns-repeated="16382"/>
        </table:table-row>
        <table:table-row table:style-name="ro2">
          <table:table-cell office:value-type="float" office:value="24.619716" table:style-name="ce3">
            <text:p>24,619716</text:p>
          </table:table-cell>
          <table:table-cell office:value-type="float" office:value="53.998283999999998" table:style-name="ce3">
            <text:p>53,998284</text:p>
          </table:table-cell>
          <table:table-cell table:number-columns-repeated="16382"/>
        </table:table-row>
        <table:table-row table:style-name="ro2">
          <table:table-cell office:value-type="float" office:value="24.619528999999901" table:style-name="ce3">
            <text:p>24,619529</text:p>
          </table:table-cell>
          <table:table-cell office:value-type="float" office:value="53.995539999999998" table:style-name="ce3">
            <text:p>53,99554</text:p>
          </table:table-cell>
          <table:table-cell table:number-columns-repeated="16382"/>
        </table:table-row>
        <table:table-row table:style-name="ro2">
          <table:table-cell office:value-type="float" office:value="24.619364999999998" table:style-name="ce3">
            <text:p>24,619365</text:p>
          </table:table-cell>
          <table:table-cell office:value-type="float" office:value="53.992790999999997" table:style-name="ce3">
            <text:p>53,992791</text:p>
          </table:table-cell>
          <table:table-cell table:number-columns-repeated="16382"/>
        </table:table-row>
        <table:table-row table:style-name="ro2">
          <table:table-cell office:value-type="float" office:value="24.6148249999999" table:style-name="ce3">
            <text:p>24,614825</text:p>
          </table:table-cell>
          <table:table-cell office:value-type="float" office:value="53.989887999999901" table:style-name="ce3">
            <text:p>53,989888</text:p>
          </table:table-cell>
          <table:table-cell table:number-columns-repeated="16382"/>
        </table:table-row>
        <table:table-row table:style-name="ro2">
          <table:table-cell office:value-type="float" office:value="24.610419" table:style-name="ce3">
            <text:p>24,610419</text:p>
          </table:table-cell>
          <table:table-cell office:value-type="float" office:value="53.989734999999897" table:style-name="ce3">
            <text:p>53,989735</text:p>
          </table:table-cell>
          <table:table-cell table:number-columns-repeated="16382"/>
        </table:table-row>
        <table:table-row table:style-name="ro2">
          <table:table-cell office:value-type="float" office:value="24.606013999999998" table:style-name="ce3">
            <text:p>24,606014</text:p>
          </table:table-cell>
          <table:table-cell office:value-type="float" office:value="53.989587" table:style-name="ce3">
            <text:p>53,989587</text:p>
          </table:table-cell>
          <table:table-cell table:number-columns-repeated="16382"/>
        </table:table-row>
        <table:table-row table:style-name="ro2">
          <table:table-cell office:value-type="float" office:value="24.601603999999998" table:style-name="ce3">
            <text:p>24,601604</text:p>
          </table:table-cell>
          <table:table-cell office:value-type="float" office:value="53.989429000000001" table:style-name="ce3">
            <text:p>53,989429</text:p>
          </table:table-cell>
          <table:table-cell table:number-columns-repeated="16382"/>
        </table:table-row>
        <table:table-row table:style-name="ro2">
          <table:table-cell office:value-type="float" office:value="24.601462000000001" table:style-name="ce3">
            <text:p>24,601462</text:p>
          </table:table-cell>
          <table:table-cell office:value-type="float" office:value="53.986678999999903" table:style-name="ce3">
            <text:p>53,986679</text:p>
          </table:table-cell>
          <table:table-cell table:number-columns-repeated="16382"/>
        </table:table-row>
        <table:table-row table:style-name="ro2">
          <table:table-cell office:value-type="float" office:value="24.597042999999999" table:style-name="ce3">
            <text:p>24,597043</text:p>
          </table:table-cell>
          <table:table-cell office:value-type="float" office:value="53.986524000000003" table:style-name="ce3">
            <text:p>53,986524</text:p>
          </table:table-cell>
          <table:table-cell table:number-columns-repeated="16382"/>
        </table:table-row>
        <table:table-row table:style-name="ro2">
          <table:table-cell office:value-type="float" office:value="24.596916" table:style-name="ce3">
            <text:p>24,596916</text:p>
          </table:table-cell>
          <table:table-cell office:value-type="float" office:value="53.983767999999898" table:style-name="ce3">
            <text:p>53,983768</text:p>
          </table:table-cell>
          <table:table-cell table:number-columns-repeated="16382"/>
        </table:table-row>
        <table:table-row table:style-name="ro2">
          <table:table-cell office:value-type="float" office:value="24.592491999999901" table:style-name="ce3">
            <text:p>24,592492</text:p>
          </table:table-cell>
          <table:table-cell office:value-type="float" office:value="53.983614999999901" table:style-name="ce3">
            <text:p>53,983615</text:p>
          </table:table-cell>
          <table:table-cell table:number-columns-repeated="16382"/>
        </table:table-row>
        <table:table-row table:style-name="ro2">
          <table:table-cell office:value-type="float" office:value="24.592621999999999" table:style-name="ce3">
            <text:p>24,592622</text:p>
          </table:table-cell>
          <table:table-cell office:value-type="float" office:value="53.986370999999998" table:style-name="ce3">
            <text:p>53,986371</text:p>
          </table:table-cell>
          <table:table-cell table:number-columns-repeated="16382"/>
        </table:table-row>
        <table:table-row table:style-name="ro2">
          <table:table-cell office:value-type="float" office:value="24.588062999999998" table:style-name="ce3">
            <text:p>24,588063</text:p>
          </table:table-cell>
          <table:table-cell office:value-type="float" office:value="53.983460000000001" table:style-name="ce3">
            <text:p>53,98346</text:p>
          </table:table-cell>
          <table:table-cell table:number-columns-repeated="16382"/>
        </table:table-row>
        <table:table-row table:style-name="ro2">
          <table:table-cell office:value-type="float" office:value="24.579070000000002" table:style-name="ce3">
            <text:p>24,57907</text:p>
          </table:table-cell>
          <table:table-cell office:value-type="float" office:value="53.980392999999999" table:style-name="ce3">
            <text:p>53,980393</text:p>
          </table:table-cell>
          <table:table-cell table:number-columns-repeated="16382"/>
        </table:table-row>
        <table:table-row table:style-name="ro2">
          <table:table-cell office:value-type="float" office:value="24.578955999999899" table:style-name="ce3">
            <text:p>24,578956</text:p>
          </table:table-cell>
          <table:table-cell office:value-type="float" office:value="53.977626000000001" table:style-name="ce3">
            <text:p>53,977626</text:p>
          </table:table-cell>
          <table:table-cell table:number-columns-repeated="16382"/>
        </table:table-row>
        <table:table-row table:style-name="ro2">
          <table:table-cell office:value-type="float" office:value="24.574413999999901" table:style-name="ce3">
            <text:p>24,574414</text:p>
          </table:table-cell>
          <table:table-cell office:value-type="float" office:value="53.974708999999997" table:style-name="ce3">
            <text:p>53,974709</text:p>
          </table:table-cell>
          <table:table-cell table:number-columns-repeated="16382"/>
        </table:table-row>
        <table:table-row table:style-name="ro2">
          <table:table-cell office:value-type="float" office:value="24.569959999999998" table:style-name="ce3">
            <text:p>24,56996</text:p>
          </table:table-cell>
          <table:table-cell office:value-type="float" office:value="53.974550999999998" table:style-name="ce3">
            <text:p>53,974551</text:p>
          </table:table-cell>
          <table:table-cell table:number-columns-repeated="16382"/>
        </table:table-row>
        <table:table-row table:style-name="ro2">
          <table:table-cell office:value-type="float" office:value="24.565412999999999" table:style-name="ce3">
            <text:p>24,565413</text:p>
          </table:table-cell>
          <table:table-cell office:value-type="float" office:value="53.971634000000002" table:style-name="ce3">
            <text:p>53,971634</text:p>
          </table:table-cell>
          <table:table-cell table:number-columns-repeated="16382"/>
        </table:table-row>
        <table:table-row table:style-name="ro2">
          <table:table-cell office:value-type="float" office:value="24.556339999999999" table:style-name="ce3">
            <text:p>24,55634</text:p>
          </table:table-cell>
          <table:table-cell office:value-type="float" office:value="53.965792999999998" table:style-name="ce3">
            <text:p>53,965793</text:p>
          </table:table-cell>
          <table:table-cell table:number-columns-repeated="16382"/>
        </table:table-row>
        <table:table-row table:style-name="ro2">
          <table:table-cell office:value-type="float" office:value="24.551863999999998" table:style-name="ce3">
            <text:p>24,551864</text:p>
          </table:table-cell>
          <table:table-cell office:value-type="float" office:value="53.965637999999899" table:style-name="ce3">
            <text:p>53,965638</text:p>
          </table:table-cell>
          <table:table-cell table:number-columns-repeated="16382"/>
        </table:table-row>
        <table:table-row table:style-name="ro2">
          <table:table-cell office:value-type="float" office:value="24.547327999999901" table:style-name="ce3">
            <text:p>24,547328</text:p>
          </table:table-cell>
          <table:table-cell office:value-type="float" office:value="53.962715999999901" table:style-name="ce3">
            <text:p>53,962716</text:p>
          </table:table-cell>
          <table:table-cell table:number-columns-repeated="16382"/>
        </table:table-row>
        <table:table-row table:style-name="ro2">
          <table:table-cell office:value-type="float" office:value="24.547281000000002" table:style-name="ce3">
            <text:p>24,547281</text:p>
          </table:table-cell>
          <table:table-cell office:value-type="float" office:value="53.959958" table:style-name="ce3">
            <text:p>53,959958</text:p>
          </table:table-cell>
          <table:table-cell table:number-columns-repeated="16382"/>
        </table:table-row>
        <table:table-row table:style-name="ro2">
          <table:table-cell office:value-type="float" office:value="24.538312000000001" table:style-name="ce3">
            <text:p>24,538312</text:p>
          </table:table-cell>
          <table:table-cell office:value-type="float" office:value="53.959636999999901" table:style-name="ce3">
            <text:p>53,959637</text:p>
          </table:table-cell>
          <table:table-cell table:number-columns-repeated="16382"/>
        </table:table-row>
        <table:table-row table:style-name="ro2">
          <table:table-cell office:value-type="float" office:value="24.533777000000001" table:style-name="ce3">
            <text:p>24,533777</text:p>
          </table:table-cell>
          <table:table-cell office:value-type="float" office:value="53.956719" table:style-name="ce3">
            <text:p>53,956719</text:p>
          </table:table-cell>
          <table:table-cell table:number-columns-repeated="16382"/>
        </table:table-row>
        <table:table-row table:style-name="ro2">
          <table:table-cell office:value-type="float" office:value="24.524705999999998" table:style-name="ce3">
            <text:p>24,524706</text:p>
          </table:table-cell>
          <table:table-cell office:value-type="float" office:value="53.9481269999999" table:style-name="ce3">
            <text:p>53,948127</text:p>
          </table:table-cell>
          <table:table-cell table:number-columns-repeated="16382"/>
        </table:table-row>
        <table:table-row table:style-name="ro2">
          <table:table-cell office:value-type="float" office:value="24.520192999999999" table:style-name="ce3">
            <text:p>24,520193</text:p>
          </table:table-cell>
          <table:table-cell office:value-type="float" office:value="53.945214" table:style-name="ce3">
            <text:p>53,945214</text:p>
          </table:table-cell>
          <table:table-cell table:number-columns-repeated="16382"/>
        </table:table-row>
        <table:table-row table:style-name="ro2">
          <table:table-cell office:value-type="float" office:value="24.520192999999999" table:style-name="ce3">
            <text:p>24,520193</text:p>
          </table:table-cell>
          <table:table-cell office:value-type="float" office:value="53.942462999999996" table:style-name="ce3">
            <text:p>53,942463</text:p>
          </table:table-cell>
          <table:table-cell table:number-columns-repeated="16382"/>
        </table:table-row>
        <table:table-row table:style-name="ro2">
          <table:table-cell office:value-type="float" office:value="24.515688999999998" table:style-name="ce3">
            <text:p>24,515689</text:p>
          </table:table-cell>
          <table:table-cell office:value-type="float" office:value="53.939548000000002" table:style-name="ce3">
            <text:p>53,939548</text:p>
          </table:table-cell>
          <table:table-cell table:number-columns-repeated="16382"/>
        </table:table-row>
        <table:table-row table:style-name="ro2">
          <table:table-cell office:value-type="float" office:value="24.511174" table:style-name="ce3">
            <text:p>24,511174</text:p>
          </table:table-cell>
          <table:table-cell office:value-type="float" office:value="53.939383999999997" table:style-name="ce3">
            <text:p>53,939384</text:p>
          </table:table-cell>
          <table:table-cell table:number-columns-repeated="16382"/>
        </table:table-row>
        <table:table-row table:style-name="ro2">
          <table:table-cell office:value-type="float" office:value="24.506671000000001" table:style-name="ce3">
            <text:p>24,506671</text:p>
          </table:table-cell>
          <table:table-cell office:value-type="float" office:value="53.936469000000002" table:style-name="ce3">
            <text:p>53,936469</text:p>
          </table:table-cell>
          <table:table-cell table:number-columns-repeated="16382"/>
        </table:table-row>
        <table:table-row table:style-name="ro2">
          <table:table-cell office:value-type="float" office:value="24.506694" table:style-name="ce3">
            <text:p>24,506694</text:p>
          </table:table-cell>
          <table:table-cell office:value-type="float" office:value="53.933722999999901" table:style-name="ce3">
            <text:p>53,933723</text:p>
          </table:table-cell>
          <table:table-cell table:number-columns-repeated="16382"/>
        </table:table-row>
        <table:table-row table:style-name="ro2">
          <table:table-cell office:value-type="float" office:value="24.50217" table:style-name="ce3">
            <text:p>24,50217</text:p>
          </table:table-cell>
          <table:table-cell office:value-type="float" office:value="53.933556000000003" table:style-name="ce3">
            <text:p>53,933556</text:p>
          </table:table-cell>
          <table:table-cell table:number-columns-repeated="16382"/>
        </table:table-row>
        <table:table-row table:style-name="ro2">
          <table:table-cell office:value-type="float" office:value="24.502196999999999" table:style-name="ce3">
            <text:p>24,502197</text:p>
          </table:table-cell>
          <table:table-cell office:value-type="float" office:value="53.930809999999902" table:style-name="ce3">
            <text:p>53,93081</text:p>
          </table:table-cell>
          <table:table-cell table:number-columns-repeated="16382"/>
        </table:table-row>
        <table:table-row table:style-name="ro2">
          <table:table-cell office:value-type="float" office:value="24.497668000000001" table:style-name="ce3">
            <text:p>24,497668</text:p>
          </table:table-cell>
          <table:table-cell office:value-type="float" office:value="53.930646000000003" table:style-name="ce3">
            <text:p>53,930646</text:p>
          </table:table-cell>
          <table:table-cell table:number-columns-repeated="16382"/>
        </table:table-row>
        <table:table-row table:style-name="ro2">
          <table:table-cell office:value-type="float" office:value="24.497702999999898" table:style-name="ce3">
            <text:p>24,497703</text:p>
          </table:table-cell>
          <table:table-cell office:value-type="float" office:value="53.927897000000002" table:style-name="ce3">
            <text:p>53,927897</text:p>
          </table:table-cell>
          <table:table-cell table:number-columns-repeated="16382"/>
        </table:table-row>
        <table:table-row table:style-name="ro2">
          <table:table-cell office:value-type="float" office:value="24.493172000000001" table:style-name="ce3">
            <text:p>24,493172</text:p>
          </table:table-cell>
          <table:table-cell office:value-type="float" office:value="53.927731000000001" table:style-name="ce3">
            <text:p>53,927731</text:p>
          </table:table-cell>
          <table:table-cell table:number-columns-repeated="16382"/>
        </table:table-row>
        <table:table-row table:style-name="ro2">
          <table:table-cell office:value-type="float" office:value="24.488641000000001" table:style-name="ce3">
            <text:p>24,488641</text:p>
          </table:table-cell>
          <table:table-cell office:value-type="float" office:value="53.927567000000003" table:style-name="ce3">
            <text:p>53,927567</text:p>
          </table:table-cell>
          <table:table-cell table:number-columns-repeated="16382"/>
        </table:table-row>
        <table:table-row table:style-name="ro2">
          <table:table-cell office:value-type="float" office:value="24.4886769999999" table:style-name="ce3">
            <text:p>24,488677</text:p>
          </table:table-cell>
          <table:table-cell office:value-type="float" office:value="53.924821000000101" table:style-name="ce3">
            <text:p>53,924821</text:p>
          </table:table-cell>
          <table:table-cell table:number-columns-repeated="16382"/>
        </table:table-row>
        <table:table-row table:style-name="ro2">
          <table:table-cell office:value-type="float" office:value="24.48424" table:style-name="ce3">
            <text:p>24,48424</text:p>
          </table:table-cell>
          <table:table-cell office:value-type="float" office:value="53.919165999999997" table:style-name="ce3">
            <text:p>53,919166</text:p>
          </table:table-cell>
          <table:table-cell table:number-columns-repeated="16382"/>
        </table:table-row>
        <table:table-row table:style-name="ro2">
          <table:table-cell office:value-type="float" office:value="24.479696999999899" table:style-name="ce3">
            <text:p>24,479697</text:p>
          </table:table-cell>
          <table:table-cell office:value-type="float" office:value="53.918999999999897" table:style-name="ce3">
            <text:p>53,919</text:p>
          </table:table-cell>
          <table:table-cell table:number-columns-repeated="16382"/>
        </table:table-row>
        <table:table-row table:style-name="ro2">
          <table:table-cell office:value-type="float" office:value="24.475211999999999" table:style-name="ce3">
            <text:p>24,475212</text:p>
          </table:table-cell>
          <table:table-cell office:value-type="float" office:value="53.9160889999999" table:style-name="ce3">
            <text:p>53,916089</text:p>
          </table:table-cell>
          <table:table-cell table:number-columns-repeated="16382"/>
        </table:table-row>
        <table:table-row table:style-name="ro2">
          <table:table-cell office:value-type="float" office:value="24.470728999999899" table:style-name="ce3">
            <text:p>24,470729</text:p>
          </table:table-cell>
          <table:table-cell office:value-type="float" office:value="53.913176" table:style-name="ce3">
            <text:p>53,913176</text:p>
          </table:table-cell>
          <table:table-cell table:number-columns-repeated="16382"/>
        </table:table-row>
        <table:table-row table:style-name="ro2">
          <table:table-cell office:value-type="float" office:value="24.470795000000098" table:style-name="ce3">
            <text:p>24,470795</text:p>
          </table:table-cell>
          <table:table-cell office:value-type="float" office:value="53.910438999999897" table:style-name="ce3">
            <text:p>53,910439</text:p>
          </table:table-cell>
          <table:table-cell table:number-columns-repeated="16382"/>
        </table:table-row>
        <table:table-row table:style-name="ro2">
          <table:table-cell office:value-type="float" office:value="24.470869999999898" table:style-name="ce3">
            <text:p>24,47087</text:p>
          </table:table-cell>
          <table:table-cell office:value-type="float" office:value="53.907694999999997" table:style-name="ce3">
            <text:p>53,907695</text:p>
          </table:table-cell>
          <table:table-cell table:number-columns-repeated="16382"/>
        </table:table-row>
        <table:table-row table:style-name="ro2">
          <table:table-cell office:value-type="float" office:value="24.470949999999998" table:style-name="ce3">
            <text:p>24,47095</text:p>
          </table:table-cell>
          <table:table-cell office:value-type="float" office:value="53.904958000000001" table:style-name="ce3">
            <text:p>53,904958</text:p>
          </table:table-cell>
          <table:table-cell table:number-columns-repeated="16382"/>
        </table:table-row>
        <table:table-row table:style-name="ro2">
          <table:table-cell office:value-type="float" office:value="24.457460000000101" table:style-name="ce3">
            <text:p>24,45746</text:p>
          </table:table-cell>
          <table:table-cell office:value-type="float" office:value="53.898974999999901" table:style-name="ce3">
            <text:p>53,898975</text:p>
          </table:table-cell>
          <table:table-cell table:number-columns-repeated="16382"/>
        </table:table-row>
        <table:table-row table:style-name="ro2">
          <table:table-cell office:value-type="float" office:value="24.452898999999999" table:style-name="ce3">
            <text:p>24,452899</text:p>
          </table:table-cell>
          <table:table-cell office:value-type="float" office:value="53.898803999999998" table:style-name="ce3">
            <text:p>53,898804</text:p>
          </table:table-cell>
          <table:table-cell table:number-columns-repeated="16382"/>
        </table:table-row>
        <table:table-row table:style-name="ro2">
          <table:table-cell office:value-type="float" office:value="24.448339000000001" table:style-name="ce3">
            <text:p>24,448339</text:p>
          </table:table-cell>
          <table:table-cell office:value-type="float" office:value="53.898636000000003" table:style-name="ce3">
            <text:p>53,898636</text:p>
          </table:table-cell>
          <table:table-cell table:number-columns-repeated="16382"/>
        </table:table-row>
        <table:table-row table:style-name="ro2">
          <table:table-cell office:value-type="float" office:value="24.448253999999999" table:style-name="ce3">
            <text:p>24,448254</text:p>
          </table:table-cell>
          <table:table-cell office:value-type="float" office:value="53.901375000000002" table:style-name="ce3">
            <text:p>53,901375</text:p>
          </table:table-cell>
          <table:table-cell table:number-columns-repeated="16382"/>
        </table:table-row>
        <table:table-row table:style-name="ro2">
          <table:table-cell office:value-type="float" office:value="24.439133000000002" table:style-name="ce3">
            <text:p>24,439133</text:p>
          </table:table-cell>
          <table:table-cell office:value-type="float" office:value="53.901031000000003" table:style-name="ce3">
            <text:p>53,901031</text:p>
          </table:table-cell>
          <table:table-cell table:number-columns-repeated="16382"/>
        </table:table-row>
        <table:table-row table:style-name="ro2">
          <table:table-cell office:value-type="float" office:value="24.430007999999901" table:style-name="ce3">
            <text:p>24,430008</text:p>
          </table:table-cell>
          <table:table-cell office:value-type="float" office:value="53.900689" table:style-name="ce3">
            <text:p>53,900689</text:p>
          </table:table-cell>
          <table:table-cell table:number-columns-repeated="16382"/>
        </table:table-row>
        <table:table-row table:style-name="ro2">
          <table:table-cell office:value-type="float" office:value="24.425445" table:style-name="ce3">
            <text:p>24,425445</text:p>
          </table:table-cell>
          <table:table-cell office:value-type="float" office:value="53.900513999999902" table:style-name="ce3">
            <text:p>53,900514</text:p>
          </table:table-cell>
          <table:table-cell table:number-columns-repeated="16382"/>
        </table:table-row>
        <table:table-row table:style-name="ro2">
          <table:table-cell office:value-type="float" office:value="24.416311999999898" table:style-name="ce3">
            <text:p>24,416312</text:p>
          </table:table-cell>
          <table:table-cell office:value-type="float" office:value="53.900165000000001" table:style-name="ce3">
            <text:p>53,900165</text:p>
          </table:table-cell>
          <table:table-cell table:number-columns-repeated="16382"/>
        </table:table-row>
        <table:table-row table:style-name="ro2">
          <table:table-cell office:value-type="float" office:value="24.407177999999998" table:style-name="ce3">
            <text:p>24,407178</text:p>
          </table:table-cell>
          <table:table-cell office:value-type="float" office:value="53.899817999999897" table:style-name="ce3">
            <text:p>53,899818</text:p>
          </table:table-cell>
          <table:table-cell table:number-columns-repeated="16382"/>
        </table:table-row>
        <table:table-row table:style-name="ro2">
          <table:table-cell office:value-type="float" office:value="24.398107" table:style-name="ce3">
            <text:p>24,398107</text:p>
          </table:table-cell>
          <table:table-cell office:value-type="float" office:value="53.896731999999901" table:style-name="ce3">
            <text:p>53,896732</text:p>
          </table:table-cell>
          <table:table-cell table:number-columns-repeated="16382"/>
        </table:table-row>
        <table:table-row table:style-name="ro2">
          <table:table-cell office:value-type="float" office:value="24.393464000000002" table:style-name="ce3">
            <text:p>24,393464</text:p>
          </table:table-cell>
          <table:table-cell office:value-type="float" office:value="53.899292000000003" table:style-name="ce3">
            <text:p>53,899292</text:p>
          </table:table-cell>
          <table:table-cell table:number-columns-repeated="16382"/>
        </table:table-row>
        <table:table-row table:style-name="ro2">
          <table:table-cell office:value-type="float" office:value="24.38889" table:style-name="ce3">
            <text:p>24,38889</text:p>
          </table:table-cell>
          <table:table-cell office:value-type="float" office:value="53.899111999999903" table:style-name="ce3">
            <text:p>53,899112</text:p>
          </table:table-cell>
          <table:table-cell table:number-columns-repeated="16382"/>
        </table:table-row>
        <table:table-row table:style-name="ro2">
          <table:table-cell office:value-type="float" office:value="24.379807" table:style-name="ce3">
            <text:p>24,379807</text:p>
          </table:table-cell>
          <table:table-cell office:value-type="float" office:value="53.896025999999999" table:style-name="ce3">
            <text:p>53,896026</text:p>
          </table:table-cell>
          <table:table-cell table:number-columns-repeated="16382"/>
        </table:table-row>
        <table:table-row table:style-name="ro2">
          <table:table-cell office:value-type="float" office:value="24.366143999999998" table:style-name="ce3">
            <text:p>24,366144</text:p>
          </table:table-cell>
          <table:table-cell office:value-type="float" office:value="53.892758000000001" table:style-name="ce3">
            <text:p>53,892758</text:p>
          </table:table-cell>
          <table:table-cell table:number-columns-repeated="16382"/>
        </table:table-row>
        <table:table-row table:style-name="ro2">
          <table:table-cell office:value-type="float" office:value="24.352255" table:style-name="ce3">
            <text:p>24,352255</text:p>
          </table:table-cell>
          <table:table-cell office:value-type="float" office:value="53.897677999999999" table:style-name="ce3">
            <text:p>53,897678</text:p>
          </table:table-cell>
          <table:table-cell table:number-columns-repeated="16382"/>
        </table:table-row>
        <table:table-row table:style-name="ro2">
          <table:table-cell office:value-type="float" office:value="24.347612000000002" table:style-name="ce3">
            <text:p>24,347612</text:p>
          </table:table-cell>
          <table:table-cell office:value-type="float" office:value="53.900230999999998" table:style-name="ce3">
            <text:p>53,900231</text:p>
          </table:table-cell>
          <table:table-cell table:number-columns-repeated="16382"/>
        </table:table-row>
        <table:table-row table:style-name="ro2">
          <table:table-cell office:value-type="float" office:value="24.343024" table:style-name="ce3">
            <text:p>24,343024</text:p>
          </table:table-cell>
          <table:table-cell office:value-type="float" office:value="53.900046000000003" table:style-name="ce3">
            <text:p>53,900046</text:p>
          </table:table-cell>
          <table:table-cell table:number-columns-repeated="16382"/>
        </table:table-row>
        <table:table-row table:style-name="ro2">
          <table:table-cell office:value-type="float" office:value="24.338389000000099" table:style-name="ce3">
            <text:p>24,338389</text:p>
          </table:table-cell>
          <table:table-cell office:value-type="float" office:value="53.9026029999999" table:style-name="ce3">
            <text:p>53,902603</text:p>
          </table:table-cell>
          <table:table-cell table:number-columns-repeated="16382"/>
        </table:table-row>
        <table:table-row table:style-name="ro2">
          <table:table-cell office:value-type="float" office:value="24.329167000000101" table:style-name="ce3">
            <text:p>24,329167</text:p>
          </table:table-cell>
          <table:table-cell office:value-type="float" office:value="53.904972000000001" table:style-name="ce3">
            <text:p>53,904972</text:p>
          </table:table-cell>
          <table:table-cell table:number-columns-repeated="16382"/>
        </table:table-row>
        <table:table-row table:style-name="ro2">
          <table:table-cell office:value-type="float" office:value="24.329131" table:style-name="ce3">
            <text:p>24,329131</text:p>
          </table:table-cell>
          <table:table-cell office:value-type="float" office:value="53.907710999999999" table:style-name="ce3">
            <text:p>53,907711</text:p>
          </table:table-cell>
          <table:table-cell table:number-columns-repeated="16382"/>
        </table:table-row>
        <table:table-row table:style-name="ro2">
          <table:table-cell office:value-type="float" office:value="24.319918999999999" table:style-name="ce3">
            <text:p>24,319919</text:p>
          </table:table-cell>
          <table:table-cell office:value-type="float" office:value="53.910083999999898" table:style-name="ce3">
            <text:p>53,910084</text:p>
          </table:table-cell>
          <table:table-cell table:number-columns-repeated="16382"/>
        </table:table-row>
        <table:table-row table:style-name="ro2">
          <table:table-cell office:value-type="float" office:value="24.319896" table:style-name="ce3">
            <text:p>24,319896</text:p>
          </table:table-cell>
          <table:table-cell office:value-type="float" office:value="53.912822999999896" table:style-name="ce3">
            <text:p>53,912823</text:p>
          </table:table-cell>
          <table:table-cell table:number-columns-repeated="16382"/>
        </table:table-row>
        <table:table-row table:style-name="ro2">
          <table:table-cell office:value-type="float" office:value="24.319882" table:style-name="ce3">
            <text:p>24,319882</text:p>
          </table:table-cell>
          <table:table-cell office:value-type="float" office:value="53.915565000000001" table:style-name="ce3">
            <text:p>53,915565</text:p>
          </table:table-cell>
          <table:table-cell table:number-columns-repeated="16382"/>
        </table:table-row>
        <table:table-row table:style-name="ro2">
          <table:table-cell office:value-type="float" office:value="24.324463000000002" table:style-name="ce3">
            <text:p>24,324463</text:p>
          </table:table-cell>
          <table:table-cell office:value-type="float" office:value="53.918486999999999" table:style-name="ce3">
            <text:p>53,918487</text:p>
          </table:table-cell>
          <table:table-cell table:number-columns-repeated="16382"/>
        </table:table-row>
        <table:table-row table:style-name="ro2">
          <table:table-cell office:value-type="float" office:value="24.329049000000001" table:style-name="ce3">
            <text:p>24,329049</text:p>
          </table:table-cell>
          <table:table-cell office:value-type="float" office:value="53.921418000000102" table:style-name="ce3">
            <text:p>53,921418</text:p>
          </table:table-cell>
          <table:table-cell table:number-columns-repeated="16382"/>
        </table:table-row>
        <table:table-row table:style-name="ro2">
          <table:table-cell office:value-type="float" office:value="24.324460999999999" table:style-name="ce3">
            <text:p>24,324461</text:p>
          </table:table-cell>
          <table:table-cell office:value-type="float" office:value="53.921233000000001" table:style-name="ce3">
            <text:p>53,921233</text:p>
          </table:table-cell>
          <table:table-cell table:number-columns-repeated="16382"/>
        </table:table-row>
        <table:table-row table:style-name="ro2">
          <table:table-cell office:value-type="float" office:value="24.324463000000002" table:style-name="ce3">
            <text:p>24,324463</text:p>
          </table:table-cell>
          <table:table-cell office:value-type="float" office:value="53.923982000000002" table:style-name="ce3">
            <text:p>53,923982</text:p>
          </table:table-cell>
          <table:table-cell table:number-columns-repeated="16382"/>
        </table:table-row>
        <table:table-row table:style-name="ro2">
          <table:table-cell office:value-type="float" office:value="24.310693000000001" table:style-name="ce3">
            <text:p>24,310693</text:p>
          </table:table-cell>
          <table:table-cell office:value-type="float" office:value="53.917941999999897" table:style-name="ce3">
            <text:p>53,917942</text:p>
          </table:table-cell>
          <table:table-cell table:number-columns-repeated="16382"/>
        </table:table-row>
        <table:table-row table:style-name="ro2">
          <table:table-cell office:value-type="float" office:value="24.306097999999999" table:style-name="ce3">
            <text:p>24,306098</text:p>
          </table:table-cell>
          <table:table-cell office:value-type="float" office:value="53.917760000000001" table:style-name="ce3">
            <text:p>53,91776</text:p>
          </table:table-cell>
          <table:table-cell table:number-columns-repeated="16382"/>
        </table:table-row>
        <table:table-row table:style-name="ro2">
          <table:table-cell office:value-type="float" office:value="24.3014919999999" table:style-name="ce3">
            <text:p>24,301492</text:p>
          </table:table-cell>
          <table:table-cell office:value-type="float" office:value="53.9203189999999" table:style-name="ce3">
            <text:p>53,920319</text:p>
          </table:table-cell>
          <table:table-cell table:number-columns-repeated="16382"/>
        </table:table-row>
        <table:table-row table:style-name="ro2">
          <table:table-cell office:value-type="float" office:value="24.296814999999999" table:style-name="ce3">
            <text:p>24,296815</text:p>
          </table:table-cell>
          <table:table-cell office:value-type="float" office:value="53.925635999999997" table:style-name="ce3">
            <text:p>53,925636</text:p>
          </table:table-cell>
          <table:table-cell table:number-columns-repeated="16382"/>
        </table:table-row>
        <table:table-row table:style-name="ro2">
          <table:table-cell office:value-type="float" office:value="24.29214" table:style-name="ce3">
            <text:p>24,29214</text:p>
          </table:table-cell>
          <table:table-cell office:value-type="float" office:value="53.928203000000003" table:style-name="ce3">
            <text:p>53,928203</text:p>
          </table:table-cell>
          <table:table-cell table:number-columns-repeated="16382"/>
        </table:table-row>
        <table:table-row table:style-name="ro2">
          <table:table-cell office:value-type="float" office:value="24.292074" table:style-name="ce3">
            <text:p>24,292074</text:p>
          </table:table-cell>
          <table:table-cell office:value-type="float" office:value="53.930959999999999" table:style-name="ce3">
            <text:p>53,93096</text:p>
          </table:table-cell>
          <table:table-cell table:number-columns-repeated="16382"/>
        </table:table-row>
        <table:table-row table:style-name="ro2">
          <table:table-cell office:value-type="float" office:value="24.282810000000001" table:style-name="ce3">
            <text:p>24,28281</text:p>
          </table:table-cell>
          <table:table-cell office:value-type="float" office:value="53.930595999999902" table:style-name="ce3">
            <text:p>53,930596</text:p>
          </table:table-cell>
          <table:table-cell table:number-columns-repeated="16382"/>
        </table:table-row>
        <table:table-row table:style-name="ro2">
          <table:table-cell office:value-type="float" office:value="24.282723000000001" table:style-name="ce3">
            <text:p>24,282723</text:p>
          </table:table-cell>
          <table:table-cell office:value-type="float" office:value="53.933354000000001" table:style-name="ce3">
            <text:p>53,933354</text:p>
          </table:table-cell>
          <table:table-cell table:number-columns-repeated="16382"/>
        </table:table-row>
        <table:table-row table:style-name="ro2">
          <table:table-cell office:value-type="float" office:value="24.277978000000001" table:style-name="ce3">
            <text:p>24,277978</text:p>
          </table:table-cell>
          <table:table-cell office:value-type="float" office:value="53.935930999999897" table:style-name="ce3">
            <text:p>53,935931</text:p>
          </table:table-cell>
          <table:table-cell table:number-columns-repeated="16382"/>
        </table:table-row>
        <table:table-row table:style-name="ro2">
          <table:table-cell office:value-type="float" office:value="24.277870999999902" table:style-name="ce3">
            <text:p>24,277871</text:p>
          </table:table-cell>
          <table:table-cell office:value-type="float" office:value="53.938693999999998" table:style-name="ce3">
            <text:p>53,938694</text:p>
          </table:table-cell>
          <table:table-cell table:number-columns-repeated="16382"/>
        </table:table-row>
        <table:table-row table:style-name="ro2">
          <table:table-cell office:value-type="float" office:value="24.277752" table:style-name="ce3">
            <text:p>24,277752</text:p>
          </table:table-cell>
          <table:table-cell office:value-type="float" office:value="53.9414599999999" table:style-name="ce3">
            <text:p>53,94146</text:p>
          </table:table-cell>
          <table:table-cell table:number-columns-repeated="16382"/>
        </table:table-row>
        <table:table-row table:style-name="ro2">
          <table:table-cell office:value-type="float" office:value="24.277626999999999" table:style-name="ce3">
            <text:p>24,277627</text:p>
          </table:table-cell>
          <table:table-cell office:value-type="float" office:value="53.944221000000098" table:style-name="ce3">
            <text:p>53,944221</text:p>
          </table:table-cell>
          <table:table-cell table:number-columns-repeated="16382"/>
        </table:table-row>
        <table:table-row table:style-name="ro2">
          <table:table-cell office:value-type="float" office:value="24.272822000000001" table:style-name="ce3">
            <text:p>24,272822</text:p>
          </table:table-cell>
          <table:table-cell office:value-type="float" office:value="53.946799999999897" table:style-name="ce3">
            <text:p>53,9468</text:p>
          </table:table-cell>
          <table:table-cell table:number-columns-repeated="16382"/>
        </table:table-row>
        <table:table-row table:style-name="ro2">
          <table:table-cell office:value-type="float" office:value="24.268145999999899" table:style-name="ce3">
            <text:p>24,268146</text:p>
          </table:table-cell>
          <table:table-cell office:value-type="float" office:value="53.946618000000001" table:style-name="ce3">
            <text:p>53,946618</text:p>
          </table:table-cell>
          <table:table-cell table:number-columns-repeated="16382"/>
        </table:table-row>
        <table:table-row table:style-name="ro2">
          <table:table-cell office:value-type="float" office:value="24.258792" table:style-name="ce3">
            <text:p>24,258792</text:p>
          </table:table-cell>
          <table:table-cell office:value-type="float" office:value="53.946255999999899" table:style-name="ce3">
            <text:p>53,946256</text:p>
          </table:table-cell>
          <table:table-cell table:number-columns-repeated="16382"/>
        </table:table-row>
        <table:table-row table:style-name="ro2">
          <table:table-cell office:value-type="float" office:value="24.258945000000001" table:style-name="ce3">
            <text:p>24,258945</text:p>
          </table:table-cell>
          <table:table-cell office:value-type="float" office:value="53.943492999999997" table:style-name="ce3">
            <text:p>53,943493</text:p>
          </table:table-cell>
          <table:table-cell table:number-columns-repeated="16382"/>
        </table:table-row>
        <table:table-row table:style-name="ro2">
          <table:table-cell office:value-type="float" office:value="24.254422999999999" table:style-name="ce3">
            <text:p>24,254423</text:p>
          </table:table-cell>
          <table:table-cell office:value-type="float" office:value="53.940548999999997" table:style-name="ce3">
            <text:p>53,940549</text:p>
          </table:table-cell>
          <table:table-cell table:number-columns-repeated="16382"/>
        </table:table-row>
        <table:table-row table:style-name="ro2">
          <table:table-cell office:value-type="float" office:value="24.2449119999999" table:style-name="ce3">
            <text:p>24,244912</text:p>
          </table:table-cell>
          <table:table-cell office:value-type="float" office:value="53.942951000000001" table:style-name="ce3">
            <text:p>53,942951</text:p>
          </table:table-cell>
          <table:table-cell table:number-columns-repeated="16382"/>
        </table:table-row>
        <table:table-row table:style-name="ro2">
          <table:table-cell office:value-type="float" office:value="24.240228999999999" table:style-name="ce3">
            <text:p>24,240229</text:p>
          </table:table-cell>
          <table:table-cell office:value-type="float" office:value="53.942768999999899" table:style-name="ce3">
            <text:p>53,942769</text:p>
          </table:table-cell>
          <table:table-cell table:number-columns-repeated="16382"/>
        </table:table-row>
        <table:table-row table:style-name="ro2">
          <table:table-cell office:value-type="float" office:value="24.235544999999899" table:style-name="ce3">
            <text:p>24,235545</text:p>
          </table:table-cell>
          <table:table-cell office:value-type="float" office:value="53.942583999999997" table:style-name="ce3">
            <text:p>53,942584</text:p>
          </table:table-cell>
          <table:table-cell table:number-columns-repeated="16382"/>
        </table:table-row>
        <table:table-row table:style-name="ro2">
          <table:table-cell office:value-type="float" office:value="24.230857" table:style-name="ce3">
            <text:p>24,230857</text:p>
          </table:table-cell>
          <table:table-cell office:value-type="float" office:value="53.942402000000001" table:style-name="ce3">
            <text:p>53,942402</text:p>
          </table:table-cell>
          <table:table-cell table:number-columns-repeated="16382"/>
        </table:table-row>
        <table:table-row table:style-name="ro2">
          <table:table-cell office:value-type="float" office:value="24.23067" table:style-name="ce3">
            <text:p>24,23067</text:p>
          </table:table-cell>
          <table:table-cell office:value-type="float" office:value="53.945163999999998" table:style-name="ce3">
            <text:p>53,945164</text:p>
          </table:table-cell>
          <table:table-cell table:number-columns-repeated="16382"/>
        </table:table-row>
        <table:table-row table:style-name="ro2">
          <table:table-cell office:value-type="float" office:value="24.230474000000001" table:style-name="ce3">
            <text:p>24,230474</text:p>
          </table:table-cell>
          <table:table-cell office:value-type="float" office:value="53.947926000000002" table:style-name="ce3">
            <text:p>53,947926</text:p>
          </table:table-cell>
          <table:table-cell table:number-columns-repeated="16382"/>
        </table:table-row>
        <table:table-row table:style-name="ro2">
          <table:table-cell office:value-type="float" office:value="24.230273" table:style-name="ce3">
            <text:p>24,230273</text:p>
          </table:table-cell>
          <table:table-cell office:value-type="float" office:value="53.950684000000102" table:style-name="ce3">
            <text:p>53,950684</text:p>
          </table:table-cell>
          <table:table-cell table:number-columns-repeated="16382"/>
        </table:table-row>
        <table:table-row table:style-name="ro2">
          <table:table-cell office:value-type="float" office:value="24.234973" table:style-name="ce3">
            <text:p>24,234973</text:p>
          </table:table-cell>
          <table:table-cell office:value-type="float" office:value="53.950862000000001" table:style-name="ce3">
            <text:p>53,950862</text:p>
          </table:table-cell>
          <table:table-cell table:number-columns-repeated="16382"/>
        </table:table-row>
        <table:table-row table:style-name="ro2">
          <table:table-cell office:value-type="float" office:value="24.234770000000001" table:style-name="ce3">
            <text:p>24,23477</text:p>
          </table:table-cell>
          <table:table-cell office:value-type="float" office:value="53.953622000000003" table:style-name="ce3">
            <text:p>53,953622</text:p>
          </table:table-cell>
          <table:table-cell table:number-columns-repeated="16382"/>
        </table:table-row>
        <table:table-row table:style-name="ro2">
          <table:table-cell office:value-type="float" office:value="24.224903999999999" table:style-name="ce3">
            <text:p>24,224904</text:p>
          </table:table-cell>
          <table:table-cell office:value-type="float" office:value="53.958765999999997" table:style-name="ce3">
            <text:p>53,958766</text:p>
          </table:table-cell>
          <table:table-cell table:number-columns-repeated="16382"/>
        </table:table-row>
        <table:table-row table:style-name="ro2">
          <table:table-cell office:value-type="float" office:value="24.224664000000001" table:style-name="ce3">
            <text:p>24,224664</text:p>
          </table:table-cell>
          <table:table-cell office:value-type="float" office:value="53.961514999999999" table:style-name="ce3">
            <text:p>53,961515</text:p>
          </table:table-cell>
          <table:table-cell table:number-columns-repeated="16382"/>
        </table:table-row>
        <table:table-row table:style-name="ro2">
          <table:table-cell office:value-type="float" office:value="24.219412999999999" table:style-name="ce3">
            <text:p>24,219413</text:p>
          </table:table-cell>
          <table:table-cell office:value-type="float" office:value="53.966808999999898" table:style-name="ce3">
            <text:p>53,966809</text:p>
          </table:table-cell>
          <table:table-cell table:number-columns-repeated="16382"/>
        </table:table-row>
        <table:table-row table:style-name="ro2">
          <table:table-cell office:value-type="float" office:value="24.214943999999999" table:style-name="ce3">
            <text:p>24,214944</text:p>
          </table:table-cell>
          <table:table-cell office:value-type="float" office:value="53.963893999999897" table:style-name="ce3">
            <text:p>53,963894</text:p>
          </table:table-cell>
          <table:table-cell table:number-columns-repeated="16382"/>
        </table:table-row>
        <table:table-row table:style-name="ro2">
          <table:table-cell office:value-type="float" office:value="24.215205999999998" table:style-name="ce3">
            <text:p>24,215206</text:p>
          </table:table-cell>
          <table:table-cell office:value-type="float" office:value="53.961151999999998" table:style-name="ce3">
            <text:p>53,961152</text:p>
          </table:table-cell>
          <table:table-cell table:number-columns-repeated="16382"/>
        </table:table-row>
        <table:table-row table:style-name="ro2">
          <table:table-cell office:value-type="float" office:value="24.210474000000001" table:style-name="ce3">
            <text:p>24,210474</text:p>
          </table:table-cell>
          <table:table-cell office:value-type="float" office:value="53.960972000000098" table:style-name="ce3">
            <text:p>53,960972</text:p>
          </table:table-cell>
          <table:table-cell table:number-columns-repeated="16382"/>
        </table:table-row>
        <table:table-row table:style-name="ro2">
          <table:table-cell office:value-type="float" office:value="24.205742999999998" table:style-name="ce3">
            <text:p>24,205743</text:p>
          </table:table-cell>
          <table:table-cell office:value-type="float" office:value="53.960790000000003" table:style-name="ce3">
            <text:p>53,96079</text:p>
          </table:table-cell>
          <table:table-cell table:number-columns-repeated="16382"/>
        </table:table-row>
        <table:table-row table:style-name="ro2">
          <table:table-cell office:value-type="float" office:value="24.196542000000001" table:style-name="ce3">
            <text:p>24,196542</text:p>
          </table:table-cell>
          <table:table-cell office:value-type="float" office:value="53.957678999999999" table:style-name="ce3">
            <text:p>53,957679</text:p>
          </table:table-cell>
          <table:table-cell table:number-columns-repeated="16382"/>
        </table:table-row>
        <table:table-row table:style-name="ro2">
          <table:table-cell office:value-type="float" office:value="24.192077000000001" table:style-name="ce3">
            <text:p>24,192077</text:p>
          </table:table-cell>
          <table:table-cell office:value-type="float" office:value="53.954749999999997" table:style-name="ce3">
            <text:p>53,95475</text:p>
          </table:table-cell>
          <table:table-cell table:number-columns-repeated="16382"/>
        </table:table-row>
        <table:table-row table:style-name="ro2">
          <table:table-cell office:value-type="float" office:value="24.187349999999999" table:style-name="ce3">
            <text:p>24,18735</text:p>
          </table:table-cell>
          <table:table-cell office:value-type="float" office:value="53.954567999999902" table:style-name="ce3">
            <text:p>53,954568</text:p>
          </table:table-cell>
          <table:table-cell table:number-columns-repeated="16382"/>
        </table:table-row>
        <table:table-row table:style-name="ro2">
          <table:table-cell office:value-type="float" office:value="24.182618999999999" table:style-name="ce3">
            <text:p>24,182619</text:p>
          </table:table-cell>
          <table:table-cell office:value-type="float" office:value="53.954388000000002" table:style-name="ce3">
            <text:p>53,954388</text:p>
          </table:table-cell>
          <table:table-cell table:number-columns-repeated="16382"/>
        </table:table-row>
        <table:table-row table:style-name="ro2">
          <table:table-cell office:value-type="float" office:value="24.177886999999998" table:style-name="ce3">
            <text:p>24,177887</text:p>
          </table:table-cell>
          <table:table-cell office:value-type="float" office:value="53.954205000000002" table:style-name="ce3">
            <text:p>53,954205</text:p>
          </table:table-cell>
          <table:table-cell table:number-columns-repeated="16382"/>
        </table:table-row>
        <table:table-row table:style-name="ro2">
          <table:table-cell office:value-type="float" office:value="24.173154" table:style-name="ce3">
            <text:p>24,173154</text:p>
          </table:table-cell>
          <table:table-cell office:value-type="float" office:value="53.954020999999898" table:style-name="ce3">
            <text:p>53,954021</text:p>
          </table:table-cell>
          <table:table-cell table:number-columns-repeated="16382"/>
        </table:table-row>
        <table:table-row table:style-name="ro2">
          <table:table-cell office:value-type="float" office:value="24.172135000000001" table:style-name="ce3">
            <text:p>24,172135</text:p>
          </table:table-cell>
          <table:table-cell office:value-type="float" office:value="53.953350999999998" table:style-name="ce3">
            <text:p>53,953351</text:p>
          </table:table-cell>
          <table:table-cell table:number-columns-repeated="16382"/>
        </table:table-row>
        <table:table-row table:style-name="ro2">
          <table:table-cell office:value-type="float" office:value="24.168704999999999" table:style-name="ce3">
            <text:p>24,168705</text:p>
          </table:table-cell>
          <table:table-cell office:value-type="float" office:value="53.951084999999999" table:style-name="ce3">
            <text:p>53,951085</text:p>
          </table:table-cell>
          <table:table-cell table:number-columns-repeated="16382"/>
        </table:table-row>
        <table:table-row table:style-name="ro2">
          <table:table-cell office:value-type="float" office:value="24.163972999999999" table:style-name="ce3">
            <text:p>24,163973</text:p>
          </table:table-cell>
          <table:table-cell office:value-type="float" office:value="53.950900999999902" table:style-name="ce3">
            <text:p>53,950901</text:p>
          </table:table-cell>
          <table:table-cell table:number-columns-repeated="16382"/>
        </table:table-row>
        <table:table-row table:style-name="ro2">
          <table:table-cell office:value-type="float" office:value="24.159527000000001" table:style-name="ce3">
            <text:p>24,159527</text:p>
          </table:table-cell>
          <table:table-cell office:value-type="float" office:value="53.947955999999998" table:style-name="ce3">
            <text:p>53,947956</text:p>
          </table:table-cell>
          <table:table-cell table:number-columns-repeated="16382"/>
        </table:table-row>
        <table:table-row table:style-name="ro2">
          <table:table-cell office:value-type="float" office:value="24.154796999999999" table:style-name="ce3">
            <text:p>24,154797</text:p>
          </table:table-cell>
          <table:table-cell office:value-type="float" office:value="53.947775999999998" table:style-name="ce3">
            <text:p>53,947776</text:p>
          </table:table-cell>
          <table:table-cell table:number-columns-repeated="16382"/>
        </table:table-row>
        <table:table-row table:style-name="ro2">
          <table:table-cell office:value-type="float" office:value="24.154506000000001" table:style-name="ce3">
            <text:p>24,154506</text:p>
          </table:table-cell>
          <table:table-cell office:value-type="float" office:value="53.950537999999902" table:style-name="ce3">
            <text:p>53,950538</text:p>
          </table:table-cell>
          <table:table-cell table:number-columns-repeated="16382"/>
        </table:table-row>
        <table:table-row table:style-name="ro2">
          <table:table-cell office:value-type="float" office:value="24.149769999999901" table:style-name="ce3">
            <text:p>24,14977</text:p>
          </table:table-cell>
          <table:table-cell office:value-type="float" office:value="53.9503559999999" table:style-name="ce3">
            <text:p>53,950356</text:p>
          </table:table-cell>
          <table:table-cell table:number-columns-repeated="16382"/>
        </table:table-row>
        <table:table-row table:style-name="ro2">
          <table:table-cell office:value-type="float" office:value="24.140298000000001" table:style-name="ce3">
            <text:p>24,140298</text:p>
          </table:table-cell>
          <table:table-cell office:value-type="float" office:value="53.949989000000002" table:style-name="ce3">
            <text:p>53,949989</text:p>
          </table:table-cell>
          <table:table-cell table:number-columns-repeated="16382"/>
        </table:table-row>
        <table:table-row table:style-name="ro2">
          <table:table-cell office:value-type="float" office:value="24.135556999999999" table:style-name="ce3">
            <text:p>24,135557</text:p>
          </table:table-cell>
          <table:table-cell office:value-type="float" office:value="53.949809000000002" table:style-name="ce3">
            <text:p>53,949809</text:p>
          </table:table-cell>
          <table:table-cell table:number-columns-repeated="16382"/>
        </table:table-row>
        <table:table-row table:style-name="ro2">
          <table:table-cell office:value-type="float" office:value="24.130490000000002" table:style-name="ce3">
            <text:p>24,13049</text:p>
          </table:table-cell>
          <table:table-cell office:value-type="float" office:value="53.952382" table:style-name="ce3">
            <text:p>53,952382</text:p>
          </table:table-cell>
          <table:table-cell table:number-columns-repeated="16382"/>
        </table:table-row>
        <table:table-row table:style-name="ro2">
          <table:table-cell office:value-type="float" office:value="24.131135" table:style-name="ce3">
            <text:p>24,131135</text:p>
          </table:table-cell>
          <table:table-cell office:value-type="float" office:value="53.946861999999904" table:style-name="ce3">
            <text:p>53,946862</text:p>
          </table:table-cell>
          <table:table-cell table:number-columns-repeated="16382"/>
        </table:table-row>
        <table:table-row table:style-name="ro2">
          <table:table-cell office:value-type="float" office:value="24.126714" table:style-name="ce3">
            <text:p>24,126714</text:p>
          </table:table-cell>
          <table:table-cell office:value-type="float" office:value="53.943908" table:style-name="ce3">
            <text:p>53,943908</text:p>
          </table:table-cell>
          <table:table-cell table:number-columns-repeated="16382"/>
        </table:table-row>
        <table:table-row table:style-name="ro2">
          <table:table-cell office:value-type="float" office:value="24.127019000000001" table:style-name="ce3">
            <text:p>24,127019</text:p>
          </table:table-cell>
          <table:table-cell office:value-type="float" office:value="53.941132000000003" table:style-name="ce3">
            <text:p>53,941132</text:p>
          </table:table-cell>
          <table:table-cell table:number-columns-repeated="16382"/>
        </table:table-row>
        <table:table-row table:style-name="ro2">
          <table:table-cell office:value-type="float" office:value="24.122292000000002" table:style-name="ce3">
            <text:p>24,122292</text:p>
          </table:table-cell>
          <table:table-cell office:value-type="float" office:value="53.9409449999999" table:style-name="ce3">
            <text:p>53,940945</text:p>
          </table:table-cell>
          <table:table-cell table:number-columns-repeated="16382"/>
        </table:table-row>
        <table:table-row table:style-name="ro2">
          <table:table-cell office:value-type="float" office:value="24.123187999999999" table:style-name="ce3">
            <text:p>24,123188</text:p>
          </table:table-cell>
          <table:table-cell office:value-type="float" office:value="53.932616999999901" table:style-name="ce3">
            <text:p>53,932617</text:p>
          </table:table-cell>
          <table:table-cell table:number-columns-repeated="16382"/>
        </table:table-row>
        <table:table-row table:style-name="ro2">
          <table:table-cell office:value-type="float" office:value="24.113759000000002" table:style-name="ce3">
            <text:p>24,113759</text:p>
          </table:table-cell>
          <table:table-cell office:value-type="float" office:value="53.932243999999997" table:style-name="ce3">
            <text:p>53,932244</text:p>
          </table:table-cell>
          <table:table-cell table:number-columns-repeated="16382"/>
        </table:table-row>
        <table:table-row table:style-name="ro2">
          <table:table-cell office:value-type="float" office:value="24.104327999999999" table:style-name="ce3">
            <text:p>24,104328</text:p>
          </table:table-cell>
          <table:table-cell office:value-type="float" office:value="53.931869999999897" table:style-name="ce3">
            <text:p>53,93187</text:p>
          </table:table-cell>
          <table:table-cell table:number-columns-repeated="16382"/>
        </table:table-row>
        <table:table-row table:style-name="ro2">
          <table:table-cell office:value-type="float" office:value="24.099609999999998" table:style-name="ce3">
            <text:p>24,09961</text:p>
          </table:table-cell>
          <table:table-cell office:value-type="float" office:value="53.931683" table:style-name="ce3">
            <text:p>53,931683</text:p>
          </table:table-cell>
          <table:table-cell table:number-columns-repeated="16382"/>
        </table:table-row>
        <table:table-row table:style-name="ro2">
          <table:table-cell office:value-type="float" office:value="24.085777999999902" table:style-name="ce3">
            <text:p>24,085778</text:p>
          </table:table-cell>
          <table:table-cell office:value-type="float" office:value="53.928348999999997" table:style-name="ce3">
            <text:p>53,928349</text:p>
          </table:table-cell>
          <table:table-cell table:number-columns-repeated="16382"/>
        </table:table-row>
        <table:table-row table:style-name="ro2">
          <table:table-cell office:value-type="float" office:value="24.066911999999899" table:style-name="ce3">
            <text:p>24,066912</text:p>
          </table:table-cell>
          <table:table-cell office:value-type="float" office:value="53.927595999999902" table:style-name="ce3">
            <text:p>53,927596</text:p>
          </table:table-cell>
          <table:table-cell table:number-columns-repeated="16382"/>
        </table:table-row>
        <table:table-row table:style-name="ro2">
          <table:table-cell office:value-type="float" office:value="24.029529" table:style-name="ce3">
            <text:p>24,029529</text:p>
          </table:table-cell>
          <table:table-cell office:value-type="float" office:value="53.923304999999999" table:style-name="ce3">
            <text:p>53,923305</text:p>
          </table:table-cell>
          <table:table-cell table:number-columns-repeated="16382"/>
        </table:table-row>
        <table:table-row table:style-name="ro2">
          <table:table-cell office:value-type="float" office:value="24.01577" table:style-name="ce3">
            <text:p>24,01577</text:p>
          </table:table-cell>
          <table:table-cell office:value-type="float" office:value="53.919958999999899" table:style-name="ce3">
            <text:p>53,919959</text:p>
          </table:table-cell>
          <table:table-cell table:number-columns-repeated="16382"/>
        </table:table-row>
        <table:table-row table:style-name="ro2">
          <table:table-cell office:value-type="float" office:value="24.011056999999902" table:style-name="ce3">
            <text:p>24,011057</text:p>
          </table:table-cell>
          <table:table-cell office:value-type="float" office:value="53.91977" table:style-name="ce3">
            <text:p>53,91977</text:p>
          </table:table-cell>
          <table:table-cell table:number-columns-repeated="16382"/>
        </table:table-row>
        <table:table-row table:style-name="ro2">
          <table:table-cell office:value-type="float" office:value="24.002033999999998" table:style-name="ce3">
            <text:p>24,002034</text:p>
          </table:table-cell>
          <table:table-cell office:value-type="float" office:value="53.916610999999897" table:style-name="ce3">
            <text:p>53,916611</text:p>
          </table:table-cell>
          <table:table-cell table:number-columns-repeated="16382"/>
        </table:table-row>
        <table:table-row table:style-name="ro2">
          <table:table-cell office:value-type="float" office:value="23.997325" table:style-name="ce3">
            <text:p>23,997325</text:p>
          </table:table-cell>
          <table:table-cell office:value-type="float" office:value="53.916420000000002" table:style-name="ce3">
            <text:p>53,91642</text:p>
          </table:table-cell>
          <table:table-cell table:number-columns-repeated="16382"/>
        </table:table-row>
        <table:table-row table:style-name="ro2">
          <table:table-cell office:value-type="float" office:value="23.992205999999999" table:style-name="ce3">
            <text:p>23,992206</text:p>
          </table:table-cell>
          <table:table-cell office:value-type="float" office:value="53.919006000000003" table:style-name="ce3">
            <text:p>53,919006</text:p>
          </table:table-cell>
          <table:table-cell table:number-columns-repeated="16382"/>
        </table:table-row>
        <table:table-row table:style-name="ro2">
          <table:table-cell office:value-type="float" office:value="23.987494999999999" table:style-name="ce3">
            <text:p>23,987495</text:p>
          </table:table-cell>
          <table:table-cell office:value-type="float" office:value="53.918815000000002" table:style-name="ce3">
            <text:p>53,918815</text:p>
          </table:table-cell>
          <table:table-cell table:number-columns-repeated="16382"/>
        </table:table-row>
        <table:table-row table:style-name="ro2">
          <table:table-cell office:value-type="float" office:value="23.981458" table:style-name="ce3">
            <text:p>23,981458</text:p>
          </table:table-cell>
          <table:table-cell office:value-type="float" office:value="53.926971999999999" table:style-name="ce3">
            <text:p>53,926972</text:p>
          </table:table-cell>
          <table:table-cell table:number-columns-repeated="16382"/>
        </table:table-row>
        <table:table-row table:style-name="ro2">
          <table:table-cell office:value-type="float" office:value="23.985738000000001" table:style-name="ce3">
            <text:p>23,985738</text:p>
          </table:table-cell>
          <table:table-cell office:value-type="float" office:value="53.929946000000001" table:style-name="ce3">
            <text:p>53,929946</text:p>
          </table:table-cell>
          <table:table-cell table:number-columns-repeated="16382"/>
        </table:table-row>
        <table:table-row table:style-name="ro2">
          <table:table-cell office:value-type="float" office:value="23.984822000000001" table:style-name="ce3">
            <text:p>23,984822</text:p>
          </table:table-cell>
          <table:table-cell office:value-type="float" office:value="53.935522999999897" table:style-name="ce3">
            <text:p>53,935523</text:p>
          </table:table-cell>
          <table:table-cell table:number-columns-repeated="16382"/>
        </table:table-row>
        <table:table-row table:style-name="ro2">
          <table:table-cell office:value-type="float" office:value="23.9843569999999" table:style-name="ce3">
            <text:p>23,984357</text:p>
          </table:table-cell>
          <table:table-cell office:value-type="float" office:value="53.9383079999999" table:style-name="ce3">
            <text:p>53,938308</text:p>
          </table:table-cell>
          <table:table-cell table:number-columns-repeated="16382"/>
        </table:table-row>
        <table:table-row table:style-name="ro2">
          <table:table-cell office:value-type="float" office:value="23.979132999999901" table:style-name="ce3">
            <text:p>23,979133</text:p>
          </table:table-cell>
          <table:table-cell office:value-type="float" office:value="53.9408999999999" table:style-name="ce3">
            <text:p>53,9409</text:p>
          </table:table-cell>
          <table:table-cell table:number-columns-repeated="16382"/>
        </table:table-row>
        <table:table-row table:style-name="ro2">
          <table:table-cell office:value-type="float" office:value="23.978663999999998" table:style-name="ce3">
            <text:p>23,978664</text:p>
          </table:table-cell>
          <table:table-cell office:value-type="float" office:value="53.943676000000004" table:style-name="ce3">
            <text:p>53,943676</text:p>
          </table:table-cell>
          <table:table-cell table:number-columns-repeated="16382"/>
        </table:table-row>
        <table:table-row table:style-name="ro2">
          <table:table-cell office:value-type="float" office:value="23.972942999999901" table:style-name="ce3">
            <text:p>23,972943</text:p>
          </table:table-cell>
          <table:table-cell office:value-type="float" office:value="53.949032000000003" table:style-name="ce3">
            <text:p>53,949032</text:p>
          </table:table-cell>
          <table:table-cell table:number-columns-repeated="16382"/>
        </table:table-row>
        <table:table-row table:style-name="ro2">
          <table:table-cell office:value-type="float" office:value="23.96856" table:style-name="ce3">
            <text:p>23,96856</text:p>
          </table:table-cell>
          <table:table-cell office:value-type="float" office:value="53.950077999999998" table:style-name="ce3">
            <text:p>53,950078</text:p>
          </table:table-cell>
          <table:table-cell table:number-columns-repeated="16382"/>
        </table:table-row>
        <table:table-row table:style-name="ro2">
          <table:table-cell office:value-type="float" office:value="23.965684" table:style-name="ce3">
            <text:p>23,965684</text:p>
          </table:table-cell>
          <table:table-cell office:value-type="float" office:value="53.9507639999999" table:style-name="ce3">
            <text:p>53,950764</text:p>
          </table:table-cell>
          <table:table-cell table:number-columns-repeated="16382"/>
        </table:table-row>
        <table:table-row table:style-name="ro2">
          <table:table-cell office:value-type="float" office:value="23.962900999999999" table:style-name="ce3">
            <text:p>23,962901</text:p>
          </table:table-cell>
          <table:table-cell office:value-type="float" office:value="53.951427000000002" table:style-name="ce3">
            <text:p>53,951427</text:p>
          </table:table-cell>
          <table:table-cell table:number-columns-repeated="16382"/>
        </table:table-row>
        <table:table-row table:style-name="ro2">
          <table:table-cell office:value-type="float" office:value="23.958119" table:style-name="ce3">
            <text:p>23,958119</text:p>
          </table:table-cell>
          <table:table-cell office:value-type="float" office:value="53.951239999999899" table:style-name="ce3">
            <text:p>53,95124</text:p>
          </table:table-cell>
          <table:table-cell table:number-columns-repeated="16382"/>
        </table:table-row>
        <table:table-row table:style-name="ro2">
          <table:table-cell office:value-type="float" office:value="23.953337999999999" table:style-name="ce3">
            <text:p>23,953338</text:p>
          </table:table-cell>
          <table:table-cell office:value-type="float" office:value="53.951052999999902" table:style-name="ce3">
            <text:p>53,951053</text:p>
          </table:table-cell>
          <table:table-cell table:number-columns-repeated="16382"/>
        </table:table-row>
        <table:table-row table:style-name="ro2">
          <table:table-cell office:value-type="float" office:value="23.933160999999998" table:style-name="ce3">
            <text:p>23,933161</text:p>
          </table:table-cell>
          <table:table-cell office:value-type="float" office:value="53.955841999999997" table:style-name="ce3">
            <text:p>53,955842</text:p>
          </table:table-cell>
          <table:table-cell table:number-columns-repeated="16382"/>
        </table:table-row>
        <table:table-row table:style-name="ro2">
          <table:table-cell office:value-type="float" office:value="23.932998999999899" table:style-name="ce3">
            <text:p>23,932999</text:p>
          </table:table-cell>
          <table:table-cell office:value-type="float" office:value="53.956710000000001" table:style-name="ce3">
            <text:p>53,95671</text:p>
          </table:table-cell>
          <table:table-cell table:number-columns-repeated="16382"/>
        </table:table-row>
        <table:table-row table:style-name="ro2">
          <table:table-cell office:value-type="float" office:value="23.932645999999998" table:style-name="ce3">
            <text:p>23,932646</text:p>
          </table:table-cell>
          <table:table-cell office:value-type="float" office:value="53.9586019999999" table:style-name="ce3">
            <text:p>53,958602</text:p>
          </table:table-cell>
          <table:table-cell table:number-columns-repeated="16382"/>
        </table:table-row>
        <table:table-row table:style-name="ro2">
          <table:table-cell office:value-type="float" office:value="23.934549000000001" table:style-name="ce3">
            <text:p>23,934549</text:p>
          </table:table-cell>
          <table:table-cell office:value-type="float" office:value="53.958674999999999" table:style-name="ce3">
            <text:p>53,958675</text:p>
          </table:table-cell>
          <table:table-cell table:number-columns-repeated="16382"/>
        </table:table-row>
        <table:table-row table:style-name="ro2">
          <table:table-cell office:value-type="float" office:value="23.937448" table:style-name="ce3">
            <text:p>23,937448</text:p>
          </table:table-cell>
          <table:table-cell office:value-type="float" office:value="53.958786000000003" table:style-name="ce3">
            <text:p>53,958786</text:p>
          </table:table-cell>
          <table:table-cell table:number-columns-repeated="16382"/>
        </table:table-row>
        <table:table-row table:style-name="ro2">
          <table:table-cell office:value-type="float" office:value="23.935411999999999" table:style-name="ce3">
            <text:p>23,935412</text:p>
          </table:table-cell>
          <table:table-cell office:value-type="float" office:value="53.959770999999897" table:style-name="ce3">
            <text:p>53,959771</text:p>
          </table:table-cell>
          <table:table-cell table:number-columns-repeated="16382"/>
        </table:table-row>
        <table:table-row table:style-name="ro2">
          <table:table-cell office:value-type="float" office:value="23.932127999999999" table:style-name="ce3">
            <text:p>23,932128</text:p>
          </table:table-cell>
          <table:table-cell office:value-type="float" office:value="53.961353000000003" table:style-name="ce3">
            <text:p>53,961353</text:p>
          </table:table-cell>
          <table:table-cell table:number-columns-repeated="16382"/>
        </table:table-row>
        <table:table-row table:style-name="ro2">
          <table:table-cell office:value-type="float" office:value="23.922152000000001" table:style-name="ce3">
            <text:p>23,922152</text:p>
          </table:table-cell>
          <table:table-cell office:value-type="float" office:value="53.9637689999999" table:style-name="ce3">
            <text:p>53,963769</text:p>
          </table:table-cell>
          <table:table-cell table:number-columns-repeated="16382"/>
        </table:table-row>
        <table:table-row table:style-name="ro2">
          <table:table-cell office:value-type="float" office:value="23.922515000000001" table:style-name="ce3">
            <text:p>23,922515</text:p>
          </table:table-cell>
          <table:table-cell office:value-type="float" office:value="53.960994999999997" table:style-name="ce3">
            <text:p>53,960995</text:p>
          </table:table-cell>
          <table:table-cell table:number-columns-repeated="16382"/>
        </table:table-row>
        <table:table-row table:style-name="ro2">
          <table:table-cell office:value-type="float" office:value="23.920843999999999" table:style-name="ce3">
            <text:p>23,920844</text:p>
          </table:table-cell>
          <table:table-cell office:value-type="float" office:value="53.960940000000001" table:style-name="ce3">
            <text:p>53,96094</text:p>
          </table:table-cell>
          <table:table-cell table:number-columns-repeated="16382"/>
        </table:table-row>
        <table:table-row table:style-name="ro2">
          <table:table-cell office:value-type="float" office:value="23.917786" table:style-name="ce3">
            <text:p>23,917786</text:p>
          </table:table-cell>
          <table:table-cell office:value-type="float" office:value="53.960842" table:style-name="ce3">
            <text:p>53,960842</text:p>
          </table:table-cell>
          <table:table-cell table:number-columns-repeated="16382"/>
        </table:table-row>
        <table:table-row table:style-name="ro2">
          <table:table-cell office:value-type="float" office:value="23.918306999999999" table:style-name="ce3">
            <text:p>23,918307</text:p>
          </table:table-cell>
          <table:table-cell office:value-type="float" office:value="53.958075000000001" table:style-name="ce3">
            <text:p>53,958075</text:p>
          </table:table-cell>
          <table:table-cell table:number-columns-repeated="16382"/>
        </table:table-row>
        <table:table-row table:style-name="ro2">
          <table:table-cell office:value-type="float" office:value="23.918661" table:style-name="ce3">
            <text:p>23,918661</text:p>
          </table:table-cell>
          <table:table-cell office:value-type="float" office:value="53.956313999999999" table:style-name="ce3">
            <text:p>53,956314</text:p>
          </table:table-cell>
          <table:table-cell table:number-columns-repeated="16382"/>
        </table:table-row>
        <table:table-row table:style-name="ro2">
          <table:table-cell office:value-type="float" office:value="23.919408000000001" table:style-name="ce3">
            <text:p>23,919408</text:p>
          </table:table-cell>
          <table:table-cell office:value-type="float" office:value="53.952563999999903" table:style-name="ce3">
            <text:p>53,952564</text:p>
          </table:table-cell>
          <table:table-cell table:number-columns-repeated="16382"/>
        </table:table-row>
        <table:table-row table:style-name="ro2">
          <table:table-cell office:value-type="float" office:value="23.919964" table:style-name="ce3">
            <text:p>23,919964</text:p>
          </table:table-cell>
          <table:table-cell office:value-type="float" office:value="53.949801999999998" table:style-name="ce3">
            <text:p>53,949802</text:p>
          </table:table-cell>
          <table:table-cell table:number-columns-repeated="16382"/>
        </table:table-row>
        <table:table-row table:style-name="ro2">
          <table:table-cell office:value-type="float" office:value="23.920521000000001" table:style-name="ce3">
            <text:p>23,920521</text:p>
          </table:table-cell>
          <table:table-cell office:value-type="float" office:value="53.947037999999999" table:style-name="ce3">
            <text:p>53,947038</text:p>
          </table:table-cell>
          <table:table-cell table:number-columns-repeated="16382"/>
        </table:table-row>
        <table:table-row table:style-name="ro2">
          <table:table-cell office:value-type="float" office:value="23.916377000000001" table:style-name="ce3">
            <text:p>23,916377</text:p>
          </table:table-cell>
          <table:table-cell office:value-type="float" office:value="53.944110999999999" table:style-name="ce3">
            <text:p>53,944111</text:p>
          </table:table-cell>
          <table:table-cell table:number-columns-repeated="16382"/>
        </table:table-row>
        <table:table-row table:style-name="ro2">
          <table:table-cell office:value-type="float" office:value="23.907585999999998" table:style-name="ce3">
            <text:p>23,907586</text:p>
          </table:table-cell>
          <table:table-cell office:value-type="float" office:value="53.941036999999902" table:style-name="ce3">
            <text:p>53,941037</text:p>
          </table:table-cell>
          <table:table-cell table:number-columns-repeated="16382"/>
        </table:table-row>
        <table:table-row table:style-name="ro2">
          <table:table-cell office:value-type="float" office:value="23.903504000000002" table:style-name="ce3">
            <text:p>23,903504</text:p>
          </table:table-cell>
          <table:table-cell office:value-type="float" office:value="53.938109999999902" table:style-name="ce3">
            <text:p>53,93811</text:p>
          </table:table-cell>
          <table:table-cell table:number-columns-repeated="16382"/>
        </table:table-row>
        <table:table-row table:style-name="ro2">
          <table:table-cell office:value-type="float" office:value="23.899445" table:style-name="ce3">
            <text:p>23,899445</text:p>
          </table:table-cell>
          <table:table-cell office:value-type="float" office:value="53.935180999999901" table:style-name="ce3">
            <text:p>53,935181</text:p>
          </table:table-cell>
          <table:table-cell table:number-columns-repeated="16382"/>
        </table:table-row>
        <table:table-row table:style-name="ro2">
          <table:table-cell office:value-type="float" office:value="23.8948369999999" table:style-name="ce3">
            <text:p>23,894837</text:p>
          </table:table-cell>
          <table:table-cell office:value-type="float" office:value="53.935051999999899" table:style-name="ce3">
            <text:p>53,935052</text:p>
          </table:table-cell>
          <table:table-cell table:number-columns-repeated="16382"/>
        </table:table-row>
        <table:table-row table:style-name="ro2">
          <table:table-cell office:value-type="float" office:value="23.885040999999902" table:style-name="ce3">
            <text:p>23,885041</text:p>
          </table:table-cell>
          <table:table-cell office:value-type="float" office:value="53.937595000000002" table:style-name="ce3">
            <text:p>53,937595</text:p>
          </table:table-cell>
          <table:table-cell table:number-columns-repeated="16382"/>
        </table:table-row>
        <table:table-row table:style-name="ro2">
          <table:table-cell office:value-type="float" office:value="23.884461999999999" table:style-name="ce3">
            <text:p>23,884462</text:p>
          </table:table-cell>
          <table:table-cell office:value-type="float" office:value="53.940392000000003" table:style-name="ce3">
            <text:p>53,940392</text:p>
          </table:table-cell>
          <table:table-cell table:number-columns-repeated="16382"/>
        </table:table-row>
        <table:table-row table:style-name="ro2">
          <table:table-cell office:value-type="float" office:value="23.868777000000001" table:style-name="ce3">
            <text:p>23,868777</text:p>
          </table:table-cell>
          <table:table-cell office:value-type="float" office:value="53.948395999999903" table:style-name="ce3">
            <text:p>53,948396</text:p>
          </table:table-cell>
          <table:table-cell table:number-columns-repeated="16382"/>
        </table:table-row>
        <table:table-row table:style-name="ro2">
          <table:table-cell office:value-type="float" office:value="23.864104999999899" table:style-name="ce3">
            <text:p>23,864105</text:p>
          </table:table-cell>
          <table:table-cell office:value-type="float" office:value="53.948276999999997" table:style-name="ce3">
            <text:p>53,948277</text:p>
          </table:table-cell>
          <table:table-cell table:number-columns-repeated="16382"/>
        </table:table-row>
        <table:table-row table:style-name="ro2">
          <table:table-cell office:value-type="float" office:value="23.854125" table:style-name="ce3">
            <text:p>23,854125</text:p>
          </table:table-cell>
          <table:table-cell office:value-type="float" office:value="53.950831999999899" table:style-name="ce3">
            <text:p>53,950832</text:p>
          </table:table-cell>
          <table:table-cell table:number-columns-repeated="16382"/>
        </table:table-row>
        <table:table-row table:style-name="ro2">
          <table:table-cell office:value-type="float" office:value="23.850042999999999" table:style-name="ce3">
            <text:p>23,850043</text:p>
          </table:table-cell>
          <table:table-cell office:value-type="float" office:value="53.947932999999999" table:style-name="ce3">
            <text:p>53,947933</text:p>
          </table:table-cell>
          <table:table-cell table:number-columns-repeated="16382"/>
        </table:table-row>
        <table:table-row table:style-name="ro2">
          <table:table-cell office:value-type="float" office:value="23.845347999999898" table:style-name="ce3">
            <text:p>23,845348</text:p>
          </table:table-cell>
          <table:table-cell office:value-type="float" office:value="53.947818999999903" table:style-name="ce3">
            <text:p>53,947819</text:p>
          </table:table-cell>
          <table:table-cell table:number-columns-repeated="16382"/>
        </table:table-row>
        <table:table-row table:style-name="ro2">
          <table:table-cell office:value-type="float" office:value="23.841282" table:style-name="ce3">
            <text:p>23,841282</text:p>
          </table:table-cell>
          <table:table-cell office:value-type="float" office:value="53.944910999999898" table:style-name="ce3">
            <text:p>53,944911</text:p>
          </table:table-cell>
          <table:table-cell table:number-columns-repeated="16382"/>
        </table:table-row>
        <table:table-row table:style-name="ro2">
          <table:table-cell office:value-type="float" office:value="23.833197999999999" table:style-name="ce3">
            <text:p>23,833198</text:p>
          </table:table-cell>
          <table:table-cell office:value-type="float" office:value="53.939087999999998" table:style-name="ce3">
            <text:p>53,939088</text:p>
          </table:table-cell>
          <table:table-cell table:number-columns-repeated="16382"/>
        </table:table-row>
        <table:table-row table:style-name="ro2">
          <table:table-cell office:value-type="float" office:value="23.833874999999999" table:style-name="ce3">
            <text:p>23,833875</text:p>
          </table:table-cell>
          <table:table-cell office:value-type="float" office:value="53.936275000000002" table:style-name="ce3">
            <text:p>53,936275</text:p>
          </table:table-cell>
          <table:table-cell table:number-columns-repeated="16382"/>
        </table:table-row>
        <table:table-row table:style-name="ro2">
          <table:table-cell office:value-type="float" office:value="23.829181999999999" table:style-name="ce3">
            <text:p>23,829182</text:p>
          </table:table-cell>
          <table:table-cell office:value-type="float" office:value="53.936160999999899" table:style-name="ce3">
            <text:p>53,936161</text:p>
          </table:table-cell>
          <table:table-cell table:number-columns-repeated="16382"/>
        </table:table-row>
        <table:table-row table:style-name="ro2">
          <table:table-cell office:value-type="float" office:value="23.825187" table:style-name="ce3">
            <text:p>23,825187</text:p>
          </table:table-cell>
          <table:table-cell office:value-type="float" office:value="53.933230999999999" table:style-name="ce3">
            <text:p>53,933231</text:p>
          </table:table-cell>
          <table:table-cell table:number-columns-repeated="16382"/>
        </table:table-row>
        <table:table-row table:style-name="ro2">
          <table:table-cell office:value-type="float" office:value="23.816524000000001" table:style-name="ce3">
            <text:p>23,816524</text:p>
          </table:table-cell>
          <table:table-cell office:value-type="float" office:value="53.930178999999903" table:style-name="ce3">
            <text:p>53,930179</text:p>
          </table:table-cell>
          <table:table-cell table:number-columns-repeated="16382"/>
        </table:table-row>
        <table:table-row table:style-name="ro2">
          <table:table-cell office:value-type="float" office:value="23.812571999999999" table:style-name="ce3">
            <text:p>23,812572</text:p>
          </table:table-cell>
          <table:table-cell office:value-type="float" office:value="53.927233999999999" table:style-name="ce3">
            <text:p>53,927234</text:p>
          </table:table-cell>
          <table:table-cell table:number-columns-repeated="16382"/>
        </table:table-row>
        <table:table-row table:style-name="ro2">
          <table:table-cell office:value-type="float" office:value="23.814834999999999" table:style-name="ce3">
            <text:p>23,814835</text:p>
          </table:table-cell>
          <table:table-cell office:value-type="float" office:value="53.918742000000002" table:style-name="ce3">
            <text:p>53,918742</text:p>
          </table:table-cell>
          <table:table-cell table:number-columns-repeated="16382"/>
        </table:table-row>
        <table:table-row table:style-name="ro2">
          <table:table-cell office:value-type="float" office:value="23.819521000000002" table:style-name="ce3">
            <text:p>23,819521</text:p>
          </table:table-cell>
          <table:table-cell office:value-type="float" office:value="53.918853999999897" table:style-name="ce3">
            <text:p>53,918854</text:p>
          </table:table-cell>
          <table:table-cell table:number-columns-repeated="16382"/>
        </table:table-row>
        <table:table-row table:style-name="ro2">
          <table:table-cell office:value-type="float" office:value="23.824999999999999" table:style-name="ce3">
            <text:p>23,825</text:p>
          </table:table-cell>
          <table:table-cell office:value-type="float" office:value="53.916106999999997" table:style-name="ce3">
            <text:p>53,916107</text:p>
          </table:table-cell>
          <table:table-cell table:number-columns-repeated="16382"/>
        </table:table-row>
        <table:table-row table:style-name="ro2">
          <table:table-cell office:value-type="float" office:value="23.830365" table:style-name="ce3">
            <text:p>23,830365</text:p>
          </table:table-cell>
          <table:table-cell office:value-type="float" office:value="53.913423000000002" table:style-name="ce3">
            <text:p>53,913423</text:p>
          </table:table-cell>
          <table:table-cell table:number-columns-repeated="16382"/>
        </table:table-row>
        <table:table-row table:style-name="ro2">
          <table:table-cell office:value-type="float" office:value="23.835723000000002" table:style-name="ce3">
            <text:p>23,835723</text:p>
          </table:table-cell>
          <table:table-cell office:value-type="float" office:value="53.910712999999902" table:style-name="ce3">
            <text:p>53,910713</text:p>
          </table:table-cell>
          <table:table-cell table:number-columns-repeated="16382"/>
        </table:table-row>
        <table:table-row table:style-name="ro2">
          <table:table-cell office:value-type="float" office:value="23.837087999999898" table:style-name="ce3">
            <text:p>23,837088</text:p>
          </table:table-cell>
          <table:table-cell office:value-type="float" office:value="53.905078999999901" table:style-name="ce3">
            <text:p>53,905079</text:p>
          </table:table-cell>
          <table:table-cell table:number-columns-repeated="16382"/>
        </table:table-row>
        <table:table-row table:style-name="ro2">
          <table:table-cell office:value-type="float" office:value="23.83774" table:style-name="ce3">
            <text:p>23,83774</text:p>
          </table:table-cell>
          <table:table-cell office:value-type="float" office:value="53.902267999999999" table:style-name="ce3">
            <text:p>53,902268</text:p>
          </table:table-cell>
          <table:table-cell table:number-columns-repeated="16382"/>
        </table:table-row>
        <table:table-row table:style-name="ro2">
          <table:table-cell office:value-type="float" office:value="23.833231999999999" table:style-name="ce3">
            <text:p>23,833232</text:p>
          </table:table-cell>
          <table:table-cell office:value-type="float" office:value="53.902129000000002" table:style-name="ce3">
            <text:p>53,902129</text:p>
          </table:table-cell>
          <table:table-cell table:number-columns-repeated="16382"/>
        </table:table-row>
        <table:table-row table:style-name="ro2">
          <table:table-cell office:value-type="float" office:value="23.829384999999998" table:style-name="ce3">
            <text:p>23,829385</text:p>
          </table:table-cell>
          <table:table-cell office:value-type="float" office:value="53.8991779999999" table:style-name="ce3">
            <text:p>53,899178</text:p>
          </table:table-cell>
          <table:table-cell table:number-columns-repeated="16382"/>
        </table:table-row>
        <table:table-row table:style-name="ro2">
          <table:table-cell office:value-type="float" office:value="23.824856" table:style-name="ce3">
            <text:p>23,824856</text:p>
          </table:table-cell>
          <table:table-cell office:value-type="float" office:value="53.899042999999899" table:style-name="ce3">
            <text:p>53,899043</text:p>
          </table:table-cell>
          <table:table-cell table:number-columns-repeated="16382"/>
        </table:table-row>
        <table:table-row table:style-name="ro2">
          <table:table-cell office:value-type="float" office:value="23.825557999999901" table:style-name="ce3">
            <text:p>23,825558</text:p>
          </table:table-cell>
          <table:table-cell office:value-type="float" office:value="53.896228999999998" table:style-name="ce3">
            <text:p>53,896229</text:p>
          </table:table-cell>
          <table:table-cell table:number-columns-repeated="16382"/>
        </table:table-row>
        <table:table-row table:style-name="ro2">
          <table:table-cell office:value-type="float" office:value="23.817091000000001" table:style-name="ce3">
            <text:p>23,817091</text:p>
          </table:table-cell>
          <table:table-cell office:value-type="float" office:value="53.893158999999997" table:style-name="ce3">
            <text:p>53,893159</text:p>
          </table:table-cell>
          <table:table-cell table:number-columns-repeated="16382"/>
        </table:table-row>
        <table:table-row table:style-name="ro2">
          <table:table-cell office:value-type="float" office:value="23.807518999999999" table:style-name="ce3">
            <text:p>23,807519</text:p>
          </table:table-cell>
          <table:table-cell office:value-type="float" office:value="53.892966999999999" table:style-name="ce3">
            <text:p>53,892967</text:p>
          </table:table-cell>
          <table:table-cell table:number-columns-repeated="16382"/>
        </table:table-row>
        <table:table-row table:style-name="ro2">
          <table:table-cell office:value-type="float" office:value="23.802727999999998" table:style-name="ce3">
            <text:p>23,802728</text:p>
          </table:table-cell>
          <table:table-cell office:value-type="float" office:value="53.892875999999902" table:style-name="ce3">
            <text:p>53,892876</text:p>
          </table:table-cell>
          <table:table-cell table:number-columns-repeated="16382"/>
        </table:table-row>
        <table:table-row table:style-name="ro2">
          <table:table-cell office:value-type="float" office:value="23.803414" table:style-name="ce3">
            <text:p>23,803414</text:p>
          </table:table-cell>
          <table:table-cell office:value-type="float" office:value="53.890107" table:style-name="ce3">
            <text:p>53,890107</text:p>
          </table:table-cell>
          <table:table-cell table:number-columns-repeated="16382"/>
        </table:table-row>
        <table:table-row table:style-name="ro2">
          <table:table-cell office:value-type="float" office:value="23.797941999999999" table:style-name="ce3">
            <text:p>23,797942</text:p>
          </table:table-cell>
          <table:table-cell office:value-type="float" office:value="53.892784999999897" table:style-name="ce3">
            <text:p>53,892785</text:p>
          </table:table-cell>
          <table:table-cell table:number-columns-repeated="16382"/>
        </table:table-row>
        <table:table-row table:style-name="ro2">
          <table:table-cell office:value-type="float" office:value="23.792466999999899" table:style-name="ce3">
            <text:p>23,792467</text:p>
          </table:table-cell>
          <table:table-cell office:value-type="float" office:value="53.895462999999999" table:style-name="ce3">
            <text:p>53,895463</text:p>
          </table:table-cell>
          <table:table-cell table:number-columns-repeated="16382"/>
        </table:table-row>
        <table:table-row table:style-name="ro2">
          <table:table-cell office:value-type="float" office:value="23.791757999999898" table:style-name="ce3">
            <text:p>23,791758</text:p>
          </table:table-cell>
          <table:table-cell office:value-type="float" office:value="53.898257000000001" table:style-name="ce3">
            <text:p>53,898257</text:p>
          </table:table-cell>
          <table:table-cell table:number-columns-repeated="16382"/>
        </table:table-row>
        <table:table-row table:style-name="ro2">
          <table:table-cell office:value-type="float" office:value="23.796531000000002" table:style-name="ce3">
            <text:p>23,796531</text:p>
          </table:table-cell>
          <table:table-cell office:value-type="float" office:value="53.898368999999903" table:style-name="ce3">
            <text:p>53,898369</text:p>
          </table:table-cell>
          <table:table-cell table:number-columns-repeated="16382"/>
        </table:table-row>
        <table:table-row table:style-name="ro2">
          <table:table-cell office:value-type="float" office:value="23.799823999999902" table:style-name="ce3">
            <text:p>23,799824</text:p>
          </table:table-cell>
          <table:table-cell office:value-type="float" office:value="53.904136999999999" table:style-name="ce3">
            <text:p>53,904137</text:p>
          </table:table-cell>
          <table:table-cell table:number-columns-repeated="16382"/>
        </table:table-row>
        <table:table-row table:style-name="ro2">
          <table:table-cell office:value-type="float" office:value="23.795055999999999" table:style-name="ce3">
            <text:p>23,795056</text:p>
          </table:table-cell>
          <table:table-cell office:value-type="float" office:value="53.904021" table:style-name="ce3">
            <text:p>53,904021</text:p>
          </table:table-cell>
          <table:table-cell table:number-columns-repeated="16382"/>
        </table:table-row>
        <table:table-row table:style-name="ro2">
          <table:table-cell office:value-type="float" office:value="23.790285999999998" table:style-name="ce3">
            <text:p>23,790286</text:p>
          </table:table-cell>
          <table:table-cell office:value-type="float" office:value="53.903906999999897" table:style-name="ce3">
            <text:p>53,903907</text:p>
          </table:table-cell>
          <table:table-cell table:number-columns-repeated="16382"/>
        </table:table-row>
        <table:table-row table:style-name="ro2">
          <table:table-cell office:value-type="float" office:value="23.789573000000001" table:style-name="ce3">
            <text:p>23,789573</text:p>
          </table:table-cell>
          <table:table-cell office:value-type="float" office:value="53.906641999999998" table:style-name="ce3">
            <text:p>53,906642</text:p>
          </table:table-cell>
          <table:table-cell table:number-columns-repeated="16382"/>
        </table:table-row>
        <table:table-row table:style-name="ro2">
          <table:table-cell office:value-type="float" office:value="23.788806999999998" table:style-name="ce3">
            <text:p>23,788807</text:p>
          </table:table-cell>
          <table:table-cell office:value-type="float" office:value="53.909564000000003" table:style-name="ce3">
            <text:p>53,909564</text:p>
          </table:table-cell>
          <table:table-cell table:number-columns-repeated="16382"/>
        </table:table-row>
        <table:table-row table:style-name="ro2">
          <table:table-cell office:value-type="float" office:value="23.784040999999899" table:style-name="ce3">
            <text:p>23,784041</text:p>
          </table:table-cell>
          <table:table-cell office:value-type="float" office:value="53.90945" table:style-name="ce3">
            <text:p>53,90945</text:p>
          </table:table-cell>
          <table:table-cell table:number-columns-repeated="16382"/>
        </table:table-row>
        <table:table-row table:style-name="ro2">
          <table:table-cell office:value-type="float" office:value="23.783301000000002" table:style-name="ce3">
            <text:p>23,783301</text:p>
          </table:table-cell>
          <table:table-cell office:value-type="float" office:value="53.912281" table:style-name="ce3">
            <text:p>53,912281</text:p>
          </table:table-cell>
          <table:table-cell table:number-columns-repeated="16382"/>
        </table:table-row>
        <table:table-row table:style-name="ro2">
          <table:table-cell office:value-type="float" office:value="23.782558000000002" table:style-name="ce3">
            <text:p>23,782558</text:p>
          </table:table-cell>
          <table:table-cell office:value-type="float" office:value="53.915111000000003" table:style-name="ce3">
            <text:p>53,915111</text:p>
          </table:table-cell>
          <table:table-cell table:number-columns-repeated="16382"/>
        </table:table-row>
        <table:table-row table:style-name="ro2">
          <table:table-cell office:value-type="float" office:value="23.781808000000002" table:style-name="ce3">
            <text:p>23,781808</text:p>
          </table:table-cell>
          <table:table-cell office:value-type="float" office:value="53.917941999999897" table:style-name="ce3">
            <text:p>53,917942</text:p>
          </table:table-cell>
          <table:table-cell table:number-columns-repeated="16382"/>
        </table:table-row>
        <table:table-row table:style-name="ro2">
          <table:table-cell office:value-type="float" office:value="23.776304" table:style-name="ce3">
            <text:p>23,776304</text:p>
          </table:table-cell>
          <table:table-cell office:value-type="float" office:value="53.920658999999901" table:style-name="ce3">
            <text:p>53,920659</text:p>
          </table:table-cell>
          <table:table-cell table:number-columns-repeated="16382"/>
        </table:table-row>
        <table:table-row table:style-name="ro2">
          <table:table-cell office:value-type="float" office:value="23.772013999999999" table:style-name="ce3">
            <text:p>23,772014</text:p>
          </table:table-cell>
          <table:table-cell office:value-type="float" office:value="53.920552000000001" table:style-name="ce3">
            <text:p>53,920552</text:p>
          </table:table-cell>
          <table:table-cell table:number-columns-repeated="16382"/>
        </table:table-row>
        <table:table-row table:style-name="ro2">
          <table:table-cell office:value-type="float" office:value="23.771543000000001" table:style-name="ce3">
            <text:p>23,771543</text:p>
          </table:table-cell>
          <table:table-cell office:value-type="float" office:value="53.920540000000003" table:style-name="ce3">
            <text:p>53,92054</text:p>
          </table:table-cell>
          <table:table-cell table:number-columns-repeated="16382"/>
        </table:table-row>
        <table:table-row table:style-name="ro2">
          <table:table-cell office:value-type="float" office:value="23.766774999999999" table:style-name="ce3">
            <text:p>23,766775</text:p>
          </table:table-cell>
          <table:table-cell office:value-type="float" office:value="53.920425999999999" table:style-name="ce3">
            <text:p>53,920426</text:p>
          </table:table-cell>
          <table:table-cell table:number-columns-repeated="16382"/>
        </table:table-row>
        <table:table-row table:style-name="ro2">
          <table:table-cell office:value-type="float" office:value="23.762008999999999" table:style-name="ce3">
            <text:p>23,762009</text:p>
          </table:table-cell>
          <table:table-cell office:value-type="float" office:value="53.920310000000001" table:style-name="ce3">
            <text:p>53,92031</text:p>
          </table:table-cell>
          <table:table-cell table:number-columns-repeated="16382"/>
        </table:table-row>
        <table:table-row table:style-name="ro2">
          <table:table-cell office:value-type="float" office:value="23.761268000000001" table:style-name="ce3">
            <text:p>23,761268</text:p>
          </table:table-cell>
          <table:table-cell office:value-type="float" office:value="53.923140999999902" table:style-name="ce3">
            <text:p>53,923141</text:p>
          </table:table-cell>
          <table:table-cell table:number-columns-repeated="16382"/>
        </table:table-row>
        <table:table-row table:style-name="ro2">
          <table:table-cell office:value-type="float" office:value="23.757242999999999" table:style-name="ce3">
            <text:p>23,757243</text:p>
          </table:table-cell>
          <table:table-cell office:value-type="float" office:value="53.920195999999997" table:style-name="ce3">
            <text:p>53,920196</text:p>
          </table:table-cell>
          <table:table-cell table:number-columns-repeated="16382"/>
        </table:table-row>
        <table:table-row table:style-name="ro2">
          <table:table-cell office:value-type="float" office:value="23.756502999999999" table:style-name="ce3">
            <text:p>23,756503</text:p>
          </table:table-cell>
          <table:table-cell office:value-type="float" office:value="53.923026999999898" table:style-name="ce3">
            <text:p>53,923027</text:p>
          </table:table-cell>
          <table:table-cell table:number-columns-repeated="16382"/>
        </table:table-row>
        <table:table-row table:style-name="ro2">
          <table:table-cell office:value-type="float" office:value="23.751734999999901" table:style-name="ce3">
            <text:p>23,751735</text:p>
          </table:table-cell>
          <table:table-cell office:value-type="float" office:value="53.922913000000001" table:style-name="ce3">
            <text:p>53,922913</text:p>
          </table:table-cell>
          <table:table-cell table:number-columns-repeated="16382"/>
        </table:table-row>
        <table:table-row table:style-name="ro2">
          <table:table-cell office:value-type="float" office:value="23.750993999999999" table:style-name="ce3">
            <text:p>23,750994</text:p>
          </table:table-cell>
          <table:table-cell office:value-type="float" office:value="53.925743999999902" table:style-name="ce3">
            <text:p>53,925744</text:p>
          </table:table-cell>
          <table:table-cell table:number-columns-repeated="16382"/>
        </table:table-row>
        <table:table-row table:style-name="ro2">
          <table:table-cell office:value-type="float" office:value="23.746227999999999" table:style-name="ce3">
            <text:p>23,746228</text:p>
          </table:table-cell>
          <table:table-cell office:value-type="float" office:value="53.925624999999997" table:style-name="ce3">
            <text:p>53,925625</text:p>
          </table:table-cell>
          <table:table-cell table:number-columns-repeated="16382"/>
        </table:table-row>
        <table:table-row table:style-name="ro2">
          <table:table-cell office:value-type="float" office:value="23.741458000000002" table:style-name="ce3">
            <text:p>23,741458</text:p>
          </table:table-cell>
          <table:table-cell office:value-type="float" office:value="53.925511" table:style-name="ce3">
            <text:p>53,925511</text:p>
          </table:table-cell>
          <table:table-cell table:number-columns-repeated="16382"/>
        </table:table-row>
        <table:table-row table:style-name="ro2">
          <table:table-cell office:value-type="float" office:value="23.74072" table:style-name="ce3">
            <text:p>23,74072</text:p>
          </table:table-cell>
          <table:table-cell office:value-type="float" office:value="53.928342000000001" table:style-name="ce3">
            <text:p>53,928342</text:p>
          </table:table-cell>
          <table:table-cell table:number-columns-repeated="16382"/>
        </table:table-row>
        <table:table-row table:style-name="ro2">
          <table:table-cell office:value-type="float" office:value="23.735417999999999" table:style-name="ce3">
            <text:p>23,735418</text:p>
          </table:table-cell>
          <table:table-cell office:value-type="float" office:value="53.9309539999999" table:style-name="ce3">
            <text:p>53,930954</text:p>
          </table:table-cell>
          <table:table-cell table:number-columns-repeated="16382"/>
        </table:table-row>
        <table:table-row table:style-name="ro2">
          <table:table-cell office:value-type="float" office:value="23.735213000000002" table:style-name="ce3">
            <text:p>23,735213</text:p>
          </table:table-cell>
          <table:table-cell office:value-type="float" office:value="53.931054000000003" table:style-name="ce3">
            <text:p>53,931054</text:p>
          </table:table-cell>
          <table:table-cell table:number-columns-repeated="16382"/>
        </table:table-row>
        <table:table-row table:style-name="ro2">
          <table:table-cell office:value-type="float" office:value="23.724938999999999" table:style-name="ce3">
            <text:p>23,724939</text:p>
          </table:table-cell>
          <table:table-cell office:value-type="float" office:value="53.933653999999898" table:style-name="ce3">
            <text:p>53,933654</text:p>
          </table:table-cell>
          <table:table-cell table:number-columns-repeated="16382"/>
        </table:table-row>
        <table:table-row table:style-name="ro2">
          <table:table-cell office:value-type="float" office:value="23.7201729999999" table:style-name="ce3">
            <text:p>23,720173</text:p>
          </table:table-cell>
          <table:table-cell office:value-type="float" office:value="53.933535999999897" table:style-name="ce3">
            <text:p>53,933536</text:p>
          </table:table-cell>
          <table:table-cell table:number-columns-repeated="16382"/>
        </table:table-row>
        <table:table-row table:style-name="ro2">
          <table:table-cell office:value-type="float" office:value="23.720721999999999" table:style-name="ce3">
            <text:p>23,720722</text:p>
          </table:table-cell>
          <table:table-cell office:value-type="float" office:value="53.931435" table:style-name="ce3">
            <text:p>53,931435</text:p>
          </table:table-cell>
          <table:table-cell table:number-columns-repeated="16382"/>
        </table:table-row>
        <table:table-row table:style-name="ro2">
          <table:table-cell office:value-type="float" office:value="23.720911999999998" table:style-name="ce3">
            <text:p>23,720912</text:p>
          </table:table-cell>
          <table:table-cell office:value-type="float" office:value="53.930709999999998" table:style-name="ce3">
            <text:p>53,93071</text:p>
          </table:table-cell>
          <table:table-cell table:number-columns-repeated="16382"/>
        </table:table-row>
        <table:table-row table:style-name="ro2">
          <table:table-cell office:value-type="float" office:value="23.716881999999998" table:style-name="ce3">
            <text:p>23,716882</text:p>
          </table:table-cell>
          <table:table-cell office:value-type="float" office:value="53.927765000000001" table:style-name="ce3">
            <text:p>53,927765</text:p>
          </table:table-cell>
          <table:table-cell table:number-columns-repeated="16382"/>
        </table:table-row>
        <table:table-row table:style-name="ro2">
          <table:table-cell office:value-type="float" office:value="23.712116000000002" table:style-name="ce3">
            <text:p>23,712116</text:p>
          </table:table-cell>
          <table:table-cell office:value-type="float" office:value="53.927652999999999" table:style-name="ce3">
            <text:p>53,927653</text:p>
          </table:table-cell>
          <table:table-cell table:number-columns-repeated="16382"/>
        </table:table-row>
        <table:table-row table:style-name="ro2">
          <table:table-cell office:value-type="float" office:value="23.706610000000001" table:style-name="ce3">
            <text:p>23,70661</text:p>
          </table:table-cell>
          <table:table-cell office:value-type="float" office:value="53.930363" table:style-name="ce3">
            <text:p>53,930363</text:p>
          </table:table-cell>
          <table:table-cell table:number-columns-repeated="16382"/>
        </table:table-row>
        <table:table-row table:style-name="ro2">
          <table:table-cell office:value-type="float" office:value="23.701844000000001" table:style-name="ce3">
            <text:p>23,701844</text:p>
          </table:table-cell>
          <table:table-cell office:value-type="float" office:value="53.930251999999903" table:style-name="ce3">
            <text:p>53,930252</text:p>
          </table:table-cell>
          <table:table-cell table:number-columns-repeated="16382"/>
        </table:table-row>
        <table:table-row table:style-name="ro2">
          <table:table-cell office:value-type="float" office:value="23.6978119999999" table:style-name="ce3">
            <text:p>23,697812</text:p>
          </table:table-cell>
          <table:table-cell office:value-type="float" office:value="53.927312000000001" table:style-name="ce3">
            <text:p>53,927312</text:p>
          </table:table-cell>
          <table:table-cell table:number-columns-repeated="16382"/>
        </table:table-row>
        <table:table-row table:style-name="ro2">
          <table:table-cell office:value-type="float" office:value="23.693045000000001" table:style-name="ce3">
            <text:p>23,693045</text:p>
          </table:table-cell>
          <table:table-cell office:value-type="float" office:value="53.927194999999898" table:style-name="ce3">
            <text:p>53,927195</text:p>
          </table:table-cell>
          <table:table-cell table:number-columns-repeated="16382"/>
        </table:table-row>
        <table:table-row table:style-name="ro2">
          <table:table-cell office:value-type="float" office:value="23.687539999999998" table:style-name="ce3">
            <text:p>23,68754</text:p>
          </table:table-cell>
          <table:table-cell office:value-type="float" office:value="53.929904999999998" table:style-name="ce3">
            <text:p>53,929905</text:p>
          </table:table-cell>
          <table:table-cell table:number-columns-repeated="16382"/>
        </table:table-row>
        <table:table-row table:style-name="ro2">
          <table:table-cell office:value-type="float" office:value="23.6827719999999" table:style-name="ce3">
            <text:p>23,682772</text:p>
          </table:table-cell>
          <table:table-cell office:value-type="float" office:value="53.929791000000002" table:style-name="ce3">
            <text:p>53,929791</text:p>
          </table:table-cell>
          <table:table-cell table:number-columns-repeated="16382"/>
        </table:table-row>
        <table:table-row table:style-name="ro2">
          <table:table-cell office:value-type="float" office:value="23.6812" table:style-name="ce3">
            <text:p>23,6812</text:p>
          </table:table-cell>
          <table:table-cell office:value-type="float" office:value="53.928646999999899" table:style-name="ce3">
            <text:p>53,928647</text:p>
          </table:table-cell>
          <table:table-cell table:number-columns-repeated="16382"/>
        </table:table-row>
        <table:table-row table:style-name="ro2">
          <table:table-cell office:value-type="float" office:value="23.680634999999899" table:style-name="ce3">
            <text:p>23,680635</text:p>
          </table:table-cell>
          <table:table-cell office:value-type="float" office:value="53.928235000000001" table:style-name="ce3">
            <text:p>53,928235</text:p>
          </table:table-cell>
          <table:table-cell table:number-columns-repeated="16382"/>
        </table:table-row>
        <table:table-row table:style-name="ro2">
          <table:table-cell office:value-type="float" office:value="23.678737999999999" table:style-name="ce3">
            <text:p>23,678738</text:p>
          </table:table-cell>
          <table:table-cell office:value-type="float" office:value="53.926858000000003" table:style-name="ce3">
            <text:p>53,926858</text:p>
          </table:table-cell>
          <table:table-cell table:number-columns-repeated="16382"/>
        </table:table-row>
        <table:table-row table:style-name="ro2">
          <table:table-cell office:value-type="float" office:value="23.673969999999901" table:style-name="ce3">
            <text:p>23,67397</text:p>
          </table:table-cell>
          <table:table-cell office:value-type="float" office:value="53.926741999999997" table:style-name="ce3">
            <text:p>53,926742</text:p>
          </table:table-cell>
          <table:table-cell table:number-columns-repeated="16382"/>
        </table:table-row>
        <table:table-row table:style-name="ro2">
          <table:table-cell office:value-type="float" office:value="23.668469000000002" table:style-name="ce3">
            <text:p>23,668469</text:p>
          </table:table-cell>
          <table:table-cell office:value-type="float" office:value="53.929451999999998" table:style-name="ce3">
            <text:p>53,929452</text:p>
          </table:table-cell>
          <table:table-cell table:number-columns-repeated="16382"/>
        </table:table-row>
        <table:table-row table:style-name="ro2">
          <table:table-cell office:value-type="float" office:value="23.658932999999902" table:style-name="ce3">
            <text:p>23,658933</text:p>
          </table:table-cell>
          <table:table-cell office:value-type="float" office:value="53.929226" table:style-name="ce3">
            <text:p>53,929226</text:p>
          </table:table-cell>
          <table:table-cell table:number-columns-repeated="16382"/>
        </table:table-row>
        <table:table-row table:style-name="ro2">
          <table:table-cell office:value-type="float" office:value="23.654161999999999" table:style-name="ce3">
            <text:p>23,654162</text:p>
          </table:table-cell>
          <table:table-cell office:value-type="float" office:value="53.929112000000003" table:style-name="ce3">
            <text:p>53,929112</text:p>
          </table:table-cell>
          <table:table-cell table:number-columns-repeated="16382"/>
        </table:table-row>
        <table:table-row table:style-name="ro2">
          <table:table-cell office:value-type="float" office:value="23.645347000000001" table:style-name="ce3">
            <text:p>23,645347</text:p>
          </table:table-cell>
          <table:table-cell office:value-type="float" office:value="53.926074" table:style-name="ce3">
            <text:p>53,926074</text:p>
          </table:table-cell>
          <table:table-cell table:number-columns-repeated="16382"/>
        </table:table-row>
        <table:table-row table:style-name="ro2">
          <table:table-cell office:value-type="float" office:value="23.641273999999999" table:style-name="ce3">
            <text:p>23,641274</text:p>
          </table:table-cell>
          <table:table-cell office:value-type="float" office:value="53.923179999999903" table:style-name="ce3">
            <text:p>53,92318</text:p>
          </table:table-cell>
          <table:table-cell table:number-columns-repeated="16382"/>
        </table:table-row>
        <table:table-row table:style-name="ro2">
          <table:table-cell office:value-type="float" office:value="23.636485999999898" table:style-name="ce3">
            <text:p>23,636486</text:p>
          </table:table-cell>
          <table:table-cell office:value-type="float" office:value="53.9230879999999" table:style-name="ce3">
            <text:p>53,923088</text:p>
          </table:table-cell>
          <table:table-cell table:number-columns-repeated="16382"/>
        </table:table-row>
        <table:table-row table:style-name="ro2">
          <table:table-cell office:value-type="float" office:value="23.631696999999999" table:style-name="ce3">
            <text:p>23,631697</text:p>
          </table:table-cell>
          <table:table-cell office:value-type="float" office:value="53.922992999999998" table:style-name="ce3">
            <text:p>53,922993</text:p>
          </table:table-cell>
          <table:table-cell table:number-columns-repeated="16382"/>
        </table:table-row>
        <table:table-row table:style-name="ro2">
          <table:table-cell office:value-type="float" office:value="23.626906000000002" table:style-name="ce3">
            <text:p>23,626906</text:p>
          </table:table-cell>
          <table:table-cell office:value-type="float" office:value="53.922901000000003" table:style-name="ce3">
            <text:p>53,922901</text:p>
          </table:table-cell>
          <table:table-cell table:number-columns-repeated="16382"/>
        </table:table-row>
        <table:table-row table:style-name="ro2">
          <table:table-cell office:value-type="float" office:value="23.622117999999901" table:style-name="ce3">
            <text:p>23,622118</text:p>
          </table:table-cell>
          <table:table-cell office:value-type="float" office:value="53.922809999999998" table:style-name="ce3">
            <text:p>53,92281</text:p>
          </table:table-cell>
          <table:table-cell table:number-columns-repeated="16382"/>
        </table:table-row>
        <table:table-row table:style-name="ro2">
          <table:table-cell office:value-type="float" office:value="23.617332000000001" table:style-name="ce3">
            <text:p>23,617332</text:p>
          </table:table-cell>
          <table:table-cell office:value-type="float" office:value="53.922719000000001" table:style-name="ce3">
            <text:p>53,922719</text:p>
          </table:table-cell>
          <table:table-cell table:number-columns-repeated="16382"/>
        </table:table-row>
        <table:table-row table:style-name="ro2">
          <table:table-cell office:value-type="float" office:value="23.618015" table:style-name="ce3">
            <text:p>23,618015</text:p>
          </table:table-cell>
          <table:table-cell office:value-type="float" office:value="53.919944999999899" table:style-name="ce3">
            <text:p>53,919945</text:p>
          </table:table-cell>
          <table:table-cell table:number-columns-repeated="16382"/>
        </table:table-row>
        <table:table-row table:style-name="ro2">
          <table:table-cell office:value-type="float" office:value="23.6186989999999" table:style-name="ce3">
            <text:p>23,618699</text:p>
          </table:table-cell>
          <table:table-cell office:value-type="float" office:value="53.917171999999901" table:style-name="ce3">
            <text:p>53,917172</text:p>
          </table:table-cell>
          <table:table-cell table:number-columns-repeated="16382"/>
        </table:table-row>
        <table:table-row table:style-name="ro2">
          <table:table-cell office:value-type="float" office:value="23.613226999999998" table:style-name="ce3">
            <text:p>23,613227</text:p>
          </table:table-cell>
          <table:table-cell office:value-type="float" office:value="53.919854000000001" table:style-name="ce3">
            <text:p>53,919854</text:p>
          </table:table-cell>
          <table:table-cell table:number-columns-repeated="16382"/>
        </table:table-row>
        <table:table-row table:style-name="ro2">
          <table:table-cell office:value-type="float" office:value="23.612541" table:style-name="ce3">
            <text:p>23,612541</text:p>
          </table:table-cell>
          <table:table-cell office:value-type="float" office:value="53.922623000000002" table:style-name="ce3">
            <text:p>53,922623</text:p>
          </table:table-cell>
          <table:table-cell table:number-columns-repeated="16382"/>
        </table:table-row>
        <table:table-row table:style-name="ro2">
          <table:table-cell office:value-type="float" office:value="23.607752000000001" table:style-name="ce3">
            <text:p>23,607752</text:p>
          </table:table-cell>
          <table:table-cell office:value-type="float" office:value="53.922531999999897" table:style-name="ce3">
            <text:p>53,922532</text:p>
          </table:table-cell>
          <table:table-cell table:number-columns-repeated="16382"/>
        </table:table-row>
        <table:table-row table:style-name="ro2">
          <table:table-cell office:value-type="float" office:value="23.607068999999999" table:style-name="ce3">
            <text:p>23,607069</text:p>
          </table:table-cell>
          <table:table-cell office:value-type="float" office:value="53.925303999999898" table:style-name="ce3">
            <text:p>53,925304</text:p>
          </table:table-cell>
          <table:table-cell table:number-columns-repeated="16382"/>
        </table:table-row>
        <table:table-row table:style-name="ro2">
          <table:table-cell office:value-type="float" office:value="23.6063849999999" table:style-name="ce3">
            <text:p>23,606385</text:p>
          </table:table-cell>
          <table:table-cell office:value-type="float" office:value="53.928072999999998" table:style-name="ce3">
            <text:p>53,928073</text:p>
          </table:table-cell>
          <table:table-cell table:number-columns-repeated="16382"/>
        </table:table-row>
        <table:table-row table:style-name="ro2">
          <table:table-cell office:value-type="float" office:value="23.605696999999999" table:style-name="ce3">
            <text:p>23,605697</text:p>
          </table:table-cell>
          <table:table-cell office:value-type="float" office:value="53.930847" table:style-name="ce3">
            <text:p>53,930847</text:p>
          </table:table-cell>
          <table:table-cell table:number-columns-repeated="16382"/>
        </table:table-row>
        <table:table-row table:style-name="ro2">
          <table:table-cell office:value-type="float" office:value="23.600909999999899" table:style-name="ce3">
            <text:p>23,60091</text:p>
          </table:table-cell>
          <table:table-cell office:value-type="float" office:value="53.930754999999998" table:style-name="ce3">
            <text:p>53,930755</text:p>
          </table:table-cell>
          <table:table-cell table:number-columns-repeated="16382"/>
        </table:table-row>
        <table:table-row table:style-name="ro2">
          <table:table-cell office:value-type="float" office:value="23.600221999999999" table:style-name="ce3">
            <text:p>23,600222</text:p>
          </table:table-cell>
          <table:table-cell office:value-type="float" office:value="53.933529" table:style-name="ce3">
            <text:p>53,933529</text:p>
          </table:table-cell>
          <table:table-cell table:number-columns-repeated="16382"/>
        </table:table-row>
        <table:table-row table:style-name="ro2">
          <table:table-cell office:value-type="float" office:value="23.597701000000001" table:style-name="ce3">
            <text:p>23,597701</text:p>
          </table:table-cell>
          <table:table-cell office:value-type="float" office:value="53.933478999999998" table:style-name="ce3">
            <text:p>53,933479</text:p>
          </table:table-cell>
          <table:table-cell table:number-columns-repeated="16382"/>
        </table:table-row>
        <table:table-row table:style-name="ro2">
          <table:table-cell office:value-type="float" office:value="23.595435999999999" table:style-name="ce3">
            <text:p>23,595436</text:p>
          </table:table-cell>
          <table:table-cell office:value-type="float" office:value="53.933433000000001" table:style-name="ce3">
            <text:p>53,933433</text:p>
          </table:table-cell>
          <table:table-cell table:number-columns-repeated="16382"/>
        </table:table-row>
        <table:table-row table:style-name="ro2">
          <table:table-cell office:value-type="float" office:value="23.590648000000002" table:style-name="ce3">
            <text:p>23,590648</text:p>
          </table:table-cell>
          <table:table-cell office:value-type="float" office:value="53.933342000000003" table:style-name="ce3">
            <text:p>53,933342</text:p>
          </table:table-cell>
          <table:table-cell table:number-columns-repeated="16382"/>
        </table:table-row>
        <table:table-row table:style-name="ro2">
          <table:table-cell office:value-type="float" office:value="23.590077999999899" table:style-name="ce3">
            <text:p>23,590078</text:p>
          </table:table-cell>
          <table:table-cell office:value-type="float" office:value="53.935634999999998" table:style-name="ce3">
            <text:p>53,935635</text:p>
          </table:table-cell>
          <table:table-cell table:number-columns-repeated="16382"/>
        </table:table-row>
        <table:table-row table:style-name="ro2">
          <table:table-cell office:value-type="float" office:value="23.589959" table:style-name="ce3">
            <text:p>23,589959</text:p>
          </table:table-cell>
          <table:table-cell office:value-type="float" office:value="53.936118" table:style-name="ce3">
            <text:p>53,936118</text:p>
          </table:table-cell>
          <table:table-cell table:number-columns-repeated="16382"/>
        </table:table-row>
        <table:table-row table:style-name="ro2">
          <table:table-cell office:value-type="float" office:value="23.5892459999999" table:style-name="ce3">
            <text:p>23,589246</text:p>
          </table:table-cell>
          <table:table-cell office:value-type="float" office:value="53.938918999999999" table:style-name="ce3">
            <text:p>53,938919</text:p>
          </table:table-cell>
          <table:table-cell table:number-columns-repeated="16382"/>
        </table:table-row>
        <table:table-row table:style-name="ro2">
          <table:table-cell office:value-type="float" office:value="23.584471000000001" table:style-name="ce3">
            <text:p>23,584471</text:p>
          </table:table-cell>
          <table:table-cell office:value-type="float" office:value="53.938811999999999" table:style-name="ce3">
            <text:p>53,938812</text:p>
          </table:table-cell>
          <table:table-cell table:number-columns-repeated="16382"/>
        </table:table-row>
        <table:table-row table:style-name="ro2">
          <table:table-cell office:value-type="float" office:value="23.582908" table:style-name="ce3">
            <text:p>23,582908</text:p>
          </table:table-cell>
          <table:table-cell office:value-type="float" office:value="53.938777999999999" table:style-name="ce3">
            <text:p>53,938778</text:p>
          </table:table-cell>
          <table:table-cell table:number-columns-repeated="16382"/>
        </table:table-row>
        <table:table-row table:style-name="ro2">
          <table:table-cell office:value-type="float" office:value="23.579695999999998" table:style-name="ce3">
            <text:p>23,579696</text:p>
          </table:table-cell>
          <table:table-cell office:value-type="float" office:value="53.938704999999999" table:style-name="ce3">
            <text:p>53,938705</text:p>
          </table:table-cell>
          <table:table-cell table:number-columns-repeated="16382"/>
        </table:table-row>
        <table:table-row table:style-name="ro2">
          <table:table-cell office:value-type="float" office:value="23.575869999999998" table:style-name="ce3">
            <text:p>23,57587</text:p>
          </table:table-cell>
          <table:table-cell office:value-type="float" office:value="53.940582999999997" table:style-name="ce3">
            <text:p>53,940583</text:p>
          </table:table-cell>
          <table:table-cell table:number-columns-repeated="16382"/>
        </table:table-row>
        <table:table-row table:style-name="ro2">
          <table:table-cell office:value-type="float" office:value="23.574207999999899" table:style-name="ce3">
            <text:p>23,574208</text:p>
          </table:table-cell>
          <table:table-cell office:value-type="float" office:value="53.941398999999997" table:style-name="ce3">
            <text:p>53,941399</text:p>
          </table:table-cell>
          <table:table-cell table:number-columns-repeated="16382"/>
        </table:table-row>
        <table:table-row table:style-name="ro2">
          <table:table-cell office:value-type="float" office:value="23.573175999999901" table:style-name="ce3">
            <text:p>23,573176</text:p>
          </table:table-cell>
          <table:table-cell office:value-type="float" office:value="53.940669999999898" table:style-name="ce3">
            <text:p>53,94067</text:p>
          </table:table-cell>
          <table:table-cell table:number-columns-repeated="16382"/>
        </table:table-row>
        <table:table-row table:style-name="ro2">
          <table:table-cell office:value-type="float" office:value="23.570124" table:style-name="ce3">
            <text:p>23,570124</text:p>
          </table:table-cell>
          <table:table-cell office:value-type="float" office:value="53.9385159999999" table:style-name="ce3">
            <text:p>53,938516</text:p>
          </table:table-cell>
          <table:table-cell table:number-columns-repeated="16382"/>
        </table:table-row>
        <table:table-row table:style-name="ro2">
          <table:table-cell office:value-type="float" office:value="23.565335000000001" table:style-name="ce3">
            <text:p>23,565335</text:p>
          </table:table-cell>
          <table:table-cell office:value-type="float" office:value="53.938422000000003" table:style-name="ce3">
            <text:p>53,938422</text:p>
          </table:table-cell>
          <table:table-cell table:number-columns-repeated="16382"/>
        </table:table-row>
        <table:table-row table:style-name="ro2">
          <table:table-cell office:value-type="float" office:value="23.559863" table:style-name="ce3">
            <text:p>23,559863</text:p>
          </table:table-cell>
          <table:table-cell office:value-type="float" office:value="53.941099999999899" table:style-name="ce3">
            <text:p>53,9411</text:p>
          </table:table-cell>
          <table:table-cell table:number-columns-repeated="16382"/>
        </table:table-row>
        <table:table-row table:style-name="ro2">
          <table:table-cell office:value-type="float" office:value="23.555073" table:style-name="ce3">
            <text:p>23,555073</text:p>
          </table:table-cell>
          <table:table-cell office:value-type="float" office:value="53.941009000000001" table:style-name="ce3">
            <text:p>53,941009</text:p>
          </table:table-cell>
          <table:table-cell table:number-columns-repeated="16382"/>
        </table:table-row>
        <table:table-row table:style-name="ro2">
          <table:table-cell office:value-type="float" office:value="23.550286" table:style-name="ce3">
            <text:p>23,550286</text:p>
          </table:table-cell>
          <table:table-cell office:value-type="float" office:value="53.940918000000003" table:style-name="ce3">
            <text:p>53,940918</text:p>
          </table:table-cell>
          <table:table-cell table:number-columns-repeated="16382"/>
        </table:table-row>
        <table:table-row table:style-name="ro2">
          <table:table-cell office:value-type="float" office:value="23.545496" table:style-name="ce3">
            <text:p>23,545496</text:p>
          </table:table-cell>
          <table:table-cell office:value-type="float" office:value="53.940821999999997" table:style-name="ce3">
            <text:p>53,940822</text:p>
          </table:table-cell>
          <table:table-cell table:number-columns-repeated="16382"/>
        </table:table-row>
        <table:table-row table:style-name="ro2">
          <table:table-cell office:value-type="float" office:value="23.540706999999902" table:style-name="ce3">
            <text:p>23,540707</text:p>
          </table:table-cell>
          <table:table-cell office:value-type="float" office:value="53.940731" table:style-name="ce3">
            <text:p>53,940731</text:p>
          </table:table-cell>
          <table:table-cell table:number-columns-repeated="16382"/>
        </table:table-row>
        <table:table-row table:style-name="ro2">
          <table:table-cell office:value-type="float" office:value="23.540020999999999" table:style-name="ce3">
            <text:p>23,540021</text:p>
          </table:table-cell>
          <table:table-cell office:value-type="float" office:value="53.943505000000002" table:style-name="ce3">
            <text:p>53,943505</text:p>
          </table:table-cell>
          <table:table-cell table:number-columns-repeated="16382"/>
        </table:table-row>
        <table:table-row table:style-name="ro2">
          <table:table-cell office:value-type="float" office:value="23.535234999999901" table:style-name="ce3">
            <text:p>23,535235</text:p>
          </table:table-cell>
          <table:table-cell office:value-type="float" office:value="53.943413999999997" table:style-name="ce3">
            <text:p>53,943414</text:p>
          </table:table-cell>
          <table:table-cell table:number-columns-repeated="16382"/>
        </table:table-row>
        <table:table-row table:style-name="ro2">
          <table:table-cell office:value-type="float" office:value="23.534548999999998" table:style-name="ce3">
            <text:p>23,534549</text:p>
          </table:table-cell>
          <table:table-cell office:value-type="float" office:value="53.946182999999998" table:style-name="ce3">
            <text:p>53,946183</text:p>
          </table:table-cell>
          <table:table-cell table:number-columns-repeated="16382"/>
        </table:table-row>
        <table:table-row table:style-name="ro2">
          <table:table-cell office:value-type="float" office:value="23.533864999999999" table:style-name="ce3">
            <text:p>23,533865</text:p>
          </table:table-cell>
          <table:table-cell office:value-type="float" office:value="53.948956999999901" table:style-name="ce3">
            <text:p>53,948957</text:p>
          </table:table-cell>
          <table:table-cell table:number-columns-repeated="16382"/>
        </table:table-row>
        <table:table-row table:style-name="ro2">
          <table:table-cell office:value-type="float" office:value="23.529077000000001" table:style-name="ce3">
            <text:p>23,529077</text:p>
          </table:table-cell>
          <table:table-cell office:value-type="float" office:value="53.948863000000003" table:style-name="ce3">
            <text:p>53,948863</text:p>
          </table:table-cell>
          <table:table-cell table:number-columns-repeated="16382"/>
        </table:table-row>
        <table:table-row table:style-name="ro2">
          <table:table-cell office:value-type="float" office:value="23.528386000000001" table:style-name="ce3">
            <text:p>23,528386</text:p>
          </table:table-cell>
          <table:table-cell office:value-type="float" office:value="53.951636999999998" table:style-name="ce3">
            <text:p>53,951637</text:p>
          </table:table-cell>
          <table:table-cell table:number-columns-repeated="16382"/>
        </table:table-row>
        <table:table-row table:style-name="ro2">
          <table:table-cell office:value-type="float" office:value="23.533172" table:style-name="ce3">
            <text:p>23,533172</text:p>
          </table:table-cell>
          <table:table-cell office:value-type="float" office:value="53.951743999999998" table:style-name="ce3">
            <text:p>53,951744</text:p>
          </table:table-cell>
          <table:table-cell table:number-columns-repeated="16382"/>
        </table:table-row>
        <table:table-row table:style-name="ro2">
          <table:table-cell office:value-type="float" office:value="23.528278999999898" table:style-name="ce3">
            <text:p>23,528279</text:p>
          </table:table-cell>
          <table:table-cell office:value-type="float" office:value="53.954411" table:style-name="ce3">
            <text:p>53,954411</text:p>
          </table:table-cell>
          <table:table-cell table:number-columns-repeated="16382"/>
        </table:table-row>
        <table:table-row table:style-name="ro2">
          <table:table-cell office:value-type="float" office:value="23.524329000000002" table:style-name="ce3">
            <text:p>23,524329</text:p>
          </table:table-cell>
          <table:table-cell office:value-type="float" office:value="53.954357999999999" table:style-name="ce3">
            <text:p>53,954358</text:p>
          </table:table-cell>
          <table:table-cell table:number-columns-repeated="16382"/>
        </table:table-row>
        <table:table-row table:style-name="ro2">
          <table:table-cell office:value-type="float" office:value="23.520492999999899" table:style-name="ce3">
            <text:p>23,520493</text:p>
          </table:table-cell>
          <table:table-cell office:value-type="float" office:value="53.954324" table:style-name="ce3">
            <text:p>53,954324</text:p>
          </table:table-cell>
          <table:table-cell table:number-columns-repeated="16382"/>
        </table:table-row>
        <table:table-row table:style-name="ro2">
          <table:table-cell office:value-type="float" office:value="23.516556999999999" table:style-name="ce3">
            <text:p>23,516557</text:p>
          </table:table-cell>
          <table:table-cell office:value-type="float" office:value="53.946936999999899" table:style-name="ce3">
            <text:p>53,946937</text:p>
          </table:table-cell>
          <table:table-cell table:number-columns-repeated="16382"/>
        </table:table-row>
        <table:table-row table:style-name="ro2">
          <table:table-cell office:value-type="float" office:value="23.514937000000099" table:style-name="ce3">
            <text:p>23,514937</text:p>
          </table:table-cell>
          <table:table-cell office:value-type="float" office:value="53.946987" table:style-name="ce3">
            <text:p>53,946987</text:p>
          </table:table-cell>
          <table:table-cell table:number-columns-repeated="16382"/>
        </table:table-row>
        <table:table-row table:style-name="ro2">
          <table:table-cell office:value-type="float" office:value="23.515322000000001" table:style-name="ce3">
            <text:p>23,515322</text:p>
          </table:table-cell>
          <table:table-cell office:value-type="float" office:value="53.951476999999997" table:style-name="ce3">
            <text:p>53,951477</text:p>
          </table:table-cell>
          <table:table-cell table:number-columns-repeated="16382"/>
        </table:table-row>
        <table:table-row table:style-name="ro2">
          <table:table-cell office:value-type="float" office:value="23.515377000000001" table:style-name="ce3">
            <text:p>23,515377</text:p>
          </table:table-cell>
          <table:table-cell office:value-type="float" office:value="53.952111000000002" table:style-name="ce3">
            <text:p>53,952111</text:p>
          </table:table-cell>
          <table:table-cell table:number-columns-repeated="16382"/>
        </table:table-row>
        <table:table-row table:style-name="ro2">
          <table:table-cell office:value-type="float" office:value="23.515709999999999" table:style-name="ce3">
            <text:p>23,51571</text:p>
          </table:table-cell>
          <table:table-cell office:value-type="float" office:value="53.955971999999903" table:style-name="ce3">
            <text:p>53,955972</text:p>
          </table:table-cell>
          <table:table-cell table:number-columns-repeated="16382"/>
        </table:table-row>
        <table:table-row table:style-name="ro2">
          <table:table-cell office:value-type="float" office:value="23.514154999999999" table:style-name="ce3">
            <text:p>23,514155</text:p>
          </table:table-cell>
          <table:table-cell office:value-type="float" office:value="53.956017000000003" table:style-name="ce3">
            <text:p>53,956017</text:p>
          </table:table-cell>
          <table:table-cell table:number-columns-repeated="16382"/>
        </table:table-row>
        <table:table-row table:style-name="ro2">
          <table:table-cell office:value-type="float" office:value="23.508095000000001" table:style-name="ce3">
            <text:p>23,508095</text:p>
          </table:table-cell>
          <table:table-cell office:value-type="float" office:value="53.956204" table:style-name="ce3">
            <text:p>53,956204</text:p>
          </table:table-cell>
          <table:table-cell table:number-columns-repeated="16382"/>
        </table:table-row>
        <table:table-row table:style-name="ro2">
          <table:table-cell office:value-type="float" office:value="23.508479999999999" table:style-name="ce3">
            <text:p>23,50848</text:p>
          </table:table-cell>
          <table:table-cell office:value-type="float" office:value="53.960695999999899" table:style-name="ce3">
            <text:p>53,960696</text:p>
          </table:table-cell>
          <table:table-cell table:number-columns-repeated="16382"/>
        </table:table-row>
        <table:table-row table:style-name="ro2">
          <table:table-cell office:value-type="float" office:value="23.508865" table:style-name="ce3">
            <text:p>23,508865</text:p>
          </table:table-cell>
          <table:table-cell office:value-type="float" office:value="53.965186000000003" table:style-name="ce3">
            <text:p>53,965186</text:p>
          </table:table-cell>
          <table:table-cell table:number-columns-repeated="16382"/>
        </table:table-row>
        <table:table-row table:style-name="ro2">
          <table:table-cell office:value-type="float" office:value="23.509252999999902" table:style-name="ce3">
            <text:p>23,509253</text:p>
          </table:table-cell>
          <table:table-cell office:value-type="float" office:value="53.969676" table:style-name="ce3">
            <text:p>53,969676</text:p>
          </table:table-cell>
          <table:table-cell table:number-columns-repeated="16382"/>
        </table:table-row>
        <table:table-row table:style-name="ro2">
          <table:table-cell office:value-type="float" office:value="23.501636000000001" table:style-name="ce3">
            <text:p>23,501636</text:p>
          </table:table-cell>
          <table:table-cell office:value-type="float" office:value="53.969912999999998" table:style-name="ce3">
            <text:p>53,969913</text:p>
          </table:table-cell>
          <table:table-cell table:number-columns-repeated="16382"/>
        </table:table-row>
        <table:table-row table:style-name="ro2">
          <table:table-cell office:value-type="float" office:value="23.502020999999999" table:style-name="ce3">
            <text:p>23,502021</text:p>
          </table:table-cell>
          <table:table-cell office:value-type="float" office:value="53.974403000000002" table:style-name="ce3">
            <text:p>53,974403</text:p>
          </table:table-cell>
          <table:table-cell table:number-columns-repeated="16382"/>
        </table:table-row>
        <table:table-row table:style-name="ro2">
          <table:table-cell office:value-type="float" office:value="23.502406000000001" table:style-name="ce3">
            <text:p>23,502406</text:p>
          </table:table-cell>
          <table:table-cell office:value-type="float" office:value="53.978892999999999" table:style-name="ce3">
            <text:p>53,978893</text:p>
          </table:table-cell>
          <table:table-cell table:number-columns-repeated="16382"/>
        </table:table-row>
        <table:table-row table:style-name="ro2">
          <table:table-cell office:value-type="float" office:value="23.494789000000001" table:style-name="ce3">
            <text:p>23,494789</text:p>
          </table:table-cell>
          <table:table-cell office:value-type="float" office:value="53.979129999999898" table:style-name="ce3">
            <text:p>53,97913</text:p>
          </table:table-cell>
          <table:table-cell table:number-columns-repeated="16382"/>
        </table:table-row>
        <table:table-row table:style-name="ro2">
          <table:table-cell office:value-type="float" office:value="23.495172" table:style-name="ce3">
            <text:p>23,495172</text:p>
          </table:table-cell>
          <table:table-cell office:value-type="float" office:value="53.983620000000002" table:style-name="ce3">
            <text:p>53,98362</text:p>
          </table:table-cell>
          <table:table-cell table:number-columns-repeated="16382"/>
        </table:table-row>
        <table:table-row table:style-name="ro2">
          <table:table-cell office:value-type="float" office:value="23.495557000000002" table:style-name="ce3">
            <text:p>23,495557</text:p>
          </table:table-cell>
          <table:table-cell office:value-type="float" office:value="53.988109999999999" table:style-name="ce3">
            <text:p>53,98811</text:p>
          </table:table-cell>
          <table:table-cell table:number-columns-repeated="16382"/>
        </table:table-row>
        <table:table-row table:style-name="ro2">
          <table:table-cell office:value-type="float" office:value="23.487938" table:style-name="ce3">
            <text:p>23,487938</text:p>
          </table:table-cell>
          <table:table-cell office:value-type="float" office:value="53.988346999999997" table:style-name="ce3">
            <text:p>53,988347</text:p>
          </table:table-cell>
          <table:table-cell table:number-columns-repeated="16382"/>
        </table:table-row>
        <table:table-row table:style-name="ro2">
          <table:table-cell office:value-type="float" office:value="23.488320999999999" table:style-name="ce3">
            <text:p>23,488321</text:p>
          </table:table-cell>
          <table:table-cell office:value-type="float" office:value="53.992837000000002" table:style-name="ce3">
            <text:p>53,992837</text:p>
          </table:table-cell>
          <table:table-cell table:number-columns-repeated="16382"/>
        </table:table-row>
        <table:table-row table:style-name="ro2">
          <table:table-cell office:value-type="float" office:value="23.495940000000001" table:style-name="ce3">
            <text:p>23,49594</text:p>
          </table:table-cell>
          <table:table-cell office:value-type="float" office:value="53.992604" table:style-name="ce3">
            <text:p>53,992604</text:p>
          </table:table-cell>
          <table:table-cell table:number-columns-repeated="16382"/>
        </table:table-row>
        <table:table-row table:style-name="ro2">
          <table:table-cell office:value-type="float" office:value="23.496326" table:style-name="ce3">
            <text:p>23,496326</text:p>
          </table:table-cell>
          <table:table-cell office:value-type="float" office:value="53.997093999999997" table:style-name="ce3">
            <text:p>53,997094</text:p>
          </table:table-cell>
          <table:table-cell table:number-columns-repeated="16382"/>
        </table:table-row>
        <table:table-row table:style-name="ro2">
          <table:table-cell office:value-type="float" office:value="23.496418999999999" table:style-name="ce3">
            <text:p>23,496419</text:p>
          </table:table-cell>
          <table:table-cell office:value-type="float" office:value="53.998160999999897" table:style-name="ce3">
            <text:p>53,998161</text:p>
          </table:table-cell>
          <table:table-cell table:number-columns-repeated="16382"/>
        </table:table-row>
        <table:table-row table:style-name="ro2">
          <table:table-cell office:value-type="float" office:value="23.496711000000101" table:style-name="ce3">
            <text:p>23,496711</text:p>
          </table:table-cell>
          <table:table-cell office:value-type="float" office:value="54.001584000000001" table:style-name="ce3">
            <text:p>54,001584</text:p>
          </table:table-cell>
          <table:table-cell table:number-columns-repeated="16382"/>
        </table:table-row>
        <table:table-row table:style-name="ro2">
          <table:table-cell office:value-type="float" office:value="23.497098000000001" table:style-name="ce3">
            <text:p>23,497098</text:p>
          </table:table-cell>
          <table:table-cell office:value-type="float" office:value="54.006076" table:style-name="ce3">
            <text:p>54,006076</text:p>
          </table:table-cell>
          <table:table-cell table:number-columns-repeated="16382"/>
        </table:table-row>
        <table:table-row table:style-name="ro2">
          <table:table-cell office:value-type="float" office:value="23.4974829999999" table:style-name="ce3">
            <text:p>23,497483</text:p>
          </table:table-cell>
          <table:table-cell office:value-type="float" office:value="54.010565999999997" table:style-name="ce3">
            <text:p>54,010566</text:p>
          </table:table-cell>
          <table:table-cell table:number-columns-repeated="16382"/>
        </table:table-row>
        <table:table-row table:style-name="ro2">
          <table:table-cell office:value-type="float" office:value="23.497865999999998" table:style-name="ce3">
            <text:p>23,497866</text:p>
          </table:table-cell>
          <table:table-cell office:value-type="float" office:value="54.015056000000001" table:style-name="ce3">
            <text:p>54,015056</text:p>
          </table:table-cell>
          <table:table-cell table:number-columns-repeated="16382"/>
        </table:table-row>
        <table:table-row table:style-name="ro2">
          <table:table-cell office:value-type="float" office:value="23.505491999999901" table:style-name="ce3">
            <text:p>23,505492</text:p>
          </table:table-cell>
          <table:table-cell office:value-type="float" office:value="54.014823999999997" table:style-name="ce3">
            <text:p>54,014824</text:p>
          </table:table-cell>
          <table:table-cell table:number-columns-repeated="16382"/>
        </table:table-row>
        <table:table-row table:style-name="ro2">
          <table:table-cell office:value-type="float" office:value="23.505877000000002" table:style-name="ce3">
            <text:p>23,505877</text:p>
          </table:table-cell>
          <table:table-cell office:value-type="float" office:value="54.019312999999997" table:style-name="ce3">
            <text:p>54,019313</text:p>
          </table:table-cell>
          <table:table-cell table:number-columns-repeated="16382"/>
        </table:table-row>
        <table:table-row table:style-name="ro2">
          <table:table-cell office:value-type="float" office:value="23.513501000000002" table:style-name="ce3">
            <text:p>23,513501</text:p>
          </table:table-cell>
          <table:table-cell office:value-type="float" office:value="54.019075999999899" table:style-name="ce3">
            <text:p>54,019076</text:p>
          </table:table-cell>
          <table:table-cell table:number-columns-repeated="16382"/>
        </table:table-row>
        <table:table-row table:style-name="ro2">
          <table:table-cell office:value-type="float" office:value="23.513888999999899" table:style-name="ce3">
            <text:p>23,513889</text:p>
          </table:table-cell>
          <table:table-cell office:value-type="float" office:value="54.023570999999997" table:style-name="ce3">
            <text:p>54,023571</text:p>
          </table:table-cell>
          <table:table-cell table:number-columns-repeated="16382"/>
        </table:table-row>
        <table:table-row table:style-name="ro2">
          <table:table-cell office:value-type="float" office:value="23.514275999999999" table:style-name="ce3">
            <text:p>23,514276</text:p>
          </table:table-cell>
          <table:table-cell office:value-type="float" office:value="54.028061000000001" table:style-name="ce3">
            <text:p>54,028061</text:p>
          </table:table-cell>
          <table:table-cell table:number-columns-repeated="16382"/>
        </table:table-row>
        <table:table-row table:style-name="ro2">
          <table:table-cell office:value-type="float" office:value="23.514663000000098" table:style-name="ce3">
            <text:p>23,514663</text:p>
          </table:table-cell>
          <table:table-cell office:value-type="float" office:value="54.032551000000097" table:style-name="ce3">
            <text:p>54,032551</text:p>
          </table:table-cell>
          <table:table-cell table:number-columns-repeated="16382"/>
        </table:table-row>
        <table:table-row table:style-name="ro2">
          <table:table-cell office:value-type="float" office:value="23.515051" table:style-name="ce3">
            <text:p>23,515051</text:p>
          </table:table-cell>
          <table:table-cell office:value-type="float" office:value="54.037041000000002" table:style-name="ce3">
            <text:p>54,037041</text:p>
          </table:table-cell>
          <table:table-cell table:number-columns-repeated="16382"/>
        </table:table-row>
        <table:table-row table:style-name="ro2">
          <table:table-cell office:value-type="float" office:value="23.515438" table:style-name="ce3">
            <text:p>23,515438</text:p>
          </table:table-cell>
          <table:table-cell office:value-type="float" office:value="54.041534999999897" table:style-name="ce3">
            <text:p>54,041535</text:p>
          </table:table-cell>
          <table:table-cell table:number-columns-repeated="16382"/>
        </table:table-row>
        <table:table-row table:style-name="ro2">
          <table:table-cell office:value-type="float" office:value="23.515825999999901" table:style-name="ce3">
            <text:p>23,515826</text:p>
          </table:table-cell>
          <table:table-cell office:value-type="float" office:value="54.046024999999901" table:style-name="ce3">
            <text:p>54,046025</text:p>
          </table:table-cell>
          <table:table-cell table:number-columns-repeated="16382"/>
        </table:table-row>
        <table:table-row table:style-name="ro2">
          <table:table-cell office:value-type="float" office:value="23.516213" table:style-name="ce3">
            <text:p>23,516213</text:p>
          </table:table-cell>
          <table:table-cell office:value-type="float" office:value="54.050514999999997" table:style-name="ce3">
            <text:p>54,050515</text:p>
          </table:table-cell>
          <table:table-cell table:number-columns-repeated="16382"/>
        </table:table-row>
        <table:table-row table:style-name="ro2">
          <table:table-cell office:value-type="float" office:value="23.516601000000001" table:style-name="ce3">
            <text:p>23,516601</text:p>
          </table:table-cell>
          <table:table-cell office:value-type="float" office:value="54.055006999999897" table:style-name="ce3">
            <text:p>54,055007</text:p>
          </table:table-cell>
          <table:table-cell table:number-columns-repeated="16382"/>
        </table:table-row>
        <table:table-row table:style-name="ro2">
          <table:table-cell office:value-type="float" office:value="23.516988000000001" table:style-name="ce3">
            <text:p>23,516988</text:p>
          </table:table-cell>
          <table:table-cell office:value-type="float" office:value="54.059497" table:style-name="ce3">
            <text:p>54,059497</text:p>
          </table:table-cell>
          <table:table-cell table:number-columns-repeated="16382"/>
        </table:table-row>
        <table:table-row table:style-name="ro2">
          <table:table-cell office:value-type="float" office:value="23.517375999999999" table:style-name="ce3">
            <text:p>23,517376</text:p>
          </table:table-cell>
          <table:table-cell office:value-type="float" office:value="54.063986999999898" table:style-name="ce3">
            <text:p>54,063987</text:p>
          </table:table-cell>
          <table:table-cell table:number-columns-repeated="16382"/>
        </table:table-row>
        <table:table-row table:style-name="ro2">
          <table:table-cell office:value-type="float" office:value="23.5177650000001" table:style-name="ce3">
            <text:p>23,517765</text:p>
          </table:table-cell>
          <table:table-cell office:value-type="float" office:value="54.068477000000001" table:style-name="ce3">
            <text:p>54,068477</text:p>
          </table:table-cell>
          <table:table-cell table:number-columns-repeated="16382"/>
        </table:table-row>
        <table:table-row table:style-name="ro2">
          <table:table-cell office:value-type="float" office:value="23.513884000000001" table:style-name="ce3">
            <text:p>23,513884</text:p>
          </table:table-cell>
          <table:table-cell office:value-type="float" office:value="54.068600000000004" table:style-name="ce3">
            <text:p>54,0686</text:p>
          </table:table-cell>
          <table:table-cell table:number-columns-repeated="16382"/>
        </table:table-row>
        <table:table-row table:style-name="ro2">
          <table:table-cell office:value-type="float" office:value="23.510129999999901" table:style-name="ce3">
            <text:p>23,51013</text:p>
          </table:table-cell>
          <table:table-cell office:value-type="float" office:value="54.0687139999999" table:style-name="ce3">
            <text:p>54,068714</text:p>
          </table:table-cell>
          <table:table-cell table:number-columns-repeated="16382"/>
        </table:table-row>
        <table:table-row table:style-name="ro2">
          <table:table-cell office:value-type="float" office:value="23.510518000000001" table:style-name="ce3">
            <text:p>23,510518</text:p>
          </table:table-cell>
          <table:table-cell office:value-type="float" office:value="54.073203999999997" table:style-name="ce3">
            <text:p>54,073204</text:p>
          </table:table-cell>
          <table:table-cell table:number-columns-repeated="16382"/>
        </table:table-row>
        <table:table-row table:style-name="ro2">
          <table:table-cell office:value-type="float" office:value="23.510905000000001" table:style-name="ce3">
            <text:p>23,510905</text:p>
          </table:table-cell>
          <table:table-cell office:value-type="float" office:value="54.077694000000001" table:style-name="ce3">
            <text:p>54,077694</text:p>
          </table:table-cell>
          <table:table-cell table:number-columns-repeated="16382"/>
        </table:table-row>
        <table:table-row table:style-name="ro2">
          <table:table-cell office:value-type="float" office:value="23.510971000000001" table:style-name="ce3">
            <text:p>23,510971</text:p>
          </table:table-cell>
          <table:table-cell office:value-type="float" office:value="54.078468000000001" table:style-name="ce3">
            <text:p>54,078468</text:p>
          </table:table-cell>
          <table:table-cell table:number-columns-repeated="16382"/>
        </table:table-row>
        <table:table-row table:style-name="ro2">
          <table:table-cell office:value-type="float" office:value="23.511292999999998" table:style-name="ce3">
            <text:p>23,511293</text:p>
          </table:table-cell>
          <table:table-cell office:value-type="float" office:value="54.082188000000102" table:style-name="ce3">
            <text:p>54,082188</text:p>
          </table:table-cell>
          <table:table-cell table:number-columns-repeated="16382"/>
        </table:table-row>
        <table:table-row table:style-name="ro2">
          <table:table-cell office:value-type="float" office:value="23.511679999999998" table:style-name="ce3">
            <text:p>23,51168</text:p>
          </table:table-cell>
          <table:table-cell office:value-type="float" office:value="54.086677999999999" table:style-name="ce3">
            <text:p>54,086678</text:p>
          </table:table-cell>
          <table:table-cell table:number-columns-repeated="16382"/>
        </table:table-row>
        <table:table-row table:style-name="ro2">
          <table:table-cell office:value-type="float" office:value="23.512066999999998" table:style-name="ce3">
            <text:p>23,512067</text:p>
          </table:table-cell>
          <table:table-cell office:value-type="float" office:value="54.091168000000003" table:style-name="ce3">
            <text:p>54,091168</text:p>
          </table:table-cell>
          <table:table-cell table:number-columns-repeated="16382"/>
        </table:table-row>
        <table:table-row table:style-name="ro2">
          <table:table-cell office:value-type="float" office:value="23.512454999999999" table:style-name="ce3">
            <text:p>23,512455</text:p>
          </table:table-cell>
          <table:table-cell office:value-type="float" office:value="54.095658" table:style-name="ce3">
            <text:p>54,095658</text:p>
          </table:table-cell>
          <table:table-cell table:number-columns-repeated="16382"/>
        </table:table-row>
        <table:table-row table:style-name="ro2">
          <table:table-cell office:value-type="float" office:value="23.512841999999999" table:style-name="ce3">
            <text:p>23,512842</text:p>
          </table:table-cell>
          <table:table-cell office:value-type="float" office:value="54.100152000000001" table:style-name="ce3">
            <text:p>54,100152</text:p>
          </table:table-cell>
          <table:table-cell table:number-columns-repeated="16382"/>
        </table:table-row>
        <table:table-row table:style-name="ro2">
          <table:table-cell office:value-type="float" office:value="23.505202999999899" table:style-name="ce3">
            <text:p>23,505203</text:p>
          </table:table-cell>
          <table:table-cell office:value-type="float" office:value="54.100385000000003" table:style-name="ce3">
            <text:p>54,100385</text:p>
          </table:table-cell>
          <table:table-cell table:number-columns-repeated="16382"/>
        </table:table-row>
        <table:table-row table:style-name="ro2">
          <table:table-cell office:value-type="float" office:value="23.505590000000002" table:style-name="ce3">
            <text:p>23,50559</text:p>
          </table:table-cell>
          <table:table-cell office:value-type="float" office:value="54.104875" table:style-name="ce3">
            <text:p>54,104875</text:p>
          </table:table-cell>
          <table:table-cell table:number-columns-repeated="16382"/>
        </table:table-row>
        <table:table-row table:style-name="ro2">
          <table:table-cell office:value-type="float" office:value="23.505977999999999" table:style-name="ce3">
            <text:p>23,505978</text:p>
          </table:table-cell>
          <table:table-cell office:value-type="float" office:value="54.109366999999999" table:style-name="ce3">
            <text:p>54,109367</text:p>
          </table:table-cell>
          <table:table-cell table:number-columns-repeated="16382"/>
        </table:table-row>
        <table:table-row table:style-name="ro2">
          <table:table-cell office:value-type="float" office:value="23.506364999999999" table:style-name="ce3">
            <text:p>23,506365</text:p>
          </table:table-cell>
          <table:table-cell office:value-type="float" office:value="54.113857000000003" table:style-name="ce3">
            <text:p>54,113857</text:p>
          </table:table-cell>
          <table:table-cell table:number-columns-repeated="16382"/>
        </table:table-row>
        <table:table-row table:style-name="ro2">
          <table:table-cell office:value-type="float" office:value="23.506753" table:style-name="ce3">
            <text:p>23,506753</text:p>
          </table:table-cell>
          <table:table-cell office:value-type="float" office:value="54.118346000000003" table:style-name="ce3">
            <text:p>54,118346</text:p>
          </table:table-cell>
          <table:table-cell table:number-columns-repeated="16382"/>
        </table:table-row>
        <table:table-row table:style-name="ro2">
          <table:table-cell office:value-type="float" office:value="23.5071399999999" table:style-name="ce3">
            <text:p>23,50714</text:p>
          </table:table-cell>
          <table:table-cell office:value-type="float" office:value="54.122836" table:style-name="ce3">
            <text:p>54,122836</text:p>
          </table:table-cell>
          <table:table-cell table:number-columns-repeated="16382"/>
        </table:table-row>
        <table:table-row table:style-name="ro2">
          <table:table-cell office:value-type="float" office:value="23.503955999999999" table:style-name="ce3">
            <text:p>23,503956</text:p>
          </table:table-cell>
          <table:table-cell office:value-type="float" office:value="54.122937" table:style-name="ce3">
            <text:p>54,122937</text:p>
          </table:table-cell>
          <table:table-cell table:number-columns-repeated="16382"/>
        </table:table-row>
        <table:table-row table:style-name="ro2">
          <table:table-cell office:value-type="float" office:value="23.499493999999999" table:style-name="ce3">
            <text:p>23,499494</text:p>
          </table:table-cell>
          <table:table-cell office:value-type="float" office:value="54.123072999999998" table:style-name="ce3">
            <text:p>54,123073</text:p>
          </table:table-cell>
          <table:table-cell table:number-columns-repeated="16382"/>
        </table:table-row>
        <table:table-row table:style-name="ro2">
          <table:table-cell office:value-type="float" office:value="23.499880999999998" table:style-name="ce3">
            <text:p>23,499881</text:p>
          </table:table-cell>
          <table:table-cell office:value-type="float" office:value="54.127562999999903" table:style-name="ce3">
            <text:p>54,127563</text:p>
          </table:table-cell>
          <table:table-cell table:number-columns-repeated="16382"/>
        </table:table-row>
        <table:table-row table:style-name="ro2">
          <table:table-cell office:value-type="float" office:value="23.500081999999999" table:style-name="ce3">
            <text:p>23,500082</text:p>
          </table:table-cell>
          <table:table-cell office:value-type="float" office:value="54.129890000000003" table:style-name="ce3">
            <text:p>54,12989</text:p>
          </table:table-cell>
          <table:table-cell table:number-columns-repeated="16382"/>
        </table:table-row>
        <table:table-row table:style-name="ro2">
          <table:table-cell office:value-type="float" office:value="23.500266" table:style-name="ce3">
            <text:p>23,500266</text:p>
          </table:table-cell>
          <table:table-cell office:value-type="float" office:value="54.132052999999999" table:style-name="ce3">
            <text:p>54,132053</text:p>
          </table:table-cell>
          <table:table-cell table:number-columns-repeated="16382"/>
        </table:table-row>
        <table:table-row table:style-name="ro2">
          <table:table-cell office:value-type="float" office:value="23.500654000000001" table:style-name="ce3">
            <text:p>23,500654</text:p>
          </table:table-cell>
          <table:table-cell office:value-type="float" office:value="54.136543000000003" table:style-name="ce3">
            <text:p>54,136543</text:p>
          </table:table-cell>
          <table:table-cell table:number-columns-repeated="16382"/>
        </table:table-row>
        <table:table-row table:style-name="ro2">
          <table:table-cell office:value-type="float" office:value="23.501041000000001" table:style-name="ce3">
            <text:p>23,501041</text:p>
          </table:table-cell>
          <table:table-cell office:value-type="float" office:value="54.141037999999902" table:style-name="ce3">
            <text:p>54,141038</text:p>
          </table:table-cell>
          <table:table-cell table:number-columns-repeated="16382"/>
        </table:table-row>
        <table:table-row table:style-name="ro2">
          <table:table-cell office:value-type="float" office:value="23.493392" table:style-name="ce3">
            <text:p>23,493392</text:p>
          </table:table-cell>
          <table:table-cell office:value-type="float" office:value="54.141269999999999" table:style-name="ce3">
            <text:p>54,14127</text:p>
          </table:table-cell>
          <table:table-cell table:number-columns-repeated="16382"/>
        </table:table-row>
        <table:table-row table:style-name="ro2">
          <table:table-cell office:value-type="float" office:value="23.493780000000001" table:style-name="ce3">
            <text:p>23,49378</text:p>
          </table:table-cell>
          <table:table-cell office:value-type="float" office:value="54.145760000000003" table:style-name="ce3">
            <text:p>54,14576</text:p>
          </table:table-cell>
          <table:table-cell table:number-columns-repeated="16382"/>
        </table:table-row>
        <table:table-row table:style-name="ro2">
          <table:table-cell office:value-type="float" office:value="23.494164999999999" table:style-name="ce3">
            <text:p>23,494165</text:p>
          </table:table-cell>
          <table:table-cell office:value-type="float" office:value="54.15025" table:style-name="ce3">
            <text:p>54,15025</text:p>
          </table:table-cell>
          <table:table-cell table:number-columns-repeated="16382"/>
        </table:table-row>
        <table:table-row table:style-name="ro2">
          <table:table-cell office:value-type="float" office:value="23.486515999999899" table:style-name="ce3">
            <text:p>23,486516</text:p>
          </table:table-cell>
          <table:table-cell office:value-type="float" office:value="54.150486999999998" table:style-name="ce3">
            <text:p>54,150487</text:p>
          </table:table-cell>
          <table:table-cell table:number-columns-repeated="16382"/>
        </table:table-row>
        <table:table-row table:style-name="ro2">
          <table:table-cell office:value-type="float" office:value="23.486901" table:style-name="ce3">
            <text:p>23,486901</text:p>
          </table:table-cell>
          <table:table-cell office:value-type="float" office:value="54.154977000000002" table:style-name="ce3">
            <text:p>54,154977</text:p>
          </table:table-cell>
          <table:table-cell table:number-columns-repeated="16382"/>
        </table:table-row>
        <table:table-row table:style-name="ro2">
          <table:table-cell office:value-type="float" office:value="23.479253" table:style-name="ce3">
            <text:p>23,479253</text:p>
          </table:table-cell>
          <table:table-cell office:value-type="float" office:value="54.155208999999999" table:style-name="ce3">
            <text:p>54,155209</text:p>
          </table:table-cell>
          <table:table-cell table:number-columns-repeated="16382"/>
        </table:table-row>
        <table:table-row table:style-name="ro2">
          <table:table-cell office:value-type="float" office:value="23.471599000000001" table:style-name="ce3">
            <text:p>23,471599</text:p>
          </table:table-cell>
          <table:table-cell office:value-type="float" office:value="54.155441999999901" table:style-name="ce3">
            <text:p>54,155442</text:p>
          </table:table-cell>
          <table:table-cell table:number-columns-repeated="16382"/>
        </table:table-row>
        <table:table-row table:style-name="ro2">
          <table:table-cell office:value-type="float" office:value="23.471983999999999" table:style-name="ce3">
            <text:p>23,471984</text:p>
          </table:table-cell>
          <table:table-cell office:value-type="float" office:value="54.159931999999998" table:style-name="ce3">
            <text:p>54,159932</text:p>
          </table:table-cell>
          <table:table-cell table:number-columns-repeated="16382"/>
        </table:table-row>
        <table:table-row table:style-name="ro2">
          <table:table-cell office:value-type="float" office:value="23.464333" table:style-name="ce3">
            <text:p>23,464333</text:p>
          </table:table-cell>
          <table:table-cell office:value-type="float" office:value="54.160163999999902" table:style-name="ce3">
            <text:p>54,160164</text:p>
          </table:table-cell>
          <table:table-cell table:number-columns-repeated="16382"/>
        </table:table-row>
        <table:table-row table:style-name="ro2">
          <table:table-cell office:value-type="float" office:value="23.460588999999999" table:style-name="ce3">
            <text:p>23,460589</text:p>
          </table:table-cell>
          <table:table-cell office:value-type="float" office:value="54.160277999999998" table:style-name="ce3">
            <text:p>54,160278</text:p>
          </table:table-cell>
          <table:table-cell table:number-columns-repeated="16382"/>
        </table:table-row>
        <table:table-row table:style-name="ro2">
          <table:table-cell office:value-type="float" office:value="23.456679999999899" table:style-name="ce3">
            <text:p>23,45668</text:p>
          </table:table-cell>
          <table:table-cell office:value-type="float" office:value="54.160397000000003" table:style-name="ce3">
            <text:p>54,160397</text:p>
          </table:table-cell>
          <table:table-cell table:number-columns-repeated="16382"/>
        </table:table-row>
        <table:table-row table:style-name="ro2">
          <table:table-cell office:value-type="float" office:value="23.4490289999999" table:style-name="ce3">
            <text:p>23,449029</text:p>
          </table:table-cell>
          <table:table-cell office:value-type="float" office:value="54.160629" table:style-name="ce3">
            <text:p>54,160629</text:p>
          </table:table-cell>
          <table:table-cell table:number-columns-repeated="16382"/>
        </table:table-row>
        <table:table-row table:style-name="ro2">
          <table:table-cell office:value-type="float" office:value="23.4494089999999" table:style-name="ce3">
            <text:p>23,449409</text:p>
          </table:table-cell>
          <table:table-cell office:value-type="float" office:value="54.165118999999898" table:style-name="ce3">
            <text:p>54,165119</text:p>
          </table:table-cell>
          <table:table-cell table:number-columns-repeated="16382"/>
        </table:table-row>
        <table:table-row table:style-name="ro2">
          <table:table-cell office:value-type="float" office:value="23.441755999999899" table:style-name="ce3">
            <text:p>23,441756</text:p>
          </table:table-cell>
          <table:table-cell office:value-type="float" office:value="54.165348999999999" table:style-name="ce3">
            <text:p>54,165349</text:p>
          </table:table-cell>
          <table:table-cell table:number-columns-repeated="16382"/>
        </table:table-row>
        <table:table-row table:style-name="ro2">
          <table:table-cell office:value-type="float" office:value="23.442139000000001" table:style-name="ce3">
            <text:p>23,442139</text:p>
          </table:table-cell>
          <table:table-cell office:value-type="float" office:value="54.169840999999998" table:style-name="ce3">
            <text:p>54,169841</text:p>
          </table:table-cell>
          <table:table-cell table:number-columns-repeated="16382"/>
        </table:table-row>
        <table:table-row table:style-name="ro2">
          <table:table-cell office:value-type="float" office:value="23.434483" table:style-name="ce3">
            <text:p>23,434483</text:p>
          </table:table-cell>
          <table:table-cell office:value-type="float" office:value="54.170071" table:style-name="ce3">
            <text:p>54,170071</text:p>
          </table:table-cell>
          <table:table-cell table:number-columns-repeated="16382"/>
        </table:table-row>
        <table:table-row table:style-name="ro2">
          <table:table-cell office:value-type="float" office:value="23.434864000000001" table:style-name="ce3">
            <text:p>23,434864</text:p>
          </table:table-cell>
          <table:table-cell office:value-type="float" office:value="54.174560999999898" table:style-name="ce3">
            <text:p>54,174561</text:p>
          </table:table-cell>
          <table:table-cell table:number-columns-repeated="16382"/>
        </table:table-row>
        <table:table-row table:style-name="ro2">
          <table:table-cell office:value-type="float" office:value="23.4272109999999" table:style-name="ce3">
            <text:p>23,427211</text:p>
          </table:table-cell>
          <table:table-cell office:value-type="float" office:value="54.174788999999997" table:style-name="ce3">
            <text:p>54,174789</text:p>
          </table:table-cell>
          <table:table-cell table:number-columns-repeated="16382"/>
        </table:table-row>
        <table:table-row table:style-name="ro2">
          <table:table-cell office:value-type="float" office:value="23.427589000000001" table:style-name="ce3">
            <text:p>23,427589</text:p>
          </table:table-cell>
          <table:table-cell office:value-type="float" office:value="54.179283999999903" table:style-name="ce3">
            <text:p>54,179284</text:p>
          </table:table-cell>
          <table:table-cell table:number-columns-repeated="16382"/>
        </table:table-row>
        <table:table-row table:style-name="ro2">
          <table:table-cell office:value-type="float" office:value="23.419933" table:style-name="ce3">
            <text:p>23,419933</text:p>
          </table:table-cell>
          <table:table-cell office:value-type="float" office:value="54.179512000000003" table:style-name="ce3">
            <text:p>54,179512</text:p>
          </table:table-cell>
          <table:table-cell table:number-columns-repeated="16382"/>
        </table:table-row>
        <table:table-row table:style-name="ro2">
          <table:table-cell office:value-type="float" office:value="23.420311999999999" table:style-name="ce3">
            <text:p>23,420312</text:p>
          </table:table-cell>
          <table:table-cell office:value-type="float" office:value="54.184002000000099" table:style-name="ce3">
            <text:p>54,184002</text:p>
          </table:table-cell>
          <table:table-cell table:number-columns-repeated="16382"/>
        </table:table-row>
        <table:table-row table:style-name="ro2">
          <table:table-cell office:value-type="float" office:value="23.412654" table:style-name="ce3">
            <text:p>23,412654</text:p>
          </table:table-cell>
          <table:table-cell office:value-type="float" office:value="54.184231999999902" table:style-name="ce3">
            <text:p>54,184232</text:p>
          </table:table-cell>
          <table:table-cell table:number-columns-repeated="16382"/>
        </table:table-row>
        <table:table-row table:style-name="ro2">
          <table:table-cell office:value-type="float" office:value="23.413007" table:style-name="ce3">
            <text:p>23,413007</text:p>
          </table:table-cell>
          <table:table-cell office:value-type="float" office:value="54.188417999999999" table:style-name="ce3">
            <text:p>54,188418</text:p>
          </table:table-cell>
          <table:table-cell table:number-columns-repeated="16382"/>
        </table:table-row>
        <table:table-row table:style-name="ro2">
          <table:table-cell office:value-type="float" office:value="23.413031999999902" table:style-name="ce3">
            <text:p>23,413032</text:p>
          </table:table-cell>
          <table:table-cell office:value-type="float" office:value="54.188721999999899" table:style-name="ce3">
            <text:p>54,188722</text:p>
          </table:table-cell>
          <table:table-cell table:number-columns-repeated="16382"/>
        </table:table-row>
        <table:table-row table:style-name="ro2">
          <table:table-cell office:value-type="float" office:value="23.412265999999899" table:style-name="ce3">
            <text:p>23,412266</text:p>
          </table:table-cell>
          <table:table-cell office:value-type="float" office:value="54.188744" table:style-name="ce3">
            <text:p>54,188744</text:p>
          </table:table-cell>
          <table:table-cell table:number-columns-repeated="16382"/>
        </table:table-row>
        <table:table-row table:style-name="ro2">
          <table:table-cell office:value-type="float" office:value="23.405373999999998" table:style-name="ce3">
            <text:p>23,405374</text:p>
          </table:table-cell>
          <table:table-cell office:value-type="float" office:value="54.188949999999998" table:style-name="ce3">
            <text:p>54,18895</text:p>
          </table:table-cell>
          <table:table-cell table:number-columns-repeated="16382"/>
        </table:table-row>
        <table:table-row table:style-name="ro2">
          <table:table-cell office:value-type="float" office:value="23.405605000000001" table:style-name="ce3">
            <text:p>23,405605</text:p>
          </table:table-cell>
          <table:table-cell office:value-type="float" office:value="54.191665999999898" table:style-name="ce3">
            <text:p>54,191666</text:p>
          </table:table-cell>
          <table:table-cell table:number-columns-repeated="16382"/>
        </table:table-row>
        <table:table-row table:style-name="ro2">
          <table:table-cell office:value-type="float" office:value="23.405752999999901" table:style-name="ce3">
            <text:p>23,405753</text:p>
          </table:table-cell>
          <table:table-cell office:value-type="float" office:value="54.193438999999998" table:style-name="ce3">
            <text:p>54,193439</text:p>
          </table:table-cell>
          <table:table-cell table:number-columns-repeated="16382"/>
        </table:table-row>
        <table:table-row table:style-name="ro2">
          <table:table-cell office:value-type="float" office:value="23.406129" table:style-name="ce3">
            <text:p>23,406129</text:p>
          </table:table-cell>
          <table:table-cell office:value-type="float" office:value="54.197933999999997" table:style-name="ce3">
            <text:p>54,197934</text:p>
          </table:table-cell>
          <table:table-cell table:number-columns-repeated="16382"/>
        </table:table-row>
        <table:table-row table:style-name="ro2">
          <table:table-cell office:value-type="float" office:value="23.398471000000001" table:style-name="ce3">
            <text:p>23,398471</text:p>
          </table:table-cell>
          <table:table-cell office:value-type="float" office:value="54.198157000000002" table:style-name="ce3">
            <text:p>54,198157</text:p>
          </table:table-cell>
          <table:table-cell table:number-columns-repeated="16382"/>
        </table:table-row>
        <table:table-row table:style-name="ro2">
          <table:table-cell office:value-type="float" office:value="23.398845000000101" table:style-name="ce3">
            <text:p>23,398845</text:p>
          </table:table-cell>
          <table:table-cell office:value-type="float" office:value="54.202651999999901" table:style-name="ce3">
            <text:p>54,202652</text:p>
          </table:table-cell>
          <table:table-cell table:number-columns-repeated="16382"/>
        </table:table-row>
        <table:table-row table:style-name="ro2">
          <table:table-cell office:value-type="float" office:value="23.399222999999999" table:style-name="ce3">
            <text:p>23,399223</text:p>
          </table:table-cell>
          <table:table-cell office:value-type="float" office:value="54.207141999999997" table:style-name="ce3">
            <text:p>54,207142</text:p>
          </table:table-cell>
          <table:table-cell table:number-columns-repeated="16382"/>
        </table:table-row>
        <table:table-row table:style-name="ro2">
          <table:table-cell office:value-type="float" office:value="23.391559999999998" table:style-name="ce3">
            <text:p>23,39156</text:p>
          </table:table-cell>
          <table:table-cell office:value-type="float" office:value="54.207371999999999" table:style-name="ce3">
            <text:p>54,207372</text:p>
          </table:table-cell>
          <table:table-cell table:number-columns-repeated="16382"/>
        </table:table-row>
        <table:table-row table:style-name="ro2">
          <table:table-cell office:value-type="float" office:value="23.391936999999999" table:style-name="ce3">
            <text:p>23,391937</text:p>
          </table:table-cell>
          <table:table-cell office:value-type="float" office:value="54.211861999999897" table:style-name="ce3">
            <text:p>54,211862</text:p>
          </table:table-cell>
          <table:table-cell table:number-columns-repeated="16382"/>
        </table:table-row>
        <table:table-row table:style-name="ro2">
          <table:table-cell office:value-type="float" office:value="23.3842759999999" table:style-name="ce3">
            <text:p>23,384276</text:p>
          </table:table-cell>
          <table:table-cell office:value-type="float" office:value="54.212084999999902" table:style-name="ce3">
            <text:p>54,212085</text:p>
          </table:table-cell>
          <table:table-cell table:number-columns-repeated="16382"/>
        </table:table-row>
        <table:table-row table:style-name="ro2">
          <table:table-cell office:value-type="float" office:value="23.384650000000001" table:style-name="ce3">
            <text:p>23,38465</text:p>
          </table:table-cell>
          <table:table-cell office:value-type="float" office:value="54.216579000000003" table:style-name="ce3">
            <text:p>54,216579</text:p>
          </table:table-cell>
          <table:table-cell table:number-columns-repeated="16382"/>
        </table:table-row>
        <table:table-row table:style-name="ro2">
          <table:table-cell office:value-type="float" office:value="23.376988000000001" table:style-name="ce3">
            <text:p>23,376988</text:p>
          </table:table-cell>
          <table:table-cell office:value-type="float" office:value="54.216805000000001" table:style-name="ce3">
            <text:p>54,216805</text:p>
          </table:table-cell>
          <table:table-cell table:number-columns-repeated="16382"/>
        </table:table-row>
        <table:table-row table:style-name="ro2">
          <table:table-cell office:value-type="float" office:value="23.377361000000001" table:style-name="ce3">
            <text:p>23,377361</text:p>
          </table:table-cell>
          <table:table-cell office:value-type="float" office:value="54.221294999999998" table:style-name="ce3">
            <text:p>54,221295</text:p>
          </table:table-cell>
          <table:table-cell table:number-columns-repeated="16382"/>
        </table:table-row>
        <table:table-row table:style-name="ro2">
          <table:table-cell office:value-type="float" office:value="23.369696999999999" table:style-name="ce3">
            <text:p>23,369697</text:p>
          </table:table-cell>
          <table:table-cell office:value-type="float" office:value="54.221518000000003" table:style-name="ce3">
            <text:p>54,221518</text:p>
          </table:table-cell>
          <table:table-cell table:number-columns-repeated="16382"/>
        </table:table-row>
        <table:table-row table:style-name="ro2">
          <table:table-cell office:value-type="float" office:value="23.370071000000099" table:style-name="ce3">
            <text:p>23,370071</text:p>
          </table:table-cell>
          <table:table-cell office:value-type="float" office:value="54.226013000000002" table:style-name="ce3">
            <text:p>54,226013</text:p>
          </table:table-cell>
          <table:table-cell table:number-columns-repeated="16382"/>
        </table:table-row>
        <table:table-row table:style-name="ro2">
          <table:table-cell office:value-type="float" office:value="23.362407999999999" table:style-name="ce3">
            <text:p>23,362408</text:p>
          </table:table-cell>
          <table:table-cell office:value-type="float" office:value="54.226238000000002" table:style-name="ce3">
            <text:p>54,226238</text:p>
          </table:table-cell>
          <table:table-cell table:number-columns-repeated="16382"/>
        </table:table-row>
        <table:table-row table:style-name="ro2">
          <table:table-cell office:value-type="float" office:value="23.362780000000001" table:style-name="ce3">
            <text:p>23,36278</text:p>
          </table:table-cell>
          <table:table-cell office:value-type="float" office:value="54.2307279999999" table:style-name="ce3">
            <text:p>54,230728</text:p>
          </table:table-cell>
          <table:table-cell table:number-columns-repeated="16382"/>
        </table:table-row>
        <table:table-row table:style-name="ro2">
          <table:table-cell office:value-type="float" office:value="23.355115000000001" table:style-name="ce3">
            <text:p>23,355115</text:p>
          </table:table-cell>
          <table:table-cell office:value-type="float" office:value="54.230953999999997" table:style-name="ce3">
            <text:p>54,230954</text:p>
          </table:table-cell>
          <table:table-cell table:number-columns-repeated="16382"/>
        </table:table-row>
        <table:table-row table:style-name="ro2">
          <table:table-cell office:value-type="float" office:value="23.347448" table:style-name="ce3">
            <text:p>23,347448</text:p>
          </table:table-cell>
          <table:table-cell office:value-type="float" office:value="54.231177000000002" table:style-name="ce3">
            <text:p>54,231177</text:p>
          </table:table-cell>
          <table:table-cell table:number-columns-repeated="16382"/>
        </table:table-row>
        <table:table-row table:style-name="ro2">
          <table:table-cell office:value-type="float" office:value="23.346985" table:style-name="ce3">
            <text:p>23,346985</text:p>
          </table:table-cell>
          <table:table-cell office:value-type="float" office:value="54.231193000000097" table:style-name="ce3">
            <text:p>54,231193</text:p>
          </table:table-cell>
          <table:table-cell table:number-columns-repeated="16382"/>
        </table:table-row>
        <table:table-row table:style-name="ro2">
          <table:table-cell office:value-type="float" office:value="23.339783000000001" table:style-name="ce3">
            <text:p>23,339783</text:p>
          </table:table-cell>
          <table:table-cell office:value-type="float" office:value="54.231402999999901" table:style-name="ce3">
            <text:p>54,231403</text:p>
          </table:table-cell>
          <table:table-cell table:number-columns-repeated="16382"/>
        </table:table-row>
        <table:table-row table:style-name="ro2">
          <table:table-cell office:value-type="float" office:value="23.339915000000001" table:style-name="ce3">
            <text:p>23,339915</text:p>
          </table:table-cell>
          <table:table-cell office:value-type="float" office:value="54.233032999999999" table:style-name="ce3">
            <text:p>54,233033</text:p>
          </table:table-cell>
          <table:table-cell table:number-columns-repeated="16382"/>
        </table:table-row>
        <table:table-row table:style-name="ro2">
          <table:table-cell office:value-type="float" office:value="23.340152" table:style-name="ce3">
            <text:p>23,340152</text:p>
          </table:table-cell>
          <table:table-cell office:value-type="float" office:value="54.235892999999997" table:style-name="ce3">
            <text:p>54,235893</text:p>
          </table:table-cell>
          <table:table-cell table:number-columns-repeated="16382"/>
        </table:table-row>
        <table:table-row table:style-name="ro2">
          <table:table-cell office:value-type="float" office:value="23.332485000000101" table:style-name="ce3">
            <text:p>23,332485</text:p>
          </table:table-cell>
          <table:table-cell office:value-type="float" office:value="54.236119000000002" table:style-name="ce3">
            <text:p>54,236119</text:p>
          </table:table-cell>
          <table:table-cell table:number-columns-repeated="16382"/>
        </table:table-row>
        <table:table-row table:style-name="ro2">
          <table:table-cell office:value-type="float" office:value="23.324821" table:style-name="ce3">
            <text:p>23,324821</text:p>
          </table:table-cell>
          <table:table-cell office:value-type="float" office:value="54.236339999999899" table:style-name="ce3">
            <text:p>54,23634</text:p>
          </table:table-cell>
          <table:table-cell table:number-columns-repeated="16382"/>
        </table:table-row>
        <table:table-row table:style-name="ro2">
          <table:table-cell office:value-type="float" office:value="23.3211669999999" table:style-name="ce3">
            <text:p>23,321167</text:p>
          </table:table-cell>
          <table:table-cell office:value-type="float" office:value="54.236446999999998" table:style-name="ce3">
            <text:p>54,236447</text:p>
          </table:table-cell>
          <table:table-cell table:number-columns-repeated="16382"/>
        </table:table-row>
        <table:table-row table:style-name="ro2">
          <table:table-cell office:value-type="float" office:value="23.317150999999999" table:style-name="ce3">
            <text:p>23,317151</text:p>
          </table:table-cell>
          <table:table-cell office:value-type="float" office:value="54.236560999999902" table:style-name="ce3">
            <text:p>54,236561</text:p>
          </table:table-cell>
          <table:table-cell table:number-columns-repeated="16382"/>
        </table:table-row>
        <table:table-row table:style-name="ro2">
          <table:table-cell office:value-type="float" office:value="23.317256" table:style-name="ce3">
            <text:p>23,317256</text:p>
          </table:table-cell>
          <table:table-cell office:value-type="float" office:value="54.237818999999902" table:style-name="ce3">
            <text:p>54,237819</text:p>
          </table:table-cell>
          <table:table-cell table:number-columns-repeated="16382"/>
        </table:table-row>
        <table:table-row table:style-name="ro2">
          <table:table-cell office:value-type="float" office:value="23.317519999999998" table:style-name="ce3">
            <text:p>23,31752</text:p>
          </table:table-cell>
          <table:table-cell office:value-type="float" office:value="54.241055000000003" table:style-name="ce3">
            <text:p>54,241055</text:p>
          </table:table-cell>
          <table:table-cell table:number-columns-repeated="16382"/>
        </table:table-row>
        <table:table-row table:style-name="ro2">
          <table:table-cell office:value-type="float" office:value="23.309850999999998" table:style-name="ce3">
            <text:p>23,309851</text:p>
          </table:table-cell>
          <table:table-cell office:value-type="float" office:value="54.241276000000099" table:style-name="ce3">
            <text:p>54,241276</text:p>
          </table:table-cell>
          <table:table-cell table:number-columns-repeated="16382"/>
        </table:table-row>
        <table:table-row table:style-name="ro2">
          <table:table-cell office:value-type="float" office:value="23.307198" table:style-name="ce3">
            <text:p>23,307198</text:p>
          </table:table-cell>
          <table:table-cell office:value-type="float" office:value="54.241350999999902" table:style-name="ce3">
            <text:p>54,241351</text:p>
          </table:table-cell>
          <table:table-cell table:number-columns-repeated="16382"/>
        </table:table-row>
        <table:table-row table:style-name="ro2">
          <table:table-cell office:value-type="float" office:value="23.302184" table:style-name="ce3">
            <text:p>23,302184</text:p>
          </table:table-cell>
          <table:table-cell office:value-type="float" office:value="54.241497000000003" table:style-name="ce3">
            <text:p>54,241497</text:p>
          </table:table-cell>
          <table:table-cell table:number-columns-repeated="16382"/>
        </table:table-row>
        <table:table-row table:style-name="ro2">
          <table:table-cell office:value-type="float" office:value="23.294515000000001" table:style-name="ce3">
            <text:p>23,294515</text:p>
          </table:table-cell>
          <table:table-cell office:value-type="float" office:value="54.241717999999999" table:style-name="ce3">
            <text:p>54,241718</text:p>
          </table:table-cell>
          <table:table-cell table:number-columns-repeated="16382"/>
        </table:table-row>
        <table:table-row table:style-name="ro2">
          <table:table-cell office:value-type="float" office:value="23.286847999999999" table:style-name="ce3">
            <text:p>23,286848</text:p>
          </table:table-cell>
          <table:table-cell office:value-type="float" office:value="54.241934999999998" table:style-name="ce3">
            <text:p>54,241935</text:p>
          </table:table-cell>
          <table:table-cell table:number-columns-repeated="16382"/>
        </table:table-row>
        <table:table-row table:style-name="ro2">
          <table:table-cell office:value-type="float" office:value="23.2791789999999" table:style-name="ce3">
            <text:p>23,279179</text:p>
          </table:table-cell>
          <table:table-cell office:value-type="float" office:value="54.242156000000001" table:style-name="ce3">
            <text:p>54,242156</text:p>
          </table:table-cell>
          <table:table-cell table:number-columns-repeated="16382"/>
        </table:table-row>
        <table:table-row table:style-name="ro2">
          <table:table-cell office:value-type="float" office:value="23.279543" table:style-name="ce3">
            <text:p>23,279543</text:p>
          </table:table-cell>
          <table:table-cell office:value-type="float" office:value="54.246645999999899" table:style-name="ce3">
            <text:p>54,246646</text:p>
          </table:table-cell>
          <table:table-cell table:number-columns-repeated="16382"/>
        </table:table-row>
        <table:table-row table:style-name="ro2">
          <table:table-cell office:value-type="float" office:value="23.271874" table:style-name="ce3">
            <text:p>23,271874</text:p>
          </table:table-cell>
          <table:table-cell office:value-type="float" office:value="54.246868999999997" table:style-name="ce3">
            <text:p>54,246869</text:p>
          </table:table-cell>
          <table:table-cell table:number-columns-repeated="16382"/>
        </table:table-row>
        <table:table-row table:style-name="ro2">
          <table:table-cell office:value-type="float" office:value="23.264205" table:style-name="ce3">
            <text:p>23,264205</text:p>
          </table:table-cell>
          <table:table-cell office:value-type="float" office:value="54.247086000000003" table:style-name="ce3">
            <text:p>54,247086</text:p>
          </table:table-cell>
          <table:table-cell table:number-columns-repeated="16382"/>
        </table:table-row>
        <table:table-row table:style-name="ro2">
          <table:table-cell office:value-type="float" office:value="23.256535" table:style-name="ce3">
            <text:p>23,256535</text:p>
          </table:table-cell>
          <table:table-cell office:value-type="float" office:value="54.247306999999999" table:style-name="ce3">
            <text:p>54,247307</text:p>
          </table:table-cell>
          <table:table-cell table:number-columns-repeated="16382"/>
        </table:table-row>
        <table:table-row table:style-name="ro2">
          <table:table-cell office:value-type="float" office:value="23.248866" table:style-name="ce3">
            <text:p>23,248866</text:p>
          </table:table-cell>
          <table:table-cell office:value-type="float" office:value="54.247522999999902" table:style-name="ce3">
            <text:p>54,247523</text:p>
          </table:table-cell>
          <table:table-cell table:number-columns-repeated="16382"/>
        </table:table-row>
        <table:table-row table:style-name="ro2">
          <table:table-cell office:value-type="float" office:value="23.249226" table:style-name="ce3">
            <text:p>23,249226</text:p>
          </table:table-cell>
          <table:table-cell office:value-type="float" office:value="54.252012999999998" table:style-name="ce3">
            <text:p>54,252013</text:p>
          </table:table-cell>
          <table:table-cell table:number-columns-repeated="16382"/>
        </table:table-row>
        <table:table-row table:style-name="ro2">
          <table:table-cell office:value-type="float" office:value="23.241557" table:style-name="ce3">
            <text:p>23,241557</text:p>
          </table:table-cell>
          <table:table-cell office:value-type="float" office:value="54.252231999999999" table:style-name="ce3">
            <text:p>54,252232</text:p>
          </table:table-cell>
          <table:table-cell table:number-columns-repeated="16382"/>
        </table:table-row>
        <table:table-row table:style-name="ro2">
          <table:table-cell office:value-type="float" office:value="23.241915000000098" table:style-name="ce3">
            <text:p>23,241915</text:p>
          </table:table-cell>
          <table:table-cell office:value-type="float" office:value="54.256722000000003" table:style-name="ce3">
            <text:p>54,256722</text:p>
          </table:table-cell>
          <table:table-cell table:number-columns-repeated="16382"/>
        </table:table-row>
        <table:table-row table:style-name="ro2">
          <table:table-cell office:value-type="float" office:value="23.234242999999999" table:style-name="ce3">
            <text:p>23,234243</text:p>
          </table:table-cell>
          <table:table-cell office:value-type="float" office:value="54.256937999999998" table:style-name="ce3">
            <text:p>54,256938</text:p>
          </table:table-cell>
          <table:table-cell table:number-columns-repeated="16382"/>
        </table:table-row>
        <table:table-row table:style-name="ro2">
          <table:table-cell office:value-type="float" office:value="23.234603" table:style-name="ce3">
            <text:p>23,234603</text:p>
          </table:table-cell>
          <table:table-cell office:value-type="float" office:value="54.261432999999997" table:style-name="ce3">
            <text:p>54,261433</text:p>
          </table:table-cell>
          <table:table-cell table:number-columns-repeated="16382"/>
        </table:table-row>
        <table:table-row table:style-name="ro2">
          <table:table-cell office:value-type="float" office:value="23.226932000000001" table:style-name="ce3">
            <text:p>23,226932</text:p>
          </table:table-cell>
          <table:table-cell office:value-type="float" office:value="54.261646999999897" table:style-name="ce3">
            <text:p>54,261647</text:p>
          </table:table-cell>
          <table:table-cell table:number-columns-repeated="16382"/>
        </table:table-row>
        <table:table-row table:style-name="ro2">
          <table:table-cell office:value-type="float" office:value="23.227288999999999" table:style-name="ce3">
            <text:p>23,227289</text:p>
          </table:table-cell>
          <table:table-cell office:value-type="float" office:value="54.266139000000003" table:style-name="ce3">
            <text:p>54,266139</text:p>
          </table:table-cell>
          <table:table-cell table:number-columns-repeated="16382"/>
        </table:table-row>
        <table:table-row table:style-name="ro2">
          <table:table-cell office:value-type="float" office:value="23.227647000000001" table:style-name="ce3">
            <text:p>23,227647</text:p>
          </table:table-cell>
          <table:table-cell office:value-type="float" office:value="54.270629" table:style-name="ce3">
            <text:p>54,270629</text:p>
          </table:table-cell>
          <table:table-cell table:number-columns-repeated="16382"/>
        </table:table-row>
        <table:table-row table:style-name="ro2">
          <table:table-cell office:value-type="float" office:value="23.2199729999999" table:style-name="ce3">
            <text:p>23,219973</text:p>
          </table:table-cell>
          <table:table-cell office:value-type="float" office:value="54.270848000000001" table:style-name="ce3">
            <text:p>54,270848</text:p>
          </table:table-cell>
          <table:table-cell table:number-columns-repeated="16382"/>
        </table:table-row>
        <table:table-row table:style-name="ro2">
          <table:table-cell office:value-type="float" office:value="23.220331000000002" table:style-name="ce3">
            <text:p>23,220331</text:p>
          </table:table-cell>
          <table:table-cell office:value-type="float" office:value="54.275337999999898" table:style-name="ce3">
            <text:p>54,275338</text:p>
          </table:table-cell>
          <table:table-cell table:number-columns-repeated="16382"/>
        </table:table-row>
        <table:table-row table:style-name="ro2">
          <table:table-cell office:value-type="float" office:value="23.220616" table:style-name="ce3">
            <text:p>23,220616</text:p>
          </table:table-cell>
          <table:table-cell office:value-type="float" office:value="54.278911999999998" table:style-name="ce3">
            <text:p>54,278912</text:p>
          </table:table-cell>
          <table:table-cell table:number-columns-repeated="16382"/>
        </table:table-row>
        <table:table-row table:style-name="ro2">
          <table:table-cell office:value-type="float" office:value="23.220687000000002" table:style-name="ce3">
            <text:p>23,220687</text:p>
          </table:table-cell>
          <table:table-cell office:value-type="float" office:value="54.279829999999997" table:style-name="ce3">
            <text:p>54,27983</text:p>
          </table:table-cell>
          <table:table-cell table:number-columns-repeated="16382"/>
        </table:table-row>
        <table:table-row table:style-name="ro2">
          <table:table-cell office:value-type="float" office:value="23.218601" table:style-name="ce3">
            <text:p>23,218601</text:p>
          </table:table-cell>
          <table:table-cell office:value-type="float" office:value="54.279887000000002" table:style-name="ce3">
            <text:p>54,279887</text:p>
          </table:table-cell>
          <table:table-cell table:number-columns-repeated="16382"/>
        </table:table-row>
        <table:table-row table:style-name="ro2">
          <table:table-cell office:value-type="float" office:value="23.213012999999901" table:style-name="ce3">
            <text:p>23,213013</text:p>
          </table:table-cell>
          <table:table-cell office:value-type="float" office:value="54.280043999999997" table:style-name="ce3">
            <text:p>54,280044</text:p>
          </table:table-cell>
          <table:table-cell table:number-columns-repeated="16382"/>
        </table:table-row>
        <table:table-row table:style-name="ro2">
          <table:table-cell office:value-type="float" office:value="23.213207000000001" table:style-name="ce3">
            <text:p>23,213207</text:p>
          </table:table-cell>
          <table:table-cell office:value-type="float" office:value="54.282501000000003" table:style-name="ce3">
            <text:p>54,282501</text:p>
          </table:table-cell>
          <table:table-cell table:number-columns-repeated="16382"/>
        </table:table-row>
        <table:table-row table:style-name="ro2">
          <table:table-cell office:value-type="float" office:value="23.213368999999901" table:style-name="ce3">
            <text:p>23,213369</text:p>
          </table:table-cell>
          <table:table-cell office:value-type="float" office:value="54.284539000000002" table:style-name="ce3">
            <text:p>54,284539</text:p>
          </table:table-cell>
          <table:table-cell table:number-columns-repeated="16382"/>
        </table:table-row>
        <table:table-row table:style-name="ro2">
          <table:table-cell office:value-type="float" office:value="23.208176999999999" table:style-name="ce3">
            <text:p>23,208177</text:p>
          </table:table-cell>
          <table:table-cell office:value-type="float" office:value="54.284681999999997" table:style-name="ce3">
            <text:p>54,284682</text:p>
          </table:table-cell>
          <table:table-cell table:number-columns-repeated="16382"/>
        </table:table-row>
        <table:table-row table:style-name="ro2">
          <table:table-cell office:value-type="float" office:value="23.205691999999999" table:style-name="ce3">
            <text:p>23,205692</text:p>
          </table:table-cell>
          <table:table-cell office:value-type="float" office:value="54.284753000000002" table:style-name="ce3">
            <text:p>54,284753</text:p>
          </table:table-cell>
          <table:table-cell table:number-columns-repeated="16382"/>
        </table:table-row>
        <table:table-row table:style-name="ro2">
          <table:table-cell office:value-type="float" office:value="23.1980159999999" table:style-name="ce3">
            <text:p>23,198016</text:p>
          </table:table-cell>
          <table:table-cell office:value-type="float" office:value="54.284965" table:style-name="ce3">
            <text:p>54,284965</text:p>
          </table:table-cell>
          <table:table-cell table:number-columns-repeated="16382"/>
        </table:table-row>
        <table:table-row table:style-name="ro2">
          <table:table-cell office:value-type="float" office:value="23.198301000000001" table:style-name="ce3">
            <text:p>23,198301</text:p>
          </table:table-cell>
          <table:table-cell office:value-type="float" office:value="54.288575000000002" table:style-name="ce3">
            <text:p>54,288575</text:p>
          </table:table-cell>
          <table:table-cell table:number-columns-repeated="16382"/>
        </table:table-row>
        <table:table-row table:style-name="ro2">
          <table:table-cell office:value-type="float" office:value="23.198371999999999" table:style-name="ce3">
            <text:p>23,198372</text:p>
          </table:table-cell>
          <table:table-cell office:value-type="float" office:value="54.289459000000001" table:style-name="ce3">
            <text:p>54,289459</text:p>
          </table:table-cell>
          <table:table-cell table:number-columns-repeated="16382"/>
        </table:table-row>
        <table:table-row table:style-name="ro2">
          <table:table-cell office:value-type="float" office:value="23.195875999999998" table:style-name="ce3">
            <text:p>23,195876</text:p>
          </table:table-cell>
          <table:table-cell office:value-type="float" office:value="54.289527999999997" table:style-name="ce3">
            <text:p>54,289528</text:p>
          </table:table-cell>
          <table:table-cell table:number-columns-repeated="16382"/>
        </table:table-row>
        <table:table-row table:style-name="ro2">
          <table:table-cell office:value-type="float" office:value="23.190693000000099" table:style-name="ce3">
            <text:p>23,190693</text:p>
          </table:table-cell>
          <table:table-cell office:value-type="float" office:value="54.289673999999998" table:style-name="ce3">
            <text:p>54,289674</text:p>
          </table:table-cell>
          <table:table-cell table:number-columns-repeated="16382"/>
        </table:table-row>
        <table:table-row table:style-name="ro2">
          <table:table-cell office:value-type="float" office:value="23.183015000000001" table:style-name="ce3">
            <text:p>23,183015</text:p>
          </table:table-cell>
          <table:table-cell office:value-type="float" office:value="54.289886000000003" table:style-name="ce3">
            <text:p>54,289886</text:p>
          </table:table-cell>
          <table:table-cell table:number-columns-repeated="16382"/>
        </table:table-row>
        <table:table-row table:style-name="ro2">
          <table:table-cell office:value-type="float" office:value="23.175339000000001" table:style-name="ce3">
            <text:p>23,175339</text:p>
          </table:table-cell>
          <table:table-cell office:value-type="float" office:value="54.290095000000001" table:style-name="ce3">
            <text:p>54,290095</text:p>
          </table:table-cell>
          <table:table-cell table:number-columns-repeated="16382"/>
        </table:table-row>
        <table:table-row table:style-name="ro2">
          <table:table-cell office:value-type="float" office:value="23.175691999999898" table:style-name="ce3">
            <text:p>23,175692</text:p>
          </table:table-cell>
          <table:table-cell office:value-type="float" office:value="54.294589999999999" table:style-name="ce3">
            <text:p>54,29459</text:p>
          </table:table-cell>
          <table:table-cell table:number-columns-repeated="16382"/>
        </table:table-row>
        <table:table-row table:style-name="ro2">
          <table:table-cell office:value-type="float" office:value="23.168013999999999" table:style-name="ce3">
            <text:p>23,168014</text:p>
          </table:table-cell>
          <table:table-cell office:value-type="float" office:value="54.2948039999999" table:style-name="ce3">
            <text:p>54,294804</text:p>
          </table:table-cell>
          <table:table-cell table:number-columns-repeated="16382"/>
        </table:table-row>
        <table:table-row table:style-name="ro2">
          <table:table-cell office:value-type="float" office:value="23.168361999999998" table:style-name="ce3">
            <text:p>23,168362</text:p>
          </table:table-cell>
          <table:table-cell office:value-type="float" office:value="54.299294000000003" table:style-name="ce3">
            <text:p>54,299294</text:p>
          </table:table-cell>
          <table:table-cell table:number-columns-repeated="16382"/>
        </table:table-row>
        <table:table-row table:style-name="ro2">
          <table:table-cell office:value-type="float" office:value="23.160684" table:style-name="ce3">
            <text:p>23,160684</text:p>
          </table:table-cell>
          <table:table-cell office:value-type="float" office:value="54.299507999999904" table:style-name="ce3">
            <text:p>54,299508</text:p>
          </table:table-cell>
          <table:table-cell table:number-columns-repeated="16382"/>
        </table:table-row>
        <table:table-row table:style-name="ro2">
          <table:table-cell office:value-type="float" office:value="23.160879999999999" table:style-name="ce3">
            <text:p>23,16088</text:p>
          </table:table-cell>
          <table:table-cell office:value-type="float" office:value="54.301994999999998" table:style-name="ce3">
            <text:p>54,301995</text:p>
          </table:table-cell>
          <table:table-cell table:number-columns-repeated="16382"/>
        </table:table-row>
        <table:table-row table:style-name="ro2">
          <table:table-cell office:value-type="float" office:value="23.161034999999998" table:style-name="ce3">
            <text:p>23,161035</text:p>
          </table:table-cell>
          <table:table-cell office:value-type="float" office:value="54.303998" table:style-name="ce3">
            <text:p>54,303998</text:p>
          </table:table-cell>
          <table:table-cell table:number-columns-repeated="16382"/>
        </table:table-row>
        <table:table-row table:style-name="ro2">
          <table:table-cell office:value-type="float" office:value="23.161385999999901" table:style-name="ce3">
            <text:p>23,161386</text:p>
          </table:table-cell>
          <table:table-cell office:value-type="float" office:value="54.308487999999898" table:style-name="ce3">
            <text:p>54,308488</text:p>
          </table:table-cell>
          <table:table-cell table:number-columns-repeated="16382"/>
        </table:table-row>
        <table:table-row table:style-name="ro2">
          <table:table-cell office:value-type="float" office:value="23.153704999999999" table:style-name="ce3">
            <text:p>23,153705</text:p>
          </table:table-cell>
          <table:table-cell office:value-type="float" office:value="54.308699999999902" table:style-name="ce3">
            <text:p>54,3087</text:p>
          </table:table-cell>
          <table:table-cell table:number-columns-repeated="16382"/>
        </table:table-row>
        <table:table-row table:style-name="ro2">
          <table:table-cell office:value-type="float" office:value="23.146025000000002" table:style-name="ce3">
            <text:p>23,146025</text:p>
          </table:table-cell>
          <table:table-cell office:value-type="float" office:value="54.308909999999997" table:style-name="ce3">
            <text:p>54,30891</text:p>
          </table:table-cell>
          <table:table-cell table:number-columns-repeated="16382"/>
        </table:table-row>
        <table:table-row table:style-name="ro2">
          <table:table-cell office:value-type="float" office:value="23.139299000000001" table:style-name="ce3">
            <text:p>23,139299</text:p>
          </table:table-cell>
          <table:table-cell office:value-type="float" office:value="54.309094000000002" table:style-name="ce3">
            <text:p>54,309094</text:p>
          </table:table-cell>
          <table:table-cell table:number-columns-repeated="16382"/>
        </table:table-row>
        <table:table-row table:style-name="ro2">
          <table:table-cell office:value-type="float" office:value="23.138342000000002" table:style-name="ce3">
            <text:p>23,138342</text:p>
          </table:table-cell>
          <table:table-cell office:value-type="float" office:value="54.309118999999903" table:style-name="ce3">
            <text:p>54,309119</text:p>
          </table:table-cell>
          <table:table-cell table:number-columns-repeated="16382"/>
        </table:table-row>
        <table:table-row table:style-name="ro2">
          <table:table-cell office:value-type="float" office:value="23.130661" table:style-name="ce3">
            <text:p>23,130661</text:p>
          </table:table-cell>
          <table:table-cell office:value-type="float" office:value="54.309328999999899" table:style-name="ce3">
            <text:p>54,309329</text:p>
          </table:table-cell>
          <table:table-cell table:number-columns-repeated="16382"/>
        </table:table-row>
        <table:table-row table:style-name="ro2">
          <table:table-cell office:value-type="float" office:value="23.130312" table:style-name="ce3">
            <text:p>23,130312</text:p>
          </table:table-cell>
          <table:table-cell office:value-type="float" office:value="54.304839000000001" table:style-name="ce3">
            <text:p>54,304839</text:p>
          </table:table-cell>
          <table:table-cell table:number-columns-repeated="16382"/>
        </table:table-row>
        <table:table-row table:style-name="ro2">
          <table:table-cell office:value-type="float" office:value="23.122631999999999" table:style-name="ce3">
            <text:p>23,122632</text:p>
          </table:table-cell>
          <table:table-cell office:value-type="float" office:value="54.305050999999999" table:style-name="ce3">
            <text:p>54,305051</text:p>
          </table:table-cell>
          <table:table-cell table:number-columns-repeated="16382"/>
        </table:table-row>
        <table:table-row table:style-name="ro2">
          <table:table-cell office:value-type="float" office:value="23.122282999999999" table:style-name="ce3">
            <text:p>23,122283</text:p>
          </table:table-cell>
          <table:table-cell office:value-type="float" office:value="54.300556999999998" table:style-name="ce3">
            <text:p>54,300557</text:p>
          </table:table-cell>
          <table:table-cell table:number-columns-repeated="16382"/>
        </table:table-row>
        <table:table-row table:style-name="ro2">
          <table:table-cell office:value-type="float" office:value="23.114604" table:style-name="ce3">
            <text:p>23,114604</text:p>
          </table:table-cell>
          <table:table-cell office:value-type="float" office:value="54.300766000000003" table:style-name="ce3">
            <text:p>54,300766</text:p>
          </table:table-cell>
          <table:table-cell table:number-columns-repeated="16382"/>
        </table:table-row>
        <table:table-row table:style-name="ro2">
          <table:table-cell office:value-type="float" office:value="23.106923999999999" table:style-name="ce3">
            <text:p>23,106924</text:p>
          </table:table-cell>
          <table:table-cell office:value-type="float" office:value="54.300975999999899" table:style-name="ce3">
            <text:p>54,300976</text:p>
          </table:table-cell>
          <table:table-cell table:number-columns-repeated="16382"/>
        </table:table-row>
        <table:table-row table:style-name="ro2">
          <table:table-cell office:value-type="float" office:value="23.106580000000001" table:style-name="ce3">
            <text:p>23,10658</text:p>
          </table:table-cell>
          <table:table-cell office:value-type="float" office:value="54.296481" table:style-name="ce3">
            <text:p>54,296481</text:p>
          </table:table-cell>
          <table:table-cell table:number-columns-repeated="16382"/>
        </table:table-row>
        <table:table-row table:style-name="ro2">
          <table:table-cell office:value-type="float" office:value="23.098898999999999" table:style-name="ce3">
            <text:p>23,098899</text:p>
          </table:table-cell>
          <table:table-cell office:value-type="float" office:value="54.296691000000003" table:style-name="ce3">
            <text:p>54,296691</text:p>
          </table:table-cell>
          <table:table-cell table:number-columns-repeated="16382"/>
        </table:table-row>
        <table:table-row table:style-name="ro2">
          <table:table-cell office:value-type="float" office:value="23.091221000000001" table:style-name="ce3">
            <text:p>23,091221</text:p>
          </table:table-cell>
          <table:table-cell office:value-type="float" office:value="54.296899000000003" table:style-name="ce3">
            <text:p>54,296899</text:p>
          </table:table-cell>
          <table:table-cell table:number-columns-repeated="16382"/>
        </table:table-row>
        <table:table-row table:style-name="ro2">
          <table:table-cell office:value-type="float" office:value="23.083539999999999" table:style-name="ce3">
            <text:p>23,08354</text:p>
          </table:table-cell>
          <table:table-cell office:value-type="float" office:value="54.297103999999997" table:style-name="ce3">
            <text:p>54,297104</text:p>
          </table:table-cell>
          <table:table-cell table:number-columns-repeated="16382"/>
        </table:table-row>
        <table:table-row table:style-name="ro2">
          <table:table-cell office:value-type="float" office:value="23.083884000000001" table:style-name="ce3">
            <text:p>23,083884</text:p>
          </table:table-cell>
          <table:table-cell office:value-type="float" office:value="54.301597999999899" table:style-name="ce3">
            <text:p>54,301598</text:p>
          </table:table-cell>
          <table:table-cell table:number-columns-repeated="16382"/>
        </table:table-row>
        <table:table-row table:style-name="ro2">
          <table:table-cell office:value-type="float" office:value="23.076203" table:style-name="ce3">
            <text:p>23,076203</text:p>
          </table:table-cell>
          <table:table-cell office:value-type="float" office:value="54.3018029999999" table:style-name="ce3">
            <text:p>54,301803</text:p>
          </table:table-cell>
          <table:table-cell table:number-columns-repeated="16382"/>
        </table:table-row>
        <table:table-row table:style-name="ro2">
          <table:table-cell office:value-type="float" office:value="23.068522999999999" table:style-name="ce3">
            <text:p>23,068523</text:p>
          </table:table-cell>
          <table:table-cell office:value-type="float" office:value="54.302010999999901" table:style-name="ce3">
            <text:p>54,302011</text:p>
          </table:table-cell>
          <table:table-cell table:number-columns-repeated="16382"/>
        </table:table-row>
        <table:table-row table:style-name="ro2">
          <table:table-cell office:value-type="float" office:value="23.068861999999999" table:style-name="ce3">
            <text:p>23,068862</text:p>
          </table:table-cell>
          <table:table-cell office:value-type="float" office:value="54.306500999999997" table:style-name="ce3">
            <text:p>54,306501</text:p>
          </table:table-cell>
          <table:table-cell table:number-columns-repeated="16382"/>
        </table:table-row>
        <table:table-row table:style-name="ro2">
          <table:table-cell office:value-type="float" office:value="23.061181999999999" table:style-name="ce3">
            <text:p>23,061182</text:p>
          </table:table-cell>
          <table:table-cell office:value-type="float" office:value="54.306705999999998" table:style-name="ce3">
            <text:p>54,306706</text:p>
          </table:table-cell>
          <table:table-cell table:number-columns-repeated="16382"/>
        </table:table-row>
        <table:table-row table:style-name="ro2">
          <table:table-cell office:value-type="float" office:value="23.061520999999999" table:style-name="ce3">
            <text:p>23,061521</text:p>
          </table:table-cell>
          <table:table-cell office:value-type="float" office:value="54.3111999999999" table:style-name="ce3">
            <text:p>54,3112</text:p>
          </table:table-cell>
          <table:table-cell table:number-columns-repeated="16382"/>
        </table:table-row>
        <table:table-row table:style-name="ro2">
          <table:table-cell office:value-type="float" office:value="23.053837999999999" table:style-name="ce3">
            <text:p>23,053838</text:p>
          </table:table-cell>
          <table:table-cell office:value-type="float" office:value="54.311400999999897" table:style-name="ce3">
            <text:p>54,311401</text:p>
          </table:table-cell>
          <table:table-cell table:number-columns-repeated="16382"/>
        </table:table-row>
        <table:table-row table:style-name="ro2">
          <table:table-cell office:value-type="float" office:value="23.046154999999899" table:style-name="ce3">
            <text:p>23,046155</text:p>
          </table:table-cell>
          <table:table-cell office:value-type="float" office:value="54.311608" table:style-name="ce3">
            <text:p>54,311608</text:p>
          </table:table-cell>
          <table:table-cell table:number-columns-repeated="16382"/>
        </table:table-row>
        <table:table-row table:style-name="ro2">
          <table:table-cell office:value-type="float" office:value="23.046494999999901" table:style-name="ce3">
            <text:p>23,046495</text:p>
          </table:table-cell>
          <table:table-cell office:value-type="float" office:value="54.316097999999997" table:style-name="ce3">
            <text:p>54,316098</text:p>
          </table:table-cell>
          <table:table-cell table:number-columns-repeated="16382"/>
        </table:table-row>
        <table:table-row table:style-name="ro2">
          <table:table-cell office:value-type="float" office:value="23.046833999999901" table:style-name="ce3">
            <text:p>23,046834</text:p>
          </table:table-cell>
          <table:table-cell office:value-type="float" office:value="54.320590000000003" table:style-name="ce3">
            <text:p>54,32059</text:p>
          </table:table-cell>
          <table:table-cell table:number-columns-repeated="16382"/>
        </table:table-row>
        <table:table-row table:style-name="ro2">
          <table:table-cell office:value-type="float" office:value="23.054517000000001" table:style-name="ce3">
            <text:p>23,054517</text:p>
          </table:table-cell>
          <table:table-cell office:value-type="float" office:value="54.320385000000002" table:style-name="ce3">
            <text:p>54,320385</text:p>
          </table:table-cell>
          <table:table-cell table:number-columns-repeated="16382"/>
        </table:table-row>
        <table:table-row table:style-name="ro2">
          <table:table-cell office:value-type="float" office:value="23.054859" table:style-name="ce3">
            <text:p>23,054859</text:p>
          </table:table-cell>
          <table:table-cell office:value-type="float" office:value="54.324879000000102" table:style-name="ce3">
            <text:p>54,324879</text:p>
          </table:table-cell>
          <table:table-cell table:number-columns-repeated="16382"/>
        </table:table-row>
        <table:table-row table:style-name="ro2">
          <table:table-cell office:value-type="float" office:value="23.055133000000001" table:style-name="ce3">
            <text:p>23,055133</text:p>
          </table:table-cell>
          <table:table-cell office:value-type="float" office:value="54.328516999999998" table:style-name="ce3">
            <text:p>54,328517</text:p>
          </table:table-cell>
          <table:table-cell table:number-columns-repeated="16382"/>
        </table:table-row>
        <table:table-row table:style-name="ro2">
          <table:table-cell office:value-type="float" office:value="23.055199000000002" table:style-name="ce3">
            <text:p>23,055199</text:p>
          </table:table-cell>
          <table:table-cell office:value-type="float" office:value="54.329369" table:style-name="ce3">
            <text:p>54,329369</text:p>
          </table:table-cell>
          <table:table-cell table:number-columns-repeated="16382"/>
        </table:table-row>
        <table:table-row table:style-name="ro2">
          <table:table-cell office:value-type="float" office:value="23.05545" table:style-name="ce3">
            <text:p>23,05545</text:p>
          </table:table-cell>
          <table:table-cell office:value-type="float" office:value="54.332683000000003" table:style-name="ce3">
            <text:p>54,332683</text:p>
          </table:table-cell>
          <table:table-cell table:number-columns-repeated="16382"/>
        </table:table-row>
        <table:table-row table:style-name="ro2">
          <table:table-cell office:value-type="float" office:value="23.055537999999999" table:style-name="ce3">
            <text:p>23,055538</text:p>
          </table:table-cell>
          <table:table-cell office:value-type="float" office:value="54.333861999999897" table:style-name="ce3">
            <text:p>54,333862</text:p>
          </table:table-cell>
          <table:table-cell table:number-columns-repeated="16382"/>
        </table:table-row>
        <table:table-row table:style-name="ro2">
          <table:table-cell office:value-type="float" office:value="23.055878" table:style-name="ce3">
            <text:p>23,055878</text:p>
          </table:table-cell>
          <table:table-cell office:value-type="float" office:value="54.338350999999903" table:style-name="ce3">
            <text:p>54,338351</text:p>
          </table:table-cell>
          <table:table-cell table:number-columns-repeated="16382"/>
        </table:table-row>
        <table:table-row table:style-name="ro2">
          <table:table-cell office:value-type="float" office:value="23.0562199999999" table:style-name="ce3">
            <text:p>23,05622</text:p>
          </table:table-cell>
          <table:table-cell office:value-type="float" office:value="54.342846000000002" table:style-name="ce3">
            <text:p>54,342846</text:p>
          </table:table-cell>
          <table:table-cell table:number-columns-repeated="16382"/>
        </table:table-row>
        <table:table-row table:style-name="ro2">
          <table:table-cell office:value-type="float" office:value="23.056558999999901" table:style-name="ce3">
            <text:p>23,056559</text:p>
          </table:table-cell>
          <table:table-cell office:value-type="float" office:value="54.347340000000102" table:style-name="ce3">
            <text:p>54,34734</text:p>
          </table:table-cell>
          <table:table-cell table:number-columns-repeated="16382"/>
        </table:table-row>
        <table:table-row table:style-name="ro2">
          <table:table-cell office:value-type="float" office:value="23.048870000000001" table:style-name="ce3">
            <text:p>23,04887</text:p>
          </table:table-cell>
          <table:table-cell office:value-type="float" office:value="54.347541" table:style-name="ce3">
            <text:p>54,347541</text:p>
          </table:table-cell>
          <table:table-cell table:number-columns-repeated="16382"/>
        </table:table-row>
        <table:table-row table:style-name="ro2">
          <table:table-cell office:value-type="float" office:value="23.041180000000001" table:style-name="ce3">
            <text:p>23,04118</text:p>
          </table:table-cell>
          <table:table-cell office:value-type="float" office:value="54.347748000000003" table:style-name="ce3">
            <text:p>54,347748</text:p>
          </table:table-cell>
          <table:table-cell table:number-columns-repeated="16382"/>
        </table:table-row>
        <table:table-row table:style-name="ro2">
          <table:table-cell office:value-type="float" office:value="23.0334900000001" table:style-name="ce3">
            <text:p>23,03349</text:p>
          </table:table-cell>
          <table:table-cell office:value-type="float" office:value="54.347949" table:style-name="ce3">
            <text:p>54,347949</text:p>
          </table:table-cell>
          <table:table-cell table:number-columns-repeated="16382"/>
        </table:table-row>
        <table:table-row table:style-name="ro2">
          <table:table-cell office:value-type="float" office:value="23.0258" table:style-name="ce3">
            <text:p>23,0258</text:p>
          </table:table-cell>
          <table:table-cell office:value-type="float" office:value="54.348151999999999" table:style-name="ce3">
            <text:p>54,348152</text:p>
          </table:table-cell>
          <table:table-cell table:number-columns-repeated="16382"/>
        </table:table-row>
        <table:table-row table:style-name="ro2">
          <table:table-cell office:value-type="float" office:value="23.026138" table:style-name="ce3">
            <text:p>23,026138</text:p>
          </table:table-cell>
          <table:table-cell office:value-type="float" office:value="54.352646" table:style-name="ce3">
            <text:p>54,352646</text:p>
          </table:table-cell>
          <table:table-cell table:number-columns-repeated="16382"/>
        </table:table-row>
        <table:table-row table:style-name="ro2">
          <table:table-cell office:value-type="float" office:value="23.018447999999999" table:style-name="ce3">
            <text:p>23,018448</text:p>
          </table:table-cell>
          <table:table-cell office:value-type="float" office:value="54.352848999999999" table:style-name="ce3">
            <text:p>54,352849</text:p>
          </table:table-cell>
          <table:table-cell table:number-columns-repeated="16382"/>
        </table:table-row>
        <table:table-row table:style-name="ro2">
          <table:table-cell office:value-type="float" office:value="23.010755999999901" table:style-name="ce3">
            <text:p>23,010756</text:p>
          </table:table-cell>
          <table:table-cell office:value-type="float" office:value="54.353049999999897" table:style-name="ce3">
            <text:p>54,35305</text:p>
          </table:table-cell>
          <table:table-cell table:number-columns-repeated="16382"/>
        </table:table-row>
        <table:table-row table:style-name="ro2">
          <table:table-cell office:value-type="float" office:value="23.003066" table:style-name="ce3">
            <text:p>23,003066</text:p>
          </table:table-cell>
          <table:table-cell office:value-type="float" office:value="54.353247999999901" table:style-name="ce3">
            <text:p>54,353248</text:p>
          </table:table-cell>
          <table:table-cell table:number-columns-repeated="16382"/>
        </table:table-row>
        <table:table-row table:style-name="ro2">
          <table:table-cell office:value-type="float" office:value="23.003400999999901" table:style-name="ce3">
            <text:p>23,003401</text:p>
          </table:table-cell>
          <table:table-cell office:value-type="float" office:value="54.357742000000002" table:style-name="ce3">
            <text:p>54,357742</text:p>
          </table:table-cell>
          <table:table-cell table:number-columns-repeated="16382"/>
        </table:table-row>
        <table:table-row table:style-name="ro2">
          <table:table-cell office:value-type="float" office:value="23.003734000000001" table:style-name="ce3">
            <text:p>23,003734</text:p>
          </table:table-cell>
          <table:table-cell office:value-type="float" office:value="54.362237" table:style-name="ce3">
            <text:p>54,362237</text:p>
          </table:table-cell>
          <table:table-cell table:number-columns-repeated="16382"/>
        </table:table-row>
        <table:table-row table:style-name="ro2">
          <table:table-cell office:value-type="float" office:value="22.996041999999999" table:style-name="ce3">
            <text:p>22,996042</text:p>
          </table:table-cell>
          <table:table-cell office:value-type="float" office:value="54.362434999999898" table:style-name="ce3">
            <text:p>54,362435</text:p>
          </table:table-cell>
          <table:table-cell table:number-columns-repeated="16382"/>
        </table:table-row>
        <table:table-row table:style-name="ro2">
          <table:table-cell office:value-type="float" office:value="22.996376999999899" table:style-name="ce3">
            <text:p>22,996377</text:p>
          </table:table-cell>
          <table:table-cell office:value-type="float" office:value="54.366926999999997" table:style-name="ce3">
            <text:p>54,366927</text:p>
          </table:table-cell>
          <table:table-cell table:number-columns-repeated="16382"/>
        </table:table-row>
        <table:table-row table:style-name="ro2">
          <table:table-cell office:value-type="float" office:value="22.996708999999999" table:style-name="ce3">
            <text:p>22,996709</text:p>
          </table:table-cell>
          <table:table-cell office:value-type="float" office:value="54.371417000000001" table:style-name="ce3">
            <text:p>54,371417</text:p>
          </table:table-cell>
          <table:table-cell table:number-columns-repeated="16382"/>
        </table:table-row>
        <table:table-row table:style-name="ro2">
          <table:table-cell office:value-type="float" office:value="23.004404000000001" table:style-name="ce3">
            <text:p>23,004404</text:p>
          </table:table-cell>
          <table:table-cell office:value-type="float" office:value="54.371219000000004" table:style-name="ce3">
            <text:p>54,371219</text:p>
          </table:table-cell>
          <table:table-cell table:number-columns-repeated="16382"/>
        </table:table-row>
        <table:table-row table:style-name="ro2">
          <table:table-cell office:value-type="float" office:value="23.004739000000001" table:style-name="ce3">
            <text:p>23,004739</text:p>
          </table:table-cell>
          <table:table-cell office:value-type="float" office:value="54.375709000000001" table:style-name="ce3">
            <text:p>54,375709</text:p>
          </table:table-cell>
          <table:table-cell table:number-columns-repeated="16382"/>
        </table:table-row>
        <table:table-row table:style-name="ro2">
          <table:table-cell office:value-type="float" office:value="23.005074" table:style-name="ce3">
            <text:p>23,005074</text:p>
          </table:table-cell>
          <table:table-cell office:value-type="float" office:value="54.380202999999902" table:style-name="ce3">
            <text:p>54,380203</text:p>
          </table:table-cell>
          <table:table-cell table:number-columns-repeated="16382"/>
        </table:table-row>
        <table:table-row table:style-name="ro2">
          <table:table-cell office:value-type="float" office:value="22.997377" table:style-name="ce3">
            <text:p>22,997377</text:p>
          </table:table-cell>
          <table:table-cell office:value-type="float" office:value="54.380405999999901" table:style-name="ce3">
            <text:p>54,380406</text:p>
          </table:table-cell>
          <table:table-cell table:number-columns-repeated="16382"/>
        </table:table-row>
        <table:table-row table:style-name="ro2">
          <table:table-cell office:value-type="float" office:value="22.997712" table:style-name="ce3">
            <text:p>22,997712</text:p>
          </table:table-cell>
          <table:table-cell office:value-type="float" office:value="54.384895999999998" table:style-name="ce3">
            <text:p>54,384896</text:p>
          </table:table-cell>
          <table:table-cell table:number-columns-repeated="16382"/>
        </table:table-row>
        <table:table-row table:style-name="ro2">
          <table:table-cell office:value-type="float" office:value="22.990016000000001" table:style-name="ce3">
            <text:p>22,990016</text:p>
          </table:table-cell>
          <table:table-cell office:value-type="float" office:value="54.385097000000002" table:style-name="ce3">
            <text:p>54,385097</text:p>
          </table:table-cell>
          <table:table-cell table:number-columns-repeated="16382"/>
        </table:table-row>
        <table:table-row table:style-name="ro2">
          <table:table-cell office:value-type="float" office:value="22.990348000000001" table:style-name="ce3">
            <text:p>22,990348</text:p>
          </table:table-cell>
          <table:table-cell office:value-type="float" office:value="54.389585999999902" table:style-name="ce3">
            <text:p>54,389586</text:p>
          </table:table-cell>
          <table:table-cell table:number-columns-repeated="16382"/>
        </table:table-row>
        <table:table-row table:style-name="ro2">
          <table:table-cell office:value-type="float" office:value="22.982652000000002" table:style-name="ce3">
            <text:p>22,982652</text:p>
          </table:table-cell>
          <table:table-cell office:value-type="float" office:value="54.389789" table:style-name="ce3">
            <text:p>54,389789</text:p>
          </table:table-cell>
          <table:table-cell table:number-columns-repeated="16382"/>
        </table:table-row>
        <table:table-row table:style-name="ro2">
          <table:table-cell office:value-type="float" office:value="22.974952999999999" table:style-name="ce3">
            <text:p>22,974953</text:p>
          </table:table-cell>
          <table:table-cell office:value-type="float" office:value="54.389988000000002" table:style-name="ce3">
            <text:p>54,389988</text:p>
          </table:table-cell>
          <table:table-cell table:number-columns-repeated="16382"/>
        </table:table-row>
        <table:table-row table:style-name="ro2">
          <table:table-cell office:value-type="float" office:value="22.967254000000001" table:style-name="ce3">
            <text:p>22,967254</text:p>
          </table:table-cell>
          <table:table-cell office:value-type="float" office:value="54.390186" table:style-name="ce3">
            <text:p>54,390186</text:p>
          </table:table-cell>
          <table:table-cell table:number-columns-repeated="16382"/>
        </table:table-row>
        <table:table-row table:style-name="ro2">
          <table:table-cell office:value-type="float" office:value="22.959557" table:style-name="ce3">
            <text:p>22,959557</text:p>
          </table:table-cell>
          <table:table-cell office:value-type="float" office:value="54.390383999999997" table:style-name="ce3">
            <text:p>54,390384</text:p>
          </table:table-cell>
          <table:table-cell table:number-columns-repeated="16382"/>
        </table:table-row>
        <table:table-row table:style-name="ro2">
          <table:table-cell office:value-type="float" office:value="22.959299999999999" table:style-name="ce3">
            <text:p>22,9593</text:p>
          </table:table-cell>
          <table:table-cell office:value-type="float" office:value="54.386879" table:style-name="ce3">
            <text:p>54,386879</text:p>
          </table:table-cell>
          <table:table-cell table:number-columns-repeated="16382"/>
        </table:table-row>
        <table:table-row table:style-name="ro2">
          <table:table-cell office:value-type="float" office:value="22.959226999999998" table:style-name="ce3">
            <text:p>22,959227</text:p>
          </table:table-cell>
          <table:table-cell office:value-type="float" office:value="54.385894" table:style-name="ce3">
            <text:p>54,385894</text:p>
          </table:table-cell>
          <table:table-cell table:number-columns-repeated="16382"/>
        </table:table-row>
        <table:table-row table:style-name="ro2">
          <table:table-cell office:value-type="float" office:value="22.951529999999899" table:style-name="ce3">
            <text:p>22,95153</text:p>
          </table:table-cell>
          <table:table-cell office:value-type="float" office:value="54.386090000000003" table:style-name="ce3">
            <text:p>54,38609</text:p>
          </table:table-cell>
          <table:table-cell table:number-columns-repeated="16382"/>
        </table:table-row>
        <table:table-row table:style-name="ro2">
          <table:table-cell office:value-type="float" office:value="22.943833000000001" table:style-name="ce3">
            <text:p>22,943833</text:p>
          </table:table-cell>
          <table:table-cell office:value-type="float" office:value="54.386288" table:style-name="ce3">
            <text:p>54,386288</text:p>
          </table:table-cell>
          <table:table-cell table:number-columns-repeated="16382"/>
        </table:table-row>
        <table:table-row table:style-name="ro2">
          <table:table-cell office:value-type="float" office:value="22.944161999999999" table:style-name="ce3">
            <text:p>22,944162</text:p>
          </table:table-cell>
          <table:table-cell office:value-type="float" office:value="54.390780999999897" table:style-name="ce3">
            <text:p>54,390781</text:p>
          </table:table-cell>
          <table:table-cell table:number-columns-repeated="16382"/>
        </table:table-row>
        <table:table-row table:style-name="ro2">
          <table:table-cell office:value-type="float" office:value="22.936463" table:style-name="ce3">
            <text:p>22,936463</text:p>
          </table:table-cell>
          <table:table-cell office:value-type="float" office:value="54.390976999999999" table:style-name="ce3">
            <text:p>54,390977</text:p>
          </table:table-cell>
          <table:table-cell table:number-columns-repeated="16382"/>
        </table:table-row>
        <table:table-row table:style-name="ro2">
          <table:table-cell office:value-type="float" office:value="22.936710999999999" table:style-name="ce3">
            <text:p>22,936711</text:p>
          </table:table-cell>
          <table:table-cell office:value-type="float" office:value="54.394368" table:style-name="ce3">
            <text:p>54,394368</text:p>
          </table:table-cell>
          <table:table-cell table:number-columns-repeated="16382"/>
        </table:table-row>
        <table:table-row table:style-name="ro2">
          <table:table-cell office:value-type="float" office:value="22.936790999999999" table:style-name="ce3">
            <text:p>22,936791</text:p>
          </table:table-cell>
          <table:table-cell office:value-type="float" office:value="54.395468999999999" table:style-name="ce3">
            <text:p>54,395469</text:p>
          </table:table-cell>
          <table:table-cell table:number-columns-repeated="16382"/>
        </table:table-row>
        <table:table-row table:style-name="ro2">
          <table:table-cell office:value-type="float" office:value="22.932421999999999" table:style-name="ce3">
            <text:p>22,932422</text:p>
          </table:table-cell>
          <table:table-cell office:value-type="float" office:value="54.395584999999997" table:style-name="ce3">
            <text:p>54,395585</text:p>
          </table:table-cell>
          <table:table-cell table:number-columns-repeated="16382"/>
        </table:table-row>
        <table:table-row table:style-name="ro2">
          <table:table-cell office:value-type="float" office:value="22.929089999999999" table:style-name="ce3">
            <text:p>22,92909</text:p>
          </table:table-cell>
          <table:table-cell office:value-type="float" office:value="54.395667000000003" table:style-name="ce3">
            <text:p>54,395667</text:p>
          </table:table-cell>
          <table:table-cell table:number-columns-repeated="16382"/>
        </table:table-row>
        <table:table-row table:style-name="ro2">
          <table:table-cell office:value-type="float" office:value="22.929144000000001" table:style-name="ce3">
            <text:p>22,929144</text:p>
          </table:table-cell>
          <table:table-cell office:value-type="float" office:value="54.396391999999899" table:style-name="ce3">
            <text:p>54,396392</text:p>
          </table:table-cell>
          <table:table-cell table:number-columns-repeated="16382"/>
        </table:table-row>
        <table:table-row table:style-name="ro2">
          <table:table-cell office:value-type="float" office:value="22.929417999999998" table:style-name="ce3">
            <text:p>22,929418</text:p>
          </table:table-cell>
          <table:table-cell office:value-type="float" office:value="54.400157" table:style-name="ce3">
            <text:p>54,400157</text:p>
          </table:table-cell>
          <table:table-cell table:number-columns-repeated="16382"/>
        </table:table-row>
        <table:table-row table:style-name="ro2">
          <table:table-cell office:value-type="float" office:value="22.9217189999999" table:style-name="ce3">
            <text:p>22,921719</text:p>
          </table:table-cell>
          <table:table-cell office:value-type="float" office:value="54.400354999999898" table:style-name="ce3">
            <text:p>54,400355</text:p>
          </table:table-cell>
          <table:table-cell table:number-columns-repeated="16382"/>
        </table:table-row>
        <table:table-row table:style-name="ro2">
          <table:table-cell office:value-type="float" office:value="22.921558999999998" table:style-name="ce3">
            <text:p>22,921559</text:p>
          </table:table-cell>
          <table:table-cell office:value-type="float" office:value="54.398139999999898" table:style-name="ce3">
            <text:p>54,39814</text:p>
          </table:table-cell>
          <table:table-cell table:number-columns-repeated="16382"/>
        </table:table-row>
        <table:table-row table:style-name="ro2">
          <table:table-cell office:value-type="float" office:value="22.921392999999998" table:style-name="ce3">
            <text:p>22,921393</text:p>
          </table:table-cell>
          <table:table-cell office:value-type="float" office:value="54.395862999999999" table:style-name="ce3">
            <text:p>54,395863</text:p>
          </table:table-cell>
          <table:table-cell table:number-columns-repeated="16382"/>
        </table:table-row>
        <table:table-row table:style-name="ro2">
          <table:table-cell office:value-type="float" office:value="22.913692000000001" table:style-name="ce3">
            <text:p>22,913692</text:p>
          </table:table-cell>
          <table:table-cell office:value-type="float" office:value="54.3960569999999" table:style-name="ce3">
            <text:p>54,396057</text:p>
          </table:table-cell>
          <table:table-cell table:number-columns-repeated="16382"/>
        </table:table-row>
        <table:table-row table:style-name="ro2">
          <table:table-cell office:value-type="float" office:value="22.905992999999999" table:style-name="ce3">
            <text:p>22,905993</text:p>
          </table:table-cell>
          <table:table-cell office:value-type="float" office:value="54.396250999999999" table:style-name="ce3">
            <text:p>54,396251</text:p>
          </table:table-cell>
          <table:table-cell table:number-columns-repeated="16382"/>
        </table:table-row>
        <table:table-row table:style-name="ro2">
          <table:table-cell office:value-type="float" office:value="22.906316999999898" table:style-name="ce3">
            <text:p>22,906317</text:p>
          </table:table-cell>
          <table:table-cell office:value-type="float" office:value="54.400745000000001" table:style-name="ce3">
            <text:p>54,400745</text:p>
          </table:table-cell>
          <table:table-cell table:number-columns-repeated="16382"/>
        </table:table-row>
        <table:table-row table:style-name="ro2">
          <table:table-cell office:value-type="float" office:value="22.898617999999999" table:style-name="ce3">
            <text:p>22,898618</text:p>
          </table:table-cell>
          <table:table-cell office:value-type="float" office:value="54.400941000000003" table:style-name="ce3">
            <text:p>54,400941</text:p>
          </table:table-cell>
          <table:table-cell table:number-columns-repeated="16382"/>
        </table:table-row>
        <table:table-row table:style-name="ro2">
          <table:table-cell office:value-type="float" office:value="22.898793000000001" table:style-name="ce3">
            <text:p>22,898793</text:p>
          </table:table-cell>
          <table:table-cell office:value-type="float" office:value="54.403382000000001" table:style-name="ce3">
            <text:p>54,403382</text:p>
          </table:table-cell>
          <table:table-cell table:number-columns-repeated="16382"/>
        </table:table-row>
        <table:table-row table:style-name="ro2">
          <table:table-cell office:value-type="float" office:value="22.898941000000001" table:style-name="ce3">
            <text:p>22,898941</text:p>
          </table:table-cell>
          <table:table-cell office:value-type="float" office:value="54.405431" table:style-name="ce3">
            <text:p>54,405431</text:p>
          </table:table-cell>
          <table:table-cell table:number-columns-repeated="16382"/>
        </table:table-row>
        <table:table-row table:style-name="ro2">
          <table:table-cell office:value-type="float" office:value="22.899263000000001" table:style-name="ce3">
            <text:p>22,899263</text:p>
          </table:table-cell>
          <table:table-cell office:value-type="float" office:value="54.409922999999999" table:style-name="ce3">
            <text:p>54,409923</text:p>
          </table:table-cell>
          <table:table-cell table:number-columns-repeated="16382"/>
        </table:table-row>
        <table:table-row table:style-name="ro2">
          <table:table-cell office:value-type="float" office:value="22.891561000000099" table:style-name="ce3">
            <text:p>22,891561</text:p>
          </table:table-cell>
          <table:table-cell office:value-type="float" office:value="54.410119000000002" table:style-name="ce3">
            <text:p>54,410119</text:p>
          </table:table-cell>
          <table:table-cell table:number-columns-repeated="16382"/>
        </table:table-row>
        <table:table-row table:style-name="ro2">
          <table:table-cell office:value-type="float" office:value="22.891883" table:style-name="ce3">
            <text:p>22,891883</text:p>
          </table:table-cell>
          <table:table-cell office:value-type="float" office:value="54.414611000000001" table:style-name="ce3">
            <text:p>54,414611</text:p>
          </table:table-cell>
          <table:table-cell table:number-columns-repeated="16382"/>
        </table:table-row>
        <table:table-row table:style-name="ro2">
          <table:table-cell office:value-type="float" office:value="22.884181999999999" table:style-name="ce3">
            <text:p>22,884182</text:p>
          </table:table-cell>
          <table:table-cell office:value-type="float" office:value="54.414802999999999" table:style-name="ce3">
            <text:p>54,414803</text:p>
          </table:table-cell>
          <table:table-cell table:number-columns-repeated="16382"/>
        </table:table-row>
        <table:table-row table:style-name="ro2">
          <table:table-cell office:value-type="float" office:value="22.884505000000001" table:style-name="ce3">
            <text:p>22,884505</text:p>
          </table:table-cell>
          <table:table-cell office:value-type="float" office:value="54.419297" table:style-name="ce3">
            <text:p>54,419297</text:p>
          </table:table-cell>
          <table:table-cell table:number-columns-repeated="16382"/>
        </table:table-row>
        <table:table-row table:style-name="ro2">
          <table:table-cell office:value-type="float" office:value="22.884823999999998" table:style-name="ce3">
            <text:p>22,884824</text:p>
          </table:table-cell>
          <table:table-cell office:value-type="float" office:value="54.4237889999999" table:style-name="ce3">
            <text:p>54,423789</text:p>
          </table:table-cell>
          <table:table-cell table:number-columns-repeated="16382"/>
        </table:table-row>
        <table:table-row table:style-name="ro2">
          <table:table-cell office:value-type="float" office:value="22.877120999999999" table:style-name="ce3">
            <text:p>22,877121</text:p>
          </table:table-cell>
          <table:table-cell office:value-type="float" office:value="54.423980999999998" table:style-name="ce3">
            <text:p>54,423981</text:p>
          </table:table-cell>
          <table:table-cell table:number-columns-repeated="16382"/>
        </table:table-row>
        <table:table-row table:style-name="ro2">
          <table:table-cell office:value-type="float" office:value="22.869415" table:style-name="ce3">
            <text:p>22,869415</text:p>
          </table:table-cell>
          <table:table-cell office:value-type="float" office:value="54.424174999999998" table:style-name="ce3">
            <text:p>54,424175</text:p>
          </table:table-cell>
          <table:table-cell table:number-columns-repeated="16382"/>
        </table:table-row>
        <table:table-row table:style-name="ro2">
          <table:table-cell office:value-type="float" office:value="22.861712000000001" table:style-name="ce3">
            <text:p>22,861712</text:p>
          </table:table-cell>
          <table:table-cell office:value-type="float" office:value="54.424365999999999" table:style-name="ce3">
            <text:p>54,424366</text:p>
          </table:table-cell>
          <table:table-cell table:number-columns-repeated="16382"/>
        </table:table-row>
        <table:table-row table:style-name="ro2">
          <table:table-cell office:value-type="float" office:value="22.854005999999998" table:style-name="ce3">
            <text:p>22,854006</text:p>
          </table:table-cell>
          <table:table-cell office:value-type="float" office:value="54.424556999999901" table:style-name="ce3">
            <text:p>54,424557</text:p>
          </table:table-cell>
          <table:table-cell table:number-columns-repeated="16382"/>
        </table:table-row>
        <table:table-row table:style-name="ro2">
          <table:table-cell office:value-type="float" office:value="22.846299999999999" table:style-name="ce3">
            <text:p>22,8463</text:p>
          </table:table-cell>
          <table:table-cell office:value-type="float" office:value="54.424747000000004" table:style-name="ce3">
            <text:p>54,424747</text:p>
          </table:table-cell>
          <table:table-cell table:number-columns-repeated="16382"/>
        </table:table-row>
        <table:table-row table:style-name="ro2">
          <table:table-cell office:value-type="float" office:value="22.845982999999901" table:style-name="ce3">
            <text:p>22,845983</text:p>
          </table:table-cell>
          <table:table-cell office:value-type="float" office:value="54.4202569999999" table:style-name="ce3">
            <text:p>54,420257</text:p>
          </table:table-cell>
          <table:table-cell table:number-columns-repeated="16382"/>
        </table:table-row>
        <table:table-row table:style-name="ro2">
          <table:table-cell office:value-type="float" office:value="22.838280000000001" table:style-name="ce3">
            <text:p>22,83828</text:p>
          </table:table-cell>
          <table:table-cell office:value-type="float" office:value="54.420444000000003" table:style-name="ce3">
            <text:p>54,420444</text:p>
          </table:table-cell>
          <table:table-cell table:number-columns-repeated="16382"/>
        </table:table-row>
        <table:table-row table:style-name="ro2">
          <table:table-cell office:value-type="float" office:value="22.830573999999999" table:style-name="ce3">
            <text:p>22,830574</text:p>
          </table:table-cell>
          <table:table-cell office:value-type="float" office:value="54.420634999999997" table:style-name="ce3">
            <text:p>54,420635</text:p>
          </table:table-cell>
          <table:table-cell table:number-columns-repeated="16382"/>
        </table:table-row>
        <table:table-row table:style-name="ro2">
          <table:table-cell office:value-type="float" office:value="22.830259999999999" table:style-name="ce3">
            <text:p>22,83026</text:p>
          </table:table-cell>
          <table:table-cell office:value-type="float" office:value="54.4161450000001" table:style-name="ce3">
            <text:p>54,416145</text:p>
          </table:table-cell>
          <table:table-cell table:number-columns-repeated="16382"/>
        </table:table-row>
        <table:table-row table:style-name="ro2">
          <table:table-cell office:value-type="float" office:value="22.822555999999999" table:style-name="ce3">
            <text:p>22,822556</text:p>
          </table:table-cell>
          <table:table-cell office:value-type="float" office:value="54.416331999999997" table:style-name="ce3">
            <text:p>54,416332</text:p>
          </table:table-cell>
          <table:table-cell table:number-columns-repeated="16382"/>
        </table:table-row>
        <table:table-row table:style-name="ro2">
          <table:table-cell office:value-type="float" office:value="22.822270999999901" table:style-name="ce3">
            <text:p>22,822271</text:p>
          </table:table-cell>
          <table:table-cell office:value-type="float" office:value="54.412289000000001" table:style-name="ce3">
            <text:p>54,412289</text:p>
          </table:table-cell>
          <table:table-cell table:number-columns-repeated="16382"/>
        </table:table-row>
        <table:table-row table:style-name="ro2">
          <table:table-cell office:value-type="float" office:value="22.822241999999999" table:style-name="ce3">
            <text:p>22,822242</text:p>
          </table:table-cell>
          <table:table-cell office:value-type="float" office:value="54.4118420000001" table:style-name="ce3">
            <text:p>54,411842</text:p>
          </table:table-cell>
          <table:table-cell table:number-columns-repeated="16382"/>
        </table:table-row>
        <table:table-row table:style-name="ro2">
          <table:table-cell office:value-type="float" office:value="22.821650999999999" table:style-name="ce3">
            <text:p>22,821651</text:p>
          </table:table-cell>
          <table:table-cell office:value-type="float" office:value="54.411858000000002" table:style-name="ce3">
            <text:p>54,411858</text:p>
          </table:table-cell>
          <table:table-cell table:number-columns-repeated="16382"/>
        </table:table-row>
        <table:table-row table:style-name="ro2">
          <table:table-cell office:value-type="float" office:value="22.814537999999999" table:style-name="ce3">
            <text:p>22,814538</text:p>
          </table:table-cell>
          <table:table-cell office:value-type="float" office:value="54.412028999999997" table:style-name="ce3">
            <text:p>54,412029</text:p>
          </table:table-cell>
          <table:table-cell table:number-columns-repeated="16382"/>
        </table:table-row>
        <table:table-row table:style-name="ro2">
          <table:table-cell office:value-type="float" office:value="22.814223999999999" table:style-name="ce3">
            <text:p>22,814224</text:p>
          </table:table-cell>
          <table:table-cell office:value-type="float" office:value="54.407534999999903" table:style-name="ce3">
            <text:p>54,407535</text:p>
          </table:table-cell>
          <table:table-cell table:number-columns-repeated="16382"/>
        </table:table-row>
        <table:table-row table:style-name="ro2">
          <table:table-cell office:value-type="float" office:value="22.806522000000001" table:style-name="ce3">
            <text:p>22,806522</text:p>
          </table:table-cell>
          <table:table-cell office:value-type="float" office:value="54.407725999999997" table:style-name="ce3">
            <text:p>54,407726</text:p>
          </table:table-cell>
          <table:table-cell table:number-columns-repeated="16382"/>
        </table:table-row>
        <table:table-row table:style-name="ro2">
          <table:table-cell office:value-type="float" office:value="22.80621" table:style-name="ce3">
            <text:p>22,80621</text:p>
          </table:table-cell>
          <table:table-cell office:value-type="float" office:value="54.403231999999903" table:style-name="ce3">
            <text:p>54,403232</text:p>
          </table:table-cell>
          <table:table-cell table:number-columns-repeated="16382"/>
        </table:table-row>
        <table:table-row table:style-name="ro2">
          <table:table-cell office:value-type="float" office:value="22.798507000000001" table:style-name="ce3">
            <text:p>22,798507</text:p>
          </table:table-cell>
          <table:table-cell office:value-type="float" office:value="54.403417999999903" table:style-name="ce3">
            <text:p>54,403418</text:p>
          </table:table-cell>
          <table:table-cell table:number-columns-repeated="16382"/>
        </table:table-row>
        <table:table-row table:style-name="ro2">
          <table:table-cell office:value-type="float" office:value="22.798196999999998" table:style-name="ce3">
            <text:p>22,798197</text:p>
          </table:table-cell>
          <table:table-cell office:value-type="float" office:value="54.398928999999903" table:style-name="ce3">
            <text:p>54,398929</text:p>
          </table:table-cell>
          <table:table-cell table:number-columns-repeated="16382"/>
        </table:table-row>
        <table:table-row table:style-name="ro2">
          <table:table-cell office:value-type="float" office:value="22.801851999999901" table:style-name="ce3">
            <text:p>22,801852</text:p>
          </table:table-cell>
          <table:table-cell office:value-type="float" office:value="54.398837" table:style-name="ce3">
            <text:p>54,398837</text:p>
          </table:table-cell>
          <table:table-cell table:number-columns-repeated="16382"/>
        </table:table-row>
        <table:table-row table:style-name="ro2">
          <table:table-cell office:value-type="float" office:value="22.805897999999999" table:style-name="ce3">
            <text:p>22,805898</text:p>
          </table:table-cell>
          <table:table-cell office:value-type="float" office:value="54.398738999999999" table:style-name="ce3">
            <text:p>54,398739</text:p>
          </table:table-cell>
          <table:table-cell table:number-columns-repeated="16382"/>
        </table:table-row>
        <table:table-row table:style-name="ro2">
          <table:table-cell office:value-type="float" office:value="22.805669999999999" table:style-name="ce3">
            <text:p>22,80567</text:p>
          </table:table-cell>
          <table:table-cell office:value-type="float" office:value="54.395485000000001" table:style-name="ce3">
            <text:p>54,395485</text:p>
          </table:table-cell>
          <table:table-cell table:number-columns-repeated="16382"/>
        </table:table-row>
        <table:table-row table:style-name="ro2">
          <table:table-cell office:value-type="float" office:value="22.805582999999899" table:style-name="ce3">
            <text:p>22,805583</text:p>
          </table:table-cell>
          <table:table-cell office:value-type="float" office:value="54.3942499999999" table:style-name="ce3">
            <text:p>54,39425</text:p>
          </table:table-cell>
          <table:table-cell table:number-columns-repeated="16382"/>
        </table:table-row>
        <table:table-row table:style-name="ro2">
          <table:table-cell office:value-type="float" office:value="22.813282000000001" table:style-name="ce3">
            <text:p>22,813282</text:p>
          </table:table-cell>
          <table:table-cell office:value-type="float" office:value="54.394058000000001" table:style-name="ce3">
            <text:p>54,394058</text:p>
          </table:table-cell>
          <table:table-cell table:number-columns-repeated="16382"/>
        </table:table-row>
        <table:table-row table:style-name="ro2">
          <table:table-cell office:value-type="float" office:value="22.820981" table:style-name="ce3">
            <text:p>22,820981</text:p>
          </table:table-cell>
          <table:table-cell office:value-type="float" office:value="54.393870999999997" table:style-name="ce3">
            <text:p>54,393871</text:p>
          </table:table-cell>
          <table:table-cell table:number-columns-repeated="16382"/>
        </table:table-row>
        <table:table-row table:style-name="ro2">
          <table:table-cell office:value-type="float" office:value="22.820969999999999" table:style-name="ce3">
            <text:p>22,82097</text:p>
          </table:table-cell>
          <table:table-cell office:value-type="float" office:value="54.393695999999998" table:style-name="ce3">
            <text:p>54,393696</text:p>
          </table:table-cell>
          <table:table-cell table:number-columns-repeated="16382"/>
        </table:table-row>
        <table:table-row table:style-name="ro2">
          <table:table-cell office:value-type="float" office:value="22.820667" table:style-name="ce3">
            <text:p>22,820667</text:p>
          </table:table-cell>
          <table:table-cell office:value-type="float" office:value="54.389377000000003" table:style-name="ce3">
            <text:p>54,389377</text:p>
          </table:table-cell>
          <table:table-cell table:number-columns-repeated="16382"/>
        </table:table-row>
        <table:table-row table:style-name="ro2">
          <table:table-cell office:value-type="float" office:value="22.820352" table:style-name="ce3">
            <text:p>22,820352</text:p>
          </table:table-cell>
          <table:table-cell office:value-type="float" office:value="54.384884999999898" table:style-name="ce3">
            <text:p>54,384885</text:p>
          </table:table-cell>
          <table:table-cell table:number-columns-repeated="16382"/>
        </table:table-row>
        <table:table-row table:style-name="ro2">
          <table:table-cell office:value-type="float" office:value="22.813911000000001" table:style-name="ce3">
            <text:p>22,813911</text:p>
          </table:table-cell>
          <table:table-cell office:value-type="float" office:value="54.385044000000001" table:style-name="ce3">
            <text:p>54,385044</text:p>
          </table:table-cell>
          <table:table-cell table:number-columns-repeated="16382"/>
        </table:table-row>
        <table:table-row table:style-name="ro2">
          <table:table-cell office:value-type="float" office:value="22.812654999999999" table:style-name="ce3">
            <text:p>22,812655</text:p>
          </table:table-cell>
          <table:table-cell office:value-type="float" office:value="54.385074000000003" table:style-name="ce3">
            <text:p>54,385074</text:p>
          </table:table-cell>
          <table:table-cell table:number-columns-repeated="16382"/>
        </table:table-row>
        <table:table-row table:style-name="ro2">
          <table:table-cell office:value-type="float" office:value="22.812340999999901" table:style-name="ce3">
            <text:p>22,812341</text:p>
          </table:table-cell>
          <table:table-cell office:value-type="float" office:value="54.380581999999997" table:style-name="ce3">
            <text:p>54,380582</text:p>
          </table:table-cell>
          <table:table-cell table:number-columns-repeated="16382"/>
        </table:table-row>
        <table:table-row table:style-name="ro2">
          <table:table-cell office:value-type="float" office:value="22.812028999999999" table:style-name="ce3">
            <text:p>22,812029</text:p>
          </table:table-cell>
          <table:table-cell office:value-type="float" office:value="54.376086999999998" table:style-name="ce3">
            <text:p>54,376087</text:p>
          </table:table-cell>
          <table:table-cell table:number-columns-repeated="16382"/>
        </table:table-row>
        <table:table-row table:style-name="ro2">
          <table:table-cell office:value-type="float" office:value="22.804331999999899" table:style-name="ce3">
            <text:p>22,804332</text:p>
          </table:table-cell>
          <table:table-cell office:value-type="float" office:value="54.376278999999997" table:style-name="ce3">
            <text:p>54,376279</text:p>
          </table:table-cell>
          <table:table-cell table:number-columns-repeated="16382"/>
        </table:table-row>
        <table:table-row table:style-name="ro2">
          <table:table-cell office:value-type="float" office:value="22.804020000000001" table:style-name="ce3">
            <text:p>22,80402</text:p>
          </table:table-cell>
          <table:table-cell office:value-type="float" office:value="54.371783999999899" table:style-name="ce3">
            <text:p>54,371784</text:p>
          </table:table-cell>
          <table:table-cell table:number-columns-repeated="16382"/>
        </table:table-row>
        <table:table-row table:style-name="ro2">
          <table:table-cell office:value-type="float" office:value="22.796325" table:style-name="ce3">
            <text:p>22,796325</text:p>
          </table:table-cell>
          <table:table-cell office:value-type="float" office:value="54.371971000000002" table:style-name="ce3">
            <text:p>54,371971</text:p>
          </table:table-cell>
          <table:table-cell table:number-columns-repeated="16382"/>
        </table:table-row>
        <table:table-row table:style-name="ro2">
          <table:table-cell office:value-type="float" office:value="22.796012999999999" table:style-name="ce3">
            <text:p>22,796013</text:p>
          </table:table-cell>
          <table:table-cell office:value-type="float" office:value="54.367480999999898" table:style-name="ce3">
            <text:p>54,367481</text:p>
          </table:table-cell>
          <table:table-cell table:number-columns-repeated="16382"/>
        </table:table-row>
        <table:table-row table:style-name="ro2">
          <table:table-cell office:value-type="float" office:value="22.7924439999999" table:style-name="ce3">
            <text:p>22,792444</text:p>
          </table:table-cell>
          <table:table-cell office:value-type="float" office:value="54.367569999999901" table:style-name="ce3">
            <text:p>54,36757</text:p>
          </table:table-cell>
          <table:table-cell table:number-columns-repeated="16382"/>
        </table:table-row>
        <table:table-row table:style-name="ro2">
          <table:table-cell office:value-type="float" office:value="22.793223999999999" table:style-name="ce3">
            <text:p>22,793224</text:p>
          </table:table-cell>
          <table:table-cell office:value-type="float" office:value="54.368085000000001" table:style-name="ce3">
            <text:p>54,368085</text:p>
          </table:table-cell>
          <table:table-cell table:number-columns-repeated="16382"/>
        </table:table-row>
        <table:table-row table:style-name="ro2">
          <table:table-cell office:value-type="float" office:value="22.793432999999901" table:style-name="ce3">
            <text:p>22,793433</text:p>
          </table:table-cell>
          <table:table-cell office:value-type="float" office:value="54.368223999999998" table:style-name="ce3">
            <text:p>54,368224</text:p>
          </table:table-cell>
          <table:table-cell table:number-columns-repeated="16382"/>
        </table:table-row>
        <table:table-row table:style-name="ro2">
          <table:table-cell office:value-type="float" office:value="22.780895999999998" table:style-name="ce3">
            <text:p>22,780896</text:p>
          </table:table-cell>
          <table:table-cell office:value-type="float" office:value="54.371772999999997" table:style-name="ce3">
            <text:p>54,371773</text:p>
          </table:table-cell>
          <table:table-cell table:number-columns-repeated="16382"/>
        </table:table-row>
        <table:table-row table:style-name="ro2">
          <table:table-cell office:value-type="float" office:value="22.780845999999901" table:style-name="ce3">
            <text:p>22,780846</text:p>
          </table:table-cell>
          <table:table-cell office:value-type="float" office:value="54.372127999999996" table:style-name="ce3">
            <text:p>54,372128</text:p>
          </table:table-cell>
          <table:table-cell table:number-columns-repeated="16382"/>
        </table:table-row>
        <table:table-row table:style-name="ro2">
          <table:table-cell office:value-type="float" office:value="22.779216000000002" table:style-name="ce3">
            <text:p>22,779216</text:p>
          </table:table-cell>
          <table:table-cell office:value-type="float" office:value="54.372238000000003" table:style-name="ce3">
            <text:p>54,372238</text:p>
          </table:table-cell>
          <table:table-cell table:number-columns-repeated="16382"/>
        </table:table-row>
        <table:table-row table:style-name="ro2">
          <table:table-cell office:value-type="float" office:value="22.778638999999899" table:style-name="ce3">
            <text:p>22,778639</text:p>
          </table:table-cell>
          <table:table-cell office:value-type="float" office:value="54.372402000000001" table:style-name="ce3">
            <text:p>54,372402</text:p>
          </table:table-cell>
          <table:table-cell table:number-columns-repeated="16382"/>
        </table:table-row>
        <table:table-row table:style-name="ro2">
          <table:table-cell office:value-type="float" office:value="22.776513000000001" table:style-name="ce3">
            <text:p>22,776513</text:p>
          </table:table-cell>
          <table:table-cell office:value-type="float" office:value="54.373001000000002" table:style-name="ce3">
            <text:p>54,373001</text:p>
          </table:table-cell>
          <table:table-cell table:number-columns-repeated="16382"/>
        </table:table-row>
        <table:table-row table:style-name="ro2">
          <table:table-cell office:value-type="float" office:value="22.773333999999998" table:style-name="ce3">
            <text:p>22,773334</text:p>
          </table:table-cell>
          <table:table-cell office:value-type="float" office:value="54.3738969999999" table:style-name="ce3">
            <text:p>54,373897</text:p>
          </table:table-cell>
          <table:table-cell table:number-columns-repeated="16382"/>
        </table:table-row>
        <table:table-row table:style-name="ro2">
          <table:table-cell office:value-type="float" office:value="22.773458999999999" table:style-name="ce3">
            <text:p>22,773459</text:p>
          </table:table-cell>
          <table:table-cell office:value-type="float" office:value="54.375729" table:style-name="ce3">
            <text:p>54,375729</text:p>
          </table:table-cell>
          <table:table-cell table:number-columns-repeated="16382"/>
        </table:table-row>
        <table:table-row table:style-name="ro2">
          <table:table-cell office:value-type="float" office:value="22.773547999999899" table:style-name="ce3">
            <text:p>22,773548</text:p>
          </table:table-cell>
          <table:table-cell office:value-type="float" office:value="54.377025999999901" table:style-name="ce3">
            <text:p>54,377026</text:p>
          </table:table-cell>
          <table:table-cell table:number-columns-repeated="16382"/>
        </table:table-row>
        <table:table-row table:style-name="ro2">
          <table:table-cell office:value-type="float" office:value="22.770282000000002" table:style-name="ce3">
            <text:p>22,770282</text:p>
          </table:table-cell>
          <table:table-cell office:value-type="float" office:value="54.377101000000003" table:style-name="ce3">
            <text:p>54,377101</text:p>
          </table:table-cell>
          <table:table-cell table:number-columns-repeated="16382"/>
        </table:table-row>
        <table:table-row table:style-name="ro2">
          <table:table-cell office:value-type="float" office:value="22.76914" table:style-name="ce3">
            <text:p>22,76914</text:p>
          </table:table-cell>
          <table:table-cell office:value-type="float" office:value="54.377128999999996" table:style-name="ce3">
            <text:p>54,377129</text:p>
          </table:table-cell>
          <table:table-cell table:number-columns-repeated="16382"/>
        </table:table-row>
        <table:table-row table:style-name="ro2">
          <table:table-cell office:value-type="float" office:value="22.766317999999998" table:style-name="ce3">
            <text:p>22,766318</text:p>
          </table:table-cell>
          <table:table-cell office:value-type="float" office:value="54.384020999999997" table:style-name="ce3">
            <text:p>54,384021</text:p>
          </table:table-cell>
          <table:table-cell table:number-columns-repeated="16382"/>
        </table:table-row>
        <table:table-row table:style-name="ro2">
          <table:table-cell office:value-type="float" office:value="22.766469000000001" table:style-name="ce3">
            <text:p>22,766469</text:p>
          </table:table-cell>
          <table:table-cell office:value-type="float" office:value="54.386194999999901" table:style-name="ce3">
            <text:p>54,386195</text:p>
          </table:table-cell>
          <table:table-cell table:number-columns-repeated="16382"/>
        </table:table-row>
        <table:table-row table:style-name="ro2">
          <table:table-cell office:value-type="float" office:value="22.766726000000101" table:style-name="ce3">
            <text:p>22,766726</text:p>
          </table:table-cell>
          <table:table-cell office:value-type="float" office:value="54.389980999999999" table:style-name="ce3">
            <text:p>54,389981</text:p>
          </table:table-cell>
          <table:table-cell table:number-columns-repeated="16382"/>
        </table:table-row>
        <table:table-row table:style-name="ro2">
          <table:table-cell office:value-type="float" office:value="22.766776" table:style-name="ce3">
            <text:p>22,766776</text:p>
          </table:table-cell>
          <table:table-cell office:value-type="float" office:value="54.390689999999999" table:style-name="ce3">
            <text:p>54,39069</text:p>
          </table:table-cell>
          <table:table-cell table:number-columns-repeated="16382"/>
        </table:table-row>
        <table:table-row table:style-name="ro2">
          <table:table-cell office:value-type="float" office:value="22.766331999999998" table:style-name="ce3">
            <text:p>22,766332</text:p>
          </table:table-cell>
          <table:table-cell office:value-type="float" office:value="54.390701" table:style-name="ce3">
            <text:p>54,390701</text:p>
          </table:table-cell>
          <table:table-cell table:number-columns-repeated="16382"/>
        </table:table-row>
        <table:table-row table:style-name="ro2">
          <table:table-cell office:value-type="float" office:value="22.763558" table:style-name="ce3">
            <text:p>22,763558</text:p>
          </table:table-cell>
          <table:table-cell office:value-type="float" office:value="54.390766999999897" table:style-name="ce3">
            <text:p>54,390767</text:p>
          </table:table-cell>
          <table:table-cell table:number-columns-repeated="16382"/>
        </table:table-row>
        <table:table-row table:style-name="ro2">
          <table:table-cell office:value-type="float" office:value="22.760141999999998" table:style-name="ce3">
            <text:p>22,760142</text:p>
          </table:table-cell>
          <table:table-cell office:value-type="float" office:value="54.399124999999998" table:style-name="ce3">
            <text:p>54,399125</text:p>
          </table:table-cell>
          <table:table-cell table:number-columns-repeated="16382"/>
        </table:table-row>
        <table:table-row table:style-name="ro2">
          <table:table-cell office:value-type="float" office:value="22.759912" table:style-name="ce3">
            <text:p>22,759912</text:p>
          </table:table-cell>
          <table:table-cell office:value-type="float" office:value="54.399554999999999" table:style-name="ce3">
            <text:p>54,399555</text:p>
          </table:table-cell>
          <table:table-cell table:number-columns-repeated="16382"/>
        </table:table-row>
        <table:table-row table:style-name="ro2">
          <table:table-cell office:value-type="float" office:value="22.759740999999998" table:style-name="ce3">
            <text:p>22,759741</text:p>
          </table:table-cell>
          <table:table-cell office:value-type="float" office:value="54.399951999999899" table:style-name="ce3">
            <text:p>54,399952</text:p>
          </table:table-cell>
          <table:table-cell table:number-columns-repeated="16382"/>
        </table:table-row>
        <table:table-row table:style-name="ro2">
          <table:table-cell office:value-type="float" office:value="22.759875000000001" table:style-name="ce3">
            <text:p>22,759875</text:p>
          </table:table-cell>
          <table:table-cell office:value-type="float" office:value="54.402495000000002" table:style-name="ce3">
            <text:p>54,402495</text:p>
          </table:table-cell>
          <table:table-cell table:number-columns-repeated="16382"/>
        </table:table-row>
        <table:table-row table:style-name="ro2">
          <table:table-cell office:value-type="float" office:value="22.760003000000101" table:style-name="ce3">
            <text:p>22,760003</text:p>
          </table:table-cell>
          <table:table-cell office:value-type="float" office:value="54.404350999999998" table:style-name="ce3">
            <text:p>54,404351</text:p>
          </table:table-cell>
          <table:table-cell table:number-columns-repeated="16382"/>
        </table:table-row>
        <table:table-row table:style-name="ro2">
          <table:table-cell office:value-type="float" office:value="22.758842999999999" table:style-name="ce3">
            <text:p>22,758843</text:p>
          </table:table-cell>
          <table:table-cell office:value-type="float" office:value="54.404378000000001" table:style-name="ce3">
            <text:p>54,404378</text:p>
          </table:table-cell>
          <table:table-cell table:number-columns-repeated="16382"/>
        </table:table-row>
        <table:table-row table:style-name="ro2">
          <table:table-cell office:value-type="float" office:value="22.757328999999999" table:style-name="ce3">
            <text:p>22,757329</text:p>
          </table:table-cell>
          <table:table-cell office:value-type="float" office:value="54.404414000000003" table:style-name="ce3">
            <text:p>54,404414</text:p>
          </table:table-cell>
          <table:table-cell table:number-columns-repeated="16382"/>
        </table:table-row>
        <table:table-row table:style-name="ro2">
          <table:table-cell office:value-type="float" office:value="22.752866999999998" table:style-name="ce3">
            <text:p>22,752867</text:p>
          </table:table-cell>
          <table:table-cell office:value-type="float" office:value="54.412819999999897" table:style-name="ce3">
            <text:p>54,41282</text:p>
          </table:table-cell>
          <table:table-cell table:number-columns-repeated="16382"/>
        </table:table-row>
        <table:table-row table:style-name="ro2">
          <table:table-cell office:value-type="float" office:value="22.752915000000002" table:style-name="ce3">
            <text:p>22,752915</text:p>
          </table:table-cell>
          <table:table-cell office:value-type="float" office:value="54.413521999999901" table:style-name="ce3">
            <text:p>54,413522</text:p>
          </table:table-cell>
          <table:table-cell table:number-columns-repeated="16382"/>
        </table:table-row>
        <table:table-row table:style-name="ro2">
          <table:table-cell office:value-type="float" office:value="22.753017" table:style-name="ce3">
            <text:p>22,753017</text:p>
          </table:table-cell>
          <table:table-cell office:value-type="float" office:value="54.415016999999999" table:style-name="ce3">
            <text:p>54,415017</text:p>
          </table:table-cell>
          <table:table-cell table:number-columns-repeated="16382"/>
        </table:table-row>
        <table:table-row table:style-name="ro2">
          <table:table-cell office:value-type="float" office:value="22.753222000000001" table:style-name="ce3">
            <text:p>22,753222</text:p>
          </table:table-cell>
          <table:table-cell office:value-type="float" office:value="54.418013999999999" table:style-name="ce3">
            <text:p>54,418014</text:p>
          </table:table-cell>
          <table:table-cell table:number-columns-repeated="16382"/>
        </table:table-row>
        <table:table-row table:style-name="ro2">
          <table:table-cell office:value-type="float" office:value="22.751351" table:style-name="ce3">
            <text:p>22,751351</text:p>
          </table:table-cell>
          <table:table-cell office:value-type="float" office:value="54.418056999999997" table:style-name="ce3">
            <text:p>54,418057</text:p>
          </table:table-cell>
          <table:table-cell table:number-columns-repeated="16382"/>
        </table:table-row>
        <table:table-row table:style-name="ro2">
          <table:table-cell office:value-type="float" office:value="22.750065999999901" table:style-name="ce3">
            <text:p>22,750066</text:p>
          </table:table-cell>
          <table:table-cell office:value-type="float" office:value="54.418087" table:style-name="ce3">
            <text:p>54,418087</text:p>
          </table:table-cell>
          <table:table-cell table:number-columns-repeated="16382"/>
        </table:table-row>
        <table:table-row table:style-name="ro2">
          <table:table-cell office:value-type="float" office:value="22.746026999999899" table:style-name="ce3">
            <text:p>22,746027</text:p>
          </table:table-cell>
          <table:table-cell office:value-type="float" office:value="54.425690000000003" table:style-name="ce3">
            <text:p>54,42569</text:p>
          </table:table-cell>
          <table:table-cell table:number-columns-repeated="16382"/>
        </table:table-row>
        <table:table-row table:style-name="ro2">
          <table:table-cell office:value-type="float" office:value="22.746102" table:style-name="ce3">
            <text:p>22,746102</text:p>
          </table:table-cell>
          <table:table-cell office:value-type="float" office:value="54.426806999999997" table:style-name="ce3">
            <text:p>54,426807</text:p>
          </table:table-cell>
          <table:table-cell table:number-columns-repeated="16382"/>
        </table:table-row>
        <table:table-row table:style-name="ro2">
          <table:table-cell office:value-type="float" office:value="22.746130000000001" table:style-name="ce3">
            <text:p>22,74613</text:p>
          </table:table-cell>
          <table:table-cell office:value-type="float" office:value="54.427185000000101" table:style-name="ce3">
            <text:p>54,427185</text:p>
          </table:table-cell>
          <table:table-cell table:number-columns-repeated="16382"/>
        </table:table-row>
        <table:table-row table:style-name="ro2">
          <table:table-cell office:value-type="float" office:value="22.746436999999901" table:style-name="ce3">
            <text:p>22,746437</text:p>
          </table:table-cell>
          <table:table-cell office:value-type="float" office:value="54.431674999999998" table:style-name="ce3">
            <text:p>54,431675</text:p>
          </table:table-cell>
          <table:table-cell table:number-columns-repeated="16382"/>
        </table:table-row>
        <table:table-row table:style-name="ro2">
          <table:table-cell office:value-type="float" office:value="22.743365000000001" table:style-name="ce3">
            <text:p>22,743365</text:p>
          </table:table-cell>
          <table:table-cell office:value-type="float" office:value="54.431750000000001" table:style-name="ce3">
            <text:p>54,43175</text:p>
          </table:table-cell>
          <table:table-cell table:number-columns-repeated="16382"/>
        </table:table-row>
        <table:table-row table:style-name="ro2">
          <table:table-cell office:value-type="float" office:value="22.7428869999999" table:style-name="ce3">
            <text:p>22,742887</text:p>
          </table:table-cell>
          <table:table-cell office:value-type="float" office:value="54.431761999999999" table:style-name="ce3">
            <text:p>54,431762</text:p>
          </table:table-cell>
          <table:table-cell table:number-columns-repeated="16382"/>
        </table:table-row>
        <table:table-row table:style-name="ro2">
          <table:table-cell office:value-type="float" office:value="22.738728999999999" table:style-name="ce3">
            <text:p>22,738729</text:p>
          </table:table-cell>
          <table:table-cell office:value-type="float" office:value="54.431862000000002" table:style-name="ce3">
            <text:p>54,431862</text:p>
          </table:table-cell>
          <table:table-cell table:number-columns-repeated="16382"/>
        </table:table-row>
        <table:table-row table:style-name="ro2">
          <table:table-cell office:value-type="float" office:value="22.739035000000001" table:style-name="ce3">
            <text:p>22,739035</text:p>
          </table:table-cell>
          <table:table-cell office:value-type="float" office:value="54.436351999999999" table:style-name="ce3">
            <text:p>54,436352</text:p>
          </table:table-cell>
          <table:table-cell table:number-columns-repeated="16382"/>
        </table:table-row>
        <table:table-row table:style-name="ro2">
          <table:table-cell office:value-type="float" office:value="22.739090000000001" table:style-name="ce3">
            <text:p>22,73909</text:p>
          </table:table-cell>
          <table:table-cell office:value-type="float" office:value="54.437162999999998" table:style-name="ce3">
            <text:p>54,437163</text:p>
          </table:table-cell>
          <table:table-cell table:number-columns-repeated="16382"/>
        </table:table-row>
        <table:table-row table:style-name="ro2">
          <table:table-cell office:value-type="float" office:value="22.739117" table:style-name="ce3">
            <text:p>22,739117</text:p>
          </table:table-cell>
          <table:table-cell office:value-type="float" office:value="54.437559999999998" table:style-name="ce3">
            <text:p>54,43756</text:p>
          </table:table-cell>
          <table:table-cell table:number-columns-repeated="16382"/>
        </table:table-row>
        <table:table-row table:style-name="ro2">
          <table:table-cell office:value-type="float" office:value="22.739343000000002" table:style-name="ce3">
            <text:p>22,739343</text:p>
          </table:table-cell>
          <table:table-cell office:value-type="float" office:value="54.440846000000001" table:style-name="ce3">
            <text:p>54,440846</text:p>
          </table:table-cell>
          <table:table-cell table:number-columns-repeated="16382"/>
        </table:table-row>
        <table:table-row table:style-name="ro2">
          <table:table-cell office:value-type="float" office:value="22.736944999999999" table:style-name="ce3">
            <text:p>22,736945</text:p>
          </table:table-cell>
          <table:table-cell office:value-type="float" office:value="54.440902999999999" table:style-name="ce3">
            <text:p>54,440903</text:p>
          </table:table-cell>
          <table:table-cell table:number-columns-repeated="16382"/>
        </table:table-row>
        <table:table-row table:style-name="ro2">
          <table:table-cell office:value-type="float" office:value="22.735903" table:style-name="ce3">
            <text:p>22,735903</text:p>
          </table:table-cell>
          <table:table-cell office:value-type="float" office:value="54.440928" table:style-name="ce3">
            <text:p>54,440928</text:p>
          </table:table-cell>
          <table:table-cell table:number-columns-repeated="16382"/>
        </table:table-row>
        <table:table-row table:style-name="ro2">
          <table:table-cell office:value-type="float" office:value="22.735731999999999" table:style-name="ce3">
            <text:p>22,735732</text:p>
          </table:table-cell>
          <table:table-cell office:value-type="float" office:value="54.440933000000001" table:style-name="ce3">
            <text:p>54,440933</text:p>
          </table:table-cell>
          <table:table-cell table:number-columns-repeated="16382"/>
        </table:table-row>
        <table:table-row table:style-name="ro2">
          <table:table-cell office:value-type="float" office:value="22.731631999999902" table:style-name="ce3">
            <text:p>22,731632</text:p>
          </table:table-cell>
          <table:table-cell office:value-type="float" office:value="54.441029" table:style-name="ce3">
            <text:p>54,441029</text:p>
          </table:table-cell>
          <table:table-cell table:number-columns-repeated="16382"/>
        </table:table-row>
        <table:table-row table:style-name="ro2">
          <table:table-cell office:value-type="float" office:value="22.731983" table:style-name="ce3">
            <text:p>22,731983</text:p>
          </table:table-cell>
          <table:table-cell office:value-type="float" office:value="54.445559999999901" table:style-name="ce3">
            <text:p>54,44556</text:p>
          </table:table-cell>
          <table:table-cell table:number-columns-repeated="16382"/>
        </table:table-row>
        <table:table-row table:style-name="ro2">
          <table:table-cell office:value-type="float" office:value="22.732129" table:style-name="ce3">
            <text:p>22,732129</text:p>
          </table:table-cell>
          <table:table-cell office:value-type="float" office:value="54.448317000000003" table:style-name="ce3">
            <text:p>54,448317</text:p>
          </table:table-cell>
          <table:table-cell table:number-columns-repeated="16382"/>
        </table:table-row>
        <table:table-row table:style-name="ro2">
          <table:table-cell office:value-type="float" office:value="22.732243" table:style-name="ce3">
            <text:p>22,732243</text:p>
          </table:table-cell>
          <table:table-cell office:value-type="float" office:value="54.450012999999899" table:style-name="ce3">
            <text:p>54,450013</text:p>
          </table:table-cell>
          <table:table-cell table:number-columns-repeated="16382"/>
        </table:table-row>
        <table:table-row table:style-name="ro2">
          <table:table-cell office:value-type="float" office:value="22.731005" table:style-name="ce3">
            <text:p>22,731005</text:p>
          </table:table-cell>
          <table:table-cell office:value-type="float" office:value="54.450043000000001" table:style-name="ce3">
            <text:p>54,450043</text:p>
          </table:table-cell>
          <table:table-cell table:number-columns-repeated="16382"/>
        </table:table-row>
        <table:table-row table:style-name="ro2">
          <table:table-cell office:value-type="float" office:value="22.726552000000002" table:style-name="ce3">
            <text:p>22,726552</text:p>
          </table:table-cell>
          <table:table-cell office:value-type="float" office:value="54.450144999999999" table:style-name="ce3">
            <text:p>54,450145</text:p>
          </table:table-cell>
          <table:table-cell table:number-columns-repeated="16382"/>
        </table:table-row>
        <table:table-row table:style-name="ro2">
          <table:table-cell office:value-type="float" office:value="22.7171160000001" table:style-name="ce3">
            <text:p>22,717116</text:p>
          </table:table-cell>
          <table:table-cell office:value-type="float" office:value="54.454770000000003" table:style-name="ce3">
            <text:p>54,45477</text:p>
          </table:table-cell>
          <table:table-cell table:number-columns-repeated="16382"/>
        </table:table-row>
        <table:table-row table:style-name="ro2">
          <table:table-cell office:value-type="float" office:value="22.717124999999999" table:style-name="ce3">
            <text:p>22,717125</text:p>
          </table:table-cell>
          <table:table-cell office:value-type="float" office:value="54.454872000000002" table:style-name="ce3">
            <text:p>54,454872</text:p>
          </table:table-cell>
          <table:table-cell table:number-columns-repeated="16382"/>
        </table:table-row>
        <table:table-row table:style-name="ro2">
          <table:table-cell office:value-type="float" office:value="22.716891" table:style-name="ce3">
            <text:p>22,716891</text:p>
          </table:table-cell>
          <table:table-cell office:value-type="float" office:value="54.454876999999897" table:style-name="ce3">
            <text:p>54,454877</text:p>
          </table:table-cell>
          <table:table-cell table:number-columns-repeated="16382"/>
        </table:table-row>
        <table:table-row table:style-name="ro2">
          <table:table-cell office:value-type="float" office:value="22.709641000000001" table:style-name="ce3">
            <text:p>22,709641</text:p>
          </table:table-cell>
          <table:table-cell office:value-type="float" office:value="54.458427999999998" table:style-name="ce3">
            <text:p>54,458428</text:p>
          </table:table-cell>
          <table:table-cell table:number-columns-repeated="16382"/>
        </table:table-row>
        <table:table-row table:style-name="ro2">
          <table:table-cell office:value-type="float" office:value="22.709716" table:style-name="ce3">
            <text:p>22,709716</text:p>
          </table:table-cell>
          <table:table-cell office:value-type="float" office:value="54.459544000000001" table:style-name="ce3">
            <text:p>54,459544</text:p>
          </table:table-cell>
          <table:table-cell table:number-columns-repeated="16382"/>
        </table:table-row>
        <table:table-row table:style-name="ro2">
          <table:table-cell office:value-type="float" office:value="22.707236000000002" table:style-name="ce3">
            <text:p>22,707236</text:p>
          </table:table-cell>
          <table:table-cell office:value-type="float" office:value="54.459600999999999" table:style-name="ce3">
            <text:p>54,459601</text:p>
          </table:table-cell>
          <table:table-cell table:number-columns-repeated="16382"/>
        </table:table-row>
        <table:table-row table:style-name="ro2">
          <table:table-cell office:value-type="float" office:value="22.706178999999999" table:style-name="ce3">
            <text:p>22,706179</text:p>
          </table:table-cell>
          <table:table-cell office:value-type="float" office:value="54.459629" table:style-name="ce3">
            <text:p>54,459629</text:p>
          </table:table-cell>
          <table:table-cell table:number-columns-repeated="16382"/>
        </table:table-row>
        <table:table-row table:style-name="ro2">
          <table:table-cell office:value-type="float" office:value="22.702006000000001" table:style-name="ce3">
            <text:p>22,702006</text:p>
          </table:table-cell>
          <table:table-cell office:value-type="float" office:value="54.459728999999903" table:style-name="ce3">
            <text:p>54,459729</text:p>
          </table:table-cell>
          <table:table-cell table:number-columns-repeated="16382"/>
        </table:table-row>
        <table:table-row table:style-name="ro2">
          <table:table-cell office:value-type="float" office:value="22.702307000000001" table:style-name="ce3">
            <text:p>22,702307</text:p>
          </table:table-cell>
          <table:table-cell office:value-type="float" office:value="54.464221000000002" table:style-name="ce3">
            <text:p>54,464221</text:p>
          </table:table-cell>
          <table:table-cell table:number-columns-repeated="16382"/>
        </table:table-row>
        <table:table-row table:style-name="ro2">
          <table:table-cell office:value-type="float" office:value="22.702356999999999" table:style-name="ce3">
            <text:p>22,702357</text:p>
          </table:table-cell>
          <table:table-cell office:value-type="float" office:value="54.464945999999898" table:style-name="ce3">
            <text:p>54,464946</text:p>
          </table:table-cell>
          <table:table-cell table:number-columns-repeated="16382"/>
        </table:table-row>
        <table:table-row table:style-name="ro2">
          <table:table-cell office:value-type="float" office:value="22.702607" table:style-name="ce3">
            <text:p>22,702607</text:p>
          </table:table-cell>
          <table:table-cell office:value-type="float" office:value="54.468710999999999" table:style-name="ce3">
            <text:p>54,468711</text:p>
          </table:table-cell>
          <table:table-cell table:number-columns-repeated="16382"/>
        </table:table-row>
        <table:table-row table:style-name="ro2">
          <table:table-cell office:value-type="float" office:value="22.702750999999999" table:style-name="ce3">
            <text:p>22,702751</text:p>
          </table:table-cell>
          <table:table-cell office:value-type="float" office:value="54.470825999999903" table:style-name="ce3">
            <text:p>54,470826</text:p>
          </table:table-cell>
          <table:table-cell table:number-columns-repeated="16382"/>
        </table:table-row>
        <table:table-row table:style-name="ro2">
          <table:table-cell office:value-type="float" office:value="22.702911" table:style-name="ce3">
            <text:p>22,702911</text:p>
          </table:table-cell>
          <table:table-cell office:value-type="float" office:value="54.473205999999898" table:style-name="ce3">
            <text:p>54,473206</text:p>
          </table:table-cell>
          <table:table-cell table:number-columns-repeated="16382"/>
        </table:table-row>
        <table:table-row table:style-name="ro2">
          <table:table-cell office:value-type="float" office:value="22.7032139999999" table:style-name="ce3">
            <text:p>22,703214</text:p>
          </table:table-cell>
          <table:table-cell office:value-type="float" office:value="54.477699999999999" table:style-name="ce3">
            <text:p>54,4777</text:p>
          </table:table-cell>
          <table:table-cell table:number-columns-repeated="16382"/>
        </table:table-row>
        <table:table-row table:style-name="ro2">
          <table:table-cell office:value-type="float" office:value="22.699273000000002" table:style-name="ce3">
            <text:p>22,699273</text:p>
          </table:table-cell>
          <table:table-cell office:value-type="float" office:value="54.477791000000003" table:style-name="ce3">
            <text:p>54,477791</text:p>
          </table:table-cell>
          <table:table-cell table:number-columns-repeated="16382"/>
        </table:table-row>
        <table:table-row table:style-name="ro2">
          <table:table-cell office:value-type="float" office:value="22.698018999999999" table:style-name="ce3">
            <text:p>22,698019</text:p>
          </table:table-cell>
          <table:table-cell office:value-type="float" office:value="54.483367999999999" table:style-name="ce3">
            <text:p>54,483368</text:p>
          </table:table-cell>
          <table:table-cell table:number-columns-repeated="16382"/>
        </table:table-row>
        <table:table-row table:style-name="ro2">
          <table:table-cell office:value-type="float" office:value="22.696359999999999" table:style-name="ce3">
            <text:p>22,69636</text:p>
          </table:table-cell>
          <table:table-cell office:value-type="float" office:value="54.490724999999898" table:style-name="ce3">
            <text:p>54,490725</text:p>
          </table:table-cell>
          <table:table-cell table:number-columns-repeated="16382"/>
        </table:table-row>
        <table:table-row table:style-name="ro2">
          <table:table-cell office:value-type="float" office:value="22.696401000000002" table:style-name="ce3">
            <text:p>22,696401</text:p>
          </table:table-cell>
          <table:table-cell office:value-type="float" office:value="54.491356999999901" table:style-name="ce3">
            <text:p>54,491357</text:p>
          </table:table-cell>
          <table:table-cell table:number-columns-repeated="16382"/>
        </table:table-row>
        <table:table-row table:style-name="ro2">
          <table:table-cell office:value-type="float" office:value="22.696701999999998" table:style-name="ce3">
            <text:p>22,696702</text:p>
          </table:table-cell>
          <table:table-cell office:value-type="float" office:value="54.495849" table:style-name="ce3">
            <text:p>54,495849</text:p>
          </table:table-cell>
          <table:table-cell table:number-columns-repeated="16382"/>
        </table:table-row>
        <table:table-row table:style-name="ro2">
          <table:table-cell office:value-type="float" office:value="22.6970050000001" table:style-name="ce3">
            <text:p>22,697005</text:p>
          </table:table-cell>
          <table:table-cell office:value-type="float" office:value="54.500343000000001" table:style-name="ce3">
            <text:p>54,500343</text:p>
          </table:table-cell>
          <table:table-cell table:number-columns-repeated="16382"/>
        </table:table-row>
        <table:table-row table:style-name="ro2">
          <table:table-cell office:value-type="float" office:value="22.697308" table:style-name="ce3">
            <text:p>22,697308</text:p>
          </table:table-cell>
          <table:table-cell office:value-type="float" office:value="54.5048379999999" table:style-name="ce3">
            <text:p>54,504838</text:p>
          </table:table-cell>
          <table:table-cell table:number-columns-repeated="16382"/>
        </table:table-row>
        <table:table-row table:style-name="ro2">
          <table:table-cell office:value-type="float" office:value="22.693508999999999" table:style-name="ce3">
            <text:p>22,693509</text:p>
          </table:table-cell>
          <table:table-cell office:value-type="float" office:value="54.504924000000003" table:style-name="ce3">
            <text:p>54,504924</text:p>
          </table:table-cell>
          <table:table-cell table:number-columns-repeated="16382"/>
        </table:table-row>
        <table:table-row table:style-name="ro2">
          <table:table-cell office:value-type="float" office:value="22.691417000000001" table:style-name="ce3">
            <text:p>22,691417</text:p>
          </table:table-cell>
          <table:table-cell office:value-type="float" office:value="54.517502999999998" table:style-name="ce3">
            <text:p>54,517503</text:p>
          </table:table-cell>
          <table:table-cell table:number-columns-repeated="16382"/>
        </table:table-row>
        <table:table-row table:style-name="ro2">
          <table:table-cell office:value-type="float" office:value="22.690901999999902" table:style-name="ce3">
            <text:p>22,690902</text:p>
          </table:table-cell>
          <table:table-cell office:value-type="float" office:value="54.524507" table:style-name="ce3">
            <text:p>54,524507</text:p>
          </table:table-cell>
          <table:table-cell table:number-columns-repeated="16382"/>
        </table:table-row>
        <table:table-row table:style-name="ro2">
          <table:table-cell office:value-type="float" office:value="22.691091" table:style-name="ce3">
            <text:p>22,691091</text:p>
          </table:table-cell>
          <table:table-cell office:value-type="float" office:value="54.527481000000002" table:style-name="ce3">
            <text:p>54,527481</text:p>
          </table:table-cell>
          <table:table-cell table:number-columns-repeated="16382"/>
        </table:table-row>
        <table:table-row table:style-name="ro2">
          <table:table-cell office:value-type="float" office:value="22.691392" table:style-name="ce3">
            <text:p>22,691392</text:p>
          </table:table-cell>
          <table:table-cell office:value-type="float" office:value="54.531970999999999" table:style-name="ce3">
            <text:p>54,531971</text:p>
          </table:table-cell>
          <table:table-cell table:number-columns-repeated="16382"/>
        </table:table-row>
        <table:table-row table:style-name="ro2">
          <table:table-cell office:value-type="float" office:value="22.691694999999999" table:style-name="ce3">
            <text:p>22,691695</text:p>
          </table:table-cell>
          <table:table-cell office:value-type="float" office:value="54.536465" table:style-name="ce3">
            <text:p>54,536465</text:p>
          </table:table-cell>
          <table:table-cell table:number-columns-repeated="16382"/>
        </table:table-row>
        <table:table-row table:style-name="ro2">
          <table:table-cell office:value-type="float" office:value="22.691956999999899" table:style-name="ce3">
            <text:p>22,691957</text:p>
          </table:table-cell>
          <table:table-cell office:value-type="float" office:value="54.540350999999902" table:style-name="ce3">
            <text:p>54,540351</text:p>
          </table:table-cell>
          <table:table-cell table:number-columns-repeated="16382"/>
        </table:table-row>
        <table:table-row table:style-name="ro2">
          <table:table-cell office:value-type="float" office:value="22.695620000000002" table:style-name="ce3">
            <text:p>22,69562</text:p>
          </table:table-cell>
          <table:table-cell office:value-type="float" office:value="54.545372" table:style-name="ce3">
            <text:p>54,545372</text:p>
          </table:table-cell>
          <table:table-cell table:number-columns-repeated="16382"/>
        </table:table-row>
        <table:table-row table:style-name="ro2">
          <table:table-cell office:value-type="float" office:value="22.700026999999999" table:style-name="ce3">
            <text:p>22,700027</text:p>
          </table:table-cell>
          <table:table-cell office:value-type="float" office:value="54.545270000000002" table:style-name="ce3">
            <text:p>54,54527</text:p>
          </table:table-cell>
          <table:table-cell table:number-columns-repeated="16382"/>
        </table:table-row>
        <table:table-row table:style-name="ro2">
          <table:table-cell office:value-type="float" office:value="22.700327999999999" table:style-name="ce3">
            <text:p>22,700328</text:p>
          </table:table-cell>
          <table:table-cell office:value-type="float" office:value="54.549762000000001" table:style-name="ce3">
            <text:p>54,549762</text:p>
          </table:table-cell>
          <table:table-cell table:number-columns-repeated="16382"/>
        </table:table-row>
        <table:table-row table:style-name="ro2">
          <table:table-cell office:value-type="float" office:value="22.700481" table:style-name="ce3">
            <text:p>22,700481</text:p>
          </table:table-cell>
          <table:table-cell office:value-type="float" office:value="54.552025" table:style-name="ce3">
            <text:p>54,552025</text:p>
          </table:table-cell>
          <table:table-cell table:number-columns-repeated="16382"/>
        </table:table-row>
        <table:table-row table:style-name="ro2">
          <table:table-cell office:value-type="float" office:value="22.702120000000001" table:style-name="ce3">
            <text:p>22,70212</text:p>
          </table:table-cell>
          <table:table-cell office:value-type="float" office:value="54.554256000000002" table:style-name="ce3">
            <text:p>54,554256</text:p>
          </table:table-cell>
          <table:table-cell table:number-columns-repeated="16382"/>
        </table:table-row>
        <table:table-row table:style-name="ro2">
          <table:table-cell office:value-type="float" office:value="22.704149999999998" table:style-name="ce3">
            <text:p>22,70415</text:p>
          </table:table-cell>
          <table:table-cell office:value-type="float" office:value="54.5570349999999" table:style-name="ce3">
            <text:p>54,557035</text:p>
          </table:table-cell>
          <table:table-cell table:number-columns-repeated="16382"/>
        </table:table-row>
        <table:table-row table:style-name="ro2">
          <table:table-cell office:value-type="float" office:value="22.70532" table:style-name="ce3">
            <text:p>22,70532</text:p>
          </table:table-cell>
          <table:table-cell office:value-type="float" office:value="54.558644000000001" table:style-name="ce3">
            <text:p>54,558644</text:p>
          </table:table-cell>
          <table:table-cell table:number-columns-repeated="16382"/>
        </table:table-row>
        <table:table-row table:style-name="ro2">
          <table:table-cell office:value-type="float" office:value="22.708665" table:style-name="ce3">
            <text:p>22,708665</text:p>
          </table:table-cell>
          <table:table-cell office:value-type="float" office:value="54.5585659999999" table:style-name="ce3">
            <text:p>54,558566</text:p>
          </table:table-cell>
          <table:table-cell table:number-columns-repeated="16382"/>
        </table:table-row>
        <table:table-row table:style-name="ro2">
          <table:table-cell office:value-type="float" office:value="22.708967999999999" table:style-name="ce3">
            <text:p>22,708968</text:p>
          </table:table-cell>
          <table:table-cell office:value-type="float" office:value="54.563056000000003" table:style-name="ce3">
            <text:p>54,563056</text:p>
          </table:table-cell>
          <table:table-cell table:number-columns-repeated="16382"/>
        </table:table-row>
        <table:table-row table:style-name="ro2">
          <table:table-cell office:value-type="float" office:value="22.709273999999901" table:style-name="ce3">
            <text:p>22,709274</text:p>
          </table:table-cell>
          <table:table-cell office:value-type="float" office:value="54.567549999999997" table:style-name="ce3">
            <text:p>54,56755</text:p>
          </table:table-cell>
          <table:table-cell table:number-columns-repeated="16382"/>
        </table:table-row>
        <table:table-row table:style-name="ro2">
          <table:table-cell office:value-type="float" office:value="22.709576999999999" table:style-name="ce3">
            <text:p>22,709577</text:p>
          </table:table-cell>
          <table:table-cell office:value-type="float" office:value="54.572044999999903" table:style-name="ce3">
            <text:p>54,572045</text:p>
          </table:table-cell>
          <table:table-cell table:number-columns-repeated="16382"/>
        </table:table-row>
        <table:table-row table:style-name="ro2">
          <table:table-cell office:value-type="float" office:value="22.705459000000001" table:style-name="ce3">
            <text:p>22,705459</text:p>
          </table:table-cell>
          <table:table-cell office:value-type="float" office:value="54.572141000000002" table:style-name="ce3">
            <text:p>54,572141</text:p>
          </table:table-cell>
          <table:table-cell table:number-columns-repeated="16382"/>
        </table:table-row>
        <table:table-row table:style-name="ro2">
          <table:table-cell office:value-type="float" office:value="22.702126" table:style-name="ce3">
            <text:p>22,702126</text:p>
          </table:table-cell>
          <table:table-cell office:value-type="float" office:value="54.576434999999897" table:style-name="ce3">
            <text:p>54,576435</text:p>
          </table:table-cell>
          <table:table-cell table:number-columns-repeated="16382"/>
        </table:table-row>
        <table:table-row table:style-name="ro2">
          <table:table-cell office:value-type="float" office:value="22.702145000000002" table:style-name="ce3">
            <text:p>22,702145</text:p>
          </table:table-cell>
          <table:table-cell office:value-type="float" office:value="54.576717000000002" table:style-name="ce3">
            <text:p>54,576717</text:p>
          </table:table-cell>
          <table:table-cell table:number-columns-repeated="16382"/>
        </table:table-row>
        <table:table-row table:style-name="ro2">
          <table:table-cell office:value-type="float" office:value="22.702449999999899" table:style-name="ce3">
            <text:p>22,70245</text:p>
          </table:table-cell>
          <table:table-cell office:value-type="float" office:value="54.581211999999901" table:style-name="ce3">
            <text:p>54,581212</text:p>
          </table:table-cell>
          <table:table-cell table:number-columns-repeated="16382"/>
        </table:table-row>
        <table:table-row table:style-name="ro2">
          <table:table-cell office:value-type="float" office:value="22.697251000000001" table:style-name="ce3">
            <text:p>22,697251</text:p>
          </table:table-cell>
          <table:table-cell office:value-type="float" office:value="54.581332000000003" table:style-name="ce3">
            <text:p>54,581332</text:p>
          </table:table-cell>
          <table:table-cell table:number-columns-repeated="16382"/>
        </table:table-row>
        <table:table-row table:style-name="ro2">
          <table:table-cell office:value-type="float" office:value="22.694813" table:style-name="ce3">
            <text:p>22,694813</text:p>
          </table:table-cell>
          <table:table-cell office:value-type="float" office:value="54.582874999999902" table:style-name="ce3">
            <text:p>54,582875</text:p>
          </table:table-cell>
          <table:table-cell table:number-columns-repeated="16382"/>
        </table:table-row>
        <table:table-row table:style-name="ro2">
          <table:table-cell office:value-type="float" office:value="22.695018000000001" table:style-name="ce3">
            <text:p>22,695018</text:p>
          </table:table-cell>
          <table:table-cell office:value-type="float" office:value="54.585884" table:style-name="ce3">
            <text:p>54,585884</text:p>
          </table:table-cell>
          <table:table-cell table:number-columns-repeated="16382"/>
        </table:table-row>
        <table:table-row table:style-name="ro2">
          <table:table-cell office:value-type="float" office:value="22.689917000000001" table:style-name="ce3">
            <text:p>22,689917</text:p>
          </table:table-cell>
          <table:table-cell office:value-type="float" office:value="54.586001999999901" table:style-name="ce3">
            <text:p>54,586002</text:p>
          </table:table-cell>
          <table:table-cell table:number-columns-repeated="16382"/>
        </table:table-row>
        <table:table-row table:style-name="ro2">
          <table:table-cell office:value-type="float" office:value="22.6872779999999" table:style-name="ce3">
            <text:p>22,687278</text:p>
          </table:table-cell>
          <table:table-cell office:value-type="float" office:value="54.586064" table:style-name="ce3">
            <text:p>54,586064</text:p>
          </table:table-cell>
          <table:table-cell table:number-columns-repeated="16382"/>
        </table:table-row>
        <table:table-row table:style-name="ro2">
          <table:table-cell office:value-type="float" office:value="22.687383000000001" table:style-name="ce3">
            <text:p>22,687383</text:p>
          </table:table-cell>
          <table:table-cell office:value-type="float" office:value="54.587615999999997" table:style-name="ce3">
            <text:p>54,587616</text:p>
          </table:table-cell>
          <table:table-cell table:number-columns-repeated="16382"/>
        </table:table-row>
        <table:table-row table:style-name="ro2">
          <table:table-cell office:value-type="float" office:value="22.687581000000002" table:style-name="ce3">
            <text:p>22,687581</text:p>
          </table:table-cell>
          <table:table-cell office:value-type="float" office:value="54.590548999999903" table:style-name="ce3">
            <text:p>54,590549</text:p>
          </table:table-cell>
          <table:table-cell table:number-columns-repeated="16382"/>
        </table:table-row>
        <table:table-row table:style-name="ro2">
          <table:table-cell office:value-type="float" office:value="22.690747000000002" table:style-name="ce3">
            <text:p>22,690747</text:p>
          </table:table-cell>
          <table:table-cell office:value-type="float" office:value="54.594982000000002" table:style-name="ce3">
            <text:p>54,594982</text:p>
          </table:table-cell>
          <table:table-cell table:number-columns-repeated="16382"/>
        </table:table-row>
        <table:table-row table:style-name="ro2">
          <table:table-cell office:value-type="float" office:value="22.695622" table:style-name="ce3">
            <text:p>22,695622</text:p>
          </table:table-cell>
          <table:table-cell office:value-type="float" office:value="54.594867999999998" table:style-name="ce3">
            <text:p>54,594868</text:p>
          </table:table-cell>
          <table:table-cell table:number-columns-repeated="16382"/>
        </table:table-row>
        <table:table-row table:style-name="ro2">
          <table:table-cell office:value-type="float" office:value="22.695922999999901" table:style-name="ce3">
            <text:p>22,695923</text:p>
          </table:table-cell>
          <table:table-cell office:value-type="float" office:value="54.599359999999898" table:style-name="ce3">
            <text:p>54,59936</text:p>
          </table:table-cell>
          <table:table-cell table:number-columns-repeated="16382"/>
        </table:table-row>
        <table:table-row table:style-name="ro2">
          <table:table-cell office:value-type="float" office:value="22.696071" table:style-name="ce3">
            <text:p>22,696071</text:p>
          </table:table-cell>
          <table:table-cell office:value-type="float" office:value="54.601581999999901" table:style-name="ce3">
            <text:p>54,601582</text:p>
          </table:table-cell>
          <table:table-cell table:number-columns-repeated="16382"/>
        </table:table-row>
        <table:table-row table:style-name="ro2">
          <table:table-cell office:value-type="float" office:value="22.697174" table:style-name="ce3">
            <text:p>22,697174</text:p>
          </table:table-cell>
          <table:table-cell office:value-type="float" office:value="54.602916" table:style-name="ce3">
            <text:p>54,602916</text:p>
          </table:table-cell>
          <table:table-cell table:number-columns-repeated="16382"/>
        </table:table-row>
        <table:table-row table:style-name="ro2">
          <table:table-cell office:value-type="float" office:value="22.697609" table:style-name="ce3">
            <text:p>22,697609</text:p>
          </table:table-cell>
          <table:table-cell office:value-type="float" office:value="54.603442000000001" table:style-name="ce3">
            <text:p>54,603442</text:p>
          </table:table-cell>
          <table:table-cell table:number-columns-repeated="16382"/>
        </table:table-row>
        <table:table-row table:style-name="ro2">
          <table:table-cell office:value-type="float" office:value="22.698775999999999" table:style-name="ce3">
            <text:p>22,698776</text:p>
          </table:table-cell>
          <table:table-cell office:value-type="float" office:value="54.603792999999897" table:style-name="ce3">
            <text:p>54,603793</text:p>
          </table:table-cell>
          <table:table-cell table:number-columns-repeated="16382"/>
        </table:table-row>
        <table:table-row table:style-name="ro2">
          <table:table-cell office:value-type="float" office:value="22.703966000000001" table:style-name="ce3">
            <text:p>22,703966</text:p>
          </table:table-cell>
          <table:table-cell office:value-type="float" office:value="54.603672000000003" table:style-name="ce3">
            <text:p>54,603672</text:p>
          </table:table-cell>
          <table:table-cell table:number-columns-repeated="16382"/>
        </table:table-row>
        <table:table-row table:style-name="ro2">
          <table:table-cell office:value-type="float" office:value="22.704080000000001" table:style-name="ce3">
            <text:p>22,70408</text:p>
          </table:table-cell>
          <table:table-cell office:value-type="float" office:value="54.605376999999997" table:style-name="ce3">
            <text:p>54,605377</text:p>
          </table:table-cell>
          <table:table-cell table:number-columns-repeated="16382"/>
        </table:table-row>
        <table:table-row table:style-name="ro2">
          <table:table-cell office:value-type="float" office:value="22.704269" table:style-name="ce3">
            <text:p>22,704269</text:p>
          </table:table-cell>
          <table:table-cell office:value-type="float" office:value="54.6081649999999" table:style-name="ce3">
            <text:p>54,608165</text:p>
          </table:table-cell>
          <table:table-cell table:number-columns-repeated="16382"/>
        </table:table-row>
        <table:table-row table:style-name="ro2">
          <table:table-cell office:value-type="float" office:value="22.712011" table:style-name="ce3">
            <text:p>22,712011</text:p>
          </table:table-cell>
          <table:table-cell office:value-type="float" office:value="54.6079819999999" table:style-name="ce3">
            <text:p>54,607982</text:p>
          </table:table-cell>
          <table:table-cell table:number-columns-repeated="16382"/>
        </table:table-row>
        <table:table-row table:style-name="ro2">
          <table:table-cell office:value-type="float" office:value="22.712727000000001" table:style-name="ce3">
            <text:p>22,712727</text:p>
          </table:table-cell>
          <table:table-cell office:value-type="float" office:value="54.607965999999998" table:style-name="ce3">
            <text:p>54,607966</text:p>
          </table:table-cell>
          <table:table-cell table:number-columns-repeated="16382"/>
        </table:table-row>
        <table:table-row table:style-name="ro2">
          <table:table-cell office:value-type="float" office:value="22.719750999999999" table:style-name="ce3">
            <text:p>22,719751</text:p>
          </table:table-cell>
          <table:table-cell office:value-type="float" office:value="54.607799999999997" table:style-name="ce3">
            <text:p>54,6078</text:p>
          </table:table-cell>
          <table:table-cell table:number-columns-repeated="16382"/>
        </table:table-row>
        <table:table-row table:style-name="ro2">
          <table:table-cell office:value-type="float" office:value="22.720054000000001" table:style-name="ce3">
            <text:p>22,720054</text:p>
          </table:table-cell>
          <table:table-cell office:value-type="float" office:value="54.612291999999997" table:style-name="ce3">
            <text:p>54,612292</text:p>
          </table:table-cell>
          <table:table-cell table:number-columns-repeated="16382"/>
        </table:table-row>
        <table:table-row table:style-name="ro2">
          <table:table-cell office:value-type="float" office:value="22.720362000000002" table:style-name="ce3">
            <text:p>22,720362</text:p>
          </table:table-cell>
          <table:table-cell office:value-type="float" office:value="54.616786999999903" table:style-name="ce3">
            <text:p>54,616787</text:p>
          </table:table-cell>
          <table:table-cell table:number-columns-repeated="16382"/>
        </table:table-row>
        <table:table-row table:style-name="ro2">
          <table:table-cell office:value-type="float" office:value="22.720403000000001" table:style-name="ce3">
            <text:p>22,720403</text:p>
          </table:table-cell>
          <table:table-cell office:value-type="float" office:value="54.6174129999999" table:style-name="ce3">
            <text:p>54,617413</text:p>
          </table:table-cell>
          <table:table-cell table:number-columns-repeated="16382"/>
        </table:table-row>
        <table:table-row table:style-name="ro2">
          <table:table-cell office:value-type="float" office:value="22.720669999999998" table:style-name="ce3">
            <text:p>22,72067</text:p>
          </table:table-cell>
          <table:table-cell office:value-type="float" office:value="54.621276999999999" table:style-name="ce3">
            <text:p>54,621277</text:p>
          </table:table-cell>
          <table:table-cell table:number-columns-repeated="16382"/>
        </table:table-row>
        <table:table-row table:style-name="ro2">
          <table:table-cell office:value-type="float" office:value="22.724544000000002" table:style-name="ce3">
            <text:p>22,724544</text:p>
          </table:table-cell>
          <table:table-cell office:value-type="float" office:value="54.621184999999997" table:style-name="ce3">
            <text:p>54,621185</text:p>
          </table:table-cell>
          <table:table-cell table:number-columns-repeated="16382"/>
        </table:table-row>
        <table:table-row table:style-name="ro2">
          <table:table-cell office:value-type="float" office:value="22.728411999999999" table:style-name="ce3">
            <text:p>22,728412</text:p>
          </table:table-cell>
          <table:table-cell office:value-type="float" office:value="54.621096000000001" table:style-name="ce3">
            <text:p>54,621096</text:p>
          </table:table-cell>
          <table:table-cell table:number-columns-repeated="16382"/>
        </table:table-row>
        <table:table-row table:style-name="ro2">
          <table:table-cell office:value-type="float" office:value="22.728674000000002" table:style-name="ce3">
            <text:p>22,728674</text:p>
          </table:table-cell>
          <table:table-cell office:value-type="float" office:value="54.624943999999999" table:style-name="ce3">
            <text:p>54,624944</text:p>
          </table:table-cell>
          <table:table-cell table:number-columns-repeated="16382"/>
        </table:table-row>
        <table:table-row table:style-name="ro2">
          <table:table-cell office:value-type="float" office:value="22.728717" table:style-name="ce3">
            <text:p>22,728717</text:p>
          </table:table-cell>
          <table:table-cell office:value-type="float" office:value="54.625585999999998" table:style-name="ce3">
            <text:p>54,625586</text:p>
          </table:table-cell>
          <table:table-cell table:number-columns-repeated="16382"/>
        </table:table-row>
        <table:table-row table:style-name="ro2">
          <table:table-cell office:value-type="float" office:value="22.729025" table:style-name="ce3">
            <text:p>22,729025</text:p>
          </table:table-cell>
          <table:table-cell office:value-type="float" office:value="54.630080999999997" table:style-name="ce3">
            <text:p>54,630081</text:p>
          </table:table-cell>
          <table:table-cell table:number-columns-repeated="16382"/>
        </table:table-row>
        <table:table-row table:style-name="ro2">
          <table:table-cell office:value-type="float" office:value="22.736768999999999" table:style-name="ce3">
            <text:p>22,736769</text:p>
          </table:table-cell>
          <table:table-cell office:value-type="float" office:value="54.629897999999997" table:style-name="ce3">
            <text:p>54,629898</text:p>
          </table:table-cell>
          <table:table-cell table:number-columns-repeated="16382"/>
        </table:table-row>
        <table:table-row table:style-name="ro2">
          <table:table-cell office:value-type="float" office:value="22.737825000000001" table:style-name="ce3">
            <text:p>22,737825</text:p>
          </table:table-cell>
          <table:table-cell office:value-type="float" office:value="54.629876000000003" table:style-name="ce3">
            <text:p>54,629876</text:p>
          </table:table-cell>
          <table:table-cell table:number-columns-repeated="16382"/>
        </table:table-row>
        <table:table-row table:style-name="ro2">
          <table:table-cell office:value-type="float" office:value="22.744513999999999" table:style-name="ce3">
            <text:p>22,744514</text:p>
          </table:table-cell>
          <table:table-cell office:value-type="float" office:value="54.629714" table:style-name="ce3">
            <text:p>54,629714</text:p>
          </table:table-cell>
          <table:table-cell table:number-columns-repeated="16382"/>
        </table:table-row>
        <table:table-row table:style-name="ro2">
          <table:table-cell office:value-type="float" office:value="22.744709999999898" table:style-name="ce3">
            <text:p>22,74471</text:p>
          </table:table-cell>
          <table:table-cell office:value-type="float" office:value="54.632561000000003" table:style-name="ce3">
            <text:p>54,632561</text:p>
          </table:table-cell>
          <table:table-cell table:number-columns-repeated="16382"/>
        </table:table-row>
        <table:table-row table:style-name="ro2">
          <table:table-cell office:value-type="float" office:value="22.746054999999998" table:style-name="ce3">
            <text:p>22,746055</text:p>
          </table:table-cell>
          <table:table-cell office:value-type="float" office:value="54.633081999999902" table:style-name="ce3">
            <text:p>54,633082</text:p>
          </table:table-cell>
          <table:table-cell table:number-columns-repeated="16382"/>
        </table:table-row>
        <table:table-row table:style-name="ro2">
          <table:table-cell office:value-type="float" office:value="22.749362000000001" table:style-name="ce3">
            <text:p>22,749362</text:p>
          </table:table-cell>
          <table:table-cell office:value-type="float" office:value="54.637722999999902" table:style-name="ce3">
            <text:p>54,637723</text:p>
          </table:table-cell>
          <table:table-cell table:number-columns-repeated="16382"/>
        </table:table-row>
        <table:table-row table:style-name="ro2">
          <table:table-cell office:value-type="float" office:value="22.749813" table:style-name="ce3">
            <text:p>22,749813</text:p>
          </table:table-cell>
          <table:table-cell office:value-type="float" office:value="54.638351999999898" table:style-name="ce3">
            <text:p>54,638352</text:p>
          </table:table-cell>
          <table:table-cell table:number-columns-repeated="16382"/>
        </table:table-row>
        <table:table-row table:style-name="ro2">
          <table:table-cell office:value-type="float" office:value="22.750001999999899" table:style-name="ce3">
            <text:p>22,750002</text:p>
          </table:table-cell>
          <table:table-cell office:value-type="float" office:value="54.638584000000002" table:style-name="ce3">
            <text:p>54,638584</text:p>
          </table:table-cell>
          <table:table-cell table:number-columns-repeated="16382"/>
        </table:table-row>
        <table:table-row table:style-name="ro2">
          <table:table-cell office:value-type="float" office:value="22.752877999999999" table:style-name="ce3">
            <text:p>22,752878</text:p>
          </table:table-cell>
          <table:table-cell office:value-type="float" office:value="54.638516000000003" table:style-name="ce3">
            <text:p>54,638516</text:p>
          </table:table-cell>
          <table:table-cell table:number-columns-repeated="16382"/>
        </table:table-row>
        <table:table-row table:style-name="ro2">
          <table:table-cell office:value-type="float" office:value="22.753188000000002" table:style-name="ce3">
            <text:p>22,753188</text:p>
          </table:table-cell>
          <table:table-cell office:value-type="float" office:value="54.643006" table:style-name="ce3">
            <text:p>54,643006</text:p>
          </table:table-cell>
          <table:table-cell table:number-columns-repeated="16382"/>
        </table:table-row>
        <table:table-row table:style-name="ro2">
          <table:table-cell office:value-type="float" office:value="22.753495999999998" table:style-name="ce3">
            <text:p>22,753496</text:p>
          </table:table-cell>
          <table:table-cell office:value-type="float" office:value="54.647497999999899" table:style-name="ce3">
            <text:p>54,647498</text:p>
          </table:table-cell>
          <table:table-cell table:number-columns-repeated="16382"/>
        </table:table-row>
        <table:table-row table:style-name="ro2">
          <table:table-cell office:value-type="float" office:value="22.753612" table:style-name="ce3">
            <text:p>22,753612</text:p>
          </table:table-cell>
          <table:table-cell office:value-type="float" office:value="54.649184999999903" table:style-name="ce3">
            <text:p>54,649185</text:p>
          </table:table-cell>
          <table:table-cell table:number-columns-repeated="16382"/>
        </table:table-row>
        <table:table-row table:style-name="ro2">
          <table:table-cell office:value-type="float" office:value="22.753814999999999" table:style-name="ce3">
            <text:p>22,753815</text:p>
          </table:table-cell>
          <table:table-cell office:value-type="float" office:value="54.649974999999998" table:style-name="ce3">
            <text:p>54,649975</text:p>
          </table:table-cell>
          <table:table-cell table:number-columns-repeated="16382"/>
        </table:table-row>
        <table:table-row table:style-name="ro2">
          <table:table-cell office:value-type="float" office:value="22.754054" table:style-name="ce3">
            <text:p>22,754054</text:p>
          </table:table-cell>
          <table:table-cell office:value-type="float" office:value="54.6509169999999" table:style-name="ce3">
            <text:p>54,650917</text:p>
          </table:table-cell>
          <table:table-cell table:number-columns-repeated="16382"/>
        </table:table-row>
        <table:table-row table:style-name="ro2">
          <table:table-cell office:value-type="float" office:value="22.753779000000002" table:style-name="ce3">
            <text:p>22,753779</text:p>
          </table:table-cell>
          <table:table-cell office:value-type="float" office:value="54.651554999999902" table:style-name="ce3">
            <text:p>54,651555</text:p>
          </table:table-cell>
          <table:table-cell table:number-columns-repeated="16382"/>
        </table:table-row>
        <table:table-row table:style-name="ro2">
          <table:table-cell office:value-type="float" office:value="22.7538079999999" table:style-name="ce3">
            <text:p>22,753808</text:p>
          </table:table-cell>
          <table:table-cell office:value-type="float" office:value="54.651988000000003" table:style-name="ce3">
            <text:p>54,651988</text:p>
          </table:table-cell>
          <table:table-cell table:number-columns-repeated="16382"/>
        </table:table-row>
        <table:table-row table:style-name="ro2">
          <table:table-cell office:value-type="float" office:value="22.754116" table:style-name="ce3">
            <text:p>22,754116</text:p>
          </table:table-cell>
          <table:table-cell office:value-type="float" office:value="54.656481999999897" table:style-name="ce3">
            <text:p>54,656482</text:p>
          </table:table-cell>
          <table:table-cell table:number-columns-repeated="16382"/>
        </table:table-row>
        <table:table-row table:style-name="ro2">
          <table:table-cell office:value-type="float" office:value="22.751673" table:style-name="ce3">
            <text:p>22,751673</text:p>
          </table:table-cell>
          <table:table-cell office:value-type="float" office:value="54.656539000000002" table:style-name="ce3">
            <text:p>54,656539</text:p>
          </table:table-cell>
          <table:table-cell table:number-columns-repeated="16382"/>
        </table:table-row>
        <table:table-row table:style-name="ro2">
          <table:table-cell office:value-type="float" office:value="22.751093999999998" table:style-name="ce3">
            <text:p>22,751094</text:p>
          </table:table-cell>
          <table:table-cell office:value-type="float" office:value="54.657904000000002" table:style-name="ce3">
            <text:p>54,657904</text:p>
          </table:table-cell>
          <table:table-cell table:number-columns-repeated="16382"/>
        </table:table-row>
        <table:table-row table:style-name="ro2">
          <table:table-cell office:value-type="float" office:value="22.750972999999998" table:style-name="ce3">
            <text:p>22,750973</text:p>
          </table:table-cell>
          <table:table-cell office:value-type="float" office:value="54.658195999999997" table:style-name="ce3">
            <text:p>54,658196</text:p>
          </table:table-cell>
          <table:table-cell table:number-columns-repeated="16382"/>
        </table:table-row>
        <table:table-row table:style-name="ro2">
          <table:table-cell office:value-type="float" office:value="22.746710999999902" table:style-name="ce3">
            <text:p>22,746711</text:p>
          </table:table-cell>
          <table:table-cell office:value-type="float" office:value="54.661656000000001" table:style-name="ce3">
            <text:p>54,661656</text:p>
          </table:table-cell>
          <table:table-cell table:number-columns-repeated="16382"/>
        </table:table-row>
        <table:table-row table:style-name="ro2">
          <table:table-cell office:value-type="float" office:value="22.746986999999901" table:style-name="ce3">
            <text:p>22,746987</text:p>
          </table:table-cell>
          <table:table-cell office:value-type="float" office:value="54.665654000000103" table:style-name="ce3">
            <text:p>54,665654</text:p>
          </table:table-cell>
          <table:table-cell table:number-columns-repeated="16382"/>
        </table:table-row>
        <table:table-row table:style-name="ro2">
          <table:table-cell office:value-type="float" office:value="22.741619" table:style-name="ce3">
            <text:p>22,741619</text:p>
          </table:table-cell>
          <table:table-cell office:value-type="float" office:value="54.665778999999901" table:style-name="ce3">
            <text:p>54,665779</text:p>
          </table:table-cell>
          <table:table-cell table:number-columns-repeated="16382"/>
        </table:table-row>
        <table:table-row table:style-name="ro2">
          <table:table-cell office:value-type="float" office:value="22.739232999999999" table:style-name="ce3">
            <text:p>22,739233</text:p>
          </table:table-cell>
          <table:table-cell office:value-type="float" office:value="54.665835999999999" table:style-name="ce3">
            <text:p>54,665836</text:p>
          </table:table-cell>
          <table:table-cell table:number-columns-repeated="16382"/>
        </table:table-row>
        <table:table-row table:style-name="ro2">
          <table:table-cell office:value-type="float" office:value="22.739356000000001" table:style-name="ce3">
            <text:p>22,739356</text:p>
          </table:table-cell>
          <table:table-cell office:value-type="float" office:value="54.667617999999898" table:style-name="ce3">
            <text:p>54,667618</text:p>
          </table:table-cell>
          <table:table-cell table:number-columns-repeated="16382"/>
        </table:table-row>
        <table:table-row table:style-name="ro2">
          <table:table-cell office:value-type="float" office:value="22.739540999999999" table:style-name="ce3">
            <text:p>22,739541</text:p>
          </table:table-cell>
          <table:table-cell office:value-type="float" office:value="54.670325999999903" table:style-name="ce3">
            <text:p>54,670326</text:p>
          </table:table-cell>
          <table:table-cell table:number-columns-repeated="16382"/>
        </table:table-row>
        <table:table-row table:style-name="ro2">
          <table:table-cell office:value-type="float" office:value="22.739764000000001" table:style-name="ce3">
            <text:p>22,739764</text:p>
          </table:table-cell>
          <table:table-cell office:value-type="float" office:value="54.673563999999999" table:style-name="ce3">
            <text:p>54,673564</text:p>
          </table:table-cell>
          <table:table-cell table:number-columns-repeated="16382"/>
        </table:table-row>
        <table:table-row table:style-name="ro2">
          <table:table-cell office:value-type="float" office:value="22.742833999999998" table:style-name="ce3">
            <text:p>22,742834</text:p>
          </table:table-cell>
          <table:table-cell office:value-type="float" office:value="54.677028999999997" table:style-name="ce3">
            <text:p>54,677029</text:p>
          </table:table-cell>
          <table:table-cell table:number-columns-repeated="16382"/>
        </table:table-row>
        <table:table-row table:style-name="ro2">
          <table:table-cell office:value-type="float" office:value="22.743736999999999" table:style-name="ce3">
            <text:p>22,743737</text:p>
          </table:table-cell>
          <table:table-cell office:value-type="float" office:value="54.678042999999903" table:style-name="ce3">
            <text:p>54,678043</text:p>
          </table:table-cell>
          <table:table-cell table:number-columns-repeated="16382"/>
        </table:table-row>
        <table:table-row table:style-name="ro2">
          <table:table-cell office:value-type="float" office:value="22.744767" table:style-name="ce3">
            <text:p>22,744767</text:p>
          </table:table-cell>
          <table:table-cell office:value-type="float" office:value="54.679203000000001" table:style-name="ce3">
            <text:p>54,679203</text:p>
          </table:table-cell>
          <table:table-cell table:number-columns-repeated="16382"/>
        </table:table-row>
        <table:table-row table:style-name="ro2">
          <table:table-cell office:value-type="float" office:value="22.7479119999999" table:style-name="ce3">
            <text:p>22,747912</text:p>
          </table:table-cell>
          <table:table-cell office:value-type="float" office:value="54.679127999999899" table:style-name="ce3">
            <text:p>54,679128</text:p>
          </table:table-cell>
          <table:table-cell table:number-columns-repeated="16382"/>
        </table:table-row>
        <table:table-row table:style-name="ro2">
          <table:table-cell office:value-type="float" office:value="22.74822" table:style-name="ce3">
            <text:p>22,74822</text:p>
          </table:table-cell>
          <table:table-cell office:value-type="float" office:value="54.683619999999998" table:style-name="ce3">
            <text:p>54,68362</text:p>
          </table:table-cell>
          <table:table-cell table:number-columns-repeated="16382"/>
        </table:table-row>
        <table:table-row table:style-name="ro2">
          <table:table-cell office:value-type="float" office:value="22.742912" table:style-name="ce3">
            <text:p>22,742912</text:p>
          </table:table-cell>
          <table:table-cell office:value-type="float" office:value="54.683745000000002" table:style-name="ce3">
            <text:p>54,683745</text:p>
          </table:table-cell>
          <table:table-cell table:number-columns-repeated="16382"/>
        </table:table-row>
        <table:table-row table:style-name="ro2">
          <table:table-cell office:value-type="float" office:value="22.742442" table:style-name="ce3">
            <text:p>22,742442</text:p>
          </table:table-cell>
          <table:table-cell office:value-type="float" office:value="54.684528999999998" table:style-name="ce3">
            <text:p>54,684529</text:p>
          </table:table-cell>
          <table:table-cell table:number-columns-repeated="16382"/>
        </table:table-row>
        <table:table-row table:style-name="ro2">
          <table:table-cell office:value-type="float" office:value="22.742609000000002" table:style-name="ce3">
            <text:p>22,742609</text:p>
          </table:table-cell>
          <table:table-cell office:value-type="float" office:value="54.685417999999999" table:style-name="ce3">
            <text:p>54,685418</text:p>
          </table:table-cell>
          <table:table-cell table:number-columns-repeated="16382"/>
        </table:table-row>
        <table:table-row table:style-name="ro2">
          <table:table-cell office:value-type="float" office:value="22.742944000000001" table:style-name="ce3">
            <text:p>22,742944</text:p>
          </table:table-cell>
          <table:table-cell office:value-type="float" office:value="54.685805999999999" table:style-name="ce3">
            <text:p>54,685806</text:p>
          </table:table-cell>
          <table:table-cell table:number-columns-repeated="16382"/>
        </table:table-row>
        <table:table-row table:style-name="ro2">
          <table:table-cell office:value-type="float" office:value="22.743155000000002" table:style-name="ce3">
            <text:p>22,743155</text:p>
          </table:table-cell>
          <table:table-cell office:value-type="float" office:value="54.685966999999899" table:style-name="ce3">
            <text:p>54,685967</text:p>
          </table:table-cell>
          <table:table-cell table:number-columns-repeated="16382"/>
        </table:table-row>
        <table:table-row table:style-name="ro2">
          <table:table-cell office:value-type="float" office:value="22.743414999999999" table:style-name="ce3">
            <text:p>22,743415</text:p>
          </table:table-cell>
          <table:table-cell office:value-type="float" office:value="54.686166" table:style-name="ce3">
            <text:p>54,686166</text:p>
          </table:table-cell>
          <table:table-cell table:number-columns-repeated="16382"/>
        </table:table-row>
        <table:table-row table:style-name="ro2">
          <table:table-cell office:value-type="float" office:value="22.743659000000001" table:style-name="ce3">
            <text:p>22,743659</text:p>
          </table:table-cell>
          <table:table-cell office:value-type="float" office:value="54.686286999999901" table:style-name="ce3">
            <text:p>54,686287</text:p>
          </table:table-cell>
          <table:table-cell table:number-columns-repeated="16382"/>
        </table:table-row>
        <table:table-row table:style-name="ro2">
          <table:table-cell office:value-type="float" office:value="22.743748" table:style-name="ce3">
            <text:p>22,743748</text:p>
          </table:table-cell>
          <table:table-cell office:value-type="float" office:value="54.686332" table:style-name="ce3">
            <text:p>54,686332</text:p>
          </table:table-cell>
          <table:table-cell table:number-columns-repeated="16382"/>
        </table:table-row>
        <table:table-row table:style-name="ro2">
          <table:table-cell office:value-type="float" office:value="22.743998999999999" table:style-name="ce3">
            <text:p>22,743999</text:p>
          </table:table-cell>
          <table:table-cell office:value-type="float" office:value="54.686443999999902" table:style-name="ce3">
            <text:p>54,686444</text:p>
          </table:table-cell>
          <table:table-cell table:number-columns-repeated="16382"/>
        </table:table-row>
        <table:table-row table:style-name="ro2">
          <table:table-cell office:value-type="float" office:value="22.744693999999999" table:style-name="ce3">
            <text:p>22,744694</text:p>
          </table:table-cell>
          <table:table-cell office:value-type="float" office:value="54.686638000000002" table:style-name="ce3">
            <text:p>54,686638</text:p>
          </table:table-cell>
          <table:table-cell table:number-columns-repeated="16382"/>
        </table:table-row>
        <table:table-row table:style-name="ro2">
          <table:table-cell office:value-type="float" office:value="22.743054999999998" table:style-name="ce3">
            <text:p>22,743055</text:p>
          </table:table-cell>
          <table:table-cell office:value-type="float" office:value="54.690140999999997" table:style-name="ce3">
            <text:p>54,690141</text:p>
          </table:table-cell>
          <table:table-cell table:number-columns-repeated="16382"/>
        </table:table-row>
        <table:table-row table:style-name="ro2">
          <table:table-cell office:value-type="float" office:value="22.740926999999999" table:style-name="ce3">
            <text:p>22,740927</text:p>
          </table:table-cell>
          <table:table-cell office:value-type="float" office:value="54.690520999999997" table:style-name="ce3">
            <text:p>54,690521</text:p>
          </table:table-cell>
          <table:table-cell table:number-columns-repeated="16382"/>
        </table:table-row>
        <table:table-row table:style-name="ro2">
          <table:table-cell office:value-type="float" office:value="22.741083999999901" table:style-name="ce3">
            <text:p>22,741084</text:p>
          </table:table-cell>
          <table:table-cell office:value-type="float" office:value="54.692786999999903" table:style-name="ce3">
            <text:p>54,692787</text:p>
          </table:table-cell>
          <table:table-cell table:number-columns-repeated="16382"/>
        </table:table-row>
        <table:table-row table:style-name="ro2">
          <table:table-cell office:value-type="float" office:value="22.735116999999899" table:style-name="ce3">
            <text:p>22,735117</text:p>
          </table:table-cell>
          <table:table-cell office:value-type="float" office:value="54.692932999999996" table:style-name="ce3">
            <text:p>54,692933</text:p>
          </table:table-cell>
          <table:table-cell table:number-columns-repeated="16382"/>
        </table:table-row>
        <table:table-row table:style-name="ro2">
          <table:table-cell office:value-type="float" office:value="22.733326000000002" table:style-name="ce3">
            <text:p>22,733326</text:p>
          </table:table-cell>
          <table:table-cell office:value-type="float" office:value="54.6929739999999" table:style-name="ce3">
            <text:p>54,692974</text:p>
          </table:table-cell>
          <table:table-cell table:number-columns-repeated="16382"/>
        </table:table-row>
        <table:table-row table:style-name="ro2">
          <table:table-cell office:value-type="float" office:value="22.730764000000001" table:style-name="ce3">
            <text:p>22,730764</text:p>
          </table:table-cell>
          <table:table-cell office:value-type="float" office:value="54.693034999999902" table:style-name="ce3">
            <text:p>54,693035</text:p>
          </table:table-cell>
          <table:table-cell table:number-columns-repeated="16382"/>
        </table:table-row>
        <table:table-row table:style-name="ro2">
          <table:table-cell office:value-type="float" office:value="22.725570000000001" table:style-name="ce3">
            <text:p>22,72557</text:p>
          </table:table-cell>
          <table:table-cell office:value-type="float" office:value="54.693157999999997" table:style-name="ce3">
            <text:p>54,693158</text:p>
          </table:table-cell>
          <table:table-cell table:number-columns-repeated="16382"/>
        </table:table-row>
        <table:table-row table:style-name="ro2">
          <table:table-cell office:value-type="float" office:value="22.725874999999998" table:style-name="ce3">
            <text:p>22,725875</text:p>
          </table:table-cell>
          <table:table-cell office:value-type="float" office:value="54.697648000000001" table:style-name="ce3">
            <text:p>54,697648</text:p>
          </table:table-cell>
          <table:table-cell table:number-columns-repeated="16382"/>
        </table:table-row>
        <table:table-row table:style-name="ro2">
          <table:table-cell office:value-type="float" office:value="22.726182999999999" table:style-name="ce3">
            <text:p>22,726183</text:p>
          </table:table-cell>
          <table:table-cell office:value-type="float" office:value="54.702139999999901" table:style-name="ce3">
            <text:p>54,70214</text:p>
          </table:table-cell>
          <table:table-cell table:number-columns-repeated="16382"/>
        </table:table-row>
        <table:table-row table:style-name="ro2">
          <table:table-cell office:value-type="float" office:value="22.730449" table:style-name="ce3">
            <text:p>22,730449</text:p>
          </table:table-cell>
          <table:table-cell office:value-type="float" office:value="54.702041999999999" table:style-name="ce3">
            <text:p>54,702042</text:p>
          </table:table-cell>
          <table:table-cell table:number-columns-repeated="16382"/>
        </table:table-row>
        <table:table-row table:style-name="ro2">
          <table:table-cell office:value-type="float" office:value="22.733941000000002" table:style-name="ce3">
            <text:p>22,733941</text:p>
          </table:table-cell>
          <table:table-cell office:value-type="float" office:value="54.701957999999998" table:style-name="ce3">
            <text:p>54,701958</text:p>
          </table:table-cell>
          <table:table-cell table:number-columns-repeated="16382"/>
        </table:table-row>
        <table:table-row table:style-name="ro2">
          <table:table-cell office:value-type="float" office:value="22.734248999999998" table:style-name="ce3">
            <text:p>22,734249</text:p>
          </table:table-cell>
          <table:table-cell office:value-type="float" office:value="54.706448000000002" table:style-name="ce3">
            <text:p>54,706448</text:p>
          </table:table-cell>
          <table:table-cell table:number-columns-repeated="16382"/>
        </table:table-row>
        <table:table-row table:style-name="ro2">
          <table:table-cell office:value-type="float" office:value="22.734558999999901" table:style-name="ce3">
            <text:p>22,734559</text:p>
          </table:table-cell>
          <table:table-cell office:value-type="float" office:value="54.710942000000003" table:style-name="ce3">
            <text:p>54,710942</text:p>
          </table:table-cell>
          <table:table-cell table:number-columns-repeated="16382"/>
        </table:table-row>
        <table:table-row table:style-name="ro2">
          <table:table-cell office:value-type="float" office:value="22.734736000000002" table:style-name="ce3">
            <text:p>22,734736</text:p>
          </table:table-cell>
          <table:table-cell office:value-type="float" office:value="54.713530999999897" table:style-name="ce3">
            <text:p>54,713531</text:p>
          </table:table-cell>
          <table:table-cell table:number-columns-repeated="16382"/>
        </table:table-row>
        <table:table-row table:style-name="ro2">
          <table:table-cell office:value-type="float" office:value="22.739584000000001" table:style-name="ce3">
            <text:p>22,739584</text:p>
          </table:table-cell>
          <table:table-cell office:value-type="float" office:value="54.723331999999999" table:style-name="ce3">
            <text:p>54,723332</text:p>
          </table:table-cell>
          <table:table-cell table:number-columns-repeated="16382"/>
        </table:table-row>
        <table:table-row table:style-name="ro2">
          <table:table-cell office:value-type="float" office:value="22.7397759999999" table:style-name="ce3">
            <text:p>22,739776</text:p>
          </table:table-cell>
          <table:table-cell office:value-type="float" office:value="54.723525000000002" table:style-name="ce3">
            <text:p>54,723525</text:p>
          </table:table-cell>
          <table:table-cell table:number-columns-repeated="16382"/>
        </table:table-row>
        <table:table-row table:style-name="ro2">
          <table:table-cell office:value-type="float" office:value="22.740613999999901" table:style-name="ce3">
            <text:p>22,740614</text:p>
          </table:table-cell>
          <table:table-cell office:value-type="float" office:value="54.724295999999903" table:style-name="ce3">
            <text:p>54,724296</text:p>
          </table:table-cell>
          <table:table-cell table:number-columns-repeated="16382"/>
        </table:table-row>
        <table:table-row table:style-name="ro2">
          <table:table-cell office:value-type="float" office:value="22.743243999999901" table:style-name="ce3">
            <text:p>22,743244</text:p>
          </table:table-cell>
          <table:table-cell office:value-type="float" office:value="54.724235999999998" table:style-name="ce3">
            <text:p>54,724236</text:p>
          </table:table-cell>
          <table:table-cell table:number-columns-repeated="16382"/>
        </table:table-row>
        <table:table-row table:style-name="ro2">
          <table:table-cell office:value-type="float" office:value="22.743428999999999" table:style-name="ce3">
            <text:p>22,743429</text:p>
          </table:table-cell>
          <table:table-cell office:value-type="float" office:value="54.726902999999901" table:style-name="ce3">
            <text:p>54,726903</text:p>
          </table:table-cell>
          <table:table-cell table:number-columns-repeated="16382"/>
        </table:table-row>
        <table:table-row table:style-name="ro2">
          <table:table-cell office:value-type="float" office:value="22.744167000000001" table:style-name="ce3">
            <text:p>22,744167</text:p>
          </table:table-cell>
          <table:table-cell office:value-type="float" office:value="54.727584999999998" table:style-name="ce3">
            <text:p>54,727585</text:p>
          </table:table-cell>
          <table:table-cell table:number-columns-repeated="16382"/>
        </table:table-row>
        <table:table-row table:style-name="ro2">
          <table:table-cell office:value-type="float" office:value="22.745366000000001" table:style-name="ce3">
            <text:p>22,745366</text:p>
          </table:table-cell>
          <table:table-cell office:value-type="float" office:value="54.728682999999897" table:style-name="ce3">
            <text:p>54,728683</text:p>
          </table:table-cell>
          <table:table-cell table:number-columns-repeated="16382"/>
        </table:table-row>
        <table:table-row table:style-name="ro2">
          <table:table-cell office:value-type="float" office:value="22.751317" table:style-name="ce3">
            <text:p>22,751317</text:p>
          </table:table-cell>
          <table:table-cell office:value-type="float" office:value="54.728541999999997" table:style-name="ce3">
            <text:p>54,728542</text:p>
          </table:table-cell>
          <table:table-cell table:number-columns-repeated="16382"/>
        </table:table-row>
        <table:table-row table:style-name="ro2">
          <table:table-cell office:value-type="float" office:value="22.751560999999999" table:style-name="ce3">
            <text:p>22,751561</text:p>
          </table:table-cell>
          <table:table-cell office:value-type="float" office:value="54.732056" table:style-name="ce3">
            <text:p>54,732056</text:p>
          </table:table-cell>
          <table:table-cell table:number-columns-repeated="16382"/>
        </table:table-row>
        <table:table-row table:style-name="ro2">
          <table:table-cell office:value-type="float" office:value="22.751629000000001" table:style-name="ce3">
            <text:p>22,751629</text:p>
          </table:table-cell>
          <table:table-cell office:value-type="float" office:value="54.733032000000001" table:style-name="ce3">
            <text:p>54,733032</text:p>
          </table:table-cell>
          <table:table-cell table:number-columns-repeated="16382"/>
        </table:table-row>
        <table:table-row table:style-name="ro2">
          <table:table-cell office:value-type="float" office:value="22.759394" table:style-name="ce3">
            <text:p>22,759394</text:p>
          </table:table-cell>
          <table:table-cell office:value-type="float" office:value="54.732848999999902" table:style-name="ce3">
            <text:p>54,732849</text:p>
          </table:table-cell>
          <table:table-cell table:number-columns-repeated="16382"/>
        </table:table-row>
        <table:table-row table:style-name="ro2">
          <table:table-cell office:value-type="float" office:value="22.759584" table:style-name="ce3">
            <text:p>22,759584</text:p>
          </table:table-cell>
          <table:table-cell office:value-type="float" office:value="54.7355909999999" table:style-name="ce3">
            <text:p>54,735591</text:p>
          </table:table-cell>
          <table:table-cell table:number-columns-repeated="16382"/>
        </table:table-row>
        <table:table-row table:style-name="ro2">
          <table:table-cell office:value-type="float" office:value="22.7597039999999" table:style-name="ce3">
            <text:p>22,759704</text:p>
          </table:table-cell>
          <table:table-cell office:value-type="float" office:value="54.737344" table:style-name="ce3">
            <text:p>54,737344</text:p>
          </table:table-cell>
          <table:table-cell table:number-columns-repeated="16382"/>
        </table:table-row>
        <table:table-row table:style-name="ro2">
          <table:table-cell office:value-type="float" office:value="22.765218000000001" table:style-name="ce3">
            <text:p>22,765218</text:p>
          </table:table-cell>
          <table:table-cell office:value-type="float" office:value="54.737209" table:style-name="ce3">
            <text:p>54,737209</text:p>
          </table:table-cell>
          <table:table-cell table:number-columns-repeated="16382"/>
        </table:table-row>
        <table:table-row table:style-name="ro2">
          <table:table-cell office:value-type="float" office:value="22.767468999999998" table:style-name="ce3">
            <text:p>22,767469</text:p>
          </table:table-cell>
          <table:table-cell office:value-type="float" office:value="54.737157000000003" table:style-name="ce3">
            <text:p>54,737157</text:p>
          </table:table-cell>
          <table:table-cell table:number-columns-repeated="16382"/>
        </table:table-row>
        <table:table-row table:style-name="ro2">
          <table:table-cell office:value-type="float" office:value="22.767524000000002" table:style-name="ce3">
            <text:p>22,767524</text:p>
          </table:table-cell>
          <table:table-cell office:value-type="float" office:value="54.737960999999999" table:style-name="ce3">
            <text:p>54,737961</text:p>
          </table:table-cell>
          <table:table-cell table:number-columns-repeated="16382"/>
        </table:table-row>
        <table:table-row table:style-name="ro2">
          <table:table-cell office:value-type="float" office:value="22.767782" table:style-name="ce3">
            <text:p>22,767782</text:p>
          </table:table-cell>
          <table:table-cell office:value-type="float" office:value="54.741649000000002" table:style-name="ce3">
            <text:p>54,741649</text:p>
          </table:table-cell>
          <table:table-cell table:number-columns-repeated="16382"/>
        </table:table-row>
        <table:table-row table:style-name="ro2">
          <table:table-cell office:value-type="float" office:value="22.772546999999999" table:style-name="ce3">
            <text:p>22,772547</text:p>
          </table:table-cell>
          <table:table-cell office:value-type="float" office:value="54.741534999999999" table:style-name="ce3">
            <text:p>54,741535</text:p>
          </table:table-cell>
          <table:table-cell table:number-columns-repeated="16382"/>
        </table:table-row>
        <table:table-row table:style-name="ro2">
          <table:table-cell office:value-type="float" office:value="22.775549000000002" table:style-name="ce3">
            <text:p>22,775549</text:p>
          </table:table-cell>
          <table:table-cell office:value-type="float" office:value="54.741461999999999" table:style-name="ce3">
            <text:p>54,741462</text:p>
          </table:table-cell>
          <table:table-cell table:number-columns-repeated="16382"/>
        </table:table-row>
        <table:table-row table:style-name="ro2">
          <table:table-cell office:value-type="float" office:value="22.775860999999999" table:style-name="ce3">
            <text:p>22,775861</text:p>
          </table:table-cell>
          <table:table-cell office:value-type="float" office:value="54.745952000000003" table:style-name="ce3">
            <text:p>54,745952</text:p>
          </table:table-cell>
          <table:table-cell table:number-columns-repeated="16382"/>
        </table:table-row>
        <table:table-row table:style-name="ro2">
          <table:table-cell office:value-type="float" office:value="22.775877000000001" table:style-name="ce3">
            <text:p>22,775877</text:p>
          </table:table-cell>
          <table:table-cell office:value-type="float" office:value="54.746172999999999" table:style-name="ce3">
            <text:p>54,746173</text:p>
          </table:table-cell>
          <table:table-cell table:number-columns-repeated="16382"/>
        </table:table-row>
        <table:table-row table:style-name="ro2">
          <table:table-cell office:value-type="float" office:value="22.776176" table:style-name="ce3">
            <text:p>22,776176</text:p>
          </table:table-cell>
          <table:table-cell office:value-type="float" office:value="54.750446999999902" table:style-name="ce3">
            <text:p>54,750447</text:p>
          </table:table-cell>
          <table:table-cell table:number-columns-repeated="16382"/>
        </table:table-row>
        <table:table-row table:style-name="ro2">
          <table:table-cell office:value-type="float" office:value="22.783943000000001" table:style-name="ce3">
            <text:p>22,783943</text:p>
          </table:table-cell>
          <table:table-cell office:value-type="float" office:value="54.750259999999997" table:style-name="ce3">
            <text:p>54,75026</text:p>
          </table:table-cell>
          <table:table-cell table:number-columns-repeated="16382"/>
        </table:table-row>
        <table:table-row table:style-name="ro2">
          <table:table-cell office:value-type="float" office:value="22.785495000000001" table:style-name="ce3">
            <text:p>22,785495</text:p>
          </table:table-cell>
          <table:table-cell office:value-type="float" office:value="54.750221000000003" table:style-name="ce3">
            <text:p>54,750221</text:p>
          </table:table-cell>
          <table:table-cell table:number-columns-repeated="16382"/>
        </table:table-row>
        <table:table-row table:style-name="ro2">
          <table:table-cell office:value-type="float" office:value="22.791712" table:style-name="ce3">
            <text:p>22,791712</text:p>
          </table:table-cell>
          <table:table-cell office:value-type="float" office:value="54.750073" table:style-name="ce3">
            <text:p>54,750073</text:p>
          </table:table-cell>
          <table:table-cell table:number-columns-repeated="16382"/>
        </table:table-row>
        <table:table-row table:style-name="ro2">
          <table:table-cell office:value-type="float" office:value="22.799478000000001" table:style-name="ce3">
            <text:p>22,799478</text:p>
          </table:table-cell>
          <table:table-cell office:value-type="float" office:value="54.749885999999897" table:style-name="ce3">
            <text:p>54,749886</text:p>
          </table:table-cell>
          <table:table-cell table:number-columns-repeated="16382"/>
        </table:table-row>
        <table:table-row table:style-name="ro2">
          <table:table-cell office:value-type="float" office:value="22.799610000000001" table:style-name="ce3">
            <text:p>22,79961</text:p>
          </table:table-cell>
          <table:table-cell office:value-type="float" office:value="54.751755000000003" table:style-name="ce3">
            <text:p>54,751755</text:p>
          </table:table-cell>
          <table:table-cell table:number-columns-repeated="16382"/>
        </table:table-row>
        <table:table-row table:style-name="ro2">
          <table:table-cell office:value-type="float" office:value="22.799793999999999" table:style-name="ce3">
            <text:p>22,799794</text:p>
          </table:table-cell>
          <table:table-cell office:value-type="float" office:value="54.754379999999998" table:style-name="ce3">
            <text:p>54,75438</text:p>
          </table:table-cell>
          <table:table-cell table:number-columns-repeated="16382"/>
        </table:table-row>
        <table:table-row table:style-name="ro2">
          <table:table-cell office:value-type="float" office:value="22.807563999999999" table:style-name="ce3">
            <text:p>22,807564</text:p>
          </table:table-cell>
          <table:table-cell office:value-type="float" office:value="54.754188999999997" table:style-name="ce3">
            <text:p>54,754189</text:p>
          </table:table-cell>
          <table:table-cell table:number-columns-repeated="16382"/>
        </table:table-row>
        <table:table-row table:style-name="ro2">
          <table:table-cell office:value-type="float" office:value="22.811122000000001" table:style-name="ce3">
            <text:p>22,811122</text:p>
          </table:table-cell>
          <table:table-cell office:value-type="float" office:value="54.754100000000001" table:style-name="ce3">
            <text:p>54,7541</text:p>
          </table:table-cell>
          <table:table-cell table:number-columns-repeated="16382"/>
        </table:table-row>
        <table:table-row table:style-name="ro2">
          <table:table-cell office:value-type="float" office:value="22.815332999999999" table:style-name="ce3">
            <text:p>22,815333</text:p>
          </table:table-cell>
          <table:table-cell office:value-type="float" office:value="54.754002" table:style-name="ce3">
            <text:p>54,754002</text:p>
          </table:table-cell>
          <table:table-cell table:number-columns-repeated="16382"/>
        </table:table-row>
        <table:table-row table:style-name="ro2">
          <table:table-cell office:value-type="float" office:value="22.815555" table:style-name="ce3">
            <text:p>22,815555</text:p>
          </table:table-cell>
          <table:table-cell office:value-type="float" office:value="54.757126999999997" table:style-name="ce3">
            <text:p>54,757127</text:p>
          </table:table-cell>
          <table:table-cell table:number-columns-repeated="16382"/>
        </table:table-row>
        <table:table-row table:style-name="ro2">
          <table:table-cell office:value-type="float" office:value="22.816389000000001" table:style-name="ce3">
            <text:p>22,816389</text:p>
          </table:table-cell>
          <table:table-cell office:value-type="float" office:value="54.757694000000001" table:style-name="ce3">
            <text:p>54,757694</text:p>
          </table:table-cell>
          <table:table-cell table:number-columns-repeated="16382"/>
        </table:table-row>
        <table:table-row table:style-name="ro2">
          <table:table-cell office:value-type="float" office:value="22.817499000000002" table:style-name="ce3">
            <text:p>22,817499</text:p>
          </table:table-cell>
          <table:table-cell office:value-type="float" office:value="54.7584459999999" table:style-name="ce3">
            <text:p>54,758446</text:p>
          </table:table-cell>
          <table:table-cell table:number-columns-repeated="16382"/>
        </table:table-row>
        <table:table-row table:style-name="ro2">
          <table:table-cell office:value-type="float" office:value="22.823419999999999" table:style-name="ce3">
            <text:p>22,82342</text:p>
          </table:table-cell>
          <table:table-cell office:value-type="float" office:value="54.758304999999901" table:style-name="ce3">
            <text:p>54,758305</text:p>
          </table:table-cell>
          <table:table-cell table:number-columns-repeated="16382"/>
        </table:table-row>
        <table:table-row table:style-name="ro2">
          <table:table-cell office:value-type="float" office:value="22.823696000000002" table:style-name="ce3">
            <text:p>22,823696</text:p>
          </table:table-cell>
          <table:table-cell office:value-type="float" office:value="54.762211000000001" table:style-name="ce3">
            <text:p>54,762211</text:p>
          </table:table-cell>
          <table:table-cell table:number-columns-repeated="16382"/>
        </table:table-row>
        <table:table-row table:style-name="ro2">
          <table:table-cell office:value-type="float" office:value="22.824798999999999" table:style-name="ce3">
            <text:p>22,824799</text:p>
          </table:table-cell>
          <table:table-cell office:value-type="float" office:value="54.762767999999902" table:style-name="ce3">
            <text:p>54,762768</text:p>
          </table:table-cell>
          <table:table-cell table:number-columns-repeated="16382"/>
        </table:table-row>
        <table:table-row table:style-name="ro2">
          <table:table-cell office:value-type="float" office:value="22.831507999999999" table:style-name="ce3">
            <text:p>22,831508</text:p>
          </table:table-cell>
          <table:table-cell office:value-type="float" office:value="54.762607999999901" table:style-name="ce3">
            <text:p>54,762608</text:p>
          </table:table-cell>
          <table:table-cell table:number-columns-repeated="16382"/>
        </table:table-row>
        <table:table-row table:style-name="ro2">
          <table:table-cell office:value-type="float" office:value="22.831745999999999" table:style-name="ce3">
            <text:p>22,831746</text:p>
          </table:table-cell>
          <table:table-cell office:value-type="float" office:value="54.765908000000003" table:style-name="ce3">
            <text:p>54,765908</text:p>
          </table:table-cell>
          <table:table-cell table:number-columns-repeated="16382"/>
        </table:table-row>
        <table:table-row table:style-name="ro2">
          <table:table-cell office:value-type="float" office:value="22.832221999999899" table:style-name="ce3">
            <text:p>22,832222</text:p>
          </table:table-cell>
          <table:table-cell office:value-type="float" office:value="54.765971999999998" table:style-name="ce3">
            <text:p>54,765972</text:p>
          </table:table-cell>
          <table:table-cell table:number-columns-repeated="16382"/>
        </table:table-row>
        <table:table-row table:style-name="ro2">
          <table:table-cell office:value-type="float" office:value="22.838574000000001" table:style-name="ce3">
            <text:p>22,838574</text:p>
          </table:table-cell>
          <table:table-cell office:value-type="float" office:value="54.7669339999999" table:style-name="ce3">
            <text:p>54,766934</text:p>
          </table:table-cell>
          <table:table-cell table:number-columns-repeated="16382"/>
        </table:table-row>
        <table:table-row table:style-name="ro2">
          <table:table-cell office:value-type="float" office:value="22.839599" table:style-name="ce3">
            <text:p>22,839599</text:p>
          </table:table-cell>
          <table:table-cell office:value-type="float" office:value="54.766905999999999" table:style-name="ce3">
            <text:p>54,766906</text:p>
          </table:table-cell>
          <table:table-cell table:number-columns-repeated="16382"/>
        </table:table-row>
        <table:table-row table:style-name="ro2">
          <table:table-cell office:value-type="float" office:value="22.847370999999999" table:style-name="ce3">
            <text:p>22,847371</text:p>
          </table:table-cell>
          <table:table-cell office:value-type="float" office:value="54.766714999999998" table:style-name="ce3">
            <text:p>54,766715</text:p>
          </table:table-cell>
          <table:table-cell table:number-columns-repeated="16382"/>
        </table:table-row>
        <table:table-row table:style-name="ro2">
          <table:table-cell office:value-type="float" office:value="22.847646999999899" table:style-name="ce3">
            <text:p>22,847647</text:p>
          </table:table-cell>
          <table:table-cell office:value-type="float" office:value="54.770595999999998" table:style-name="ce3">
            <text:p>54,770596</text:p>
          </table:table-cell>
          <table:table-cell table:number-columns-repeated="16382"/>
        </table:table-row>
        <table:table-row table:style-name="ro2">
          <table:table-cell office:value-type="float" office:value="22.849906000000001" table:style-name="ce3">
            <text:p>22,849906</text:p>
          </table:table-cell>
          <table:table-cell office:value-type="float" office:value="54.772555999999902" table:style-name="ce3">
            <text:p>54,772556</text:p>
          </table:table-cell>
          <table:table-cell table:number-columns-repeated="16382"/>
        </table:table-row>
        <table:table-row table:style-name="ro2">
          <table:table-cell office:value-type="float" office:value="22.851918000000001" table:style-name="ce3">
            <text:p>22,851918</text:p>
          </table:table-cell>
          <table:table-cell office:value-type="float" office:value="54.774307" table:style-name="ce3">
            <text:p>54,774307</text:p>
          </table:table-cell>
          <table:table-cell table:number-columns-repeated="16382"/>
        </table:table-row>
        <table:table-row table:style-name="ro2">
          <table:table-cell office:value-type="float" office:value="22.851723999999901" table:style-name="ce3">
            <text:p>22,851724</text:p>
          </table:table-cell>
          <table:table-cell office:value-type="float" office:value="54.777099" table:style-name="ce3">
            <text:p>54,777099</text:p>
          </table:table-cell>
          <table:table-cell table:number-columns-repeated="16382"/>
        </table:table-row>
        <table:table-row table:style-name="ro2">
          <table:table-cell office:value-type="float" office:value="22.851527999999998" table:style-name="ce3">
            <text:p>22,851528</text:p>
          </table:table-cell>
          <table:table-cell office:value-type="float" office:value="54.779972999999899" table:style-name="ce3">
            <text:p>54,779973</text:p>
          </table:table-cell>
          <table:table-cell table:number-columns-repeated="16382"/>
        </table:table-row>
        <table:table-row table:style-name="ro2">
          <table:table-cell office:value-type="float" office:value="22.851507999999999" table:style-name="ce3">
            <text:p>22,851508</text:p>
          </table:table-cell>
          <table:table-cell office:value-type="float" office:value="54.780116" table:style-name="ce3">
            <text:p>54,780116</text:p>
          </table:table-cell>
          <table:table-cell table:number-columns-repeated="16382"/>
        </table:table-row>
        <table:table-row table:style-name="ro2">
          <table:table-cell office:value-type="float" office:value="22.856109" table:style-name="ce3">
            <text:p>22,856109</text:p>
          </table:table-cell>
          <table:table-cell office:value-type="float" office:value="54.780002000000003" table:style-name="ce3">
            <text:p>54,780002</text:p>
          </table:table-cell>
          <table:table-cell table:number-columns-repeated="16382"/>
        </table:table-row>
        <table:table-row table:style-name="ro2">
          <table:table-cell office:value-type="float" office:value="22.856372" table:style-name="ce3">
            <text:p>22,856372</text:p>
          </table:table-cell>
          <table:table-cell office:value-type="float" office:value="54.783658000000003" table:style-name="ce3">
            <text:p>54,783658</text:p>
          </table:table-cell>
          <table:table-cell table:number-columns-repeated="16382"/>
        </table:table-row>
        <table:table-row table:style-name="ro2">
          <table:table-cell office:value-type="float" office:value="22.856790999999902" table:style-name="ce3">
            <text:p>22,856791</text:p>
          </table:table-cell>
          <table:table-cell office:value-type="float" office:value="54.783867999999899" table:style-name="ce3">
            <text:p>54,783868</text:p>
          </table:table-cell>
          <table:table-cell table:number-columns-repeated="16382"/>
        </table:table-row>
        <table:table-row table:style-name="ro2">
          <table:table-cell office:value-type="float" office:value="22.857054999999999" table:style-name="ce3">
            <text:p>22,857055</text:p>
          </table:table-cell>
          <table:table-cell office:value-type="float" office:value="54.783999999999999" table:style-name="ce3">
            <text:p>54,784</text:p>
          </table:table-cell>
          <table:table-cell table:number-columns-repeated="16382"/>
        </table:table-row>
        <table:table-row table:style-name="ro2">
          <table:table-cell office:value-type="float" office:value="22.857951" table:style-name="ce3">
            <text:p>22,857951</text:p>
          </table:table-cell>
          <table:table-cell office:value-type="float" office:value="54.784452999999999" table:style-name="ce3">
            <text:p>54,784453</text:p>
          </table:table-cell>
          <table:table-cell table:number-columns-repeated="16382"/>
        </table:table-row>
        <table:table-row table:style-name="ro2">
          <table:table-cell office:value-type="float" office:value="22.864207" table:style-name="ce3">
            <text:p>22,864207</text:p>
          </table:table-cell>
          <table:table-cell office:value-type="float" office:value="54.784301000000099" table:style-name="ce3">
            <text:p>54,784301</text:p>
          </table:table-cell>
          <table:table-cell table:number-columns-repeated="16382"/>
        </table:table-row>
        <table:table-row table:style-name="ro2">
          <table:table-cell office:value-type="float" office:value="22.864363999999998" table:style-name="ce3">
            <text:p>22,864364</text:p>
          </table:table-cell>
          <table:table-cell office:value-type="float" office:value="54.786513999999997" table:style-name="ce3">
            <text:p>54,786514</text:p>
          </table:table-cell>
          <table:table-cell table:number-columns-repeated="16382"/>
        </table:table-row>
        <table:table-row table:style-name="ro2">
          <table:table-cell office:value-type="float" office:value="22.864528999999902" table:style-name="ce3">
            <text:p>22,864529</text:p>
          </table:table-cell>
          <table:table-cell office:value-type="float" office:value="54.788791000000003" table:style-name="ce3">
            <text:p>54,788791</text:p>
          </table:table-cell>
          <table:table-cell table:number-columns-repeated="16382"/>
        </table:table-row>
        <table:table-row table:style-name="ro2">
          <table:table-cell office:value-type="float" office:value="22.872305000000001" table:style-name="ce3">
            <text:p>22,872305</text:p>
          </table:table-cell>
          <table:table-cell office:value-type="float" office:value="54.788601999999997" table:style-name="ce3">
            <text:p>54,788602</text:p>
          </table:table-cell>
          <table:table-cell table:number-columns-repeated="16382"/>
        </table:table-row>
        <table:table-row table:style-name="ro2">
          <table:table-cell office:value-type="float" office:value="22.879996999999999" table:style-name="ce3">
            <text:p>22,879997</text:p>
          </table:table-cell>
          <table:table-cell office:value-type="float" office:value="54.788409999999899" table:style-name="ce3">
            <text:p>54,78841</text:p>
          </table:table-cell>
          <table:table-cell table:number-columns-repeated="16382"/>
        </table:table-row>
        <table:table-row table:style-name="ro2">
          <table:table-cell office:value-type="float" office:value="22.887592999999999" table:style-name="ce3">
            <text:p>22,887593</text:p>
          </table:table-cell>
          <table:table-cell office:value-type="float" office:value="54.788223000000002" table:style-name="ce3">
            <text:p>54,788223</text:p>
          </table:table-cell>
          <table:table-cell table:number-columns-repeated="16382"/>
        </table:table-row>
        <table:table-row table:style-name="ro2">
          <table:table-cell office:value-type="float" office:value="22.887853" table:style-name="ce3">
            <text:p>22,887853</text:p>
          </table:table-cell>
          <table:table-cell office:value-type="float" office:value="54.788215999999998" table:style-name="ce3">
            <text:p>54,788216</text:p>
          </table:table-cell>
          <table:table-cell table:number-columns-repeated="16382"/>
        </table:table-row>
        <table:table-row table:style-name="ro2">
          <table:table-cell office:value-type="float" office:value="22.887979000000001" table:style-name="ce3">
            <text:p>22,887979</text:p>
          </table:table-cell>
          <table:table-cell office:value-type="float" office:value="54.7899209999999" table:style-name="ce3">
            <text:p>54,789921</text:p>
          </table:table-cell>
          <table:table-cell table:number-columns-repeated="16382"/>
        </table:table-row>
        <table:table-row table:style-name="ro2">
          <table:table-cell office:value-type="float" office:value="22.888180999999999" table:style-name="ce3">
            <text:p>22,888181</text:p>
          </table:table-cell>
          <table:table-cell office:value-type="float" office:value="54.792705999999903" table:style-name="ce3">
            <text:p>54,792706</text:p>
          </table:table-cell>
          <table:table-cell table:number-columns-repeated="16382"/>
        </table:table-row>
        <table:table-row table:style-name="ro2">
          <table:table-cell office:value-type="float" office:value="22.888506999999901" table:style-name="ce3">
            <text:p>22,888507</text:p>
          </table:table-cell>
          <table:table-cell office:value-type="float" office:value="54.797196" table:style-name="ce3">
            <text:p>54,797196</text:p>
          </table:table-cell>
          <table:table-cell table:number-columns-repeated="16382"/>
        </table:table-row>
        <table:table-row table:style-name="ro2">
          <table:table-cell office:value-type="float" office:value="22.881036000000002" table:style-name="ce3">
            <text:p>22,881036</text:p>
          </table:table-cell>
          <table:table-cell office:value-type="float" office:value="54.797383000000004" table:style-name="ce3">
            <text:p>54,797383</text:p>
          </table:table-cell>
          <table:table-cell table:number-columns-repeated="16382"/>
        </table:table-row>
        <table:table-row table:style-name="ro2">
          <table:table-cell office:value-type="float" office:value="22.880754" table:style-name="ce3">
            <text:p>22,880754</text:p>
          </table:table-cell>
          <table:table-cell office:value-type="float" office:value="54.797699999999999" table:style-name="ce3">
            <text:p>54,7977</text:p>
          </table:table-cell>
          <table:table-cell table:number-columns-repeated="16382"/>
        </table:table-row>
        <table:table-row table:style-name="ro2">
          <table:table-cell office:value-type="float" office:value="22.881056999999899" table:style-name="ce3">
            <text:p>22,881057</text:p>
          </table:table-cell>
          <table:table-cell office:value-type="float" office:value="54.801884000000001" table:style-name="ce3">
            <text:p>54,801884</text:p>
          </table:table-cell>
          <table:table-cell table:number-columns-repeated="16382"/>
        </table:table-row>
        <table:table-row table:style-name="ro2">
          <table:table-cell office:value-type="float" office:value="22.881301000000001" table:style-name="ce3">
            <text:p>22,881301</text:p>
          </table:table-cell>
          <table:table-cell office:value-type="float" office:value="54.805270999999998" table:style-name="ce3">
            <text:p>54,805271</text:p>
          </table:table-cell>
          <table:table-cell table:number-columns-repeated="16382"/>
        </table:table-row>
        <table:table-row table:style-name="ro2">
          <table:table-cell office:value-type="float" office:value="22.883455000000001" table:style-name="ce3">
            <text:p>22,883455</text:p>
          </table:table-cell>
          <table:table-cell office:value-type="float" office:value="54.806319999999999" table:style-name="ce3">
            <text:p>54,80632</text:p>
          </table:table-cell>
          <table:table-cell table:number-columns-repeated="16382"/>
        </table:table-row>
        <table:table-row table:style-name="ro2">
          <table:table-cell office:value-type="float" office:value="22.889158999999999" table:style-name="ce3">
            <text:p>22,889159</text:p>
          </table:table-cell>
          <table:table-cell office:value-type="float" office:value="54.806177999999903" table:style-name="ce3">
            <text:p>54,806178</text:p>
          </table:table-cell>
          <table:table-cell table:number-columns-repeated="16382"/>
        </table:table-row>
        <table:table-row table:style-name="ro2">
          <table:table-cell office:value-type="float" office:value="22.889486999999999" table:style-name="ce3">
            <text:p>22,889487</text:p>
          </table:table-cell>
          <table:table-cell office:value-type="float" office:value="54.810673000000001" table:style-name="ce3">
            <text:p>54,810673</text:p>
          </table:table-cell>
          <table:table-cell table:number-columns-repeated="16382"/>
        </table:table-row>
        <table:table-row table:style-name="ro2">
          <table:table-cell office:value-type="float" office:value="22.889499000000001" table:style-name="ce3">
            <text:p>22,889499</text:p>
          </table:table-cell>
          <table:table-cell office:value-type="float" office:value="54.810848000000099" table:style-name="ce3">
            <text:p>54,810848</text:p>
          </table:table-cell>
          <table:table-cell table:number-columns-repeated="16382"/>
        </table:table-row>
        <table:table-row table:style-name="ro2">
          <table:table-cell office:value-type="float" office:value="22.890611" table:style-name="ce3">
            <text:p>22,890611</text:p>
          </table:table-cell>
          <table:table-cell office:value-type="float" office:value="54.811805" table:style-name="ce3">
            <text:p>54,811805</text:p>
          </table:table-cell>
          <table:table-cell table:number-columns-repeated="16382"/>
        </table:table-row>
        <table:table-row table:style-name="ro2">
          <table:table-cell office:value-type="float" office:value="22.891802999999999" table:style-name="ce3">
            <text:p>22,891803</text:p>
          </table:table-cell>
          <table:table-cell office:value-type="float" office:value="54.812846999999998" table:style-name="ce3">
            <text:p>54,812847</text:p>
          </table:table-cell>
          <table:table-cell table:number-columns-repeated="16382"/>
        </table:table-row>
        <table:table-row table:style-name="ro2">
          <table:table-cell office:value-type="float" office:value="22.892806" table:style-name="ce3">
            <text:p>22,892806</text:p>
          </table:table-cell>
          <table:table-cell office:value-type="float" office:value="54.813720000000004" table:style-name="ce3">
            <text:p>54,81372</text:p>
          </table:table-cell>
          <table:table-cell table:number-columns-repeated="16382"/>
        </table:table-row>
        <table:table-row table:style-name="ro2">
          <table:table-cell office:value-type="float" office:value="22.889852000000001" table:style-name="ce3">
            <text:p>22,889852</text:p>
          </table:table-cell>
          <table:table-cell office:value-type="float" office:value="54.815682000000002" table:style-name="ce3">
            <text:p>54,815682</text:p>
          </table:table-cell>
          <table:table-cell table:number-columns-repeated="16382"/>
        </table:table-row>
        <table:table-row table:style-name="ro2">
          <table:table-cell office:value-type="float" office:value="22.890142000000001" table:style-name="ce3">
            <text:p>22,890142</text:p>
          </table:table-cell>
          <table:table-cell office:value-type="float" office:value="54.819656999999999" table:style-name="ce3">
            <text:p>54,819657</text:p>
          </table:table-cell>
          <table:table-cell table:number-columns-repeated="16382"/>
        </table:table-row>
        <table:table-row table:style-name="ro2">
          <table:table-cell office:value-type="float" office:value="22.884564000000001" table:style-name="ce3">
            <text:p>22,884564</text:p>
          </table:table-cell>
          <table:table-cell office:value-type="float" office:value="54.819794000000002" table:style-name="ce3">
            <text:p>54,819794</text:p>
          </table:table-cell>
          <table:table-cell table:number-columns-repeated="16382"/>
        </table:table-row>
        <table:table-row table:style-name="ro2">
          <table:table-cell office:value-type="float" office:value="22.884785999999998" table:style-name="ce3">
            <text:p>22,884786</text:p>
          </table:table-cell>
          <table:table-cell office:value-type="float" office:value="54.821062999999903" table:style-name="ce3">
            <text:p>54,821063</text:p>
          </table:table-cell>
          <table:table-cell table:number-columns-repeated="16382"/>
        </table:table-row>
        <table:table-row table:style-name="ro2">
          <table:table-cell office:value-type="float" office:value="22.885138999999999" table:style-name="ce3">
            <text:p>22,885139</text:p>
          </table:table-cell>
          <table:table-cell office:value-type="float" office:value="54.823112000000002" table:style-name="ce3">
            <text:p>54,823112</text:p>
          </table:table-cell>
          <table:table-cell table:number-columns-repeated="16382"/>
        </table:table-row>
        <table:table-row table:style-name="ro2">
          <table:table-cell office:value-type="float" office:value="22.885498999999999" table:style-name="ce3">
            <text:p>22,885499</text:p>
          </table:table-cell>
          <table:table-cell office:value-type="float" office:value="54.825144999999999" table:style-name="ce3">
            <text:p>54,825145</text:p>
          </table:table-cell>
          <table:table-cell table:number-columns-repeated="16382"/>
        </table:table-row>
        <table:table-row table:style-name="ro2">
          <table:table-cell office:value-type="float" office:value="22.885888999999999" table:style-name="ce3">
            <text:p>22,885889</text:p>
          </table:table-cell>
          <table:table-cell office:value-type="float" office:value="54.827331000000001" table:style-name="ce3">
            <text:p>54,827331</text:p>
          </table:table-cell>
          <table:table-cell table:number-columns-repeated="16382"/>
        </table:table-row>
        <table:table-row table:style-name="ro2">
          <table:table-cell office:value-type="float" office:value="22.885850000000001" table:style-name="ce3">
            <text:p>22,88585</text:p>
          </table:table-cell>
          <table:table-cell office:value-type="float" office:value="54.827851000000003" table:style-name="ce3">
            <text:p>54,827851</text:p>
          </table:table-cell>
          <table:table-cell table:number-columns-repeated="16382"/>
        </table:table-row>
        <table:table-row table:style-name="ro2">
          <table:table-cell office:value-type="float" office:value="22.885804" table:style-name="ce3">
            <text:p>22,885804</text:p>
          </table:table-cell>
          <table:table-cell office:value-type="float" office:value="54.828473000000002" table:style-name="ce3">
            <text:p>54,828473</text:p>
          </table:table-cell>
          <table:table-cell table:number-columns-repeated="16382"/>
        </table:table-row>
        <table:table-row table:style-name="ro2">
          <table:table-cell office:value-type="float" office:value="22.885390000000001" table:style-name="ce3">
            <text:p>22,88539</text:p>
          </table:table-cell>
          <table:table-cell office:value-type="float" office:value="54.834192999999999" table:style-name="ce3">
            <text:p>54,834193</text:p>
          </table:table-cell>
          <table:table-cell table:number-columns-repeated="16382"/>
        </table:table-row>
        <table:table-row table:style-name="ro2">
          <table:table-cell office:value-type="float" office:value="22.883451999999998" table:style-name="ce3">
            <text:p>22,883452</text:p>
          </table:table-cell>
          <table:table-cell office:value-type="float" office:value="54.83493" table:style-name="ce3">
            <text:p>54,83493</text:p>
          </table:table-cell>
          <table:table-cell table:number-columns-repeated="16382"/>
        </table:table-row>
        <table:table-row table:style-name="ro2">
          <table:table-cell office:value-type="float" office:value="22.883664" table:style-name="ce3">
            <text:p>22,883664</text:p>
          </table:table-cell>
          <table:table-cell office:value-type="float" office:value="54.837814999999999" table:style-name="ce3">
            <text:p>54,837815</text:p>
          </table:table-cell>
          <table:table-cell table:number-columns-repeated="16382"/>
        </table:table-row>
        <table:table-row table:style-name="ro2">
          <table:table-cell office:value-type="float" office:value="22.875879000000001" table:style-name="ce3">
            <text:p>22,875879</text:p>
          </table:table-cell>
          <table:table-cell office:value-type="float" office:value="54.838009" table:style-name="ce3">
            <text:p>54,838009</text:p>
          </table:table-cell>
          <table:table-cell table:number-columns-repeated="16382"/>
        </table:table-row>
        <table:table-row table:style-name="ro2">
          <table:table-cell office:value-type="float" office:value="22.875274999999998" table:style-name="ce3">
            <text:p>22,875275</text:p>
          </table:table-cell>
          <table:table-cell office:value-type="float" office:value="54.838025000000002" table:style-name="ce3">
            <text:p>54,838025</text:p>
          </table:table-cell>
          <table:table-cell table:number-columns-repeated="16382"/>
        </table:table-row>
        <table:table-row table:style-name="ro2">
          <table:table-cell office:value-type="float" office:value="22.871082999999999" table:style-name="ce3">
            <text:p>22,871083</text:p>
          </table:table-cell>
          <table:table-cell office:value-type="float" office:value="54.839610999999898" table:style-name="ce3">
            <text:p>54,839611</text:p>
          </table:table-cell>
          <table:table-cell table:number-columns-repeated="16382"/>
        </table:table-row>
        <table:table-row table:style-name="ro2">
          <table:table-cell office:value-type="float" office:value="22.870833000000001" table:style-name="ce3">
            <text:p>22,870833</text:p>
          </table:table-cell>
          <table:table-cell office:value-type="float" office:value="54.842944999999901" table:style-name="ce3">
            <text:p>54,842945</text:p>
          </table:table-cell>
          <table:table-cell table:number-columns-repeated="16382"/>
        </table:table-row>
        <table:table-row table:style-name="ro2">
          <table:table-cell office:value-type="float" office:value="22.870581999999999" table:style-name="ce3">
            <text:p>22,870582</text:p>
          </table:table-cell>
          <table:table-cell office:value-type="float" office:value="54.846473000000003" table:style-name="ce3">
            <text:p>54,846473</text:p>
          </table:table-cell>
          <table:table-cell table:number-columns-repeated="16382"/>
        </table:table-row>
        <table:table-row table:style-name="ro2">
          <table:table-cell office:value-type="float" office:value="22.871528000000001" table:style-name="ce3">
            <text:p>22,871528</text:p>
          </table:table-cell>
          <table:table-cell office:value-type="float" office:value="54.849941999999999" table:style-name="ce3">
            <text:p>54,849942</text:p>
          </table:table-cell>
          <table:table-cell table:number-columns-repeated="16382"/>
        </table:table-row>
        <table:table-row table:style-name="ro2">
          <table:table-cell office:value-type="float" office:value="22.872748999999999" table:style-name="ce3">
            <text:p>22,872749</text:p>
          </table:table-cell>
          <table:table-cell office:value-type="float" office:value="54.854416000000001" table:style-name="ce3">
            <text:p>54,854416</text:p>
          </table:table-cell>
          <table:table-cell table:number-columns-repeated="16382"/>
        </table:table-row>
        <table:table-row table:style-name="ro2">
          <table:table-cell office:value-type="float" office:value="22.872941000000001" table:style-name="ce3">
            <text:p>22,872941</text:p>
          </table:table-cell>
          <table:table-cell office:value-type="float" office:value="54.855140999999897" table:style-name="ce3">
            <text:p>54,855141</text:p>
          </table:table-cell>
          <table:table-cell table:number-columns-repeated="16382"/>
        </table:table-row>
        <table:table-row table:style-name="ro2">
          <table:table-cell office:value-type="float" office:value="22.8702469999999" table:style-name="ce3">
            <text:p>22,870247</text:p>
          </table:table-cell>
          <table:table-cell office:value-type="float" office:value="54.857588999999997" table:style-name="ce3">
            <text:p>54,857589</text:p>
          </table:table-cell>
          <table:table-cell table:number-columns-repeated="16382"/>
        </table:table-row>
        <table:table-row table:style-name="ro2">
          <table:table-cell office:value-type="float" office:value="22.869540000000001" table:style-name="ce3">
            <text:p>22,86954</text:p>
          </table:table-cell>
          <table:table-cell office:value-type="float" office:value="54.858226999999999" table:style-name="ce3">
            <text:p>54,858227</text:p>
          </table:table-cell>
          <table:table-cell table:number-columns-repeated="16382"/>
        </table:table-row>
        <table:table-row table:style-name="ro2">
          <table:table-cell office:value-type="float" office:value="22.869716" table:style-name="ce3">
            <text:p>22,869716</text:p>
          </table:table-cell>
          <table:table-cell office:value-type="float" office:value="54.860655999999999" table:style-name="ce3">
            <text:p>54,860656</text:p>
          </table:table-cell>
          <table:table-cell table:number-columns-repeated="16382"/>
        </table:table-row>
        <table:table-row table:style-name="ro2">
          <table:table-cell office:value-type="float" office:value="22.866783000000002" table:style-name="ce3">
            <text:p>22,866783</text:p>
          </table:table-cell>
          <table:table-cell office:value-type="float" office:value="54.860728999999999" table:style-name="ce3">
            <text:p>54,860729</text:p>
          </table:table-cell>
          <table:table-cell table:number-columns-repeated="16382"/>
        </table:table-row>
        <table:table-row table:style-name="ro2">
          <table:table-cell office:value-type="float" office:value="22.862220000000001" table:style-name="ce3">
            <text:p>22,86222</text:p>
          </table:table-cell>
          <table:table-cell office:value-type="float" office:value="54.864884000000004" table:style-name="ce3">
            <text:p>54,864884</text:p>
          </table:table-cell>
          <table:table-cell table:number-columns-repeated="16382"/>
        </table:table-row>
        <table:table-row table:style-name="ro2">
          <table:table-cell office:value-type="float" office:value="22.862252000000002" table:style-name="ce3">
            <text:p>22,862252</text:p>
          </table:table-cell>
          <table:table-cell office:value-type="float" office:value="54.865341999999899" table:style-name="ce3">
            <text:p>54,865342</text:p>
          </table:table-cell>
          <table:table-cell table:number-columns-repeated="16382"/>
        </table:table-row>
        <table:table-row table:style-name="ro2">
          <table:table-cell office:value-type="float" office:value="22.861681999999998" table:style-name="ce3">
            <text:p>22,861682</text:p>
          </table:table-cell>
          <table:table-cell office:value-type="float" office:value="54.865355999999998" table:style-name="ce3">
            <text:p>54,865356</text:p>
          </table:table-cell>
          <table:table-cell table:number-columns-repeated="16382"/>
        </table:table-row>
        <table:table-row table:style-name="ro2">
          <table:table-cell office:value-type="float" office:value="22.861249000000001" table:style-name="ce3">
            <text:p>22,861249</text:p>
          </table:table-cell>
          <table:table-cell office:value-type="float" office:value="54.865749999999899" table:style-name="ce3">
            <text:p>54,86575</text:p>
          </table:table-cell>
          <table:table-cell table:number-columns-repeated="16382"/>
        </table:table-row>
        <table:table-row table:style-name="ro2">
          <table:table-cell office:value-type="float" office:value="22.854987999999899" table:style-name="ce3">
            <text:p>22,854988</text:p>
          </table:table-cell>
          <table:table-cell office:value-type="float" office:value="54.866779999999999" table:style-name="ce3">
            <text:p>54,86678</text:p>
          </table:table-cell>
          <table:table-cell table:number-columns-repeated="16382"/>
        </table:table-row>
        <table:table-row table:style-name="ro2">
          <table:table-cell office:value-type="float" office:value="22.8524449999999" table:style-name="ce3">
            <text:p>22,852445</text:p>
          </table:table-cell>
          <table:table-cell office:value-type="float" office:value="54.867194999999903" table:style-name="ce3">
            <text:p>54,867195</text:p>
          </table:table-cell>
          <table:table-cell table:number-columns-repeated="16382"/>
        </table:table-row>
        <table:table-row table:style-name="ro2">
          <table:table-cell office:value-type="float" office:value="22.849166999999898" table:style-name="ce3">
            <text:p>22,849167</text:p>
          </table:table-cell>
          <table:table-cell office:value-type="float" office:value="54.867749000000003" table:style-name="ce3">
            <text:p>54,867749</text:p>
          </table:table-cell>
          <table:table-cell table:number-columns-repeated="16382"/>
        </table:table-row>
        <table:table-row table:style-name="ro2">
          <table:table-cell office:value-type="float" office:value="22.850281999999901" table:style-name="ce3">
            <text:p>22,850282</text:p>
          </table:table-cell>
          <table:table-cell office:value-type="float" office:value="54.870134999999898" table:style-name="ce3">
            <text:p>54,870135</text:p>
          </table:table-cell>
          <table:table-cell table:number-columns-repeated="16382"/>
        </table:table-row>
        <table:table-row table:style-name="ro2">
          <table:table-cell office:value-type="float" office:value="22.854782999999902" table:style-name="ce3">
            <text:p>22,854783</text:p>
          </table:table-cell>
          <table:table-cell office:value-type="float" office:value="54.870026000000003" table:style-name="ce3">
            <text:p>54,870026</text:p>
          </table:table-cell>
          <table:table-cell table:number-columns-repeated="16382"/>
        </table:table-row>
        <table:table-row table:style-name="ro2">
          <table:table-cell office:value-type="float" office:value="22.855108999999999" table:style-name="ce3">
            <text:p>22,855109</text:p>
          </table:table-cell>
          <table:table-cell office:value-type="float" office:value="54.874516000000099" table:style-name="ce3">
            <text:p>54,874516</text:p>
          </table:table-cell>
          <table:table-cell table:number-columns-repeated="16382"/>
        </table:table-row>
        <table:table-row table:style-name="ro2">
          <table:table-cell office:value-type="float" office:value="22.855432999999898" table:style-name="ce3">
            <text:p>22,855433</text:p>
          </table:table-cell>
          <table:table-cell office:value-type="float" office:value="54.879010000000001" table:style-name="ce3">
            <text:p>54,87901</text:p>
          </table:table-cell>
          <table:table-cell table:number-columns-repeated="16382"/>
        </table:table-row>
        <table:table-row table:style-name="ro2">
          <table:table-cell office:value-type="float" office:value="22.855467000000001" table:style-name="ce3">
            <text:p>22,855467</text:p>
          </table:table-cell>
          <table:table-cell office:value-type="float" office:value="54.879508999999899" table:style-name="ce3">
            <text:p>54,879509</text:p>
          </table:table-cell>
          <table:table-cell table:number-columns-repeated="16382"/>
        </table:table-row>
        <table:table-row table:style-name="ro2">
          <table:table-cell office:value-type="float" office:value="22.856968999999999" table:style-name="ce3">
            <text:p>22,856969</text:p>
          </table:table-cell>
          <table:table-cell office:value-type="float" office:value="54.880437000000001" table:style-name="ce3">
            <text:p>54,880437</text:p>
          </table:table-cell>
          <table:table-cell table:number-columns-repeated="16382"/>
        </table:table-row>
        <table:table-row table:style-name="ro2">
          <table:table-cell office:value-type="float" office:value="22.858194999999998" table:style-name="ce3">
            <text:p>22,858195</text:p>
          </table:table-cell>
          <table:table-cell office:value-type="float" office:value="54.881195999999903" table:style-name="ce3">
            <text:p>54,881196</text:p>
          </table:table-cell>
          <table:table-cell table:number-columns-repeated="16382"/>
        </table:table-row>
        <table:table-row table:style-name="ro2">
          <table:table-cell office:value-type="float" office:value="22.858741999999999" table:style-name="ce3">
            <text:p>22,858742</text:p>
          </table:table-cell>
          <table:table-cell office:value-type="float" office:value="54.881542000000003" table:style-name="ce3">
            <text:p>54,881542</text:p>
          </table:table-cell>
          <table:table-cell table:number-columns-repeated="16382"/>
        </table:table-row>
        <table:table-row table:style-name="ro2">
          <table:table-cell office:value-type="float" office:value="22.859108999999901" table:style-name="ce3">
            <text:p>22,859109</text:p>
          </table:table-cell>
          <table:table-cell office:value-type="float" office:value="54.881779000000002" table:style-name="ce3">
            <text:p>54,881779</text:p>
          </table:table-cell>
          <table:table-cell table:number-columns-repeated="16382"/>
        </table:table-row>
        <table:table-row table:style-name="ro2">
          <table:table-cell office:value-type="float" office:value="22.859296000000001" table:style-name="ce3">
            <text:p>22,859296</text:p>
          </table:table-cell>
          <table:table-cell office:value-type="float" office:value="54.882545" table:style-name="ce3">
            <text:p>54,882545</text:p>
          </table:table-cell>
          <table:table-cell table:number-columns-repeated="16382"/>
        </table:table-row>
        <table:table-row table:style-name="ro2">
          <table:table-cell office:value-type="float" office:value="22.859448" table:style-name="ce3">
            <text:p>22,859448</text:p>
          </table:table-cell>
          <table:table-cell office:value-type="float" office:value="54.883167" table:style-name="ce3">
            <text:p>54,883167</text:p>
          </table:table-cell>
          <table:table-cell table:number-columns-repeated="16382"/>
        </table:table-row>
        <table:table-row table:style-name="ro2">
          <table:table-cell office:value-type="float" office:value="22.859501000000002" table:style-name="ce3">
            <text:p>22,859501</text:p>
          </table:table-cell>
          <table:table-cell office:value-type="float" office:value="54.883406999999998" table:style-name="ce3">
            <text:p>54,883407</text:p>
          </table:table-cell>
          <table:table-cell table:number-columns-repeated="16382"/>
        </table:table-row>
        <table:table-row table:style-name="ro2">
          <table:table-cell office:value-type="float" office:value="22.863548999999999" table:style-name="ce3">
            <text:p>22,863549</text:p>
          </table:table-cell>
          <table:table-cell office:value-type="float" office:value="54.883308999999997" table:style-name="ce3">
            <text:p>54,883309</text:p>
          </table:table-cell>
          <table:table-cell table:number-columns-repeated="16382"/>
        </table:table-row>
        <table:table-row table:style-name="ro2">
          <table:table-cell office:value-type="float" office:value="22.863873999999999" table:style-name="ce3">
            <text:p>22,863874</text:p>
          </table:table-cell>
          <table:table-cell office:value-type="float" office:value="54.887799000000001" table:style-name="ce3">
            <text:p>54,887799</text:p>
          </table:table-cell>
          <table:table-cell table:number-columns-repeated="16382"/>
        </table:table-row>
        <table:table-row table:style-name="ro2">
          <table:table-cell office:value-type="float" office:value="22.860576999999999" table:style-name="ce3">
            <text:p>22,860577</text:p>
          </table:table-cell>
          <table:table-cell office:value-type="float" office:value="54.887877999999901" table:style-name="ce3">
            <text:p>54,887878</text:p>
          </table:table-cell>
          <table:table-cell table:number-columns-repeated="16382"/>
        </table:table-row>
        <table:table-row table:style-name="ro2">
          <table:table-cell office:value-type="float" office:value="22.860639999999901" table:style-name="ce3">
            <text:p>22,86064</text:p>
          </table:table-cell>
          <table:table-cell office:value-type="float" office:value="54.888138000000097" table:style-name="ce3">
            <text:p>54,888138</text:p>
          </table:table-cell>
          <table:table-cell table:number-columns-repeated="16382"/>
        </table:table-row>
        <table:table-row table:style-name="ro2">
          <table:table-cell office:value-type="float" office:value="22.858958000000001" table:style-name="ce3">
            <text:p>22,858958</text:p>
          </table:table-cell>
          <table:table-cell office:value-type="float" office:value="54.890667999999998" table:style-name="ce3">
            <text:p>54,890668</text:p>
          </table:table-cell>
          <table:table-cell table:number-columns-repeated="16382"/>
        </table:table-row>
        <table:table-row table:style-name="ro2">
          <table:table-cell office:value-type="float" office:value="22.857292000000001" table:style-name="ce3">
            <text:p>22,857292</text:p>
          </table:table-cell>
          <table:table-cell office:value-type="float" office:value="54.893207000000103" table:style-name="ce3">
            <text:p>54,893207</text:p>
          </table:table-cell>
          <table:table-cell table:number-columns-repeated="16382"/>
        </table:table-row>
        <table:table-row table:style-name="ro2">
          <table:table-cell office:value-type="float" office:value="22.856912000000001" table:style-name="ce3">
            <text:p>22,856912</text:p>
          </table:table-cell>
          <table:table-cell office:value-type="float" office:value="54.894270999999897" table:style-name="ce3">
            <text:p>54,894271</text:p>
          </table:table-cell>
          <table:table-cell table:number-columns-repeated="16382"/>
        </table:table-row>
        <table:table-row table:style-name="ro2">
          <table:table-cell office:value-type="float" office:value="22.856599000000099" table:style-name="ce3">
            <text:p>22,856599</text:p>
          </table:table-cell>
          <table:table-cell office:value-type="float" office:value="54.8952290000001" table:style-name="ce3">
            <text:p>54,895229</text:p>
          </table:table-cell>
          <table:table-cell table:number-columns-repeated="16382"/>
        </table:table-row>
        <table:table-row table:style-name="ro2">
          <table:table-cell office:value-type="float" office:value="22.856725000000001" table:style-name="ce3">
            <text:p>22,856725</text:p>
          </table:table-cell>
          <table:table-cell office:value-type="float" office:value="54.896971999999899" table:style-name="ce3">
            <text:p>54,896972</text:p>
          </table:table-cell>
          <table:table-cell table:number-columns-repeated="16382"/>
        </table:table-row>
        <table:table-row table:style-name="ro2">
          <table:table-cell office:value-type="float" office:value="22.857050999999998" table:style-name="ce3">
            <text:p>22,857051</text:p>
          </table:table-cell>
          <table:table-cell office:value-type="float" office:value="54.901466999999997" table:style-name="ce3">
            <text:p>54,901467</text:p>
          </table:table-cell>
          <table:table-cell table:number-columns-repeated="16382"/>
        </table:table-row>
        <table:table-row table:style-name="ro2">
          <table:table-cell office:value-type="float" office:value="22.850315999999999" table:style-name="ce3">
            <text:p>22,850316</text:p>
          </table:table-cell>
          <table:table-cell office:value-type="float" office:value="54.901631000000002" table:style-name="ce3">
            <text:p>54,901631</text:p>
          </table:table-cell>
          <table:table-cell table:number-columns-repeated="16382"/>
        </table:table-row>
        <table:table-row table:style-name="ro2">
          <table:table-cell office:value-type="float" office:value="22.846599000000001" table:style-name="ce3">
            <text:p>22,846599</text:p>
          </table:table-cell>
          <table:table-cell office:value-type="float" office:value="54.902481000000002" table:style-name="ce3">
            <text:p>54,902481</text:p>
          </table:table-cell>
          <table:table-cell table:number-columns-repeated="16382"/>
        </table:table-row>
        <table:table-row table:style-name="ro2">
          <table:table-cell office:value-type="float" office:value="22.845666000000001" table:style-name="ce3">
            <text:p>22,845666</text:p>
          </table:table-cell>
          <table:table-cell office:value-type="float" office:value="54.902695000000001" table:style-name="ce3">
            <text:p>54,902695</text:p>
          </table:table-cell>
          <table:table-cell table:number-columns-repeated="16382"/>
        </table:table-row>
        <table:table-row table:style-name="ro2">
          <table:table-cell office:value-type="float" office:value="22.842890000000001" table:style-name="ce3">
            <text:p>22,84289</text:p>
          </table:table-cell>
          <table:table-cell office:value-type="float" office:value="54.903804999999998" table:style-name="ce3">
            <text:p>54,903805</text:p>
          </table:table-cell>
          <table:table-cell table:number-columns-repeated="16382"/>
        </table:table-row>
        <table:table-row table:style-name="ro2">
          <table:table-cell office:value-type="float" office:value="22.841629999999999" table:style-name="ce3">
            <text:p>22,84163</text:p>
          </table:table-cell>
          <table:table-cell office:value-type="float" office:value="54.904297" table:style-name="ce3">
            <text:p>54,904297</text:p>
          </table:table-cell>
          <table:table-cell table:number-columns-repeated="16382"/>
        </table:table-row>
        <table:table-row table:style-name="ro2">
          <table:table-cell office:value-type="float" office:value="22.841778000000001" table:style-name="ce3">
            <text:p>22,841778</text:p>
          </table:table-cell>
          <table:table-cell office:value-type="float" office:value="54.9063370000001" table:style-name="ce3">
            <text:p>54,906337</text:p>
          </table:table-cell>
          <table:table-cell table:number-columns-repeated="16382"/>
        </table:table-row>
        <table:table-row table:style-name="ro2">
          <table:table-cell office:value-type="float" office:value="22.8362289999999" table:style-name="ce3">
            <text:p>22,836229</text:p>
          </table:table-cell>
          <table:table-cell office:value-type="float" office:value="54.906475999999898" table:style-name="ce3">
            <text:p>54,906476</text:p>
          </table:table-cell>
          <table:table-cell table:number-columns-repeated="16382"/>
        </table:table-row>
        <table:table-row table:style-name="ro2">
          <table:table-cell office:value-type="float" office:value="22.826442" table:style-name="ce3">
            <text:p>22,826442</text:p>
          </table:table-cell>
          <table:table-cell office:value-type="float" office:value="54.910388999999903" table:style-name="ce3">
            <text:p>54,910389</text:p>
          </table:table-cell>
          <table:table-cell table:number-columns-repeated="16382"/>
        </table:table-row>
        <table:table-row table:style-name="ro2">
          <table:table-cell office:value-type="float" office:value="22.826501" table:style-name="ce3">
            <text:p>22,826501</text:p>
          </table:table-cell>
          <table:table-cell office:value-type="float" office:value="54.911209999999897" table:style-name="ce3">
            <text:p>54,91121</text:p>
          </table:table-cell>
          <table:table-cell table:number-columns-repeated="16382"/>
        </table:table-row>
        <table:table-row table:style-name="ro2">
          <table:table-cell office:value-type="float" office:value="22.824276999999899" table:style-name="ce3">
            <text:p>22,824277</text:p>
          </table:table-cell>
          <table:table-cell office:value-type="float" office:value="54.911262000000001" table:style-name="ce3">
            <text:p>54,911262</text:p>
          </table:table-cell>
          <table:table-cell table:number-columns-repeated="16382"/>
        </table:table-row>
        <table:table-row table:style-name="ro2">
          <table:table-cell office:value-type="float" office:value="22.819998999999999" table:style-name="ce3">
            <text:p>22,819999</text:p>
          </table:table-cell>
          <table:table-cell office:value-type="float" office:value="54.912972000000003" table:style-name="ce3">
            <text:p>54,912972</text:p>
          </table:table-cell>
          <table:table-cell table:number-columns-repeated="16382"/>
        </table:table-row>
        <table:table-row table:style-name="ro2">
          <table:table-cell office:value-type="float" office:value="22.818145999999999" table:style-name="ce3">
            <text:p>22,818146</text:p>
          </table:table-cell>
          <table:table-cell office:value-type="float" office:value="54.9123769999999" table:style-name="ce3">
            <text:p>54,912377</text:p>
          </table:table-cell>
          <table:table-cell table:number-columns-repeated="16382"/>
        </table:table-row>
        <table:table-row table:style-name="ro2">
          <table:table-cell office:value-type="float" office:value="22.815345000000001" table:style-name="ce3">
            <text:p>22,815345</text:p>
          </table:table-cell>
          <table:table-cell office:value-type="float" office:value="54.9114789999999" table:style-name="ce3">
            <text:p>54,911479</text:p>
          </table:table-cell>
          <table:table-cell table:number-columns-repeated="16382"/>
        </table:table-row>
        <table:table-row table:style-name="ro2">
          <table:table-cell office:value-type="float" office:value="22.810901000000001" table:style-name="ce3">
            <text:p>22,810901</text:p>
          </table:table-cell>
          <table:table-cell office:value-type="float" office:value="54.911586" table:style-name="ce3">
            <text:p>54,911586</text:p>
          </table:table-cell>
          <table:table-cell table:number-columns-repeated="16382"/>
        </table:table-row>
        <table:table-row table:style-name="ro2">
          <table:table-cell office:value-type="float" office:value="22.810790999999899" table:style-name="ce3">
            <text:p>22,810791</text:p>
          </table:table-cell>
          <table:table-cell office:value-type="float" office:value="54.910021999999998" table:style-name="ce3">
            <text:p>54,910022</text:p>
          </table:table-cell>
          <table:table-cell table:number-columns-repeated="16382"/>
        </table:table-row>
        <table:table-row table:style-name="ro2">
          <table:table-cell office:value-type="float" office:value="22.806875999999999" table:style-name="ce3">
            <text:p>22,806876</text:p>
          </table:table-cell>
          <table:table-cell office:value-type="float" office:value="54.908766999999997" table:style-name="ce3">
            <text:p>54,908767</text:p>
          </table:table-cell>
          <table:table-cell table:number-columns-repeated="16382"/>
        </table:table-row>
        <table:table-row table:style-name="ro2">
          <table:table-cell office:value-type="float" office:value="22.806733999999999" table:style-name="ce3">
            <text:p>22,806734</text:p>
          </table:table-cell>
          <table:table-cell office:value-type="float" office:value="54.908721" table:style-name="ce3">
            <text:p>54,908721</text:p>
          </table:table-cell>
          <table:table-cell table:number-columns-repeated="16382"/>
        </table:table-row>
        <table:table-row table:style-name="ro2">
          <table:table-cell office:value-type="float" office:value="22.806387999999998" table:style-name="ce3">
            <text:p>22,806388</text:p>
          </table:table-cell>
          <table:table-cell office:value-type="float" office:value="54.908611999999998" table:style-name="ce3">
            <text:p>54,908612</text:p>
          </table:table-cell>
          <table:table-cell table:number-columns-repeated="16382"/>
        </table:table-row>
        <table:table-row table:style-name="ro2">
          <table:table-cell office:value-type="float" office:value="22.802934999999898" table:style-name="ce3">
            <text:p>22,802935</text:p>
          </table:table-cell>
          <table:table-cell office:value-type="float" office:value="54.909422999999897" table:style-name="ce3">
            <text:p>54,909423</text:p>
          </table:table-cell>
          <table:table-cell table:number-columns-repeated="16382"/>
        </table:table-row>
        <table:table-row table:style-name="ro2">
          <table:table-cell office:value-type="float" office:value="22.803104000000001" table:style-name="ce3">
            <text:p>22,803104</text:p>
          </table:table-cell>
          <table:table-cell office:value-type="float" office:value="54.911777000000001" table:style-name="ce3">
            <text:p>54,911777</text:p>
          </table:table-cell>
          <table:table-cell table:number-columns-repeated="16382"/>
        </table:table-row>
        <table:table-row table:style-name="ro2">
          <table:table-cell office:value-type="float" office:value="22.795303999999899" table:style-name="ce3">
            <text:p>22,795304</text:p>
          </table:table-cell>
          <table:table-cell office:value-type="float" office:value="54.911963999999998" table:style-name="ce3">
            <text:p>54,911964</text:p>
          </table:table-cell>
          <table:table-cell table:number-columns-repeated="16382"/>
        </table:table-row>
        <table:table-row table:style-name="ro2">
          <table:table-cell office:value-type="float" office:value="22.795618999999999" table:style-name="ce3">
            <text:p>22,795619</text:p>
          </table:table-cell>
          <table:table-cell office:value-type="float" office:value="54.916459000000003" table:style-name="ce3">
            <text:p>54,916459</text:p>
          </table:table-cell>
          <table:table-cell table:number-columns-repeated="16382"/>
        </table:table-row>
        <table:table-row table:style-name="ro2">
          <table:table-cell office:value-type="float" office:value="22.792356999999999" table:style-name="ce3">
            <text:p>22,792357</text:p>
          </table:table-cell>
          <table:table-cell office:value-type="float" office:value="54.916580000000003" table:style-name="ce3">
            <text:p>54,91658</text:p>
          </table:table-cell>
          <table:table-cell table:number-columns-repeated="16382"/>
        </table:table-row>
        <table:table-row table:style-name="ro2">
          <table:table-cell office:value-type="float" office:value="22.78782" table:style-name="ce3">
            <text:p>22,78782</text:p>
          </table:table-cell>
          <table:table-cell office:value-type="float" office:value="54.916646" table:style-name="ce3">
            <text:p>54,916646</text:p>
          </table:table-cell>
          <table:table-cell table:number-columns-repeated="16382"/>
        </table:table-row>
        <table:table-row table:style-name="ro2">
          <table:table-cell office:value-type="float" office:value="22.788136999999999" table:style-name="ce3">
            <text:p>22,788137</text:p>
          </table:table-cell>
          <table:table-cell office:value-type="float" office:value="54.921135999999898" table:style-name="ce3">
            <text:p>54,921136</text:p>
          </table:table-cell>
          <table:table-cell table:number-columns-repeated="16382"/>
        </table:table-row>
        <table:table-row table:style-name="ro2">
          <table:table-cell office:value-type="float" office:value="22.788316999999999" table:style-name="ce3">
            <text:p>22,788317</text:p>
          </table:table-cell>
          <table:table-cell office:value-type="float" office:value="54.923705999999903" table:style-name="ce3">
            <text:p>54,923706</text:p>
          </table:table-cell>
          <table:table-cell table:number-columns-repeated="16382"/>
        </table:table-row>
        <table:table-row table:style-name="ro2">
          <table:table-cell office:value-type="float" office:value="22.788450999999998" table:style-name="ce3">
            <text:p>22,788451</text:p>
          </table:table-cell>
          <table:table-cell office:value-type="float" office:value="54.925628000000003" table:style-name="ce3">
            <text:p>54,925628</text:p>
          </table:table-cell>
          <table:table-cell table:number-columns-repeated="16382"/>
        </table:table-row>
        <table:table-row table:style-name="ro2">
          <table:table-cell office:value-type="float" office:value="22.786055999999999" table:style-name="ce3">
            <text:p>22,786056</text:p>
          </table:table-cell>
          <table:table-cell office:value-type="float" office:value="54.925687000000003" table:style-name="ce3">
            <text:p>54,925687</text:p>
          </table:table-cell>
          <table:table-cell table:number-columns-repeated="16382"/>
        </table:table-row>
        <table:table-row table:style-name="ro2">
          <table:table-cell office:value-type="float" office:value="22.7836940000001" table:style-name="ce3">
            <text:p>22,783694</text:p>
          </table:table-cell>
          <table:table-cell office:value-type="float" office:value="54.927749999999897" table:style-name="ce3">
            <text:p>54,92775</text:p>
          </table:table-cell>
          <table:table-cell table:number-columns-repeated="16382"/>
        </table:table-row>
        <table:table-row table:style-name="ro2">
          <table:table-cell office:value-type="float" office:value="22.782733" table:style-name="ce3">
            <text:p>22,782733</text:p>
          </table:table-cell>
          <table:table-cell office:value-type="float" office:value="54.928587999999898" table:style-name="ce3">
            <text:p>54,928588</text:p>
          </table:table-cell>
          <table:table-cell table:number-columns-repeated="16382"/>
        </table:table-row>
        <table:table-row table:style-name="ro2">
          <table:table-cell office:value-type="float" office:value="22.781974000000002" table:style-name="ce3">
            <text:p>22,781974</text:p>
          </table:table-cell>
          <table:table-cell office:value-type="float" office:value="54.929248999999999" table:style-name="ce3">
            <text:p>54,929249</text:p>
          </table:table-cell>
          <table:table-cell table:number-columns-repeated="16382"/>
        </table:table-row>
        <table:table-row table:style-name="ro2">
          <table:table-cell office:value-type="float" office:value="22.778666999999999" table:style-name="ce3">
            <text:p>22,778667</text:p>
          </table:table-cell>
          <table:table-cell office:value-type="float" office:value="54.927999999999997" table:style-name="ce3">
            <text:p>54,928</text:p>
          </table:table-cell>
          <table:table-cell table:number-columns-repeated="16382"/>
        </table:table-row>
        <table:table-row table:style-name="ro2">
          <table:table-cell office:value-type="float" office:value="22.776449" table:style-name="ce3">
            <text:p>22,776449</text:p>
          </table:table-cell>
          <table:table-cell office:value-type="float" office:value="54.927159000000003" table:style-name="ce3">
            <text:p>54,927159</text:p>
          </table:table-cell>
          <table:table-cell table:number-columns-repeated="16382"/>
        </table:table-row>
        <table:table-row table:style-name="ro2">
          <table:table-cell office:value-type="float" office:value="22.773368000000001" table:style-name="ce3">
            <text:p>22,773368</text:p>
          </table:table-cell>
          <table:table-cell office:value-type="float" office:value="54.925987999999997" table:style-name="ce3">
            <text:p>54,925988</text:p>
          </table:table-cell>
          <table:table-cell table:number-columns-repeated="16382"/>
        </table:table-row>
        <table:table-row table:style-name="ro2">
          <table:table-cell office:value-type="float" office:value="22.772846000000101" table:style-name="ce3">
            <text:p>22,772846</text:p>
          </table:table-cell>
          <table:table-cell office:value-type="float" office:value="54.925998999999898" table:style-name="ce3">
            <text:p>54,925999</text:p>
          </table:table-cell>
          <table:table-cell table:number-columns-repeated="16382"/>
        </table:table-row>
        <table:table-row table:style-name="ro2">
          <table:table-cell office:value-type="float" office:value="22.765044" table:style-name="ce3">
            <text:p>22,765044</text:p>
          </table:table-cell>
          <table:table-cell office:value-type="float" office:value="54.926186000000001" table:style-name="ce3">
            <text:p>54,926186</text:p>
          </table:table-cell>
          <table:table-cell table:number-columns-repeated="16382"/>
        </table:table-row>
        <table:table-row table:style-name="ro2">
          <table:table-cell office:value-type="float" office:value="22.764803000000001" table:style-name="ce3">
            <text:p>22,764803</text:p>
          </table:table-cell>
          <table:table-cell office:value-type="float" office:value="54.922732999999901" table:style-name="ce3">
            <text:p>54,922733</text:p>
          </table:table-cell>
          <table:table-cell table:number-columns-repeated="16382"/>
        </table:table-row>
        <table:table-row table:style-name="ro2">
          <table:table-cell office:value-type="float" office:value="22.7625829999999" table:style-name="ce3">
            <text:p>22,762583</text:p>
          </table:table-cell>
          <table:table-cell office:value-type="float" office:value="54.921889999999998" table:style-name="ce3">
            <text:p>54,92189</text:p>
          </table:table-cell>
          <table:table-cell table:number-columns-repeated="16382"/>
        </table:table-row>
        <table:table-row table:style-name="ro2">
          <table:table-cell office:value-type="float" office:value="22.762224999999901" table:style-name="ce3">
            <text:p>22,762225</text:p>
          </table:table-cell>
          <table:table-cell office:value-type="float" office:value="54.922201999999999" table:style-name="ce3">
            <text:p>54,922202</text:p>
          </table:table-cell>
          <table:table-cell table:number-columns-repeated="16382"/>
        </table:table-row>
        <table:table-row table:style-name="ro2">
          <table:table-cell office:value-type="float" office:value="22.761859999999999" table:style-name="ce3">
            <text:p>22,76186</text:p>
          </table:table-cell>
          <table:table-cell office:value-type="float" office:value="54.9225279999999" table:style-name="ce3">
            <text:p>54,922528</text:p>
          </table:table-cell>
          <table:table-cell table:number-columns-repeated="16382"/>
        </table:table-row>
        <table:table-row table:style-name="ro2">
          <table:table-cell office:value-type="float" office:value="22.760606999999901" table:style-name="ce3">
            <text:p>22,760607</text:p>
          </table:table-cell>
          <table:table-cell office:value-type="float" office:value="54.923627000000003" table:style-name="ce3">
            <text:p>54,923627</text:p>
          </table:table-cell>
          <table:table-cell table:number-columns-repeated="16382"/>
        </table:table-row>
        <table:table-row table:style-name="ro2">
          <table:table-cell office:value-type="float" office:value="22.759387999999898" table:style-name="ce3">
            <text:p>22,759388</text:p>
          </table:table-cell>
          <table:table-cell office:value-type="float" office:value="54.924692999999898" table:style-name="ce3">
            <text:p>54,924693</text:p>
          </table:table-cell>
          <table:table-cell table:number-columns-repeated="16382"/>
        </table:table-row>
        <table:table-row table:style-name="ro2">
          <table:table-cell office:value-type="float" office:value="22.759176" table:style-name="ce3">
            <text:p>22,759176</text:p>
          </table:table-cell>
          <table:table-cell office:value-type="float" office:value="54.927604000000002" table:style-name="ce3">
            <text:p>54,927604</text:p>
          </table:table-cell>
          <table:table-cell table:number-columns-repeated="16382"/>
        </table:table-row>
        <table:table-row table:style-name="ro2">
          <table:table-cell office:value-type="float" office:value="22.759103" table:style-name="ce3">
            <text:p>22,759103</text:p>
          </table:table-cell>
          <table:table-cell office:value-type="float" office:value="54.928609000000002" table:style-name="ce3">
            <text:p>54,928609</text:p>
          </table:table-cell>
          <table:table-cell table:number-columns-repeated="16382"/>
        </table:table-row>
        <table:table-row table:style-name="ro2">
          <table:table-cell office:value-type="float" office:value="22.759025000000001" table:style-name="ce3">
            <text:p>22,759025</text:p>
          </table:table-cell>
          <table:table-cell office:value-type="float" office:value="54.929638999999902" table:style-name="ce3">
            <text:p>54,929639</text:p>
          </table:table-cell>
          <table:table-cell table:number-columns-repeated="16382"/>
        </table:table-row>
        <table:table-row table:style-name="ro2">
          <table:table-cell office:value-type="float" office:value="22.758928999999998" table:style-name="ce3">
            <text:p>22,758929</text:p>
          </table:table-cell>
          <table:table-cell office:value-type="float" office:value="54.930829000000003" table:style-name="ce3">
            <text:p>54,930829</text:p>
          </table:table-cell>
          <table:table-cell table:number-columns-repeated="16382"/>
        </table:table-row>
        <table:table-row table:style-name="ro2">
          <table:table-cell office:value-type="float" office:value="22.765358999999901" table:style-name="ce3">
            <text:p>22,765359</text:p>
          </table:table-cell>
          <table:table-cell office:value-type="float" office:value="54.930675999999899" table:style-name="ce3">
            <text:p>54,930676</text:p>
          </table:table-cell>
          <table:table-cell table:number-columns-repeated="16382"/>
        </table:table-row>
        <table:table-row table:style-name="ro2">
          <table:table-cell office:value-type="float" office:value="22.765673" table:style-name="ce3">
            <text:p>22,765673</text:p>
          </table:table-cell>
          <table:table-cell office:value-type="float" office:value="54.935223000000001" table:style-name="ce3">
            <text:p>54,935223</text:p>
          </table:table-cell>
          <table:table-cell table:number-columns-repeated="16382"/>
        </table:table-row>
        <table:table-row table:style-name="ro2">
          <table:table-cell office:value-type="float" office:value="22.7693879999999" table:style-name="ce3">
            <text:p>22,769388</text:p>
          </table:table-cell>
          <table:table-cell office:value-type="float" office:value="54.937556999999998" table:style-name="ce3">
            <text:p>54,937557</text:p>
          </table:table-cell>
          <table:table-cell table:number-columns-repeated="16382"/>
        </table:table-row>
        <table:table-row table:style-name="ro2">
          <table:table-cell office:value-type="float" office:value="22.768504" table:style-name="ce3">
            <text:p>22,768504</text:p>
          </table:table-cell>
          <table:table-cell office:value-type="float" office:value="54.939270999999998" table:style-name="ce3">
            <text:p>54,939271</text:p>
          </table:table-cell>
          <table:table-cell table:number-columns-repeated="16382"/>
        </table:table-row>
        <table:table-row table:style-name="ro2">
          <table:table-cell office:value-type="float" office:value="22.767942999999999" table:style-name="ce3">
            <text:p>22,767943</text:p>
          </table:table-cell>
          <table:table-cell office:value-type="float" office:value="54.940359999999998" table:style-name="ce3">
            <text:p>54,94036</text:p>
          </table:table-cell>
          <table:table-cell table:number-columns-repeated="16382"/>
        </table:table-row>
        <table:table-row table:style-name="ro2">
          <table:table-cell office:value-type="float" office:value="22.767054999999999" table:style-name="ce3">
            <text:p>22,767055</text:p>
          </table:table-cell>
          <table:table-cell office:value-type="float" office:value="54.942081000000002" table:style-name="ce3">
            <text:p>54,942081</text:p>
          </table:table-cell>
          <table:table-cell table:number-columns-repeated="16382"/>
        </table:table-row>
        <table:table-row table:style-name="ro2">
          <table:table-cell office:value-type="float" office:value="22.766165999999899" table:style-name="ce3">
            <text:p>22,766166</text:p>
          </table:table-cell>
          <table:table-cell office:value-type="float" office:value="54.942210999999901" table:style-name="ce3">
            <text:p>54,942211</text:p>
          </table:table-cell>
          <table:table-cell table:number-columns-repeated="16382"/>
        </table:table-row>
        <table:table-row table:style-name="ro2">
          <table:table-cell office:value-type="float" office:value="22.766300000000001" table:style-name="ce3">
            <text:p>22,7663</text:p>
          </table:table-cell>
          <table:table-cell office:value-type="float" office:value="54.944153" table:style-name="ce3">
            <text:p>54,944153</text:p>
          </table:table-cell>
          <table:table-cell table:number-columns-repeated="16382"/>
        </table:table-row>
        <table:table-row table:style-name="ro2">
          <table:table-cell office:value-type="float" office:value="22.758493999999999" table:style-name="ce3">
            <text:p>22,758494</text:p>
          </table:table-cell>
          <table:table-cell office:value-type="float" office:value="54.944335000000002" table:style-name="ce3">
            <text:p>54,944335</text:p>
          </table:table-cell>
          <table:table-cell table:number-columns-repeated="16382"/>
        </table:table-row>
        <table:table-row table:style-name="ro2">
          <table:table-cell office:value-type="float" office:value="22.750685999999899" table:style-name="ce3">
            <text:p>22,750686</text:p>
          </table:table-cell>
          <table:table-cell office:value-type="float" office:value="54.9445219999999" table:style-name="ce3">
            <text:p>54,944522</text:p>
          </table:table-cell>
          <table:table-cell table:number-columns-repeated="16382"/>
        </table:table-row>
        <table:table-row table:style-name="ro2">
          <table:table-cell office:value-type="float" office:value="22.7490769999999" table:style-name="ce3">
            <text:p>22,749077</text:p>
          </table:table-cell>
          <table:table-cell office:value-type="float" office:value="54.944560000000003" table:style-name="ce3">
            <text:p>54,94456</text:p>
          </table:table-cell>
          <table:table-cell table:number-columns-repeated="16382"/>
        </table:table-row>
        <table:table-row table:style-name="ro2">
          <table:table-cell office:value-type="float" office:value="22.745916000000001" table:style-name="ce3">
            <text:p>22,745916</text:p>
          </table:table-cell>
          <table:table-cell office:value-type="float" office:value="54.944999999999901" table:style-name="ce3">
            <text:p>54,945</text:p>
          </table:table-cell>
          <table:table-cell table:number-columns-repeated="16382"/>
        </table:table-row>
        <table:table-row table:style-name="ro2">
          <table:table-cell office:value-type="float" office:value="22.743444999999902" table:style-name="ce3">
            <text:p>22,743445</text:p>
          </table:table-cell>
          <table:table-cell office:value-type="float" office:value="54.947305" table:style-name="ce3">
            <text:p>54,947305</text:p>
          </table:table-cell>
          <table:table-cell table:number-columns-repeated="16382"/>
        </table:table-row>
        <table:table-row table:style-name="ro2">
          <table:table-cell office:value-type="float" office:value="22.743085000000001" table:style-name="ce3">
            <text:p>22,743085</text:p>
          </table:table-cell>
          <table:table-cell office:value-type="float" office:value="54.947656000000002" table:style-name="ce3">
            <text:p>54,947656</text:p>
          </table:table-cell>
          <table:table-cell table:number-columns-repeated="16382"/>
        </table:table-row>
        <table:table-row table:style-name="ro2">
          <table:table-cell office:value-type="float" office:value="22.743192000000001" table:style-name="ce3">
            <text:p>22,743192</text:p>
          </table:table-cell>
          <table:table-cell office:value-type="float" office:value="54.949199" table:style-name="ce3">
            <text:p>54,949199</text:p>
          </table:table-cell>
          <table:table-cell table:number-columns-repeated="16382"/>
        </table:table-row>
        <table:table-row table:style-name="ro2">
          <table:table-cell office:value-type="float" office:value="22.741389000000002" table:style-name="ce3">
            <text:p>22,741389</text:p>
          </table:table-cell>
          <table:table-cell office:value-type="float" office:value="54.949241999999998" table:style-name="ce3">
            <text:p>54,949242</text:p>
          </table:table-cell>
          <table:table-cell table:number-columns-repeated="16382"/>
        </table:table-row>
        <table:table-row table:style-name="ro2">
          <table:table-cell office:value-type="float" office:value="22.740939999999998" table:style-name="ce3">
            <text:p>22,74094</text:p>
          </table:table-cell>
          <table:table-cell office:value-type="float" office:value="54.949666000000001" table:style-name="ce3">
            <text:p>54,949666</text:p>
          </table:table-cell>
          <table:table-cell table:number-columns-repeated="16382"/>
        </table:table-row>
        <table:table-row table:style-name="ro2">
          <table:table-cell office:value-type="float" office:value="22.740555000000001" table:style-name="ce3">
            <text:p>22,740555</text:p>
          </table:table-cell>
          <table:table-cell office:value-type="float" office:value="54.950028000000003" table:style-name="ce3">
            <text:p>54,950028</text:p>
          </table:table-cell>
          <table:table-cell table:number-columns-repeated="16382"/>
        </table:table-row>
        <table:table-row table:style-name="ro2">
          <table:table-cell office:value-type="float" office:value="22.740231000000001" table:style-name="ce3">
            <text:p>22,740231</text:p>
          </table:table-cell>
          <table:table-cell office:value-type="float" office:value="54.950363000000003" table:style-name="ce3">
            <text:p>54,950363</text:p>
          </table:table-cell>
          <table:table-cell table:number-columns-repeated="16382"/>
        </table:table-row>
        <table:table-row table:style-name="ro2">
          <table:table-cell office:value-type="float" office:value="22.739805" table:style-name="ce3">
            <text:p>22,739805</text:p>
          </table:table-cell>
          <table:table-cell office:value-type="float" office:value="54.950805000000003" table:style-name="ce3">
            <text:p>54,950805</text:p>
          </table:table-cell>
          <table:table-cell table:number-columns-repeated="16382"/>
        </table:table-row>
        <table:table-row table:style-name="ro2">
          <table:table-cell office:value-type="float" office:value="22.737029" table:style-name="ce3">
            <text:p>22,737029</text:p>
          </table:table-cell>
          <table:table-cell office:value-type="float" office:value="54.953665999999899" table:style-name="ce3">
            <text:p>54,953666</text:p>
          </table:table-cell>
          <table:table-cell table:number-columns-repeated="16382"/>
        </table:table-row>
        <table:table-row table:style-name="ro2">
          <table:table-cell office:value-type="float" office:value="22.735939999999999" table:style-name="ce3">
            <text:p>22,73594</text:p>
          </table:table-cell>
          <table:table-cell office:value-type="float" office:value="54.954795999999902" table:style-name="ce3">
            <text:p>54,954796</text:p>
          </table:table-cell>
          <table:table-cell table:number-columns-repeated="16382"/>
        </table:table-row>
        <table:table-row table:style-name="ro2">
          <table:table-cell office:value-type="float" office:value="22.735771" table:style-name="ce3">
            <text:p>22,735771</text:p>
          </table:table-cell>
          <table:table-cell office:value-type="float" office:value="54.954967000000003" table:style-name="ce3">
            <text:p>54,954967</text:p>
          </table:table-cell>
          <table:table-cell table:number-columns-repeated="16382"/>
        </table:table-row>
        <table:table-row table:style-name="ro2">
          <table:table-cell office:value-type="float" office:value="22.736006" table:style-name="ce3">
            <text:p>22,736006</text:p>
          </table:table-cell>
          <table:table-cell office:value-type="float" office:value="54.958368" table:style-name="ce3">
            <text:p>54,958368</text:p>
          </table:table-cell>
          <table:table-cell table:number-columns-repeated="16382"/>
        </table:table-row>
        <table:table-row table:style-name="ro2">
          <table:table-cell office:value-type="float" office:value="22.736315999999999" table:style-name="ce3">
            <text:p>22,736316</text:p>
          </table:table-cell>
          <table:table-cell office:value-type="float" office:value="54.9628569999999" table:style-name="ce3">
            <text:p>54,962857</text:p>
          </table:table-cell>
          <table:table-cell table:number-columns-repeated="16382"/>
        </table:table-row>
        <table:table-row table:style-name="ro2">
          <table:table-cell office:value-type="float" office:value="22.732316000000001" table:style-name="ce3">
            <text:p>22,732316</text:p>
          </table:table-cell>
          <table:table-cell office:value-type="float" office:value="54.962950999999997" table:style-name="ce3">
            <text:p>54,962951</text:p>
          </table:table-cell>
          <table:table-cell table:number-columns-repeated="16382"/>
        </table:table-row>
        <table:table-row table:style-name="ro2">
          <table:table-cell office:value-type="float" office:value="22.728504999999998" table:style-name="ce3">
            <text:p>22,728505</text:p>
          </table:table-cell>
          <table:table-cell office:value-type="float" office:value="54.963039999999999" table:style-name="ce3">
            <text:p>54,96304</text:p>
          </table:table-cell>
          <table:table-cell table:number-columns-repeated="16382"/>
        </table:table-row>
        <table:table-row table:style-name="ro2">
          <table:table-cell office:value-type="float" office:value="22.728816999999999" table:style-name="ce3">
            <text:p>22,728817</text:p>
          </table:table-cell>
          <table:table-cell office:value-type="float" office:value="54.967534000000001" table:style-name="ce3">
            <text:p>54,967534</text:p>
          </table:table-cell>
          <table:table-cell table:number-columns-repeated="16382"/>
        </table:table-row>
        <table:table-row table:style-name="ro2">
          <table:table-cell office:value-type="float" office:value="22.721007" table:style-name="ce3">
            <text:p>22,721007</text:p>
          </table:table-cell>
          <table:table-cell office:value-type="float" office:value="54.967716999999901" table:style-name="ce3">
            <text:p>54,967717</text:p>
          </table:table-cell>
          <table:table-cell table:number-columns-repeated="16382"/>
        </table:table-row>
        <table:table-row table:style-name="ro2">
          <table:table-cell office:value-type="float" office:value="22.721285000000002" table:style-name="ce3">
            <text:p>22,721285</text:p>
          </table:table-cell>
          <table:table-cell office:value-type="float" office:value="54.971753" table:style-name="ce3">
            <text:p>54,971753</text:p>
          </table:table-cell>
          <table:table-cell table:number-columns-repeated="16382"/>
        </table:table-row>
        <table:table-row table:style-name="ro2">
          <table:table-cell office:value-type="float" office:value="22.721315000000001" table:style-name="ce3">
            <text:p>22,721315</text:p>
          </table:table-cell>
          <table:table-cell office:value-type="float" office:value="54.972206" table:style-name="ce3">
            <text:p>54,972206</text:p>
          </table:table-cell>
          <table:table-cell table:number-columns-repeated="16382"/>
        </table:table-row>
        <table:table-row table:style-name="ro2">
          <table:table-cell office:value-type="float" office:value="22.72035" table:style-name="ce3">
            <text:p>22,72035</text:p>
          </table:table-cell>
          <table:table-cell office:value-type="float" office:value="54.972228999999999" table:style-name="ce3">
            <text:p>54,972229</text:p>
          </table:table-cell>
          <table:table-cell table:number-columns-repeated="16382"/>
        </table:table-row>
        <table:table-row table:style-name="ro2">
          <table:table-cell office:value-type="float" office:value="22.713503999999901" table:style-name="ce3">
            <text:p>22,713504</text:p>
          </table:table-cell>
          <table:table-cell office:value-type="float" office:value="54.972389" table:style-name="ce3">
            <text:p>54,972389</text:p>
          </table:table-cell>
          <table:table-cell table:number-columns-repeated="16382"/>
        </table:table-row>
        <table:table-row table:style-name="ro2">
          <table:table-cell office:value-type="float" office:value="22.713732" table:style-name="ce3">
            <text:p>22,713732</text:p>
          </table:table-cell>
          <table:table-cell office:value-type="float" office:value="54.975716000000098" table:style-name="ce3">
            <text:p>54,975716</text:p>
          </table:table-cell>
          <table:table-cell table:number-columns-repeated="16382"/>
        </table:table-row>
        <table:table-row table:style-name="ro2">
          <table:table-cell office:value-type="float" office:value="22.713812000000001" table:style-name="ce3">
            <text:p>22,713812</text:p>
          </table:table-cell>
          <table:table-cell office:value-type="float" office:value="54.976878999999897" table:style-name="ce3">
            <text:p>54,976879</text:p>
          </table:table-cell>
          <table:table-cell table:number-columns-repeated="16382"/>
        </table:table-row>
        <table:table-row table:style-name="ro2">
          <table:table-cell office:value-type="float" office:value="22.7114189999999" table:style-name="ce3">
            <text:p>22,711419</text:p>
          </table:table-cell>
          <table:table-cell office:value-type="float" office:value="54.976936000000002" table:style-name="ce3">
            <text:p>54,976936</text:p>
          </table:table-cell>
          <table:table-cell table:number-columns-repeated="16382"/>
        </table:table-row>
        <table:table-row table:style-name="ro2">
          <table:table-cell office:value-type="float" office:value="22.7107139999999" table:style-name="ce3">
            <text:p>22,710714</text:p>
          </table:table-cell>
          <table:table-cell office:value-type="float" office:value="54.977306999999897" table:style-name="ce3">
            <text:p>54,977307</text:p>
          </table:table-cell>
          <table:table-cell table:number-columns-repeated="16382"/>
        </table:table-row>
        <table:table-row table:style-name="ro2">
          <table:table-cell office:value-type="float" office:value="22.710557000000001" table:style-name="ce3">
            <text:p>22,710557</text:p>
          </table:table-cell>
          <table:table-cell office:value-type="float" office:value="54.977389000000002" table:style-name="ce3">
            <text:p>54,977389</text:p>
          </table:table-cell>
          <table:table-cell table:number-columns-repeated="16382"/>
        </table:table-row>
        <table:table-row table:style-name="ro2">
          <table:table-cell office:value-type="float" office:value="22.707861000000001" table:style-name="ce3">
            <text:p>22,707861</text:p>
          </table:table-cell>
          <table:table-cell office:value-type="float" office:value="54.977471000000001" table:style-name="ce3">
            <text:p>54,977471</text:p>
          </table:table-cell>
          <table:table-cell table:number-columns-repeated="16382"/>
        </table:table-row>
        <table:table-row table:style-name="ro2">
          <table:table-cell office:value-type="float" office:value="22.7005839999999" table:style-name="ce3">
            <text:p>22,700584</text:p>
          </table:table-cell>
          <table:table-cell office:value-type="float" office:value="54.977722" table:style-name="ce3">
            <text:p>54,977722</text:p>
          </table:table-cell>
          <table:table-cell table:number-columns-repeated="16382"/>
        </table:table-row>
        <table:table-row table:style-name="ro2">
          <table:table-cell office:value-type="float" office:value="22.696694999999998" table:style-name="ce3">
            <text:p>22,696695</text:p>
          </table:table-cell>
          <table:table-cell office:value-type="float" office:value="54.97728" table:style-name="ce3">
            <text:p>54,97728</text:p>
          </table:table-cell>
          <table:table-cell table:number-columns-repeated="16382"/>
        </table:table-row>
        <table:table-row table:style-name="ro2">
          <table:table-cell office:value-type="float" office:value="22.696479" table:style-name="ce3">
            <text:p>22,696479</text:p>
          </table:table-cell>
          <table:table-cell office:value-type="float" office:value="54.977283999999997" table:style-name="ce3">
            <text:p>54,977284</text:p>
          </table:table-cell>
          <table:table-cell table:number-columns-repeated="16382"/>
        </table:table-row>
        <table:table-row table:style-name="ro2">
          <table:table-cell office:value-type="float" office:value="22.693549999999998" table:style-name="ce3">
            <text:p>22,69355</text:p>
          </table:table-cell>
          <table:table-cell office:value-type="float" office:value="54.977353000000001" table:style-name="ce3">
            <text:p>54,977353</text:p>
          </table:table-cell>
          <table:table-cell table:number-columns-repeated="16382"/>
        </table:table-row>
        <table:table-row table:style-name="ro2">
          <table:table-cell office:value-type="float" office:value="22.692169" table:style-name="ce3">
            <text:p>22,692169</text:p>
          </table:table-cell>
          <table:table-cell office:value-type="float" office:value="54.983249000000001" table:style-name="ce3">
            <text:p>54,983249</text:p>
          </table:table-cell>
          <table:table-cell table:number-columns-repeated="16382"/>
        </table:table-row>
        <table:table-row table:style-name="ro2">
          <table:table-cell office:value-type="float" office:value="22.690852" table:style-name="ce3">
            <text:p>22,690852</text:p>
          </table:table-cell>
          <table:table-cell office:value-type="float" office:value="54.984442999999999" table:style-name="ce3">
            <text:p>54,984443</text:p>
          </table:table-cell>
          <table:table-cell table:number-columns-repeated="16382"/>
        </table:table-row>
        <table:table-row table:style-name="ro2">
          <table:table-cell office:value-type="float" office:value="22.690984" table:style-name="ce3">
            <text:p>22,690984</text:p>
          </table:table-cell>
          <table:table-cell office:value-type="float" office:value="54.986407999999898" table:style-name="ce3">
            <text:p>54,986408</text:p>
          </table:table-cell>
          <table:table-cell table:number-columns-repeated="16382"/>
        </table:table-row>
        <table:table-row table:style-name="ro2">
          <table:table-cell office:value-type="float" office:value="22.688635999999999" table:style-name="ce3">
            <text:p>22,688636</text:p>
          </table:table-cell>
          <table:table-cell office:value-type="float" office:value="54.986462000000003" table:style-name="ce3">
            <text:p>54,986462</text:p>
          </table:table-cell>
          <table:table-cell table:number-columns-repeated="16382"/>
        </table:table-row>
        <table:table-row table:style-name="ro2">
          <table:table-cell office:value-type="float" office:value="22.683582999999999" table:style-name="ce3">
            <text:p>22,683583</text:p>
          </table:table-cell>
          <table:table-cell office:value-type="float" office:value="54.991083999999901" table:style-name="ce3">
            <text:p>54,991084</text:p>
          </table:table-cell>
          <table:table-cell table:number-columns-repeated="16382"/>
        </table:table-row>
        <table:table-row table:style-name="ro2">
          <table:table-cell office:value-type="float" office:value="22.683471999999899" table:style-name="ce3">
            <text:p>22,683472</text:p>
          </table:table-cell>
          <table:table-cell office:value-type="float" office:value="54.991033999999999" table:style-name="ce3">
            <text:p>54,991034</text:p>
          </table:table-cell>
          <table:table-cell table:number-columns-repeated="16382"/>
        </table:table-row>
        <table:table-row table:style-name="ro2">
          <table:table-cell office:value-type="float" office:value="22.675659" table:style-name="ce3">
            <text:p>22,675659</text:p>
          </table:table-cell>
          <table:table-cell office:value-type="float" office:value="54.991259999999997" table:style-name="ce3">
            <text:p>54,99126</text:p>
          </table:table-cell>
          <table:table-cell table:number-columns-repeated="16382"/>
        </table:table-row>
        <table:table-row table:style-name="ro2">
          <table:table-cell office:value-type="float" office:value="22.675497" table:style-name="ce3">
            <text:p>22,675497</text:p>
          </table:table-cell>
          <table:table-cell office:value-type="float" office:value="54.988883000000001" table:style-name="ce3">
            <text:p>54,988883</text:p>
          </table:table-cell>
          <table:table-cell table:number-columns-repeated="16382"/>
        </table:table-row>
        <table:table-row table:style-name="ro2">
          <table:table-cell office:value-type="float" office:value="22.671862000000001" table:style-name="ce3">
            <text:p>22,671862</text:p>
          </table:table-cell>
          <table:table-cell office:value-type="float" office:value="54.987914000000004" table:style-name="ce3">
            <text:p>54,987914</text:p>
          </table:table-cell>
          <table:table-cell table:number-columns-repeated="16382"/>
        </table:table-row>
        <table:table-row table:style-name="ro2">
          <table:table-cell office:value-type="float" office:value="22.671816" table:style-name="ce3">
            <text:p>22,671816</text:p>
          </table:table-cell>
          <table:table-cell office:value-type="float" office:value="54.98133" table:style-name="ce3">
            <text:p>54,98133</text:p>
          </table:table-cell>
          <table:table-cell table:number-columns-repeated="16382"/>
        </table:table-row>
        <table:table-row table:style-name="ro2">
          <table:table-cell office:value-type="float" office:value="22.671775" table:style-name="ce3">
            <text:p>22,671775</text:p>
          </table:table-cell>
          <table:table-cell office:value-type="float" office:value="54.975859999999898" table:style-name="ce3">
            <text:p>54,97586</text:p>
          </table:table-cell>
          <table:table-cell table:number-columns-repeated="16382"/>
        </table:table-row>
        <table:table-row table:style-name="ro2">
          <table:table-cell office:value-type="float" office:value="22.671610999999999" table:style-name="ce3">
            <text:p>22,671611</text:p>
          </table:table-cell>
          <table:table-cell office:value-type="float" office:value="54.975807000000003" table:style-name="ce3">
            <text:p>54,975807</text:p>
          </table:table-cell>
          <table:table-cell table:number-columns-repeated="16382"/>
        </table:table-row>
        <table:table-row table:style-name="ro2">
          <table:table-cell office:value-type="float" office:value="22.663844000000001" table:style-name="ce3">
            <text:p>22,663844</text:p>
          </table:table-cell>
          <table:table-cell office:value-type="float" office:value="54.973537" table:style-name="ce3">
            <text:p>54,973537</text:p>
          </table:table-cell>
          <table:table-cell table:number-columns-repeated="16382"/>
        </table:table-row>
        <table:table-row table:style-name="ro2">
          <table:table-cell office:value-type="float" office:value="22.660267999999999" table:style-name="ce3">
            <text:p>22,660268</text:p>
          </table:table-cell>
          <table:table-cell office:value-type="float" office:value="54.973616999999898" table:style-name="ce3">
            <text:p>54,973617</text:p>
          </table:table-cell>
          <table:table-cell table:number-columns-repeated="16382"/>
        </table:table-row>
        <table:table-row table:style-name="ro2">
          <table:table-cell office:value-type="float" office:value="22.658919000000001" table:style-name="ce3">
            <text:p>22,658919</text:p>
          </table:table-cell>
          <table:table-cell office:value-type="float" office:value="54.975143999999901" table:style-name="ce3">
            <text:p>54,975144</text:p>
          </table:table-cell>
          <table:table-cell table:number-columns-repeated="16382"/>
        </table:table-row>
        <table:table-row table:style-name="ro2">
          <table:table-cell office:value-type="float" office:value="22.659120999999999" table:style-name="ce3">
            <text:p>22,659121</text:p>
          </table:table-cell>
          <table:table-cell office:value-type="float" office:value="54.978140999999901" table:style-name="ce3">
            <text:p>54,978141</text:p>
          </table:table-cell>
          <table:table-cell table:number-columns-repeated="16382"/>
        </table:table-row>
        <table:table-row table:style-name="ro2">
          <table:table-cell office:value-type="float" office:value="22.65625" table:style-name="ce3">
            <text:p>22,65625</text:p>
          </table:table-cell>
          <table:table-cell office:value-type="float" office:value="54.978206999999898" table:style-name="ce3">
            <text:p>54,978207</text:p>
          </table:table-cell>
          <table:table-cell table:number-columns-repeated="16382"/>
        </table:table-row>
        <table:table-row table:style-name="ro2">
          <table:table-cell office:value-type="float" office:value="22.651648000000002" table:style-name="ce3">
            <text:p>22,651648</text:p>
          </table:table-cell>
          <table:table-cell office:value-type="float" office:value="54.983435999999898" table:style-name="ce3">
            <text:p>54,983436</text:p>
          </table:table-cell>
          <table:table-cell table:number-columns-repeated="16382"/>
        </table:table-row>
        <table:table-row table:style-name="ro2">
          <table:table-cell office:value-type="float" office:value="22.651907999999899" table:style-name="ce3">
            <text:p>22,651908</text:p>
          </table:table-cell>
          <table:table-cell office:value-type="float" office:value="54.987305999999897" table:style-name="ce3">
            <text:p>54,987306</text:p>
          </table:table-cell>
          <table:table-cell table:number-columns-repeated="16382"/>
        </table:table-row>
        <table:table-row table:style-name="ro2">
          <table:table-cell office:value-type="float" office:value="22.648325" table:style-name="ce3">
            <text:p>22,648325</text:p>
          </table:table-cell>
          <table:table-cell office:value-type="float" office:value="54.987385000000003" table:style-name="ce3">
            <text:p>54,987385</text:p>
          </table:table-cell>
          <table:table-cell table:number-columns-repeated="16382"/>
        </table:table-row>
        <table:table-row table:style-name="ro2">
          <table:table-cell office:value-type="float" office:value="22.644095" table:style-name="ce3">
            <text:p>22,644095</text:p>
          </table:table-cell>
          <table:table-cell office:value-type="float" office:value="54.987481000000002" table:style-name="ce3">
            <text:p>54,987481</text:p>
          </table:table-cell>
          <table:table-cell table:number-columns-repeated="16382"/>
        </table:table-row>
        <table:table-row table:style-name="ro2">
          <table:table-cell office:value-type="float" office:value="22.644435000000001" table:style-name="ce3">
            <text:p>22,644435</text:p>
          </table:table-cell>
          <table:table-cell office:value-type="float" office:value="54.992007999999998" table:style-name="ce3">
            <text:p>54,992008</text:p>
          </table:table-cell>
          <table:table-cell table:number-columns-repeated="16382"/>
        </table:table-row>
        <table:table-row table:style-name="ro2">
          <table:table-cell office:value-type="float" office:value="22.644694999999999" table:style-name="ce3">
            <text:p>22,644695</text:p>
          </table:table-cell>
          <table:table-cell office:value-type="float" office:value="54.996462999999999" table:style-name="ce3">
            <text:p>54,996463</text:p>
          </table:table-cell>
          <table:table-cell table:number-columns-repeated="16382"/>
        </table:table-row>
        <table:table-row table:style-name="ro2">
          <table:table-cell office:value-type="float" office:value="22.640609999999999" table:style-name="ce3">
            <text:p>22,64061</text:p>
          </table:table-cell>
          <table:table-cell office:value-type="float" office:value="54.996558999999898" table:style-name="ce3">
            <text:p>54,996559</text:p>
          </table:table-cell>
          <table:table-cell table:number-columns-repeated="16382"/>
        </table:table-row>
        <table:table-row table:style-name="ro2">
          <table:table-cell office:value-type="float" office:value="22.637722999999902" table:style-name="ce3">
            <text:p>22,637723</text:p>
          </table:table-cell>
          <table:table-cell office:value-type="float" office:value="55" table:style-name="ce3">
            <text:p>55</text:p>
          </table:table-cell>
          <table:table-cell table:number-columns-repeated="16382"/>
        </table:table-row>
        <table:table-row table:style-name="ro2">
          <table:table-cell office:value-type="float" office:value="22.637150999999999" table:style-name="ce3">
            <text:p>22,637151</text:p>
          </table:table-cell>
          <table:table-cell office:value-type="float" office:value="55.000698" table:style-name="ce3">
            <text:p>55,000698</text:p>
          </table:table-cell>
          <table:table-cell table:number-columns-repeated="16382"/>
        </table:table-row>
        <table:table-row table:style-name="ro2">
          <table:table-cell office:value-type="float" office:value="22.637177999999999" table:style-name="ce3">
            <text:p>22,637178</text:p>
          </table:table-cell>
          <table:table-cell office:value-type="float" office:value="55.001132999999903" table:style-name="ce3">
            <text:p>55,001133</text:p>
          </table:table-cell>
          <table:table-cell table:number-columns-repeated="16382"/>
        </table:table-row>
        <table:table-row table:style-name="ro2">
          <table:table-cell office:value-type="float" office:value="22.637478999999999" table:style-name="ce3">
            <text:p>22,637479</text:p>
          </table:table-cell>
          <table:table-cell office:value-type="float" office:value="55.005628000000002" table:style-name="ce3">
            <text:p>55,005628</text:p>
          </table:table-cell>
          <table:table-cell table:number-columns-repeated="16382"/>
        </table:table-row>
        <table:table-row table:style-name="ro2">
          <table:table-cell office:value-type="float" office:value="22.632923000000002" table:style-name="ce3">
            <text:p>22,632923</text:p>
          </table:table-cell>
          <table:table-cell office:value-type="float" office:value="55.00573" table:style-name="ce3">
            <text:p>55,00573</text:p>
          </table:table-cell>
          <table:table-cell table:number-columns-repeated="16382"/>
        </table:table-row>
        <table:table-row table:style-name="ro2">
          <table:table-cell office:value-type="float" office:value="22.631415999999899" table:style-name="ce3">
            <text:p>22,631416</text:p>
          </table:table-cell>
          <table:table-cell office:value-type="float" office:value="55.007525999999899" table:style-name="ce3">
            <text:p>55,007526</text:p>
          </table:table-cell>
          <table:table-cell table:number-columns-repeated="16382"/>
        </table:table-row>
        <table:table-row table:style-name="ro2">
          <table:table-cell office:value-type="float" office:value="22.630758" table:style-name="ce3">
            <text:p>22,630758</text:p>
          </table:table-cell>
          <table:table-cell office:value-type="float" office:value="55.007967999999899" table:style-name="ce3">
            <text:p>55,007968</text:p>
          </table:table-cell>
          <table:table-cell table:number-columns-repeated="16382"/>
        </table:table-row>
        <table:table-row table:style-name="ro2">
          <table:table-cell office:value-type="float" office:value="22.629843999999999" table:style-name="ce3">
            <text:p>22,629844</text:p>
          </table:table-cell>
          <table:table-cell office:value-type="float" office:value="55.0085839999999" table:style-name="ce3">
            <text:p>55,008584</text:p>
          </table:table-cell>
          <table:table-cell table:number-columns-repeated="16382"/>
        </table:table-row>
        <table:table-row table:style-name="ro2">
          <table:table-cell office:value-type="float" office:value="22.629960000000001" table:style-name="ce3">
            <text:p>22,62996</text:p>
          </table:table-cell>
          <table:table-cell office:value-type="float" office:value="55.010294999999999" table:style-name="ce3">
            <text:p>55,010295</text:p>
          </table:table-cell>
          <table:table-cell table:number-columns-repeated="16382"/>
        </table:table-row>
        <table:table-row table:style-name="ro2">
          <table:table-cell office:value-type="float" office:value="22.627199999999998" table:style-name="ce3">
            <text:p>22,6272</text:p>
          </table:table-cell>
          <table:table-cell office:value-type="float" office:value="55.010356999999999" table:style-name="ce3">
            <text:p>55,010357</text:p>
          </table:table-cell>
          <table:table-cell table:number-columns-repeated="16382"/>
        </table:table-row>
        <table:table-row table:style-name="ro2">
          <table:table-cell office:value-type="float" office:value="22.622954" table:style-name="ce3">
            <text:p>22,622954</text:p>
          </table:table-cell>
          <table:table-cell office:value-type="float" office:value="55.013210000000001" table:style-name="ce3">
            <text:p>55,01321</text:p>
          </table:table-cell>
          <table:table-cell table:number-columns-repeated="16382"/>
        </table:table-row>
        <table:table-row table:style-name="ro2">
          <table:table-cell office:value-type="float" office:value="22.622347999999999" table:style-name="ce3">
            <text:p>22,622348</text:p>
          </table:table-cell>
          <table:table-cell office:value-type="float" office:value="55.013618000000001" table:style-name="ce3">
            <text:p>55,013618</text:p>
          </table:table-cell>
          <table:table-cell table:number-columns-repeated="16382"/>
        </table:table-row>
        <table:table-row table:style-name="ro2">
          <table:table-cell office:value-type="float" office:value="22.622436999999898" table:style-name="ce3">
            <text:p>22,622437</text:p>
          </table:table-cell>
          <table:table-cell office:value-type="float" office:value="55.014964999999997" table:style-name="ce3">
            <text:p>55,014965</text:p>
          </table:table-cell>
          <table:table-cell table:number-columns-repeated="16382"/>
        </table:table-row>
        <table:table-row table:style-name="ro2">
          <table:table-cell office:value-type="float" office:value="22.620266999999998" table:style-name="ce3">
            <text:p>22,620267</text:p>
          </table:table-cell>
          <table:table-cell office:value-type="float" office:value="55.015014999999998" table:style-name="ce3">
            <text:p>55,015015</text:p>
          </table:table-cell>
          <table:table-cell table:number-columns-repeated="16382"/>
        </table:table-row>
        <table:table-row table:style-name="ro2">
          <table:table-cell office:value-type="float" office:value="22.619413999999999" table:style-name="ce3">
            <text:p>22,619414</text:p>
          </table:table-cell>
          <table:table-cell office:value-type="float" office:value="55.015586999999897" table:style-name="ce3">
            <text:p>55,015587</text:p>
          </table:table-cell>
          <table:table-cell table:number-columns-repeated="16382"/>
        </table:table-row>
        <table:table-row table:style-name="ro2">
          <table:table-cell office:value-type="float" office:value="22.618316" table:style-name="ce3">
            <text:p>22,618316</text:p>
          </table:table-cell>
          <table:table-cell office:value-type="float" office:value="55.016323999999997" table:style-name="ce3">
            <text:p>55,016324</text:p>
          </table:table-cell>
          <table:table-cell table:number-columns-repeated="16382"/>
        </table:table-row>
        <table:table-row table:style-name="ro2">
          <table:table-cell office:value-type="float" office:value="22.614849" table:style-name="ce3">
            <text:p>22,614849</text:p>
          </table:table-cell>
          <table:table-cell office:value-type="float" office:value="55.018653" table:style-name="ce3">
            <text:p>55,018653</text:p>
          </table:table-cell>
          <table:table-cell table:number-columns-repeated="16382"/>
        </table:table-row>
        <table:table-row table:style-name="ro2">
          <table:table-cell office:value-type="float" office:value="22.614913000000001" table:style-name="ce3">
            <text:p>22,614913</text:p>
          </table:table-cell>
          <table:table-cell office:value-type="float" office:value="55.019630999999897" table:style-name="ce3">
            <text:p>55,019631</text:p>
          </table:table-cell>
          <table:table-cell table:number-columns-repeated="16382"/>
        </table:table-row>
        <table:table-row table:style-name="ro2">
          <table:table-cell office:value-type="float" office:value="22.615212" table:style-name="ce3">
            <text:p>22,615212</text:p>
          </table:table-cell>
          <table:table-cell office:value-type="float" office:value="55.024124999999998" table:style-name="ce3">
            <text:p>55,024125</text:p>
          </table:table-cell>
          <table:table-cell table:number-columns-repeated="16382"/>
        </table:table-row>
        <table:table-row table:style-name="ro2">
          <table:table-cell office:value-type="float" office:value="22.610317999999999" table:style-name="ce3">
            <text:p>22,610318</text:p>
          </table:table-cell>
          <table:table-cell office:value-type="float" office:value="55.024234999999997" table:style-name="ce3">
            <text:p>55,024235</text:p>
          </table:table-cell>
          <table:table-cell table:number-columns-repeated="16382"/>
        </table:table-row>
        <table:table-row table:style-name="ro2">
          <table:table-cell office:value-type="float" office:value="22.607389999999999" table:style-name="ce3">
            <text:p>22,60739</text:p>
          </table:table-cell>
          <table:table-cell office:value-type="float" office:value="55.024300999999902" table:style-name="ce3">
            <text:p>55,024301</text:p>
          </table:table-cell>
          <table:table-cell table:number-columns-repeated="16382"/>
        </table:table-row>
        <table:table-row table:style-name="ro2">
          <table:table-cell office:value-type="float" office:value="22.607686000000001" table:style-name="ce3">
            <text:p>22,607686</text:p>
          </table:table-cell>
          <table:table-cell office:value-type="float" office:value="55.028790999999998" table:style-name="ce3">
            <text:p>55,028791</text:p>
          </table:table-cell>
          <table:table-cell table:number-columns-repeated="16382"/>
        </table:table-row>
        <table:table-row table:style-name="ro2">
          <table:table-cell office:value-type="float" office:value="22.607703999999998" table:style-name="ce3">
            <text:p>22,607704</text:p>
          </table:table-cell>
          <table:table-cell office:value-type="float" office:value="55.029048000000003" table:style-name="ce3">
            <text:p>55,029048</text:p>
          </table:table-cell>
          <table:table-cell table:number-columns-repeated="16382"/>
        </table:table-row>
        <table:table-row table:style-name="ro2">
          <table:table-cell office:value-type="float" office:value="22.6079819999999" table:style-name="ce3">
            <text:p>22,607982</text:p>
          </table:table-cell>
          <table:table-cell office:value-type="float" office:value="55.033282999999997" table:style-name="ce3">
            <text:p>55,033283</text:p>
          </table:table-cell>
          <table:table-cell table:number-columns-repeated="16382"/>
        </table:table-row>
        <table:table-row table:style-name="ro2">
          <table:table-cell office:value-type="float" office:value="22.605399999999999" table:style-name="ce3">
            <text:p>22,6054</text:p>
          </table:table-cell>
          <table:table-cell office:value-type="float" office:value="55.033340000000003" table:style-name="ce3">
            <text:p>55,03334</text:p>
          </table:table-cell>
          <table:table-cell table:number-columns-repeated="16382"/>
        </table:table-row>
        <table:table-row table:style-name="ro2">
          <table:table-cell office:value-type="float" office:value="22.600721" table:style-name="ce3">
            <text:p>22,600721</text:p>
          </table:table-cell>
          <table:table-cell office:value-type="float" office:value="55.041980000000002" table:style-name="ce3">
            <text:p>55,04198</text:p>
          </table:table-cell>
          <table:table-cell table:number-columns-repeated="16382"/>
        </table:table-row>
        <table:table-row table:style-name="ro2">
          <table:table-cell office:value-type="float" office:value="22.600752999999902" table:style-name="ce3">
            <text:p>22,600753</text:p>
          </table:table-cell>
          <table:table-cell office:value-type="float" office:value="55.042442999999899" table:style-name="ce3">
            <text:p>55,042443</text:p>
          </table:table-cell>
          <table:table-cell table:number-columns-repeated="16382"/>
        </table:table-row>
        <table:table-row table:style-name="ro2">
          <table:table-cell office:value-type="float" office:value="22.601046999999902" table:style-name="ce3">
            <text:p>22,601047</text:p>
          </table:table-cell>
          <table:table-cell office:value-type="float" office:value="55.046931999999998" table:style-name="ce3">
            <text:p>55,046932</text:p>
          </table:table-cell>
          <table:table-cell table:number-columns-repeated="16382"/>
        </table:table-row>
        <table:table-row table:style-name="ro2">
          <table:table-cell office:value-type="float" office:value="22.598020000000002" table:style-name="ce3">
            <text:p>22,59802</text:p>
          </table:table-cell>
          <table:table-cell office:value-type="float" office:value="55.047001000000002" table:style-name="ce3">
            <text:p>55,047001</text:p>
          </table:table-cell>
          <table:table-cell table:number-columns-repeated="16382"/>
        </table:table-row>
        <table:table-row table:style-name="ro2">
          <table:table-cell office:value-type="float" office:value="22.594671999999999" table:style-name="ce3">
            <text:p>22,594672</text:p>
          </table:table-cell>
          <table:table-cell office:value-type="float" office:value="55.053196" table:style-name="ce3">
            <text:p>55,053196</text:p>
          </table:table-cell>
          <table:table-cell table:number-columns-repeated="16382"/>
        </table:table-row>
        <table:table-row table:style-name="ro2">
          <table:table-cell office:value-type="float" office:value="22.593734999999999" table:style-name="ce3">
            <text:p>22,593735</text:p>
          </table:table-cell>
          <table:table-cell office:value-type="float" office:value="55.054921" table:style-name="ce3">
            <text:p>55,054921</text:p>
          </table:table-cell>
          <table:table-cell table:number-columns-repeated="16382"/>
        </table:table-row>
        <table:table-row table:style-name="ro2">
          <table:table-cell office:value-type="float" office:value="22.593810999999999" table:style-name="ce3">
            <text:p>22,593811</text:p>
          </table:table-cell>
          <table:table-cell office:value-type="float" office:value="55.056092" table:style-name="ce3">
            <text:p>55,056092</text:p>
          </table:table-cell>
          <table:table-cell table:number-columns-repeated="16382"/>
        </table:table-row>
        <table:table-row table:style-name="ro2">
          <table:table-cell office:value-type="float" office:value="22.594107000000001" table:style-name="ce3">
            <text:p>22,594107</text:p>
          </table:table-cell>
          <table:table-cell office:value-type="float" office:value="55.060581999999897" table:style-name="ce3">
            <text:p>55,060582</text:p>
          </table:table-cell>
          <table:table-cell table:number-columns-repeated="16382"/>
        </table:table-row>
        <table:table-row table:style-name="ro2">
          <table:table-cell office:value-type="float" office:value="22.592918999999899" table:style-name="ce3">
            <text:p>22,592919</text:p>
          </table:table-cell>
          <table:table-cell office:value-type="float" office:value="55.060606999999997" table:style-name="ce3">
            <text:p>55,060607</text:p>
          </table:table-cell>
          <table:table-cell table:number-columns-repeated="16382"/>
        </table:table-row>
        <table:table-row table:style-name="ro2">
          <table:table-cell office:value-type="float" office:value="22.590643" table:style-name="ce3">
            <text:p>22,590643</text:p>
          </table:table-cell>
          <table:table-cell office:value-type="float" office:value="55.0606569999999" table:style-name="ce3">
            <text:p>55,060657</text:p>
          </table:table-cell>
          <table:table-cell table:number-columns-repeated="16382"/>
        </table:table-row>
        <table:table-row table:style-name="ro2">
          <table:table-cell office:value-type="float" office:value="22.588179" table:style-name="ce3">
            <text:p>22,588179</text:p>
          </table:table-cell>
          <table:table-cell office:value-type="float" office:value="55.065215999999999" table:style-name="ce3">
            <text:p>55,065216</text:p>
          </table:table-cell>
          <table:table-cell table:number-columns-repeated="16382"/>
        </table:table-row>
        <table:table-row table:style-name="ro2">
          <table:table-cell office:value-type="float" office:value="22.586569999999899" table:style-name="ce3">
            <text:p>22,58657</text:p>
          </table:table-cell>
          <table:table-cell office:value-type="float" office:value="55.065249999999999" table:style-name="ce3">
            <text:p>55,06525</text:p>
          </table:table-cell>
          <table:table-cell table:number-columns-repeated="16382"/>
        </table:table-row>
        <table:table-row table:style-name="ro2">
          <table:table-cell office:value-type="float" office:value="22.586745000000001" table:style-name="ce3">
            <text:p>22,586745</text:p>
          </table:table-cell>
          <table:table-cell office:value-type="float" office:value="55.067865999999903" table:style-name="ce3">
            <text:p>55,067866</text:p>
          </table:table-cell>
          <table:table-cell table:number-columns-repeated="16382"/>
        </table:table-row>
        <table:table-row table:style-name="ro2">
          <table:table-cell office:value-type="float" office:value="22.586866000000001" table:style-name="ce3">
            <text:p>22,586866</text:p>
          </table:table-cell>
          <table:table-cell office:value-type="float" office:value="55.069740000000003" table:style-name="ce3">
            <text:p>55,06974</text:p>
          </table:table-cell>
          <table:table-cell table:number-columns-repeated="16382"/>
        </table:table-row>
        <table:table-row table:style-name="ro2">
          <table:table-cell office:value-type="float" office:value="22.585716999999999" table:style-name="ce3">
            <text:p>22,585717</text:p>
          </table:table-cell>
          <table:table-cell office:value-type="float" office:value="55.069766999999999" table:style-name="ce3">
            <text:p>55,069767</text:p>
          </table:table-cell>
          <table:table-cell table:number-columns-repeated="16382"/>
        </table:table-row>
        <table:table-row table:style-name="ro2">
          <table:table-cell office:value-type="float" office:value="22.579035000000001" table:style-name="ce3">
            <text:p>22,579035</text:p>
          </table:table-cell>
          <table:table-cell office:value-type="float" office:value="55.069915000000002" table:style-name="ce3">
            <text:p>55,069915</text:p>
          </table:table-cell>
          <table:table-cell table:number-columns-repeated="16382"/>
        </table:table-row>
        <table:table-row table:style-name="ro2">
          <table:table-cell office:value-type="float" office:value="22.579201000000001" table:style-name="ce3">
            <text:p>22,579201</text:p>
          </table:table-cell>
          <table:table-cell office:value-type="float" office:value="55.072460999999997" table:style-name="ce3">
            <text:p>55,072461</text:p>
          </table:table-cell>
          <table:table-cell table:number-columns-repeated="16382"/>
        </table:table-row>
        <table:table-row table:style-name="ro2">
          <table:table-cell office:value-type="float" office:value="22.579329000000001" table:style-name="ce3">
            <text:p>22,579329</text:p>
          </table:table-cell>
          <table:table-cell office:value-type="float" office:value="55.074404999999999" table:style-name="ce3">
            <text:p>55,074405</text:p>
          </table:table-cell>
          <table:table-cell table:number-columns-repeated="16382"/>
        </table:table-row>
        <table:table-row table:style-name="ro2">
          <table:table-cell office:value-type="float" office:value="22.571496" table:style-name="ce3">
            <text:p>22,571496</text:p>
          </table:table-cell>
          <table:table-cell office:value-type="float" office:value="55.074578000000002" table:style-name="ce3">
            <text:p>55,074578</text:p>
          </table:table-cell>
          <table:table-cell table:number-columns-repeated="16382"/>
        </table:table-row>
        <table:table-row table:style-name="ro2">
          <table:table-cell office:value-type="float" office:value="22.563662000000001" table:style-name="ce3">
            <text:p>22,563662</text:p>
          </table:table-cell>
          <table:table-cell office:value-type="float" office:value="55.074753999999899" table:style-name="ce3">
            <text:p>55,074754</text:p>
          </table:table-cell>
          <table:table-cell table:number-columns-repeated="16382"/>
        </table:table-row>
        <table:table-row table:style-name="ro2">
          <table:table-cell office:value-type="float" office:value="22.563504999999999" table:style-name="ce3">
            <text:p>22,563505</text:p>
          </table:table-cell>
          <table:table-cell office:value-type="float" office:value="55.0723219999999" table:style-name="ce3">
            <text:p>55,072322</text:p>
          </table:table-cell>
          <table:table-cell table:number-columns-repeated="16382"/>
        </table:table-row>
        <table:table-row table:style-name="ro2">
          <table:table-cell office:value-type="float" office:value="22.552004" table:style-name="ce3">
            <text:p>22,552004</text:p>
          </table:table-cell>
          <table:table-cell office:value-type="float" office:value="55.070508000000103" table:style-name="ce3">
            <text:p>55,070508</text:p>
          </table:table-cell>
          <table:table-cell table:number-columns-repeated="16382"/>
        </table:table-row>
        <table:table-row table:style-name="ro2">
          <table:table-cell office:value-type="float" office:value="22.547706000000002" table:style-name="ce3">
            <text:p>22,547706</text:p>
          </table:table-cell>
          <table:table-cell office:value-type="float" office:value="55.070604000000003" table:style-name="ce3">
            <text:p>55,070604</text:p>
          </table:table-cell>
          <table:table-cell table:number-columns-repeated="16382"/>
        </table:table-row>
        <table:table-row table:style-name="ro2">
          <table:table-cell office:value-type="float" office:value="22.539874999999899" table:style-name="ce3">
            <text:p>22,539875</text:p>
          </table:table-cell>
          <table:table-cell office:value-type="float" office:value="55.070774" table:style-name="ce3">
            <text:p>55,070774</text:p>
          </table:table-cell>
          <table:table-cell table:number-columns-repeated="16382"/>
        </table:table-row>
        <table:table-row table:style-name="ro2">
          <table:table-cell office:value-type="float" office:value="22.539645" table:style-name="ce3">
            <text:p>22,539645</text:p>
          </table:table-cell>
          <table:table-cell office:value-type="float" office:value="55.067184999999903" table:style-name="ce3">
            <text:p>55,067185</text:p>
          </table:table-cell>
          <table:table-cell table:number-columns-repeated="16382"/>
        </table:table-row>
        <table:table-row table:style-name="ro2">
          <table:table-cell office:value-type="float" office:value="22.539584999999899" table:style-name="ce3">
            <text:p>22,539585</text:p>
          </table:table-cell>
          <table:table-cell office:value-type="float" office:value="55.0662799999999" table:style-name="ce3">
            <text:p>55,06628</text:p>
          </table:table-cell>
          <table:table-cell table:number-columns-repeated="16382"/>
        </table:table-row>
        <table:table-row table:style-name="ro2">
          <table:table-cell office:value-type="float" office:value="22.536975999999999" table:style-name="ce3">
            <text:p>22,536976</text:p>
          </table:table-cell>
          <table:table-cell office:value-type="float" office:value="55.066336999999997" table:style-name="ce3">
            <text:p>55,066337</text:p>
          </table:table-cell>
          <table:table-cell table:number-columns-repeated="16382"/>
        </table:table-row>
        <table:table-row table:style-name="ro2">
          <table:table-cell office:value-type="float" office:value="22.531752000000001" table:style-name="ce3">
            <text:p>22,531752</text:p>
          </table:table-cell>
          <table:table-cell office:value-type="float" office:value="55.066451000000001" table:style-name="ce3">
            <text:p>55,066451</text:p>
          </table:table-cell>
          <table:table-cell table:number-columns-repeated="16382"/>
        </table:table-row>
        <table:table-row table:style-name="ro2">
          <table:table-cell office:value-type="float" office:value="22.531638000000001" table:style-name="ce3">
            <text:p>22,531638</text:p>
          </table:table-cell>
          <table:table-cell office:value-type="float" office:value="55.064661999999899" table:style-name="ce3">
            <text:p>55,064662</text:p>
          </table:table-cell>
          <table:table-cell table:number-columns-repeated="16382"/>
        </table:table-row>
        <table:table-row table:style-name="ro2">
          <table:table-cell office:value-type="float" office:value="22.523595" table:style-name="ce3">
            <text:p>22,523595</text:p>
          </table:table-cell>
          <table:table-cell office:value-type="float" office:value="55.062125000000002" table:style-name="ce3">
            <text:p>55,062125</text:p>
          </table:table-cell>
          <table:table-cell table:number-columns-repeated="16382"/>
        </table:table-row>
        <table:table-row table:style-name="ro2">
          <table:table-cell office:value-type="float" office:value="22.515805" table:style-name="ce3">
            <text:p>22,515805</text:p>
          </table:table-cell>
          <table:table-cell office:value-type="float" office:value="55.062297999999899" table:style-name="ce3">
            <text:p>55,062298</text:p>
          </table:table-cell>
          <table:table-cell table:number-columns-repeated="16382"/>
        </table:table-row>
        <table:table-row table:style-name="ro2">
          <table:table-cell office:value-type="float" office:value="22.515624999999901" table:style-name="ce3">
            <text:p>22,515625</text:p>
          </table:table-cell>
          <table:table-cell office:value-type="float" office:value="55.059494999999998" table:style-name="ce3">
            <text:p>55,059495</text:p>
          </table:table-cell>
          <table:table-cell table:number-columns-repeated="16382"/>
        </table:table-row>
        <table:table-row table:style-name="ro2">
          <table:table-cell office:value-type="float" office:value="22.515518" table:style-name="ce3">
            <text:p>22,515518</text:p>
          </table:table-cell>
          <table:table-cell office:value-type="float" office:value="55.057803999999997" table:style-name="ce3">
            <text:p>55,057804</text:p>
          </table:table-cell>
          <table:table-cell table:number-columns-repeated="16382"/>
        </table:table-row>
        <table:table-row table:style-name="ro2">
          <table:table-cell office:value-type="float" office:value="22.5108339999999" table:style-name="ce3">
            <text:p>22,510834</text:p>
          </table:table-cell>
          <table:table-cell office:value-type="float" office:value="55.057906000000003" table:style-name="ce3">
            <text:p>55,057906</text:p>
          </table:table-cell>
          <table:table-cell table:number-columns-repeated="16382"/>
        </table:table-row>
        <table:table-row table:style-name="ro2">
          <table:table-cell office:value-type="float" office:value="22.507688999999999" table:style-name="ce3">
            <text:p>22,507689</text:p>
          </table:table-cell>
          <table:table-cell office:value-type="float" office:value="55.057972999999997" table:style-name="ce3">
            <text:p>55,057973</text:p>
          </table:table-cell>
          <table:table-cell table:number-columns-repeated="16382"/>
        </table:table-row>
        <table:table-row table:style-name="ro2">
          <table:table-cell office:value-type="float" office:value="22.507615999999999" table:style-name="ce3">
            <text:p>22,507616</text:p>
          </table:table-cell>
          <table:table-cell office:value-type="float" office:value="55.056846999999998" table:style-name="ce3">
            <text:p>55,056847</text:p>
          </table:table-cell>
          <table:table-cell table:number-columns-repeated="16382"/>
        </table:table-row>
        <table:table-row table:style-name="ro2">
          <table:table-cell office:value-type="float" office:value="22.507401999999999" table:style-name="ce3">
            <text:p>22,507402</text:p>
          </table:table-cell>
          <table:table-cell office:value-type="float" office:value="55.053483" table:style-name="ce3">
            <text:p>55,053483</text:p>
          </table:table-cell>
          <table:table-cell table:number-columns-repeated="16382"/>
        </table:table-row>
        <table:table-row table:style-name="ro2">
          <table:table-cell office:value-type="float" office:value="22.499572999999899" table:style-name="ce3">
            <text:p>22,499573</text:p>
          </table:table-cell>
          <table:table-cell office:value-type="float" office:value="55.053649" table:style-name="ce3">
            <text:p>55,053649</text:p>
          </table:table-cell>
          <table:table-cell table:number-columns-repeated="16382"/>
        </table:table-row>
        <table:table-row table:style-name="ro2">
          <table:table-cell office:value-type="float" office:value="22.498070999999999" table:style-name="ce3">
            <text:p>22,498071</text:p>
          </table:table-cell>
          <table:table-cell office:value-type="float" office:value="55.053680999999898" table:style-name="ce3">
            <text:p>55,053681</text:p>
          </table:table-cell>
          <table:table-cell table:number-columns-repeated="16382"/>
        </table:table-row>
        <table:table-row table:style-name="ro2">
          <table:table-cell office:value-type="float" office:value="22.491744000000001" table:style-name="ce3">
            <text:p>22,491744</text:p>
          </table:table-cell>
          <table:table-cell office:value-type="float" office:value="55.053818" table:style-name="ce3">
            <text:p>55,053818</text:p>
          </table:table-cell>
          <table:table-cell table:number-columns-repeated="16382"/>
        </table:table-row>
        <table:table-row table:style-name="ro2">
          <table:table-cell office:value-type="float" office:value="22.491664" table:style-name="ce3">
            <text:p>22,491664</text:p>
          </table:table-cell>
          <table:table-cell office:value-type="float" office:value="55.052562000000002" table:style-name="ce3">
            <text:p>55,052562</text:p>
          </table:table-cell>
          <table:table-cell table:number-columns-repeated="16382"/>
        </table:table-row>
        <table:table-row table:style-name="ro2">
          <table:table-cell office:value-type="float" office:value="22.491623000000001" table:style-name="ce3">
            <text:p>22,491623</text:p>
          </table:table-cell>
          <table:table-cell office:value-type="float" office:value="55.051898999999899" table:style-name="ce3">
            <text:p>55,051899</text:p>
          </table:table-cell>
          <table:table-cell table:number-columns-repeated="16382"/>
        </table:table-row>
        <table:table-row table:style-name="ro2">
          <table:table-cell office:value-type="float" office:value="22.478673000000001" table:style-name="ce3">
            <text:p>22,478673</text:p>
          </table:table-cell>
          <table:table-cell office:value-type="float" office:value="55.0495939999999" table:style-name="ce3">
            <text:p>55,049594</text:p>
          </table:table-cell>
          <table:table-cell table:number-columns-repeated="16382"/>
        </table:table-row>
        <table:table-row table:style-name="ro2">
          <table:table-cell office:value-type="float" office:value="22.475804" table:style-name="ce3">
            <text:p>22,475804</text:p>
          </table:table-cell>
          <table:table-cell office:value-type="float" office:value="55.049655999999999" table:style-name="ce3">
            <text:p>55,049656</text:p>
          </table:table-cell>
          <table:table-cell table:number-columns-repeated="16382"/>
        </table:table-row>
        <table:table-row table:style-name="ro2">
          <table:table-cell office:value-type="float" office:value="22.467974999999999" table:style-name="ce3">
            <text:p>22,467975</text:p>
          </table:table-cell>
          <table:table-cell office:value-type="float" office:value="55.049824999999998" table:style-name="ce3">
            <text:p>55,049825</text:p>
          </table:table-cell>
          <table:table-cell table:number-columns-repeated="16382"/>
        </table:table-row>
        <table:table-row table:style-name="ro2">
          <table:table-cell office:value-type="float" office:value="22.4601480000001" table:style-name="ce3">
            <text:p>22,460148</text:p>
          </table:table-cell>
          <table:table-cell office:value-type="float" office:value="55.049988999999897" table:style-name="ce3">
            <text:p>55,049989</text:p>
          </table:table-cell>
          <table:table-cell table:number-columns-repeated="16382"/>
        </table:table-row>
        <table:table-row table:style-name="ro2">
          <table:table-cell office:value-type="float" office:value="22.452316999999901" table:style-name="ce3">
            <text:p>22,452317</text:p>
          </table:table-cell>
          <table:table-cell office:value-type="float" office:value="55.050153000000002" table:style-name="ce3">
            <text:p>55,050153</text:p>
          </table:table-cell>
          <table:table-cell table:number-columns-repeated="16382"/>
        </table:table-row>
        <table:table-row table:style-name="ro2">
          <table:table-cell office:value-type="float" office:value="22.449725999999899" table:style-name="ce3">
            <text:p>22,449726</text:p>
          </table:table-cell>
          <table:table-cell office:value-type="float" office:value="55.0502099999999" table:style-name="ce3">
            <text:p>55,05021</text:p>
          </table:table-cell>
          <table:table-cell table:number-columns-repeated="16382"/>
        </table:table-row>
        <table:table-row table:style-name="ro2">
          <table:table-cell office:value-type="float" office:value="22.449625999999999" table:style-name="ce3">
            <text:p>22,449626</text:p>
          </table:table-cell>
          <table:table-cell office:value-type="float" office:value="55.050211999999902" table:style-name="ce3">
            <text:p>55,050212</text:p>
          </table:table-cell>
          <table:table-cell table:number-columns-repeated="16382"/>
        </table:table-row>
        <table:table-row table:style-name="ro2">
          <table:table-cell office:value-type="float" office:value="22.444490999999999" table:style-name="ce3">
            <text:p>22,444491</text:p>
          </table:table-cell>
          <table:table-cell office:value-type="float" office:value="55.050319000000002" table:style-name="ce3">
            <text:p>55,050319</text:p>
          </table:table-cell>
          <table:table-cell table:number-columns-repeated="16382"/>
        </table:table-row>
        <table:table-row table:style-name="ro2">
          <table:table-cell office:value-type="float" office:value="22.436661999999899" table:style-name="ce3">
            <text:p>22,436662</text:p>
          </table:table-cell>
          <table:table-cell office:value-type="float" office:value="55.050479000000003" table:style-name="ce3">
            <text:p>55,050479</text:p>
          </table:table-cell>
          <table:table-cell table:number-columns-repeated="16382"/>
        </table:table-row>
        <table:table-row table:style-name="ro2">
          <table:table-cell office:value-type="float" office:value="22.436814999999999" table:style-name="ce3">
            <text:p>22,436815</text:p>
          </table:table-cell>
          <table:table-cell office:value-type="float" office:value="55.052957999999997" table:style-name="ce3">
            <text:p>55,052958</text:p>
          </table:table-cell>
          <table:table-cell table:number-columns-repeated="16382"/>
        </table:table-row>
        <table:table-row table:style-name="ro2">
          <table:table-cell office:value-type="float" office:value="22.4369399999999" table:style-name="ce3">
            <text:p>22,43694</text:p>
          </table:table-cell>
          <table:table-cell office:value-type="float" office:value="55.054972999999997" table:style-name="ce3">
            <text:p>55,054973</text:p>
          </table:table-cell>
          <table:table-cell table:number-columns-repeated="16382"/>
        </table:table-row>
        <table:table-row table:style-name="ro2">
          <table:table-cell office:value-type="float" office:value="22.429109" table:style-name="ce3">
            <text:p>22,429109</text:p>
          </table:table-cell>
          <table:table-cell office:value-type="float" office:value="55.055137000000002" table:style-name="ce3">
            <text:p>55,055137</text:p>
          </table:table-cell>
          <table:table-cell table:number-columns-repeated="16382"/>
        </table:table-row>
        <table:table-row table:style-name="ro2">
          <table:table-cell office:value-type="float" office:value="22.4263189999999" table:style-name="ce3">
            <text:p>22,426319</text:p>
          </table:table-cell>
          <table:table-cell office:value-type="float" office:value="55.055194" table:style-name="ce3">
            <text:p>55,055194</text:p>
          </table:table-cell>
          <table:table-cell table:number-columns-repeated="16382"/>
        </table:table-row>
        <table:table-row table:style-name="ro2">
          <table:table-cell office:value-type="float" office:value="22.4194449999999" table:style-name="ce3">
            <text:p>22,419445</text:p>
          </table:table-cell>
          <table:table-cell office:value-type="float" office:value="55.056666999999997" table:style-name="ce3">
            <text:p>55,056667</text:p>
          </table:table-cell>
          <table:table-cell table:number-columns-repeated="16382"/>
        </table:table-row>
        <table:table-row table:style-name="ro2">
          <table:table-cell office:value-type="float" office:value="22.414249000000002" table:style-name="ce3">
            <text:p>22,414249</text:p>
          </table:table-cell>
          <table:table-cell office:value-type="float" office:value="55.056643999999999" table:style-name="ce3">
            <text:p>55,056644</text:p>
          </table:table-cell>
          <table:table-cell table:number-columns-repeated="16382"/>
        </table:table-row>
        <table:table-row table:style-name="ro2">
          <table:table-cell office:value-type="float" office:value="22.394750999999999" table:style-name="ce3">
            <text:p>22,394751</text:p>
          </table:table-cell>
          <table:table-cell office:value-type="float" office:value="55.056556999999898" table:style-name="ce3">
            <text:p>55,056557</text:p>
          </table:table-cell>
          <table:table-cell table:number-columns-repeated="16382"/>
        </table:table-row>
        <table:table-row table:style-name="ro2">
          <table:table-cell office:value-type="float" office:value="22.387274999999999" table:style-name="ce3">
            <text:p>22,387275</text:p>
          </table:table-cell>
          <table:table-cell office:value-type="float" office:value="55.057609999999897" table:style-name="ce3">
            <text:p>55,05761</text:p>
          </table:table-cell>
          <table:table-cell table:number-columns-repeated="16382"/>
        </table:table-row>
        <table:table-row table:style-name="ro2">
          <table:table-cell office:value-type="float" office:value="22.382268" table:style-name="ce3">
            <text:p>22,382268</text:p>
          </table:table-cell>
          <table:table-cell office:value-type="float" office:value="55.058323999999999" table:style-name="ce3">
            <text:p>55,058324</text:p>
          </table:table-cell>
          <table:table-cell table:number-columns-repeated="16382"/>
        </table:table-row>
        <table:table-row table:style-name="ro2">
          <table:table-cell office:value-type="float" office:value="22.382317999999898" table:style-name="ce3">
            <text:p>22,382318</text:p>
          </table:table-cell>
          <table:table-cell office:value-type="float" office:value="55.059173999999899" table:style-name="ce3">
            <text:p>55,059174</text:p>
          </table:table-cell>
          <table:table-cell table:number-columns-repeated="16382"/>
        </table:table-row>
        <table:table-row table:style-name="ro2">
          <table:table-cell office:value-type="float" office:value="22.382404999999999" table:style-name="ce3">
            <text:p>22,382405</text:p>
          </table:table-cell>
          <table:table-cell office:value-type="float" office:value="55.060595999999997" table:style-name="ce3">
            <text:p>55,060596</text:p>
          </table:table-cell>
          <table:table-cell table:number-columns-repeated="16382"/>
        </table:table-row>
        <table:table-row table:style-name="ro2">
          <table:table-cell office:value-type="float" office:value="22.374573999999999" table:style-name="ce3">
            <text:p>22,374574</text:p>
          </table:table-cell>
          <table:table-cell office:value-type="float" office:value="55.060758" table:style-name="ce3">
            <text:p>55,060758</text:p>
          </table:table-cell>
          <table:table-cell table:number-columns-repeated="16382"/>
        </table:table-row>
        <table:table-row table:style-name="ro2">
          <table:table-cell office:value-type="float" office:value="22.3741219999999" table:style-name="ce3">
            <text:p>22,374122</text:p>
          </table:table-cell>
          <table:table-cell office:value-type="float" office:value="55.060765000000004" table:style-name="ce3">
            <text:p>55,060765</text:p>
          </table:table-cell>
          <table:table-cell table:number-columns-repeated="16382"/>
        </table:table-row>
        <table:table-row table:style-name="ro2">
          <table:table-cell office:value-type="float" office:value="22.366739999999901" table:style-name="ce3">
            <text:p>22,36674</text:p>
          </table:table-cell>
          <table:table-cell office:value-type="float" office:value="55.060917000000103" table:style-name="ce3">
            <text:p>55,060917</text:p>
          </table:table-cell>
          <table:table-cell table:number-columns-repeated="16382"/>
        </table:table-row>
        <table:table-row table:style-name="ro2">
          <table:table-cell office:value-type="float" office:value="22.364636999999998" table:style-name="ce3">
            <text:p>22,364637</text:p>
          </table:table-cell>
          <table:table-cell office:value-type="float" office:value="55.060957999999999" table:style-name="ce3">
            <text:p>55,060958</text:p>
          </table:table-cell>
          <table:table-cell table:number-columns-repeated="16382"/>
        </table:table-row>
        <table:table-row table:style-name="ro2">
          <table:table-cell office:value-type="float" office:value="22.356017000000001" table:style-name="ce3">
            <text:p>22,356017</text:p>
          </table:table-cell>
          <table:table-cell office:value-type="float" office:value="55.062289" table:style-name="ce3">
            <text:p>55,062289</text:p>
          </table:table-cell>
          <table:table-cell table:number-columns-repeated="16382"/>
        </table:table-row>
        <table:table-row table:style-name="ro2">
          <table:table-cell office:value-type="float" office:value="22.351187000000099" table:style-name="ce3">
            <text:p>22,351187</text:p>
          </table:table-cell>
          <table:table-cell office:value-type="float" office:value="55.063037000000001" table:style-name="ce3">
            <text:p>55,063037</text:p>
          </table:table-cell>
          <table:table-cell table:number-columns-repeated="16382"/>
        </table:table-row>
        <table:table-row table:style-name="ro2">
          <table:table-cell office:value-type="float" office:value="22.351330999999998" table:style-name="ce3">
            <text:p>22,351331</text:p>
          </table:table-cell>
          <table:table-cell office:value-type="float" office:value="55.065433999999897" table:style-name="ce3">
            <text:p>55,065434</text:p>
          </table:table-cell>
          <table:table-cell table:number-columns-repeated="16382"/>
        </table:table-row>
        <table:table-row table:style-name="ro2">
          <table:table-cell office:value-type="float" office:value="22.351348999999999" table:style-name="ce3">
            <text:p>22,351349</text:p>
          </table:table-cell>
          <table:table-cell office:value-type="float" office:value="55.065725999999898" table:style-name="ce3">
            <text:p>55,065726</text:p>
          </table:table-cell>
          <table:table-cell table:number-columns-repeated="16382"/>
        </table:table-row>
        <table:table-row table:style-name="ro2">
          <table:table-cell office:value-type="float" office:value="22.349747000000001" table:style-name="ce3">
            <text:p>22,349747</text:p>
          </table:table-cell>
          <table:table-cell office:value-type="float" office:value="55.065758000000002" table:style-name="ce3">
            <text:p>55,065758</text:p>
          </table:table-cell>
          <table:table-cell table:number-columns-repeated="16382"/>
        </table:table-row>
        <table:table-row table:style-name="ro2">
          <table:table-cell office:value-type="float" office:value="22.343518" table:style-name="ce3">
            <text:p>22,343518</text:p>
          </table:table-cell>
          <table:table-cell office:value-type="float" office:value="55.065882999999999" table:style-name="ce3">
            <text:p>55,065883</text:p>
          </table:table-cell>
          <table:table-cell table:number-columns-repeated="16382"/>
        </table:table-row>
        <table:table-row table:style-name="ro2">
          <table:table-cell office:value-type="float" office:value="22.335685000000002" table:style-name="ce3">
            <text:p>22,335685</text:p>
          </table:table-cell>
          <table:table-cell office:value-type="float" office:value="55.066040999999998" table:style-name="ce3">
            <text:p>55,066041</text:p>
          </table:table-cell>
          <table:table-cell table:number-columns-repeated="16382"/>
        </table:table-row>
        <table:table-row table:style-name="ro2">
          <table:table-cell office:value-type="float" office:value="22.327850999999999" table:style-name="ce3">
            <text:p>22,327851</text:p>
          </table:table-cell>
          <table:table-cell office:value-type="float" office:value="55.066195999999898" table:style-name="ce3">
            <text:p>55,066196</text:p>
          </table:table-cell>
          <table:table-cell table:number-columns-repeated="16382"/>
        </table:table-row>
        <table:table-row table:style-name="ro2">
          <table:table-cell office:value-type="float" office:value="22.32002" table:style-name="ce3">
            <text:p>22,32002</text:p>
          </table:table-cell>
          <table:table-cell office:value-type="float" office:value="55.0663529999999" table:style-name="ce3">
            <text:p>55,066353</text:p>
          </table:table-cell>
          <table:table-cell table:number-columns-repeated="16382"/>
        </table:table-row>
        <table:table-row table:style-name="ro2">
          <table:table-cell office:value-type="float" office:value="22.312188999999901" table:style-name="ce3">
            <text:p>22,312189</text:p>
          </table:table-cell>
          <table:table-cell office:value-type="float" office:value="55.066510000000001" table:style-name="ce3">
            <text:p>55,06651</text:p>
          </table:table-cell>
          <table:table-cell table:number-columns-repeated="16382"/>
        </table:table-row>
        <table:table-row table:style-name="ro2">
          <table:table-cell office:value-type="float" office:value="22.306894999999901" table:style-name="ce3">
            <text:p>22,306895</text:p>
          </table:table-cell>
          <table:table-cell office:value-type="float" office:value="55.066612999999997" table:style-name="ce3">
            <text:p>55,066613</text:p>
          </table:table-cell>
          <table:table-cell table:number-columns-repeated="16382"/>
        </table:table-row>
        <table:table-row table:style-name="ro2">
          <table:table-cell office:value-type="float" office:value="22.301608999999999" table:style-name="ce3">
            <text:p>22,301609</text:p>
          </table:table-cell>
          <table:table-cell office:value-type="float" office:value="55.067" table:style-name="ce3">
            <text:p>55,067</text:p>
          </table:table-cell>
          <table:table-cell table:number-columns-repeated="16382"/>
        </table:table-row>
        <table:table-row table:style-name="ro2">
          <table:table-cell office:value-type="float" office:value="22.287982" table:style-name="ce3">
            <text:p>22,287982</text:p>
          </table:table-cell>
          <table:table-cell office:value-type="float" office:value="55.067073000000001" table:style-name="ce3">
            <text:p>55,067073</text:p>
          </table:table-cell>
          <table:table-cell table:number-columns-repeated="16382"/>
        </table:table-row>
        <table:table-row table:style-name="ro2">
          <table:table-cell office:value-type="float" office:value="22.281632999999999" table:style-name="ce3">
            <text:p>22,281633</text:p>
          </table:table-cell>
          <table:table-cell office:value-type="float" office:value="55.067107" table:style-name="ce3">
            <text:p>55,067107</text:p>
          </table:table-cell>
          <table:table-cell table:number-columns-repeated="16382"/>
        </table:table-row>
        <table:table-row table:style-name="ro2">
          <table:table-cell office:value-type="float" office:value="22.280857999999998" table:style-name="ce3">
            <text:p>22,280858</text:p>
          </table:table-cell>
          <table:table-cell office:value-type="float" office:value="55.067123000000002" table:style-name="ce3">
            <text:p>55,067123</text:p>
          </table:table-cell>
          <table:table-cell table:number-columns-repeated="16382"/>
        </table:table-row>
        <table:table-row table:style-name="ro2">
          <table:table-cell office:value-type="float" office:value="22.273026999999999" table:style-name="ce3">
            <text:p>22,273027</text:p>
          </table:table-cell>
          <table:table-cell office:value-type="float" office:value="55.067276" table:style-name="ce3">
            <text:p>55,067276</text:p>
          </table:table-cell>
          <table:table-cell table:number-columns-repeated="16382"/>
        </table:table-row>
        <table:table-row table:style-name="ro2">
          <table:table-cell office:value-type="float" office:value="22.265193" table:style-name="ce3">
            <text:p>22,265193</text:p>
          </table:table-cell>
          <table:table-cell office:value-type="float" office:value="55.067428999999997" table:style-name="ce3">
            <text:p>55,067429</text:p>
          </table:table-cell>
          <table:table-cell table:number-columns-repeated="16382"/>
        </table:table-row>
        <table:table-row table:style-name="ro2">
          <table:table-cell office:value-type="float" office:value="22.257361999999901" table:style-name="ce3">
            <text:p>22,257362</text:p>
          </table:table-cell>
          <table:table-cell office:value-type="float" office:value="55.067580999999997" table:style-name="ce3">
            <text:p>55,067581</text:p>
          </table:table-cell>
          <table:table-cell table:number-columns-repeated="16382"/>
        </table:table-row>
        <table:table-row table:style-name="ro2">
          <table:table-cell office:value-type="float" office:value="22.257248000000001" table:style-name="ce3">
            <text:p>22,257248</text:p>
          </table:table-cell>
          <table:table-cell office:value-type="float" office:value="55.065604999999998" table:style-name="ce3">
            <text:p>55,065605</text:p>
          </table:table-cell>
          <table:table-cell table:number-columns-repeated="16382"/>
        </table:table-row>
        <table:table-row table:style-name="ro2">
          <table:table-cell office:value-type="float" office:value="22.244132" table:style-name="ce3">
            <text:p>22,244132</text:p>
          </table:table-cell>
          <table:table-cell office:value-type="float" office:value="55.064524999999897" table:style-name="ce3">
            <text:p>55,064525</text:p>
          </table:table-cell>
          <table:table-cell table:number-columns-repeated="16382"/>
        </table:table-row>
        <table:table-row table:style-name="ro2">
          <table:table-cell office:value-type="float" office:value="22.232422" table:style-name="ce3">
            <text:p>22,232422</text:p>
          </table:table-cell>
          <table:table-cell office:value-type="float" office:value="55.063562999999903" table:style-name="ce3">
            <text:p>55,063563</text:p>
          </table:table-cell>
          <table:table-cell table:number-columns-repeated="16382"/>
        </table:table-row>
        <table:table-row table:style-name="ro2">
          <table:table-cell office:value-type="float" office:value="22.225776" table:style-name="ce3">
            <text:p>22,225776</text:p>
          </table:table-cell>
          <table:table-cell office:value-type="float" office:value="55.063690999999899" table:style-name="ce3">
            <text:p>55,063691</text:p>
          </table:table-cell>
          <table:table-cell table:number-columns-repeated="16382"/>
        </table:table-row>
        <table:table-row table:style-name="ro2">
          <table:table-cell office:value-type="float" office:value="22.2180789999999" table:style-name="ce3">
            <text:p>22,218079</text:p>
          </table:table-cell>
          <table:table-cell office:value-type="float" office:value="55.063902999999897" table:style-name="ce3">
            <text:p>55,063903</text:p>
          </table:table-cell>
          <table:table-cell table:number-columns-repeated="16382"/>
        </table:table-row>
        <table:table-row table:style-name="ro2">
          <table:table-cell office:value-type="float" office:value="22.217945" table:style-name="ce3">
            <text:p>22,217945</text:p>
          </table:table-cell>
          <table:table-cell office:value-type="float" office:value="55.063839000000002" table:style-name="ce3">
            <text:p>55,063839</text:p>
          </table:table-cell>
          <table:table-cell table:number-columns-repeated="16382"/>
        </table:table-row>
        <table:table-row table:style-name="ro2">
          <table:table-cell office:value-type="float" office:value="22.2177989999999" table:style-name="ce3">
            <text:p>22,217799</text:p>
          </table:table-cell>
          <table:table-cell office:value-type="float" office:value="55.061201999999902" table:style-name="ce3">
            <text:p>55,061202</text:p>
          </table:table-cell>
          <table:table-cell table:number-columns-repeated="16382"/>
        </table:table-row>
        <table:table-row table:style-name="ro2">
          <table:table-cell office:value-type="float" office:value="22.217694000000002" table:style-name="ce3">
            <text:p>22,217694</text:p>
          </table:table-cell>
          <table:table-cell office:value-type="float" office:value="55.059344999999901" table:style-name="ce3">
            <text:p>55,059345</text:p>
          </table:table-cell>
          <table:table-cell table:number-columns-repeated="16382"/>
        </table:table-row>
        <table:table-row table:style-name="ro2">
          <table:table-cell office:value-type="float" office:value="22.217341000000001" table:style-name="ce3">
            <text:p>22,217341</text:p>
          </table:table-cell>
          <table:table-cell office:value-type="float" office:value="55.059353999999999" table:style-name="ce3">
            <text:p>55,059354</text:p>
          </table:table-cell>
          <table:table-cell table:number-columns-repeated="16382"/>
        </table:table-row>
        <table:table-row table:style-name="ro2">
          <table:table-cell office:value-type="float" office:value="22.215088999999999" table:style-name="ce3">
            <text:p>22,215089</text:p>
          </table:table-cell>
          <table:table-cell office:value-type="float" office:value="55.059508999999998" table:style-name="ce3">
            <text:p>55,059509</text:p>
          </table:table-cell>
          <table:table-cell table:number-columns-repeated="16382"/>
        </table:table-row>
        <table:table-row table:style-name="ro2">
          <table:table-cell office:value-type="float" office:value="22.214478000000099" table:style-name="ce3">
            <text:p>22,214478</text:p>
          </table:table-cell>
          <table:table-cell office:value-type="float" office:value="55.059508999999998" table:style-name="ce3">
            <text:p>55,059509</text:p>
          </table:table-cell>
          <table:table-cell table:number-columns-repeated="16382"/>
        </table:table-row>
        <table:table-row table:style-name="ro2">
          <table:table-cell office:value-type="float" office:value="22.209899" table:style-name="ce3">
            <text:p>22,209899</text:p>
          </table:table-cell>
          <table:table-cell office:value-type="float" office:value="55.059508999999998" table:style-name="ce3">
            <text:p>55,059509</text:p>
          </table:table-cell>
          <table:table-cell table:number-columns-repeated="16382"/>
        </table:table-row>
        <table:table-row table:style-name="ro2">
          <table:table-cell office:value-type="float" office:value="22.207519999999899" table:style-name="ce3">
            <text:p>22,20752</text:p>
          </table:table-cell>
          <table:table-cell office:value-type="float" office:value="55.059693000000003" table:style-name="ce3">
            <text:p>55,059693</text:p>
          </table:table-cell>
          <table:table-cell table:number-columns-repeated="16382"/>
        </table:table-row>
        <table:table-row table:style-name="ro2">
          <table:table-cell office:value-type="float" office:value="22.202086000000101" table:style-name="ce3">
            <text:p>22,202086</text:p>
          </table:table-cell>
          <table:table-cell office:value-type="float" office:value="55.059693000000003" table:style-name="ce3">
            <text:p>55,059693</text:p>
          </table:table-cell>
          <table:table-cell table:number-columns-repeated="16382"/>
        </table:table-row>
        <table:table-row table:style-name="ro2">
          <table:table-cell office:value-type="float" office:value="22.199397000000001" table:style-name="ce3">
            <text:p>22,199397</text:p>
          </table:table-cell>
          <table:table-cell office:value-type="float" office:value="55.059693000000003" table:style-name="ce3">
            <text:p>55,059693</text:p>
          </table:table-cell>
          <table:table-cell table:number-columns-repeated="16382"/>
        </table:table-row>
        <table:table-row table:style-name="ro2">
          <table:table-cell office:value-type="float" office:value="22.198732" table:style-name="ce3">
            <text:p>22,198732</text:p>
          </table:table-cell>
          <table:table-cell office:value-type="float" office:value="55.059693000000003" table:style-name="ce3">
            <text:p>55,059693</text:p>
          </table:table-cell>
          <table:table-cell table:number-columns-repeated="16382"/>
        </table:table-row>
        <table:table-row table:style-name="ro2">
          <table:table-cell office:value-type="float" office:value="22.198588000000001" table:style-name="ce3">
            <text:p>22,198588</text:p>
          </table:table-cell>
          <table:table-cell office:value-type="float" office:value="55.059699999999999" table:style-name="ce3">
            <text:p>55,0597</text:p>
          </table:table-cell>
          <table:table-cell table:number-columns-repeated="16382"/>
        </table:table-row>
        <table:table-row table:style-name="ro2">
          <table:table-cell office:value-type="float" office:value="22.198156999999998" table:style-name="ce3">
            <text:p>22,198157</text:p>
          </table:table-cell>
          <table:table-cell office:value-type="float" office:value="55.059715999999902" table:style-name="ce3">
            <text:p>55,059716</text:p>
          </table:table-cell>
          <table:table-cell table:number-columns-repeated="16382"/>
        </table:table-row>
        <table:table-row table:style-name="ro2">
          <table:table-cell office:value-type="float" office:value="22.194275999999999" table:style-name="ce3">
            <text:p>22,194276</text:p>
          </table:table-cell>
          <table:table-cell office:value-type="float" office:value="55.059876000000003" table:style-name="ce3">
            <text:p>55,059876</text:p>
          </table:table-cell>
          <table:table-cell table:number-columns-repeated="16382"/>
        </table:table-row>
        <table:table-row table:style-name="ro2">
          <table:table-cell office:value-type="float" office:value="22.194268999999998" table:style-name="ce3">
            <text:p>22,194269</text:p>
          </table:table-cell>
          <table:table-cell office:value-type="float" office:value="55.059790999999997" table:style-name="ce3">
            <text:p>55,059791</text:p>
          </table:table-cell>
          <table:table-cell table:number-columns-repeated="16382"/>
        </table:table-row>
        <table:table-row table:style-name="ro2">
          <table:table-cell office:value-type="float" office:value="22.194091" table:style-name="ce3">
            <text:p>22,194091</text:p>
          </table:table-cell>
          <table:table-cell office:value-type="float" office:value="55.057129000000003" table:style-name="ce3">
            <text:p>55,057129</text:p>
          </table:table-cell>
          <table:table-cell table:number-columns-repeated="16382"/>
        </table:table-row>
        <table:table-row table:style-name="ro2">
          <table:table-cell office:value-type="float" office:value="22.194046" table:style-name="ce3">
            <text:p>22,194046</text:p>
          </table:table-cell>
          <table:table-cell office:value-type="float" office:value="55.057060999999997" table:style-name="ce3">
            <text:p>55,057061</text:p>
          </table:table-cell>
          <table:table-cell table:number-columns-repeated="16382"/>
        </table:table-row>
        <table:table-row table:style-name="ro2">
          <table:table-cell office:value-type="float" office:value="22.189637999999999" table:style-name="ce3">
            <text:p>22,189638</text:p>
          </table:table-cell>
          <table:table-cell office:value-type="float" office:value="55.0559739999999" table:style-name="ce3">
            <text:p>55,055974</text:p>
          </table:table-cell>
          <table:table-cell table:number-columns-repeated="16382"/>
        </table:table-row>
        <table:table-row table:style-name="ro2">
          <table:table-cell office:value-type="float" office:value="22.184291000000002" table:style-name="ce3">
            <text:p>22,184291</text:p>
          </table:table-cell>
          <table:table-cell office:value-type="float" office:value="55.055698000000099" table:style-name="ce3">
            <text:p>55,055698</text:p>
          </table:table-cell>
          <table:table-cell table:number-columns-repeated="16382"/>
        </table:table-row>
        <table:table-row table:style-name="ro2">
          <table:table-cell office:value-type="float" office:value="22.181134" table:style-name="ce3">
            <text:p>22,181134</text:p>
          </table:table-cell>
          <table:table-cell office:value-type="float" office:value="55.055537999999999" table:style-name="ce3">
            <text:p>55,055538</text:p>
          </table:table-cell>
          <table:table-cell table:number-columns-repeated="16382"/>
        </table:table-row>
        <table:table-row table:style-name="ro2">
          <table:table-cell office:value-type="float" office:value="22.180406999999899" table:style-name="ce3">
            <text:p>22,180407</text:p>
          </table:table-cell>
          <table:table-cell office:value-type="float" office:value="55.055554000000001" table:style-name="ce3">
            <text:p>55,055554</text:p>
          </table:table-cell>
          <table:table-cell table:number-columns-repeated="16382"/>
        </table:table-row>
        <table:table-row table:style-name="ro2">
          <table:table-cell office:value-type="float" office:value="22.178283" table:style-name="ce3">
            <text:p>22,178283</text:p>
          </table:table-cell>
          <table:table-cell office:value-type="float" office:value="55.055724999999903" table:style-name="ce3">
            <text:p>55,055725</text:p>
          </table:table-cell>
          <table:table-cell table:number-columns-repeated="16382"/>
        </table:table-row>
        <table:table-row table:style-name="ro2">
          <table:table-cell office:value-type="float" office:value="22.171075999999999" table:style-name="ce3">
            <text:p>22,171076</text:p>
          </table:table-cell>
          <table:table-cell office:value-type="float" office:value="55.055724999999903" table:style-name="ce3">
            <text:p>55,055725</text:p>
          </table:table-cell>
          <table:table-cell table:number-columns-repeated="16382"/>
        </table:table-row>
        <table:table-row table:style-name="ro2">
          <table:table-cell office:value-type="float" office:value="22.170458999999902" table:style-name="ce3">
            <text:p>22,170459</text:p>
          </table:table-cell>
          <table:table-cell office:value-type="float" office:value="55.055737000000001" table:style-name="ce3">
            <text:p>55,055737</text:p>
          </table:table-cell>
          <table:table-cell table:number-columns-repeated="16382"/>
        </table:table-row>
        <table:table-row table:style-name="ro2">
          <table:table-cell office:value-type="float" office:value="22.169547000000001" table:style-name="ce3">
            <text:p>22,169547</text:p>
          </table:table-cell>
          <table:table-cell office:value-type="float" office:value="55.055753000000003" table:style-name="ce3">
            <text:p>55,055753</text:p>
          </table:table-cell>
          <table:table-cell table:number-columns-repeated="16382"/>
        </table:table-row>
        <table:table-row table:style-name="ro2">
          <table:table-cell office:value-type="float" office:value="22.166474999999998" table:style-name="ce3">
            <text:p>22,166475</text:p>
          </table:table-cell>
          <table:table-cell office:value-type="float" office:value="55.055810000000001" table:style-name="ce3">
            <text:p>55,05581</text:p>
          </table:table-cell>
          <table:table-cell table:number-columns-repeated="16382"/>
        </table:table-row>
        <table:table-row table:style-name="ro2">
          <table:table-cell office:value-type="float" office:value="22.162718999999999" table:style-name="ce3">
            <text:p>22,162719</text:p>
          </table:table-cell>
          <table:table-cell office:value-type="float" office:value="55.055907999999903" table:style-name="ce3">
            <text:p>55,055908</text:p>
          </table:table-cell>
          <table:table-cell table:number-columns-repeated="16382"/>
        </table:table-row>
        <table:table-row table:style-name="ro2">
          <table:table-cell office:value-type="float" office:value="22.154908000000098" table:style-name="ce3">
            <text:p>22,154908</text:p>
          </table:table-cell>
          <table:table-cell office:value-type="float" office:value="55.056092" table:style-name="ce3">
            <text:p>55,056092</text:p>
          </table:table-cell>
          <table:table-cell table:number-columns-repeated="16382"/>
        </table:table-row>
        <table:table-row table:style-name="ro2">
          <table:table-cell office:value-type="float" office:value="22.154724000000002" table:style-name="ce3">
            <text:p>22,154724</text:p>
          </table:table-cell>
          <table:table-cell office:value-type="float" office:value="55.053100000000001" table:style-name="ce3">
            <text:p>55,0531</text:p>
          </table:table-cell>
          <table:table-cell table:number-columns-repeated="16382"/>
        </table:table-row>
        <table:table-row table:style-name="ro2">
          <table:table-cell office:value-type="float" office:value="22.154635000000098" table:style-name="ce3">
            <text:p>22,154635</text:p>
          </table:table-cell>
          <table:table-cell office:value-type="float" office:value="55.053082000000003" table:style-name="ce3">
            <text:p>55,053082</text:p>
          </table:table-cell>
          <table:table-cell table:number-columns-repeated="16382"/>
        </table:table-row>
        <table:table-row table:style-name="ro2">
          <table:table-cell office:value-type="float" office:value="22.147642000000001" table:style-name="ce3">
            <text:p>22,147642</text:p>
          </table:table-cell>
          <table:table-cell office:value-type="float" office:value="55.051662" table:style-name="ce3">
            <text:p>55,051662</text:p>
          </table:table-cell>
          <table:table-cell table:number-columns-repeated="16382"/>
        </table:table-row>
        <table:table-row table:style-name="ro2">
          <table:table-cell office:value-type="float" office:value="22.146722" table:style-name="ce3">
            <text:p>22,146722</text:p>
          </table:table-cell>
          <table:table-cell office:value-type="float" office:value="55.051677999999903" table:style-name="ce3">
            <text:p>55,051678</text:p>
          </table:table-cell>
          <table:table-cell table:number-columns-repeated="16382"/>
        </table:table-row>
        <table:table-row table:style-name="ro2">
          <table:table-cell office:value-type="float" office:value="22.138912999999899" table:style-name="ce3">
            <text:p>22,138913</text:p>
          </table:table-cell>
          <table:table-cell office:value-type="float" office:value="55.051822999999899" table:style-name="ce3">
            <text:p>55,051823</text:p>
          </table:table-cell>
          <table:table-cell table:number-columns-repeated="16382"/>
        </table:table-row>
        <table:table-row table:style-name="ro2">
          <table:table-cell office:value-type="float" office:value="22.138672" table:style-name="ce3">
            <text:p>22,138672</text:p>
          </table:table-cell>
          <table:table-cell office:value-type="float" office:value="55.047301999999902" table:style-name="ce3">
            <text:p>55,047302</text:p>
          </table:table-cell>
          <table:table-cell table:number-columns-repeated="16382"/>
        </table:table-row>
        <table:table-row table:style-name="ro2">
          <table:table-cell office:value-type="float" office:value="22.138672" table:style-name="ce3">
            <text:p>22,138672</text:p>
          </table:table-cell>
          <table:table-cell office:value-type="float" office:value="55.046509" table:style-name="ce3">
            <text:p>55,046509</text:p>
          </table:table-cell>
          <table:table-cell table:number-columns-repeated="16382"/>
        </table:table-row>
        <table:table-row table:style-name="ro2">
          <table:table-cell office:value-type="float" office:value="22.135925" table:style-name="ce3">
            <text:p>22,135925</text:p>
          </table:table-cell>
          <table:table-cell office:value-type="float" office:value="55.042907" table:style-name="ce3">
            <text:p>55,042907</text:p>
          </table:table-cell>
          <table:table-cell table:number-columns-repeated="16382"/>
        </table:table-row>
        <table:table-row table:style-name="ro2">
          <table:table-cell office:value-type="float" office:value="22.135793" table:style-name="ce3">
            <text:p>22,135793</text:p>
          </table:table-cell>
          <table:table-cell office:value-type="float" office:value="55.042911999999902" table:style-name="ce3">
            <text:p>55,042912</text:p>
          </table:table-cell>
          <table:table-cell table:number-columns-repeated="16382"/>
        </table:table-row>
        <table:table-row table:style-name="ro2">
          <table:table-cell office:value-type="float" office:value="22.130666999999999" table:style-name="ce3">
            <text:p>22,130667</text:p>
          </table:table-cell>
          <table:table-cell office:value-type="float" office:value="55.042979999999901" table:style-name="ce3">
            <text:p>55,04298</text:p>
          </table:table-cell>
          <table:table-cell table:number-columns-repeated="16382"/>
        </table:table-row>
        <table:table-row table:style-name="ro2">
          <table:table-cell office:value-type="float" office:value="22.130385" table:style-name="ce3">
            <text:p>22,130385</text:p>
          </table:table-cell>
          <table:table-cell office:value-type="float" office:value="55.039442999999899" table:style-name="ce3">
            <text:p>55,039443</text:p>
          </table:table-cell>
          <table:table-cell table:number-columns-repeated="16382"/>
        </table:table-row>
        <table:table-row table:style-name="ro2">
          <table:table-cell office:value-type="float" office:value="22.130331999999999" table:style-name="ce3">
            <text:p>22,130332</text:p>
          </table:table-cell>
          <table:table-cell office:value-type="float" office:value="55.038485999999999" table:style-name="ce3">
            <text:p>55,038486</text:p>
          </table:table-cell>
          <table:table-cell table:number-columns-repeated="16382"/>
        </table:table-row>
        <table:table-row table:style-name="ro2">
          <table:table-cell office:value-type="float" office:value="22.130310000000001" table:style-name="ce3">
            <text:p>22,13031</text:p>
          </table:table-cell>
          <table:table-cell office:value-type="float" office:value="55.038061999999996" table:style-name="ce3">
            <text:p>55,038062</text:p>
          </table:table-cell>
          <table:table-cell table:number-columns-repeated="16382"/>
        </table:table-row>
        <table:table-row table:style-name="ro2">
          <table:table-cell office:value-type="float" office:value="22.130213999999999" table:style-name="ce3">
            <text:p>22,130214</text:p>
          </table:table-cell>
          <table:table-cell office:value-type="float" office:value="55.036259000000001" table:style-name="ce3">
            <text:p>55,036259</text:p>
          </table:table-cell>
          <table:table-cell table:number-columns-repeated="16382"/>
        </table:table-row>
        <table:table-row table:style-name="ro2">
          <table:table-cell office:value-type="float" office:value="22.129778999999999" table:style-name="ce3">
            <text:p>22,129779</text:p>
          </table:table-cell>
          <table:table-cell office:value-type="float" office:value="55.035899000000001" table:style-name="ce3">
            <text:p>55,035899</text:p>
          </table:table-cell>
          <table:table-cell table:number-columns-repeated="16382"/>
        </table:table-row>
        <table:table-row table:style-name="ro2">
          <table:table-cell office:value-type="float" office:value="22.127502000000099" table:style-name="ce3">
            <text:p>22,127502</text:p>
          </table:table-cell>
          <table:table-cell office:value-type="float" office:value="55.034118999999997" table:style-name="ce3">
            <text:p>55,034119</text:p>
          </table:table-cell>
          <table:table-cell table:number-columns-repeated="16382"/>
        </table:table-row>
        <table:table-row table:style-name="ro2">
          <table:table-cell office:value-type="float" office:value="22.123104999999999" table:style-name="ce3">
            <text:p>22,123105</text:p>
          </table:table-cell>
          <table:table-cell office:value-type="float" office:value="55.034118999999997" table:style-name="ce3">
            <text:p>55,034119</text:p>
          </table:table-cell>
          <table:table-cell table:number-columns-repeated="16382"/>
        </table:table-row>
        <table:table-row table:style-name="ro2">
          <table:table-cell office:value-type="float" office:value="22.122313999999999" table:style-name="ce3">
            <text:p>22,122314</text:p>
          </table:table-cell>
          <table:table-cell office:value-type="float" office:value="55.034118999999997" table:style-name="ce3">
            <text:p>55,034119</text:p>
          </table:table-cell>
          <table:table-cell table:number-columns-repeated="16382"/>
        </table:table-row>
        <table:table-row table:style-name="ro2">
          <table:table-cell office:value-type="float" office:value="22.122070999999998" table:style-name="ce3">
            <text:p>22,122071</text:p>
          </table:table-cell>
          <table:table-cell office:value-type="float" office:value="55.0297249999999" table:style-name="ce3">
            <text:p>55,029725</text:p>
          </table:table-cell>
          <table:table-cell table:number-columns-repeated="16382"/>
        </table:table-row>
        <table:table-row table:style-name="ro2">
          <table:table-cell office:value-type="float" office:value="22.118531000000001" table:style-name="ce3">
            <text:p>22,118531</text:p>
          </table:table-cell>
          <table:table-cell office:value-type="float" office:value="55.0297249999999" table:style-name="ce3">
            <text:p>55,029725</text:p>
          </table:table-cell>
          <table:table-cell table:number-columns-repeated="16382"/>
        </table:table-row>
        <table:table-row table:style-name="ro2">
          <table:table-cell office:value-type="float" office:value="22.114318999999998" table:style-name="ce3">
            <text:p>22,114319</text:p>
          </table:table-cell>
          <table:table-cell office:value-type="float" office:value="55.029906999999902" table:style-name="ce3">
            <text:p>55,029907</text:p>
          </table:table-cell>
          <table:table-cell table:number-columns-repeated="16382"/>
        </table:table-row>
        <table:table-row table:style-name="ro2">
          <table:table-cell office:value-type="float" office:value="22.1143099999999" table:style-name="ce3">
            <text:p>22,11431</text:p>
          </table:table-cell>
          <table:table-cell office:value-type="float" office:value="55.029781999999997" table:style-name="ce3">
            <text:p>55,029782</text:p>
          </table:table-cell>
          <table:table-cell table:number-columns-repeated="16382"/>
        </table:table-row>
        <table:table-row table:style-name="ro2">
          <table:table-cell office:value-type="float" office:value="22.114075" table:style-name="ce3">
            <text:p>22,114075</text:p>
          </table:table-cell>
          <table:table-cell office:value-type="float" office:value="55.026673000000002" table:style-name="ce3">
            <text:p>55,026673</text:p>
          </table:table-cell>
          <table:table-cell table:number-columns-repeated="16382"/>
        </table:table-row>
        <table:table-row table:style-name="ro2">
          <table:table-cell office:value-type="float" office:value="22.112143" table:style-name="ce3">
            <text:p>22,112143</text:p>
          </table:table-cell>
          <table:table-cell office:value-type="float" office:value="55.026347000000001" table:style-name="ce3">
            <text:p>55,026347</text:p>
          </table:table-cell>
          <table:table-cell table:number-columns-repeated="16382"/>
        </table:table-row>
        <table:table-row table:style-name="ro2">
          <table:table-cell office:value-type="float" office:value="22.108277000000101" table:style-name="ce3">
            <text:p>22,108277</text:p>
          </table:table-cell>
          <table:table-cell office:value-type="float" office:value="55.025694999999999" table:style-name="ce3">
            <text:p>55,025695</text:p>
          </table:table-cell>
          <table:table-cell table:number-columns-repeated="16382"/>
        </table:table-row>
        <table:table-row table:style-name="ro2">
          <table:table-cell office:value-type="float" office:value="22.071107000000001" table:style-name="ce3">
            <text:p>22,071107</text:p>
          </table:table-cell>
          <table:table-cell office:value-type="float" office:value="55.026305999999998" table:style-name="ce3">
            <text:p>55,026306</text:p>
          </table:table-cell>
          <table:table-cell table:number-columns-repeated="16382"/>
        </table:table-row>
        <table:table-row table:style-name="ro2">
          <table:table-cell office:value-type="float" office:value="22.070270000000001" table:style-name="ce3">
            <text:p>22,07027</text:p>
          </table:table-cell>
          <table:table-cell office:value-type="float" office:value="55.026510999999999" table:style-name="ce3">
            <text:p>55,026511</text:p>
          </table:table-cell>
          <table:table-cell table:number-columns-repeated="16382"/>
        </table:table-row>
        <table:table-row table:style-name="ro2">
          <table:table-cell office:value-type="float" office:value="22.069517999999999" table:style-name="ce3">
            <text:p>22,069518</text:p>
          </table:table-cell>
          <table:table-cell office:value-type="float" office:value="55.026916999999997" table:style-name="ce3">
            <text:p>55,026917</text:p>
          </table:table-cell>
          <table:table-cell table:number-columns-repeated="16382"/>
        </table:table-row>
        <table:table-row table:style-name="ro2">
          <table:table-cell office:value-type="float" office:value="22.068725000000001" table:style-name="ce3">
            <text:p>22,068725</text:p>
          </table:table-cell>
          <table:table-cell office:value-type="float" office:value="55.027282" table:style-name="ce3">
            <text:p>55,027282</text:p>
          </table:table-cell>
          <table:table-cell table:number-columns-repeated="16382"/>
        </table:table-row>
        <table:table-row table:style-name="ro2">
          <table:table-cell office:value-type="float" office:value="22.067077000000001" table:style-name="ce3">
            <text:p>22,067077</text:p>
          </table:table-cell>
          <table:table-cell office:value-type="float" office:value="55.027892999999999" table:style-name="ce3">
            <text:p>55,027893</text:p>
          </table:table-cell>
          <table:table-cell table:number-columns-repeated="16382"/>
        </table:table-row>
        <table:table-row table:style-name="ro2">
          <table:table-cell office:value-type="float" office:value="22.067133999999999" table:style-name="ce3">
            <text:p>22,067134</text:p>
          </table:table-cell>
          <table:table-cell office:value-type="float" office:value="55.028553000000002" table:style-name="ce3">
            <text:p>55,028553</text:p>
          </table:table-cell>
          <table:table-cell table:number-columns-repeated="16382"/>
        </table:table-row>
        <table:table-row table:style-name="ro2">
          <table:table-cell office:value-type="float" office:value="22.0673209999999" table:style-name="ce3">
            <text:p>22,067321</text:p>
          </table:table-cell>
          <table:table-cell office:value-type="float" office:value="55.030700000000003" table:style-name="ce3">
            <text:p>55,0307</text:p>
          </table:table-cell>
          <table:table-cell table:number-columns-repeated="16382"/>
        </table:table-row>
        <table:table-row table:style-name="ro2">
          <table:table-cell office:value-type="float" office:value="22.060119" table:style-name="ce3">
            <text:p>22,060119</text:p>
          </table:table-cell>
          <table:table-cell office:value-type="float" office:value="55.030883000000003" table:style-name="ce3">
            <text:p>55,030883</text:p>
          </table:table-cell>
          <table:table-cell table:number-columns-repeated="16382"/>
        </table:table-row>
        <table:table-row table:style-name="ro2">
          <table:table-cell office:value-type="float" office:value="22.059508000000001" table:style-name="ce3">
            <text:p>22,059508</text:p>
          </table:table-cell>
          <table:table-cell office:value-type="float" office:value="55.030883000000003" table:style-name="ce3">
            <text:p>55,030883</text:p>
          </table:table-cell>
          <table:table-cell table:number-columns-repeated="16382"/>
        </table:table-row>
        <table:table-row table:style-name="ro2">
          <table:table-cell office:value-type="float" office:value="22.052679999999999" table:style-name="ce3">
            <text:p>22,05268</text:p>
          </table:table-cell>
          <table:table-cell office:value-type="float" office:value="55.030883000000003" table:style-name="ce3">
            <text:p>55,030883</text:p>
          </table:table-cell>
          <table:table-cell table:number-columns-repeated="16382"/>
        </table:table-row>
        <table:table-row table:style-name="ro2">
          <table:table-cell office:value-type="float" office:value="22.051697999999899" table:style-name="ce3">
            <text:p>22,051698</text:p>
          </table:table-cell>
          <table:table-cell office:value-type="float" office:value="55.030903000000002" table:style-name="ce3">
            <text:p>55,030903</text:p>
          </table:table-cell>
          <table:table-cell table:number-columns-repeated="16382"/>
        </table:table-row>
        <table:table-row table:style-name="ro2">
          <table:table-cell office:value-type="float" office:value="22.051880000000001" table:style-name="ce3">
            <text:p>22,05188</text:p>
          </table:table-cell>
          <table:table-cell office:value-type="float" office:value="55.034300999999999" table:style-name="ce3">
            <text:p>55,034301</text:p>
          </table:table-cell>
          <table:table-cell table:number-columns-repeated="16382"/>
        </table:table-row>
        <table:table-row table:style-name="ro2">
          <table:table-cell office:value-type="float" office:value="22.051880000000001" table:style-name="ce3">
            <text:p>22,05188</text:p>
          </table:table-cell>
          <table:table-cell office:value-type="float" office:value="55.035522999999998" table:style-name="ce3">
            <text:p>55,035523</text:p>
          </table:table-cell>
          <table:table-cell table:number-columns-repeated="16382"/>
        </table:table-row>
        <table:table-row table:style-name="ro2">
          <table:table-cell office:value-type="float" office:value="22.048705000000002" table:style-name="ce3">
            <text:p>22,048705</text:p>
          </table:table-cell>
          <table:table-cell office:value-type="float" office:value="55.035522999999998" table:style-name="ce3">
            <text:p>55,035523</text:p>
          </table:table-cell>
          <table:table-cell table:number-columns-repeated="16382"/>
        </table:table-row>
        <table:table-row table:style-name="ro2">
          <table:table-cell office:value-type="float" office:value="22.0446640000001" table:style-name="ce3">
            <text:p>22,044664</text:p>
          </table:table-cell>
          <table:table-cell office:value-type="float" office:value="55.035522999999998" table:style-name="ce3">
            <text:p>55,035523</text:p>
          </table:table-cell>
          <table:table-cell table:number-columns-repeated="16382"/>
        </table:table-row>
        <table:table-row table:style-name="ro2">
          <table:table-cell office:value-type="float" office:value="22.044128999999899" table:style-name="ce3">
            <text:p>22,044129</text:p>
          </table:table-cell>
          <table:table-cell office:value-type="float" office:value="55.035530000000001" table:style-name="ce3">
            <text:p>55,03553</text:p>
          </table:table-cell>
          <table:table-cell table:number-columns-repeated="16382"/>
        </table:table-row>
        <table:table-row table:style-name="ro2">
          <table:table-cell office:value-type="float" office:value="22.044310999999901" table:style-name="ce3">
            <text:p>22,044311</text:p>
          </table:table-cell>
          <table:table-cell office:value-type="float" office:value="55.039917000000102" table:style-name="ce3">
            <text:p>55,039917</text:p>
          </table:table-cell>
          <table:table-cell table:number-columns-repeated="16382"/>
        </table:table-row>
        <table:table-row table:style-name="ro2">
          <table:table-cell office:value-type="float" office:value="22.044463999999898" table:style-name="ce3">
            <text:p>22,044464</text:p>
          </table:table-cell>
          <table:table-cell office:value-type="float" office:value="55.0445169999999" table:style-name="ce3">
            <text:p>55,044517</text:p>
          </table:table-cell>
          <table:table-cell table:number-columns-repeated="16382"/>
        </table:table-row>
        <table:table-row table:style-name="ro2">
          <table:table-cell office:value-type="float" office:value="22.0432279999999" table:style-name="ce3">
            <text:p>22,043228</text:p>
          </table:table-cell>
          <table:table-cell office:value-type="float" office:value="55.044539" table:style-name="ce3">
            <text:p>55,044539</text:p>
          </table:table-cell>
          <table:table-cell table:number-columns-repeated="16382"/>
        </table:table-row>
        <table:table-row table:style-name="ro2">
          <table:table-cell office:value-type="float" office:value="22.039306" table:style-name="ce3">
            <text:p>22,039306</text:p>
          </table:table-cell>
          <table:table-cell office:value-type="float" office:value="55.044677999999998" table:style-name="ce3">
            <text:p>55,044678</text:p>
          </table:table-cell>
          <table:table-cell table:number-columns-repeated="16382"/>
        </table:table-row>
        <table:table-row table:style-name="ro2">
          <table:table-cell office:value-type="float" office:value="22.037293999999999" table:style-name="ce3">
            <text:p>22,037294</text:p>
          </table:table-cell>
          <table:table-cell office:value-type="float" office:value="55.046690999999903" table:style-name="ce3">
            <text:p>55,046691</text:p>
          </table:table-cell>
          <table:table-cell table:number-columns-repeated="16382"/>
        </table:table-row>
        <table:table-row table:style-name="ro2">
          <table:table-cell office:value-type="float" office:value="22.036766999999902" table:style-name="ce3">
            <text:p>22,036767</text:p>
          </table:table-cell>
          <table:table-cell office:value-type="float" office:value="55.047216999999897" table:style-name="ce3">
            <text:p>55,047217</text:p>
          </table:table-cell>
          <table:table-cell table:number-columns-repeated="16382"/>
        </table:table-row>
        <table:table-row table:style-name="ro2">
          <table:table-cell office:value-type="float" office:value="22.036826000000001" table:style-name="ce3">
            <text:p>22,036826</text:p>
          </table:table-cell>
          <table:table-cell office:value-type="float" office:value="55.048342999999903" table:style-name="ce3">
            <text:p>55,048343</text:p>
          </table:table-cell>
          <table:table-cell table:number-columns-repeated="16382"/>
        </table:table-row>
        <table:table-row table:style-name="ro2">
          <table:table-cell office:value-type="float" office:value="22.036926999999999" table:style-name="ce3">
            <text:p>22,036927</text:p>
          </table:table-cell>
          <table:table-cell office:value-type="float" office:value="55.049073" table:style-name="ce3">
            <text:p>55,049073</text:p>
          </table:table-cell>
          <table:table-cell table:number-columns-repeated="16382"/>
        </table:table-row>
        <table:table-row table:style-name="ro2">
          <table:table-cell office:value-type="float" office:value="22.037108999999901" table:style-name="ce3">
            <text:p>22,037109</text:p>
          </table:table-cell>
          <table:table-cell office:value-type="float" office:value="55.053711" table:style-name="ce3">
            <text:p>55,053711</text:p>
          </table:table-cell>
          <table:table-cell table:number-columns-repeated="16382"/>
        </table:table-row>
        <table:table-row table:style-name="ro2">
          <table:table-cell office:value-type="float" office:value="22.037476000000002" table:style-name="ce3">
            <text:p>22,037476</text:p>
          </table:table-cell>
          <table:table-cell office:value-type="float" office:value="55.058104999999998" table:style-name="ce3">
            <text:p>55,058105</text:p>
          </table:table-cell>
          <table:table-cell table:number-columns-repeated="16382"/>
        </table:table-row>
        <table:table-row table:style-name="ro2">
          <table:table-cell office:value-type="float" office:value="22.037476000000002" table:style-name="ce3">
            <text:p>22,037476</text:p>
          </table:table-cell>
          <table:table-cell office:value-type="float" office:value="55.060935000000001" table:style-name="ce3">
            <text:p>55,060935</text:p>
          </table:table-cell>
          <table:table-cell table:number-columns-repeated="16382"/>
        </table:table-row>
        <table:table-row table:style-name="ro2">
          <table:table-cell office:value-type="float" office:value="22.037476000000002" table:style-name="ce3">
            <text:p>22,037476</text:p>
          </table:table-cell>
          <table:table-cell office:value-type="float" office:value="55.062683999999997" table:style-name="ce3">
            <text:p>55,062684</text:p>
          </table:table-cell>
          <table:table-cell table:number-columns-repeated="16382"/>
        </table:table-row>
        <table:table-row table:style-name="ro2">
          <table:table-cell office:value-type="float" office:value="22.0375779999999" table:style-name="ce3">
            <text:p>22,037578</text:p>
          </table:table-cell>
          <table:table-cell office:value-type="float" office:value="55.062942999999997" table:style-name="ce3">
            <text:p>55,062943</text:p>
          </table:table-cell>
          <table:table-cell table:number-columns-repeated="16382"/>
        </table:table-row>
        <table:table-row table:style-name="ro2">
          <table:table-cell office:value-type="float" office:value="22.03772" table:style-name="ce3">
            <text:p>22,03772</text:p>
          </table:table-cell>
          <table:table-cell office:value-type="float" office:value="55.0632939999999" table:style-name="ce3">
            <text:p>55,063294</text:p>
          </table:table-cell>
          <table:table-cell table:number-columns-repeated="16382"/>
        </table:table-row>
        <table:table-row table:style-name="ro2">
          <table:table-cell office:value-type="float" office:value="22.041596999999999" table:style-name="ce3">
            <text:p>22,041597</text:p>
          </table:table-cell>
          <table:table-cell office:value-type="float" office:value="55.075817999999998" table:style-name="ce3">
            <text:p>55,075818</text:p>
          </table:table-cell>
          <table:table-cell table:number-columns-repeated="16382"/>
        </table:table-row>
        <table:table-row table:style-name="ro2">
          <table:table-cell office:value-type="float" office:value="22.041668999999999" table:style-name="ce3">
            <text:p>22,041669</text:p>
          </table:table-cell>
          <table:table-cell office:value-type="float" office:value="55.076051" table:style-name="ce3">
            <text:p>55,076051</text:p>
          </table:table-cell>
          <table:table-cell table:number-columns-repeated="16382"/>
        </table:table-row>
        <table:table-row table:style-name="ro2">
          <table:table-cell office:value-type="float" office:value="22.046095999999999" table:style-name="ce3">
            <text:p>22,046096</text:p>
          </table:table-cell>
          <table:table-cell office:value-type="float" office:value="55.075972999999998" table:style-name="ce3">
            <text:p>55,075973</text:p>
          </table:table-cell>
          <table:table-cell table:number-columns-repeated="16382"/>
        </table:table-row>
        <table:table-row table:style-name="ro2">
          <table:table-cell office:value-type="float" office:value="22.046326000000001" table:style-name="ce3">
            <text:p>22,046326</text:p>
          </table:table-cell>
          <table:table-cell office:value-type="float" office:value="55.080506" table:style-name="ce3">
            <text:p>55,080506</text:p>
          </table:table-cell>
          <table:table-cell table:number-columns-repeated="16382"/>
        </table:table-row>
        <table:table-row table:style-name="ro2">
          <table:table-cell office:value-type="float" office:value="22.040284" table:style-name="ce3">
            <text:p>22,040284</text:p>
          </table:table-cell>
          <table:table-cell office:value-type="float" office:value="55.080689" table:style-name="ce3">
            <text:p>55,080689</text:p>
          </table:table-cell>
          <table:table-cell table:number-columns-repeated="16382"/>
        </table:table-row>
        <table:table-row table:style-name="ro2">
          <table:table-cell office:value-type="float" office:value="22.038695000000001" table:style-name="ce3">
            <text:p>22,038695</text:p>
          </table:table-cell>
          <table:table-cell office:value-type="float" office:value="55.082093" table:style-name="ce3">
            <text:p>55,082093</text:p>
          </table:table-cell>
          <table:table-cell table:number-columns-repeated="16382"/>
        </table:table-row>
        <table:table-row table:style-name="ro2">
          <table:table-cell office:value-type="float" office:value="22.038695000000001" table:style-name="ce3">
            <text:p>22,038695</text:p>
          </table:table-cell>
          <table:table-cell office:value-type="float" office:value="55.084540000000104" table:style-name="ce3">
            <text:p>55,08454</text:p>
          </table:table-cell>
          <table:table-cell table:number-columns-repeated="16382"/>
        </table:table-row>
        <table:table-row table:style-name="ro2">
          <table:table-cell office:value-type="float" office:value="22.038695000000001" table:style-name="ce3">
            <text:p>22,038695</text:p>
          </table:table-cell>
          <table:table-cell office:value-type="float" office:value="55.085082999999997" table:style-name="ce3">
            <text:p>55,085083</text:p>
          </table:table-cell>
          <table:table-cell table:number-columns-repeated="16382"/>
        </table:table-row>
        <table:table-row table:style-name="ro2">
          <table:table-cell office:value-type="float" office:value="22.035094000000001" table:style-name="ce3">
            <text:p>22,035094</text:p>
          </table:table-cell>
          <table:table-cell office:value-type="float" office:value="55.085082999999997" table:style-name="ce3">
            <text:p>55,085083</text:p>
          </table:table-cell>
          <table:table-cell table:number-columns-repeated="16382"/>
        </table:table-row>
        <table:table-row table:style-name="ro2">
          <table:table-cell office:value-type="float" office:value="22.035029999999999" table:style-name="ce3">
            <text:p>22,03503</text:p>
          </table:table-cell>
          <table:table-cell office:value-type="float" office:value="55.085160000000002" table:style-name="ce3">
            <text:p>55,08516</text:p>
          </table:table-cell>
          <table:table-cell table:number-columns-repeated="16382"/>
        </table:table-row>
        <table:table-row table:style-name="ro2">
          <table:table-cell office:value-type="float" office:value="22.034728999999999" table:style-name="ce3">
            <text:p>22,034729</text:p>
          </table:table-cell>
          <table:table-cell office:value-type="float" office:value="55.085510999999897" table:style-name="ce3">
            <text:p>55,085511</text:p>
          </table:table-cell>
          <table:table-cell table:number-columns-repeated="16382"/>
        </table:table-row>
        <table:table-row table:style-name="ro2">
          <table:table-cell office:value-type="float" office:value="22.034533" table:style-name="ce3">
            <text:p>22,034533</text:p>
          </table:table-cell>
          <table:table-cell office:value-type="float" office:value="55.085523000000101" table:style-name="ce3">
            <text:p>55,085523</text:p>
          </table:table-cell>
          <table:table-cell table:number-columns-repeated="16382"/>
        </table:table-row>
        <table:table-row table:style-name="ro2">
          <table:table-cell office:value-type="float" office:value="22.033579" table:style-name="ce3">
            <text:p>22,033579</text:p>
          </table:table-cell>
          <table:table-cell office:value-type="float" office:value="55.085581999999903" table:style-name="ce3">
            <text:p>55,085582</text:p>
          </table:table-cell>
          <table:table-cell table:number-columns-repeated="16382"/>
        </table:table-row>
        <table:table-row table:style-name="ro2">
          <table:table-cell office:value-type="float" office:value="22.012084000000002" table:style-name="ce3">
            <text:p>22,012084</text:p>
          </table:table-cell>
          <table:table-cell office:value-type="float" office:value="55.086912999999903" table:style-name="ce3">
            <text:p>55,086913</text:p>
          </table:table-cell>
          <table:table-cell table:number-columns-repeated="16382"/>
        </table:table-row>
        <table:table-row table:style-name="ro2">
          <table:table-cell office:value-type="float" office:value="22.002929000000002" table:style-name="ce3">
            <text:p>22,002929</text:p>
          </table:table-cell>
          <table:table-cell office:value-type="float" office:value="55.08728" table:style-name="ce3">
            <text:p>55,08728</text:p>
          </table:table-cell>
          <table:table-cell table:number-columns-repeated="16382"/>
        </table:table-row>
        <table:table-row table:style-name="ro2">
          <table:table-cell office:value-type="float" office:value="21.998473000000001" table:style-name="ce3">
            <text:p>21,998473</text:p>
          </table:table-cell>
          <table:table-cell office:value-type="float" office:value="55.085875999999899" table:style-name="ce3">
            <text:p>55,085876</text:p>
          </table:table-cell>
          <table:table-cell table:number-columns-repeated="16382"/>
        </table:table-row>
        <table:table-row table:style-name="ro2">
          <table:table-cell office:value-type="float" office:value="21.993504000000001" table:style-name="ce3">
            <text:p>21,993504</text:p>
          </table:table-cell>
          <table:table-cell office:value-type="float" office:value="55.085875999999899" table:style-name="ce3">
            <text:p>55,085876</text:p>
          </table:table-cell>
          <table:table-cell table:number-columns-repeated="16382"/>
        </table:table-row>
        <table:table-row table:style-name="ro2">
          <table:table-cell office:value-type="float" office:value="21.991703999999999" table:style-name="ce3">
            <text:p>21,991704</text:p>
          </table:table-cell>
          <table:table-cell office:value-type="float" office:value="55.085908000000003" table:style-name="ce3">
            <text:p>55,085908</text:p>
          </table:table-cell>
          <table:table-cell table:number-columns-repeated="16382"/>
        </table:table-row>
        <table:table-row table:style-name="ro2">
          <table:table-cell office:value-type="float" office:value="21.991699000000001" table:style-name="ce3">
            <text:p>21,991699</text:p>
          </table:table-cell>
          <table:table-cell office:value-type="float" office:value="55.085830000000001" table:style-name="ce3">
            <text:p>55,08583</text:p>
          </table:table-cell>
          <table:table-cell table:number-columns-repeated="16382"/>
        </table:table-row>
        <table:table-row table:style-name="ro2">
          <table:table-cell office:value-type="float" office:value="21.991582999999899" table:style-name="ce3">
            <text:p>21,991583</text:p>
          </table:table-cell>
          <table:table-cell office:value-type="float" office:value="55.083509999999897" table:style-name="ce3">
            <text:p>55,08351</text:p>
          </table:table-cell>
          <table:table-cell table:number-columns-repeated="16382"/>
        </table:table-row>
        <table:table-row table:style-name="ro2">
          <table:table-cell office:value-type="float" office:value="21.991481" table:style-name="ce3">
            <text:p>21,991481</text:p>
          </table:table-cell>
          <table:table-cell office:value-type="float" office:value="55.081481999999902" table:style-name="ce3">
            <text:p>55,081482</text:p>
          </table:table-cell>
          <table:table-cell table:number-columns-repeated="16382"/>
        </table:table-row>
        <table:table-row table:style-name="ro2">
          <table:table-cell office:value-type="float" office:value="21.987403" table:style-name="ce3">
            <text:p>21,987403</text:p>
          </table:table-cell>
          <table:table-cell office:value-type="float" office:value="55.081481999999902" table:style-name="ce3">
            <text:p>55,081482</text:p>
          </table:table-cell>
          <table:table-cell table:number-columns-repeated="16382"/>
        </table:table-row>
        <table:table-row table:style-name="ro2">
          <table:table-cell office:value-type="float" office:value="21.985593999999899" table:style-name="ce3">
            <text:p>21,985594</text:p>
          </table:table-cell>
          <table:table-cell office:value-type="float" office:value="55.081510999999999" table:style-name="ce3">
            <text:p>55,081511</text:p>
          </table:table-cell>
          <table:table-cell table:number-columns-repeated="16382"/>
        </table:table-row>
        <table:table-row table:style-name="ro2">
          <table:table-cell office:value-type="float" office:value="21.983640000000001" table:style-name="ce3">
            <text:p>21,98364</text:p>
          </table:table-cell>
          <table:table-cell office:value-type="float" office:value="55.081546000000003" table:style-name="ce3">
            <text:p>55,081546</text:p>
          </table:table-cell>
          <table:table-cell table:number-columns-repeated="16382"/>
        </table:table-row>
        <table:table-row table:style-name="ro2">
          <table:table-cell office:value-type="float" office:value="21.979216999999899" table:style-name="ce3">
            <text:p>21,979217</text:p>
          </table:table-cell>
          <table:table-cell office:value-type="float" office:value="55.081623" table:style-name="ce3">
            <text:p>55,081623</text:p>
          </table:table-cell>
          <table:table-cell table:number-columns-repeated="16382"/>
        </table:table-row>
        <table:table-row table:style-name="ro2">
          <table:table-cell office:value-type="float" office:value="21.975891000000001" table:style-name="ce3">
            <text:p>21,975891</text:p>
          </table:table-cell>
          <table:table-cell office:value-type="float" office:value="55.081726000000003" table:style-name="ce3">
            <text:p>55,081726</text:p>
          </table:table-cell>
          <table:table-cell table:number-columns-repeated="16382"/>
        </table:table-row>
        <table:table-row table:style-name="ro2">
          <table:table-cell office:value-type="float" office:value="21.975801999999899" table:style-name="ce3">
            <text:p>21,975802</text:p>
          </table:table-cell>
          <table:table-cell office:value-type="float" office:value="55.081679999999999" table:style-name="ce3">
            <text:p>55,08168</text:p>
          </table:table-cell>
          <table:table-cell table:number-columns-repeated="16382"/>
        </table:table-row>
        <table:table-row table:style-name="ro2">
          <table:table-cell office:value-type="float" office:value="21.975633999999999" table:style-name="ce3">
            <text:p>21,975634</text:p>
          </table:table-cell>
          <table:table-cell office:value-type="float" office:value="55.078282000000101" table:style-name="ce3">
            <text:p>55,078282</text:p>
          </table:table-cell>
          <table:table-cell table:number-columns-repeated="16382"/>
        </table:table-row>
        <table:table-row table:style-name="ro2">
          <table:table-cell office:value-type="float" office:value="21.975629000000001" table:style-name="ce3">
            <text:p>21,975629</text:p>
          </table:table-cell>
          <table:table-cell office:value-type="float" office:value="55.078201999999997" table:style-name="ce3">
            <text:p>55,078202</text:p>
          </table:table-cell>
          <table:table-cell table:number-columns-repeated="16382"/>
        </table:table-row>
        <table:table-row table:style-name="ro2">
          <table:table-cell office:value-type="float" office:value="21.972742" table:style-name="ce3">
            <text:p>21,972742</text:p>
          </table:table-cell>
          <table:table-cell office:value-type="float" office:value="55.077235999999999" table:style-name="ce3">
            <text:p>55,077236</text:p>
          </table:table-cell>
          <table:table-cell table:number-columns-repeated="16382"/>
        </table:table-row>
        <table:table-row table:style-name="ro2">
          <table:table-cell office:value-type="float" office:value="21.970656000000002" table:style-name="ce3">
            <text:p>21,970656</text:p>
          </table:table-cell>
          <table:table-cell office:value-type="float" office:value="55.077269999999899" table:style-name="ce3">
            <text:p>55,07727</text:p>
          </table:table-cell>
          <table:table-cell table:number-columns-repeated="16382"/>
        </table:table-row>
        <table:table-row table:style-name="ro2">
          <table:table-cell office:value-type="float" office:value="21.968077999999899" table:style-name="ce3">
            <text:p>21,968078</text:p>
          </table:table-cell>
          <table:table-cell office:value-type="float" office:value="55.077269999999899" table:style-name="ce3">
            <text:p>55,07727</text:p>
          </table:table-cell>
          <table:table-cell table:number-columns-repeated="16382"/>
        </table:table-row>
        <table:table-row table:style-name="ro2">
          <table:table-cell office:value-type="float" office:value="21.964766999999998" table:style-name="ce3">
            <text:p>21,964767</text:p>
          </table:table-cell>
          <table:table-cell office:value-type="float" office:value="55.077370000000002" table:style-name="ce3">
            <text:p>55,07737</text:p>
          </table:table-cell>
          <table:table-cell table:number-columns-repeated="16382"/>
        </table:table-row>
        <table:table-row table:style-name="ro2">
          <table:table-cell office:value-type="float" office:value="21.959900999999899" table:style-name="ce3">
            <text:p>21,959901</text:p>
          </table:table-cell>
          <table:table-cell office:value-type="float" office:value="55.077514000000001" table:style-name="ce3">
            <text:p>55,077514</text:p>
          </table:table-cell>
          <table:table-cell table:number-columns-repeated="16382"/>
        </table:table-row>
        <table:table-row table:style-name="ro2">
          <table:table-cell office:value-type="float" office:value="21.952088" table:style-name="ce3">
            <text:p>21,952088</text:p>
          </table:table-cell>
          <table:table-cell office:value-type="float" office:value="55.077697999999998" table:style-name="ce3">
            <text:p>55,077698</text:p>
          </table:table-cell>
          <table:table-cell table:number-columns-repeated="16382"/>
        </table:table-row>
        <table:table-row table:style-name="ro2">
          <table:table-cell office:value-type="float" office:value="21.945156999999899" table:style-name="ce3">
            <text:p>21,945157</text:p>
          </table:table-cell>
          <table:table-cell office:value-type="float" office:value="55.077697999999998" table:style-name="ce3">
            <text:p>55,077698</text:p>
          </table:table-cell>
          <table:table-cell table:number-columns-repeated="16382"/>
        </table:table-row>
        <table:table-row table:style-name="ro2">
          <table:table-cell office:value-type="float" office:value="21.944275000000001" table:style-name="ce3">
            <text:p>21,944275</text:p>
          </table:table-cell>
          <table:table-cell office:value-type="float" office:value="55.077697999999998" table:style-name="ce3">
            <text:p>55,077698</text:p>
          </table:table-cell>
          <table:table-cell table:number-columns-repeated="16382"/>
        </table:table-row>
        <table:table-row table:style-name="ro2">
          <table:table-cell office:value-type="float" office:value="21.943850999999999" table:style-name="ce3">
            <text:p>21,943851</text:p>
          </table:table-cell>
          <table:table-cell office:value-type="float" office:value="55.077720999999997" table:style-name="ce3">
            <text:p>55,077721</text:p>
          </table:table-cell>
          <table:table-cell table:number-columns-repeated="16382"/>
        </table:table-row>
        <table:table-row table:style-name="ro2">
          <table:table-cell office:value-type="float" office:value="21.940674000000001" table:style-name="ce3">
            <text:p>21,940674</text:p>
          </table:table-cell>
          <table:table-cell office:value-type="float" office:value="55.077880999999898" table:style-name="ce3">
            <text:p>55,077881</text:p>
          </table:table-cell>
          <table:table-cell table:number-columns-repeated="16382"/>
        </table:table-row>
        <table:table-row table:style-name="ro2">
          <table:table-cell office:value-type="float" office:value="21.939088000000002" table:style-name="ce3">
            <text:p>21,939088</text:p>
          </table:table-cell>
          <table:table-cell office:value-type="float" office:value="55.078125" table:style-name="ce3">
            <text:p>55,078125</text:p>
          </table:table-cell>
          <table:table-cell table:number-columns-repeated="16382"/>
        </table:table-row>
        <table:table-row table:style-name="ro2">
          <table:table-cell office:value-type="float" office:value="21.938292000000001" table:style-name="ce3">
            <text:p>21,938292</text:p>
          </table:table-cell>
          <table:table-cell office:value-type="float" office:value="55.078306999999903" table:style-name="ce3">
            <text:p>55,078307</text:p>
          </table:table-cell>
          <table:table-cell table:number-columns-repeated="16382"/>
        </table:table-row>
        <table:table-row table:style-name="ro2">
          <table:table-cell office:value-type="float" office:value="21.934875999999999" table:style-name="ce3">
            <text:p>21,934876</text:p>
          </table:table-cell>
          <table:table-cell office:value-type="float" office:value="55.078917999999902" table:style-name="ce3">
            <text:p>55,078918</text:p>
          </table:table-cell>
          <table:table-cell table:number-columns-repeated="16382"/>
        </table:table-row>
        <table:table-row table:style-name="ro2">
          <table:table-cell office:value-type="float" office:value="21.928711" table:style-name="ce3">
            <text:p>21,928711</text:p>
          </table:table-cell>
          <table:table-cell office:value-type="float" office:value="55.080078" table:style-name="ce3">
            <text:p>55,080078</text:p>
          </table:table-cell>
          <table:table-cell table:number-columns-repeated="16382"/>
        </table:table-row>
        <table:table-row table:style-name="ro2">
          <table:table-cell office:value-type="float" office:value="21.928892999999999" table:style-name="ce3">
            <text:p>21,928893</text:p>
          </table:table-cell>
          <table:table-cell office:value-type="float" office:value="55.082518999999898" table:style-name="ce3">
            <text:p>55,082519</text:p>
          </table:table-cell>
          <table:table-cell table:number-columns-repeated="16382"/>
        </table:table-row>
        <table:table-row table:style-name="ro2">
          <table:table-cell office:value-type="float" office:value="21.921082999999999" table:style-name="ce3">
            <text:p>21,921083</text:p>
          </table:table-cell>
          <table:table-cell office:value-type="float" office:value="55.082703000000002" table:style-name="ce3">
            <text:p>55,082703</text:p>
          </table:table-cell>
          <table:table-cell table:number-columns-repeated="16382"/>
        </table:table-row>
        <table:table-row table:style-name="ro2">
          <table:table-cell office:value-type="float" office:value="21.914674000000002" table:style-name="ce3">
            <text:p>21,914674</text:p>
          </table:table-cell>
          <table:table-cell office:value-type="float" office:value="55.082703000000002" table:style-name="ce3">
            <text:p>55,082703</text:p>
          </table:table-cell>
          <table:table-cell table:number-columns-repeated="16382"/>
        </table:table-row>
        <table:table-row table:style-name="ro2">
          <table:table-cell office:value-type="float" office:value="21.914539000000001" table:style-name="ce3">
            <text:p>21,914539</text:p>
          </table:table-cell>
          <table:table-cell office:value-type="float" office:value="55.082703000000002" table:style-name="ce3">
            <text:p>55,082703</text:p>
          </table:table-cell>
          <table:table-cell table:number-columns-repeated="16382"/>
        </table:table-row>
        <table:table-row table:style-name="ro2">
          <table:table-cell office:value-type="float" office:value="21.913112999999999" table:style-name="ce3">
            <text:p>21,913113</text:p>
          </table:table-cell>
          <table:table-cell office:value-type="float" office:value="55.082725999999901" table:style-name="ce3">
            <text:p>55,082726</text:p>
          </table:table-cell>
          <table:table-cell table:number-columns-repeated="16382"/>
        </table:table-row>
        <table:table-row table:style-name="ro2">
          <table:table-cell office:value-type="float" office:value="21.909924" table:style-name="ce3">
            <text:p>21,909924</text:p>
          </table:table-cell>
          <table:table-cell office:value-type="float" office:value="55.082774000000001" table:style-name="ce3">
            <text:p>55,082774</text:p>
          </table:table-cell>
          <table:table-cell table:number-columns-repeated="16382"/>
        </table:table-row>
        <table:table-row table:style-name="ro2">
          <table:table-cell office:value-type="float" office:value="21.905277000000002" table:style-name="ce3">
            <text:p>21,905277</text:p>
          </table:table-cell>
          <table:table-cell office:value-type="float" office:value="55.082886000000101" table:style-name="ce3">
            <text:p>55,082886</text:p>
          </table:table-cell>
          <table:table-cell table:number-columns-repeated="16382"/>
        </table:table-row>
        <table:table-row table:style-name="ro2">
          <table:table-cell office:value-type="float" office:value="21.905363000000001" table:style-name="ce3">
            <text:p>21,905363</text:p>
          </table:table-cell>
          <table:table-cell office:value-type="float" office:value="55.084670000000003" table:style-name="ce3">
            <text:p>55,08467</text:p>
          </table:table-cell>
          <table:table-cell table:number-columns-repeated="16382"/>
        </table:table-row>
        <table:table-row table:style-name="ro2">
          <table:table-cell office:value-type="float" office:value="21.905460999999899" table:style-name="ce3">
            <text:p>21,905461</text:p>
          </table:table-cell>
          <table:table-cell office:value-type="float" office:value="55.086680999999999" table:style-name="ce3">
            <text:p>55,086681</text:p>
          </table:table-cell>
          <table:table-cell table:number-columns-repeated="16382"/>
        </table:table-row>
        <table:table-row table:style-name="ro2">
          <table:table-cell office:value-type="float" office:value="21.905488999999999" table:style-name="ce3">
            <text:p>21,905489</text:p>
          </table:table-cell>
          <table:table-cell office:value-type="float" office:value="55.08728" table:style-name="ce3">
            <text:p>55,08728</text:p>
          </table:table-cell>
          <table:table-cell table:number-columns-repeated="16382"/>
        </table:table-row>
        <table:table-row table:style-name="ro2">
          <table:table-cell office:value-type="float" office:value="21.90091" table:style-name="ce3">
            <text:p>21,90091</text:p>
          </table:table-cell>
          <table:table-cell office:value-type="float" office:value="55.0874209999999" table:style-name="ce3">
            <text:p>55,087421</text:p>
          </table:table-cell>
          <table:table-cell table:number-columns-repeated="16382"/>
        </table:table-row>
        <table:table-row table:style-name="ro2">
          <table:table-cell office:value-type="float" office:value="21.897521000000001" table:style-name="ce3">
            <text:p>21,897521</text:p>
          </table:table-cell>
          <table:table-cell office:value-type="float" office:value="55.087524000000002" table:style-name="ce3">
            <text:p>55,087524</text:p>
          </table:table-cell>
          <table:table-cell table:number-columns-repeated="16382"/>
        </table:table-row>
        <table:table-row table:style-name="ro2">
          <table:table-cell office:value-type="float" office:value="21.8898930000001" table:style-name="ce3">
            <text:p>21,889893</text:p>
          </table:table-cell>
          <table:table-cell office:value-type="float" office:value="55.087707999999999" table:style-name="ce3">
            <text:p>55,087708</text:p>
          </table:table-cell>
          <table:table-cell table:number-columns-repeated="16382"/>
        </table:table-row>
        <table:table-row table:style-name="ro2">
          <table:table-cell office:value-type="float" office:value="21.890075" table:style-name="ce3">
            <text:p>21,890075</text:p>
          </table:table-cell>
          <table:table-cell office:value-type="float" office:value="55.090087999999902" table:style-name="ce3">
            <text:p>55,090088</text:p>
          </table:table-cell>
          <table:table-cell table:number-columns-repeated="16382"/>
        </table:table-row>
        <table:table-row table:style-name="ro2">
          <table:table-cell office:value-type="float" office:value="21.890075" table:style-name="ce3">
            <text:p>21,890075</text:p>
          </table:table-cell>
          <table:table-cell office:value-type="float" office:value="55.090881000000003" table:style-name="ce3">
            <text:p>55,090881</text:p>
          </table:table-cell>
          <table:table-cell table:number-columns-repeated="16382"/>
        </table:table-row>
        <table:table-row table:style-name="ro2">
          <table:table-cell office:value-type="float" office:value="21.890075" table:style-name="ce3">
            <text:p>21,890075</text:p>
          </table:table-cell>
          <table:table-cell office:value-type="float" office:value="55.092103000000002" table:style-name="ce3">
            <text:p>55,092103</text:p>
          </table:table-cell>
          <table:table-cell table:number-columns-repeated="16382"/>
        </table:table-row>
        <table:table-row table:style-name="ro2">
          <table:table-cell office:value-type="float" office:value="21.883483999999999" table:style-name="ce3">
            <text:p>21,883484</text:p>
          </table:table-cell>
          <table:table-cell office:value-type="float" office:value="55.092284999999897" table:style-name="ce3">
            <text:p>55,092285</text:p>
          </table:table-cell>
          <table:table-cell table:number-columns-repeated="16382"/>
        </table:table-row>
        <table:table-row table:style-name="ro2">
          <table:table-cell office:value-type="float" office:value="21.879090000000001" table:style-name="ce3">
            <text:p>21,87909</text:p>
          </table:table-cell>
          <table:table-cell office:value-type="float" office:value="55.093688999999998" table:style-name="ce3">
            <text:p>55,093689</text:p>
          </table:table-cell>
          <table:table-cell table:number-columns-repeated="16382"/>
        </table:table-row>
        <table:table-row table:style-name="ro2">
          <table:table-cell office:value-type="float" office:value="21.874510999999998" table:style-name="ce3">
            <text:p>21,874511</text:p>
          </table:table-cell>
          <table:table-cell office:value-type="float" office:value="55.094481999999999" table:style-name="ce3">
            <text:p>55,094482</text:p>
          </table:table-cell>
          <table:table-cell table:number-columns-repeated="16382"/>
        </table:table-row>
        <table:table-row table:style-name="ro2">
          <table:table-cell office:value-type="float" office:value="21.874694999999999" table:style-name="ce3">
            <text:p>21,874695</text:p>
          </table:table-cell>
          <table:table-cell office:value-type="float" office:value="55.096922999999897" table:style-name="ce3">
            <text:p>55,096923</text:p>
          </table:table-cell>
          <table:table-cell table:number-columns-repeated="16382"/>
        </table:table-row>
        <table:table-row table:style-name="ro2">
          <table:table-cell office:value-type="float" office:value="21.866883000000001" table:style-name="ce3">
            <text:p>21,866883</text:p>
          </table:table-cell>
          <table:table-cell office:value-type="float" office:value="55.097107999999999" table:style-name="ce3">
            <text:p>55,097108</text:p>
          </table:table-cell>
          <table:table-cell table:number-columns-repeated="16382"/>
        </table:table-row>
        <table:table-row table:style-name="ro2">
          <table:table-cell office:value-type="float" office:value="21.859131000000001" table:style-name="ce3">
            <text:p>21,859131</text:p>
          </table:table-cell>
          <table:table-cell office:value-type="float" office:value="55.097290000000001" table:style-name="ce3">
            <text:p>55,09729</text:p>
          </table:table-cell>
          <table:table-cell table:number-columns-repeated="16382"/>
        </table:table-row>
        <table:table-row table:style-name="ro2">
          <table:table-cell office:value-type="float" office:value="21.851074000000001" table:style-name="ce3">
            <text:p>21,851074</text:p>
          </table:table-cell>
          <table:table-cell office:value-type="float" office:value="55.098511999999999" table:style-name="ce3">
            <text:p>55,098512</text:p>
          </table:table-cell>
          <table:table-cell table:number-columns-repeated="16382"/>
        </table:table-row>
        <table:table-row table:style-name="ro2">
          <table:table-cell office:value-type="float" office:value="21.851074000000001" table:style-name="ce3">
            <text:p>21,851074</text:p>
          </table:table-cell>
          <table:table-cell office:value-type="float" office:value="55.099305000000001" table:style-name="ce3">
            <text:p>55,099305</text:p>
          </table:table-cell>
          <table:table-cell table:number-columns-repeated="16382"/>
        </table:table-row>
        <table:table-row table:style-name="ro2">
          <table:table-cell office:value-type="float" office:value="21.8513179999999" table:style-name="ce3">
            <text:p>21,851318</text:p>
          </table:table-cell>
          <table:table-cell office:value-type="float" office:value="55.101683999999999" table:style-name="ce3">
            <text:p>55,101684</text:p>
          </table:table-cell>
          <table:table-cell table:number-columns-repeated="16382"/>
        </table:table-row>
        <table:table-row table:style-name="ro2">
          <table:table-cell office:value-type="float" office:value="21.845886999999902" table:style-name="ce3">
            <text:p>21,845887</text:p>
          </table:table-cell>
          <table:table-cell office:value-type="float" office:value="55.101927999999901" table:style-name="ce3">
            <text:p>55,101928</text:p>
          </table:table-cell>
          <table:table-cell table:number-columns-repeated="16382"/>
        </table:table-row>
        <table:table-row table:style-name="ro2">
          <table:table-cell office:value-type="float" office:value="21.843505" table:style-name="ce3">
            <text:p>21,843505</text:p>
          </table:table-cell>
          <table:table-cell office:value-type="float" office:value="55.103517000000103" table:style-name="ce3">
            <text:p>55,103517</text:p>
          </table:table-cell>
          <table:table-cell table:number-columns-repeated="16382"/>
        </table:table-row>
        <table:table-row table:style-name="ro2">
          <table:table-cell office:value-type="float" office:value="21.843689999999999" table:style-name="ce3">
            <text:p>21,84369</text:p>
          </table:table-cell>
          <table:table-cell office:value-type="float" office:value="55.106321999999999" table:style-name="ce3">
            <text:p>55,106322</text:p>
          </table:table-cell>
          <table:table-cell table:number-columns-repeated="16382"/>
        </table:table-row>
        <table:table-row table:style-name="ro2">
          <table:table-cell office:value-type="float" office:value="21.839721999999899" table:style-name="ce3">
            <text:p>21,839722</text:p>
          </table:table-cell>
          <table:table-cell office:value-type="float" office:value="55.106507000000001" table:style-name="ce3">
            <text:p>55,106507</text:p>
          </table:table-cell>
          <table:table-cell table:number-columns-repeated="16382"/>
        </table:table-row>
        <table:table-row table:style-name="ro2">
          <table:table-cell office:value-type="float" office:value="21.835877" table:style-name="ce3">
            <text:p>21,835877</text:p>
          </table:table-cell>
          <table:table-cell office:value-type="float" office:value="55.109315000000002" table:style-name="ce3">
            <text:p>55,109315</text:p>
          </table:table-cell>
          <table:table-cell table:number-columns-repeated="16382"/>
        </table:table-row>
        <table:table-row table:style-name="ro2">
          <table:table-cell office:value-type="float" office:value="21.836120999999999" table:style-name="ce3">
            <text:p>21,836121</text:p>
          </table:table-cell>
          <table:table-cell office:value-type="float" office:value="55.111083000000001" table:style-name="ce3">
            <text:p>55,111083</text:p>
          </table:table-cell>
          <table:table-cell table:number-columns-repeated="16382"/>
        </table:table-row>
        <table:table-row table:style-name="ro2">
          <table:table-cell office:value-type="float" office:value="21.833680000000001" table:style-name="ce3">
            <text:p>21,83368</text:p>
          </table:table-cell>
          <table:table-cell office:value-type="float" office:value="55.111083000000001" table:style-name="ce3">
            <text:p>55,111083</text:p>
          </table:table-cell>
          <table:table-cell table:number-columns-repeated="16382"/>
        </table:table-row>
        <table:table-row table:style-name="ro2">
          <table:table-cell office:value-type="float" office:value="21.8283079999999" table:style-name="ce3">
            <text:p>21,828308</text:p>
          </table:table-cell>
          <table:table-cell office:value-type="float" office:value="55.111083000000001" table:style-name="ce3">
            <text:p>55,111083</text:p>
          </table:table-cell>
          <table:table-cell table:number-columns-repeated="16382"/>
        </table:table-row>
        <table:table-row table:style-name="ro2">
          <table:table-cell office:value-type="float" office:value="21.8283079999999" table:style-name="ce3">
            <text:p>21,828308</text:p>
          </table:table-cell>
          <table:table-cell office:value-type="float" office:value="55.114927999999999" table:style-name="ce3">
            <text:p>55,114928</text:p>
          </table:table-cell>
          <table:table-cell table:number-columns-repeated="16382"/>
        </table:table-row>
        <table:table-row table:style-name="ro2">
          <table:table-cell office:value-type="float" office:value="21.828489999999999" table:style-name="ce3">
            <text:p>21,82849</text:p>
          </table:table-cell>
          <table:table-cell office:value-type="float" office:value="55.115476999999899" table:style-name="ce3">
            <text:p>55,115477</text:p>
          </table:table-cell>
          <table:table-cell table:number-columns-repeated="16382"/>
        </table:table-row>
        <table:table-row table:style-name="ro2">
          <table:table-cell office:value-type="float" office:value="21.827514999999998" table:style-name="ce3">
            <text:p>21,827515</text:p>
          </table:table-cell>
          <table:table-cell office:value-type="float" office:value="55.115724" table:style-name="ce3">
            <text:p>55,115724</text:p>
          </table:table-cell>
          <table:table-cell table:number-columns-repeated="16382"/>
        </table:table-row>
        <table:table-row table:style-name="ro2">
          <table:table-cell office:value-type="float" office:value="21.821473000000001" table:style-name="ce3">
            <text:p>21,821473</text:p>
          </table:table-cell>
          <table:table-cell office:value-type="float" office:value="55.120117999999998" table:style-name="ce3">
            <text:p>55,120118</text:p>
          </table:table-cell>
          <table:table-cell table:number-columns-repeated="16382"/>
        </table:table-row>
        <table:table-row table:style-name="ro2">
          <table:table-cell office:value-type="float" office:value="21.820677999999901" table:style-name="ce3">
            <text:p>21,820678</text:p>
          </table:table-cell>
          <table:table-cell office:value-type="float" office:value="55.1203" table:style-name="ce3">
            <text:p>55,1203</text:p>
          </table:table-cell>
          <table:table-cell table:number-columns-repeated="16382"/>
        </table:table-row>
        <table:table-row table:style-name="ro2">
          <table:table-cell office:value-type="float" office:value="21.812926000000001" table:style-name="ce3">
            <text:p>21,812926</text:p>
          </table:table-cell>
          <table:table-cell office:value-type="float" office:value="55.1203" table:style-name="ce3">
            <text:p>55,1203</text:p>
          </table:table-cell>
          <table:table-cell table:number-columns-repeated="16382"/>
        </table:table-row>
        <table:table-row table:style-name="ro2">
          <table:table-cell office:value-type="float" office:value="21.805115999999899" table:style-name="ce3">
            <text:p>21,805116</text:p>
          </table:table-cell>
          <table:table-cell office:value-type="float" office:value="55.120481999999903" table:style-name="ce3">
            <text:p>55,120482</text:p>
          </table:table-cell>
          <table:table-cell table:number-columns-repeated="16382"/>
        </table:table-row>
        <table:table-row table:style-name="ro2">
          <table:table-cell office:value-type="float" office:value="21.7973029999999" table:style-name="ce3">
            <text:p>21,797303</text:p>
          </table:table-cell>
          <table:table-cell office:value-type="float" office:value="55.120481999999903" table:style-name="ce3">
            <text:p>55,120482</text:p>
          </table:table-cell>
          <table:table-cell table:number-columns-repeated="16382"/>
        </table:table-row>
        <table:table-row table:style-name="ro2">
          <table:table-cell office:value-type="float" office:value="21.789490000000001" table:style-name="ce3">
            <text:p>21,78949</text:p>
          </table:table-cell>
          <table:table-cell office:value-type="float" office:value="55.120728999999997" table:style-name="ce3">
            <text:p>55,120729</text:p>
          </table:table-cell>
          <table:table-cell table:number-columns-repeated="16382"/>
        </table:table-row>
        <table:table-row table:style-name="ro2">
          <table:table-cell office:value-type="float" office:value="21.781495" table:style-name="ce3">
            <text:p>21,781495</text:p>
          </table:table-cell>
          <table:table-cell office:value-type="float" office:value="55.120911" table:style-name="ce3">
            <text:p>55,120911</text:p>
          </table:table-cell>
          <table:table-cell table:number-columns-repeated="16382"/>
        </table:table-row>
        <table:table-row table:style-name="ro2">
          <table:table-cell office:value-type="float" office:value="21.779723999999899" table:style-name="ce3">
            <text:p>21,779724</text:p>
          </table:table-cell>
          <table:table-cell office:value-type="float" office:value="55.120911" table:style-name="ce3">
            <text:p>55,120911</text:p>
          </table:table-cell>
          <table:table-cell table:number-columns-repeated="16382"/>
        </table:table-row>
        <table:table-row table:style-name="ro2">
          <table:table-cell office:value-type="float" office:value="21.765930999999998" table:style-name="ce3">
            <text:p>21,765931</text:p>
          </table:table-cell>
          <table:table-cell office:value-type="float" office:value="55.124082999999899" table:style-name="ce3">
            <text:p>55,124083</text:p>
          </table:table-cell>
          <table:table-cell table:number-columns-repeated="16382"/>
        </table:table-row>
        <table:table-row table:style-name="ro2">
          <table:table-cell office:value-type="float" office:value="21.766113000000001" table:style-name="ce3">
            <text:p>21,766113</text:p>
          </table:table-cell>
          <table:table-cell office:value-type="float" office:value="55.125487000000099" table:style-name="ce3">
            <text:p>55,125487</text:p>
          </table:table-cell>
          <table:table-cell table:number-columns-repeated="16382"/>
        </table:table-row>
        <table:table-row table:style-name="ro2">
          <table:table-cell office:value-type="float" office:value="21.758911000000001" table:style-name="ce3">
            <text:p>21,758911</text:p>
          </table:table-cell>
          <table:table-cell office:value-type="float" office:value="55.125672000000002" table:style-name="ce3">
            <text:p>55,125672</text:p>
          </table:table-cell>
          <table:table-cell table:number-columns-repeated="16382"/>
        </table:table-row>
        <table:table-row table:style-name="ro2">
          <table:table-cell office:value-type="float" office:value="21.758299999999998" table:style-name="ce3">
            <text:p>21,7583</text:p>
          </table:table-cell>
          <table:table-cell office:value-type="float" office:value="55.125672000000002" table:style-name="ce3">
            <text:p>55,125672</text:p>
          </table:table-cell>
          <table:table-cell table:number-columns-repeated="16382"/>
        </table:table-row>
        <table:table-row table:style-name="ro2">
          <table:table-cell office:value-type="float" office:value="21.750489000000002" table:style-name="ce3">
            <text:p>21,750489</text:p>
          </table:table-cell>
          <table:table-cell office:value-type="float" office:value="55.125672000000002" table:style-name="ce3">
            <text:p>55,125672</text:p>
          </table:table-cell>
          <table:table-cell table:number-columns-repeated="16382"/>
        </table:table-row>
        <table:table-row table:style-name="ro2">
          <table:table-cell office:value-type="float" office:value="21.750489000000002" table:style-name="ce3">
            <text:p>21,750489</text:p>
          </table:table-cell>
          <table:table-cell office:value-type="float" office:value="55.126283000000001" table:style-name="ce3">
            <text:p>55,126283</text:p>
          </table:table-cell>
          <table:table-cell table:number-columns-repeated="16382"/>
        </table:table-row>
        <table:table-row table:style-name="ro2">
          <table:table-cell office:value-type="float" office:value="21.750489000000002" table:style-name="ce3">
            <text:p>21,750489</text:p>
          </table:table-cell>
          <table:table-cell office:value-type="float" office:value="55.127684000000002" table:style-name="ce3">
            <text:p>55,127684</text:p>
          </table:table-cell>
          <table:table-cell table:number-columns-repeated="16382"/>
        </table:table-row>
        <table:table-row table:style-name="ro2">
          <table:table-cell office:value-type="float" office:value="21.750489000000002" table:style-name="ce3">
            <text:p>21,750489</text:p>
          </table:table-cell>
          <table:table-cell office:value-type="float" office:value="55.128480000000003" table:style-name="ce3">
            <text:p>55,12848</text:p>
          </table:table-cell>
          <table:table-cell table:number-columns-repeated="16382"/>
        </table:table-row>
        <table:table-row table:style-name="ro2">
          <table:table-cell office:value-type="float" office:value="21.750489000000002" table:style-name="ce3">
            <text:p>21,750489</text:p>
          </table:table-cell>
          <table:table-cell office:value-type="float" office:value="55.130310000000001" table:style-name="ce3">
            <text:p>55,13031</text:p>
          </table:table-cell>
          <table:table-cell table:number-columns-repeated="16382"/>
        </table:table-row>
        <table:table-row table:style-name="ro2">
          <table:table-cell office:value-type="float" office:value="21.744079999999901" table:style-name="ce3">
            <text:p>21,74408</text:p>
          </table:table-cell>
          <table:table-cell office:value-type="float" office:value="55.130491999999897" table:style-name="ce3">
            <text:p>55,130492</text:p>
          </table:table-cell>
          <table:table-cell table:number-columns-repeated="16382"/>
        </table:table-row>
        <table:table-row table:style-name="ro2">
          <table:table-cell office:value-type="float" office:value="21.742675999999999" table:style-name="ce3">
            <text:p>21,742676</text:p>
          </table:table-cell>
          <table:table-cell office:value-type="float" office:value="55.131102999999896" table:style-name="ce3">
            <text:p>55,131103</text:p>
          </table:table-cell>
          <table:table-cell table:number-columns-repeated="16382"/>
        </table:table-row>
        <table:table-row table:style-name="ro2">
          <table:table-cell office:value-type="float" office:value="21.742920000000002" table:style-name="ce3">
            <text:p>21,74292</text:p>
          </table:table-cell>
          <table:table-cell office:value-type="float" office:value="55.1348869999999" table:style-name="ce3">
            <text:p>55,134887</text:p>
          </table:table-cell>
          <table:table-cell table:number-columns-repeated="16382"/>
        </table:table-row>
        <table:table-row table:style-name="ro2">
          <table:table-cell office:value-type="float" office:value="21.735106999999999" table:style-name="ce3">
            <text:p>21,735107</text:p>
          </table:table-cell>
          <table:table-cell office:value-type="float" office:value="55.1348869999999" table:style-name="ce3">
            <text:p>55,134887</text:p>
          </table:table-cell>
          <table:table-cell table:number-columns-repeated="16382"/>
        </table:table-row>
        <table:table-row table:style-name="ro2">
          <table:table-cell office:value-type="float" office:value="21.72992" table:style-name="ce3">
            <text:p>21,72992</text:p>
          </table:table-cell>
          <table:table-cell office:value-type="float" office:value="55.137512000000001" table:style-name="ce3">
            <text:p>55,137512</text:p>
          </table:table-cell>
          <table:table-cell table:number-columns-repeated="16382"/>
        </table:table-row>
        <table:table-row table:style-name="ro2">
          <table:table-cell office:value-type="float" office:value="21.728088" table:style-name="ce3">
            <text:p>21,728088</text:p>
          </table:table-cell>
          <table:table-cell office:value-type="float" office:value="55.138489999999898" table:style-name="ce3">
            <text:p>55,13849</text:p>
          </table:table-cell>
          <table:table-cell table:number-columns-repeated="16382"/>
        </table:table-row>
        <table:table-row table:style-name="ro2">
          <table:table-cell office:value-type="float" office:value="21.727477" table:style-name="ce3">
            <text:p>21,727477</text:p>
          </table:table-cell>
          <table:table-cell office:value-type="float" office:value="55.139097999999898" table:style-name="ce3">
            <text:p>55,139098</text:p>
          </table:table-cell>
          <table:table-cell table:number-columns-repeated="16382"/>
        </table:table-row>
        <table:table-row table:style-name="ro2">
          <table:table-cell office:value-type="float" office:value="21.727477" table:style-name="ce3">
            <text:p>21,727477</text:p>
          </table:table-cell>
          <table:table-cell office:value-type="float" office:value="55.139709000000003" table:style-name="ce3">
            <text:p>55,139709</text:p>
          </table:table-cell>
          <table:table-cell table:number-columns-repeated="16382"/>
        </table:table-row>
        <table:table-row table:style-name="ro2">
          <table:table-cell office:value-type="float" office:value="21.727723000000001" table:style-name="ce3">
            <text:p>21,727723</text:p>
          </table:table-cell>
          <table:table-cell office:value-type="float" office:value="55.144103000000001" table:style-name="ce3">
            <text:p>55,144103</text:p>
          </table:table-cell>
          <table:table-cell table:number-columns-repeated="16382"/>
        </table:table-row>
        <table:table-row table:style-name="ro2">
          <table:table-cell office:value-type="float" office:value="21.722473999999998" table:style-name="ce3">
            <text:p>21,722474</text:p>
          </table:table-cell>
          <table:table-cell office:value-type="float" office:value="55.144288000000003" table:style-name="ce3">
            <text:p>55,144288</text:p>
          </table:table-cell>
          <table:table-cell table:number-columns-repeated="16382"/>
        </table:table-row>
        <table:table-row table:style-name="ro2">
          <table:table-cell office:value-type="float" office:value="21.719909999999999" table:style-name="ce3">
            <text:p>21,71991</text:p>
          </table:table-cell>
          <table:table-cell office:value-type="float" office:value="55.146911000000003" table:style-name="ce3">
            <text:p>55,146911</text:p>
          </table:table-cell>
          <table:table-cell table:number-columns-repeated="16382"/>
        </table:table-row>
        <table:table-row table:style-name="ro2">
          <table:table-cell office:value-type="float" office:value="21.719909999999999" table:style-name="ce3">
            <text:p>21,71991</text:p>
          </table:table-cell>
          <table:table-cell office:value-type="float" office:value="55.148682000000001" table:style-name="ce3">
            <text:p>55,148682</text:p>
          </table:table-cell>
          <table:table-cell table:number-columns-repeated="16382"/>
        </table:table-row>
        <table:table-row table:style-name="ro2">
          <table:table-cell office:value-type="float" office:value="21.718077999999899" table:style-name="ce3">
            <text:p>21,718078</text:p>
          </table:table-cell>
          <table:table-cell office:value-type="float" office:value="55.148682000000001" table:style-name="ce3">
            <text:p>55,148682</text:p>
          </table:table-cell>
          <table:table-cell table:number-columns-repeated="16382"/>
        </table:table-row>
        <table:table-row table:style-name="ro2">
          <table:table-cell office:value-type="float" office:value="21.716919999999998" table:style-name="ce3">
            <text:p>21,71692</text:p>
          </table:table-cell>
          <table:table-cell office:value-type="float" office:value="55.149901999999898" table:style-name="ce3">
            <text:p>55,149902</text:p>
          </table:table-cell>
          <table:table-cell table:number-columns-repeated="16382"/>
        </table:table-row>
        <table:table-row table:style-name="ro2">
          <table:table-cell office:value-type="float" office:value="21.71228" table:style-name="ce3">
            <text:p>21,71228</text:p>
          </table:table-cell>
          <table:table-cell office:value-type="float" office:value="55.152709000000002" table:style-name="ce3">
            <text:p>55,152709</text:p>
          </table:table-cell>
          <table:table-cell table:number-columns-repeated="16382"/>
        </table:table-row>
        <table:table-row table:style-name="ro2">
          <table:table-cell office:value-type="float" office:value="21.71228" table:style-name="ce3">
            <text:p>21,71228</text:p>
          </table:table-cell>
          <table:table-cell office:value-type="float" office:value="55.153320000000001" table:style-name="ce3">
            <text:p>55,15332</text:p>
          </table:table-cell>
          <table:table-cell table:number-columns-repeated="16382"/>
        </table:table-row>
        <table:table-row table:style-name="ro2">
          <table:table-cell office:value-type="float" office:value="21.711119999999902" table:style-name="ce3">
            <text:p>21,71112</text:p>
          </table:table-cell>
          <table:table-cell office:value-type="float" office:value="55.153320000000001" table:style-name="ce3">
            <text:p>55,15332</text:p>
          </table:table-cell>
          <table:table-cell table:number-columns-repeated="16382"/>
        </table:table-row>
        <table:table-row table:style-name="ro2">
          <table:table-cell office:value-type="float" office:value="21.704713000000002" table:style-name="ce3">
            <text:p>21,704713</text:p>
          </table:table-cell>
          <table:table-cell office:value-type="float" office:value="55.157103999999897" table:style-name="ce3">
            <text:p>55,157104</text:p>
          </table:table-cell>
          <table:table-cell table:number-columns-repeated="16382"/>
        </table:table-row>
        <table:table-row table:style-name="ro2">
          <table:table-cell office:value-type="float" office:value="21.704713000000002" table:style-name="ce3">
            <text:p>21,704713</text:p>
          </table:table-cell>
          <table:table-cell office:value-type="float" office:value="55.157899" table:style-name="ce3">
            <text:p>55,157899</text:p>
          </table:table-cell>
          <table:table-cell table:number-columns-repeated="16382"/>
        </table:table-row>
        <table:table-row table:style-name="ro2">
          <table:table-cell office:value-type="float" office:value="21.703124000000098" table:style-name="ce3">
            <text:p>21,703124</text:p>
          </table:table-cell>
          <table:table-cell office:value-type="float" office:value="55.157899" table:style-name="ce3">
            <text:p>55,157899</text:p>
          </table:table-cell>
          <table:table-cell table:number-columns-repeated="16382"/>
        </table:table-row>
        <table:table-row table:style-name="ro2">
          <table:table-cell office:value-type="float" office:value="21.696899999999999" table:style-name="ce3">
            <text:p>21,6969</text:p>
          </table:table-cell>
          <table:table-cell office:value-type="float" office:value="55.161499999999897" table:style-name="ce3">
            <text:p>55,1615</text:p>
          </table:table-cell>
          <table:table-cell table:number-columns-repeated="16382"/>
        </table:table-row>
        <table:table-row table:style-name="ro2">
          <table:table-cell office:value-type="float" office:value="21.697082000000002" table:style-name="ce3">
            <text:p>21,697082</text:p>
          </table:table-cell>
          <table:table-cell office:value-type="float" office:value="55.162475000000001" table:style-name="ce3">
            <text:p>55,162475</text:p>
          </table:table-cell>
          <table:table-cell table:number-columns-repeated="16382"/>
        </table:table-row>
        <table:table-row table:style-name="ro2">
          <table:table-cell office:value-type="float" office:value="21.695129000000001" table:style-name="ce3">
            <text:p>21,695129</text:p>
          </table:table-cell>
          <table:table-cell office:value-type="float" office:value="55.162475000000001" table:style-name="ce3">
            <text:p>55,162475</text:p>
          </table:table-cell>
          <table:table-cell table:number-columns-repeated="16382"/>
        </table:table-row>
        <table:table-row table:style-name="ro2">
          <table:table-cell office:value-type="float" office:value="21.692688" table:style-name="ce3">
            <text:p>21,692688</text:p>
          </table:table-cell>
          <table:table-cell office:value-type="float" office:value="55.163878999999902" table:style-name="ce3">
            <text:p>55,163879</text:p>
          </table:table-cell>
          <table:table-cell table:number-columns-repeated="16382"/>
        </table:table-row>
        <table:table-row table:style-name="ro2">
          <table:table-cell office:value-type="float" office:value="21.689268999999999" table:style-name="ce3">
            <text:p>21,689269</text:p>
          </table:table-cell>
          <table:table-cell office:value-type="float" office:value="55.165283000000002" table:style-name="ce3">
            <text:p>55,165283</text:p>
          </table:table-cell>
          <table:table-cell table:number-columns-repeated="16382"/>
        </table:table-row>
        <table:table-row table:style-name="ro2">
          <table:table-cell office:value-type="float" office:value="21.689268999999999" table:style-name="ce3">
            <text:p>21,689269</text:p>
          </table:table-cell>
          <table:table-cell office:value-type="float" office:value="55.167113999999998" table:style-name="ce3">
            <text:p>55,167114</text:p>
          </table:table-cell>
          <table:table-cell table:number-columns-repeated="16382"/>
        </table:table-row>
        <table:table-row table:style-name="ro2">
          <table:table-cell office:value-type="float" office:value="21.684325999999999" table:style-name="ce3">
            <text:p>21,684326</text:p>
          </table:table-cell>
          <table:table-cell office:value-type="float" office:value="55.167298000000002" table:style-name="ce3">
            <text:p>55,167298</text:p>
          </table:table-cell>
          <table:table-cell table:number-columns-repeated="16382"/>
        </table:table-row>
        <table:table-row table:style-name="ro2">
          <table:table-cell office:value-type="float" office:value="21.683899999999898" table:style-name="ce3">
            <text:p>21,6839</text:p>
          </table:table-cell>
          <table:table-cell office:value-type="float" office:value="55.167479999999898" table:style-name="ce3">
            <text:p>55,16748</text:p>
          </table:table-cell>
          <table:table-cell table:number-columns-repeated="16382"/>
        </table:table-row>
        <table:table-row table:style-name="ro2">
          <table:table-cell office:value-type="float" office:value="21.681518000000001" table:style-name="ce3">
            <text:p>21,681518</text:p>
          </table:table-cell>
          <table:table-cell office:value-type="float" office:value="55.168273999999997" table:style-name="ce3">
            <text:p>55,168274</text:p>
          </table:table-cell>
          <table:table-cell table:number-columns-repeated="16382"/>
        </table:table-row>
        <table:table-row table:style-name="ro2">
          <table:table-cell office:value-type="float" office:value="21.681702999999999" table:style-name="ce3">
            <text:p>21,681703</text:p>
          </table:table-cell>
          <table:table-cell office:value-type="float" office:value="55.171875" table:style-name="ce3">
            <text:p>55,171875</text:p>
          </table:table-cell>
          <table:table-cell table:number-columns-repeated="16382"/>
        </table:table-row>
        <table:table-row table:style-name="ro2">
          <table:table-cell office:value-type="float" office:value="21.67389" table:style-name="ce3">
            <text:p>21,67389</text:p>
          </table:table-cell>
          <table:table-cell office:value-type="float" office:value="55.171875" table:style-name="ce3">
            <text:p>55,171875</text:p>
          </table:table-cell>
          <table:table-cell table:number-columns-repeated="16382"/>
        </table:table-row>
        <table:table-row table:style-name="ro2">
          <table:table-cell office:value-type="float" office:value="21.6724859999999" table:style-name="ce3">
            <text:p>21,672486</text:p>
          </table:table-cell>
          <table:table-cell office:value-type="float" office:value="55.171875" table:style-name="ce3">
            <text:p>55,171875</text:p>
          </table:table-cell>
          <table:table-cell table:number-columns-repeated="16382"/>
        </table:table-row>
        <table:table-row table:style-name="ro2">
          <table:table-cell office:value-type="float" office:value="21.666077000000001" table:style-name="ce3">
            <text:p>21,666077</text:p>
          </table:table-cell>
          <table:table-cell office:value-type="float" office:value="55.171875" table:style-name="ce3">
            <text:p>55,171875</text:p>
          </table:table-cell>
          <table:table-cell table:number-columns-repeated="16382"/>
        </table:table-row>
        <table:table-row table:style-name="ro2">
          <table:table-cell office:value-type="float" office:value="21.666077000000001" table:style-name="ce3">
            <text:p>21,666077</text:p>
          </table:table-cell>
          <table:table-cell office:value-type="float" office:value="55.174683000000002" table:style-name="ce3">
            <text:p>55,174683</text:p>
          </table:table-cell>
          <table:table-cell table:number-columns-repeated="16382"/>
        </table:table-row>
        <table:table-row table:style-name="ro2">
          <table:table-cell office:value-type="float" office:value="21.666077000000001" table:style-name="ce3">
            <text:p>21,666077</text:p>
          </table:table-cell>
          <table:table-cell office:value-type="float" office:value="55.1765129999999" table:style-name="ce3">
            <text:p>55,176513</text:p>
          </table:table-cell>
          <table:table-cell table:number-columns-repeated="16382"/>
        </table:table-row>
        <table:table-row table:style-name="ro2">
          <table:table-cell office:value-type="float" office:value="21.663087000000001" table:style-name="ce3">
            <text:p>21,663087</text:p>
          </table:table-cell>
          <table:table-cell office:value-type="float" office:value="55.1765129999999" table:style-name="ce3">
            <text:p>55,176513</text:p>
          </table:table-cell>
          <table:table-cell table:number-columns-repeated="16382"/>
        </table:table-row>
        <table:table-row table:style-name="ro2">
          <table:table-cell office:value-type="float" office:value="21.658508000000001" table:style-name="ce3">
            <text:p>21,658508</text:p>
          </table:table-cell>
          <table:table-cell office:value-type="float" office:value="55.179321000000002" table:style-name="ce3">
            <text:p>55,179321</text:p>
          </table:table-cell>
          <table:table-cell table:number-columns-repeated="16382"/>
        </table:table-row>
        <table:table-row table:style-name="ro2">
          <table:table-cell office:value-type="float" office:value="21.658508000000001" table:style-name="ce3">
            <text:p>21,658508</text:p>
          </table:table-cell>
          <table:table-cell office:value-type="float" office:value="55.181090999999903" table:style-name="ce3">
            <text:p>55,181091</text:p>
          </table:table-cell>
          <table:table-cell table:number-columns-repeated="16382"/>
        </table:table-row>
        <table:table-row table:style-name="ro2">
          <table:table-cell office:value-type="float" office:value="21.655518000000001" table:style-name="ce3">
            <text:p>21,655518</text:p>
          </table:table-cell>
          <table:table-cell office:value-type="float" office:value="55.181090999999903" table:style-name="ce3">
            <text:p>55,181091</text:p>
          </table:table-cell>
          <table:table-cell table:number-columns-repeated="16382"/>
        </table:table-row>
        <table:table-row table:style-name="ro2">
          <table:table-cell office:value-type="float" office:value="21.650694999999999" table:style-name="ce3">
            <text:p>21,650695</text:p>
          </table:table-cell>
          <table:table-cell office:value-type="float" office:value="55.181274000000002" table:style-name="ce3">
            <text:p>55,181274</text:p>
          </table:table-cell>
          <table:table-cell table:number-columns-repeated="16382"/>
        </table:table-row>
        <table:table-row table:style-name="ro2">
          <table:table-cell office:value-type="float" office:value="21.650694999999999" table:style-name="ce3">
            <text:p>21,650695</text:p>
          </table:table-cell>
          <table:table-cell office:value-type="float" office:value="55.182921999999998" table:style-name="ce3">
            <text:p>55,182922</text:p>
          </table:table-cell>
          <table:table-cell table:number-columns-repeated="16382"/>
        </table:table-row>
        <table:table-row table:style-name="ro2">
          <table:table-cell office:value-type="float" office:value="21.650880000000001" table:style-name="ce3">
            <text:p>21,65088</text:p>
          </table:table-cell>
          <table:table-cell office:value-type="float" office:value="55.18573" table:style-name="ce3">
            <text:p>55,18573</text:p>
          </table:table-cell>
          <table:table-cell table:number-columns-repeated="16382"/>
        </table:table-row>
        <table:table-row table:style-name="ro2">
          <table:table-cell office:value-type="float" office:value="21.642882" table:style-name="ce3">
            <text:p>21,642882</text:p>
          </table:table-cell>
          <table:table-cell office:value-type="float" office:value="55.185913999999997" table:style-name="ce3">
            <text:p>55,185914</text:p>
          </table:table-cell>
          <table:table-cell table:number-columns-repeated="16382"/>
        </table:table-row>
        <table:table-row table:style-name="ro2">
          <table:table-cell office:value-type="float" office:value="21.636901999999999" table:style-name="ce3">
            <text:p>21,636902</text:p>
          </table:table-cell>
          <table:table-cell office:value-type="float" office:value="55.185913999999997" table:style-name="ce3">
            <text:p>55,185914</text:p>
          </table:table-cell>
          <table:table-cell table:number-columns-repeated="16382"/>
        </table:table-row>
        <table:table-row table:style-name="ro2">
          <table:table-cell office:value-type="float" office:value="21.627502999999901" table:style-name="ce3">
            <text:p>21,627503</text:p>
          </table:table-cell>
          <table:table-cell office:value-type="float" office:value="55.187927000000002" table:style-name="ce3">
            <text:p>55,187927</text:p>
          </table:table-cell>
          <table:table-cell table:number-columns-repeated="16382"/>
        </table:table-row>
        <table:table-row table:style-name="ro2">
          <table:table-cell office:value-type="float" office:value="21.611695000000001" table:style-name="ce3">
            <text:p>21,611695</text:p>
          </table:table-cell>
          <table:table-cell office:value-type="float" office:value="55.188476000000001" table:style-name="ce3">
            <text:p>55,188476</text:p>
          </table:table-cell>
          <table:table-cell table:number-columns-repeated="16382"/>
        </table:table-row>
        <table:table-row table:style-name="ro2">
          <table:table-cell office:value-type="float" office:value="21.611695000000001" table:style-name="ce3">
            <text:p>21,611695</text:p>
          </table:table-cell>
          <table:table-cell office:value-type="float" office:value="55.190672999999897" table:style-name="ce3">
            <text:p>55,190673</text:p>
          </table:table-cell>
          <table:table-cell table:number-columns-repeated="16382"/>
        </table:table-row>
        <table:table-row table:style-name="ro2">
          <table:table-cell office:value-type="float" office:value="21.603881999999899" table:style-name="ce3">
            <text:p>21,603882</text:p>
          </table:table-cell>
          <table:table-cell office:value-type="float" office:value="55.190916999999899" table:style-name="ce3">
            <text:p>55,190917</text:p>
          </table:table-cell>
          <table:table-cell table:number-columns-repeated="16382"/>
        </table:table-row>
        <table:table-row table:style-name="ro2">
          <table:table-cell office:value-type="float" office:value="21.5969230000001" table:style-name="ce3">
            <text:p>21,596923</text:p>
          </table:table-cell>
          <table:table-cell office:value-type="float" office:value="55.190916999999899" table:style-name="ce3">
            <text:p>55,190917</text:p>
          </table:table-cell>
          <table:table-cell table:number-columns-repeated="16382"/>
        </table:table-row>
        <table:table-row table:style-name="ro2">
          <table:table-cell office:value-type="float" office:value="21.595886" table:style-name="ce3">
            <text:p>21,595886</text:p>
          </table:table-cell>
          <table:table-cell office:value-type="float" office:value="55.190916999999899" table:style-name="ce3">
            <text:p>55,190917</text:p>
          </table:table-cell>
          <table:table-cell table:number-columns-repeated="16382"/>
        </table:table-row>
        <table:table-row table:style-name="ro2">
          <table:table-cell office:value-type="float" office:value="21.588073999999999" table:style-name="ce3">
            <text:p>21,588074</text:p>
          </table:table-cell>
          <table:table-cell office:value-type="float" office:value="55.191100999999897" table:style-name="ce3">
            <text:p>55,191101</text:p>
          </table:table-cell>
          <table:table-cell table:number-columns-repeated="16382"/>
        </table:table-row>
        <table:table-row table:style-name="ro2">
          <table:table-cell office:value-type="float" office:value="21.588317" table:style-name="ce3">
            <text:p>21,588317</text:p>
          </table:table-cell>
          <table:table-cell office:value-type="float" office:value="55.193725000000001" table:style-name="ce3">
            <text:p>55,193725</text:p>
          </table:table-cell>
          <table:table-cell table:number-columns-repeated="16382"/>
        </table:table-row>
        <table:table-row table:style-name="ro2">
          <table:table-cell office:value-type="float" office:value="21.588317" table:style-name="ce3">
            <text:p>21,588317</text:p>
          </table:table-cell>
          <table:table-cell office:value-type="float" office:value="55.195495999999999" table:style-name="ce3">
            <text:p>55,195496</text:p>
          </table:table-cell>
          <table:table-cell table:number-columns-repeated="16382"/>
        </table:table-row>
        <table:table-row table:style-name="ro2">
          <table:table-cell office:value-type="float" office:value="21.583497000000001" table:style-name="ce3">
            <text:p>21,583497</text:p>
          </table:table-cell>
          <table:table-cell office:value-type="float" office:value="55.195677999999901" table:style-name="ce3">
            <text:p>55,195678</text:p>
          </table:table-cell>
          <table:table-cell table:number-columns-repeated="16382"/>
        </table:table-row>
        <table:table-row table:style-name="ro2">
          <table:table-cell office:value-type="float" office:value="21.580504999999999" table:style-name="ce3">
            <text:p>21,580505</text:p>
          </table:table-cell>
          <table:table-cell office:value-type="float" office:value="55.196717" table:style-name="ce3">
            <text:p>55,196717</text:p>
          </table:table-cell>
          <table:table-cell table:number-columns-repeated="16382"/>
        </table:table-row>
        <table:table-row table:style-name="ro2">
          <table:table-cell office:value-type="float" office:value="21.580689" table:style-name="ce3">
            <text:p>21,580689</text:p>
          </table:table-cell>
          <table:table-cell office:value-type="float" office:value="55.200071999999899" table:style-name="ce3">
            <text:p>55,200072</text:p>
          </table:table-cell>
          <table:table-cell table:number-columns-repeated="16382"/>
        </table:table-row>
        <table:table-row table:style-name="ro2">
          <table:table-cell office:value-type="float" office:value="21.572876000000001" table:style-name="ce3">
            <text:p>21,572876</text:p>
          </table:table-cell>
          <table:table-cell office:value-type="float" office:value="55.200318000000003" table:style-name="ce3">
            <text:p>55,200318</text:p>
          </table:table-cell>
          <table:table-cell table:number-columns-repeated="16382"/>
        </table:table-row>
        <table:table-row table:style-name="ro2">
          <table:table-cell office:value-type="float" office:value="21.564881" table:style-name="ce3">
            <text:p>21,564881</text:p>
          </table:table-cell>
          <table:table-cell office:value-type="float" office:value="55.200318000000003" table:style-name="ce3">
            <text:p>55,200318</text:p>
          </table:table-cell>
          <table:table-cell table:number-columns-repeated="16382"/>
        </table:table-row>
        <table:table-row table:style-name="ro2">
          <table:table-cell office:value-type="float" office:value="21.557130000000001" table:style-name="ce3">
            <text:p>21,55713</text:p>
          </table:table-cell>
          <table:table-cell office:value-type="float" office:value="55.200501000000003" table:style-name="ce3">
            <text:p>55,200501</text:p>
          </table:table-cell>
          <table:table-cell table:number-columns-repeated="16382"/>
        </table:table-row>
        <table:table-row table:style-name="ro2">
          <table:table-cell office:value-type="float" office:value="21.549073" table:style-name="ce3">
            <text:p>21,549073</text:p>
          </table:table-cell>
          <table:table-cell office:value-type="float" office:value="55.200682999999998" table:style-name="ce3">
            <text:p>55,200683</text:p>
          </table:table-cell>
          <table:table-cell table:number-columns-repeated="16382"/>
        </table:table-row>
        <table:table-row table:style-name="ro2">
          <table:table-cell office:value-type="float" office:value="21.549073" table:style-name="ce3">
            <text:p>21,549073</text:p>
          </table:table-cell>
          <table:table-cell office:value-type="float" office:value="55.198914000000002" table:style-name="ce3">
            <text:p>55,198914</text:p>
          </table:table-cell>
          <table:table-cell table:number-columns-repeated="16382"/>
        </table:table-row>
        <table:table-row table:style-name="ro2">
          <table:table-cell office:value-type="float" office:value="21.545898000000001" table:style-name="ce3">
            <text:p>21,545898</text:p>
          </table:table-cell>
          <table:table-cell office:value-type="float" office:value="55.198304" table:style-name="ce3">
            <text:p>55,198304</text:p>
          </table:table-cell>
          <table:table-cell table:number-columns-repeated="16382"/>
        </table:table-row>
        <table:table-row table:style-name="ro2">
          <table:table-cell office:value-type="float" office:value="21.540281999999898" table:style-name="ce3">
            <text:p>21,540282</text:p>
          </table:table-cell>
          <table:table-cell office:value-type="float" office:value="55.197082000000002" table:style-name="ce3">
            <text:p>55,197082</text:p>
          </table:table-cell>
          <table:table-cell table:number-columns-repeated="16382"/>
        </table:table-row>
        <table:table-row table:style-name="ro2">
          <table:table-cell office:value-type="float" office:value="21.535888" table:style-name="ce3">
            <text:p>21,535888</text:p>
          </table:table-cell>
          <table:table-cell office:value-type="float" office:value="55.196289" table:style-name="ce3">
            <text:p>55,196289</text:p>
          </table:table-cell>
          <table:table-cell table:number-columns-repeated="16382"/>
        </table:table-row>
        <table:table-row table:style-name="ro2">
          <table:table-cell office:value-type="float" office:value="21.5333240000001" table:style-name="ce3">
            <text:p>21,533324</text:p>
          </table:table-cell>
          <table:table-cell office:value-type="float" office:value="55.196289" table:style-name="ce3">
            <text:p>55,196289</text:p>
          </table:table-cell>
          <table:table-cell table:number-columns-repeated="16382"/>
        </table:table-row>
        <table:table-row table:style-name="ro2">
          <table:table-cell office:value-type="float" office:value="21.5333240000001" table:style-name="ce3">
            <text:p>21,533324</text:p>
          </table:table-cell>
          <table:table-cell office:value-type="float" office:value="55.195312999999999" table:style-name="ce3">
            <text:p>55,195313</text:p>
          </table:table-cell>
          <table:table-cell table:number-columns-repeated="16382"/>
        </table:table-row>
        <table:table-row table:style-name="ro2">
          <table:table-cell office:value-type="float" office:value="21.526917999999998" table:style-name="ce3">
            <text:p>21,526918</text:p>
          </table:table-cell>
          <table:table-cell office:value-type="float" office:value="55.191895000000002" table:style-name="ce3">
            <text:p>55,191895</text:p>
          </table:table-cell>
          <table:table-cell table:number-columns-repeated="16382"/>
        </table:table-row>
        <table:table-row table:style-name="ro2">
          <table:table-cell office:value-type="float" office:value="21.525328999999999" table:style-name="ce3">
            <text:p>21,525329</text:p>
          </table:table-cell>
          <table:table-cell office:value-type="float" office:value="55.191895000000002" table:style-name="ce3">
            <text:p>55,191895</text:p>
          </table:table-cell>
          <table:table-cell table:number-columns-repeated="16382"/>
        </table:table-row>
        <table:table-row table:style-name="ro2">
          <table:table-cell office:value-type="float" office:value="21.525328999999999" table:style-name="ce3">
            <text:p>21,525329</text:p>
          </table:table-cell>
          <table:table-cell office:value-type="float" office:value="55.191100999999897" table:style-name="ce3">
            <text:p>55,191101</text:p>
          </table:table-cell>
          <table:table-cell table:number-columns-repeated="16382"/>
        </table:table-row>
        <table:table-row table:style-name="ro2">
          <table:table-cell office:value-type="float" office:value="21.525084999999901" table:style-name="ce3">
            <text:p>21,525085</text:p>
          </table:table-cell>
          <table:table-cell office:value-type="float" office:value="55.187499999999901" table:style-name="ce3">
            <text:p>55,1875</text:p>
          </table:table-cell>
          <table:table-cell table:number-columns-repeated="16382"/>
        </table:table-row>
        <table:table-row table:style-name="ro2">
          <table:table-cell office:value-type="float" office:value="21.517271999999899" table:style-name="ce3">
            <text:p>21,517272</text:p>
          </table:table-cell>
          <table:table-cell office:value-type="float" office:value="55.187499999999901" table:style-name="ce3">
            <text:p>55,1875</text:p>
          </table:table-cell>
          <table:table-cell table:number-columns-repeated="16382"/>
        </table:table-row>
        <table:table-row table:style-name="ro2">
          <table:table-cell office:value-type="float" office:value="21.517271999999899" table:style-name="ce3">
            <text:p>21,517272</text:p>
          </table:table-cell>
          <table:table-cell office:value-type="float" office:value="55.190490999999902" table:style-name="ce3">
            <text:p>55,190491</text:p>
          </table:table-cell>
          <table:table-cell table:number-columns-repeated="16382"/>
        </table:table-row>
        <table:table-row table:style-name="ro2">
          <table:table-cell office:value-type="float" office:value="21.517516000000001" table:style-name="ce3">
            <text:p>21,517516</text:p>
          </table:table-cell>
          <table:table-cell office:value-type="float" office:value="55.192076999999898" table:style-name="ce3">
            <text:p>55,192077</text:p>
          </table:table-cell>
          <table:table-cell table:number-columns-repeated="16382"/>
        </table:table-row>
        <table:table-row table:style-name="ro2">
          <table:table-cell office:value-type="float" office:value="21.511292000000001" table:style-name="ce3">
            <text:p>21,511292</text:p>
          </table:table-cell>
          <table:table-cell office:value-type="float" office:value="55.192076999999898" table:style-name="ce3">
            <text:p>55,192077</text:p>
          </table:table-cell>
          <table:table-cell table:number-columns-repeated="16382"/>
        </table:table-row>
        <table:table-row table:style-name="ro2">
          <table:table-cell office:value-type="float" office:value="21.5095209999999" table:style-name="ce3">
            <text:p>21,509521</text:p>
          </table:table-cell>
          <table:table-cell office:value-type="float" office:value="55.192076999999898" table:style-name="ce3">
            <text:p>55,192077</text:p>
          </table:table-cell>
          <table:table-cell table:number-columns-repeated="16382"/>
        </table:table-row>
        <table:table-row table:style-name="ro2">
          <table:table-cell office:value-type="float" office:value="21.5017080000001" table:style-name="ce3">
            <text:p>21,501708</text:p>
          </table:table-cell>
          <table:table-cell office:value-type="float" office:value="55.192076999999898" table:style-name="ce3">
            <text:p>55,192077</text:p>
          </table:table-cell>
          <table:table-cell table:number-columns-repeated="16382"/>
        </table:table-row>
        <table:table-row table:style-name="ro2">
          <table:table-cell office:value-type="float" office:value="21.501892999999999" table:style-name="ce3">
            <text:p>21,501893</text:p>
          </table:table-cell>
          <table:table-cell office:value-type="float" office:value="55.194884999999999" table:style-name="ce3">
            <text:p>55,194885</text:p>
          </table:table-cell>
          <table:table-cell table:number-columns-repeated="16382"/>
        </table:table-row>
        <table:table-row table:style-name="ro2">
          <table:table-cell office:value-type="float" office:value="21.501892999999999" table:style-name="ce3">
            <text:p>21,501893</text:p>
          </table:table-cell>
          <table:table-cell office:value-type="float" office:value="55.196717" table:style-name="ce3">
            <text:p>55,196717</text:p>
          </table:table-cell>
          <table:table-cell table:number-columns-repeated="16382"/>
        </table:table-row>
        <table:table-row table:style-name="ro2">
          <table:table-cell office:value-type="float" office:value="21.499328999999999" table:style-name="ce3">
            <text:p>21,499329</text:p>
          </table:table-cell>
          <table:table-cell office:value-type="float" office:value="55.196717" table:style-name="ce3">
            <text:p>55,196717</text:p>
          </table:table-cell>
          <table:table-cell table:number-columns-repeated="16382"/>
        </table:table-row>
        <table:table-row table:style-name="ro2">
          <table:table-cell office:value-type="float" office:value="21.494079999999901" table:style-name="ce3">
            <text:p>21,49408</text:p>
          </table:table-cell>
          <table:table-cell office:value-type="float" office:value="55.201110999999997" table:style-name="ce3">
            <text:p>55,201111</text:p>
          </table:table-cell>
          <table:table-cell table:number-columns-repeated="16382"/>
        </table:table-row>
        <table:table-row table:style-name="ro2">
          <table:table-cell office:value-type="float" office:value="21.494323999999999" table:style-name="ce3">
            <text:p>21,494324</text:p>
          </table:table-cell>
          <table:table-cell office:value-type="float" office:value="55.205687999999903" table:style-name="ce3">
            <text:p>55,205688</text:p>
          </table:table-cell>
          <table:table-cell table:number-columns-repeated="16382"/>
        </table:table-row>
        <table:table-row table:style-name="ro2">
          <table:table-cell office:value-type="float" office:value="21.487915000000001" table:style-name="ce3">
            <text:p>21,487915</text:p>
          </table:table-cell>
          <table:table-cell office:value-type="float" office:value="55.205872999999997" table:style-name="ce3">
            <text:p>55,205873</text:p>
          </table:table-cell>
          <table:table-cell table:number-columns-repeated="16382"/>
        </table:table-row>
        <table:table-row table:style-name="ro2">
          <table:table-cell office:value-type="float" office:value="21.486511" table:style-name="ce3">
            <text:p>21,486511</text:p>
          </table:table-cell>
          <table:table-cell office:value-type="float" office:value="55.205872999999997" table:style-name="ce3">
            <text:p>55,205873</text:p>
          </table:table-cell>
          <table:table-cell table:number-columns-repeated="16382"/>
        </table:table-row>
        <table:table-row table:style-name="ro2">
          <table:table-cell office:value-type="float" office:value="21.486511" table:style-name="ce3">
            <text:p>21,486511</text:p>
          </table:table-cell>
          <table:table-cell office:value-type="float" office:value="55.206910000000001" table:style-name="ce3">
            <text:p>55,20691</text:p>
          </table:table-cell>
          <table:table-cell table:number-columns-repeated="16382"/>
        </table:table-row>
        <table:table-row table:style-name="ro2">
          <table:table-cell office:value-type="float" office:value="21.486694999999902" table:style-name="ce3">
            <text:p>21,486695</text:p>
          </table:table-cell>
          <table:table-cell office:value-type="float" office:value="55.210327999999997" table:style-name="ce3">
            <text:p>55,210328</text:p>
          </table:table-cell>
          <table:table-cell table:number-columns-repeated="16382"/>
        </table:table-row>
        <table:table-row table:style-name="ro2">
          <table:table-cell office:value-type="float" office:value="21.481079999999999" table:style-name="ce3">
            <text:p>21,48108</text:p>
          </table:table-cell>
          <table:table-cell office:value-type="float" office:value="55.210510999999997" table:style-name="ce3">
            <text:p>55,210511</text:p>
          </table:table-cell>
          <table:table-cell table:number-columns-repeated="16382"/>
        </table:table-row>
        <table:table-row table:style-name="ro2">
          <table:table-cell office:value-type="float" office:value="21.47589" table:style-name="ce3">
            <text:p>21,47589</text:p>
          </table:table-cell>
          <table:table-cell office:value-type="float" office:value="55.212279000000002" table:style-name="ce3">
            <text:p>55,212279</text:p>
          </table:table-cell>
          <table:table-cell table:number-columns-repeated="16382"/>
        </table:table-row>
        <table:table-row table:style-name="ro2">
          <table:table-cell office:value-type="float" office:value="21.475280999999999" table:style-name="ce3">
            <text:p>21,475281</text:p>
          </table:table-cell>
          <table:table-cell office:value-type="float" office:value="55.212279000000002" table:style-name="ce3">
            <text:p>55,212279</text:p>
          </table:table-cell>
          <table:table-cell table:number-columns-repeated="16382"/>
        </table:table-row>
        <table:table-row table:style-name="ro2">
          <table:table-cell office:value-type="float" office:value="21.471131000000099" table:style-name="ce3">
            <text:p>21,471131</text:p>
          </table:table-cell>
          <table:table-cell office:value-type="float" office:value="55.213929" table:style-name="ce3">
            <text:p>55,213929</text:p>
          </table:table-cell>
          <table:table-cell table:number-columns-repeated="16382"/>
        </table:table-row>
        <table:table-row table:style-name="ro2">
          <table:table-cell office:value-type="float" office:value="21.471131000000099" table:style-name="ce3">
            <text:p>21,471131</text:p>
          </table:table-cell>
          <table:table-cell office:value-type="float" office:value="55.215086999999897" table:style-name="ce3">
            <text:p>55,215087</text:p>
          </table:table-cell>
          <table:table-cell table:number-columns-repeated="16382"/>
        </table:table-row>
        <table:table-row table:style-name="ro2">
          <table:table-cell office:value-type="float" office:value="21.467102000000001" table:style-name="ce3">
            <text:p>21,467102</text:p>
          </table:table-cell>
          <table:table-cell office:value-type="float" office:value="55.215086999999897" table:style-name="ce3">
            <text:p>55,215087</text:p>
          </table:table-cell>
          <table:table-cell table:number-columns-repeated="16382"/>
        </table:table-row>
        <table:table-row table:style-name="ro2">
          <table:table-cell office:value-type="float" office:value="21.463318000000001" table:style-name="ce3">
            <text:p>21,463318</text:p>
          </table:table-cell>
          <table:table-cell office:value-type="float" office:value="55.216490999999998" table:style-name="ce3">
            <text:p>55,216491</text:p>
          </table:table-cell>
          <table:table-cell table:number-columns-repeated="16382"/>
        </table:table-row>
        <table:table-row table:style-name="ro2">
          <table:table-cell office:value-type="float" office:value="21.463501000000001" table:style-name="ce3">
            <text:p>21,463501</text:p>
          </table:table-cell>
          <table:table-cell office:value-type="float" office:value="55.219726999999999" table:style-name="ce3">
            <text:p>55,219727</text:p>
          </table:table-cell>
          <table:table-cell table:number-columns-repeated="16382"/>
        </table:table-row>
        <table:table-row table:style-name="ro2">
          <table:table-cell office:value-type="float" office:value="21.459105999999998" table:style-name="ce3">
            <text:p>21,459106</text:p>
          </table:table-cell>
          <table:table-cell office:value-type="float" office:value="55.219726999999999" table:style-name="ce3">
            <text:p>55,219727</text:p>
          </table:table-cell>
          <table:table-cell table:number-columns-repeated="16382"/>
        </table:table-row>
        <table:table-row table:style-name="ro2">
          <table:table-cell office:value-type="float" office:value="21.455504999999999" table:style-name="ce3">
            <text:p>21,455505</text:p>
          </table:table-cell>
          <table:table-cell office:value-type="float" office:value="55.219726999999999" table:style-name="ce3">
            <text:p>55,219727</text:p>
          </table:table-cell>
          <table:table-cell table:number-columns-repeated="16382"/>
        </table:table-row>
        <table:table-row table:style-name="ro2">
          <table:table-cell office:value-type="float" office:value="21.455687999999999" table:style-name="ce3">
            <text:p>21,455688</text:p>
          </table:table-cell>
          <table:table-cell office:value-type="float" office:value="55.222473999999998" table:style-name="ce3">
            <text:p>55,222474</text:p>
          </table:table-cell>
          <table:table-cell table:number-columns-repeated="16382"/>
        </table:table-row>
        <table:table-row table:style-name="ro2">
          <table:table-cell office:value-type="float" office:value="21.455687999999999" table:style-name="ce3">
            <text:p>21,455688</text:p>
          </table:table-cell>
          <table:table-cell office:value-type="float" office:value="55.224303999999997" table:style-name="ce3">
            <text:p>55,224304</text:p>
          </table:table-cell>
          <table:table-cell table:number-columns-repeated="16382"/>
        </table:table-row>
        <table:table-row table:style-name="ro2">
          <table:table-cell office:value-type="float" office:value="21.453675" table:style-name="ce3">
            <text:p>21,453675</text:p>
          </table:table-cell>
          <table:table-cell office:value-type="float" office:value="55.224303999999997" table:style-name="ce3">
            <text:p>55,224304</text:p>
          </table:table-cell>
          <table:table-cell table:number-columns-repeated="16382"/>
        </table:table-row>
        <table:table-row table:style-name="ro2">
          <table:table-cell office:value-type="float" office:value="21.447875" table:style-name="ce3">
            <text:p>21,447875</text:p>
          </table:table-cell>
          <table:table-cell office:value-type="float" office:value="55.229126999999899" table:style-name="ce3">
            <text:p>55,229127</text:p>
          </table:table-cell>
          <table:table-cell table:number-columns-repeated="16382"/>
        </table:table-row>
        <table:table-row table:style-name="ro2">
          <table:table-cell office:value-type="float" office:value="21.448121" table:style-name="ce3">
            <text:p>21,448121</text:p>
          </table:table-cell>
          <table:table-cell office:value-type="float" office:value="55.233276999999902" table:style-name="ce3">
            <text:p>55,233277</text:p>
          </table:table-cell>
          <table:table-cell table:number-columns-repeated="16382"/>
        </table:table-row>
        <table:table-row table:style-name="ro2">
          <table:table-cell office:value-type="float" office:value="21.444274" table:style-name="ce3">
            <text:p>21,444274</text:p>
          </table:table-cell>
          <table:table-cell office:value-type="float" office:value="55.233276999999902" table:style-name="ce3">
            <text:p>55,233277</text:p>
          </table:table-cell>
          <table:table-cell table:number-columns-repeated="16382"/>
        </table:table-row>
        <table:table-row table:style-name="ro2">
          <table:table-cell office:value-type="float" office:value="21.440673" table:style-name="ce3">
            <text:p>21,440673</text:p>
          </table:table-cell>
          <table:table-cell office:value-type="float" office:value="55.240722999999903" table:style-name="ce3">
            <text:p>55,240723</text:p>
          </table:table-cell>
          <table:table-cell table:number-columns-repeated="16382"/>
        </table:table-row>
        <table:table-row table:style-name="ro2">
          <table:table-cell office:value-type="float" office:value="21.440673" table:style-name="ce3">
            <text:p>21,440673</text:p>
          </table:table-cell>
          <table:table-cell office:value-type="float" office:value="55.242494000000001" table:style-name="ce3">
            <text:p>55,242494</text:p>
          </table:table-cell>
          <table:table-cell table:number-columns-repeated="16382"/>
        </table:table-row>
        <table:table-row table:style-name="ro2">
          <table:table-cell office:value-type="float" office:value="21.440673" table:style-name="ce3">
            <text:p>21,440673</text:p>
          </table:table-cell>
          <table:table-cell office:value-type="float" office:value="55.246887999999998" table:style-name="ce3">
            <text:p>55,246888</text:p>
          </table:table-cell>
          <table:table-cell table:number-columns-repeated="16382"/>
        </table:table-row>
        <table:table-row table:style-name="ro2">
          <table:table-cell office:value-type="float" office:value="21.437318000000001" table:style-name="ce3">
            <text:p>21,437318</text:p>
          </table:table-cell>
          <table:table-cell office:value-type="float" office:value="55.246887999999998" table:style-name="ce3">
            <text:p>55,246888</text:p>
          </table:table-cell>
          <table:table-cell table:number-columns-repeated="16382"/>
        </table:table-row>
        <table:table-row table:style-name="ro2">
          <table:table-cell office:value-type="float" office:value="21.434325000000001" table:style-name="ce3">
            <text:p>21,434325</text:p>
          </table:table-cell>
          <table:table-cell office:value-type="float" office:value="55.252929999999999" table:style-name="ce3">
            <text:p>55,25293</text:p>
          </table:table-cell>
          <table:table-cell table:number-columns-repeated="16382"/>
        </table:table-row>
        <table:table-row table:style-name="ro2">
          <table:table-cell office:value-type="float" office:value="21.433105999999999" table:style-name="ce3">
            <text:p>21,433106</text:p>
          </table:table-cell>
          <table:table-cell office:value-type="float" office:value="55.254089999999998" table:style-name="ce3">
            <text:p>55,25409</text:p>
          </table:table-cell>
          <table:table-cell table:number-columns-repeated="16382"/>
        </table:table-row>
        <table:table-row table:style-name="ro2">
          <table:table-cell office:value-type="float" office:value="21.433288000000001" table:style-name="ce3">
            <text:p>21,433288</text:p>
          </table:table-cell>
          <table:table-cell office:value-type="float" office:value="55.256101999999899" table:style-name="ce3">
            <text:p>55,256102</text:p>
          </table:table-cell>
          <table:table-cell table:number-columns-repeated="16382"/>
        </table:table-row>
        <table:table-row table:style-name="ro2">
          <table:table-cell office:value-type="float" office:value="21.431273999999998" table:style-name="ce3">
            <text:p>21,431274</text:p>
          </table:table-cell>
          <table:table-cell office:value-type="float" office:value="55.256101999999899" table:style-name="ce3">
            <text:p>55,256102</text:p>
          </table:table-cell>
          <table:table-cell table:number-columns-repeated="16382"/>
        </table:table-row>
        <table:table-row table:style-name="ro2">
          <table:table-cell office:value-type="float" office:value="21.428526999999999" table:style-name="ce3">
            <text:p>21,428527</text:p>
          </table:table-cell>
          <table:table-cell office:value-type="float" office:value="55.259095000000002" table:style-name="ce3">
            <text:p>55,259095</text:p>
          </table:table-cell>
          <table:table-cell table:number-columns-repeated="16382"/>
        </table:table-row>
        <table:table-row table:style-name="ro2">
          <table:table-cell office:value-type="float" office:value="21.426879" table:style-name="ce3">
            <text:p>21,426879</text:p>
          </table:table-cell>
          <table:table-cell office:value-type="float" office:value="55.260925" table:style-name="ce3">
            <text:p>55,260925</text:p>
          </table:table-cell>
          <table:table-cell table:number-columns-repeated="16382"/>
        </table:table-row>
        <table:table-row table:style-name="ro2">
          <table:table-cell office:value-type="float" office:value="21.425474999999899" table:style-name="ce3">
            <text:p>21,425475</text:p>
          </table:table-cell>
          <table:table-cell office:value-type="float" office:value="55.262329000000001" table:style-name="ce3">
            <text:p>55,262329</text:p>
          </table:table-cell>
          <table:table-cell table:number-columns-repeated="16382"/>
        </table:table-row>
        <table:table-row table:style-name="ro2">
          <table:table-cell office:value-type="float" office:value="21.425719000000001" table:style-name="ce3">
            <text:p>21,425719</text:p>
          </table:table-cell>
          <table:table-cell office:value-type="float" office:value="55.265075000000003" table:style-name="ce3">
            <text:p>55,265075</text:p>
          </table:table-cell>
          <table:table-cell table:number-columns-repeated="16382"/>
        </table:table-row>
        <table:table-row table:style-name="ro2">
          <table:table-cell office:value-type="float" office:value="21.423096000000001" table:style-name="ce3">
            <text:p>21,423096</text:p>
          </table:table-cell>
          <table:table-cell office:value-type="float" office:value="55.265075000000003" table:style-name="ce3">
            <text:p>55,265075</text:p>
          </table:table-cell>
          <table:table-cell table:number-columns-repeated="16382"/>
        </table:table-row>
        <table:table-row table:style-name="ro2">
          <table:table-cell office:value-type="float" office:value="21.419128000000001" table:style-name="ce3">
            <text:p>21,419128</text:p>
          </table:table-cell>
          <table:table-cell office:value-type="float" office:value="55.269469999999998" table:style-name="ce3">
            <text:p>55,26947</text:p>
          </table:table-cell>
          <table:table-cell table:number-columns-repeated="16382"/>
        </table:table-row>
        <table:table-row table:style-name="ro2">
          <table:table-cell office:value-type="float" office:value="21.418091" table:style-name="ce3">
            <text:p>21,418091</text:p>
          </table:table-cell>
          <table:table-cell office:value-type="float" office:value="55.270508999999997" table:style-name="ce3">
            <text:p>55,270509</text:p>
          </table:table-cell>
          <table:table-cell table:number-columns-repeated="16382"/>
        </table:table-row>
        <table:table-row table:style-name="ro2">
          <table:table-cell office:value-type="float" office:value="21.418091" table:style-name="ce3">
            <text:p>21,418091</text:p>
          </table:table-cell>
          <table:table-cell office:value-type="float" office:value="55.274109999999901" table:style-name="ce3">
            <text:p>55,27411</text:p>
          </table:table-cell>
          <table:table-cell table:number-columns-repeated="16382"/>
        </table:table-row>
        <table:table-row table:style-name="ro2">
          <table:table-cell office:value-type="float" office:value="21.414671999999999" table:style-name="ce3">
            <text:p>21,414672</text:p>
          </table:table-cell>
          <table:table-cell office:value-type="float" office:value="55.274291999999903" table:style-name="ce3">
            <text:p>55,274292</text:p>
          </table:table-cell>
          <table:table-cell table:number-columns-repeated="16382"/>
        </table:table-row>
        <table:table-row table:style-name="ro2">
          <table:table-cell office:value-type="float" office:value="21.412292999999998" table:style-name="ce3">
            <text:p>21,412293</text:p>
          </table:table-cell>
          <table:table-cell office:value-type="float" office:value="55.276915000000002" table:style-name="ce3">
            <text:p>55,276915</text:p>
          </table:table-cell>
          <table:table-cell table:number-columns-repeated="16382"/>
        </table:table-row>
        <table:table-row table:style-name="ro2">
          <table:table-cell office:value-type="float" office:value="21.411681999999999" table:style-name="ce3">
            <text:p>21,411682</text:p>
          </table:table-cell>
          <table:table-cell office:value-type="float" office:value="55.277526000000002" table:style-name="ce3">
            <text:p>55,277526</text:p>
          </table:table-cell>
          <table:table-cell table:number-columns-repeated="16382"/>
        </table:table-row>
        <table:table-row table:style-name="ro2">
          <table:table-cell office:value-type="float" office:value="21.410522" table:style-name="ce3">
            <text:p>21,410522</text:p>
          </table:table-cell>
          <table:table-cell office:value-type="float" office:value="55.278503999999998" table:style-name="ce3">
            <text:p>55,278504</text:p>
          </table:table-cell>
          <table:table-cell table:number-columns-repeated="16382"/>
        </table:table-row>
        <table:table-row table:style-name="ro2">
          <table:table-cell office:value-type="float" office:value="21.409484999999901" table:style-name="ce3">
            <text:p>21,409485</text:p>
          </table:table-cell>
          <table:table-cell office:value-type="float" office:value="55.278685999999901" table:style-name="ce3">
            <text:p>55,278686</text:p>
          </table:table-cell>
          <table:table-cell table:number-columns-repeated="16382"/>
        </table:table-row>
        <table:table-row table:style-name="ro2">
          <table:table-cell office:value-type="float" office:value="21.402709000000002" table:style-name="ce3">
            <text:p>21,402709</text:p>
          </table:table-cell>
          <table:table-cell office:value-type="float" office:value="55.282715999999901" table:style-name="ce3">
            <text:p>55,282716</text:p>
          </table:table-cell>
          <table:table-cell table:number-columns-repeated="16382"/>
        </table:table-row>
        <table:table-row table:style-name="ro2">
          <table:table-cell office:value-type="float" office:value="21.402709000000002" table:style-name="ce3">
            <text:p>21,402709</text:p>
          </table:table-cell>
          <table:table-cell office:value-type="float" office:value="55.283323999999901" table:style-name="ce3">
            <text:p>55,283324</text:p>
          </table:table-cell>
          <table:table-cell table:number-columns-repeated="16382"/>
        </table:table-row>
        <table:table-row table:style-name="ro2">
          <table:table-cell office:value-type="float" office:value="21.401489999999999" table:style-name="ce3">
            <text:p>21,40149</text:p>
          </table:table-cell>
          <table:table-cell office:value-type="float" office:value="55.283323999999901" table:style-name="ce3">
            <text:p>55,283324</text:p>
          </table:table-cell>
          <table:table-cell table:number-columns-repeated="16382"/>
        </table:table-row>
        <table:table-row table:style-name="ro2">
          <table:table-cell office:value-type="float" office:value="21.395081000000001" table:style-name="ce3">
            <text:p>21,395081</text:p>
          </table:table-cell>
          <table:table-cell office:value-type="float" office:value="55.287109999999998" table:style-name="ce3">
            <text:p>55,28711</text:p>
          </table:table-cell>
          <table:table-cell table:number-columns-repeated="16382"/>
        </table:table-row>
        <table:table-row table:style-name="ro2">
          <table:table-cell office:value-type="float" office:value="21.395081000000001" table:style-name="ce3">
            <text:p>21,395081</text:p>
          </table:table-cell>
          <table:table-cell office:value-type="float" office:value="55.287903" table:style-name="ce3">
            <text:p>55,287903</text:p>
          </table:table-cell>
          <table:table-cell table:number-columns-repeated="16382"/>
        </table:table-row>
        <table:table-row table:style-name="ro2">
          <table:table-cell office:value-type="float" office:value="21.393495000000001" table:style-name="ce3">
            <text:p>21,393495</text:p>
          </table:table-cell>
          <table:table-cell office:value-type="float" office:value="55.287903" table:style-name="ce3">
            <text:p>55,287903</text:p>
          </table:table-cell>
          <table:table-cell table:number-columns-repeated="16382"/>
        </table:table-row>
        <table:table-row table:style-name="ro2">
          <table:table-cell office:value-type="float" office:value="21.388672" table:style-name="ce3">
            <text:p>21,388672</text:p>
          </table:table-cell>
          <table:table-cell office:value-type="float" office:value="55.290711000000002" table:style-name="ce3">
            <text:p>55,290711</text:p>
          </table:table-cell>
          <table:table-cell table:number-columns-repeated="16382"/>
        </table:table-row>
        <table:table-row table:style-name="ro2">
          <table:table-cell office:value-type="float" office:value="21.388123" table:style-name="ce3">
            <text:p>21,388123</text:p>
          </table:table-cell>
          <table:table-cell office:value-type="float" office:value="55.290711000000002" table:style-name="ce3">
            <text:p>55,290711</text:p>
          </table:table-cell>
          <table:table-cell table:number-columns-repeated="16382"/>
        </table:table-row>
        <table:table-row table:style-name="ro2">
          <table:table-cell office:value-type="float" office:value="21.385926000000001" table:style-name="ce3">
            <text:p>21,385926</text:p>
          </table:table-cell>
          <table:table-cell office:value-type="float" office:value="55.290282999999903" table:style-name="ce3">
            <text:p>55,290283</text:p>
          </table:table-cell>
          <table:table-cell table:number-columns-repeated="16382"/>
        </table:table-row>
        <table:table-row table:style-name="ro2">
          <table:table-cell office:value-type="float" office:value="21.375305000000001" table:style-name="ce3">
            <text:p>21,375305</text:p>
          </table:table-cell>
          <table:table-cell office:value-type="float" office:value="55.288513999999999" table:style-name="ce3">
            <text:p>55,288514</text:p>
          </table:table-cell>
          <table:table-cell table:number-columns-repeated="16382"/>
        </table:table-row>
        <table:table-row table:style-name="ro2">
          <table:table-cell office:value-type="float" office:value="21.373900999999901" table:style-name="ce3">
            <text:p>21,373901</text:p>
          </table:table-cell>
          <table:table-cell office:value-type="float" office:value="55.288086" table:style-name="ce3">
            <text:p>55,288086</text:p>
          </table:table-cell>
          <table:table-cell table:number-columns-repeated="16382"/>
        </table:table-row>
        <table:table-row table:style-name="ro2">
          <table:table-cell office:value-type="float" office:value="21.371278" table:style-name="ce3">
            <text:p>21,371278</text:p>
          </table:table-cell>
          <table:table-cell office:value-type="float" office:value="55.288086" table:style-name="ce3">
            <text:p>55,288086</text:p>
          </table:table-cell>
          <table:table-cell table:number-columns-repeated="16382"/>
        </table:table-row>
        <table:table-row table:style-name="ro2">
          <table:table-cell office:value-type="float" office:value="21.363526" table:style-name="ce3">
            <text:p>21,363526</text:p>
          </table:table-cell>
          <table:table-cell office:value-type="float" office:value="55.288328999999997" table:style-name="ce3">
            <text:p>55,288329</text:p>
          </table:table-cell>
          <table:table-cell table:number-columns-repeated="16382"/>
        </table:table-row>
        <table:table-row table:style-name="ro2">
          <table:table-cell office:value-type="float" office:value="21.363526" table:style-name="ce3">
            <text:p>21,363526</text:p>
          </table:table-cell>
          <table:table-cell office:value-type="float" office:value="55.286316999999897" table:style-name="ce3">
            <text:p>55,286317</text:p>
          </table:table-cell>
          <table:table-cell table:number-columns-repeated="16382"/>
        </table:table-row>
        <table:table-row table:style-name="ro2">
          <table:table-cell office:value-type="float" office:value="21.36328" table:style-name="ce3">
            <text:p>21,36328</text:p>
          </table:table-cell>
          <table:table-cell office:value-type="float" office:value="55.283873999999997" table:style-name="ce3">
            <text:p>55,283874</text:p>
          </table:table-cell>
          <table:table-cell table:number-columns-repeated="16382"/>
        </table:table-row>
        <table:table-row table:style-name="ro2">
          <table:table-cell office:value-type="float" office:value="21.355529000000001" table:style-name="ce3">
            <text:p>21,355529</text:p>
          </table:table-cell>
          <table:table-cell office:value-type="float" office:value="55.283873999999997" table:style-name="ce3">
            <text:p>55,283874</text:p>
          </table:table-cell>
          <table:table-cell table:number-columns-repeated="16382"/>
        </table:table-row>
        <table:table-row table:style-name="ro2">
          <table:table-cell office:value-type="float" office:value="21.352295000000002" table:style-name="ce3">
            <text:p>21,352295</text:p>
          </table:table-cell>
          <table:table-cell office:value-type="float" office:value="55.283873999999997" table:style-name="ce3">
            <text:p>55,283874</text:p>
          </table:table-cell>
          <table:table-cell table:number-columns-repeated="16382"/>
        </table:table-row>
        <table:table-row table:style-name="ro2">
          <table:table-cell office:value-type="float" office:value="21.347472" table:style-name="ce3">
            <text:p>21,347472</text:p>
          </table:table-cell>
          <table:table-cell office:value-type="float" office:value="55.283873999999997" table:style-name="ce3">
            <text:p>55,283874</text:p>
          </table:table-cell>
          <table:table-cell table:number-columns-repeated="16382"/>
        </table:table-row>
        <table:table-row table:style-name="ro2">
          <table:table-cell office:value-type="float" office:value="21.347472" table:style-name="ce3">
            <text:p>21,347472</text:p>
          </table:table-cell>
          <table:table-cell office:value-type="float" office:value="55.28192" table:style-name="ce3">
            <text:p>55,28192</text:p>
          </table:table-cell>
          <table:table-cell table:number-columns-repeated="16382"/>
        </table:table-row>
        <table:table-row table:style-name="ro2">
          <table:table-cell office:value-type="float" office:value="21.341674000000001" table:style-name="ce3">
            <text:p>21,341674</text:p>
          </table:table-cell>
          <table:table-cell office:value-type="float" office:value="55.279479000000002" table:style-name="ce3">
            <text:p>55,279479</text:p>
          </table:table-cell>
          <table:table-cell table:number-columns-repeated="16382"/>
        </table:table-row>
        <table:table-row table:style-name="ro2">
          <table:table-cell office:value-type="float" office:value="21.339476999999999" table:style-name="ce3">
            <text:p>21,339477</text:p>
          </table:table-cell>
          <table:table-cell office:value-type="float" office:value="55.279479000000002" table:style-name="ce3">
            <text:p>55,279479</text:p>
          </table:table-cell>
          <table:table-cell table:number-columns-repeated="16382"/>
        </table:table-row>
        <table:table-row table:style-name="ro2">
          <table:table-cell office:value-type="float" office:value="21.339476999999999" table:style-name="ce3">
            <text:p>21,339477</text:p>
          </table:table-cell>
          <table:table-cell office:value-type="float" office:value="55.278685999999901" table:style-name="ce3">
            <text:p>55,278686</text:p>
          </table:table-cell>
          <table:table-cell table:number-columns-repeated="16382"/>
        </table:table-row>
        <table:table-row table:style-name="ro2">
          <table:table-cell office:value-type="float" office:value="21.331298999999898" table:style-name="ce3">
            <text:p>21,331299</text:p>
          </table:table-cell>
          <table:table-cell office:value-type="float" office:value="55.275084999999997" table:style-name="ce3">
            <text:p>55,275085</text:p>
          </table:table-cell>
          <table:table-cell table:number-columns-repeated="16382"/>
        </table:table-row>
        <table:table-row table:style-name="ro2">
          <table:table-cell office:value-type="float" office:value="21.324522999999999" table:style-name="ce3">
            <text:p>21,324523</text:p>
          </table:table-cell>
          <table:table-cell office:value-type="float" office:value="55.272277000000003" table:style-name="ce3">
            <text:p>55,272277</text:p>
          </table:table-cell>
          <table:table-cell table:number-columns-repeated="16382"/>
        </table:table-row>
        <table:table-row table:style-name="ro2">
          <table:table-cell office:value-type="float" office:value="21.323485999999999" table:style-name="ce3">
            <text:p>21,323486</text:p>
          </table:table-cell>
          <table:table-cell office:value-type="float" office:value="55.271912999999898" table:style-name="ce3">
            <text:p>55,271913</text:p>
          </table:table-cell>
          <table:table-cell table:number-columns-repeated="16382"/>
        </table:table-row>
        <table:table-row table:style-name="ro2">
          <table:table-cell office:value-type="float" office:value="21.321715999999999" table:style-name="ce3">
            <text:p>21,321716</text:p>
          </table:table-cell>
          <table:table-cell office:value-type="float" office:value="55.270872999999902" table:style-name="ce3">
            <text:p>55,270873</text:p>
          </table:table-cell>
          <table:table-cell table:number-columns-repeated="16382"/>
        </table:table-row>
        <table:table-row table:style-name="ro2">
          <table:table-cell office:value-type="float" office:value="21.315491000000002" table:style-name="ce3">
            <text:p>21,315491</text:p>
          </table:table-cell>
          <table:table-cell office:value-type="float" office:value="55.267516000000001" table:style-name="ce3">
            <text:p>55,267516</text:p>
          </table:table-cell>
          <table:table-cell table:number-columns-repeated="16382"/>
        </table:table-row>
        <table:table-row table:style-name="ro2">
          <table:table-cell office:value-type="float" office:value="21.314087000000001" table:style-name="ce3">
            <text:p>21,314087</text:p>
          </table:table-cell>
          <table:table-cell office:value-type="float" office:value="55.266722999999999" table:style-name="ce3">
            <text:p>55,266723</text:p>
          </table:table-cell>
          <table:table-cell table:number-columns-repeated="16382"/>
        </table:table-row>
        <table:table-row table:style-name="ro2">
          <table:table-cell office:value-type="float" office:value="21.313476000000001" table:style-name="ce3">
            <text:p>21,313476</text:p>
          </table:table-cell>
          <table:table-cell office:value-type="float" office:value="55.266478999999997" table:style-name="ce3">
            <text:p>55,266479</text:p>
          </table:table-cell>
          <table:table-cell table:number-columns-repeated="16382"/>
        </table:table-row>
        <table:table-row table:style-name="ro2">
          <table:table-cell office:value-type="float" office:value="21.307496" table:style-name="ce3">
            <text:p>21,307496</text:p>
          </table:table-cell>
          <table:table-cell office:value-type="float" office:value="55.263121999999903" table:style-name="ce3">
            <text:p>55,263122</text:p>
          </table:table-cell>
          <table:table-cell table:number-columns-repeated="16382"/>
        </table:table-row>
        <table:table-row table:style-name="ro2">
          <table:table-cell office:value-type="float" office:value="21.306701" table:style-name="ce3">
            <text:p>21,306701</text:p>
          </table:table-cell>
          <table:table-cell office:value-type="float" office:value="55.262878000000001" table:style-name="ce3">
            <text:p>55,262878</text:p>
          </table:table-cell>
          <table:table-cell table:number-columns-repeated="16382"/>
        </table:table-row>
        <table:table-row table:style-name="ro2">
          <table:table-cell office:value-type="float" office:value="21.305298999999899" table:style-name="ce3">
            <text:p>21,305299</text:p>
          </table:table-cell>
          <table:table-cell office:value-type="float" office:value="55.262084999999999" table:style-name="ce3">
            <text:p>55,262085</text:p>
          </table:table-cell>
          <table:table-cell table:number-columns-repeated="16382"/>
        </table:table-row>
        <table:table-row table:style-name="ro2">
          <table:table-cell office:value-type="float" office:value="21.304687999999899" table:style-name="ce3">
            <text:p>21,304688</text:p>
          </table:table-cell>
          <table:table-cell office:value-type="float" office:value="55.261718000000101" table:style-name="ce3">
            <text:p>55,261718</text:p>
          </table:table-cell>
          <table:table-cell table:number-columns-repeated="16382"/>
        </table:table-row>
        <table:table-row table:style-name="ro2">
          <table:table-cell office:value-type="float" office:value="21.302491" table:style-name="ce3">
            <text:p>21,302491</text:p>
          </table:table-cell>
          <table:table-cell office:value-type="float" office:value="55.260499000000003" table:style-name="ce3">
            <text:p>55,260499</text:p>
          </table:table-cell>
          <table:table-cell table:number-columns-repeated="16382"/>
        </table:table-row>
        <table:table-row table:style-name="ro2">
          <table:table-cell office:value-type="float" office:value="21.299499000000001" table:style-name="ce3">
            <text:p>21,299499</text:p>
          </table:table-cell>
          <table:table-cell office:value-type="float" office:value="55.258727999999998" table:style-name="ce3">
            <text:p>55,258728</text:p>
          </table:table-cell>
          <table:table-cell table:number-columns-repeated="16382"/>
        </table:table-row>
        <table:table-row table:style-name="ro2">
          <table:table-cell office:value-type="float" office:value="21.299499000000001" table:style-name="ce3">
            <text:p>21,299499</text:p>
          </table:table-cell>
          <table:table-cell office:value-type="float" office:value="55.257505999999999" table:style-name="ce3">
            <text:p>55,257506</text:p>
          </table:table-cell>
          <table:table-cell table:number-columns-repeated="16382"/>
        </table:table-row>
        <table:table-row table:style-name="ro2">
          <table:table-cell office:value-type="float" office:value="21.297485999999999" table:style-name="ce3">
            <text:p>21,297486</text:p>
          </table:table-cell>
          <table:table-cell office:value-type="float" office:value="55.257691000000001" table:style-name="ce3">
            <text:p>55,257691</text:p>
          </table:table-cell>
          <table:table-cell table:number-columns-repeated="16382"/>
        </table:table-row>
        <table:table-row table:style-name="ro2">
          <table:table-cell office:value-type="float" office:value="21.291502999999999" table:style-name="ce3">
            <text:p>21,291503</text:p>
          </table:table-cell>
          <table:table-cell office:value-type="float" office:value="55.254089999999998" table:style-name="ce3">
            <text:p>55,25409</text:p>
          </table:table-cell>
          <table:table-cell table:number-columns-repeated="16382"/>
        </table:table-row>
        <table:table-row table:style-name="ro2">
          <table:table-cell office:value-type="float" office:value="21.289672999999901" table:style-name="ce3">
            <text:p>21,289673</text:p>
          </table:table-cell>
          <table:table-cell office:value-type="float" office:value="55.253112000000002" table:style-name="ce3">
            <text:p>55,253112</text:p>
          </table:table-cell>
          <table:table-cell table:number-columns-repeated="16382"/>
        </table:table-row>
        <table:table-row table:style-name="ro2">
          <table:table-cell office:value-type="float" office:value="21.283508000000001" table:style-name="ce3">
            <text:p>21,283508</text:p>
          </table:table-cell>
          <table:table-cell office:value-type="float" office:value="55.249696" table:style-name="ce3">
            <text:p>55,249696</text:p>
          </table:table-cell>
          <table:table-cell table:number-columns-repeated="16382"/>
        </table:table-row>
        <table:table-row table:style-name="ro2">
          <table:table-cell office:value-type="float" office:value="21.281922000000002" table:style-name="ce3">
            <text:p>21,281922</text:p>
          </table:table-cell>
          <table:table-cell office:value-type="float" office:value="55.248717999999897" table:style-name="ce3">
            <text:p>55,248718</text:p>
          </table:table-cell>
          <table:table-cell table:number-columns-repeated="16382"/>
        </table:table-row>
        <table:table-row table:style-name="ro2">
          <table:table-cell office:value-type="float" office:value="21.278077" table:style-name="ce3">
            <text:p>21,278077</text:p>
          </table:table-cell>
          <table:table-cell office:value-type="float" office:value="55.246702999999897" table:style-name="ce3">
            <text:p>55,246703</text:p>
          </table:table-cell>
          <table:table-cell table:number-columns-repeated="16382"/>
        </table:table-row>
        <table:table-row table:style-name="ro2">
          <table:table-cell office:value-type="float" office:value="21.276488000000001" table:style-name="ce3">
            <text:p>21,276488</text:p>
          </table:table-cell>
          <table:table-cell office:value-type="float" office:value="55.2457279999999" table:style-name="ce3">
            <text:p>55,245728</text:p>
          </table:table-cell>
          <table:table-cell table:number-columns-repeated="16382"/>
        </table:table-row>
        <table:table-row table:style-name="ro2">
          <table:table-cell office:value-type="float" office:value="21.281493000000001" table:style-name="ce3">
            <text:p>21,281493</text:p>
          </table:table-cell>
          <table:table-cell office:value-type="float" office:value="55.242308999999999" table:style-name="ce3">
            <text:p>55,242309</text:p>
          </table:table-cell>
          <table:table-cell table:number-columns-repeated="16382"/>
        </table:table-row>
        <table:table-row table:style-name="ro2">
          <table:table-cell office:value-type="float" office:value="21.283082" table:style-name="ce3">
            <text:p>21,283082</text:p>
          </table:table-cell>
          <table:table-cell office:value-type="float" office:value="55.240904999999998" table:style-name="ce3">
            <text:p>55,240905</text:p>
          </table:table-cell>
          <table:table-cell table:number-columns-repeated="16382"/>
        </table:table-row>
        <table:table-row table:style-name="ro2">
          <table:table-cell office:value-type="float" office:value="21.282896999999998" table:style-name="ce3">
            <text:p>21,282897</text:p>
          </table:table-cell>
          <table:table-cell office:value-type="float" office:value="55.240904999999998" table:style-name="ce3">
            <text:p>55,240905</text:p>
          </table:table-cell>
          <table:table-cell table:number-columns-repeated="16382"/>
        </table:table-row>
        <table:table-row table:style-name="ro2">
          <table:table-cell office:value-type="float" office:value="21.283082" table:style-name="ce3">
            <text:p>21,283082</text:p>
          </table:table-cell>
          <table:table-cell office:value-type="float" office:value="55.240722999999903" table:style-name="ce3">
            <text:p>55,240723</text:p>
          </table:table-cell>
          <table:table-cell table:number-columns-repeated="16382"/>
        </table:table-row>
        <table:table-row table:style-name="ro2">
          <table:table-cell office:value-type="float" office:value="21.281388999999901" table:style-name="ce3">
            <text:p>21,281389</text:p>
          </table:table-cell>
          <table:table-cell office:value-type="float" office:value="55.240695000000002" table:style-name="ce3">
            <text:p>55,240695</text:p>
          </table:table-cell>
          <table:table-cell table:number-columns-repeated="16382"/>
        </table:table-row>
        <table:table-row table:style-name="ro2">
          <table:table-cell office:value-type="float" office:value="21.281382000000001" table:style-name="ce3">
            <text:p>21,281382</text:p>
          </table:table-cell>
          <table:table-cell office:value-type="float" office:value="55.240927999999897" table:style-name="ce3">
            <text:p>55,240928</text:p>
          </table:table-cell>
          <table:table-cell table:number-columns-repeated="16382"/>
        </table:table-row>
        <table:table-row table:style-name="ro2">
          <table:table-cell office:value-type="float" office:value="21.281180999999901" table:style-name="ce3">
            <text:p>21,281181</text:p>
          </table:table-cell>
          <table:table-cell office:value-type="float" office:value="55.240971000000002" table:style-name="ce3">
            <text:p>55,240971</text:p>
          </table:table-cell>
          <table:table-cell table:number-columns-repeated="16382"/>
        </table:table-row>
        <table:table-row table:style-name="ro2">
          <table:table-cell office:value-type="float" office:value="21.2797219999999" table:style-name="ce3">
            <text:p>21,279722</text:p>
          </table:table-cell>
          <table:table-cell office:value-type="float" office:value="55.240971000000002" table:style-name="ce3">
            <text:p>55,240971</text:p>
          </table:table-cell>
          <table:table-cell table:number-columns-repeated="16382"/>
        </table:table-row>
        <table:table-row table:style-name="ro2">
          <table:table-cell office:value-type="float" office:value="21.279724999999999" table:style-name="ce3">
            <text:p>21,279725</text:p>
          </table:table-cell>
          <table:table-cell office:value-type="float" office:value="55.241271999999903" table:style-name="ce3">
            <text:p>55,241272</text:p>
          </table:table-cell>
          <table:table-cell table:number-columns-repeated="16382"/>
        </table:table-row>
        <table:table-row table:style-name="ro2">
          <table:table-cell office:value-type="float" office:value="21.276387999999901" table:style-name="ce3">
            <text:p>21,276388</text:p>
          </table:table-cell>
          <table:table-cell office:value-type="float" office:value="55.241249000000003" table:style-name="ce3">
            <text:p>55,241249</text:p>
          </table:table-cell>
          <table:table-cell table:number-columns-repeated="16382"/>
        </table:table-row>
        <table:table-row table:style-name="ro2">
          <table:table-cell office:value-type="float" office:value="21.276387999999901" table:style-name="ce3">
            <text:p>21,276388</text:p>
          </table:table-cell>
          <table:table-cell office:value-type="float" office:value="55.241515999999997" table:style-name="ce3">
            <text:p>55,241516</text:p>
          </table:table-cell>
          <table:table-cell table:number-columns-repeated="16382"/>
        </table:table-row>
        <table:table-row table:style-name="ro2">
          <table:table-cell office:value-type="float" office:value="21.272523" table:style-name="ce3">
            <text:p>21,272523</text:p>
          </table:table-cell>
          <table:table-cell office:value-type="float" office:value="55.241515999999997" table:style-name="ce3">
            <text:p>55,241516</text:p>
          </table:table-cell>
          <table:table-cell table:number-columns-repeated="16382"/>
        </table:table-row>
        <table:table-row table:style-name="ro2">
          <table:table-cell office:value-type="float" office:value="21.272523" table:style-name="ce3">
            <text:p>21,272523</text:p>
          </table:table-cell>
          <table:table-cell office:value-type="float" office:value="55.242364000000002" table:style-name="ce3">
            <text:p>55,242364</text:p>
          </table:table-cell>
          <table:table-cell table:number-columns-repeated="16382"/>
        </table:table-row>
        <table:table-row table:style-name="ro2">
          <table:table-cell office:value-type="float" office:value="21.271944000000001" table:style-name="ce3">
            <text:p>21,271944</text:p>
          </table:table-cell>
          <table:table-cell office:value-type="float" office:value="55.242364000000002" table:style-name="ce3">
            <text:p>55,242364</text:p>
          </table:table-cell>
          <table:table-cell table:number-columns-repeated="16382"/>
        </table:table-row>
        <table:table-row table:style-name="ro2">
          <table:table-cell office:value-type="float" office:value="21.271944000000001" table:style-name="ce3">
            <text:p>21,271944</text:p>
          </table:table-cell>
          <table:table-cell office:value-type="float" office:value="55.242637000000002" table:style-name="ce3">
            <text:p>55,242637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242637000000002" table:style-name="ce3">
            <text:p>55,242637</text:p>
          </table:table-cell>
          <table:table-cell table:number-columns-repeated="16382"/>
        </table:table-row>
        <table:table-row table:style-name="ro2">
          <table:table-cell office:value-type="float" office:value="21.271397" table:style-name="ce3">
            <text:p>21,271397</text:p>
          </table:table-cell>
          <table:table-cell office:value-type="float" office:value="55.242947000000001" table:style-name="ce3">
            <text:p>55,242947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242915000000004" table:style-name="ce3">
            <text:p>55,242915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243106999999902" table:style-name="ce3">
            <text:p>55,243107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243195999999998" table:style-name="ce3">
            <text:p>55,243196</text:p>
          </table:table-cell>
          <table:table-cell table:number-columns-repeated="16382"/>
        </table:table-row>
        <table:table-row table:style-name="ro2">
          <table:table-cell office:value-type="float" office:value="21.269931" table:style-name="ce3">
            <text:p>21,269931</text:p>
          </table:table-cell>
          <table:table-cell office:value-type="float" office:value="55.243195999999998" table:style-name="ce3">
            <text:p>55,243196</text:p>
          </table:table-cell>
          <table:table-cell table:number-columns-repeated="16382"/>
        </table:table-row>
        <table:table-row table:style-name="ro2">
          <table:table-cell office:value-type="float" office:value="21.266389999999902" table:style-name="ce3">
            <text:p>21,26639</text:p>
          </table:table-cell>
          <table:table-cell office:value-type="float" office:value="55.243195999999998" table:style-name="ce3">
            <text:p>55,243196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243530999999997" table:style-name="ce3">
            <text:p>55,243531</text:p>
          </table:table-cell>
          <table:table-cell table:number-columns-repeated="16382"/>
        </table:table-row>
        <table:table-row table:style-name="ro2">
          <table:table-cell office:value-type="float" office:value="21.264710000000001" table:style-name="ce3">
            <text:p>21,26471</text:p>
          </table:table-cell>
          <table:table-cell office:value-type="float" office:value="55.243530999999997" table:style-name="ce3">
            <text:p>55,243531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243195999999998" table:style-name="ce3">
            <text:p>55,243196</text:p>
          </table:table-cell>
          <table:table-cell table:number-columns-repeated="16382"/>
        </table:table-row>
        <table:table-row table:style-name="ro2">
          <table:table-cell office:value-type="float" office:value="21.261389000000001" table:style-name="ce3">
            <text:p>21,261389</text:p>
          </table:table-cell>
          <table:table-cell office:value-type="float" office:value="55.243195999999998" table:style-name="ce3">
            <text:p>55,243196</text:p>
          </table:table-cell>
          <table:table-cell table:number-columns-repeated="16382"/>
        </table:table-row>
        <table:table-row table:style-name="ro2">
          <table:table-cell office:value-type="float" office:value="21.261389000000001" table:style-name="ce3">
            <text:p>21,261389</text:p>
          </table:table-cell>
          <table:table-cell office:value-type="float" office:value="55.244306000000002" table:style-name="ce3">
            <text:p>55,244306</text:p>
          </table:table-cell>
          <table:table-cell table:number-columns-repeated="16382"/>
        </table:table-row>
        <table:table-row table:style-name="ro2">
          <table:table-cell office:value-type="float" office:value="21.261475999999998" table:style-name="ce3">
            <text:p>21,261476</text:p>
          </table:table-cell>
          <table:table-cell office:value-type="float" office:value="55.244323999999999" table:style-name="ce3">
            <text:p>55,244324</text:p>
          </table:table-cell>
          <table:table-cell table:number-columns-repeated="16382"/>
        </table:table-row>
        <table:table-row table:style-name="ro2">
          <table:table-cell office:value-type="float" office:value="21.261942999999999" table:style-name="ce3">
            <text:p>21,261943</text:p>
          </table:table-cell>
          <table:table-cell office:value-type="float" office:value="55.244306000000002" table:style-name="ce3">
            <text:p>55,244306</text:p>
          </table:table-cell>
          <table:table-cell table:number-columns-repeated="16382"/>
        </table:table-row>
        <table:table-row table:style-name="ro2">
          <table:table-cell office:value-type="float" office:value="21.261942999999999" table:style-name="ce3">
            <text:p>21,261943</text:p>
          </table:table-cell>
          <table:table-cell office:value-type="float" office:value="55.244464999999899" table:style-name="ce3">
            <text:p>55,244465</text:p>
          </table:table-cell>
          <table:table-cell table:number-columns-repeated="16382"/>
        </table:table-row>
        <table:table-row table:style-name="ro2">
          <table:table-cell office:value-type="float" office:value="21.261942999999999" table:style-name="ce3">
            <text:p>21,261943</text:p>
          </table:table-cell>
          <table:table-cell office:value-type="float" office:value="55.244584000000003" table:style-name="ce3">
            <text:p>55,244584</text:p>
          </table:table-cell>
          <table:table-cell table:number-columns-repeated="16382"/>
        </table:table-row>
        <table:table-row table:style-name="ro2">
          <table:table-cell office:value-type="float" office:value="21.262174999999999" table:style-name="ce3">
            <text:p>21,262175</text:p>
          </table:table-cell>
          <table:table-cell office:value-type="float" office:value="55.244584000000003" table:style-name="ce3">
            <text:p>55,244584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244584000000003" table:style-name="ce3">
            <text:p>55,244584</text:p>
          </table:table-cell>
          <table:table-cell table:number-columns-repeated="16382"/>
        </table:table-row>
        <table:table-row table:style-name="ro2">
          <table:table-cell office:value-type="float" office:value="21.262512999999998" table:style-name="ce3">
            <text:p>21,262513</text:p>
          </table:table-cell>
          <table:table-cell office:value-type="float" office:value="55.244872999999899" table:style-name="ce3">
            <text:p>55,244873</text:p>
          </table:table-cell>
          <table:table-cell table:number-columns-repeated="16382"/>
        </table:table-row>
        <table:table-row table:style-name="ro2">
          <table:table-cell office:value-type="float" office:value="21.263124000000001" table:style-name="ce3">
            <text:p>21,263124</text:p>
          </table:table-cell>
          <table:table-cell office:value-type="float" office:value="55.244872999999899" table:style-name="ce3">
            <text:p>55,244873</text:p>
          </table:table-cell>
          <table:table-cell table:number-columns-repeated="16382"/>
        </table:table-row>
        <table:table-row table:style-name="ro2">
          <table:table-cell office:value-type="float" office:value="21.263124000000001" table:style-name="ce3">
            <text:p>21,263124</text:p>
          </table:table-cell>
          <table:table-cell office:value-type="float" office:value="55.245972000000002" table:style-name="ce3">
            <text:p>55,245972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245972000000002" table:style-name="ce3">
            <text:p>55,245972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246527999999998" table:style-name="ce3">
            <text:p>55,246528</text:p>
          </table:table-cell>
          <table:table-cell table:number-columns-repeated="16382"/>
        </table:table-row>
        <table:table-row table:style-name="ro2">
          <table:table-cell office:value-type="float" office:value="21.263100999999999" table:style-name="ce3">
            <text:p>21,263101</text:p>
          </table:table-cell>
          <table:table-cell office:value-type="float" office:value="55.246532000000002" table:style-name="ce3">
            <text:p>55,246532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47081999999999" table:style-name="ce3">
            <text:p>55,247082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247109000000002" table:style-name="ce3">
            <text:p>55,247109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247638000000002" table:style-name="ce3">
            <text:p>55,247638</text:p>
          </table:table-cell>
          <table:table-cell table:number-columns-repeated="16382"/>
        </table:table-row>
        <table:table-row table:style-name="ro2">
          <table:table-cell office:value-type="float" office:value="21.262328" table:style-name="ce3">
            <text:p>21,262328</text:p>
          </table:table-cell>
          <table:table-cell office:value-type="float" office:value="55.247680999999901" table:style-name="ce3">
            <text:p>55,247681</text:p>
          </table:table-cell>
          <table:table-cell table:number-columns-repeated="16382"/>
        </table:table-row>
        <table:table-row table:style-name="ro2">
          <table:table-cell office:value-type="float" office:value="21.261942999999999" table:style-name="ce3">
            <text:p>21,261943</text:p>
          </table:table-cell>
          <table:table-cell office:value-type="float" office:value="55.247638000000002" table:style-name="ce3">
            <text:p>55,247638</text:p>
          </table:table-cell>
          <table:table-cell table:number-columns-repeated="16382"/>
        </table:table-row>
        <table:table-row table:style-name="ro2">
          <table:table-cell office:value-type="float" office:value="21.261942999999999" table:style-name="ce3">
            <text:p>21,261943</text:p>
          </table:table-cell>
          <table:table-cell office:value-type="float" office:value="55.249028000000003" table:style-name="ce3">
            <text:p>55,249028</text:p>
          </table:table-cell>
          <table:table-cell table:number-columns-repeated="16382"/>
        </table:table-row>
        <table:table-row table:style-name="ro2">
          <table:table-cell office:value-type="float" office:value="21.262084000000002" table:style-name="ce3">
            <text:p>21,262084</text:p>
          </table:table-cell>
          <table:table-cell office:value-type="float" office:value="55.249028000000003" table:style-name="ce3">
            <text:p>55,249028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249028000000003" table:style-name="ce3">
            <text:p>55,249028</text:p>
          </table:table-cell>
          <table:table-cell table:number-columns-repeated="16382"/>
        </table:table-row>
        <table:table-row table:style-name="ro2">
          <table:table-cell office:value-type="float" office:value="21.262512999999998" table:style-name="ce3">
            <text:p>21,262513</text:p>
          </table:table-cell>
          <table:table-cell office:value-type="float" office:value="55.249328999999904" table:style-name="ce3">
            <text:p>55,249329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49305999999997" table:style-name="ce3">
            <text:p>55,249306</text:p>
          </table:table-cell>
          <table:table-cell table:number-columns-repeated="16382"/>
        </table:table-row>
        <table:table-row table:style-name="ro2">
          <table:table-cell office:value-type="float" office:value="21.263076000000002" table:style-name="ce3">
            <text:p>21,263076</text:p>
          </table:table-cell>
          <table:table-cell office:value-type="float" office:value="55.249519999999997" table:style-name="ce3">
            <text:p>55,24952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49583999999999" table:style-name="ce3">
            <text:p>55,249584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49862" table:style-name="ce3">
            <text:p>55,249862</text:p>
          </table:table-cell>
          <table:table-cell table:number-columns-repeated="16382"/>
        </table:table-row>
        <table:table-row table:style-name="ro2">
          <table:table-cell office:value-type="float" office:value="21.264281" table:style-name="ce3">
            <text:p>21,264281</text:p>
          </table:table-cell>
          <table:table-cell office:value-type="float" office:value="55.249862" table:style-name="ce3">
            <text:p>55,249862</text:p>
          </table:table-cell>
          <table:table-cell table:number-columns-repeated="16382"/>
        </table:table-row>
        <table:table-row table:style-name="ro2">
          <table:table-cell office:value-type="float" office:value="21.265277000000001" table:style-name="ce3">
            <text:p>21,265277</text:p>
          </table:table-cell>
          <table:table-cell office:value-type="float" office:value="55.249862" table:style-name="ce3">
            <text:p>55,249862</text:p>
          </table:table-cell>
          <table:table-cell table:number-columns-repeated="16382"/>
        </table:table-row>
        <table:table-row table:style-name="ro2">
          <table:table-cell office:value-type="float" office:value="21.265277000000001" table:style-name="ce3">
            <text:p>21,265277</text:p>
          </table:table-cell>
          <table:table-cell office:value-type="float" office:value="55.250138" table:style-name="ce3">
            <text:p>55,250138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50121999999998" table:style-name="ce3">
            <text:p>55,250122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51249999999999" table:style-name="ce3">
            <text:p>55,25125</text:p>
          </table:table-cell>
          <table:table-cell table:number-columns-repeated="16382"/>
        </table:table-row>
        <table:table-row table:style-name="ro2">
          <table:table-cell office:value-type="float" office:value="21.265929" table:style-name="ce3">
            <text:p>21,265929</text:p>
          </table:table-cell>
          <table:table-cell office:value-type="float" office:value="55.251281999999897" table:style-name="ce3">
            <text:p>55,251282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251249999999999" table:style-name="ce3">
            <text:p>55,25125</text:p>
          </table:table-cell>
          <table:table-cell table:number-columns-repeated="16382"/>
        </table:table-row>
        <table:table-row table:style-name="ro2">
          <table:table-cell office:value-type="float" office:value="21.266389999999902" table:style-name="ce3">
            <text:p>21,26639</text:p>
          </table:table-cell>
          <table:table-cell office:value-type="float" office:value="55.251525999999998" table:style-name="ce3">
            <text:p>55,251526</text:p>
          </table:table-cell>
          <table:table-cell table:number-columns-repeated="16382"/>
        </table:table-row>
        <table:table-row table:style-name="ro2">
          <table:table-cell office:value-type="float" office:value="21.266477999999999" table:style-name="ce3">
            <text:p>21,266478</text:p>
          </table:table-cell>
          <table:table-cell office:value-type="float" office:value="55.251525999999998" table:style-name="ce3">
            <text:p>55,251526</text:p>
          </table:table-cell>
          <table:table-cell table:number-columns-repeated="16382"/>
        </table:table-row>
        <table:table-row table:style-name="ro2">
          <table:table-cell office:value-type="float" office:value="21.267499000000001" table:style-name="ce3">
            <text:p>21,267499</text:p>
          </table:table-cell>
          <table:table-cell office:value-type="float" office:value="55.251525999999998" table:style-name="ce3">
            <text:p>55,251526</text:p>
          </table:table-cell>
          <table:table-cell table:number-columns-repeated="16382"/>
        </table:table-row>
        <table:table-row table:style-name="ro2">
          <table:table-cell office:value-type="float" office:value="21.267499000000001" table:style-name="ce3">
            <text:p>21,267499</text:p>
          </table:table-cell>
          <table:table-cell office:value-type="float" office:value="55.251249999999999" table:style-name="ce3">
            <text:p>55,25125</text:p>
          </table:table-cell>
          <table:table-cell table:number-columns-repeated="16382"/>
        </table:table-row>
        <table:table-row table:style-name="ro2">
          <table:table-cell office:value-type="float" office:value="21.267882" table:style-name="ce3">
            <text:p>21,267882</text:p>
          </table:table-cell>
          <table:table-cell office:value-type="float" office:value="55.251249999999999" table:style-name="ce3">
            <text:p>55,25125</text:p>
          </table:table-cell>
          <table:table-cell table:number-columns-repeated="16382"/>
        </table:table-row>
        <table:table-row table:style-name="ro2">
          <table:table-cell office:value-type="float" office:value="21.268678000000001" table:style-name="ce3">
            <text:p>21,268678</text:p>
          </table:table-cell>
          <table:table-cell office:value-type="float" office:value="55.251281999999897" table:style-name="ce3">
            <text:p>55,251282</text:p>
          </table:table-cell>
          <table:table-cell table:number-columns-repeated="16382"/>
        </table:table-row>
        <table:table-row table:style-name="ro2">
          <table:table-cell office:value-type="float" office:value="21.268612000000001" table:style-name="ce3">
            <text:p>21,268612</text:p>
          </table:table-cell>
          <table:table-cell office:value-type="float" office:value="55.250971999999997" table:style-name="ce3">
            <text:p>55,250972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250971999999997" table:style-name="ce3">
            <text:p>55,250972</text:p>
          </table:table-cell>
          <table:table-cell table:number-columns-repeated="16382"/>
        </table:table-row>
        <table:table-row table:style-name="ro2">
          <table:table-cell office:value-type="float" office:value="21.270326000000001" table:style-name="ce3">
            <text:p>21,270326</text:p>
          </table:table-cell>
          <table:table-cell office:value-type="float" office:value="55.251281999999897" table:style-name="ce3">
            <text:p>55,251282</text:p>
          </table:table-cell>
          <table:table-cell table:number-columns-repeated="16382"/>
        </table:table-row>
        <table:table-row table:style-name="ro2">
          <table:table-cell office:value-type="float" office:value="21.273681" table:style-name="ce3">
            <text:p>21,273681</text:p>
          </table:table-cell>
          <table:table-cell office:value-type="float" office:value="55.251281999999897" table:style-name="ce3">
            <text:p>55,251282</text:p>
          </table:table-cell>
          <table:table-cell table:number-columns-repeated="16382"/>
        </table:table-row>
        <table:table-row table:style-name="ro2">
          <table:table-cell office:value-type="float" office:value="21.273612" table:style-name="ce3">
            <text:p>21,273612</text:p>
          </table:table-cell>
          <table:table-cell office:value-type="float" office:value="55.25264" table:style-name="ce3">
            <text:p>55,25264</text:p>
          </table:table-cell>
          <table:table-cell table:number-columns-repeated="16382"/>
        </table:table-row>
        <table:table-row table:style-name="ro2">
          <table:table-cell office:value-type="float" office:value="21.273684999999901" table:style-name="ce3">
            <text:p>21,273685</text:p>
          </table:table-cell>
          <table:table-cell office:value-type="float" office:value="55.252647000000003" table:style-name="ce3">
            <text:p>55,252647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2685999999898" table:style-name="ce3">
            <text:p>55,252686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3749999999997" table:style-name="ce3">
            <text:p>55,25375</text:p>
          </table:table-cell>
          <table:table-cell table:number-columns-repeated="16382"/>
        </table:table-row>
        <table:table-row table:style-name="ro2">
          <table:table-cell office:value-type="float" office:value="21.274476" table:style-name="ce3">
            <text:p>21,274476</text:p>
          </table:table-cell>
          <table:table-cell office:value-type="float" office:value="55.253749999999997" table:style-name="ce3">
            <text:p>55,25375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53749999999997" table:style-name="ce3">
            <text:p>55,25375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55138000000002" table:style-name="ce3">
            <text:p>55,255138</text:p>
          </table:table-cell>
          <table:table-cell table:number-columns-repeated="16382"/>
        </table:table-row>
        <table:table-row table:style-name="ro2">
          <table:table-cell office:value-type="float" office:value="21.274476" table:style-name="ce3">
            <text:p>21,274476</text:p>
          </table:table-cell>
          <table:table-cell office:value-type="float" office:value="55.255138000000002" table:style-name="ce3">
            <text:p>55,255138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5138000000002" table:style-name="ce3">
            <text:p>55,255138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5693999999998" table:style-name="ce3">
            <text:p>55,255694</text:p>
          </table:table-cell>
          <table:table-cell table:number-columns-repeated="16382"/>
        </table:table-row>
        <table:table-row table:style-name="ro2">
          <table:table-cell office:value-type="float" office:value="21.274476" table:style-name="ce3">
            <text:p>21,274476</text:p>
          </table:table-cell>
          <table:table-cell office:value-type="float" office:value="55.255693999999998" table:style-name="ce3">
            <text:p>55,255694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55693999999998" table:style-name="ce3">
            <text:p>55,255694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57084999999996" table:style-name="ce3">
            <text:p>55,257085</text:p>
          </table:table-cell>
          <table:table-cell table:number-columns-repeated="16382"/>
        </table:table-row>
        <table:table-row table:style-name="ro2">
          <table:table-cell office:value-type="float" office:value="21.274476" table:style-name="ce3">
            <text:p>21,274476</text:p>
          </table:table-cell>
          <table:table-cell office:value-type="float" office:value="55.257084999999996" table:style-name="ce3">
            <text:p>55,257085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7084999999996" table:style-name="ce3">
            <text:p>55,257085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7916999999999" table:style-name="ce3">
            <text:p>55,257917</text:p>
          </table:table-cell>
          <table:table-cell table:number-columns-repeated="16382"/>
        </table:table-row>
        <table:table-row table:style-name="ro2">
          <table:table-cell office:value-type="float" office:value="21.274484999999999" table:style-name="ce3">
            <text:p>21,274485</text:p>
          </table:table-cell>
          <table:table-cell office:value-type="float" office:value="55.257916999999999" table:style-name="ce3">
            <text:p>55,257917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57916999999999" table:style-name="ce3">
            <text:p>55,257917</text:p>
          </table:table-cell>
          <table:table-cell table:number-columns-repeated="16382"/>
        </table:table-row>
        <table:table-row table:style-name="ro2">
          <table:table-cell office:value-type="float" office:value="21.274664999999999" table:style-name="ce3">
            <text:p>21,274665</text:p>
          </table:table-cell>
          <table:table-cell office:value-type="float" office:value="55.258750999999997" table:style-name="ce3">
            <text:p>55,258751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8750999999997" table:style-name="ce3">
            <text:p>55,258751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891" table:style-name="ce3">
            <text:p>55,25891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259028999999998" table:style-name="ce3">
            <text:p>55,259029</text:p>
          </table:table-cell>
          <table:table-cell table:number-columns-repeated="16382"/>
        </table:table-row>
        <table:table-row table:style-name="ro2">
          <table:table-cell office:value-type="float" office:value="21.271944000000001" table:style-name="ce3">
            <text:p>21,271944</text:p>
          </table:table-cell>
          <table:table-cell office:value-type="float" office:value="55.259028999999998" table:style-name="ce3">
            <text:p>55,259029</text:p>
          </table:table-cell>
          <table:table-cell table:number-columns-repeated="16382"/>
        </table:table-row>
        <table:table-row table:style-name="ro2">
          <table:table-cell office:value-type="float" office:value="21.271944000000001" table:style-name="ce3">
            <text:p>21,271944</text:p>
          </table:table-cell>
          <table:table-cell office:value-type="float" office:value="55.25891" table:style-name="ce3">
            <text:p>55,25891</text:p>
          </table:table-cell>
          <table:table-cell table:number-columns-repeated="16382"/>
        </table:table-row>
        <table:table-row table:style-name="ro2">
          <table:table-cell office:value-type="float" office:value="21.271944000000001" table:style-name="ce3">
            <text:p>21,271944</text:p>
          </table:table-cell>
          <table:table-cell office:value-type="float" office:value="55.258750999999997" table:style-name="ce3">
            <text:p>55,258751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258750999999997" table:style-name="ce3">
            <text:p>55,258751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258937999999901" table:style-name="ce3">
            <text:p>55,258938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259028999999998" table:style-name="ce3">
            <text:p>55,259029</text:p>
          </table:table-cell>
          <table:table-cell table:number-columns-repeated="16382"/>
        </table:table-row>
        <table:table-row table:style-name="ro2">
          <table:table-cell office:value-type="float" office:value="21.270835999999999" table:style-name="ce3">
            <text:p>21,270836</text:p>
          </table:table-cell>
          <table:table-cell office:value-type="float" office:value="55.259095000000002" table:style-name="ce3">
            <text:p>55,259095</text:p>
          </table:table-cell>
          <table:table-cell table:number-columns-repeated="16382"/>
        </table:table-row>
        <table:table-row table:style-name="ro2">
          <table:table-cell office:value-type="float" office:value="21.270875" table:style-name="ce3">
            <text:p>21,270875</text:p>
          </table:table-cell>
          <table:table-cell office:value-type="float" office:value="55.260418999999899" table:style-name="ce3">
            <text:p>55,260419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260418999999899" table:style-name="ce3">
            <text:p>55,260419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260692999999897" table:style-name="ce3">
            <text:p>55,260693</text:p>
          </table:table-cell>
          <table:table-cell table:number-columns-repeated="16382"/>
        </table:table-row>
        <table:table-row table:style-name="ro2">
          <table:table-cell office:value-type="float" office:value="21.269715000000101" table:style-name="ce3">
            <text:p>21,269715</text:p>
          </table:table-cell>
          <table:table-cell office:value-type="float" office:value="55.260680999999998" table:style-name="ce3">
            <text:p>55,260681</text:p>
          </table:table-cell>
          <table:table-cell table:number-columns-repeated="16382"/>
        </table:table-row>
        <table:table-row table:style-name="ro2">
          <table:table-cell office:value-type="float" office:value="21.269715000000101" table:style-name="ce3">
            <text:p>21,269715</text:p>
          </table:table-cell>
          <table:table-cell office:value-type="float" office:value="55.261291999999997" table:style-name="ce3">
            <text:p>55,261292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261248999999999" table:style-name="ce3">
            <text:p>55,261249</text:p>
          </table:table-cell>
          <table:table-cell table:number-columns-repeated="16382"/>
        </table:table-row>
        <table:table-row table:style-name="ro2">
          <table:table-cell office:value-type="float" office:value="21.270326000000001" table:style-name="ce3">
            <text:p>21,270326</text:p>
          </table:table-cell>
          <table:table-cell office:value-type="float" office:value="55.262084999999999" table:style-name="ce3">
            <text:p>55,262085</text:p>
          </table:table-cell>
          <table:table-cell table:number-columns-repeated="16382"/>
        </table:table-row>
        <table:table-row table:style-name="ro2">
          <table:table-cell office:value-type="float" office:value="21.269715000000101" table:style-name="ce3">
            <text:p>21,269715</text:p>
          </table:table-cell>
          <table:table-cell office:value-type="float" office:value="55.262084999999999" table:style-name="ce3">
            <text:p>55,262085</text:p>
          </table:table-cell>
          <table:table-cell table:number-columns-repeated="16382"/>
        </table:table-row>
        <table:table-row table:style-name="ro2">
          <table:table-cell office:value-type="float" office:value="21.269721999999899" table:style-name="ce3">
            <text:p>21,269722</text:p>
          </table:table-cell>
          <table:table-cell office:value-type="float" office:value="55.262358999999897" table:style-name="ce3">
            <text:p>55,262359</text:p>
          </table:table-cell>
          <table:table-cell table:number-columns-repeated="16382"/>
        </table:table-row>
        <table:table-row table:style-name="ro2">
          <table:table-cell office:value-type="float" office:value="21.269558" table:style-name="ce3">
            <text:p>21,269558</text:p>
          </table:table-cell>
          <table:table-cell office:value-type="float" office:value="55.262358999999897" table:style-name="ce3">
            <text:p>55,262359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262358999999897" table:style-name="ce3">
            <text:p>55,262359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263195000000003" table:style-name="ce3">
            <text:p>55,263195</text:p>
          </table:table-cell>
          <table:table-cell table:number-columns-repeated="16382"/>
        </table:table-row>
        <table:table-row table:style-name="ro2">
          <table:table-cell office:value-type="float" office:value="21.268612000000001" table:style-name="ce3">
            <text:p>21,268612</text:p>
          </table:table-cell>
          <table:table-cell office:value-type="float" office:value="55.263195000000003" table:style-name="ce3">
            <text:p>55,263195</text:p>
          </table:table-cell>
          <table:table-cell table:number-columns-repeated="16382"/>
        </table:table-row>
        <table:table-row table:style-name="ro2">
          <table:table-cell office:value-type="float" office:value="21.268678000000001" table:style-name="ce3">
            <text:p>21,268678</text:p>
          </table:table-cell>
          <table:table-cell office:value-type="float" office:value="55.263489" table:style-name="ce3">
            <text:p>55,263489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263472999999998" table:style-name="ce3">
            <text:p>55,263473</text:p>
          </table:table-cell>
          <table:table-cell table:number-columns-repeated="16382"/>
        </table:table-row>
        <table:table-row table:style-name="ro2">
          <table:table-cell office:value-type="float" office:value="21.268042000000001" table:style-name="ce3">
            <text:p>21,268042</text:p>
          </table:table-cell>
          <table:table-cell office:value-type="float" office:value="55.263691999999999" table:style-name="ce3">
            <text:p>55,263692</text:p>
          </table:table-cell>
          <table:table-cell table:number-columns-repeated="16382"/>
        </table:table-row>
        <table:table-row table:style-name="ro2">
          <table:table-cell office:value-type="float" office:value="21.267803000000001" table:style-name="ce3">
            <text:p>21,267803</text:p>
          </table:table-cell>
          <table:table-cell office:value-type="float" office:value="55.263748999999997" table:style-name="ce3">
            <text:p>55,263749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263748999999997" table:style-name="ce3">
            <text:p>55,263749</text:p>
          </table:table-cell>
          <table:table-cell table:number-columns-repeated="16382"/>
        </table:table-row>
        <table:table-row table:style-name="ro2">
          <table:table-cell office:value-type="float" office:value="21.266905000000001" table:style-name="ce3">
            <text:p>21,266905</text:p>
          </table:table-cell>
          <table:table-cell office:value-type="float" office:value="55.264026999999899" table:style-name="ce3">
            <text:p>55,264027</text:p>
          </table:table-cell>
          <table:table-cell table:number-columns-repeated="16382"/>
        </table:table-row>
        <table:table-row table:style-name="ro2">
          <table:table-cell office:value-type="float" office:value="21.266389999999902" table:style-name="ce3">
            <text:p>21,26639</text:p>
          </table:table-cell>
          <table:table-cell office:value-type="float" office:value="55.264026999999899" table:style-name="ce3">
            <text:p>55,264027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264305" table:style-name="ce3">
            <text:p>55,264305</text:p>
          </table:table-cell>
          <table:table-cell table:number-columns-repeated="16382"/>
        </table:table-row>
        <table:table-row table:style-name="ro2">
          <table:table-cell office:value-type="float" office:value="21.265929" table:style-name="ce3">
            <text:p>21,265929</text:p>
          </table:table-cell>
          <table:table-cell office:value-type="float" office:value="55.264305" table:style-name="ce3">
            <text:p>55,264305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64305" table:style-name="ce3">
            <text:p>55,264305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65141" table:style-name="ce3">
            <text:p>55,265141</text:p>
          </table:table-cell>
          <table:table-cell table:number-columns-repeated="16382"/>
        </table:table-row>
        <table:table-row table:style-name="ro2">
          <table:table-cell office:value-type="float" office:value="21.265929" table:style-name="ce3">
            <text:p>21,265929</text:p>
          </table:table-cell>
          <table:table-cell office:value-type="float" office:value="55.265141" table:style-name="ce3">
            <text:p>55,265141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265141" table:style-name="ce3">
            <text:p>55,265141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265971" table:style-name="ce3">
            <text:p>55,265971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65971" table:style-name="ce3">
            <text:p>55,265971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66361000000003" table:style-name="ce3">
            <text:p>55,266361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66528999999998" table:style-name="ce3">
            <text:p>55,266529</text:p>
          </table:table-cell>
          <table:table-cell table:number-columns-repeated="16382"/>
        </table:table-row>
        <table:table-row table:style-name="ro2">
          <table:table-cell office:value-type="float" office:value="21.265578000000001" table:style-name="ce3">
            <text:p>21,265578</text:p>
          </table:table-cell>
          <table:table-cell office:value-type="float" office:value="55.266528999999998" table:style-name="ce3">
            <text:p>55,266529</text:p>
          </table:table-cell>
          <table:table-cell table:number-columns-repeated="16382"/>
        </table:table-row>
        <table:table-row table:style-name="ro2">
          <table:table-cell office:value-type="float" office:value="21.265277000000001" table:style-name="ce3">
            <text:p>21,265277</text:p>
          </table:table-cell>
          <table:table-cell office:value-type="float" office:value="55.266528999999998" table:style-name="ce3">
            <text:p>55,266529</text:p>
          </table:table-cell>
          <table:table-cell table:number-columns-repeated="16382"/>
        </table:table-row>
        <table:table-row table:style-name="ro2">
          <table:table-cell office:value-type="float" office:value="21.265263999999899" table:style-name="ce3">
            <text:p>21,265264</text:p>
          </table:table-cell>
          <table:table-cell office:value-type="float" office:value="55.266734999999997" table:style-name="ce3">
            <text:p>55,266735</text:p>
          </table:table-cell>
          <table:table-cell table:number-columns-repeated="16382"/>
        </table:table-row>
        <table:table-row table:style-name="ro2">
          <table:table-cell office:value-type="float" office:value="21.264865" table:style-name="ce3">
            <text:p>21,264865</text:p>
          </table:table-cell>
          <table:table-cell office:value-type="float" office:value="55.266803000000003" table:style-name="ce3">
            <text:p>55,266803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66803000000003" table:style-name="ce3">
            <text:p>55,266803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69858999999897" table:style-name="ce3">
            <text:p>55,269859</text:p>
          </table:table-cell>
          <table:table-cell table:number-columns-repeated="16382"/>
        </table:table-row>
        <table:table-row table:style-name="ro2">
          <table:table-cell office:value-type="float" office:value="21.264527000000001" table:style-name="ce3">
            <text:p>21,264527</text:p>
          </table:table-cell>
          <table:table-cell office:value-type="float" office:value="55.269858999999897" table:style-name="ce3">
            <text:p>55,269859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269858999999897" table:style-name="ce3">
            <text:p>55,269859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270974000000002" table:style-name="ce3">
            <text:p>55,270974</text:p>
          </table:table-cell>
          <table:table-cell table:number-columns-repeated="16382"/>
        </table:table-row>
        <table:table-row table:style-name="ro2">
          <table:table-cell office:value-type="float" office:value="21.264527000000001" table:style-name="ce3">
            <text:p>21,264527</text:p>
          </table:table-cell>
          <table:table-cell office:value-type="float" office:value="55.270974000000002" table:style-name="ce3">
            <text:p>55,270974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70974000000002" table:style-name="ce3">
            <text:p>55,270974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73193999999897" table:style-name="ce3">
            <text:p>55,273194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273193999999897" table:style-name="ce3">
            <text:p>55,273194</text:p>
          </table:table-cell>
          <table:table-cell table:number-columns-repeated="16382"/>
        </table:table-row>
        <table:table-row table:style-name="ro2">
          <table:table-cell office:value-type="float" office:value="21.263614" table:style-name="ce3">
            <text:p>21,263614</text:p>
          </table:table-cell>
          <table:table-cell office:value-type="float" office:value="55.273313999999999" table:style-name="ce3">
            <text:p>55,273314</text:p>
          </table:table-cell>
          <table:table-cell table:number-columns-repeated="16382"/>
        </table:table-row>
        <table:table-row table:style-name="ro2">
          <table:table-cell office:value-type="float" office:value="21.263673000000001" table:style-name="ce3">
            <text:p>21,263673</text:p>
          </table:table-cell>
          <table:table-cell office:value-type="float" office:value="55.276806000000001" table:style-name="ce3">
            <text:p>55,276806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76806000000001" table:style-name="ce3">
            <text:p>55,276806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76915000000002" table:style-name="ce3">
            <text:p>55,276915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77638000000003" table:style-name="ce3">
            <text:p>55,277638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277638000000003" table:style-name="ce3">
            <text:p>55,277638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277915999999898" table:style-name="ce3">
            <text:p>55,277916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77892999999999" table:style-name="ce3">
            <text:p>55,277893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77638000000003" table:style-name="ce3">
            <text:p>55,277638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277638000000003" table:style-name="ce3">
            <text:p>55,277638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277915999999898" table:style-name="ce3">
            <text:p>55,277916</text:p>
          </table:table-cell>
          <table:table-cell table:number-columns-repeated="16382"/>
        </table:table-row>
        <table:table-row table:style-name="ro2">
          <table:table-cell office:value-type="float" office:value="21.266477999999999" table:style-name="ce3">
            <text:p>21,266478</text:p>
          </table:table-cell>
          <table:table-cell office:value-type="float" office:value="55.277915999999898" table:style-name="ce3">
            <text:p>55,277916</text:p>
          </table:table-cell>
          <table:table-cell table:number-columns-repeated="16382"/>
        </table:table-row>
        <table:table-row table:style-name="ro2">
          <table:table-cell office:value-type="float" office:value="21.266389999999902" table:style-name="ce3">
            <text:p>21,26639</text:p>
          </table:table-cell>
          <table:table-cell office:value-type="float" office:value="55.277911000000003" table:style-name="ce3">
            <text:p>55,277911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2781939999999" table:style-name="ce3">
            <text:p>55,278194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2781939999999" table:style-name="ce3">
            <text:p>55,278194</text:p>
          </table:table-cell>
          <table:table-cell table:number-columns-repeated="16382"/>
        </table:table-row>
        <table:table-row table:style-name="ro2">
          <table:table-cell office:value-type="float" office:value="21.265848999999999" table:style-name="ce3">
            <text:p>21,265849</text:p>
          </table:table-cell>
          <table:table-cell office:value-type="float" office:value="55.278526999999897" table:style-name="ce3">
            <text:p>55,278527</text:p>
          </table:table-cell>
          <table:table-cell table:number-columns-repeated="16382"/>
        </table:table-row>
        <table:table-row table:style-name="ro2">
          <table:table-cell office:value-type="float" office:value="21.265277000000001" table:style-name="ce3">
            <text:p>21,265277</text:p>
          </table:table-cell>
          <table:table-cell office:value-type="float" office:value="55.278472000000001" table:style-name="ce3">
            <text:p>55,278472</text:p>
          </table:table-cell>
          <table:table-cell table:number-columns-repeated="16382"/>
        </table:table-row>
        <table:table-row table:style-name="ro2">
          <table:table-cell office:value-type="float" office:value="21.265261000000098" table:style-name="ce3">
            <text:p>21,265261</text:p>
          </table:table-cell>
          <table:table-cell office:value-type="float" office:value="55.278708999999999" table:style-name="ce3">
            <text:p>55,278709</text:p>
          </table:table-cell>
          <table:table-cell table:number-columns-repeated="16382"/>
        </table:table-row>
        <table:table-row table:style-name="ro2">
          <table:table-cell office:value-type="float" office:value="21.265160999999999" table:style-name="ce3">
            <text:p>21,265161</text:p>
          </table:table-cell>
          <table:table-cell office:value-type="float" office:value="55.278751999999898" table:style-name="ce3">
            <text:p>55,278752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278751999999898" table:style-name="ce3">
            <text:p>55,278752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278930000000003" table:style-name="ce3">
            <text:p>55,27893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279025999999902" table:style-name="ce3">
            <text:p>55,279026</text:p>
          </table:table-cell>
          <table:table-cell table:number-columns-repeated="16382"/>
        </table:table-row>
        <table:table-row table:style-name="ro2">
          <table:table-cell office:value-type="float" office:value="21.264597999999999" table:style-name="ce3">
            <text:p>21,264598</text:p>
          </table:table-cell>
          <table:table-cell office:value-type="float" office:value="55.279025999999902" table:style-name="ce3">
            <text:p>55,279026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279025999999902" table:style-name="ce3">
            <text:p>55,279026</text:p>
          </table:table-cell>
          <table:table-cell table:number-columns-repeated="16382"/>
        </table:table-row>
        <table:table-row table:style-name="ro2">
          <table:table-cell office:value-type="float" office:value="21.264174000000001" table:style-name="ce3">
            <text:p>21,264174</text:p>
          </table:table-cell>
          <table:table-cell office:value-type="float" office:value="55.279330999999999" table:style-name="ce3">
            <text:p>55,279331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279304000000003" table:style-name="ce3">
            <text:p>55,279304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279501999999901" table:style-name="ce3">
            <text:p>55,279502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279581999999898" table:style-name="ce3">
            <text:p>55,279582</text:p>
          </table:table-cell>
          <table:table-cell table:number-columns-repeated="16382"/>
        </table:table-row>
        <table:table-row table:style-name="ro2">
          <table:table-cell office:value-type="float" office:value="21.263413" table:style-name="ce3">
            <text:p>21,263413</text:p>
          </table:table-cell>
          <table:table-cell office:value-type="float" office:value="55.279581999999898" table:style-name="ce3">
            <text:p>55,279582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79581999999898" table:style-name="ce3">
            <text:p>55,279582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79722999999898" table:style-name="ce3">
            <text:p>55,279723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280417999999898" table:style-name="ce3">
            <text:p>55,280418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280417999999898" table:style-name="ce3">
            <text:p>55,280418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280697000000004" table:style-name="ce3">
            <text:p>55,280697</text:p>
          </table:table-cell>
          <table:table-cell table:number-columns-repeated="16382"/>
        </table:table-row>
        <table:table-row table:style-name="ro2">
          <table:table-cell office:value-type="float" office:value="21.268128999999899" table:style-name="ce3">
            <text:p>21,268129</text:p>
          </table:table-cell>
          <table:table-cell office:value-type="float" office:value="55.280701000000001" table:style-name="ce3">
            <text:p>55,280701</text:p>
          </table:table-cell>
          <table:table-cell table:number-columns-repeated="16382"/>
        </table:table-row>
        <table:table-row table:style-name="ro2">
          <table:table-cell office:value-type="float" office:value="21.268612000000001" table:style-name="ce3">
            <text:p>21,268612</text:p>
          </table:table-cell>
          <table:table-cell office:value-type="float" office:value="55.280691999999902" table:style-name="ce3">
            <text:p>55,280692</text:p>
          </table:table-cell>
          <table:table-cell table:number-columns-repeated="16382"/>
        </table:table-row>
        <table:table-row table:style-name="ro2">
          <table:table-cell office:value-type="float" office:value="21.268678000000001" table:style-name="ce3">
            <text:p>21,268678</text:p>
          </table:table-cell>
          <table:table-cell office:value-type="float" office:value="55.280883000000003" table:style-name="ce3">
            <text:p>55,280883</text:p>
          </table:table-cell>
          <table:table-cell table:number-columns-repeated="16382"/>
        </table:table-row>
        <table:table-row table:style-name="ro2">
          <table:table-cell office:value-type="float" office:value="21.268612000000001" table:style-name="ce3">
            <text:p>21,268612</text:p>
          </table:table-cell>
          <table:table-cell office:value-type="float" office:value="55.280971999999998" table:style-name="ce3">
            <text:p>55,280972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280971999999998" table:style-name="ce3">
            <text:p>55,280972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281527999999902" table:style-name="ce3">
            <text:p>55,281528</text:p>
          </table:table-cell>
          <table:table-cell table:number-columns-repeated="16382"/>
        </table:table-row>
        <table:table-row table:style-name="ro2">
          <table:table-cell office:value-type="float" office:value="21.269286000000001" table:style-name="ce3">
            <text:p>21,269286</text:p>
          </table:table-cell>
          <table:table-cell office:value-type="float" office:value="55.281527999999902" table:style-name="ce3">
            <text:p>55,281528</text:p>
          </table:table-cell>
          <table:table-cell table:number-columns-repeated="16382"/>
        </table:table-row>
        <table:table-row table:style-name="ro2">
          <table:table-cell office:value-type="float" office:value="21.269721999999899" table:style-name="ce3">
            <text:p>21,269722</text:p>
          </table:table-cell>
          <table:table-cell office:value-type="float" office:value="55.281527999999902" table:style-name="ce3">
            <text:p>55,281528</text:p>
          </table:table-cell>
          <table:table-cell table:number-columns-repeated="16382"/>
        </table:table-row>
        <table:table-row table:style-name="ro2">
          <table:table-cell office:value-type="float" office:value="21.269721999999899" table:style-name="ce3">
            <text:p>21,269722</text:p>
          </table:table-cell>
          <table:table-cell office:value-type="float" office:value="55.281806000000003" table:style-name="ce3">
            <text:p>55,281806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281806000000003" table:style-name="ce3">
            <text:p>55,281806</text:p>
          </table:table-cell>
          <table:table-cell table:number-columns-repeated="16382"/>
        </table:table-row>
        <table:table-row table:style-name="ro2">
          <table:table-cell office:value-type="float" office:value="21.270326000000001" table:style-name="ce3">
            <text:p>21,270326</text:p>
          </table:table-cell>
          <table:table-cell office:value-type="float" office:value="55.282105000000001" table:style-name="ce3">
            <text:p>55,282105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282081999999903" table:style-name="ce3">
            <text:p>55,282082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282286999999897" table:style-name="ce3">
            <text:p>55,282287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282359999999898" table:style-name="ce3">
            <text:p>55,28236</text:p>
          </table:table-cell>
          <table:table-cell table:number-columns-repeated="16382"/>
        </table:table-row>
        <table:table-row table:style-name="ro2">
          <table:table-cell office:value-type="float" office:value="21.272523" table:style-name="ce3">
            <text:p>21,272523</text:p>
          </table:table-cell>
          <table:table-cell office:value-type="float" office:value="55.282359999999898" table:style-name="ce3">
            <text:p>55,28236</text:p>
          </table:table-cell>
          <table:table-cell table:number-columns-repeated="16382"/>
        </table:table-row>
        <table:table-row table:style-name="ro2">
          <table:table-cell office:value-type="float" office:value="21.272523" table:style-name="ce3">
            <text:p>21,272523</text:p>
          </table:table-cell>
          <table:table-cell office:value-type="float" office:value="55.283193999999902" table:style-name="ce3">
            <text:p>55,283194</text:p>
          </table:table-cell>
          <table:table-cell table:number-columns-repeated="16382"/>
        </table:table-row>
        <table:table-row table:style-name="ro2">
          <table:table-cell office:value-type="float" office:value="21.273055999999901" table:style-name="ce3">
            <text:p>21,273056</text:p>
          </table:table-cell>
          <table:table-cell office:value-type="float" office:value="55.283193999999902" table:style-name="ce3">
            <text:p>55,283194</text:p>
          </table:table-cell>
          <table:table-cell table:number-columns-repeated="16382"/>
        </table:table-row>
        <table:table-row table:style-name="ro2">
          <table:table-cell office:value-type="float" office:value="21.273071999999999" table:style-name="ce3">
            <text:p>21,273072</text:p>
          </table:table-cell>
          <table:table-cell office:value-type="float" office:value="55.283509000000002" table:style-name="ce3">
            <text:p>55,283509</text:p>
          </table:table-cell>
          <table:table-cell table:number-columns-repeated="16382"/>
        </table:table-row>
        <table:table-row table:style-name="ro2">
          <table:table-cell office:value-type="float" office:value="21.273612" table:style-name="ce3">
            <text:p>21,273612</text:p>
          </table:table-cell>
          <table:table-cell office:value-type="float" office:value="55.283474999999903" table:style-name="ce3">
            <text:p>55,283475</text:p>
          </table:table-cell>
          <table:table-cell table:number-columns-repeated="16382"/>
        </table:table-row>
        <table:table-row table:style-name="ro2">
          <table:table-cell office:value-type="float" office:value="21.273612" table:style-name="ce3">
            <text:p>21,273612</text:p>
          </table:table-cell>
          <table:table-cell office:value-type="float" office:value="55.283747999999903" table:style-name="ce3">
            <text:p>55,283748</text:p>
          </table:table-cell>
          <table:table-cell table:number-columns-repeated="16382"/>
        </table:table-row>
        <table:table-row table:style-name="ro2">
          <table:table-cell office:value-type="float" office:value="21.2738219999999" table:style-name="ce3">
            <text:p>21,273822</text:p>
          </table:table-cell>
          <table:table-cell office:value-type="float" office:value="55.283747999999903" table:style-name="ce3">
            <text:p>55,283748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83747999999903" table:style-name="ce3">
            <text:p>55,283748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284025999999898" table:style-name="ce3">
            <text:p>55,284026</text:p>
          </table:table-cell>
          <table:table-cell table:number-columns-repeated="16382"/>
        </table:table-row>
        <table:table-row table:style-name="ro2">
          <table:table-cell office:value-type="float" office:value="21.275278" table:style-name="ce3">
            <text:p>21,275278</text:p>
          </table:table-cell>
          <table:table-cell office:value-type="float" office:value="55.284025999999898" table:style-name="ce3">
            <text:p>55,284026</text:p>
          </table:table-cell>
          <table:table-cell table:number-columns-repeated="16382"/>
        </table:table-row>
        <table:table-row table:style-name="ro2">
          <table:table-cell office:value-type="float" office:value="21.275278" table:style-name="ce3">
            <text:p>21,275278</text:p>
          </table:table-cell>
          <table:table-cell office:value-type="float" office:value="55.284306999999899" table:style-name="ce3">
            <text:p>55,284307</text:p>
          </table:table-cell>
          <table:table-cell table:number-columns-repeated="16382"/>
        </table:table-row>
        <table:table-row table:style-name="ro2">
          <table:table-cell office:value-type="float" office:value="21.275832000000001" table:style-name="ce3">
            <text:p>21,275832</text:p>
          </table:table-cell>
          <table:table-cell office:value-type="float" office:value="55.284306999999899" table:style-name="ce3">
            <text:p>55,284307</text:p>
          </table:table-cell>
          <table:table-cell table:number-columns-repeated="16382"/>
        </table:table-row>
        <table:table-row table:style-name="ro2">
          <table:table-cell office:value-type="float" office:value="21.275832000000001" table:style-name="ce3">
            <text:p>21,275832</text:p>
          </table:table-cell>
          <table:table-cell office:value-type="float" office:value="55.284483999999999" table:style-name="ce3">
            <text:p>55,284484</text:p>
          </table:table-cell>
          <table:table-cell table:number-columns-repeated="16382"/>
        </table:table-row>
        <table:table-row table:style-name="ro2">
          <table:table-cell office:value-type="float" office:value="21.275832000000001" table:style-name="ce3">
            <text:p>21,275832</text:p>
          </table:table-cell>
          <table:table-cell office:value-type="float" office:value="55.2845849999999" table:style-name="ce3">
            <text:p>55,284585</text:p>
          </table:table-cell>
          <table:table-cell table:number-columns-repeated="16382"/>
        </table:table-row>
        <table:table-row table:style-name="ro2">
          <table:table-cell office:value-type="float" office:value="21.275977999999999" table:style-name="ce3">
            <text:p>21,275978</text:p>
          </table:table-cell>
          <table:table-cell office:value-type="float" office:value="55.2845849999999" table:style-name="ce3">
            <text:p>55,284585</text:p>
          </table:table-cell>
          <table:table-cell table:number-columns-repeated="16382"/>
        </table:table-row>
        <table:table-row table:style-name="ro2">
          <table:table-cell office:value-type="float" office:value="21.276387999999901" table:style-name="ce3">
            <text:p>21,276388</text:p>
          </table:table-cell>
          <table:table-cell office:value-type="float" office:value="55.2845849999999" table:style-name="ce3">
            <text:p>55,284585</text:p>
          </table:table-cell>
          <table:table-cell table:number-columns-repeated="16382"/>
        </table:table-row>
        <table:table-row table:style-name="ro2">
          <table:table-cell office:value-type="float" office:value="21.276387999999901" table:style-name="ce3">
            <text:p>21,276388</text:p>
          </table:table-cell>
          <table:table-cell office:value-type="float" office:value="55.284862999999902" table:style-name="ce3">
            <text:p>55,284863</text:p>
          </table:table-cell>
          <table:table-cell table:number-columns-repeated="16382"/>
        </table:table-row>
        <table:table-row table:style-name="ro2">
          <table:table-cell office:value-type="float" office:value="21.276488000000001" table:style-name="ce3">
            <text:p>21,276488</text:p>
          </table:table-cell>
          <table:table-cell office:value-type="float" office:value="55.284862999999902" table:style-name="ce3">
            <text:p>55,284863</text:p>
          </table:table-cell>
          <table:table-cell table:number-columns-repeated="16382"/>
        </table:table-row>
        <table:table-row table:style-name="ro2">
          <table:table-cell office:value-type="float" office:value="21.276944" table:style-name="ce3">
            <text:p>21,276944</text:p>
          </table:table-cell>
          <table:table-cell office:value-type="float" office:value="55.284862999999902" table:style-name="ce3">
            <text:p>55,284863</text:p>
          </table:table-cell>
          <table:table-cell table:number-columns-repeated="16382"/>
        </table:table-row>
        <table:table-row table:style-name="ro2">
          <table:table-cell office:value-type="float" office:value="21.276944" table:style-name="ce3">
            <text:p>21,276944</text:p>
          </table:table-cell>
          <table:table-cell office:value-type="float" office:value="55.285136000000101" table:style-name="ce3">
            <text:p>55,285136</text:p>
          </table:table-cell>
          <table:table-cell table:number-columns-repeated="16382"/>
        </table:table-row>
        <table:table-row table:style-name="ro2">
          <table:table-cell office:value-type="float" office:value="21.278053999999901" table:style-name="ce3">
            <text:p>21,278054</text:p>
          </table:table-cell>
          <table:table-cell office:value-type="float" office:value="55.285136000000101" table:style-name="ce3">
            <text:p>55,285136</text:p>
          </table:table-cell>
          <table:table-cell table:number-columns-repeated="16382"/>
        </table:table-row>
        <table:table-row table:style-name="ro2">
          <table:table-cell office:value-type="float" office:value="21.278053999999901" table:style-name="ce3">
            <text:p>21,278054</text:p>
          </table:table-cell>
          <table:table-cell office:value-type="float" office:value="55.285416999999903" table:style-name="ce3">
            <text:p>55,285417</text:p>
          </table:table-cell>
          <table:table-cell table:number-columns-repeated="16382"/>
        </table:table-row>
        <table:table-row table:style-name="ro2">
          <table:table-cell office:value-type="float" office:value="21.278609999999901" table:style-name="ce3">
            <text:p>21,27861</text:p>
          </table:table-cell>
          <table:table-cell office:value-type="float" office:value="55.285416999999903" table:style-name="ce3">
            <text:p>55,285417</text:p>
          </table:table-cell>
          <table:table-cell table:number-columns-repeated="16382"/>
        </table:table-row>
        <table:table-row table:style-name="ro2">
          <table:table-cell office:value-type="float" office:value="21.278609999999901" table:style-name="ce3">
            <text:p>21,27861</text:p>
          </table:table-cell>
          <table:table-cell office:value-type="float" office:value="55.285694999999997" table:style-name="ce3">
            <text:p>55,285695</text:p>
          </table:table-cell>
          <table:table-cell table:number-columns-repeated="16382"/>
        </table:table-row>
        <table:table-row table:style-name="ro2">
          <table:table-cell office:value-type="float" office:value="21.2786849999999" table:style-name="ce3">
            <text:p>21,278685</text:p>
          </table:table-cell>
          <table:table-cell office:value-type="float" office:value="55.285694999999997" table:style-name="ce3">
            <text:p>55,285695</text:p>
          </table:table-cell>
          <table:table-cell table:number-columns-repeated="16382"/>
        </table:table-row>
        <table:table-row table:style-name="ro2">
          <table:table-cell office:value-type="float" office:value="21.279166" table:style-name="ce3">
            <text:p>21,279166</text:p>
          </table:table-cell>
          <table:table-cell office:value-type="float" office:value="55.285705999999898" table:style-name="ce3">
            <text:p>55,285706</text:p>
          </table:table-cell>
          <table:table-cell table:number-columns-repeated="16382"/>
        </table:table-row>
        <table:table-row table:style-name="ro2">
          <table:table-cell office:value-type="float" office:value="21.279166" table:style-name="ce3">
            <text:p>21,279166</text:p>
          </table:table-cell>
          <table:table-cell office:value-type="float" office:value="55.286316999999897" table:style-name="ce3">
            <text:p>55,286317</text:p>
          </table:table-cell>
          <table:table-cell table:number-columns-repeated="16382"/>
        </table:table-row>
        <table:table-row table:style-name="ro2">
          <table:table-cell office:value-type="float" office:value="21.2786849999999" table:style-name="ce3">
            <text:p>21,278685</text:p>
          </table:table-cell>
          <table:table-cell office:value-type="float" office:value="55.286316999999897" table:style-name="ce3">
            <text:p>55,286317</text:p>
          </table:table-cell>
          <table:table-cell table:number-columns-repeated="16382"/>
        </table:table-row>
        <table:table-row table:style-name="ro2">
          <table:table-cell office:value-type="float" office:value="21.278609999999901" table:style-name="ce3">
            <text:p>21,27861</text:p>
          </table:table-cell>
          <table:table-cell office:value-type="float" office:value="55.286250999999901" table:style-name="ce3">
            <text:p>55,286251</text:p>
          </table:table-cell>
          <table:table-cell table:number-columns-repeated="16382"/>
        </table:table-row>
        <table:table-row table:style-name="ro2">
          <table:table-cell office:value-type="float" office:value="21.278609999999901" table:style-name="ce3">
            <text:p>21,27861</text:p>
          </table:table-cell>
          <table:table-cell office:value-type="float" office:value="55.287082999999903" table:style-name="ce3">
            <text:p>55,287083</text:p>
          </table:table-cell>
          <table:table-cell table:number-columns-repeated="16382"/>
        </table:table-row>
        <table:table-row table:style-name="ro2">
          <table:table-cell office:value-type="float" office:value="21.2786849999999" table:style-name="ce3">
            <text:p>21,278685</text:p>
          </table:table-cell>
          <table:table-cell office:value-type="float" office:value="55.287109999999998" table:style-name="ce3">
            <text:p>55,28711</text:p>
          </table:table-cell>
          <table:table-cell table:number-columns-repeated="16382"/>
        </table:table-row>
        <table:table-row table:style-name="ro2">
          <table:table-cell office:value-type="float" office:value="21.279724999999999" table:style-name="ce3">
            <text:p>21,279725</text:p>
          </table:table-cell>
          <table:table-cell office:value-type="float" office:value="55.287109999999998" table:style-name="ce3">
            <text:p>55,28711</text:p>
          </table:table-cell>
          <table:table-cell table:number-columns-repeated="16382"/>
        </table:table-row>
        <table:table-row table:style-name="ro2">
          <table:table-cell office:value-type="float" office:value="21.2797219999999" table:style-name="ce3">
            <text:p>21,279722</text:p>
          </table:table-cell>
          <table:table-cell office:value-type="float" office:value="55.287638999999899" table:style-name="ce3">
            <text:p>55,287639</text:p>
          </table:table-cell>
          <table:table-cell table:number-columns-repeated="16382"/>
        </table:table-row>
        <table:table-row table:style-name="ro2">
          <table:table-cell office:value-type="float" office:value="21.2802760000001" table:style-name="ce3">
            <text:p>21,280276</text:p>
          </table:table-cell>
          <table:table-cell office:value-type="float" office:value="55.287638999999899" table:style-name="ce3">
            <text:p>55,287639</text:p>
          </table:table-cell>
          <table:table-cell table:number-columns-repeated="16382"/>
        </table:table-row>
        <table:table-row table:style-name="ro2">
          <table:table-cell office:value-type="float" office:value="21.280273999999999" table:style-name="ce3">
            <text:p>21,280274</text:p>
          </table:table-cell>
          <table:table-cell office:value-type="float" office:value="55.287720999999998" table:style-name="ce3">
            <text:p>55,287721</text:p>
          </table:table-cell>
          <table:table-cell table:number-columns-repeated="16382"/>
        </table:table-row>
        <table:table-row table:style-name="ro2">
          <table:table-cell office:value-type="float" office:value="21.280273999999999" table:style-name="ce3">
            <text:p>21,280274</text:p>
          </table:table-cell>
          <table:table-cell office:value-type="float" office:value="55.288748999999903" table:style-name="ce3">
            <text:p>55,288749</text:p>
          </table:table-cell>
          <table:table-cell table:number-columns-repeated="16382"/>
        </table:table-row>
        <table:table-row table:style-name="ro2">
          <table:table-cell office:value-type="float" office:value="21.280835" table:style-name="ce3">
            <text:p>21,280835</text:p>
          </table:table-cell>
          <table:table-cell office:value-type="float" office:value="55.288748999999903" table:style-name="ce3">
            <text:p>55,288749</text:p>
          </table:table-cell>
          <table:table-cell table:number-columns-repeated="16382"/>
        </table:table-row>
        <table:table-row table:style-name="ro2">
          <table:table-cell office:value-type="float" office:value="21.280839" table:style-name="ce3">
            <text:p>21,280839</text:p>
          </table:table-cell>
          <table:table-cell office:value-type="float" office:value="55.288882999999899" table:style-name="ce3">
            <text:p>55,288883</text:p>
          </table:table-cell>
          <table:table-cell table:number-columns-repeated="16382"/>
        </table:table-row>
        <table:table-row table:style-name="ro2">
          <table:table-cell office:value-type="float" office:value="21.280885000000001" table:style-name="ce3">
            <text:p>21,280885</text:p>
          </table:table-cell>
          <table:table-cell office:value-type="float" office:value="55.289859" table:style-name="ce3">
            <text:p>55,289859</text:p>
          </table:table-cell>
          <table:table-cell table:number-columns-repeated="16382"/>
        </table:table-row>
        <table:table-row table:style-name="ro2">
          <table:table-cell office:value-type="float" office:value="21.281388999999901" table:style-name="ce3">
            <text:p>21,281389</text:p>
          </table:table-cell>
          <table:table-cell office:value-type="float" office:value="55.2899180000001" table:style-name="ce3">
            <text:p>55,289918</text:p>
          </table:table-cell>
          <table:table-cell table:number-columns-repeated="16382"/>
        </table:table-row>
        <table:table-row table:style-name="ro2">
          <table:table-cell office:value-type="float" office:value="21.281388999999901" table:style-name="ce3">
            <text:p>21,281389</text:p>
          </table:table-cell>
          <table:table-cell office:value-type="float" office:value="55.290694999999999" table:style-name="ce3">
            <text:p>55,290695</text:p>
          </table:table-cell>
          <table:table-cell table:number-columns-repeated="16382"/>
        </table:table-row>
        <table:table-row table:style-name="ro2">
          <table:table-cell office:value-type="float" office:value="21.281493000000001" table:style-name="ce3">
            <text:p>21,281493</text:p>
          </table:table-cell>
          <table:table-cell office:value-type="float" office:value="55.290711000000002" table:style-name="ce3">
            <text:p>55,290711</text:p>
          </table:table-cell>
          <table:table-cell table:number-columns-repeated="16382"/>
        </table:table-row>
        <table:table-row table:style-name="ro2">
          <table:table-cell office:value-type="float" office:value="21.282498" table:style-name="ce3">
            <text:p>21,282498</text:p>
          </table:table-cell>
          <table:table-cell office:value-type="float" office:value="55.290694999999999" table:style-name="ce3">
            <text:p>55,290695</text:p>
          </table:table-cell>
          <table:table-cell table:number-columns-repeated="16382"/>
        </table:table-row>
        <table:table-row table:style-name="ro2">
          <table:table-cell office:value-type="float" office:value="21.282498" table:style-name="ce3">
            <text:p>21,282498</text:p>
          </table:table-cell>
          <table:table-cell office:value-type="float" office:value="55.290892999999897" table:style-name="ce3">
            <text:p>55,290893</text:p>
          </table:table-cell>
          <table:table-cell table:number-columns-repeated="16382"/>
        </table:table-row>
        <table:table-row table:style-name="ro2">
          <table:table-cell office:value-type="float" office:value="21.282498" table:style-name="ce3">
            <text:p>21,282498</text:p>
          </table:table-cell>
          <table:table-cell office:value-type="float" office:value="55.290972999999902" table:style-name="ce3">
            <text:p>55,290973</text:p>
          </table:table-cell>
          <table:table-cell table:number-columns-repeated="16382"/>
        </table:table-row>
        <table:table-row table:style-name="ro2">
          <table:table-cell office:value-type="float" office:value="21.283056999999999" table:style-name="ce3">
            <text:p>21,283057</text:p>
          </table:table-cell>
          <table:table-cell office:value-type="float" office:value="55.290972999999902" table:style-name="ce3">
            <text:p>55,290973</text:p>
          </table:table-cell>
          <table:table-cell table:number-columns-repeated="16382"/>
        </table:table-row>
        <table:table-row table:style-name="ro2">
          <table:table-cell office:value-type="float" office:value="21.283082" table:style-name="ce3">
            <text:p>21,283082</text:p>
          </table:table-cell>
          <table:table-cell office:value-type="float" office:value="55.291321999999901" table:style-name="ce3">
            <text:p>55,291322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291321999999901" table:style-name="ce3">
            <text:p>55,291322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292640999999897" table:style-name="ce3">
            <text:p>55,292641</text:p>
          </table:table-cell>
          <table:table-cell table:number-columns-repeated="16382"/>
        </table:table-row>
        <table:table-row table:style-name="ro2">
          <table:table-cell office:value-type="float" office:value="21.283056999999999" table:style-name="ce3">
            <text:p>21,283057</text:p>
          </table:table-cell>
          <table:table-cell office:value-type="float" office:value="55.292640999999897" table:style-name="ce3">
            <text:p>55,292641</text:p>
          </table:table-cell>
          <table:table-cell table:number-columns-repeated="16382"/>
        </table:table-row>
        <table:table-row table:style-name="ro2">
          <table:table-cell office:value-type="float" office:value="21.283082" table:style-name="ce3">
            <text:p>21,283082</text:p>
          </table:table-cell>
          <table:table-cell office:value-type="float" office:value="55.292724" table:style-name="ce3">
            <text:p>55,292724</text:p>
          </table:table-cell>
          <table:table-cell table:number-columns-repeated="16382"/>
        </table:table-row>
        <table:table-row table:style-name="ro2">
          <table:table-cell office:value-type="float" office:value="21.283082" table:style-name="ce3">
            <text:p>21,283082</text:p>
          </table:table-cell>
          <table:table-cell office:value-type="float" office:value="55.293193000000002" table:style-name="ce3">
            <text:p>55,293193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293193000000002" table:style-name="ce3">
            <text:p>55,293193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2932729999999" table:style-name="ce3">
            <text:p>55,293273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293750999999901" table:style-name="ce3">
            <text:p>55,293751</text:p>
          </table:table-cell>
          <table:table-cell table:number-columns-repeated="16382"/>
        </table:table-row>
        <table:table-row table:style-name="ro2">
          <table:table-cell office:value-type="float" office:value="21.28369" table:style-name="ce3">
            <text:p>21,28369</text:p>
          </table:table-cell>
          <table:table-cell office:value-type="float" office:value="55.293750999999901" table:style-name="ce3">
            <text:p>55,293751</text:p>
          </table:table-cell>
          <table:table-cell table:number-columns-repeated="16382"/>
        </table:table-row>
        <table:table-row table:style-name="ro2">
          <table:table-cell office:value-type="float" office:value="21.285833" table:style-name="ce3">
            <text:p>21,285833</text:p>
          </table:table-cell>
          <table:table-cell office:value-type="float" office:value="55.293750999999901" table:style-name="ce3">
            <text:p>55,293751</text:p>
          </table:table-cell>
          <table:table-cell table:number-columns-repeated="16382"/>
        </table:table-row>
        <table:table-row table:style-name="ro2">
          <table:table-cell office:value-type="float" office:value="21.285833" table:style-name="ce3">
            <text:p>21,285833</text:p>
          </table:table-cell>
          <table:table-cell office:value-type="float" office:value="55.293883999999899" table:style-name="ce3">
            <text:p>55,293884</text:p>
          </table:table-cell>
          <table:table-cell table:number-columns-repeated="16382"/>
        </table:table-row>
        <table:table-row table:style-name="ro2">
          <table:table-cell office:value-type="float" office:value="21.285833" table:style-name="ce3">
            <text:p>21,285833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86389" table:style-name="ce3">
            <text:p>21,286389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86389" table:style-name="ce3">
            <text:p>21,286389</text:p>
          </table:table-cell>
          <table:table-cell office:value-type="float" office:value="55.295437999999997" table:style-name="ce3">
            <text:p>55,295438</text:p>
          </table:table-cell>
          <table:table-cell table:number-columns-repeated="16382"/>
        </table:table-row>
        <table:table-row table:style-name="ro2">
          <table:table-cell office:value-type="float" office:value="21.286389" table:style-name="ce3">
            <text:p>21,286389</text:p>
          </table:table-cell>
          <table:table-cell office:value-type="float" office:value="55.295696" table:style-name="ce3">
            <text:p>55,295696</text:p>
          </table:table-cell>
          <table:table-cell table:number-columns-repeated="16382"/>
        </table:table-row>
        <table:table-row table:style-name="ro2">
          <table:table-cell office:value-type="float" office:value="21.286724" table:style-name="ce3">
            <text:p>21,286724</text:p>
          </table:table-cell>
          <table:table-cell office:value-type="float" office:value="55.295696" table:style-name="ce3">
            <text:p>55,295696</text:p>
          </table:table-cell>
          <table:table-cell table:number-columns-repeated="16382"/>
        </table:table-row>
        <table:table-row table:style-name="ro2">
          <table:table-cell office:value-type="float" office:value="21.2869449999999" table:style-name="ce3">
            <text:p>21,286945</text:p>
          </table:table-cell>
          <table:table-cell office:value-type="float" office:value="55.295696" table:style-name="ce3">
            <text:p>55,295696</text:p>
          </table:table-cell>
          <table:table-cell table:number-columns-repeated="16382"/>
        </table:table-row>
        <table:table-row table:style-name="ro2">
          <table:table-cell office:value-type="float" office:value="21.286926999999999" table:style-name="ce3">
            <text:p>21,286927</text:p>
          </table:table-cell>
          <table:table-cell office:value-type="float" office:value="55.295898000000001" table:style-name="ce3">
            <text:p>55,295898</text:p>
          </table:table-cell>
          <table:table-cell table:number-columns-repeated="16382"/>
        </table:table-row>
        <table:table-row table:style-name="ro2">
          <table:table-cell office:value-type="float" office:value="21.2869449999999" table:style-name="ce3">
            <text:p>21,286945</text:p>
          </table:table-cell>
          <table:table-cell office:value-type="float" office:value="55.295970999999902" table:style-name="ce3">
            <text:p>55,295971</text:p>
          </table:table-cell>
          <table:table-cell table:number-columns-repeated="16382"/>
        </table:table-row>
        <table:table-row table:style-name="ro2">
          <table:table-cell office:value-type="float" office:value="21.289722999999999" table:style-name="ce3">
            <text:p>21,289723</text:p>
          </table:table-cell>
          <table:table-cell office:value-type="float" office:value="55.295970999999902" table:style-name="ce3">
            <text:p>55,295971</text:p>
          </table:table-cell>
          <table:table-cell table:number-columns-repeated="16382"/>
        </table:table-row>
        <table:table-row table:style-name="ro2">
          <table:table-cell office:value-type="float" office:value="21.289722999999999" table:style-name="ce3">
            <text:p>21,289723</text:p>
          </table:table-cell>
          <table:table-cell office:value-type="float" office:value="55.295898000000001" table:style-name="ce3">
            <text:p>55,295898</text:p>
          </table:table-cell>
          <table:table-cell table:number-columns-repeated="16382"/>
        </table:table-row>
        <table:table-row table:style-name="ro2">
          <table:table-cell office:value-type="float" office:value="21.289722999999999" table:style-name="ce3">
            <text:p>21,289723</text:p>
          </table:table-cell>
          <table:table-cell office:value-type="float" office:value="55.295696" table:style-name="ce3">
            <text:p>55,295696</text:p>
          </table:table-cell>
          <table:table-cell table:number-columns-repeated="16382"/>
        </table:table-row>
        <table:table-row table:style-name="ro2">
          <table:table-cell office:value-type="float" office:value="21.290272999999999" table:style-name="ce3">
            <text:p>21,290273</text:p>
          </table:table-cell>
          <table:table-cell office:value-type="float" office:value="55.295696" table:style-name="ce3">
            <text:p>55,295696</text:p>
          </table:table-cell>
          <table:table-cell table:number-columns-repeated="16382"/>
        </table:table-row>
        <table:table-row table:style-name="ro2">
          <table:table-cell office:value-type="float" office:value="21.290865" table:style-name="ce3">
            <text:p>21,290865</text:p>
          </table:table-cell>
          <table:table-cell office:value-type="float" office:value="55.295699999999897" table:style-name="ce3">
            <text:p>55,2957</text:p>
          </table:table-cell>
          <table:table-cell table:number-columns-repeated="16382"/>
        </table:table-row>
        <table:table-row table:style-name="ro2">
          <table:table-cell office:value-type="float" office:value="21.290832999999999" table:style-name="ce3">
            <text:p>21,290833</text:p>
          </table:table-cell>
          <table:table-cell office:value-type="float" office:value="55.295970999999902" table:style-name="ce3">
            <text:p>55,295971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5970999999902" table:style-name="ce3">
            <text:p>55,295971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6081000000001" table:style-name="ce3">
            <text:p>55,296081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1689999999999" table:style-name="ce3">
            <text:p>21,29169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1944999999899" table:style-name="ce3">
            <text:p>21,291945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1944999999899" table:style-name="ce3">
            <text:p>21,291945</text:p>
          </table:table-cell>
          <table:table-cell office:value-type="float" office:value="55.297086" table:style-name="ce3">
            <text:p>55,297086</text:p>
          </table:table-cell>
          <table:table-cell table:number-columns-repeated="16382"/>
        </table:table-row>
        <table:table-row table:style-name="ro2">
          <table:table-cell office:value-type="float" office:value="21.292498999999999" table:style-name="ce3">
            <text:p>21,292499</text:p>
          </table:table-cell>
          <table:table-cell office:value-type="float" office:value="55.297086" table:style-name="ce3">
            <text:p>55,297086</text:p>
          </table:table-cell>
          <table:table-cell table:number-columns-repeated="16382"/>
        </table:table-row>
        <table:table-row table:style-name="ro2">
          <table:table-cell office:value-type="float" office:value="21.292498999999999" table:style-name="ce3">
            <text:p>21,292499</text:p>
          </table:table-cell>
          <table:table-cell office:value-type="float" office:value="55.297359" table:style-name="ce3">
            <text:p>55,297359</text:p>
          </table:table-cell>
          <table:table-cell table:number-columns-repeated="16382"/>
        </table:table-row>
        <table:table-row table:style-name="ro2">
          <table:table-cell office:value-type="float" office:value="21.291944999999899" table:style-name="ce3">
            <text:p>21,291945</text:p>
          </table:table-cell>
          <table:table-cell office:value-type="float" office:value="55.297359" table:style-name="ce3">
            <text:p>55,297359</text:p>
          </table:table-cell>
          <table:table-cell table:number-columns-repeated="16382"/>
        </table:table-row>
        <table:table-row table:style-name="ro2">
          <table:table-cell office:value-type="float" office:value="21.291944999999899" table:style-name="ce3">
            <text:p>21,291945</text:p>
          </table:table-cell>
          <table:table-cell office:value-type="float" office:value="55.298243999999997" table:style-name="ce3">
            <text:p>55,298244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298195999999997" table:style-name="ce3">
            <text:p>55,298196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298099999999998" table:style-name="ce3">
            <text:p>55,2981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297914999999897" table:style-name="ce3">
            <text:p>55,297915</text:p>
          </table:table-cell>
          <table:table-cell table:number-columns-repeated="16382"/>
        </table:table-row>
        <table:table-row table:style-name="ro2">
          <table:table-cell office:value-type="float" office:value="21.293617999999999" table:style-name="ce3">
            <text:p>21,293618</text:p>
          </table:table-cell>
          <table:table-cell office:value-type="float" office:value="55.297935999999901" table:style-name="ce3">
            <text:p>55,297936</text:p>
          </table:table-cell>
          <table:table-cell table:number-columns-repeated="16382"/>
        </table:table-row>
        <table:table-row table:style-name="ro2">
          <table:table-cell office:value-type="float" office:value="21.2936119999999" table:style-name="ce3">
            <text:p>21,293612</text:p>
          </table:table-cell>
          <table:table-cell office:value-type="float" office:value="55.297637000000101" table:style-name="ce3">
            <text:p>55,297637</text:p>
          </table:table-cell>
          <table:table-cell table:number-columns-repeated="16382"/>
        </table:table-row>
        <table:table-row table:style-name="ro2">
          <table:table-cell office:value-type="float" office:value="21.294167999999999" table:style-name="ce3">
            <text:p>21,294168</text:p>
          </table:table-cell>
          <table:table-cell office:value-type="float" office:value="55.297637000000101" table:style-name="ce3">
            <text:p>55,297637</text:p>
          </table:table-cell>
          <table:table-cell table:number-columns-repeated="16382"/>
        </table:table-row>
        <table:table-row table:style-name="ro2">
          <table:table-cell office:value-type="float" office:value="21.294167999999999" table:style-name="ce3">
            <text:p>21,294168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4491000000001" table:style-name="ce3">
            <text:p>21,294491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4720999999999" table:style-name="ce3">
            <text:p>21,294721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4720999999999" table:style-name="ce3">
            <text:p>21,294721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94450000000001" table:style-name="ce3">
            <text:p>21,29445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94167999999999" table:style-name="ce3">
            <text:p>21,294168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94156000000001" table:style-name="ce3">
            <text:p>21,294156</text:p>
          </table:table-cell>
          <table:table-cell office:value-type="float" office:value="55.294653999999902" table:style-name="ce3">
            <text:p>55,294654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294582999999903" table:style-name="ce3">
            <text:p>55,294583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294494" table:style-name="ce3">
            <text:p>55,294494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294303000000099" table:style-name="ce3">
            <text:p>55,294303</text:p>
          </table:table-cell>
          <table:table-cell table:number-columns-repeated="16382"/>
        </table:table-row>
        <table:table-row table:style-name="ro2">
          <table:table-cell office:value-type="float" office:value="21.292498999999999" table:style-name="ce3">
            <text:p>21,292499</text:p>
          </table:table-cell>
          <table:table-cell office:value-type="float" office:value="55.294303000000099" table:style-name="ce3">
            <text:p>55,294303</text:p>
          </table:table-cell>
          <table:table-cell table:number-columns-repeated="16382"/>
        </table:table-row>
        <table:table-row table:style-name="ro2">
          <table:table-cell office:value-type="float" office:value="21.292498999999999" table:style-name="ce3">
            <text:p>21,292499</text:p>
          </table:table-cell>
          <table:table-cell office:value-type="float" office:value="55.294494" table:style-name="ce3">
            <text:p>55,294494</text:p>
          </table:table-cell>
          <table:table-cell table:number-columns-repeated="16382"/>
        </table:table-row>
        <table:table-row table:style-name="ro2">
          <table:table-cell office:value-type="float" office:value="21.292498999999999" table:style-name="ce3">
            <text:p>21,292499</text:p>
          </table:table-cell>
          <table:table-cell office:value-type="float" office:value="55.294582999999903" table:style-name="ce3">
            <text:p>55,294583</text:p>
          </table:table-cell>
          <table:table-cell table:number-columns-repeated="16382"/>
        </table:table-row>
        <table:table-row table:style-name="ro2">
          <table:table-cell office:value-type="float" office:value="21.292317000000001" table:style-name="ce3">
            <text:p>21,292317</text:p>
          </table:table-cell>
          <table:table-cell office:value-type="float" office:value="55.294582999999903" table:style-name="ce3">
            <text:p>55,294583</text:p>
          </table:table-cell>
          <table:table-cell table:number-columns-repeated="16382"/>
        </table:table-row>
        <table:table-row table:style-name="ro2">
          <table:table-cell office:value-type="float" office:value="21.291944999999899" table:style-name="ce3">
            <text:p>21,291945</text:p>
          </table:table-cell>
          <table:table-cell office:value-type="float" office:value="55.294582999999903" table:style-name="ce3">
            <text:p>55,294583</text:p>
          </table:table-cell>
          <table:table-cell table:number-columns-repeated="16382"/>
        </table:table-row>
        <table:table-row table:style-name="ro2">
          <table:table-cell office:value-type="float" office:value="21.291910999999999" table:style-name="ce3">
            <text:p>21,291911</text:p>
          </table:table-cell>
          <table:table-cell office:value-type="float" office:value="55.294800000000002" table:style-name="ce3">
            <text:p>55,2948</text:p>
          </table:table-cell>
          <table:table-cell table:number-columns-repeated="16382"/>
        </table:table-row>
        <table:table-row table:style-name="ro2">
          <table:table-cell office:value-type="float" office:value="21.291799999999999" table:style-name="ce3">
            <text:p>21,2918</text:p>
          </table:table-cell>
          <table:table-cell office:value-type="float" office:value="55.294860999999997" table:style-name="ce3">
            <text:p>55,294861</text:p>
          </table:table-cell>
          <table:table-cell table:number-columns-repeated="16382"/>
        </table:table-row>
        <table:table-row table:style-name="ro2">
          <table:table-cell office:value-type="float" office:value="21.291688000000001" table:style-name="ce3">
            <text:p>21,291688</text:p>
          </table:table-cell>
          <table:table-cell office:value-type="float" office:value="55.294860999999997" table:style-name="ce3">
            <text:p>55,294861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4860999999997" table:style-name="ce3">
            <text:p>55,294861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5471999999997" table:style-name="ce3">
            <text:p>55,295472</text:p>
          </table:table-cell>
          <table:table-cell table:number-columns-repeated="16382"/>
        </table:table-row>
        <table:table-row table:style-name="ro2">
          <table:table-cell office:value-type="float" office:value="21.290893000000001" table:style-name="ce3">
            <text:p>21,290893</text:p>
          </table:table-cell>
          <table:table-cell office:value-type="float" office:value="55.295471999999997" table:style-name="ce3">
            <text:p>55,295472</text:p>
          </table:table-cell>
          <table:table-cell table:number-columns-repeated="16382"/>
        </table:table-row>
        <table:table-row table:style-name="ro2">
          <table:table-cell office:value-type="float" office:value="21.290832999999999" table:style-name="ce3">
            <text:p>21,290833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90284" table:style-name="ce3">
            <text:p>21,290284</text:p>
          </table:table-cell>
          <table:table-cell office:value-type="float" office:value="55.295138999999899" table:style-name="ce3">
            <text:p>55,295139</text:p>
          </table:table-cell>
          <table:table-cell table:number-columns-repeated="16382"/>
        </table:table-row>
        <table:table-row table:style-name="ro2">
          <table:table-cell office:value-type="float" office:value="21.290284" table:style-name="ce3">
            <text:p>21,290284</text:p>
          </table:table-cell>
          <table:table-cell office:value-type="float" office:value="55.294311999999898" table:style-name="ce3">
            <text:p>55,294312</text:p>
          </table:table-cell>
          <table:table-cell table:number-columns-repeated="16382"/>
        </table:table-row>
        <table:table-row table:style-name="ro2">
          <table:table-cell office:value-type="float" office:value="21.289672999999901" table:style-name="ce3">
            <text:p>21,289673</text:p>
          </table:table-cell>
          <table:table-cell office:value-type="float" office:value="55.294311999999898" table:style-name="ce3">
            <text:p>55,294312</text:p>
          </table:table-cell>
          <table:table-cell table:number-columns-repeated="16382"/>
        </table:table-row>
        <table:table-row table:style-name="ro2">
          <table:table-cell office:value-type="float" office:value="21.289672999999901" table:style-name="ce3">
            <text:p>21,289673</text:p>
          </table:table-cell>
          <table:table-cell office:value-type="float" office:value="55.293519000000003" table:style-name="ce3">
            <text:p>55,293519</text:p>
          </table:table-cell>
          <table:table-cell table:number-columns-repeated="16382"/>
        </table:table-row>
        <table:table-row table:style-name="ro2">
          <table:table-cell office:value-type="float" office:value="21.290284" table:style-name="ce3">
            <text:p>21,290284</text:p>
          </table:table-cell>
          <table:table-cell office:value-type="float" office:value="55.293519000000003" table:style-name="ce3">
            <text:p>55,293519</text:p>
          </table:table-cell>
          <table:table-cell table:number-columns-repeated="16382"/>
        </table:table-row>
        <table:table-row table:style-name="ro2">
          <table:table-cell office:value-type="float" office:value="21.290284" table:style-name="ce3">
            <text:p>21,290284</text:p>
          </table:table-cell>
          <table:table-cell office:value-type="float" office:value="55.292907999999997" table:style-name="ce3">
            <text:p>55,292908</text:p>
          </table:table-cell>
          <table:table-cell table:number-columns-repeated="16382"/>
        </table:table-row>
        <table:table-row table:style-name="ro2">
          <table:table-cell office:value-type="float" office:value="21.290832999999999" table:style-name="ce3">
            <text:p>21,290833</text:p>
          </table:table-cell>
          <table:table-cell office:value-type="float" office:value="55.292914999999901" table:style-name="ce3">
            <text:p>55,292915</text:p>
          </table:table-cell>
          <table:table-cell table:number-columns-repeated="16382"/>
        </table:table-row>
        <table:table-row table:style-name="ro2">
          <table:table-cell office:value-type="float" office:value="21.290886" table:style-name="ce3">
            <text:p>21,290886</text:p>
          </table:table-cell>
          <table:table-cell office:value-type="float" office:value="55.291531999999997" table:style-name="ce3">
            <text:p>55,291532</text:p>
          </table:table-cell>
          <table:table-cell table:number-columns-repeated="16382"/>
        </table:table-row>
        <table:table-row table:style-name="ro2">
          <table:table-cell office:value-type="float" office:value="21.290277000000099" table:style-name="ce3">
            <text:p>21,290277</text:p>
          </table:table-cell>
          <table:table-cell office:value-type="float" office:value="55.291527000000002" table:style-name="ce3">
            <text:p>55,291527</text:p>
          </table:table-cell>
          <table:table-cell table:number-columns-repeated="16382"/>
        </table:table-row>
        <table:table-row table:style-name="ro2">
          <table:table-cell office:value-type="float" office:value="21.290277000000099" table:style-name="ce3">
            <text:p>21,290277</text:p>
          </table:table-cell>
          <table:table-cell office:value-type="float" office:value="55.290972999999902" table:style-name="ce3">
            <text:p>55,290973</text:p>
          </table:table-cell>
          <table:table-cell table:number-columns-repeated="16382"/>
        </table:table-row>
        <table:table-row table:style-name="ro2">
          <table:table-cell office:value-type="float" office:value="21.290893000000001" table:style-name="ce3">
            <text:p>21,290893</text:p>
          </table:table-cell>
          <table:table-cell office:value-type="float" office:value="55.290972999999902" table:style-name="ce3">
            <text:p>55,290973</text:p>
          </table:table-cell>
          <table:table-cell table:number-columns-repeated="16382"/>
        </table:table-row>
        <table:table-row table:style-name="ro2">
          <table:table-cell office:value-type="float" office:value="21.290846999999999" table:style-name="ce3">
            <text:p>21,290847</text:p>
          </table:table-cell>
          <table:table-cell office:value-type="float" office:value="55.290531000000001" table:style-name="ce3">
            <text:p>55,290531</text:p>
          </table:table-cell>
          <table:table-cell table:number-columns-repeated="16382"/>
        </table:table-row>
        <table:table-row table:style-name="ro2">
          <table:table-cell office:value-type="float" office:value="21.290832999999999" table:style-name="ce3">
            <text:p>21,290833</text:p>
          </table:table-cell>
          <table:table-cell office:value-type="float" office:value="55.290416999999898" table:style-name="ce3">
            <text:p>55,290417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0416999999898" table:style-name="ce3">
            <text:p>55,290417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290138999999897" table:style-name="ce3">
            <text:p>55,290139</text:p>
          </table:table-cell>
          <table:table-cell table:number-columns-repeated="16382"/>
        </table:table-row>
        <table:table-row table:style-name="ro2">
          <table:table-cell office:value-type="float" office:value="21.2936119999999" table:style-name="ce3">
            <text:p>21,293612</text:p>
          </table:table-cell>
          <table:table-cell office:value-type="float" office:value="55.290138999999897" table:style-name="ce3">
            <text:p>55,290139</text:p>
          </table:table-cell>
          <table:table-cell table:number-columns-repeated="16382"/>
        </table:table-row>
        <table:table-row table:style-name="ro2">
          <table:table-cell office:value-type="float" office:value="21.2936119999999" table:style-name="ce3">
            <text:p>21,293612</text:p>
          </table:table-cell>
          <table:table-cell office:value-type="float" office:value="55.290416999999898" table:style-name="ce3">
            <text:p>55,290417</text:p>
          </table:table-cell>
          <table:table-cell table:number-columns-repeated="16382"/>
        </table:table-row>
        <table:table-row table:style-name="ro2">
          <table:table-cell office:value-type="float" office:value="21.294167999999999" table:style-name="ce3">
            <text:p>21,294168</text:p>
          </table:table-cell>
          <table:table-cell office:value-type="float" office:value="55.290416999999898" table:style-name="ce3">
            <text:p>55,290417</text:p>
          </table:table-cell>
          <table:table-cell table:number-columns-repeated="16382"/>
        </table:table-row>
        <table:table-row table:style-name="ro2">
          <table:table-cell office:value-type="float" office:value="21.294173999999899" table:style-name="ce3">
            <text:p>21,294174</text:p>
          </table:table-cell>
          <table:table-cell office:value-type="float" office:value="55.290667999999997" table:style-name="ce3">
            <text:p>55,290668</text:p>
          </table:table-cell>
          <table:table-cell table:number-columns-repeated="16382"/>
        </table:table-row>
        <table:table-row table:style-name="ro2">
          <table:table-cell office:value-type="float" office:value="21.294310999999901" table:style-name="ce3">
            <text:p>21,294311</text:p>
          </table:table-cell>
          <table:table-cell office:value-type="float" office:value="55.290711000000002" table:style-name="ce3">
            <text:p>55,290711</text:p>
          </table:table-cell>
          <table:table-cell table:number-columns-repeated="16382"/>
        </table:table-row>
        <table:table-row table:style-name="ro2">
          <table:table-cell office:value-type="float" office:value="21.294720999999999" table:style-name="ce3">
            <text:p>21,294721</text:p>
          </table:table-cell>
          <table:table-cell office:value-type="float" office:value="55.290694999999999" table:style-name="ce3">
            <text:p>55,290695</text:p>
          </table:table-cell>
          <table:table-cell table:number-columns-repeated="16382"/>
        </table:table-row>
        <table:table-row table:style-name="ro2">
          <table:table-cell office:value-type="float" office:value="21.294720999999999" table:style-name="ce3">
            <text:p>21,294721</text:p>
          </table:table-cell>
          <table:table-cell office:value-type="float" office:value="55.290892999999897" table:style-name="ce3">
            <text:p>55,290893</text:p>
          </table:table-cell>
          <table:table-cell table:number-columns-repeated="16382"/>
        </table:table-row>
        <table:table-row table:style-name="ro2">
          <table:table-cell office:value-type="float" office:value="21.294720999999999" table:style-name="ce3">
            <text:p>21,294721</text:p>
          </table:table-cell>
          <table:table-cell office:value-type="float" office:value="55.290972999999902" table:style-name="ce3">
            <text:p>55,290973</text:p>
          </table:table-cell>
          <table:table-cell table:number-columns-repeated="16382"/>
        </table:table-row>
        <table:table-row table:style-name="ro2">
          <table:table-cell office:value-type="float" office:value="21.295278000000099" table:style-name="ce3">
            <text:p>21,295278</text:p>
          </table:table-cell>
          <table:table-cell office:value-type="float" office:value="55.290972999999902" table:style-name="ce3">
            <text:p>55,290973</text:p>
          </table:table-cell>
          <table:table-cell table:number-columns-repeated="16382"/>
        </table:table-row>
        <table:table-row table:style-name="ro2">
          <table:table-cell office:value-type="float" office:value="21.295279999999899" table:style-name="ce3">
            <text:p>21,29528</text:p>
          </table:table-cell>
          <table:table-cell office:value-type="float" office:value="55.291075999999997" table:style-name="ce3">
            <text:p>55,291076</text:p>
          </table:table-cell>
          <table:table-cell table:number-columns-repeated="16382"/>
        </table:table-row>
        <table:table-row table:style-name="ro2">
          <table:table-cell office:value-type="float" office:value="21.295289" table:style-name="ce3">
            <text:p>21,295289</text:p>
          </table:table-cell>
          <table:table-cell office:value-type="float" office:value="55.2918710000001" table:style-name="ce3">
            <text:p>55,291871</text:p>
          </table:table-cell>
          <table:table-cell table:number-columns-repeated="16382"/>
        </table:table-row>
        <table:table-row table:style-name="ro2">
          <table:table-cell office:value-type="float" office:value="21.295836000000001" table:style-name="ce3">
            <text:p>21,295836</text:p>
          </table:table-cell>
          <table:table-cell office:value-type="float" office:value="55.291872999999903" table:style-name="ce3">
            <text:p>55,291873</text:p>
          </table:table-cell>
          <table:table-cell table:number-columns-repeated="16382"/>
        </table:table-row>
        <table:table-row table:style-name="ro2">
          <table:table-cell office:value-type="float" office:value="21.295902000000002" table:style-name="ce3">
            <text:p>21,295902</text:p>
          </table:table-cell>
          <table:table-cell office:value-type="float" office:value="55.293475999999899" table:style-name="ce3">
            <text:p>55,293476</text:p>
          </table:table-cell>
          <table:table-cell table:number-columns-repeated="16382"/>
        </table:table-row>
        <table:table-row table:style-name="ro2">
          <table:table-cell office:value-type="float" office:value="21.296388" table:style-name="ce3">
            <text:p>21,296388</text:p>
          </table:table-cell>
          <table:table-cell office:value-type="float" office:value="55.293519000000003" table:style-name="ce3">
            <text:p>55,293519</text:p>
          </table:table-cell>
          <table:table-cell table:number-columns-repeated="16382"/>
        </table:table-row>
        <table:table-row table:style-name="ro2">
          <table:table-cell office:value-type="float" office:value="21.296388" table:style-name="ce3">
            <text:p>21,296388</text:p>
          </table:table-cell>
          <table:table-cell office:value-type="float" office:value="55.294860999999997" table:style-name="ce3">
            <text:p>55,294861</text:p>
          </table:table-cell>
          <table:table-cell table:number-columns-repeated="16382"/>
        </table:table-row>
        <table:table-row table:style-name="ro2">
          <table:table-cell office:value-type="float" office:value="21.296692999999902" table:style-name="ce3">
            <text:p>21,296693</text:p>
          </table:table-cell>
          <table:table-cell office:value-type="float" office:value="55.294860999999997" table:style-name="ce3">
            <text:p>55,294861</text:p>
          </table:table-cell>
          <table:table-cell table:number-columns-repeated="16382"/>
        </table:table-row>
        <table:table-row table:style-name="ro2">
          <table:table-cell office:value-type="float" office:value="21.296944" table:style-name="ce3">
            <text:p>21,296944</text:p>
          </table:table-cell>
          <table:table-cell office:value-type="float" office:value="55.294860999999997" table:style-name="ce3">
            <text:p>55,294861</text:p>
          </table:table-cell>
          <table:table-cell table:number-columns-repeated="16382"/>
        </table:table-row>
        <table:table-row table:style-name="ro2">
          <table:table-cell office:value-type="float" office:value="21.296875" table:style-name="ce3">
            <text:p>21,296875</text:p>
          </table:table-cell>
          <table:table-cell office:value-type="float" office:value="55.295715999999999" table:style-name="ce3">
            <text:p>55,295716</text:p>
          </table:table-cell>
          <table:table-cell table:number-columns-repeated="16382"/>
        </table:table-row>
        <table:table-row table:style-name="ro2">
          <table:table-cell office:value-type="float" office:value="21.297485999999999" table:style-name="ce3">
            <text:p>21,297486</text:p>
          </table:table-cell>
          <table:table-cell office:value-type="float" office:value="55.295715999999999" table:style-name="ce3">
            <text:p>55,295716</text:p>
          </table:table-cell>
          <table:table-cell table:number-columns-repeated="16382"/>
        </table:table-row>
        <table:table-row table:style-name="ro2">
          <table:table-cell office:value-type="float" office:value="21.297485999999999" table:style-name="ce3">
            <text:p>21,297486</text:p>
          </table:table-cell>
          <table:table-cell office:value-type="float" office:value="55.296248999999897" table:style-name="ce3">
            <text:p>55,296249</text:p>
          </table:table-cell>
          <table:table-cell table:number-columns-repeated="16382"/>
        </table:table-row>
        <table:table-row table:style-name="ro2">
          <table:table-cell office:value-type="float" office:value="21.296944" table:style-name="ce3">
            <text:p>21,296944</text:p>
          </table:table-cell>
          <table:table-cell office:value-type="float" office:value="55.296248999999897" table:style-name="ce3">
            <text:p>55,296249</text:p>
          </table:table-cell>
          <table:table-cell table:number-columns-repeated="16382"/>
        </table:table-row>
        <table:table-row table:style-name="ro2">
          <table:table-cell office:value-type="float" office:value="21.296944" table:style-name="ce3">
            <text:p>21,296944</text:p>
          </table:table-cell>
          <table:table-cell office:value-type="float" office:value="55.296526999999998" table:style-name="ce3">
            <text:p>55,296527</text:p>
          </table:table-cell>
          <table:table-cell table:number-columns-repeated="16382"/>
        </table:table-row>
        <table:table-row table:style-name="ro2">
          <table:table-cell office:value-type="float" office:value="21.297485999999999" table:style-name="ce3">
            <text:p>21,297486</text:p>
          </table:table-cell>
          <table:table-cell office:value-type="float" office:value="55.296509" table:style-name="ce3">
            <text:p>55,296509</text:p>
          </table:table-cell>
          <table:table-cell table:number-columns-repeated="16382"/>
        </table:table-row>
        <table:table-row table:style-name="ro2">
          <table:table-cell office:value-type="float" office:value="21.297485999999999" table:style-name="ce3">
            <text:p>21,297486</text:p>
          </table:table-cell>
          <table:table-cell office:value-type="float" office:value="55.296875999999898" table:style-name="ce3">
            <text:p>55,296876</text:p>
          </table:table-cell>
          <table:table-cell table:number-columns-repeated="16382"/>
        </table:table-row>
        <table:table-row table:style-name="ro2">
          <table:table-cell office:value-type="float" office:value="21.296875" table:style-name="ce3">
            <text:p>21,296875</text:p>
          </table:table-cell>
          <table:table-cell office:value-type="float" office:value="55.296875999999898" table:style-name="ce3">
            <text:p>55,296876</text:p>
          </table:table-cell>
          <table:table-cell table:number-columns-repeated="16382"/>
        </table:table-row>
        <table:table-row table:style-name="ro2">
          <table:table-cell office:value-type="float" office:value="21.296944" table:style-name="ce3">
            <text:p>21,296944</text:p>
          </table:table-cell>
          <table:table-cell office:value-type="float" office:value="55.297359" table:style-name="ce3">
            <text:p>55,297359</text:p>
          </table:table-cell>
          <table:table-cell table:number-columns-repeated="16382"/>
        </table:table-row>
        <table:table-row table:style-name="ro2">
          <table:table-cell office:value-type="float" office:value="21.296728999999999" table:style-name="ce3">
            <text:p>21,296729</text:p>
          </table:table-cell>
          <table:table-cell office:value-type="float" office:value="55.297359" table:style-name="ce3">
            <text:p>55,297359</text:p>
          </table:table-cell>
          <table:table-cell table:number-columns-repeated="16382"/>
        </table:table-row>
        <table:table-row table:style-name="ro2">
          <table:table-cell office:value-type="float" office:value="21.296388" table:style-name="ce3">
            <text:p>21,296388</text:p>
          </table:table-cell>
          <table:table-cell office:value-type="float" office:value="55.297359" table:style-name="ce3">
            <text:p>55,297359</text:p>
          </table:table-cell>
          <table:table-cell table:number-columns-repeated="16382"/>
        </table:table-row>
        <table:table-row table:style-name="ro2">
          <table:table-cell office:value-type="float" office:value="21.296388" table:style-name="ce3">
            <text:p>21,296388</text:p>
          </table:table-cell>
          <table:table-cell office:value-type="float" office:value="55.299073" table:style-name="ce3">
            <text:p>55,299073</text:p>
          </table:table-cell>
          <table:table-cell table:number-columns-repeated="16382"/>
        </table:table-row>
        <table:table-row table:style-name="ro2">
          <table:table-cell office:value-type="float" office:value="21.295838000000099" table:style-name="ce3">
            <text:p>21,295838</text:p>
          </table:table-cell>
          <table:table-cell office:value-type="float" office:value="55.299079999999996" table:style-name="ce3">
            <text:p>55,29908</text:p>
          </table:table-cell>
          <table:table-cell table:number-columns-repeated="16382"/>
        </table:table-row>
        <table:table-row table:style-name="ro2">
          <table:table-cell office:value-type="float" office:value="21.295898000000001" table:style-name="ce3">
            <text:p>21,295898</text:p>
          </table:table-cell>
          <table:table-cell office:value-type="float" office:value="55.299583999999903" table:style-name="ce3">
            <text:p>55,299584</text:p>
          </table:table-cell>
          <table:table-cell table:number-columns-repeated="16382"/>
        </table:table-row>
        <table:table-row table:style-name="ro2">
          <table:table-cell office:value-type="float" office:value="21.295278000000099" table:style-name="ce3">
            <text:p>21,295278</text:p>
          </table:table-cell>
          <table:table-cell office:value-type="float" office:value="55.299583999999903" table:style-name="ce3">
            <text:p>55,299584</text:p>
          </table:table-cell>
          <table:table-cell table:number-columns-repeated="16382"/>
        </table:table-row>
        <table:table-row table:style-name="ro2">
          <table:table-cell office:value-type="float" office:value="21.295289" table:style-name="ce3">
            <text:p>21,295289</text:p>
          </table:table-cell>
          <table:table-cell office:value-type="float" office:value="55.299681999999997" table:style-name="ce3">
            <text:p>55,299682</text:p>
          </table:table-cell>
          <table:table-cell table:number-columns-repeated="16382"/>
        </table:table-row>
        <table:table-row table:style-name="ro2">
          <table:table-cell office:value-type="float" office:value="21.295289" table:style-name="ce3">
            <text:p>21,295289</text:p>
          </table:table-cell>
          <table:table-cell office:value-type="float" office:value="55.301249999999897" table:style-name="ce3">
            <text:p>55,30125</text:p>
          </table:table-cell>
          <table:table-cell table:number-columns-repeated="16382"/>
        </table:table-row>
        <table:table-row table:style-name="ro2">
          <table:table-cell office:value-type="float" office:value="21.295833999999999" table:style-name="ce3">
            <text:p>21,295834</text:p>
          </table:table-cell>
          <table:table-cell office:value-type="float" office:value="55.301249999999897" table:style-name="ce3">
            <text:p>55,30125</text:p>
          </table:table-cell>
          <table:table-cell table:number-columns-repeated="16382"/>
        </table:table-row>
        <table:table-row table:style-name="ro2">
          <table:table-cell office:value-type="float" office:value="21.295842999999898" table:style-name="ce3">
            <text:p>21,295843</text:p>
          </table:table-cell>
          <table:table-cell office:value-type="float" office:value="55.301338999999899" table:style-name="ce3">
            <text:p>55,301339</text:p>
          </table:table-cell>
          <table:table-cell table:number-columns-repeated="16382"/>
        </table:table-row>
        <table:table-row table:style-name="ro2">
          <table:table-cell office:value-type="float" office:value="21.295898000000001" table:style-name="ce3">
            <text:p>21,295898</text:p>
          </table:table-cell>
          <table:table-cell office:value-type="float" office:value="55.301807999999902" table:style-name="ce3">
            <text:p>55,301808</text:p>
          </table:table-cell>
          <table:table-cell table:number-columns-repeated="16382"/>
        </table:table-row>
        <table:table-row table:style-name="ro2">
          <table:table-cell office:value-type="float" office:value="21.295278000000099" table:style-name="ce3">
            <text:p>21,295278</text:p>
          </table:table-cell>
          <table:table-cell office:value-type="float" office:value="55.301807999999902" table:style-name="ce3">
            <text:p>55,301808</text:p>
          </table:table-cell>
          <table:table-cell table:number-columns-repeated="16382"/>
        </table:table-row>
        <table:table-row table:style-name="ro2">
          <table:table-cell office:value-type="float" office:value="21.295289" table:style-name="ce3">
            <text:p>21,295289</text:p>
          </table:table-cell>
          <table:table-cell office:value-type="float" office:value="55.302124999999997" table:style-name="ce3">
            <text:p>55,302125</text:p>
          </table:table-cell>
          <table:table-cell table:number-columns-repeated="16382"/>
        </table:table-row>
        <table:table-row table:style-name="ro2">
          <table:table-cell office:value-type="float" office:value="21.294167999999999" table:style-name="ce3">
            <text:p>21,294168</text:p>
          </table:table-cell>
          <table:table-cell office:value-type="float" office:value="55.302081999999899" table:style-name="ce3">
            <text:p>55,302082</text:p>
          </table:table-cell>
          <table:table-cell table:number-columns-repeated="16382"/>
        </table:table-row>
        <table:table-row table:style-name="ro2">
          <table:table-cell office:value-type="float" office:value="21.294180999999998" table:style-name="ce3">
            <text:p>21,294181</text:p>
          </table:table-cell>
          <table:table-cell office:value-type="float" office:value="55.302382999999999" table:style-name="ce3">
            <text:p>55,302383</text:p>
          </table:table-cell>
          <table:table-cell table:number-columns-repeated="16382"/>
        </table:table-row>
        <table:table-row table:style-name="ro2">
          <table:table-cell office:value-type="float" office:value="21.2936119999999" table:style-name="ce3">
            <text:p>21,293612</text:p>
          </table:table-cell>
          <table:table-cell office:value-type="float" office:value="55.30236" table:style-name="ce3">
            <text:p>55,30236</text:p>
          </table:table-cell>
          <table:table-cell table:number-columns-repeated="16382"/>
        </table:table-row>
        <table:table-row table:style-name="ro2">
          <table:table-cell office:value-type="float" office:value="21.2936119999999" table:style-name="ce3">
            <text:p>21,293612</text:p>
          </table:table-cell>
          <table:table-cell office:value-type="float" office:value="55.302707999999903" table:style-name="ce3">
            <text:p>55,302708</text:p>
          </table:table-cell>
          <table:table-cell table:number-columns-repeated="16382"/>
        </table:table-row>
        <table:table-row table:style-name="ro2">
          <table:table-cell office:value-type="float" office:value="21.2936119999999" table:style-name="ce3">
            <text:p>21,293612</text:p>
          </table:table-cell>
          <table:table-cell office:value-type="float" office:value="55.302917999999998" table:style-name="ce3">
            <text:p>55,302918</text:p>
          </table:table-cell>
          <table:table-cell table:number-columns-repeated="16382"/>
        </table:table-row>
        <table:table-row table:style-name="ro2">
          <table:table-cell office:value-type="float" office:value="21.293092000000001" table:style-name="ce3">
            <text:p>21,293092</text:p>
          </table:table-cell>
          <table:table-cell office:value-type="float" office:value="55.302917999999998" table:style-name="ce3">
            <text:p>55,302918</text:p>
          </table:table-cell>
          <table:table-cell table:number-columns-repeated="16382"/>
        </table:table-row>
        <table:table-row table:style-name="ro2">
          <table:table-cell office:value-type="float" office:value="21.293092000000001" table:style-name="ce3">
            <text:p>21,293092</text:p>
          </table:table-cell>
          <table:table-cell office:value-type="float" office:value="55.3043219999999" table:style-name="ce3">
            <text:p>55,304322</text:p>
          </table:table-cell>
          <table:table-cell table:number-columns-repeated="16382"/>
        </table:table-row>
        <table:table-row table:style-name="ro2">
          <table:table-cell office:value-type="float" office:value="21.292480999999999" table:style-name="ce3">
            <text:p>21,292481</text:p>
          </table:table-cell>
          <table:table-cell office:value-type="float" office:value="55.3043219999999" table:style-name="ce3">
            <text:p>55,304322</text:p>
          </table:table-cell>
          <table:table-cell table:number-columns-repeated="16382"/>
        </table:table-row>
        <table:table-row table:style-name="ro2">
          <table:table-cell office:value-type="float" office:value="21.292480999999999" table:style-name="ce3">
            <text:p>21,292481</text:p>
          </table:table-cell>
          <table:table-cell office:value-type="float" office:value="55.305971999999997" table:style-name="ce3">
            <text:p>55,305972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305971999999997" table:style-name="ce3">
            <text:p>55,305972</text:p>
          </table:table-cell>
          <table:table-cell table:number-columns-repeated="16382"/>
        </table:table-row>
        <table:table-row table:style-name="ro2">
          <table:table-cell office:value-type="float" office:value="21.293054999999999" table:style-name="ce3">
            <text:p>21,293055</text:p>
          </table:table-cell>
          <table:table-cell office:value-type="float" office:value="55.306252000000001" table:style-name="ce3">
            <text:p>55,306252</text:p>
          </table:table-cell>
          <table:table-cell table:number-columns-repeated="16382"/>
        </table:table-row>
        <table:table-row table:style-name="ro2">
          <table:table-cell office:value-type="float" office:value="21.292480999999999" table:style-name="ce3">
            <text:p>21,292481</text:p>
          </table:table-cell>
          <table:table-cell office:value-type="float" office:value="55.306274999999999" table:style-name="ce3">
            <text:p>55,306275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306252000000001" table:style-name="ce3">
            <text:p>55,306252</text:p>
          </table:table-cell>
          <table:table-cell table:number-columns-repeated="16382"/>
        </table:table-row>
        <table:table-row table:style-name="ro2">
          <table:table-cell office:value-type="float" office:value="21.291388999999999" table:style-name="ce3">
            <text:p>21,291389</text:p>
          </table:table-cell>
          <table:table-cell office:value-type="float" office:value="55.306518999999902" table:style-name="ce3">
            <text:p>55,306519</text:p>
          </table:table-cell>
          <table:table-cell table:number-columns-repeated="16382"/>
        </table:table-row>
        <table:table-row table:style-name="ro2">
          <table:table-cell office:value-type="float" office:value="21.290893000000001" table:style-name="ce3">
            <text:p>21,290893</text:p>
          </table:table-cell>
          <table:table-cell office:value-type="float" office:value="55.306518999999902" table:style-name="ce3">
            <text:p>55,306519</text:p>
          </table:table-cell>
          <table:table-cell table:number-columns-repeated="16382"/>
        </table:table-row>
        <table:table-row table:style-name="ro2">
          <table:table-cell office:value-type="float" office:value="21.290893000000001" table:style-name="ce3">
            <text:p>21,290893</text:p>
          </table:table-cell>
          <table:table-cell office:value-type="float" office:value="55.309326999999897" table:style-name="ce3">
            <text:p>55,309327</text:p>
          </table:table-cell>
          <table:table-cell table:number-columns-repeated="16382"/>
        </table:table-row>
        <table:table-row table:style-name="ro2">
          <table:table-cell office:value-type="float" office:value="21.290284" table:style-name="ce3">
            <text:p>21,290284</text:p>
          </table:table-cell>
          <table:table-cell office:value-type="float" office:value="55.309326999999897" table:style-name="ce3">
            <text:p>55,309327</text:p>
          </table:table-cell>
          <table:table-cell table:number-columns-repeated="16382"/>
        </table:table-row>
        <table:table-row table:style-name="ro2">
          <table:table-cell office:value-type="float" office:value="21.290284" table:style-name="ce3">
            <text:p>21,290284</text:p>
          </table:table-cell>
          <table:table-cell office:value-type="float" office:value="55.309876000000003" table:style-name="ce3">
            <text:p>55,309876</text:p>
          </table:table-cell>
          <table:table-cell table:number-columns-repeated="16382"/>
        </table:table-row>
        <table:table-row table:style-name="ro2">
          <table:table-cell office:value-type="float" office:value="21.288695000000001" table:style-name="ce3">
            <text:p>21,288695</text:p>
          </table:table-cell>
          <table:table-cell office:value-type="float" office:value="55.309876000000003" table:style-name="ce3">
            <text:p>55,309876</text:p>
          </table:table-cell>
          <table:table-cell table:number-columns-repeated="16382"/>
        </table:table-row>
        <table:table-row table:style-name="ro2">
          <table:table-cell office:value-type="float" office:value="21.2886109999999" table:style-name="ce3">
            <text:p>21,288611</text:p>
          </table:table-cell>
          <table:table-cell office:value-type="float" office:value="55.309876000000003" table:style-name="ce3">
            <text:p>55,309876</text:p>
          </table:table-cell>
          <table:table-cell table:number-columns-repeated="16382"/>
        </table:table-row>
        <table:table-row table:style-name="ro2">
          <table:table-cell office:value-type="float" office:value="21.2886109999999" table:style-name="ce3">
            <text:p>21,288611</text:p>
          </table:table-cell>
          <table:table-cell office:value-type="float" office:value="55.309581999999999" table:style-name="ce3">
            <text:p>55,309582</text:p>
          </table:table-cell>
          <table:table-cell table:number-columns-repeated="16382"/>
        </table:table-row>
        <table:table-row table:style-name="ro2">
          <table:table-cell office:value-type="float" office:value="21.288055" table:style-name="ce3">
            <text:p>21,288055</text:p>
          </table:table-cell>
          <table:table-cell office:value-type="float" office:value="55.309581999999999" table:style-name="ce3">
            <text:p>55,309582</text:p>
          </table:table-cell>
          <table:table-cell table:number-columns-repeated="16382"/>
        </table:table-row>
        <table:table-row table:style-name="ro2">
          <table:table-cell office:value-type="float" office:value="21.288087000000001" table:style-name="ce3">
            <text:p>21,288087</text:p>
          </table:table-cell>
          <table:table-cell office:value-type="float" office:value="55.309876000000003" table:style-name="ce3">
            <text:p>55,309876</text:p>
          </table:table-cell>
          <table:table-cell table:number-columns-repeated="16382"/>
        </table:table-row>
        <table:table-row table:style-name="ro2">
          <table:table-cell office:value-type="float" office:value="21.287476000000002" table:style-name="ce3">
            <text:p>21,287476</text:p>
          </table:table-cell>
          <table:table-cell office:value-type="float" office:value="55.309876000000003" table:style-name="ce3">
            <text:p>55,309876</text:p>
          </table:table-cell>
          <table:table-cell table:number-columns-repeated="16382"/>
        </table:table-row>
        <table:table-row table:style-name="ro2">
          <table:table-cell office:value-type="float" office:value="21.287476000000002" table:style-name="ce3">
            <text:p>21,287476</text:p>
          </table:table-cell>
          <table:table-cell office:value-type="float" office:value="55.310415999999996" table:style-name="ce3">
            <text:p>55,310416</text:p>
          </table:table-cell>
          <table:table-cell table:number-columns-repeated="16382"/>
        </table:table-row>
        <table:table-row table:style-name="ro2">
          <table:table-cell office:value-type="float" office:value="21.286926999999999" table:style-name="ce3">
            <text:p>21,286927</text:p>
          </table:table-cell>
          <table:table-cell office:value-type="float" office:value="55.310485" table:style-name="ce3">
            <text:p>55,310485</text:p>
          </table:table-cell>
          <table:table-cell table:number-columns-repeated="16382"/>
        </table:table-row>
        <table:table-row table:style-name="ro2">
          <table:table-cell office:value-type="float" office:value="21.2869449999999" table:style-name="ce3">
            <text:p>21,286945</text:p>
          </table:table-cell>
          <table:table-cell office:value-type="float" office:value="55.311247999999999" table:style-name="ce3">
            <text:p>55,311248</text:p>
          </table:table-cell>
          <table:table-cell table:number-columns-repeated="16382"/>
        </table:table-row>
        <table:table-row table:style-name="ro2">
          <table:table-cell office:value-type="float" office:value="21.286683000000099" table:style-name="ce3">
            <text:p>21,286683</text:p>
          </table:table-cell>
          <table:table-cell office:value-type="float" office:value="55.311279999999897" table:style-name="ce3">
            <text:p>55,31128</text:p>
          </table:table-cell>
          <table:table-cell table:number-columns-repeated="16382"/>
        </table:table-row>
        <table:table-row table:style-name="ro2">
          <table:table-cell office:value-type="float" office:value="21.286389" table:style-name="ce3">
            <text:p>21,286389</text:p>
          </table:table-cell>
          <table:table-cell office:value-type="float" office:value="55.311247999999999" table:style-name="ce3">
            <text:p>55,311248</text:p>
          </table:table-cell>
          <table:table-cell table:number-columns-repeated="16382"/>
        </table:table-row>
        <table:table-row table:style-name="ro2">
          <table:table-cell office:value-type="float" office:value="21.286389" table:style-name="ce3">
            <text:p>21,286389</text:p>
          </table:table-cell>
          <table:table-cell office:value-type="float" office:value="55.311806999999902" table:style-name="ce3">
            <text:p>55,311807</text:p>
          </table:table-cell>
          <table:table-cell table:number-columns-repeated="16382"/>
        </table:table-row>
        <table:table-row table:style-name="ro2">
          <table:table-cell office:value-type="float" office:value="21.285833" table:style-name="ce3">
            <text:p>21,285833</text:p>
          </table:table-cell>
          <table:table-cell office:value-type="float" office:value="55.311806999999902" table:style-name="ce3">
            <text:p>55,311807</text:p>
          </table:table-cell>
          <table:table-cell table:number-columns-repeated="16382"/>
        </table:table-row>
        <table:table-row table:style-name="ro2">
          <table:table-cell office:value-type="float" office:value="21.28584" table:style-name="ce3">
            <text:p>21,28584</text:p>
          </table:table-cell>
          <table:table-cell office:value-type="float" office:value="55.311892999999898" table:style-name="ce3">
            <text:p>55,311893</text:p>
          </table:table-cell>
          <table:table-cell table:number-columns-repeated="16382"/>
        </table:table-row>
        <table:table-row table:style-name="ro2">
          <table:table-cell office:value-type="float" office:value="21.285888" table:style-name="ce3">
            <text:p>21,285888</text:p>
          </table:table-cell>
          <table:table-cell office:value-type="float" office:value="55.312683999999997" table:style-name="ce3">
            <text:p>55,312684</text:p>
          </table:table-cell>
          <table:table-cell table:number-columns-repeated="16382"/>
        </table:table-row>
        <table:table-row table:style-name="ro2">
          <table:table-cell office:value-type="float" office:value="21.2852789999999" table:style-name="ce3">
            <text:p>21,285279</text:p>
          </table:table-cell>
          <table:table-cell office:value-type="float" office:value="55.312683999999997" table:style-name="ce3">
            <text:p>55,312684</text:p>
          </table:table-cell>
          <table:table-cell table:number-columns-repeated="16382"/>
        </table:table-row>
        <table:table-row table:style-name="ro2">
          <table:table-cell office:value-type="float" office:value="21.2852789999999" table:style-name="ce3">
            <text:p>21,285279</text:p>
          </table:table-cell>
          <table:table-cell office:value-type="float" office:value="55.313751000000003" table:style-name="ce3">
            <text:p>55,313751</text:p>
          </table:table-cell>
          <table:table-cell table:number-columns-repeated="16382"/>
        </table:table-row>
        <table:table-row table:style-name="ro2">
          <table:table-cell office:value-type="float" office:value="21.284720999999902" table:style-name="ce3">
            <text:p>21,284721</text:p>
          </table:table-cell>
          <table:table-cell office:value-type="float" office:value="55.313751000000003" table:style-name="ce3">
            <text:p>55,313751</text:p>
          </table:table-cell>
          <table:table-cell table:number-columns-repeated="16382"/>
        </table:table-row>
        <table:table-row table:style-name="ro2">
          <table:table-cell office:value-type="float" office:value="21.284723" table:style-name="ce3">
            <text:p>21,284723</text:p>
          </table:table-cell>
          <table:table-cell office:value-type="float" office:value="55.313903999999901" table:style-name="ce3">
            <text:p>55,313904</text:p>
          </table:table-cell>
          <table:table-cell table:number-columns-repeated="16382"/>
        </table:table-row>
        <table:table-row table:style-name="ro2">
          <table:table-cell office:value-type="float" office:value="21.284730000000099" table:style-name="ce3">
            <text:p>21,28473</text:p>
          </table:table-cell>
          <table:table-cell office:value-type="float" office:value="55.314582999999999" table:style-name="ce3">
            <text:p>55,314583</text:p>
          </table:table-cell>
          <table:table-cell table:number-columns-repeated="16382"/>
        </table:table-row>
        <table:table-row table:style-name="ro2">
          <table:table-cell office:value-type="float" office:value="21.284167" table:style-name="ce3">
            <text:p>21,284167</text:p>
          </table:table-cell>
          <table:table-cell office:value-type="float" office:value="55.314582999999999" table:style-name="ce3">
            <text:p>55,314583</text:p>
          </table:table-cell>
          <table:table-cell table:number-columns-repeated="16382"/>
        </table:table-row>
        <table:table-row table:style-name="ro2">
          <table:table-cell office:value-type="float" office:value="21.284192000000001" table:style-name="ce3">
            <text:p>21,284192</text:p>
          </table:table-cell>
          <table:table-cell office:value-type="float" office:value="55.314926999999997" table:style-name="ce3">
            <text:p>55,314927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314861000000001" table:style-name="ce3">
            <text:p>55,314861</text:p>
          </table:table-cell>
          <table:table-cell table:number-columns-repeated="16382"/>
        </table:table-row>
        <table:table-row table:style-name="ro2">
          <table:table-cell office:value-type="float" office:value="21.283611000000001" table:style-name="ce3">
            <text:p>21,283611</text:p>
          </table:table-cell>
          <table:table-cell office:value-type="float" office:value="55.315139000000002" table:style-name="ce3">
            <text:p>55,315139</text:p>
          </table:table-cell>
          <table:table-cell table:number-columns-repeated="16382"/>
        </table:table-row>
        <table:table-row table:style-name="ro2">
          <table:table-cell office:value-type="float" office:value="21.283056999999999" table:style-name="ce3">
            <text:p>21,283057</text:p>
          </table:table-cell>
          <table:table-cell office:value-type="float" office:value="55.315139000000002" table:style-name="ce3">
            <text:p>55,315139</text:p>
          </table:table-cell>
          <table:table-cell table:number-columns-repeated="16382"/>
        </table:table-row>
        <table:table-row table:style-name="ro2">
          <table:table-cell office:value-type="float" office:value="21.283034000000001" table:style-name="ce3">
            <text:p>21,283034</text:p>
          </table:table-cell>
          <table:table-cell office:value-type="float" office:value="55.315693000000003" table:style-name="ce3">
            <text:p>55,315693</text:p>
          </table:table-cell>
          <table:table-cell table:number-columns-repeated="16382"/>
        </table:table-row>
        <table:table-row table:style-name="ro2">
          <table:table-cell office:value-type="float" office:value="21.282498" table:style-name="ce3">
            <text:p>21,282498</text:p>
          </table:table-cell>
          <table:table-cell office:value-type="float" office:value="55.315693000000003" table:style-name="ce3">
            <text:p>55,315693</text:p>
          </table:table-cell>
          <table:table-cell table:number-columns-repeated="16382"/>
        </table:table-row>
        <table:table-row table:style-name="ro2">
          <table:table-cell office:value-type="float" office:value="21.282471000000001" table:style-name="ce3">
            <text:p>21,282471</text:p>
          </table:table-cell>
          <table:table-cell office:value-type="float" office:value="55.315918000000103" table:style-name="ce3">
            <text:p>55,315918</text:p>
          </table:table-cell>
          <table:table-cell table:number-columns-repeated="16382"/>
        </table:table-row>
        <table:table-row table:style-name="ro2">
          <table:table-cell office:value-type="float" office:value="21.282311999999902" table:style-name="ce3">
            <text:p>21,282312</text:p>
          </table:table-cell>
          <table:table-cell office:value-type="float" office:value="55.315970999999998" table:style-name="ce3">
            <text:p>55,315971</text:p>
          </table:table-cell>
          <table:table-cell table:number-columns-repeated="16382"/>
        </table:table-row>
        <table:table-row table:style-name="ro2">
          <table:table-cell office:value-type="float" office:value="21.281945" table:style-name="ce3">
            <text:p>21,281945</text:p>
          </table:table-cell>
          <table:table-cell office:value-type="float" office:value="55.315970999999998" table:style-name="ce3">
            <text:p>55,315971</text:p>
          </table:table-cell>
          <table:table-cell table:number-columns-repeated="16382"/>
        </table:table-row>
        <table:table-row table:style-name="ro2">
          <table:table-cell office:value-type="float" office:value="21.281922000000002" table:style-name="ce3">
            <text:p>21,281922</text:p>
          </table:table-cell>
          <table:table-cell office:value-type="float" office:value="55.316101000000003" table:style-name="ce3">
            <text:p>55,316101</text:p>
          </table:table-cell>
          <table:table-cell table:number-columns-repeated="16382"/>
        </table:table-row>
        <table:table-row table:style-name="ro2">
          <table:table-cell office:value-type="float" office:value="21.281922000000002" table:style-name="ce3">
            <text:p>21,281922</text:p>
          </table:table-cell>
          <table:table-cell office:value-type="float" office:value="55.316806999999898" table:style-name="ce3">
            <text:p>55,316807</text:p>
          </table:table-cell>
          <table:table-cell table:number-columns-repeated="16382"/>
        </table:table-row>
        <table:table-row table:style-name="ro2">
          <table:table-cell office:value-type="float" office:value="21.282498" table:style-name="ce3">
            <text:p>21,282498</text:p>
          </table:table-cell>
          <table:table-cell office:value-type="float" office:value="55.316806999999898" table:style-name="ce3">
            <text:p>55,316807</text:p>
          </table:table-cell>
          <table:table-cell table:number-columns-repeated="16382"/>
        </table:table-row>
        <table:table-row table:style-name="ro2">
          <table:table-cell office:value-type="float" office:value="21.282498" table:style-name="ce3">
            <text:p>21,282498</text:p>
          </table:table-cell>
          <table:table-cell office:value-type="float" office:value="55.316893999999898" table:style-name="ce3">
            <text:p>55,316894</text:p>
          </table:table-cell>
          <table:table-cell table:number-columns-repeated="16382"/>
        </table:table-row>
        <table:table-row table:style-name="ro2">
          <table:table-cell office:value-type="float" office:value="21.282471000000001" table:style-name="ce3">
            <text:p>21,282471</text:p>
          </table:table-cell>
          <table:table-cell office:value-type="float" office:value="55.317686999999999" table:style-name="ce3">
            <text:p>55,317687</text:p>
          </table:table-cell>
          <table:table-cell table:number-columns-repeated="16382"/>
        </table:table-row>
        <table:table-row table:style-name="ro2">
          <table:table-cell office:value-type="float" office:value="21.283056999999999" table:style-name="ce3">
            <text:p>21,283057</text:p>
          </table:table-cell>
          <table:table-cell office:value-type="float" office:value="55.317639" table:style-name="ce3">
            <text:p>55,317639</text:p>
          </table:table-cell>
          <table:table-cell table:number-columns-repeated="16382"/>
        </table:table-row>
        <table:table-row table:style-name="ro2">
          <table:table-cell office:value-type="float" office:value="21.283056999999999" table:style-name="ce3">
            <text:p>21,283057</text:p>
          </table:table-cell>
          <table:table-cell office:value-type="float" office:value="55.317917000000001" table:style-name="ce3">
            <text:p>55,317917</text:p>
          </table:table-cell>
          <table:table-cell table:number-columns-repeated="16382"/>
        </table:table-row>
        <table:table-row table:style-name="ro2">
          <table:table-cell office:value-type="float" office:value="21.283608000000001" table:style-name="ce3">
            <text:p>21,283608</text:p>
          </table:table-cell>
          <table:table-cell office:value-type="float" office:value="55.317877999999901" table:style-name="ce3">
            <text:p>55,317878</text:p>
          </table:table-cell>
          <table:table-cell table:number-columns-repeated="16382"/>
        </table:table-row>
        <table:table-row table:style-name="ro2">
          <table:table-cell office:value-type="float" office:value="21.283608000000001" table:style-name="ce3">
            <text:p>21,283608</text:p>
          </table:table-cell>
          <table:table-cell office:value-type="float" office:value="55.318733000000002" table:style-name="ce3">
            <text:p>55,318733</text:p>
          </table:table-cell>
          <table:table-cell table:number-columns-repeated="16382"/>
        </table:table-row>
        <table:table-row table:style-name="ro2">
          <table:table-cell office:value-type="float" office:value="21.283417" table:style-name="ce3">
            <text:p>21,283417</text:p>
          </table:table-cell>
          <table:table-cell office:value-type="float" office:value="55.318748999999997" table:style-name="ce3">
            <text:p>55,318749</text:p>
          </table:table-cell>
          <table:table-cell table:number-columns-repeated="16382"/>
        </table:table-row>
        <table:table-row table:style-name="ro2">
          <table:table-cell office:value-type="float" office:value="21.281388999999901" table:style-name="ce3">
            <text:p>21,281389</text:p>
          </table:table-cell>
          <table:table-cell office:value-type="float" office:value="55.318748999999997" table:style-name="ce3">
            <text:p>55,318749</text:p>
          </table:table-cell>
          <table:table-cell table:number-columns-repeated="16382"/>
        </table:table-row>
        <table:table-row table:style-name="ro2">
          <table:table-cell office:value-type="float" office:value="21.281388999999901" table:style-name="ce3">
            <text:p>21,281389</text:p>
          </table:table-cell>
          <table:table-cell office:value-type="float" office:value="55.318919999999899" table:style-name="ce3">
            <text:p>55,31892</text:p>
          </table:table-cell>
          <table:table-cell table:number-columns-repeated="16382"/>
        </table:table-row>
        <table:table-row table:style-name="ro2">
          <table:table-cell office:value-type="float" office:value="21.281388999999901" table:style-name="ce3">
            <text:p>21,281389</text:p>
          </table:table-cell>
          <table:table-cell office:value-type="float" office:value="55.319026999999998" table:style-name="ce3">
            <text:p>55,319027</text:p>
          </table:table-cell>
          <table:table-cell table:number-columns-repeated="16382"/>
        </table:table-row>
        <table:table-row table:style-name="ro2">
          <table:table-cell office:value-type="float" office:value="21.2802760000001" table:style-name="ce3">
            <text:p>21,280276</text:p>
          </table:table-cell>
          <table:table-cell office:value-type="float" office:value="55.319026999999998" table:style-name="ce3">
            <text:p>55,319027</text:p>
          </table:table-cell>
          <table:table-cell table:number-columns-repeated="16382"/>
        </table:table-row>
        <table:table-row table:style-name="ro2">
          <table:table-cell office:value-type="float" office:value="21.2802760000001" table:style-name="ce3">
            <text:p>21,280276</text:p>
          </table:table-cell>
          <table:table-cell office:value-type="float" office:value="55.320692999999999" table:style-name="ce3">
            <text:p>55,320693</text:p>
          </table:table-cell>
          <table:table-cell table:number-columns-repeated="16382"/>
        </table:table-row>
        <table:table-row table:style-name="ro2">
          <table:table-cell office:value-type="float" office:value="21.279724999999999" table:style-name="ce3">
            <text:p>21,279725</text:p>
          </table:table-cell>
          <table:table-cell office:value-type="float" office:value="55.320678999999998" table:style-name="ce3">
            <text:p>55,320679</text:p>
          </table:table-cell>
          <table:table-cell table:number-columns-repeated="16382"/>
        </table:table-row>
        <table:table-row table:style-name="ro2">
          <table:table-cell office:value-type="float" office:value="21.279724999999999" table:style-name="ce3">
            <text:p>21,279725</text:p>
          </table:table-cell>
          <table:table-cell office:value-type="float" office:value="55.322361000000001" table:style-name="ce3">
            <text:p>55,322361</text:p>
          </table:table-cell>
          <table:table-cell table:number-columns-repeated="16382"/>
        </table:table-row>
        <table:table-row table:style-name="ro2">
          <table:table-cell office:value-type="float" office:value="21.279166" table:style-name="ce3">
            <text:p>21,279166</text:p>
          </table:table-cell>
          <table:table-cell office:value-type="float" office:value="55.322361000000001" table:style-name="ce3">
            <text:p>55,322361</text:p>
          </table:table-cell>
          <table:table-cell table:number-columns-repeated="16382"/>
        </table:table-row>
        <table:table-row table:style-name="ro2">
          <table:table-cell office:value-type="float" office:value="21.279166" table:style-name="ce3">
            <text:p>21,279166</text:p>
          </table:table-cell>
          <table:table-cell office:value-type="float" office:value="55.322785000000003" table:style-name="ce3">
            <text:p>55,322785</text:p>
          </table:table-cell>
          <table:table-cell table:number-columns-repeated="16382"/>
        </table:table-row>
        <table:table-row table:style-name="ro2">
          <table:table-cell office:value-type="float" office:value="21.279166" table:style-name="ce3">
            <text:p>21,279166</text:p>
          </table:table-cell>
          <table:table-cell office:value-type="float" office:value="55.322918000000001" table:style-name="ce3">
            <text:p>55,322918</text:p>
          </table:table-cell>
          <table:table-cell table:number-columns-repeated="16382"/>
        </table:table-row>
        <table:table-row table:style-name="ro2">
          <table:table-cell office:value-type="float" office:value="21.2789749999999" table:style-name="ce3">
            <text:p>21,278975</text:p>
          </table:table-cell>
          <table:table-cell office:value-type="float" office:value="55.322918000000001" table:style-name="ce3">
            <text:p>55,322918</text:p>
          </table:table-cell>
          <table:table-cell table:number-columns-repeated="16382"/>
        </table:table-row>
        <table:table-row table:style-name="ro2">
          <table:table-cell office:value-type="float" office:value="21.278609999999901" table:style-name="ce3">
            <text:p>21,27861</text:p>
          </table:table-cell>
          <table:table-cell office:value-type="float" office:value="55.322918000000001" table:style-name="ce3">
            <text:p>55,322918</text:p>
          </table:table-cell>
          <table:table-cell table:number-columns-repeated="16382"/>
        </table:table-row>
        <table:table-row table:style-name="ro2">
          <table:table-cell office:value-type="float" office:value="21.278566999999999" table:style-name="ce3">
            <text:p>21,278567</text:p>
          </table:table-cell>
          <table:table-cell office:value-type="float" office:value="55.323193000000003" table:style-name="ce3">
            <text:p>55,323193</text:p>
          </table:table-cell>
          <table:table-cell table:number-columns-repeated="16382"/>
        </table:table-row>
        <table:table-row table:style-name="ro2">
          <table:table-cell office:value-type="float" office:value="21.278053999999901" table:style-name="ce3">
            <text:p>21,278054</text:p>
          </table:table-cell>
          <table:table-cell office:value-type="float" office:value="55.323193000000003" table:style-name="ce3">
            <text:p>55,323193</text:p>
          </table:table-cell>
          <table:table-cell table:number-columns-repeated="16382"/>
        </table:table-row>
        <table:table-row table:style-name="ro2">
          <table:table-cell office:value-type="float" office:value="21.278077" table:style-name="ce3">
            <text:p>21,278077</text:p>
          </table:table-cell>
          <table:table-cell office:value-type="float" office:value="55.3234870000001" table:style-name="ce3">
            <text:p>55,323487</text:p>
          </table:table-cell>
          <table:table-cell table:number-columns-repeated="16382"/>
        </table:table-row>
        <table:table-row table:style-name="ro2">
          <table:table-cell office:value-type="float" office:value="21.2775" table:style-name="ce3">
            <text:p>21,2775</text:p>
          </table:table-cell>
          <table:table-cell office:value-type="float" office:value="55.323470999999998" table:style-name="ce3">
            <text:p>55,323471</text:p>
          </table:table-cell>
          <table:table-cell table:number-columns-repeated="16382"/>
        </table:table-row>
        <table:table-row table:style-name="ro2">
          <table:table-cell office:value-type="float" office:value="21.2775" table:style-name="ce3">
            <text:p>21,2775</text:p>
          </table:table-cell>
          <table:table-cell office:value-type="float" office:value="55.323748999999999" table:style-name="ce3">
            <text:p>55,323749</text:p>
          </table:table-cell>
          <table:table-cell table:number-columns-repeated="16382"/>
        </table:table-row>
        <table:table-row table:style-name="ro2">
          <table:table-cell office:value-type="float" office:value="21.276944" table:style-name="ce3">
            <text:p>21,276944</text:p>
          </table:table-cell>
          <table:table-cell office:value-type="float" office:value="55.323748999999999" table:style-name="ce3">
            <text:p>55,323749</text:p>
          </table:table-cell>
          <table:table-cell table:number-columns-repeated="16382"/>
        </table:table-row>
        <table:table-row table:style-name="ro2">
          <table:table-cell office:value-type="float" office:value="21.276944" table:style-name="ce3">
            <text:p>21,276944</text:p>
          </table:table-cell>
          <table:table-cell office:value-type="float" office:value="55.324306" table:style-name="ce3">
            <text:p>55,324306</text:p>
          </table:table-cell>
          <table:table-cell table:number-columns-repeated="16382"/>
        </table:table-row>
        <table:table-row table:style-name="ro2">
          <table:table-cell office:value-type="float" office:value="21.276664" table:style-name="ce3">
            <text:p>21,276664</text:p>
          </table:table-cell>
          <table:table-cell office:value-type="float" office:value="55.324306" table:style-name="ce3">
            <text:p>55,324306</text:p>
          </table:table-cell>
          <table:table-cell table:number-columns-repeated="16382"/>
        </table:table-row>
        <table:table-row table:style-name="ro2">
          <table:table-cell office:value-type="float" office:value="21.276387999999901" table:style-name="ce3">
            <text:p>21,276388</text:p>
          </table:table-cell>
          <table:table-cell office:value-type="float" office:value="55.324306" table:style-name="ce3">
            <text:p>55,324306</text:p>
          </table:table-cell>
          <table:table-cell table:number-columns-repeated="16382"/>
        </table:table-row>
        <table:table-row table:style-name="ro2">
          <table:table-cell office:value-type="float" office:value="21.276385999999899" table:style-name="ce3">
            <text:p>21,276386</text:p>
          </table:table-cell>
          <table:table-cell office:value-type="float" office:value="55.324886999999897" table:style-name="ce3">
            <text:p>55,324887</text:p>
          </table:table-cell>
          <table:table-cell table:number-columns-repeated="16382"/>
        </table:table-row>
        <table:table-row table:style-name="ro2">
          <table:table-cell office:value-type="float" office:value="21.275832000000001" table:style-name="ce3">
            <text:p>21,275832</text:p>
          </table:table-cell>
          <table:table-cell office:value-type="float" office:value="55.324858999999996" table:style-name="ce3">
            <text:p>55,324859</text:p>
          </table:table-cell>
          <table:table-cell table:number-columns-repeated="16382"/>
        </table:table-row>
        <table:table-row table:style-name="ro2">
          <table:table-cell office:value-type="float" office:value="21.275832000000001" table:style-name="ce3">
            <text:p>21,275832</text:p>
          </table:table-cell>
          <table:table-cell office:value-type="float" office:value="55.325696000000001" table:style-name="ce3">
            <text:p>55,325696</text:p>
          </table:table-cell>
          <table:table-cell table:number-columns-repeated="16382"/>
        </table:table-row>
        <table:table-row table:style-name="ro2">
          <table:table-cell office:value-type="float" office:value="21.275330999999898" table:style-name="ce3">
            <text:p>21,275331</text:p>
          </table:table-cell>
          <table:table-cell office:value-type="float" office:value="55.325684000000003" table:style-name="ce3">
            <text:p>55,325684</text:p>
          </table:table-cell>
          <table:table-cell table:number-columns-repeated="16382"/>
        </table:table-row>
        <table:table-row table:style-name="ro2">
          <table:table-cell office:value-type="float" office:value="21.275330999999898" table:style-name="ce3">
            <text:p>21,275331</text:p>
          </table:table-cell>
          <table:table-cell office:value-type="float" office:value="55.326293" table:style-name="ce3">
            <text:p>55,326293</text:p>
          </table:table-cell>
          <table:table-cell table:number-columns-repeated="16382"/>
        </table:table-row>
        <table:table-row table:style-name="ro2">
          <table:table-cell office:value-type="float" office:value="21.274721999999901" table:style-name="ce3">
            <text:p>21,274722</text:p>
          </table:table-cell>
          <table:table-cell office:value-type="float" office:value="55.326247000000002" table:style-name="ce3">
            <text:p>55,326247</text:p>
          </table:table-cell>
          <table:table-cell table:number-columns-repeated="16382"/>
        </table:table-row>
        <table:table-row table:style-name="ro2">
          <table:table-cell office:value-type="float" office:value="21.274719999999899" table:style-name="ce3">
            <text:p>21,27472</text:p>
          </table:table-cell>
          <table:table-cell office:value-type="float" office:value="55.326478000000002" table:style-name="ce3">
            <text:p>55,326478</text:p>
          </table:table-cell>
          <table:table-cell table:number-columns-repeated="16382"/>
        </table:table-row>
        <table:table-row table:style-name="ro2">
          <table:table-cell office:value-type="float" office:value="21.274630999999999" table:style-name="ce3">
            <text:p>21,274631</text:p>
          </table:table-cell>
          <table:table-cell office:value-type="float" office:value="55.326528000000003" table:style-name="ce3">
            <text:p>55,326528</text:p>
          </table:table-cell>
          <table:table-cell table:number-columns-repeated="16382"/>
        </table:table-row>
        <table:table-row table:style-name="ro2">
          <table:table-cell office:value-type="float" office:value="21.274166000000001" table:style-name="ce3">
            <text:p>21,274166</text:p>
          </table:table-cell>
          <table:table-cell office:value-type="float" office:value="55.326528000000003" table:style-name="ce3">
            <text:p>55,326528</text:p>
          </table:table-cell>
          <table:table-cell table:number-columns-repeated="16382"/>
        </table:table-row>
        <table:table-row table:style-name="ro2">
          <table:table-cell office:value-type="float" office:value="21.274152000000001" table:style-name="ce3">
            <text:p>21,274152</text:p>
          </table:table-cell>
          <table:table-cell office:value-type="float" office:value="55.326762000000002" table:style-name="ce3">
            <text:p>55,326762</text:p>
          </table:table-cell>
          <table:table-cell table:number-columns-repeated="16382"/>
        </table:table-row>
        <table:table-row table:style-name="ro2">
          <table:table-cell office:value-type="float" office:value="21.274011000000002" table:style-name="ce3">
            <text:p>21,274011</text:p>
          </table:table-cell>
          <table:table-cell office:value-type="float" office:value="55.326805999999998" table:style-name="ce3">
            <text:p>55,326806</text:p>
          </table:table-cell>
          <table:table-cell table:number-columns-repeated="16382"/>
        </table:table-row>
        <table:table-row table:style-name="ro2">
          <table:table-cell office:value-type="float" office:value="21.273055999999901" table:style-name="ce3">
            <text:p>21,273056</text:p>
          </table:table-cell>
          <table:table-cell office:value-type="float" office:value="55.326805999999998" table:style-name="ce3">
            <text:p>55,326806</text:p>
          </table:table-cell>
          <table:table-cell table:number-columns-repeated="16382"/>
        </table:table-row>
        <table:table-row table:style-name="ro2">
          <table:table-cell office:value-type="float" office:value="21.273071999999999" table:style-name="ce3">
            <text:p>21,273072</text:p>
          </table:table-cell>
          <table:table-cell office:value-type="float" office:value="55.327088000000003" table:style-name="ce3">
            <text:p>55,327088</text:p>
          </table:table-cell>
          <table:table-cell table:number-columns-repeated="16382"/>
        </table:table-row>
        <table:table-row table:style-name="ro2">
          <table:table-cell office:value-type="float" office:value="21.272500000000001" table:style-name="ce3">
            <text:p>21,2725</text:p>
          </table:table-cell>
          <table:table-cell office:value-type="float" office:value="55.327083999999999" table:style-name="ce3">
            <text:p>55,327084</text:p>
          </table:table-cell>
          <table:table-cell table:number-columns-repeated="16382"/>
        </table:table-row>
        <table:table-row table:style-name="ro2">
          <table:table-cell office:value-type="float" office:value="21.272500000000001" table:style-name="ce3">
            <text:p>21,2725</text:p>
          </table:table-cell>
          <table:table-cell office:value-type="float" office:value="55.327278" table:style-name="ce3">
            <text:p>55,327278</text:p>
          </table:table-cell>
          <table:table-cell table:number-columns-repeated="16382"/>
        </table:table-row>
        <table:table-row table:style-name="ro2">
          <table:table-cell office:value-type="float" office:value="21.272500000000001" table:style-name="ce3">
            <text:p>21,2725</text:p>
          </table:table-cell>
          <table:table-cell office:value-type="float" office:value="55.327362000000001" table:style-name="ce3">
            <text:p>55,327362</text:p>
          </table:table-cell>
          <table:table-cell table:number-columns-repeated="16382"/>
        </table:table-row>
        <table:table-row table:style-name="ro2">
          <table:table-cell office:value-type="float" office:value="21.272299" table:style-name="ce3">
            <text:p>21,272299</text:p>
          </table:table-cell>
          <table:table-cell office:value-type="float" office:value="55.327362000000001" table:style-name="ce3">
            <text:p>55,327362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327362000000001" table:style-name="ce3">
            <text:p>55,327362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327762999999898" table:style-name="ce3">
            <text:p>55,327763</text:p>
          </table:table-cell>
          <table:table-cell table:number-columns-repeated="16382"/>
        </table:table-row>
        <table:table-row table:style-name="ro2">
          <table:table-cell office:value-type="float" office:value="21.271389999999901" table:style-name="ce3">
            <text:p>21,27139</text:p>
          </table:table-cell>
          <table:table-cell office:value-type="float" office:value="55.327916000000002" table:style-name="ce3">
            <text:p>55,327916</text:p>
          </table:table-cell>
          <table:table-cell table:number-columns-repeated="16382"/>
        </table:table-row>
        <table:table-row table:style-name="ro2">
          <table:table-cell office:value-type="float" office:value="21.271173000000001" table:style-name="ce3">
            <text:p>21,271173</text:p>
          </table:table-cell>
          <table:table-cell office:value-type="float" office:value="55.327916000000002" table:style-name="ce3">
            <text:p>55,327916</text:p>
          </table:table-cell>
          <table:table-cell table:number-columns-repeated="16382"/>
        </table:table-row>
        <table:table-row table:style-name="ro2">
          <table:table-cell office:value-type="float" office:value="21.270834000000001" table:style-name="ce3">
            <text:p>21,270834</text:p>
          </table:table-cell>
          <table:table-cell office:value-type="float" office:value="55.327916000000002" table:style-name="ce3">
            <text:p>55,327916</text:p>
          </table:table-cell>
          <table:table-cell table:number-columns-repeated="16382"/>
        </table:table-row>
        <table:table-row table:style-name="ro2">
          <table:table-cell office:value-type="float" office:value="21.270768" table:style-name="ce3">
            <text:p>21,270768</text:p>
          </table:table-cell>
          <table:table-cell office:value-type="float" office:value="55.328194000000003" table:style-name="ce3">
            <text:p>55,328194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328194000000003" table:style-name="ce3">
            <text:p>55,328194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328505999999898" table:style-name="ce3">
            <text:p>55,328506</text:p>
          </table:table-cell>
          <table:table-cell table:number-columns-repeated="16382"/>
        </table:table-row>
        <table:table-row table:style-name="ro2">
          <table:table-cell office:value-type="float" office:value="21.270278000000001" table:style-name="ce3">
            <text:p>21,270278</text:p>
          </table:table-cell>
          <table:table-cell office:value-type="float" office:value="55.328749999999999" table:style-name="ce3">
            <text:p>55,32875</text:p>
          </table:table-cell>
          <table:table-cell table:number-columns-repeated="16382"/>
        </table:table-row>
        <table:table-row table:style-name="ro2">
          <table:table-cell office:value-type="float" office:value="21.26971" table:style-name="ce3">
            <text:p>21,26971</text:p>
          </table:table-cell>
          <table:table-cell office:value-type="float" office:value="55.328749999999999" table:style-name="ce3">
            <text:p>55,32875</text:p>
          </table:table-cell>
          <table:table-cell table:number-columns-repeated="16382"/>
        </table:table-row>
        <table:table-row table:style-name="ro2">
          <table:table-cell office:value-type="float" office:value="21.269680999999999" table:style-name="ce3">
            <text:p>21,269681</text:p>
          </table:table-cell>
          <table:table-cell office:value-type="float" office:value="55.329304" table:style-name="ce3">
            <text:p>55,329304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329304" table:style-name="ce3">
            <text:p>55,329304</text:p>
          </table:table-cell>
          <table:table-cell table:number-columns-repeated="16382"/>
        </table:table-row>
        <table:table-row table:style-name="ro2">
          <table:table-cell office:value-type="float" office:value="21.269117999999999" table:style-name="ce3">
            <text:p>21,269118</text:p>
          </table:table-cell>
          <table:table-cell office:value-type="float" office:value="55.329582000000002" table:style-name="ce3">
            <text:p>55,329582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329582000000002" table:style-name="ce3">
            <text:p>55,329582</text:p>
          </table:table-cell>
          <table:table-cell table:number-columns-repeated="16382"/>
        </table:table-row>
        <table:table-row table:style-name="ro2">
          <table:table-cell office:value-type="float" office:value="21.268128999999899" table:style-name="ce3">
            <text:p>21,268129</text:p>
          </table:table-cell>
          <table:table-cell office:value-type="float" office:value="55.329894000000003" table:style-name="ce3">
            <text:p>55,329894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329859999999996" table:style-name="ce3">
            <text:p>55,32986</text:p>
          </table:table-cell>
          <table:table-cell table:number-columns-repeated="16382"/>
        </table:table-row>
        <table:table-row table:style-name="ro2">
          <table:table-cell office:value-type="float" office:value="21.266943000000001" table:style-name="ce3">
            <text:p>21,266943</text:p>
          </table:table-cell>
          <table:table-cell office:value-type="float" office:value="55.330081" table:style-name="ce3">
            <text:p>55,330081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329859999999996" table:style-name="ce3">
            <text:p>55,32986</text:p>
          </table:table-cell>
          <table:table-cell table:number-columns-repeated="16382"/>
        </table:table-row>
        <table:table-row table:style-name="ro2">
          <table:table-cell office:value-type="float" office:value="21.264281" table:style-name="ce3">
            <text:p>21,264281</text:p>
          </table:table-cell>
          <table:table-cell office:value-type="float" office:value="55.329859999999996" table:style-name="ce3">
            <text:p>55,32986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329859999999996" table:style-name="ce3">
            <text:p>55,32986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329284999999999" table:style-name="ce3">
            <text:p>55,329285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329304" table:style-name="ce3">
            <text:p>55,329304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1.263217000000001" table:style-name="ce3">
            <text:p>21,263217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328917999999902" table:style-name="ce3">
            <text:p>55,328918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328749999999999" table:style-name="ce3">
            <text:p>55,32875</text:p>
          </table:table-cell>
          <table:table-cell table:number-columns-repeated="16382"/>
        </table:table-row>
        <table:table-row table:style-name="ro2">
          <table:table-cell office:value-type="float" office:value="21.259704999999901" table:style-name="ce3">
            <text:p>21,259705</text:p>
          </table:table-cell>
          <table:table-cell office:value-type="float" office:value="55.328674999999997" table:style-name="ce3">
            <text:p>55,328675</text:p>
          </table:table-cell>
          <table:table-cell table:number-columns-repeated="16382"/>
        </table:table-row>
        <table:table-row table:style-name="ro2">
          <table:table-cell office:value-type="float" office:value="21.259720999999999" table:style-name="ce3">
            <text:p>21,259721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1.259551999999999" table:style-name="ce3">
            <text:p>21,259552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1.259166999999898" table:style-name="ce3">
            <text:p>21,259167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1.259166999999898" table:style-name="ce3">
            <text:p>21,259167</text:p>
          </table:table-cell>
          <table:table-cell office:value-type="float" office:value="55.329582000000002" table:style-name="ce3">
            <text:p>55,329582</text:p>
          </table:table-cell>
          <table:table-cell table:number-columns-repeated="16382"/>
        </table:table-row>
        <table:table-row table:style-name="ro2">
          <table:table-cell office:value-type="float" office:value="21.258054999999999" table:style-name="ce3">
            <text:p>21,258055</text:p>
          </table:table-cell>
          <table:table-cell office:value-type="float" office:value="55.329582000000002" table:style-name="ce3">
            <text:p>55,329582</text:p>
          </table:table-cell>
          <table:table-cell table:number-columns-repeated="16382"/>
        </table:table-row>
        <table:table-row table:style-name="ro2">
          <table:table-cell office:value-type="float" office:value="21.258119000000001" table:style-name="ce3">
            <text:p>21,258119</text:p>
          </table:table-cell>
          <table:table-cell office:value-type="float" office:value="55.329894000000003" table:style-name="ce3">
            <text:p>55,329894</text:p>
          </table:table-cell>
          <table:table-cell table:number-columns-repeated="16382"/>
        </table:table-row>
        <table:table-row table:style-name="ro2">
          <table:table-cell office:value-type="float" office:value="21.2574989999999" table:style-name="ce3">
            <text:p>21,257499</text:p>
          </table:table-cell>
          <table:table-cell office:value-type="float" office:value="55.329859999999996" table:style-name="ce3">
            <text:p>55,32986</text:p>
          </table:table-cell>
          <table:table-cell table:number-columns-repeated="16382"/>
        </table:table-row>
        <table:table-row table:style-name="ro2">
          <table:table-cell office:value-type="float" office:value="21.257508000000001" table:style-name="ce3">
            <text:p>21,257508</text:p>
          </table:table-cell>
          <table:table-cell office:value-type="float" office:value="55.330078999999998" table:style-name="ce3">
            <text:p>55,330079</text:p>
          </table:table-cell>
          <table:table-cell table:number-columns-repeated="16382"/>
        </table:table-row>
        <table:table-row table:style-name="ro2">
          <table:table-cell office:value-type="float" office:value="21.257263999999999" table:style-name="ce3">
            <text:p>21,257264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56374999999899" table:style-name="ce3">
            <text:p>21,256375</text:p>
          </table:table-cell>
          <table:table-cell office:value-type="float" office:value="55.330368" table:style-name="ce3">
            <text:p>55,330368</text:p>
          </table:table-cell>
          <table:table-cell table:number-columns-repeated="16382"/>
        </table:table-row>
        <table:table-row table:style-name="ro2">
          <table:table-cell office:value-type="float" office:value="21.256205999999999" table:style-name="ce3">
            <text:p>21,256206</text:p>
          </table:table-cell>
          <table:table-cell office:value-type="float" office:value="55.330418000000002" table:style-name="ce3">
            <text:p>55,330418</text:p>
          </table:table-cell>
          <table:table-cell table:number-columns-repeated="16382"/>
        </table:table-row>
        <table:table-row table:style-name="ro2">
          <table:table-cell office:value-type="float" office:value="21.255279000000002" table:style-name="ce3">
            <text:p>21,255279</text:p>
          </table:table-cell>
          <table:table-cell office:value-type="float" office:value="55.330418000000002" table:style-name="ce3">
            <text:p>55,330418</text:p>
          </table:table-cell>
          <table:table-cell table:number-columns-repeated="16382"/>
        </table:table-row>
        <table:table-row table:style-name="ro2">
          <table:table-cell office:value-type="float" office:value="21.255258000000001" table:style-name="ce3">
            <text:p>21,255258</text:p>
          </table:table-cell>
          <table:table-cell office:value-type="float" office:value="55.330696000000003" table:style-name="ce3">
            <text:p>55,330696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30696000000003" table:style-name="ce3">
            <text:p>55,330696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30860000000001" table:style-name="ce3">
            <text:p>55,33086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30970000000001" table:style-name="ce3">
            <text:p>55,33097</text:p>
          </table:table-cell>
          <table:table-cell table:number-columns-repeated="16382"/>
        </table:table-row>
        <table:table-row table:style-name="ro2">
          <table:table-cell office:value-type="float" office:value="21.253353000000001" table:style-name="ce3">
            <text:p>21,253353</text:p>
          </table:table-cell>
          <table:table-cell office:value-type="float" office:value="55.330970000000001" table:style-name="ce3">
            <text:p>55,33097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330970000000001" table:style-name="ce3">
            <text:p>55,33097</text:p>
          </table:table-cell>
          <table:table-cell table:number-columns-repeated="16382"/>
        </table:table-row>
        <table:table-row table:style-name="ro2">
          <table:table-cell office:value-type="float" office:value="21.250844000000001" table:style-name="ce3">
            <text:p>21,250844</text:p>
          </table:table-cell>
          <table:table-cell office:value-type="float" office:value="55.331308999999997" table:style-name="ce3">
            <text:p>55,331309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331249999999997" table:style-name="ce3">
            <text:p>55,33125</text:p>
          </table:table-cell>
          <table:table-cell table:number-columns-repeated="16382"/>
        </table:table-row>
        <table:table-row table:style-name="ro2">
          <table:table-cell office:value-type="float" office:value="21.249694999999999" table:style-name="ce3">
            <text:p>21,249695</text:p>
          </table:table-cell>
          <table:table-cell office:value-type="float" office:value="55.331482999999899" table:style-name="ce3">
            <text:p>55,331483</text:p>
          </table:table-cell>
          <table:table-cell table:number-columns-repeated="16382"/>
        </table:table-row>
        <table:table-row table:style-name="ro2">
          <table:table-cell office:value-type="float" office:value="21.249580999999999" table:style-name="ce3">
            <text:p>21,249581</text:p>
          </table:table-cell>
          <table:table-cell office:value-type="float" office:value="55.331527999999999" table:style-name="ce3">
            <text:p>55,331528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31527999999999" table:style-name="ce3">
            <text:p>55,331528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31691999999997" table:style-name="ce3">
            <text:p>55,331692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887" table:style-name="ce3">
            <text:p>21,24887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81089999999" table:style-name="ce3">
            <text:p>21,248109</text:p>
          </table:table-cell>
          <table:table-cell office:value-type="float" office:value="55.332093" table:style-name="ce3">
            <text:p>55,332093</text:p>
          </table:table-cell>
          <table:table-cell table:number-columns-repeated="16382"/>
        </table:table-row>
        <table:table-row table:style-name="ro2">
          <table:table-cell office:value-type="float" office:value="21.246887000000001" table:style-name="ce3">
            <text:p>21,246887</text:p>
          </table:table-cell>
          <table:table-cell office:value-type="float" office:value="55.332093" table:style-name="ce3">
            <text:p>55,332093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652" table:style-name="ce3">
            <text:p>21,24652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30689" table:style-name="ce3">
            <text:p>55,330689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330696000000003" table:style-name="ce3">
            <text:p>55,330696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330418000000002" table:style-name="ce3">
            <text:p>55,330418</text:p>
          </table:table-cell>
          <table:table-cell table:number-columns-repeated="16382"/>
        </table:table-row>
        <table:table-row table:style-name="ro2">
          <table:table-cell office:value-type="float" office:value="21.244384" table:style-name="ce3">
            <text:p>21,244384</text:p>
          </table:table-cell>
          <table:table-cell office:value-type="float" office:value="55.330418000000002" table:style-name="ce3">
            <text:p>55,330418</text:p>
          </table:table-cell>
          <table:table-cell table:number-columns-repeated="16382"/>
        </table:table-row>
        <table:table-row table:style-name="ro2">
          <table:table-cell office:value-type="float" office:value="21.244185999999999" table:style-name="ce3">
            <text:p>21,244186</text:p>
          </table:table-cell>
          <table:table-cell office:value-type="float" office:value="55.330356999999999" table:style-name="ce3">
            <text:p>55,330357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41700000000002" table:style-name="ce3">
            <text:p>21,2417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40907" table:style-name="ce3">
            <text:p>21,240907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33014" table:style-name="ce3">
            <text:p>55,33014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330418000000002" table:style-name="ce3">
            <text:p>55,330418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330418000000002" table:style-name="ce3">
            <text:p>55,330418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330696000000003" table:style-name="ce3">
            <text:p>55,330696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330696000000003" table:style-name="ce3">
            <text:p>55,330696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331249999999997" table:style-name="ce3">
            <text:p>55,33125</text:p>
          </table:table-cell>
          <table:table-cell table:number-columns-repeated="16382"/>
        </table:table-row>
        <table:table-row table:style-name="ro2">
          <table:table-cell office:value-type="float" office:value="21.240907" table:style-name="ce3">
            <text:p>21,240907</text:p>
          </table:table-cell>
          <table:table-cell office:value-type="float" office:value="55.331297999999897" table:style-name="ce3">
            <text:p>55,331298</text:p>
          </table:table-cell>
          <table:table-cell table:number-columns-repeated="16382"/>
        </table:table-row>
        <table:table-row table:style-name="ro2">
          <table:table-cell office:value-type="float" office:value="21.241945999999999" table:style-name="ce3">
            <text:p>21,241946</text:p>
          </table:table-cell>
          <table:table-cell office:value-type="float" office:value="55.331249999999997" table:style-name="ce3">
            <text:p>55,33125</text:p>
          </table:table-cell>
          <table:table-cell table:number-columns-repeated="16382"/>
        </table:table-row>
        <table:table-row table:style-name="ro2">
          <table:table-cell office:value-type="float" office:value="21.241949999999999" table:style-name="ce3">
            <text:p>21,24195</text:p>
          </table:table-cell>
          <table:table-cell office:value-type="float" office:value="55.331496000000001" table:style-name="ce3">
            <text:p>55,331496</text:p>
          </table:table-cell>
          <table:table-cell table:number-columns-repeated="16382"/>
        </table:table-row>
        <table:table-row table:style-name="ro2">
          <table:table-cell office:value-type="float" office:value="21.242101000000002" table:style-name="ce3">
            <text:p>21,242101</text:p>
          </table:table-cell>
          <table:table-cell office:value-type="float" office:value="55.331527999999999" table:style-name="ce3">
            <text:p>55,331528</text:p>
          </table:table-cell>
          <table:table-cell table:number-columns-repeated="16382"/>
        </table:table-row>
        <table:table-row table:style-name="ro2">
          <table:table-cell office:value-type="float" office:value="21.243055999999999" table:style-name="ce3">
            <text:p>21,243056</text:p>
          </table:table-cell>
          <table:table-cell office:value-type="float" office:value="55.331527999999999" table:style-name="ce3">
            <text:p>55,331528</text:p>
          </table:table-cell>
          <table:table-cell table:number-columns-repeated="16382"/>
        </table:table-row>
        <table:table-row table:style-name="ro2">
          <table:table-cell office:value-type="float" office:value="21.243055999999999" table:style-name="ce3">
            <text:p>21,243056</text:p>
          </table:table-cell>
          <table:table-cell office:value-type="float" office:value="55.331726000000003" table:style-name="ce3">
            <text:p>55,331726</text:p>
          </table:table-cell>
          <table:table-cell table:number-columns-repeated="16382"/>
        </table:table-row>
        <table:table-row table:style-name="ro2">
          <table:table-cell office:value-type="float" office:value="21.243055999999999" table:style-name="ce3">
            <text:p>21,243056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3315999999901" table:style-name="ce3">
            <text:p>21,243316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331806" table:style-name="ce3">
            <text:p>55,331806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332093" table:style-name="ce3">
            <text:p>55,332093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32093" table:style-name="ce3">
            <text:p>55,332093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33193999999999" table:style-name="ce3">
            <text:p>55,333194</text:p>
          </table:table-cell>
          <table:table-cell table:number-columns-repeated="16382"/>
        </table:table-row>
        <table:table-row table:style-name="ro2">
          <table:table-cell office:value-type="float" office:value="21.244872000000001" table:style-name="ce3">
            <text:p>21,244872</text:p>
          </table:table-cell>
          <table:table-cell office:value-type="float" office:value="55.333193999999999" table:style-name="ce3">
            <text:p>55,333194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333193999999999" table:style-name="ce3">
            <text:p>55,333194</text:p>
          </table:table-cell>
          <table:table-cell table:number-columns-repeated="16382"/>
        </table:table-row>
        <table:table-row table:style-name="ro2">
          <table:table-cell office:value-type="float" office:value="21.245829000000001" table:style-name="ce3">
            <text:p>21,245829</text:p>
          </table:table-cell>
          <table:table-cell office:value-type="float" office:value="55.333480999999999" table:style-name="ce3">
            <text:p>55,333481</text:p>
          </table:table-cell>
          <table:table-cell table:number-columns-repeated="16382"/>
        </table:table-row>
        <table:table-row table:style-name="ro2">
          <table:table-cell office:value-type="float" office:value="21.245912000000001" table:style-name="ce3">
            <text:p>21,245912</text:p>
          </table:table-cell>
          <table:table-cell office:value-type="float" office:value="55.333480999999999" table:style-name="ce3">
            <text:p>55,333481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33472" table:style-name="ce3">
            <text:p>55,333472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33640999999901" table:style-name="ce3">
            <text:p>55,333641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33753000000002" table:style-name="ce3">
            <text:p>55,333753</text:p>
          </table:table-cell>
          <table:table-cell table:number-columns-repeated="16382"/>
        </table:table-row>
        <table:table-row table:style-name="ro2">
          <table:table-cell office:value-type="float" office:value="21.246887000000001" table:style-name="ce3">
            <text:p>21,246887</text:p>
          </table:table-cell>
          <table:table-cell office:value-type="float" office:value="55.333753000000002" table:style-name="ce3">
            <text:p>55,333753</text:p>
          </table:table-cell>
          <table:table-cell table:number-columns-repeated="16382"/>
        </table:table-row>
        <table:table-row table:style-name="ro2">
          <table:table-cell office:value-type="float" office:value="21.246887000000001" table:style-name="ce3">
            <text:p>21,246887</text:p>
          </table:table-cell>
          <table:table-cell office:value-type="float" office:value="55.334581999999997" table:style-name="ce3">
            <text:p>55,334582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34581999999997" table:style-name="ce3">
            <text:p>55,334582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34716999999898" table:style-name="ce3">
            <text:p>55,334717</text:p>
          </table:table-cell>
          <table:table-cell table:number-columns-repeated="16382"/>
        </table:table-row>
        <table:table-row table:style-name="ro2">
          <table:table-cell office:value-type="float" office:value="21.247498" table:style-name="ce3">
            <text:p>21,247498</text:p>
          </table:table-cell>
          <table:table-cell office:value-type="float" office:value="55.335414" table:style-name="ce3">
            <text:p>55,335414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35414" table:style-name="ce3">
            <text:p>55,335414</text:p>
          </table:table-cell>
          <table:table-cell table:number-columns-repeated="16382"/>
        </table:table-row>
        <table:table-row table:style-name="ro2">
          <table:table-cell office:value-type="float" office:value="21.2481089999999" table:style-name="ce3">
            <text:p>21,248109</text:p>
          </table:table-cell>
          <table:table-cell office:value-type="float" office:value="55.335693999999997" table:style-name="ce3">
            <text:p>55,335694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35693999999997" table:style-name="ce3">
            <text:p>55,335694</text:p>
          </table:table-cell>
          <table:table-cell table:number-columns-repeated="16382"/>
        </table:table-row>
        <table:table-row table:style-name="ro2">
          <table:table-cell office:value-type="float" office:value="21.248601000000001" table:style-name="ce3">
            <text:p>21,248601</text:p>
          </table:table-cell>
          <table:table-cell office:value-type="float" office:value="55.335842999999997" table:style-name="ce3">
            <text:p>55,335843</text:p>
          </table:table-cell>
          <table:table-cell table:number-columns-repeated="16382"/>
        </table:table-row>
        <table:table-row table:style-name="ro2">
          <table:table-cell office:value-type="float" office:value="21.248592000000102" table:style-name="ce3">
            <text:p>21,248592</text:p>
          </table:table-cell>
          <table:table-cell office:value-type="float" office:value="55.335921999999897" table:style-name="ce3">
            <text:p>55,335922</text:p>
          </table:table-cell>
          <table:table-cell table:number-columns-repeated="16382"/>
        </table:table-row>
        <table:table-row table:style-name="ro2">
          <table:table-cell office:value-type="float" office:value="21.248466000000001" table:style-name="ce3">
            <text:p>21,248466</text:p>
          </table:table-cell>
          <table:table-cell office:value-type="float" office:value="55.335971999999998" table:style-name="ce3">
            <text:p>55,335972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35971999999998" table:style-name="ce3">
            <text:p>55,335972</text:p>
          </table:table-cell>
          <table:table-cell table:number-columns-repeated="16382"/>
        </table:table-row>
        <table:table-row table:style-name="ro2">
          <table:table-cell office:value-type="float" office:value="21.248062999999998" table:style-name="ce3">
            <text:p>21,248063</text:p>
          </table:table-cell>
          <table:table-cell office:value-type="float" office:value="55.336125000000003" table:style-name="ce3">
            <text:p>55,336125</text:p>
          </table:table-cell>
          <table:table-cell table:number-columns-repeated="16382"/>
        </table:table-row>
        <table:table-row table:style-name="ro2">
          <table:table-cell office:value-type="float" office:value="21.2481089999999" table:style-name="ce3">
            <text:p>21,248109</text:p>
          </table:table-cell>
          <table:table-cell office:value-type="float" office:value="55.337096000000003" table:style-name="ce3">
            <text:p>55,337096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37082000000002" table:style-name="ce3">
            <text:p>55,337082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37916999999997" table:style-name="ce3">
            <text:p>55,337917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37916999999997" table:style-name="ce3">
            <text:p>55,337917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38085" table:style-name="ce3">
            <text:p>55,338085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38197000000001" table:style-name="ce3">
            <text:p>55,338197</text:p>
          </table:table-cell>
          <table:table-cell table:number-columns-repeated="16382"/>
        </table:table-row>
        <table:table-row table:style-name="ro2">
          <table:table-cell office:value-type="float" office:value="21.2474799999999" table:style-name="ce3">
            <text:p>21,24748</text:p>
          </table:table-cell>
          <table:table-cell office:value-type="float" office:value="55.338197000000001" table:style-name="ce3">
            <text:p>55,338197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338197000000001" table:style-name="ce3">
            <text:p>55,338197</text:p>
          </table:table-cell>
          <table:table-cell table:number-columns-repeated="16382"/>
        </table:table-row>
        <table:table-row table:style-name="ro2">
          <table:table-cell office:value-type="float" office:value="21.245912000000001" table:style-name="ce3">
            <text:p>21,245912</text:p>
          </table:table-cell>
          <table:table-cell office:value-type="float" office:value="55.338500000000003" table:style-name="ce3">
            <text:p>55,3385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38470000000001" table:style-name="ce3">
            <text:p>55,33847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38747999999903" table:style-name="ce3">
            <text:p>55,338748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338747999999903" table:style-name="ce3">
            <text:p>55,338748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40694999999997" table:style-name="ce3">
            <text:p>55,340695</text:p>
          </table:table-cell>
          <table:table-cell table:number-columns-repeated="16382"/>
        </table:table-row>
        <table:table-row table:style-name="ro2">
          <table:table-cell office:value-type="float" office:value="21.244872000000001" table:style-name="ce3">
            <text:p>21,244872</text:p>
          </table:table-cell>
          <table:table-cell office:value-type="float" office:value="55.340699000000001" table:style-name="ce3">
            <text:p>55,340699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40699000000001" table:style-name="ce3">
            <text:p>55,340699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7164999999999" table:style-name="ce3">
            <text:p>21,247165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40271000000001" table:style-name="ce3">
            <text:p>55,340271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40136000000001" table:style-name="ce3">
            <text:p>55,34013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40136000000001" table:style-name="ce3">
            <text:p>55,34013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40271000000001" table:style-name="ce3">
            <text:p>55,340271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8842" table:style-name="ce3">
            <text:p>21,248842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40417000000002" table:style-name="ce3">
            <text:p>55,340417</text:p>
          </table:table-cell>
          <table:table-cell table:number-columns-repeated="16382"/>
        </table:table-row>
        <table:table-row table:style-name="ro2">
          <table:table-cell office:value-type="float" office:value="21.249158999999999" table:style-name="ce3">
            <text:p>21,249159</text:p>
          </table:table-cell>
          <table:table-cell office:value-type="float" office:value="55.340722" table:style-name="ce3">
            <text:p>55,340722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340694999999997" table:style-name="ce3">
            <text:p>55,340695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340892999999902" table:style-name="ce3">
            <text:p>55,340893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340972999999998" table:style-name="ce3">
            <text:p>55,340973</text:p>
          </table:table-cell>
          <table:table-cell table:number-columns-repeated="16382"/>
        </table:table-row>
        <table:table-row table:style-name="ro2">
          <table:table-cell office:value-type="float" office:value="21.249913999999901" table:style-name="ce3">
            <text:p>21,249914</text:p>
          </table:table-cell>
          <table:table-cell office:value-type="float" office:value="55.340972999999998" table:style-name="ce3">
            <text:p>55,340973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340972999999998" table:style-name="ce3">
            <text:p>55,340973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341126000000003" table:style-name="ce3">
            <text:p>55,341126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341805000000001" table:style-name="ce3">
            <text:p>55,341805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341805000000001" table:style-name="ce3">
            <text:p>55,341805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342078000000001" table:style-name="ce3">
            <text:p>55,342078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342360999999997" table:style-name="ce3">
            <text:p>55,342361</text:p>
          </table:table-cell>
          <table:table-cell table:number-columns-repeated="16382"/>
        </table:table-row>
        <table:table-row table:style-name="ro2">
          <table:table-cell office:value-type="float" office:value="21.2513539999999" table:style-name="ce3">
            <text:p>21,251354</text:p>
          </table:table-cell>
          <table:table-cell office:value-type="float" office:value="55.342410999999998" table:style-name="ce3">
            <text:p>55,342411</text:p>
          </table:table-cell>
          <table:table-cell table:number-columns-repeated="16382"/>
        </table:table-row>
        <table:table-row table:style-name="ro2">
          <table:table-cell office:value-type="float" office:value="21.251387999999999" table:style-name="ce3">
            <text:p>21,251388</text:p>
          </table:table-cell>
          <table:table-cell office:value-type="float" office:value="55.342638999999998" table:style-name="ce3">
            <text:p>55,342639</text:p>
          </table:table-cell>
          <table:table-cell table:number-columns-repeated="16382"/>
        </table:table-row>
        <table:table-row table:style-name="ro2">
          <table:table-cell office:value-type="float" office:value="21.251695999999999" table:style-name="ce3">
            <text:p>21,251696</text:p>
          </table:table-cell>
          <table:table-cell office:value-type="float" office:value="55.342638999999998" table:style-name="ce3">
            <text:p>55,342639</text:p>
          </table:table-cell>
          <table:table-cell table:number-columns-repeated="16382"/>
        </table:table-row>
        <table:table-row table:style-name="ro2">
          <table:table-cell office:value-type="float" office:value="21.251944000000002" table:style-name="ce3">
            <text:p>21,251944</text:p>
          </table:table-cell>
          <table:table-cell office:value-type="float" office:value="55.342638999999998" table:style-name="ce3">
            <text:p>55,342639</text:p>
          </table:table-cell>
          <table:table-cell table:number-columns-repeated="16382"/>
        </table:table-row>
        <table:table-row table:style-name="ro2">
          <table:table-cell office:value-type="float" office:value="21.251944000000002" table:style-name="ce3">
            <text:p>21,251944</text:p>
          </table:table-cell>
          <table:table-cell office:value-type="float" office:value="55.342801000000001" table:style-name="ce3">
            <text:p>55,342801</text:p>
          </table:table-cell>
          <table:table-cell table:number-columns-repeated="16382"/>
        </table:table-row>
        <table:table-row table:style-name="ro2">
          <table:table-cell office:value-type="float" office:value="21.251944000000002" table:style-name="ce3">
            <text:p>21,251944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252129" table:style-name="ce3">
            <text:p>21,252129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252499999999898" table:style-name="ce3">
            <text:p>21,2525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252499999999898" table:style-name="ce3">
            <text:p>21,2525</text:p>
          </table:table-cell>
          <table:table-cell office:value-type="float" office:value="55.343079000000003" table:style-name="ce3">
            <text:p>55,343079</text:p>
          </table:table-cell>
          <table:table-cell table:number-columns-repeated="16382"/>
        </table:table-row>
        <table:table-row table:style-name="ro2">
          <table:table-cell office:value-type="float" office:value="21.252499999999898" table:style-name="ce3">
            <text:p>21,2525</text:p>
          </table:table-cell>
          <table:table-cell office:value-type="float" office:value="55.343192999999999" table:style-name="ce3">
            <text:p>55,343193</text:p>
          </table:table-cell>
          <table:table-cell table:number-columns-repeated="16382"/>
        </table:table-row>
        <table:table-row table:style-name="ro2">
          <table:table-cell office:value-type="float" office:value="21.252649000000002" table:style-name="ce3">
            <text:p>21,252649</text:p>
          </table:table-cell>
          <table:table-cell office:value-type="float" office:value="55.343192999999999" table:style-name="ce3">
            <text:p>55,343193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3192999999999" table:style-name="ce3">
            <text:p>55,343193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3504999999901" table:style-name="ce3">
            <text:p>55,343505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3750999999997" table:style-name="ce3">
            <text:p>55,343751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43750999999997" table:style-name="ce3">
            <text:p>55,343751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253066" table:style-name="ce3">
            <text:p>21,253066</text:p>
          </table:table-cell>
          <table:table-cell office:value-type="float" office:value="55.344731000000003" table:style-name="ce3">
            <text:p>55,344731</text:p>
          </table:table-cell>
          <table:table-cell table:number-columns-repeated="16382"/>
        </table:table-row>
        <table:table-row table:style-name="ro2">
          <table:table-cell office:value-type="float" office:value="21.2531140000001" table:style-name="ce3">
            <text:p>21,253114</text:p>
          </table:table-cell>
          <table:table-cell office:value-type="float" office:value="55.345416999999998" table:style-name="ce3">
            <text:p>55,345417</text:p>
          </table:table-cell>
          <table:table-cell table:number-columns-repeated="16382"/>
        </table:table-row>
        <table:table-row table:style-name="ro2">
          <table:table-cell office:value-type="float" office:value="21.252499999999898" table:style-name="ce3">
            <text:p>21,2525</text:p>
          </table:table-cell>
          <table:table-cell office:value-type="float" office:value="55.345416999999998" table:style-name="ce3">
            <text:p>55,345417</text:p>
          </table:table-cell>
          <table:table-cell table:number-columns-repeated="16382"/>
        </table:table-row>
        <table:table-row table:style-name="ro2">
          <table:table-cell office:value-type="float" office:value="21.252503000000001" table:style-name="ce3">
            <text:p>21,252503</text:p>
          </table:table-cell>
          <table:table-cell office:value-type="float" office:value="55.34552" table:style-name="ce3">
            <text:p>55,34552</text:p>
          </table:table-cell>
          <table:table-cell table:number-columns-repeated="16382"/>
        </table:table-row>
        <table:table-row table:style-name="ro2">
          <table:table-cell office:value-type="float" office:value="21.252503000000001" table:style-name="ce3">
            <text:p>21,252503</text:p>
          </table:table-cell>
          <table:table-cell office:value-type="float" office:value="55.346527000000002" table:style-name="ce3">
            <text:p>55,346527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6527000000002" table:style-name="ce3">
            <text:p>55,346527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6679999999999" table:style-name="ce3">
            <text:p>55,34668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53608" table:style-name="ce3">
            <text:p>21,253608</text:p>
          </table:table-cell>
          <table:table-cell office:value-type="float" office:value="55.348475999999899" table:style-name="ce3">
            <text:p>55,348476</text:p>
          </table:table-cell>
          <table:table-cell table:number-columns-repeated="16382"/>
        </table:table-row>
        <table:table-row table:style-name="ro2">
          <table:table-cell office:value-type="float" office:value="21.253722" table:style-name="ce3">
            <text:p>21,253722</text:p>
          </table:table-cell>
          <table:table-cell office:value-type="float" office:value="55.348509999999997" table:style-name="ce3">
            <text:p>55,34851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48472999999998" table:style-name="ce3">
            <text:p>55,348473</text:p>
          </table:table-cell>
          <table:table-cell table:number-columns-repeated="16382"/>
        </table:table-row>
        <table:table-row table:style-name="ro2">
          <table:table-cell office:value-type="float" office:value="21.254176000000001" table:style-name="ce3">
            <text:p>21,254176</text:p>
          </table:table-cell>
          <table:table-cell office:value-type="float" office:value="55.348708000000002" table:style-name="ce3">
            <text:p>55,348708</text:p>
          </table:table-cell>
          <table:table-cell table:number-columns-repeated="16382"/>
        </table:table-row>
        <table:table-row table:style-name="ro2">
          <table:table-cell office:value-type="float" office:value="21.254414999999899" table:style-name="ce3">
            <text:p>21,254415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256377000000001" table:style-name="ce3">
            <text:p>21,256377</text:p>
          </table:table-cell>
          <table:table-cell office:value-type="float" office:value="55.349093000000003" table:style-name="ce3">
            <text:p>55,349093</text:p>
          </table:table-cell>
          <table:table-cell table:number-columns-repeated="16382"/>
        </table:table-row>
        <table:table-row table:style-name="ro2">
          <table:table-cell office:value-type="float" office:value="21.256525" table:style-name="ce3">
            <text:p>21,256525</text:p>
          </table:table-cell>
          <table:table-cell office:value-type="float" office:value="55.349080000000001" table:style-name="ce3">
            <text:p>55,34908</text:p>
          </table:table-cell>
          <table:table-cell table:number-columns-repeated="16382"/>
        </table:table-row>
        <table:table-row table:style-name="ro2">
          <table:table-cell office:value-type="float" office:value="21.256945000000002" table:style-name="ce3">
            <text:p>21,256945</text:p>
          </table:table-cell>
          <table:table-cell office:value-type="float" office:value="55.349029999999999" table:style-name="ce3">
            <text:p>55,34903</text:p>
          </table:table-cell>
          <table:table-cell table:number-columns-repeated="16382"/>
        </table:table-row>
        <table:table-row table:style-name="ro2">
          <table:table-cell office:value-type="float" office:value="21.256945000000002" table:style-name="ce3">
            <text:p>21,256945</text:p>
          </table:table-cell>
          <table:table-cell office:value-type="float" office:value="55.349120999999997" table:style-name="ce3">
            <text:p>55,349121</text:p>
          </table:table-cell>
          <table:table-cell table:number-columns-repeated="16382"/>
        </table:table-row>
        <table:table-row table:style-name="ro2">
          <table:table-cell office:value-type="float" office:value="21.256945000000002" table:style-name="ce3">
            <text:p>21,256945</text:p>
          </table:table-cell>
          <table:table-cell office:value-type="float" office:value="55.350139999999897" table:style-name="ce3">
            <text:p>55,35014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50139999999897" table:style-name="ce3">
            <text:p>55,35014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50417999999998" table:style-name="ce3">
            <text:p>55,350418</text:p>
          </table:table-cell>
          <table:table-cell table:number-columns-repeated="16382"/>
        </table:table-row>
        <table:table-row table:style-name="ro2">
          <table:table-cell office:value-type="float" office:value="21.2558329999999" table:style-name="ce3">
            <text:p>21,255833</text:p>
          </table:table-cell>
          <table:table-cell office:value-type="float" office:value="55.350417999999998" table:style-name="ce3">
            <text:p>55,350418</text:p>
          </table:table-cell>
          <table:table-cell table:number-columns-repeated="16382"/>
        </table:table-row>
        <table:table-row table:style-name="ro2">
          <table:table-cell office:value-type="float" office:value="21.255844" table:style-name="ce3">
            <text:p>21,255844</text:p>
          </table:table-cell>
          <table:table-cell office:value-type="float" office:value="55.350729999999999" table:style-name="ce3">
            <text:p>55,35073</text:p>
          </table:table-cell>
          <table:table-cell table:number-columns-repeated="16382"/>
        </table:table-row>
        <table:table-row table:style-name="ro2">
          <table:table-cell office:value-type="float" office:value="21.255279000000002" table:style-name="ce3">
            <text:p>21,255279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255279000000002" table:style-name="ce3">
            <text:p>21,255279</text:p>
          </table:table-cell>
          <table:table-cell office:value-type="float" office:value="55.350893999999897" table:style-name="ce3">
            <text:p>55,350894</text:p>
          </table:table-cell>
          <table:table-cell table:number-columns-repeated="16382"/>
        </table:table-row>
        <table:table-row table:style-name="ro2">
          <table:table-cell office:value-type="float" office:value="21.255279000000002" table:style-name="ce3">
            <text:p>21,255279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54774999999899" table:style-name="ce3">
            <text:p>21,254775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51063000000003" table:style-name="ce3">
            <text:p>55,351063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51528000000002" table:style-name="ce3">
            <text:p>55,351528</text:p>
          </table:table-cell>
          <table:table-cell table:number-columns-repeated="16382"/>
        </table:table-row>
        <table:table-row table:style-name="ro2">
          <table:table-cell office:value-type="float" office:value="21.253898" table:style-name="ce3">
            <text:p>21,253898</text:p>
          </table:table-cell>
          <table:table-cell office:value-type="float" office:value="55.351528000000002" table:style-name="ce3">
            <text:p>55,351528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51528000000002" table:style-name="ce3">
            <text:p>55,351528</text:p>
          </table:table-cell>
          <table:table-cell table:number-columns-repeated="16382"/>
        </table:table-row>
        <table:table-row table:style-name="ro2">
          <table:table-cell office:value-type="float" office:value="21.253629" table:style-name="ce3">
            <text:p>21,253629</text:p>
          </table:table-cell>
          <table:table-cell office:value-type="float" office:value="55.352142999999899" table:style-name="ce3">
            <text:p>55,352143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52086" table:style-name="ce3">
            <text:p>55,352086</text:p>
          </table:table-cell>
          <table:table-cell table:number-columns-repeated="16382"/>
        </table:table-row>
        <table:table-row table:style-name="ro2">
          <table:table-cell office:value-type="float" office:value="21.2530199999999" table:style-name="ce3">
            <text:p>21,25302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52499999999898" table:style-name="ce3">
            <text:p>21,2525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52503000000001" table:style-name="ce3">
            <text:p>21,252503</text:p>
          </table:table-cell>
          <table:table-cell office:value-type="float" office:value="55.352722" table:style-name="ce3">
            <text:p>55,352722</text:p>
          </table:table-cell>
          <table:table-cell table:number-columns-repeated="16382"/>
        </table:table-row>
        <table:table-row table:style-name="ro2">
          <table:table-cell office:value-type="float" office:value="21.250914000000002" table:style-name="ce3">
            <text:p>21,250914</text:p>
          </table:table-cell>
          <table:table-cell office:value-type="float" office:value="55.352680999999997" table:style-name="ce3">
            <text:p>55,352681</text:p>
          </table:table-cell>
          <table:table-cell table:number-columns-repeated="16382"/>
        </table:table-row>
        <table:table-row table:style-name="ro2">
          <table:table-cell office:value-type="float" office:value="21.250816" table:style-name="ce3">
            <text:p>21,250816</text:p>
          </table:table-cell>
          <table:table-cell office:value-type="float" office:value="55.352682999999999" table:style-name="ce3">
            <text:p>55,352683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50305999999998" table:style-name="ce3">
            <text:p>21,250306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50305999999998" table:style-name="ce3">
            <text:p>21,250306</text:p>
          </table:table-cell>
          <table:table-cell office:value-type="float" office:value="55.351928999999899" table:style-name="ce3">
            <text:p>55,351929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351805999999897" table:style-name="ce3">
            <text:p>55,351806</text:p>
          </table:table-cell>
          <table:table-cell table:number-columns-repeated="16382"/>
        </table:table-row>
        <table:table-row table:style-name="ro2">
          <table:table-cell office:value-type="float" office:value="21.249694999999999" table:style-name="ce3">
            <text:p>21,249695</text:p>
          </table:table-cell>
          <table:table-cell office:value-type="float" office:value="55.351805999999897" table:style-name="ce3">
            <text:p>55,351806</text:p>
          </table:table-cell>
          <table:table-cell table:number-columns-repeated="16382"/>
        </table:table-row>
        <table:table-row table:style-name="ro2">
          <table:table-cell office:value-type="float" office:value="21.249694999999999" table:style-name="ce3">
            <text:p>21,249695</text:p>
          </table:table-cell>
          <table:table-cell office:value-type="float" office:value="55.351248999999903" table:style-name="ce3">
            <text:p>55,351249</text:p>
          </table:table-cell>
          <table:table-cell table:number-columns-repeated="16382"/>
        </table:table-row>
        <table:table-row table:style-name="ro2">
          <table:table-cell office:value-type="float" office:value="21.2487169999999" table:style-name="ce3">
            <text:p>21,248717</text:p>
          </table:table-cell>
          <table:table-cell office:value-type="float" office:value="55.351248999999903" table:style-name="ce3">
            <text:p>55,351249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51248999999903" table:style-name="ce3">
            <text:p>55,351249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48093000000001" table:style-name="ce3">
            <text:p>21,248093</text:p>
          </table:table-cell>
          <table:table-cell office:value-type="float" office:value="55.350914000000003" table:style-name="ce3">
            <text:p>55,350914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50891999999902" table:style-name="ce3">
            <text:p>55,350892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46461" table:style-name="ce3">
            <text:p>21,246461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352086" table:style-name="ce3">
            <text:p>55,352086</text:p>
          </table:table-cell>
          <table:table-cell table:number-columns-repeated="16382"/>
        </table:table-row>
        <table:table-row table:style-name="ro2">
          <table:table-cell office:value-type="float" office:value="21.245912000000001" table:style-name="ce3">
            <text:p>21,245912</text:p>
          </table:table-cell>
          <table:table-cell office:value-type="float" office:value="55.352086" table:style-name="ce3">
            <text:p>55,352086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52086" table:style-name="ce3">
            <text:p>55,352086</text:p>
          </table:table-cell>
          <table:table-cell table:number-columns-repeated="16382"/>
        </table:table-row>
        <table:table-row table:style-name="ro2">
          <table:table-cell office:value-type="float" office:value="21.246407999999999" table:style-name="ce3">
            <text:p>21,246408</text:p>
          </table:table-cell>
          <table:table-cell office:value-type="float" office:value="55.352314" table:style-name="ce3">
            <text:p>55,352314</text:p>
          </table:table-cell>
          <table:table-cell table:number-columns-repeated="16382"/>
        </table:table-row>
        <table:table-row table:style-name="ro2">
          <table:table-cell office:value-type="float" office:value="21.24652" table:style-name="ce3">
            <text:p>21,24652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52741999999999" table:style-name="ce3">
            <text:p>55,352742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352918000000003" table:style-name="ce3">
            <text:p>55,352918</text:p>
          </table:table-cell>
          <table:table-cell table:number-columns-repeated="16382"/>
        </table:table-row>
        <table:table-row table:style-name="ro2">
          <table:table-cell office:value-type="float" office:value="21.247509000000001" table:style-name="ce3">
            <text:p>21,247509</text:p>
          </table:table-cell>
          <table:table-cell office:value-type="float" office:value="55.352918000000003" table:style-name="ce3">
            <text:p>55,352918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52918000000003" table:style-name="ce3">
            <text:p>55,352918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53088999999997" table:style-name="ce3">
            <text:p>55,353089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48211000000001" table:style-name="ce3">
            <text:p>21,248211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353473999999899" table:style-name="ce3">
            <text:p>55,353474</text:p>
          </table:table-cell>
          <table:table-cell table:number-columns-repeated="16382"/>
        </table:table-row>
        <table:table-row table:style-name="ro2">
          <table:table-cell office:value-type="float" office:value="21.2487169999999" table:style-name="ce3">
            <text:p>21,248717</text:p>
          </table:table-cell>
          <table:table-cell office:value-type="float" office:value="55.353473999999899" table:style-name="ce3">
            <text:p>55,353474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53473999999899" table:style-name="ce3">
            <text:p>55,353474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53746999999899" table:style-name="ce3">
            <text:p>55,353747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353746999999899" table:style-name="ce3">
            <text:p>55,353747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354028" table:style-name="ce3">
            <text:p>55,354028</text:p>
          </table:table-cell>
          <table:table-cell table:number-columns-repeated="16382"/>
        </table:table-row>
        <table:table-row table:style-name="ro2">
          <table:table-cell office:value-type="float" office:value="21.251387999999999" table:style-name="ce3">
            <text:p>21,251388</text:p>
          </table:table-cell>
          <table:table-cell office:value-type="float" office:value="55.354028" table:style-name="ce3">
            <text:p>55,354028</text:p>
          </table:table-cell>
          <table:table-cell table:number-columns-repeated="16382"/>
        </table:table-row>
        <table:table-row table:style-name="ro2">
          <table:table-cell office:value-type="float" office:value="21.251387999999999" table:style-name="ce3">
            <text:p>21,251388</text:p>
          </table:table-cell>
          <table:table-cell office:value-type="float" office:value="55.354126000000001" table:style-name="ce3">
            <text:p>55,354126</text:p>
          </table:table-cell>
          <table:table-cell table:number-columns-repeated="16382"/>
        </table:table-row>
        <table:table-row table:style-name="ro2">
          <table:table-cell office:value-type="float" office:value="21.251387999999999" table:style-name="ce3">
            <text:p>21,251388</text:p>
          </table:table-cell>
          <table:table-cell office:value-type="float" office:value="55.354584000000003" table:style-name="ce3">
            <text:p>55,354584</text:p>
          </table:table-cell>
          <table:table-cell table:number-columns-repeated="16382"/>
        </table:table-row>
        <table:table-row table:style-name="ro2">
          <table:table-cell office:value-type="float" office:value="21.251525000000001" table:style-name="ce3">
            <text:p>21,251525</text:p>
          </table:table-cell>
          <table:table-cell office:value-type="float" office:value="55.354584000000003" table:style-name="ce3">
            <text:p>55,354584</text:p>
          </table:table-cell>
          <table:table-cell table:number-columns-repeated="16382"/>
        </table:table-row>
        <table:table-row table:style-name="ro2">
          <table:table-cell office:value-type="float" office:value="21.251944000000002" table:style-name="ce3">
            <text:p>21,251944</text:p>
          </table:table-cell>
          <table:table-cell office:value-type="float" office:value="55.354584000000003" table:style-name="ce3">
            <text:p>55,354584</text:p>
          </table:table-cell>
          <table:table-cell table:number-columns-repeated="16382"/>
        </table:table-row>
        <table:table-row table:style-name="ro2">
          <table:table-cell office:value-type="float" office:value="21.251944000000002" table:style-name="ce3">
            <text:p>21,251944</text:p>
          </table:table-cell>
          <table:table-cell office:value-type="float" office:value="55.354861999999997" table:style-name="ce3">
            <text:p>55,354862</text:p>
          </table:table-cell>
          <table:table-cell table:number-columns-repeated="16382"/>
        </table:table-row>
        <table:table-row table:style-name="ro2">
          <table:table-cell office:value-type="float" office:value="21.252078999999998" table:style-name="ce3">
            <text:p>21,252079</text:p>
          </table:table-cell>
          <table:table-cell office:value-type="float" office:value="55.354877999999999" table:style-name="ce3">
            <text:p>55,354878</text:p>
          </table:table-cell>
          <table:table-cell table:number-columns-repeated="16382"/>
        </table:table-row>
        <table:table-row table:style-name="ro2">
          <table:table-cell office:value-type="float" office:value="21.252503000000001" table:style-name="ce3">
            <text:p>21,252503</text:p>
          </table:table-cell>
          <table:table-cell office:value-type="float" office:value="55.354918999999903" table:style-name="ce3">
            <text:p>55,354919</text:p>
          </table:table-cell>
          <table:table-cell table:number-columns-repeated="16382"/>
        </table:table-row>
        <table:table-row table:style-name="ro2">
          <table:table-cell office:value-type="float" office:value="21.252503000000001" table:style-name="ce3">
            <text:p>21,252503</text:p>
          </table:table-cell>
          <table:table-cell office:value-type="float" office:value="55.355711999999997" table:style-name="ce3">
            <text:p>55,355712</text:p>
          </table:table-cell>
          <table:table-cell table:number-columns-repeated="16382"/>
        </table:table-row>
        <table:table-row table:style-name="ro2">
          <table:table-cell office:value-type="float" office:value="21.253056999999998" table:style-name="ce3">
            <text:p>21,253057</text:p>
          </table:table-cell>
          <table:table-cell office:value-type="float" office:value="55.355694" table:style-name="ce3">
            <text:p>55,355694</text:p>
          </table:table-cell>
          <table:table-cell table:number-columns-repeated="16382"/>
        </table:table-row>
        <table:table-row table:style-name="ro2">
          <table:table-cell office:value-type="float" office:value="21.253084000000001" table:style-name="ce3">
            <text:p>21,253084</text:p>
          </table:table-cell>
          <table:table-cell office:value-type="float" office:value="55.355910000000002" table:style-name="ce3">
            <text:p>55,35591</text:p>
          </table:table-cell>
          <table:table-cell table:number-columns-repeated="16382"/>
        </table:table-row>
        <table:table-row table:style-name="ro2">
          <table:table-cell office:value-type="float" office:value="21.253221" table:style-name="ce3">
            <text:p>21,253221</text:p>
          </table:table-cell>
          <table:table-cell office:value-type="float" office:value="55.355972000000001" table:style-name="ce3">
            <text:p>55,355972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55972000000001" table:style-name="ce3">
            <text:p>55,355972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56249999999903" table:style-name="ce3">
            <text:p>55,35625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56249999999903" table:style-name="ce3">
            <text:p>55,35625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56803999999897" table:style-name="ce3">
            <text:p>55,356804</text:p>
          </table:table-cell>
          <table:table-cell table:number-columns-repeated="16382"/>
        </table:table-row>
        <table:table-row table:style-name="ro2">
          <table:table-cell office:value-type="float" office:value="21.254722999999998" table:style-name="ce3">
            <text:p>21,254723</text:p>
          </table:table-cell>
          <table:table-cell office:value-type="float" office:value="55.356803999999897" table:style-name="ce3">
            <text:p>55,356804</text:p>
          </table:table-cell>
          <table:table-cell table:number-columns-repeated="16382"/>
        </table:table-row>
        <table:table-row table:style-name="ro2">
          <table:table-cell office:value-type="float" office:value="21.254722999999998" table:style-name="ce3">
            <text:p>21,254723</text:p>
          </table:table-cell>
          <table:table-cell office:value-type="float" office:value="55.357081999999899" table:style-name="ce3">
            <text:p>55,357082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57081999999899" table:style-name="ce3">
            <text:p>55,357082</text:p>
          </table:table-cell>
          <table:table-cell table:number-columns-repeated="16382"/>
        </table:table-row>
        <table:table-row table:style-name="ro2">
          <table:table-cell office:value-type="float" office:value="21.254089" table:style-name="ce3">
            <text:p>21,254089</text:p>
          </table:table-cell>
          <table:table-cell office:value-type="float" office:value="55.358519999999899" table:style-name="ce3">
            <text:p>55,35852</text:p>
          </table:table-cell>
          <table:table-cell table:number-columns-repeated="16382"/>
        </table:table-row>
        <table:table-row table:style-name="ro2">
          <table:table-cell office:value-type="float" office:value="21.255279000000002" table:style-name="ce3">
            <text:p>21,255279</text:p>
          </table:table-cell>
          <table:table-cell office:value-type="float" office:value="55.3584719999999" table:style-name="ce3">
            <text:p>55,358472</text:p>
          </table:table-cell>
          <table:table-cell table:number-columns-repeated="16382"/>
        </table:table-row>
        <table:table-row table:style-name="ro2">
          <table:table-cell office:value-type="float" office:value="21.255310999999999" table:style-name="ce3">
            <text:p>21,255311</text:p>
          </table:table-cell>
          <table:table-cell office:value-type="float" office:value="55.358705" table:style-name="ce3">
            <text:p>55,358705</text:p>
          </table:table-cell>
          <table:table-cell table:number-columns-repeated="16382"/>
        </table:table-row>
        <table:table-row table:style-name="ro2">
          <table:table-cell office:value-type="float" office:value="21.256945000000002" table:style-name="ce3">
            <text:p>21,256945</text:p>
          </table:table-cell>
          <table:table-cell office:value-type="float" office:value="55.358749999999901" table:style-name="ce3">
            <text:p>55,35875</text:p>
          </table:table-cell>
          <table:table-cell table:number-columns-repeated="16382"/>
        </table:table-row>
        <table:table-row table:style-name="ro2">
          <table:table-cell office:value-type="float" office:value="21.256929" table:style-name="ce3">
            <text:p>21,256929</text:p>
          </table:table-cell>
          <table:table-cell office:value-type="float" office:value="55.359092000000103" table:style-name="ce3">
            <text:p>55,359092</text:p>
          </table:table-cell>
          <table:table-cell table:number-columns-repeated="16382"/>
        </table:table-row>
        <table:table-row table:style-name="ro2">
          <table:table-cell office:value-type="float" office:value="21.257079000000001" table:style-name="ce3">
            <text:p>21,257079</text:p>
          </table:table-cell>
          <table:table-cell office:value-type="float" office:value="55.359084999999901" table:style-name="ce3">
            <text:p>55,359085</text:p>
          </table:table-cell>
          <table:table-cell table:number-columns-repeated="16382"/>
        </table:table-row>
        <table:table-row table:style-name="ro2">
          <table:table-cell office:value-type="float" office:value="21.258054999999999" table:style-name="ce3">
            <text:p>21,258055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58119000000001" table:style-name="ce3">
            <text:p>21,258119</text:p>
          </table:table-cell>
          <table:table-cell office:value-type="float" office:value="55.359130999999998" table:style-name="ce3">
            <text:p>55,359131</text:p>
          </table:table-cell>
          <table:table-cell table:number-columns-repeated="16382"/>
        </table:table-row>
        <table:table-row table:style-name="ro2">
          <table:table-cell office:value-type="float" office:value="21.258119000000001" table:style-name="ce3">
            <text:p>21,258119</text:p>
          </table:table-cell>
          <table:table-cell office:value-type="float" office:value="55.359583999999899" table:style-name="ce3">
            <text:p>55,359584</text:p>
          </table:table-cell>
          <table:table-cell table:number-columns-repeated="16382"/>
        </table:table-row>
        <table:table-row table:style-name="ro2">
          <table:table-cell office:value-type="float" office:value="21.258610999999998" table:style-name="ce3">
            <text:p>21,258611</text:p>
          </table:table-cell>
          <table:table-cell office:value-type="float" office:value="55.359583999999899" table:style-name="ce3">
            <text:p>55,359584</text:p>
          </table:table-cell>
          <table:table-cell table:number-columns-repeated="16382"/>
        </table:table-row>
        <table:table-row table:style-name="ro2">
          <table:table-cell office:value-type="float" office:value="21.258610999999998" table:style-name="ce3">
            <text:p>21,258611</text:p>
          </table:table-cell>
          <table:table-cell office:value-type="float" office:value="55.359679999999997" table:style-name="ce3">
            <text:p>55,35968</text:p>
          </table:table-cell>
          <table:table-cell table:number-columns-repeated="16382"/>
        </table:table-row>
        <table:table-row table:style-name="ro2">
          <table:table-cell office:value-type="float" office:value="21.258610999999998" table:style-name="ce3">
            <text:p>21,258611</text:p>
          </table:table-cell>
          <table:table-cell office:value-type="float" office:value="55.360694000000002" table:style-name="ce3">
            <text:p>55,360694</text:p>
          </table:table-cell>
          <table:table-cell table:number-columns-repeated="16382"/>
        </table:table-row>
        <table:table-row table:style-name="ro2">
          <table:table-cell office:value-type="float" office:value="21.258727" table:style-name="ce3">
            <text:p>21,258727</text:p>
          </table:table-cell>
          <table:table-cell office:value-type="float" office:value="55.360694000000002" table:style-name="ce3">
            <text:p>55,360694</text:p>
          </table:table-cell>
          <table:table-cell table:number-columns-repeated="16382"/>
        </table:table-row>
        <table:table-row table:style-name="ro2">
          <table:table-cell office:value-type="float" office:value="21.259704999999901" table:style-name="ce3">
            <text:p>21,259705</text:p>
          </table:table-cell>
          <table:table-cell office:value-type="float" office:value="55.360717000000001" table:style-name="ce3">
            <text:p>55,360717</text:p>
          </table:table-cell>
          <table:table-cell table:number-columns-repeated="16382"/>
        </table:table-row>
        <table:table-row table:style-name="ro2">
          <table:table-cell office:value-type="float" office:value="21.259720999999999" table:style-name="ce3">
            <text:p>21,259721</text:p>
          </table:table-cell>
          <table:table-cell office:value-type="float" office:value="55.360415999999901" table:style-name="ce3">
            <text:p>55,360416</text:p>
          </table:table-cell>
          <table:table-cell table:number-columns-repeated="16382"/>
        </table:table-row>
        <table:table-row table:style-name="ro2">
          <table:table-cell office:value-type="float" office:value="21.2603159999999" table:style-name="ce3">
            <text:p>21,260316</text:p>
          </table:table-cell>
          <table:table-cell office:value-type="float" office:value="55.360472999999999" table:style-name="ce3">
            <text:p>55,360473</text:p>
          </table:table-cell>
          <table:table-cell table:number-columns-repeated="16382"/>
        </table:table-row>
        <table:table-row table:style-name="ro2">
          <table:table-cell office:value-type="float" office:value="21.260279000000001" table:style-name="ce3">
            <text:p>21,260279</text:p>
          </table:table-cell>
          <table:table-cell office:value-type="float" office:value="55.3601379999999" table:style-name="ce3">
            <text:p>55,360138</text:p>
          </table:table-cell>
          <table:table-cell table:number-columns-repeated="16382"/>
        </table:table-row>
        <table:table-row table:style-name="ro2">
          <table:table-cell office:value-type="float" office:value="21.260843999999999" table:style-name="ce3">
            <text:p>21,260844</text:p>
          </table:table-cell>
          <table:table-cell office:value-type="float" office:value="55.360156000000003" table:style-name="ce3">
            <text:p>55,360156</text:p>
          </table:table-cell>
          <table:table-cell table:number-columns-repeated="16382"/>
        </table:table-row>
        <table:table-row table:style-name="ro2">
          <table:table-cell office:value-type="float" office:value="21.260832999999899" table:style-name="ce3">
            <text:p>21,260833</text:p>
          </table:table-cell>
          <table:table-cell office:value-type="float" office:value="55.359859999999998" table:style-name="ce3">
            <text:p>55,35986</text:p>
          </table:table-cell>
          <table:table-cell table:number-columns-repeated="16382"/>
        </table:table-row>
        <table:table-row table:style-name="ro2">
          <table:table-cell office:value-type="float" office:value="21.261389000000001" table:style-name="ce3">
            <text:p>21,261389</text:p>
          </table:table-cell>
          <table:table-cell office:value-type="float" office:value="55.359859999999998" table:style-name="ce3">
            <text:p>55,35986</text:p>
          </table:table-cell>
          <table:table-cell table:number-columns-repeated="16382"/>
        </table:table-row>
        <table:table-row table:style-name="ro2">
          <table:table-cell office:value-type="float" office:value="21.261389000000001" table:style-name="ce3">
            <text:p>21,261389</text:p>
          </table:table-cell>
          <table:table-cell office:value-type="float" office:value="55.359583999999899" table:style-name="ce3">
            <text:p>55,359584</text:p>
          </table:table-cell>
          <table:table-cell table:number-columns-repeated="16382"/>
        </table:table-row>
        <table:table-row table:style-name="ro2">
          <table:table-cell office:value-type="float" office:value="21.261949999999999" table:style-name="ce3">
            <text:p>21,26195</text:p>
          </table:table-cell>
          <table:table-cell office:value-type="float" office:value="55.359592999999997" table:style-name="ce3">
            <text:p>55,359593</text:p>
          </table:table-cell>
          <table:table-cell table:number-columns-repeated="16382"/>
        </table:table-row>
        <table:table-row table:style-name="ro2">
          <table:table-cell office:value-type="float" office:value="21.261942999999999" table:style-name="ce3">
            <text:p>21,261943</text:p>
          </table:table-cell>
          <table:table-cell office:value-type="float" office:value="55.359305999999897" table:style-name="ce3">
            <text:p>55,359306</text:p>
          </table:table-cell>
          <table:table-cell table:number-columns-repeated="16382"/>
        </table:table-row>
        <table:table-row table:style-name="ro2">
          <table:table-cell office:value-type="float" office:value="21.263124000000001" table:style-name="ce3">
            <text:p>21,263124</text:p>
          </table:table-cell>
          <table:table-cell office:value-type="float" office:value="55.359313" table:style-name="ce3">
            <text:p>55,359313</text:p>
          </table:table-cell>
          <table:table-cell table:number-columns-repeated="16382"/>
        </table:table-row>
        <table:table-row table:style-name="ro2">
          <table:table-cell office:value-type="float" office:value="21.263055000000001" table:style-name="ce3">
            <text:p>21,263055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3584719999999" table:style-name="ce3">
            <text:p>55,358472</text:p>
          </table:table-cell>
          <table:table-cell table:number-columns-repeated="16382"/>
        </table:table-row>
        <table:table-row table:style-name="ro2">
          <table:table-cell office:value-type="float" office:value="21.265929" table:style-name="ce3">
            <text:p>21,265929</text:p>
          </table:table-cell>
          <table:table-cell office:value-type="float" office:value="55.358519999999899" table:style-name="ce3">
            <text:p>55,35852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358519999999899" table:style-name="ce3">
            <text:p>55,35852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357917999999998" table:style-name="ce3">
            <text:p>55,357918</text:p>
          </table:table-cell>
          <table:table-cell table:number-columns-repeated="16382"/>
        </table:table-row>
        <table:table-row table:style-name="ro2">
          <table:table-cell office:value-type="float" office:value="21.266477999999999" table:style-name="ce3">
            <text:p>21,266478</text:p>
          </table:table-cell>
          <table:table-cell office:value-type="float" office:value="55.357917999999998" table:style-name="ce3">
            <text:p>55,357918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357917999999998" table:style-name="ce3">
            <text:p>55,357918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357639999999897" table:style-name="ce3">
            <text:p>55,35764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357639999999897" table:style-name="ce3">
            <text:p>55,35764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357917999999998" table:style-name="ce3">
            <text:p>55,357918</text:p>
          </table:table-cell>
          <table:table-cell table:number-columns-repeated="16382"/>
        </table:table-row>
        <table:table-row table:style-name="ro2">
          <table:table-cell office:value-type="float" office:value="21.268128999999899" table:style-name="ce3">
            <text:p>21,268129</text:p>
          </table:table-cell>
          <table:table-cell office:value-type="float" office:value="55.357917999999998" table:style-name="ce3">
            <text:p>55,357918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3579089999999" table:style-name="ce3">
            <text:p>55,357909</text:p>
          </table:table-cell>
          <table:table-cell table:number-columns-repeated="16382"/>
        </table:table-row>
        <table:table-row table:style-name="ro2">
          <table:table-cell office:value-type="float" office:value="21.2691680000001" table:style-name="ce3">
            <text:p>21,269168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68612000000001" table:style-name="ce3">
            <text:p>21,268612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68678000000001" table:style-name="ce3">
            <text:p>21,268678</text:p>
          </table:table-cell>
          <table:table-cell office:value-type="float" office:value="55.359313" table:style-name="ce3">
            <text:p>55,359313</text:p>
          </table:table-cell>
          <table:table-cell table:number-columns-repeated="16382"/>
        </table:table-row>
        <table:table-row table:style-name="ro2">
          <table:table-cell office:value-type="float" office:value="21.268055999999898" table:style-name="ce3">
            <text:p>21,268056</text:p>
          </table:table-cell>
          <table:table-cell office:value-type="float" office:value="55.359305999999897" table:style-name="ce3">
            <text:p>55,359306</text:p>
          </table:table-cell>
          <table:table-cell table:number-columns-repeated="16382"/>
        </table:table-row>
        <table:table-row table:style-name="ro2">
          <table:table-cell office:value-type="float" office:value="21.268034999999902" table:style-name="ce3">
            <text:p>21,268035</text:p>
          </table:table-cell>
          <table:table-cell office:value-type="float" office:value="55.359532000000002" table:style-name="ce3">
            <text:p>55,359532</text:p>
          </table:table-cell>
          <table:table-cell table:number-columns-repeated="16382"/>
        </table:table-row>
        <table:table-row table:style-name="ro2">
          <table:table-cell office:value-type="float" office:value="21.267882" table:style-name="ce3">
            <text:p>21,267882</text:p>
          </table:table-cell>
          <table:table-cell office:value-type="float" office:value="55.359583999999899" table:style-name="ce3">
            <text:p>55,359584</text:p>
          </table:table-cell>
          <table:table-cell table:number-columns-repeated="16382"/>
        </table:table-row>
        <table:table-row table:style-name="ro2">
          <table:table-cell office:value-type="float" office:value="21.267499000000001" table:style-name="ce3">
            <text:p>21,267499</text:p>
          </table:table-cell>
          <table:table-cell office:value-type="float" office:value="55.359583999999899" table:style-name="ce3">
            <text:p>55,359584</text:p>
          </table:table-cell>
          <table:table-cell table:number-columns-repeated="16382"/>
        </table:table-row>
        <table:table-row table:style-name="ro2">
          <table:table-cell office:value-type="float" office:value="21.267499000000001" table:style-name="ce3">
            <text:p>21,267499</text:p>
          </table:table-cell>
          <table:table-cell office:value-type="float" office:value="55.359720999999901" table:style-name="ce3">
            <text:p>55,359721</text:p>
          </table:table-cell>
          <table:table-cell table:number-columns-repeated="16382"/>
        </table:table-row>
        <table:table-row table:style-name="ro2">
          <table:table-cell office:value-type="float" office:value="21.267499000000001" table:style-name="ce3">
            <text:p>21,267499</text:p>
          </table:table-cell>
          <table:table-cell office:value-type="float" office:value="55.3601379999999" table:style-name="ce3">
            <text:p>55,360138</text:p>
          </table:table-cell>
          <table:table-cell table:number-columns-repeated="16382"/>
        </table:table-row>
        <table:table-row table:style-name="ro2">
          <table:table-cell office:value-type="float" office:value="21.267333000000001" table:style-name="ce3">
            <text:p>21,267333</text:p>
          </table:table-cell>
          <table:table-cell office:value-type="float" office:value="55.3601379999999" table:style-name="ce3">
            <text:p>55,360138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3601379999999" table:style-name="ce3">
            <text:p>55,360138</text:p>
          </table:table-cell>
          <table:table-cell table:number-columns-repeated="16382"/>
        </table:table-row>
        <table:table-row table:style-name="ro2">
          <table:table-cell office:value-type="float" office:value="21.266946000000001" table:style-name="ce3">
            <text:p>21,266946</text:p>
          </table:table-cell>
          <table:table-cell office:value-type="float" office:value="55.360971999999897" table:style-name="ce3">
            <text:p>55,360972</text:p>
          </table:table-cell>
          <table:table-cell table:number-columns-repeated="16382"/>
        </table:table-row>
        <table:table-row table:style-name="ro2">
          <table:table-cell office:value-type="float" office:value="21.266389999999902" table:style-name="ce3">
            <text:p>21,26639</text:p>
          </table:table-cell>
          <table:table-cell office:value-type="float" office:value="55.360971999999897" table:style-name="ce3">
            <text:p>55,360972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361389000000003" table:style-name="ce3">
            <text:p>55,361389</text:p>
          </table:table-cell>
          <table:table-cell table:number-columns-repeated="16382"/>
        </table:table-row>
        <table:table-row table:style-name="ro2">
          <table:table-cell office:value-type="float" office:value="21.266387000000002" table:style-name="ce3">
            <text:p>21,266387</text:p>
          </table:table-cell>
          <table:table-cell office:value-type="float" office:value="55.361525999999998" table:style-name="ce3">
            <text:p>55,361526</text:p>
          </table:table-cell>
          <table:table-cell table:number-columns-repeated="16382"/>
        </table:table-row>
        <table:table-row table:style-name="ro2">
          <table:table-cell office:value-type="float" office:value="21.266182000000001" table:style-name="ce3">
            <text:p>21,266182</text:p>
          </table:table-cell>
          <table:table-cell office:value-type="float" office:value="55.361525999999998" table:style-name="ce3">
            <text:p>55,361526</text:p>
          </table:table-cell>
          <table:table-cell table:number-columns-repeated="16382"/>
        </table:table-row>
        <table:table-row table:style-name="ro2">
          <table:table-cell office:value-type="float" office:value="21.265833000000001" table:style-name="ce3">
            <text:p>21,265833</text:p>
          </table:table-cell>
          <table:table-cell office:value-type="float" office:value="55.361525999999998" table:style-name="ce3">
            <text:p>55,361526</text:p>
          </table:table-cell>
          <table:table-cell table:number-columns-repeated="16382"/>
        </table:table-row>
        <table:table-row table:style-name="ro2">
          <table:table-cell office:value-type="float" office:value="21.265771999999998" table:style-name="ce3">
            <text:p>21,265772</text:p>
          </table:table-cell>
          <table:table-cell office:value-type="float" office:value="55.3618039999999" table:style-name="ce3">
            <text:p>55,361804</text:p>
          </table:table-cell>
          <table:table-cell table:number-columns-repeated="16382"/>
        </table:table-row>
        <table:table-row table:style-name="ro2">
          <table:table-cell office:value-type="float" office:value="21.265277000000001" table:style-name="ce3">
            <text:p>21,265277</text:p>
          </table:table-cell>
          <table:table-cell office:value-type="float" office:value="55.3618039999999" table:style-name="ce3">
            <text:p>55,361804</text:p>
          </table:table-cell>
          <table:table-cell table:number-columns-repeated="16382"/>
        </table:table-row>
        <table:table-row table:style-name="ro2">
          <table:table-cell office:value-type="float" office:value="21.265321" table:style-name="ce3">
            <text:p>21,265321</text:p>
          </table:table-cell>
          <table:table-cell office:value-type="float" office:value="55.362121000000002" table:style-name="ce3">
            <text:p>55,362121</text:p>
          </table:table-cell>
          <table:table-cell table:number-columns-repeated="16382"/>
        </table:table-row>
        <table:table-row table:style-name="ro2">
          <table:table-cell office:value-type="float" office:value="21.264723999999902" table:style-name="ce3">
            <text:p>21,264724</text:p>
          </table:table-cell>
          <table:table-cell office:value-type="float" office:value="55.362083999999903" table:style-name="ce3">
            <text:p>55,362084</text:p>
          </table:table-cell>
          <table:table-cell table:number-columns-repeated="16382"/>
        </table:table-row>
        <table:table-row table:style-name="ro2">
          <table:table-cell office:value-type="float" office:value="21.264710000000001" table:style-name="ce3">
            <text:p>21,26471</text:p>
          </table:table-cell>
          <table:table-cell office:value-type="float" office:value="55.362305999999997" table:style-name="ce3">
            <text:p>55,362306</text:p>
          </table:table-cell>
          <table:table-cell table:number-columns-repeated="16382"/>
        </table:table-row>
        <table:table-row table:style-name="ro2">
          <table:table-cell office:value-type="float" office:value="21.264644000000001" table:style-name="ce3">
            <text:p>21,264644</text:p>
          </table:table-cell>
          <table:table-cell office:value-type="float" office:value="55.362363000000002" table:style-name="ce3">
            <text:p>55,362363</text:p>
          </table:table-cell>
          <table:table-cell table:number-columns-repeated="16382"/>
        </table:table-row>
        <table:table-row table:style-name="ro2">
          <table:table-cell office:value-type="float" office:value="21.264164999999899" table:style-name="ce3">
            <text:p>21,264165</text:p>
          </table:table-cell>
          <table:table-cell office:value-type="float" office:value="55.362363000000002" table:style-name="ce3">
            <text:p>55,362363</text:p>
          </table:table-cell>
          <table:table-cell table:number-columns-repeated="16382"/>
        </table:table-row>
        <table:table-row table:style-name="ro2">
          <table:table-cell office:value-type="float" office:value="21.264192000000001" table:style-name="ce3">
            <text:p>21,264192</text:p>
          </table:table-cell>
          <table:table-cell office:value-type="float" office:value="55.362703999999901" table:style-name="ce3">
            <text:p>55,362704</text:p>
          </table:table-cell>
          <table:table-cell table:number-columns-repeated="16382"/>
        </table:table-row>
        <table:table-row table:style-name="ro2">
          <table:table-cell office:value-type="float" office:value="21.263611000000001" table:style-name="ce3">
            <text:p>21,263611</text:p>
          </table:table-cell>
          <table:table-cell office:value-type="float" office:value="55.362640999999897" table:style-name="ce3">
            <text:p>55,362641</text:p>
          </table:table-cell>
          <table:table-cell table:number-columns-repeated="16382"/>
        </table:table-row>
        <table:table-row table:style-name="ro2">
          <table:table-cell office:value-type="float" office:value="21.263673000000001" table:style-name="ce3">
            <text:p>21,263673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363098999999998" table:style-name="ce3">
            <text:p>55,363099</text:p>
          </table:table-cell>
          <table:table-cell table:number-columns-repeated="16382"/>
        </table:table-row>
        <table:table-row table:style-name="ro2">
          <table:table-cell office:value-type="float" office:value="21.262500999999901" table:style-name="ce3">
            <text:p>21,262501</text:p>
          </table:table-cell>
          <table:table-cell office:value-type="float" office:value="55.363194" table:style-name="ce3">
            <text:p>55,363194</text:p>
          </table:table-cell>
          <table:table-cell table:number-columns-repeated="16382"/>
        </table:table-row>
        <table:table-row table:style-name="ro2">
          <table:table-cell office:value-type="float" office:value="21.261685" table:style-name="ce3">
            <text:p>21,261685</text:p>
          </table:table-cell>
          <table:table-cell office:value-type="float" office:value="55.363194" table:style-name="ce3">
            <text:p>55,363194</text:p>
          </table:table-cell>
          <table:table-cell table:number-columns-repeated="16382"/>
        </table:table-row>
        <table:table-row table:style-name="ro2">
          <table:table-cell office:value-type="float" office:value="21.260832999999899" table:style-name="ce3">
            <text:p>21,260833</text:p>
          </table:table-cell>
          <table:table-cell office:value-type="float" office:value="55.363194" table:style-name="ce3">
            <text:p>55,363194</text:p>
          </table:table-cell>
          <table:table-cell table:number-columns-repeated="16382"/>
        </table:table-row>
        <table:table-row table:style-name="ro2">
          <table:table-cell office:value-type="float" office:value="21.260832999999899" table:style-name="ce3">
            <text:p>21,260833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60279000000001" table:style-name="ce3">
            <text:p>21,260279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60283999999999" table:style-name="ce3">
            <text:p>21,260284</text:p>
          </table:table-cell>
          <table:table-cell office:value-type="float" office:value="55.363892" table:style-name="ce3">
            <text:p>55,363892</text:p>
          </table:table-cell>
          <table:table-cell table:number-columns-repeated="16382"/>
        </table:table-row>
        <table:table-row table:style-name="ro2">
          <table:table-cell office:value-type="float" office:value="21.2603159999999" table:style-name="ce3">
            <text:p>21,260316</text:p>
          </table:table-cell>
          <table:table-cell office:value-type="float" office:value="55.364581999999899" table:style-name="ce3">
            <text:p>55,364582</text:p>
          </table:table-cell>
          <table:table-cell table:number-columns-repeated="16382"/>
        </table:table-row>
        <table:table-row table:style-name="ro2">
          <table:table-cell office:value-type="float" office:value="21.259720999999999" table:style-name="ce3">
            <text:p>21,259721</text:p>
          </table:table-cell>
          <table:table-cell office:value-type="float" office:value="55.364581999999899" table:style-name="ce3">
            <text:p>55,364582</text:p>
          </table:table-cell>
          <table:table-cell table:number-columns-repeated="16382"/>
        </table:table-row>
        <table:table-row table:style-name="ro2">
          <table:table-cell office:value-type="float" office:value="21.259704999999901" table:style-name="ce3">
            <text:p>21,259705</text:p>
          </table:table-cell>
          <table:table-cell office:value-type="float" office:value="55.364928999999997" table:style-name="ce3">
            <text:p>55,364929</text:p>
          </table:table-cell>
          <table:table-cell table:number-columns-repeated="16382"/>
        </table:table-row>
        <table:table-row table:style-name="ro2">
          <table:table-cell office:value-type="float" office:value="21.259166999999898" table:style-name="ce3">
            <text:p>21,259167</text:p>
          </table:table-cell>
          <table:table-cell office:value-type="float" office:value="55.36486" table:style-name="ce3">
            <text:p>55,36486</text:p>
          </table:table-cell>
          <table:table-cell table:number-columns-repeated="16382"/>
        </table:table-row>
        <table:table-row table:style-name="ro2">
          <table:table-cell office:value-type="float" office:value="21.259101000000001" table:style-name="ce3">
            <text:p>21,259101</text:p>
          </table:table-cell>
          <table:table-cell office:value-type="float" office:value="55.3651389999999" table:style-name="ce3">
            <text:p>55,365139</text:p>
          </table:table-cell>
          <table:table-cell table:number-columns-repeated="16382"/>
        </table:table-row>
        <table:table-row table:style-name="ro2">
          <table:table-cell office:value-type="float" office:value="21.258054999999999" table:style-name="ce3">
            <text:p>21,258055</text:p>
          </table:table-cell>
          <table:table-cell office:value-type="float" office:value="55.3651389999999" table:style-name="ce3">
            <text:p>55,365139</text:p>
          </table:table-cell>
          <table:table-cell table:number-columns-repeated="16382"/>
        </table:table-row>
        <table:table-row table:style-name="ro2">
          <table:table-cell office:value-type="float" office:value="21.258054999999999" table:style-name="ce3">
            <text:p>21,258055</text:p>
          </table:table-cell>
          <table:table-cell office:value-type="float" office:value="55.365296000000001" table:style-name="ce3">
            <text:p>55,365296</text:p>
          </table:table-cell>
          <table:table-cell table:number-columns-repeated="16382"/>
        </table:table-row>
        <table:table-row table:style-name="ro2">
          <table:table-cell office:value-type="float" office:value="21.258054999999999" table:style-name="ce3">
            <text:p>21,258055</text:p>
          </table:table-cell>
          <table:table-cell office:value-type="float" office:value="55.365416999999901" table:style-name="ce3">
            <text:p>55,365417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65416999999901" table:style-name="ce3">
            <text:p>55,365417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65272999999902" table:style-name="ce3">
            <text:p>55,365273</text:p>
          </table:table-cell>
          <table:table-cell table:number-columns-repeated="16382"/>
        </table:table-row>
        <table:table-row table:style-name="ro2">
          <table:table-cell office:value-type="float" office:value="21.256388999999999" table:style-name="ce3">
            <text:p>21,256389</text:p>
          </table:table-cell>
          <table:table-cell office:value-type="float" office:value="55.3651389999999" table:style-name="ce3">
            <text:p>55,365139</text:p>
          </table:table-cell>
          <table:table-cell table:number-columns-repeated="16382"/>
        </table:table-row>
        <table:table-row table:style-name="ro2">
          <table:table-cell office:value-type="float" office:value="21.255310999999999" table:style-name="ce3">
            <text:p>21,255311</text:p>
          </table:table-cell>
          <table:table-cell office:value-type="float" office:value="55.365110999999999" table:style-name="ce3">
            <text:p>55,365111</text:p>
          </table:table-cell>
          <table:table-cell table:number-columns-repeated="16382"/>
        </table:table-row>
        <table:table-row table:style-name="ro2">
          <table:table-cell office:value-type="float" office:value="21.255279000000002" table:style-name="ce3">
            <text:p>21,255279</text:p>
          </table:table-cell>
          <table:table-cell office:value-type="float" office:value="55.36486" table:style-name="ce3">
            <text:p>55,36486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6486" table:style-name="ce3">
            <text:p>55,36486</text:p>
          </table:table-cell>
          <table:table-cell table:number-columns-repeated="16382"/>
        </table:table-row>
        <table:table-row table:style-name="ro2">
          <table:table-cell office:value-type="float" office:value="21.254166999999999" table:style-name="ce3">
            <text:p>21,254167</text:p>
          </table:table-cell>
          <table:table-cell office:value-type="float" office:value="55.364581999999899" table:style-name="ce3">
            <text:p>55,364582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64581999999899" table:style-name="ce3">
            <text:p>55,364582</text:p>
          </table:table-cell>
          <table:table-cell table:number-columns-repeated="16382"/>
        </table:table-row>
        <table:table-row table:style-name="ro2">
          <table:table-cell office:value-type="float" office:value="21.253609999999998" table:style-name="ce3">
            <text:p>21,25361</text:p>
          </table:table-cell>
          <table:table-cell office:value-type="float" office:value="55.364928999999997" table:style-name="ce3">
            <text:p>55,364929</text:p>
          </table:table-cell>
          <table:table-cell table:number-columns-repeated="16382"/>
        </table:table-row>
        <table:table-row table:style-name="ro2">
          <table:table-cell office:value-type="float" office:value="21.251525000000001" table:style-name="ce3">
            <text:p>21,251525</text:p>
          </table:table-cell>
          <table:table-cell office:value-type="float" office:value="55.364928999999997" table:style-name="ce3">
            <text:p>55,364929</text:p>
          </table:table-cell>
          <table:table-cell table:number-columns-repeated="16382"/>
        </table:table-row>
        <table:table-row table:style-name="ro2">
          <table:table-cell office:value-type="float" office:value="21.251380999999999" table:style-name="ce3">
            <text:p>21,251381</text:p>
          </table:table-cell>
          <table:table-cell office:value-type="float" office:value="55.364901000000003" table:style-name="ce3">
            <text:p>55,364901</text:p>
          </table:table-cell>
          <table:table-cell table:number-columns-repeated="16382"/>
        </table:table-row>
        <table:table-row table:style-name="ro2">
          <table:table-cell office:value-type="float" office:value="21.251387999999999" table:style-name="ce3">
            <text:p>21,251388</text:p>
          </table:table-cell>
          <table:table-cell office:value-type="float" office:value="55.364581999999899" table:style-name="ce3">
            <text:p>55,364582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64581999999899" table:style-name="ce3">
            <text:p>55,364582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364306999999897" table:style-name="ce3">
            <text:p>55,364307</text:p>
          </table:table-cell>
          <table:table-cell table:number-columns-repeated="16382"/>
        </table:table-row>
        <table:table-row table:style-name="ro2">
          <table:table-cell office:value-type="float" office:value="21.247498" table:style-name="ce3">
            <text:p>21,247498</text:p>
          </table:table-cell>
          <table:table-cell office:value-type="float" office:value="55.364317999999997" table:style-name="ce3">
            <text:p>55,364318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364029000000002" table:style-name="ce3">
            <text:p>55,364029</text:p>
          </table:table-cell>
          <table:table-cell table:number-columns-repeated="16382"/>
        </table:table-row>
        <table:table-row table:style-name="ro2">
          <table:table-cell office:value-type="float" office:value="21.24652" table:style-name="ce3">
            <text:p>21,24652</text:p>
          </table:table-cell>
          <table:table-cell office:value-type="float" office:value="55.364037999999901" table:style-name="ce3">
            <text:p>55,364038</text:p>
          </table:table-cell>
          <table:table-cell table:number-columns-repeated="16382"/>
        </table:table-row>
        <table:table-row table:style-name="ro2">
          <table:table-cell office:value-type="float" office:value="21.246388" table:style-name="ce3">
            <text:p>21,246388</text:p>
          </table:table-cell>
          <table:table-cell office:value-type="float" office:value="55.364037999999901" table:style-name="ce3">
            <text:p>55,364038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45912000000001" table:style-name="ce3">
            <text:p>21,245912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363258000000002" table:style-name="ce3">
            <text:p>55,363258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363194" table:style-name="ce3">
            <text:p>55,363194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363098999999998" table:style-name="ce3">
            <text:p>55,363099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44872000000001" table:style-name="ce3">
            <text:p>21,244872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362640999999897" table:style-name="ce3">
            <text:p>55,362641</text:p>
          </table:table-cell>
          <table:table-cell table:number-columns-repeated="16382"/>
        </table:table-row>
        <table:table-row table:style-name="ro2">
          <table:table-cell office:value-type="float" office:value="21.2440789999999" table:style-name="ce3">
            <text:p>21,244079</text:p>
          </table:table-cell>
          <table:table-cell office:value-type="float" office:value="55.362670000000001" table:style-name="ce3">
            <text:p>55,36267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362363000000002" table:style-name="ce3">
            <text:p>55,362363</text:p>
          </table:table-cell>
          <table:table-cell table:number-columns-repeated="16382"/>
        </table:table-row>
        <table:table-row table:style-name="ro2">
          <table:table-cell office:value-type="float" office:value="21.243714000000001" table:style-name="ce3">
            <text:p>21,243714</text:p>
          </table:table-cell>
          <table:table-cell office:value-type="float" office:value="55.362363000000002" table:style-name="ce3">
            <text:p>55,362363</text:p>
          </table:table-cell>
          <table:table-cell table:number-columns-repeated="16382"/>
        </table:table-row>
        <table:table-row table:style-name="ro2">
          <table:table-cell office:value-type="float" office:value="21.243622999999999" table:style-name="ce3">
            <text:p>21,243623</text:p>
          </table:table-cell>
          <table:table-cell office:value-type="float" office:value="55.362327999999998" table:style-name="ce3">
            <text:p>55,362328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362083999999903" table:style-name="ce3">
            <text:p>55,362084</text:p>
          </table:table-cell>
          <table:table-cell table:number-columns-repeated="16382"/>
        </table:table-row>
        <table:table-row table:style-name="ro2">
          <table:table-cell office:value-type="float" office:value="21.243103999999999" table:style-name="ce3">
            <text:p>21,243104</text:p>
          </table:table-cell>
          <table:table-cell office:value-type="float" office:value="55.362121000000002" table:style-name="ce3">
            <text:p>55,362121</text:p>
          </table:table-cell>
          <table:table-cell table:number-columns-repeated="16382"/>
        </table:table-row>
        <table:table-row table:style-name="ro2">
          <table:table-cell office:value-type="float" office:value="21.243055999999999" table:style-name="ce3">
            <text:p>21,243056</text:p>
          </table:table-cell>
          <table:table-cell office:value-type="float" office:value="55.3618039999999" table:style-name="ce3">
            <text:p>55,361804</text:p>
          </table:table-cell>
          <table:table-cell table:number-columns-repeated="16382"/>
        </table:table-row>
        <table:table-row table:style-name="ro2">
          <table:table-cell office:value-type="float" office:value="21.242652" table:style-name="ce3">
            <text:p>21,242652</text:p>
          </table:table-cell>
          <table:table-cell office:value-type="float" office:value="55.3618039999999" table:style-name="ce3">
            <text:p>55,361804</text:p>
          </table:table-cell>
          <table:table-cell table:number-columns-repeated="16382"/>
        </table:table-row>
        <table:table-row table:style-name="ro2">
          <table:table-cell office:value-type="float" office:value="21.2425" table:style-name="ce3">
            <text:p>21,2425</text:p>
          </table:table-cell>
          <table:table-cell office:value-type="float" office:value="55.3618039999999" table:style-name="ce3">
            <text:p>55,361804</text:p>
          </table:table-cell>
          <table:table-cell table:number-columns-repeated="16382"/>
        </table:table-row>
        <table:table-row table:style-name="ro2">
          <table:table-cell office:value-type="float" office:value="21.2425" table:style-name="ce3">
            <text:p>21,2425</text:p>
          </table:table-cell>
          <table:table-cell office:value-type="float" office:value="55.361696999999999" table:style-name="ce3">
            <text:p>55,361697</text:p>
          </table:table-cell>
          <table:table-cell table:number-columns-repeated="16382"/>
        </table:table-row>
        <table:table-row table:style-name="ro2">
          <table:table-cell office:value-type="float" office:value="21.2425" table:style-name="ce3">
            <text:p>21,2425</text:p>
          </table:table-cell>
          <table:table-cell office:value-type="float" office:value="55.361525999999998" table:style-name="ce3">
            <text:p>55,361526</text:p>
          </table:table-cell>
          <table:table-cell table:number-columns-repeated="16382"/>
        </table:table-row>
        <table:table-row table:style-name="ro2">
          <table:table-cell office:value-type="float" office:value="21.241882" table:style-name="ce3">
            <text:p>21,241882</text:p>
          </table:table-cell>
          <table:table-cell office:value-type="float" office:value="55.361510000000102" table:style-name="ce3">
            <text:p>55,36151</text:p>
          </table:table-cell>
          <table:table-cell table:number-columns-repeated="16382"/>
        </table:table-row>
        <table:table-row table:style-name="ro2">
          <table:table-cell office:value-type="float" office:value="21.241945999999999" table:style-name="ce3">
            <text:p>21,241946</text:p>
          </table:table-cell>
          <table:table-cell office:value-type="float" office:value="55.361252999999998" table:style-name="ce3">
            <text:p>55,361253</text:p>
          </table:table-cell>
          <table:table-cell table:number-columns-repeated="16382"/>
        </table:table-row>
        <table:table-row table:style-name="ro2">
          <table:table-cell office:value-type="float" office:value="21.2415149999999" table:style-name="ce3">
            <text:p>21,241515</text:p>
          </table:table-cell>
          <table:table-cell office:value-type="float" office:value="55.361252999999998" table:style-name="ce3">
            <text:p>55,361253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361252999999998" table:style-name="ce3">
            <text:p>55,361253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360717000000001" table:style-name="ce3">
            <text:p>55,360717</text:p>
          </table:table-cell>
          <table:table-cell table:number-columns-repeated="16382"/>
        </table:table-row>
        <table:table-row table:style-name="ro2">
          <table:table-cell office:value-type="float" office:value="21.240907" table:style-name="ce3">
            <text:p>21,240907</text:p>
          </table:table-cell>
          <table:table-cell office:value-type="float" office:value="55.360717000000001" table:style-name="ce3">
            <text:p>55,360717</text:p>
          </table:table-cell>
          <table:table-cell table:number-columns-repeated="16382"/>
        </table:table-row>
        <table:table-row table:style-name="ro2">
          <table:table-cell office:value-type="float" office:value="21.240836000000002" table:style-name="ce3">
            <text:p>21,240836</text:p>
          </table:table-cell>
          <table:table-cell office:value-type="float" office:value="55.360692" table:style-name="ce3">
            <text:p>55,360692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360415999999901" table:style-name="ce3">
            <text:p>55,360416</text:p>
          </table:table-cell>
          <table:table-cell table:number-columns-repeated="16382"/>
        </table:table-row>
        <table:table-row table:style-name="ro2">
          <table:table-cell office:value-type="float" office:value="21.240296000000001" table:style-name="ce3">
            <text:p>21,240296</text:p>
          </table:table-cell>
          <table:table-cell office:value-type="float" office:value="55.360472999999999" table:style-name="ce3">
            <text:p>55,360473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3601379999999" table:style-name="ce3">
            <text:p>55,360138</text:p>
          </table:table-cell>
          <table:table-cell table:number-columns-repeated="16382"/>
        </table:table-row>
        <table:table-row table:style-name="ro2">
          <table:table-cell office:value-type="float" office:value="21.239684999999898" table:style-name="ce3">
            <text:p>21,239685</text:p>
          </table:table-cell>
          <table:table-cell office:value-type="float" office:value="55.3601379999999" table:style-name="ce3">
            <text:p>55,360138</text:p>
          </table:table-cell>
          <table:table-cell table:number-columns-repeated="16382"/>
        </table:table-row>
        <table:table-row table:style-name="ro2">
          <table:table-cell office:value-type="float" office:value="21.239695999999999" table:style-name="ce3">
            <text:p>21,239696</text:p>
          </table:table-cell>
          <table:table-cell office:value-type="float" office:value="55.359679999999997" table:style-name="ce3">
            <text:p>55,35968</text:p>
          </table:table-cell>
          <table:table-cell table:number-columns-repeated="16382"/>
        </table:table-row>
        <table:table-row table:style-name="ro2">
          <table:table-cell office:value-type="float" office:value="21.239716999999999" table:style-name="ce3">
            <text:p>21,239717</text:p>
          </table:table-cell>
          <table:table-cell office:value-type="float" office:value="55.358886999999903" table:style-name="ce3">
            <text:p>55,358887</text:p>
          </table:table-cell>
          <table:table-cell table:number-columns-repeated="16382"/>
        </table:table-row>
        <table:table-row table:style-name="ro2">
          <table:table-cell office:value-type="float" office:value="21.239720999999999" table:style-name="ce3">
            <text:p>21,239721</text:p>
          </table:table-cell>
          <table:table-cell office:value-type="float" office:value="55.358749999999901" table:style-name="ce3">
            <text:p>55,35875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58749999999901" table:style-name="ce3">
            <text:p>55,35875</text:p>
          </table:table-cell>
          <table:table-cell table:number-columns-repeated="16382"/>
        </table:table-row>
        <table:table-row table:style-name="ro2">
          <table:table-cell office:value-type="float" office:value="21.239170000000001" table:style-name="ce3">
            <text:p>21,23917</text:p>
          </table:table-cell>
          <table:table-cell office:value-type="float" office:value="55.358457999999899" table:style-name="ce3">
            <text:p>55,358458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84719999999" table:style-name="ce3">
            <text:p>55,358472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6529999999999" table:style-name="ce3">
            <text:p>55,35653</text:p>
          </table:table-cell>
          <table:table-cell table:number-columns-repeated="16382"/>
        </table:table-row>
        <table:table-row table:style-name="ro2">
          <table:table-cell office:value-type="float" office:value="21.238709" table:style-name="ce3">
            <text:p>21,238709</text:p>
          </table:table-cell>
          <table:table-cell office:value-type="float" office:value="55.356529999999999" table:style-name="ce3">
            <text:p>55,35653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56529999999999" table:style-name="ce3">
            <text:p>55,35653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54918999999903" table:style-name="ce3">
            <text:p>55,354919</text:p>
          </table:table-cell>
          <table:table-cell table:number-columns-repeated="16382"/>
        </table:table-row>
        <table:table-row table:style-name="ro2">
          <table:table-cell office:value-type="float" office:value="21.238709" table:style-name="ce3">
            <text:p>21,238709</text:p>
          </table:table-cell>
          <table:table-cell office:value-type="float" office:value="55.354885000000003" table:style-name="ce3">
            <text:p>55,354885</text:p>
          </table:table-cell>
          <table:table-cell table:number-columns-repeated="16382"/>
        </table:table-row>
        <table:table-row table:style-name="ro2">
          <table:table-cell office:value-type="float" office:value="21.238605" table:style-name="ce3">
            <text:p>21,238605</text:p>
          </table:table-cell>
          <table:table-cell office:value-type="float" office:value="55.354877999999999" table:style-name="ce3">
            <text:p>55,354878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4584000000003" table:style-name="ce3">
            <text:p>55,354584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4584000000003" table:style-name="ce3">
            <text:p>55,354584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4126000000001" table:style-name="ce3">
            <text:p>55,354126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4028" table:style-name="ce3">
            <text:p>55,354028</text:p>
          </table:table-cell>
          <table:table-cell table:number-columns-repeated="16382"/>
        </table:table-row>
        <table:table-row table:style-name="ro2">
          <table:table-cell office:value-type="float" office:value="21.237487999999999" table:style-name="ce3">
            <text:p>21,237488</text:p>
          </table:table-cell>
          <table:table-cell office:value-type="float" office:value="55.354028" table:style-name="ce3">
            <text:p>55,354028</text:p>
          </table:table-cell>
          <table:table-cell table:number-columns-repeated="16382"/>
        </table:table-row>
        <table:table-row table:style-name="ro2">
          <table:table-cell office:value-type="float" office:value="21.23752" table:style-name="ce3">
            <text:p>21,23752</text:p>
          </table:table-cell>
          <table:table-cell office:value-type="float" office:value="55.353264000000003" table:style-name="ce3">
            <text:p>55,353264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3099999999898" table:style-name="ce3">
            <text:p>55,3531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2918000000003" table:style-name="ce3">
            <text:p>55,352918</text:p>
          </table:table-cell>
          <table:table-cell table:number-columns-repeated="16382"/>
        </table:table-row>
        <table:table-row table:style-name="ro2">
          <table:table-cell office:value-type="float" office:value="21.238372000000101" table:style-name="ce3">
            <text:p>21,238372</text:p>
          </table:table-cell>
          <table:table-cell office:value-type="float" office:value="55.352918000000003" table:style-name="ce3">
            <text:p>55,352918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2918000000003" table:style-name="ce3">
            <text:p>55,352918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2778999999899" table:style-name="ce3">
            <text:p>55,352779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2682999999999" table:style-name="ce3">
            <text:p>55,352683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2359" table:style-name="ce3">
            <text:p>55,352359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3513179999999" table:style-name="ce3">
            <text:p>55,351318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13179999999" table:style-name="ce3">
            <text:p>55,351318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239179" table:style-name="ce3">
            <text:p>21,239179</text:p>
          </table:table-cell>
          <table:table-cell office:value-type="float" office:value="55.350990000000003" table:style-name="ce3">
            <text:p>55,35099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239515999999998" table:style-name="ce3">
            <text:p>21,239516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239720999999999" table:style-name="ce3">
            <text:p>21,239721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239720999999999" table:style-name="ce3">
            <text:p>21,239721</text:p>
          </table:table-cell>
          <table:table-cell office:value-type="float" office:value="55.350524999999998" table:style-name="ce3">
            <text:p>55,350525</text:p>
          </table:table-cell>
          <table:table-cell table:number-columns-repeated="16382"/>
        </table:table-row>
        <table:table-row table:style-name="ro2">
          <table:table-cell office:value-type="float" office:value="21.239720999999999" table:style-name="ce3">
            <text:p>21,239721</text:p>
          </table:table-cell>
          <table:table-cell office:value-type="float" office:value="55.350139999999897" table:style-name="ce3">
            <text:p>55,35014</text:p>
          </table:table-cell>
          <table:table-cell table:number-columns-repeated="16382"/>
        </table:table-row>
        <table:table-row table:style-name="ro2">
          <table:table-cell office:value-type="float" office:value="21.239318000000001" table:style-name="ce3">
            <text:p>21,239318</text:p>
          </table:table-cell>
          <table:table-cell office:value-type="float" office:value="55.350139999999897" table:style-name="ce3">
            <text:p>55,35014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50139999999897" table:style-name="ce3">
            <text:p>55,35014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49659000000003" table:style-name="ce3">
            <text:p>55,349659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349582999999903" table:style-name="ce3">
            <text:p>55,349583</text:p>
          </table:table-cell>
          <table:table-cell table:number-columns-repeated="16382"/>
        </table:table-row>
        <table:table-row table:style-name="ro2">
          <table:table-cell office:value-type="float" office:value="21.237984999999998" table:style-name="ce3">
            <text:p>21,237985</text:p>
          </table:table-cell>
          <table:table-cell office:value-type="float" office:value="55.349582999999903" table:style-name="ce3">
            <text:p>55,349583</text:p>
          </table:table-cell>
          <table:table-cell table:number-columns-repeated="16382"/>
        </table:table-row>
        <table:table-row table:style-name="ro2">
          <table:table-cell office:value-type="float" office:value="21.236388999999999" table:style-name="ce3">
            <text:p>21,236389</text:p>
          </table:table-cell>
          <table:table-cell office:value-type="float" office:value="55.349582999999903" table:style-name="ce3">
            <text:p>55,349583</text:p>
          </table:table-cell>
          <table:table-cell table:number-columns-repeated="16382"/>
        </table:table-row>
        <table:table-row table:style-name="ro2">
          <table:table-cell office:value-type="float" office:value="21.236388999999999" table:style-name="ce3">
            <text:p>21,236389</text:p>
          </table:table-cell>
          <table:table-cell office:value-type="float" office:value="55.349449" table:style-name="ce3">
            <text:p>55,349449</text:p>
          </table:table-cell>
          <table:table-cell table:number-columns-repeated="16382"/>
        </table:table-row>
        <table:table-row table:style-name="ro2">
          <table:table-cell office:value-type="float" office:value="21.236388999999999" table:style-name="ce3">
            <text:p>21,236389</text:p>
          </table:table-cell>
          <table:table-cell office:value-type="float" office:value="55.349302999999999" table:style-name="ce3">
            <text:p>55,349303</text:p>
          </table:table-cell>
          <table:table-cell table:number-columns-repeated="16382"/>
        </table:table-row>
        <table:table-row table:style-name="ro2">
          <table:table-cell office:value-type="float" office:value="21.235901999999999" table:style-name="ce3">
            <text:p>21,235902</text:p>
          </table:table-cell>
          <table:table-cell office:value-type="float" office:value="55.349302999999999" table:style-name="ce3">
            <text:p>55,349303</text:p>
          </table:table-cell>
          <table:table-cell table:number-columns-repeated="16382"/>
        </table:table-row>
        <table:table-row table:style-name="ro2">
          <table:table-cell office:value-type="float" office:value="21.235833" table:style-name="ce3">
            <text:p>21,235833</text:p>
          </table:table-cell>
          <table:table-cell office:value-type="float" office:value="55.349029999999999" table:style-name="ce3">
            <text:p>55,34903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349029999999999" table:style-name="ce3">
            <text:p>55,34903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234722999999999" table:style-name="ce3">
            <text:p>21,234723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234722999999999" table:style-name="ce3">
            <text:p>21,234723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34441" table:style-name="ce3">
            <text:p>21,234441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347901" table:style-name="ce3">
            <text:p>55,347901</text:p>
          </table:table-cell>
          <table:table-cell table:number-columns-repeated="16382"/>
        </table:table-row>
        <table:table-row table:style-name="ro2">
          <table:table-cell office:value-type="float" office:value="21.2337039999999" table:style-name="ce3">
            <text:p>21,233704</text:p>
          </table:table-cell>
          <table:table-cell office:value-type="float" office:value="55.347912999999899" table:style-name="ce3">
            <text:p>55,347913</text:p>
          </table:table-cell>
          <table:table-cell table:number-columns-repeated="16382"/>
        </table:table-row>
        <table:table-row table:style-name="ro2">
          <table:table-cell office:value-type="float" office:value="21.233622" table:style-name="ce3">
            <text:p>21,233622</text:p>
          </table:table-cell>
          <table:table-cell office:value-type="float" office:value="55.347884999999998" table:style-name="ce3">
            <text:p>55,347885</text:p>
          </table:table-cell>
          <table:table-cell table:number-columns-repeated="16382"/>
        </table:table-row>
        <table:table-row table:style-name="ro2">
          <table:table-cell office:value-type="float" office:value="21.233611" table:style-name="ce3">
            <text:p>21,233611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233093999999902" table:style-name="ce3">
            <text:p>21,233094</text:p>
          </table:table-cell>
          <table:table-cell office:value-type="float" office:value="55.347717000000003" table:style-name="ce3">
            <text:p>55,347717</text:p>
          </table:table-cell>
          <table:table-cell table:number-columns-repeated="16382"/>
        </table:table-row>
        <table:table-row table:style-name="ro2">
          <table:table-cell office:value-type="float" office:value="21.233055" table:style-name="ce3">
            <text:p>21,233055</text:p>
          </table:table-cell>
          <table:table-cell office:value-type="float" office:value="55.347363999999999" table:style-name="ce3">
            <text:p>55,347364</text:p>
          </table:table-cell>
          <table:table-cell table:number-columns-repeated="16382"/>
        </table:table-row>
        <table:table-row table:style-name="ro2">
          <table:table-cell office:value-type="float" office:value="21.232527999999899" table:style-name="ce3">
            <text:p>21,232528</text:p>
          </table:table-cell>
          <table:table-cell office:value-type="float" office:value="55.347320000000003" table:style-name="ce3">
            <text:p>55,34732</text:p>
          </table:table-cell>
          <table:table-cell table:number-columns-repeated="16382"/>
        </table:table-row>
        <table:table-row table:style-name="ro2">
          <table:table-cell office:value-type="float" office:value="21.232500999999999" table:style-name="ce3">
            <text:p>21,232501</text:p>
          </table:table-cell>
          <table:table-cell office:value-type="float" office:value="55.347082999999998" table:style-name="ce3">
            <text:p>55,347083</text:p>
          </table:table-cell>
          <table:table-cell table:number-columns-repeated="16382"/>
        </table:table-row>
        <table:table-row table:style-name="ro2">
          <table:table-cell office:value-type="float" office:value="21.231871999999999" table:style-name="ce3">
            <text:p>21,231872</text:p>
          </table:table-cell>
          <table:table-cell office:value-type="float" office:value="55.347105999999997" table:style-name="ce3">
            <text:p>55,347106</text:p>
          </table:table-cell>
          <table:table-cell table:number-columns-repeated="16382"/>
        </table:table-row>
        <table:table-row table:style-name="ro2">
          <table:table-cell office:value-type="float" office:value="21.231945" table:style-name="ce3">
            <text:p>21,231945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229723" table:style-name="ce3">
            <text:p>21,229723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229723" table:style-name="ce3">
            <text:p>21,229723</text:p>
          </table:table-cell>
          <table:table-cell office:value-type="float" office:value="55.347105999999997" table:style-name="ce3">
            <text:p>55,347106</text:p>
          </table:table-cell>
          <table:table-cell table:number-columns-repeated="16382"/>
        </table:table-row>
        <table:table-row table:style-name="ro2">
          <table:table-cell office:value-type="float" office:value="21.229493000000002" table:style-name="ce3">
            <text:p>21,229493</text:p>
          </table:table-cell>
          <table:table-cell office:value-type="float" office:value="55.347105999999997" table:style-name="ce3">
            <text:p>55,347106</text:p>
          </table:table-cell>
          <table:table-cell table:number-columns-repeated="16382"/>
        </table:table-row>
        <table:table-row table:style-name="ro2">
          <table:table-cell office:value-type="float" office:value="21.229167" table:style-name="ce3">
            <text:p>21,229167</text:p>
          </table:table-cell>
          <table:table-cell office:value-type="float" office:value="55.347082999999998" table:style-name="ce3">
            <text:p>55,347083</text:p>
          </table:table-cell>
          <table:table-cell table:number-columns-repeated="16382"/>
        </table:table-row>
        <table:table-row table:style-name="ro2">
          <table:table-cell office:value-type="float" office:value="21.229167" table:style-name="ce3">
            <text:p>21,229167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228611000000001" table:style-name="ce3">
            <text:p>21,228611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228611000000001" table:style-name="ce3">
            <text:p>21,228611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348509999999997" table:style-name="ce3">
            <text:p>55,34851</text:p>
          </table:table-cell>
          <table:table-cell table:number-columns-repeated="16382"/>
        </table:table-row>
        <table:table-row table:style-name="ro2">
          <table:table-cell office:value-type="float" office:value="21.225892000000002" table:style-name="ce3">
            <text:p>21,225892</text:p>
          </table:table-cell>
          <table:table-cell office:value-type="float" office:value="55.348509999999997" table:style-name="ce3">
            <text:p>55,34851</text:p>
          </table:table-cell>
          <table:table-cell table:number-columns-repeated="16382"/>
        </table:table-row>
        <table:table-row table:style-name="ro2">
          <table:table-cell office:value-type="float" office:value="21.225835" table:style-name="ce3">
            <text:p>21,225835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24986999999999" table:style-name="ce3">
            <text:p>21,224987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348193000000002" table:style-name="ce3">
            <text:p>55,348193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348101999999898" table:style-name="ce3">
            <text:p>55,348102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347914999999901" table:style-name="ce3">
            <text:p>55,347915</text:p>
          </table:table-cell>
          <table:table-cell table:number-columns-repeated="16382"/>
        </table:table-row>
        <table:table-row table:style-name="ro2">
          <table:table-cell office:value-type="float" office:value="21.224336999999899" table:style-name="ce3">
            <text:p>21,224337</text:p>
          </table:table-cell>
          <table:table-cell office:value-type="float" office:value="55.347914999999901" table:style-name="ce3">
            <text:p>55,347915</text:p>
          </table:table-cell>
          <table:table-cell table:number-columns-repeated="16382"/>
        </table:table-row>
        <table:table-row table:style-name="ro2">
          <table:table-cell office:value-type="float" office:value="21.224166" table:style-name="ce3">
            <text:p>21,224166</text:p>
          </table:table-cell>
          <table:table-cell office:value-type="float" office:value="55.347914999999901" table:style-name="ce3">
            <text:p>55,347915</text:p>
          </table:table-cell>
          <table:table-cell table:number-columns-repeated="16382"/>
        </table:table-row>
        <table:table-row table:style-name="ro2">
          <table:table-cell office:value-type="float" office:value="21.224166" table:style-name="ce3">
            <text:p>21,224166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223690000000001" table:style-name="ce3">
            <text:p>21,22369</text:p>
          </table:table-cell>
          <table:table-cell office:value-type="float" office:value="55.347676" table:style-name="ce3">
            <text:p>55,347676</text:p>
          </table:table-cell>
          <table:table-cell table:number-columns-repeated="16382"/>
        </table:table-row>
        <table:table-row table:style-name="ro2">
          <table:table-cell office:value-type="float" office:value="21.223596000000001" table:style-name="ce3">
            <text:p>21,223596</text:p>
          </table:table-cell>
          <table:table-cell office:value-type="float" office:value="55.347683000000004" table:style-name="ce3">
            <text:p>55,347683</text:p>
          </table:table-cell>
          <table:table-cell table:number-columns-repeated="16382"/>
        </table:table-row>
        <table:table-row table:style-name="ro2">
          <table:table-cell office:value-type="float" office:value="21.223611999999999" table:style-name="ce3">
            <text:p>21,223612</text:p>
          </table:table-cell>
          <table:table-cell office:value-type="float" office:value="55.347363999999999" table:style-name="ce3">
            <text:p>55,347364</text:p>
          </table:table-cell>
          <table:table-cell table:number-columns-repeated="16382"/>
        </table:table-row>
        <table:table-row table:style-name="ro2">
          <table:table-cell office:value-type="float" office:value="21.22268" table:style-name="ce3">
            <text:p>21,22268</text:p>
          </table:table-cell>
          <table:table-cell office:value-type="float" office:value="55.347363999999999" table:style-name="ce3">
            <text:p>55,347364</text:p>
          </table:table-cell>
          <table:table-cell table:number-columns-repeated="16382"/>
        </table:table-row>
        <table:table-row table:style-name="ro2">
          <table:table-cell office:value-type="float" office:value="21.222518000000001" table:style-name="ce3">
            <text:p>21,222518</text:p>
          </table:table-cell>
          <table:table-cell office:value-type="float" office:value="55.347304000000001" table:style-name="ce3">
            <text:p>55,347304</text:p>
          </table:table-cell>
          <table:table-cell table:number-columns-repeated="16382"/>
        </table:table-row>
        <table:table-row table:style-name="ro2">
          <table:table-cell office:value-type="float" office:value="21.2225" table:style-name="ce3">
            <text:p>21,2225</text:p>
          </table:table-cell>
          <table:table-cell office:value-type="float" office:value="55.347082999999998" table:style-name="ce3">
            <text:p>55,347083</text:p>
          </table:table-cell>
          <table:table-cell table:number-columns-repeated="16382"/>
        </table:table-row>
        <table:table-row table:style-name="ro2">
          <table:table-cell office:value-type="float" office:value="21.2214969999999" table:style-name="ce3">
            <text:p>21,221497</text:p>
          </table:table-cell>
          <table:table-cell office:value-type="float" office:value="55.347082999999998" table:style-name="ce3">
            <text:p>55,347083</text:p>
          </table:table-cell>
          <table:table-cell table:number-columns-repeated="16382"/>
        </table:table-row>
        <table:table-row table:style-name="ro2">
          <table:table-cell office:value-type="float" office:value="21.22139" table:style-name="ce3">
            <text:p>21,22139</text:p>
          </table:table-cell>
          <table:table-cell office:value-type="float" office:value="55.347082999999998" table:style-name="ce3">
            <text:p>55,347083</text:p>
          </table:table-cell>
          <table:table-cell table:number-columns-repeated="16382"/>
        </table:table-row>
        <table:table-row table:style-name="ro2">
          <table:table-cell office:value-type="float" office:value="21.22139" table:style-name="ce3">
            <text:p>21,22139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220832000000001" table:style-name="ce3">
            <text:p>21,220832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220832000000001" table:style-name="ce3">
            <text:p>21,220832</text:p>
          </table:table-cell>
          <table:table-cell office:value-type="float" office:value="55.346527000000002" table:style-name="ce3">
            <text:p>55,346527</text:p>
          </table:table-cell>
          <table:table-cell table:number-columns-repeated="16382"/>
        </table:table-row>
        <table:table-row table:style-name="ro2">
          <table:table-cell office:value-type="float" office:value="21.219808999999898" table:style-name="ce3">
            <text:p>21,219809</text:p>
          </table:table-cell>
          <table:table-cell office:value-type="float" office:value="55.346527000000002" table:style-name="ce3">
            <text:p>55,346527</text:p>
          </table:table-cell>
          <table:table-cell table:number-columns-repeated="16382"/>
        </table:table-row>
        <table:table-row table:style-name="ro2">
          <table:table-cell office:value-type="float" office:value="21.219726999999999" table:style-name="ce3">
            <text:p>21,219727</text:p>
          </table:table-cell>
          <table:table-cell office:value-type="float" office:value="55.3464969999999" table:style-name="ce3">
            <text:p>55,346497</text:p>
          </table:table-cell>
          <table:table-cell table:number-columns-repeated="16382"/>
        </table:table-row>
        <table:table-row table:style-name="ro2">
          <table:table-cell office:value-type="float" office:value="21.219722000000001" table:style-name="ce3">
            <text:p>21,219722</text:p>
          </table:table-cell>
          <table:table-cell office:value-type="float" office:value="55.346248999999901" table:style-name="ce3">
            <text:p>55,346249</text:p>
          </table:table-cell>
          <table:table-cell table:number-columns-repeated="16382"/>
        </table:table-row>
        <table:table-row table:style-name="ro2">
          <table:table-cell office:value-type="float" office:value="21.219024999999998" table:style-name="ce3">
            <text:p>21,219025</text:p>
          </table:table-cell>
          <table:table-cell office:value-type="float" office:value="55.346248999999901" table:style-name="ce3">
            <text:p>55,346249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346248999999901" table:style-name="ce3">
            <text:p>55,346249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346124000000003" table:style-name="ce3">
            <text:p>55,346124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345973000000001" table:style-name="ce3">
            <text:p>55,345973</text:p>
          </table:table-cell>
          <table:table-cell table:number-columns-repeated="16382"/>
        </table:table-row>
        <table:table-row table:style-name="ro2">
          <table:table-cell office:value-type="float" office:value="21.217275999999998" table:style-name="ce3">
            <text:p>21,217276</text:p>
          </table:table-cell>
          <table:table-cell office:value-type="float" office:value="55.345973000000001" table:style-name="ce3">
            <text:p>55,345973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345973000000001" table:style-name="ce3">
            <text:p>55,345973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345874999999999" table:style-name="ce3">
            <text:p>55,345875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345694999999999" table:style-name="ce3">
            <text:p>55,345695</text:p>
          </table:table-cell>
          <table:table-cell table:number-columns-repeated="16382"/>
        </table:table-row>
        <table:table-row table:style-name="ro2">
          <table:table-cell office:value-type="float" office:value="21.214722000000101" table:style-name="ce3">
            <text:p>21,214722</text:p>
          </table:table-cell>
          <table:table-cell office:value-type="float" office:value="55.345702000000003" table:style-name="ce3">
            <text:p>55,345702</text:p>
          </table:table-cell>
          <table:table-cell table:number-columns-repeated="16382"/>
        </table:table-row>
        <table:table-row table:style-name="ro2">
          <table:table-cell office:value-type="float" office:value="21.214722000000101" table:style-name="ce3">
            <text:p>21,214722</text:p>
          </table:table-cell>
          <table:table-cell office:value-type="float" office:value="55.345416999999998" table:style-name="ce3">
            <text:p>55,345417</text:p>
          </table:table-cell>
          <table:table-cell table:number-columns-repeated="16382"/>
        </table:table-row>
        <table:table-row table:style-name="ro2">
          <table:table-cell office:value-type="float" office:value="21.211372999999998" table:style-name="ce3">
            <text:p>21,211373</text:p>
          </table:table-cell>
          <table:table-cell office:value-type="float" office:value="55.345440000000004" table:style-name="ce3">
            <text:p>55,34544</text:p>
          </table:table-cell>
          <table:table-cell table:number-columns-repeated="16382"/>
        </table:table-row>
        <table:table-row table:style-name="ro2">
          <table:table-cell office:value-type="float" office:value="21.2113890000001" table:style-name="ce3">
            <text:p>21,211389</text:p>
          </table:table-cell>
          <table:table-cell office:value-type="float" office:value="55.345139000000003" table:style-name="ce3">
            <text:p>55,345139</text:p>
          </table:table-cell>
          <table:table-cell table:number-columns-repeated="16382"/>
        </table:table-row>
        <table:table-row table:style-name="ro2">
          <table:table-cell office:value-type="float" office:value="21.210940000000001" table:style-name="ce3">
            <text:p>21,21094</text:p>
          </table:table-cell>
          <table:table-cell office:value-type="float" office:value="55.345139000000003" table:style-name="ce3">
            <text:p>55,345139</text:p>
          </table:table-cell>
          <table:table-cell table:number-columns-repeated="16382"/>
        </table:table-row>
        <table:table-row table:style-name="ro2">
          <table:table-cell office:value-type="float" office:value="21.210833000000001" table:style-name="ce3">
            <text:p>21,210833</text:p>
          </table:table-cell>
          <table:table-cell office:value-type="float" office:value="55.345139000000003" table:style-name="ce3">
            <text:p>55,345139</text:p>
          </table:table-cell>
          <table:table-cell table:number-columns-repeated="16382"/>
        </table:table-row>
        <table:table-row table:style-name="ro2">
          <table:table-cell office:value-type="float" office:value="21.210833000000001" table:style-name="ce3">
            <text:p>21,210833</text:p>
          </table:table-cell>
          <table:table-cell office:value-type="float" office:value="55.344861000000002" table:style-name="ce3">
            <text:p>55,344861</text:p>
          </table:table-cell>
          <table:table-cell table:number-columns-repeated="16382"/>
        </table:table-row>
        <table:table-row table:style-name="ro2">
          <table:table-cell office:value-type="float" office:value="21.209717000000001" table:style-name="ce3">
            <text:p>21,209717</text:p>
          </table:table-cell>
          <table:table-cell office:value-type="float" office:value="55.344909000000001" table:style-name="ce3">
            <text:p>55,344909</text:p>
          </table:table-cell>
          <table:table-cell table:number-columns-repeated="16382"/>
        </table:table-row>
        <table:table-row table:style-name="ro2">
          <table:table-cell office:value-type="float" office:value="21.209722999999901" table:style-name="ce3">
            <text:p>21,209723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209387999999901" table:style-name="ce3">
            <text:p>21,209388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344464000000002" table:style-name="ce3">
            <text:p>55,344464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344307000000001" table:style-name="ce3">
            <text:p>55,344307</text:p>
          </table:table-cell>
          <table:table-cell table:number-columns-repeated="16382"/>
        </table:table-row>
        <table:table-row table:style-name="ro2">
          <table:table-cell office:value-type="float" office:value="21.208178" table:style-name="ce3">
            <text:p>21,208178</text:p>
          </table:table-cell>
          <table:table-cell office:value-type="float" office:value="55.344307000000001" table:style-name="ce3">
            <text:p>55,344307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344307000000001" table:style-name="ce3">
            <text:p>55,344307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344028999999999" table:style-name="ce3">
            <text:p>55,344029</text:p>
          </table:table-cell>
          <table:table-cell table:number-columns-repeated="16382"/>
        </table:table-row>
        <table:table-row table:style-name="ro2">
          <table:table-cell office:value-type="float" office:value="21.207440000000101" table:style-name="ce3">
            <text:p>21,20744</text:p>
          </table:table-cell>
          <table:table-cell office:value-type="float" office:value="55.344028999999999" table:style-name="ce3">
            <text:p>55,344029</text:p>
          </table:table-cell>
          <table:table-cell table:number-columns-repeated="16382"/>
        </table:table-row>
        <table:table-row table:style-name="ro2">
          <table:table-cell office:value-type="float" office:value="21.206942999999999" table:style-name="ce3">
            <text:p>21,206943</text:p>
          </table:table-cell>
          <table:table-cell office:value-type="float" office:value="55.344028999999999" table:style-name="ce3">
            <text:p>55,344029</text:p>
          </table:table-cell>
          <table:table-cell table:number-columns-repeated="16382"/>
        </table:table-row>
        <table:table-row table:style-name="ro2">
          <table:table-cell office:value-type="float" office:value="21.206942999999999" table:style-name="ce3">
            <text:p>21,206943</text:p>
          </table:table-cell>
          <table:table-cell office:value-type="float" office:value="55.343856000000002" table:style-name="ce3">
            <text:p>55,343856</text:p>
          </table:table-cell>
          <table:table-cell table:number-columns-repeated="16382"/>
        </table:table-row>
        <table:table-row table:style-name="ro2">
          <table:table-cell office:value-type="float" office:value="21.206942999999999" table:style-name="ce3">
            <text:p>21,206943</text:p>
          </table:table-cell>
          <table:table-cell office:value-type="float" office:value="55.343750999999997" table:style-name="ce3">
            <text:p>55,343751</text:p>
          </table:table-cell>
          <table:table-cell table:number-columns-repeated="16382"/>
        </table:table-row>
        <table:table-row table:style-name="ro2">
          <table:table-cell office:value-type="float" office:value="21.205321999999999" table:style-name="ce3">
            <text:p>21,205322</text:p>
          </table:table-cell>
          <table:table-cell office:value-type="float" office:value="55.343690000000002" table:style-name="ce3">
            <text:p>55,34369</text:p>
          </table:table-cell>
          <table:table-cell table:number-columns-repeated="16382"/>
        </table:table-row>
        <table:table-row table:style-name="ro2">
          <table:table-cell office:value-type="float" office:value="21.205279000000001" table:style-name="ce3">
            <text:p>21,205279</text:p>
          </table:table-cell>
          <table:table-cell office:value-type="float" office:value="55.343471000000001" table:style-name="ce3">
            <text:p>55,343471</text:p>
          </table:table-cell>
          <table:table-cell table:number-columns-repeated="16382"/>
        </table:table-row>
        <table:table-row table:style-name="ro2">
          <table:table-cell office:value-type="float" office:value="21.204284999999999" table:style-name="ce3">
            <text:p>21,204285</text:p>
          </table:table-cell>
          <table:table-cell office:value-type="float" office:value="55.343474999999899" table:style-name="ce3">
            <text:p>55,343475</text:p>
          </table:table-cell>
          <table:table-cell table:number-columns-repeated="16382"/>
        </table:table-row>
        <table:table-row table:style-name="ro2">
          <table:table-cell office:value-type="float" office:value="21.2041649999999" table:style-name="ce3">
            <text:p>21,204165</text:p>
          </table:table-cell>
          <table:table-cell office:value-type="float" office:value="55.343474999999899" table:style-name="ce3">
            <text:p>55,343475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343192999999999" table:style-name="ce3">
            <text:p>55,343193</text:p>
          </table:table-cell>
          <table:table-cell table:number-columns-repeated="16382"/>
        </table:table-row>
        <table:table-row table:style-name="ro2">
          <table:table-cell office:value-type="float" office:value="21.202990999999901" table:style-name="ce3">
            <text:p>21,202991</text:p>
          </table:table-cell>
          <table:table-cell office:value-type="float" office:value="55.343192999999999" table:style-name="ce3">
            <text:p>55,343193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343192999999999" table:style-name="ce3">
            <text:p>55,343193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343079000000003" table:style-name="ce3">
            <text:p>55,343079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201123999999901" table:style-name="ce3">
            <text:p>21,201124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200928000000001" table:style-name="ce3">
            <text:p>21,200928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200844" table:style-name="ce3">
            <text:p>21,200844</text:p>
          </table:table-cell>
          <table:table-cell office:value-type="float" office:value="55.3428919999999" table:style-name="ce3">
            <text:p>55,342892</text:p>
          </table:table-cell>
          <table:table-cell table:number-columns-repeated="16382"/>
        </table:table-row>
        <table:table-row table:style-name="ro2">
          <table:table-cell office:value-type="float" office:value="21.200831999999899" table:style-name="ce3">
            <text:p>21,200832</text:p>
          </table:table-cell>
          <table:table-cell office:value-type="float" office:value="55.342638999999998" table:style-name="ce3">
            <text:p>55,342639</text:p>
          </table:table-cell>
          <table:table-cell table:number-columns-repeated="16382"/>
        </table:table-row>
        <table:table-row table:style-name="ro2">
          <table:table-cell office:value-type="float" office:value="21.200054999999999" table:style-name="ce3">
            <text:p>21,200055</text:p>
          </table:table-cell>
          <table:table-cell office:value-type="float" office:value="55.342638999999998" table:style-name="ce3">
            <text:p>55,342639</text:p>
          </table:table-cell>
          <table:table-cell table:number-columns-repeated="16382"/>
        </table:table-row>
        <table:table-row table:style-name="ro2">
          <table:table-cell office:value-type="float" office:value="21.199722999999999" table:style-name="ce3">
            <text:p>21,199723</text:p>
          </table:table-cell>
          <table:table-cell office:value-type="float" office:value="55.342638999999998" table:style-name="ce3">
            <text:p>55,342639</text:p>
          </table:table-cell>
          <table:table-cell table:number-columns-repeated="16382"/>
        </table:table-row>
        <table:table-row table:style-name="ro2">
          <table:table-cell office:value-type="float" office:value="21.199722999999999" table:style-name="ce3">
            <text:p>21,199723</text:p>
          </table:table-cell>
          <table:table-cell office:value-type="float" office:value="55.342533999999901" table:style-name="ce3">
            <text:p>55,342534</text:p>
          </table:table-cell>
          <table:table-cell table:number-columns-repeated="16382"/>
        </table:table-row>
        <table:table-row table:style-name="ro2">
          <table:table-cell office:value-type="float" office:value="21.199722999999999" table:style-name="ce3">
            <text:p>21,199723</text:p>
          </table:table-cell>
          <table:table-cell office:value-type="float" office:value="55.342360999999997" table:style-name="ce3">
            <text:p>55,342361</text:p>
          </table:table-cell>
          <table:table-cell table:number-columns-repeated="16382"/>
        </table:table-row>
        <table:table-row table:style-name="ro2">
          <table:table-cell office:value-type="float" office:value="21.198613000000002" table:style-name="ce3">
            <text:p>21,198613</text:p>
          </table:table-cell>
          <table:table-cell office:value-type="float" office:value="55.342360999999997" table:style-name="ce3">
            <text:p>55,342361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342360999999997" table:style-name="ce3">
            <text:p>55,342361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342285999999902" table:style-name="ce3">
            <text:p>55,342286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342083000000002" table:style-name="ce3">
            <text:p>55,342083</text:p>
          </table:table-cell>
          <table:table-cell table:number-columns-repeated="16382"/>
        </table:table-row>
        <table:table-row table:style-name="ro2">
          <table:table-cell office:value-type="float" office:value="21.196473000000001" table:style-name="ce3">
            <text:p>21,196473</text:p>
          </table:table-cell>
          <table:table-cell office:value-type="float" office:value="55.342086999999999" table:style-name="ce3">
            <text:p>55,342087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342086999999999" table:style-name="ce3">
            <text:p>55,342087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341805000000001" table:style-name="ce3">
            <text:p>55,341805</text:p>
          </table:table-cell>
          <table:table-cell table:number-columns-repeated="16382"/>
        </table:table-row>
        <table:table-row table:style-name="ro2">
          <table:table-cell office:value-type="float" office:value="21.195277999999998" table:style-name="ce3">
            <text:p>21,195278</text:p>
          </table:table-cell>
          <table:table-cell office:value-type="float" office:value="55.341805000000001" table:style-name="ce3">
            <text:p>55,341805</text:p>
          </table:table-cell>
          <table:table-cell table:number-columns-repeated="16382"/>
        </table:table-row>
        <table:table-row table:style-name="ro2">
          <table:table-cell office:value-type="float" office:value="21.195277999999998" table:style-name="ce3">
            <text:p>21,195278</text:p>
          </table:table-cell>
          <table:table-cell office:value-type="float" office:value="55.341526999999999" table:style-name="ce3">
            <text:p>55,341527</text:p>
          </table:table-cell>
          <table:table-cell table:number-columns-repeated="16382"/>
        </table:table-row>
        <table:table-row table:style-name="ro2">
          <table:table-cell office:value-type="float" office:value="21.193854000000002" table:style-name="ce3">
            <text:p>21,193854</text:p>
          </table:table-cell>
          <table:table-cell office:value-type="float" office:value="55.341526999999999" table:style-name="ce3">
            <text:p>55,341527</text:p>
          </table:table-cell>
          <table:table-cell table:number-columns-repeated="16382"/>
        </table:table-row>
        <table:table-row table:style-name="ro2">
          <table:table-cell office:value-type="float" office:value="21.193726000000002" table:style-name="ce3">
            <text:p>21,193726</text:p>
          </table:table-cell>
          <table:table-cell office:value-type="float" office:value="55.341526999999999" table:style-name="ce3">
            <text:p>55,341527</text:p>
          </table:table-cell>
          <table:table-cell table:number-columns-repeated="16382"/>
        </table:table-row>
        <table:table-row table:style-name="ro2">
          <table:table-cell office:value-type="float" office:value="21.193612000000002" table:style-name="ce3">
            <text:p>21,193612</text:p>
          </table:table-cell>
          <table:table-cell office:value-type="float" office:value="55.341526999999999" table:style-name="ce3">
            <text:p>55,341527</text:p>
          </table:table-cell>
          <table:table-cell table:number-columns-repeated="16382"/>
        </table:table-row>
        <table:table-row table:style-name="ro2">
          <table:table-cell office:value-type="float" office:value="21.193612000000002" table:style-name="ce3">
            <text:p>21,193612</text:p>
          </table:table-cell>
          <table:table-cell office:value-type="float" office:value="55.341251" table:style-name="ce3">
            <text:p>55,341251</text:p>
          </table:table-cell>
          <table:table-cell table:number-columns-repeated="16382"/>
        </table:table-row>
        <table:table-row table:style-name="ro2">
          <table:table-cell office:value-type="float" office:value="21.192077999999999" table:style-name="ce3">
            <text:p>21,192078</text:p>
          </table:table-cell>
          <table:table-cell office:value-type="float" office:value="55.341259999999998" table:style-name="ce3">
            <text:p>55,34126</text:p>
          </table:table-cell>
          <table:table-cell table:number-columns-repeated="16382"/>
        </table:table-row>
        <table:table-row table:style-name="ro2">
          <table:table-cell office:value-type="float" office:value="21.191942000000001" table:style-name="ce3">
            <text:p>21,191942</text:p>
          </table:table-cell>
          <table:table-cell office:value-type="float" office:value="55.341259999999998" table:style-name="ce3">
            <text:p>55,34126</text:p>
          </table:table-cell>
          <table:table-cell table:number-columns-repeated="16382"/>
        </table:table-row>
        <table:table-row table:style-name="ro2">
          <table:table-cell office:value-type="float" office:value="21.191943999999999" table:style-name="ce3">
            <text:p>21,191944</text:p>
          </table:table-cell>
          <table:table-cell office:value-type="float" office:value="55.340972999999998" table:style-name="ce3">
            <text:p>55,340973</text:p>
          </table:table-cell>
          <table:table-cell table:number-columns-repeated="16382"/>
        </table:table-row>
        <table:table-row table:style-name="ro2">
          <table:table-cell office:value-type="float" office:value="21.191167" table:style-name="ce3">
            <text:p>21,191167</text:p>
          </table:table-cell>
          <table:table-cell office:value-type="float" office:value="55.340972999999998" table:style-name="ce3">
            <text:p>55,340973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340972999999998" table:style-name="ce3">
            <text:p>55,340973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340869999999903" table:style-name="ce3">
            <text:p>55,34087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340694999999997" table:style-name="ce3">
            <text:p>55,340695</text:p>
          </table:table-cell>
          <table:table-cell table:number-columns-repeated="16382"/>
        </table:table-row>
        <table:table-row table:style-name="ro2">
          <table:table-cell office:value-type="float" office:value="21.189696999999999" table:style-name="ce3">
            <text:p>21,189697</text:p>
          </table:table-cell>
          <table:table-cell office:value-type="float" office:value="55.340699000000001" table:style-name="ce3">
            <text:p>55,340699</text:p>
          </table:table-cell>
          <table:table-cell table:number-columns-repeated="16382"/>
        </table:table-row>
        <table:table-row table:style-name="ro2">
          <table:table-cell office:value-type="float" office:value="21.189715" table:style-name="ce3">
            <text:p>21,189715</text:p>
          </table:table-cell>
          <table:table-cell office:value-type="float" office:value="55.341251" table:style-name="ce3">
            <text:p>55,341251</text:p>
          </table:table-cell>
          <table:table-cell table:number-columns-repeated="16382"/>
        </table:table-row>
        <table:table-row table:style-name="ro2">
          <table:table-cell office:value-type="float" office:value="21.189167999999899" table:style-name="ce3">
            <text:p>21,189168</text:p>
          </table:table-cell>
          <table:table-cell office:value-type="float" office:value="55.341251" table:style-name="ce3">
            <text:p>55,341251</text:p>
          </table:table-cell>
          <table:table-cell table:number-columns-repeated="16382"/>
        </table:table-row>
        <table:table-row table:style-name="ro2">
          <table:table-cell office:value-type="float" office:value="21.189167999999899" table:style-name="ce3">
            <text:p>21,189168</text:p>
          </table:table-cell>
          <table:table-cell office:value-type="float" office:value="55.341526999999999" table:style-name="ce3">
            <text:p>55,341527</text:p>
          </table:table-cell>
          <table:table-cell table:number-columns-repeated="16382"/>
        </table:table-row>
        <table:table-row table:style-name="ro2">
          <table:table-cell office:value-type="float" office:value="21.189722" table:style-name="ce3">
            <text:p>21,189722</text:p>
          </table:table-cell>
          <table:table-cell office:value-type="float" office:value="55.341526999999999" table:style-name="ce3">
            <text:p>55,341527</text:p>
          </table:table-cell>
          <table:table-cell table:number-columns-repeated="16382"/>
        </table:table-row>
        <table:table-row table:style-name="ro2">
          <table:table-cell office:value-type="float" office:value="21.189696999999999" table:style-name="ce3">
            <text:p>21,189697</text:p>
          </table:table-cell>
          <table:table-cell office:value-type="float" office:value="55.342285999999902" table:style-name="ce3">
            <text:p>55,342286</text:p>
          </table:table-cell>
          <table:table-cell table:number-columns-repeated="16382"/>
        </table:table-row>
        <table:table-row table:style-name="ro2">
          <table:table-cell office:value-type="float" office:value="21.189722" table:style-name="ce3">
            <text:p>21,189722</text:p>
          </table:table-cell>
          <table:table-cell office:value-type="float" office:value="55.342360999999997" table:style-name="ce3">
            <text:p>55,342361</text:p>
          </table:table-cell>
          <table:table-cell table:number-columns-repeated="16382"/>
        </table:table-row>
        <table:table-row table:style-name="ro2">
          <table:table-cell office:value-type="float" office:value="21.190303" table:style-name="ce3">
            <text:p>21,190303</text:p>
          </table:table-cell>
          <table:table-cell office:value-type="float" office:value="55.342360999999997" table:style-name="ce3">
            <text:p>55,342361</text:p>
          </table:table-cell>
          <table:table-cell table:number-columns-repeated="16382"/>
        </table:table-row>
        <table:table-row table:style-name="ro2">
          <table:table-cell office:value-type="float" office:value="21.190277999999999" table:style-name="ce3">
            <text:p>21,190278</text:p>
          </table:table-cell>
          <table:table-cell office:value-type="float" office:value="55.342919000000002" table:style-name="ce3">
            <text:p>55,342919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342895999999897" table:style-name="ce3">
            <text:p>55,342896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343750999999997" table:style-name="ce3">
            <text:p>55,343751</text:p>
          </table:table-cell>
          <table:table-cell table:number-columns-repeated="16382"/>
        </table:table-row>
        <table:table-row table:style-name="ro2">
          <table:table-cell office:value-type="float" office:value="21.190923000000002" table:style-name="ce3">
            <text:p>21,190923</text:p>
          </table:table-cell>
          <table:table-cell office:value-type="float" office:value="55.343736999999997" table:style-name="ce3">
            <text:p>55,343737</text:p>
          </table:table-cell>
          <table:table-cell table:number-columns-repeated="16382"/>
        </table:table-row>
        <table:table-row table:style-name="ro2">
          <table:table-cell office:value-type="float" office:value="21.191389999999998" table:style-name="ce3">
            <text:p>21,19139</text:p>
          </table:table-cell>
          <table:table-cell office:value-type="float" office:value="55.343690000000002" table:style-name="ce3">
            <text:p>55,34369</text:p>
          </table:table-cell>
          <table:table-cell table:number-columns-repeated="16382"/>
        </table:table-row>
        <table:table-row table:style-name="ro2">
          <table:table-cell office:value-type="float" office:value="21.191389999999998" table:style-name="ce3">
            <text:p>21,19139</text:p>
          </table:table-cell>
          <table:table-cell office:value-type="float" office:value="55.344307000000001" table:style-name="ce3">
            <text:p>55,344307</text:p>
          </table:table-cell>
          <table:table-cell table:number-columns-repeated="16382"/>
        </table:table-row>
        <table:table-row table:style-name="ro2">
          <table:table-cell office:value-type="float" office:value="21.191527000000001" table:style-name="ce3">
            <text:p>21,191527</text:p>
          </table:table-cell>
          <table:table-cell office:value-type="float" office:value="55.344318999999999" table:style-name="ce3">
            <text:p>55,344319</text:p>
          </table:table-cell>
          <table:table-cell table:number-columns-repeated="16382"/>
        </table:table-row>
        <table:table-row table:style-name="ro2">
          <table:table-cell office:value-type="float" office:value="21.191943999999999" table:style-name="ce3">
            <text:p>21,191944</text:p>
          </table:table-cell>
          <table:table-cell office:value-type="float" office:value="55.344347999999997" table:style-name="ce3">
            <text:p>55,344348</text:p>
          </table:table-cell>
          <table:table-cell table:number-columns-repeated="16382"/>
        </table:table-row>
        <table:table-row table:style-name="ro2">
          <table:table-cell office:value-type="float" office:value="21.191943999999999" table:style-name="ce3">
            <text:p>21,191944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192176" table:style-name="ce3">
            <text:p>21,192176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1924999999999" table:style-name="ce3">
            <text:p>21,1925</text:p>
          </table:table-cell>
          <table:table-cell office:value-type="float" office:value="55.344580999999899" table:style-name="ce3">
            <text:p>55,344581</text:p>
          </table:table-cell>
          <table:table-cell table:number-columns-repeated="16382"/>
        </table:table-row>
        <table:table-row table:style-name="ro2">
          <table:table-cell office:value-type="float" office:value="21.192464000000001" table:style-name="ce3">
            <text:p>21,192464</text:p>
          </table:table-cell>
          <table:table-cell office:value-type="float" office:value="55.345149999999997" table:style-name="ce3">
            <text:p>55,34515</text:p>
          </table:table-cell>
          <table:table-cell table:number-columns-repeated="16382"/>
        </table:table-row>
        <table:table-row table:style-name="ro2">
          <table:table-cell office:value-type="float" office:value="21.193055999999999" table:style-name="ce3">
            <text:p>21,193056</text:p>
          </table:table-cell>
          <table:table-cell office:value-type="float" office:value="55.345139000000003" table:style-name="ce3">
            <text:p>55,345139</text:p>
          </table:table-cell>
          <table:table-cell table:number-columns-repeated="16382"/>
        </table:table-row>
        <table:table-row table:style-name="ro2">
          <table:table-cell office:value-type="float" office:value="21.193055999999999" table:style-name="ce3">
            <text:p>21,193056</text:p>
          </table:table-cell>
          <table:table-cell office:value-type="float" office:value="55.34552" table:style-name="ce3">
            <text:p>55,34552</text:p>
          </table:table-cell>
          <table:table-cell table:number-columns-repeated="16382"/>
        </table:table-row>
        <table:table-row table:style-name="ro2">
          <table:table-cell office:value-type="float" office:value="21.193055999999999" table:style-name="ce3">
            <text:p>21,193056</text:p>
          </table:table-cell>
          <table:table-cell office:value-type="float" office:value="55.345694999999999" table:style-name="ce3">
            <text:p>55,345695</text:p>
          </table:table-cell>
          <table:table-cell table:number-columns-repeated="16382"/>
        </table:table-row>
        <table:table-row table:style-name="ro2">
          <table:table-cell office:value-type="float" office:value="21.193619000000002" table:style-name="ce3">
            <text:p>21,193619</text:p>
          </table:table-cell>
          <table:table-cell office:value-type="float" office:value="55.345672" table:style-name="ce3">
            <text:p>55,345672</text:p>
          </table:table-cell>
          <table:table-cell table:number-columns-repeated="16382"/>
        </table:table-row>
        <table:table-row table:style-name="ro2">
          <table:table-cell office:value-type="float" office:value="21.193612000000002" table:style-name="ce3">
            <text:p>21,193612</text:p>
          </table:table-cell>
          <table:table-cell office:value-type="float" office:value="55.346248999999901" table:style-name="ce3">
            <text:p>55,346249</text:p>
          </table:table-cell>
          <table:table-cell table:number-columns-repeated="16382"/>
        </table:table-row>
        <table:table-row table:style-name="ro2">
          <table:table-cell office:value-type="float" office:value="21.193726000000002" table:style-name="ce3">
            <text:p>21,193726</text:p>
          </table:table-cell>
          <table:table-cell office:value-type="float" office:value="55.346313000000002" table:style-name="ce3">
            <text:p>55,346313</text:p>
          </table:table-cell>
          <table:table-cell table:number-columns-repeated="16382"/>
        </table:table-row>
        <table:table-row table:style-name="ro2">
          <table:table-cell office:value-type="float" office:value="21.1941659999999" table:style-name="ce3">
            <text:p>21,194166</text:p>
          </table:table-cell>
          <table:table-cell office:value-type="float" office:value="55.346313000000002" table:style-name="ce3">
            <text:p>55,346313</text:p>
          </table:table-cell>
          <table:table-cell table:number-columns-repeated="16382"/>
        </table:table-row>
        <table:table-row table:style-name="ro2">
          <table:table-cell office:value-type="float" office:value="21.1941659999999" table:style-name="ce3">
            <text:p>21,194166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194275000000001" table:style-name="ce3">
            <text:p>21,194275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195277999999998" table:style-name="ce3">
            <text:p>21,195278</text:p>
          </table:table-cell>
          <table:table-cell office:value-type="float" office:value="55.346805000000003" table:style-name="ce3">
            <text:p>55,346805</text:p>
          </table:table-cell>
          <table:table-cell table:number-columns-repeated="16382"/>
        </table:table-row>
        <table:table-row table:style-name="ro2">
          <table:table-cell office:value-type="float" office:value="21.195312000000001" table:style-name="ce3">
            <text:p>21,195312</text:p>
          </table:table-cell>
          <table:table-cell office:value-type="float" office:value="55.347105999999997" table:style-name="ce3">
            <text:p>55,347106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347105999999997" table:style-name="ce3">
            <text:p>55,347106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196473000000001" table:style-name="ce3">
            <text:p>21,196473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347636999999999" table:style-name="ce3">
            <text:p>55,347637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347717000000003" table:style-name="ce3">
            <text:p>55,347717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197299999999998" table:style-name="ce3">
            <text:p>21,1973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348751999999998" table:style-name="ce3">
            <text:p>55,348752</text:p>
          </table:table-cell>
          <table:table-cell table:number-columns-repeated="16382"/>
        </table:table-row>
        <table:table-row table:style-name="ro2">
          <table:table-cell office:value-type="float" office:value="21.197490999999999" table:style-name="ce3">
            <text:p>21,197491</text:p>
          </table:table-cell>
          <table:table-cell office:value-type="float" office:value="55.349586000000002" table:style-name="ce3">
            <text:p>55,349586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349582999999903" table:style-name="ce3">
            <text:p>55,349583</text:p>
          </table:table-cell>
          <table:table-cell table:number-columns-repeated="16382"/>
        </table:table-row>
        <table:table-row table:style-name="ro2">
          <table:table-cell office:value-type="float" office:value="21.1980609999999" table:style-name="ce3">
            <text:p>21,198061</text:p>
          </table:table-cell>
          <table:table-cell office:value-type="float" office:value="55.349674999999998" table:style-name="ce3">
            <text:p>55,349675</text:p>
          </table:table-cell>
          <table:table-cell table:number-columns-repeated="16382"/>
        </table:table-row>
        <table:table-row table:style-name="ro2">
          <table:table-cell office:value-type="float" office:value="21.198119999999999" table:style-name="ce3">
            <text:p>21,19812</text:p>
          </table:table-cell>
          <table:table-cell office:value-type="float" office:value="55.350707" table:style-name="ce3">
            <text:p>55,350707</text:p>
          </table:table-cell>
          <table:table-cell table:number-columns-repeated="16382"/>
        </table:table-row>
        <table:table-row table:style-name="ro2">
          <table:table-cell office:value-type="float" office:value="21.198609999999999" table:style-name="ce3">
            <text:p>21,19861</text:p>
          </table:table-cell>
          <table:table-cell office:value-type="float" office:value="55.350693" table:style-name="ce3">
            <text:p>55,350693</text:p>
          </table:table-cell>
          <table:table-cell table:number-columns-repeated="16382"/>
        </table:table-row>
        <table:table-row table:style-name="ro2">
          <table:table-cell office:value-type="float" office:value="21.198609999999999" table:style-name="ce3">
            <text:p>21,19861</text:p>
          </table:table-cell>
          <table:table-cell office:value-type="float" office:value="55.350856999999998" table:style-name="ce3">
            <text:p>55,350857</text:p>
          </table:table-cell>
          <table:table-cell table:number-columns-repeated="16382"/>
        </table:table-row>
        <table:table-row table:style-name="ro2">
          <table:table-cell office:value-type="float" office:value="21.198609999999999" table:style-name="ce3">
            <text:p>21,19861</text:p>
          </table:table-cell>
          <table:table-cell office:value-type="float" office:value="55.350971000000001" table:style-name="ce3">
            <text:p>55,350971</text:p>
          </table:table-cell>
          <table:table-cell table:number-columns-repeated="16382"/>
        </table:table-row>
        <table:table-row table:style-name="ro2">
          <table:table-cell office:value-type="float" office:value="21.199165999999899" table:style-name="ce3">
            <text:p>21,199166</text:p>
          </table:table-cell>
          <table:table-cell office:value-type="float" office:value="55.351035000000003" table:style-name="ce3">
            <text:p>55,351035</text:p>
          </table:table-cell>
          <table:table-cell table:number-columns-repeated="16382"/>
        </table:table-row>
        <table:table-row table:style-name="ro2">
          <table:table-cell office:value-type="float" office:value="21.199165999999899" table:style-name="ce3">
            <text:p>21,199166</text:p>
          </table:table-cell>
          <table:table-cell office:value-type="float" office:value="55.351528000000002" table:style-name="ce3">
            <text:p>55,351528</text:p>
          </table:table-cell>
          <table:table-cell table:number-columns-repeated="16382"/>
        </table:table-row>
        <table:table-row table:style-name="ro2">
          <table:table-cell office:value-type="float" office:value="21.199531" table:style-name="ce3">
            <text:p>21,199531</text:p>
          </table:table-cell>
          <table:table-cell office:value-type="float" office:value="55.351528000000002" table:style-name="ce3">
            <text:p>55,351528</text:p>
          </table:table-cell>
          <table:table-cell table:number-columns-repeated="16382"/>
        </table:table-row>
        <table:table-row table:style-name="ro2">
          <table:table-cell office:value-type="float" office:value="21.199722999999999" table:style-name="ce3">
            <text:p>21,199723</text:p>
          </table:table-cell>
          <table:table-cell office:value-type="float" office:value="55.351528000000002" table:style-name="ce3">
            <text:p>55,351528</text:p>
          </table:table-cell>
          <table:table-cell table:number-columns-repeated="16382"/>
        </table:table-row>
        <table:table-row table:style-name="ro2">
          <table:table-cell office:value-type="float" office:value="21.199707" table:style-name="ce3">
            <text:p>21,199707</text:p>
          </table:table-cell>
          <table:table-cell office:value-type="float" office:value="55.352111000000001" table:style-name="ce3">
            <text:p>55,352111</text:p>
          </table:table-cell>
          <table:table-cell table:number-columns-repeated="16382"/>
        </table:table-row>
        <table:table-row table:style-name="ro2">
          <table:table-cell office:value-type="float" office:value="21.200316999999998" table:style-name="ce3">
            <text:p>21,200317</text:p>
          </table:table-cell>
          <table:table-cell office:value-type="float" office:value="55.352111000000001" table:style-name="ce3">
            <text:p>55,352111</text:p>
          </table:table-cell>
          <table:table-cell table:number-columns-repeated="16382"/>
        </table:table-row>
        <table:table-row table:style-name="ro2">
          <table:table-cell office:value-type="float" office:value="21.200316999999998" table:style-name="ce3">
            <text:p>21,200317</text:p>
          </table:table-cell>
          <table:table-cell office:value-type="float" office:value="55.352637000000001" table:style-name="ce3">
            <text:p>55,352637</text:p>
          </table:table-cell>
          <table:table-cell table:number-columns-repeated="16382"/>
        </table:table-row>
        <table:table-row table:style-name="ro2">
          <table:table-cell office:value-type="float" office:value="21.200835000000001" table:style-name="ce3">
            <text:p>21,200835</text:p>
          </table:table-cell>
          <table:table-cell office:value-type="float" office:value="55.352637000000001" table:style-name="ce3">
            <text:p>55,352637</text:p>
          </table:table-cell>
          <table:table-cell table:number-columns-repeated="16382"/>
        </table:table-row>
        <table:table-row table:style-name="ro2">
          <table:table-cell office:value-type="float" office:value="21.200835000000001" table:style-name="ce3">
            <text:p>21,200835</text:p>
          </table:table-cell>
          <table:table-cell office:value-type="float" office:value="55.352722" table:style-name="ce3">
            <text:p>55,352722</text:p>
          </table:table-cell>
          <table:table-cell table:number-columns-repeated="16382"/>
        </table:table-row>
        <table:table-row table:style-name="ro2">
          <table:table-cell office:value-type="float" office:value="21.200835000000001" table:style-name="ce3">
            <text:p>21,200835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00928000000001" table:style-name="ce3">
            <text:p>21,200928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01388999999999" table:style-name="ce3">
            <text:p>21,201389</text:p>
          </table:table-cell>
          <table:table-cell office:value-type="float" office:value="55.353195999999997" table:style-name="ce3">
            <text:p>55,353196</text:p>
          </table:table-cell>
          <table:table-cell table:number-columns-repeated="16382"/>
        </table:table-row>
        <table:table-row table:style-name="ro2">
          <table:table-cell office:value-type="float" office:value="21.201388999999999" table:style-name="ce3">
            <text:p>21,201389</text:p>
          </table:table-cell>
          <table:table-cell office:value-type="float" office:value="55.3532709999999" table:style-name="ce3">
            <text:p>55,353271</text:p>
          </table:table-cell>
          <table:table-cell table:number-columns-repeated="16382"/>
        </table:table-row>
        <table:table-row table:style-name="ro2">
          <table:table-cell office:value-type="float" office:value="21.201388999999999" table:style-name="ce3">
            <text:p>21,201389</text:p>
          </table:table-cell>
          <table:table-cell office:value-type="float" office:value="55.353746999999899" table:style-name="ce3">
            <text:p>55,353747</text:p>
          </table:table-cell>
          <table:table-cell table:number-columns-repeated="16382"/>
        </table:table-row>
        <table:table-row table:style-name="ro2">
          <table:table-cell office:value-type="float" office:value="21.201477000000001" table:style-name="ce3">
            <text:p>21,201477</text:p>
          </table:table-cell>
          <table:table-cell office:value-type="float" office:value="55.353746999999899" table:style-name="ce3">
            <text:p>55,353747</text:p>
          </table:table-cell>
          <table:table-cell table:number-columns-repeated="16382"/>
        </table:table-row>
        <table:table-row table:style-name="ro2">
          <table:table-cell office:value-type="float" office:value="21.201944999999998" table:style-name="ce3">
            <text:p>21,201945</text:p>
          </table:table-cell>
          <table:table-cell office:value-type="float" office:value="55.353746999999899" table:style-name="ce3">
            <text:p>55,353747</text:p>
          </table:table-cell>
          <table:table-cell table:number-columns-repeated="16382"/>
        </table:table-row>
        <table:table-row table:style-name="ro2">
          <table:table-cell office:value-type="float" office:value="21.201944999999998" table:style-name="ce3">
            <text:p>21,201945</text:p>
          </table:table-cell>
          <table:table-cell office:value-type="float" office:value="55.354068999999903" table:style-name="ce3">
            <text:p>55,354069</text:p>
          </table:table-cell>
          <table:table-cell table:number-columns-repeated="16382"/>
        </table:table-row>
        <table:table-row table:style-name="ro2">
          <table:table-cell office:value-type="float" office:value="21.201944999999998" table:style-name="ce3">
            <text:p>21,201945</text:p>
          </table:table-cell>
          <table:table-cell office:value-type="float" office:value="55.354305999999902" table:style-name="ce3">
            <text:p>55,354306</text:p>
          </table:table-cell>
          <table:table-cell table:number-columns-repeated="16382"/>
        </table:table-row>
        <table:table-row table:style-name="ro2">
          <table:table-cell office:value-type="float" office:value="21.202514000000001" table:style-name="ce3">
            <text:p>21,202514</text:p>
          </table:table-cell>
          <table:table-cell office:value-type="float" office:value="55.354307999999897" table:style-name="ce3">
            <text:p>55,354308</text:p>
          </table:table-cell>
          <table:table-cell table:number-columns-repeated="16382"/>
        </table:table-row>
        <table:table-row table:style-name="ro2">
          <table:table-cell office:value-type="float" office:value="21.202514000000001" table:style-name="ce3">
            <text:p>21,202514</text:p>
          </table:table-cell>
          <table:table-cell office:value-type="float" office:value="55.354918999999903" table:style-name="ce3">
            <text:p>55,354919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354918999999903" table:style-name="ce3">
            <text:p>55,354919</text:p>
          </table:table-cell>
          <table:table-cell table:number-columns-repeated="16382"/>
        </table:table-row>
        <table:table-row table:style-name="ro2">
          <table:table-cell office:value-type="float" office:value="21.203124999999901" table:style-name="ce3">
            <text:p>21,203125</text:p>
          </table:table-cell>
          <table:table-cell office:value-type="float" office:value="55.355415999999899" table:style-name="ce3">
            <text:p>55,355416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355415999999899" table:style-name="ce3">
            <text:p>55,355416</text:p>
          </table:table-cell>
          <table:table-cell table:number-columns-repeated="16382"/>
        </table:table-row>
        <table:table-row table:style-name="ro2">
          <table:table-cell office:value-type="float" office:value="21.203675" table:style-name="ce3">
            <text:p>21,203675</text:p>
          </table:table-cell>
          <table:table-cell office:value-type="float" office:value="55.355529999999902" table:style-name="ce3">
            <text:p>55,35553</text:p>
          </table:table-cell>
          <table:table-cell table:number-columns-repeated="16382"/>
        </table:table-row>
        <table:table-row table:style-name="ro2">
          <table:table-cell office:value-type="float" office:value="21.203675" table:style-name="ce3">
            <text:p>21,203675</text:p>
          </table:table-cell>
          <table:table-cell office:value-type="float" office:value="55.356249999999903" table:style-name="ce3">
            <text:p>55,35625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356249999999903" table:style-name="ce3">
            <text:p>55,35625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356323000000003" table:style-name="ce3">
            <text:p>55,356323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356803999999897" table:style-name="ce3">
            <text:p>55,356804</text:p>
          </table:table-cell>
          <table:table-cell table:number-columns-repeated="16382"/>
        </table:table-row>
        <table:table-row table:style-name="ro2">
          <table:table-cell office:value-type="float" office:value="21.204529000000001" table:style-name="ce3">
            <text:p>21,204529</text:p>
          </table:table-cell>
          <table:table-cell office:value-type="float" office:value="55.356803999999897" table:style-name="ce3">
            <text:p>55,356804</text:p>
          </table:table-cell>
          <table:table-cell table:number-columns-repeated="16382"/>
        </table:table-row>
        <table:table-row table:style-name="ro2">
          <table:table-cell office:value-type="float" office:value="21.204721000000099" table:style-name="ce3">
            <text:p>21,204721</text:p>
          </table:table-cell>
          <table:table-cell office:value-type="float" office:value="55.356803999999897" table:style-name="ce3">
            <text:p>55,356804</text:p>
          </table:table-cell>
          <table:table-cell table:number-columns-repeated="16382"/>
        </table:table-row>
        <table:table-row table:style-name="ro2">
          <table:table-cell office:value-type="float" office:value="21.204695999999998" table:style-name="ce3">
            <text:p>21,204696</text:p>
          </table:table-cell>
          <table:table-cell office:value-type="float" office:value="55.357647" table:style-name="ce3">
            <text:p>55,357647</text:p>
          </table:table-cell>
          <table:table-cell table:number-columns-repeated="16382"/>
        </table:table-row>
        <table:table-row table:style-name="ro2">
          <table:table-cell office:value-type="float" office:value="21.205279000000001" table:style-name="ce3">
            <text:p>21,205279</text:p>
          </table:table-cell>
          <table:table-cell office:value-type="float" office:value="55.357639999999897" table:style-name="ce3">
            <text:p>55,35764</text:p>
          </table:table-cell>
          <table:table-cell table:number-columns-repeated="16382"/>
        </table:table-row>
        <table:table-row table:style-name="ro2">
          <table:table-cell office:value-type="float" office:value="21.205279000000001" table:style-name="ce3">
            <text:p>21,205279</text:p>
          </table:table-cell>
          <table:table-cell office:value-type="float" office:value="55.357726999999997" table:style-name="ce3">
            <text:p>55,357727</text:p>
          </table:table-cell>
          <table:table-cell table:number-columns-repeated="16382"/>
        </table:table-row>
        <table:table-row table:style-name="ro2">
          <table:table-cell office:value-type="float" office:value="21.205321999999999" table:style-name="ce3">
            <text:p>21,205322</text:p>
          </table:table-cell>
          <table:table-cell office:value-type="float" office:value="55.358519999999899" table:style-name="ce3">
            <text:p>55,35852</text:p>
          </table:table-cell>
          <table:table-cell table:number-columns-repeated="16382"/>
        </table:table-row>
        <table:table-row table:style-name="ro2">
          <table:table-cell office:value-type="float" office:value="21.205871999999999" table:style-name="ce3">
            <text:p>21,205872</text:p>
          </table:table-cell>
          <table:table-cell office:value-type="float" office:value="55.358519999999899" table:style-name="ce3">
            <text:p>55,35852</text:p>
          </table:table-cell>
          <table:table-cell table:number-columns-repeated="16382"/>
        </table:table-row>
        <table:table-row table:style-name="ro2">
          <table:table-cell office:value-type="float" office:value="21.205871999999999" table:style-name="ce3">
            <text:p>21,205872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06388999999898" table:style-name="ce3">
            <text:p>21,206389</text:p>
          </table:table-cell>
          <table:table-cell office:value-type="float" office:value="55.359028000000002" table:style-name="ce3">
            <text:p>55,359028</text:p>
          </table:table-cell>
          <table:table-cell table:number-columns-repeated="16382"/>
        </table:table-row>
        <table:table-row table:style-name="ro2">
          <table:table-cell office:value-type="float" office:value="21.206388999999898" table:style-name="ce3">
            <text:p>21,206389</text:p>
          </table:table-cell>
          <table:table-cell office:value-type="float" office:value="55.359130999999998" table:style-name="ce3">
            <text:p>55,359131</text:p>
          </table:table-cell>
          <table:table-cell table:number-columns-repeated="16382"/>
        </table:table-row>
        <table:table-row table:style-name="ro2">
          <table:table-cell office:value-type="float" office:value="21.206388999999898" table:style-name="ce3">
            <text:p>21,206389</text:p>
          </table:table-cell>
          <table:table-cell office:value-type="float" office:value="55.359859999999998" table:style-name="ce3">
            <text:p>55,35986</text:p>
          </table:table-cell>
          <table:table-cell table:number-columns-repeated="16382"/>
        </table:table-row>
        <table:table-row table:style-name="ro2">
          <table:table-cell office:value-type="float" office:value="21.206486999999999" table:style-name="ce3">
            <text:p>21,206487</text:p>
          </table:table-cell>
          <table:table-cell office:value-type="float" office:value="55.359870999999899" table:style-name="ce3">
            <text:p>55,359871</text:p>
          </table:table-cell>
          <table:table-cell table:number-columns-repeated="16382"/>
        </table:table-row>
        <table:table-row table:style-name="ro2">
          <table:table-cell office:value-type="float" office:value="21.206942999999999" table:style-name="ce3">
            <text:p>21,206943</text:p>
          </table:table-cell>
          <table:table-cell office:value-type="float" office:value="55.359923999999999" table:style-name="ce3">
            <text:p>55,359924</text:p>
          </table:table-cell>
          <table:table-cell table:number-columns-repeated="16382"/>
        </table:table-row>
        <table:table-row table:style-name="ro2">
          <table:table-cell office:value-type="float" office:value="21.206945000000001" table:style-name="ce3">
            <text:p>21,206945</text:p>
          </table:table-cell>
          <table:table-cell office:value-type="float" office:value="55.360415999999901" table:style-name="ce3">
            <text:p>55,360416</text:p>
          </table:table-cell>
          <table:table-cell table:number-columns-repeated="16382"/>
        </table:table-row>
        <table:table-row table:style-name="ro2">
          <table:table-cell office:value-type="float" office:value="21.207276" table:style-name="ce3">
            <text:p>21,207276</text:p>
          </table:table-cell>
          <table:table-cell office:value-type="float" office:value="55.360415999999901" table:style-name="ce3">
            <text:p>55,360416</text:p>
          </table:table-cell>
          <table:table-cell table:number-columns-repeated="16382"/>
        </table:table-row>
        <table:table-row table:style-name="ro2">
          <table:table-cell office:value-type="float" office:value="21.207501000000001" table:style-name="ce3">
            <text:p>21,207501</text:p>
          </table:table-cell>
          <table:table-cell office:value-type="float" office:value="55.360415999999901" table:style-name="ce3">
            <text:p>55,360416</text:p>
          </table:table-cell>
          <table:table-cell table:number-columns-repeated="16382"/>
        </table:table-row>
        <table:table-row table:style-name="ro2">
          <table:table-cell office:value-type="float" office:value="21.207477999999998" table:style-name="ce3">
            <text:p>21,207478</text:p>
          </table:table-cell>
          <table:table-cell office:value-type="float" office:value="55.360981000000002" table:style-name="ce3">
            <text:p>55,360981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360971999999897" table:style-name="ce3">
            <text:p>55,360972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361083999999998" table:style-name="ce3">
            <text:p>55,361084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362083999999903" table:style-name="ce3">
            <text:p>55,362084</text:p>
          </table:table-cell>
          <table:table-cell table:number-columns-repeated="16382"/>
        </table:table-row>
        <table:table-row table:style-name="ro2">
          <table:table-cell office:value-type="float" office:value="21.208133" table:style-name="ce3">
            <text:p>21,208133</text:p>
          </table:table-cell>
          <table:table-cell office:value-type="float" office:value="55.362087000000002" table:style-name="ce3">
            <text:p>55,362087</text:p>
          </table:table-cell>
          <table:table-cell table:number-columns-repeated="16382"/>
        </table:table-row>
        <table:table-row table:style-name="ro2">
          <table:table-cell office:value-type="float" office:value="21.208611000000001" table:style-name="ce3">
            <text:p>21,208611</text:p>
          </table:table-cell>
          <table:table-cell office:value-type="float" office:value="55.362121000000002" table:style-name="ce3">
            <text:p>55,362121</text:p>
          </table:table-cell>
          <table:table-cell table:number-columns-repeated="16382"/>
        </table:table-row>
        <table:table-row table:style-name="ro2">
          <table:table-cell office:value-type="float" office:value="21.208611000000001" table:style-name="ce3">
            <text:p>21,208611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362913999999897" table:style-name="ce3">
            <text:p>55,362914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09289999999999" table:style-name="ce3">
            <text:p>21,20929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09722999999901" table:style-name="ce3">
            <text:p>21,209723</text:p>
          </table:table-cell>
          <table:table-cell office:value-type="float" office:value="55.363750999999901" table:style-name="ce3">
            <text:p>55,363751</text:p>
          </table:table-cell>
          <table:table-cell table:number-columns-repeated="16382"/>
        </table:table-row>
        <table:table-row table:style-name="ro2">
          <table:table-cell office:value-type="float" office:value="21.209722999999901" table:style-name="ce3">
            <text:p>21,209723</text:p>
          </table:table-cell>
          <table:table-cell office:value-type="float" office:value="55.364079000000103" table:style-name="ce3">
            <text:p>55,364079</text:p>
          </table:table-cell>
          <table:table-cell table:number-columns-repeated="16382"/>
        </table:table-row>
        <table:table-row table:style-name="ro2">
          <table:table-cell office:value-type="float" office:value="21.209722999999901" table:style-name="ce3">
            <text:p>21,209723</text:p>
          </table:table-cell>
          <table:table-cell office:value-type="float" office:value="55.364306999999897" table:style-name="ce3">
            <text:p>55,364307</text:p>
          </table:table-cell>
          <table:table-cell table:number-columns-repeated="16382"/>
        </table:table-row>
        <table:table-row table:style-name="ro2">
          <table:table-cell office:value-type="float" office:value="21.210277000000001" table:style-name="ce3">
            <text:p>21,210277</text:p>
          </table:table-cell>
          <table:table-cell office:value-type="float" office:value="55.364306999999897" table:style-name="ce3">
            <text:p>55,364307</text:p>
          </table:table-cell>
          <table:table-cell table:number-columns-repeated="16382"/>
        </table:table-row>
        <table:table-row table:style-name="ro2">
          <table:table-cell office:value-type="float" office:value="21.210277000000001" table:style-name="ce3">
            <text:p>21,210277</text:p>
          </table:table-cell>
          <table:table-cell office:value-type="float" office:value="55.3651389999999" table:style-name="ce3">
            <text:p>55,365139</text:p>
          </table:table-cell>
          <table:table-cell table:number-columns-repeated="16382"/>
        </table:table-row>
        <table:table-row table:style-name="ro2">
          <table:table-cell office:value-type="float" office:value="21.210877" table:style-name="ce3">
            <text:p>21,210877</text:p>
          </table:table-cell>
          <table:table-cell office:value-type="float" office:value="55.365110999999999" table:style-name="ce3">
            <text:p>55,365111</text:p>
          </table:table-cell>
          <table:table-cell table:number-columns-repeated="16382"/>
        </table:table-row>
        <table:table-row table:style-name="ro2">
          <table:table-cell office:value-type="float" office:value="21.210877" table:style-name="ce3">
            <text:p>21,210877</text:p>
          </table:table-cell>
          <table:table-cell office:value-type="float" office:value="55.365969999999898" table:style-name="ce3">
            <text:p>55,36597</text:p>
          </table:table-cell>
          <table:table-cell table:number-columns-repeated="16382"/>
        </table:table-row>
        <table:table-row table:style-name="ro2">
          <table:table-cell office:value-type="float" office:value="21.2113890000001" table:style-name="ce3">
            <text:p>21,211389</text:p>
          </table:table-cell>
          <table:table-cell office:value-type="float" office:value="55.365969999999898" table:style-name="ce3">
            <text:p>55,36597</text:p>
          </table:table-cell>
          <table:table-cell table:number-columns-repeated="16382"/>
        </table:table-row>
        <table:table-row table:style-name="ro2">
          <table:table-cell office:value-type="float" office:value="21.2113890000001" table:style-name="ce3">
            <text:p>21,211389</text:p>
          </table:table-cell>
          <table:table-cell office:value-type="float" office:value="55.3662419999999" table:style-name="ce3">
            <text:p>55,366242</text:p>
          </table:table-cell>
          <table:table-cell table:number-columns-repeated="16382"/>
        </table:table-row>
        <table:table-row table:style-name="ro2">
          <table:table-cell office:value-type="float" office:value="21.2113890000001" table:style-name="ce3">
            <text:p>21,211389</text:p>
          </table:table-cell>
          <table:table-cell office:value-type="float" office:value="55.366526999999998" table:style-name="ce3">
            <text:p>55,366527</text:p>
          </table:table-cell>
          <table:table-cell table:number-columns-repeated="16382"/>
        </table:table-row>
        <table:table-row table:style-name="ro2">
          <table:table-cell office:value-type="float" office:value="21.211967999999999" table:style-name="ce3">
            <text:p>21,211968</text:p>
          </table:table-cell>
          <table:table-cell office:value-type="float" office:value="55.366466999999901" table:style-name="ce3">
            <text:p>55,366467</text:p>
          </table:table-cell>
          <table:table-cell table:number-columns-repeated="16382"/>
        </table:table-row>
        <table:table-row table:style-name="ro2">
          <table:table-cell office:value-type="float" office:value="21.211946000000001" table:style-name="ce3">
            <text:p>21,211946</text:p>
          </table:table-cell>
          <table:table-cell office:value-type="float" office:value="55.367362999999997" table:style-name="ce3">
            <text:p>55,367363</text:p>
          </table:table-cell>
          <table:table-cell table:number-columns-repeated="16382"/>
        </table:table-row>
        <table:table-row table:style-name="ro2">
          <table:table-cell office:value-type="float" office:value="21.212256" table:style-name="ce3">
            <text:p>21,212256</text:p>
          </table:table-cell>
          <table:table-cell office:value-type="float" office:value="55.367362999999997" table:style-name="ce3">
            <text:p>55,367363</text:p>
          </table:table-cell>
          <table:table-cell table:number-columns-repeated="16382"/>
        </table:table-row>
        <table:table-row table:style-name="ro2">
          <table:table-cell office:value-type="float" office:value="21.212499000000001" table:style-name="ce3">
            <text:p>21,212499</text:p>
          </table:table-cell>
          <table:table-cell office:value-type="float" office:value="55.367362999999997" table:style-name="ce3">
            <text:p>55,367363</text:p>
          </table:table-cell>
          <table:table-cell table:number-columns-repeated="16382"/>
        </table:table-row>
        <table:table-row table:style-name="ro2">
          <table:table-cell office:value-type="float" office:value="21.212495000000001" table:style-name="ce3">
            <text:p>21,212495</text:p>
          </table:table-cell>
          <table:table-cell office:value-type="float" office:value="55.368195" table:style-name="ce3">
            <text:p>55,368195</text:p>
          </table:table-cell>
          <table:table-cell table:number-columns-repeated="16382"/>
        </table:table-row>
        <table:table-row table:style-name="ro2">
          <table:table-cell office:value-type="float" office:value="21.213055000000001" table:style-name="ce3">
            <text:p>21,213055</text:p>
          </table:table-cell>
          <table:table-cell office:value-type="float" office:value="55.368195" table:style-name="ce3">
            <text:p>55,368195</text:p>
          </table:table-cell>
          <table:table-cell table:number-columns-repeated="16382"/>
        </table:table-row>
        <table:table-row table:style-name="ro2">
          <table:table-cell office:value-type="float" office:value="21.213073999999899" table:style-name="ce3">
            <text:p>21,213074</text:p>
          </table:table-cell>
          <table:table-cell office:value-type="float" office:value="55.368285999999898" table:style-name="ce3">
            <text:p>55,368286</text:p>
          </table:table-cell>
          <table:table-cell table:number-columns-repeated="16382"/>
        </table:table-row>
        <table:table-row table:style-name="ro2">
          <table:table-cell office:value-type="float" office:value="21.213073999999899" table:style-name="ce3">
            <text:p>21,213074</text:p>
          </table:table-cell>
          <table:table-cell office:value-type="float" office:value="55.368751000000103" table:style-name="ce3">
            <text:p>55,368751</text:p>
          </table:table-cell>
          <table:table-cell table:number-columns-repeated="16382"/>
        </table:table-row>
        <table:table-row table:style-name="ro2">
          <table:table-cell office:value-type="float" office:value="21.213612000000001" table:style-name="ce3">
            <text:p>21,213612</text:p>
          </table:table-cell>
          <table:table-cell office:value-type="float" office:value="55.368751000000103" table:style-name="ce3">
            <text:p>55,368751</text:p>
          </table:table-cell>
          <table:table-cell table:number-columns-repeated="16382"/>
        </table:table-row>
        <table:table-row table:style-name="ro2">
          <table:table-cell office:value-type="float" office:value="21.213612000000001" table:style-name="ce3">
            <text:p>21,213612</text:p>
          </table:table-cell>
          <table:table-cell office:value-type="float" office:value="55.368896999999897" table:style-name="ce3">
            <text:p>55,368897</text:p>
          </table:table-cell>
          <table:table-cell table:number-columns-repeated="16382"/>
        </table:table-row>
        <table:table-row table:style-name="ro2">
          <table:table-cell office:value-type="float" office:value="21.213612000000001" table:style-name="ce3">
            <text:p>21,213612</text:p>
          </table:table-cell>
          <table:table-cell office:value-type="float" office:value="55.369582999999999" table:style-name="ce3">
            <text:p>55,369583</text:p>
          </table:table-cell>
          <table:table-cell table:number-columns-repeated="16382"/>
        </table:table-row>
        <table:table-row table:style-name="ro2">
          <table:table-cell office:value-type="float" office:value="21.213684999999899" table:style-name="ce3">
            <text:p>21,213685</text:p>
          </table:table-cell>
          <table:table-cell office:value-type="float" office:value="55.369582999999999" table:style-name="ce3">
            <text:p>55,369583</text:p>
          </table:table-cell>
          <table:table-cell table:number-columns-repeated="16382"/>
        </table:table-row>
        <table:table-row table:style-name="ro2">
          <table:table-cell office:value-type="float" office:value="21.214168000000001" table:style-name="ce3">
            <text:p>21,214168</text:p>
          </table:table-cell>
          <table:table-cell office:value-type="float" office:value="55.369582999999999" table:style-name="ce3">
            <text:p>55,369583</text:p>
          </table:table-cell>
          <table:table-cell table:number-columns-repeated="16382"/>
        </table:table-row>
        <table:table-row table:style-name="ro2">
          <table:table-cell office:value-type="float" office:value="21.214168000000001" table:style-name="ce3">
            <text:p>21,214168</text:p>
          </table:table-cell>
          <table:table-cell office:value-type="float" office:value="55.369689999999999" table:style-name="ce3">
            <text:p>55,36969</text:p>
          </table:table-cell>
          <table:table-cell table:number-columns-repeated="16382"/>
        </table:table-row>
        <table:table-row table:style-name="ro2">
          <table:table-cell office:value-type="float" office:value="21.214168000000001" table:style-name="ce3">
            <text:p>21,214168</text:p>
          </table:table-cell>
          <table:table-cell office:value-type="float" office:value="55.372080999999902" table:style-name="ce3">
            <text:p>55,372081</text:p>
          </table:table-cell>
          <table:table-cell table:number-columns-repeated="16382"/>
        </table:table-row>
        <table:table-row table:style-name="ro2">
          <table:table-cell office:value-type="float" office:value="21.214482" table:style-name="ce3">
            <text:p>21,214482</text:p>
          </table:table-cell>
          <table:table-cell office:value-type="float" office:value="55.372080999999902" table:style-name="ce3">
            <text:p>55,372081</text:p>
          </table:table-cell>
          <table:table-cell table:number-columns-repeated="16382"/>
        </table:table-row>
        <table:table-row table:style-name="ro2">
          <table:table-cell office:value-type="float" office:value="21.214722000000101" table:style-name="ce3">
            <text:p>21,214722</text:p>
          </table:table-cell>
          <table:table-cell office:value-type="float" office:value="55.372080999999902" table:style-name="ce3">
            <text:p>55,372081</text:p>
          </table:table-cell>
          <table:table-cell table:number-columns-repeated="16382"/>
        </table:table-row>
        <table:table-row table:style-name="ro2">
          <table:table-cell office:value-type="float" office:value="21.214722000000101" table:style-name="ce3">
            <text:p>21,214722</text:p>
          </table:table-cell>
          <table:table-cell office:value-type="float" office:value="55.372680000000003" table:style-name="ce3">
            <text:p>55,37268</text:p>
          </table:table-cell>
          <table:table-cell table:number-columns-repeated="16382"/>
        </table:table-row>
        <table:table-row table:style-name="ro2">
          <table:table-cell office:value-type="float" office:value="21.215278000000001" table:style-name="ce3">
            <text:p>21,215278</text:p>
          </table:table-cell>
          <table:table-cell office:value-type="float" office:value="55.3726389999999" table:style-name="ce3">
            <text:p>55,372639</text:p>
          </table:table-cell>
          <table:table-cell table:number-columns-repeated="16382"/>
        </table:table-row>
        <table:table-row table:style-name="ro2">
          <table:table-cell office:value-type="float" office:value="21.215271000000001" table:style-name="ce3">
            <text:p>21,215271</text:p>
          </table:table-cell>
          <table:table-cell office:value-type="float" office:value="55.372923999999898" table:style-name="ce3">
            <text:p>55,372924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372917000000001" table:style-name="ce3">
            <text:p>55,372917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373092999999997" table:style-name="ce3">
            <text:p>55,373093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373194999999903" table:style-name="ce3">
            <text:p>55,373195</text:p>
          </table:table-cell>
          <table:table-cell table:number-columns-repeated="16382"/>
        </table:table-row>
        <table:table-row table:style-name="ro2">
          <table:table-cell office:value-type="float" office:value="21.216739" table:style-name="ce3">
            <text:p>21,216739</text:p>
          </table:table-cell>
          <table:table-cell office:value-type="float" office:value="55.373194999999903" table:style-name="ce3">
            <text:p>55,373195</text:p>
          </table:table-cell>
          <table:table-cell table:number-columns-repeated="16382"/>
        </table:table-row>
        <table:table-row table:style-name="ro2">
          <table:table-cell office:value-type="float" office:value="21.217500000000001" table:style-name="ce3">
            <text:p>21,2175</text:p>
          </table:table-cell>
          <table:table-cell office:value-type="float" office:value="55.373194999999903" table:style-name="ce3">
            <text:p>55,373195</text:p>
          </table:table-cell>
          <table:table-cell table:number-columns-repeated="16382"/>
        </table:table-row>
        <table:table-row table:style-name="ro2">
          <table:table-cell office:value-type="float" office:value="21.217528999999999" table:style-name="ce3">
            <text:p>21,217529</text:p>
          </table:table-cell>
          <table:table-cell office:value-type="float" office:value="55.373472999999898" table:style-name="ce3">
            <text:p>55,373473</text:p>
          </table:table-cell>
          <table:table-cell table:number-columns-repeated="16382"/>
        </table:table-row>
        <table:table-row table:style-name="ro2">
          <table:table-cell office:value-type="float" office:value="21.218056000000001" table:style-name="ce3">
            <text:p>21,218056</text:p>
          </table:table-cell>
          <table:table-cell office:value-type="float" office:value="55.373472999999898" table:style-name="ce3">
            <text:p>55,373473</text:p>
          </table:table-cell>
          <table:table-cell table:number-columns-repeated="16382"/>
        </table:table-row>
        <table:table-row table:style-name="ro2">
          <table:table-cell office:value-type="float" office:value="21.2180789999999" table:style-name="ce3">
            <text:p>21,218079</text:p>
          </table:table-cell>
          <table:table-cell office:value-type="float" office:value="55.373716999999999" table:style-name="ce3">
            <text:p>55,373717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373748999999997" table:style-name="ce3">
            <text:p>55,373749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373878999999903" table:style-name="ce3">
            <text:p>55,373879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375414999999997" table:style-name="ce3">
            <text:p>55,375415</text:p>
          </table:table-cell>
          <table:table-cell table:number-columns-repeated="16382"/>
        </table:table-row>
        <table:table-row table:style-name="ro2">
          <table:table-cell office:value-type="float" office:value="21.218689999999999" table:style-name="ce3">
            <text:p>21,21869</text:p>
          </table:table-cell>
          <table:table-cell office:value-type="float" office:value="55.375414999999997" table:style-name="ce3">
            <text:p>55,375415</text:p>
          </table:table-cell>
          <table:table-cell table:number-columns-repeated="16382"/>
        </table:table-row>
        <table:table-row table:style-name="ro2">
          <table:table-cell office:value-type="float" office:value="21.219166000000001" table:style-name="ce3">
            <text:p>21,219166</text:p>
          </table:table-cell>
          <table:table-cell office:value-type="float" office:value="55.375414999999997" table:style-name="ce3">
            <text:p>55,375415</text:p>
          </table:table-cell>
          <table:table-cell table:number-columns-repeated="16382"/>
        </table:table-row>
        <table:table-row table:style-name="ro2">
          <table:table-cell office:value-type="float" office:value="21.219166000000001" table:style-name="ce3">
            <text:p>21,219166</text:p>
          </table:table-cell>
          <table:table-cell office:value-type="float" office:value="55.375487999999898" table:style-name="ce3">
            <text:p>55,375488</text:p>
          </table:table-cell>
          <table:table-cell table:number-columns-repeated="16382"/>
        </table:table-row>
        <table:table-row table:style-name="ro2">
          <table:table-cell office:value-type="float" office:value="21.219166000000001" table:style-name="ce3">
            <text:p>21,219166</text:p>
          </table:table-cell>
          <table:table-cell office:value-type="float" office:value="55.3762520000001" table:style-name="ce3">
            <text:p>55,376252</text:p>
          </table:table-cell>
          <table:table-cell table:number-columns-repeated="16382"/>
        </table:table-row>
        <table:table-row table:style-name="ro2">
          <table:table-cell office:value-type="float" office:value="21.219483" table:style-name="ce3">
            <text:p>21,219483</text:p>
          </table:table-cell>
          <table:table-cell office:value-type="float" office:value="55.376280999999999" table:style-name="ce3">
            <text:p>55,376281</text:p>
          </table:table-cell>
          <table:table-cell table:number-columns-repeated="16382"/>
        </table:table-row>
        <table:table-row table:style-name="ro2">
          <table:table-cell office:value-type="float" office:value="21.219722000000001" table:style-name="ce3">
            <text:p>21,219722</text:p>
          </table:table-cell>
          <table:table-cell office:value-type="float" office:value="55.3762520000001" table:style-name="ce3">
            <text:p>55,376252</text:p>
          </table:table-cell>
          <table:table-cell table:number-columns-repeated="16382"/>
        </table:table-row>
        <table:table-row table:style-name="ro2">
          <table:table-cell office:value-type="float" office:value="21.219697" table:style-name="ce3">
            <text:p>21,219697</text:p>
          </table:table-cell>
          <table:table-cell office:value-type="float" office:value="55.376817000000003" table:style-name="ce3">
            <text:p>55,376817</text:p>
          </table:table-cell>
          <table:table-cell table:number-columns-repeated="16382"/>
        </table:table-row>
        <table:table-row table:style-name="ro2">
          <table:table-cell office:value-type="float" office:value="21.220278" table:style-name="ce3">
            <text:p>21,220278</text:p>
          </table:table-cell>
          <table:table-cell office:value-type="float" office:value="55.376804999999898" table:style-name="ce3">
            <text:p>55,376805</text:p>
          </table:table-cell>
          <table:table-cell table:number-columns-repeated="16382"/>
        </table:table-row>
        <table:table-row table:style-name="ro2">
          <table:table-cell office:value-type="float" office:value="21.220278" table:style-name="ce3">
            <text:p>21,220278</text:p>
          </table:table-cell>
          <table:table-cell office:value-type="float" office:value="55.376891999999899" table:style-name="ce3">
            <text:p>55,376892</text:p>
          </table:table-cell>
          <table:table-cell table:number-columns-repeated="16382"/>
        </table:table-row>
        <table:table-row table:style-name="ro2">
          <table:table-cell office:value-type="float" office:value="21.220275999999998" table:style-name="ce3">
            <text:p>21,220276</text:p>
          </table:table-cell>
          <table:table-cell office:value-type="float" office:value="55.377685" table:style-name="ce3">
            <text:p>55,377685</text:p>
          </table:table-cell>
          <table:table-cell table:number-columns-repeated="16382"/>
        </table:table-row>
        <table:table-row table:style-name="ro2">
          <table:table-cell office:value-type="float" office:value="21.220887000000001" table:style-name="ce3">
            <text:p>21,220887</text:p>
          </table:table-cell>
          <table:table-cell office:value-type="float" office:value="55.377685" table:style-name="ce3">
            <text:p>55,377685</text:p>
          </table:table-cell>
          <table:table-cell table:number-columns-repeated="16382"/>
        </table:table-row>
        <table:table-row table:style-name="ro2">
          <table:table-cell office:value-type="float" office:value="21.220887000000001" table:style-name="ce3">
            <text:p>21,220887</text:p>
          </table:table-cell>
          <table:table-cell office:value-type="float" office:value="55.378478000000001" table:style-name="ce3">
            <text:p>55,378478</text:p>
          </table:table-cell>
          <table:table-cell table:number-columns-repeated="16382"/>
        </table:table-row>
        <table:table-row table:style-name="ro2">
          <table:table-cell office:value-type="float" office:value="21.22139" table:style-name="ce3">
            <text:p>21,22139</text:p>
          </table:table-cell>
          <table:table-cell office:value-type="float" office:value="55.378478000000001" table:style-name="ce3">
            <text:p>55,378478</text:p>
          </table:table-cell>
          <table:table-cell table:number-columns-repeated="16382"/>
        </table:table-row>
        <table:table-row table:style-name="ro2">
          <table:table-cell office:value-type="float" office:value="21.22139" table:style-name="ce3">
            <text:p>21,22139</text:p>
          </table:table-cell>
          <table:table-cell office:value-type="float" office:value="55.379307999999902" table:style-name="ce3">
            <text:p>55,379308</text:p>
          </table:table-cell>
          <table:table-cell table:number-columns-repeated="16382"/>
        </table:table-row>
        <table:table-row table:style-name="ro2">
          <table:table-cell office:value-type="float" office:value="21.2216909999999" table:style-name="ce3">
            <text:p>21,221691</text:p>
          </table:table-cell>
          <table:table-cell office:value-type="float" office:value="55.379307999999902" table:style-name="ce3">
            <text:p>55,379308</text:p>
          </table:table-cell>
          <table:table-cell table:number-columns-repeated="16382"/>
        </table:table-row>
        <table:table-row table:style-name="ro2">
          <table:table-cell office:value-type="float" office:value="21.221944000000001" table:style-name="ce3">
            <text:p>21,221944</text:p>
          </table:table-cell>
          <table:table-cell office:value-type="float" office:value="55.379307999999902" table:style-name="ce3">
            <text:p>55,379308</text:p>
          </table:table-cell>
          <table:table-cell table:number-columns-repeated="16382"/>
        </table:table-row>
        <table:table-row table:style-name="ro2">
          <table:table-cell office:value-type="float" office:value="21.221944000000001" table:style-name="ce3">
            <text:p>21,221944</text:p>
          </table:table-cell>
          <table:table-cell office:value-type="float" office:value="55.380137999999903" table:style-name="ce3">
            <text:p>55,380138</text:p>
          </table:table-cell>
          <table:table-cell table:number-columns-repeated="16382"/>
        </table:table-row>
        <table:table-row table:style-name="ro2">
          <table:table-cell office:value-type="float" office:value="21.2225" table:style-name="ce3">
            <text:p>21,2225</text:p>
          </table:table-cell>
          <table:table-cell office:value-type="float" office:value="55.380137999999903" table:style-name="ce3">
            <text:p>55,380138</text:p>
          </table:table-cell>
          <table:table-cell table:number-columns-repeated="16382"/>
        </table:table-row>
        <table:table-row table:style-name="ro2">
          <table:table-cell office:value-type="float" office:value="21.2225" table:style-name="ce3">
            <text:p>21,2225</text:p>
          </table:table-cell>
          <table:table-cell office:value-type="float" office:value="55.380695999999901" table:style-name="ce3">
            <text:p>55,380696</text:p>
          </table:table-cell>
          <table:table-cell table:number-columns-repeated="16382"/>
        </table:table-row>
        <table:table-row table:style-name="ro2">
          <table:table-cell office:value-type="float" office:value="21.2230840000001" table:style-name="ce3">
            <text:p>21,223084</text:p>
          </table:table-cell>
          <table:table-cell office:value-type="float" office:value="55.380674999999997" table:style-name="ce3">
            <text:p>55,380675</text:p>
          </table:table-cell>
          <table:table-cell table:number-columns-repeated="16382"/>
        </table:table-row>
        <table:table-row table:style-name="ro2">
          <table:table-cell office:value-type="float" office:value="21.2230840000001" table:style-name="ce3">
            <text:p>21,223084</text:p>
          </table:table-cell>
          <table:table-cell office:value-type="float" office:value="55.381529999999898" table:style-name="ce3">
            <text:p>55,38153</text:p>
          </table:table-cell>
          <table:table-cell table:number-columns-repeated="16382"/>
        </table:table-row>
        <table:table-row table:style-name="ro2">
          <table:table-cell office:value-type="float" office:value="21.223611999999999" table:style-name="ce3">
            <text:p>21,223612</text:p>
          </table:table-cell>
          <table:table-cell office:value-type="float" office:value="55.381529999999898" table:style-name="ce3">
            <text:p>55,38153</text:p>
          </table:table-cell>
          <table:table-cell table:number-columns-repeated="16382"/>
        </table:table-row>
        <table:table-row table:style-name="ro2">
          <table:table-cell office:value-type="float" office:value="21.223611999999999" table:style-name="ce3">
            <text:p>21,223612</text:p>
          </table:table-cell>
          <table:table-cell office:value-type="float" office:value="55.382083999999999" table:style-name="ce3">
            <text:p>55,382084</text:p>
          </table:table-cell>
          <table:table-cell table:number-columns-repeated="16382"/>
        </table:table-row>
        <table:table-row table:style-name="ro2">
          <table:table-cell office:value-type="float" office:value="21.223694999999999" table:style-name="ce3">
            <text:p>21,223695</text:p>
          </table:table-cell>
          <table:table-cell office:value-type="float" office:value="55.382083999999999" table:style-name="ce3">
            <text:p>55,382084</text:p>
          </table:table-cell>
          <table:table-cell table:number-columns-repeated="16382"/>
        </table:table-row>
        <table:table-row table:style-name="ro2">
          <table:table-cell office:value-type="float" office:value="21.224166" table:style-name="ce3">
            <text:p>21,224166</text:p>
          </table:table-cell>
          <table:table-cell office:value-type="float" office:value="55.382078999999997" table:style-name="ce3">
            <text:p>55,382079</text:p>
          </table:table-cell>
          <table:table-cell table:number-columns-repeated="16382"/>
        </table:table-row>
        <table:table-row table:style-name="ro2">
          <table:table-cell office:value-type="float" office:value="21.224166" table:style-name="ce3">
            <text:p>21,224166</text:p>
          </table:table-cell>
          <table:table-cell office:value-type="float" office:value="55.382637999999901" table:style-name="ce3">
            <text:p>55,382638</text:p>
          </table:table-cell>
          <table:table-cell table:number-columns-repeated="16382"/>
        </table:table-row>
        <table:table-row table:style-name="ro2">
          <table:table-cell office:value-type="float" office:value="21.224488000000001" table:style-name="ce3">
            <text:p>21,224488</text:p>
          </table:table-cell>
          <table:table-cell office:value-type="float" office:value="55.382689999999997" table:style-name="ce3">
            <text:p>55,38269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382637999999901" table:style-name="ce3">
            <text:p>55,382638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382916000000002" table:style-name="ce3">
            <text:p>55,382916</text:p>
          </table:table-cell>
          <table:table-cell table:number-columns-repeated="16382"/>
        </table:table-row>
        <table:table-row table:style-name="ro2">
          <table:table-cell office:value-type="float" office:value="21.225280999999999" table:style-name="ce3">
            <text:p>21,225281</text:p>
          </table:table-cell>
          <table:table-cell office:value-type="float" office:value="55.382871999999999" table:style-name="ce3">
            <text:p>55,382872</text:p>
          </table:table-cell>
          <table:table-cell table:number-columns-repeated="16382"/>
        </table:table-row>
        <table:table-row table:style-name="ro2">
          <table:table-cell office:value-type="float" office:value="21.225280999999999" table:style-name="ce3">
            <text:p>21,225281</text:p>
          </table:table-cell>
          <table:table-cell office:value-type="float" office:value="55.384093999999997" table:style-name="ce3">
            <text:p>55,384094</text:p>
          </table:table-cell>
          <table:table-cell table:number-columns-repeated="16382"/>
        </table:table-row>
        <table:table-row table:style-name="ro2">
          <table:table-cell office:value-type="float" office:value="21.225835" table:style-name="ce3">
            <text:p>21,225835</text:p>
          </table:table-cell>
          <table:table-cell office:value-type="float" office:value="55.384093999999997" table:style-name="ce3">
            <text:p>55,384094</text:p>
          </table:table-cell>
          <table:table-cell table:number-columns-repeated="16382"/>
        </table:table-row>
        <table:table-row table:style-name="ro2">
          <table:table-cell office:value-type="float" office:value="21.225892000000002" table:style-name="ce3">
            <text:p>21,225892</text:p>
          </table:table-cell>
          <table:table-cell office:value-type="float" office:value="55.385418000000001" table:style-name="ce3">
            <text:p>55,385418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385418000000001" table:style-name="ce3">
            <text:p>55,385418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385497999999899" table:style-name="ce3">
            <text:p>55,385498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386806" table:style-name="ce3">
            <text:p>55,386806</text:p>
          </table:table-cell>
          <table:table-cell table:number-columns-repeated="16382"/>
        </table:table-row>
        <table:table-row table:style-name="ro2">
          <table:table-cell office:value-type="float" office:value="21.226671" table:style-name="ce3">
            <text:p>21,226671</text:p>
          </table:table-cell>
          <table:table-cell office:value-type="float" office:value="55.386806" table:style-name="ce3">
            <text:p>55,386806</text:p>
          </table:table-cell>
          <table:table-cell table:number-columns-repeated="16382"/>
        </table:table-row>
        <table:table-row table:style-name="ro2">
          <table:table-cell office:value-type="float" office:value="21.226945000000001" table:style-name="ce3">
            <text:p>21,226945</text:p>
          </table:table-cell>
          <table:table-cell office:value-type="float" office:value="55.386806" table:style-name="ce3">
            <text:p>55,386806</text:p>
          </table:table-cell>
          <table:table-cell table:number-columns-repeated="16382"/>
        </table:table-row>
        <table:table-row table:style-name="ro2">
          <table:table-cell office:value-type="float" office:value="21.226928999999998" table:style-name="ce3">
            <text:p>21,226929</text:p>
          </table:table-cell>
          <table:table-cell office:value-type="float" office:value="55.388487999999903" table:style-name="ce3">
            <text:p>55,388488</text:p>
          </table:table-cell>
          <table:table-cell table:number-columns-repeated="16382"/>
        </table:table-row>
        <table:table-row table:style-name="ro2">
          <table:table-cell office:value-type="float" office:value="21.227478000000001" table:style-name="ce3">
            <text:p>21,227478</text:p>
          </table:table-cell>
          <table:table-cell office:value-type="float" office:value="55.388487999999903" table:style-name="ce3">
            <text:p>55,388488</text:p>
          </table:table-cell>
          <table:table-cell table:number-columns-repeated="16382"/>
        </table:table-row>
        <table:table-row table:style-name="ro2">
          <table:table-cell office:value-type="float" office:value="21.227478000000001" table:style-name="ce3">
            <text:p>21,227478</text:p>
          </table:table-cell>
          <table:table-cell office:value-type="float" office:value="55.389892000000003" table:style-name="ce3">
            <text:p>55,389892</text:p>
          </table:table-cell>
          <table:table-cell table:number-columns-repeated="16382"/>
        </table:table-row>
        <table:table-row table:style-name="ro2">
          <table:table-cell office:value-type="float" office:value="21.228089000000001" table:style-name="ce3">
            <text:p>21,228089</text:p>
          </table:table-cell>
          <table:table-cell office:value-type="float" office:value="55.389892000000003" table:style-name="ce3">
            <text:p>55,389892</text:p>
          </table:table-cell>
          <table:table-cell table:number-columns-repeated="16382"/>
        </table:table-row>
        <table:table-row table:style-name="ro2">
          <table:table-cell office:value-type="float" office:value="21.228089000000001" table:style-name="ce3">
            <text:p>21,228089</text:p>
          </table:table-cell>
          <table:table-cell office:value-type="float" office:value="55.390973000000002" table:style-name="ce3">
            <text:p>55,390973</text:p>
          </table:table-cell>
          <table:table-cell table:number-columns-repeated="16382"/>
        </table:table-row>
        <table:table-row table:style-name="ro2">
          <table:table-cell office:value-type="float" office:value="21.227501" table:style-name="ce3">
            <text:p>21,227501</text:p>
          </table:table-cell>
          <table:table-cell office:value-type="float" office:value="55.390973000000002" table:style-name="ce3">
            <text:p>55,390973</text:p>
          </table:table-cell>
          <table:table-cell table:number-columns-repeated="16382"/>
        </table:table-row>
        <table:table-row table:style-name="ro2">
          <table:table-cell office:value-type="float" office:value="21.227492000000002" table:style-name="ce3">
            <text:p>21,227492</text:p>
          </table:table-cell>
          <table:table-cell office:value-type="float" office:value="55.391295999999997" table:style-name="ce3">
            <text:p>55,391296</text:p>
          </table:table-cell>
          <table:table-cell table:number-columns-repeated="16382"/>
        </table:table-row>
        <table:table-row table:style-name="ro2">
          <table:table-cell office:value-type="float" office:value="21.227478000000001" table:style-name="ce3">
            <text:p>21,227478</text:p>
          </table:table-cell>
          <table:table-cell office:value-type="float" office:value="55.391804" table:style-name="ce3">
            <text:p>55,391804</text:p>
          </table:table-cell>
          <table:table-cell table:number-columns-repeated="16382"/>
        </table:table-row>
        <table:table-row table:style-name="ro2">
          <table:table-cell office:value-type="float" office:value="21.226945000000001" table:style-name="ce3">
            <text:p>21,226945</text:p>
          </table:table-cell>
          <table:table-cell office:value-type="float" office:value="55.391804" table:style-name="ce3">
            <text:p>55,391804</text:p>
          </table:table-cell>
          <table:table-cell table:number-columns-repeated="16382"/>
        </table:table-row>
        <table:table-row table:style-name="ro2">
          <table:table-cell office:value-type="float" office:value="21.226942000000001" table:style-name="ce3">
            <text:p>21,226942</text:p>
          </table:table-cell>
          <table:table-cell office:value-type="float" office:value="55.391906999999897" table:style-name="ce3">
            <text:p>55,391907</text:p>
          </table:table-cell>
          <table:table-cell table:number-columns-repeated="16382"/>
        </table:table-row>
        <table:table-row table:style-name="ro2">
          <table:table-cell office:value-type="float" office:value="21.226928999999998" table:style-name="ce3">
            <text:p>21,226929</text:p>
          </table:table-cell>
          <table:table-cell office:value-type="float" office:value="55.392699999999998" table:style-name="ce3">
            <text:p>55,3927</text:p>
          </table:table-cell>
          <table:table-cell table:number-columns-repeated="16382"/>
        </table:table-row>
        <table:table-row table:style-name="ro2">
          <table:table-cell office:value-type="float" office:value="21.227501" table:style-name="ce3">
            <text:p>21,227501</text:p>
          </table:table-cell>
          <table:table-cell office:value-type="float" office:value="55.392639000000003" table:style-name="ce3">
            <text:p>55,392639</text:p>
          </table:table-cell>
          <table:table-cell table:number-columns-repeated="16382"/>
        </table:table-row>
        <table:table-row table:style-name="ro2">
          <table:table-cell office:value-type="float" office:value="21.227501" table:style-name="ce3">
            <text:p>21,227501</text:p>
          </table:table-cell>
          <table:table-cell office:value-type="float" office:value="55.392916999999997" table:style-name="ce3">
            <text:p>55,392917</text:p>
          </table:table-cell>
          <table:table-cell table:number-columns-repeated="16382"/>
        </table:table-row>
        <table:table-row table:style-name="ro2">
          <table:table-cell office:value-type="float" office:value="21.228057" table:style-name="ce3">
            <text:p>21,228057</text:p>
          </table:table-cell>
          <table:table-cell office:value-type="float" office:value="55.392916999999997" table:style-name="ce3">
            <text:p>55,392917</text:p>
          </table:table-cell>
          <table:table-cell table:number-columns-repeated="16382"/>
        </table:table-row>
        <table:table-row table:style-name="ro2">
          <table:table-cell office:value-type="float" office:value="21.228057" table:style-name="ce3">
            <text:p>21,228057</text:p>
          </table:table-cell>
          <table:table-cell office:value-type="float" office:value="55.393196999999901" table:style-name="ce3">
            <text:p>55,393197</text:p>
          </table:table-cell>
          <table:table-cell table:number-columns-repeated="16382"/>
        </table:table-row>
        <table:table-row table:style-name="ro2">
          <table:table-cell office:value-type="float" office:value="21.228193999999998" table:style-name="ce3">
            <text:p>21,228194</text:p>
          </table:table-cell>
          <table:table-cell office:value-type="float" office:value="55.393196999999901" table:style-name="ce3">
            <text:p>55,393197</text:p>
          </table:table-cell>
          <table:table-cell table:number-columns-repeated="16382"/>
        </table:table-row>
        <table:table-row table:style-name="ro2">
          <table:table-cell office:value-type="float" office:value="21.228611000000001" table:style-name="ce3">
            <text:p>21,228611</text:p>
          </table:table-cell>
          <table:table-cell office:value-type="float" office:value="55.393196999999901" table:style-name="ce3">
            <text:p>55,393197</text:p>
          </table:table-cell>
          <table:table-cell table:number-columns-repeated="16382"/>
        </table:table-row>
        <table:table-row table:style-name="ro2">
          <table:table-cell office:value-type="float" office:value="21.228611000000001" table:style-name="ce3">
            <text:p>21,228611</text:p>
          </table:table-cell>
          <table:table-cell office:value-type="float" office:value="55.393469999999901" table:style-name="ce3">
            <text:p>55,39347</text:p>
          </table:table-cell>
          <table:table-cell table:number-columns-repeated="16382"/>
        </table:table-row>
        <table:table-row table:style-name="ro2">
          <table:table-cell office:value-type="float" office:value="21.228699000000098" table:style-name="ce3">
            <text:p>21,228699</text:p>
          </table:table-cell>
          <table:table-cell office:value-type="float" office:value="55.393469999999901" table:style-name="ce3">
            <text:p>55,39347</text:p>
          </table:table-cell>
          <table:table-cell table:number-columns-repeated="16382"/>
        </table:table-row>
        <table:table-row table:style-name="ro2">
          <table:table-cell office:value-type="float" office:value="21.229675" table:style-name="ce3">
            <text:p>21,229675</text:p>
          </table:table-cell>
          <table:table-cell office:value-type="float" office:value="55.393492999999999" table:style-name="ce3">
            <text:p>55,393493</text:p>
          </table:table-cell>
          <table:table-cell table:number-columns-repeated="16382"/>
        </table:table-row>
        <table:table-row table:style-name="ro2">
          <table:table-cell office:value-type="float" office:value="21.229675" table:style-name="ce3">
            <text:p>21,229675</text:p>
          </table:table-cell>
          <table:table-cell office:value-type="float" office:value="55.394306999999998" table:style-name="ce3">
            <text:p>55,394307</text:p>
          </table:table-cell>
          <table:table-cell table:number-columns-repeated="16382"/>
        </table:table-row>
        <table:table-row table:style-name="ro2">
          <table:table-cell office:value-type="float" office:value="21.230278999999999" table:style-name="ce3">
            <text:p>21,230279</text:p>
          </table:table-cell>
          <table:table-cell office:value-type="float" office:value="55.394306999999998" table:style-name="ce3">
            <text:p>55,394307</text:p>
          </table:table-cell>
          <table:table-cell table:number-columns-repeated="16382"/>
        </table:table-row>
        <table:table-row table:style-name="ro2">
          <table:table-cell office:value-type="float" office:value="21.230278999999999" table:style-name="ce3">
            <text:p>21,230279</text:p>
          </table:table-cell>
          <table:table-cell office:value-type="float" office:value="55.394584999999999" table:style-name="ce3">
            <text:p>55,394585</text:p>
          </table:table-cell>
          <table:table-cell table:number-columns-repeated="16382"/>
        </table:table-row>
        <table:table-row table:style-name="ro2">
          <table:table-cell office:value-type="float" office:value="21.229679999999998" table:style-name="ce3">
            <text:p>21,22968</text:p>
          </table:table-cell>
          <table:table-cell office:value-type="float" office:value="55.394584999999999" table:style-name="ce3">
            <text:p>55,394585</text:p>
          </table:table-cell>
          <table:table-cell table:number-columns-repeated="16382"/>
        </table:table-row>
        <table:table-row table:style-name="ro2">
          <table:table-cell office:value-type="float" office:value="21.229723" table:style-name="ce3">
            <text:p>21,229723</text:p>
          </table:table-cell>
          <table:table-cell office:value-type="float" office:value="55.395695000000003" table:style-name="ce3">
            <text:p>55,395695</text:p>
          </table:table-cell>
          <table:table-cell table:number-columns-repeated="16382"/>
        </table:table-row>
        <table:table-row table:style-name="ro2">
          <table:table-cell office:value-type="float" office:value="21.230286" table:style-name="ce3">
            <text:p>21,230286</text:p>
          </table:table-cell>
          <table:table-cell office:value-type="float" office:value="55.395690000000002" table:style-name="ce3">
            <text:p>55,39569</text:p>
          </table:table-cell>
          <table:table-cell table:number-columns-repeated="16382"/>
        </table:table-row>
        <table:table-row table:style-name="ro2">
          <table:table-cell office:value-type="float" office:value="21.230286" table:style-name="ce3">
            <text:p>21,230286</text:p>
          </table:table-cell>
          <table:table-cell office:value-type="float" office:value="55.396805000000001" table:style-name="ce3">
            <text:p>55,396805</text:p>
          </table:table-cell>
          <table:table-cell table:number-columns-repeated="16382"/>
        </table:table-row>
        <table:table-row table:style-name="ro2">
          <table:table-cell office:value-type="float" office:value="21.230833000000001" table:style-name="ce3">
            <text:p>21,230833</text:p>
          </table:table-cell>
          <table:table-cell office:value-type="float" office:value="55.396805000000001" table:style-name="ce3">
            <text:p>55,396805</text:p>
          </table:table-cell>
          <table:table-cell table:number-columns-repeated="16382"/>
        </table:table-row>
        <table:table-row table:style-name="ro2">
          <table:table-cell office:value-type="float" office:value="21.230833000000001" table:style-name="ce3">
            <text:p>21,230833</text:p>
          </table:table-cell>
          <table:table-cell office:value-type="float" office:value="55.396912" table:style-name="ce3">
            <text:p>55,396912</text:p>
          </table:table-cell>
          <table:table-cell table:number-columns-repeated="16382"/>
        </table:table-row>
        <table:table-row table:style-name="ro2">
          <table:table-cell office:value-type="float" office:value="21.230833000000001" table:style-name="ce3">
            <text:p>21,230833</text:p>
          </table:table-cell>
          <table:table-cell office:value-type="float" office:value="55.397914999999998" table:style-name="ce3">
            <text:p>55,397915</text:p>
          </table:table-cell>
          <table:table-cell table:number-columns-repeated="16382"/>
        </table:table-row>
        <table:table-row table:style-name="ro2">
          <table:table-cell office:value-type="float" office:value="21.231389" table:style-name="ce3">
            <text:p>21,231389</text:p>
          </table:table-cell>
          <table:table-cell office:value-type="float" office:value="55.397891999999899" table:style-name="ce3">
            <text:p>55,397892</text:p>
          </table:table-cell>
          <table:table-cell table:number-columns-repeated="16382"/>
        </table:table-row>
        <table:table-row table:style-name="ro2">
          <table:table-cell office:value-type="float" office:value="21.231389" table:style-name="ce3">
            <text:p>21,231389</text:p>
          </table:table-cell>
          <table:table-cell office:value-type="float" office:value="55.398750999999997" table:style-name="ce3">
            <text:p>55,398751</text:p>
          </table:table-cell>
          <table:table-cell table:number-columns-repeated="16382"/>
        </table:table-row>
        <table:table-row table:style-name="ro2">
          <table:table-cell office:value-type="float" office:value="21.231507000000001" table:style-name="ce3">
            <text:p>21,231507</text:p>
          </table:table-cell>
          <table:table-cell office:value-type="float" office:value="55.398750999999997" table:style-name="ce3">
            <text:p>55,398751</text:p>
          </table:table-cell>
          <table:table-cell table:number-columns-repeated="16382"/>
        </table:table-row>
        <table:table-row table:style-name="ro2">
          <table:table-cell office:value-type="float" office:value="21.231781000000002" table:style-name="ce3">
            <text:p>21,231781</text:p>
          </table:table-cell>
          <table:table-cell office:value-type="float" office:value="55.398750999999997" table:style-name="ce3">
            <text:p>55,398751</text:p>
          </table:table-cell>
          <table:table-cell table:number-columns-repeated="16382"/>
        </table:table-row>
        <table:table-row table:style-name="ro2">
          <table:table-cell office:value-type="float" office:value="21.232500999999999" table:style-name="ce3">
            <text:p>21,232501</text:p>
          </table:table-cell>
          <table:table-cell office:value-type="float" office:value="55.398750999999997" table:style-name="ce3">
            <text:p>55,398751</text:p>
          </table:table-cell>
          <table:table-cell table:number-columns-repeated="16382"/>
        </table:table-row>
        <table:table-row table:style-name="ro2">
          <table:table-cell office:value-type="float" office:value="21.232500999999999" table:style-name="ce3">
            <text:p>21,232501</text:p>
          </table:table-cell>
          <table:table-cell office:value-type="float" office:value="55.398928999999903" table:style-name="ce3">
            <text:p>55,398929</text:p>
          </table:table-cell>
          <table:table-cell table:number-columns-repeated="16382"/>
        </table:table-row>
        <table:table-row table:style-name="ro2">
          <table:table-cell office:value-type="float" office:value="21.232500999999999" table:style-name="ce3">
            <text:p>21,232501</text:p>
          </table:table-cell>
          <table:table-cell office:value-type="float" office:value="55.399028999999999" table:style-name="ce3">
            <text:p>55,399029</text:p>
          </table:table-cell>
          <table:table-cell table:number-columns-repeated="16382"/>
        </table:table-row>
        <table:table-row table:style-name="ro2">
          <table:table-cell office:value-type="float" office:value="21.232827" table:style-name="ce3">
            <text:p>21,232827</text:p>
          </table:table-cell>
          <table:table-cell office:value-type="float" office:value="55.399028999999999" table:style-name="ce3">
            <text:p>55,399029</text:p>
          </table:table-cell>
          <table:table-cell table:number-columns-repeated="16382"/>
        </table:table-row>
        <table:table-row table:style-name="ro2">
          <table:table-cell office:value-type="float" office:value="21.233611" table:style-name="ce3">
            <text:p>21,233611</text:p>
          </table:table-cell>
          <table:table-cell office:value-type="float" office:value="55.399028999999999" table:style-name="ce3">
            <text:p>55,399029</text:p>
          </table:table-cell>
          <table:table-cell table:number-columns-repeated="16382"/>
        </table:table-row>
        <table:table-row table:style-name="ro2">
          <table:table-cell office:value-type="float" office:value="21.233611" table:style-name="ce3">
            <text:p>21,233611</text:p>
          </table:table-cell>
          <table:table-cell office:value-type="float" office:value="55.399109000000003" table:style-name="ce3">
            <text:p>55,399109</text:p>
          </table:table-cell>
          <table:table-cell table:number-columns-repeated="16382"/>
        </table:table-row>
        <table:table-row table:style-name="ro2">
          <table:table-cell office:value-type="float" office:value="21.233611" table:style-name="ce3">
            <text:p>21,233611</text:p>
          </table:table-cell>
          <table:table-cell office:value-type="float" office:value="55.399580999999998" table:style-name="ce3">
            <text:p>55,399581</text:p>
          </table:table-cell>
          <table:table-cell table:number-columns-repeated="16382"/>
        </table:table-row>
        <table:table-row table:style-name="ro2">
          <table:table-cell office:value-type="float" office:value="21.2337039999999" table:style-name="ce3">
            <text:p>21,233704</text:p>
          </table:table-cell>
          <table:table-cell office:value-type="float" office:value="55.399580999999998" table:style-name="ce3">
            <text:p>55,399581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399580999999998" table:style-name="ce3">
            <text:p>55,399581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399720000000002" table:style-name="ce3">
            <text:p>55,39972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400416999999997" table:style-name="ce3">
            <text:p>55,400417</text:p>
          </table:table-cell>
          <table:table-cell table:number-columns-repeated="16382"/>
        </table:table-row>
        <table:table-row table:style-name="ro2">
          <table:table-cell office:value-type="float" office:value="21.234475" table:style-name="ce3">
            <text:p>21,234475</text:p>
          </table:table-cell>
          <table:table-cell office:value-type="float" office:value="55.400416999999997" table:style-name="ce3">
            <text:p>55,400417</text:p>
          </table:table-cell>
          <table:table-cell table:number-columns-repeated="16382"/>
        </table:table-row>
        <table:table-row table:style-name="ro2">
          <table:table-cell office:value-type="float" office:value="21.234722999999999" table:style-name="ce3">
            <text:p>21,234723</text:p>
          </table:table-cell>
          <table:table-cell office:value-type="float" office:value="55.400416999999997" table:style-name="ce3">
            <text:p>55,400417</text:p>
          </table:table-cell>
          <table:table-cell table:number-columns-repeated="16382"/>
        </table:table-row>
        <table:table-row table:style-name="ro2">
          <table:table-cell office:value-type="float" office:value="21.234722999999999" table:style-name="ce3">
            <text:p>21,234723</text:p>
          </table:table-cell>
          <table:table-cell office:value-type="float" office:value="55.400970999999998" table:style-name="ce3">
            <text:p>55,400971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400970999999998" table:style-name="ce3">
            <text:p>55,400971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401123999999903" table:style-name="ce3">
            <text:p>55,401124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401249" table:style-name="ce3">
            <text:p>55,401249</text:p>
          </table:table-cell>
          <table:table-cell table:number-columns-repeated="16382"/>
        </table:table-row>
        <table:table-row table:style-name="ro2">
          <table:table-cell office:value-type="float" office:value="21.235690000000002" table:style-name="ce3">
            <text:p>21,23569</text:p>
          </table:table-cell>
          <table:table-cell office:value-type="float" office:value="55.401249" table:style-name="ce3">
            <text:p>55,401249</text:p>
          </table:table-cell>
          <table:table-cell table:number-columns-repeated="16382"/>
        </table:table-row>
        <table:table-row table:style-name="ro2">
          <table:table-cell office:value-type="float" office:value="21.236388999999999" table:style-name="ce3">
            <text:p>21,236389</text:p>
          </table:table-cell>
          <table:table-cell office:value-type="float" office:value="55.401249" table:style-name="ce3">
            <text:p>55,401249</text:p>
          </table:table-cell>
          <table:table-cell table:number-columns-repeated="16382"/>
        </table:table-row>
        <table:table-row table:style-name="ro2">
          <table:table-cell office:value-type="float" office:value="21.236422999999899" table:style-name="ce3">
            <text:p>21,236423</text:p>
          </table:table-cell>
          <table:table-cell office:value-type="float" office:value="55.401474999999898" table:style-name="ce3">
            <text:p>55,401475</text:p>
          </table:table-cell>
          <table:table-cell table:number-columns-repeated="16382"/>
        </table:table-row>
        <table:table-row table:style-name="ro2">
          <table:table-cell office:value-type="float" office:value="21.236511999999902" table:style-name="ce3">
            <text:p>21,236512</text:p>
          </table:table-cell>
          <table:table-cell office:value-type="float" office:value="55.401527000000002" table:style-name="ce3">
            <text:p>55,401527</text:p>
          </table:table-cell>
          <table:table-cell table:number-columns-repeated="16382"/>
        </table:table-row>
        <table:table-row table:style-name="ro2">
          <table:table-cell office:value-type="float" office:value="21.236877" table:style-name="ce3">
            <text:p>21,236877</text:p>
          </table:table-cell>
          <table:table-cell office:value-type="float" office:value="55.401527000000002" table:style-name="ce3">
            <text:p>55,401527</text:p>
          </table:table-cell>
          <table:table-cell table:number-columns-repeated="16382"/>
        </table:table-row>
        <table:table-row table:style-name="ro2">
          <table:table-cell office:value-type="float" office:value="21.236877" table:style-name="ce3">
            <text:p>21,236877</text:p>
          </table:table-cell>
          <table:table-cell office:value-type="float" office:value="55.402099" table:style-name="ce3">
            <text:p>55,402099</text:p>
          </table:table-cell>
          <table:table-cell table:number-columns-repeated="16382"/>
        </table:table-row>
        <table:table-row table:style-name="ro2">
          <table:table-cell office:value-type="float" office:value="21.237487999999999" table:style-name="ce3">
            <text:p>21,237488</text:p>
          </table:table-cell>
          <table:table-cell office:value-type="float" office:value="55.402099" table:style-name="ce3">
            <text:p>55,402099</text:p>
          </table:table-cell>
          <table:table-cell table:number-columns-repeated="16382"/>
        </table:table-row>
        <table:table-row table:style-name="ro2">
          <table:table-cell office:value-type="float" office:value="21.237487999999999" table:style-name="ce3">
            <text:p>21,237488</text:p>
          </table:table-cell>
          <table:table-cell office:value-type="float" office:value="55.402636999999999" table:style-name="ce3">
            <text:p>55,402637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402636999999999" table:style-name="ce3">
            <text:p>55,402637</text:p>
          </table:table-cell>
          <table:table-cell table:number-columns-repeated="16382"/>
        </table:table-row>
        <table:table-row table:style-name="ro2">
          <table:table-cell office:value-type="float" office:value="21.238060000000001" table:style-name="ce3">
            <text:p>21,23806</text:p>
          </table:table-cell>
          <table:table-cell office:value-type="float" office:value="55.402709999999999" table:style-name="ce3">
            <text:p>55,40271</text:p>
          </table:table-cell>
          <table:table-cell table:number-columns-repeated="16382"/>
        </table:table-row>
        <table:table-row table:style-name="ro2">
          <table:table-cell office:value-type="float" office:value="21.238099000000101" table:style-name="ce3">
            <text:p>21,238099</text:p>
          </table:table-cell>
          <table:table-cell office:value-type="float" office:value="55.403502999999901" table:style-name="ce3">
            <text:p>55,403503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403502999999901" table:style-name="ce3">
            <text:p>55,403503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404305000000001" table:style-name="ce3">
            <text:p>55,404305</text:p>
          </table:table-cell>
          <table:table-cell table:number-columns-repeated="16382"/>
        </table:table-row>
        <table:table-row table:style-name="ro2">
          <table:table-cell office:value-type="float" office:value="21.238709" table:style-name="ce3">
            <text:p>21,238709</text:p>
          </table:table-cell>
          <table:table-cell office:value-type="float" office:value="55.404305000000001" table:style-name="ce3">
            <text:p>55,404305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404296000000002" table:style-name="ce3">
            <text:p>55,404296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405417999999997" table:style-name="ce3">
            <text:p>55,405418</text:p>
          </table:table-cell>
          <table:table-cell table:number-columns-repeated="16382"/>
        </table:table-row>
        <table:table-row table:style-name="ro2">
          <table:table-cell office:value-type="float" office:value="21.239486999999901" table:style-name="ce3">
            <text:p>21,239487</text:p>
          </table:table-cell>
          <table:table-cell office:value-type="float" office:value="55.405417999999997" table:style-name="ce3">
            <text:p>55,405418</text:p>
          </table:table-cell>
          <table:table-cell table:number-columns-repeated="16382"/>
        </table:table-row>
        <table:table-row table:style-name="ro2">
          <table:table-cell office:value-type="float" office:value="21.239720999999999" table:style-name="ce3">
            <text:p>21,239721</text:p>
          </table:table-cell>
          <table:table-cell office:value-type="float" office:value="55.405417999999997" table:style-name="ce3">
            <text:p>55,405418</text:p>
          </table:table-cell>
          <table:table-cell table:number-columns-repeated="16382"/>
        </table:table-row>
        <table:table-row table:style-name="ro2">
          <table:table-cell office:value-type="float" office:value="21.239684999999898" table:style-name="ce3">
            <text:p>21,239685</text:p>
          </table:table-cell>
          <table:table-cell office:value-type="float" office:value="55.406311000000002" table:style-name="ce3">
            <text:p>55,406311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40625" table:style-name="ce3">
            <text:p>55,40625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406528000000002" table:style-name="ce3">
            <text:p>55,406528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406528000000002" table:style-name="ce3">
            <text:p>55,406528</text:p>
          </table:table-cell>
          <table:table-cell table:number-columns-repeated="16382"/>
        </table:table-row>
        <table:table-row table:style-name="ro2">
          <table:table-cell office:value-type="float" office:value="21.240801999999999" table:style-name="ce3">
            <text:p>21,240802</text:p>
          </table:table-cell>
          <table:table-cell office:value-type="float" office:value="55.406849000000001" table:style-name="ce3">
            <text:p>55,406849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406807999999998" table:style-name="ce3">
            <text:p>55,406808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407065000000003" table:style-name="ce3">
            <text:p>55,407065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407359999999997" table:style-name="ce3">
            <text:p>55,40736</text:p>
          </table:table-cell>
          <table:table-cell table:number-columns-repeated="16382"/>
        </table:table-row>
        <table:table-row table:style-name="ro2">
          <table:table-cell office:value-type="float" office:value="21.241882" table:style-name="ce3">
            <text:p>21,241882</text:p>
          </table:table-cell>
          <table:table-cell office:value-type="float" office:value="55.407359999999997" table:style-name="ce3">
            <text:p>55,40736</text:p>
          </table:table-cell>
          <table:table-cell table:number-columns-repeated="16382"/>
        </table:table-row>
        <table:table-row table:style-name="ro2">
          <table:table-cell office:value-type="float" office:value="21.241945999999999" table:style-name="ce3">
            <text:p>21,241946</text:p>
          </table:table-cell>
          <table:table-cell office:value-type="float" office:value="55.407918000000002" table:style-name="ce3">
            <text:p>55,407918</text:p>
          </table:table-cell>
          <table:table-cell table:number-columns-repeated="16382"/>
        </table:table-row>
        <table:table-row table:style-name="ro2">
          <table:table-cell office:value-type="float" office:value="21.242493" table:style-name="ce3">
            <text:p>21,242493</text:p>
          </table:table-cell>
          <table:table-cell office:value-type="float" office:value="55.407896999999998" table:style-name="ce3">
            <text:p>55,407897</text:p>
          </table:table-cell>
          <table:table-cell table:number-columns-repeated="16382"/>
        </table:table-row>
        <table:table-row table:style-name="ro2">
          <table:table-cell office:value-type="float" office:value="21.242493" table:style-name="ce3">
            <text:p>21,242493</text:p>
          </table:table-cell>
          <table:table-cell office:value-type="float" office:value="55.408507999999898" table:style-name="ce3">
            <text:p>55,408508</text:p>
          </table:table-cell>
          <table:table-cell table:number-columns-repeated="16382"/>
        </table:table-row>
        <table:table-row table:style-name="ro2">
          <table:table-cell office:value-type="float" office:value="21.243103999999999" table:style-name="ce3">
            <text:p>21,243104</text:p>
          </table:table-cell>
          <table:table-cell office:value-type="float" office:value="55.408507999999898" table:style-name="ce3">
            <text:p>55,408508</text:p>
          </table:table-cell>
          <table:table-cell table:number-columns-repeated="16382"/>
        </table:table-row>
        <table:table-row table:style-name="ro2">
          <table:table-cell office:value-type="float" office:value="21.243103999999999" table:style-name="ce3">
            <text:p>21,243104</text:p>
          </table:table-cell>
          <table:table-cell office:value-type="float" office:value="55.409027999999999" table:style-name="ce3">
            <text:p>55,409028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09027999999999" table:style-name="ce3">
            <text:p>55,409028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09118999999997" table:style-name="ce3">
            <text:p>55,409119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09584000000002" table:style-name="ce3">
            <text:p>55,409584</text:p>
          </table:table-cell>
          <table:table-cell table:number-columns-repeated="16382"/>
        </table:table-row>
        <table:table-row table:style-name="ro2">
          <table:table-cell office:value-type="float" office:value="21.243852999999898" table:style-name="ce3">
            <text:p>21,243853</text:p>
          </table:table-cell>
          <table:table-cell office:value-type="float" office:value="55.409584000000002" table:style-name="ce3">
            <text:p>55,409584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409584000000002" table:style-name="ce3">
            <text:p>55,409584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410138000000003" table:style-name="ce3">
            <text:p>55,410138</text:p>
          </table:table-cell>
          <table:table-cell table:number-columns-repeated="16382"/>
        </table:table-row>
        <table:table-row table:style-name="ro2">
          <table:table-cell office:value-type="float" office:value="21.244720000000001" table:style-name="ce3">
            <text:p>21,24472</text:p>
          </table:table-cell>
          <table:table-cell office:value-type="float" office:value="55.410128999999998" table:style-name="ce3">
            <text:p>55,410129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410693999999999" table:style-name="ce3">
            <text:p>55,410694</text:p>
          </table:table-cell>
          <table:table-cell table:number-columns-repeated="16382"/>
        </table:table-row>
        <table:table-row table:style-name="ro2">
          <table:table-cell office:value-type="float" office:value="21.2451159999999" table:style-name="ce3">
            <text:p>21,245116</text:p>
          </table:table-cell>
          <table:table-cell office:value-type="float" office:value="55.410693999999999" table:style-name="ce3">
            <text:p>55,410694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410693999999999" table:style-name="ce3">
            <text:p>55,410694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4108739999999" table:style-name="ce3">
            <text:p>55,410874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410961" table:style-name="ce3">
            <text:p>55,410961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411250000000003" table:style-name="ce3">
            <text:p>55,41125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411250000000003" table:style-name="ce3">
            <text:p>55,41125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411803999999997" table:style-name="ce3">
            <text:p>55,411804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411803999999997" table:style-name="ce3">
            <text:p>55,411804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412362000000002" table:style-name="ce3">
            <text:p>55,412362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412362000000002" table:style-name="ce3">
            <text:p>55,412362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412917999999998" table:style-name="ce3">
            <text:p>55,412918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12917999999998" table:style-name="ce3">
            <text:p>55,412918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14028000000002" table:style-name="ce3">
            <text:p>55,414028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14028000000002" table:style-name="ce3">
            <text:p>55,414028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15416" table:style-name="ce3">
            <text:p>55,41541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15416" table:style-name="ce3">
            <text:p>55,41541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16803999999999" table:style-name="ce3">
            <text:p>55,416804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416803999999999" table:style-name="ce3">
            <text:p>55,416804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417641000000003" table:style-name="ce3">
            <text:p>55,417641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17641000000003" table:style-name="ce3">
            <text:p>55,417641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20417" table:style-name="ce3">
            <text:p>55,420417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20417" table:style-name="ce3">
            <text:p>55,420417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20971000000002" table:style-name="ce3">
            <text:p>55,420971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420971000000002" table:style-name="ce3">
            <text:p>55,420971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421529" table:style-name="ce3">
            <text:p>55,421529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21529" table:style-name="ce3">
            <text:p>55,421529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22085000000003" table:style-name="ce3">
            <text:p>55,422085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22085000000003" table:style-name="ce3">
            <text:p>55,422085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25141000000004" table:style-name="ce3">
            <text:p>55,425141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25141000000004" table:style-name="ce3">
            <text:p>55,425141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26529000000002" table:style-name="ce3">
            <text:p>55,426529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26529000000002" table:style-name="ce3">
            <text:p>55,426529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35417999999999" table:style-name="ce3">
            <text:p>55,435418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35417999999999" table:style-name="ce3">
            <text:p>55,435418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36805999999898" table:style-name="ce3">
            <text:p>55,436806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36805999999898" table:style-name="ce3">
            <text:p>55,436806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39025999999899" table:style-name="ce3">
            <text:p>55,43902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39025999999899" table:style-name="ce3">
            <text:p>55,43902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45972999999903" table:style-name="ce3">
            <text:p>55,445973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45972999999903" table:style-name="ce3">
            <text:p>55,445973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46528999999899" table:style-name="ce3">
            <text:p>55,446529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46528999999899" table:style-name="ce3">
            <text:p>55,446529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47082999999999" table:style-name="ce3">
            <text:p>55,447083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447082999999999" table:style-name="ce3">
            <text:p>55,447083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449028999999904" table:style-name="ce3">
            <text:p>55,449029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449028999999904" table:style-name="ce3">
            <text:p>55,449029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452641000000099" table:style-name="ce3">
            <text:p>55,452641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452641000000099" table:style-name="ce3">
            <text:p>55,452641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458474000000102" table:style-name="ce3">
            <text:p>55,458474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458474000000102" table:style-name="ce3">
            <text:p>55,458474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464895999999897" table:style-name="ce3">
            <text:p>55,464896</text:p>
          </table:table-cell>
          <table:table-cell table:number-columns-repeated="16382"/>
        </table:table-row>
        <table:table-row table:style-name="ro2">
          <table:table-cell office:value-type="float" office:value="21.250834000000001" table:style-name="ce3">
            <text:p>21,250834</text:p>
          </table:table-cell>
          <table:table-cell office:value-type="float" office:value="55.466525999999902" table:style-name="ce3">
            <text:p>55,466526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466525999999902" table:style-name="ce3">
            <text:p>55,466526</text:p>
          </table:table-cell>
          <table:table-cell table:number-columns-repeated="16382"/>
        </table:table-row>
        <table:table-row table:style-name="ro2">
          <table:table-cell office:value-type="float" office:value="21.250278000000002" table:style-name="ce3">
            <text:p>21,250278</text:p>
          </table:table-cell>
          <table:table-cell office:value-type="float" office:value="55.467640000000003" table:style-name="ce3">
            <text:p>55,46764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467640000000003" table:style-name="ce3">
            <text:p>55,46764</text:p>
          </table:table-cell>
          <table:table-cell table:number-columns-repeated="16382"/>
        </table:table-row>
        <table:table-row table:style-name="ro2">
          <table:table-cell office:value-type="float" office:value="21.249721999999998" table:style-name="ce3">
            <text:p>21,249722</text:p>
          </table:table-cell>
          <table:table-cell office:value-type="float" office:value="55.469027999999902" table:style-name="ce3">
            <text:p>55,469028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469027999999902" table:style-name="ce3">
            <text:p>55,469028</text:p>
          </table:table-cell>
          <table:table-cell table:number-columns-repeated="16382"/>
        </table:table-row>
        <table:table-row table:style-name="ro2">
          <table:table-cell office:value-type="float" office:value="21.249165999999899" table:style-name="ce3">
            <text:p>21,249166</text:p>
          </table:table-cell>
          <table:table-cell office:value-type="float" office:value="55.4704160000001" table:style-name="ce3">
            <text:p>55,47041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704160000001" table:style-name="ce3">
            <text:p>55,470416</text:p>
          </table:table-cell>
          <table:table-cell table:number-columns-repeated="16382"/>
        </table:table-row>
        <table:table-row table:style-name="ro2">
          <table:table-cell office:value-type="float" office:value="21.248612000000001" table:style-name="ce3">
            <text:p>21,248612</text:p>
          </table:table-cell>
          <table:table-cell office:value-type="float" office:value="55.471525999999898" table:style-name="ce3">
            <text:p>55,471526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71525999999898" table:style-name="ce3">
            <text:p>55,471526</text:p>
          </table:table-cell>
          <table:table-cell table:number-columns-repeated="16382"/>
        </table:table-row>
        <table:table-row table:style-name="ro2">
          <table:table-cell office:value-type="float" office:value="21.248055999999998" table:style-name="ce3">
            <text:p>21,248056</text:p>
          </table:table-cell>
          <table:table-cell office:value-type="float" office:value="55.473194999999997" table:style-name="ce3">
            <text:p>55,473195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73194999999997" table:style-name="ce3">
            <text:p>55,473195</text:p>
          </table:table-cell>
          <table:table-cell table:number-columns-repeated="16382"/>
        </table:table-row>
        <table:table-row table:style-name="ro2">
          <table:table-cell office:value-type="float" office:value="21.247499999999999" table:style-name="ce3">
            <text:p>21,2475</text:p>
          </table:table-cell>
          <table:table-cell office:value-type="float" office:value="55.475138999999999" table:style-name="ce3">
            <text:p>55,475139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475138999999999" table:style-name="ce3">
            <text:p>55,475139</text:p>
          </table:table-cell>
          <table:table-cell table:number-columns-repeated="16382"/>
        </table:table-row>
        <table:table-row table:style-name="ro2">
          <table:table-cell office:value-type="float" office:value="21.246943999999999" table:style-name="ce3">
            <text:p>21,246944</text:p>
          </table:table-cell>
          <table:table-cell office:value-type="float" office:value="55.477361000000002" table:style-name="ce3">
            <text:p>55,477361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477361000000002" table:style-name="ce3">
            <text:p>55,477361</text:p>
          </table:table-cell>
          <table:table-cell table:number-columns-repeated="16382"/>
        </table:table-row>
        <table:table-row table:style-name="ro2">
          <table:table-cell office:value-type="float" office:value="21.246390000000002" table:style-name="ce3">
            <text:p>21,24639</text:p>
          </table:table-cell>
          <table:table-cell office:value-type="float" office:value="55.480141000000003" table:style-name="ce3">
            <text:p>55,480141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480141000000003" table:style-name="ce3">
            <text:p>55,480141</text:p>
          </table:table-cell>
          <table:table-cell table:number-columns-repeated="16382"/>
        </table:table-row>
        <table:table-row table:style-name="ro2">
          <table:table-cell office:value-type="float" office:value="21.245832" table:style-name="ce3">
            <text:p>21,245832</text:p>
          </table:table-cell>
          <table:table-cell office:value-type="float" office:value="55.481251" table:style-name="ce3">
            <text:p>55,481251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481251" table:style-name="ce3">
            <text:p>55,481251</text:p>
          </table:table-cell>
          <table:table-cell table:number-columns-repeated="16382"/>
        </table:table-row>
        <table:table-row table:style-name="ro2">
          <table:table-cell office:value-type="float" office:value="21.245277999999999" table:style-name="ce3">
            <text:p>21,245278</text:p>
          </table:table-cell>
          <table:table-cell office:value-type="float" office:value="55.482360999999997" table:style-name="ce3">
            <text:p>55,482361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482360999999997" table:style-name="ce3">
            <text:p>55,482361</text:p>
          </table:table-cell>
          <table:table-cell table:number-columns-repeated="16382"/>
        </table:table-row>
        <table:table-row table:style-name="ro2">
          <table:table-cell office:value-type="float" office:value="21.244721999999999" table:style-name="ce3">
            <text:p>21,244722</text:p>
          </table:table-cell>
          <table:table-cell office:value-type="float" office:value="55.482917" table:style-name="ce3">
            <text:p>55,482917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482917" table:style-name="ce3">
            <text:p>55,482917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483471000000002" table:style-name="ce3">
            <text:p>55,483471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83471000000002" table:style-name="ce3">
            <text:p>55,483471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84859" table:style-name="ce3">
            <text:p>55,484859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484859" table:style-name="ce3">
            <text:p>55,484859</text:p>
          </table:table-cell>
          <table:table-cell table:number-columns-repeated="16382"/>
        </table:table-row>
        <table:table-row table:style-name="ro2">
          <table:table-cell office:value-type="float" office:value="21.244167999999998" table:style-name="ce3">
            <text:p>21,244168</text:p>
          </table:table-cell>
          <table:table-cell office:value-type="float" office:value="55.486252" table:style-name="ce3">
            <text:p>55,486252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86252" table:style-name="ce3">
            <text:p>55,486252</text:p>
          </table:table-cell>
          <table:table-cell table:number-columns-repeated="16382"/>
        </table:table-row>
        <table:table-row table:style-name="ro2">
          <table:table-cell office:value-type="float" office:value="21.24361" table:style-name="ce3">
            <text:p>21,24361</text:p>
          </table:table-cell>
          <table:table-cell office:value-type="float" office:value="55.487361999999997" table:style-name="ce3">
            <text:p>55,487362</text:p>
          </table:table-cell>
          <table:table-cell table:number-columns-repeated="16382"/>
        </table:table-row>
        <table:table-row table:style-name="ro2">
          <table:table-cell office:value-type="float" office:value="21.243055999999999" table:style-name="ce3">
            <text:p>21,243056</text:p>
          </table:table-cell>
          <table:table-cell office:value-type="float" office:value="55.487361999999997" table:style-name="ce3">
            <text:p>55,487362</text:p>
          </table:table-cell>
          <table:table-cell table:number-columns-repeated="16382"/>
        </table:table-row>
        <table:table-row table:style-name="ro2">
          <table:table-cell office:value-type="float" office:value="21.243055999999999" table:style-name="ce3">
            <text:p>21,243056</text:p>
          </table:table-cell>
          <table:table-cell office:value-type="float" office:value="55.488194" table:style-name="ce3">
            <text:p>55,488194</text:p>
          </table:table-cell>
          <table:table-cell table:number-columns-repeated="16382"/>
        </table:table-row>
        <table:table-row table:style-name="ro2">
          <table:table-cell office:value-type="float" office:value="21.2425" table:style-name="ce3">
            <text:p>21,2425</text:p>
          </table:table-cell>
          <table:table-cell office:value-type="float" office:value="55.488194" table:style-name="ce3">
            <text:p>55,488194</text:p>
          </table:table-cell>
          <table:table-cell table:number-columns-repeated="16382"/>
        </table:table-row>
        <table:table-row table:style-name="ro2">
          <table:table-cell office:value-type="float" office:value="21.2425" table:style-name="ce3">
            <text:p>21,2425</text:p>
          </table:table-cell>
          <table:table-cell office:value-type="float" office:value="55.488472000000002" table:style-name="ce3">
            <text:p>55,488472</text:p>
          </table:table-cell>
          <table:table-cell table:number-columns-repeated="16382"/>
        </table:table-row>
        <table:table-row table:style-name="ro2">
          <table:table-cell office:value-type="float" office:value="21.241945999999999" table:style-name="ce3">
            <text:p>21,241946</text:p>
          </table:table-cell>
          <table:table-cell office:value-type="float" office:value="55.488472000000002" table:style-name="ce3">
            <text:p>55,488472</text:p>
          </table:table-cell>
          <table:table-cell table:number-columns-repeated="16382"/>
        </table:table-row>
        <table:table-row table:style-name="ro2">
          <table:table-cell office:value-type="float" office:value="21.241945999999999" table:style-name="ce3">
            <text:p>21,241946</text:p>
          </table:table-cell>
          <table:table-cell office:value-type="float" office:value="55.48903" table:style-name="ce3">
            <text:p>55,48903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48903" table:style-name="ce3">
            <text:p>55,48903</text:p>
          </table:table-cell>
          <table:table-cell table:number-columns-repeated="16382"/>
        </table:table-row>
        <table:table-row table:style-name="ro2">
          <table:table-cell office:value-type="float" office:value="21.241387" table:style-name="ce3">
            <text:p>21,241387</text:p>
          </table:table-cell>
          <table:table-cell office:value-type="float" office:value="55.489581999999999" table:style-name="ce3">
            <text:p>55,489582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489581999999999" table:style-name="ce3">
            <text:p>55,489582</text:p>
          </table:table-cell>
          <table:table-cell table:number-columns-repeated="16382"/>
        </table:table-row>
        <table:table-row table:style-name="ro2">
          <table:table-cell office:value-type="float" office:value="21.240834" table:style-name="ce3">
            <text:p>21,240834</text:p>
          </table:table-cell>
          <table:table-cell office:value-type="float" office:value="55.490139999999997" table:style-name="ce3">
            <text:p>55,49014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490139999999997" table:style-name="ce3">
            <text:p>55,49014</text:p>
          </table:table-cell>
          <table:table-cell table:number-columns-repeated="16382"/>
        </table:table-row>
        <table:table-row table:style-name="ro2">
          <table:table-cell office:value-type="float" office:value="21.240276999999999" table:style-name="ce3">
            <text:p>21,240277</text:p>
          </table:table-cell>
          <table:table-cell office:value-type="float" office:value="55.490696" table:style-name="ce3">
            <text:p>55,490696</text:p>
          </table:table-cell>
          <table:table-cell table:number-columns-repeated="16382"/>
        </table:table-row>
        <table:table-row table:style-name="ro2">
          <table:table-cell office:value-type="float" office:value="21.239723999999999" table:style-name="ce3">
            <text:p>21,239724</text:p>
          </table:table-cell>
          <table:table-cell office:value-type="float" office:value="55.490696" table:style-name="ce3">
            <text:p>55,490696</text:p>
          </table:table-cell>
          <table:table-cell table:number-columns-repeated="16382"/>
        </table:table-row>
        <table:table-row table:style-name="ro2">
          <table:table-cell office:value-type="float" office:value="21.239720999999999" table:style-name="ce3">
            <text:p>21,239721</text:p>
          </table:table-cell>
          <table:table-cell office:value-type="float" office:value="55.491250000000001" table:style-name="ce3">
            <text:p>55,49125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491250000000001" table:style-name="ce3">
            <text:p>55,49125</text:p>
          </table:table-cell>
          <table:table-cell table:number-columns-repeated="16382"/>
        </table:table-row>
        <table:table-row table:style-name="ro2">
          <table:table-cell office:value-type="float" office:value="21.239165" table:style-name="ce3">
            <text:p>21,239165</text:p>
          </table:table-cell>
          <table:table-cell office:value-type="float" office:value="55.491805999999997" table:style-name="ce3">
            <text:p>55,491806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491805999999997" table:style-name="ce3">
            <text:p>55,491806</text:p>
          </table:table-cell>
          <table:table-cell table:number-columns-repeated="16382"/>
        </table:table-row>
        <table:table-row table:style-name="ro2">
          <table:table-cell office:value-type="float" office:value="21.238610999999999" table:style-name="ce3">
            <text:p>21,238611</text:p>
          </table:table-cell>
          <table:table-cell office:value-type="float" office:value="55.492362" table:style-name="ce3">
            <text:p>55,492362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492362" table:style-name="ce3">
            <text:p>55,492362</text:p>
          </table:table-cell>
          <table:table-cell table:number-columns-repeated="16382"/>
        </table:table-row>
        <table:table-row table:style-name="ro2">
          <table:table-cell office:value-type="float" office:value="21.238054999999999" table:style-name="ce3">
            <text:p>21,238055</text:p>
          </table:table-cell>
          <table:table-cell office:value-type="float" office:value="55.492916000000001" table:style-name="ce3">
            <text:p>55,492916</text:p>
          </table:table-cell>
          <table:table-cell table:number-columns-repeated="16382"/>
        </table:table-row>
        <table:table-row table:style-name="ro2">
          <table:table-cell office:value-type="float" office:value="21.237499" table:style-name="ce3">
            <text:p>21,237499</text:p>
          </table:table-cell>
          <table:table-cell office:value-type="float" office:value="55.492916000000001" table:style-name="ce3">
            <text:p>55,492916</text:p>
          </table:table-cell>
          <table:table-cell table:number-columns-repeated="16382"/>
        </table:table-row>
        <table:table-row table:style-name="ro2">
          <table:table-cell office:value-type="float" office:value="21.237499" table:style-name="ce3">
            <text:p>21,237499</text:p>
          </table:table-cell>
          <table:table-cell office:value-type="float" office:value="55.493471999999997" table:style-name="ce3">
            <text:p>55,493472</text:p>
          </table:table-cell>
          <table:table-cell table:number-columns-repeated="16382"/>
        </table:table-row>
        <table:table-row table:style-name="ro2">
          <table:table-cell office:value-type="float" office:value="21.236943" table:style-name="ce3">
            <text:p>21,236943</text:p>
          </table:table-cell>
          <table:table-cell office:value-type="float" office:value="55.493471999999997" table:style-name="ce3">
            <text:p>55,493472</text:p>
          </table:table-cell>
          <table:table-cell table:number-columns-repeated="16382"/>
        </table:table-row>
        <table:table-row table:style-name="ro2">
          <table:table-cell office:value-type="float" office:value="21.236943" table:style-name="ce3">
            <text:p>21,236943</text:p>
          </table:table-cell>
          <table:table-cell office:value-type="float" office:value="55.494025999999998" table:style-name="ce3">
            <text:p>55,494026</text:p>
          </table:table-cell>
          <table:table-cell table:number-columns-repeated="16382"/>
        </table:table-row>
        <table:table-row table:style-name="ro2">
          <table:table-cell office:value-type="float" office:value="21.236388999999999" table:style-name="ce3">
            <text:p>21,236389</text:p>
          </table:table-cell>
          <table:table-cell office:value-type="float" office:value="55.494025999999998" table:style-name="ce3">
            <text:p>55,494026</text:p>
          </table:table-cell>
          <table:table-cell table:number-columns-repeated="16382"/>
        </table:table-row>
        <table:table-row table:style-name="ro2">
          <table:table-cell office:value-type="float" office:value="21.236388999999999" table:style-name="ce3">
            <text:p>21,236389</text:p>
          </table:table-cell>
          <table:table-cell office:value-type="float" office:value="55.494582000000001" table:style-name="ce3">
            <text:p>55,494582</text:p>
          </table:table-cell>
          <table:table-cell table:number-columns-repeated="16382"/>
        </table:table-row>
        <table:table-row table:style-name="ro2">
          <table:table-cell office:value-type="float" office:value="21.235833" table:style-name="ce3">
            <text:p>21,235833</text:p>
          </table:table-cell>
          <table:table-cell office:value-type="float" office:value="55.494582000000001" table:style-name="ce3">
            <text:p>55,494582</text:p>
          </table:table-cell>
          <table:table-cell table:number-columns-repeated="16382"/>
        </table:table-row>
        <table:table-row table:style-name="ro2">
          <table:table-cell office:value-type="float" office:value="21.235833" table:style-name="ce3">
            <text:p>21,235833</text:p>
          </table:table-cell>
          <table:table-cell office:value-type="float" office:value="55.495139999999999" table:style-name="ce3">
            <text:p>55,49514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495139999999999" table:style-name="ce3">
            <text:p>55,49514</text:p>
          </table:table-cell>
          <table:table-cell table:number-columns-repeated="16382"/>
        </table:table-row>
        <table:table-row table:style-name="ro2">
          <table:table-cell office:value-type="float" office:value="21.235277" table:style-name="ce3">
            <text:p>21,235277</text:p>
          </table:table-cell>
          <table:table-cell office:value-type="float" office:value="55.495418000000001" table:style-name="ce3">
            <text:p>55,495418</text:p>
          </table:table-cell>
          <table:table-cell table:number-columns-repeated="16382"/>
        </table:table-row>
        <table:table-row table:style-name="ro2">
          <table:table-cell office:value-type="float" office:value="21.234722999999999" table:style-name="ce3">
            <text:p>21,234723</text:p>
          </table:table-cell>
          <table:table-cell office:value-type="float" office:value="55.495418000000001" table:style-name="ce3">
            <text:p>55,495418</text:p>
          </table:table-cell>
          <table:table-cell table:number-columns-repeated="16382"/>
        </table:table-row>
        <table:table-row table:style-name="ro2">
          <table:table-cell office:value-type="float" office:value="21.234722999999999" table:style-name="ce3">
            <text:p>21,234723</text:p>
          </table:table-cell>
          <table:table-cell office:value-type="float" office:value="55.495972000000002" table:style-name="ce3">
            <text:p>55,495972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495972000000002" table:style-name="ce3">
            <text:p>55,495972</text:p>
          </table:table-cell>
          <table:table-cell table:number-columns-repeated="16382"/>
        </table:table-row>
        <table:table-row table:style-name="ro2">
          <table:table-cell office:value-type="float" office:value="21.234166999999999" table:style-name="ce3">
            <text:p>21,234167</text:p>
          </table:table-cell>
          <table:table-cell office:value-type="float" office:value="55.496527999999998" table:style-name="ce3">
            <text:p>55,496528</text:p>
          </table:table-cell>
          <table:table-cell table:number-columns-repeated="16382"/>
        </table:table-row>
        <table:table-row table:style-name="ro2">
          <table:table-cell office:value-type="float" office:value="21.233611" table:style-name="ce3">
            <text:p>21,233611</text:p>
          </table:table-cell>
          <table:table-cell office:value-type="float" office:value="55.496527999999998" table:style-name="ce3">
            <text:p>55,496528</text:p>
          </table:table-cell>
          <table:table-cell table:number-columns-repeated="16382"/>
        </table:table-row>
        <table:table-row table:style-name="ro2">
          <table:table-cell office:value-type="float" office:value="21.233611" table:style-name="ce3">
            <text:p>21,233611</text:p>
          </table:table-cell>
          <table:table-cell office:value-type="float" office:value="55.496805999999999" table:style-name="ce3">
            <text:p>55,496806</text:p>
          </table:table-cell>
          <table:table-cell table:number-columns-repeated="16382"/>
        </table:table-row>
        <table:table-row table:style-name="ro2">
          <table:table-cell office:value-type="float" office:value="21.233055" table:style-name="ce3">
            <text:p>21,233055</text:p>
          </table:table-cell>
          <table:table-cell office:value-type="float" office:value="55.496805999999999" table:style-name="ce3">
            <text:p>55,496806</text:p>
          </table:table-cell>
          <table:table-cell table:number-columns-repeated="16382"/>
        </table:table-row>
        <table:table-row table:style-name="ro2">
          <table:table-cell office:value-type="float" office:value="21.233055" table:style-name="ce3">
            <text:p>21,233055</text:p>
          </table:table-cell>
          <table:table-cell office:value-type="float" office:value="55.49736" table:style-name="ce3">
            <text:p>55,49736</text:p>
          </table:table-cell>
          <table:table-cell table:number-columns-repeated="16382"/>
        </table:table-row>
        <table:table-row table:style-name="ro2">
          <table:table-cell office:value-type="float" office:value="21.232500999999999" table:style-name="ce3">
            <text:p>21,232501</text:p>
          </table:table-cell>
          <table:table-cell office:value-type="float" office:value="55.49736" table:style-name="ce3">
            <text:p>55,49736</text:p>
          </table:table-cell>
          <table:table-cell table:number-columns-repeated="16382"/>
        </table:table-row>
        <table:table-row table:style-name="ro2">
          <table:table-cell office:value-type="float" office:value="21.232500999999999" table:style-name="ce3">
            <text:p>21,232501</text:p>
          </table:table-cell>
          <table:table-cell office:value-type="float" office:value="55.497638000000002" table:style-name="ce3">
            <text:p>55,497638</text:p>
          </table:table-cell>
          <table:table-cell table:number-columns-repeated="16382"/>
        </table:table-row>
        <table:table-row table:style-name="ro2">
          <table:table-cell office:value-type="float" office:value="21.231945" table:style-name="ce3">
            <text:p>21,231945</text:p>
          </table:table-cell>
          <table:table-cell office:value-type="float" office:value="55.497638000000002" table:style-name="ce3">
            <text:p>55,497638</text:p>
          </table:table-cell>
          <table:table-cell table:number-columns-repeated="16382"/>
        </table:table-row>
        <table:table-row table:style-name="ro2">
          <table:table-cell office:value-type="float" office:value="21.231945" table:style-name="ce3">
            <text:p>21,231945</text:p>
          </table:table-cell>
          <table:table-cell office:value-type="float" office:value="55.498196999999998" table:style-name="ce3">
            <text:p>55,498197</text:p>
          </table:table-cell>
          <table:table-cell table:number-columns-repeated="16382"/>
        </table:table-row>
        <table:table-row table:style-name="ro2">
          <table:table-cell office:value-type="float" office:value="21.231389" table:style-name="ce3">
            <text:p>21,231389</text:p>
          </table:table-cell>
          <table:table-cell office:value-type="float" office:value="55.498196999999998" table:style-name="ce3">
            <text:p>55,498197</text:p>
          </table:table-cell>
          <table:table-cell table:number-columns-repeated="16382"/>
        </table:table-row>
        <table:table-row table:style-name="ro2">
          <table:table-cell office:value-type="float" office:value="21.231389" table:style-name="ce3">
            <text:p>21,231389</text:p>
          </table:table-cell>
          <table:table-cell office:value-type="float" office:value="55.498747999999999" table:style-name="ce3">
            <text:p>55,498748</text:p>
          </table:table-cell>
          <table:table-cell table:number-columns-repeated="16382"/>
        </table:table-row>
        <table:table-row table:style-name="ro2">
          <table:table-cell office:value-type="float" office:value="21.230833000000001" table:style-name="ce3">
            <text:p>21,230833</text:p>
          </table:table-cell>
          <table:table-cell office:value-type="float" office:value="55.498747999999999" table:style-name="ce3">
            <text:p>55,498748</text:p>
          </table:table-cell>
          <table:table-cell table:number-columns-repeated="16382"/>
        </table:table-row>
        <table:table-row table:style-name="ro2">
          <table:table-cell office:value-type="float" office:value="21.230833000000001" table:style-name="ce3">
            <text:p>21,230833</text:p>
          </table:table-cell>
          <table:table-cell office:value-type="float" office:value="55.499026000000001" table:style-name="ce3">
            <text:p>55,499026</text:p>
          </table:table-cell>
          <table:table-cell table:number-columns-repeated="16382"/>
        </table:table-row>
        <table:table-row table:style-name="ro2">
          <table:table-cell office:value-type="float" office:value="21.230278999999999" table:style-name="ce3">
            <text:p>21,230279</text:p>
          </table:table-cell>
          <table:table-cell office:value-type="float" office:value="55.499026000000001" table:style-name="ce3">
            <text:p>55,499026</text:p>
          </table:table-cell>
          <table:table-cell table:number-columns-repeated="16382"/>
        </table:table-row>
        <table:table-row table:style-name="ro2">
          <table:table-cell office:value-type="float" office:value="21.230278999999999" table:style-name="ce3">
            <text:p>21,230279</text:p>
          </table:table-cell>
          <table:table-cell office:value-type="float" office:value="55.499585000000003" table:style-name="ce3">
            <text:p>55,499585</text:p>
          </table:table-cell>
          <table:table-cell table:number-columns-repeated="16382"/>
        </table:table-row>
        <table:table-row table:style-name="ro2">
          <table:table-cell office:value-type="float" office:value="21.229723" table:style-name="ce3">
            <text:p>21,229723</text:p>
          </table:table-cell>
          <table:table-cell office:value-type="float" office:value="55.499585000000003" table:style-name="ce3">
            <text:p>55,499585</text:p>
          </table:table-cell>
          <table:table-cell table:number-columns-repeated="16382"/>
        </table:table-row>
        <table:table-row table:style-name="ro2">
          <table:table-cell office:value-type="float" office:value="21.229723" table:style-name="ce3">
            <text:p>21,229723</text:p>
          </table:table-cell>
          <table:table-cell office:value-type="float" office:value="55.500135999999998" table:style-name="ce3">
            <text:p>55,500136</text:p>
          </table:table-cell>
          <table:table-cell table:number-columns-repeated="16382"/>
        </table:table-row>
        <table:table-row table:style-name="ro2">
          <table:table-cell office:value-type="float" office:value="21.229167" table:style-name="ce3">
            <text:p>21,229167</text:p>
          </table:table-cell>
          <table:table-cell office:value-type="float" office:value="55.500135999999998" table:style-name="ce3">
            <text:p>55,500136</text:p>
          </table:table-cell>
          <table:table-cell table:number-columns-repeated="16382"/>
        </table:table-row>
        <table:table-row table:style-name="ro2">
          <table:table-cell office:value-type="float" office:value="21.229167" table:style-name="ce3">
            <text:p>21,229167</text:p>
          </table:table-cell>
          <table:table-cell office:value-type="float" office:value="55.500695" table:style-name="ce3">
            <text:p>55,500695</text:p>
          </table:table-cell>
          <table:table-cell table:number-columns-repeated="16382"/>
        </table:table-row>
        <table:table-row table:style-name="ro2">
          <table:table-cell office:value-type="float" office:value="21.228611000000001" table:style-name="ce3">
            <text:p>21,228611</text:p>
          </table:table-cell>
          <table:table-cell office:value-type="float" office:value="55.500695" table:style-name="ce3">
            <text:p>55,500695</text:p>
          </table:table-cell>
          <table:table-cell table:number-columns-repeated="16382"/>
        </table:table-row>
        <table:table-row table:style-name="ro2">
          <table:table-cell office:value-type="float" office:value="21.228611000000001" table:style-name="ce3">
            <text:p>21,228611</text:p>
          </table:table-cell>
          <table:table-cell office:value-type="float" office:value="55.500973000000002" table:style-name="ce3">
            <text:p>55,500973</text:p>
          </table:table-cell>
          <table:table-cell table:number-columns-repeated="16382"/>
        </table:table-row>
        <table:table-row table:style-name="ro2">
          <table:table-cell office:value-type="float" office:value="21.228057" table:style-name="ce3">
            <text:p>21,228057</text:p>
          </table:table-cell>
          <table:table-cell office:value-type="float" office:value="55.500973000000002" table:style-name="ce3">
            <text:p>55,500973</text:p>
          </table:table-cell>
          <table:table-cell table:number-columns-repeated="16382"/>
        </table:table-row>
        <table:table-row table:style-name="ro2">
          <table:table-cell office:value-type="float" office:value="21.228057" table:style-name="ce3">
            <text:p>21,228057</text:p>
          </table:table-cell>
          <table:table-cell office:value-type="float" office:value="55.501527000000003" table:style-name="ce3">
            <text:p>55,501527</text:p>
          </table:table-cell>
          <table:table-cell table:number-columns-repeated="16382"/>
        </table:table-row>
        <table:table-row table:style-name="ro2">
          <table:table-cell office:value-type="float" office:value="21.227501" table:style-name="ce3">
            <text:p>21,227501</text:p>
          </table:table-cell>
          <table:table-cell office:value-type="float" office:value="55.501528999999998" table:style-name="ce3">
            <text:p>55,501529</text:p>
          </table:table-cell>
          <table:table-cell table:number-columns-repeated="16382"/>
        </table:table-row>
        <table:table-row table:style-name="ro2">
          <table:table-cell office:value-type="float" office:value="21.227501" table:style-name="ce3">
            <text:p>21,227501</text:p>
          </table:table-cell>
          <table:table-cell office:value-type="float" office:value="55.501804999999997" table:style-name="ce3">
            <text:p>55,501805</text:p>
          </table:table-cell>
          <table:table-cell table:number-columns-repeated="16382"/>
        </table:table-row>
        <table:table-row table:style-name="ro2">
          <table:table-cell office:value-type="float" office:value="21.226945000000001" table:style-name="ce3">
            <text:p>21,226945</text:p>
          </table:table-cell>
          <table:table-cell office:value-type="float" office:value="55.501804999999997" table:style-name="ce3">
            <text:p>55,501805</text:p>
          </table:table-cell>
          <table:table-cell table:number-columns-repeated="16382"/>
        </table:table-row>
        <table:table-row table:style-name="ro2">
          <table:table-cell office:value-type="float" office:value="21.226945000000001" table:style-name="ce3">
            <text:p>21,226945</text:p>
          </table:table-cell>
          <table:table-cell office:value-type="float" office:value="55.502361000000001" table:style-name="ce3">
            <text:p>55,502361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502361000000001" table:style-name="ce3">
            <text:p>55,502361</text:p>
          </table:table-cell>
          <table:table-cell table:number-columns-repeated="16382"/>
        </table:table-row>
        <table:table-row table:style-name="ro2">
          <table:table-cell office:value-type="float" office:value="21.226388" table:style-name="ce3">
            <text:p>21,226388</text:p>
          </table:table-cell>
          <table:table-cell office:value-type="float" office:value="55.502918999999999" table:style-name="ce3">
            <text:p>55,502919</text:p>
          </table:table-cell>
          <table:table-cell table:number-columns-repeated="16382"/>
        </table:table-row>
        <table:table-row table:style-name="ro2">
          <table:table-cell office:value-type="float" office:value="21.225835" table:style-name="ce3">
            <text:p>21,225835</text:p>
          </table:table-cell>
          <table:table-cell office:value-type="float" office:value="55.502918999999999" table:style-name="ce3">
            <text:p>55,502919</text:p>
          </table:table-cell>
          <table:table-cell table:number-columns-repeated="16382"/>
        </table:table-row>
        <table:table-row table:style-name="ro2">
          <table:table-cell office:value-type="float" office:value="21.225835" table:style-name="ce3">
            <text:p>21,225835</text:p>
          </table:table-cell>
          <table:table-cell office:value-type="float" office:value="55.503193000000003" table:style-name="ce3">
            <text:p>55,503193</text:p>
          </table:table-cell>
          <table:table-cell table:number-columns-repeated="16382"/>
        </table:table-row>
        <table:table-row table:style-name="ro2">
          <table:table-cell office:value-type="float" office:value="21.225276000000001" table:style-name="ce3">
            <text:p>21,225276</text:p>
          </table:table-cell>
          <table:table-cell office:value-type="float" office:value="55.503193000000003" table:style-name="ce3">
            <text:p>55,503193</text:p>
          </table:table-cell>
          <table:table-cell table:number-columns-repeated="16382"/>
        </table:table-row>
        <table:table-row table:style-name="ro2">
          <table:table-cell office:value-type="float" office:value="21.225276000000001" table:style-name="ce3">
            <text:p>21,225276</text:p>
          </table:table-cell>
          <table:table-cell office:value-type="float" office:value="55.503748999999999" table:style-name="ce3">
            <text:p>55,503749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503748999999999" table:style-name="ce3">
            <text:p>55,503749</text:p>
          </table:table-cell>
          <table:table-cell table:number-columns-repeated="16382"/>
        </table:table-row>
        <table:table-row table:style-name="ro2">
          <table:table-cell office:value-type="float" office:value="21.224722" table:style-name="ce3">
            <text:p>21,224722</text:p>
          </table:table-cell>
          <table:table-cell office:value-type="float" office:value="55.504306999999997" table:style-name="ce3">
            <text:p>55,504307</text:p>
          </table:table-cell>
          <table:table-cell table:number-columns-repeated="16382"/>
        </table:table-row>
        <table:table-row table:style-name="ro2">
          <table:table-cell office:value-type="float" office:value="21.224166" table:style-name="ce3">
            <text:p>21,224166</text:p>
          </table:table-cell>
          <table:table-cell office:value-type="float" office:value="55.504306999999997" table:style-name="ce3">
            <text:p>55,504307</text:p>
          </table:table-cell>
          <table:table-cell table:number-columns-repeated="16382"/>
        </table:table-row>
        <table:table-row table:style-name="ro2">
          <table:table-cell office:value-type="float" office:value="21.224166" table:style-name="ce3">
            <text:p>21,224166</text:p>
          </table:table-cell>
          <table:table-cell office:value-type="float" office:value="55.504581000000002" table:style-name="ce3">
            <text:p>55,504581</text:p>
          </table:table-cell>
          <table:table-cell table:number-columns-repeated="16382"/>
        </table:table-row>
        <table:table-row table:style-name="ro2">
          <table:table-cell office:value-type="float" office:value="21.223611999999999" table:style-name="ce3">
            <text:p>21,223612</text:p>
          </table:table-cell>
          <table:table-cell office:value-type="float" office:value="55.504584999999999" table:style-name="ce3">
            <text:p>55,504585</text:p>
          </table:table-cell>
          <table:table-cell table:number-columns-repeated="16382"/>
        </table:table-row>
        <table:table-row table:style-name="ro2">
          <table:table-cell office:value-type="float" office:value="21.223611999999999" table:style-name="ce3">
            <text:p>21,223612</text:p>
          </table:table-cell>
          <table:table-cell office:value-type="float" office:value="55.505139" table:style-name="ce3">
            <text:p>55,505139</text:p>
          </table:table-cell>
          <table:table-cell table:number-columns-repeated="16382"/>
        </table:table-row>
        <table:table-row table:style-name="ro2">
          <table:table-cell office:value-type="float" office:value="21.223054000000001" table:style-name="ce3">
            <text:p>21,223054</text:p>
          </table:table-cell>
          <table:table-cell office:value-type="float" office:value="55.505139" table:style-name="ce3">
            <text:p>55,505139</text:p>
          </table:table-cell>
          <table:table-cell table:number-columns-repeated="16382"/>
        </table:table-row>
        <table:table-row table:style-name="ro2">
          <table:table-cell office:value-type="float" office:value="21.223054000000001" table:style-name="ce3">
            <text:p>21,223054</text:p>
          </table:table-cell>
          <table:table-cell office:value-type="float" office:value="55.505417000000001" table:style-name="ce3">
            <text:p>55,505417</text:p>
          </table:table-cell>
          <table:table-cell table:number-columns-repeated="16382"/>
        </table:table-row>
        <table:table-row table:style-name="ro2">
          <table:table-cell office:value-type="float" office:value="21.2225" table:style-name="ce3">
            <text:p>21,2225</text:p>
          </table:table-cell>
          <table:table-cell office:value-type="float" office:value="55.505417000000001" table:style-name="ce3">
            <text:p>55,505417</text:p>
          </table:table-cell>
          <table:table-cell table:number-columns-repeated="16382"/>
        </table:table-row>
        <table:table-row table:style-name="ro2">
          <table:table-cell office:value-type="float" office:value="21.2225" table:style-name="ce3">
            <text:p>21,2225</text:p>
          </table:table-cell>
          <table:table-cell office:value-type="float" office:value="55.505972999999997" table:style-name="ce3">
            <text:p>55,505973</text:p>
          </table:table-cell>
          <table:table-cell table:number-columns-repeated="16382"/>
        </table:table-row>
        <table:table-row table:style-name="ro2">
          <table:table-cell office:value-type="float" office:value="21.221944000000001" table:style-name="ce3">
            <text:p>21,221944</text:p>
          </table:table-cell>
          <table:table-cell office:value-type="float" office:value="55.505972999999997" table:style-name="ce3">
            <text:p>55,505973</text:p>
          </table:table-cell>
          <table:table-cell table:number-columns-repeated="16382"/>
        </table:table-row>
        <table:table-row table:style-name="ro2">
          <table:table-cell office:value-type="float" office:value="21.221944000000001" table:style-name="ce3">
            <text:p>21,221944</text:p>
          </table:table-cell>
          <table:table-cell office:value-type="float" office:value="55.506526999999998" table:style-name="ce3">
            <text:p>55,506527</text:p>
          </table:table-cell>
          <table:table-cell table:number-columns-repeated="16382"/>
        </table:table-row>
        <table:table-row table:style-name="ro2">
          <table:table-cell office:value-type="float" office:value="21.22139" table:style-name="ce3">
            <text:p>21,22139</text:p>
          </table:table-cell>
          <table:table-cell office:value-type="float" office:value="55.506526999999998" table:style-name="ce3">
            <text:p>55,506527</text:p>
          </table:table-cell>
          <table:table-cell table:number-columns-repeated="16382"/>
        </table:table-row>
        <table:table-row table:style-name="ro2">
          <table:table-cell office:value-type="float" office:value="21.22139" table:style-name="ce3">
            <text:p>21,22139</text:p>
          </table:table-cell>
          <table:table-cell office:value-type="float" office:value="55.506805" table:style-name="ce3">
            <text:p>55,506805</text:p>
          </table:table-cell>
          <table:table-cell table:number-columns-repeated="16382"/>
        </table:table-row>
        <table:table-row table:style-name="ro2">
          <table:table-cell office:value-type="float" office:value="21.220832000000001" table:style-name="ce3">
            <text:p>21,220832</text:p>
          </table:table-cell>
          <table:table-cell office:value-type="float" office:value="55.506805" table:style-name="ce3">
            <text:p>55,506805</text:p>
          </table:table-cell>
          <table:table-cell table:number-columns-repeated="16382"/>
        </table:table-row>
        <table:table-row table:style-name="ro2">
          <table:table-cell office:value-type="float" office:value="21.220832000000001" table:style-name="ce3">
            <text:p>21,220832</text:p>
          </table:table-cell>
          <table:table-cell office:value-type="float" office:value="55.507362999999998" table:style-name="ce3">
            <text:p>55,507363</text:p>
          </table:table-cell>
          <table:table-cell table:number-columns-repeated="16382"/>
        </table:table-row>
        <table:table-row table:style-name="ro2">
          <table:table-cell office:value-type="float" office:value="21.220278" table:style-name="ce3">
            <text:p>21,220278</text:p>
          </table:table-cell>
          <table:table-cell office:value-type="float" office:value="55.507362999999998" table:style-name="ce3">
            <text:p>55,507363</text:p>
          </table:table-cell>
          <table:table-cell table:number-columns-repeated="16382"/>
        </table:table-row>
        <table:table-row table:style-name="ro2">
          <table:table-cell office:value-type="float" office:value="21.220278" table:style-name="ce3">
            <text:p>21,220278</text:p>
          </table:table-cell>
          <table:table-cell office:value-type="float" office:value="55.507914999999997" table:style-name="ce3">
            <text:p>55,507915</text:p>
          </table:table-cell>
          <table:table-cell table:number-columns-repeated="16382"/>
        </table:table-row>
        <table:table-row table:style-name="ro2">
          <table:table-cell office:value-type="float" office:value="21.219722000000001" table:style-name="ce3">
            <text:p>21,219722</text:p>
          </table:table-cell>
          <table:table-cell office:value-type="float" office:value="55.507914999999997" table:style-name="ce3">
            <text:p>55,507915</text:p>
          </table:table-cell>
          <table:table-cell table:number-columns-repeated="16382"/>
        </table:table-row>
        <table:table-row table:style-name="ro2">
          <table:table-cell office:value-type="float" office:value="21.219722000000001" table:style-name="ce3">
            <text:p>21,219722</text:p>
          </table:table-cell>
          <table:table-cell office:value-type="float" office:value="55.508473000000002" table:style-name="ce3">
            <text:p>55,508473</text:p>
          </table:table-cell>
          <table:table-cell table:number-columns-repeated="16382"/>
        </table:table-row>
        <table:table-row table:style-name="ro2">
          <table:table-cell office:value-type="float" office:value="21.219166000000001" table:style-name="ce3">
            <text:p>21,219166</text:p>
          </table:table-cell>
          <table:table-cell office:value-type="float" office:value="55.508473000000002" table:style-name="ce3">
            <text:p>55,508473</text:p>
          </table:table-cell>
          <table:table-cell table:number-columns-repeated="16382"/>
        </table:table-row>
        <table:table-row table:style-name="ro2">
          <table:table-cell office:value-type="float" office:value="21.219166000000001" table:style-name="ce3">
            <text:p>21,219166</text:p>
          </table:table-cell>
          <table:table-cell office:value-type="float" office:value="55.509028999999998" table:style-name="ce3">
            <text:p>55,509029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509028999999998" table:style-name="ce3">
            <text:p>55,509029</text:p>
          </table:table-cell>
          <table:table-cell table:number-columns-repeated="16382"/>
        </table:table-row>
        <table:table-row table:style-name="ro2">
          <table:table-cell office:value-type="float" office:value="21.218610000000002" table:style-name="ce3">
            <text:p>21,21861</text:p>
          </table:table-cell>
          <table:table-cell office:value-type="float" office:value="55.509582999999999" table:style-name="ce3">
            <text:p>55,509583</text:p>
          </table:table-cell>
          <table:table-cell table:number-columns-repeated="16382"/>
        </table:table-row>
        <table:table-row table:style-name="ro2">
          <table:table-cell office:value-type="float" office:value="21.218056000000001" table:style-name="ce3">
            <text:p>21,218056</text:p>
          </table:table-cell>
          <table:table-cell office:value-type="float" office:value="55.509582999999999" table:style-name="ce3">
            <text:p>55,509583</text:p>
          </table:table-cell>
          <table:table-cell table:number-columns-repeated="16382"/>
        </table:table-row>
        <table:table-row table:style-name="ro2">
          <table:table-cell office:value-type="float" office:value="21.218056000000001" table:style-name="ce3">
            <text:p>21,218056</text:p>
          </table:table-cell>
          <table:table-cell office:value-type="float" office:value="55.510139000000002" table:style-name="ce3">
            <text:p>55,510139</text:p>
          </table:table-cell>
          <table:table-cell table:number-columns-repeated="16382"/>
        </table:table-row>
        <table:table-row table:style-name="ro2">
          <table:table-cell office:value-type="float" office:value="21.217500000000001" table:style-name="ce3">
            <text:p>21,2175</text:p>
          </table:table-cell>
          <table:table-cell office:value-type="float" office:value="55.510139000000002" table:style-name="ce3">
            <text:p>55,510139</text:p>
          </table:table-cell>
          <table:table-cell table:number-columns-repeated="16382"/>
        </table:table-row>
        <table:table-row table:style-name="ro2">
          <table:table-cell office:value-type="float" office:value="21.217500000000001" table:style-name="ce3">
            <text:p>21,2175</text:p>
          </table:table-cell>
          <table:table-cell office:value-type="float" office:value="55.510692999999897" table:style-name="ce3">
            <text:p>55,510693</text:p>
          </table:table-cell>
          <table:table-cell table:number-columns-repeated="16382"/>
        </table:table-row>
        <table:table-row table:style-name="ro2">
          <table:table-cell office:value-type="float" office:value="21.216944000000002" table:style-name="ce3">
            <text:p>21,216944</text:p>
          </table:table-cell>
          <table:table-cell office:value-type="float" office:value="55.510692999999897" table:style-name="ce3">
            <text:p>55,510693</text:p>
          </table:table-cell>
          <table:table-cell table:number-columns-repeated="16382"/>
        </table:table-row>
        <table:table-row table:style-name="ro2">
          <table:table-cell office:value-type="float" office:value="21.216944000000002" table:style-name="ce3">
            <text:p>21,216944</text:p>
          </table:table-cell>
          <table:table-cell office:value-type="float" office:value="55.511248999999999" table:style-name="ce3">
            <text:p>55,511249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511248999999999" table:style-name="ce3">
            <text:p>55,511249</text:p>
          </table:table-cell>
          <table:table-cell table:number-columns-repeated="16382"/>
        </table:table-row>
        <table:table-row table:style-name="ro2">
          <table:table-cell office:value-type="float" office:value="21.216387999999998" table:style-name="ce3">
            <text:p>21,216388</text:p>
          </table:table-cell>
          <table:table-cell office:value-type="float" office:value="55.511805000000003" table:style-name="ce3">
            <text:p>55,511805</text:p>
          </table:table-cell>
          <table:table-cell table:number-columns-repeated="16382"/>
        </table:table-row>
        <table:table-row table:style-name="ro2">
          <table:table-cell office:value-type="float" office:value="21.215834000000001" table:style-name="ce3">
            <text:p>21,215834</text:p>
          </table:table-cell>
          <table:table-cell office:value-type="float" office:value="55.511805000000003" table:style-name="ce3">
            <text:p>55,511805</text:p>
          </table:table-cell>
          <table:table-cell table:number-columns-repeated="16382"/>
        </table:table-row>
        <table:table-row table:style-name="ro2">
          <table:table-cell office:value-type="float" office:value="21.215834000000001" table:style-name="ce3">
            <text:p>21,215834</text:p>
          </table:table-cell>
          <table:table-cell office:value-type="float" office:value="55.512358999999897" table:style-name="ce3">
            <text:p>55,512359</text:p>
          </table:table-cell>
          <table:table-cell table:number-columns-repeated="16382"/>
        </table:table-row>
        <table:table-row table:style-name="ro2">
          <table:table-cell office:value-type="float" office:value="21.215278000000001" table:style-name="ce3">
            <text:p>21,215278</text:p>
          </table:table-cell>
          <table:table-cell office:value-type="float" office:value="55.512358999999897" table:style-name="ce3">
            <text:p>55,512359</text:p>
          </table:table-cell>
          <table:table-cell table:number-columns-repeated="16382"/>
        </table:table-row>
        <table:table-row table:style-name="ro2">
          <table:table-cell office:value-type="float" office:value="21.215278000000001" table:style-name="ce3">
            <text:p>21,215278</text:p>
          </table:table-cell>
          <table:table-cell office:value-type="float" office:value="55.512636999999998" table:style-name="ce3">
            <text:p>55,512637</text:p>
          </table:table-cell>
          <table:table-cell table:number-columns-repeated="16382"/>
        </table:table-row>
        <table:table-row table:style-name="ro2">
          <table:table-cell office:value-type="float" office:value="21.214722000000101" table:style-name="ce3">
            <text:p>21,214722</text:p>
          </table:table-cell>
          <table:table-cell office:value-type="float" office:value="55.512636999999998" table:style-name="ce3">
            <text:p>55,512637</text:p>
          </table:table-cell>
          <table:table-cell table:number-columns-repeated="16382"/>
        </table:table-row>
        <table:table-row table:style-name="ro2">
          <table:table-cell office:value-type="float" office:value="21.214722000000101" table:style-name="ce3">
            <text:p>21,214722</text:p>
          </table:table-cell>
          <table:table-cell office:value-type="float" office:value="55.513196000000001" table:style-name="ce3">
            <text:p>55,513196</text:p>
          </table:table-cell>
          <table:table-cell table:number-columns-repeated="16382"/>
        </table:table-row>
        <table:table-row table:style-name="ro2">
          <table:table-cell office:value-type="float" office:value="21.214168000000001" table:style-name="ce3">
            <text:p>21,214168</text:p>
          </table:table-cell>
          <table:table-cell office:value-type="float" office:value="55.513196000000001" table:style-name="ce3">
            <text:p>55,513196</text:p>
          </table:table-cell>
          <table:table-cell table:number-columns-repeated="16382"/>
        </table:table-row>
        <table:table-row table:style-name="ro2">
          <table:table-cell office:value-type="float" office:value="21.214168000000001" table:style-name="ce3">
            <text:p>21,214168</text:p>
          </table:table-cell>
          <table:table-cell office:value-type="float" office:value="55.513747000000002" table:style-name="ce3">
            <text:p>55,513747</text:p>
          </table:table-cell>
          <table:table-cell table:number-columns-repeated="16382"/>
        </table:table-row>
        <table:table-row table:style-name="ro2">
          <table:table-cell office:value-type="float" office:value="21.213612000000001" table:style-name="ce3">
            <text:p>21,213612</text:p>
          </table:table-cell>
          <table:table-cell office:value-type="float" office:value="55.513747000000002" table:style-name="ce3">
            <text:p>55,513747</text:p>
          </table:table-cell>
          <table:table-cell table:number-columns-repeated="16382"/>
        </table:table-row>
        <table:table-row table:style-name="ro2">
          <table:table-cell office:value-type="float" office:value="21.213612000000001" table:style-name="ce3">
            <text:p>21,213612</text:p>
          </table:table-cell>
          <table:table-cell office:value-type="float" office:value="55.514028000000003" table:style-name="ce3">
            <text:p>55,514028</text:p>
          </table:table-cell>
          <table:table-cell table:number-columns-repeated="16382"/>
        </table:table-row>
        <table:table-row table:style-name="ro2">
          <table:table-cell office:value-type="float" office:value="21.213055000000001" table:style-name="ce3">
            <text:p>21,213055</text:p>
          </table:table-cell>
          <table:table-cell office:value-type="float" office:value="55.514028000000003" table:style-name="ce3">
            <text:p>55,514028</text:p>
          </table:table-cell>
          <table:table-cell table:number-columns-repeated="16382"/>
        </table:table-row>
        <table:table-row table:style-name="ro2">
          <table:table-cell office:value-type="float" office:value="21.213055000000001" table:style-name="ce3">
            <text:p>21,213055</text:p>
          </table:table-cell>
          <table:table-cell office:value-type="float" office:value="55.5145839999999" table:style-name="ce3">
            <text:p>55,514584</text:p>
          </table:table-cell>
          <table:table-cell table:number-columns-repeated="16382"/>
        </table:table-row>
        <table:table-row table:style-name="ro2">
          <table:table-cell office:value-type="float" office:value="21.212499000000001" table:style-name="ce3">
            <text:p>21,212499</text:p>
          </table:table-cell>
          <table:table-cell office:value-type="float" office:value="55.5145839999999" table:style-name="ce3">
            <text:p>55,514584</text:p>
          </table:table-cell>
          <table:table-cell table:number-columns-repeated="16382"/>
        </table:table-row>
        <table:table-row table:style-name="ro2">
          <table:table-cell office:value-type="float" office:value="21.212499000000001" table:style-name="ce3">
            <text:p>21,212499</text:p>
          </table:table-cell>
          <table:table-cell office:value-type="float" office:value="55.514862000000001" table:style-name="ce3">
            <text:p>55,514862</text:p>
          </table:table-cell>
          <table:table-cell table:number-columns-repeated="16382"/>
        </table:table-row>
        <table:table-row table:style-name="ro2">
          <table:table-cell office:value-type="float" office:value="21.211946000000001" table:style-name="ce3">
            <text:p>21,211946</text:p>
          </table:table-cell>
          <table:table-cell office:value-type="float" office:value="55.514862000000001" table:style-name="ce3">
            <text:p>55,514862</text:p>
          </table:table-cell>
          <table:table-cell table:number-columns-repeated="16382"/>
        </table:table-row>
        <table:table-row table:style-name="ro2">
          <table:table-cell office:value-type="float" office:value="21.211946000000001" table:style-name="ce3">
            <text:p>21,211946</text:p>
          </table:table-cell>
          <table:table-cell office:value-type="float" office:value="55.515416000000002" table:style-name="ce3">
            <text:p>55,515416</text:p>
          </table:table-cell>
          <table:table-cell table:number-columns-repeated="16382"/>
        </table:table-row>
        <table:table-row table:style-name="ro2">
          <table:table-cell office:value-type="float" office:value="21.2113890000001" table:style-name="ce3">
            <text:p>21,211389</text:p>
          </table:table-cell>
          <table:table-cell office:value-type="float" office:value="55.515416000000002" table:style-name="ce3">
            <text:p>55,515416</text:p>
          </table:table-cell>
          <table:table-cell table:number-columns-repeated="16382"/>
        </table:table-row>
        <table:table-row table:style-name="ro2">
          <table:table-cell office:value-type="float" office:value="21.2113890000001" table:style-name="ce3">
            <text:p>21,211389</text:p>
          </table:table-cell>
          <table:table-cell office:value-type="float" office:value="55.515693999999897" table:style-name="ce3">
            <text:p>55,515694</text:p>
          </table:table-cell>
          <table:table-cell table:number-columns-repeated="16382"/>
        </table:table-row>
        <table:table-row table:style-name="ro2">
          <table:table-cell office:value-type="float" office:value="21.210833000000001" table:style-name="ce3">
            <text:p>21,210833</text:p>
          </table:table-cell>
          <table:table-cell office:value-type="float" office:value="55.515693999999897" table:style-name="ce3">
            <text:p>55,515694</text:p>
          </table:table-cell>
          <table:table-cell table:number-columns-repeated="16382"/>
        </table:table-row>
        <table:table-row table:style-name="ro2">
          <table:table-cell office:value-type="float" office:value="21.210833000000001" table:style-name="ce3">
            <text:p>21,210833</text:p>
          </table:table-cell>
          <table:table-cell office:value-type="float" office:value="55.5162499999999" table:style-name="ce3">
            <text:p>55,51625</text:p>
          </table:table-cell>
          <table:table-cell table:number-columns-repeated="16382"/>
        </table:table-row>
        <table:table-row table:style-name="ro2">
          <table:table-cell office:value-type="float" office:value="21.210277000000001" table:style-name="ce3">
            <text:p>21,210277</text:p>
          </table:table-cell>
          <table:table-cell office:value-type="float" office:value="55.5162499999999" table:style-name="ce3">
            <text:p>55,51625</text:p>
          </table:table-cell>
          <table:table-cell table:number-columns-repeated="16382"/>
        </table:table-row>
        <table:table-row table:style-name="ro2">
          <table:table-cell office:value-type="float" office:value="21.210277000000001" table:style-name="ce3">
            <text:p>21,210277</text:p>
          </table:table-cell>
          <table:table-cell office:value-type="float" office:value="55.516530000000003" table:style-name="ce3">
            <text:p>55,51653</text:p>
          </table:table-cell>
          <table:table-cell table:number-columns-repeated="16382"/>
        </table:table-row>
        <table:table-row table:style-name="ro2">
          <table:table-cell office:value-type="float" office:value="21.209722999999901" table:style-name="ce3">
            <text:p>21,209723</text:p>
          </table:table-cell>
          <table:table-cell office:value-type="float" office:value="55.516530000000003" table:style-name="ce3">
            <text:p>55,51653</text:p>
          </table:table-cell>
          <table:table-cell table:number-columns-repeated="16382"/>
        </table:table-row>
        <table:table-row table:style-name="ro2">
          <table:table-cell office:value-type="float" office:value="21.209722999999901" table:style-name="ce3">
            <text:p>21,209723</text:p>
          </table:table-cell>
          <table:table-cell office:value-type="float" office:value="55.517082000000002" table:style-name="ce3">
            <text:p>55,517082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517082000000002" table:style-name="ce3">
            <text:p>55,517082</text:p>
          </table:table-cell>
          <table:table-cell table:number-columns-repeated="16382"/>
        </table:table-row>
        <table:table-row table:style-name="ro2">
          <table:table-cell office:value-type="float" office:value="21.209167000000001" table:style-name="ce3">
            <text:p>21,209167</text:p>
          </table:table-cell>
          <table:table-cell office:value-type="float" office:value="55.51764" table:style-name="ce3">
            <text:p>55,51764</text:p>
          </table:table-cell>
          <table:table-cell table:number-columns-repeated="16382"/>
        </table:table-row>
        <table:table-row table:style-name="ro2">
          <table:table-cell office:value-type="float" office:value="21.208611000000001" table:style-name="ce3">
            <text:p>21,208611</text:p>
          </table:table-cell>
          <table:table-cell office:value-type="float" office:value="55.51764" table:style-name="ce3">
            <text:p>55,51764</text:p>
          </table:table-cell>
          <table:table-cell table:number-columns-repeated="16382"/>
        </table:table-row>
        <table:table-row table:style-name="ro2">
          <table:table-cell office:value-type="float" office:value="21.208611000000001" table:style-name="ce3">
            <text:p>21,208611</text:p>
          </table:table-cell>
          <table:table-cell office:value-type="float" office:value="55.517918000000002" table:style-name="ce3">
            <text:p>55,517918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517918000000002" table:style-name="ce3">
            <text:p>55,517918</text:p>
          </table:table-cell>
          <table:table-cell table:number-columns-repeated="16382"/>
        </table:table-row>
        <table:table-row table:style-name="ro2">
          <table:table-cell office:value-type="float" office:value="21.208055000000101" table:style-name="ce3">
            <text:p>21,208055</text:p>
          </table:table-cell>
          <table:table-cell office:value-type="float" office:value="55.518470000000001" table:style-name="ce3">
            <text:p>55,51847</text:p>
          </table:table-cell>
          <table:table-cell table:number-columns-repeated="16382"/>
        </table:table-row>
        <table:table-row table:style-name="ro2">
          <table:table-cell office:value-type="float" office:value="21.207501000000001" table:style-name="ce3">
            <text:p>21,207501</text:p>
          </table:table-cell>
          <table:table-cell office:value-type="float" office:value="55.518470000000001" table:style-name="ce3">
            <text:p>55,51847</text:p>
          </table:table-cell>
          <table:table-cell table:number-columns-repeated="16382"/>
        </table:table-row>
        <table:table-row table:style-name="ro2">
          <table:table-cell office:value-type="float" office:value="21.207501000000001" table:style-name="ce3">
            <text:p>21,207501</text:p>
          </table:table-cell>
          <table:table-cell office:value-type="float" office:value="55.518749999999898" table:style-name="ce3">
            <text:p>55,51875</text:p>
          </table:table-cell>
          <table:table-cell table:number-columns-repeated="16382"/>
        </table:table-row>
        <table:table-row table:style-name="ro2">
          <table:table-cell office:value-type="float" office:value="21.206945000000001" table:style-name="ce3">
            <text:p>21,206945</text:p>
          </table:table-cell>
          <table:table-cell office:value-type="float" office:value="55.518749999999898" table:style-name="ce3">
            <text:p>55,51875</text:p>
          </table:table-cell>
          <table:table-cell table:number-columns-repeated="16382"/>
        </table:table-row>
        <table:table-row table:style-name="ro2">
          <table:table-cell office:value-type="float" office:value="21.206942999999999" table:style-name="ce3">
            <text:p>21,206943</text:p>
          </table:table-cell>
          <table:table-cell office:value-type="float" office:value="55.519306" table:style-name="ce3">
            <text:p>55,519306</text:p>
          </table:table-cell>
          <table:table-cell table:number-columns-repeated="16382"/>
        </table:table-row>
        <table:table-row table:style-name="ro2">
          <table:table-cell office:value-type="float" office:value="21.206388999999898" table:style-name="ce3">
            <text:p>21,206389</text:p>
          </table:table-cell>
          <table:table-cell office:value-type="float" office:value="55.519306" table:style-name="ce3">
            <text:p>55,519306</text:p>
          </table:table-cell>
          <table:table-cell table:number-columns-repeated="16382"/>
        </table:table-row>
        <table:table-row table:style-name="ro2">
          <table:table-cell office:value-type="float" office:value="21.206388999999898" table:style-name="ce3">
            <text:p>21,206389</text:p>
          </table:table-cell>
          <table:table-cell office:value-type="float" office:value="55.519583999999902" table:style-name="ce3">
            <text:p>55,519584</text:p>
          </table:table-cell>
          <table:table-cell table:number-columns-repeated="16382"/>
        </table:table-row>
        <table:table-row table:style-name="ro2">
          <table:table-cell office:value-type="float" office:value="21.205832999999998" table:style-name="ce3">
            <text:p>21,205833</text:p>
          </table:table-cell>
          <table:table-cell office:value-type="float" office:value="55.519583999999902" table:style-name="ce3">
            <text:p>55,519584</text:p>
          </table:table-cell>
          <table:table-cell table:number-columns-repeated="16382"/>
        </table:table-row>
        <table:table-row table:style-name="ro2">
          <table:table-cell office:value-type="float" office:value="21.205832999999998" table:style-name="ce3">
            <text:p>21,205833</text:p>
          </table:table-cell>
          <table:table-cell office:value-type="float" office:value="55.520138000000003" table:style-name="ce3">
            <text:p>55,520138</text:p>
          </table:table-cell>
          <table:table-cell table:number-columns-repeated="16382"/>
        </table:table-row>
        <table:table-row table:style-name="ro2">
          <table:table-cell office:value-type="float" office:value="21.205279000000001" table:style-name="ce3">
            <text:p>21,205279</text:p>
          </table:table-cell>
          <table:table-cell office:value-type="float" office:value="55.520138000000003" table:style-name="ce3">
            <text:p>55,520138</text:p>
          </table:table-cell>
          <table:table-cell table:number-columns-repeated="16382"/>
        </table:table-row>
        <table:table-row table:style-name="ro2">
          <table:table-cell office:value-type="float" office:value="21.205279000000001" table:style-name="ce3">
            <text:p>21,205279</text:p>
          </table:table-cell>
          <table:table-cell office:value-type="float" office:value="55.520415999999898" table:style-name="ce3">
            <text:p>55,520416</text:p>
          </table:table-cell>
          <table:table-cell table:number-columns-repeated="16382"/>
        </table:table-row>
        <table:table-row table:style-name="ro2">
          <table:table-cell office:value-type="float" office:value="21.204721000000099" table:style-name="ce3">
            <text:p>21,204721</text:p>
          </table:table-cell>
          <table:table-cell office:value-type="float" office:value="55.520415999999898" table:style-name="ce3">
            <text:p>55,520416</text:p>
          </table:table-cell>
          <table:table-cell table:number-columns-repeated="16382"/>
        </table:table-row>
        <table:table-row table:style-name="ro2">
          <table:table-cell office:value-type="float" office:value="21.204721000000099" table:style-name="ce3">
            <text:p>21,204721</text:p>
          </table:table-cell>
          <table:table-cell office:value-type="float" office:value="55.520972" table:style-name="ce3">
            <text:p>55,520972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520972" table:style-name="ce3">
            <text:p>55,520972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521804000000003" table:style-name="ce3">
            <text:p>55,521804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521804000000003" table:style-name="ce3">
            <text:p>55,521804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523193999999897" table:style-name="ce3">
            <text:p>55,523194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523193999999897" table:style-name="ce3">
            <text:p>55,523194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524581999999903" table:style-name="ce3">
            <text:p>55,524582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524581999999903" table:style-name="ce3">
            <text:p>55,524582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525697000000001" table:style-name="ce3">
            <text:p>55,525697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525697000000001" table:style-name="ce3">
            <text:p>55,525697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526525999999897" table:style-name="ce3">
            <text:p>55,526526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526525999999897" table:style-name="ce3">
            <text:p>55,526526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527363000000001" table:style-name="ce3">
            <text:p>55,527363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527363000000001" table:style-name="ce3">
            <text:p>55,527363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528194999999897" table:style-name="ce3">
            <text:p>55,528195</text:p>
          </table:table-cell>
          <table:table-cell table:number-columns-repeated="16382"/>
        </table:table-row>
        <table:table-row table:style-name="ro2">
          <table:table-cell office:value-type="float" office:value="21.204721000000099" table:style-name="ce3">
            <text:p>21,204721</text:p>
          </table:table-cell>
          <table:table-cell office:value-type="float" office:value="55.528194999999897" table:style-name="ce3">
            <text:p>55,528195</text:p>
          </table:table-cell>
          <table:table-cell table:number-columns-repeated="16382"/>
        </table:table-row>
        <table:table-row table:style-name="ro2">
          <table:table-cell office:value-type="float" office:value="21.204721000000099" table:style-name="ce3">
            <text:p>21,204721</text:p>
          </table:table-cell>
          <table:table-cell office:value-type="float" office:value="55.529305000000001" table:style-name="ce3">
            <text:p>55,529305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529305000000001" table:style-name="ce3">
            <text:p>55,529305</text:p>
          </table:table-cell>
          <table:table-cell table:number-columns-repeated="16382"/>
        </table:table-row>
        <table:table-row table:style-name="ro2">
          <table:table-cell office:value-type="float" office:value="21.204167000000002" table:style-name="ce3">
            <text:p>21,204167</text:p>
          </table:table-cell>
          <table:table-cell office:value-type="float" office:value="55.530971000000001" table:style-name="ce3">
            <text:p>55,530971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530971000000001" table:style-name="ce3">
            <text:p>55,530971</text:p>
          </table:table-cell>
          <table:table-cell table:number-columns-repeated="16382"/>
        </table:table-row>
        <table:table-row table:style-name="ro2">
          <table:table-cell office:value-type="float" office:value="21.203610999999999" table:style-name="ce3">
            <text:p>21,203611</text:p>
          </table:table-cell>
          <table:table-cell office:value-type="float" office:value="55.532639000000003" table:style-name="ce3">
            <text:p>55,532639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532639000000003" table:style-name="ce3">
            <text:p>55,532639</text:p>
          </table:table-cell>
          <table:table-cell table:number-columns-repeated="16382"/>
        </table:table-row>
        <table:table-row table:style-name="ro2">
          <table:table-cell office:value-type="float" office:value="21.203056999999902" table:style-name="ce3">
            <text:p>21,203057</text:p>
          </table:table-cell>
          <table:table-cell office:value-type="float" office:value="55.533748999999901" table:style-name="ce3">
            <text:p>55,533749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533748999999901" table:style-name="ce3">
            <text:p>55,533749</text:p>
          </table:table-cell>
          <table:table-cell table:number-columns-repeated="16382"/>
        </table:table-row>
        <table:table-row table:style-name="ro2">
          <table:table-cell office:value-type="float" office:value="21.2024989999999" table:style-name="ce3">
            <text:p>21,202499</text:p>
          </table:table-cell>
          <table:table-cell office:value-type="float" office:value="55.535136999999999" table:style-name="ce3">
            <text:p>55,535137</text:p>
          </table:table-cell>
          <table:table-cell table:number-columns-repeated="16382"/>
        </table:table-row>
        <table:table-row table:style-name="ro2">
          <table:table-cell office:value-type="float" office:value="21.201944999999998" table:style-name="ce3">
            <text:p>21,201945</text:p>
          </table:table-cell>
          <table:table-cell office:value-type="float" office:value="55.535136999999999" table:style-name="ce3">
            <text:p>55,535137</text:p>
          </table:table-cell>
          <table:table-cell table:number-columns-repeated="16382"/>
        </table:table-row>
        <table:table-row table:style-name="ro2">
          <table:table-cell office:value-type="float" office:value="21.201944999999998" table:style-name="ce3">
            <text:p>21,201945</text:p>
          </table:table-cell>
          <table:table-cell office:value-type="float" office:value="55.536530000000099" table:style-name="ce3">
            <text:p>55,53653</text:p>
          </table:table-cell>
          <table:table-cell table:number-columns-repeated="16382"/>
        </table:table-row>
        <table:table-row table:style-name="ro2">
          <table:table-cell office:value-type="float" office:value="21.201388999999999" table:style-name="ce3">
            <text:p>21,201389</text:p>
          </table:table-cell>
          <table:table-cell office:value-type="float" office:value="55.536530000000099" table:style-name="ce3">
            <text:p>55,53653</text:p>
          </table:table-cell>
          <table:table-cell table:number-columns-repeated="16382"/>
        </table:table-row>
        <table:table-row table:style-name="ro2">
          <table:table-cell office:value-type="float" office:value="21.201388999999999" table:style-name="ce3">
            <text:p>21,201389</text:p>
          </table:table-cell>
          <table:table-cell office:value-type="float" office:value="55.537638999999899" table:style-name="ce3">
            <text:p>55,537639</text:p>
          </table:table-cell>
          <table:table-cell table:number-columns-repeated="16382"/>
        </table:table-row>
        <table:table-row table:style-name="ro2">
          <table:table-cell office:value-type="float" office:value="21.200835000000001" table:style-name="ce3">
            <text:p>21,200835</text:p>
          </table:table-cell>
          <table:table-cell office:value-type="float" office:value="55.537638999999899" table:style-name="ce3">
            <text:p>55,537639</text:p>
          </table:table-cell>
          <table:table-cell table:number-columns-repeated="16382"/>
        </table:table-row>
        <table:table-row table:style-name="ro2">
          <table:table-cell office:value-type="float" office:value="21.200835000000001" table:style-name="ce3">
            <text:p>21,200835</text:p>
          </table:table-cell>
          <table:table-cell office:value-type="float" office:value="55.538748999999903" table:style-name="ce3">
            <text:p>55,538749</text:p>
          </table:table-cell>
          <table:table-cell table:number-columns-repeated="16382"/>
        </table:table-row>
        <table:table-row table:style-name="ro2">
          <table:table-cell office:value-type="float" office:value="21.200275999999999" table:style-name="ce3">
            <text:p>21,200276</text:p>
          </table:table-cell>
          <table:table-cell office:value-type="float" office:value="55.538748999999903" table:style-name="ce3">
            <text:p>55,538749</text:p>
          </table:table-cell>
          <table:table-cell table:number-columns-repeated="16382"/>
        </table:table-row>
        <table:table-row table:style-name="ro2">
          <table:table-cell office:value-type="float" office:value="21.200275999999999" table:style-name="ce3">
            <text:p>21,200276</text:p>
          </table:table-cell>
          <table:table-cell office:value-type="float" office:value="55.539859" table:style-name="ce3">
            <text:p>55,539859</text:p>
          </table:table-cell>
          <table:table-cell table:number-columns-repeated="16382"/>
        </table:table-row>
        <table:table-row table:style-name="ro2">
          <table:table-cell office:value-type="float" office:value="21.199722999999999" table:style-name="ce3">
            <text:p>21,199723</text:p>
          </table:table-cell>
          <table:table-cell office:value-type="float" office:value="55.539859" table:style-name="ce3">
            <text:p>55,539859</text:p>
          </table:table-cell>
          <table:table-cell table:number-columns-repeated="16382"/>
        </table:table-row>
        <table:table-row table:style-name="ro2">
          <table:table-cell office:value-type="float" office:value="21.199722999999999" table:style-name="ce3">
            <text:p>21,199723</text:p>
          </table:table-cell>
          <table:table-cell office:value-type="float" office:value="55.540973999999899" table:style-name="ce3">
            <text:p>55,540974</text:p>
          </table:table-cell>
          <table:table-cell table:number-columns-repeated="16382"/>
        </table:table-row>
        <table:table-row table:style-name="ro2">
          <table:table-cell office:value-type="float" office:value="21.199165999999899" table:style-name="ce3">
            <text:p>21,199166</text:p>
          </table:table-cell>
          <table:table-cell office:value-type="float" office:value="55.540973999999899" table:style-name="ce3">
            <text:p>55,540974</text:p>
          </table:table-cell>
          <table:table-cell table:number-columns-repeated="16382"/>
        </table:table-row>
        <table:table-row table:style-name="ro2">
          <table:table-cell office:value-type="float" office:value="21.199165999999899" table:style-name="ce3">
            <text:p>21,199166</text:p>
          </table:table-cell>
          <table:table-cell office:value-type="float" office:value="55.542083999999903" table:style-name="ce3">
            <text:p>55,542084</text:p>
          </table:table-cell>
          <table:table-cell table:number-columns-repeated="16382"/>
        </table:table-row>
        <table:table-row table:style-name="ro2">
          <table:table-cell office:value-type="float" office:value="21.198609999999999" table:style-name="ce3">
            <text:p>21,19861</text:p>
          </table:table-cell>
          <table:table-cell office:value-type="float" office:value="55.542083999999903" table:style-name="ce3">
            <text:p>55,542084</text:p>
          </table:table-cell>
          <table:table-cell table:number-columns-repeated="16382"/>
        </table:table-row>
        <table:table-row table:style-name="ro2">
          <table:table-cell office:value-type="float" office:value="21.198609999999999" table:style-name="ce3">
            <text:p>21,19861</text:p>
          </table:table-cell>
          <table:table-cell office:value-type="float" office:value="55.542915999999899" table:style-name="ce3">
            <text:p>55,542916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542915999999899" table:style-name="ce3">
            <text:p>55,542916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543471999999902" table:style-name="ce3">
            <text:p>55,543472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543471999999902" table:style-name="ce3">
            <text:p>55,543472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544030000000099" table:style-name="ce3">
            <text:p>55,54403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544030000000099" table:style-name="ce3">
            <text:p>55,54403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54486" table:style-name="ce3">
            <text:p>55,54486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54486" table:style-name="ce3">
            <text:p>55,54486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5459719999999" table:style-name="ce3">
            <text:p>55,545972</text:p>
          </table:table-cell>
          <table:table-cell table:number-columns-repeated="16382"/>
        </table:table-row>
        <table:table-row table:style-name="ro2">
          <table:table-cell office:value-type="float" office:value="21.1958319999999" table:style-name="ce3">
            <text:p>21,195832</text:p>
          </table:table-cell>
          <table:table-cell office:value-type="float" office:value="55.5459719999999" table:style-name="ce3">
            <text:p>55,545972</text:p>
          </table:table-cell>
          <table:table-cell table:number-columns-repeated="16382"/>
        </table:table-row>
        <table:table-row table:style-name="ro2">
          <table:table-cell office:value-type="float" office:value="21.1958319999999" table:style-name="ce3">
            <text:p>21,195832</text:p>
          </table:table-cell>
          <table:table-cell office:value-type="float" office:value="55.546528000000002" table:style-name="ce3">
            <text:p>55,546528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546528000000002" table:style-name="ce3">
            <text:p>55,546528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546805999999897" table:style-name="ce3">
            <text:p>55,546806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546805999999897" table:style-name="ce3">
            <text:p>55,546806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547359999999998" table:style-name="ce3">
            <text:p>55,54736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547359999999998" table:style-name="ce3">
            <text:p>55,54736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548752999999998" table:style-name="ce3">
            <text:p>55,548753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548752999999998" table:style-name="ce3">
            <text:p>55,548753</text:p>
          </table:table-cell>
          <table:table-cell table:number-columns-repeated="16382"/>
        </table:table-row>
        <table:table-row table:style-name="ro2">
          <table:table-cell office:value-type="float" office:value="21.198054000000099" table:style-name="ce3">
            <text:p>21,198054</text:p>
          </table:table-cell>
          <table:table-cell office:value-type="float" office:value="55.551806999999897" table:style-name="ce3">
            <text:p>55,551807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551806999999897" table:style-name="ce3">
            <text:p>55,551807</text:p>
          </table:table-cell>
          <table:table-cell table:number-columns-repeated="16382"/>
        </table:table-row>
        <table:table-row table:style-name="ro2">
          <table:table-cell office:value-type="float" office:value="21.197499999999899" table:style-name="ce3">
            <text:p>21,1975</text:p>
          </table:table-cell>
          <table:table-cell office:value-type="float" office:value="55.554026" table:style-name="ce3">
            <text:p>55,554026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554026" table:style-name="ce3">
            <text:p>55,554026</text:p>
          </table:table-cell>
          <table:table-cell table:number-columns-repeated="16382"/>
        </table:table-row>
        <table:table-row table:style-name="ro2">
          <table:table-cell office:value-type="float" office:value="21.196943999999998" table:style-name="ce3">
            <text:p>21,196944</text:p>
          </table:table-cell>
          <table:table-cell office:value-type="float" office:value="55.554862999999997" table:style-name="ce3">
            <text:p>55,554863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554862999999997" table:style-name="ce3">
            <text:p>55,554863</text:p>
          </table:table-cell>
          <table:table-cell table:number-columns-repeated="16382"/>
        </table:table-row>
        <table:table-row table:style-name="ro2">
          <table:table-cell office:value-type="float" office:value="21.196387999999999" table:style-name="ce3">
            <text:p>21,196388</text:p>
          </table:table-cell>
          <table:table-cell office:value-type="float" office:value="55.555695" table:style-name="ce3">
            <text:p>55,555695</text:p>
          </table:table-cell>
          <table:table-cell table:number-columns-repeated="16382"/>
        </table:table-row>
        <table:table-row table:style-name="ro2">
          <table:table-cell office:value-type="float" office:value="21.1958319999999" table:style-name="ce3">
            <text:p>21,195832</text:p>
          </table:table-cell>
          <table:table-cell office:value-type="float" office:value="55.555695" table:style-name="ce3">
            <text:p>55,555695</text:p>
          </table:table-cell>
          <table:table-cell table:number-columns-repeated="16382"/>
        </table:table-row>
        <table:table-row table:style-name="ro2">
          <table:table-cell office:value-type="float" office:value="21.1958319999999" table:style-name="ce3">
            <text:p>21,195832</text:p>
          </table:table-cell>
          <table:table-cell office:value-type="float" office:value="55.556804999999997" table:style-name="ce3">
            <text:p>55,556805</text:p>
          </table:table-cell>
          <table:table-cell table:number-columns-repeated="16382"/>
        </table:table-row>
        <table:table-row table:style-name="ro2">
          <table:table-cell office:value-type="float" office:value="21.195277999999998" table:style-name="ce3">
            <text:p>21,195278</text:p>
          </table:table-cell>
          <table:table-cell office:value-type="float" office:value="55.556804999999997" table:style-name="ce3">
            <text:p>55,556805</text:p>
          </table:table-cell>
          <table:table-cell table:number-columns-repeated="16382"/>
        </table:table-row>
        <table:table-row table:style-name="ro2">
          <table:table-cell office:value-type="float" office:value="21.195277999999998" table:style-name="ce3">
            <text:p>21,195278</text:p>
          </table:table-cell>
          <table:table-cell office:value-type="float" office:value="55.557640999999897" table:style-name="ce3">
            <text:p>55,557641</text:p>
          </table:table-cell>
          <table:table-cell table:number-columns-repeated="16382"/>
        </table:table-row>
        <table:table-row table:style-name="ro2">
          <table:table-cell office:value-type="float" office:value="21.194721999999999" table:style-name="ce3">
            <text:p>21,194722</text:p>
          </table:table-cell>
          <table:table-cell office:value-type="float" office:value="55.557640999999897" table:style-name="ce3">
            <text:p>55,557641</text:p>
          </table:table-cell>
          <table:table-cell table:number-columns-repeated="16382"/>
        </table:table-row>
        <table:table-row table:style-name="ro2">
          <table:table-cell office:value-type="float" office:value="21.194721999999999" table:style-name="ce3">
            <text:p>21,194722</text:p>
          </table:table-cell>
          <table:table-cell office:value-type="float" office:value="55.558470999999997" table:style-name="ce3">
            <text:p>55,558471</text:p>
          </table:table-cell>
          <table:table-cell table:number-columns-repeated="16382"/>
        </table:table-row>
        <table:table-row table:style-name="ro2">
          <table:table-cell office:value-type="float" office:value="21.1941659999999" table:style-name="ce3">
            <text:p>21,194166</text:p>
          </table:table-cell>
          <table:table-cell office:value-type="float" office:value="55.558470999999997" table:style-name="ce3">
            <text:p>55,558471</text:p>
          </table:table-cell>
          <table:table-cell table:number-columns-repeated="16382"/>
        </table:table-row>
        <table:table-row table:style-name="ro2">
          <table:table-cell office:value-type="float" office:value="21.1941659999999" table:style-name="ce3">
            <text:p>21,194166</text:p>
          </table:table-cell>
          <table:table-cell office:value-type="float" office:value="55.559306999999897" table:style-name="ce3">
            <text:p>55,559307</text:p>
          </table:table-cell>
          <table:table-cell table:number-columns-repeated="16382"/>
        </table:table-row>
        <table:table-row table:style-name="ro2">
          <table:table-cell office:value-type="float" office:value="21.193612000000002" table:style-name="ce3">
            <text:p>21,193612</text:p>
          </table:table-cell>
          <table:table-cell office:value-type="float" office:value="55.559306999999897" table:style-name="ce3">
            <text:p>55,559307</text:p>
          </table:table-cell>
          <table:table-cell table:number-columns-repeated="16382"/>
        </table:table-row>
        <table:table-row table:style-name="ro2">
          <table:table-cell office:value-type="float" office:value="21.193612000000002" table:style-name="ce3">
            <text:p>21,193612</text:p>
          </table:table-cell>
          <table:table-cell office:value-type="float" office:value="55.559860999999998" table:style-name="ce3">
            <text:p>55,559861</text:p>
          </table:table-cell>
          <table:table-cell table:number-columns-repeated="16382"/>
        </table:table-row>
        <table:table-row table:style-name="ro2">
          <table:table-cell office:value-type="float" office:value="21.193055999999999" table:style-name="ce3">
            <text:p>21,193056</text:p>
          </table:table-cell>
          <table:table-cell office:value-type="float" office:value="55.559860999999998" table:style-name="ce3">
            <text:p>55,559861</text:p>
          </table:table-cell>
          <table:table-cell table:number-columns-repeated="16382"/>
        </table:table-row>
        <table:table-row table:style-name="ro2">
          <table:table-cell office:value-type="float" office:value="21.193055999999999" table:style-name="ce3">
            <text:p>21,193056</text:p>
          </table:table-cell>
          <table:table-cell office:value-type="float" office:value="55.560695000000003" table:style-name="ce3">
            <text:p>55,560695</text:p>
          </table:table-cell>
          <table:table-cell table:number-columns-repeated="16382"/>
        </table:table-row>
        <table:table-row table:style-name="ro2">
          <table:table-cell office:value-type="float" office:value="21.1924999999999" table:style-name="ce3">
            <text:p>21,1925</text:p>
          </table:table-cell>
          <table:table-cell office:value-type="float" office:value="55.560695000000003" table:style-name="ce3">
            <text:p>55,560695</text:p>
          </table:table-cell>
          <table:table-cell table:number-columns-repeated="16382"/>
        </table:table-row>
        <table:table-row table:style-name="ro2">
          <table:table-cell office:value-type="float" office:value="21.1924999999999" table:style-name="ce3">
            <text:p>21,1925</text:p>
          </table:table-cell>
          <table:table-cell office:value-type="float" office:value="55.561248999999997" table:style-name="ce3">
            <text:p>55,561249</text:p>
          </table:table-cell>
          <table:table-cell table:number-columns-repeated="16382"/>
        </table:table-row>
        <table:table-row table:style-name="ro2">
          <table:table-cell office:value-type="float" office:value="21.191943999999999" table:style-name="ce3">
            <text:p>21,191944</text:p>
          </table:table-cell>
          <table:table-cell office:value-type="float" office:value="55.561248999999997" table:style-name="ce3">
            <text:p>55,561249</text:p>
          </table:table-cell>
          <table:table-cell table:number-columns-repeated="16382"/>
        </table:table-row>
        <table:table-row table:style-name="ro2">
          <table:table-cell office:value-type="float" office:value="21.191943999999999" table:style-name="ce3">
            <text:p>21,191944</text:p>
          </table:table-cell>
          <table:table-cell office:value-type="float" office:value="55.561805" table:style-name="ce3">
            <text:p>55,561805</text:p>
          </table:table-cell>
          <table:table-cell table:number-columns-repeated="16382"/>
        </table:table-row>
        <table:table-row table:style-name="ro2">
          <table:table-cell office:value-type="float" office:value="21.191389999999998" table:style-name="ce3">
            <text:p>21,19139</text:p>
          </table:table-cell>
          <table:table-cell office:value-type="float" office:value="55.561805" table:style-name="ce3">
            <text:p>55,561805</text:p>
          </table:table-cell>
          <table:table-cell table:number-columns-repeated="16382"/>
        </table:table-row>
        <table:table-row table:style-name="ro2">
          <table:table-cell office:value-type="float" office:value="21.191389999999998" table:style-name="ce3">
            <text:p>21,19139</text:p>
          </table:table-cell>
          <table:table-cell office:value-type="float" office:value="55.562083000000001" table:style-name="ce3">
            <text:p>55,562083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562083000000001" table:style-name="ce3">
            <text:p>55,562083</text:p>
          </table:table-cell>
          <table:table-cell table:number-columns-repeated="16382"/>
        </table:table-row>
        <table:table-row table:style-name="ro2">
          <table:table-cell office:value-type="float" office:value="21.190833999999899" table:style-name="ce3">
            <text:p>21,190834</text:p>
          </table:table-cell>
          <table:table-cell office:value-type="float" office:value="55.562637000000002" table:style-name="ce3">
            <text:p>55,562637</text:p>
          </table:table-cell>
          <table:table-cell table:number-columns-repeated="16382"/>
        </table:table-row>
        <table:table-row table:style-name="ro2">
          <table:table-cell office:value-type="float" office:value="21.190277999999999" table:style-name="ce3">
            <text:p>21,190278</text:p>
          </table:table-cell>
          <table:table-cell office:value-type="float" office:value="55.562637000000002" table:style-name="ce3">
            <text:p>55,562637</text:p>
          </table:table-cell>
          <table:table-cell table:number-columns-repeated="16382"/>
        </table:table-row>
        <table:table-row table:style-name="ro2">
          <table:table-cell office:value-type="float" office:value="21.190277999999999" table:style-name="ce3">
            <text:p>21,190278</text:p>
          </table:table-cell>
          <table:table-cell office:value-type="float" office:value="55.562914999999997" table:style-name="ce3">
            <text:p>55,562915</text:p>
          </table:table-cell>
          <table:table-cell table:number-columns-repeated="16382"/>
        </table:table-row>
        <table:table-row table:style-name="ro2">
          <table:table-cell office:value-type="float" office:value="21.189722" table:style-name="ce3">
            <text:p>21,189722</text:p>
          </table:table-cell>
          <table:table-cell office:value-type="float" office:value="55.562914999999997" table:style-name="ce3">
            <text:p>55,562915</text:p>
          </table:table-cell>
          <table:table-cell table:number-columns-repeated="16382"/>
        </table:table-row>
        <table:table-row table:style-name="ro2">
          <table:table-cell office:value-type="float" office:value="21.189722" table:style-name="ce3">
            <text:p>21,189722</text:p>
          </table:table-cell>
          <table:table-cell office:value-type="float" office:value="55.563473000000002" table:style-name="ce3">
            <text:p>55,563473</text:p>
          </table:table-cell>
          <table:table-cell table:number-columns-repeated="16382"/>
        </table:table-row>
        <table:table-row table:style-name="ro2">
          <table:table-cell office:value-type="float" office:value="21.189167999999899" table:style-name="ce3">
            <text:p>21,189168</text:p>
          </table:table-cell>
          <table:table-cell office:value-type="float" office:value="55.563473000000002" table:style-name="ce3">
            <text:p>55,563473</text:p>
          </table:table-cell>
          <table:table-cell table:number-columns-repeated="16382"/>
        </table:table-row>
        <table:table-row table:style-name="ro2">
          <table:table-cell office:value-type="float" office:value="21.189167999999899" table:style-name="ce3">
            <text:p>21,189168</text:p>
          </table:table-cell>
          <table:table-cell office:value-type="float" office:value="55.564025000000001" table:style-name="ce3">
            <text:p>55,564025</text:p>
          </table:table-cell>
          <table:table-cell table:number-columns-repeated="16382"/>
        </table:table-row>
        <table:table-row table:style-name="ro2">
          <table:table-cell office:value-type="float" office:value="21.188611999999999" table:style-name="ce3">
            <text:p>21,188612</text:p>
          </table:table-cell>
          <table:table-cell office:value-type="float" office:value="55.564030000000002" table:style-name="ce3">
            <text:p>55,56403</text:p>
          </table:table-cell>
          <table:table-cell table:number-columns-repeated="16382"/>
        </table:table-row>
        <table:table-row table:style-name="ro2">
          <table:table-cell office:value-type="float" office:value="21.188611999999999" table:style-name="ce3">
            <text:p>21,188612</text:p>
          </table:table-cell>
          <table:table-cell office:value-type="float" office:value="55.56514" table:style-name="ce3">
            <text:p>55,56514</text:p>
          </table:table-cell>
          <table:table-cell table:number-columns-repeated="16382"/>
        </table:table-row>
        <table:table-row table:style-name="ro2">
          <table:table-cell office:value-type="float" office:value="21.188056" table:style-name="ce3">
            <text:p>21,188056</text:p>
          </table:table-cell>
          <table:table-cell office:value-type="float" office:value="55.56514" table:style-name="ce3">
            <text:p>55,56514</text:p>
          </table:table-cell>
          <table:table-cell table:number-columns-repeated="16382"/>
        </table:table-row>
        <table:table-row table:style-name="ro2">
          <table:table-cell office:value-type="float" office:value="21.188056" table:style-name="ce3">
            <text:p>21,188056</text:p>
          </table:table-cell>
          <table:table-cell office:value-type="float" office:value="55.565970999999998" table:style-name="ce3">
            <text:p>55,565971</text:p>
          </table:table-cell>
          <table:table-cell table:number-columns-repeated="16382"/>
        </table:table-row>
        <table:table-row table:style-name="ro2">
          <table:table-cell office:value-type="float" office:value="21.187499999999901" table:style-name="ce3">
            <text:p>21,1875</text:p>
          </table:table-cell>
          <table:table-cell office:value-type="float" office:value="55.565970999999998" table:style-name="ce3">
            <text:p>55,565971</text:p>
          </table:table-cell>
          <table:table-cell table:number-columns-repeated="16382"/>
        </table:table-row>
        <table:table-row table:style-name="ro2">
          <table:table-cell office:value-type="float" office:value="21.187499999999901" table:style-name="ce3">
            <text:p>21,1875</text:p>
          </table:table-cell>
          <table:table-cell office:value-type="float" office:value="55.566527999999998" table:style-name="ce3">
            <text:p>55,566528</text:p>
          </table:table-cell>
          <table:table-cell table:number-columns-repeated="16382"/>
        </table:table-row>
        <table:table-row table:style-name="ro2">
          <table:table-cell office:value-type="float" office:value="21.186946000000098" table:style-name="ce3">
            <text:p>21,186946</text:p>
          </table:table-cell>
          <table:table-cell office:value-type="float" office:value="55.566527999999998" table:style-name="ce3">
            <text:p>55,566528</text:p>
          </table:table-cell>
          <table:table-cell table:number-columns-repeated="16382"/>
        </table:table-row>
        <table:table-row table:style-name="ro2">
          <table:table-cell office:value-type="float" office:value="21.186946000000098" table:style-name="ce3">
            <text:p>21,186946</text:p>
          </table:table-cell>
          <table:table-cell office:value-type="float" office:value="55.567359000000003" table:style-name="ce3">
            <text:p>55,567359</text:p>
          </table:table-cell>
          <table:table-cell table:number-columns-repeated="16382"/>
        </table:table-row>
        <table:table-row table:style-name="ro2">
          <table:table-cell office:value-type="float" office:value="21.186387" table:style-name="ce3">
            <text:p>21,186387</text:p>
          </table:table-cell>
          <table:table-cell office:value-type="float" office:value="55.567359000000003" table:style-name="ce3">
            <text:p>55,567359</text:p>
          </table:table-cell>
          <table:table-cell table:number-columns-repeated="16382"/>
        </table:table-row>
        <table:table-row table:style-name="ro2">
          <table:table-cell office:value-type="float" office:value="21.186387" table:style-name="ce3">
            <text:p>21,186387</text:p>
          </table:table-cell>
          <table:table-cell office:value-type="float" office:value="55.568196" table:style-name="ce3">
            <text:p>55,568196</text:p>
          </table:table-cell>
          <table:table-cell table:number-columns-repeated="16382"/>
        </table:table-row>
        <table:table-row table:style-name="ro2">
          <table:table-cell office:value-type="float" office:value="21.185832999999899" table:style-name="ce3">
            <text:p>21,185833</text:p>
          </table:table-cell>
          <table:table-cell office:value-type="float" office:value="55.568196" table:style-name="ce3">
            <text:p>55,568196</text:p>
          </table:table-cell>
          <table:table-cell table:number-columns-repeated="16382"/>
        </table:table-row>
        <table:table-row table:style-name="ro2">
          <table:table-cell office:value-type="float" office:value="21.185832999999899" table:style-name="ce3">
            <text:p>21,185833</text:p>
          </table:table-cell>
          <table:table-cell office:value-type="float" office:value="55.568747000000002" table:style-name="ce3">
            <text:p>55,568747</text:p>
          </table:table-cell>
          <table:table-cell table:number-columns-repeated="16382"/>
        </table:table-row>
        <table:table-row table:style-name="ro2">
          <table:table-cell office:value-type="float" office:value="21.185276999999999" table:style-name="ce3">
            <text:p>21,185277</text:p>
          </table:table-cell>
          <table:table-cell office:value-type="float" office:value="55.568747000000002" table:style-name="ce3">
            <text:p>55,568747</text:p>
          </table:table-cell>
          <table:table-cell table:number-columns-repeated="16382"/>
        </table:table-row>
        <table:table-row table:style-name="ro2">
          <table:table-cell office:value-type="float" office:value="21.185276999999999" table:style-name="ce3">
            <text:p>21,185277</text:p>
          </table:table-cell>
          <table:table-cell office:value-type="float" office:value="55.570138" table:style-name="ce3">
            <text:p>55,570138</text:p>
          </table:table-cell>
          <table:table-cell table:number-columns-repeated="16382"/>
        </table:table-row>
        <table:table-row table:style-name="ro2">
          <table:table-cell office:value-type="float" office:value="21.184723999999999" table:style-name="ce3">
            <text:p>21,184724</text:p>
          </table:table-cell>
          <table:table-cell office:value-type="float" office:value="55.570138" table:style-name="ce3">
            <text:p>55,570138</text:p>
          </table:table-cell>
          <table:table-cell table:number-columns-repeated="16382"/>
        </table:table-row>
        <table:table-row table:style-name="ro2">
          <table:table-cell office:value-type="float" office:value="21.184723999999999" table:style-name="ce3">
            <text:p>21,184724</text:p>
          </table:table-cell>
          <table:table-cell office:value-type="float" office:value="55.571804" table:style-name="ce3">
            <text:p>55,571804</text:p>
          </table:table-cell>
          <table:table-cell table:number-columns-repeated="16382"/>
        </table:table-row>
        <table:table-row table:style-name="ro2">
          <table:table-cell office:value-type="float" office:value="21.184165" table:style-name="ce3">
            <text:p>21,184165</text:p>
          </table:table-cell>
          <table:table-cell office:value-type="float" office:value="55.571804" table:style-name="ce3">
            <text:p>55,571804</text:p>
          </table:table-cell>
          <table:table-cell table:number-columns-repeated="16382"/>
        </table:table-row>
        <table:table-row table:style-name="ro2">
          <table:table-cell office:value-type="float" office:value="21.184165" table:style-name="ce3">
            <text:p>21,184165</text:p>
          </table:table-cell>
          <table:table-cell office:value-type="float" office:value="55.573191999999999" table:style-name="ce3">
            <text:p>55,573192</text:p>
          </table:table-cell>
          <table:table-cell table:number-columns-repeated="16382"/>
        </table:table-row>
        <table:table-row table:style-name="ro2">
          <table:table-cell office:value-type="float" office:value="21.183610999999999" table:style-name="ce3">
            <text:p>21,183611</text:p>
          </table:table-cell>
          <table:table-cell office:value-type="float" office:value="55.573191999999999" table:style-name="ce3">
            <text:p>55,573192</text:p>
          </table:table-cell>
          <table:table-cell table:number-columns-repeated="16382"/>
        </table:table-row>
        <table:table-row table:style-name="ro2">
          <table:table-cell office:value-type="float" office:value="21.183610999999999" table:style-name="ce3">
            <text:p>21,183611</text:p>
          </table:table-cell>
          <table:table-cell office:value-type="float" office:value="55.573749999999997" table:style-name="ce3">
            <text:p>55,57375</text:p>
          </table:table-cell>
          <table:table-cell table:number-columns-repeated="16382"/>
        </table:table-row>
        <table:table-row table:style-name="ro2">
          <table:table-cell office:value-type="float" office:value="21.183055" table:style-name="ce3">
            <text:p>21,183055</text:p>
          </table:table-cell>
          <table:table-cell office:value-type="float" office:value="55.573749999999997" table:style-name="ce3">
            <text:p>55,57375</text:p>
          </table:table-cell>
          <table:table-cell table:number-columns-repeated="16382"/>
        </table:table-row>
        <table:table-row table:style-name="ro2">
          <table:table-cell office:value-type="float" office:value="21.183055" table:style-name="ce3">
            <text:p>21,183055</text:p>
          </table:table-cell>
          <table:table-cell office:value-type="float" office:value="55.574584000000002" table:style-name="ce3">
            <text:p>55,574584</text:p>
          </table:table-cell>
          <table:table-cell table:number-columns-repeated="16382"/>
        </table:table-row>
        <table:table-row table:style-name="ro2">
          <table:table-cell office:value-type="float" office:value="21.182500999999899" table:style-name="ce3">
            <text:p>21,182501</text:p>
          </table:table-cell>
          <table:table-cell office:value-type="float" office:value="55.574584000000002" table:style-name="ce3">
            <text:p>55,574584</text:p>
          </table:table-cell>
          <table:table-cell table:number-columns-repeated="16382"/>
        </table:table-row>
        <table:table-row table:style-name="ro2">
          <table:table-cell office:value-type="float" office:value="21.182500999999899" table:style-name="ce3">
            <text:p>21,182501</text:p>
          </table:table-cell>
          <table:table-cell office:value-type="float" office:value="55.575415999999997" table:style-name="ce3">
            <text:p>55,575416</text:p>
          </table:table-cell>
          <table:table-cell table:number-columns-repeated="16382"/>
        </table:table-row>
        <table:table-row table:style-name="ro2">
          <table:table-cell office:value-type="float" office:value="21.181942999999901" table:style-name="ce3">
            <text:p>21,181943</text:p>
          </table:table-cell>
          <table:table-cell office:value-type="float" office:value="55.575415999999997" table:style-name="ce3">
            <text:p>55,575416</text:p>
          </table:table-cell>
          <table:table-cell table:number-columns-repeated="16382"/>
        </table:table-row>
        <table:table-row table:style-name="ro2">
          <table:table-cell office:value-type="float" office:value="21.181942999999901" table:style-name="ce3">
            <text:p>21,181943</text:p>
          </table:table-cell>
          <table:table-cell office:value-type="float" office:value="55.576526000000001" table:style-name="ce3">
            <text:p>55,576526</text:p>
          </table:table-cell>
          <table:table-cell table:number-columns-repeated="16382"/>
        </table:table-row>
        <table:table-row table:style-name="ro2">
          <table:table-cell office:value-type="float" office:value="21.181388999999999" table:style-name="ce3">
            <text:p>21,181389</text:p>
          </table:table-cell>
          <table:table-cell office:value-type="float" office:value="55.576526000000001" table:style-name="ce3">
            <text:p>55,576526</text:p>
          </table:table-cell>
          <table:table-cell table:number-columns-repeated="16382"/>
        </table:table-row>
        <table:table-row table:style-name="ro2">
          <table:table-cell office:value-type="float" office:value="21.181388999999999" table:style-name="ce3">
            <text:p>21,181389</text:p>
          </table:table-cell>
          <table:table-cell office:value-type="float" office:value="55.577362999999998" table:style-name="ce3">
            <text:p>55,577363</text:p>
          </table:table-cell>
          <table:table-cell table:number-columns-repeated="16382"/>
        </table:table-row>
        <table:table-row table:style-name="ro2">
          <table:table-cell office:value-type="float" office:value="21.180833" table:style-name="ce3">
            <text:p>21,180833</text:p>
          </table:table-cell>
          <table:table-cell office:value-type="float" office:value="55.577362999999998" table:style-name="ce3">
            <text:p>55,577363</text:p>
          </table:table-cell>
          <table:table-cell table:number-columns-repeated="16382"/>
        </table:table-row>
        <table:table-row table:style-name="ro2">
          <table:table-cell office:value-type="float" office:value="21.180833" table:style-name="ce3">
            <text:p>21,180833</text:p>
          </table:table-cell>
          <table:table-cell office:value-type="float" office:value="55.578194000000003" table:style-name="ce3">
            <text:p>55,578194</text:p>
          </table:table-cell>
          <table:table-cell table:number-columns-repeated="16382"/>
        </table:table-row>
        <table:table-row table:style-name="ro2">
          <table:table-cell office:value-type="float" office:value="21.180278999999899" table:style-name="ce3">
            <text:p>21,180279</text:p>
          </table:table-cell>
          <table:table-cell office:value-type="float" office:value="55.578194000000003" table:style-name="ce3">
            <text:p>55,578194</text:p>
          </table:table-cell>
          <table:table-cell table:number-columns-repeated="16382"/>
        </table:table-row>
        <table:table-row table:style-name="ro2">
          <table:table-cell office:value-type="float" office:value="21.180276999999901" table:style-name="ce3">
            <text:p>21,180277</text:p>
          </table:table-cell>
          <table:table-cell office:value-type="float" office:value="55.579028999999998" table:style-name="ce3">
            <text:p>55,579029</text:p>
          </table:table-cell>
          <table:table-cell table:number-columns-repeated="16382"/>
        </table:table-row>
        <table:table-row table:style-name="ro2">
          <table:table-cell office:value-type="float" office:value="21.179721000000001" table:style-name="ce3">
            <text:p>21,179721</text:p>
          </table:table-cell>
          <table:table-cell office:value-type="float" office:value="55.579028999999998" table:style-name="ce3">
            <text:p>55,579029</text:p>
          </table:table-cell>
          <table:table-cell table:number-columns-repeated="16382"/>
        </table:table-row>
        <table:table-row table:style-name="ro2">
          <table:table-cell office:value-type="float" office:value="21.179721000000001" table:style-name="ce3">
            <text:p>21,179721</text:p>
          </table:table-cell>
          <table:table-cell office:value-type="float" office:value="55.579859999999996" table:style-name="ce3">
            <text:p>55,57986</text:p>
          </table:table-cell>
          <table:table-cell table:number-columns-repeated="16382"/>
        </table:table-row>
        <table:table-row table:style-name="ro2">
          <table:table-cell office:value-type="float" office:value="21.179167" table:style-name="ce3">
            <text:p>21,179167</text:p>
          </table:table-cell>
          <table:table-cell office:value-type="float" office:value="55.579859999999996" table:style-name="ce3">
            <text:p>55,57986</text:p>
          </table:table-cell>
          <table:table-cell table:number-columns-repeated="16382"/>
        </table:table-row>
        <table:table-row table:style-name="ro2">
          <table:table-cell office:value-type="float" office:value="21.179167" table:style-name="ce3">
            <text:p>21,179167</text:p>
          </table:table-cell>
          <table:table-cell office:value-type="float" office:value="55.580416999999997" table:style-name="ce3">
            <text:p>55,580417</text:p>
          </table:table-cell>
          <table:table-cell table:number-columns-repeated="16382"/>
        </table:table-row>
        <table:table-row table:style-name="ro2">
          <table:table-cell office:value-type="float" office:value="21.178610999999901" table:style-name="ce3">
            <text:p>21,178611</text:p>
          </table:table-cell>
          <table:table-cell office:value-type="float" office:value="55.580416999999997" table:style-name="ce3">
            <text:p>55,580417</text:p>
          </table:table-cell>
          <table:table-cell table:number-columns-repeated="16382"/>
        </table:table-row>
        <table:table-row table:style-name="ro2">
          <table:table-cell office:value-type="float" office:value="21.178610999999901" table:style-name="ce3">
            <text:p>21,178611</text:p>
          </table:table-cell>
          <table:table-cell office:value-type="float" office:value="55.581248000000002" table:style-name="ce3">
            <text:p>55,581248</text:p>
          </table:table-cell>
          <table:table-cell table:number-columns-repeated="16382"/>
        </table:table-row>
        <table:table-row table:style-name="ro2">
          <table:table-cell office:value-type="float" office:value="21.178055000000001" table:style-name="ce3">
            <text:p>21,178055</text:p>
          </table:table-cell>
          <table:table-cell office:value-type="float" office:value="55.581248000000002" table:style-name="ce3">
            <text:p>55,581248</text:p>
          </table:table-cell>
          <table:table-cell table:number-columns-repeated="16382"/>
        </table:table-row>
        <table:table-row table:style-name="ro2">
          <table:table-cell office:value-type="float" office:value="21.178055000000001" table:style-name="ce3">
            <text:p>21,178055</text:p>
          </table:table-cell>
          <table:table-cell office:value-type="float" office:value="55.582084999999999" table:style-name="ce3">
            <text:p>55,582085</text:p>
          </table:table-cell>
          <table:table-cell table:number-columns-repeated="16382"/>
        </table:table-row>
        <table:table-row table:style-name="ro2">
          <table:table-cell office:value-type="float" office:value="21.177499000000001" table:style-name="ce3">
            <text:p>21,177499</text:p>
          </table:table-cell>
          <table:table-cell office:value-type="float" office:value="55.582084999999999" table:style-name="ce3">
            <text:p>55,582085</text:p>
          </table:table-cell>
          <table:table-cell table:number-columns-repeated="16382"/>
        </table:table-row>
        <table:table-row table:style-name="ro2">
          <table:table-cell office:value-type="float" office:value="21.177499000000001" table:style-name="ce3">
            <text:p>21,177499</text:p>
          </table:table-cell>
          <table:table-cell office:value-type="float" office:value="55.582917000000002" table:style-name="ce3">
            <text:p>55,582917</text:p>
          </table:table-cell>
          <table:table-cell table:number-columns-repeated="16382"/>
        </table:table-row>
        <table:table-row table:style-name="ro2">
          <table:table-cell office:value-type="float" office:value="21.1769449999999" table:style-name="ce3">
            <text:p>21,176945</text:p>
          </table:table-cell>
          <table:table-cell office:value-type="float" office:value="55.582917000000002" table:style-name="ce3">
            <text:p>55,582917</text:p>
          </table:table-cell>
          <table:table-cell table:number-columns-repeated="16382"/>
        </table:table-row>
        <table:table-row table:style-name="ro2">
          <table:table-cell office:value-type="float" office:value="21.1769449999999" table:style-name="ce3">
            <text:p>21,176945</text:p>
          </table:table-cell>
          <table:table-cell office:value-type="float" office:value="55.583472999999998" table:style-name="ce3">
            <text:p>55,583473</text:p>
          </table:table-cell>
          <table:table-cell table:number-columns-repeated="16382"/>
        </table:table-row>
        <table:table-row table:style-name="ro2">
          <table:table-cell office:value-type="float" office:value="21.176389" table:style-name="ce3">
            <text:p>21,176389</text:p>
          </table:table-cell>
          <table:table-cell office:value-type="float" office:value="55.583472999999998" table:style-name="ce3">
            <text:p>55,583473</text:p>
          </table:table-cell>
          <table:table-cell table:number-columns-repeated="16382"/>
        </table:table-row>
        <table:table-row table:style-name="ro2">
          <table:table-cell office:value-type="float" office:value="21.176389" table:style-name="ce3">
            <text:p>21,176389</text:p>
          </table:table-cell>
          <table:table-cell office:value-type="float" office:value="55.584026999999999" table:style-name="ce3">
            <text:p>55,584027</text:p>
          </table:table-cell>
          <table:table-cell table:number-columns-repeated="16382"/>
        </table:table-row>
        <table:table-row table:style-name="ro2">
          <table:table-cell office:value-type="float" office:value="21.175833000000001" table:style-name="ce3">
            <text:p>21,175833</text:p>
          </table:table-cell>
          <table:table-cell office:value-type="float" office:value="55.584026999999999" table:style-name="ce3">
            <text:p>55,584027</text:p>
          </table:table-cell>
          <table:table-cell table:number-columns-repeated="16382"/>
        </table:table-row>
        <table:table-row table:style-name="ro2">
          <table:table-cell office:value-type="float" office:value="21.175833000000001" table:style-name="ce3">
            <text:p>21,175833</text:p>
          </table:table-cell>
          <table:table-cell office:value-type="float" office:value="55.584860999999997" table:style-name="ce3">
            <text:p>55,584861</text:p>
          </table:table-cell>
          <table:table-cell table:number-columns-repeated="16382"/>
        </table:table-row>
        <table:table-row table:style-name="ro2">
          <table:table-cell office:value-type="float" office:value="21.175279" table:style-name="ce3">
            <text:p>21,175279</text:p>
          </table:table-cell>
          <table:table-cell office:value-type="float" office:value="55.584860999999997" table:style-name="ce3">
            <text:p>55,584861</text:p>
          </table:table-cell>
          <table:table-cell table:number-columns-repeated="16382"/>
        </table:table-row>
        <table:table-row table:style-name="ro2">
          <table:table-cell office:value-type="float" office:value="21.175279" table:style-name="ce3">
            <text:p>21,175279</text:p>
          </table:table-cell>
          <table:table-cell office:value-type="float" office:value="55.585414999999998" table:style-name="ce3">
            <text:p>55,585415</text:p>
          </table:table-cell>
          <table:table-cell table:number-columns-repeated="16382"/>
        </table:table-row>
        <table:table-row table:style-name="ro2">
          <table:table-cell office:value-type="float" office:value="21.174723" table:style-name="ce3">
            <text:p>21,174723</text:p>
          </table:table-cell>
          <table:table-cell office:value-type="float" office:value="55.585414999999998" table:style-name="ce3">
            <text:p>55,585415</text:p>
          </table:table-cell>
          <table:table-cell table:number-columns-repeated="16382"/>
        </table:table-row>
        <table:table-row table:style-name="ro2">
          <table:table-cell office:value-type="float" office:value="21.174723" table:style-name="ce3">
            <text:p>21,174723</text:p>
          </table:table-cell>
          <table:table-cell office:value-type="float" office:value="55.586250999999997" table:style-name="ce3">
            <text:p>55,586251</text:p>
          </table:table-cell>
          <table:table-cell table:number-columns-repeated="16382"/>
        </table:table-row>
        <table:table-row table:style-name="ro2">
          <table:table-cell office:value-type="float" office:value="21.174167000000001" table:style-name="ce3">
            <text:p>21,174167</text:p>
          </table:table-cell>
          <table:table-cell office:value-type="float" office:value="55.586250999999997" table:style-name="ce3">
            <text:p>55,586251</text:p>
          </table:table-cell>
          <table:table-cell table:number-columns-repeated="16382"/>
        </table:table-row>
        <table:table-row table:style-name="ro2">
          <table:table-cell office:value-type="float" office:value="21.174167000000001" table:style-name="ce3">
            <text:p>21,174167</text:p>
          </table:table-cell>
          <table:table-cell office:value-type="float" office:value="55.586807" table:style-name="ce3">
            <text:p>55,586807</text:p>
          </table:table-cell>
          <table:table-cell table:number-columns-repeated="16382"/>
        </table:table-row>
        <table:table-row table:style-name="ro2">
          <table:table-cell office:value-type="float" office:value="21.173609999999901" table:style-name="ce3">
            <text:p>21,17361</text:p>
          </table:table-cell>
          <table:table-cell office:value-type="float" office:value="55.586807" table:style-name="ce3">
            <text:p>55,586807</text:p>
          </table:table-cell>
          <table:table-cell table:number-columns-repeated="16382"/>
        </table:table-row>
        <table:table-row table:style-name="ro2">
          <table:table-cell office:value-type="float" office:value="21.173609999999901" table:style-name="ce3">
            <text:p>21,17361</text:p>
          </table:table-cell>
          <table:table-cell office:value-type="float" office:value="55.587361000000001" table:style-name="ce3">
            <text:p>55,587361</text:p>
          </table:table-cell>
          <table:table-cell table:number-columns-repeated="16382"/>
        </table:table-row>
        <table:table-row table:style-name="ro2">
          <table:table-cell office:value-type="float" office:value="21.173057" table:style-name="ce3">
            <text:p>21,173057</text:p>
          </table:table-cell>
          <table:table-cell office:value-type="float" office:value="55.587361000000001" table:style-name="ce3">
            <text:p>55,587361</text:p>
          </table:table-cell>
          <table:table-cell table:number-columns-repeated="16382"/>
        </table:table-row>
        <table:table-row table:style-name="ro2">
          <table:table-cell office:value-type="float" office:value="21.173057" table:style-name="ce3">
            <text:p>21,173057</text:p>
          </table:table-cell>
          <table:table-cell office:value-type="float" office:value="55.588194999999999" table:style-name="ce3">
            <text:p>55,588195</text:p>
          </table:table-cell>
          <table:table-cell table:number-columns-repeated="16382"/>
        </table:table-row>
        <table:table-row table:style-name="ro2">
          <table:table-cell office:value-type="float" office:value="21.172501" table:style-name="ce3">
            <text:p>21,172501</text:p>
          </table:table-cell>
          <table:table-cell office:value-type="float" office:value="55.588194999999999" table:style-name="ce3">
            <text:p>55,588195</text:p>
          </table:table-cell>
          <table:table-cell table:number-columns-repeated="16382"/>
        </table:table-row>
        <table:table-row table:style-name="ro2">
          <table:table-cell office:value-type="float" office:value="21.172501" table:style-name="ce3">
            <text:p>21,172501</text:p>
          </table:table-cell>
          <table:table-cell office:value-type="float" office:value="55.588749" table:style-name="ce3">
            <text:p>55,588749</text:p>
          </table:table-cell>
          <table:table-cell table:number-columns-repeated="16382"/>
        </table:table-row>
        <table:table-row table:style-name="ro2">
          <table:table-cell office:value-type="float" office:value="21.1719439999999" table:style-name="ce3">
            <text:p>21,171944</text:p>
          </table:table-cell>
          <table:table-cell office:value-type="float" office:value="55.588749" table:style-name="ce3">
            <text:p>55,588749</text:p>
          </table:table-cell>
          <table:table-cell table:number-columns-repeated="16382"/>
        </table:table-row>
        <table:table-row table:style-name="ro2">
          <table:table-cell office:value-type="float" office:value="21.1719439999999" table:style-name="ce3">
            <text:p>21,171944</text:p>
          </table:table-cell>
          <table:table-cell office:value-type="float" office:value="55.589305000000003" table:style-name="ce3">
            <text:p>55,589305</text:p>
          </table:table-cell>
          <table:table-cell table:number-columns-repeated="16382"/>
        </table:table-row>
        <table:table-row table:style-name="ro2">
          <table:table-cell office:value-type="float" office:value="21.171388" table:style-name="ce3">
            <text:p>21,171388</text:p>
          </table:table-cell>
          <table:table-cell office:value-type="float" office:value="55.589305000000003" table:style-name="ce3">
            <text:p>55,589305</text:p>
          </table:table-cell>
          <table:table-cell table:number-columns-repeated="16382"/>
        </table:table-row>
        <table:table-row table:style-name="ro2">
          <table:table-cell office:value-type="float" office:value="21.171388" table:style-name="ce3">
            <text:p>21,171388</text:p>
          </table:table-cell>
          <table:table-cell office:value-type="float" office:value="55.589582999999998" table:style-name="ce3">
            <text:p>55,589583</text:p>
          </table:table-cell>
          <table:table-cell table:number-columns-repeated="16382"/>
        </table:table-row>
        <table:table-row table:style-name="ro2">
          <table:table-cell office:value-type="float" office:value="21.170835" table:style-name="ce3">
            <text:p>21,170835</text:p>
          </table:table-cell>
          <table:table-cell office:value-type="float" office:value="55.589582999999998" table:style-name="ce3">
            <text:p>55,589583</text:p>
          </table:table-cell>
          <table:table-cell table:number-columns-repeated="16382"/>
        </table:table-row>
        <table:table-row table:style-name="ro2">
          <table:table-cell office:value-type="float" office:value="21.170835" table:style-name="ce3">
            <text:p>21,170835</text:p>
          </table:table-cell>
          <table:table-cell office:value-type="float" office:value="55.591805000000001" table:style-name="ce3">
            <text:p>55,591805</text:p>
          </table:table-cell>
          <table:table-cell table:number-columns-repeated="16382"/>
        </table:table-row>
        <table:table-row table:style-name="ro2">
          <table:table-cell office:value-type="float" office:value="21.170278" table:style-name="ce3">
            <text:p>21,170278</text:p>
          </table:table-cell>
          <table:table-cell office:value-type="float" office:value="55.591805000000001" table:style-name="ce3">
            <text:p>55,591805</text:p>
          </table:table-cell>
          <table:table-cell table:number-columns-repeated="16382"/>
        </table:table-row>
        <table:table-row table:style-name="ro2">
          <table:table-cell office:value-type="float" office:value="21.170278" table:style-name="ce3">
            <text:p>21,170278</text:p>
          </table:table-cell>
          <table:table-cell office:value-type="float" office:value="55.594307999999899" table:style-name="ce3">
            <text:p>55,594308</text:p>
          </table:table-cell>
          <table:table-cell table:number-columns-repeated="16382"/>
        </table:table-row>
        <table:table-row table:style-name="ro2">
          <table:table-cell office:value-type="float" office:value="21.169722" table:style-name="ce3">
            <text:p>21,169722</text:p>
          </table:table-cell>
          <table:table-cell office:value-type="float" office:value="55.594307999999899" table:style-name="ce3">
            <text:p>55,594308</text:p>
          </table:table-cell>
          <table:table-cell table:number-columns-repeated="16382"/>
        </table:table-row>
        <table:table-row table:style-name="ro2">
          <table:table-cell office:value-type="float" office:value="21.169722" table:style-name="ce3">
            <text:p>21,169722</text:p>
          </table:table-cell>
          <table:table-cell office:value-type="float" office:value="55.595418000000002" table:style-name="ce3">
            <text:p>55,595418</text:p>
          </table:table-cell>
          <table:table-cell table:number-columns-repeated="16382"/>
        </table:table-row>
        <table:table-row table:style-name="ro2">
          <table:table-cell office:value-type="float" office:value="21.169166000000001" table:style-name="ce3">
            <text:p>21,169166</text:p>
          </table:table-cell>
          <table:table-cell office:value-type="float" office:value="55.595418000000002" table:style-name="ce3">
            <text:p>55,595418</text:p>
          </table:table-cell>
          <table:table-cell table:number-columns-repeated="16382"/>
        </table:table-row>
        <table:table-row table:style-name="ro2">
          <table:table-cell office:value-type="float" office:value="21.169166000000001" table:style-name="ce3">
            <text:p>21,169166</text:p>
          </table:table-cell>
          <table:table-cell office:value-type="float" office:value="55.596806000000001" table:style-name="ce3">
            <text:p>55,596806</text:p>
          </table:table-cell>
          <table:table-cell table:number-columns-repeated="16382"/>
        </table:table-row>
        <table:table-row table:style-name="ro2">
          <table:table-cell office:value-type="float" office:value="21.168612" table:style-name="ce3">
            <text:p>21,168612</text:p>
          </table:table-cell>
          <table:table-cell office:value-type="float" office:value="55.596806000000001" table:style-name="ce3">
            <text:p>55,596806</text:p>
          </table:table-cell>
          <table:table-cell table:number-columns-repeated="16382"/>
        </table:table-row>
        <table:table-row table:style-name="ro2">
          <table:table-cell office:value-type="float" office:value="21.168612" table:style-name="ce3">
            <text:p>21,168612</text:p>
          </table:table-cell>
          <table:table-cell office:value-type="float" office:value="55.597915999999898" table:style-name="ce3">
            <text:p>55,597916</text:p>
          </table:table-cell>
          <table:table-cell table:number-columns-repeated="16382"/>
        </table:table-row>
        <table:table-row table:style-name="ro2">
          <table:table-cell office:value-type="float" office:value="21.168056" table:style-name="ce3">
            <text:p>21,168056</text:p>
          </table:table-cell>
          <table:table-cell office:value-type="float" office:value="55.597915999999898" table:style-name="ce3">
            <text:p>55,597916</text:p>
          </table:table-cell>
          <table:table-cell table:number-columns-repeated="16382"/>
        </table:table-row>
        <table:table-row table:style-name="ro2">
          <table:table-cell office:value-type="float" office:value="21.168056" table:style-name="ce3">
            <text:p>21,168056</text:p>
          </table:table-cell>
          <table:table-cell office:value-type="float" office:value="55.599029999999999" table:style-name="ce3">
            <text:p>55,59903</text:p>
          </table:table-cell>
          <table:table-cell table:number-columns-repeated="16382"/>
        </table:table-row>
        <table:table-row table:style-name="ro2">
          <table:table-cell office:value-type="float" office:value="21.1675" table:style-name="ce3">
            <text:p>21,1675</text:p>
          </table:table-cell>
          <table:table-cell office:value-type="float" office:value="55.599029999999999" table:style-name="ce3">
            <text:p>55,59903</text:p>
          </table:table-cell>
          <table:table-cell table:number-columns-repeated="16382"/>
        </table:table-row>
        <table:table-row table:style-name="ro2">
          <table:table-cell office:value-type="float" office:value="21.1675" table:style-name="ce3">
            <text:p>21,1675</text:p>
          </table:table-cell>
          <table:table-cell office:value-type="float" office:value="55.600417999999998" table:style-name="ce3">
            <text:p>55,600418</text:p>
          </table:table-cell>
          <table:table-cell table:number-columns-repeated="16382"/>
        </table:table-row>
        <table:table-row table:style-name="ro2">
          <table:table-cell office:value-type="float" office:value="21.166943999999901" table:style-name="ce3">
            <text:p>21,166944</text:p>
          </table:table-cell>
          <table:table-cell office:value-type="float" office:value="55.600417999999998" table:style-name="ce3">
            <text:p>55,600418</text:p>
          </table:table-cell>
          <table:table-cell table:number-columns-repeated="16382"/>
        </table:table-row>
        <table:table-row table:style-name="ro2">
          <table:table-cell office:value-type="float" office:value="21.166943999999901" table:style-name="ce3">
            <text:p>21,166944</text:p>
          </table:table-cell>
          <table:table-cell office:value-type="float" office:value="55.601528000000002" table:style-name="ce3">
            <text:p>55,601528</text:p>
          </table:table-cell>
          <table:table-cell table:number-columns-repeated="16382"/>
        </table:table-row>
        <table:table-row table:style-name="ro2">
          <table:table-cell office:value-type="float" office:value="21.16639" table:style-name="ce3">
            <text:p>21,16639</text:p>
          </table:table-cell>
          <table:table-cell office:value-type="float" office:value="55.601528000000002" table:style-name="ce3">
            <text:p>55,601528</text:p>
          </table:table-cell>
          <table:table-cell table:number-columns-repeated="16382"/>
        </table:table-row>
        <table:table-row table:style-name="ro2">
          <table:table-cell office:value-type="float" office:value="21.16639" table:style-name="ce3">
            <text:p>21,16639</text:p>
          </table:table-cell>
          <table:table-cell office:value-type="float" office:value="55.602637999999899" table:style-name="ce3">
            <text:p>55,602638</text:p>
          </table:table-cell>
          <table:table-cell table:number-columns-repeated="16382"/>
        </table:table-row>
        <table:table-row table:style-name="ro2">
          <table:table-cell office:value-type="float" office:value="21.165832000000002" table:style-name="ce3">
            <text:p>21,165832</text:p>
          </table:table-cell>
          <table:table-cell office:value-type="float" office:value="55.602637999999899" table:style-name="ce3">
            <text:p>55,602638</text:p>
          </table:table-cell>
          <table:table-cell table:number-columns-repeated="16382"/>
        </table:table-row>
        <table:table-row table:style-name="ro2">
          <table:table-cell office:value-type="float" office:value="21.165832000000002" table:style-name="ce3">
            <text:p>21,165832</text:p>
          </table:table-cell>
          <table:table-cell office:value-type="float" office:value="55.603747999999896" table:style-name="ce3">
            <text:p>55,603748</text:p>
          </table:table-cell>
          <table:table-cell table:number-columns-repeated="16382"/>
        </table:table-row>
        <table:table-row table:style-name="ro2">
          <table:table-cell office:value-type="float" office:value="21.165278000000001" table:style-name="ce3">
            <text:p>21,165278</text:p>
          </table:table-cell>
          <table:table-cell office:value-type="float" office:value="55.603747999999896" table:style-name="ce3">
            <text:p>55,603748</text:p>
          </table:table-cell>
          <table:table-cell table:number-columns-repeated="16382"/>
        </table:table-row>
        <table:table-row table:style-name="ro2">
          <table:table-cell office:value-type="float" office:value="21.165278000000001" table:style-name="ce3">
            <text:p>21,165278</text:p>
          </table:table-cell>
          <table:table-cell office:value-type="float" office:value="55.604585" table:style-name="ce3">
            <text:p>55,604585</text:p>
          </table:table-cell>
          <table:table-cell table:number-columns-repeated="16382"/>
        </table:table-row>
        <table:table-row table:style-name="ro2">
          <table:table-cell office:value-type="float" office:value="21.164722000000001" table:style-name="ce3">
            <text:p>21,164722</text:p>
          </table:table-cell>
          <table:table-cell office:value-type="float" office:value="55.604585" table:style-name="ce3">
            <text:p>55,604585</text:p>
          </table:table-cell>
          <table:table-cell table:number-columns-repeated="16382"/>
        </table:table-row>
        <table:table-row table:style-name="ro2">
          <table:table-cell office:value-type="float" office:value="21.164722000000001" table:style-name="ce3">
            <text:p>21,164722</text:p>
          </table:table-cell>
          <table:table-cell office:value-type="float" office:value="55.605694" table:style-name="ce3">
            <text:p>55,605694</text:p>
          </table:table-cell>
          <table:table-cell table:number-columns-repeated="16382"/>
        </table:table-row>
        <table:table-row table:style-name="ro2">
          <table:table-cell office:value-type="float" office:value="21.164168" table:style-name="ce3">
            <text:p>21,164168</text:p>
          </table:table-cell>
          <table:table-cell office:value-type="float" office:value="55.605694" table:style-name="ce3">
            <text:p>55,605694</text:p>
          </table:table-cell>
          <table:table-cell table:number-columns-repeated="16382"/>
        </table:table-row>
        <table:table-row table:style-name="ro2">
          <table:table-cell office:value-type="float" office:value="21.164168" table:style-name="ce3">
            <text:p>21,164168</text:p>
          </table:table-cell>
          <table:table-cell office:value-type="float" office:value="55.607081999999899" table:style-name="ce3">
            <text:p>55,607082</text:p>
          </table:table-cell>
          <table:table-cell table:number-columns-repeated="16382"/>
        </table:table-row>
        <table:table-row table:style-name="ro2">
          <table:table-cell office:value-type="float" office:value="21.163609999999998" table:style-name="ce3">
            <text:p>21,16361</text:p>
          </table:table-cell>
          <table:table-cell office:value-type="float" office:value="55.607081999999899" table:style-name="ce3">
            <text:p>55,607082</text:p>
          </table:table-cell>
          <table:table-cell table:number-columns-repeated="16382"/>
        </table:table-row>
        <table:table-row table:style-name="ro2">
          <table:table-cell office:value-type="float" office:value="21.163609999999998" table:style-name="ce3">
            <text:p>21,16361</text:p>
          </table:table-cell>
          <table:table-cell office:value-type="float" office:value="55.609306999999902" table:style-name="ce3">
            <text:p>55,609307</text:p>
          </table:table-cell>
          <table:table-cell table:number-columns-repeated="16382"/>
        </table:table-row>
        <table:table-row table:style-name="ro2">
          <table:table-cell office:value-type="float" office:value="21.163056000000001" table:style-name="ce3">
            <text:p>21,163056</text:p>
          </table:table-cell>
          <table:table-cell office:value-type="float" office:value="55.609306999999902" table:style-name="ce3">
            <text:p>55,609307</text:p>
          </table:table-cell>
          <table:table-cell table:number-columns-repeated="16382"/>
        </table:table-row>
        <table:table-row table:style-name="ro2">
          <table:table-cell office:value-type="float" office:value="21.163056000000001" table:style-name="ce3">
            <text:p>21,163056</text:p>
          </table:table-cell>
          <table:table-cell office:value-type="float" office:value="55.611527000000002" table:style-name="ce3">
            <text:p>55,611527</text:p>
          </table:table-cell>
          <table:table-cell table:number-columns-repeated="16382"/>
        </table:table-row>
        <table:table-row table:style-name="ro2">
          <table:table-cell office:value-type="float" office:value="21.162500000000001" table:style-name="ce3">
            <text:p>21,1625</text:p>
          </table:table-cell>
          <table:table-cell office:value-type="float" office:value="55.611527000000002" table:style-name="ce3">
            <text:p>55,611527</text:p>
          </table:table-cell>
          <table:table-cell table:number-columns-repeated="16382"/>
        </table:table-row>
        <table:table-row table:style-name="ro2">
          <table:table-cell office:value-type="float" office:value="21.162500000000001" table:style-name="ce3">
            <text:p>21,1625</text:p>
          </table:table-cell>
          <table:table-cell office:value-type="float" office:value="55.612640999999897" table:style-name="ce3">
            <text:p>55,612641</text:p>
          </table:table-cell>
          <table:table-cell table:number-columns-repeated="16382"/>
        </table:table-row>
        <table:table-row table:style-name="ro2">
          <table:table-cell office:value-type="float" office:value="21.164168" table:style-name="ce3">
            <text:p>21,164168</text:p>
          </table:table-cell>
          <table:table-cell office:value-type="float" office:value="55.612640999999897" table:style-name="ce3">
            <text:p>55,612641</text:p>
          </table:table-cell>
          <table:table-cell table:number-columns-repeated="16382"/>
        </table:table-row>
        <table:table-row table:style-name="ro2">
          <table:table-cell office:value-type="float" office:value="21.164168" table:style-name="ce3">
            <text:p>21,164168</text:p>
          </table:table-cell>
          <table:table-cell office:value-type="float" office:value="55.612914999999902" table:style-name="ce3">
            <text:p>55,612915</text:p>
          </table:table-cell>
          <table:table-cell table:number-columns-repeated="16382"/>
        </table:table-row>
        <table:table-row table:style-name="ro2">
          <table:table-cell office:value-type="float" office:value="21.163609999999998" table:style-name="ce3">
            <text:p>21,16361</text:p>
          </table:table-cell>
          <table:table-cell office:value-type="float" office:value="55.612914999999902" table:style-name="ce3">
            <text:p>55,612915</text:p>
          </table:table-cell>
          <table:table-cell table:number-columns-repeated="16382"/>
        </table:table-row>
        <table:table-row table:style-name="ro2">
          <table:table-cell office:value-type="float" office:value="21.163609999999998" table:style-name="ce3">
            <text:p>21,16361</text:p>
          </table:table-cell>
          <table:table-cell office:value-type="float" office:value="55.613470999999898" table:style-name="ce3">
            <text:p>55,613471</text:p>
          </table:table-cell>
          <table:table-cell table:number-columns-repeated="16382"/>
        </table:table-row>
        <table:table-row table:style-name="ro2">
          <table:table-cell office:value-type="float" office:value="21.163056000000001" table:style-name="ce3">
            <text:p>21,163056</text:p>
          </table:table-cell>
          <table:table-cell office:value-type="float" office:value="55.613470999999898" table:style-name="ce3">
            <text:p>55,613471</text:p>
          </table:table-cell>
          <table:table-cell table:number-columns-repeated="16382"/>
        </table:table-row>
        <table:table-row table:style-name="ro2">
          <table:table-cell office:value-type="float" office:value="21.163056000000001" table:style-name="ce3">
            <text:p>21,163056</text:p>
          </table:table-cell>
          <table:table-cell office:value-type="float" office:value="55.614029000000002" table:style-name="ce3">
            <text:p>55,614029</text:p>
          </table:table-cell>
          <table:table-cell table:number-columns-repeated="16382"/>
        </table:table-row>
        <table:table-row table:style-name="ro2">
          <table:table-cell office:value-type="float" office:value="21.162500000000001" table:style-name="ce3">
            <text:p>21,1625</text:p>
          </table:table-cell>
          <table:table-cell office:value-type="float" office:value="55.614029000000002" table:style-name="ce3">
            <text:p>55,614029</text:p>
          </table:table-cell>
          <table:table-cell table:number-columns-repeated="16382"/>
        </table:table-row>
        <table:table-row table:style-name="ro2">
          <table:table-cell office:value-type="float" office:value="21.162500000000001" table:style-name="ce3">
            <text:p>21,1625</text:p>
          </table:table-cell>
          <table:table-cell office:value-type="float" office:value="55.614582999999897" table:style-name="ce3">
            <text:p>55,614583</text:p>
          </table:table-cell>
          <table:table-cell table:number-columns-repeated="16382"/>
        </table:table-row>
        <table:table-row table:style-name="ro2">
          <table:table-cell office:value-type="float" office:value="21.161946" table:style-name="ce3">
            <text:p>21,161946</text:p>
          </table:table-cell>
          <table:table-cell office:value-type="float" office:value="55.614582999999897" table:style-name="ce3">
            <text:p>55,614583</text:p>
          </table:table-cell>
          <table:table-cell table:number-columns-repeated="16382"/>
        </table:table-row>
        <table:table-row table:style-name="ro2">
          <table:table-cell office:value-type="float" office:value="21.161946" table:style-name="ce3">
            <text:p>21,161946</text:p>
          </table:table-cell>
          <table:table-cell office:value-type="float" office:value="55.6151389999999" table:style-name="ce3">
            <text:p>55,615139</text:p>
          </table:table-cell>
          <table:table-cell table:number-columns-repeated="16382"/>
        </table:table-row>
        <table:table-row table:style-name="ro2">
          <table:table-cell office:value-type="float" office:value="21.161387000000001" table:style-name="ce3">
            <text:p>21,161387</text:p>
          </table:table-cell>
          <table:table-cell office:value-type="float" office:value="55.6151389999999" table:style-name="ce3">
            <text:p>55,615139</text:p>
          </table:table-cell>
          <table:table-cell table:number-columns-repeated="16382"/>
        </table:table-row>
        <table:table-row table:style-name="ro2">
          <table:table-cell office:value-type="float" office:value="21.161387000000001" table:style-name="ce3">
            <text:p>21,161387</text:p>
          </table:table-cell>
          <table:table-cell office:value-type="float" office:value="55.615970999999902" table:style-name="ce3">
            <text:p>55,615971</text:p>
          </table:table-cell>
          <table:table-cell table:number-columns-repeated="16382"/>
        </table:table-row>
        <table:table-row table:style-name="ro2">
          <table:table-cell office:value-type="float" office:value="21.160834000000001" table:style-name="ce3">
            <text:p>21,160834</text:p>
          </table:table-cell>
          <table:table-cell office:value-type="float" office:value="55.615970999999902" table:style-name="ce3">
            <text:p>55,615971</text:p>
          </table:table-cell>
          <table:table-cell table:number-columns-repeated="16382"/>
        </table:table-row>
        <table:table-row table:style-name="ro2">
          <table:table-cell office:value-type="float" office:value="21.160834000000001" table:style-name="ce3">
            <text:p>21,160834</text:p>
          </table:table-cell>
          <table:table-cell office:value-type="float" office:value="55.6168049999999" table:style-name="ce3">
            <text:p>55,616805</text:p>
          </table:table-cell>
          <table:table-cell table:number-columns-repeated="16382"/>
        </table:table-row>
        <table:table-row table:style-name="ro2">
          <table:table-cell office:value-type="float" office:value="21.160278000000002" table:style-name="ce3">
            <text:p>21,160278</text:p>
          </table:table-cell>
          <table:table-cell office:value-type="float" office:value="55.6168049999999" table:style-name="ce3">
            <text:p>55,616805</text:p>
          </table:table-cell>
          <table:table-cell table:number-columns-repeated="16382"/>
        </table:table-row>
        <table:table-row table:style-name="ro2">
          <table:table-cell office:value-type="float" office:value="21.160278000000002" table:style-name="ce3">
            <text:p>21,160278</text:p>
          </table:table-cell>
          <table:table-cell office:value-type="float" office:value="55.617636999999903" table:style-name="ce3">
            <text:p>55,617637</text:p>
          </table:table-cell>
          <table:table-cell table:number-columns-repeated="16382"/>
        </table:table-row>
        <table:table-row table:style-name="ro2">
          <table:table-cell office:value-type="float" office:value="21.159721000000001" table:style-name="ce3">
            <text:p>21,159721</text:p>
          </table:table-cell>
          <table:table-cell office:value-type="float" office:value="55.617636999999903" table:style-name="ce3">
            <text:p>55,617637</text:p>
          </table:table-cell>
          <table:table-cell table:number-columns-repeated="16382"/>
        </table:table-row>
        <table:table-row table:style-name="ro2">
          <table:table-cell office:value-type="float" office:value="21.159721000000001" table:style-name="ce3">
            <text:p>21,159721</text:p>
          </table:table-cell>
          <table:table-cell office:value-type="float" office:value="55.6184739999999" table:style-name="ce3">
            <text:p>55,618474</text:p>
          </table:table-cell>
          <table:table-cell table:number-columns-repeated="16382"/>
        </table:table-row>
        <table:table-row table:style-name="ro2">
          <table:table-cell office:value-type="float" office:value="21.159165000000002" table:style-name="ce3">
            <text:p>21,159165</text:p>
          </table:table-cell>
          <table:table-cell office:value-type="float" office:value="55.6184739999999" table:style-name="ce3">
            <text:p>55,618474</text:p>
          </table:table-cell>
          <table:table-cell table:number-columns-repeated="16382"/>
        </table:table-row>
        <table:table-row table:style-name="ro2">
          <table:table-cell office:value-type="float" office:value="21.159165000000002" table:style-name="ce3">
            <text:p>21,159165</text:p>
          </table:table-cell>
          <table:table-cell office:value-type="float" office:value="55.619304999999898" table:style-name="ce3">
            <text:p>55,619305</text:p>
          </table:table-cell>
          <table:table-cell table:number-columns-repeated="16382"/>
        </table:table-row>
        <table:table-row table:style-name="ro2">
          <table:table-cell office:value-type="float" office:value="21.158612000000002" table:style-name="ce3">
            <text:p>21,158612</text:p>
          </table:table-cell>
          <table:table-cell office:value-type="float" office:value="55.619304999999898" table:style-name="ce3">
            <text:p>55,619305</text:p>
          </table:table-cell>
          <table:table-cell table:number-columns-repeated="16382"/>
        </table:table-row>
        <table:table-row table:style-name="ro2">
          <table:table-cell office:value-type="float" office:value="21.158612000000002" table:style-name="ce3">
            <text:p>21,158612</text:p>
          </table:table-cell>
          <table:table-cell office:value-type="float" office:value="55.6201399999999" table:style-name="ce3">
            <text:p>55,62014</text:p>
          </table:table-cell>
          <table:table-cell table:number-columns-repeated="16382"/>
        </table:table-row>
        <table:table-row table:style-name="ro2">
          <table:table-cell office:value-type="float" office:value="21.158055000000001" table:style-name="ce3">
            <text:p>21,158055</text:p>
          </table:table-cell>
          <table:table-cell office:value-type="float" office:value="55.6201399999999" table:style-name="ce3">
            <text:p>55,62014</text:p>
          </table:table-cell>
          <table:table-cell table:number-columns-repeated="16382"/>
        </table:table-row>
        <table:table-row table:style-name="ro2">
          <table:table-cell office:value-type="float" office:value="21.158055000000001" table:style-name="ce3">
            <text:p>21,158055</text:p>
          </table:table-cell>
          <table:table-cell office:value-type="float" office:value="55.620970999999898" table:style-name="ce3">
            <text:p>55,620971</text:p>
          </table:table-cell>
          <table:table-cell table:number-columns-repeated="16382"/>
        </table:table-row>
        <table:table-row table:style-name="ro2">
          <table:table-cell office:value-type="float" office:value="21.157499000000001" table:style-name="ce3">
            <text:p>21,157499</text:p>
          </table:table-cell>
          <table:table-cell office:value-type="float" office:value="55.620970999999898" table:style-name="ce3">
            <text:p>55,620971</text:p>
          </table:table-cell>
          <table:table-cell table:number-columns-repeated="16382"/>
        </table:table-row>
        <table:table-row table:style-name="ro2">
          <table:table-cell office:value-type="float" office:value="21.157499000000001" table:style-name="ce3">
            <text:p>21,157499</text:p>
          </table:table-cell>
          <table:table-cell office:value-type="float" office:value="55.621807999999902" table:style-name="ce3">
            <text:p>55,621808</text:p>
          </table:table-cell>
          <table:table-cell table:number-columns-repeated="16382"/>
        </table:table-row>
        <table:table-row table:style-name="ro2">
          <table:table-cell office:value-type="float" office:value="21.156942999999998" table:style-name="ce3">
            <text:p>21,156943</text:p>
          </table:table-cell>
          <table:table-cell office:value-type="float" office:value="55.621807999999902" table:style-name="ce3">
            <text:p>55,621808</text:p>
          </table:table-cell>
          <table:table-cell table:number-columns-repeated="16382"/>
        </table:table-row>
        <table:table-row table:style-name="ro2">
          <table:table-cell office:value-type="float" office:value="21.156942999999998" table:style-name="ce3">
            <text:p>21,156943</text:p>
          </table:table-cell>
          <table:table-cell office:value-type="float" office:value="55.622639999999897" table:style-name="ce3">
            <text:p>55,62264</text:p>
          </table:table-cell>
          <table:table-cell table:number-columns-repeated="16382"/>
        </table:table-row>
        <table:table-row table:style-name="ro2">
          <table:table-cell office:value-type="float" office:value="21.156389000000001" table:style-name="ce3">
            <text:p>21,156389</text:p>
          </table:table-cell>
          <table:table-cell office:value-type="float" office:value="55.622639999999897" table:style-name="ce3">
            <text:p>55,62264</text:p>
          </table:table-cell>
          <table:table-cell table:number-columns-repeated="16382"/>
        </table:table-row>
        <table:table-row table:style-name="ro2">
          <table:table-cell office:value-type="float" office:value="21.156389000000001" table:style-name="ce3">
            <text:p>21,156389</text:p>
          </table:table-cell>
          <table:table-cell office:value-type="float" office:value="55.623473999999902" table:style-name="ce3">
            <text:p>55,623474</text:p>
          </table:table-cell>
          <table:table-cell table:number-columns-repeated="16382"/>
        </table:table-row>
        <table:table-row table:style-name="ro2">
          <table:table-cell office:value-type="float" office:value="21.155833000000001" table:style-name="ce3">
            <text:p>21,155833</text:p>
          </table:table-cell>
          <table:table-cell office:value-type="float" office:value="55.623473999999902" table:style-name="ce3">
            <text:p>55,623474</text:p>
          </table:table-cell>
          <table:table-cell table:number-columns-repeated="16382"/>
        </table:table-row>
        <table:table-row table:style-name="ro2">
          <table:table-cell office:value-type="float" office:value="21.155833000000001" table:style-name="ce3">
            <text:p>21,155833</text:p>
          </table:table-cell>
          <table:table-cell office:value-type="float" office:value="55.624305999999898" table:style-name="ce3">
            <text:p>55,624306</text:p>
          </table:table-cell>
          <table:table-cell table:number-columns-repeated="16382"/>
        </table:table-row>
        <table:table-row table:style-name="ro2">
          <table:table-cell office:value-type="float" office:value="21.155277000000002" table:style-name="ce3">
            <text:p>21,155277</text:p>
          </table:table-cell>
          <table:table-cell office:value-type="float" office:value="55.624305999999898" table:style-name="ce3">
            <text:p>55,624306</text:p>
          </table:table-cell>
          <table:table-cell table:number-columns-repeated="16382"/>
        </table:table-row>
        <table:table-row table:style-name="ro2">
          <table:table-cell office:value-type="float" office:value="21.155277000000002" table:style-name="ce3">
            <text:p>21,155277</text:p>
          </table:table-cell>
          <table:table-cell office:value-type="float" office:value="55.6251379999999" table:style-name="ce3">
            <text:p>55,625138</text:p>
          </table:table-cell>
          <table:table-cell table:number-columns-repeated="16382"/>
        </table:table-row>
        <table:table-row table:style-name="ro2">
          <table:table-cell office:value-type="float" office:value="21.154723000000001" table:style-name="ce3">
            <text:p>21,154723</text:p>
          </table:table-cell>
          <table:table-cell office:value-type="float" office:value="55.6251379999999" table:style-name="ce3">
            <text:p>55,625138</text:p>
          </table:table-cell>
          <table:table-cell table:number-columns-repeated="16382"/>
        </table:table-row>
        <table:table-row table:style-name="ro2">
          <table:table-cell office:value-type="float" office:value="21.154723000000001" table:style-name="ce3">
            <text:p>21,154723</text:p>
          </table:table-cell>
          <table:table-cell office:value-type="float" office:value="55.625971999999898" table:style-name="ce3">
            <text:p>55,625972</text:p>
          </table:table-cell>
          <table:table-cell table:number-columns-repeated="16382"/>
        </table:table-row>
        <table:table-row table:style-name="ro2">
          <table:table-cell office:value-type="float" office:value="21.154167000000001" table:style-name="ce3">
            <text:p>21,154167</text:p>
          </table:table-cell>
          <table:table-cell office:value-type="float" office:value="55.625971999999898" table:style-name="ce3">
            <text:p>55,625972</text:p>
          </table:table-cell>
          <table:table-cell table:number-columns-repeated="16382"/>
        </table:table-row>
        <table:table-row table:style-name="ro2">
          <table:table-cell office:value-type="float" office:value="21.154167000000001" table:style-name="ce3">
            <text:p>21,154167</text:p>
          </table:table-cell>
          <table:table-cell office:value-type="float" office:value="55.6268039999999" table:style-name="ce3">
            <text:p>55,626804</text:p>
          </table:table-cell>
          <table:table-cell table:number-columns-repeated="16382"/>
        </table:table-row>
        <table:table-row table:style-name="ro2">
          <table:table-cell office:value-type="float" office:value="21.153611000000001" table:style-name="ce3">
            <text:p>21,153611</text:p>
          </table:table-cell>
          <table:table-cell office:value-type="float" office:value="55.6268039999999" table:style-name="ce3">
            <text:p>55,626804</text:p>
          </table:table-cell>
          <table:table-cell table:number-columns-repeated="16382"/>
        </table:table-row>
        <table:table-row table:style-name="ro2">
          <table:table-cell office:value-type="float" office:value="21.153611000000001" table:style-name="ce3">
            <text:p>21,153611</text:p>
          </table:table-cell>
          <table:table-cell office:value-type="float" office:value="55.627361999999899" table:style-name="ce3">
            <text:p>55,627362</text:p>
          </table:table-cell>
          <table:table-cell table:number-columns-repeated="16382"/>
        </table:table-row>
        <table:table-row table:style-name="ro2">
          <table:table-cell office:value-type="float" office:value="21.153054999999998" table:style-name="ce3">
            <text:p>21,153055</text:p>
          </table:table-cell>
          <table:table-cell office:value-type="float" office:value="55.627361999999899" table:style-name="ce3">
            <text:p>55,627362</text:p>
          </table:table-cell>
          <table:table-cell table:number-columns-repeated="16382"/>
        </table:table-row>
        <table:table-row table:style-name="ro2">
          <table:table-cell office:value-type="float" office:value="21.153054999999998" table:style-name="ce3">
            <text:p>21,153055</text:p>
          </table:table-cell>
          <table:table-cell office:value-type="float" office:value="55.627918000000001" table:style-name="ce3">
            <text:p>55,627918</text:p>
          </table:table-cell>
          <table:table-cell table:number-columns-repeated="16382"/>
        </table:table-row>
        <table:table-row table:style-name="ro2">
          <table:table-cell office:value-type="float" office:value="21.152501000000001" table:style-name="ce3">
            <text:p>21,152501</text:p>
          </table:table-cell>
          <table:table-cell office:value-type="float" office:value="55.627918000000001" table:style-name="ce3">
            <text:p>55,627918</text:p>
          </table:table-cell>
          <table:table-cell table:number-columns-repeated="16382"/>
        </table:table-row>
        <table:table-row table:style-name="ro2">
          <table:table-cell office:value-type="float" office:value="21.152501000000001" table:style-name="ce3">
            <text:p>21,152501</text:p>
          </table:table-cell>
          <table:table-cell office:value-type="float" office:value="55.628749999999997" table:style-name="ce3">
            <text:p>55,62875</text:p>
          </table:table-cell>
          <table:table-cell table:number-columns-repeated="16382"/>
        </table:table-row>
        <table:table-row table:style-name="ro2">
          <table:table-cell office:value-type="float" office:value="21.151945000000001" table:style-name="ce3">
            <text:p>21,151945</text:p>
          </table:table-cell>
          <table:table-cell office:value-type="float" office:value="55.628749999999997" table:style-name="ce3">
            <text:p>55,62875</text:p>
          </table:table-cell>
          <table:table-cell table:number-columns-repeated="16382"/>
        </table:table-row>
        <table:table-row table:style-name="ro2">
          <table:table-cell office:value-type="float" office:value="21.151945000000001" table:style-name="ce3">
            <text:p>21,151945</text:p>
          </table:table-cell>
          <table:table-cell office:value-type="float" office:value="55.6293059999999" table:style-name="ce3">
            <text:p>55,629306</text:p>
          </table:table-cell>
          <table:table-cell table:number-columns-repeated="16382"/>
        </table:table-row>
        <table:table-row table:style-name="ro2">
          <table:table-cell office:value-type="float" office:value="21.151389000000002" table:style-name="ce3">
            <text:p>21,151389</text:p>
          </table:table-cell>
          <table:table-cell office:value-type="float" office:value="55.6293059999999" table:style-name="ce3">
            <text:p>55,629306</text:p>
          </table:table-cell>
          <table:table-cell table:number-columns-repeated="16382"/>
        </table:table-row>
        <table:table-row table:style-name="ro2">
          <table:table-cell office:value-type="float" office:value="21.151389000000002" table:style-name="ce3">
            <text:p>21,151389</text:p>
          </table:table-cell>
          <table:table-cell office:value-type="float" office:value="55.630137999999903" table:style-name="ce3">
            <text:p>55,630138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30137999999903" table:style-name="ce3">
            <text:p>55,630138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30974999999999" table:style-name="ce3">
            <text:p>55,630975</text:p>
          </table:table-cell>
          <table:table-cell table:number-columns-repeated="16382"/>
        </table:table-row>
        <table:table-row table:style-name="ro2">
          <table:table-cell office:value-type="float" office:value="21.150279000000001" table:style-name="ce3">
            <text:p>21,150279</text:p>
          </table:table-cell>
          <table:table-cell office:value-type="float" office:value="55.630974999999999" table:style-name="ce3">
            <text:p>55,630975</text:p>
          </table:table-cell>
          <table:table-cell table:number-columns-repeated="16382"/>
        </table:table-row>
        <table:table-row table:style-name="ro2">
          <table:table-cell office:value-type="float" office:value="21.150279000000001" table:style-name="ce3">
            <text:p>21,150279</text:p>
          </table:table-cell>
          <table:table-cell office:value-type="float" office:value="55.631247999999999" table:style-name="ce3">
            <text:p>55,631248</text:p>
          </table:table-cell>
          <table:table-cell table:number-columns-repeated="16382"/>
        </table:table-row>
        <table:table-row table:style-name="ro2">
          <table:table-cell office:value-type="float" office:value="21.149723000000002" table:style-name="ce3">
            <text:p>21,149723</text:p>
          </table:table-cell>
          <table:table-cell office:value-type="float" office:value="55.631247999999999" table:style-name="ce3">
            <text:p>55,631248</text:p>
          </table:table-cell>
          <table:table-cell table:number-columns-repeated="16382"/>
        </table:table-row>
        <table:table-row table:style-name="ro2">
          <table:table-cell office:value-type="float" office:value="21.149723000000002" table:style-name="ce3">
            <text:p>21,149723</text:p>
          </table:table-cell>
          <table:table-cell office:value-type="float" office:value="55.632084999999996" table:style-name="ce3">
            <text:p>55,632085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32084999999996" table:style-name="ce3">
            <text:p>55,632085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34028999999899" table:style-name="ce3">
            <text:p>55,634029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34028999999899" table:style-name="ce3">
            <text:p>55,634029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36806999999997" table:style-name="ce3">
            <text:p>55,636807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36806999999997" table:style-name="ce3">
            <text:p>55,636807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37084999999999" table:style-name="ce3">
            <text:p>55,637085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37084999999999" table:style-name="ce3">
            <text:p>55,637085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37357999999999" table:style-name="ce3">
            <text:p>55,637358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37357999999999" table:style-name="ce3">
            <text:p>55,637358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37917000000002" table:style-name="ce3">
            <text:p>55,637917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37917000000002" table:style-name="ce3">
            <text:p>55,637917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38748999999997" table:style-name="ce3">
            <text:p>55,638749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38748999999997" table:style-name="ce3">
            <text:p>55,638749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39305" table:style-name="ce3">
            <text:p>55,639305</text:p>
          </table:table-cell>
          <table:table-cell table:number-columns-repeated="16382"/>
        </table:table-row>
        <table:table-row table:style-name="ro2">
          <table:table-cell office:value-type="float" office:value="21.147500999999998" table:style-name="ce3">
            <text:p>21,147501</text:p>
          </table:table-cell>
          <table:table-cell office:value-type="float" office:value="55.639305" table:style-name="ce3">
            <text:p>55,639305</text:p>
          </table:table-cell>
          <table:table-cell table:number-columns-repeated="16382"/>
        </table:table-row>
        <table:table-row table:style-name="ro2">
          <table:table-cell office:value-type="float" office:value="21.147497999999999" table:style-name="ce3">
            <text:p>21,147498</text:p>
          </table:table-cell>
          <table:table-cell office:value-type="float" office:value="55.640141" table:style-name="ce3">
            <text:p>55,640141</text:p>
          </table:table-cell>
          <table:table-cell table:number-columns-repeated="16382"/>
        </table:table-row>
        <table:table-row table:style-name="ro2">
          <table:table-cell office:value-type="float" office:value="21.146944999999999" table:style-name="ce3">
            <text:p>21,146945</text:p>
          </table:table-cell>
          <table:table-cell office:value-type="float" office:value="55.640141" table:style-name="ce3">
            <text:p>55,640141</text:p>
          </table:table-cell>
          <table:table-cell table:number-columns-repeated="16382"/>
        </table:table-row>
        <table:table-row table:style-name="ro2">
          <table:table-cell office:value-type="float" office:value="21.146944999999999" table:style-name="ce3">
            <text:p>21,146945</text:p>
          </table:table-cell>
          <table:table-cell office:value-type="float" office:value="55.640973000000002" table:style-name="ce3">
            <text:p>55,640973</text:p>
          </table:table-cell>
          <table:table-cell table:number-columns-repeated="16382"/>
        </table:table-row>
        <table:table-row table:style-name="ro2">
          <table:table-cell office:value-type="float" office:value="21.146388000000002" table:style-name="ce3">
            <text:p>21,146388</text:p>
          </table:table-cell>
          <table:table-cell office:value-type="float" office:value="55.640973000000002" table:style-name="ce3">
            <text:p>55,640973</text:p>
          </table:table-cell>
          <table:table-cell table:number-columns-repeated="16382"/>
        </table:table-row>
        <table:table-row table:style-name="ro2">
          <table:table-cell office:value-type="float" office:value="21.146388000000002" table:style-name="ce3">
            <text:p>21,146388</text:p>
          </table:table-cell>
          <table:table-cell office:value-type="float" office:value="55.641528999999899" table:style-name="ce3">
            <text:p>55,641529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41528999999899" table:style-name="ce3">
            <text:p>55,641529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42083" table:style-name="ce3">
            <text:p>55,642083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2083" table:style-name="ce3">
            <text:p>55,642083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2639000000003" table:style-name="ce3">
            <text:p>55,642639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42639000000003" table:style-name="ce3">
            <text:p>55,642639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43194999999999" table:style-name="ce3">
            <text:p>55,643195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43194999999999" table:style-name="ce3">
            <text:p>55,643195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43749" table:style-name="ce3">
            <text:p>55,643749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43749" table:style-name="ce3">
            <text:p>55,643749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44305000000003" table:style-name="ce3">
            <text:p>55,644305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4305000000003" table:style-name="ce3">
            <text:p>55,644305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4585999999997" table:style-name="ce3">
            <text:p>55,644586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44585999999997" table:style-name="ce3">
            <text:p>55,644586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45136999999998" table:style-name="ce3">
            <text:p>55,645137</text:p>
          </table:table-cell>
          <table:table-cell table:number-columns-repeated="16382"/>
        </table:table-row>
        <table:table-row table:style-name="ro2">
          <table:table-cell office:value-type="float" office:value="21.146388000000002" table:style-name="ce3">
            <text:p>21,146388</text:p>
          </table:table-cell>
          <table:table-cell office:value-type="float" office:value="55.645136999999998" table:style-name="ce3">
            <text:p>55,645137</text:p>
          </table:table-cell>
          <table:table-cell table:number-columns-repeated="16382"/>
        </table:table-row>
        <table:table-row table:style-name="ro2">
          <table:table-cell office:value-type="float" office:value="21.146388000000002" table:style-name="ce3">
            <text:p>21,146388</text:p>
          </table:table-cell>
          <table:table-cell office:value-type="float" office:value="55.645974000000002" table:style-name="ce3">
            <text:p>55,645974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45974000000002" table:style-name="ce3">
            <text:p>55,645974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47084" table:style-name="ce3">
            <text:p>55,647084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7084" table:style-name="ce3">
            <text:p>55,647084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8192999999999" table:style-name="ce3">
            <text:p>55,648193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48192999999999" table:style-name="ce3">
            <text:p>55,648193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49859999999997" table:style-name="ce3">
            <text:p>55,64986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49859999999997" table:style-name="ce3">
            <text:p>55,64986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52638000000003" table:style-name="ce3">
            <text:p>55,652638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52638000000003" table:style-name="ce3">
            <text:p>55,652638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55140000000003" table:style-name="ce3">
            <text:p>55,65514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55140000000003" table:style-name="ce3">
            <text:p>55,65514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55971999999998" table:style-name="ce3">
            <text:p>55,655972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55971999999998" table:style-name="ce3">
            <text:p>55,655972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56806000000003" table:style-name="ce3">
            <text:p>55,656806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56806000000003" table:style-name="ce3">
            <text:p>55,656806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57916" table:style-name="ce3">
            <text:p>55,657916</text:p>
          </table:table-cell>
          <table:table-cell table:number-columns-repeated="16382"/>
        </table:table-row>
        <table:table-row table:style-name="ro2">
          <table:table-cell office:value-type="float" office:value="21.143612999999998" table:style-name="ce3">
            <text:p>21,143613</text:p>
          </table:table-cell>
          <table:table-cell office:value-type="float" office:value="55.657916" table:style-name="ce3">
            <text:p>55,657916</text:p>
          </table:table-cell>
          <table:table-cell table:number-columns-repeated="16382"/>
        </table:table-row>
        <table:table-row table:style-name="ro2">
          <table:table-cell office:value-type="float" office:value="21.143612999999998" table:style-name="ce3">
            <text:p>21,143613</text:p>
          </table:table-cell>
          <table:table-cell office:value-type="float" office:value="55.658748000000003" table:style-name="ce3">
            <text:p>55,658748</text:p>
          </table:table-cell>
          <table:table-cell table:number-columns-repeated="16382"/>
        </table:table-row>
        <table:table-row table:style-name="ro2">
          <table:table-cell office:value-type="float" office:value="21.143053999999999" table:style-name="ce3">
            <text:p>21,143054</text:p>
          </table:table-cell>
          <table:table-cell office:value-type="float" office:value="55.658748000000003" table:style-name="ce3">
            <text:p>55,658748</text:p>
          </table:table-cell>
          <table:table-cell table:number-columns-repeated="16382"/>
        </table:table-row>
        <table:table-row table:style-name="ro2">
          <table:table-cell office:value-type="float" office:value="21.143053999999999" table:style-name="ce3">
            <text:p>21,143054</text:p>
          </table:table-cell>
          <table:table-cell office:value-type="float" office:value="55.659863000000001" table:style-name="ce3">
            <text:p>55,659863</text:p>
          </table:table-cell>
          <table:table-cell table:number-columns-repeated="16382"/>
        </table:table-row>
        <table:table-row table:style-name="ro2">
          <table:table-cell office:value-type="float" office:value="21.142499999999998" table:style-name="ce3">
            <text:p>21,1425</text:p>
          </table:table-cell>
          <table:table-cell office:value-type="float" office:value="55.659863000000001" table:style-name="ce3">
            <text:p>55,659863</text:p>
          </table:table-cell>
          <table:table-cell table:number-columns-repeated="16382"/>
        </table:table-row>
        <table:table-row table:style-name="ro2">
          <table:table-cell office:value-type="float" office:value="21.142499999999998" table:style-name="ce3">
            <text:p>21,1425</text:p>
          </table:table-cell>
          <table:table-cell office:value-type="float" office:value="55.661251" table:style-name="ce3">
            <text:p>55,661251</text:p>
          </table:table-cell>
          <table:table-cell table:number-columns-repeated="16382"/>
        </table:table-row>
        <table:table-row table:style-name="ro2">
          <table:table-cell office:value-type="float" office:value="21.141943999999999" table:style-name="ce3">
            <text:p>21,141944</text:p>
          </table:table-cell>
          <table:table-cell office:value-type="float" office:value="55.661251" table:style-name="ce3">
            <text:p>55,661251</text:p>
          </table:table-cell>
          <table:table-cell table:number-columns-repeated="16382"/>
        </table:table-row>
        <table:table-row table:style-name="ro2">
          <table:table-cell office:value-type="float" office:value="21.141943999999999" table:style-name="ce3">
            <text:p>21,141944</text:p>
          </table:table-cell>
          <table:table-cell office:value-type="float" office:value="55.662638999999999" table:style-name="ce3">
            <text:p>55,662639</text:p>
          </table:table-cell>
          <table:table-cell table:number-columns-repeated="16382"/>
        </table:table-row>
        <table:table-row table:style-name="ro2">
          <table:table-cell office:value-type="float" office:value="21.141390000000001" table:style-name="ce3">
            <text:p>21,14139</text:p>
          </table:table-cell>
          <table:table-cell office:value-type="float" office:value="55.662638999999999" table:style-name="ce3">
            <text:p>55,662639</text:p>
          </table:table-cell>
          <table:table-cell table:number-columns-repeated="16382"/>
        </table:table-row>
        <table:table-row table:style-name="ro2">
          <table:table-cell office:value-type="float" office:value="21.141390000000001" table:style-name="ce3">
            <text:p>21,14139</text:p>
          </table:table-cell>
          <table:table-cell office:value-type="float" office:value="55.663471000000001" table:style-name="ce3">
            <text:p>55,663471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63471000000001" table:style-name="ce3">
            <text:p>55,663471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62919000000002" table:style-name="ce3">
            <text:p>55,662919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62919000000002" table:style-name="ce3">
            <text:p>55,662919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62360999999997" table:style-name="ce3">
            <text:p>55,662361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62360999999997" table:style-name="ce3">
            <text:p>55,662361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62083000000003" table:style-name="ce3">
            <text:p>55,662083</text:p>
          </table:table-cell>
          <table:table-cell table:number-columns-repeated="16382"/>
        </table:table-row>
        <table:table-row table:style-name="ro2">
          <table:table-cell office:value-type="float" office:value="21.146944999999999" table:style-name="ce3">
            <text:p>21,146945</text:p>
          </table:table-cell>
          <table:table-cell office:value-type="float" office:value="55.662083000000003" table:style-name="ce3">
            <text:p>55,662083</text:p>
          </table:table-cell>
          <table:table-cell table:number-columns-repeated="16382"/>
        </table:table-row>
        <table:table-row table:style-name="ro2">
          <table:table-cell office:value-type="float" office:value="21.146944999999999" table:style-name="ce3">
            <text:p>21,146945</text:p>
          </table:table-cell>
          <table:table-cell office:value-type="float" office:value="55.661529000000002" table:style-name="ce3">
            <text:p>55,661529</text:p>
          </table:table-cell>
          <table:table-cell table:number-columns-repeated="16382"/>
        </table:table-row>
        <table:table-row table:style-name="ro2">
          <table:table-cell office:value-type="float" office:value="21.147386999999998" table:style-name="ce3">
            <text:p>21,147387</text:p>
          </table:table-cell>
          <table:table-cell office:value-type="float" office:value="55.661529000000002" table:style-name="ce3">
            <text:p>55,661529</text:p>
          </table:table-cell>
          <table:table-cell table:number-columns-repeated="16382"/>
        </table:table-row>
        <table:table-row table:style-name="ro2">
          <table:table-cell office:value-type="float" office:value="21.147497999999999" table:style-name="ce3">
            <text:p>21,147498</text:p>
          </table:table-cell>
          <table:table-cell office:value-type="float" office:value="55.661529000000002" table:style-name="ce3">
            <text:p>55,661529</text:p>
          </table:table-cell>
          <table:table-cell table:number-columns-repeated="16382"/>
        </table:table-row>
        <table:table-row table:style-name="ro2">
          <table:table-cell office:value-type="float" office:value="21.147497999999999" table:style-name="ce3">
            <text:p>21,147498</text:p>
          </table:table-cell>
          <table:table-cell office:value-type="float" office:value="55.661072999999902" table:style-name="ce3">
            <text:p>55,661073</text:p>
          </table:table-cell>
          <table:table-cell table:number-columns-repeated="16382"/>
        </table:table-row>
        <table:table-row table:style-name="ro2">
          <table:table-cell office:value-type="float" office:value="21.147497999999999" table:style-name="ce3">
            <text:p>21,147498</text:p>
          </table:table-cell>
          <table:table-cell office:value-type="float" office:value="55.660694999999997" table:style-name="ce3">
            <text:p>55,660695</text:p>
          </table:table-cell>
          <table:table-cell table:number-columns-repeated="16382"/>
        </table:table-row>
        <table:table-row table:style-name="ro2">
          <table:table-cell office:value-type="float" office:value="21.147586999999898" table:style-name="ce3">
            <text:p>21,147587</text:p>
          </table:table-cell>
          <table:table-cell office:value-type="float" office:value="55.660694999999997" table:style-name="ce3">
            <text:p>55,660695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60694999999997" table:style-name="ce3">
            <text:p>55,660695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59585" table:style-name="ce3">
            <text:p>55,659585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59585" table:style-name="ce3">
            <text:p>55,659585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58748000000003" table:style-name="ce3">
            <text:p>55,658748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58748000000003" table:style-name="ce3">
            <text:p>55,658748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57637999999999" table:style-name="ce3">
            <text:p>55,657638</text:p>
          </table:table-cell>
          <table:table-cell table:number-columns-repeated="16382"/>
        </table:table-row>
        <table:table-row table:style-name="ro2">
          <table:table-cell office:value-type="float" office:value="21.149723000000002" table:style-name="ce3">
            <text:p>21,149723</text:p>
          </table:table-cell>
          <table:table-cell office:value-type="float" office:value="55.657637999999999" table:style-name="ce3">
            <text:p>55,657638</text:p>
          </table:table-cell>
          <table:table-cell table:number-columns-repeated="16382"/>
        </table:table-row>
        <table:table-row table:style-name="ro2">
          <table:table-cell office:value-type="float" office:value="21.149723000000002" table:style-name="ce3">
            <text:p>21,149723</text:p>
          </table:table-cell>
          <table:table-cell office:value-type="float" office:value="55.65625" table:style-name="ce3">
            <text:p>55,65625</text:p>
          </table:table-cell>
          <table:table-cell table:number-columns-repeated="16382"/>
        </table:table-row>
        <table:table-row table:style-name="ro2">
          <table:table-cell office:value-type="float" office:value="21.150279000000001" table:style-name="ce3">
            <text:p>21,150279</text:p>
          </table:table-cell>
          <table:table-cell office:value-type="float" office:value="55.65625" table:style-name="ce3">
            <text:p>55,65625</text:p>
          </table:table-cell>
          <table:table-cell table:number-columns-repeated="16382"/>
        </table:table-row>
        <table:table-row table:style-name="ro2">
          <table:table-cell office:value-type="float" office:value="21.150279000000001" table:style-name="ce3">
            <text:p>21,150279</text:p>
          </table:table-cell>
          <table:table-cell office:value-type="float" office:value="55.654862000000001" table:style-name="ce3">
            <text:p>55,654862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54862000000001" table:style-name="ce3">
            <text:p>55,654862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54677999999898" table:style-name="ce3">
            <text:p>55,654678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53751999999997" table:style-name="ce3">
            <text:p>55,653752</text:p>
          </table:table-cell>
          <table:table-cell table:number-columns-repeated="16382"/>
        </table:table-row>
        <table:table-row table:style-name="ro2">
          <table:table-cell office:value-type="float" office:value="21.151389000000002" table:style-name="ce3">
            <text:p>21,151389</text:p>
          </table:table-cell>
          <table:table-cell office:value-type="float" office:value="55.653751999999997" table:style-name="ce3">
            <text:p>55,653752</text:p>
          </table:table-cell>
          <table:table-cell table:number-columns-repeated="16382"/>
        </table:table-row>
        <table:table-row table:style-name="ro2">
          <table:table-cell office:value-type="float" office:value="21.151389000000002" table:style-name="ce3">
            <text:p>21,151389</text:p>
          </table:table-cell>
          <table:table-cell office:value-type="float" office:value="55.652361999999997" table:style-name="ce3">
            <text:p>55,652362</text:p>
          </table:table-cell>
          <table:table-cell table:number-columns-repeated="16382"/>
        </table:table-row>
        <table:table-row table:style-name="ro2">
          <table:table-cell office:value-type="float" office:value="21.151945000000001" table:style-name="ce3">
            <text:p>21,151945</text:p>
          </table:table-cell>
          <table:table-cell office:value-type="float" office:value="55.652361999999997" table:style-name="ce3">
            <text:p>55,652362</text:p>
          </table:table-cell>
          <table:table-cell table:number-columns-repeated="16382"/>
        </table:table-row>
        <table:table-row table:style-name="ro2">
          <table:table-cell office:value-type="float" office:value="21.151945000000001" table:style-name="ce3">
            <text:p>21,151945</text:p>
          </table:table-cell>
          <table:table-cell office:value-type="float" office:value="55.650969000000003" table:style-name="ce3">
            <text:p>55,650969</text:p>
          </table:table-cell>
          <table:table-cell table:number-columns-repeated="16382"/>
        </table:table-row>
        <table:table-row table:style-name="ro2">
          <table:table-cell office:value-type="float" office:value="21.152501000000001" table:style-name="ce3">
            <text:p>21,152501</text:p>
          </table:table-cell>
          <table:table-cell office:value-type="float" office:value="55.650969000000003" table:style-name="ce3">
            <text:p>55,650969</text:p>
          </table:table-cell>
          <table:table-cell table:number-columns-repeated="16382"/>
        </table:table-row>
        <table:table-row table:style-name="ro2">
          <table:table-cell office:value-type="float" office:value="21.152501000000001" table:style-name="ce3">
            <text:p>21,152501</text:p>
          </table:table-cell>
          <table:table-cell office:value-type="float" office:value="55.65014" table:style-name="ce3">
            <text:p>55,65014</text:p>
          </table:table-cell>
          <table:table-cell table:number-columns-repeated="16382"/>
        </table:table-row>
        <table:table-row table:style-name="ro2">
          <table:table-cell office:value-type="float" office:value="21.153433" table:style-name="ce3">
            <text:p>21,153433</text:p>
          </table:table-cell>
          <table:table-cell office:value-type="float" office:value="55.65014" table:style-name="ce3">
            <text:p>55,65014</text:p>
          </table:table-cell>
          <table:table-cell table:number-columns-repeated="16382"/>
        </table:table-row>
        <table:table-row table:style-name="ro2">
          <table:table-cell office:value-type="float" office:value="21.153611000000001" table:style-name="ce3">
            <text:p>21,153611</text:p>
          </table:table-cell>
          <table:table-cell office:value-type="float" office:value="55.65014" table:style-name="ce3">
            <text:p>55,65014</text:p>
          </table:table-cell>
          <table:table-cell table:number-columns-repeated="16382"/>
        </table:table-row>
        <table:table-row table:style-name="ro2">
          <table:table-cell office:value-type="float" office:value="21.153611000000001" table:style-name="ce3">
            <text:p>21,153611</text:p>
          </table:table-cell>
          <table:table-cell office:value-type="float" office:value="55.649859999999997" table:style-name="ce3">
            <text:p>55,64986</text:p>
          </table:table-cell>
          <table:table-cell table:number-columns-repeated="16382"/>
        </table:table-row>
        <table:table-row table:style-name="ro2">
          <table:table-cell office:value-type="float" office:value="21.154167000000001" table:style-name="ce3">
            <text:p>21,154167</text:p>
          </table:table-cell>
          <table:table-cell office:value-type="float" office:value="55.649859999999997" table:style-name="ce3">
            <text:p>55,64986</text:p>
          </table:table-cell>
          <table:table-cell table:number-columns-repeated="16382"/>
        </table:table-row>
        <table:table-row table:style-name="ro2">
          <table:table-cell office:value-type="float" office:value="21.154167000000001" table:style-name="ce3">
            <text:p>21,154167</text:p>
          </table:table-cell>
          <table:table-cell office:value-type="float" office:value="55.649580999999998" table:style-name="ce3">
            <text:p>55,649581</text:p>
          </table:table-cell>
          <table:table-cell table:number-columns-repeated="16382"/>
        </table:table-row>
        <table:table-row table:style-name="ro2">
          <table:table-cell office:value-type="float" office:value="21.155277000000002" table:style-name="ce3">
            <text:p>21,155277</text:p>
          </table:table-cell>
          <table:table-cell office:value-type="float" office:value="55.649580999999998" table:style-name="ce3">
            <text:p>55,649581</text:p>
          </table:table-cell>
          <table:table-cell table:number-columns-repeated="16382"/>
        </table:table-row>
        <table:table-row table:style-name="ro2">
          <table:table-cell office:value-type="float" office:value="21.155277000000002" table:style-name="ce3">
            <text:p>21,155277</text:p>
          </table:table-cell>
          <table:table-cell office:value-type="float" office:value="55.649307999999998" table:style-name="ce3">
            <text:p>55,649308</text:p>
          </table:table-cell>
          <table:table-cell table:number-columns-repeated="16382"/>
        </table:table-row>
        <table:table-row table:style-name="ro2">
          <table:table-cell office:value-type="float" office:value="21.155833000000001" table:style-name="ce3">
            <text:p>21,155833</text:p>
          </table:table-cell>
          <table:table-cell office:value-type="float" office:value="55.649307999999998" table:style-name="ce3">
            <text:p>55,649308</text:p>
          </table:table-cell>
          <table:table-cell table:number-columns-repeated="16382"/>
        </table:table-row>
        <table:table-row table:style-name="ro2">
          <table:table-cell office:value-type="float" office:value="21.155833000000001" table:style-name="ce3">
            <text:p>21,155833</text:p>
          </table:table-cell>
          <table:table-cell office:value-type="float" office:value="55.649028000000001" table:style-name="ce3">
            <text:p>55,649028</text:p>
          </table:table-cell>
          <table:table-cell table:number-columns-repeated="16382"/>
        </table:table-row>
        <table:table-row table:style-name="ro2">
          <table:table-cell office:value-type="float" office:value="21.156942999999998" table:style-name="ce3">
            <text:p>21,156943</text:p>
          </table:table-cell>
          <table:table-cell office:value-type="float" office:value="55.649028000000001" table:style-name="ce3">
            <text:p>55,649028</text:p>
          </table:table-cell>
          <table:table-cell table:number-columns-repeated="16382"/>
        </table:table-row>
        <table:table-row table:style-name="ro2">
          <table:table-cell office:value-type="float" office:value="21.156942999999998" table:style-name="ce3">
            <text:p>21,156943</text:p>
          </table:table-cell>
          <table:table-cell office:value-type="float" office:value="55.64875" table:style-name="ce3">
            <text:p>55,64875</text:p>
          </table:table-cell>
          <table:table-cell table:number-columns-repeated="16382"/>
        </table:table-row>
        <table:table-row table:style-name="ro2">
          <table:table-cell office:value-type="float" office:value="21.157499000000001" table:style-name="ce3">
            <text:p>21,157499</text:p>
          </table:table-cell>
          <table:table-cell office:value-type="float" office:value="55.64875" table:style-name="ce3">
            <text:p>55,64875</text:p>
          </table:table-cell>
          <table:table-cell table:number-columns-repeated="16382"/>
        </table:table-row>
        <table:table-row table:style-name="ro2">
          <table:table-cell office:value-type="float" office:value="21.157499000000001" table:style-name="ce3">
            <text:p>21,157499</text:p>
          </table:table-cell>
          <table:table-cell office:value-type="float" office:value="55.648192999999999" table:style-name="ce3">
            <text:p>55,648193</text:p>
          </table:table-cell>
          <table:table-cell table:number-columns-repeated="16382"/>
        </table:table-row>
        <table:table-row table:style-name="ro2">
          <table:table-cell office:value-type="float" office:value="21.158055000000001" table:style-name="ce3">
            <text:p>21,158055</text:p>
          </table:table-cell>
          <table:table-cell office:value-type="float" office:value="55.648192999999999" table:style-name="ce3">
            <text:p>55,648193</text:p>
          </table:table-cell>
          <table:table-cell table:number-columns-repeated="16382"/>
        </table:table-row>
        <table:table-row table:style-name="ro2">
          <table:table-cell office:value-type="float" office:value="21.158055000000001" table:style-name="ce3">
            <text:p>21,158055</text:p>
          </table:table-cell>
          <table:table-cell office:value-type="float" office:value="55.647914999999998" table:style-name="ce3">
            <text:p>55,647915</text:p>
          </table:table-cell>
          <table:table-cell table:number-columns-repeated="16382"/>
        </table:table-row>
        <table:table-row table:style-name="ro2">
          <table:table-cell office:value-type="float" office:value="21.158612000000002" table:style-name="ce3">
            <text:p>21,158612</text:p>
          </table:table-cell>
          <table:table-cell office:value-type="float" office:value="55.647914999999998" table:style-name="ce3">
            <text:p>55,647915</text:p>
          </table:table-cell>
          <table:table-cell table:number-columns-repeated="16382"/>
        </table:table-row>
        <table:table-row table:style-name="ro2">
          <table:table-cell office:value-type="float" office:value="21.158612000000002" table:style-name="ce3">
            <text:p>21,158612</text:p>
          </table:table-cell>
          <table:table-cell office:value-type="float" office:value="55.647640000000003" table:style-name="ce3">
            <text:p>55,64764</text:p>
          </table:table-cell>
          <table:table-cell table:number-columns-repeated="16382"/>
        </table:table-row>
        <table:table-row table:style-name="ro2">
          <table:table-cell office:value-type="float" office:value="21.159165000000002" table:style-name="ce3">
            <text:p>21,159165</text:p>
          </table:table-cell>
          <table:table-cell office:value-type="float" office:value="55.647640000000003" table:style-name="ce3">
            <text:p>55,64764</text:p>
          </table:table-cell>
          <table:table-cell table:number-columns-repeated="16382"/>
        </table:table-row>
        <table:table-row table:style-name="ro2">
          <table:table-cell office:value-type="float" office:value="21.159165000000002" table:style-name="ce3">
            <text:p>21,159165</text:p>
          </table:table-cell>
          <table:table-cell office:value-type="float" office:value="55.647084" table:style-name="ce3">
            <text:p>55,647084</text:p>
          </table:table-cell>
          <table:table-cell table:number-columns-repeated="16382"/>
        </table:table-row>
        <table:table-row table:style-name="ro2">
          <table:table-cell office:value-type="float" office:value="21.159721000000001" table:style-name="ce3">
            <text:p>21,159721</text:p>
          </table:table-cell>
          <table:table-cell office:value-type="float" office:value="55.647084" table:style-name="ce3">
            <text:p>55,647084</text:p>
          </table:table-cell>
          <table:table-cell table:number-columns-repeated="16382"/>
        </table:table-row>
        <table:table-row table:style-name="ro2">
          <table:table-cell office:value-type="float" office:value="21.159721000000001" table:style-name="ce3">
            <text:p>21,159721</text:p>
          </table:table-cell>
          <table:table-cell office:value-type="float" office:value="55.646805999999998" table:style-name="ce3">
            <text:p>55,646806</text:p>
          </table:table-cell>
          <table:table-cell table:number-columns-repeated="16382"/>
        </table:table-row>
        <table:table-row table:style-name="ro2">
          <table:table-cell office:value-type="float" office:value="21.160278000000002" table:style-name="ce3">
            <text:p>21,160278</text:p>
          </table:table-cell>
          <table:table-cell office:value-type="float" office:value="55.646805999999998" table:style-name="ce3">
            <text:p>55,646806</text:p>
          </table:table-cell>
          <table:table-cell table:number-columns-repeated="16382"/>
        </table:table-row>
        <table:table-row table:style-name="ro2">
          <table:table-cell office:value-type="float" office:value="21.160278000000002" table:style-name="ce3">
            <text:p>21,160278</text:p>
          </table:table-cell>
          <table:table-cell office:value-type="float" office:value="55.645695999999901" table:style-name="ce3">
            <text:p>55,645696</text:p>
          </table:table-cell>
          <table:table-cell table:number-columns-repeated="16382"/>
        </table:table-row>
        <table:table-row table:style-name="ro2">
          <table:table-cell office:value-type="float" office:value="21.162500000000001" table:style-name="ce3">
            <text:p>21,1625</text:p>
          </table:table-cell>
          <table:table-cell office:value-type="float" office:value="55.645695999999901" table:style-name="ce3">
            <text:p>55,645696</text:p>
          </table:table-cell>
          <table:table-cell table:number-columns-repeated="16382"/>
        </table:table-row>
        <table:table-row table:style-name="ro2">
          <table:table-cell office:value-type="float" office:value="21.162500000000001" table:style-name="ce3">
            <text:p>21,1625</text:p>
          </table:table-cell>
          <table:table-cell office:value-type="float" office:value="55.645974000000002" table:style-name="ce3">
            <text:p>55,645974</text:p>
          </table:table-cell>
          <table:table-cell table:number-columns-repeated="16382"/>
        </table:table-row>
        <table:table-row table:style-name="ro2">
          <table:table-cell office:value-type="float" office:value="21.164168" table:style-name="ce3">
            <text:p>21,164168</text:p>
          </table:table-cell>
          <table:table-cell office:value-type="float" office:value="55.645974000000002" table:style-name="ce3">
            <text:p>55,645974</text:p>
          </table:table-cell>
          <table:table-cell table:number-columns-repeated="16382"/>
        </table:table-row>
        <table:table-row table:style-name="ro2">
          <table:table-cell office:value-type="float" office:value="21.164168" table:style-name="ce3">
            <text:p>21,164168</text:p>
          </table:table-cell>
          <table:table-cell office:value-type="float" office:value="55.647084" table:style-name="ce3">
            <text:p>55,647084</text:p>
          </table:table-cell>
          <table:table-cell table:number-columns-repeated="16382"/>
        </table:table-row>
        <table:table-row table:style-name="ro2">
          <table:table-cell office:value-type="float" office:value="21.160834000000001" table:style-name="ce3">
            <text:p>21,160834</text:p>
          </table:table-cell>
          <table:table-cell office:value-type="float" office:value="55.647084" table:style-name="ce3">
            <text:p>55,647084</text:p>
          </table:table-cell>
          <table:table-cell table:number-columns-repeated="16382"/>
        </table:table-row>
        <table:table-row table:style-name="ro2">
          <table:table-cell office:value-type="float" office:value="21.160834000000001" table:style-name="ce3">
            <text:p>21,160834</text:p>
          </table:table-cell>
          <table:table-cell office:value-type="float" office:value="55.647640000000003" table:style-name="ce3">
            <text:p>55,64764</text:p>
          </table:table-cell>
          <table:table-cell table:number-columns-repeated="16382"/>
        </table:table-row>
        <table:table-row table:style-name="ro2">
          <table:table-cell office:value-type="float" office:value="21.160278000000002" table:style-name="ce3">
            <text:p>21,160278</text:p>
          </table:table-cell>
          <table:table-cell office:value-type="float" office:value="55.647640000000003" table:style-name="ce3">
            <text:p>55,64764</text:p>
          </table:table-cell>
          <table:table-cell table:number-columns-repeated="16382"/>
        </table:table-row>
        <table:table-row table:style-name="ro2">
          <table:table-cell office:value-type="float" office:value="21.160278000000002" table:style-name="ce3">
            <text:p>21,160278</text:p>
          </table:table-cell>
          <table:table-cell office:value-type="float" office:value="55.648192999999999" table:style-name="ce3">
            <text:p>55,648193</text:p>
          </table:table-cell>
          <table:table-cell table:number-columns-repeated="16382"/>
        </table:table-row>
        <table:table-row table:style-name="ro2">
          <table:table-cell office:value-type="float" office:value="21.159721000000001" table:style-name="ce3">
            <text:p>21,159721</text:p>
          </table:table-cell>
          <table:table-cell office:value-type="float" office:value="55.648192999999999" table:style-name="ce3">
            <text:p>55,648193</text:p>
          </table:table-cell>
          <table:table-cell table:number-columns-repeated="16382"/>
        </table:table-row>
        <table:table-row table:style-name="ro2">
          <table:table-cell office:value-type="float" office:value="21.159721000000001" table:style-name="ce3">
            <text:p>21,159721</text:p>
          </table:table-cell>
          <table:table-cell office:value-type="float" office:value="55.64875" table:style-name="ce3">
            <text:p>55,64875</text:p>
          </table:table-cell>
          <table:table-cell table:number-columns-repeated="16382"/>
        </table:table-row>
        <table:table-row table:style-name="ro2">
          <table:table-cell office:value-type="float" office:value="21.159165000000002" table:style-name="ce3">
            <text:p>21,159165</text:p>
          </table:table-cell>
          <table:table-cell office:value-type="float" office:value="55.64875" table:style-name="ce3">
            <text:p>55,64875</text:p>
          </table:table-cell>
          <table:table-cell table:number-columns-repeated="16382"/>
        </table:table-row>
        <table:table-row table:style-name="ro2">
          <table:table-cell office:value-type="float" office:value="21.159165000000002" table:style-name="ce3">
            <text:p>21,159165</text:p>
          </table:table-cell>
          <table:table-cell office:value-type="float" office:value="55.649307999999998" table:style-name="ce3">
            <text:p>55,649308</text:p>
          </table:table-cell>
          <table:table-cell table:number-columns-repeated="16382"/>
        </table:table-row>
        <table:table-row table:style-name="ro2">
          <table:table-cell office:value-type="float" office:value="21.158612000000002" table:style-name="ce3">
            <text:p>21,158612</text:p>
          </table:table-cell>
          <table:table-cell office:value-type="float" office:value="55.649307999999998" table:style-name="ce3">
            <text:p>55,649308</text:p>
          </table:table-cell>
          <table:table-cell table:number-columns-repeated="16382"/>
        </table:table-row>
        <table:table-row table:style-name="ro2">
          <table:table-cell office:value-type="float" office:value="21.158612000000002" table:style-name="ce3">
            <text:p>21,158612</text:p>
          </table:table-cell>
          <table:table-cell office:value-type="float" office:value="55.650696000000003" table:style-name="ce3">
            <text:p>55,650696</text:p>
          </table:table-cell>
          <table:table-cell table:number-columns-repeated="16382"/>
        </table:table-row>
        <table:table-row table:style-name="ro2">
          <table:table-cell office:value-type="float" office:value="21.158055000000001" table:style-name="ce3">
            <text:p>21,158055</text:p>
          </table:table-cell>
          <table:table-cell office:value-type="float" office:value="55.650696000000003" table:style-name="ce3">
            <text:p>55,650696</text:p>
          </table:table-cell>
          <table:table-cell table:number-columns-repeated="16382"/>
        </table:table-row>
        <table:table-row table:style-name="ro2">
          <table:table-cell office:value-type="float" office:value="21.158055000000001" table:style-name="ce3">
            <text:p>21,158055</text:p>
          </table:table-cell>
          <table:table-cell office:value-type="float" office:value="55.652084000000002" table:style-name="ce3">
            <text:p>55,652084</text:p>
          </table:table-cell>
          <table:table-cell table:number-columns-repeated="16382"/>
        </table:table-row>
        <table:table-row table:style-name="ro2">
          <table:table-cell office:value-type="float" office:value="21.157499000000001" table:style-name="ce3">
            <text:p>21,157499</text:p>
          </table:table-cell>
          <table:table-cell office:value-type="float" office:value="55.652084000000002" table:style-name="ce3">
            <text:p>55,652084</text:p>
          </table:table-cell>
          <table:table-cell table:number-columns-repeated="16382"/>
        </table:table-row>
        <table:table-row table:style-name="ro2">
          <table:table-cell office:value-type="float" office:value="21.157499000000001" table:style-name="ce3">
            <text:p>21,157499</text:p>
          </table:table-cell>
          <table:table-cell office:value-type="float" office:value="55.652915999999998" table:style-name="ce3">
            <text:p>55,652916</text:p>
          </table:table-cell>
          <table:table-cell table:number-columns-repeated="16382"/>
        </table:table-row>
        <table:table-row table:style-name="ro2">
          <table:table-cell office:value-type="float" office:value="21.156942999999998" table:style-name="ce3">
            <text:p>21,156943</text:p>
          </table:table-cell>
          <table:table-cell office:value-type="float" office:value="55.652915999999998" table:style-name="ce3">
            <text:p>55,652916</text:p>
          </table:table-cell>
          <table:table-cell table:number-columns-repeated="16382"/>
        </table:table-row>
        <table:table-row table:style-name="ro2">
          <table:table-cell office:value-type="float" office:value="21.156942999999998" table:style-name="ce3">
            <text:p>21,156943</text:p>
          </table:table-cell>
          <table:table-cell office:value-type="float" office:value="55.653751999999997" table:style-name="ce3">
            <text:p>55,653752</text:p>
          </table:table-cell>
          <table:table-cell table:number-columns-repeated="16382"/>
        </table:table-row>
        <table:table-row table:style-name="ro2">
          <table:table-cell office:value-type="float" office:value="21.156389000000001" table:style-name="ce3">
            <text:p>21,156389</text:p>
          </table:table-cell>
          <table:table-cell office:value-type="float" office:value="55.653751999999997" table:style-name="ce3">
            <text:p>55,653752</text:p>
          </table:table-cell>
          <table:table-cell table:number-columns-repeated="16382"/>
        </table:table-row>
        <table:table-row table:style-name="ro2">
          <table:table-cell office:value-type="float" office:value="21.156389000000001" table:style-name="ce3">
            <text:p>21,156389</text:p>
          </table:table-cell>
          <table:table-cell office:value-type="float" office:value="55.654581999999998" table:style-name="ce3">
            <text:p>55,654582</text:p>
          </table:table-cell>
          <table:table-cell table:number-columns-repeated="16382"/>
        </table:table-row>
        <table:table-row table:style-name="ro2">
          <table:table-cell office:value-type="float" office:value="21.155833000000001" table:style-name="ce3">
            <text:p>21,155833</text:p>
          </table:table-cell>
          <table:table-cell office:value-type="float" office:value="55.654581999999998" table:style-name="ce3">
            <text:p>55,654582</text:p>
          </table:table-cell>
          <table:table-cell table:number-columns-repeated="16382"/>
        </table:table-row>
        <table:table-row table:style-name="ro2">
          <table:table-cell office:value-type="float" office:value="21.155833000000001" table:style-name="ce3">
            <text:p>21,155833</text:p>
          </table:table-cell>
          <table:table-cell office:value-type="float" office:value="55.655417999999997" table:style-name="ce3">
            <text:p>55,655418</text:p>
          </table:table-cell>
          <table:table-cell table:number-columns-repeated="16382"/>
        </table:table-row>
        <table:table-row table:style-name="ro2">
          <table:table-cell office:value-type="float" office:value="21.155277000000002" table:style-name="ce3">
            <text:p>21,155277</text:p>
          </table:table-cell>
          <table:table-cell office:value-type="float" office:value="55.655417999999997" table:style-name="ce3">
            <text:p>55,655418</text:p>
          </table:table-cell>
          <table:table-cell table:number-columns-repeated="16382"/>
        </table:table-row>
        <table:table-row table:style-name="ro2">
          <table:table-cell office:value-type="float" office:value="21.155277000000002" table:style-name="ce3">
            <text:p>21,155277</text:p>
          </table:table-cell>
          <table:table-cell office:value-type="float" office:value="55.656528000000002" table:style-name="ce3">
            <text:p>55,656528</text:p>
          </table:table-cell>
          <table:table-cell table:number-columns-repeated="16382"/>
        </table:table-row>
        <table:table-row table:style-name="ro2">
          <table:table-cell office:value-type="float" office:value="21.154723000000001" table:style-name="ce3">
            <text:p>21,154723</text:p>
          </table:table-cell>
          <table:table-cell office:value-type="float" office:value="55.656528000000002" table:style-name="ce3">
            <text:p>55,656528</text:p>
          </table:table-cell>
          <table:table-cell table:number-columns-repeated="16382"/>
        </table:table-row>
        <table:table-row table:style-name="ro2">
          <table:table-cell office:value-type="float" office:value="21.154723000000001" table:style-name="ce3">
            <text:p>21,154723</text:p>
          </table:table-cell>
          <table:table-cell office:value-type="float" office:value="55.657359999999997" table:style-name="ce3">
            <text:p>55,65736</text:p>
          </table:table-cell>
          <table:table-cell table:number-columns-repeated="16382"/>
        </table:table-row>
        <table:table-row table:style-name="ro2">
          <table:table-cell office:value-type="float" office:value="21.154167000000001" table:style-name="ce3">
            <text:p>21,154167</text:p>
          </table:table-cell>
          <table:table-cell office:value-type="float" office:value="55.657359999999997" table:style-name="ce3">
            <text:p>55,65736</text:p>
          </table:table-cell>
          <table:table-cell table:number-columns-repeated="16382"/>
        </table:table-row>
        <table:table-row table:style-name="ro2">
          <table:table-cell office:value-type="float" office:value="21.154167000000001" table:style-name="ce3">
            <text:p>21,154167</text:p>
          </table:table-cell>
          <table:table-cell office:value-type="float" office:value="55.658197000000001" table:style-name="ce3">
            <text:p>55,658197</text:p>
          </table:table-cell>
          <table:table-cell table:number-columns-repeated="16382"/>
        </table:table-row>
        <table:table-row table:style-name="ro2">
          <table:table-cell office:value-type="float" office:value="21.153611000000001" table:style-name="ce3">
            <text:p>21,153611</text:p>
          </table:table-cell>
          <table:table-cell office:value-type="float" office:value="55.658197000000001" table:style-name="ce3">
            <text:p>55,658197</text:p>
          </table:table-cell>
          <table:table-cell table:number-columns-repeated="16382"/>
        </table:table-row>
        <table:table-row table:style-name="ro2">
          <table:table-cell office:value-type="float" office:value="21.153611000000001" table:style-name="ce3">
            <text:p>21,153611</text:p>
          </table:table-cell>
          <table:table-cell office:value-type="float" office:value="55.659025999999997" table:style-name="ce3">
            <text:p>55,659026</text:p>
          </table:table-cell>
          <table:table-cell table:number-columns-repeated="16382"/>
        </table:table-row>
        <table:table-row table:style-name="ro2">
          <table:table-cell office:value-type="float" office:value="21.153054999999998" table:style-name="ce3">
            <text:p>21,153055</text:p>
          </table:table-cell>
          <table:table-cell office:value-type="float" office:value="55.659025999999997" table:style-name="ce3">
            <text:p>55,659026</text:p>
          </table:table-cell>
          <table:table-cell table:number-columns-repeated="16382"/>
        </table:table-row>
        <table:table-row table:style-name="ro2">
          <table:table-cell office:value-type="float" office:value="21.153054999999998" table:style-name="ce3">
            <text:p>21,153055</text:p>
          </table:table-cell>
          <table:table-cell office:value-type="float" office:value="55.659585" table:style-name="ce3">
            <text:p>55,659585</text:p>
          </table:table-cell>
          <table:table-cell table:number-columns-repeated="16382"/>
        </table:table-row>
        <table:table-row table:style-name="ro2">
          <table:table-cell office:value-type="float" office:value="21.151945000000001" table:style-name="ce3">
            <text:p>21,151945</text:p>
          </table:table-cell>
          <table:table-cell office:value-type="float" office:value="55.659585" table:style-name="ce3">
            <text:p>55,659585</text:p>
          </table:table-cell>
          <table:table-cell table:number-columns-repeated="16382"/>
        </table:table-row>
        <table:table-row table:style-name="ro2">
          <table:table-cell office:value-type="float" office:value="21.151945000000001" table:style-name="ce3">
            <text:p>21,151945</text:p>
          </table:table-cell>
          <table:table-cell office:value-type="float" office:value="55.659863000000001" table:style-name="ce3">
            <text:p>55,659863</text:p>
          </table:table-cell>
          <table:table-cell table:number-columns-repeated="16382"/>
        </table:table-row>
        <table:table-row table:style-name="ro2">
          <table:table-cell office:value-type="float" office:value="21.151389000000002" table:style-name="ce3">
            <text:p>21,151389</text:p>
          </table:table-cell>
          <table:table-cell office:value-type="float" office:value="55.659863000000001" table:style-name="ce3">
            <text:p>55,659863</text:p>
          </table:table-cell>
          <table:table-cell table:number-columns-repeated="16382"/>
        </table:table-row>
        <table:table-row table:style-name="ro2">
          <table:table-cell office:value-type="float" office:value="21.151389000000002" table:style-name="ce3">
            <text:p>21,151389</text:p>
          </table:table-cell>
          <table:table-cell office:value-type="float" office:value="55.660136000000001" table:style-name="ce3">
            <text:p>55,660136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60136000000001" table:style-name="ce3">
            <text:p>55,660136</text:p>
          </table:table-cell>
          <table:table-cell table:number-columns-repeated="16382"/>
        </table:table-row>
        <table:table-row table:style-name="ro2">
          <table:table-cell office:value-type="float" office:value="21.150832999999999" table:style-name="ce3">
            <text:p>21,150833</text:p>
          </table:table-cell>
          <table:table-cell office:value-type="float" office:value="55.660694999999997" table:style-name="ce3">
            <text:p>55,660695</text:p>
          </table:table-cell>
          <table:table-cell table:number-columns-repeated="16382"/>
        </table:table-row>
        <table:table-row table:style-name="ro2">
          <table:table-cell office:value-type="float" office:value="21.150279000000001" table:style-name="ce3">
            <text:p>21,150279</text:p>
          </table:table-cell>
          <table:table-cell office:value-type="float" office:value="55.660694999999997" table:style-name="ce3">
            <text:p>55,660695</text:p>
          </table:table-cell>
          <table:table-cell table:number-columns-repeated="16382"/>
        </table:table-row>
        <table:table-row table:style-name="ro2">
          <table:table-cell office:value-type="float" office:value="21.150279000000001" table:style-name="ce3">
            <text:p>21,150279</text:p>
          </table:table-cell>
          <table:table-cell office:value-type="float" office:value="55.661529000000002" table:style-name="ce3">
            <text:p>55,661529</text:p>
          </table:table-cell>
          <table:table-cell table:number-columns-repeated="16382"/>
        </table:table-row>
        <table:table-row table:style-name="ro2">
          <table:table-cell office:value-type="float" office:value="21.149723000000002" table:style-name="ce3">
            <text:p>21,149723</text:p>
          </table:table-cell>
          <table:table-cell office:value-type="float" office:value="55.661529000000002" table:style-name="ce3">
            <text:p>55,661529</text:p>
          </table:table-cell>
          <table:table-cell table:number-columns-repeated="16382"/>
        </table:table-row>
        <table:table-row table:style-name="ro2">
          <table:table-cell office:value-type="float" office:value="21.149723000000002" table:style-name="ce3">
            <text:p>21,149723</text:p>
          </table:table-cell>
          <table:table-cell office:value-type="float" office:value="55.662083000000003" table:style-name="ce3">
            <text:p>55,662083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62083000000003" table:style-name="ce3">
            <text:p>55,662083</text:p>
          </table:table-cell>
          <table:table-cell table:number-columns-repeated="16382"/>
        </table:table-row>
        <table:table-row table:style-name="ro2">
          <table:table-cell office:value-type="float" office:value="21.149166999999998" table:style-name="ce3">
            <text:p>21,149167</text:p>
          </table:table-cell>
          <table:table-cell office:value-type="float" office:value="55.662919000000002" table:style-name="ce3">
            <text:p>55,662919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62919000000002" table:style-name="ce3">
            <text:p>55,662919</text:p>
          </table:table-cell>
          <table:table-cell table:number-columns-repeated="16382"/>
        </table:table-row>
        <table:table-row table:style-name="ro2">
          <table:table-cell office:value-type="float" office:value="21.148610999999999" table:style-name="ce3">
            <text:p>21,148611</text:p>
          </table:table-cell>
          <table:table-cell office:value-type="float" office:value="55.663749000000003" table:style-name="ce3">
            <text:p>55,663749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63749000000003" table:style-name="ce3">
            <text:p>55,663749</text:p>
          </table:table-cell>
          <table:table-cell table:number-columns-repeated="16382"/>
        </table:table-row>
        <table:table-row table:style-name="ro2">
          <table:table-cell office:value-type="float" office:value="21.148057000000001" table:style-name="ce3">
            <text:p>21,148057</text:p>
          </table:table-cell>
          <table:table-cell office:value-type="float" office:value="55.664307000000001" table:style-name="ce3">
            <text:p>55,664307</text:p>
          </table:table-cell>
          <table:table-cell table:number-columns-repeated="16382"/>
        </table:table-row>
        <table:table-row table:style-name="ro2">
          <table:table-cell office:value-type="float" office:value="21.147500999999998" table:style-name="ce3">
            <text:p>21,147501</text:p>
          </table:table-cell>
          <table:table-cell office:value-type="float" office:value="55.664307000000001" table:style-name="ce3">
            <text:p>55,664307</text:p>
          </table:table-cell>
          <table:table-cell table:number-columns-repeated="16382"/>
        </table:table-row>
        <table:table-row table:style-name="ro2">
          <table:table-cell office:value-type="float" office:value="21.147497999999999" table:style-name="ce3">
            <text:p>21,147498</text:p>
          </table:table-cell>
          <table:table-cell office:value-type="float" office:value="55.665139000000003" table:style-name="ce3">
            <text:p>55,665139</text:p>
          </table:table-cell>
          <table:table-cell table:number-columns-repeated="16382"/>
        </table:table-row>
        <table:table-row table:style-name="ro2">
          <table:table-cell office:value-type="float" office:value="21.146944999999999" table:style-name="ce3">
            <text:p>21,146945</text:p>
          </table:table-cell>
          <table:table-cell office:value-type="float" office:value="55.665139000000003" table:style-name="ce3">
            <text:p>55,665139</text:p>
          </table:table-cell>
          <table:table-cell table:number-columns-repeated="16382"/>
        </table:table-row>
        <table:table-row table:style-name="ro2">
          <table:table-cell office:value-type="float" office:value="21.146944999999999" table:style-name="ce3">
            <text:p>21,146945</text:p>
          </table:table-cell>
          <table:table-cell office:value-type="float" office:value="55.666527000000002" table:style-name="ce3">
            <text:p>55,666527</text:p>
          </table:table-cell>
          <table:table-cell table:number-columns-repeated="16382"/>
        </table:table-row>
        <table:table-row table:style-name="ro2">
          <table:table-cell office:value-type="float" office:value="21.146388000000002" table:style-name="ce3">
            <text:p>21,146388</text:p>
          </table:table-cell>
          <table:table-cell office:value-type="float" office:value="55.666527000000002" table:style-name="ce3">
            <text:p>55,666527</text:p>
          </table:table-cell>
          <table:table-cell table:number-columns-repeated="16382"/>
        </table:table-row>
        <table:table-row table:style-name="ro2">
          <table:table-cell office:value-type="float" office:value="21.146388000000002" table:style-name="ce3">
            <text:p>21,146388</text:p>
          </table:table-cell>
          <table:table-cell office:value-type="float" office:value="55.668193000000002" table:style-name="ce3">
            <text:p>55,668193</text:p>
          </table:table-cell>
          <table:table-cell table:number-columns-repeated="16382"/>
        </table:table-row>
        <table:table-row table:style-name="ro2">
          <table:table-cell office:value-type="float" office:value="21.145835000000002" table:style-name="ce3">
            <text:p>21,145835</text:p>
          </table:table-cell>
          <table:table-cell office:value-type="float" office:value="55.668193000000002" table:style-name="ce3">
            <text:p>55,668193</text:p>
          </table:table-cell>
          <table:table-cell table:number-columns-repeated="16382"/>
        </table:table-row>
        <table:table-row table:style-name="ro2">
          <table:table-cell office:value-type="float" office:value="21.145845999999999" table:style-name="ce3">
            <text:p>21,145846</text:p>
          </table:table-cell>
          <table:table-cell office:value-type="float" office:value="55.669860999999997" table:style-name="ce3">
            <text:p>55,669861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69860999999997" table:style-name="ce3">
            <text:p>55,669861</text:p>
          </table:table-cell>
          <table:table-cell table:number-columns-repeated="16382"/>
        </table:table-row>
        <table:table-row table:style-name="ro2">
          <table:table-cell office:value-type="float" office:value="21.145275999999999" table:style-name="ce3">
            <text:p>21,145276</text:p>
          </table:table-cell>
          <table:table-cell office:value-type="float" office:value="55.671804999999999" table:style-name="ce3">
            <text:p>55,671805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71804999999999" table:style-name="ce3">
            <text:p>55,671805</text:p>
          </table:table-cell>
          <table:table-cell table:number-columns-repeated="16382"/>
        </table:table-row>
        <table:table-row table:style-name="ro2">
          <table:table-cell office:value-type="float" office:value="21.144722000000002" table:style-name="ce3">
            <text:p>21,144722</text:p>
          </table:table-cell>
          <table:table-cell office:value-type="float" office:value="55.673752" table:style-name="ce3">
            <text:p>55,673752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73752" table:style-name="ce3">
            <text:p>55,673752</text:p>
          </table:table-cell>
          <table:table-cell table:number-columns-repeated="16382"/>
        </table:table-row>
        <table:table-row table:style-name="ro2">
          <table:table-cell office:value-type="float" office:value="21.144165999999998" table:style-name="ce3">
            <text:p>21,144166</text:p>
          </table:table-cell>
          <table:table-cell office:value-type="float" office:value="55.675694" table:style-name="ce3">
            <text:p>55,675694</text:p>
          </table:table-cell>
          <table:table-cell table:number-columns-repeated="16382"/>
        </table:table-row>
        <table:table-row table:style-name="ro2">
          <table:table-cell office:value-type="float" office:value="21.143612999999998" table:style-name="ce3">
            <text:p>21,143613</text:p>
          </table:table-cell>
          <table:table-cell office:value-type="float" office:value="55.675694" table:style-name="ce3">
            <text:p>55,675694</text:p>
          </table:table-cell>
          <table:table-cell table:number-columns-repeated="16382"/>
        </table:table-row>
        <table:table-row table:style-name="ro2">
          <table:table-cell office:value-type="float" office:value="21.143612999999998" table:style-name="ce3">
            <text:p>21,143613</text:p>
          </table:table-cell>
          <table:table-cell office:value-type="float" office:value="55.677222999999998" table:style-name="ce3">
            <text:p>55,677223</text:p>
          </table:table-cell>
          <table:table-cell table:number-columns-repeated="16382"/>
        </table:table-row>
        <table:table-row table:style-name="ro2">
          <table:table-cell office:value-type="float" office:value="21.143612999999998" table:style-name="ce3">
            <text:p>21,143613</text:p>
          </table:table-cell>
          <table:table-cell office:value-type="float" office:value="55.677639999999997" table:style-name="ce3">
            <text:p>55,67764</text:p>
          </table:table-cell>
          <table:table-cell table:number-columns-repeated="16382"/>
        </table:table-row>
        <table:table-row table:style-name="ro2">
          <table:table-cell office:value-type="float" office:value="21.143053999999999" table:style-name="ce3">
            <text:p>21,143054</text:p>
          </table:table-cell>
          <table:table-cell office:value-type="float" office:value="55.677639999999997" table:style-name="ce3">
            <text:p>55,67764</text:p>
          </table:table-cell>
          <table:table-cell table:number-columns-repeated="16382"/>
        </table:table-row>
        <table:table-row table:style-name="ro2">
          <table:table-cell office:value-type="float" office:value="21.143053999999999" table:style-name="ce3">
            <text:p>21,143054</text:p>
          </table:table-cell>
          <table:table-cell office:value-type="float" office:value="55.678750000000001" table:style-name="ce3">
            <text:p>55,67875</text:p>
          </table:table-cell>
          <table:table-cell table:number-columns-repeated="16382"/>
        </table:table-row>
        <table:table-row table:style-name="ro2">
          <table:table-cell office:value-type="float" office:value="21.142499999999998" table:style-name="ce3">
            <text:p>21,1425</text:p>
          </table:table-cell>
          <table:table-cell office:value-type="float" office:value="55.678750000000001" table:style-name="ce3">
            <text:p>55,67875</text:p>
          </table:table-cell>
          <table:table-cell table:number-columns-repeated="16382"/>
        </table:table-row>
        <table:table-row table:style-name="ro2">
          <table:table-cell office:value-type="float" office:value="21.142499999999998" table:style-name="ce3">
            <text:p>21,1425</text:p>
          </table:table-cell>
          <table:table-cell office:value-type="float" office:value="55.679305999999997" table:style-name="ce3">
            <text:p>55,679306</text:p>
          </table:table-cell>
          <table:table-cell table:number-columns-repeated="16382"/>
        </table:table-row>
        <table:table-row table:style-name="ro2">
          <table:table-cell office:value-type="float" office:value="21.141943999999999" table:style-name="ce3">
            <text:p>21,141944</text:p>
          </table:table-cell>
          <table:table-cell office:value-type="float" office:value="55.679305999999997" table:style-name="ce3">
            <text:p>55,679306</text:p>
          </table:table-cell>
          <table:table-cell table:number-columns-repeated="16382"/>
        </table:table-row>
        <table:table-row table:style-name="ro2">
          <table:table-cell office:value-type="float" office:value="21.141943999999999" table:style-name="ce3">
            <text:p>21,141944</text:p>
          </table:table-cell>
          <table:table-cell office:value-type="float" office:value="55.679862" table:style-name="ce3">
            <text:p>55,679862</text:p>
          </table:table-cell>
          <table:table-cell table:number-columns-repeated="16382"/>
        </table:table-row>
        <table:table-row table:style-name="ro2">
          <table:table-cell office:value-type="float" office:value="21.141390000000001" table:style-name="ce3">
            <text:p>21,14139</text:p>
          </table:table-cell>
          <table:table-cell office:value-type="float" office:value="55.679862" table:style-name="ce3">
            <text:p>55,679862</text:p>
          </table:table-cell>
          <table:table-cell table:number-columns-repeated="16382"/>
        </table:table-row>
        <table:table-row table:style-name="ro2">
          <table:table-cell office:value-type="float" office:value="21.141387999999999" table:style-name="ce3">
            <text:p>21,141388</text:p>
          </table:table-cell>
          <table:table-cell office:value-type="float" office:value="55.680416000000001" table:style-name="ce3">
            <text:p>55,680416</text:p>
          </table:table-cell>
          <table:table-cell table:number-columns-repeated="16382"/>
        </table:table-row>
        <table:table-row table:style-name="ro2">
          <table:table-cell office:value-type="float" office:value="21.140923000000001" table:style-name="ce3">
            <text:p>21,140923</text:p>
          </table:table-cell>
          <table:table-cell office:value-type="float" office:value="55.680416000000001" table:style-name="ce3">
            <text:p>55,680416</text:p>
          </table:table-cell>
          <table:table-cell table:number-columns-repeated="16382"/>
        </table:table-row>
        <table:table-row table:style-name="ro2">
          <table:table-cell office:value-type="float" office:value="21.140832" table:style-name="ce3">
            <text:p>21,140832</text:p>
          </table:table-cell>
          <table:table-cell office:value-type="float" office:value="55.680416000000001" table:style-name="ce3">
            <text:p>55,680416</text:p>
          </table:table-cell>
          <table:table-cell table:number-columns-repeated="16382"/>
        </table:table-row>
        <table:table-row table:style-name="ro2">
          <table:table-cell office:value-type="float" office:value="21.140832" table:style-name="ce3">
            <text:p>21,140832</text:p>
          </table:table-cell>
          <table:table-cell office:value-type="float" office:value="55.680709999999998" table:style-name="ce3">
            <text:p>55,68071</text:p>
          </table:table-cell>
          <table:table-cell table:number-columns-repeated="16382"/>
        </table:table-row>
        <table:table-row table:style-name="ro2">
          <table:table-cell office:value-type="float" office:value="21.140832" table:style-name="ce3">
            <text:p>21,140832</text:p>
          </table:table-cell>
          <table:table-cell office:value-type="float" office:value="55.680971999999898" table:style-name="ce3">
            <text:p>55,680972</text:p>
          </table:table-cell>
          <table:table-cell table:number-columns-repeated="16382"/>
        </table:table-row>
        <table:table-row table:style-name="ro2">
          <table:table-cell office:value-type="float" office:value="21.140743000000001" table:style-name="ce3">
            <text:p>21,140743</text:p>
          </table:table-cell>
          <table:table-cell office:value-type="float" office:value="55.680971999999898" table:style-name="ce3">
            <text:p>55,680972</text:p>
          </table:table-cell>
          <table:table-cell table:number-columns-repeated="16382"/>
        </table:table-row>
        <table:table-row table:style-name="ro2">
          <table:table-cell office:value-type="float" office:value="21.140277999999999" table:style-name="ce3">
            <text:p>21,140278</text:p>
          </table:table-cell>
          <table:table-cell office:value-type="float" office:value="55.680971999999898" table:style-name="ce3">
            <text:p>55,680972</text:p>
          </table:table-cell>
          <table:table-cell table:number-columns-repeated="16382"/>
        </table:table-row>
        <table:table-row table:style-name="ro2">
          <table:table-cell office:value-type="float" office:value="21.140277999999999" table:style-name="ce3">
            <text:p>21,140278</text:p>
          </table:table-cell>
          <table:table-cell office:value-type="float" office:value="55.681525999999998" table:style-name="ce3">
            <text:p>55,681526</text:p>
          </table:table-cell>
          <table:table-cell table:number-columns-repeated="16382"/>
        </table:table-row>
        <table:table-row table:style-name="ro2">
          <table:table-cell office:value-type="float" office:value="21.139721999999999" table:style-name="ce3">
            <text:p>21,139722</text:p>
          </table:table-cell>
          <table:table-cell office:value-type="float" office:value="55.681525999999998" table:style-name="ce3">
            <text:p>55,681526</text:p>
          </table:table-cell>
          <table:table-cell table:number-columns-repeated="16382"/>
        </table:table-row>
        <table:table-row table:style-name="ro2">
          <table:table-cell office:value-type="float" office:value="21.139721999999999" table:style-name="ce3">
            <text:p>21,139722</text:p>
          </table:table-cell>
          <table:table-cell office:value-type="float" office:value="55.682084000000003" table:style-name="ce3">
            <text:p>55,682084</text:p>
          </table:table-cell>
          <table:table-cell table:number-columns-repeated="16382"/>
        </table:table-row>
        <table:table-row table:style-name="ro2">
          <table:table-cell office:value-type="float" office:value="21.140277999999999" table:style-name="ce3">
            <text:p>21,140278</text:p>
          </table:table-cell>
          <table:table-cell office:value-type="float" office:value="55.682107000000002" table:style-name="ce3">
            <text:p>55,682107</text:p>
          </table:table-cell>
          <table:table-cell table:number-columns-repeated="16382"/>
        </table:table-row>
        <table:table-row table:style-name="ro2">
          <table:table-cell office:value-type="float" office:value="21.140277999999999" table:style-name="ce3">
            <text:p>21,140278</text:p>
          </table:table-cell>
          <table:table-cell office:value-type="float" office:value="55.682341999999899" table:style-name="ce3">
            <text:p>55,682342</text:p>
          </table:table-cell>
          <table:table-cell table:number-columns-repeated="16382"/>
        </table:table-row>
        <table:table-row table:style-name="ro2">
          <table:table-cell office:value-type="float" office:value="21.140280000000001" table:style-name="ce3">
            <text:p>21,14028</text:p>
          </table:table-cell>
          <table:table-cell office:value-type="float" office:value="55.682612999999897" table:style-name="ce3">
            <text:p>55,682613</text:p>
          </table:table-cell>
          <table:table-cell table:number-columns-repeated="16382"/>
        </table:table-row>
        <table:table-row table:style-name="ro2">
          <table:table-cell office:value-type="float" office:value="21.140832" table:style-name="ce3">
            <text:p>21,140832</text:p>
          </table:table-cell>
          <table:table-cell office:value-type="float" office:value="55.682639999999999" table:style-name="ce3">
            <text:p>55,68264</text:p>
          </table:table-cell>
          <table:table-cell table:number-columns-repeated="16382"/>
        </table:table-row>
        <table:table-row table:style-name="ro2">
          <table:table-cell office:value-type="float" office:value="21.140832" table:style-name="ce3">
            <text:p>21,140832</text:p>
          </table:table-cell>
          <table:table-cell office:value-type="float" office:value="55.685137999999903" table:style-name="ce3">
            <text:p>55,685138</text:p>
          </table:table-cell>
          <table:table-cell table:number-columns-repeated="16382"/>
        </table:table-row>
        <table:table-row table:style-name="ro2">
          <table:table-cell office:value-type="float" office:value="21.139320999999899" table:style-name="ce3">
            <text:p>21,139321</text:p>
          </table:table-cell>
          <table:table-cell office:value-type="float" office:value="55.685137999999903" table:style-name="ce3">
            <text:p>55,685138</text:p>
          </table:table-cell>
          <table:table-cell table:number-columns-repeated="16382"/>
        </table:table-row>
        <table:table-row table:style-name="ro2">
          <table:table-cell office:value-type="float" office:value="21.13861" table:style-name="ce3">
            <text:p>21,13861</text:p>
          </table:table-cell>
          <table:table-cell office:value-type="float" office:value="55.685137999999903" table:style-name="ce3">
            <text:p>55,685138</text:p>
          </table:table-cell>
          <table:table-cell table:number-columns-repeated="16382"/>
        </table:table-row>
        <table:table-row table:style-name="ro2">
          <table:table-cell office:value-type="float" office:value="21.1386229999999" table:style-name="ce3">
            <text:p>21,138623</text:p>
          </table:table-cell>
          <table:table-cell office:value-type="float" office:value="55.687187000000002" table:style-name="ce3">
            <text:p>55,687187</text:p>
          </table:table-cell>
          <table:table-cell table:number-columns-repeated="16382"/>
        </table:table-row>
        <table:table-row table:style-name="ro2">
          <table:table-cell office:value-type="float" office:value="21.138625999999899" table:style-name="ce3">
            <text:p>21,138626</text:p>
          </table:table-cell>
          <table:table-cell office:value-type="float" office:value="55.687635999999898" table:style-name="ce3">
            <text:p>55,687636</text:p>
          </table:table-cell>
          <table:table-cell table:number-columns-repeated="16382"/>
        </table:table-row>
        <table:table-row table:style-name="ro2">
          <table:table-cell office:value-type="float" office:value="21.138055999999999" table:style-name="ce3">
            <text:p>21,138056</text:p>
          </table:table-cell>
          <table:table-cell office:value-type="float" office:value="55.687635999999898" table:style-name="ce3">
            <text:p>55,687636</text:p>
          </table:table-cell>
          <table:table-cell table:number-columns-repeated="16382"/>
        </table:table-row>
        <table:table-row table:style-name="ro2">
          <table:table-cell office:value-type="float" office:value="21.138055999999999" table:style-name="ce3">
            <text:p>21,138056</text:p>
          </table:table-cell>
          <table:table-cell office:value-type="float" office:value="55.688194999999901" table:style-name="ce3">
            <text:p>55,688195</text:p>
          </table:table-cell>
          <table:table-cell table:number-columns-repeated="16382"/>
        </table:table-row>
        <table:table-row table:style-name="ro2">
          <table:table-cell office:value-type="float" office:value="21.137499999999999" table:style-name="ce3">
            <text:p>21,1375</text:p>
          </table:table-cell>
          <table:table-cell office:value-type="float" office:value="55.688194999999901" table:style-name="ce3">
            <text:p>55,688195</text:p>
          </table:table-cell>
          <table:table-cell table:number-columns-repeated="16382"/>
        </table:table-row>
        <table:table-row table:style-name="ro2">
          <table:table-cell office:value-type="float" office:value="21.137499999999999" table:style-name="ce3">
            <text:p>21,1375</text:p>
          </table:table-cell>
          <table:table-cell office:value-type="float" office:value="55.688751000000003" table:style-name="ce3">
            <text:p>55,688751</text:p>
          </table:table-cell>
          <table:table-cell table:number-columns-repeated="16382"/>
        </table:table-row>
        <table:table-row table:style-name="ro2">
          <table:table-cell office:value-type="float" office:value="21.136944" table:style-name="ce3">
            <text:p>21,136944</text:p>
          </table:table-cell>
          <table:table-cell office:value-type="float" office:value="55.688751000000003" table:style-name="ce3">
            <text:p>55,688751</text:p>
          </table:table-cell>
          <table:table-cell table:number-columns-repeated="16382"/>
        </table:table-row>
        <table:table-row table:style-name="ro2">
          <table:table-cell office:value-type="float" office:value="21.136944" table:style-name="ce3">
            <text:p>21,136944</text:p>
          </table:table-cell>
          <table:table-cell office:value-type="float" office:value="55.689304999999898" table:style-name="ce3">
            <text:p>55,689305</text:p>
          </table:table-cell>
          <table:table-cell table:number-columns-repeated="16382"/>
        </table:table-row>
        <table:table-row table:style-name="ro2">
          <table:table-cell office:value-type="float" office:value="21.135833999999999" table:style-name="ce3">
            <text:p>21,135834</text:p>
          </table:table-cell>
          <table:table-cell office:value-type="float" office:value="55.689304999999898" table:style-name="ce3">
            <text:p>55,689305</text:p>
          </table:table-cell>
          <table:table-cell table:number-columns-repeated="16382"/>
        </table:table-row>
        <table:table-row table:style-name="ro2">
          <table:table-cell office:value-type="float" office:value="21.135833999999999" table:style-name="ce3">
            <text:p>21,135834</text:p>
          </table:table-cell>
          <table:table-cell office:value-type="float" office:value="55.689582999999999" table:style-name="ce3">
            <text:p>55,689583</text:p>
          </table:table-cell>
          <table:table-cell table:number-columns-repeated="16382"/>
        </table:table-row>
        <table:table-row table:style-name="ro2">
          <table:table-cell office:value-type="float" office:value="21.135278" table:style-name="ce3">
            <text:p>21,135278</text:p>
          </table:table-cell>
          <table:table-cell office:value-type="float" office:value="55.689582999999999" table:style-name="ce3">
            <text:p>55,689583</text:p>
          </table:table-cell>
          <table:table-cell table:number-columns-repeated="16382"/>
        </table:table-row>
        <table:table-row table:style-name="ro2">
          <table:table-cell office:value-type="float" office:value="21.135278" table:style-name="ce3">
            <text:p>21,135278</text:p>
          </table:table-cell>
          <table:table-cell office:value-type="float" office:value="55.689860999999901" table:style-name="ce3">
            <text:p>55,689861</text:p>
          </table:table-cell>
          <table:table-cell table:number-columns-repeated="16382"/>
        </table:table-row>
        <table:table-row table:style-name="ro2">
          <table:table-cell office:value-type="float" office:value="21.134167999999899" table:style-name="ce3">
            <text:p>21,134168</text:p>
          </table:table-cell>
          <table:table-cell office:value-type="float" office:value="55.689860999999901" table:style-name="ce3">
            <text:p>55,689861</text:p>
          </table:table-cell>
          <table:table-cell table:number-columns-repeated="16382"/>
        </table:table-row>
        <table:table-row table:style-name="ro2">
          <table:table-cell office:value-type="float" office:value="21.134167999999899" table:style-name="ce3">
            <text:p>21,134168</text:p>
          </table:table-cell>
          <table:table-cell office:value-type="float" office:value="55.692360999999899" table:style-name="ce3">
            <text:p>55,692361</text:p>
          </table:table-cell>
          <table:table-cell table:number-columns-repeated="16382"/>
        </table:table-row>
        <table:table-row table:style-name="ro2">
          <table:table-cell office:value-type="float" office:value="21.133611999999999" table:style-name="ce3">
            <text:p>21,133612</text:p>
          </table:table-cell>
          <table:table-cell office:value-type="float" office:value="55.692360999999899" table:style-name="ce3">
            <text:p>55,692361</text:p>
          </table:table-cell>
          <table:table-cell table:number-columns-repeated="16382"/>
        </table:table-row>
        <table:table-row table:style-name="ro2">
          <table:table-cell office:value-type="float" office:value="21.133611999999999" table:style-name="ce3">
            <text:p>21,133612</text:p>
          </table:table-cell>
          <table:table-cell office:value-type="float" office:value="55.693194999999903" table:style-name="ce3">
            <text:p>55,693195</text:p>
          </table:table-cell>
          <table:table-cell table:number-columns-repeated="16382"/>
        </table:table-row>
        <table:table-row table:style-name="ro2">
          <table:table-cell office:value-type="float" office:value="21.133056" table:style-name="ce3">
            <text:p>21,133056</text:p>
          </table:table-cell>
          <table:table-cell office:value-type="float" office:value="55.693194999999903" table:style-name="ce3">
            <text:p>55,693195</text:p>
          </table:table-cell>
          <table:table-cell table:number-columns-repeated="16382"/>
        </table:table-row>
        <table:table-row table:style-name="ro2">
          <table:table-cell office:value-type="float" office:value="21.133056" table:style-name="ce3">
            <text:p>21,133056</text:p>
          </table:table-cell>
          <table:table-cell office:value-type="float" office:value="55.6943049999999" table:style-name="ce3">
            <text:p>55,694305</text:p>
          </table:table-cell>
          <table:table-cell table:number-columns-repeated="16382"/>
        </table:table-row>
        <table:table-row table:style-name="ro2">
          <table:table-cell office:value-type="float" office:value="21.132498999999999" table:style-name="ce3">
            <text:p>21,132499</text:p>
          </table:table-cell>
          <table:table-cell office:value-type="float" office:value="55.6943049999999" table:style-name="ce3">
            <text:p>55,694305</text:p>
          </table:table-cell>
          <table:table-cell table:number-columns-repeated="16382"/>
        </table:table-row>
        <table:table-row table:style-name="ro2">
          <table:table-cell office:value-type="float" office:value="21.132498999999999" table:style-name="ce3">
            <text:p>21,132499</text:p>
          </table:table-cell>
          <table:table-cell office:value-type="float" office:value="55.695136999999903" table:style-name="ce3">
            <text:p>55,695137</text:p>
          </table:table-cell>
          <table:table-cell table:number-columns-repeated="16382"/>
        </table:table-row>
        <table:table-row table:style-name="ro2">
          <table:table-cell office:value-type="float" office:value="21.131945999999999" table:style-name="ce3">
            <text:p>21,131946</text:p>
          </table:table-cell>
          <table:table-cell office:value-type="float" office:value="55.695136999999903" table:style-name="ce3">
            <text:p>55,695137</text:p>
          </table:table-cell>
          <table:table-cell table:number-columns-repeated="16382"/>
        </table:table-row>
        <table:table-row table:style-name="ro2">
          <table:table-cell office:value-type="float" office:value="21.131945999999999" table:style-name="ce3">
            <text:p>21,131946</text:p>
          </table:table-cell>
          <table:table-cell office:value-type="float" office:value="55.695972999999903" table:style-name="ce3">
            <text:p>55,695973</text:p>
          </table:table-cell>
          <table:table-cell table:number-columns-repeated="16382"/>
        </table:table-row>
        <table:table-row table:style-name="ro2">
          <table:table-cell office:value-type="float" office:value="21.13139" table:style-name="ce3">
            <text:p>21,13139</text:p>
          </table:table-cell>
          <table:table-cell office:value-type="float" office:value="55.695972999999903" table:style-name="ce3">
            <text:p>55,695973</text:p>
          </table:table-cell>
          <table:table-cell table:number-columns-repeated="16382"/>
        </table:table-row>
        <table:table-row table:style-name="ro2">
          <table:table-cell office:value-type="float" office:value="21.13139" table:style-name="ce3">
            <text:p>21,13139</text:p>
          </table:table-cell>
          <table:table-cell office:value-type="float" office:value="55.697082999999999" table:style-name="ce3">
            <text:p>55,697083</text:p>
          </table:table-cell>
          <table:table-cell table:number-columns-repeated="16382"/>
        </table:table-row>
        <table:table-row table:style-name="ro2">
          <table:table-cell office:value-type="float" office:value="21.130833000000099" table:style-name="ce3">
            <text:p>21,130833</text:p>
          </table:table-cell>
          <table:table-cell office:value-type="float" office:value="55.697082999999999" table:style-name="ce3">
            <text:p>55,697083</text:p>
          </table:table-cell>
          <table:table-cell table:number-columns-repeated="16382"/>
        </table:table-row>
        <table:table-row table:style-name="ro2">
          <table:table-cell office:value-type="float" office:value="21.130833000000099" table:style-name="ce3">
            <text:p>21,130833</text:p>
          </table:table-cell>
          <table:table-cell office:value-type="float" office:value="55.697638999999903" table:style-name="ce3">
            <text:p>55,697639</text:p>
          </table:table-cell>
          <table:table-cell table:number-columns-repeated="16382"/>
        </table:table-row>
        <table:table-row table:style-name="ro2">
          <table:table-cell office:value-type="float" office:value="21.129722999999998" table:style-name="ce3">
            <text:p>21,129723</text:p>
          </table:table-cell>
          <table:table-cell office:value-type="float" office:value="55.697638999999903" table:style-name="ce3">
            <text:p>55,697639</text:p>
          </table:table-cell>
          <table:table-cell table:number-columns-repeated="16382"/>
        </table:table-row>
        <table:table-row table:style-name="ro2">
          <table:table-cell office:value-type="float" office:value="21.129722999999998" table:style-name="ce3">
            <text:p>21,129723</text:p>
          </table:table-cell>
          <table:table-cell office:value-type="float" office:value="55.697916999999997" table:style-name="ce3">
            <text:p>55,697917</text:p>
          </table:table-cell>
          <table:table-cell table:number-columns-repeated="16382"/>
        </table:table-row>
        <table:table-row table:style-name="ro2">
          <table:table-cell office:value-type="float" office:value="21.128055" table:style-name="ce3">
            <text:p>21,128055</text:p>
          </table:table-cell>
          <table:table-cell office:value-type="float" office:value="55.697916999999997" table:style-name="ce3">
            <text:p>55,697917</text:p>
          </table:table-cell>
          <table:table-cell table:number-columns-repeated="16382"/>
        </table:table-row>
        <table:table-row table:style-name="ro2">
          <table:table-cell office:value-type="float" office:value="21.128055" table:style-name="ce3">
            <text:p>21,128055</text:p>
          </table:table-cell>
          <table:table-cell office:value-type="float" office:value="55.697638999999903" table:style-name="ce3">
            <text:p>55,697639</text:p>
          </table:table-cell>
          <table:table-cell table:number-columns-repeated="16382"/>
        </table:table-row>
        <table:table-row table:style-name="ro2">
          <table:table-cell office:value-type="float" office:value="21.127500999999899" table:style-name="ce3">
            <text:p>21,127501</text:p>
          </table:table-cell>
          <table:table-cell office:value-type="float" office:value="55.697638999999903" table:style-name="ce3">
            <text:p>55,697639</text:p>
          </table:table-cell>
          <table:table-cell table:number-columns-repeated="16382"/>
        </table:table-row>
        <table:table-row table:style-name="ro2">
          <table:table-cell office:value-type="float" office:value="21.127500999999899" table:style-name="ce3">
            <text:p>21,127501</text:p>
          </table:table-cell>
          <table:table-cell office:value-type="float" office:value="55.697360999999901" table:style-name="ce3">
            <text:p>55,697361</text:p>
          </table:table-cell>
          <table:table-cell table:number-columns-repeated="16382"/>
        </table:table-row>
        <table:table-row table:style-name="ro2">
          <table:table-cell office:value-type="float" office:value="21.126943000000001" table:style-name="ce3">
            <text:p>21,126943</text:p>
          </table:table-cell>
          <table:table-cell office:value-type="float" office:value="55.697360999999901" table:style-name="ce3">
            <text:p>55,697361</text:p>
          </table:table-cell>
          <table:table-cell table:number-columns-repeated="16382"/>
        </table:table-row>
        <table:table-row table:style-name="ro2">
          <table:table-cell office:value-type="float" office:value="21.126943000000001" table:style-name="ce3">
            <text:p>21,126943</text:p>
          </table:table-cell>
          <table:table-cell office:value-type="float" office:value="55.697638999999903" table:style-name="ce3">
            <text:p>55,697639</text:p>
          </table:table-cell>
          <table:table-cell table:number-columns-repeated="16382"/>
        </table:table-row>
        <table:table-row table:style-name="ro2">
          <table:table-cell office:value-type="float" office:value="21.126389" table:style-name="ce3">
            <text:p>21,126389</text:p>
          </table:table-cell>
          <table:table-cell office:value-type="float" office:value="55.697638999999903" table:style-name="ce3">
            <text:p>55,697639</text:p>
          </table:table-cell>
          <table:table-cell table:number-columns-repeated="16382"/>
        </table:table-row>
        <table:table-row table:style-name="ro2">
          <table:table-cell office:value-type="float" office:value="21.126389" table:style-name="ce3">
            <text:p>21,126389</text:p>
          </table:table-cell>
          <table:table-cell office:value-type="float" office:value="55.698470999999898" table:style-name="ce3">
            <text:p>55,698471</text:p>
          </table:table-cell>
          <table:table-cell table:number-columns-repeated="16382"/>
        </table:table-row>
        <table:table-row table:style-name="ro2">
          <table:table-cell office:value-type="float" office:value="21.126943000000001" table:style-name="ce3">
            <text:p>21,126943</text:p>
          </table:table-cell>
          <table:table-cell office:value-type="float" office:value="55.698470999999898" table:style-name="ce3">
            <text:p>55,698471</text:p>
          </table:table-cell>
          <table:table-cell table:number-columns-repeated="16382"/>
        </table:table-row>
        <table:table-row table:style-name="ro2">
          <table:table-cell office:value-type="float" office:value="21.126943000000001" table:style-name="ce3">
            <text:p>21,126943</text:p>
          </table:table-cell>
          <table:table-cell office:value-type="float" office:value="55.699585999999897" table:style-name="ce3">
            <text:p>55,699586</text:p>
          </table:table-cell>
          <table:table-cell table:number-columns-repeated="16382"/>
        </table:table-row>
        <table:table-row table:style-name="ro2">
          <table:table-cell office:value-type="float" office:value="21.126389" table:style-name="ce3">
            <text:p>21,126389</text:p>
          </table:table-cell>
          <table:table-cell office:value-type="float" office:value="55.699585999999897" table:style-name="ce3">
            <text:p>55,699586</text:p>
          </table:table-cell>
          <table:table-cell table:number-columns-repeated="16382"/>
        </table:table-row>
        <table:table-row table:style-name="ro2">
          <table:table-cell office:value-type="float" office:value="21.126389" table:style-name="ce3">
            <text:p>21,126389</text:p>
          </table:table-cell>
          <table:table-cell office:value-type="float" office:value="55.699858999999897" table:style-name="ce3">
            <text:p>55,699859</text:p>
          </table:table-cell>
          <table:table-cell table:number-columns-repeated="16382"/>
        </table:table-row>
        <table:table-row table:style-name="ro2">
          <table:table-cell office:value-type="float" office:value="21.1258330000001" table:style-name="ce3">
            <text:p>21,125833</text:p>
          </table:table-cell>
          <table:table-cell office:value-type="float" office:value="55.699858999999897" table:style-name="ce3">
            <text:p>55,699859</text:p>
          </table:table-cell>
          <table:table-cell table:number-columns-repeated="16382"/>
        </table:table-row>
        <table:table-row table:style-name="ro2">
          <table:table-cell office:value-type="float" office:value="21.1258330000001" table:style-name="ce3">
            <text:p>21,125833</text:p>
          </table:table-cell>
          <table:table-cell office:value-type="float" office:value="55.700136999999899" table:style-name="ce3">
            <text:p>55,700137</text:p>
          </table:table-cell>
          <table:table-cell table:number-columns-repeated="16382"/>
        </table:table-row>
        <table:table-row table:style-name="ro2">
          <table:table-cell office:value-type="float" office:value="21.125278999999999" table:style-name="ce3">
            <text:p>21,125279</text:p>
          </table:table-cell>
          <table:table-cell office:value-type="float" office:value="55.700136999999899" table:style-name="ce3">
            <text:p>55,700137</text:p>
          </table:table-cell>
          <table:table-cell table:number-columns-repeated="16382"/>
        </table:table-row>
        <table:table-row table:style-name="ro2">
          <table:table-cell office:value-type="float" office:value="21.125278999999999" table:style-name="ce3">
            <text:p>21,125279</text:p>
          </table:table-cell>
          <table:table-cell office:value-type="float" office:value="55.7004179999999" table:style-name="ce3">
            <text:p>55,700418</text:p>
          </table:table-cell>
          <table:table-cell table:number-columns-repeated="16382"/>
        </table:table-row>
        <table:table-row table:style-name="ro2">
          <table:table-cell office:value-type="float" office:value="21.124721000000001" table:style-name="ce3">
            <text:p>21,124721</text:p>
          </table:table-cell>
          <table:table-cell office:value-type="float" office:value="55.7004179999999" table:style-name="ce3">
            <text:p>55,700418</text:p>
          </table:table-cell>
          <table:table-cell table:number-columns-repeated="16382"/>
        </table:table-row>
        <table:table-row table:style-name="ro2">
          <table:table-cell office:value-type="float" office:value="21.124721000000001" table:style-name="ce3">
            <text:p>21,124721</text:p>
          </table:table-cell>
          <table:table-cell office:value-type="float" office:value="55.700695999999901" table:style-name="ce3">
            <text:p>55,700696</text:p>
          </table:table-cell>
          <table:table-cell table:number-columns-repeated="16382"/>
        </table:table-row>
        <table:table-row table:style-name="ro2">
          <table:table-cell office:value-type="float" office:value="21.1241669999999" table:style-name="ce3">
            <text:p>21,124167</text:p>
          </table:table-cell>
          <table:table-cell office:value-type="float" office:value="55.700695999999901" table:style-name="ce3">
            <text:p>55,700696</text:p>
          </table:table-cell>
          <table:table-cell table:number-columns-repeated="16382"/>
        </table:table-row>
        <table:table-row table:style-name="ro2">
          <table:table-cell office:value-type="float" office:value="21.1241669999999" table:style-name="ce3">
            <text:p>21,124167</text:p>
          </table:table-cell>
          <table:table-cell office:value-type="float" office:value="55.700974000000102" table:style-name="ce3">
            <text:p>55,700974</text:p>
          </table:table-cell>
          <table:table-cell table:number-columns-repeated="16382"/>
        </table:table-row>
        <table:table-row table:style-name="ro2">
          <table:table-cell office:value-type="float" office:value="21.123611" table:style-name="ce3">
            <text:p>21,123611</text:p>
          </table:table-cell>
          <table:table-cell office:value-type="float" office:value="55.700974000000102" table:style-name="ce3">
            <text:p>55,700974</text:p>
          </table:table-cell>
          <table:table-cell table:number-columns-repeated="16382"/>
        </table:table-row>
        <table:table-row table:style-name="ro2">
          <table:table-cell office:value-type="float" office:value="21.123611" table:style-name="ce3">
            <text:p>21,123611</text:p>
          </table:table-cell>
          <table:table-cell office:value-type="float" office:value="55.702083999999999" table:style-name="ce3">
            <text:p>55,702084</text:p>
          </table:table-cell>
          <table:table-cell table:number-columns-repeated="16382"/>
        </table:table-row>
        <table:table-row table:style-name="ro2">
          <table:table-cell office:value-type="float" office:value="21.123056999999999" table:style-name="ce3">
            <text:p>21,123057</text:p>
          </table:table-cell>
          <table:table-cell office:value-type="float" office:value="55.702083999999999" table:style-name="ce3">
            <text:p>55,702084</text:p>
          </table:table-cell>
          <table:table-cell table:number-columns-repeated="16382"/>
        </table:table-row>
        <table:table-row table:style-name="ro2">
          <table:table-cell office:value-type="float" office:value="21.123056999999999" table:style-name="ce3">
            <text:p>21,123057</text:p>
          </table:table-cell>
          <table:table-cell office:value-type="float" office:value="55.702640000000002" table:style-name="ce3">
            <text:p>55,70264</text:p>
          </table:table-cell>
          <table:table-cell table:number-columns-repeated="16382"/>
        </table:table-row>
        <table:table-row table:style-name="ro2">
          <table:table-cell office:value-type="float" office:value="21.122499000000101" table:style-name="ce3">
            <text:p>21,122499</text:p>
          </table:table-cell>
          <table:table-cell office:value-type="float" office:value="55.702640000000002" table:style-name="ce3">
            <text:p>55,70264</text:p>
          </table:table-cell>
          <table:table-cell table:number-columns-repeated="16382"/>
        </table:table-row>
        <table:table-row table:style-name="ro2">
          <table:table-cell office:value-type="float" office:value="21.122499000000101" table:style-name="ce3">
            <text:p>21,122499</text:p>
          </table:table-cell>
          <table:table-cell office:value-type="float" office:value="55.703193999999897" table:style-name="ce3">
            <text:p>55,703194</text:p>
          </table:table-cell>
          <table:table-cell table:number-columns-repeated="16382"/>
        </table:table-row>
        <table:table-row table:style-name="ro2">
          <table:table-cell office:value-type="float" office:value="21.121945" table:style-name="ce3">
            <text:p>21,121945</text:p>
          </table:table-cell>
          <table:table-cell office:value-type="float" office:value="55.703193999999897" table:style-name="ce3">
            <text:p>55,703194</text:p>
          </table:table-cell>
          <table:table-cell table:number-columns-repeated="16382"/>
        </table:table-row>
        <table:table-row table:style-name="ro2">
          <table:table-cell office:value-type="float" office:value="21.121945" table:style-name="ce3">
            <text:p>21,121945</text:p>
          </table:table-cell>
          <table:table-cell office:value-type="float" office:value="55.704581999999903" table:style-name="ce3">
            <text:p>55,704582</text:p>
          </table:table-cell>
          <table:table-cell table:number-columns-repeated="16382"/>
        </table:table-row>
        <table:table-row table:style-name="ro2">
          <table:table-cell office:value-type="float" office:value="21.121389000000001" table:style-name="ce3">
            <text:p>21,121389</text:p>
          </table:table-cell>
          <table:table-cell office:value-type="float" office:value="55.704581999999903" table:style-name="ce3">
            <text:p>55,704582</text:p>
          </table:table-cell>
          <table:table-cell table:number-columns-repeated="16382"/>
        </table:table-row>
        <table:table-row table:style-name="ro2">
          <table:table-cell office:value-type="float" office:value="21.121389000000001" table:style-name="ce3">
            <text:p>21,121389</text:p>
          </table:table-cell>
          <table:table-cell office:value-type="float" office:value="55.705695999999897" table:style-name="ce3">
            <text:p>55,705696</text:p>
          </table:table-cell>
          <table:table-cell table:number-columns-repeated="16382"/>
        </table:table-row>
        <table:table-row table:style-name="ro2">
          <table:table-cell office:value-type="float" office:value="21.121945" table:style-name="ce3">
            <text:p>21,121945</text:p>
          </table:table-cell>
          <table:table-cell office:value-type="float" office:value="55.705695999999897" table:style-name="ce3">
            <text:p>55,705696</text:p>
          </table:table-cell>
          <table:table-cell table:number-columns-repeated="16382"/>
        </table:table-row>
        <table:table-row table:style-name="ro2">
          <table:table-cell office:value-type="float" office:value="21.121945" table:style-name="ce3">
            <text:p>21,121945</text:p>
          </table:table-cell>
          <table:table-cell office:value-type="float" office:value="55.705972000000003" table:style-name="ce3">
            <text:p>55,705972</text:p>
          </table:table-cell>
          <table:table-cell table:number-columns-repeated="16382"/>
        </table:table-row>
        <table:table-row table:style-name="ro2">
          <table:table-cell office:value-type="float" office:value="21.122499000000101" table:style-name="ce3">
            <text:p>21,122499</text:p>
          </table:table-cell>
          <table:table-cell office:value-type="float" office:value="55.705972000000003" table:style-name="ce3">
            <text:p>55,705972</text:p>
          </table:table-cell>
          <table:table-cell table:number-columns-repeated="16382"/>
        </table:table-row>
        <table:table-row table:style-name="ro2">
          <table:table-cell office:value-type="float" office:value="21.122499000000101" table:style-name="ce3">
            <text:p>21,122499</text:p>
          </table:table-cell>
          <table:table-cell office:value-type="float" office:value="55.706806" table:style-name="ce3">
            <text:p>55,706806</text:p>
          </table:table-cell>
          <table:table-cell table:number-columns-repeated="16382"/>
        </table:table-row>
        <table:table-row table:style-name="ro2">
          <table:table-cell office:value-type="float" office:value="21.123056999999999" table:style-name="ce3">
            <text:p>21,123057</text:p>
          </table:table-cell>
          <table:table-cell office:value-type="float" office:value="55.706806" table:style-name="ce3">
            <text:p>55,706806</text:p>
          </table:table-cell>
          <table:table-cell table:number-columns-repeated="16382"/>
        </table:table-row>
        <table:table-row table:style-name="ro2">
          <table:table-cell office:value-type="float" office:value="21.123056999999999" table:style-name="ce3">
            <text:p>21,123057</text:p>
          </table:table-cell>
          <table:table-cell office:value-type="float" office:value="55.707638000000003" table:style-name="ce3">
            <text:p>55,707638</text:p>
          </table:table-cell>
          <table:table-cell table:number-columns-repeated="16382"/>
        </table:table-row>
        <table:table-row table:style-name="ro2">
          <table:table-cell office:value-type="float" office:value="21.119723" table:style-name="ce3">
            <text:p>21,119723</text:p>
          </table:table-cell>
          <table:table-cell office:value-type="float" office:value="55.707638000000003" table:style-name="ce3">
            <text:p>55,707638</text:p>
          </table:table-cell>
          <table:table-cell table:number-columns-repeated="16382"/>
        </table:table-row>
        <table:table-row table:style-name="ro2">
          <table:table-cell office:value-type="float" office:value="21.119723" table:style-name="ce3">
            <text:p>21,119723</text:p>
          </table:table-cell>
          <table:table-cell office:value-type="float" office:value="55.708193999999899" table:style-name="ce3">
            <text:p>55,708194</text:p>
          </table:table-cell>
          <table:table-cell table:number-columns-repeated="16382"/>
        </table:table-row>
        <table:table-row table:style-name="ro2">
          <table:table-cell office:value-type="float" office:value="21.119167000000001" table:style-name="ce3">
            <text:p>21,119167</text:p>
          </table:table-cell>
          <table:table-cell office:value-type="float" office:value="55.708193999999899" table:style-name="ce3">
            <text:p>55,708194</text:p>
          </table:table-cell>
          <table:table-cell table:number-columns-repeated="16382"/>
        </table:table-row>
        <table:table-row table:style-name="ro2">
          <table:table-cell office:value-type="float" office:value="21.119167000000001" table:style-name="ce3">
            <text:p>21,119167</text:p>
          </table:table-cell>
          <table:table-cell office:value-type="float" office:value="55.708922999999999" table:style-name="ce3">
            <text:p>55,708923</text:p>
          </table:table-cell>
          <table:table-cell table:number-columns-repeated="16382"/>
        </table:table-row>
        <table:table-row table:style-name="ro2">
          <table:table-cell office:value-type="float" office:value="21.119167000000001" table:style-name="ce3">
            <text:p>21,119167</text:p>
          </table:table-cell>
          <table:table-cell office:value-type="float" office:value="55.710414" table:style-name="ce3">
            <text:p>55,710414</text:p>
          </table:table-cell>
          <table:table-cell table:number-columns-repeated="16382"/>
        </table:table-row>
        <table:table-row table:style-name="ro2">
          <table:table-cell office:value-type="float" office:value="21.118609999999901" table:style-name="ce3">
            <text:p>21,11861</text:p>
          </table:table-cell>
          <table:table-cell office:value-type="float" office:value="55.710414" table:style-name="ce3">
            <text:p>55,710414</text:p>
          </table:table-cell>
          <table:table-cell table:number-columns-repeated="16382"/>
        </table:table-row>
        <table:table-row table:style-name="ro2">
          <table:table-cell office:value-type="float" office:value="21.118609999999901" table:style-name="ce3">
            <text:p>21,11861</text:p>
          </table:table-cell>
          <table:table-cell office:value-type="float" office:value="55.710971999999998" table:style-name="ce3">
            <text:p>55,710972</text:p>
          </table:table-cell>
          <table:table-cell table:number-columns-repeated="16382"/>
        </table:table-row>
        <table:table-row table:style-name="ro2">
          <table:table-cell office:value-type="float" office:value="21.118054000000001" table:style-name="ce3">
            <text:p>21,118054</text:p>
          </table:table-cell>
          <table:table-cell office:value-type="float" office:value="55.710971999999998" table:style-name="ce3">
            <text:p>55,710972</text:p>
          </table:table-cell>
          <table:table-cell table:number-columns-repeated="16382"/>
        </table:table-row>
        <table:table-row table:style-name="ro2">
          <table:table-cell office:value-type="float" office:value="21.118054000000001" table:style-name="ce3">
            <text:p>21,118054</text:p>
          </table:table-cell>
          <table:table-cell office:value-type="float" office:value="55.711527999999902" table:style-name="ce3">
            <text:p>55,711528</text:p>
          </table:table-cell>
          <table:table-cell table:number-columns-repeated="16382"/>
        </table:table-row>
        <table:table-row table:style-name="ro2">
          <table:table-cell office:value-type="float" office:value="21.1175" table:style-name="ce3">
            <text:p>21,1175</text:p>
          </table:table-cell>
          <table:table-cell office:value-type="float" office:value="55.711527999999902" table:style-name="ce3">
            <text:p>55,711528</text:p>
          </table:table-cell>
          <table:table-cell table:number-columns-repeated="16382"/>
        </table:table-row>
        <table:table-row table:style-name="ro2">
          <table:table-cell office:value-type="float" office:value="21.1175" table:style-name="ce3">
            <text:p>21,1175</text:p>
          </table:table-cell>
          <table:table-cell office:value-type="float" office:value="55.711806000000003" table:style-name="ce3">
            <text:p>55,711806</text:p>
          </table:table-cell>
          <table:table-cell table:number-columns-repeated="16382"/>
        </table:table-row>
        <table:table-row table:style-name="ro2">
          <table:table-cell office:value-type="float" office:value="21.116943999999901" table:style-name="ce3">
            <text:p>21,116944</text:p>
          </table:table-cell>
          <table:table-cell office:value-type="float" office:value="55.711806000000003" table:style-name="ce3">
            <text:p>55,711806</text:p>
          </table:table-cell>
          <table:table-cell table:number-columns-repeated="16382"/>
        </table:table-row>
        <table:table-row table:style-name="ro2">
          <table:table-cell office:value-type="float" office:value="21.116943999999901" table:style-name="ce3">
            <text:p>21,116944</text:p>
          </table:table-cell>
          <table:table-cell office:value-type="float" office:value="55.712359999999897" table:style-name="ce3">
            <text:p>55,71236</text:p>
          </table:table-cell>
          <table:table-cell table:number-columns-repeated="16382"/>
        </table:table-row>
        <table:table-row table:style-name="ro2">
          <table:table-cell office:value-type="float" office:value="21.116388000000001" table:style-name="ce3">
            <text:p>21,116388</text:p>
          </table:table-cell>
          <table:table-cell office:value-type="float" office:value="55.712359999999897" table:style-name="ce3">
            <text:p>55,71236</text:p>
          </table:table-cell>
          <table:table-cell table:number-columns-repeated="16382"/>
        </table:table-row>
        <table:table-row table:style-name="ro2">
          <table:table-cell office:value-type="float" office:value="21.116388000000001" table:style-name="ce3">
            <text:p>21,116388</text:p>
          </table:table-cell>
          <table:table-cell office:value-type="float" office:value="55.712637999999998" table:style-name="ce3">
            <text:p>55,712638</text:p>
          </table:table-cell>
          <table:table-cell table:number-columns-repeated="16382"/>
        </table:table-row>
        <table:table-row table:style-name="ro2">
          <table:table-cell office:value-type="float" office:value="21.115834" table:style-name="ce3">
            <text:p>21,115834</text:p>
          </table:table-cell>
          <table:table-cell office:value-type="float" office:value="55.712637999999998" table:style-name="ce3">
            <text:p>55,712638</text:p>
          </table:table-cell>
          <table:table-cell table:number-columns-repeated="16382"/>
        </table:table-row>
        <table:table-row table:style-name="ro2">
          <table:table-cell office:value-type="float" office:value="21.115834" table:style-name="ce3">
            <text:p>21,115834</text:p>
          </table:table-cell>
          <table:table-cell office:value-type="float" office:value="55.713196999999901" table:style-name="ce3">
            <text:p>55,713197</text:p>
          </table:table-cell>
          <table:table-cell table:number-columns-repeated="16382"/>
        </table:table-row>
        <table:table-row table:style-name="ro2">
          <table:table-cell office:value-type="float" office:value="21.115473999999999" table:style-name="ce3">
            <text:p>21,115474</text:p>
          </table:table-cell>
          <table:table-cell office:value-type="float" office:value="55.713196999999901" table:style-name="ce3">
            <text:p>55,713197</text:p>
          </table:table-cell>
          <table:table-cell table:number-columns-repeated="16382"/>
        </table:table-row>
        <table:table-row table:style-name="ro2">
          <table:table-cell office:value-type="float" office:value="21.115277999999901" table:style-name="ce3">
            <text:p>21,115278</text:p>
          </table:table-cell>
          <table:table-cell office:value-type="float" office:value="55.713196999999901" table:style-name="ce3">
            <text:p>55,713197</text:p>
          </table:table-cell>
          <table:table-cell table:number-columns-repeated="16382"/>
        </table:table-row>
        <table:table-row table:style-name="ro2">
          <table:table-cell office:value-type="float" office:value="21.115277999999901" table:style-name="ce3">
            <text:p>21,115278</text:p>
          </table:table-cell>
          <table:table-cell office:value-type="float" office:value="55.713447000000002" table:style-name="ce3">
            <text:p>55,713447</text:p>
          </table:table-cell>
          <table:table-cell table:number-columns-repeated="16382"/>
        </table:table-row>
        <table:table-row table:style-name="ro2">
          <table:table-cell office:value-type="float" office:value="21.115277999999901" table:style-name="ce3">
            <text:p>21,115278</text:p>
          </table:table-cell>
          <table:table-cell office:value-type="float" office:value="55.713748000000002" table:style-name="ce3">
            <text:p>55,713748</text:p>
          </table:table-cell>
          <table:table-cell table:number-columns-repeated="16382"/>
        </table:table-row>
        <table:table-row table:style-name="ro2">
          <table:table-cell office:value-type="float" office:value="21.114722" table:style-name="ce3">
            <text:p>21,114722</text:p>
          </table:table-cell>
          <table:table-cell office:value-type="float" office:value="55.713748000000002" table:style-name="ce3">
            <text:p>55,713748</text:p>
          </table:table-cell>
          <table:table-cell table:number-columns-repeated="16382"/>
        </table:table-row>
        <table:table-row table:style-name="ro2">
          <table:table-cell office:value-type="float" office:value="21.114722" table:style-name="ce3">
            <text:p>21,114722</text:p>
          </table:table-cell>
          <table:table-cell office:value-type="float" office:value="55.714025999999897" table:style-name="ce3">
            <text:p>55,714026</text:p>
          </table:table-cell>
          <table:table-cell table:number-columns-repeated="16382"/>
        </table:table-row>
        <table:table-row table:style-name="ro2">
          <table:table-cell office:value-type="float" office:value="21.114166000000001" table:style-name="ce3">
            <text:p>21,114166</text:p>
          </table:table-cell>
          <table:table-cell office:value-type="float" office:value="55.714025999999897" table:style-name="ce3">
            <text:p>55,714026</text:p>
          </table:table-cell>
          <table:table-cell table:number-columns-repeated="16382"/>
        </table:table-row>
        <table:table-row table:style-name="ro2">
          <table:table-cell office:value-type="float" office:value="21.114166000000001" table:style-name="ce3">
            <text:p>21,114166</text:p>
          </table:table-cell>
          <table:table-cell office:value-type="float" office:value="55.7145849999999" table:style-name="ce3">
            <text:p>55,714585</text:p>
          </table:table-cell>
          <table:table-cell table:number-columns-repeated="16382"/>
        </table:table-row>
        <table:table-row table:style-name="ro2">
          <table:table-cell office:value-type="float" office:value="21.1136119999999" table:style-name="ce3">
            <text:p>21,113612</text:p>
          </table:table-cell>
          <table:table-cell office:value-type="float" office:value="55.7145849999999" table:style-name="ce3">
            <text:p>55,714585</text:p>
          </table:table-cell>
          <table:table-cell table:number-columns-repeated="16382"/>
        </table:table-row>
        <table:table-row table:style-name="ro2">
          <table:table-cell office:value-type="float" office:value="21.1136119999999" table:style-name="ce3">
            <text:p>21,113612</text:p>
          </table:table-cell>
          <table:table-cell office:value-type="float" office:value="55.715139000000001" table:style-name="ce3">
            <text:p>55,715139</text:p>
          </table:table-cell>
          <table:table-cell table:number-columns-repeated="16382"/>
        </table:table-row>
        <table:table-row table:style-name="ro2">
          <table:table-cell office:value-type="float" office:value="21.113056" table:style-name="ce3">
            <text:p>21,113056</text:p>
          </table:table-cell>
          <table:table-cell office:value-type="float" office:value="55.715139000000001" table:style-name="ce3">
            <text:p>55,715139</text:p>
          </table:table-cell>
          <table:table-cell table:number-columns-repeated="16382"/>
        </table:table-row>
        <table:table-row table:style-name="ro2">
          <table:table-cell office:value-type="float" office:value="21.113056" table:style-name="ce3">
            <text:p>21,113056</text:p>
          </table:table-cell>
          <table:table-cell office:value-type="float" office:value="55.715416999999903" table:style-name="ce3">
            <text:p>55,715417</text:p>
          </table:table-cell>
          <table:table-cell table:number-columns-repeated="16382"/>
        </table:table-row>
        <table:table-row table:style-name="ro2">
          <table:table-cell office:value-type="float" office:value="21.112500000000001" table:style-name="ce3">
            <text:p>21,1125</text:p>
          </table:table-cell>
          <table:table-cell office:value-type="float" office:value="55.715416999999903" table:style-name="ce3">
            <text:p>55,715417</text:p>
          </table:table-cell>
          <table:table-cell table:number-columns-repeated="16382"/>
        </table:table-row>
        <table:table-row table:style-name="ro2">
          <table:table-cell office:value-type="float" office:value="21.112500000000001" table:style-name="ce3">
            <text:p>21,1125</text:p>
          </table:table-cell>
          <table:table-cell office:value-type="float" office:value="55.715972999999998" table:style-name="ce3">
            <text:p>55,715973</text:p>
          </table:table-cell>
          <table:table-cell table:number-columns-repeated="16382"/>
        </table:table-row>
        <table:table-row table:style-name="ro2">
          <table:table-cell office:value-type="float" office:value="21.111943999999902" table:style-name="ce3">
            <text:p>21,111944</text:p>
          </table:table-cell>
          <table:table-cell office:value-type="float" office:value="55.715972999999998" table:style-name="ce3">
            <text:p>55,715973</text:p>
          </table:table-cell>
          <table:table-cell table:number-columns-repeated="16382"/>
        </table:table-row>
        <table:table-row table:style-name="ro2">
          <table:table-cell office:value-type="float" office:value="21.111943999999902" table:style-name="ce3">
            <text:p>21,111944</text:p>
          </table:table-cell>
          <table:table-cell office:value-type="float" office:value="55.7165269999999" table:style-name="ce3">
            <text:p>55,716527</text:p>
          </table:table-cell>
          <table:table-cell table:number-columns-repeated="16382"/>
        </table:table-row>
        <table:table-row table:style-name="ro2">
          <table:table-cell office:value-type="float" office:value="21.11139" table:style-name="ce3">
            <text:p>21,11139</text:p>
          </table:table-cell>
          <table:table-cell office:value-type="float" office:value="55.7165269999999" table:style-name="ce3">
            <text:p>55,716527</text:p>
          </table:table-cell>
          <table:table-cell table:number-columns-repeated="16382"/>
        </table:table-row>
        <table:table-row table:style-name="ro2">
          <table:table-cell office:value-type="float" office:value="21.11139" table:style-name="ce3">
            <text:p>21,11139</text:p>
          </table:table-cell>
          <table:table-cell office:value-type="float" office:value="55.717083000000102" table:style-name="ce3">
            <text:p>55,717083</text:p>
          </table:table-cell>
          <table:table-cell table:number-columns-repeated="16382"/>
        </table:table-row>
        <table:table-row table:style-name="ro2">
          <table:table-cell office:value-type="float" office:value="21.110834000000001" table:style-name="ce3">
            <text:p>21,110834</text:p>
          </table:table-cell>
          <table:table-cell office:value-type="float" office:value="55.717083000000102" table:style-name="ce3">
            <text:p>55,717083</text:p>
          </table:table-cell>
          <table:table-cell table:number-columns-repeated="16382"/>
        </table:table-row>
        <table:table-row table:style-name="ro2">
          <table:table-cell office:value-type="float" office:value="21.110834000000001" table:style-name="ce3">
            <text:p>21,110834</text:p>
          </table:table-cell>
          <table:table-cell office:value-type="float" office:value="55.717641" table:style-name="ce3">
            <text:p>55,717641</text:p>
          </table:table-cell>
          <table:table-cell table:number-columns-repeated="16382"/>
        </table:table-row>
        <table:table-row table:style-name="ro2">
          <table:table-cell office:value-type="float" office:value="21.110277999999902" table:style-name="ce3">
            <text:p>21,110278</text:p>
          </table:table-cell>
          <table:table-cell office:value-type="float" office:value="55.717641" table:style-name="ce3">
            <text:p>55,717641</text:p>
          </table:table-cell>
          <table:table-cell table:number-columns-repeated="16382"/>
        </table:table-row>
        <table:table-row table:style-name="ro2">
          <table:table-cell office:value-type="float" office:value="21.110277999999902" table:style-name="ce3">
            <text:p>21,110278</text:p>
          </table:table-cell>
          <table:table-cell office:value-type="float" office:value="55.7181929999999" table:style-name="ce3">
            <text:p>55,718193</text:p>
          </table:table-cell>
          <table:table-cell table:number-columns-repeated="16382"/>
        </table:table-row>
        <table:table-row table:style-name="ro2">
          <table:table-cell office:value-type="float" office:value="21.109722000000001" table:style-name="ce3">
            <text:p>21,109722</text:p>
          </table:table-cell>
          <table:table-cell office:value-type="float" office:value="55.7181929999999" table:style-name="ce3">
            <text:p>55,718193</text:p>
          </table:table-cell>
          <table:table-cell table:number-columns-repeated="16382"/>
        </table:table-row>
        <table:table-row table:style-name="ro2">
          <table:table-cell office:value-type="float" office:value="21.109722000000001" table:style-name="ce3">
            <text:p>21,109722</text:p>
          </table:table-cell>
          <table:table-cell office:value-type="float" office:value="55.718750999999898" table:style-name="ce3">
            <text:p>55,718751</text:p>
          </table:table-cell>
          <table:table-cell table:number-columns-repeated="16382"/>
        </table:table-row>
        <table:table-row table:style-name="ro2">
          <table:table-cell office:value-type="float" office:value="21.109168" table:style-name="ce3">
            <text:p>21,109168</text:p>
          </table:table-cell>
          <table:table-cell office:value-type="float" office:value="55.718750999999898" table:style-name="ce3">
            <text:p>55,718751</text:p>
          </table:table-cell>
          <table:table-cell table:number-columns-repeated="16382"/>
        </table:table-row>
        <table:table-row table:style-name="ro2">
          <table:table-cell office:value-type="float" office:value="21.109168" table:style-name="ce3">
            <text:p>21,109168</text:p>
          </table:table-cell>
          <table:table-cell office:value-type="float" office:value="55.719307000000001" table:style-name="ce3">
            <text:p>55,719307</text:p>
          </table:table-cell>
          <table:table-cell table:number-columns-repeated="16382"/>
        </table:table-row>
        <table:table-row table:style-name="ro2">
          <table:table-cell office:value-type="float" office:value="21.108611999999901" table:style-name="ce3">
            <text:p>21,108612</text:p>
          </table:table-cell>
          <table:table-cell office:value-type="float" office:value="55.719307000000001" table:style-name="ce3">
            <text:p>55,719307</text:p>
          </table:table-cell>
          <table:table-cell table:number-columns-repeated="16382"/>
        </table:table-row>
        <table:table-row table:style-name="ro2">
          <table:table-cell office:value-type="float" office:value="21.108611999999901" table:style-name="ce3">
            <text:p>21,108612</text:p>
          </table:table-cell>
          <table:table-cell office:value-type="float" office:value="55.719860999999902" table:style-name="ce3">
            <text:p>55,719861</text:p>
          </table:table-cell>
          <table:table-cell table:number-columns-repeated="16382"/>
        </table:table-row>
        <table:table-row table:style-name="ro2">
          <table:table-cell office:value-type="float" office:value="21.108056000000001" table:style-name="ce3">
            <text:p>21,108056</text:p>
          </table:table-cell>
          <table:table-cell office:value-type="float" office:value="55.719860999999902" table:style-name="ce3">
            <text:p>55,719861</text:p>
          </table:table-cell>
          <table:table-cell table:number-columns-repeated="16382"/>
        </table:table-row>
        <table:table-row table:style-name="ro2">
          <table:table-cell office:value-type="float" office:value="21.108056000000001" table:style-name="ce3">
            <text:p>21,108056</text:p>
          </table:table-cell>
          <table:table-cell office:value-type="float" office:value="55.720139000000003" table:style-name="ce3">
            <text:p>55,720139</text:p>
          </table:table-cell>
          <table:table-cell table:number-columns-repeated="16382"/>
        </table:table-row>
        <table:table-row table:style-name="ro2">
          <table:table-cell office:value-type="float" office:value="21.107707000000001" table:style-name="ce3">
            <text:p>21,107707</text:p>
          </table:table-cell>
          <table:table-cell office:value-type="float" office:value="55.720139000000003" table:style-name="ce3">
            <text:p>55,720139</text:p>
          </table:table-cell>
          <table:table-cell table:number-columns-repeated="16382"/>
        </table:table-row>
        <table:table-row table:style-name="ro2">
          <table:table-cell office:value-type="float" office:value="21.107500000000002" table:style-name="ce3">
            <text:p>21,1075</text:p>
          </table:table-cell>
          <table:table-cell office:value-type="float" office:value="55.720139000000003" table:style-name="ce3">
            <text:p>55,720139</text:p>
          </table:table-cell>
          <table:table-cell table:number-columns-repeated="16382"/>
        </table:table-row>
        <table:table-row table:style-name="ro2">
          <table:table-cell office:value-type="float" office:value="21.107500000000002" table:style-name="ce3">
            <text:p>21,1075</text:p>
          </table:table-cell>
          <table:table-cell office:value-type="float" office:value="55.720416999999998" table:style-name="ce3">
            <text:p>55,720417</text:p>
          </table:table-cell>
          <table:table-cell table:number-columns-repeated="16382"/>
        </table:table-row>
        <table:table-row table:style-name="ro2">
          <table:table-cell office:value-type="float" office:value="21.106387000000002" table:style-name="ce3">
            <text:p>21,106387</text:p>
          </table:table-cell>
          <table:table-cell office:value-type="float" office:value="55.720416999999998" table:style-name="ce3">
            <text:p>55,720417</text:p>
          </table:table-cell>
          <table:table-cell table:number-columns-repeated="16382"/>
        </table:table-row>
        <table:table-row table:style-name="ro2">
          <table:table-cell office:value-type="float" office:value="21.106387000000002" table:style-name="ce3">
            <text:p>21,106387</text:p>
          </table:table-cell>
          <table:table-cell office:value-type="float" office:value="55.720694999999999" table:style-name="ce3">
            <text:p>55,720695</text:p>
          </table:table-cell>
          <table:table-cell table:number-columns-repeated="16382"/>
        </table:table-row>
        <table:table-row table:style-name="ro2">
          <table:table-cell office:value-type="float" office:value="21.105834000000002" table:style-name="ce3">
            <text:p>21,105834</text:p>
          </table:table-cell>
          <table:table-cell office:value-type="float" office:value="55.720694999999999" table:style-name="ce3">
            <text:p>55,720695</text:p>
          </table:table-cell>
          <table:table-cell table:number-columns-repeated="16382"/>
        </table:table-row>
        <table:table-row table:style-name="ro2">
          <table:table-cell office:value-type="float" office:value="21.105834000000002" table:style-name="ce3">
            <text:p>21,105834</text:p>
          </table:table-cell>
          <table:table-cell office:value-type="float" office:value="55.720973000000001" table:style-name="ce3">
            <text:p>55,720973</text:p>
          </table:table-cell>
          <table:table-cell table:number-columns-repeated="16382"/>
        </table:table-row>
        <table:table-row table:style-name="ro2">
          <table:table-cell office:value-type="float" office:value="21.105276999999901" table:style-name="ce3">
            <text:p>21,105277</text:p>
          </table:table-cell>
          <table:table-cell office:value-type="float" office:value="55.720973000000001" table:style-name="ce3">
            <text:p>55,720973</text:p>
          </table:table-cell>
          <table:table-cell table:number-columns-repeated="16382"/>
        </table:table-row>
        <table:table-row table:style-name="ro2">
          <table:table-cell office:value-type="float" office:value="21.105276999999901" table:style-name="ce3">
            <text:p>21,105277</text:p>
          </table:table-cell>
          <table:table-cell office:value-type="float" office:value="55.721249" table:style-name="ce3">
            <text:p>55,721249</text:p>
          </table:table-cell>
          <table:table-cell table:number-columns-repeated="16382"/>
        </table:table-row>
        <table:table-row table:style-name="ro2">
          <table:table-cell office:value-type="float" office:value="21.104164999999998" table:style-name="ce3">
            <text:p>21,104165</text:p>
          </table:table-cell>
          <table:table-cell office:value-type="float" office:value="55.721249" table:style-name="ce3">
            <text:p>55,721249</text:p>
          </table:table-cell>
          <table:table-cell table:number-columns-repeated="16382"/>
        </table:table-row>
        <table:table-row table:style-name="ro2">
          <table:table-cell office:value-type="float" office:value="21.104164999999998" table:style-name="ce3">
            <text:p>21,104165</text:p>
          </table:table-cell>
          <table:table-cell office:value-type="float" office:value="55.721526999999902" table:style-name="ce3">
            <text:p>55,721527</text:p>
          </table:table-cell>
          <table:table-cell table:number-columns-repeated="16382"/>
        </table:table-row>
        <table:table-row table:style-name="ro2">
          <table:table-cell office:value-type="float" office:value="21.103610999999901" table:style-name="ce3">
            <text:p>21,103611</text:p>
          </table:table-cell>
          <table:table-cell office:value-type="float" office:value="55.721526999999902" table:style-name="ce3">
            <text:p>55,721527</text:p>
          </table:table-cell>
          <table:table-cell table:number-columns-repeated="16382"/>
        </table:table-row>
        <table:table-row table:style-name="ro2">
          <table:table-cell office:value-type="float" office:value="21.103610999999901" table:style-name="ce3">
            <text:p>21,103611</text:p>
          </table:table-cell>
          <table:table-cell office:value-type="float" office:value="55.721805000000003" table:style-name="ce3">
            <text:p>55,721805</text:p>
          </table:table-cell>
          <table:table-cell table:number-columns-repeated="16382"/>
        </table:table-row>
        <table:table-row table:style-name="ro2">
          <table:table-cell office:value-type="float" office:value="21.103055000000001" table:style-name="ce3">
            <text:p>21,103055</text:p>
          </table:table-cell>
          <table:table-cell office:value-type="float" office:value="55.721805000000003" table:style-name="ce3">
            <text:p>55,721805</text:p>
          </table:table-cell>
          <table:table-cell table:number-columns-repeated="16382"/>
        </table:table-row>
        <table:table-row table:style-name="ro2">
          <table:table-cell office:value-type="float" office:value="21.103055000000001" table:style-name="ce3">
            <text:p>21,103055</text:p>
          </table:table-cell>
          <table:table-cell office:value-type="float" office:value="55.722082999999998" table:style-name="ce3">
            <text:p>55,722083</text:p>
          </table:table-cell>
          <table:table-cell table:number-columns-repeated="16382"/>
        </table:table-row>
        <table:table-row table:style-name="ro2">
          <table:table-cell office:value-type="float" office:value="21.102501" table:style-name="ce3">
            <text:p>21,102501</text:p>
          </table:table-cell>
          <table:table-cell office:value-type="float" office:value="55.722082999999998" table:style-name="ce3">
            <text:p>55,722083</text:p>
          </table:table-cell>
          <table:table-cell table:number-columns-repeated="16382"/>
        </table:table-row>
        <table:table-row table:style-name="ro2">
          <table:table-cell office:value-type="float" office:value="21.102501" table:style-name="ce3">
            <text:p>21,102501</text:p>
          </table:table-cell>
          <table:table-cell office:value-type="float" office:value="55.722636999999999" table:style-name="ce3">
            <text:p>55,722637</text:p>
          </table:table-cell>
          <table:table-cell table:number-columns-repeated="16382"/>
        </table:table-row>
        <table:table-row table:style-name="ro2">
          <table:table-cell office:value-type="float" office:value="21.101942999999999" table:style-name="ce3">
            <text:p>21,101943</text:p>
          </table:table-cell>
          <table:table-cell office:value-type="float" office:value="55.722636999999999" table:style-name="ce3">
            <text:p>55,722637</text:p>
          </table:table-cell>
          <table:table-cell table:number-columns-repeated="16382"/>
        </table:table-row>
        <table:table-row table:style-name="ro2">
          <table:table-cell office:value-type="float" office:value="21.101942999999999" table:style-name="ce3">
            <text:p>21,101943</text:p>
          </table:table-cell>
          <table:table-cell office:value-type="float" office:value="55.722915" table:style-name="ce3">
            <text:p>55,722915</text:p>
          </table:table-cell>
          <table:table-cell table:number-columns-repeated="16382"/>
        </table:table-row>
        <table:table-row table:style-name="ro2">
          <table:table-cell office:value-type="float" office:value="21.101389000000001" table:style-name="ce3">
            <text:p>21,101389</text:p>
          </table:table-cell>
          <table:table-cell office:value-type="float" office:value="55.722915" table:style-name="ce3">
            <text:p>55,722915</text:p>
          </table:table-cell>
          <table:table-cell table:number-columns-repeated="16382"/>
        </table:table-row>
        <table:table-row table:style-name="ro2">
          <table:table-cell office:value-type="float" office:value="21.101389000000001" table:style-name="ce3">
            <text:p>21,101389</text:p>
          </table:table-cell>
          <table:table-cell office:value-type="float" office:value="55.723192999999902" table:style-name="ce3">
            <text:p>55,723193</text:p>
          </table:table-cell>
          <table:table-cell table:number-columns-repeated="16382"/>
        </table:table-row>
        <table:table-row table:style-name="ro2">
          <table:table-cell office:value-type="float" office:value="21.100833000000002" table:style-name="ce3">
            <text:p>21,100833</text:p>
          </table:table-cell>
          <table:table-cell office:value-type="float" office:value="55.723192999999902" table:style-name="ce3">
            <text:p>55,723193</text:p>
          </table:table-cell>
          <table:table-cell table:number-columns-repeated="16382"/>
        </table:table-row>
        <table:table-row table:style-name="ro2">
          <table:table-cell office:value-type="float" office:value="21.100833000000002" table:style-name="ce3">
            <text:p>21,100833</text:p>
          </table:table-cell>
          <table:table-cell office:value-type="float" office:value="55.723750999999901" table:style-name="ce3">
            <text:p>55,723751</text:p>
          </table:table-cell>
          <table:table-cell table:number-columns-repeated="16382"/>
        </table:table-row>
        <table:table-row table:style-name="ro2">
          <table:table-cell office:value-type="float" office:value="21.100276999999998" table:style-name="ce3">
            <text:p>21,100277</text:p>
          </table:table-cell>
          <table:table-cell office:value-type="float" office:value="55.723750999999901" table:style-name="ce3">
            <text:p>55,723751</text:p>
          </table:table-cell>
          <table:table-cell table:number-columns-repeated="16382"/>
        </table:table-row>
        <table:table-row table:style-name="ro2">
          <table:table-cell office:value-type="float" office:value="21.100276999999998" table:style-name="ce3">
            <text:p>21,100277</text:p>
          </table:table-cell>
          <table:table-cell office:value-type="float" office:value="55.724029000000002" table:style-name="ce3">
            <text:p>55,724029</text:p>
          </table:table-cell>
          <table:table-cell table:number-columns-repeated="16382"/>
        </table:table-row>
        <table:table-row table:style-name="ro2">
          <table:table-cell office:value-type="float" office:value="21.095832999999999" table:style-name="ce3">
            <text:p>21,095833</text:p>
          </table:table-cell>
          <table:table-cell office:value-type="float" office:value="55.724029000000002" table:style-name="ce3">
            <text:p>55,724029</text:p>
          </table:table-cell>
          <table:table-cell table:number-columns-repeated="16382"/>
        </table:table-row>
        <table:table-row table:style-name="ro2">
          <table:table-cell office:value-type="float" office:value="21.095832999999999" table:style-name="ce3">
            <text:p>21,095833</text:p>
          </table:table-cell>
          <table:table-cell office:value-type="float" office:value="55.724305000000001" table:style-name="ce3">
            <text:p>55,724305</text:p>
          </table:table-cell>
          <table:table-cell table:number-columns-repeated="16382"/>
        </table:table-row>
        <table:table-row table:style-name="ro2">
          <table:table-cell office:value-type="float" office:value="21.095278999999898" table:style-name="ce3">
            <text:p>21,095279</text:p>
          </table:table-cell>
          <table:table-cell office:value-type="float" office:value="55.724305000000001" table:style-name="ce3">
            <text:p>55,724305</text:p>
          </table:table-cell>
          <table:table-cell table:number-columns-repeated="16382"/>
        </table:table-row>
        <table:table-row table:style-name="ro2">
          <table:table-cell office:value-type="float" office:value="21.095278999999898" table:style-name="ce3">
            <text:p>21,095279</text:p>
          </table:table-cell>
          <table:table-cell office:value-type="float" office:value="55.724583000000003" table:style-name="ce3">
            <text:p>55,724583</text:p>
          </table:table-cell>
          <table:table-cell table:number-columns-repeated="16382"/>
        </table:table-row>
        <table:table-row table:style-name="ro2">
          <table:table-cell office:value-type="float" office:value="21.094722999999899" table:style-name="ce3">
            <text:p>21,094723</text:p>
          </table:table-cell>
          <table:table-cell office:value-type="float" office:value="55.724583000000003" table:style-name="ce3">
            <text:p>55,724583</text:p>
          </table:table-cell>
          <table:table-cell table:number-columns-repeated="16382"/>
        </table:table-row>
        <table:table-row table:style-name="ro2">
          <table:table-cell office:value-type="float" office:value="21.094722999999899" table:style-name="ce3">
            <text:p>21,094723</text:p>
          </table:table-cell>
          <table:table-cell office:value-type="float" office:value="55.724860999999997" table:style-name="ce3">
            <text:p>55,724861</text:p>
          </table:table-cell>
          <table:table-cell table:number-columns-repeated="16382"/>
        </table:table-row>
        <table:table-row table:style-name="ro2">
          <table:table-cell office:value-type="float" office:value="21.094166999999999" table:style-name="ce3">
            <text:p>21,094167</text:p>
          </table:table-cell>
          <table:table-cell office:value-type="float" office:value="55.724860999999997" table:style-name="ce3">
            <text:p>55,724861</text:p>
          </table:table-cell>
          <table:table-cell table:number-columns-repeated="16382"/>
        </table:table-row>
        <table:table-row table:style-name="ro2">
          <table:table-cell office:value-type="float" office:value="21.094166999999999" table:style-name="ce3">
            <text:p>21,094167</text:p>
          </table:table-cell>
          <table:table-cell office:value-type="float" office:value="55.725138999999999" table:style-name="ce3">
            <text:p>55,725139</text:p>
          </table:table-cell>
          <table:table-cell table:number-columns-repeated="16382"/>
        </table:table-row>
        <table:table-row table:style-name="ro2">
          <table:table-cell office:value-type="float" office:value="21.093610999999999" table:style-name="ce3">
            <text:p>21,093611</text:p>
          </table:table-cell>
          <table:table-cell office:value-type="float" office:value="55.725138999999999" table:style-name="ce3">
            <text:p>55,725139</text:p>
          </table:table-cell>
          <table:table-cell table:number-columns-repeated="16382"/>
        </table:table-row>
        <table:table-row table:style-name="ro2">
          <table:table-cell office:value-type="float" office:value="21.093610999999999" table:style-name="ce3">
            <text:p>21,093611</text:p>
          </table:table-cell>
          <table:table-cell office:value-type="float" office:value="55.7254170000001" table:style-name="ce3">
            <text:p>55,725417</text:p>
          </table:table-cell>
          <table:table-cell table:number-columns-repeated="16382"/>
        </table:table-row>
        <table:table-row table:style-name="ro2">
          <table:table-cell office:value-type="float" office:value="21.093057000000002" table:style-name="ce3">
            <text:p>21,093057</text:p>
          </table:table-cell>
          <table:table-cell office:value-type="float" office:value="55.7254170000001" table:style-name="ce3">
            <text:p>55,725417</text:p>
          </table:table-cell>
          <table:table-cell table:number-columns-repeated="16382"/>
        </table:table-row>
        <table:table-row table:style-name="ro2">
          <table:table-cell office:value-type="float" office:value="21.093057000000002" table:style-name="ce3">
            <text:p>21,093057</text:p>
          </table:table-cell>
          <table:table-cell office:value-type="float" office:value="55.725693" table:style-name="ce3">
            <text:p>55,725693</text:p>
          </table:table-cell>
          <table:table-cell table:number-columns-repeated="16382"/>
        </table:table-row>
        <table:table-row table:style-name="ro2">
          <table:table-cell office:value-type="float" office:value="21.092500999999999" table:style-name="ce3">
            <text:p>21,092501</text:p>
          </table:table-cell>
          <table:table-cell office:value-type="float" office:value="55.725693" table:style-name="ce3">
            <text:p>55,725693</text:p>
          </table:table-cell>
          <table:table-cell table:number-columns-repeated="16382"/>
        </table:table-row>
        <table:table-row table:style-name="ro2">
          <table:table-cell office:value-type="float" office:value="21.092500999999999" table:style-name="ce3">
            <text:p>21,092501</text:p>
          </table:table-cell>
          <table:table-cell office:value-type="float" office:value="55.726249000000003" table:style-name="ce3">
            <text:p>55,726249</text:p>
          </table:table-cell>
          <table:table-cell table:number-columns-repeated="16382"/>
        </table:table-row>
        <table:table-row table:style-name="ro2">
          <table:table-cell office:value-type="float" office:value="21.091944999999999" table:style-name="ce3">
            <text:p>21,091945</text:p>
          </table:table-cell>
          <table:table-cell office:value-type="float" office:value="55.726249000000003" table:style-name="ce3">
            <text:p>55,726249</text:p>
          </table:table-cell>
          <table:table-cell table:number-columns-repeated="16382"/>
        </table:table-row>
        <table:table-row table:style-name="ro2">
          <table:table-cell office:value-type="float" office:value="21.091944999999999" table:style-name="ce3">
            <text:p>21,091945</text:p>
          </table:table-cell>
          <table:table-cell office:value-type="float" office:value="55.726807999999998" table:style-name="ce3">
            <text:p>55,726808</text:p>
          </table:table-cell>
          <table:table-cell table:number-columns-repeated="16382"/>
        </table:table-row>
        <table:table-row table:style-name="ro2">
          <table:table-cell office:value-type="float" office:value="21.091387999999899" table:style-name="ce3">
            <text:p>21,091388</text:p>
          </table:table-cell>
          <table:table-cell office:value-type="float" office:value="55.726807999999998" table:style-name="ce3">
            <text:p>55,726808</text:p>
          </table:table-cell>
          <table:table-cell table:number-columns-repeated="16382"/>
        </table:table-row>
        <table:table-row table:style-name="ro2">
          <table:table-cell office:value-type="float" office:value="21.091387999999899" table:style-name="ce3">
            <text:p>21,091388</text:p>
          </table:table-cell>
          <table:table-cell office:value-type="float" office:value="55.727359" table:style-name="ce3">
            <text:p>55,727359</text:p>
          </table:table-cell>
          <table:table-cell table:number-columns-repeated="16382"/>
        </table:table-row>
        <table:table-row table:style-name="ro2">
          <table:table-cell office:value-type="float" office:value="21.090834999999998" table:style-name="ce3">
            <text:p>21,090835</text:p>
          </table:table-cell>
          <table:table-cell office:value-type="float" office:value="55.727359" table:style-name="ce3">
            <text:p>55,727359</text:p>
          </table:table-cell>
          <table:table-cell table:number-columns-repeated="16382"/>
        </table:table-row>
        <table:table-row table:style-name="ro2">
          <table:table-cell office:value-type="float" office:value="21.090834999999998" table:style-name="ce3">
            <text:p>21,090835</text:p>
          </table:table-cell>
          <table:table-cell office:value-type="float" office:value="55.727637000000001" table:style-name="ce3">
            <text:p>55,727637</text:p>
          </table:table-cell>
          <table:table-cell table:number-columns-repeated="16382"/>
        </table:table-row>
        <table:table-row table:style-name="ro2">
          <table:table-cell office:value-type="float" office:value="21.089721999999899" table:style-name="ce3">
            <text:p>21,089722</text:p>
          </table:table-cell>
          <table:table-cell office:value-type="float" office:value="55.727637000000001" table:style-name="ce3">
            <text:p>55,727637</text:p>
          </table:table-cell>
          <table:table-cell table:number-columns-repeated="16382"/>
        </table:table-row>
        <table:table-row table:style-name="ro2">
          <table:table-cell office:value-type="float" office:value="21.089721999999899" table:style-name="ce3">
            <text:p>21,089722</text:p>
          </table:table-cell>
          <table:table-cell office:value-type="float" office:value="55.727918000000003" table:style-name="ce3">
            <text:p>55,727918</text:p>
          </table:table-cell>
          <table:table-cell table:number-columns-repeated="16382"/>
        </table:table-row>
        <table:table-row table:style-name="ro2">
          <table:table-cell office:value-type="float" office:value="21.088056000000002" table:style-name="ce3">
            <text:p>21,088056</text:p>
          </table:table-cell>
          <table:table-cell office:value-type="float" office:value="55.727918000000003" table:style-name="ce3">
            <text:p>55,727918</text:p>
          </table:table-cell>
          <table:table-cell table:number-columns-repeated="16382"/>
        </table:table-row>
        <table:table-row table:style-name="ro2">
          <table:table-cell office:value-type="float" office:value="21.0880539999999" table:style-name="ce3">
            <text:p>21,088054</text:p>
          </table:table-cell>
          <table:table-cell office:value-type="float" office:value="55.728195999999997" table:style-name="ce3">
            <text:p>55,728196</text:p>
          </table:table-cell>
          <table:table-cell table:number-columns-repeated="16382"/>
        </table:table-row>
        <table:table-row table:style-name="ro2">
          <table:table-cell office:value-type="float" office:value="21.086943999999999" table:style-name="ce3">
            <text:p>21,086944</text:p>
          </table:table-cell>
          <table:table-cell office:value-type="float" office:value="55.728195999999997" table:style-name="ce3">
            <text:p>55,728196</text:p>
          </table:table-cell>
          <table:table-cell table:number-columns-repeated="16382"/>
        </table:table-row>
        <table:table-row table:style-name="ro2">
          <table:table-cell office:value-type="float" office:value="21.086943999999999" table:style-name="ce3">
            <text:p>21,086944</text:p>
          </table:table-cell>
          <table:table-cell office:value-type="float" office:value="55.728473999999999" table:style-name="ce3">
            <text:p>55,728474</text:p>
          </table:table-cell>
          <table:table-cell table:number-columns-repeated="16382"/>
        </table:table-row>
        <table:table-row table:style-name="ro2">
          <table:table-cell office:value-type="float" office:value="21.085832" table:style-name="ce3">
            <text:p>21,085832</text:p>
          </table:table-cell>
          <table:table-cell office:value-type="float" office:value="55.728473999999999" table:style-name="ce3">
            <text:p>55,728474</text:p>
          </table:table-cell>
          <table:table-cell table:number-columns-repeated="16382"/>
        </table:table-row>
        <table:table-row table:style-name="ro2">
          <table:table-cell office:value-type="float" office:value="21.085832" table:style-name="ce3">
            <text:p>21,085832</text:p>
          </table:table-cell>
          <table:table-cell office:value-type="float" office:value="55.728746999999998" table:style-name="ce3">
            <text:p>55,728747</text:p>
          </table:table-cell>
          <table:table-cell table:number-columns-repeated="16382"/>
        </table:table-row>
        <table:table-row table:style-name="ro2">
          <table:table-cell office:value-type="float" office:value="21.084167999999998" table:style-name="ce3">
            <text:p>21,084168</text:p>
          </table:table-cell>
          <table:table-cell office:value-type="float" office:value="55.728746999999998" table:style-name="ce3">
            <text:p>55,728747</text:p>
          </table:table-cell>
          <table:table-cell table:number-columns-repeated="16382"/>
        </table:table-row>
        <table:table-row table:style-name="ro2">
          <table:table-cell office:value-type="float" office:value="21.084167999999998" table:style-name="ce3">
            <text:p>21,084168</text:p>
          </table:table-cell>
          <table:table-cell office:value-type="float" office:value="55.729028" table:style-name="ce3">
            <text:p>55,729028</text:p>
          </table:table-cell>
          <table:table-cell table:number-columns-repeated="16382"/>
        </table:table-row>
        <table:table-row table:style-name="ro2">
          <table:table-cell office:value-type="float" office:value="21.083055999999999" table:style-name="ce3">
            <text:p>21,083056</text:p>
          </table:table-cell>
          <table:table-cell office:value-type="float" office:value="55.729028" table:style-name="ce3">
            <text:p>55,729028</text:p>
          </table:table-cell>
          <table:table-cell table:number-columns-repeated="16382"/>
        </table:table-row>
        <table:table-row table:style-name="ro2">
          <table:table-cell office:value-type="float" office:value="21.083055999999999" table:style-name="ce3">
            <text:p>21,083056</text:p>
          </table:table-cell>
          <table:table-cell office:value-type="float" office:value="55.729306000000001" table:style-name="ce3">
            <text:p>55,729306</text:p>
          </table:table-cell>
          <table:table-cell table:number-columns-repeated="16382"/>
        </table:table-row>
        <table:table-row table:style-name="ro2">
          <table:table-cell office:value-type="float" office:value="21.08361" table:style-name="ce3">
            <text:p>21,08361</text:p>
          </table:table-cell>
          <table:table-cell office:value-type="float" office:value="55.729306000000001" table:style-name="ce3">
            <text:p>55,729306</text:p>
          </table:table-cell>
          <table:table-cell table:number-columns-repeated="16382"/>
        </table:table-row>
        <table:table-row table:style-name="ro2">
          <table:table-cell office:value-type="float" office:value="21.08361" table:style-name="ce3">
            <text:p>21,08361</text:p>
          </table:table-cell>
          <table:table-cell office:value-type="float" office:value="55.729861999999997" table:style-name="ce3">
            <text:p>55,729862</text:p>
          </table:table-cell>
          <table:table-cell table:number-columns-repeated="16382"/>
        </table:table-row>
        <table:table-row table:style-name="ro2">
          <table:table-cell office:value-type="float" office:value="21.084167999999998" table:style-name="ce3">
            <text:p>21,084168</text:p>
          </table:table-cell>
          <table:table-cell office:value-type="float" office:value="55.729861999999997" table:style-name="ce3">
            <text:p>55,729862</text:p>
          </table:table-cell>
          <table:table-cell table:number-columns-repeated="16382"/>
        </table:table-row>
        <table:table-row table:style-name="ro2">
          <table:table-cell office:value-type="float" office:value="21.084167999999998" table:style-name="ce3">
            <text:p>21,084168</text:p>
          </table:table-cell>
          <table:table-cell office:value-type="float" office:value="55.730694" table:style-name="ce3">
            <text:p>55,730694</text:p>
          </table:table-cell>
          <table:table-cell table:number-columns-repeated="16382"/>
        </table:table-row>
        <table:table-row table:style-name="ro2">
          <table:table-cell office:value-type="float" office:value="21.084721999999999" table:style-name="ce3">
            <text:p>21,084722</text:p>
          </table:table-cell>
          <table:table-cell office:value-type="float" office:value="55.730694" table:style-name="ce3">
            <text:p>55,730694</text:p>
          </table:table-cell>
          <table:table-cell table:number-columns-repeated="16382"/>
        </table:table-row>
        <table:table-row table:style-name="ro2">
          <table:table-cell office:value-type="float" office:value="21.084721999999999" table:style-name="ce3">
            <text:p>21,084722</text:p>
          </table:table-cell>
          <table:table-cell office:value-type="float" office:value="55.732362000000002" table:style-name="ce3">
            <text:p>55,732362</text:p>
          </table:table-cell>
          <table:table-cell table:number-columns-repeated="16382"/>
        </table:table-row>
        <table:table-row table:style-name="ro2">
          <table:table-cell office:value-type="float" office:value="21.084880999999999" table:style-name="ce3">
            <text:p>21,084881</text:p>
          </table:table-cell>
          <table:table-cell office:value-type="float" office:value="55.732362000000002" table:style-name="ce3">
            <text:p>55,732362</text:p>
          </table:table-cell>
          <table:table-cell table:number-columns-repeated="16382"/>
        </table:table-row>
        <table:table-row table:style-name="ro2">
          <table:table-cell office:value-type="float" office:value="21.085277999999999" table:style-name="ce3">
            <text:p>21,085278</text:p>
          </table:table-cell>
          <table:table-cell office:value-type="float" office:value="55.732362000000002" table:style-name="ce3">
            <text:p>55,732362</text:p>
          </table:table-cell>
          <table:table-cell table:number-columns-repeated="16382"/>
        </table:table-row>
        <table:table-row table:style-name="ro2">
          <table:table-cell office:value-type="float" office:value="21.085277999999999" table:style-name="ce3">
            <text:p>21,085278</text:p>
          </table:table-cell>
          <table:table-cell office:value-type="float" office:value="55.734028000000002" table:style-name="ce3">
            <text:p>55,734028</text:p>
          </table:table-cell>
          <table:table-cell table:number-columns-repeated="16382"/>
        </table:table-row>
        <table:table-row table:style-name="ro2">
          <table:table-cell office:value-type="float" office:value="21.085832" table:style-name="ce3">
            <text:p>21,085832</text:p>
          </table:table-cell>
          <table:table-cell office:value-type="float" office:value="55.734028000000002" table:style-name="ce3">
            <text:p>55,734028</text:p>
          </table:table-cell>
          <table:table-cell table:number-columns-repeated="16382"/>
        </table:table-row>
        <table:table-row table:style-name="ro2">
          <table:table-cell office:value-type="float" office:value="21.085832" table:style-name="ce3">
            <text:p>21,085832</text:p>
          </table:table-cell>
          <table:table-cell office:value-type="float" office:value="55.735973999999999" table:style-name="ce3">
            <text:p>55,735974</text:p>
          </table:table-cell>
          <table:table-cell table:number-columns-repeated="16382"/>
        </table:table-row>
        <table:table-row table:style-name="ro2">
          <table:table-cell office:value-type="float" office:value="21.085277999999999" table:style-name="ce3">
            <text:p>21,085278</text:p>
          </table:table-cell>
          <table:table-cell office:value-type="float" office:value="55.735973999999999" table:style-name="ce3">
            <text:p>55,735974</text:p>
          </table:table-cell>
          <table:table-cell table:number-columns-repeated="16382"/>
        </table:table-row>
        <table:table-row table:style-name="ro2">
          <table:table-cell office:value-type="float" office:value="21.085277999999999" table:style-name="ce3">
            <text:p>21,085278</text:p>
          </table:table-cell>
          <table:table-cell office:value-type="float" office:value="55.73986" table:style-name="ce3">
            <text:p>55,73986</text:p>
          </table:table-cell>
          <table:table-cell table:number-columns-repeated="16382"/>
        </table:table-row>
        <table:table-row table:style-name="ro2">
          <table:table-cell office:value-type="float" office:value="21.084721999999999" table:style-name="ce3">
            <text:p>21,084722</text:p>
          </table:table-cell>
          <table:table-cell office:value-type="float" office:value="55.73986" table:style-name="ce3">
            <text:p>55,73986</text:p>
          </table:table-cell>
          <table:table-cell table:number-columns-repeated="16382"/>
        </table:table-row>
        <table:table-row table:style-name="ro2">
          <table:table-cell office:value-type="float" office:value="21.084721999999999" table:style-name="ce3">
            <text:p>21,084722</text:p>
          </table:table-cell>
          <table:table-cell office:value-type="float" office:value="55.745140999999997" table:style-name="ce3">
            <text:p>55,745141</text:p>
          </table:table-cell>
          <table:table-cell table:number-columns-repeated="16382"/>
        </table:table-row>
        <table:table-row table:style-name="ro2">
          <table:table-cell office:value-type="float" office:value="21.0845009999999" table:style-name="ce3">
            <text:p>21,084501</text:p>
          </table:table-cell>
          <table:table-cell office:value-type="float" office:value="55.745140999999997" table:style-name="ce3">
            <text:p>55,745141</text:p>
          </table:table-cell>
          <table:table-cell table:number-columns-repeated="16382"/>
        </table:table-row>
        <table:table-row table:style-name="ro2">
          <table:table-cell office:value-type="float" office:value="21.084167999999998" table:style-name="ce3">
            <text:p>21,084168</text:p>
          </table:table-cell>
          <table:table-cell office:value-type="float" office:value="55.745140999999997" table:style-name="ce3">
            <text:p>55,745141</text:p>
          </table:table-cell>
          <table:table-cell table:number-columns-repeated="16382"/>
        </table:table-row>
        <table:table-row table:style-name="ro2">
          <table:table-cell office:value-type="float" office:value="21.084167999999998" table:style-name="ce3">
            <text:p>21,084168</text:p>
          </table:table-cell>
          <table:table-cell office:value-type="float" office:value="55.748748999999997" table:style-name="ce3">
            <text:p>55,748749</text:p>
          </table:table-cell>
          <table:table-cell table:number-columns-repeated="16382"/>
        </table:table-row>
        <table:table-row table:style-name="ro2">
          <table:table-cell office:value-type="float" office:value="21.08361" table:style-name="ce3">
            <text:p>21,08361</text:p>
          </table:table-cell>
          <table:table-cell office:value-type="float" office:value="55.748748999999997" table:style-name="ce3">
            <text:p>55,748749</text:p>
          </table:table-cell>
          <table:table-cell table:number-columns-repeated="16382"/>
        </table:table-row>
        <table:table-row table:style-name="ro2">
          <table:table-cell office:value-type="float" office:value="21.08361" table:style-name="ce3">
            <text:p>21,08361</text:p>
          </table:table-cell>
          <table:table-cell office:value-type="float" office:value="55.750695" table:style-name="ce3">
            <text:p>55,750695</text:p>
          </table:table-cell>
          <table:table-cell table:number-columns-repeated="16382"/>
        </table:table-row>
        <table:table-row table:style-name="ro2">
          <table:table-cell office:value-type="float" office:value="21.083055999999999" table:style-name="ce3">
            <text:p>21,083056</text:p>
          </table:table-cell>
          <table:table-cell office:value-type="float" office:value="55.750695" table:style-name="ce3">
            <text:p>55,750695</text:p>
          </table:table-cell>
          <table:table-cell table:number-columns-repeated="16382"/>
        </table:table-row>
        <table:table-row table:style-name="ro2">
          <table:table-cell office:value-type="float" office:value="21.083055999999999" table:style-name="ce3">
            <text:p>21,083056</text:p>
          </table:table-cell>
          <table:table-cell office:value-type="float" office:value="55.752639000000002" table:style-name="ce3">
            <text:p>55,752639</text:p>
          </table:table-cell>
          <table:table-cell table:number-columns-repeated="16382"/>
        </table:table-row>
        <table:table-row table:style-name="ro2">
          <table:table-cell office:value-type="float" office:value="21.0825" table:style-name="ce3">
            <text:p>21,0825</text:p>
          </table:table-cell>
          <table:table-cell office:value-type="float" office:value="55.752639000000002" table:style-name="ce3">
            <text:p>55,752639</text:p>
          </table:table-cell>
          <table:table-cell table:number-columns-repeated="16382"/>
        </table:table-row>
        <table:table-row table:style-name="ro2">
          <table:table-cell office:value-type="float" office:value="21.0825" table:style-name="ce3">
            <text:p>21,0825</text:p>
          </table:table-cell>
          <table:table-cell office:value-type="float" office:value="55.754581000000002" table:style-name="ce3">
            <text:p>55,754581</text:p>
          </table:table-cell>
          <table:table-cell table:number-columns-repeated="16382"/>
        </table:table-row>
        <table:table-row table:style-name="ro2">
          <table:table-cell office:value-type="float" office:value="21.081945999999999" table:style-name="ce3">
            <text:p>21,081946</text:p>
          </table:table-cell>
          <table:table-cell office:value-type="float" office:value="55.754586000000003" table:style-name="ce3">
            <text:p>55,754586</text:p>
          </table:table-cell>
          <table:table-cell table:number-columns-repeated="16382"/>
        </table:table-row>
        <table:table-row table:style-name="ro2">
          <table:table-cell office:value-type="float" office:value="21.081944" table:style-name="ce3">
            <text:p>21,081944</text:p>
          </table:table-cell>
          <table:table-cell office:value-type="float" office:value="55.756805999999997" table:style-name="ce3">
            <text:p>55,756806</text:p>
          </table:table-cell>
          <table:table-cell table:number-columns-repeated="16382"/>
        </table:table-row>
        <table:table-row table:style-name="ro2">
          <table:table-cell office:value-type="float" office:value="21.081388" table:style-name="ce3">
            <text:p>21,081388</text:p>
          </table:table-cell>
          <table:table-cell office:value-type="float" office:value="55.756805999999997" table:style-name="ce3">
            <text:p>55,756806</text:p>
          </table:table-cell>
          <table:table-cell table:number-columns-repeated="16382"/>
        </table:table-row>
        <table:table-row table:style-name="ro2">
          <table:table-cell office:value-type="float" office:value="21.081388" table:style-name="ce3">
            <text:p>21,081388</text:p>
          </table:table-cell>
          <table:table-cell office:value-type="float" office:value="55.758749999999999" table:style-name="ce3">
            <text:p>55,75875</text:p>
          </table:table-cell>
          <table:table-cell table:number-columns-repeated="16382"/>
        </table:table-row>
        <table:table-row table:style-name="ro2">
          <table:table-cell office:value-type="float" office:value="21.080833999999999" table:style-name="ce3">
            <text:p>21,080834</text:p>
          </table:table-cell>
          <table:table-cell office:value-type="float" office:value="55.758749999999999" table:style-name="ce3">
            <text:p>55,75875</text:p>
          </table:table-cell>
          <table:table-cell table:number-columns-repeated="16382"/>
        </table:table-row>
        <table:table-row table:style-name="ro2">
          <table:table-cell office:value-type="float" office:value="21.080833999999999" table:style-name="ce3">
            <text:p>21,080834</text:p>
          </table:table-cell>
          <table:table-cell office:value-type="float" office:value="55.760691999999899" table:style-name="ce3">
            <text:p>55,760692</text:p>
          </table:table-cell>
          <table:table-cell table:number-columns-repeated="16382"/>
        </table:table-row>
        <table:table-row table:style-name="ro2">
          <table:table-cell office:value-type="float" office:value="21.080278" table:style-name="ce3">
            <text:p>21,080278</text:p>
          </table:table-cell>
          <table:table-cell office:value-type="float" office:value="55.760691999999899" table:style-name="ce3">
            <text:p>55,760692</text:p>
          </table:table-cell>
          <table:table-cell table:number-columns-repeated="16382"/>
        </table:table-row>
        <table:table-row table:style-name="ro2">
          <table:table-cell office:value-type="float" office:value="21.080278" table:style-name="ce3">
            <text:p>21,080278</text:p>
          </table:table-cell>
          <table:table-cell office:value-type="float" office:value="55.762638000000003" table:style-name="ce3">
            <text:p>55,762638</text:p>
          </table:table-cell>
          <table:table-cell table:number-columns-repeated="16382"/>
        </table:table-row>
        <table:table-row table:style-name="ro2">
          <table:table-cell office:value-type="float" office:value="21.079722" table:style-name="ce3">
            <text:p>21,079722</text:p>
          </table:table-cell>
          <table:table-cell office:value-type="float" office:value="55.762638000000003" table:style-name="ce3">
            <text:p>55,762638</text:p>
          </table:table-cell>
          <table:table-cell table:number-columns-repeated="16382"/>
        </table:table-row>
        <table:table-row table:style-name="ro2">
          <table:table-cell office:value-type="float" office:value="21.079722" table:style-name="ce3">
            <text:p>21,079722</text:p>
          </table:table-cell>
          <table:table-cell office:value-type="float" office:value="55.764304000000003" table:style-name="ce3">
            <text:p>55,764304</text:p>
          </table:table-cell>
          <table:table-cell table:number-columns-repeated="16382"/>
        </table:table-row>
        <table:table-row table:style-name="ro2">
          <table:table-cell office:value-type="float" office:value="21.079165" table:style-name="ce3">
            <text:p>21,079165</text:p>
          </table:table-cell>
          <table:table-cell office:value-type="float" office:value="55.764304000000003" table:style-name="ce3">
            <text:p>55,764304</text:p>
          </table:table-cell>
          <table:table-cell table:number-columns-repeated="16382"/>
        </table:table-row>
        <table:table-row table:style-name="ro2">
          <table:table-cell office:value-type="float" office:value="21.079165" table:style-name="ce3">
            <text:p>21,079165</text:p>
          </table:table-cell>
          <table:table-cell office:value-type="float" office:value="55.765416000000002" table:style-name="ce3">
            <text:p>55,765416</text:p>
          </table:table-cell>
          <table:table-cell table:number-columns-repeated="16382"/>
        </table:table-row>
        <table:table-row table:style-name="ro2">
          <table:table-cell office:value-type="float" office:value="21.078612" table:style-name="ce3">
            <text:p>21,078612</text:p>
          </table:table-cell>
          <table:table-cell office:value-type="float" office:value="55.765416000000002" table:style-name="ce3">
            <text:p>55,765416</text:p>
          </table:table-cell>
          <table:table-cell table:number-columns-repeated="16382"/>
        </table:table-row>
        <table:table-row table:style-name="ro2">
          <table:table-cell office:value-type="float" office:value="21.078612" table:style-name="ce3">
            <text:p>21,078612</text:p>
          </table:table-cell>
          <table:table-cell office:value-type="float" office:value="55.765548000000003" table:style-name="ce3">
            <text:p>55,765548</text:p>
          </table:table-cell>
          <table:table-cell table:number-columns-repeated="16382"/>
        </table:table-row>
        <table:table-row table:style-name="ro2">
          <table:table-cell office:value-type="float" office:value="21.078612" table:style-name="ce3">
            <text:p>21,078612</text:p>
          </table:table-cell>
          <table:table-cell office:value-type="float" office:value="55.766804" table:style-name="ce3">
            <text:p>55,766804</text:p>
          </table:table-cell>
          <table:table-cell table:number-columns-repeated="16382"/>
        </table:table-row>
        <table:table-row table:style-name="ro2">
          <table:table-cell office:value-type="float" office:value="21.078043999999998" table:style-name="ce3">
            <text:p>21,078044</text:p>
          </table:table-cell>
          <table:table-cell office:value-type="float" office:value="55.766794999999902" table:style-name="ce3">
            <text:p>55,766795</text:p>
          </table:table-cell>
          <table:table-cell table:number-columns-repeated="16382"/>
        </table:table-row>
        <table:table-row table:style-name="ro2">
          <table:table-cell office:value-type="float" office:value="21.078054999999999" table:style-name="ce3">
            <text:p>21,078055</text:p>
          </table:table-cell>
          <table:table-cell office:value-type="float" office:value="55.7679189999999" table:style-name="ce3">
            <text:p>55,767919</text:p>
          </table:table-cell>
          <table:table-cell table:number-columns-repeated="16382"/>
        </table:table-row>
        <table:table-row table:style-name="ro2">
          <table:table-cell office:value-type="float" office:value="21.077499" table:style-name="ce3">
            <text:p>21,077499</text:p>
          </table:table-cell>
          <table:table-cell office:value-type="float" office:value="55.7679189999999" table:style-name="ce3">
            <text:p>55,767919</text:p>
          </table:table-cell>
          <table:table-cell table:number-columns-repeated="16382"/>
        </table:table-row>
        <table:table-row table:style-name="ro2">
          <table:table-cell office:value-type="float" office:value="21.077499" table:style-name="ce3">
            <text:p>21,077499</text:p>
          </table:table-cell>
          <table:table-cell office:value-type="float" office:value="55.769306999999998" table:style-name="ce3">
            <text:p>55,769307</text:p>
          </table:table-cell>
          <table:table-cell table:number-columns-repeated="16382"/>
        </table:table-row>
        <table:table-row table:style-name="ro2">
          <table:table-cell office:value-type="float" office:value="21.077200999999899" table:style-name="ce3">
            <text:p>21,077201</text:p>
          </table:table-cell>
          <table:table-cell office:value-type="float" office:value="55.769306999999998" table:style-name="ce3">
            <text:p>55,769307</text:p>
          </table:table-cell>
          <table:table-cell table:number-columns-repeated="16382"/>
        </table:table-row>
        <table:table-row table:style-name="ro2">
          <table:table-cell office:value-type="float" office:value="21.076943" table:style-name="ce3">
            <text:p>21,076943</text:p>
          </table:table-cell>
          <table:table-cell office:value-type="float" office:value="55.769306999999998" table:style-name="ce3">
            <text:p>55,769307</text:p>
          </table:table-cell>
          <table:table-cell table:number-columns-repeated="16382"/>
        </table:table-row>
        <table:table-row table:style-name="ro2">
          <table:table-cell office:value-type="float" office:value="21.076943" table:style-name="ce3">
            <text:p>21,076943</text:p>
          </table:table-cell>
          <table:table-cell office:value-type="float" office:value="55.770416999999902" table:style-name="ce3">
            <text:p>55,770417</text:p>
          </table:table-cell>
          <table:table-cell table:number-columns-repeated="16382"/>
        </table:table-row>
        <table:table-row table:style-name="ro2">
          <table:table-cell office:value-type="float" office:value="21.076388999999999" table:style-name="ce3">
            <text:p>21,076389</text:p>
          </table:table-cell>
          <table:table-cell office:value-type="float" office:value="55.770416999999902" table:style-name="ce3">
            <text:p>55,770417</text:p>
          </table:table-cell>
          <table:table-cell table:number-columns-repeated="16382"/>
        </table:table-row>
        <table:table-row table:style-name="ro2">
          <table:table-cell office:value-type="float" office:value="21.076388999999999" table:style-name="ce3">
            <text:p>21,076389</text:p>
          </table:table-cell>
          <table:table-cell office:value-type="float" office:value="55.771805000000001" table:style-name="ce3">
            <text:p>55,771805</text:p>
          </table:table-cell>
          <table:table-cell table:number-columns-repeated="16382"/>
        </table:table-row>
        <table:table-row table:style-name="ro2">
          <table:table-cell office:value-type="float" office:value="21.075832999999999" table:style-name="ce3">
            <text:p>21,075833</text:p>
          </table:table-cell>
          <table:table-cell office:value-type="float" office:value="55.771805000000001" table:style-name="ce3">
            <text:p>55,771805</text:p>
          </table:table-cell>
          <table:table-cell table:number-columns-repeated="16382"/>
        </table:table-row>
        <table:table-row table:style-name="ro2">
          <table:table-cell office:value-type="float" office:value="21.075832999999999" table:style-name="ce3">
            <text:p>21,075833</text:p>
          </table:table-cell>
          <table:table-cell office:value-type="float" office:value="55.772250999999997" table:style-name="ce3">
            <text:p>55,772251</text:p>
          </table:table-cell>
          <table:table-cell table:number-columns-repeated="16382"/>
        </table:table-row>
        <table:table-row table:style-name="ro2">
          <table:table-cell office:value-type="float" office:value="21.075832999999999" table:style-name="ce3">
            <text:p>21,075833</text:p>
          </table:table-cell>
          <table:table-cell office:value-type="float" office:value="55.772914999999898" table:style-name="ce3">
            <text:p>55,772915</text:p>
          </table:table-cell>
          <table:table-cell table:number-columns-repeated="16382"/>
        </table:table-row>
        <table:table-row table:style-name="ro2">
          <table:table-cell office:value-type="float" office:value="21.075277" table:style-name="ce3">
            <text:p>21,075277</text:p>
          </table:table-cell>
          <table:table-cell office:value-type="float" office:value="55.772914999999898" table:style-name="ce3">
            <text:p>55,772915</text:p>
          </table:table-cell>
          <table:table-cell table:number-columns-repeated="16382"/>
        </table:table-row>
        <table:table-row table:style-name="ro2">
          <table:table-cell office:value-type="float" office:value="21.075277" table:style-name="ce3">
            <text:p>21,075277</text:p>
          </table:table-cell>
          <table:table-cell office:value-type="float" office:value="55.774307" table:style-name="ce3">
            <text:p>55,774307</text:p>
          </table:table-cell>
          <table:table-cell table:number-columns-repeated="16382"/>
        </table:table-row>
        <table:table-row table:style-name="ro2">
          <table:table-cell office:value-type="float" office:value="21.074722999999999" table:style-name="ce3">
            <text:p>21,074723</text:p>
          </table:table-cell>
          <table:table-cell office:value-type="float" office:value="55.774307" table:style-name="ce3">
            <text:p>55,774307</text:p>
          </table:table-cell>
          <table:table-cell table:number-columns-repeated="16382"/>
        </table:table-row>
        <table:table-row table:style-name="ro2">
          <table:table-cell office:value-type="float" office:value="21.074722999999999" table:style-name="ce3">
            <text:p>21,074723</text:p>
          </table:table-cell>
          <table:table-cell office:value-type="float" office:value="55.775416999999898" table:style-name="ce3">
            <text:p>55,775417</text:p>
          </table:table-cell>
          <table:table-cell table:number-columns-repeated="16382"/>
        </table:table-row>
        <table:table-row table:style-name="ro2">
          <table:table-cell office:value-type="float" office:value="21.074166999999999" table:style-name="ce3">
            <text:p>21,074167</text:p>
          </table:table-cell>
          <table:table-cell office:value-type="float" office:value="55.775416999999898" table:style-name="ce3">
            <text:p>55,775417</text:p>
          </table:table-cell>
          <table:table-cell table:number-columns-repeated="16382"/>
        </table:table-row>
        <table:table-row table:style-name="ro2">
          <table:table-cell office:value-type="float" office:value="21.074166999999999" table:style-name="ce3">
            <text:p>21,074167</text:p>
          </table:table-cell>
          <table:table-cell office:value-type="float" office:value="55.776805000000003" table:style-name="ce3">
            <text:p>55,776805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5.776805000000003" table:style-name="ce3">
            <text:p>55,776805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5.778194999999897" table:style-name="ce3">
            <text:p>55,77819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5.778194999999897" table:style-name="ce3">
            <text:p>55,77819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5.779305000000001" table:style-name="ce3">
            <text:p>55,779305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5.779305000000001" table:style-name="ce3">
            <text:p>55,779305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5.7806929999999" table:style-name="ce3">
            <text:p>55,780693</text:p>
          </table:table-cell>
          <table:table-cell table:number-columns-repeated="16382"/>
        </table:table-row>
        <table:table-row table:style-name="ro2">
          <table:table-cell office:value-type="float" office:value="21.071944999999999" table:style-name="ce3">
            <text:p>21,071945</text:p>
          </table:table-cell>
          <table:table-cell office:value-type="float" office:value="55.7806929999999" table:style-name="ce3">
            <text:p>55,780693</text:p>
          </table:table-cell>
          <table:table-cell table:number-columns-repeated="16382"/>
        </table:table-row>
        <table:table-row table:style-name="ro2">
          <table:table-cell office:value-type="float" office:value="21.071944999999999" table:style-name="ce3">
            <text:p>21,071945</text:p>
          </table:table-cell>
          <table:table-cell office:value-type="float" office:value="55.782080999999899" table:style-name="ce3">
            <text:p>55,782081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5.782080999999899" table:style-name="ce3">
            <text:p>55,782081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5.783473999999899" table:style-name="ce3">
            <text:p>55,783474</text:p>
          </table:table-cell>
          <table:table-cell table:number-columns-repeated="16382"/>
        </table:table-row>
        <table:table-row table:style-name="ro2">
          <table:table-cell office:value-type="float" office:value="21.070833" table:style-name="ce3">
            <text:p>21,070833</text:p>
          </table:table-cell>
          <table:table-cell office:value-type="float" office:value="55.783473999999899" table:style-name="ce3">
            <text:p>55,783474</text:p>
          </table:table-cell>
          <table:table-cell table:number-columns-repeated="16382"/>
        </table:table-row>
        <table:table-row table:style-name="ro2">
          <table:table-cell office:value-type="float" office:value="21.070833" table:style-name="ce3">
            <text:p>21,070833</text:p>
          </table:table-cell>
          <table:table-cell office:value-type="float" office:value="55.784861999999997" table:style-name="ce3">
            <text:p>55,784862</text:p>
          </table:table-cell>
          <table:table-cell table:number-columns-repeated="16382"/>
        </table:table-row>
        <table:table-row table:style-name="ro2">
          <table:table-cell office:value-type="float" office:value="21.070278999999999" table:style-name="ce3">
            <text:p>21,070279</text:p>
          </table:table-cell>
          <table:table-cell office:value-type="float" office:value="55.784861999999997" table:style-name="ce3">
            <text:p>55,784862</text:p>
          </table:table-cell>
          <table:table-cell table:number-columns-repeated="16382"/>
        </table:table-row>
        <table:table-row table:style-name="ro2">
          <table:table-cell office:value-type="float" office:value="21.070278999999999" table:style-name="ce3">
            <text:p>21,070279</text:p>
          </table:table-cell>
          <table:table-cell office:value-type="float" office:value="55.785972000000001" table:style-name="ce3">
            <text:p>55,785972</text:p>
          </table:table-cell>
          <table:table-cell table:number-columns-repeated="16382"/>
        </table:table-row>
        <table:table-row table:style-name="ro2">
          <table:table-cell office:value-type="float" office:value="21.069683999999899" table:style-name="ce3">
            <text:p>21,069684</text:p>
          </table:table-cell>
          <table:table-cell office:value-type="float" office:value="55.785972000000001" table:style-name="ce3">
            <text:p>55,785972</text:p>
          </table:table-cell>
          <table:table-cell table:number-columns-repeated="16382"/>
        </table:table-row>
        <table:table-row table:style-name="ro2">
          <table:table-cell office:value-type="float" office:value="21.069723" table:style-name="ce3">
            <text:p>21,069723</text:p>
          </table:table-cell>
          <table:table-cell office:value-type="float" office:value="55.787362000000002" table:style-name="ce3">
            <text:p>55,787362</text:p>
          </table:table-cell>
          <table:table-cell table:number-columns-repeated="16382"/>
        </table:table-row>
        <table:table-row table:style-name="ro2">
          <table:table-cell office:value-type="float" office:value="21.069167" table:style-name="ce3">
            <text:p>21,069167</text:p>
          </table:table-cell>
          <table:table-cell office:value-type="float" office:value="55.787362000000002" table:style-name="ce3">
            <text:p>55,787362</text:p>
          </table:table-cell>
          <table:table-cell table:number-columns-repeated="16382"/>
        </table:table-row>
        <table:table-row table:style-name="ro2">
          <table:table-cell office:value-type="float" office:value="21.069167" table:style-name="ce3">
            <text:p>21,069167</text:p>
          </table:table-cell>
          <table:table-cell office:value-type="float" office:value="55.788749999999901" table:style-name="ce3">
            <text:p>55,78875</text:p>
          </table:table-cell>
          <table:table-cell table:number-columns-repeated="16382"/>
        </table:table-row>
        <table:table-row table:style-name="ro2">
          <table:table-cell office:value-type="float" office:value="21.068611000000001" table:style-name="ce3">
            <text:p>21,068611</text:p>
          </table:table-cell>
          <table:table-cell office:value-type="float" office:value="55.788749999999901" table:style-name="ce3">
            <text:p>55,78875</text:p>
          </table:table-cell>
          <table:table-cell table:number-columns-repeated="16382"/>
        </table:table-row>
        <table:table-row table:style-name="ro2">
          <table:table-cell office:value-type="float" office:value="21.068611000000001" table:style-name="ce3">
            <text:p>21,068611</text:p>
          </table:table-cell>
          <table:table-cell office:value-type="float" office:value="55.791247999999896" table:style-name="ce3">
            <text:p>55,791248</text:p>
          </table:table-cell>
          <table:table-cell table:number-columns-repeated="16382"/>
        </table:table-row>
        <table:table-row table:style-name="ro2">
          <table:table-cell office:value-type="float" office:value="21.068057" table:style-name="ce3">
            <text:p>21,068057</text:p>
          </table:table-cell>
          <table:table-cell office:value-type="float" office:value="55.791247999999896" table:style-name="ce3">
            <text:p>55,791248</text:p>
          </table:table-cell>
          <table:table-cell table:number-columns-repeated="16382"/>
        </table:table-row>
        <table:table-row table:style-name="ro2">
          <table:table-cell office:value-type="float" office:value="21.068057" table:style-name="ce3">
            <text:p>21,068057</text:p>
          </table:table-cell>
          <table:table-cell office:value-type="float" office:value="55.79486" table:style-name="ce3">
            <text:p>55,79486</text:p>
          </table:table-cell>
          <table:table-cell table:number-columns-repeated="16382"/>
        </table:table-row>
        <table:table-row table:style-name="ro2">
          <table:table-cell office:value-type="float" office:value="21.067498000000001" table:style-name="ce3">
            <text:p>21,067498</text:p>
          </table:table-cell>
          <table:table-cell office:value-type="float" office:value="55.794802999999902" table:style-name="ce3">
            <text:p>55,794803</text:p>
          </table:table-cell>
          <table:table-cell table:number-columns-repeated="16382"/>
        </table:table-row>
        <table:table-row table:style-name="ro2">
          <table:table-cell office:value-type="float" office:value="21.067498000000001" table:style-name="ce3">
            <text:p>21,067498</text:p>
          </table:table-cell>
          <table:table-cell office:value-type="float" office:value="55.795696999999997" table:style-name="ce3">
            <text:p>55,795697</text:p>
          </table:table-cell>
          <table:table-cell table:number-columns-repeated="16382"/>
        </table:table-row>
        <table:table-row table:style-name="ro2">
          <table:table-cell office:value-type="float" office:value="21.066945" table:style-name="ce3">
            <text:p>21,066945</text:p>
          </table:table-cell>
          <table:table-cell office:value-type="float" office:value="55.795696999999997" table:style-name="ce3">
            <text:p>55,795697</text:p>
          </table:table-cell>
          <table:table-cell table:number-columns-repeated="16382"/>
        </table:table-row>
        <table:table-row table:style-name="ro2">
          <table:table-cell office:value-type="float" office:value="21.066945" table:style-name="ce3">
            <text:p>21,066945</text:p>
          </table:table-cell>
          <table:table-cell office:value-type="float" office:value="55.803471000000002" table:style-name="ce3">
            <text:p>55,803471</text:p>
          </table:table-cell>
          <table:table-cell table:number-columns-repeated="16382"/>
        </table:table-row>
        <table:table-row table:style-name="ro2">
          <table:table-cell office:value-type="float" office:value="21.066389000000001" table:style-name="ce3">
            <text:p>21,066389</text:p>
          </table:table-cell>
          <table:table-cell office:value-type="float" office:value="55.803471000000002" table:style-name="ce3">
            <text:p>55,803471</text:p>
          </table:table-cell>
          <table:table-cell table:number-columns-repeated="16382"/>
        </table:table-row>
        <table:table-row table:style-name="ro2">
          <table:table-cell office:value-type="float" office:value="21.066389000000001" table:style-name="ce3">
            <text:p>21,066389</text:p>
          </table:table-cell>
          <table:table-cell office:value-type="float" office:value="55.809580999999902" table:style-name="ce3">
            <text:p>55,809581</text:p>
          </table:table-cell>
          <table:table-cell table:number-columns-repeated="16382"/>
        </table:table-row>
        <table:table-row table:style-name="ro2">
          <table:table-cell office:value-type="float" office:value="21.065835" table:style-name="ce3">
            <text:p>21,065835</text:p>
          </table:table-cell>
          <table:table-cell office:value-type="float" office:value="55.809580999999902" table:style-name="ce3">
            <text:p>55,809581</text:p>
          </table:table-cell>
          <table:table-cell table:number-columns-repeated="16382"/>
        </table:table-row>
        <table:table-row table:style-name="ro2">
          <table:table-cell office:value-type="float" office:value="21.065835" table:style-name="ce3">
            <text:p>21,065835</text:p>
          </table:table-cell>
          <table:table-cell office:value-type="float" office:value="55.813752000000001" table:style-name="ce3">
            <text:p>55,813752</text:p>
          </table:table-cell>
          <table:table-cell table:number-columns-repeated="16382"/>
        </table:table-row>
        <table:table-row table:style-name="ro2">
          <table:table-cell office:value-type="float" office:value="21.065276000000001" table:style-name="ce3">
            <text:p>21,065276</text:p>
          </table:table-cell>
          <table:table-cell office:value-type="float" office:value="55.813752000000001" table:style-name="ce3">
            <text:p>55,813752</text:p>
          </table:table-cell>
          <table:table-cell table:number-columns-repeated="16382"/>
        </table:table-row>
        <table:table-row table:style-name="ro2">
          <table:table-cell office:value-type="float" office:value="21.065276000000001" table:style-name="ce3">
            <text:p>21,065276</text:p>
          </table:table-cell>
          <table:table-cell office:value-type="float" office:value="55.816249999999997" table:style-name="ce3">
            <text:p>55,81625</text:p>
          </table:table-cell>
          <table:table-cell table:number-columns-repeated="16382"/>
        </table:table-row>
        <table:table-row table:style-name="ro2">
          <table:table-cell office:value-type="float" office:value="21.065165" table:style-name="ce3">
            <text:p>21,065165</text:p>
          </table:table-cell>
          <table:table-cell office:value-type="float" office:value="55.816249999999997" table:style-name="ce3">
            <text:p>55,81625</text:p>
          </table:table-cell>
          <table:table-cell table:number-columns-repeated="16382"/>
        </table:table-row>
        <table:table-row table:style-name="ro2">
          <table:table-cell office:value-type="float" office:value="21.064723000000001" table:style-name="ce3">
            <text:p>21,064723</text:p>
          </table:table-cell>
          <table:table-cell office:value-type="float" office:value="55.816249999999997" table:style-name="ce3">
            <text:p>55,81625</text:p>
          </table:table-cell>
          <table:table-cell table:number-columns-repeated="16382"/>
        </table:table-row>
        <table:table-row table:style-name="ro2">
          <table:table-cell office:value-type="float" office:value="21.064655999999999" table:style-name="ce3">
            <text:p>21,064656</text:p>
          </table:table-cell>
          <table:table-cell office:value-type="float" office:value="55.818474999999999" table:style-name="ce3">
            <text:p>55,818475</text:p>
          </table:table-cell>
          <table:table-cell table:number-columns-repeated="16382"/>
        </table:table-row>
        <table:table-row table:style-name="ro2">
          <table:table-cell office:value-type="float" office:value="21.064166" table:style-name="ce3">
            <text:p>21,064166</text:p>
          </table:table-cell>
          <table:table-cell office:value-type="float" office:value="55.818474999999999" table:style-name="ce3">
            <text:p>55,818475</text:p>
          </table:table-cell>
          <table:table-cell table:number-columns-repeated="16382"/>
        </table:table-row>
        <table:table-row table:style-name="ro2">
          <table:table-cell office:value-type="float" office:value="21.064166" table:style-name="ce3">
            <text:p>21,064166</text:p>
          </table:table-cell>
          <table:table-cell office:value-type="float" office:value="55.819806" table:style-name="ce3">
            <text:p>55,819806</text:p>
          </table:table-cell>
          <table:table-cell table:number-columns-repeated="16382"/>
        </table:table-row>
        <table:table-row table:style-name="ro2">
          <table:table-cell office:value-type="float" office:value="21.064166" table:style-name="ce3">
            <text:p>21,064166</text:p>
          </table:table-cell>
          <table:table-cell office:value-type="float" office:value="55.820971999999998" table:style-name="ce3">
            <text:p>55,820972</text:p>
          </table:table-cell>
          <table:table-cell table:number-columns-repeated="16382"/>
        </table:table-row>
        <table:table-row table:style-name="ro2">
          <table:table-cell office:value-type="float" office:value="21.063738000000001" table:style-name="ce3">
            <text:p>21,063738</text:p>
          </table:table-cell>
          <table:table-cell office:value-type="float" office:value="55.820971999999998" table:style-name="ce3">
            <text:p>55,820972</text:p>
          </table:table-cell>
          <table:table-cell table:number-columns-repeated="16382"/>
        </table:table-row>
        <table:table-row table:style-name="ro2">
          <table:table-cell office:value-type="float" office:value="21.063613" table:style-name="ce3">
            <text:p>21,063613</text:p>
          </table:table-cell>
          <table:table-cell office:value-type="float" office:value="55.820971999999998" table:style-name="ce3">
            <text:p>55,820972</text:p>
          </table:table-cell>
          <table:table-cell table:number-columns-repeated="16382"/>
        </table:table-row>
        <table:table-row table:style-name="ro2">
          <table:table-cell office:value-type="float" office:value="21.063613" table:style-name="ce3">
            <text:p>21,063613</text:p>
          </table:table-cell>
          <table:table-cell office:value-type="float" office:value="55.821317000000001" table:style-name="ce3">
            <text:p>55,821317</text:p>
          </table:table-cell>
          <table:table-cell table:number-columns-repeated="16382"/>
        </table:table-row>
        <table:table-row table:style-name="ro2">
          <table:table-cell office:value-type="float" office:value="21.063613" table:style-name="ce3">
            <text:p>21,063613</text:p>
          </table:table-cell>
          <table:table-cell office:value-type="float" office:value="55.823191999999999" table:style-name="ce3">
            <text:p>55,823192</text:p>
          </table:table-cell>
          <table:table-cell table:number-columns-repeated="16382"/>
        </table:table-row>
        <table:table-row table:style-name="ro2">
          <table:table-cell office:value-type="float" office:value="21.063054000000001" table:style-name="ce3">
            <text:p>21,063054</text:p>
          </table:table-cell>
          <table:table-cell office:value-type="float" office:value="55.823191999999999" table:style-name="ce3">
            <text:p>55,823192</text:p>
          </table:table-cell>
          <table:table-cell table:number-columns-repeated="16382"/>
        </table:table-row>
        <table:table-row table:style-name="ro2">
          <table:table-cell office:value-type="float" office:value="21.063054000000001" table:style-name="ce3">
            <text:p>21,063054</text:p>
          </table:table-cell>
          <table:table-cell office:value-type="float" office:value="55.825417000000002" table:style-name="ce3">
            <text:p>55,825417</text:p>
          </table:table-cell>
          <table:table-cell table:number-columns-repeated="16382"/>
        </table:table-row>
        <table:table-row table:style-name="ro2">
          <table:table-cell office:value-type="float" office:value="21.06279" table:style-name="ce3">
            <text:p>21,06279</text:p>
          </table:table-cell>
          <table:table-cell office:value-type="float" office:value="55.825417000000002" table:style-name="ce3">
            <text:p>55,825417</text:p>
          </table:table-cell>
          <table:table-cell table:number-columns-repeated="16382"/>
        </table:table-row>
        <table:table-row table:style-name="ro2">
          <table:table-cell office:value-type="float" office:value="21.0625" table:style-name="ce3">
            <text:p>21,0625</text:p>
          </table:table-cell>
          <table:table-cell office:value-type="float" office:value="55.825417000000002" table:style-name="ce3">
            <text:p>55,825417</text:p>
          </table:table-cell>
          <table:table-cell table:number-columns-repeated="16382"/>
        </table:table-row>
        <table:table-row table:style-name="ro2">
          <table:table-cell office:value-type="float" office:value="21.0625" table:style-name="ce3">
            <text:p>21,0625</text:p>
          </table:table-cell>
          <table:table-cell office:value-type="float" office:value="55.827641" table:style-name="ce3">
            <text:p>55,827641</text:p>
          </table:table-cell>
          <table:table-cell table:number-columns-repeated="16382"/>
        </table:table-row>
        <table:table-row table:style-name="ro2">
          <table:table-cell office:value-type="float" office:value="21.061944" table:style-name="ce3">
            <text:p>21,061944</text:p>
          </table:table-cell>
          <table:table-cell office:value-type="float" office:value="55.827641" table:style-name="ce3">
            <text:p>55,827641</text:p>
          </table:table-cell>
          <table:table-cell table:number-columns-repeated="16382"/>
        </table:table-row>
        <table:table-row table:style-name="ro2">
          <table:table-cell office:value-type="float" office:value="21.061944" table:style-name="ce3">
            <text:p>21,061944</text:p>
          </table:table-cell>
          <table:table-cell office:value-type="float" office:value="55.829583" table:style-name="ce3">
            <text:p>55,829583</text:p>
          </table:table-cell>
          <table:table-cell table:number-columns-repeated="16382"/>
        </table:table-row>
        <table:table-row table:style-name="ro2">
          <table:table-cell office:value-type="float" office:value="21.061388000000001" table:style-name="ce3">
            <text:p>21,061388</text:p>
          </table:table-cell>
          <table:table-cell office:value-type="float" office:value="55.829583" table:style-name="ce3">
            <text:p>55,829583</text:p>
          </table:table-cell>
          <table:table-cell table:number-columns-repeated="16382"/>
        </table:table-row>
        <table:table-row table:style-name="ro2">
          <table:table-cell office:value-type="float" office:value="21.061388000000001" table:style-name="ce3">
            <text:p>21,061388</text:p>
          </table:table-cell>
          <table:table-cell office:value-type="float" office:value="55.830970999999998" table:style-name="ce3">
            <text:p>55,830971</text:p>
          </table:table-cell>
          <table:table-cell table:number-columns-repeated="16382"/>
        </table:table-row>
        <table:table-row table:style-name="ro2">
          <table:table-cell office:value-type="float" office:value="21.060832000000001" table:style-name="ce3">
            <text:p>21,060832</text:p>
          </table:table-cell>
          <table:table-cell office:value-type="float" office:value="55.830970999999998" table:style-name="ce3">
            <text:p>55,830971</text:p>
          </table:table-cell>
          <table:table-cell table:number-columns-repeated="16382"/>
        </table:table-row>
        <table:table-row table:style-name="ro2">
          <table:table-cell office:value-type="float" office:value="21.060832000000001" table:style-name="ce3">
            <text:p>21,060832</text:p>
          </table:table-cell>
          <table:table-cell office:value-type="float" office:value="55.832358999999997" table:style-name="ce3">
            <text:p>55,832359</text:p>
          </table:table-cell>
          <table:table-cell table:number-columns-repeated="16382"/>
        </table:table-row>
        <table:table-row table:style-name="ro2">
          <table:table-cell office:value-type="float" office:value="21.060278" table:style-name="ce3">
            <text:p>21,060278</text:p>
          </table:table-cell>
          <table:table-cell office:value-type="float" office:value="55.832358999999997" table:style-name="ce3">
            <text:p>55,832359</text:p>
          </table:table-cell>
          <table:table-cell table:number-columns-repeated="16382"/>
        </table:table-row>
        <table:table-row table:style-name="ro2">
          <table:table-cell office:value-type="float" office:value="21.060278" table:style-name="ce3">
            <text:p>21,060278</text:p>
          </table:table-cell>
          <table:table-cell office:value-type="float" office:value="55.833751999999997" table:style-name="ce3">
            <text:p>55,833752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33751999999997" table:style-name="ce3">
            <text:p>55,833752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35325999999903" table:style-name="ce3">
            <text:p>55,835326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35971000000001" table:style-name="ce3">
            <text:p>55,835971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35971000000001" table:style-name="ce3">
            <text:p>55,835971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39027999999999" table:style-name="ce3">
            <text:p>55,839028</text:p>
          </table:table-cell>
          <table:table-cell table:number-columns-repeated="16382"/>
        </table:table-row>
        <table:table-row table:style-name="ro2">
          <table:table-cell office:value-type="float" office:value="21.058997000000002" table:style-name="ce3">
            <text:p>21,058997</text:p>
          </table:table-cell>
          <table:table-cell office:value-type="float" office:value="55.839027999999999" table:style-name="ce3">
            <text:p>55,839028</text:p>
          </table:table-cell>
          <table:table-cell table:number-columns-repeated="16382"/>
        </table:table-row>
        <table:table-row table:style-name="ro2">
          <table:table-cell office:value-type="float" office:value="21.058610000000002" table:style-name="ce3">
            <text:p>21,05861</text:p>
          </table:table-cell>
          <table:table-cell office:value-type="float" office:value="55.839027999999999" table:style-name="ce3">
            <text:p>55,839028</text:p>
          </table:table-cell>
          <table:table-cell table:number-columns-repeated="16382"/>
        </table:table-row>
        <table:table-row table:style-name="ro2">
          <table:table-cell office:value-type="float" office:value="21.058610000000002" table:style-name="ce3">
            <text:p>21,05861</text:p>
          </table:table-cell>
          <table:table-cell office:value-type="float" office:value="55.842081999999898" table:style-name="ce3">
            <text:p>55,842082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42081999999898" table:style-name="ce3">
            <text:p>55,842082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43688999999998" table:style-name="ce3">
            <text:p>55,843689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44859999999997" table:style-name="ce3">
            <text:p>55,84486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44859999999997" table:style-name="ce3">
            <text:p>55,84486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47915999999898" table:style-name="ce3">
            <text:p>55,847916</text:p>
          </table:table-cell>
          <table:table-cell table:number-columns-repeated="16382"/>
        </table:table-row>
        <table:table-row table:style-name="ro2">
          <table:table-cell office:value-type="float" office:value="21.060278" table:style-name="ce3">
            <text:p>21,060278</text:p>
          </table:table-cell>
          <table:table-cell office:value-type="float" office:value="55.847915999999898" table:style-name="ce3">
            <text:p>55,847916</text:p>
          </table:table-cell>
          <table:table-cell table:number-columns-repeated="16382"/>
        </table:table-row>
        <table:table-row table:style-name="ro2">
          <table:table-cell office:value-type="float" office:value="21.060278" table:style-name="ce3">
            <text:p>21,060278</text:p>
          </table:table-cell>
          <table:table-cell office:value-type="float" office:value="55.848807999999998" table:style-name="ce3">
            <text:p>55,848808</text:p>
          </table:table-cell>
          <table:table-cell table:number-columns-repeated="16382"/>
        </table:table-row>
        <table:table-row table:style-name="ro2">
          <table:table-cell office:value-type="float" office:value="21.060278" table:style-name="ce3">
            <text:p>21,060278</text:p>
          </table:table-cell>
          <table:table-cell office:value-type="float" office:value="55.850419000000002" table:style-name="ce3">
            <text:p>55,850419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50419000000002" table:style-name="ce3">
            <text:p>55,850419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852085000000002" table:style-name="ce3">
            <text:p>55,852085</text:p>
          </table:table-cell>
          <table:table-cell table:number-columns-repeated="16382"/>
        </table:table-row>
        <table:table-row table:style-name="ro2">
          <table:table-cell office:value-type="float" office:value="21.059469" table:style-name="ce3">
            <text:p>21,059469</text:p>
          </table:table-cell>
          <table:table-cell office:value-type="float" office:value="55.852085000000002" table:style-name="ce3">
            <text:p>55,852085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52085000000002" table:style-name="ce3">
            <text:p>55,852085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858748999999897" table:style-name="ce3">
            <text:p>55,858749</text:p>
          </table:table-cell>
          <table:table-cell table:number-columns-repeated="16382"/>
        </table:table-row>
        <table:table-row table:style-name="ro2">
          <table:table-cell office:value-type="float" office:value="21.058610000000002" table:style-name="ce3">
            <text:p>21,05861</text:p>
          </table:table-cell>
          <table:table-cell office:value-type="float" office:value="55.858748999999897" table:style-name="ce3">
            <text:p>55,858749</text:p>
          </table:table-cell>
          <table:table-cell table:number-columns-repeated="16382"/>
        </table:table-row>
        <table:table-row table:style-name="ro2">
          <table:table-cell office:value-type="float" office:value="21.058610000000002" table:style-name="ce3">
            <text:p>21,05861</text:p>
          </table:table-cell>
          <table:table-cell office:value-type="float" office:value="55.866249999999901" table:style-name="ce3">
            <text:p>55,86625</text:p>
          </table:table-cell>
          <table:table-cell table:number-columns-repeated="16382"/>
        </table:table-row>
        <table:table-row table:style-name="ro2">
          <table:table-cell office:value-type="float" office:value="21.058056000000001" table:style-name="ce3">
            <text:p>21,058056</text:p>
          </table:table-cell>
          <table:table-cell office:value-type="float" office:value="55.866249999999901" table:style-name="ce3">
            <text:p>55,86625</text:p>
          </table:table-cell>
          <table:table-cell table:number-columns-repeated="16382"/>
        </table:table-row>
        <table:table-row table:style-name="ro2">
          <table:table-cell office:value-type="float" office:value="21.058056000000001" table:style-name="ce3">
            <text:p>21,058056</text:p>
          </table:table-cell>
          <table:table-cell office:value-type="float" office:value="55.869584000000003" table:style-name="ce3">
            <text:p>55,869584</text:p>
          </table:table-cell>
          <table:table-cell table:number-columns-repeated="16382"/>
        </table:table-row>
        <table:table-row table:style-name="ro2">
          <table:table-cell office:value-type="float" office:value="21.057500000000001" table:style-name="ce3">
            <text:p>21,0575</text:p>
          </table:table-cell>
          <table:table-cell office:value-type="float" office:value="55.869584000000003" table:style-name="ce3">
            <text:p>55,869584</text:p>
          </table:table-cell>
          <table:table-cell table:number-columns-repeated="16382"/>
        </table:table-row>
        <table:table-row table:style-name="ro2">
          <table:table-cell office:value-type="float" office:value="21.057500000000001" table:style-name="ce3">
            <text:p>21,0575</text:p>
          </table:table-cell>
          <table:table-cell office:value-type="float" office:value="55.8706829999999" table:style-name="ce3">
            <text:p>55,870683</text:p>
          </table:table-cell>
          <table:table-cell table:number-columns-repeated="16382"/>
        </table:table-row>
        <table:table-row table:style-name="ro2">
          <table:table-cell office:value-type="float" office:value="21.057500000000001" table:style-name="ce3">
            <text:p>21,0575</text:p>
          </table:table-cell>
          <table:table-cell office:value-type="float" office:value="55.8718059999999" table:style-name="ce3">
            <text:p>55,871806</text:p>
          </table:table-cell>
          <table:table-cell table:number-columns-repeated="16382"/>
        </table:table-row>
        <table:table-row table:style-name="ro2">
          <table:table-cell office:value-type="float" office:value="21.056944000000001" table:style-name="ce3">
            <text:p>21,056944</text:p>
          </table:table-cell>
          <table:table-cell office:value-type="float" office:value="55.8718059999999" table:style-name="ce3">
            <text:p>55,871806</text:p>
          </table:table-cell>
          <table:table-cell table:number-columns-repeated="16382"/>
        </table:table-row>
        <table:table-row table:style-name="ro2">
          <table:table-cell office:value-type="float" office:value="21.056944000000001" table:style-name="ce3">
            <text:p>21,056944</text:p>
          </table:table-cell>
          <table:table-cell office:value-type="float" office:value="55.872915999999996" table:style-name="ce3">
            <text:p>55,872916</text:p>
          </table:table-cell>
          <table:table-cell table:number-columns-repeated="16382"/>
        </table:table-row>
        <table:table-row table:style-name="ro2">
          <table:table-cell office:value-type="float" office:value="21.05639" table:style-name="ce3">
            <text:p>21,05639</text:p>
          </table:table-cell>
          <table:table-cell office:value-type="float" office:value="55.872915999999996" table:style-name="ce3">
            <text:p>55,872916</text:p>
          </table:table-cell>
          <table:table-cell table:number-columns-repeated="16382"/>
        </table:table-row>
        <table:table-row table:style-name="ro2">
          <table:table-cell office:value-type="float" office:value="21.05639" table:style-name="ce3">
            <text:p>21,05639</text:p>
          </table:table-cell>
          <table:table-cell office:value-type="float" office:value="55.8740260000001" table:style-name="ce3">
            <text:p>55,874026</text:p>
          </table:table-cell>
          <table:table-cell table:number-columns-repeated="16382"/>
        </table:table-row>
        <table:table-row table:style-name="ro2">
          <table:table-cell office:value-type="float" office:value="21.056135000000001" table:style-name="ce3">
            <text:p>21,056135</text:p>
          </table:table-cell>
          <table:table-cell office:value-type="float" office:value="55.8740260000001" table:style-name="ce3">
            <text:p>55,874026</text:p>
          </table:table-cell>
          <table:table-cell table:number-columns-repeated="16382"/>
        </table:table-row>
        <table:table-row table:style-name="ro2">
          <table:table-cell office:value-type="float" office:value="21.055834000000001" table:style-name="ce3">
            <text:p>21,055834</text:p>
          </table:table-cell>
          <table:table-cell office:value-type="float" office:value="55.8740260000001" table:style-name="ce3">
            <text:p>55,874026</text:p>
          </table:table-cell>
          <table:table-cell table:number-columns-repeated="16382"/>
        </table:table-row>
        <table:table-row table:style-name="ro2">
          <table:table-cell office:value-type="float" office:value="21.055834000000001" table:style-name="ce3">
            <text:p>21,055834</text:p>
          </table:table-cell>
          <table:table-cell office:value-type="float" office:value="55.8751379999999" table:style-name="ce3">
            <text:p>55,875138</text:p>
          </table:table-cell>
          <table:table-cell table:number-columns-repeated="16382"/>
        </table:table-row>
        <table:table-row table:style-name="ro2">
          <table:table-cell office:value-type="float" office:value="21.055278000000001" table:style-name="ce3">
            <text:p>21,055278</text:p>
          </table:table-cell>
          <table:table-cell office:value-type="float" office:value="55.8751379999999" table:style-name="ce3">
            <text:p>55,875138</text:p>
          </table:table-cell>
          <table:table-cell table:number-columns-repeated="16382"/>
        </table:table-row>
        <table:table-row table:style-name="ro2">
          <table:table-cell office:value-type="float" office:value="21.055278000000001" table:style-name="ce3">
            <text:p>21,055278</text:p>
          </table:table-cell>
          <table:table-cell office:value-type="float" office:value="55.876251000000003" table:style-name="ce3">
            <text:p>55,876251</text:p>
          </table:table-cell>
          <table:table-cell table:number-columns-repeated="16382"/>
        </table:table-row>
        <table:table-row table:style-name="ro2">
          <table:table-cell office:value-type="float" office:value="21.054722000000002" table:style-name="ce3">
            <text:p>21,054722</text:p>
          </table:table-cell>
          <table:table-cell office:value-type="float" office:value="55.876251000000003" table:style-name="ce3">
            <text:p>55,876251</text:p>
          </table:table-cell>
          <table:table-cell table:number-columns-repeated="16382"/>
        </table:table-row>
        <table:table-row table:style-name="ro2">
          <table:table-cell office:value-type="float" office:value="21.054722000000002" table:style-name="ce3">
            <text:p>21,054722</text:p>
          </table:table-cell>
          <table:table-cell office:value-type="float" office:value="55.877082999999999" table:style-name="ce3">
            <text:p>55,877083</text:p>
          </table:table-cell>
          <table:table-cell table:number-columns-repeated="16382"/>
        </table:table-row>
        <table:table-row table:style-name="ro2">
          <table:table-cell office:value-type="float" office:value="21.054168000000001" table:style-name="ce3">
            <text:p>21,054168</text:p>
          </table:table-cell>
          <table:table-cell office:value-type="float" office:value="55.877082999999999" table:style-name="ce3">
            <text:p>55,877083</text:p>
          </table:table-cell>
          <table:table-cell table:number-columns-repeated="16382"/>
        </table:table-row>
        <table:table-row table:style-name="ro2">
          <table:table-cell office:value-type="float" office:value="21.054168000000001" table:style-name="ce3">
            <text:p>21,054168</text:p>
          </table:table-cell>
          <table:table-cell office:value-type="float" office:value="55.877638999999903" table:style-name="ce3">
            <text:p>55,877639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877638999999903" table:style-name="ce3">
            <text:p>55,877639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878191999999999" table:style-name="ce3">
            <text:p>55,878192</text:p>
          </table:table-cell>
          <table:table-cell table:number-columns-repeated="16382"/>
        </table:table-row>
        <table:table-row table:style-name="ro2">
          <table:table-cell office:value-type="float" office:value="21.053056000000002" table:style-name="ce3">
            <text:p>21,053056</text:p>
          </table:table-cell>
          <table:table-cell office:value-type="float" office:value="55.878191999999999" table:style-name="ce3">
            <text:p>55,878192</text:p>
          </table:table-cell>
          <table:table-cell table:number-columns-repeated="16382"/>
        </table:table-row>
        <table:table-row table:style-name="ro2">
          <table:table-cell office:value-type="float" office:value="21.053056000000002" table:style-name="ce3">
            <text:p>21,053056</text:p>
          </table:table-cell>
          <table:table-cell office:value-type="float" office:value="55.882914999999997" table:style-name="ce3">
            <text:p>55,882915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882914999999997" table:style-name="ce3">
            <text:p>55,882915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884822" table:style-name="ce3">
            <text:p>55,884822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889026999999999" table:style-name="ce3">
            <text:p>55,889027</text:p>
          </table:table-cell>
          <table:table-cell table:number-columns-repeated="16382"/>
        </table:table-row>
        <table:table-row table:style-name="ro2">
          <table:table-cell office:value-type="float" office:value="21.053056000000002" table:style-name="ce3">
            <text:p>21,053056</text:p>
          </table:table-cell>
          <table:table-cell office:value-type="float" office:value="55.889026999999999" table:style-name="ce3">
            <text:p>55,889027</text:p>
          </table:table-cell>
          <table:table-cell table:number-columns-repeated="16382"/>
        </table:table-row>
        <table:table-row table:style-name="ro2">
          <table:table-cell office:value-type="float" office:value="21.053056000000002" table:style-name="ce3">
            <text:p>21,053056</text:p>
          </table:table-cell>
          <table:table-cell office:value-type="float" office:value="55.891802999999904" table:style-name="ce3">
            <text:p>55,891803</text:p>
          </table:table-cell>
          <table:table-cell table:number-columns-repeated="16382"/>
        </table:table-row>
        <table:table-row table:style-name="ro2">
          <table:table-cell office:value-type="float" office:value="21.052499999999998" table:style-name="ce3">
            <text:p>21,0525</text:p>
          </table:table-cell>
          <table:table-cell office:value-type="float" office:value="55.891802999999904" table:style-name="ce3">
            <text:p>55,891803</text:p>
          </table:table-cell>
          <table:table-cell table:number-columns-repeated="16382"/>
        </table:table-row>
        <table:table-row table:style-name="ro2">
          <table:table-cell office:value-type="float" office:value="21.052499999999998" table:style-name="ce3">
            <text:p>21,0525</text:p>
          </table:table-cell>
          <table:table-cell office:value-type="float" office:value="55.894860000000001" table:style-name="ce3">
            <text:p>55,89486</text:p>
          </table:table-cell>
          <table:table-cell table:number-columns-repeated="16382"/>
        </table:table-row>
        <table:table-row table:style-name="ro2">
          <table:table-cell office:value-type="float" office:value="21.051946000000001" table:style-name="ce3">
            <text:p>21,051946</text:p>
          </table:table-cell>
          <table:table-cell office:value-type="float" office:value="55.894860000000001" table:style-name="ce3">
            <text:p>55,89486</text:p>
          </table:table-cell>
          <table:table-cell table:number-columns-repeated="16382"/>
        </table:table-row>
        <table:table-row table:style-name="ro2">
          <table:table-cell office:value-type="float" office:value="21.051946000000001" table:style-name="ce3">
            <text:p>21,051946</text:p>
          </table:table-cell>
          <table:table-cell office:value-type="float" office:value="55.897640000000003" table:style-name="ce3">
            <text:p>55,89764</text:p>
          </table:table-cell>
          <table:table-cell table:number-columns-repeated="16382"/>
        </table:table-row>
        <table:table-row table:style-name="ro2">
          <table:table-cell office:value-type="float" office:value="21.051390000000001" table:style-name="ce3">
            <text:p>21,05139</text:p>
          </table:table-cell>
          <table:table-cell office:value-type="float" office:value="55.897640000000003" table:style-name="ce3">
            <text:p>55,89764</text:p>
          </table:table-cell>
          <table:table-cell table:number-columns-repeated="16382"/>
        </table:table-row>
        <table:table-row table:style-name="ro2">
          <table:table-cell office:value-type="float" office:value="21.051390000000001" table:style-name="ce3">
            <text:p>21,05139</text:p>
          </table:table-cell>
          <table:table-cell office:value-type="float" office:value="55.900416" table:style-name="ce3">
            <text:p>55,900416</text:p>
          </table:table-cell>
          <table:table-cell table:number-columns-repeated="16382"/>
        </table:table-row>
        <table:table-row table:style-name="ro2">
          <table:table-cell office:value-type="float" office:value="21.050833000000001" table:style-name="ce3">
            <text:p>21,050833</text:p>
          </table:table-cell>
          <table:table-cell office:value-type="float" office:value="55.900416" table:style-name="ce3">
            <text:p>55,900416</text:p>
          </table:table-cell>
          <table:table-cell table:number-columns-repeated="16382"/>
        </table:table-row>
        <table:table-row table:style-name="ro2">
          <table:table-cell office:value-type="float" office:value="21.050833000000001" table:style-name="ce3">
            <text:p>21,050833</text:p>
          </table:table-cell>
          <table:table-cell office:value-type="float" office:value="55.903194999999997" table:style-name="ce3">
            <text:p>55,903195</text:p>
          </table:table-cell>
          <table:table-cell table:number-columns-repeated="16382"/>
        </table:table-row>
        <table:table-row table:style-name="ro2">
          <table:table-cell office:value-type="float" office:value="21.050277000000001" table:style-name="ce3">
            <text:p>21,050277</text:p>
          </table:table-cell>
          <table:table-cell office:value-type="float" office:value="55.903194999999997" table:style-name="ce3">
            <text:p>55,903195</text:p>
          </table:table-cell>
          <table:table-cell table:number-columns-repeated="16382"/>
        </table:table-row>
        <table:table-row table:style-name="ro2">
          <table:table-cell office:value-type="float" office:value="21.050277000000001" table:style-name="ce3">
            <text:p>21,050277</text:p>
          </table:table-cell>
          <table:table-cell office:value-type="float" office:value="55.906528999999999" table:style-name="ce3">
            <text:p>55,906529</text:p>
          </table:table-cell>
          <table:table-cell table:number-columns-repeated="16382"/>
        </table:table-row>
        <table:table-row table:style-name="ro2">
          <table:table-cell office:value-type="float" office:value="21.050833000000001" table:style-name="ce3">
            <text:p>21,050833</text:p>
          </table:table-cell>
          <table:table-cell office:value-type="float" office:value="55.906528999999999" table:style-name="ce3">
            <text:p>55,906529</text:p>
          </table:table-cell>
          <table:table-cell table:number-columns-repeated="16382"/>
        </table:table-row>
        <table:table-row table:style-name="ro2">
          <table:table-cell office:value-type="float" office:value="21.050833000000001" table:style-name="ce3">
            <text:p>21,050833</text:p>
          </table:table-cell>
          <table:table-cell office:value-type="float" office:value="55.911529000000002" table:style-name="ce3">
            <text:p>55,911529</text:p>
          </table:table-cell>
          <table:table-cell table:number-columns-repeated="16382"/>
        </table:table-row>
        <table:table-row table:style-name="ro2">
          <table:table-cell office:value-type="float" office:value="21.050277000000001" table:style-name="ce3">
            <text:p>21,050277</text:p>
          </table:table-cell>
          <table:table-cell office:value-type="float" office:value="55.911529000000002" table:style-name="ce3">
            <text:p>55,911529</text:p>
          </table:table-cell>
          <table:table-cell table:number-columns-repeated="16382"/>
        </table:table-row>
        <table:table-row table:style-name="ro2">
          <table:table-cell office:value-type="float" office:value="21.050277000000001" table:style-name="ce3">
            <text:p>21,050277</text:p>
          </table:table-cell>
          <table:table-cell office:value-type="float" office:value="55.917639999999999" table:style-name="ce3">
            <text:p>55,91764</text:p>
          </table:table-cell>
          <table:table-cell table:number-columns-repeated="16382"/>
        </table:table-row>
        <table:table-row table:style-name="ro2">
          <table:table-cell office:value-type="float" office:value="21.049724000000001" table:style-name="ce3">
            <text:p>21,049724</text:p>
          </table:table-cell>
          <table:table-cell office:value-type="float" office:value="55.917639999999999" table:style-name="ce3">
            <text:p>55,91764</text:p>
          </table:table-cell>
          <table:table-cell table:number-columns-repeated="16382"/>
        </table:table-row>
        <table:table-row table:style-name="ro2">
          <table:table-cell office:value-type="float" office:value="21.049724000000001" table:style-name="ce3">
            <text:p>21,049724</text:p>
          </table:table-cell>
          <table:table-cell office:value-type="float" office:value="55.919489999999897" table:style-name="ce3">
            <text:p>55,91949</text:p>
          </table:table-cell>
          <table:table-cell table:number-columns-repeated="16382"/>
        </table:table-row>
        <table:table-row table:style-name="ro2">
          <table:table-cell office:value-type="float" office:value="21.049724000000001" table:style-name="ce3">
            <text:p>21,049724</text:p>
          </table:table-cell>
          <table:table-cell office:value-type="float" office:value="55.920417999999998" table:style-name="ce3">
            <text:p>55,920418</text:p>
          </table:table-cell>
          <table:table-cell table:number-columns-repeated="16382"/>
        </table:table-row>
        <table:table-row table:style-name="ro2">
          <table:table-cell office:value-type="float" office:value="21.049972" table:style-name="ce3">
            <text:p>21,049972</text:p>
          </table:table-cell>
          <table:table-cell office:value-type="float" office:value="55.920417999999998" table:style-name="ce3">
            <text:p>55,920418</text:p>
          </table:table-cell>
          <table:table-cell table:number-columns-repeated="16382"/>
        </table:table-row>
        <table:table-row table:style-name="ro2">
          <table:table-cell office:value-type="float" office:value="21.050277000000001" table:style-name="ce3">
            <text:p>21,050277</text:p>
          </table:table-cell>
          <table:table-cell office:value-type="float" office:value="55.920417999999998" table:style-name="ce3">
            <text:p>55,920418</text:p>
          </table:table-cell>
          <table:table-cell table:number-columns-repeated="16382"/>
        </table:table-row>
        <table:table-row table:style-name="ro2">
          <table:table-cell office:value-type="float" office:value="21.050277000000001" table:style-name="ce3">
            <text:p>21,050277</text:p>
          </table:table-cell>
          <table:table-cell office:value-type="float" office:value="55.920971999999999" table:style-name="ce3">
            <text:p>55,920972</text:p>
          </table:table-cell>
          <table:table-cell table:number-columns-repeated="16382"/>
        </table:table-row>
        <table:table-row table:style-name="ro2">
          <table:table-cell office:value-type="float" office:value="21.050833000000001" table:style-name="ce3">
            <text:p>21,050833</text:p>
          </table:table-cell>
          <table:table-cell office:value-type="float" office:value="55.920971999999999" table:style-name="ce3">
            <text:p>55,920972</text:p>
          </table:table-cell>
          <table:table-cell table:number-columns-repeated="16382"/>
        </table:table-row>
        <table:table-row table:style-name="ro2">
          <table:table-cell office:value-type="float" office:value="21.050833000000001" table:style-name="ce3">
            <text:p>21,050833</text:p>
          </table:table-cell>
          <table:table-cell office:value-type="float" office:value="55.921528000000002" table:style-name="ce3">
            <text:p>55,921528</text:p>
          </table:table-cell>
          <table:table-cell table:number-columns-repeated="16382"/>
        </table:table-row>
        <table:table-row table:style-name="ro2">
          <table:table-cell office:value-type="float" office:value="21.051390000000001" table:style-name="ce3">
            <text:p>21,05139</text:p>
          </table:table-cell>
          <table:table-cell office:value-type="float" office:value="55.921528000000002" table:style-name="ce3">
            <text:p>55,921528</text:p>
          </table:table-cell>
          <table:table-cell table:number-columns-repeated="16382"/>
        </table:table-row>
        <table:table-row table:style-name="ro2">
          <table:table-cell office:value-type="float" office:value="21.051390000000001" table:style-name="ce3">
            <text:p>21,05139</text:p>
          </table:table-cell>
          <table:table-cell office:value-type="float" office:value="55.921805999999997" table:style-name="ce3">
            <text:p>55,921806</text:p>
          </table:table-cell>
          <table:table-cell table:number-columns-repeated="16382"/>
        </table:table-row>
        <table:table-row table:style-name="ro2">
          <table:table-cell office:value-type="float" office:value="21.051946000000001" table:style-name="ce3">
            <text:p>21,051946</text:p>
          </table:table-cell>
          <table:table-cell office:value-type="float" office:value="55.921805999999997" table:style-name="ce3">
            <text:p>55,921806</text:p>
          </table:table-cell>
          <table:table-cell table:number-columns-repeated="16382"/>
        </table:table-row>
        <table:table-row table:style-name="ro2">
          <table:table-cell office:value-type="float" office:value="21.051946000000001" table:style-name="ce3">
            <text:p>21,051946</text:p>
          </table:table-cell>
          <table:table-cell office:value-type="float" office:value="55.922083999999998" table:style-name="ce3">
            <text:p>55,922084</text:p>
          </table:table-cell>
          <table:table-cell table:number-columns-repeated="16382"/>
        </table:table-row>
        <table:table-row table:style-name="ro2">
          <table:table-cell office:value-type="float" office:value="21.052499999999998" table:style-name="ce3">
            <text:p>21,0525</text:p>
          </table:table-cell>
          <table:table-cell office:value-type="float" office:value="55.922083999999998" table:style-name="ce3">
            <text:p>55,922084</text:p>
          </table:table-cell>
          <table:table-cell table:number-columns-repeated="16382"/>
        </table:table-row>
        <table:table-row table:style-name="ro2">
          <table:table-cell office:value-type="float" office:value="21.052499999999998" table:style-name="ce3">
            <text:p>21,0525</text:p>
          </table:table-cell>
          <table:table-cell office:value-type="float" office:value="55.922359999999998" table:style-name="ce3">
            <text:p>55,92236</text:p>
          </table:table-cell>
          <table:table-cell table:number-columns-repeated="16382"/>
        </table:table-row>
        <table:table-row table:style-name="ro2">
          <table:table-cell office:value-type="float" office:value="21.053056000000002" table:style-name="ce3">
            <text:p>21,053056</text:p>
          </table:table-cell>
          <table:table-cell office:value-type="float" office:value="55.922359999999998" table:style-name="ce3">
            <text:p>55,92236</text:p>
          </table:table-cell>
          <table:table-cell table:number-columns-repeated="16382"/>
        </table:table-row>
        <table:table-row table:style-name="ro2">
          <table:table-cell office:value-type="float" office:value="21.053056000000002" table:style-name="ce3">
            <text:p>21,053056</text:p>
          </table:table-cell>
          <table:table-cell office:value-type="float" office:value="55.9226379999999" table:style-name="ce3">
            <text:p>55,922638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9226379999999" table:style-name="ce3">
            <text:p>55,922638</text:p>
          </table:table-cell>
          <table:table-cell table:number-columns-repeated="16382"/>
        </table:table-row>
        <table:table-row table:style-name="ro2">
          <table:table-cell office:value-type="float" office:value="21.053612000000001" table:style-name="ce3">
            <text:p>21,053612</text:p>
          </table:table-cell>
          <table:table-cell office:value-type="float" office:value="55.923194000000002" table:style-name="ce3">
            <text:p>55,923194</text:p>
          </table:table-cell>
          <table:table-cell table:number-columns-repeated="16382"/>
        </table:table-row>
        <table:table-row table:style-name="ro2">
          <table:table-cell office:value-type="float" office:value="21.054168000000001" table:style-name="ce3">
            <text:p>21,054168</text:p>
          </table:table-cell>
          <table:table-cell office:value-type="float" office:value="55.923194000000002" table:style-name="ce3">
            <text:p>55,923194</text:p>
          </table:table-cell>
          <table:table-cell table:number-columns-repeated="16382"/>
        </table:table-row>
        <table:table-row table:style-name="ro2">
          <table:table-cell office:value-type="float" office:value="21.054168000000001" table:style-name="ce3">
            <text:p>21,054168</text:p>
          </table:table-cell>
          <table:table-cell office:value-type="float" office:value="55.923473999999999" table:style-name="ce3">
            <text:p>55,923474</text:p>
          </table:table-cell>
          <table:table-cell table:number-columns-repeated="16382"/>
        </table:table-row>
        <table:table-row table:style-name="ro2">
          <table:table-cell office:value-type="float" office:value="21.054722000000002" table:style-name="ce3">
            <text:p>21,054722</text:p>
          </table:table-cell>
          <table:table-cell office:value-type="float" office:value="55.923473999999999" table:style-name="ce3">
            <text:p>55,923474</text:p>
          </table:table-cell>
          <table:table-cell table:number-columns-repeated="16382"/>
        </table:table-row>
        <table:table-row table:style-name="ro2">
          <table:table-cell office:value-type="float" office:value="21.054722000000002" table:style-name="ce3">
            <text:p>21,054722</text:p>
          </table:table-cell>
          <table:table-cell office:value-type="float" office:value="55.923752" table:style-name="ce3">
            <text:p>55,923752</text:p>
          </table:table-cell>
          <table:table-cell table:number-columns-repeated="16382"/>
        </table:table-row>
        <table:table-row table:style-name="ro2">
          <table:table-cell office:value-type="float" office:value="21.055278000000001" table:style-name="ce3">
            <text:p>21,055278</text:p>
          </table:table-cell>
          <table:table-cell office:value-type="float" office:value="55.923752" table:style-name="ce3">
            <text:p>55,923752</text:p>
          </table:table-cell>
          <table:table-cell table:number-columns-repeated="16382"/>
        </table:table-row>
        <table:table-row table:style-name="ro2">
          <table:table-cell office:value-type="float" office:value="21.055278000000001" table:style-name="ce3">
            <text:p>21,055278</text:p>
          </table:table-cell>
          <table:table-cell office:value-type="float" office:value="55.9243039999999" table:style-name="ce3">
            <text:p>55,924304</text:p>
          </table:table-cell>
          <table:table-cell table:number-columns-repeated="16382"/>
        </table:table-row>
        <table:table-row table:style-name="ro2">
          <table:table-cell office:value-type="float" office:value="21.055834000000001" table:style-name="ce3">
            <text:p>21,055834</text:p>
          </table:table-cell>
          <table:table-cell office:value-type="float" office:value="55.9243039999999" table:style-name="ce3">
            <text:p>55,924304</text:p>
          </table:table-cell>
          <table:table-cell table:number-columns-repeated="16382"/>
        </table:table-row>
        <table:table-row table:style-name="ro2">
          <table:table-cell office:value-type="float" office:value="21.055834000000001" table:style-name="ce3">
            <text:p>21,055834</text:p>
          </table:table-cell>
          <table:table-cell office:value-type="float" office:value="55.925258999999897" table:style-name="ce3">
            <text:p>55,925259</text:p>
          </table:table-cell>
          <table:table-cell table:number-columns-repeated="16382"/>
        </table:table-row>
        <table:table-row table:style-name="ro2">
          <table:table-cell office:value-type="float" office:value="21.055834000000001" table:style-name="ce3">
            <text:p>21,055834</text:p>
          </table:table-cell>
          <table:table-cell office:value-type="float" office:value="55.925415999999998" table:style-name="ce3">
            <text:p>55,925416</text:p>
          </table:table-cell>
          <table:table-cell table:number-columns-repeated="16382"/>
        </table:table-row>
        <table:table-row table:style-name="ro2">
          <table:table-cell office:value-type="float" office:value="21.05639" table:style-name="ce3">
            <text:p>21,05639</text:p>
          </table:table-cell>
          <table:table-cell office:value-type="float" office:value="55.925415999999998" table:style-name="ce3">
            <text:p>55,925416</text:p>
          </table:table-cell>
          <table:table-cell table:number-columns-repeated="16382"/>
        </table:table-row>
        <table:table-row table:style-name="ro2">
          <table:table-cell office:value-type="float" office:value="21.05639" table:style-name="ce3">
            <text:p>21,05639</text:p>
          </table:table-cell>
          <table:table-cell office:value-type="float" office:value="55.926250000000003" table:style-name="ce3">
            <text:p>55,92625</text:p>
          </table:table-cell>
          <table:table-cell table:number-columns-repeated="16382"/>
        </table:table-row>
        <table:table-row table:style-name="ro2">
          <table:table-cell office:value-type="float" office:value="21.055278000000001" table:style-name="ce3">
            <text:p>21,055278</text:p>
          </table:table-cell>
          <table:table-cell office:value-type="float" office:value="55.926250000000003" table:style-name="ce3">
            <text:p>55,92625</text:p>
          </table:table-cell>
          <table:table-cell table:number-columns-repeated="16382"/>
        </table:table-row>
        <table:table-row table:style-name="ro2">
          <table:table-cell office:value-type="float" office:value="21.055278000000001" table:style-name="ce3">
            <text:p>21,055278</text:p>
          </table:table-cell>
          <table:table-cell office:value-type="float" office:value="55.926527999999998" table:style-name="ce3">
            <text:p>55,926528</text:p>
          </table:table-cell>
          <table:table-cell table:number-columns-repeated="16382"/>
        </table:table-row>
        <table:table-row table:style-name="ro2">
          <table:table-cell office:value-type="float" office:value="21.054722000000002" table:style-name="ce3">
            <text:p>21,054722</text:p>
          </table:table-cell>
          <table:table-cell office:value-type="float" office:value="55.926527999999998" table:style-name="ce3">
            <text:p>55,926528</text:p>
          </table:table-cell>
          <table:table-cell table:number-columns-repeated="16382"/>
        </table:table-row>
        <table:table-row table:style-name="ro2">
          <table:table-cell office:value-type="float" office:value="21.054722000000002" table:style-name="ce3">
            <text:p>21,054722</text:p>
          </table:table-cell>
          <table:table-cell office:value-type="float" office:value="55.927637999999902" table:style-name="ce3">
            <text:p>55,927638</text:p>
          </table:table-cell>
          <table:table-cell table:number-columns-repeated="16382"/>
        </table:table-row>
        <table:table-row table:style-name="ro2">
          <table:table-cell office:value-type="float" office:value="21.05639" table:style-name="ce3">
            <text:p>21,05639</text:p>
          </table:table-cell>
          <table:table-cell office:value-type="float" office:value="55.927637999999902" table:style-name="ce3">
            <text:p>55,927638</text:p>
          </table:table-cell>
          <table:table-cell table:number-columns-repeated="16382"/>
        </table:table-row>
        <table:table-row table:style-name="ro2">
          <table:table-cell office:value-type="float" office:value="21.05639" table:style-name="ce3">
            <text:p>21,05639</text:p>
          </table:table-cell>
          <table:table-cell office:value-type="float" office:value="55.928196999999997" table:style-name="ce3">
            <text:p>55,928197</text:p>
          </table:table-cell>
          <table:table-cell table:number-columns-repeated="16382"/>
        </table:table-row>
        <table:table-row table:style-name="ro2">
          <table:table-cell office:value-type="float" office:value="21.056944000000001" table:style-name="ce3">
            <text:p>21,056944</text:p>
          </table:table-cell>
          <table:table-cell office:value-type="float" office:value="55.928196999999997" table:style-name="ce3">
            <text:p>55,928197</text:p>
          </table:table-cell>
          <table:table-cell table:number-columns-repeated="16382"/>
        </table:table-row>
        <table:table-row table:style-name="ro2">
          <table:table-cell office:value-type="float" office:value="21.056944000000001" table:style-name="ce3">
            <text:p>21,056944</text:p>
          </table:table-cell>
          <table:table-cell office:value-type="float" office:value="55.929862999999898" table:style-name="ce3">
            <text:p>55,929863</text:p>
          </table:table-cell>
          <table:table-cell table:number-columns-repeated="16382"/>
        </table:table-row>
        <table:table-row table:style-name="ro2">
          <table:table-cell office:value-type="float" office:value="21.057500000000001" table:style-name="ce3">
            <text:p>21,0575</text:p>
          </table:table-cell>
          <table:table-cell office:value-type="float" office:value="55.929862999999898" table:style-name="ce3">
            <text:p>55,929863</text:p>
          </table:table-cell>
          <table:table-cell table:number-columns-repeated="16382"/>
        </table:table-row>
        <table:table-row table:style-name="ro2">
          <table:table-cell office:value-type="float" office:value="21.057500000000001" table:style-name="ce3">
            <text:p>21,0575</text:p>
          </table:table-cell>
          <table:table-cell office:value-type="float" office:value="55.931527000000003" table:style-name="ce3">
            <text:p>55,931527</text:p>
          </table:table-cell>
          <table:table-cell table:number-columns-repeated="16382"/>
        </table:table-row>
        <table:table-row table:style-name="ro2">
          <table:table-cell office:value-type="float" office:value="21.057721000000001" table:style-name="ce3">
            <text:p>21,057721</text:p>
          </table:table-cell>
          <table:table-cell office:value-type="float" office:value="55.931527000000003" table:style-name="ce3">
            <text:p>55,931527</text:p>
          </table:table-cell>
          <table:table-cell table:number-columns-repeated="16382"/>
        </table:table-row>
        <table:table-row table:style-name="ro2">
          <table:table-cell office:value-type="float" office:value="21.058056000000001" table:style-name="ce3">
            <text:p>21,058056</text:p>
          </table:table-cell>
          <table:table-cell office:value-type="float" office:value="55.931527000000003" table:style-name="ce3">
            <text:p>55,931527</text:p>
          </table:table-cell>
          <table:table-cell table:number-columns-repeated="16382"/>
        </table:table-row>
        <table:table-row table:style-name="ro2">
          <table:table-cell office:value-type="float" office:value="21.058056000000001" table:style-name="ce3">
            <text:p>21,058056</text:p>
          </table:table-cell>
          <table:table-cell office:value-type="float" office:value="55.933193000000003" table:style-name="ce3">
            <text:p>55,933193</text:p>
          </table:table-cell>
          <table:table-cell table:number-columns-repeated="16382"/>
        </table:table-row>
        <table:table-row table:style-name="ro2">
          <table:table-cell office:value-type="float" office:value="21.058610000000002" table:style-name="ce3">
            <text:p>21,05861</text:p>
          </table:table-cell>
          <table:table-cell office:value-type="float" office:value="55.933193000000003" table:style-name="ce3">
            <text:p>55,933193</text:p>
          </table:table-cell>
          <table:table-cell table:number-columns-repeated="16382"/>
        </table:table-row>
        <table:table-row table:style-name="ro2">
          <table:table-cell office:value-type="float" office:value="21.058610000000002" table:style-name="ce3">
            <text:p>21,05861</text:p>
          </table:table-cell>
          <table:table-cell office:value-type="float" office:value="55.934583000000003" table:style-name="ce3">
            <text:p>55,934583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934583000000003" table:style-name="ce3">
            <text:p>55,934583</text:p>
          </table:table-cell>
          <table:table-cell table:number-columns-repeated="16382"/>
        </table:table-row>
        <table:table-row table:style-name="ro2">
          <table:table-cell office:value-type="float" office:value="21.059166000000001" table:style-name="ce3">
            <text:p>21,059166</text:p>
          </table:table-cell>
          <table:table-cell office:value-type="float" office:value="55.936248999999997" table:style-name="ce3">
            <text:p>55,936249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936248999999997" table:style-name="ce3">
            <text:p>55,936249</text:p>
          </table:table-cell>
          <table:table-cell table:number-columns-repeated="16382"/>
        </table:table-row>
        <table:table-row table:style-name="ro2">
          <table:table-cell office:value-type="float" office:value="21.059722000000001" table:style-name="ce3">
            <text:p>21,059722</text:p>
          </table:table-cell>
          <table:table-cell office:value-type="float" office:value="55.937636999999903" table:style-name="ce3">
            <text:p>55,937637</text:p>
          </table:table-cell>
          <table:table-cell table:number-columns-repeated="16382"/>
        </table:table-row>
        <table:table-row table:style-name="ro2">
          <table:table-cell office:value-type="float" office:value="21.060278" table:style-name="ce3">
            <text:p>21,060278</text:p>
          </table:table-cell>
          <table:table-cell office:value-type="float" office:value="55.937636999999903" table:style-name="ce3">
            <text:p>55,937637</text:p>
          </table:table-cell>
          <table:table-cell table:number-columns-repeated="16382"/>
        </table:table-row>
        <table:table-row table:style-name="ro2">
          <table:table-cell office:value-type="float" office:value="21.060241999999999" table:style-name="ce3">
            <text:p>21,060242</text:p>
          </table:table-cell>
          <table:table-cell office:value-type="float" office:value="55.939045" table:style-name="ce3">
            <text:p>55,939045</text:p>
          </table:table-cell>
          <table:table-cell table:number-columns-repeated="16382"/>
        </table:table-row>
        <table:table-row table:style-name="ro2">
          <table:table-cell office:value-type="float" office:value="21.060832000000001" table:style-name="ce3">
            <text:p>21,060832</text:p>
          </table:table-cell>
          <table:table-cell office:value-type="float" office:value="55.939025000000001" table:style-name="ce3">
            <text:p>55,939025</text:p>
          </table:table-cell>
          <table:table-cell table:number-columns-repeated="16382"/>
        </table:table-row>
        <table:table-row table:style-name="ro2">
          <table:table-cell office:value-type="float" office:value="21.060832000000001" table:style-name="ce3">
            <text:p>21,060832</text:p>
          </table:table-cell>
          <table:table-cell office:value-type="float" office:value="55.940116999999901" table:style-name="ce3">
            <text:p>55,940117</text:p>
          </table:table-cell>
          <table:table-cell table:number-columns-repeated="16382"/>
        </table:table-row>
        <table:table-row table:style-name="ro2">
          <table:table-cell office:value-type="float" office:value="21.060832000000001" table:style-name="ce3">
            <text:p>21,060832</text:p>
          </table:table-cell>
          <table:table-cell office:value-type="float" office:value="55.940416999999997" table:style-name="ce3">
            <text:p>55,940417</text:p>
          </table:table-cell>
          <table:table-cell table:number-columns-repeated="16382"/>
        </table:table-row>
        <table:table-row table:style-name="ro2">
          <table:table-cell office:value-type="float" office:value="21.060998000000001" table:style-name="ce3">
            <text:p>21,060998</text:p>
          </table:table-cell>
          <table:table-cell office:value-type="float" office:value="55.940416999999997" table:style-name="ce3">
            <text:p>55,940417</text:p>
          </table:table-cell>
          <table:table-cell table:number-columns-repeated="16382"/>
        </table:table-row>
        <table:table-row table:style-name="ro2">
          <table:table-cell office:value-type="float" office:value="21.061388000000001" table:style-name="ce3">
            <text:p>21,061388</text:p>
          </table:table-cell>
          <table:table-cell office:value-type="float" office:value="55.940416999999997" table:style-name="ce3">
            <text:p>55,940417</text:p>
          </table:table-cell>
          <table:table-cell table:number-columns-repeated="16382"/>
        </table:table-row>
        <table:table-row table:style-name="ro2">
          <table:table-cell office:value-type="float" office:value="21.061388000000001" table:style-name="ce3">
            <text:p>21,061388</text:p>
          </table:table-cell>
          <table:table-cell office:value-type="float" office:value="55.941123999999903" table:style-name="ce3">
            <text:p>55,941124</text:p>
          </table:table-cell>
          <table:table-cell table:number-columns-repeated="16382"/>
        </table:table-row>
        <table:table-row table:style-name="ro2">
          <table:table-cell office:value-type="float" office:value="21.061388000000001" table:style-name="ce3">
            <text:p>21,061388</text:p>
          </table:table-cell>
          <table:table-cell office:value-type="float" office:value="55.942081000000002" table:style-name="ce3">
            <text:p>55,942081</text:p>
          </table:table-cell>
          <table:table-cell table:number-columns-repeated="16382"/>
        </table:table-row>
        <table:table-row table:style-name="ro2">
          <table:table-cell office:value-type="float" office:value="21.061944" table:style-name="ce3">
            <text:p>21,061944</text:p>
          </table:table-cell>
          <table:table-cell office:value-type="float" office:value="55.942135999999898" table:style-name="ce3">
            <text:p>55,942136</text:p>
          </table:table-cell>
          <table:table-cell table:number-columns-repeated="16382"/>
        </table:table-row>
        <table:table-row table:style-name="ro2">
          <table:table-cell office:value-type="float" office:value="21.061944" table:style-name="ce3">
            <text:p>21,061944</text:p>
          </table:table-cell>
          <table:table-cell office:value-type="float" office:value="55.943473999999902" table:style-name="ce3">
            <text:p>55,943474</text:p>
          </table:table-cell>
          <table:table-cell table:number-columns-repeated="16382"/>
        </table:table-row>
        <table:table-row table:style-name="ro2">
          <table:table-cell office:value-type="float" office:value="21.0625" table:style-name="ce3">
            <text:p>21,0625</text:p>
          </table:table-cell>
          <table:table-cell office:value-type="float" office:value="55.943473999999902" table:style-name="ce3">
            <text:p>55,943474</text:p>
          </table:table-cell>
          <table:table-cell table:number-columns-repeated="16382"/>
        </table:table-row>
        <table:table-row table:style-name="ro2">
          <table:table-cell office:value-type="float" office:value="21.0625" table:style-name="ce3">
            <text:p>21,0625</text:p>
          </table:table-cell>
          <table:table-cell office:value-type="float" office:value="55.944861999999901" table:style-name="ce3">
            <text:p>55,944862</text:p>
          </table:table-cell>
          <table:table-cell table:number-columns-repeated="16382"/>
        </table:table-row>
        <table:table-row table:style-name="ro2">
          <table:table-cell office:value-type="float" office:value="21.063054000000001" table:style-name="ce3">
            <text:p>21,063054</text:p>
          </table:table-cell>
          <table:table-cell office:value-type="float" office:value="55.944861999999901" table:style-name="ce3">
            <text:p>55,944862</text:p>
          </table:table-cell>
          <table:table-cell table:number-columns-repeated="16382"/>
        </table:table-row>
        <table:table-row table:style-name="ro2">
          <table:table-cell office:value-type="float" office:value="21.063054000000001" table:style-name="ce3">
            <text:p>21,063054</text:p>
          </table:table-cell>
          <table:table-cell office:value-type="float" office:value="55.946529999999903" table:style-name="ce3">
            <text:p>55,94653</text:p>
          </table:table-cell>
          <table:table-cell table:number-columns-repeated="16382"/>
        </table:table-row>
        <table:table-row table:style-name="ro2">
          <table:table-cell office:value-type="float" office:value="21.063613" table:style-name="ce3">
            <text:p>21,063613</text:p>
          </table:table-cell>
          <table:table-cell office:value-type="float" office:value="55.946529999999903" table:style-name="ce3">
            <text:p>55,94653</text:p>
          </table:table-cell>
          <table:table-cell table:number-columns-repeated="16382"/>
        </table:table-row>
        <table:table-row table:style-name="ro2">
          <table:table-cell office:value-type="float" office:value="21.063613" table:style-name="ce3">
            <text:p>21,063613</text:p>
          </table:table-cell>
          <table:table-cell office:value-type="float" office:value="55.947918000000001" table:style-name="ce3">
            <text:p>55,947918</text:p>
          </table:table-cell>
          <table:table-cell table:number-columns-repeated="16382"/>
        </table:table-row>
        <table:table-row table:style-name="ro2">
          <table:table-cell office:value-type="float" office:value="21.064166" table:style-name="ce3">
            <text:p>21,064166</text:p>
          </table:table-cell>
          <table:table-cell office:value-type="float" office:value="55.947918000000001" table:style-name="ce3">
            <text:p>55,947918</text:p>
          </table:table-cell>
          <table:table-cell table:number-columns-repeated="16382"/>
        </table:table-row>
        <table:table-row table:style-name="ro2">
          <table:table-cell office:value-type="float" office:value="21.064166" table:style-name="ce3">
            <text:p>21,064166</text:p>
          </table:table-cell>
          <table:table-cell office:value-type="float" office:value="55.949306" table:style-name="ce3">
            <text:p>55,949306</text:p>
          </table:table-cell>
          <table:table-cell table:number-columns-repeated="16382"/>
        </table:table-row>
        <table:table-row table:style-name="ro2">
          <table:table-cell office:value-type="float" office:value="21.064723000000001" table:style-name="ce3">
            <text:p>21,064723</text:p>
          </table:table-cell>
          <table:table-cell office:value-type="float" office:value="55.949306" table:style-name="ce3">
            <text:p>55,949306</text:p>
          </table:table-cell>
          <table:table-cell table:number-columns-repeated="16382"/>
        </table:table-row>
        <table:table-row table:style-name="ro2">
          <table:table-cell office:value-type="float" office:value="21.064723000000001" table:style-name="ce3">
            <text:p>21,064723</text:p>
          </table:table-cell>
          <table:table-cell office:value-type="float" office:value="55.950974000000002" table:style-name="ce3">
            <text:p>55,950974</text:p>
          </table:table-cell>
          <table:table-cell table:number-columns-repeated="16382"/>
        </table:table-row>
        <table:table-row table:style-name="ro2">
          <table:table-cell office:value-type="float" office:value="21.065276000000001" table:style-name="ce3">
            <text:p>21,065276</text:p>
          </table:table-cell>
          <table:table-cell office:value-type="float" office:value="55.950974000000002" table:style-name="ce3">
            <text:p>55,950974</text:p>
          </table:table-cell>
          <table:table-cell table:number-columns-repeated="16382"/>
        </table:table-row>
        <table:table-row table:style-name="ro2">
          <table:table-cell office:value-type="float" office:value="21.065276000000001" table:style-name="ce3">
            <text:p>21,065276</text:p>
          </table:table-cell>
          <table:table-cell office:value-type="float" office:value="55.952640000000002" table:style-name="ce3">
            <text:p>55,95264</text:p>
          </table:table-cell>
          <table:table-cell table:number-columns-repeated="16382"/>
        </table:table-row>
        <table:table-row table:style-name="ro2">
          <table:table-cell office:value-type="float" office:value="21.065835" table:style-name="ce3">
            <text:p>21,065835</text:p>
          </table:table-cell>
          <table:table-cell office:value-type="float" office:value="55.952640000000002" table:style-name="ce3">
            <text:p>55,95264</text:p>
          </table:table-cell>
          <table:table-cell table:number-columns-repeated="16382"/>
        </table:table-row>
        <table:table-row table:style-name="ro2">
          <table:table-cell office:value-type="float" office:value="21.065835" table:style-name="ce3">
            <text:p>21,065835</text:p>
          </table:table-cell>
          <table:table-cell office:value-type="float" office:value="55.954027999999902" table:style-name="ce3">
            <text:p>55,954028</text:p>
          </table:table-cell>
          <table:table-cell table:number-columns-repeated="16382"/>
        </table:table-row>
        <table:table-row table:style-name="ro2">
          <table:table-cell office:value-type="float" office:value="21.0663499999999" table:style-name="ce3">
            <text:p>21,06635</text:p>
          </table:table-cell>
          <table:table-cell office:value-type="float" office:value="55.954027999999902" table:style-name="ce3">
            <text:p>55,954028</text:p>
          </table:table-cell>
          <table:table-cell table:number-columns-repeated="16382"/>
        </table:table-row>
        <table:table-row table:style-name="ro2">
          <table:table-cell office:value-type="float" office:value="21.066389000000001" table:style-name="ce3">
            <text:p>21,066389</text:p>
          </table:table-cell>
          <table:table-cell office:value-type="float" office:value="55.955696999999901" table:style-name="ce3">
            <text:p>55,955697</text:p>
          </table:table-cell>
          <table:table-cell table:number-columns-repeated="16382"/>
        </table:table-row>
        <table:table-row table:style-name="ro2">
          <table:table-cell office:value-type="float" office:value="21.066945" table:style-name="ce3">
            <text:p>21,066945</text:p>
          </table:table-cell>
          <table:table-cell office:value-type="float" office:value="55.955696999999901" table:style-name="ce3">
            <text:p>55,955697</text:p>
          </table:table-cell>
          <table:table-cell table:number-columns-repeated="16382"/>
        </table:table-row>
        <table:table-row table:style-name="ro2">
          <table:table-cell office:value-type="float" office:value="21.066945" table:style-name="ce3">
            <text:p>21,066945</text:p>
          </table:table-cell>
          <table:table-cell office:value-type="float" office:value="55.9573579999999" table:style-name="ce3">
            <text:p>55,957358</text:p>
          </table:table-cell>
          <table:table-cell table:number-columns-repeated="16382"/>
        </table:table-row>
        <table:table-row table:style-name="ro2">
          <table:table-cell office:value-type="float" office:value="21.067498000000001" table:style-name="ce3">
            <text:p>21,067498</text:p>
          </table:table-cell>
          <table:table-cell office:value-type="float" office:value="55.9573579999999" table:style-name="ce3">
            <text:p>55,957358</text:p>
          </table:table-cell>
          <table:table-cell table:number-columns-repeated="16382"/>
        </table:table-row>
        <table:table-row table:style-name="ro2">
          <table:table-cell office:value-type="float" office:value="21.067498000000001" table:style-name="ce3">
            <text:p>21,067498</text:p>
          </table:table-cell>
          <table:table-cell office:value-type="float" office:value="55.959026999999899" table:style-name="ce3">
            <text:p>55,959027</text:p>
          </table:table-cell>
          <table:table-cell table:number-columns-repeated="16382"/>
        </table:table-row>
        <table:table-row table:style-name="ro2">
          <table:table-cell office:value-type="float" office:value="21.068057" table:style-name="ce3">
            <text:p>21,068057</text:p>
          </table:table-cell>
          <table:table-cell office:value-type="float" office:value="55.959026999999899" table:style-name="ce3">
            <text:p>55,959027</text:p>
          </table:table-cell>
          <table:table-cell table:number-columns-repeated="16382"/>
        </table:table-row>
        <table:table-row table:style-name="ro2">
          <table:table-cell office:value-type="float" office:value="21.068057" table:style-name="ce3">
            <text:p>21,068057</text:p>
          </table:table-cell>
          <table:table-cell office:value-type="float" office:value="55.960414999999998" table:style-name="ce3">
            <text:p>55,960415</text:p>
          </table:table-cell>
          <table:table-cell table:number-columns-repeated="16382"/>
        </table:table-row>
        <table:table-row table:style-name="ro2">
          <table:table-cell office:value-type="float" office:value="21.068611000000001" table:style-name="ce3">
            <text:p>21,068611</text:p>
          </table:table-cell>
          <table:table-cell office:value-type="float" office:value="55.960414999999998" table:style-name="ce3">
            <text:p>55,960415</text:p>
          </table:table-cell>
          <table:table-cell table:number-columns-repeated="16382"/>
        </table:table-row>
        <table:table-row table:style-name="ro2">
          <table:table-cell office:value-type="float" office:value="21.068611000000001" table:style-name="ce3">
            <text:p>21,068611</text:p>
          </table:table-cell>
          <table:table-cell office:value-type="float" office:value="55.962083000000099" table:style-name="ce3">
            <text:p>55,962083</text:p>
          </table:table-cell>
          <table:table-cell table:number-columns-repeated="16382"/>
        </table:table-row>
        <table:table-row table:style-name="ro2">
          <table:table-cell office:value-type="float" office:value="21.069167" table:style-name="ce3">
            <text:p>21,069167</text:p>
          </table:table-cell>
          <table:table-cell office:value-type="float" office:value="55.962083000000099" table:style-name="ce3">
            <text:p>55,962083</text:p>
          </table:table-cell>
          <table:table-cell table:number-columns-repeated="16382"/>
        </table:table-row>
        <table:table-row table:style-name="ro2">
          <table:table-cell office:value-type="float" office:value="21.069167" table:style-name="ce3">
            <text:p>21,069167</text:p>
          </table:table-cell>
          <table:table-cell office:value-type="float" office:value="55.963749000000099" table:style-name="ce3">
            <text:p>55,963749</text:p>
          </table:table-cell>
          <table:table-cell table:number-columns-repeated="16382"/>
        </table:table-row>
        <table:table-row table:style-name="ro2">
          <table:table-cell office:value-type="float" office:value="21.069723" table:style-name="ce3">
            <text:p>21,069723</text:p>
          </table:table-cell>
          <table:table-cell office:value-type="float" office:value="55.963749000000099" table:style-name="ce3">
            <text:p>55,963749</text:p>
          </table:table-cell>
          <table:table-cell table:number-columns-repeated="16382"/>
        </table:table-row>
        <table:table-row table:style-name="ro2">
          <table:table-cell office:value-type="float" office:value="21.069723" table:style-name="ce3">
            <text:p>21,069723</text:p>
          </table:table-cell>
          <table:table-cell office:value-type="float" office:value="55.9662509999999" table:style-name="ce3">
            <text:p>55,966251</text:p>
          </table:table-cell>
          <table:table-cell table:number-columns-repeated="16382"/>
        </table:table-row>
        <table:table-row table:style-name="ro2">
          <table:table-cell office:value-type="float" office:value="21.070278999999999" table:style-name="ce3">
            <text:p>21,070279</text:p>
          </table:table-cell>
          <table:table-cell office:value-type="float" office:value="55.9662509999999" table:style-name="ce3">
            <text:p>55,966251</text:p>
          </table:table-cell>
          <table:table-cell table:number-columns-repeated="16382"/>
        </table:table-row>
        <table:table-row table:style-name="ro2">
          <table:table-cell office:value-type="float" office:value="21.070278999999999" table:style-name="ce3">
            <text:p>21,070279</text:p>
          </table:table-cell>
          <table:table-cell office:value-type="float" office:value="55.970140000000001" table:style-name="ce3">
            <text:p>55,97014</text:p>
          </table:table-cell>
          <table:table-cell table:number-columns-repeated="16382"/>
        </table:table-row>
        <table:table-row table:style-name="ro2">
          <table:table-cell office:value-type="float" office:value="21.070833" table:style-name="ce3">
            <text:p>21,070833</text:p>
          </table:table-cell>
          <table:table-cell office:value-type="float" office:value="55.970140000000001" table:style-name="ce3">
            <text:p>55,97014</text:p>
          </table:table-cell>
          <table:table-cell table:number-columns-repeated="16382"/>
        </table:table-row>
        <table:table-row table:style-name="ro2">
          <table:table-cell office:value-type="float" office:value="21.070833" table:style-name="ce3">
            <text:p>21,070833</text:p>
          </table:table-cell>
          <table:table-cell office:value-type="float" office:value="55.974029999999999" table:style-name="ce3">
            <text:p>55,97403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5.974029999999999" table:style-name="ce3">
            <text:p>55,97403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5.979053" table:style-name="ce3">
            <text:p>55,979053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5.979584000000003" table:style-name="ce3">
            <text:p>55,979584</text:p>
          </table:table-cell>
          <table:table-cell table:number-columns-repeated="16382"/>
        </table:table-row>
        <table:table-row table:style-name="ro2">
          <table:table-cell office:value-type="float" office:value="21.071944999999999" table:style-name="ce3">
            <text:p>21,071945</text:p>
          </table:table-cell>
          <table:table-cell office:value-type="float" office:value="55.979584000000003" table:style-name="ce3">
            <text:p>55,979584</text:p>
          </table:table-cell>
          <table:table-cell table:number-columns-repeated="16382"/>
        </table:table-row>
        <table:table-row table:style-name="ro2">
          <table:table-cell office:value-type="float" office:value="21.071944999999999" table:style-name="ce3">
            <text:p>21,071945</text:p>
          </table:table-cell>
          <table:table-cell office:value-type="float" office:value="55.987082999999998" table:style-name="ce3">
            <text:p>55,987083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5.987082999999998" table:style-name="ce3">
            <text:p>55,987083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5.993195" table:style-name="ce3">
            <text:p>55,99319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5.993195" table:style-name="ce3">
            <text:p>55,99319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5.997639999999997" table:style-name="ce3">
            <text:p>55,99764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5.997639999999997" table:style-name="ce3">
            <text:p>55,99764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5.999862" table:style-name="ce3">
            <text:p>55,999862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6.000138" table:style-name="ce3">
            <text:p>56,000138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6.000694000000003" table:style-name="ce3">
            <text:p>56,000694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00694000000003" table:style-name="ce3">
            <text:p>56,000694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01525999999899" table:style-name="ce3">
            <text:p>56,001526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6.001525999999899" table:style-name="ce3">
            <text:p>56,001526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6.014305" table:style-name="ce3">
            <text:p>56,01430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14305" table:style-name="ce3">
            <text:p>56,01430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17916999999898" table:style-name="ce3">
            <text:p>56,017917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6.017916999999898" table:style-name="ce3">
            <text:p>56,017917</text:p>
          </table:table-cell>
          <table:table-cell table:number-columns-repeated="16382"/>
        </table:table-row>
        <table:table-row table:style-name="ro2">
          <table:table-cell office:value-type="float" office:value="21.073611" table:style-name="ce3">
            <text:p>21,073611</text:p>
          </table:table-cell>
          <table:table-cell office:value-type="float" office:value="56.021805000000001" table:style-name="ce3">
            <text:p>56,02180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21805000000001" table:style-name="ce3">
            <text:p>56,021805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24580999999898" table:style-name="ce3">
            <text:p>56,024581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6.024580999999898" table:style-name="ce3">
            <text:p>56,024581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6.036529000000002" table:style-name="ce3">
            <text:p>56,036529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36529000000002" table:style-name="ce3">
            <text:p>56,036529</text:p>
          </table:table-cell>
          <table:table-cell table:number-columns-repeated="16382"/>
        </table:table-row>
        <table:table-row table:style-name="ro2">
          <table:table-cell office:value-type="float" office:value="21.073055" table:style-name="ce3">
            <text:p>21,073055</text:p>
          </table:table-cell>
          <table:table-cell office:value-type="float" office:value="56.037638999999899" table:style-name="ce3">
            <text:p>56,037639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6.037638999999899" table:style-name="ce3">
            <text:p>56,037639</text:p>
          </table:table-cell>
          <table:table-cell table:number-columns-repeated="16382"/>
        </table:table-row>
        <table:table-row table:style-name="ro2">
          <table:table-cell office:value-type="float" office:value="21.072500999999999" table:style-name="ce3">
            <text:p>21,072501</text:p>
          </table:table-cell>
          <table:table-cell office:value-type="float" office:value="56.043193000000002" table:style-name="ce3">
            <text:p>56,043193</text:p>
          </table:table-cell>
          <table:table-cell table:number-columns-repeated="16382"/>
        </table:table-row>
        <table:table-row table:style-name="ro2">
          <table:table-cell office:value-type="float" office:value="21.071944999999999" table:style-name="ce3">
            <text:p>21,071945</text:p>
          </table:table-cell>
          <table:table-cell office:value-type="float" office:value="56.043193000000002" table:style-name="ce3">
            <text:p>56,043193</text:p>
          </table:table-cell>
          <table:table-cell table:number-columns-repeated="16382"/>
        </table:table-row>
        <table:table-row table:style-name="ro2">
          <table:table-cell office:value-type="float" office:value="21.071944999999999" table:style-name="ce3">
            <text:p>21,071945</text:p>
          </table:table-cell>
          <table:table-cell office:value-type="float" office:value="56.045138999999899" table:style-name="ce3">
            <text:p>56,045139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6.045138999999899" table:style-name="ce3">
            <text:p>56,045139</text:p>
          </table:table-cell>
          <table:table-cell table:number-columns-repeated="16382"/>
        </table:table-row>
        <table:table-row table:style-name="ro2">
          <table:table-cell office:value-type="float" office:value="21.071389" table:style-name="ce3">
            <text:p>21,071389</text:p>
          </table:table-cell>
          <table:table-cell office:value-type="float" office:value="56.047637000000002" table:style-name="ce3">
            <text:p>56,047637</text:p>
          </table:table-cell>
          <table:table-cell table:number-columns-repeated="16382"/>
        </table:table-row>
        <table:table-row table:style-name="ro2">
          <table:table-cell office:value-type="float" office:value="21.070833" table:style-name="ce3">
            <text:p>21,070833</text:p>
          </table:table-cell>
          <table:table-cell office:value-type="float" office:value="56.047637000000002" table:style-name="ce3">
            <text:p>56,047637</text:p>
          </table:table-cell>
          <table:table-cell table:number-columns-repeated="16382"/>
        </table:table-row>
        <table:table-row table:style-name="ro2">
          <table:table-cell office:value-type="float" office:value="21.070833" table:style-name="ce3">
            <text:p>21,070833</text:p>
          </table:table-cell>
          <table:table-cell office:value-type="float" office:value="56.050139999999899" table:style-name="ce3">
            <text:p>56,05014</text:p>
          </table:table-cell>
          <table:table-cell table:number-columns-repeated="16382"/>
        </table:table-row>
        <table:table-row table:style-name="ro2">
          <table:table-cell office:value-type="float" office:value="21.070278999999999" table:style-name="ce3">
            <text:p>21,070279</text:p>
          </table:table-cell>
          <table:table-cell office:value-type="float" office:value="56.050139999999899" table:style-name="ce3">
            <text:p>56,05014</text:p>
          </table:table-cell>
          <table:table-cell table:number-columns-repeated="16382"/>
        </table:table-row>
        <table:table-row table:style-name="ro2">
          <table:table-cell office:value-type="float" office:value="21.070278999999999" table:style-name="ce3">
            <text:p>21,070279</text:p>
          </table:table-cell>
          <table:table-cell office:value-type="float" office:value="56.052639999999897" table:style-name="ce3">
            <text:p>56,05264</text:p>
          </table:table-cell>
          <table:table-cell table:number-columns-repeated="16382"/>
        </table:table-row>
        <table:table-row table:style-name="ro2">
          <table:table-cell office:value-type="float" office:value="21.069723" table:style-name="ce3">
            <text:p>21,069723</text:p>
          </table:table-cell>
          <table:table-cell office:value-type="float" office:value="56.052639999999897" table:style-name="ce3">
            <text:p>56,05264</text:p>
          </table:table-cell>
          <table:table-cell table:number-columns-repeated="16382"/>
        </table:table-row>
        <table:table-row table:style-name="ro2">
          <table:table-cell office:value-type="float" office:value="21.069723" table:style-name="ce3">
            <text:p>21,069723</text:p>
          </table:table-cell>
          <table:table-cell office:value-type="float" office:value="56.055137999999999" table:style-name="ce3">
            <text:p>56,055138</text:p>
          </table:table-cell>
          <table:table-cell table:number-columns-repeated="16382"/>
        </table:table-row>
        <table:table-row table:style-name="ro2">
          <table:table-cell office:value-type="float" office:value="21.069167" table:style-name="ce3">
            <text:p>21,069167</text:p>
          </table:table-cell>
          <table:table-cell office:value-type="float" office:value="56.055137999999999" table:style-name="ce3">
            <text:p>56,055138</text:p>
          </table:table-cell>
          <table:table-cell table:number-columns-repeated="16382"/>
        </table:table-row>
        <table:table-row table:style-name="ro2">
          <table:table-cell office:value-type="float" office:value="21.069167" table:style-name="ce3">
            <text:p>21,069167</text:p>
          </table:table-cell>
          <table:table-cell office:value-type="float" office:value="56.058194" table:style-name="ce3">
            <text:p>56,058194</text:p>
          </table:table-cell>
          <table:table-cell table:number-columns-repeated="16382"/>
        </table:table-row>
        <table:table-row table:style-name="ro2">
          <table:table-cell office:value-type="float" office:value="21.068611000000001" table:style-name="ce3">
            <text:p>21,068611</text:p>
          </table:table-cell>
          <table:table-cell office:value-type="float" office:value="56.058194" table:style-name="ce3">
            <text:p>56,058194</text:p>
          </table:table-cell>
          <table:table-cell table:number-columns-repeated="16382"/>
        </table:table-row>
        <table:table-row table:style-name="ro2">
          <table:table-cell office:value-type="float" office:value="21.068611000000001" table:style-name="ce3">
            <text:p>21,068611</text:p>
          </table:table-cell>
          <table:table-cell office:value-type="float" office:value="56.059581999999999" table:style-name="ce3">
            <text:p>56,059582</text:p>
          </table:table-cell>
          <table:table-cell table:number-columns-repeated="16382"/>
        </table:table-row>
        <table:table-row table:style-name="ro2">
          <table:table-cell office:value-type="float" office:value="21.068057" table:style-name="ce3">
            <text:p>21,068057</text:p>
          </table:table-cell>
          <table:table-cell office:value-type="float" office:value="56.059581999999999" table:style-name="ce3">
            <text:p>56,059582</text:p>
          </table:table-cell>
          <table:table-cell table:number-columns-repeated="16382"/>
        </table:table-row>
        <table:table-row table:style-name="ro2">
          <table:table-cell office:value-type="float" office:value="21.068057" table:style-name="ce3">
            <text:p>21,068057</text:p>
          </table:table-cell>
          <table:table-cell office:value-type="float" office:value="56.060415999999996" table:style-name="ce3">
            <text:p>56,060416</text:p>
          </table:table-cell>
          <table:table-cell table:number-columns-repeated="16382"/>
        </table:table-row>
        <table:table-row table:style-name="ro2">
          <table:table-cell office:value-type="float" office:value="21.067498000000001" table:style-name="ce3">
            <text:p>21,067498</text:p>
          </table:table-cell>
          <table:table-cell office:value-type="float" office:value="56.060415999999996" table:style-name="ce3">
            <text:p>56,060416</text:p>
          </table:table-cell>
          <table:table-cell table:number-columns-repeated="16382"/>
        </table:table-row>
        <table:table-row table:style-name="ro2">
          <table:table-cell office:value-type="float" office:value="21.067498000000001" table:style-name="ce3">
            <text:p>21,067498</text:p>
          </table:table-cell>
          <table:table-cell office:value-type="float" office:value="56.061805999999997" table:style-name="ce3">
            <text:p>56,061806</text:p>
          </table:table-cell>
          <table:table-cell table:number-columns-repeated="16382"/>
        </table:table-row>
        <table:table-row table:style-name="ro2">
          <table:table-cell office:value-type="float" office:value="21.066945" table:style-name="ce3">
            <text:p>21,066945</text:p>
          </table:table-cell>
          <table:table-cell office:value-type="float" office:value="56.061805999999997" table:style-name="ce3">
            <text:p>56,061806</text:p>
          </table:table-cell>
          <table:table-cell table:number-columns-repeated="16382"/>
        </table:table-row>
        <table:table-row table:style-name="ro2">
          <table:table-cell office:value-type="float" office:value="21.066945" table:style-name="ce3">
            <text:p>21,066945</text:p>
          </table:table-cell>
          <table:table-cell office:value-type="float" office:value="56.062916000000001" table:style-name="ce3">
            <text:p>56,062916</text:p>
          </table:table-cell>
          <table:table-cell table:number-columns-repeated="16382"/>
        </table:table-row>
        <table:table-row table:style-name="ro2">
          <table:table-cell office:value-type="float" office:value="21.066389000000001" table:style-name="ce3">
            <text:p>21,066389</text:p>
          </table:table-cell>
          <table:table-cell office:value-type="float" office:value="56.062916000000001" table:style-name="ce3">
            <text:p>56,062916</text:p>
          </table:table-cell>
          <table:table-cell table:number-columns-repeated="16382"/>
        </table:table-row>
        <table:table-row table:style-name="ro2">
          <table:table-cell office:value-type="float" office:value="21.066389000000001" table:style-name="ce3">
            <text:p>21,066389</text:p>
          </table:table-cell>
          <table:table-cell office:value-type="float" office:value="56.064453" table:style-name="ce3">
            <text:p>56,064453</text:p>
          </table:table-cell>
          <table:table-cell table:number-columns-repeated="16382"/>
        </table:table-row>
        <table:table-row table:style-name="ro2">
          <table:table-cell office:value-type="float" office:value="21.070991999999901" table:style-name="ce3">
            <text:p>21,070992</text:p>
          </table:table-cell>
          <table:table-cell office:value-type="float" office:value="56.064473" table:style-name="ce3">
            <text:p>56,064473</text:p>
          </table:table-cell>
          <table:table-cell table:number-columns-repeated="16382"/>
        </table:table-row>
        <table:table-row table:style-name="ro2">
          <table:table-cell office:value-type="float" office:value="21.077490000000001" table:style-name="ce3">
            <text:p>21,07749</text:p>
          </table:table-cell>
          <table:table-cell office:value-type="float" office:value="56.064399999999999" table:style-name="ce3">
            <text:p>56,0644</text:p>
          </table:table-cell>
          <table:table-cell table:number-columns-repeated="16382"/>
        </table:table-row>
        <table:table-row table:style-name="ro2">
          <table:table-cell office:value-type="float" office:value="21.085529000000001" table:style-name="ce3">
            <text:p>21,085529</text:p>
          </table:table-cell>
          <table:table-cell office:value-type="float" office:value="56.064326999999899" table:style-name="ce3">
            <text:p>56,064327</text:p>
          </table:table-cell>
          <table:table-cell table:number-columns-repeated="16382"/>
        </table:table-row>
        <table:table-row table:style-name="ro2">
          <table:table-cell office:value-type="float" office:value="21.085659" table:style-name="ce3">
            <text:p>21,085659</text:p>
          </table:table-cell>
          <table:table-cell office:value-type="float" office:value="56.068821999999997" table:style-name="ce3">
            <text:p>56,068822</text:p>
          </table:table-cell>
          <table:table-cell table:number-columns-repeated="16382"/>
        </table:table-row>
        <table:table-row table:style-name="ro2">
          <table:table-cell office:value-type="float" office:value="21.093699000000001" table:style-name="ce3">
            <text:p>21,093699</text:p>
          </table:table-cell>
          <table:table-cell office:value-type="float" office:value="56.068744000000002" table:style-name="ce3">
            <text:p>56,068744</text:p>
          </table:table-cell>
          <table:table-cell table:number-columns-repeated="16382"/>
        </table:table-row>
        <table:table-row table:style-name="ro2">
          <table:table-cell office:value-type="float" office:value="21.093827000000001" table:style-name="ce3">
            <text:p>21,093827</text:p>
          </table:table-cell>
          <table:table-cell office:value-type="float" office:value="56.073238999999901" table:style-name="ce3">
            <text:p>56,073239</text:p>
          </table:table-cell>
          <table:table-cell table:number-columns-repeated="16382"/>
        </table:table-row>
        <table:table-row table:style-name="ro2">
          <table:table-cell office:value-type="float" office:value="21.101870000000002" table:style-name="ce3">
            <text:p>21,10187</text:p>
          </table:table-cell>
          <table:table-cell office:value-type="float" office:value="56.073166000000001" table:style-name="ce3">
            <text:p>56,073166</text:p>
          </table:table-cell>
          <table:table-cell table:number-columns-repeated="16382"/>
        </table:table-row>
        <table:table-row table:style-name="ro2">
          <table:table-cell office:value-type="float" office:value="21.109911" table:style-name="ce3">
            <text:p>21,109911</text:p>
          </table:table-cell>
          <table:table-cell office:value-type="float" office:value="56.073093" table:style-name="ce3">
            <text:p>56,073093</text:p>
          </table:table-cell>
          <table:table-cell table:number-columns-repeated="16382"/>
        </table:table-row>
        <table:table-row table:style-name="ro2">
          <table:table-cell office:value-type="float" office:value="21.110043000000001" table:style-name="ce3">
            <text:p>21,110043</text:p>
          </table:table-cell>
          <table:table-cell office:value-type="float" office:value="56.077582999999997" table:style-name="ce3">
            <text:p>56,077583</text:p>
          </table:table-cell>
          <table:table-cell table:number-columns-repeated="16382"/>
        </table:table-row>
        <table:table-row table:style-name="ro2">
          <table:table-cell office:value-type="float" office:value="21.118084" table:style-name="ce3">
            <text:p>21,118084</text:p>
          </table:table-cell>
          <table:table-cell office:value-type="float" office:value="56.077509999999997" table:style-name="ce3">
            <text:p>56,07751</text:p>
          </table:table-cell>
          <table:table-cell table:number-columns-repeated="16382"/>
        </table:table-row>
        <table:table-row table:style-name="ro2">
          <table:table-cell office:value-type="float" office:value="21.126126999999901" table:style-name="ce3">
            <text:p>21,126127</text:p>
          </table:table-cell>
          <table:table-cell office:value-type="float" office:value="56.077435000000001" table:style-name="ce3">
            <text:p>56,077435</text:p>
          </table:table-cell>
          <table:table-cell table:number-columns-repeated="16382"/>
        </table:table-row>
        <table:table-row table:style-name="ro2">
          <table:table-cell office:value-type="float" office:value="21.126259000000001" table:style-name="ce3">
            <text:p>21,126259</text:p>
          </table:table-cell>
          <table:table-cell office:value-type="float" office:value="56.081928999999903" table:style-name="ce3">
            <text:p>56,081929</text:p>
          </table:table-cell>
          <table:table-cell table:number-columns-repeated="16382"/>
        </table:table-row>
        <table:table-row table:style-name="ro2">
          <table:table-cell office:value-type="float" office:value="21.134302000000002" table:style-name="ce3">
            <text:p>21,134302</text:p>
          </table:table-cell>
          <table:table-cell office:value-type="float" office:value="56.081851" table:style-name="ce3">
            <text:p>56,081851</text:p>
          </table:table-cell>
          <table:table-cell table:number-columns-repeated="16382"/>
        </table:table-row>
        <table:table-row table:style-name="ro2">
          <table:table-cell office:value-type="float" office:value="21.142344999999999" table:style-name="ce3">
            <text:p>21,142345</text:p>
          </table:table-cell>
          <table:table-cell office:value-type="float" office:value="56.081775999999898" table:style-name="ce3">
            <text:p>56,081776</text:p>
          </table:table-cell>
          <table:table-cell table:number-columns-repeated="16382"/>
        </table:table-row>
        <table:table-row table:style-name="ro2">
          <table:table-cell office:value-type="float" office:value="21.150388" table:style-name="ce3">
            <text:p>21,150388</text:p>
          </table:table-cell>
          <table:table-cell office:value-type="float" office:value="56.081699" table:style-name="ce3">
            <text:p>56,081699</text:p>
          </table:table-cell>
          <table:table-cell table:number-columns-repeated="16382"/>
        </table:table-row>
        <table:table-row table:style-name="ro2">
          <table:table-cell office:value-type="float" office:value="21.158431" table:style-name="ce3">
            <text:p>21,158431</text:p>
          </table:table-cell>
          <table:table-cell office:value-type="float" office:value="56.081618999999897" table:style-name="ce3">
            <text:p>56,081619</text:p>
          </table:table-cell>
          <table:table-cell table:number-columns-repeated="16382"/>
        </table:table-row>
        <table:table-row table:style-name="ro2">
          <table:table-cell office:value-type="float" office:value="21.166474999999998" table:style-name="ce3">
            <text:p>21,166475</text:p>
          </table:table-cell>
          <table:table-cell office:value-type="float" office:value="56.081544000000001" table:style-name="ce3">
            <text:p>56,081544</text:p>
          </table:table-cell>
          <table:table-cell table:number-columns-repeated="16382"/>
        </table:table-row>
        <table:table-row table:style-name="ro2">
          <table:table-cell office:value-type="float" office:value="21.166338" table:style-name="ce3">
            <text:p>21,166338</text:p>
          </table:table-cell>
          <table:table-cell office:value-type="float" office:value="56.077048999999903" table:style-name="ce3">
            <text:p>56,077049</text:p>
          </table:table-cell>
          <table:table-cell table:number-columns-repeated="16382"/>
        </table:table-row>
        <table:table-row table:style-name="ro2">
          <table:table-cell office:value-type="float" office:value="21.174378999999998" table:style-name="ce3">
            <text:p>21,174379</text:p>
          </table:table-cell>
          <table:table-cell office:value-type="float" office:value="56.076970000000003" table:style-name="ce3">
            <text:p>56,07697</text:p>
          </table:table-cell>
          <table:table-cell table:number-columns-repeated="16382"/>
        </table:table-row>
        <table:table-row table:style-name="ro2">
          <table:table-cell office:value-type="float" office:value="21.182421999999999" table:style-name="ce3">
            <text:p>21,182422</text:p>
          </table:table-cell>
          <table:table-cell office:value-type="float" office:value="56.076891999999901" table:style-name="ce3">
            <text:p>56,076892</text:p>
          </table:table-cell>
          <table:table-cell table:number-columns-repeated="16382"/>
        </table:table-row>
        <table:table-row table:style-name="ro2">
          <table:table-cell office:value-type="float" office:value="21.190465" table:style-name="ce3">
            <text:p>21,190465</text:p>
          </table:table-cell>
          <table:table-cell office:value-type="float" office:value="56.076811999999997" table:style-name="ce3">
            <text:p>56,076812</text:p>
          </table:table-cell>
          <table:table-cell table:number-columns-repeated="16382"/>
        </table:table-row>
        <table:table-row table:style-name="ro2">
          <table:table-cell office:value-type="float" office:value="21.198505000000001" table:style-name="ce3">
            <text:p>21,198505</text:p>
          </table:table-cell>
          <table:table-cell office:value-type="float" office:value="56.076732999999997" table:style-name="ce3">
            <text:p>56,076733</text:p>
          </table:table-cell>
          <table:table-cell table:number-columns-repeated="16382"/>
        </table:table-row>
        <table:table-row table:style-name="ro2">
          <table:table-cell office:value-type="float" office:value="21.198649" table:style-name="ce3">
            <text:p>21,198649</text:p>
          </table:table-cell>
          <table:table-cell office:value-type="float" office:value="56.081226999999899" table:style-name="ce3">
            <text:p>56,081227</text:p>
          </table:table-cell>
          <table:table-cell table:number-columns-repeated="16382"/>
        </table:table-row>
        <table:table-row table:style-name="ro2">
          <table:table-cell office:value-type="float" office:value="21.206689999999998" table:style-name="ce3">
            <text:p>21,20669</text:p>
          </table:table-cell>
          <table:table-cell office:value-type="float" office:value="56.081142999999898" table:style-name="ce3">
            <text:p>56,081143</text:p>
          </table:table-cell>
          <table:table-cell table:number-columns-repeated="16382"/>
        </table:table-row>
        <table:table-row table:style-name="ro2">
          <table:table-cell office:value-type="float" office:value="21.214732999999999" table:style-name="ce3">
            <text:p>21,214733</text:p>
          </table:table-cell>
          <table:table-cell office:value-type="float" office:value="56.081063" table:style-name="ce3">
            <text:p>56,081063</text:p>
          </table:table-cell>
          <table:table-cell table:number-columns-repeated="16382"/>
        </table:table-row>
        <table:table-row table:style-name="ro2">
          <table:table-cell office:value-type="float" office:value="21.214876999999898" table:style-name="ce3">
            <text:p>21,214877</text:p>
          </table:table-cell>
          <table:table-cell office:value-type="float" office:value="56.085554999999999" table:style-name="ce3">
            <text:p>56,085555</text:p>
          </table:table-cell>
          <table:table-cell table:number-columns-repeated="16382"/>
        </table:table-row>
        <table:table-row table:style-name="ro2">
          <table:table-cell office:value-type="float" office:value="21.215019999999999" table:style-name="ce3">
            <text:p>21,21502</text:p>
          </table:table-cell>
          <table:table-cell office:value-type="float" office:value="56.090049999999998" table:style-name="ce3">
            <text:p>56,09005</text:p>
          </table:table-cell>
          <table:table-cell table:number-columns-repeated="16382"/>
        </table:table-row>
        <table:table-row table:style-name="ro2">
          <table:table-cell office:value-type="float" office:value="21.223064999999998" table:style-name="ce3">
            <text:p>21,223065</text:p>
          </table:table-cell>
          <table:table-cell office:value-type="float" office:value="56.089964999999999" table:style-name="ce3">
            <text:p>56,089965</text:p>
          </table:table-cell>
          <table:table-cell table:number-columns-repeated="16382"/>
        </table:table-row>
        <table:table-row table:style-name="ro2">
          <table:table-cell office:value-type="float" office:value="21.223208999999901" table:style-name="ce3">
            <text:p>21,223209</text:p>
          </table:table-cell>
          <table:table-cell office:value-type="float" office:value="56.094459999999998" table:style-name="ce3">
            <text:p>56,09446</text:p>
          </table:table-cell>
          <table:table-cell table:number-columns-repeated="16382"/>
        </table:table-row>
        <table:table-row table:style-name="ro2">
          <table:table-cell office:value-type="float" office:value="21.223355000000002" table:style-name="ce3">
            <text:p>21,223355</text:p>
          </table:table-cell>
          <table:table-cell office:value-type="float" office:value="56.0989539999999" table:style-name="ce3">
            <text:p>56,098954</text:p>
          </table:table-cell>
          <table:table-cell table:number-columns-repeated="16382"/>
        </table:table-row>
        <table:table-row table:style-name="ro2">
          <table:table-cell office:value-type="float" office:value="21.2234979999999" table:style-name="ce3">
            <text:p>21,223498</text:p>
          </table:table-cell>
          <table:table-cell office:value-type="float" office:value="56.103445999999998" table:style-name="ce3">
            <text:p>56,103446</text:p>
          </table:table-cell>
          <table:table-cell table:number-columns-repeated="16382"/>
        </table:table-row>
        <table:table-row table:style-name="ro2">
          <table:table-cell office:value-type="float" office:value="21.231546000000002" table:style-name="ce3">
            <text:p>21,231546</text:p>
          </table:table-cell>
          <table:table-cell office:value-type="float" office:value="56.103361999999997" table:style-name="ce3">
            <text:p>56,103362</text:p>
          </table:table-cell>
          <table:table-cell table:number-columns-repeated="16382"/>
        </table:table-row>
        <table:table-row table:style-name="ro2">
          <table:table-cell office:value-type="float" office:value="21.231691999999899" table:style-name="ce3">
            <text:p>21,231692</text:p>
          </table:table-cell>
          <table:table-cell office:value-type="float" office:value="56.107855999999998" table:style-name="ce3">
            <text:p>56,107856</text:p>
          </table:table-cell>
          <table:table-cell table:number-columns-repeated="16382"/>
        </table:table-row>
        <table:table-row table:style-name="ro2">
          <table:table-cell office:value-type="float" office:value="21.231836000000001" table:style-name="ce3">
            <text:p>21,231836</text:p>
          </table:table-cell>
          <table:table-cell office:value-type="float" office:value="56.112350999999897" table:style-name="ce3">
            <text:p>56,112351</text:p>
          </table:table-cell>
          <table:table-cell table:number-columns-repeated="16382"/>
        </table:table-row>
        <table:table-row table:style-name="ro2">
          <table:table-cell office:value-type="float" office:value="21.239888000000001" table:style-name="ce3">
            <text:p>21,239888</text:p>
          </table:table-cell>
          <table:table-cell office:value-type="float" office:value="56.112267000000003" table:style-name="ce3">
            <text:p>56,112267</text:p>
          </table:table-cell>
          <table:table-cell table:number-columns-repeated="16382"/>
        </table:table-row>
        <table:table-row table:style-name="ro2">
          <table:table-cell office:value-type="float" office:value="21.240030999999899" table:style-name="ce3">
            <text:p>21,240031</text:p>
          </table:table-cell>
          <table:table-cell office:value-type="float" office:value="56.116760999999997" table:style-name="ce3">
            <text:p>56,116761</text:p>
          </table:table-cell>
          <table:table-cell table:number-columns-repeated="16382"/>
        </table:table-row>
        <table:table-row table:style-name="ro2">
          <table:table-cell office:value-type="float" office:value="21.240179000000001" table:style-name="ce3">
            <text:p>21,240179</text:p>
          </table:table-cell>
          <table:table-cell office:value-type="float" office:value="56.121253000000102" table:style-name="ce3">
            <text:p>56,121253</text:p>
          </table:table-cell>
          <table:table-cell table:number-columns-repeated="16382"/>
        </table:table-row>
        <table:table-row table:style-name="ro2">
          <table:table-cell office:value-type="float" office:value="21.240324999999999" table:style-name="ce3">
            <text:p>21,240325</text:p>
          </table:table-cell>
          <table:table-cell office:value-type="float" office:value="56.125748000000002" table:style-name="ce3">
            <text:p>56,125748</text:p>
          </table:table-cell>
          <table:table-cell table:number-columns-repeated="16382"/>
        </table:table-row>
        <table:table-row table:style-name="ro2">
          <table:table-cell office:value-type="float" office:value="21.240473000000001" table:style-name="ce3">
            <text:p>21,240473</text:p>
          </table:table-cell>
          <table:table-cell office:value-type="float" office:value="56.130237999999999" table:style-name="ce3">
            <text:p>56,130238</text:p>
          </table:table-cell>
          <table:table-cell table:number-columns-repeated="16382"/>
        </table:table-row>
        <table:table-row table:style-name="ro2">
          <table:table-cell office:value-type="float" office:value="21.232419" table:style-name="ce3">
            <text:p>21,232419</text:p>
          </table:table-cell>
          <table:table-cell office:value-type="float" office:value="56.130322" table:style-name="ce3">
            <text:p>56,130322</text:p>
          </table:table-cell>
          <table:table-cell table:number-columns-repeated="16382"/>
        </table:table-row>
        <table:table-row table:style-name="ro2">
          <table:table-cell office:value-type="float" office:value="21.232565000000001" table:style-name="ce3">
            <text:p>21,232565</text:p>
          </table:table-cell>
          <table:table-cell office:value-type="float" office:value="56.134815999999901" table:style-name="ce3">
            <text:p>56,134816</text:p>
          </table:table-cell>
          <table:table-cell table:number-columns-repeated="16382"/>
        </table:table-row>
        <table:table-row table:style-name="ro2">
          <table:table-cell office:value-type="float" office:value="21.232710999999998" table:style-name="ce3">
            <text:p>21,232711</text:p>
          </table:table-cell>
          <table:table-cell office:value-type="float" office:value="56.139308" table:style-name="ce3">
            <text:p>56,139308</text:p>
          </table:table-cell>
          <table:table-cell table:number-columns-repeated="16382"/>
        </table:table-row>
        <table:table-row table:style-name="ro2">
          <table:table-cell office:value-type="float" office:value="21.232856999999999" table:style-name="ce3">
            <text:p>21,232857</text:p>
          </table:table-cell>
          <table:table-cell office:value-type="float" office:value="56.143802999999998" table:style-name="ce3">
            <text:p>56,143803</text:p>
          </table:table-cell>
          <table:table-cell table:number-columns-repeated="16382"/>
        </table:table-row>
        <table:table-row table:style-name="ro2">
          <table:table-cell office:value-type="float" office:value="21.224799999999998" table:style-name="ce3">
            <text:p>21,2248</text:p>
          </table:table-cell>
          <table:table-cell office:value-type="float" office:value="56.143883000000002" table:style-name="ce3">
            <text:p>56,143883</text:p>
          </table:table-cell>
          <table:table-cell table:number-columns-repeated="16382"/>
        </table:table-row>
        <table:table-row table:style-name="ro2">
          <table:table-cell office:value-type="float" office:value="21.2249459999999" table:style-name="ce3">
            <text:p>21,224946</text:p>
          </table:table-cell>
          <table:table-cell office:value-type="float" office:value="56.148377000000004" table:style-name="ce3">
            <text:p>56,148377</text:p>
          </table:table-cell>
          <table:table-cell table:number-columns-repeated="16382"/>
        </table:table-row>
        <table:table-row table:style-name="ro2">
          <table:table-cell office:value-type="float" office:value="21.225089000000001" table:style-name="ce3">
            <text:p>21,225089</text:p>
          </table:table-cell>
          <table:table-cell office:value-type="float" office:value="56.152869000000102" table:style-name="ce3">
            <text:p>56,152869</text:p>
          </table:table-cell>
          <table:table-cell table:number-columns-repeated="16382"/>
        </table:table-row>
        <table:table-row table:style-name="ro2">
          <table:table-cell office:value-type="float" office:value="21.233148" table:style-name="ce3">
            <text:p>21,233148</text:p>
          </table:table-cell>
          <table:table-cell office:value-type="float" office:value="56.152789999999897" table:style-name="ce3">
            <text:p>56,15279</text:p>
          </table:table-cell>
          <table:table-cell table:number-columns-repeated="16382"/>
        </table:table-row>
        <table:table-row table:style-name="ro2">
          <table:table-cell office:value-type="float" office:value="21.2332959999999" table:style-name="ce3">
            <text:p>21,233296</text:p>
          </table:table-cell>
          <table:table-cell office:value-type="float" office:value="56.157279000000003" table:style-name="ce3">
            <text:p>56,157279</text:p>
          </table:table-cell>
          <table:table-cell table:number-columns-repeated="16382"/>
        </table:table-row>
        <table:table-row table:style-name="ro2">
          <table:table-cell office:value-type="float" office:value="21.233440000000101" table:style-name="ce3">
            <text:p>21,23344</text:p>
          </table:table-cell>
          <table:table-cell office:value-type="float" office:value="56.161773999999902" table:style-name="ce3">
            <text:p>56,161774</text:p>
          </table:table-cell>
          <table:table-cell table:number-columns-repeated="16382"/>
        </table:table-row>
        <table:table-row table:style-name="ro2">
          <table:table-cell office:value-type="float" office:value="21.241499000000001" table:style-name="ce3">
            <text:p>21,241499</text:p>
          </table:table-cell>
          <table:table-cell office:value-type="float" office:value="56.16169" table:style-name="ce3">
            <text:p>56,16169</text:p>
          </table:table-cell>
          <table:table-cell table:number-columns-repeated="16382"/>
        </table:table-row>
        <table:table-row table:style-name="ro2">
          <table:table-cell office:value-type="float" office:value="21.249559999999999" table:style-name="ce3">
            <text:p>21,24956</text:p>
          </table:table-cell>
          <table:table-cell office:value-type="float" office:value="56.161605000000002" table:style-name="ce3">
            <text:p>56,161605</text:p>
          </table:table-cell>
          <table:table-cell table:number-columns-repeated="16382"/>
        </table:table-row>
        <table:table-row table:style-name="ro2">
          <table:table-cell office:value-type="float" office:value="21.257618999999998" table:style-name="ce3">
            <text:p>21,257619</text:p>
          </table:table-cell>
          <table:table-cell office:value-type="float" office:value="56.161521" table:style-name="ce3">
            <text:p>56,161521</text:p>
          </table:table-cell>
          <table:table-cell table:number-columns-repeated="16382"/>
        </table:table-row>
        <table:table-row table:style-name="ro2">
          <table:table-cell office:value-type="float" office:value="21.257767999999899" table:style-name="ce3">
            <text:p>21,257768</text:p>
          </table:table-cell>
          <table:table-cell office:value-type="float" office:value="56.166015000000002" table:style-name="ce3">
            <text:p>56,166015</text:p>
          </table:table-cell>
          <table:table-cell table:number-columns-repeated="16382"/>
        </table:table-row>
        <table:table-row table:style-name="ro2">
          <table:table-cell office:value-type="float" office:value="21.265828999999901" table:style-name="ce3">
            <text:p>21,265829</text:p>
          </table:table-cell>
          <table:table-cell office:value-type="float" office:value="56.1659310000001" table:style-name="ce3">
            <text:p>56,165931</text:p>
          </table:table-cell>
          <table:table-cell table:number-columns-repeated="16382"/>
        </table:table-row>
        <table:table-row table:style-name="ro2">
          <table:table-cell office:value-type="float" office:value="21.273891999999901" table:style-name="ce3">
            <text:p>21,273892</text:p>
          </table:table-cell>
          <table:table-cell office:value-type="float" office:value="56.165844" table:style-name="ce3">
            <text:p>56,165844</text:p>
          </table:table-cell>
          <table:table-cell table:number-columns-repeated="16382"/>
        </table:table-row>
        <table:table-row table:style-name="ro2">
          <table:table-cell office:value-type="float" office:value="21.274041" table:style-name="ce3">
            <text:p>21,274041</text:p>
          </table:table-cell>
          <table:table-cell office:value-type="float" office:value="56.170337000000004" table:style-name="ce3">
            <text:p>56,170337</text:p>
          </table:table-cell>
          <table:table-cell table:number-columns-repeated="16382"/>
        </table:table-row>
        <table:table-row table:style-name="ro2">
          <table:table-cell office:value-type="float" office:value="21.274190999999998" table:style-name="ce3">
            <text:p>21,274191</text:p>
          </table:table-cell>
          <table:table-cell office:value-type="float" office:value="56.174830999999898" table:style-name="ce3">
            <text:p>56,174831</text:p>
          </table:table-cell>
          <table:table-cell table:number-columns-repeated="16382"/>
        </table:table-row>
        <table:table-row table:style-name="ro2">
          <table:table-cell office:value-type="float" office:value="21.282252" table:style-name="ce3">
            <text:p>21,282252</text:p>
          </table:table-cell>
          <table:table-cell office:value-type="float" office:value="56.174747000000004" table:style-name="ce3">
            <text:p>56,174747</text:p>
          </table:table-cell>
          <table:table-cell table:number-columns-repeated="16382"/>
        </table:table-row>
        <table:table-row table:style-name="ro2">
          <table:table-cell office:value-type="float" office:value="21.282405000000001" table:style-name="ce3">
            <text:p>21,282405</text:p>
          </table:table-cell>
          <table:table-cell office:value-type="float" office:value="56.179236999999901" table:style-name="ce3">
            <text:p>56,179237</text:p>
          </table:table-cell>
          <table:table-cell table:number-columns-repeated="16382"/>
        </table:table-row>
        <table:table-row table:style-name="ro2">
          <table:table-cell office:value-type="float" office:value="21.290471" table:style-name="ce3">
            <text:p>21,290471</text:p>
          </table:table-cell>
          <table:table-cell office:value-type="float" office:value="56.179151999999903" table:style-name="ce3">
            <text:p>56,179152</text:p>
          </table:table-cell>
          <table:table-cell table:number-columns-repeated="16382"/>
        </table:table-row>
        <table:table-row table:style-name="ro2">
          <table:table-cell office:value-type="float" office:value="21.290624000000001" table:style-name="ce3">
            <text:p>21,290624</text:p>
          </table:table-cell>
          <table:table-cell office:value-type="float" office:value="56.183647000000001" table:style-name="ce3">
            <text:p>56,183647</text:p>
          </table:table-cell>
          <table:table-cell table:number-columns-repeated="16382"/>
        </table:table-row>
        <table:table-row table:style-name="ro2">
          <table:table-cell office:value-type="float" office:value="21.298687000000001" table:style-name="ce3">
            <text:p>21,298687</text:p>
          </table:table-cell>
          <table:table-cell office:value-type="float" office:value="56.18356" table:style-name="ce3">
            <text:p>56,18356</text:p>
          </table:table-cell>
          <table:table-cell table:number-columns-repeated="16382"/>
        </table:table-row>
        <table:table-row table:style-name="ro2">
          <table:table-cell office:value-type="float" office:value="21.298839999999998" table:style-name="ce3">
            <text:p>21,29884</text:p>
          </table:table-cell>
          <table:table-cell office:value-type="float" office:value="56.188051999999999" table:style-name="ce3">
            <text:p>56,188052</text:p>
          </table:table-cell>
          <table:table-cell table:number-columns-repeated="16382"/>
        </table:table-row>
        <table:table-row table:style-name="ro2">
          <table:table-cell office:value-type="float" office:value="21.298995000000001" table:style-name="ce3">
            <text:p>21,298995</text:p>
          </table:table-cell>
          <table:table-cell office:value-type="float" office:value="56.192542000000003" table:style-name="ce3">
            <text:p>56,192542</text:p>
          </table:table-cell>
          <table:table-cell table:number-columns-repeated="16382"/>
        </table:table-row>
        <table:table-row table:style-name="ro2">
          <table:table-cell office:value-type="float" office:value="21.307061000000001" table:style-name="ce3">
            <text:p>21,307061</text:p>
          </table:table-cell>
          <table:table-cell office:value-type="float" office:value="56.192456" table:style-name="ce3">
            <text:p>56,192456</text:p>
          </table:table-cell>
          <table:table-cell table:number-columns-repeated="16382"/>
        </table:table-row>
        <table:table-row table:style-name="ro2">
          <table:table-cell office:value-type="float" office:value="21.307216" table:style-name="ce3">
            <text:p>21,307216</text:p>
          </table:table-cell>
          <table:table-cell office:value-type="float" office:value="56.196950000000001" table:style-name="ce3">
            <text:p>56,19695</text:p>
          </table:table-cell>
          <table:table-cell table:number-columns-repeated="16382"/>
        </table:table-row>
        <table:table-row table:style-name="ro2">
          <table:table-cell office:value-type="float" office:value="21.315283999999998" table:style-name="ce3">
            <text:p>21,315284</text:p>
          </table:table-cell>
          <table:table-cell office:value-type="float" office:value="56.196860999999998" table:style-name="ce3">
            <text:p>56,196861</text:p>
          </table:table-cell>
          <table:table-cell table:number-columns-repeated="16382"/>
        </table:table-row>
        <table:table-row table:style-name="ro2">
          <table:table-cell office:value-type="float" office:value="21.315439000000001" table:style-name="ce3">
            <text:p>21,315439</text:p>
          </table:table-cell>
          <table:table-cell office:value-type="float" office:value="56.201355999999997" table:style-name="ce3">
            <text:p>56,201356</text:p>
          </table:table-cell>
          <table:table-cell table:number-columns-repeated="16382"/>
        </table:table-row>
        <table:table-row table:style-name="ro2">
          <table:table-cell office:value-type="float" office:value="21.3155940000001" table:style-name="ce3">
            <text:p>21,315594</text:p>
          </table:table-cell>
          <table:table-cell office:value-type="float" office:value="56.205847999999897" table:style-name="ce3">
            <text:p>56,205848</text:p>
          </table:table-cell>
          <table:table-cell table:number-columns-repeated="16382"/>
        </table:table-row>
        <table:table-row table:style-name="ro2">
          <table:table-cell office:value-type="float" office:value="21.323664000000001" table:style-name="ce3">
            <text:p>21,323664</text:p>
          </table:table-cell>
          <table:table-cell office:value-type="float" office:value="56.205757000000098" table:style-name="ce3">
            <text:p>56,205757</text:p>
          </table:table-cell>
          <table:table-cell table:number-columns-repeated="16382"/>
        </table:table-row>
        <table:table-row table:style-name="ro2">
          <table:table-cell office:value-type="float" office:value="21.323819" table:style-name="ce3">
            <text:p>21,323819</text:p>
          </table:table-cell>
          <table:table-cell office:value-type="float" office:value="56.210251" table:style-name="ce3">
            <text:p>56,210251</text:p>
          </table:table-cell>
          <table:table-cell table:number-columns-repeated="16382"/>
        </table:table-row>
        <table:table-row table:style-name="ro2">
          <table:table-cell office:value-type="float" office:value="21.331890000000001" table:style-name="ce3">
            <text:p>21,33189</text:p>
          </table:table-cell>
          <table:table-cell office:value-type="float" office:value="56.210161999999997" table:style-name="ce3">
            <text:p>56,210162</text:p>
          </table:table-cell>
          <table:table-cell table:number-columns-repeated="16382"/>
        </table:table-row>
        <table:table-row table:style-name="ro2">
          <table:table-cell office:value-type="float" office:value="21.332049000000001" table:style-name="ce3">
            <text:p>21,332049</text:p>
          </table:table-cell>
          <table:table-cell office:value-type="float" office:value="56.2146520000001" table:style-name="ce3">
            <text:p>56,214652</text:p>
          </table:table-cell>
          <table:table-cell table:number-columns-repeated="16382"/>
        </table:table-row>
        <table:table-row table:style-name="ro2">
          <table:table-cell office:value-type="float" office:value="21.340116999999999" table:style-name="ce3">
            <text:p>21,340117</text:p>
          </table:table-cell>
          <table:table-cell office:value-type="float" office:value="56.214565999999998" table:style-name="ce3">
            <text:p>56,214566</text:p>
          </table:table-cell>
          <table:table-cell table:number-columns-repeated="16382"/>
        </table:table-row>
        <table:table-row table:style-name="ro2">
          <table:table-cell office:value-type="float" office:value="21.340278999999999" table:style-name="ce3">
            <text:p>21,340279</text:p>
          </table:table-cell>
          <table:table-cell office:value-type="float" office:value="56.219059999999899" table:style-name="ce3">
            <text:p>56,21906</text:p>
          </table:table-cell>
          <table:table-cell table:number-columns-repeated="16382"/>
        </table:table-row>
        <table:table-row table:style-name="ro2">
          <table:table-cell office:value-type="float" office:value="21.34835" table:style-name="ce3">
            <text:p>21,34835</text:p>
          </table:table-cell>
          <table:table-cell office:value-type="float" office:value="56.218966999999999" table:style-name="ce3">
            <text:p>56,218967</text:p>
          </table:table-cell>
          <table:table-cell table:number-columns-repeated="16382"/>
        </table:table-row>
        <table:table-row table:style-name="ro2">
          <table:table-cell office:value-type="float" office:value="21.348510999999998" table:style-name="ce3">
            <text:p>21,348511</text:p>
          </table:table-cell>
          <table:table-cell office:value-type="float" office:value="56.223461" table:style-name="ce3">
            <text:p>56,223461</text:p>
          </table:table-cell>
          <table:table-cell table:number-columns-repeated="16382"/>
        </table:table-row>
        <table:table-row table:style-name="ro2">
          <table:table-cell office:value-type="float" office:value="21.356582000000099" table:style-name="ce3">
            <text:p>21,356582</text:p>
          </table:table-cell>
          <table:table-cell office:value-type="float" office:value="56.223370000000003" table:style-name="ce3">
            <text:p>56,22337</text:p>
          </table:table-cell>
          <table:table-cell table:number-columns-repeated="16382"/>
        </table:table-row>
        <table:table-row table:style-name="ro2">
          <table:table-cell office:value-type="float" office:value="21.3567439999999" table:style-name="ce3">
            <text:p>21,356744</text:p>
          </table:table-cell>
          <table:table-cell office:value-type="float" office:value="56.227864000000103" table:style-name="ce3">
            <text:p>56,227864</text:p>
          </table:table-cell>
          <table:table-cell table:number-columns-repeated="16382"/>
        </table:table-row>
        <table:table-row table:style-name="ro2">
          <table:table-cell office:value-type="float" office:value="21.364816000000001" table:style-name="ce3">
            <text:p>21,364816</text:p>
          </table:table-cell>
          <table:table-cell office:value-type="float" office:value="56.227770999999997" table:style-name="ce3">
            <text:p>56,227771</text:p>
          </table:table-cell>
          <table:table-cell table:number-columns-repeated="16382"/>
        </table:table-row>
        <table:table-row table:style-name="ro2">
          <table:table-cell office:value-type="float" office:value="21.372890999999999" table:style-name="ce3">
            <text:p>21,372891</text:p>
          </table:table-cell>
          <table:table-cell office:value-type="float" office:value="56.227679999999999" table:style-name="ce3">
            <text:p>56,22768</text:p>
          </table:table-cell>
          <table:table-cell table:number-columns-repeated="16382"/>
        </table:table-row>
        <table:table-row table:style-name="ro2">
          <table:table-cell office:value-type="float" office:value="21.380963999999999" table:style-name="ce3">
            <text:p>21,380964</text:p>
          </table:table-cell>
          <table:table-cell office:value-type="float" office:value="56.227584" table:style-name="ce3">
            <text:p>56,227584</text:p>
          </table:table-cell>
          <table:table-cell table:number-columns-repeated="16382"/>
        </table:table-row>
        <table:table-row table:style-name="ro2">
          <table:table-cell office:value-type="float" office:value="21.381127999999901" table:style-name="ce3">
            <text:p>21,381128</text:p>
          </table:table-cell>
          <table:table-cell office:value-type="float" office:value="56.232078000000001" table:style-name="ce3">
            <text:p>56,232078</text:p>
          </table:table-cell>
          <table:table-cell table:number-columns-repeated="16382"/>
        </table:table-row>
        <table:table-row table:style-name="ro2">
          <table:table-cell office:value-type="float" office:value="21.389202999999998" table:style-name="ce3">
            <text:p>21,389203</text:p>
          </table:table-cell>
          <table:table-cell office:value-type="float" office:value="56.231986999999897" table:style-name="ce3">
            <text:p>56,231987</text:p>
          </table:table-cell>
          <table:table-cell table:number-columns-repeated="16382"/>
        </table:table-row>
        <table:table-row table:style-name="ro2">
          <table:table-cell office:value-type="float" office:value="21.397278" table:style-name="ce3">
            <text:p>21,397278</text:p>
          </table:table-cell>
          <table:table-cell office:value-type="float" office:value="56.231892000000002" table:style-name="ce3">
            <text:p>56,231892</text:p>
          </table:table-cell>
          <table:table-cell table:number-columns-repeated="16382"/>
        </table:table-row>
        <table:table-row table:style-name="ro2">
          <table:table-cell office:value-type="float" office:value="21.397444" table:style-name="ce3">
            <text:p>21,397444</text:p>
          </table:table-cell>
          <table:table-cell office:value-type="float" office:value="56.236386000000003" table:style-name="ce3">
            <text:p>56,236386</text:p>
          </table:table-cell>
          <table:table-cell table:number-columns-repeated="16382"/>
        </table:table-row>
        <table:table-row table:style-name="ro2">
          <table:table-cell office:value-type="float" office:value="21.405517" table:style-name="ce3">
            <text:p>21,405517</text:p>
          </table:table-cell>
          <table:table-cell office:value-type="float" office:value="56.236289999999897" table:style-name="ce3">
            <text:p>56,23629</text:p>
          </table:table-cell>
          <table:table-cell table:number-columns-repeated="16382"/>
        </table:table-row>
        <table:table-row table:style-name="ro2">
          <table:table-cell office:value-type="float" office:value="21.4135939999999" table:style-name="ce3">
            <text:p>21,413594</text:p>
          </table:table-cell>
          <table:table-cell office:value-type="float" office:value="56.236195000000002" table:style-name="ce3">
            <text:p>56,236195</text:p>
          </table:table-cell>
          <table:table-cell table:number-columns-repeated="16382"/>
        </table:table-row>
        <table:table-row table:style-name="ro2">
          <table:table-cell office:value-type="float" office:value="21.413761000000001" table:style-name="ce3">
            <text:p>21,413761</text:p>
          </table:table-cell>
          <table:table-cell office:value-type="float" office:value="56.240689000000003" table:style-name="ce3">
            <text:p>56,240689</text:p>
          </table:table-cell>
          <table:table-cell table:number-columns-repeated="16382"/>
        </table:table-row>
        <table:table-row table:style-name="ro2">
          <table:table-cell office:value-type="float" office:value="21.421838000000001" table:style-name="ce3">
            <text:p>21,421838</text:p>
          </table:table-cell>
          <table:table-cell office:value-type="float" office:value="56.240592999999897" table:style-name="ce3">
            <text:p>56,240593</text:p>
          </table:table-cell>
          <table:table-cell table:number-columns-repeated="16382"/>
        </table:table-row>
        <table:table-row table:style-name="ro2">
          <table:table-cell office:value-type="float" office:value="21.429914999999902" table:style-name="ce3">
            <text:p>21,429915</text:p>
          </table:table-cell>
          <table:table-cell office:value-type="float" office:value="56.240498000000002" table:style-name="ce3">
            <text:p>56,240498</text:p>
          </table:table-cell>
          <table:table-cell table:number-columns-repeated="16382"/>
        </table:table-row>
        <table:table-row table:style-name="ro2">
          <table:table-cell office:value-type="float" office:value="21.430084000000001" table:style-name="ce3">
            <text:p>21,430084</text:p>
          </table:table-cell>
          <table:table-cell office:value-type="float" office:value="56.244992000000003" table:style-name="ce3">
            <text:p>56,244992</text:p>
          </table:table-cell>
          <table:table-cell table:number-columns-repeated="16382"/>
        </table:table-row>
        <table:table-row table:style-name="ro2">
          <table:table-cell office:value-type="float" office:value="21.438161000000001" table:style-name="ce3">
            <text:p>21,438161</text:p>
          </table:table-cell>
          <table:table-cell office:value-type="float" office:value="56.244891999999901" table:style-name="ce3">
            <text:p>56,244892</text:p>
          </table:table-cell>
          <table:table-cell table:number-columns-repeated="16382"/>
        </table:table-row>
        <table:table-row table:style-name="ro2">
          <table:table-cell office:value-type="float" office:value="21.446237999999902" table:style-name="ce3">
            <text:p>21,446238</text:p>
          </table:table-cell>
          <table:table-cell office:value-type="float" office:value="56.244796000000001" table:style-name="ce3">
            <text:p>56,244796</text:p>
          </table:table-cell>
          <table:table-cell table:number-columns-repeated="16382"/>
        </table:table-row>
        <table:table-row table:style-name="ro2">
          <table:table-cell office:value-type="float" office:value="21.446411999999999" table:style-name="ce3">
            <text:p>21,446412</text:p>
          </table:table-cell>
          <table:table-cell office:value-type="float" office:value="56.249290000000002" table:style-name="ce3">
            <text:p>56,24929</text:p>
          </table:table-cell>
          <table:table-cell table:number-columns-repeated="16382"/>
        </table:table-row>
        <table:table-row table:style-name="ro2">
          <table:table-cell office:value-type="float" office:value="21.454488999999999" table:style-name="ce3">
            <text:p>21,454489</text:p>
          </table:table-cell>
          <table:table-cell office:value-type="float" office:value="56.249189999999999" table:style-name="ce3">
            <text:p>56,24919</text:p>
          </table:table-cell>
          <table:table-cell table:number-columns-repeated="16382"/>
        </table:table-row>
        <table:table-row table:style-name="ro2">
          <table:table-cell office:value-type="float" office:value="21.454659999999901" table:style-name="ce3">
            <text:p>21,45466</text:p>
          </table:table-cell>
          <table:table-cell office:value-type="float" office:value="56.253684999999997" table:style-name="ce3">
            <text:p>56,253685</text:p>
          </table:table-cell>
          <table:table-cell table:number-columns-repeated="16382"/>
        </table:table-row>
        <table:table-row table:style-name="ro2">
          <table:table-cell office:value-type="float" office:value="21.4627389999999" table:style-name="ce3">
            <text:p>21,462739</text:p>
          </table:table-cell>
          <table:table-cell office:value-type="float" office:value="56.253586999999897" table:style-name="ce3">
            <text:p>56,253587</text:p>
          </table:table-cell>
          <table:table-cell table:number-columns-repeated="16382"/>
        </table:table-row>
        <table:table-row table:style-name="ro2">
          <table:table-cell office:value-type="float" office:value="21.462913" table:style-name="ce3">
            <text:p>21,462913</text:p>
          </table:table-cell>
          <table:table-cell office:value-type="float" office:value="56.258079000000002" table:style-name="ce3">
            <text:p>56,258079</text:p>
          </table:table-cell>
          <table:table-cell table:number-columns-repeated="16382"/>
        </table:table-row>
        <table:table-row table:style-name="ro2">
          <table:table-cell office:value-type="float" office:value="21.463087999999999" table:style-name="ce3">
            <text:p>21,463088</text:p>
          </table:table-cell>
          <table:table-cell office:value-type="float" office:value="56.262568999999999" table:style-name="ce3">
            <text:p>56,262569</text:p>
          </table:table-cell>
          <table:table-cell table:number-columns-repeated="16382"/>
        </table:table-row>
        <table:table-row table:style-name="ro2">
          <table:table-cell office:value-type="float" office:value="21.463260999999999" table:style-name="ce3">
            <text:p>21,463261</text:p>
          </table:table-cell>
          <table:table-cell office:value-type="float" office:value="56.267062999999901" table:style-name="ce3">
            <text:p>56,267063</text:p>
          </table:table-cell>
          <table:table-cell table:number-columns-repeated="16382"/>
        </table:table-row>
        <table:table-row table:style-name="ro2">
          <table:table-cell office:value-type="float" office:value="21.471342999999901" table:style-name="ce3">
            <text:p>21,471343</text:p>
          </table:table-cell>
          <table:table-cell office:value-type="float" office:value="56.266962999999997" table:style-name="ce3">
            <text:p>56,266963</text:p>
          </table:table-cell>
          <table:table-cell table:number-columns-repeated="16382"/>
        </table:table-row>
        <table:table-row table:style-name="ro2">
          <table:table-cell office:value-type="float" office:value="21.471519000000001" table:style-name="ce3">
            <text:p>21,471519</text:p>
          </table:table-cell>
          <table:table-cell office:value-type="float" office:value="56.271456999999899" table:style-name="ce3">
            <text:p>56,271457</text:p>
          </table:table-cell>
          <table:table-cell table:number-columns-repeated="16382"/>
        </table:table-row>
        <table:table-row table:style-name="ro2">
          <table:table-cell office:value-type="float" office:value="21.471693999999999" table:style-name="ce3">
            <text:p>21,471694</text:p>
          </table:table-cell>
          <table:table-cell office:value-type="float" office:value="56.275951999999997" table:style-name="ce3">
            <text:p>56,275952</text:p>
          </table:table-cell>
          <table:table-cell table:number-columns-repeated="16382"/>
        </table:table-row>
        <table:table-row table:style-name="ro2">
          <table:table-cell office:value-type="float" office:value="21.471867" table:style-name="ce3">
            <text:p>21,471867</text:p>
          </table:table-cell>
          <table:table-cell office:value-type="float" office:value="56.280442000000001" table:style-name="ce3">
            <text:p>56,280442</text:p>
          </table:table-cell>
          <table:table-cell table:number-columns-repeated="16382"/>
        </table:table-row>
        <table:table-row table:style-name="ro2">
          <table:table-cell office:value-type="float" office:value="21.479951" table:style-name="ce3">
            <text:p>21,479951</text:p>
          </table:table-cell>
          <table:table-cell office:value-type="float" office:value="56.280341" table:style-name="ce3">
            <text:p>56,280341</text:p>
          </table:table-cell>
          <table:table-cell table:number-columns-repeated="16382"/>
        </table:table-row>
        <table:table-row table:style-name="ro2">
          <table:table-cell office:value-type="float" office:value="21.480127" table:style-name="ce3">
            <text:p>21,480127</text:p>
          </table:table-cell>
          <table:table-cell office:value-type="float" office:value="56.284835999999999" table:style-name="ce3">
            <text:p>56,284836</text:p>
          </table:table-cell>
          <table:table-cell table:number-columns-repeated="16382"/>
        </table:table-row>
        <table:table-row table:style-name="ro2">
          <table:table-cell office:value-type="float" office:value="21.480301999999899" table:style-name="ce3">
            <text:p>21,480302</text:p>
          </table:table-cell>
          <table:table-cell office:value-type="float" office:value="56.2893299999999" table:style-name="ce3">
            <text:p>56,28933</text:p>
          </table:table-cell>
          <table:table-cell table:number-columns-repeated="16382"/>
        </table:table-row>
        <table:table-row table:style-name="ro2">
          <table:table-cell office:value-type="float" office:value="21.488391" table:style-name="ce3">
            <text:p>21,488391</text:p>
          </table:table-cell>
          <table:table-cell office:value-type="float" office:value="56.289230000000003" table:style-name="ce3">
            <text:p>56,28923</text:p>
          </table:table-cell>
          <table:table-cell table:number-columns-repeated="16382"/>
        </table:table-row>
        <table:table-row table:style-name="ro2">
          <table:table-cell office:value-type="float" office:value="21.496476999999999" table:style-name="ce3">
            <text:p>21,496477</text:p>
          </table:table-cell>
          <table:table-cell office:value-type="float" office:value="56.289126999999901" table:style-name="ce3">
            <text:p>56,289127</text:p>
          </table:table-cell>
          <table:table-cell table:number-columns-repeated="16382"/>
        </table:table-row>
        <table:table-row table:style-name="ro2">
          <table:table-cell office:value-type="float" office:value="21.496655000000001" table:style-name="ce3">
            <text:p>21,496655</text:p>
          </table:table-cell>
          <table:table-cell office:value-type="float" office:value="56.293622000000099" table:style-name="ce3">
            <text:p>56,293622</text:p>
          </table:table-cell>
          <table:table-cell table:number-columns-repeated="16382"/>
        </table:table-row>
        <table:table-row table:style-name="ro2">
          <table:table-cell office:value-type="float" office:value="21.504742" table:style-name="ce3">
            <text:p>21,504742</text:p>
          </table:table-cell>
          <table:table-cell office:value-type="float" office:value="56.293517000000001" table:style-name="ce3">
            <text:p>56,293517</text:p>
          </table:table-cell>
          <table:table-cell table:number-columns-repeated="16382"/>
        </table:table-row>
        <table:table-row table:style-name="ro2">
          <table:table-cell office:value-type="float" office:value="21.512827999999999" table:style-name="ce3">
            <text:p>21,512828</text:p>
          </table:table-cell>
          <table:table-cell office:value-type="float" office:value="56.293419" table:style-name="ce3">
            <text:p>56,293419</text:p>
          </table:table-cell>
          <table:table-cell table:number-columns-repeated="16382"/>
        </table:table-row>
        <table:table-row table:style-name="ro2">
          <table:table-cell office:value-type="float" office:value="21.512650000000001" table:style-name="ce3">
            <text:p>21,51265</text:p>
          </table:table-cell>
          <table:table-cell office:value-type="float" office:value="56.288924999999999" table:style-name="ce3">
            <text:p>56,288925</text:p>
          </table:table-cell>
          <table:table-cell table:number-columns-repeated="16382"/>
        </table:table-row>
        <table:table-row table:style-name="ro2">
          <table:table-cell office:value-type="float" office:value="21.520737" table:style-name="ce3">
            <text:p>21,520737</text:p>
          </table:table-cell>
          <table:table-cell office:value-type="float" office:value="56.288821999999897" table:style-name="ce3">
            <text:p>56,288822</text:p>
          </table:table-cell>
          <table:table-cell table:number-columns-repeated="16382"/>
        </table:table-row>
        <table:table-row table:style-name="ro2">
          <table:table-cell office:value-type="float" office:value="21.5288229999999" table:style-name="ce3">
            <text:p>21,528823</text:p>
          </table:table-cell>
          <table:table-cell office:value-type="float" office:value="56.288724000000002" table:style-name="ce3">
            <text:p>56,288724</text:p>
          </table:table-cell>
          <table:table-cell table:number-columns-repeated="16382"/>
        </table:table-row>
        <table:table-row table:style-name="ro2">
          <table:table-cell office:value-type="float" office:value="21.529005000000002" table:style-name="ce3">
            <text:p>21,529005</text:p>
          </table:table-cell>
          <table:table-cell office:value-type="float" office:value="56.293213999999999" table:style-name="ce3">
            <text:p>56,293214</text:p>
          </table:table-cell>
          <table:table-cell table:number-columns-repeated="16382"/>
        </table:table-row>
        <table:table-row table:style-name="ro2">
          <table:table-cell office:value-type="float" office:value="21.537092000000001" table:style-name="ce3">
            <text:p>21,537092</text:p>
          </table:table-cell>
          <table:table-cell office:value-type="float" office:value="56.293109000000001" table:style-name="ce3">
            <text:p>56,293109</text:p>
          </table:table-cell>
          <table:table-cell table:number-columns-repeated="16382"/>
        </table:table-row>
        <table:table-row table:style-name="ro2">
          <table:table-cell office:value-type="float" office:value="21.545179999999998" table:style-name="ce3">
            <text:p>21,54518</text:p>
          </table:table-cell>
          <table:table-cell office:value-type="float" office:value="56.293006999999903" table:style-name="ce3">
            <text:p>56,293007</text:p>
          </table:table-cell>
          <table:table-cell table:number-columns-repeated="16382"/>
        </table:table-row>
        <table:table-row table:style-name="ro2">
          <table:table-cell office:value-type="float" office:value="21.545362999999998" table:style-name="ce3">
            <text:p>21,545363</text:p>
          </table:table-cell>
          <table:table-cell office:value-type="float" office:value="56.297500999999997" table:style-name="ce3">
            <text:p>56,297501</text:p>
          </table:table-cell>
          <table:table-cell table:number-columns-repeated="16382"/>
        </table:table-row>
        <table:table-row table:style-name="ro2">
          <table:table-cell office:value-type="float" office:value="21.553450999999999" table:style-name="ce3">
            <text:p>21,553451</text:p>
          </table:table-cell>
          <table:table-cell office:value-type="float" office:value="56.297393999999997" table:style-name="ce3">
            <text:p>56,297394</text:p>
          </table:table-cell>
          <table:table-cell table:number-columns-repeated="16382"/>
        </table:table-row>
        <table:table-row table:style-name="ro2">
          <table:table-cell office:value-type="float" office:value="21.553633999999899" table:style-name="ce3">
            <text:p>21,553634</text:p>
          </table:table-cell>
          <table:table-cell office:value-type="float" office:value="56.301888000000098" table:style-name="ce3">
            <text:p>56,301888</text:p>
          </table:table-cell>
          <table:table-cell table:number-columns-repeated="16382"/>
        </table:table-row>
        <table:table-row table:style-name="ro2">
          <table:table-cell office:value-type="float" office:value="21.561724999999999" table:style-name="ce3">
            <text:p>21,561725</text:p>
          </table:table-cell>
          <table:table-cell office:value-type="float" office:value="56.301780999999998" table:style-name="ce3">
            <text:p>56,301781</text:p>
          </table:table-cell>
          <table:table-cell table:number-columns-repeated="16382"/>
        </table:table-row>
        <table:table-row table:style-name="ro2">
          <table:table-cell office:value-type="float" office:value="21.561910999999998" table:style-name="ce3">
            <text:p>21,561911</text:p>
          </table:table-cell>
          <table:table-cell office:value-type="float" office:value="56.306272999999997" table:style-name="ce3">
            <text:p>56,306273</text:p>
          </table:table-cell>
          <table:table-cell table:number-columns-repeated="16382"/>
        </table:table-row>
        <table:table-row table:style-name="ro2">
          <table:table-cell office:value-type="float" office:value="21.57" table:style-name="ce3">
            <text:p>21,57</text:p>
          </table:table-cell>
          <table:table-cell office:value-type="float" office:value="56.306170999999999" table:style-name="ce3">
            <text:p>56,306171</text:p>
          </table:table-cell>
          <table:table-cell table:number-columns-repeated="16382"/>
        </table:table-row>
        <table:table-row table:style-name="ro2">
          <table:table-cell office:value-type="float" office:value="21.570187000000001" table:style-name="ce3">
            <text:p>21,570187</text:p>
          </table:table-cell>
          <table:table-cell office:value-type="float" office:value="56.310661000000003" table:style-name="ce3">
            <text:p>56,310661</text:p>
          </table:table-cell>
          <table:table-cell table:number-columns-repeated="16382"/>
        </table:table-row>
        <table:table-row table:style-name="ro2">
          <table:table-cell office:value-type="float" office:value="21.578278000000001" table:style-name="ce3">
            <text:p>21,578278</text:p>
          </table:table-cell>
          <table:table-cell office:value-type="float" office:value="56.310554000000003" table:style-name="ce3">
            <text:p>56,310554</text:p>
          </table:table-cell>
          <table:table-cell table:number-columns-repeated="16382"/>
        </table:table-row>
        <table:table-row table:style-name="ro2">
          <table:table-cell office:value-type="float" office:value="21.578464999999898" table:style-name="ce3">
            <text:p>21,578465</text:p>
          </table:table-cell>
          <table:table-cell office:value-type="float" office:value="56.315047999999997" table:style-name="ce3">
            <text:p>56,315048</text:p>
          </table:table-cell>
          <table:table-cell table:number-columns-repeated="16382"/>
        </table:table-row>
        <table:table-row table:style-name="ro2">
          <table:table-cell office:value-type="float" office:value="21.586558" table:style-name="ce3">
            <text:p>21,586558</text:p>
          </table:table-cell>
          <table:table-cell office:value-type="float" office:value="56.314940999999997" table:style-name="ce3">
            <text:p>56,314941</text:p>
          </table:table-cell>
          <table:table-cell table:number-columns-repeated="16382"/>
        </table:table-row>
        <table:table-row table:style-name="ro2">
          <table:table-cell office:value-type="float" office:value="21.594649" table:style-name="ce3">
            <text:p>21,594649</text:p>
          </table:table-cell>
          <table:table-cell office:value-type="float" office:value="56.314833999999998" table:style-name="ce3">
            <text:p>56,314834</text:p>
          </table:table-cell>
          <table:table-cell table:number-columns-repeated="16382"/>
        </table:table-row>
        <table:table-row table:style-name="ro2">
          <table:table-cell office:value-type="float" office:value="21.594837999999999" table:style-name="ce3">
            <text:p>21,594838</text:p>
          </table:table-cell>
          <table:table-cell office:value-type="float" office:value="56.319327999999899" table:style-name="ce3">
            <text:p>56,319328</text:p>
          </table:table-cell>
          <table:table-cell table:number-columns-repeated="16382"/>
        </table:table-row>
        <table:table-row table:style-name="ro2">
          <table:table-cell office:value-type="float" office:value="21.602931000000002" table:style-name="ce3">
            <text:p>21,602931</text:p>
          </table:table-cell>
          <table:table-cell office:value-type="float" office:value="56.319220999999999" table:style-name="ce3">
            <text:p>56,319221</text:p>
          </table:table-cell>
          <table:table-cell table:number-columns-repeated="16382"/>
        </table:table-row>
        <table:table-row table:style-name="ro2">
          <table:table-cell office:value-type="float" office:value="21.603123" table:style-name="ce3">
            <text:p>21,603123</text:p>
          </table:table-cell>
          <table:table-cell office:value-type="float" office:value="56.323710999999903" table:style-name="ce3">
            <text:p>56,323711</text:p>
          </table:table-cell>
          <table:table-cell table:number-columns-repeated="16382"/>
        </table:table-row>
        <table:table-row table:style-name="ro2">
          <table:table-cell office:value-type="float" office:value="21.611215999999999" table:style-name="ce3">
            <text:p>21,611216</text:p>
          </table:table-cell>
          <table:table-cell office:value-type="float" office:value="56.323604000000003" table:style-name="ce3">
            <text:p>56,323604</text:p>
          </table:table-cell>
          <table:table-cell table:number-columns-repeated="16382"/>
        </table:table-row>
        <table:table-row table:style-name="ro2">
          <table:table-cell office:value-type="float" office:value="21.611024" table:style-name="ce3">
            <text:p>21,611024</text:p>
          </table:table-cell>
          <table:table-cell office:value-type="float" office:value="56.319111999999997" table:style-name="ce3">
            <text:p>56,319112</text:p>
          </table:table-cell>
          <table:table-cell table:number-columns-repeated="16382"/>
        </table:table-row>
        <table:table-row table:style-name="ro2">
          <table:table-cell office:value-type="float" office:value="21.619118" table:style-name="ce3">
            <text:p>21,619118</text:p>
          </table:table-cell>
          <table:table-cell office:value-type="float" office:value="56.319004999999898" table:style-name="ce3">
            <text:p>56,319005</text:p>
          </table:table-cell>
          <table:table-cell table:number-columns-repeated="16382"/>
        </table:table-row>
        <table:table-row table:style-name="ro2">
          <table:table-cell office:value-type="float" office:value="21.627209000000001" table:style-name="ce3">
            <text:p>21,627209</text:p>
          </table:table-cell>
          <table:table-cell office:value-type="float" office:value="56.318893000000003" table:style-name="ce3">
            <text:p>56,318893</text:p>
          </table:table-cell>
          <table:table-cell table:number-columns-repeated="16382"/>
        </table:table-row>
        <table:table-row table:style-name="ro2">
          <table:table-cell office:value-type="float" office:value="21.635302000000099" table:style-name="ce3">
            <text:p>21,635302</text:p>
          </table:table-cell>
          <table:table-cell office:value-type="float" office:value="56.318783999999901" table:style-name="ce3">
            <text:p>56,318784</text:p>
          </table:table-cell>
          <table:table-cell table:number-columns-repeated="16382"/>
        </table:table-row>
        <table:table-row table:style-name="ro2">
          <table:table-cell office:value-type="float" office:value="21.643395000000002" table:style-name="ce3">
            <text:p>21,643395</text:p>
          </table:table-cell>
          <table:table-cell office:value-type="float" office:value="56.318671999999999" table:style-name="ce3">
            <text:p>56,318672</text:p>
          </table:table-cell>
          <table:table-cell table:number-columns-repeated="16382"/>
        </table:table-row>
        <table:table-row table:style-name="ro2">
          <table:table-cell office:value-type="float" office:value="21.651488000000001" table:style-name="ce3">
            <text:p>21,651488</text:p>
          </table:table-cell>
          <table:table-cell office:value-type="float" office:value="56.318562999999898" table:style-name="ce3">
            <text:p>56,318563</text:p>
          </table:table-cell>
          <table:table-cell table:number-columns-repeated="16382"/>
        </table:table-row>
        <table:table-row table:style-name="ro2">
          <table:table-cell office:value-type="float" office:value="21.659579000000001" table:style-name="ce3">
            <text:p>21,659579</text:p>
          </table:table-cell>
          <table:table-cell office:value-type="float" office:value="56.318451000000003" table:style-name="ce3">
            <text:p>56,318451</text:p>
          </table:table-cell>
          <table:table-cell table:number-columns-repeated="16382"/>
        </table:table-row>
        <table:table-row table:style-name="ro2">
          <table:table-cell office:value-type="float" office:value="21.659381" table:style-name="ce3">
            <text:p>21,659381</text:p>
          </table:table-cell>
          <table:table-cell office:value-type="float" office:value="56.313960999999999" table:style-name="ce3">
            <text:p>56,313961</text:p>
          </table:table-cell>
          <table:table-cell table:number-columns-repeated="16382"/>
        </table:table-row>
        <table:table-row table:style-name="ro2">
          <table:table-cell office:value-type="float" office:value="21.667472" table:style-name="ce3">
            <text:p>21,667472</text:p>
          </table:table-cell>
          <table:table-cell office:value-type="float" office:value="56.313846999999903" table:style-name="ce3">
            <text:p>56,313847</text:p>
          </table:table-cell>
          <table:table-cell table:number-columns-repeated="16382"/>
        </table:table-row>
        <table:table-row table:style-name="ro2">
          <table:table-cell office:value-type="float" office:value="21.675564999999899" table:style-name="ce3">
            <text:p>21,675565</text:p>
          </table:table-cell>
          <table:table-cell office:value-type="float" office:value="56.313735000000001" table:style-name="ce3">
            <text:p>56,313735</text:p>
          </table:table-cell>
          <table:table-cell table:number-columns-repeated="16382"/>
        </table:table-row>
        <table:table-row table:style-name="ro2">
          <table:table-cell office:value-type="float" office:value="21.683655999999999" table:style-name="ce3">
            <text:p>21,683656</text:p>
          </table:table-cell>
          <table:table-cell office:value-type="float" office:value="56.313620999999998" table:style-name="ce3">
            <text:p>56,313621</text:p>
          </table:table-cell>
          <table:table-cell table:number-columns-repeated="16382"/>
        </table:table-row>
        <table:table-row table:style-name="ro2">
          <table:table-cell office:value-type="float" office:value="21.691746999999999" table:style-name="ce3">
            <text:p>21,691747</text:p>
          </table:table-cell>
          <table:table-cell office:value-type="float" office:value="56.313507000000001" table:style-name="ce3">
            <text:p>56,313507</text:p>
          </table:table-cell>
          <table:table-cell table:number-columns-repeated="16382"/>
        </table:table-row>
        <table:table-row table:style-name="ro2">
          <table:table-cell office:value-type="float" office:value="21.691545999999999" table:style-name="ce3">
            <text:p>21,691546</text:p>
          </table:table-cell>
          <table:table-cell office:value-type="float" office:value="56.309016999999997" table:style-name="ce3">
            <text:p>56,309017</text:p>
          </table:table-cell>
          <table:table-cell table:number-columns-repeated="16382"/>
        </table:table-row>
        <table:table-row table:style-name="ro2">
          <table:table-cell office:value-type="float" office:value="21.699636999999999" table:style-name="ce3">
            <text:p>21,699637</text:p>
          </table:table-cell>
          <table:table-cell office:value-type="float" office:value="56.308903999999899" table:style-name="ce3">
            <text:p>56,308904</text:p>
          </table:table-cell>
          <table:table-cell table:number-columns-repeated="16382"/>
        </table:table-row>
        <table:table-row table:style-name="ro2">
          <table:table-cell office:value-type="float" office:value="21.699838" table:style-name="ce3">
            <text:p>21,699838</text:p>
          </table:table-cell>
          <table:table-cell office:value-type="float" office:value="56.313392999999998" table:style-name="ce3">
            <text:p>56,313393</text:p>
          </table:table-cell>
          <table:table-cell table:number-columns-repeated="16382"/>
        </table:table-row>
        <table:table-row table:style-name="ro2">
          <table:table-cell office:value-type="float" office:value="21.707929" table:style-name="ce3">
            <text:p>21,707929</text:p>
          </table:table-cell>
          <table:table-cell office:value-type="float" office:value="56.313276999999999" table:style-name="ce3">
            <text:p>56,313277</text:p>
          </table:table-cell>
          <table:table-cell table:number-columns-repeated="16382"/>
        </table:table-row>
        <table:table-row table:style-name="ro2">
          <table:table-cell office:value-type="float" office:value="21.71602" table:style-name="ce3">
            <text:p>21,71602</text:p>
          </table:table-cell>
          <table:table-cell office:value-type="float" office:value="56.313163000000003" table:style-name="ce3">
            <text:p>56,313163</text:p>
          </table:table-cell>
          <table:table-cell table:number-columns-repeated="16382"/>
        </table:table-row>
        <table:table-row table:style-name="ro2">
          <table:table-cell office:value-type="float" office:value="21.724110999999901" table:style-name="ce3">
            <text:p>21,724111</text:p>
          </table:table-cell>
          <table:table-cell office:value-type="float" office:value="56.313048999999999" table:style-name="ce3">
            <text:p>56,313049</text:p>
          </table:table-cell>
          <table:table-cell table:number-columns-repeated="16382"/>
        </table:table-row>
        <table:table-row table:style-name="ro2">
          <table:table-cell office:value-type="float" office:value="21.724318" table:style-name="ce3">
            <text:p>21,724318</text:p>
          </table:table-cell>
          <table:table-cell office:value-type="float" office:value="56.317538999999897" table:style-name="ce3">
            <text:p>56,317539</text:p>
          </table:table-cell>
          <table:table-cell table:number-columns-repeated="16382"/>
        </table:table-row>
        <table:table-row table:style-name="ro2">
          <table:table-cell office:value-type="float" office:value="21.732409000000001" table:style-name="ce3">
            <text:p>21,732409</text:p>
          </table:table-cell>
          <table:table-cell office:value-type="float" office:value="56.317425" table:style-name="ce3">
            <text:p>56,317425</text:p>
          </table:table-cell>
          <table:table-cell table:number-columns-repeated="16382"/>
        </table:table-row>
        <table:table-row table:style-name="ro2">
          <table:table-cell office:value-type="float" office:value="21.732614000000002" table:style-name="ce3">
            <text:p>21,732614</text:p>
          </table:table-cell>
          <table:table-cell office:value-type="float" office:value="56.321914999999898" table:style-name="ce3">
            <text:p>56,321915</text:p>
          </table:table-cell>
          <table:table-cell table:number-columns-repeated="16382"/>
        </table:table-row>
        <table:table-row table:style-name="ro2">
          <table:table-cell office:value-type="float" office:value="21.740707" table:style-name="ce3">
            <text:p>21,740707</text:p>
          </table:table-cell>
          <table:table-cell office:value-type="float" office:value="56.321801000000001" table:style-name="ce3">
            <text:p>56,321801</text:p>
          </table:table-cell>
          <table:table-cell table:number-columns-repeated="16382"/>
        </table:table-row>
        <table:table-row table:style-name="ro2">
          <table:table-cell office:value-type="float" office:value="21.740915000000001" table:style-name="ce3">
            <text:p>21,740915</text:p>
          </table:table-cell>
          <table:table-cell office:value-type="float" office:value="56.326290999999998" table:style-name="ce3">
            <text:p>56,326291</text:p>
          </table:table-cell>
          <table:table-cell table:number-columns-repeated="16382"/>
        </table:table-row>
        <table:table-row table:style-name="ro2">
          <table:table-cell office:value-type="float" office:value="21.749008" table:style-name="ce3">
            <text:p>21,749008</text:p>
          </table:table-cell>
          <table:table-cell office:value-type="float" office:value="56.326174999999999" table:style-name="ce3">
            <text:p>56,326175</text:p>
          </table:table-cell>
          <table:table-cell table:number-columns-repeated="16382"/>
        </table:table-row>
        <table:table-row table:style-name="ro2">
          <table:table-cell office:value-type="float" office:value="21.749217999999999" table:style-name="ce3">
            <text:p>21,749218</text:p>
          </table:table-cell>
          <table:table-cell office:value-type="float" office:value="56.330664999999897" table:style-name="ce3">
            <text:p>56,330665</text:p>
          </table:table-cell>
          <table:table-cell table:number-columns-repeated="16382"/>
        </table:table-row>
        <table:table-row table:style-name="ro2">
          <table:table-cell office:value-type="float" office:value="21.757311000000001" table:style-name="ce3">
            <text:p>21,757311</text:p>
          </table:table-cell>
          <table:table-cell office:value-type="float" office:value="56.330545999999998" table:style-name="ce3">
            <text:p>56,330546</text:p>
          </table:table-cell>
          <table:table-cell table:number-columns-repeated="16382"/>
        </table:table-row>
        <table:table-row table:style-name="ro2">
          <table:table-cell office:value-type="float" office:value="21.765405999999999" table:style-name="ce3">
            <text:p>21,765406</text:p>
          </table:table-cell>
          <table:table-cell office:value-type="float" office:value="56.33043" table:style-name="ce3">
            <text:p>56,33043</text:p>
          </table:table-cell>
          <table:table-cell table:number-columns-repeated="16382"/>
        </table:table-row>
        <table:table-row table:style-name="ro2">
          <table:table-cell office:value-type="float" office:value="21.765618" table:style-name="ce3">
            <text:p>21,765618</text:p>
          </table:table-cell>
          <table:table-cell office:value-type="float" office:value="56.334921999999899" table:style-name="ce3">
            <text:p>56,334922</text:p>
          </table:table-cell>
          <table:table-cell table:number-columns-repeated="16382"/>
        </table:table-row>
        <table:table-row table:style-name="ro2">
          <table:table-cell office:value-type="float" office:value="21.773710999999999" table:style-name="ce3">
            <text:p>21,773711</text:p>
          </table:table-cell>
          <table:table-cell office:value-type="float" office:value="56.334803999999998" table:style-name="ce3">
            <text:p>56,334804</text:p>
          </table:table-cell>
          <table:table-cell table:number-columns-repeated="16382"/>
        </table:table-row>
        <table:table-row table:style-name="ro2">
          <table:table-cell office:value-type="float" office:value="21.773923" table:style-name="ce3">
            <text:p>21,773923</text:p>
          </table:table-cell>
          <table:table-cell office:value-type="float" office:value="56.339293999999903" table:style-name="ce3">
            <text:p>56,339294</text:p>
          </table:table-cell>
          <table:table-cell table:number-columns-repeated="16382"/>
        </table:table-row>
        <table:table-row table:style-name="ro2">
          <table:table-cell office:value-type="float" office:value="21.782021" table:style-name="ce3">
            <text:p>21,782021</text:p>
          </table:table-cell>
          <table:table-cell office:value-type="float" office:value="56.339176999999999" table:style-name="ce3">
            <text:p>56,339177</text:p>
          </table:table-cell>
          <table:table-cell table:number-columns-repeated="16382"/>
        </table:table-row>
        <table:table-row table:style-name="ro2">
          <table:table-cell office:value-type="float" office:value="21.790113999999999" table:style-name="ce3">
            <text:p>21,790114</text:p>
          </table:table-cell>
          <table:table-cell office:value-type="float" office:value="56.339053999999997" table:style-name="ce3">
            <text:p>56,339054</text:p>
          </table:table-cell>
          <table:table-cell table:number-columns-repeated="16382"/>
        </table:table-row>
        <table:table-row table:style-name="ro2">
          <table:table-cell office:value-type="float" office:value="21.790329" table:style-name="ce3">
            <text:p>21,790329</text:p>
          </table:table-cell>
          <table:table-cell office:value-type="float" office:value="56.343549000000003" table:style-name="ce3">
            <text:p>56,343549</text:p>
          </table:table-cell>
          <table:table-cell table:number-columns-repeated="16382"/>
        </table:table-row>
        <table:table-row table:style-name="ro2">
          <table:table-cell office:value-type="float" office:value="21.798428999999899" table:style-name="ce3">
            <text:p>21,798429</text:p>
          </table:table-cell>
          <table:table-cell office:value-type="float" office:value="56.343426000000001" table:style-name="ce3">
            <text:p>56,343426</text:p>
          </table:table-cell>
          <table:table-cell table:number-columns-repeated="16382"/>
        </table:table-row>
        <table:table-row table:style-name="ro2">
          <table:table-cell office:value-type="float" office:value="21.806524" table:style-name="ce3">
            <text:p>21,806524</text:p>
          </table:table-cell>
          <table:table-cell office:value-type="float" office:value="56.343304999999901" table:style-name="ce3">
            <text:p>56,343305</text:p>
          </table:table-cell>
          <table:table-cell table:number-columns-repeated="16382"/>
        </table:table-row>
        <table:table-row table:style-name="ro2">
          <table:table-cell office:value-type="float" office:value="21.806740999999999" table:style-name="ce3">
            <text:p>21,806741</text:p>
          </table:table-cell>
          <table:table-cell office:value-type="float" office:value="56.347797" table:style-name="ce3">
            <text:p>56,347797</text:p>
          </table:table-cell>
          <table:table-cell table:number-columns-repeated="16382"/>
        </table:table-row>
        <table:table-row table:style-name="ro2">
          <table:table-cell office:value-type="float" office:value="21.806953" table:style-name="ce3">
            <text:p>21,806953</text:p>
          </table:table-cell>
          <table:table-cell office:value-type="float" office:value="56.352286999999897" table:style-name="ce3">
            <text:p>56,352287</text:p>
          </table:table-cell>
          <table:table-cell table:number-columns-repeated="16382"/>
        </table:table-row>
        <table:table-row table:style-name="ro2">
          <table:table-cell office:value-type="float" office:value="21.815055000000001" table:style-name="ce3">
            <text:p>21,815055</text:p>
          </table:table-cell>
          <table:table-cell office:value-type="float" office:value="56.352165999999997" table:style-name="ce3">
            <text:p>56,352166</text:p>
          </table:table-cell>
          <table:table-cell table:number-columns-repeated="16382"/>
        </table:table-row>
        <table:table-row table:style-name="ro2">
          <table:table-cell office:value-type="float" office:value="21.815269000000001" table:style-name="ce3">
            <text:p>21,815269</text:p>
          </table:table-cell>
          <table:table-cell office:value-type="float" office:value="56.356657999999896" table:style-name="ce3">
            <text:p>56,356658</text:p>
          </table:table-cell>
          <table:table-cell table:number-columns-repeated="16382"/>
        </table:table-row>
        <table:table-row table:style-name="ro2">
          <table:table-cell office:value-type="float" office:value="21.823369000000099" table:style-name="ce3">
            <text:p>21,823369</text:p>
          </table:table-cell>
          <table:table-cell office:value-type="float" office:value="56.356536999999904" table:style-name="ce3">
            <text:p>56,356537</text:p>
          </table:table-cell>
          <table:table-cell table:number-columns-repeated="16382"/>
        </table:table-row>
        <table:table-row table:style-name="ro2">
          <table:table-cell office:value-type="float" office:value="21.8235880000001" table:style-name="ce3">
            <text:p>21,823588</text:p>
          </table:table-cell>
          <table:table-cell office:value-type="float" office:value="56.361027" table:style-name="ce3">
            <text:p>56,361027</text:p>
          </table:table-cell>
          <table:table-cell table:number-columns-repeated="16382"/>
        </table:table-row>
        <table:table-row table:style-name="ro2">
          <table:table-cell office:value-type="float" office:value="21.831688" table:style-name="ce3">
            <text:p>21,831688</text:p>
          </table:table-cell>
          <table:table-cell office:value-type="float" office:value="56.360903999999898" table:style-name="ce3">
            <text:p>56,360904</text:p>
          </table:table-cell>
          <table:table-cell table:number-columns-repeated="16382"/>
        </table:table-row>
        <table:table-row table:style-name="ro2">
          <table:table-cell office:value-type="float" office:value="21.839787999999899" table:style-name="ce3">
            <text:p>21,839788</text:p>
          </table:table-cell>
          <table:table-cell office:value-type="float" office:value="56.360782999999998" table:style-name="ce3">
            <text:p>56,360783</text:p>
          </table:table-cell>
          <table:table-cell table:number-columns-repeated="16382"/>
        </table:table-row>
        <table:table-row table:style-name="ro2">
          <table:table-cell office:value-type="float" office:value="21.840007" table:style-name="ce3">
            <text:p>21,840007</text:p>
          </table:table-cell>
          <table:table-cell office:value-type="float" office:value="56.365272999999902" table:style-name="ce3">
            <text:p>56,365273</text:p>
          </table:table-cell>
          <table:table-cell table:number-columns-repeated="16382"/>
        </table:table-row>
        <table:table-row table:style-name="ro2">
          <table:table-cell office:value-type="float" office:value="21.848109000000001" table:style-name="ce3">
            <text:p>21,848109</text:p>
          </table:table-cell>
          <table:table-cell office:value-type="float" office:value="56.36515" table:style-name="ce3">
            <text:p>56,36515</text:p>
          </table:table-cell>
          <table:table-cell table:number-columns-repeated="16382"/>
        </table:table-row>
        <table:table-row table:style-name="ro2">
          <table:table-cell office:value-type="float" office:value="21.856211999999999" table:style-name="ce3">
            <text:p>21,856212</text:p>
          </table:table-cell>
          <table:table-cell office:value-type="float" office:value="56.365025000000003" table:style-name="ce3">
            <text:p>56,365025</text:p>
          </table:table-cell>
          <table:table-cell table:number-columns-repeated="16382"/>
        </table:table-row>
        <table:table-row table:style-name="ro2">
          <table:table-cell office:value-type="float" office:value="21.856435000000001" table:style-name="ce3">
            <text:p>21,856435</text:p>
          </table:table-cell>
          <table:table-cell office:value-type="float" office:value="56.369518999999897" table:style-name="ce3">
            <text:p>56,369519</text:p>
          </table:table-cell>
          <table:table-cell table:number-columns-repeated="16382"/>
        </table:table-row>
        <table:table-row table:style-name="ro2">
          <table:table-cell office:value-type="float" office:value="21.864536999999999" table:style-name="ce3">
            <text:p>21,864537</text:p>
          </table:table-cell>
          <table:table-cell office:value-type="float" office:value="56.369391999999898" table:style-name="ce3">
            <text:p>56,369392</text:p>
          </table:table-cell>
          <table:table-cell table:number-columns-repeated="16382"/>
        </table:table-row>
        <table:table-row table:style-name="ro2">
          <table:table-cell office:value-type="float" office:value="21.864314" table:style-name="ce3">
            <text:p>21,864314</text:p>
          </table:table-cell>
          <table:table-cell office:value-type="float" office:value="56.364899999999999" table:style-name="ce3">
            <text:p>56,3649</text:p>
          </table:table-cell>
          <table:table-cell table:number-columns-repeated="16382"/>
        </table:table-row>
        <table:table-row table:style-name="ro2">
          <table:table-cell office:value-type="float" office:value="21.872416000000001" table:style-name="ce3">
            <text:p>21,872416</text:p>
          </table:table-cell>
          <table:table-cell office:value-type="float" office:value="56.364772000000002" table:style-name="ce3">
            <text:p>56,364772</text:p>
          </table:table-cell>
          <table:table-cell table:number-columns-repeated="16382"/>
        </table:table-row>
        <table:table-row table:style-name="ro2">
          <table:table-cell office:value-type="float" office:value="21.8805189999999" table:style-name="ce3">
            <text:p>21,880519</text:p>
          </table:table-cell>
          <table:table-cell office:value-type="float" office:value="56.364646999999898" table:style-name="ce3">
            <text:p>56,364647</text:p>
          </table:table-cell>
          <table:table-cell table:number-columns-repeated="16382"/>
        </table:table-row>
        <table:table-row table:style-name="ro2">
          <table:table-cell office:value-type="float" office:value="21.880292999999899" table:style-name="ce3">
            <text:p>21,880293</text:p>
          </table:table-cell>
          <table:table-cell office:value-type="float" office:value="56.360157000000001" table:style-name="ce3">
            <text:p>56,360157</text:p>
          </table:table-cell>
          <table:table-cell table:number-columns-repeated="16382"/>
        </table:table-row>
        <table:table-row table:style-name="ro2">
          <table:table-cell office:value-type="float" office:value="21.888393000000001" table:style-name="ce3">
            <text:p>21,888393</text:p>
          </table:table-cell>
          <table:table-cell office:value-type="float" office:value="56.360027000000002" table:style-name="ce3">
            <text:p>56,360027</text:p>
          </table:table-cell>
          <table:table-cell table:number-columns-repeated="16382"/>
        </table:table-row>
        <table:table-row table:style-name="ro2">
          <table:table-cell office:value-type="float" office:value="21.896493" table:style-name="ce3">
            <text:p>21,896493</text:p>
          </table:table-cell>
          <table:table-cell office:value-type="float" office:value="56.359900999999901" table:style-name="ce3">
            <text:p>56,359901</text:p>
          </table:table-cell>
          <table:table-cell table:number-columns-repeated="16382"/>
        </table:table-row>
        <table:table-row table:style-name="ro2">
          <table:table-cell office:value-type="float" office:value="21.904595" table:style-name="ce3">
            <text:p>21,904595</text:p>
          </table:table-cell>
          <table:table-cell office:value-type="float" office:value="56.359775999999997" table:style-name="ce3">
            <text:p>56,359776</text:p>
          </table:table-cell>
          <table:table-cell table:number-columns-repeated="16382"/>
        </table:table-row>
        <table:table-row table:style-name="ro2">
          <table:table-cell office:value-type="float" office:value="21.904820999999998" table:style-name="ce3">
            <text:p>21,904821</text:p>
          </table:table-cell>
          <table:table-cell office:value-type="float" office:value="56.364266000000001" table:style-name="ce3">
            <text:p>56,364266</text:p>
          </table:table-cell>
          <table:table-cell table:number-columns-repeated="16382"/>
        </table:table-row>
        <table:table-row table:style-name="ro2">
          <table:table-cell office:value-type="float" office:value="21.912922999999999" table:style-name="ce3">
            <text:p>21,912923</text:p>
          </table:table-cell>
          <table:table-cell office:value-type="float" office:value="56.364136000000002" table:style-name="ce3">
            <text:p>56,364136</text:p>
          </table:table-cell>
          <table:table-cell table:number-columns-repeated="16382"/>
        </table:table-row>
        <table:table-row table:style-name="ro2">
          <table:table-cell office:value-type="float" office:value="21.921022999999899" table:style-name="ce3">
            <text:p>21,921023</text:p>
          </table:table-cell>
          <table:table-cell office:value-type="float" office:value="56.364006000000003" table:style-name="ce3">
            <text:p>56,364006</text:p>
          </table:table-cell>
          <table:table-cell table:number-columns-repeated="16382"/>
        </table:table-row>
        <table:table-row table:style-name="ro2">
          <table:table-cell office:value-type="float" office:value="21.929126" table:style-name="ce3">
            <text:p>21,929126</text:p>
          </table:table-cell>
          <table:table-cell office:value-type="float" office:value="56.3638809999999" table:style-name="ce3">
            <text:p>56,363881</text:p>
          </table:table-cell>
          <table:table-cell table:number-columns-repeated="16382"/>
        </table:table-row>
        <table:table-row table:style-name="ro2">
          <table:table-cell office:value-type="float" office:value="21.929355999999999" table:style-name="ce3">
            <text:p>21,929356</text:p>
          </table:table-cell>
          <table:table-cell office:value-type="float" office:value="56.368371000000003" table:style-name="ce3">
            <text:p>56,368371</text:p>
          </table:table-cell>
          <table:table-cell table:number-columns-repeated="16382"/>
        </table:table-row>
        <table:table-row table:style-name="ro2">
          <table:table-cell office:value-type="float" office:value="21.937457999999999" table:style-name="ce3">
            <text:p>21,937458</text:p>
          </table:table-cell>
          <table:table-cell office:value-type="float" office:value="56.368240999999998" table:style-name="ce3">
            <text:p>56,368241</text:p>
          </table:table-cell>
          <table:table-cell table:number-columns-repeated="16382"/>
        </table:table-row>
        <table:table-row table:style-name="ro2">
          <table:table-cell office:value-type="float" office:value="21.945560999999898" table:style-name="ce3">
            <text:p>21,945561</text:p>
          </table:table-cell>
          <table:table-cell office:value-type="float" office:value="56.368110999999999" table:style-name="ce3">
            <text:p>56,368111</text:p>
          </table:table-cell>
          <table:table-cell table:number-columns-repeated="16382"/>
        </table:table-row>
        <table:table-row table:style-name="ro2">
          <table:table-cell office:value-type="float" office:value="21.945792999999998" table:style-name="ce3">
            <text:p>21,945793</text:p>
          </table:table-cell>
          <table:table-cell office:value-type="float" office:value="56.372601000000003" table:style-name="ce3">
            <text:p>56,372601</text:p>
          </table:table-cell>
          <table:table-cell table:number-columns-repeated="16382"/>
        </table:table-row>
        <table:table-row table:style-name="ro2">
          <table:table-cell office:value-type="float" office:value="21.9538949999999" table:style-name="ce3">
            <text:p>21,953895</text:p>
          </table:table-cell>
          <table:table-cell office:value-type="float" office:value="56.372470999999997" table:style-name="ce3">
            <text:p>56,372471</text:p>
          </table:table-cell>
          <table:table-cell table:number-columns-repeated="16382"/>
        </table:table-row>
        <table:table-row table:style-name="ro2">
          <table:table-cell office:value-type="float" office:value="21.954128000000001" table:style-name="ce3">
            <text:p>21,954128</text:p>
          </table:table-cell>
          <table:table-cell office:value-type="float" office:value="56.376960999999902" table:style-name="ce3">
            <text:p>56,376961</text:p>
          </table:table-cell>
          <table:table-cell table:number-columns-repeated="16382"/>
        </table:table-row>
        <table:table-row table:style-name="ro2">
          <table:table-cell office:value-type="float" office:value="21.962232" table:style-name="ce3">
            <text:p>21,962232</text:p>
          </table:table-cell>
          <table:table-cell office:value-type="float" office:value="56.376831000000003" table:style-name="ce3">
            <text:p>56,376831</text:p>
          </table:table-cell>
          <table:table-cell table:number-columns-repeated="16382"/>
        </table:table-row>
        <table:table-row table:style-name="ro2">
          <table:table-cell office:value-type="float" office:value="21.970337000000001" table:style-name="ce3">
            <text:p>21,970337</text:p>
          </table:table-cell>
          <table:table-cell office:value-type="float" office:value="56.376696000000003" table:style-name="ce3">
            <text:p>56,376696</text:p>
          </table:table-cell>
          <table:table-cell table:number-columns-repeated="16382"/>
        </table:table-row>
        <table:table-row table:style-name="ro2">
          <table:table-cell office:value-type="float" office:value="21.970571999999901" table:style-name="ce3">
            <text:p>21,970572</text:p>
          </table:table-cell>
          <table:table-cell office:value-type="float" office:value="56.381186000000099" table:style-name="ce3">
            <text:p>56,381186</text:p>
          </table:table-cell>
          <table:table-cell table:number-columns-repeated="16382"/>
        </table:table-row>
        <table:table-row table:style-name="ro2">
          <table:table-cell office:value-type="float" office:value="21.978676" table:style-name="ce3">
            <text:p>21,978676</text:p>
          </table:table-cell>
          <table:table-cell office:value-type="float" office:value="56.381053999999899" table:style-name="ce3">
            <text:p>56,381054</text:p>
          </table:table-cell>
          <table:table-cell table:number-columns-repeated="16382"/>
        </table:table-row>
        <table:table-row table:style-name="ro2">
          <table:table-cell office:value-type="float" office:value="21.978912999999999" table:style-name="ce3">
            <text:p>21,978913</text:p>
          </table:table-cell>
          <table:table-cell office:value-type="float" office:value="56.385548999999997" table:style-name="ce3">
            <text:p>56,385549</text:p>
          </table:table-cell>
          <table:table-cell table:number-columns-repeated="16382"/>
        </table:table-row>
        <table:table-row table:style-name="ro2">
          <table:table-cell office:value-type="float" office:value="21.987017999999999" table:style-name="ce3">
            <text:p>21,987018</text:p>
          </table:table-cell>
          <table:table-cell office:value-type="float" office:value="56.385413999999997" table:style-name="ce3">
            <text:p>56,385414</text:p>
          </table:table-cell>
          <table:table-cell table:number-columns-repeated="16382"/>
        </table:table-row>
        <table:table-row table:style-name="ro2">
          <table:table-cell office:value-type="float" office:value="21.987254999999902" table:style-name="ce3">
            <text:p>21,987255</text:p>
          </table:table-cell>
          <table:table-cell office:value-type="float" office:value="56.389904000000001" table:style-name="ce3">
            <text:p>56,389904</text:p>
          </table:table-cell>
          <table:table-cell table:number-columns-repeated="16382"/>
        </table:table-row>
        <table:table-row table:style-name="ro2">
          <table:table-cell office:value-type="float" office:value="21.987492" table:style-name="ce3">
            <text:p>21,987492</text:p>
          </table:table-cell>
          <table:table-cell office:value-type="float" office:value="56.394398000000102" table:style-name="ce3">
            <text:p>56,394398</text:p>
          </table:table-cell>
          <table:table-cell table:number-columns-repeated="16382"/>
        </table:table-row>
        <table:table-row table:style-name="ro2">
          <table:table-cell office:value-type="float" office:value="21.995598999999999" table:style-name="ce3">
            <text:p>21,995599</text:p>
          </table:table-cell>
          <table:table-cell office:value-type="float" office:value="56.394264" table:style-name="ce3">
            <text:p>56,394264</text:p>
          </table:table-cell>
          <table:table-cell table:number-columns-repeated="16382"/>
        </table:table-row>
        <table:table-row table:style-name="ro2">
          <table:table-cell office:value-type="float" office:value="21.995837999999999" table:style-name="ce3">
            <text:p>21,995838</text:p>
          </table:table-cell>
          <table:table-cell office:value-type="float" office:value="56.398753999999997" table:style-name="ce3">
            <text:p>56,398754</text:p>
          </table:table-cell>
          <table:table-cell table:number-columns-repeated="16382"/>
        </table:table-row>
        <table:table-row table:style-name="ro2">
          <table:table-cell office:value-type="float" office:value="21.996075000000001" table:style-name="ce3">
            <text:p>21,996075</text:p>
          </table:table-cell>
          <table:table-cell office:value-type="float" office:value="56.403244000000001" table:style-name="ce3">
            <text:p>56,403244</text:p>
          </table:table-cell>
          <table:table-cell table:number-columns-repeated="16382"/>
        </table:table-row>
        <table:table-row table:style-name="ro2">
          <table:table-cell office:value-type="float" office:value="21.9963119999999" table:style-name="ce3">
            <text:p>21,996312</text:p>
          </table:table-cell>
          <table:table-cell office:value-type="float" office:value="56.407737999999902" table:style-name="ce3">
            <text:p>56,407738</text:p>
          </table:table-cell>
          <table:table-cell table:number-columns-repeated="16382"/>
        </table:table-row>
        <table:table-row table:style-name="ro2">
          <table:table-cell office:value-type="float" office:value="21.996552000000001" table:style-name="ce3">
            <text:p>21,996552</text:p>
          </table:table-cell>
          <table:table-cell office:value-type="float" office:value="56.412227999999999" table:style-name="ce3">
            <text:p>56,412228</text:p>
          </table:table-cell>
          <table:table-cell table:number-columns-repeated="16382"/>
        </table:table-row>
        <table:table-row table:style-name="ro2">
          <table:table-cell office:value-type="float" office:value="21.996791000000002" table:style-name="ce3">
            <text:p>21,996791</text:p>
          </table:table-cell>
          <table:table-cell office:value-type="float" office:value="56.416719999999899" table:style-name="ce3">
            <text:p>56,41672</text:p>
          </table:table-cell>
          <table:table-cell table:number-columns-repeated="16382"/>
        </table:table-row>
        <table:table-row table:style-name="ro2">
          <table:table-cell office:value-type="float" office:value="22.004902000000001" table:style-name="ce3">
            <text:p>22,004902</text:p>
          </table:table-cell>
          <table:table-cell office:value-type="float" office:value="56.416583999999901" table:style-name="ce3">
            <text:p>56,416584</text:p>
          </table:table-cell>
          <table:table-cell table:number-columns-repeated="16382"/>
        </table:table-row>
        <table:table-row table:style-name="ro2">
          <table:table-cell office:value-type="float" office:value="22.013016" table:style-name="ce3">
            <text:p>22,013016</text:p>
          </table:table-cell>
          <table:table-cell office:value-type="float" office:value="56.416451000000002" table:style-name="ce3">
            <text:p>56,416451</text:p>
          </table:table-cell>
          <table:table-cell table:number-columns-repeated="16382"/>
        </table:table-row>
        <table:table-row table:style-name="ro2">
          <table:table-cell office:value-type="float" office:value="22.021128000000001" table:style-name="ce3">
            <text:p>22,021128</text:p>
          </table:table-cell>
          <table:table-cell office:value-type="float" office:value="56.416311999999898" table:style-name="ce3">
            <text:p>56,416312</text:p>
          </table:table-cell>
          <table:table-cell table:number-columns-repeated="16382"/>
        </table:table-row>
        <table:table-row table:style-name="ro2">
          <table:table-cell office:value-type="float" office:value="22.0292390000001" table:style-name="ce3">
            <text:p>22,029239</text:p>
          </table:table-cell>
          <table:table-cell office:value-type="float" office:value="56.416179999999997" table:style-name="ce3">
            <text:p>56,41618</text:p>
          </table:table-cell>
          <table:table-cell table:number-columns-repeated="16382"/>
        </table:table-row>
        <table:table-row table:style-name="ro2">
          <table:table-cell office:value-type="float" office:value="22.03735" table:style-name="ce3">
            <text:p>22,03735</text:p>
          </table:table-cell>
          <table:table-cell office:value-type="float" office:value="56.416043000000002" table:style-name="ce3">
            <text:p>56,416043</text:p>
          </table:table-cell>
          <table:table-cell table:number-columns-repeated="16382"/>
        </table:table-row>
        <table:table-row table:style-name="ro2">
          <table:table-cell office:value-type="float" office:value="22.045463999999999" table:style-name="ce3">
            <text:p>22,045464</text:p>
          </table:table-cell>
          <table:table-cell office:value-type="float" office:value="56.415903999999998" table:style-name="ce3">
            <text:p>56,415904</text:p>
          </table:table-cell>
          <table:table-cell table:number-columns-repeated="16382"/>
        </table:table-row>
        <table:table-row table:style-name="ro2">
          <table:table-cell office:value-type="float" office:value="22.053576" table:style-name="ce3">
            <text:p>22,053576</text:p>
          </table:table-cell>
          <table:table-cell office:value-type="float" office:value="56.415768" table:style-name="ce3">
            <text:p>56,415768</text:p>
          </table:table-cell>
          <table:table-cell table:number-columns-repeated="16382"/>
        </table:table-row>
        <table:table-row table:style-name="ro2">
          <table:table-cell office:value-type="float" office:value="22.061686999999999" table:style-name="ce3">
            <text:p>22,061687</text:p>
          </table:table-cell>
          <table:table-cell office:value-type="float" office:value="56.415626000000003" table:style-name="ce3">
            <text:p>56,415626</text:p>
          </table:table-cell>
          <table:table-cell table:number-columns-repeated="16382"/>
        </table:table-row>
        <table:table-row table:style-name="ro2">
          <table:table-cell office:value-type="float" office:value="22.061933" table:style-name="ce3">
            <text:p>22,061933</text:p>
          </table:table-cell>
          <table:table-cell office:value-type="float" office:value="56.420120999999902" table:style-name="ce3">
            <text:p>56,420121</text:p>
          </table:table-cell>
          <table:table-cell table:number-columns-repeated="16382"/>
        </table:table-row>
        <table:table-row table:style-name="ro2">
          <table:table-cell office:value-type="float" office:value="22.070046999999899" table:style-name="ce3">
            <text:p>22,070047</text:p>
          </table:table-cell>
          <table:table-cell office:value-type="float" office:value="56.419978999999898" table:style-name="ce3">
            <text:p>56,419979</text:p>
          </table:table-cell>
          <table:table-cell table:number-columns-repeated="16382"/>
        </table:table-row>
        <table:table-row table:style-name="ro2">
          <table:table-cell office:value-type="float" office:value="22.078161000000001" table:style-name="ce3">
            <text:p>22,078161</text:p>
          </table:table-cell>
          <table:table-cell office:value-type="float" office:value="56.419843" table:style-name="ce3">
            <text:p>56,419843</text:p>
          </table:table-cell>
          <table:table-cell table:number-columns-repeated="16382"/>
        </table:table-row>
        <table:table-row table:style-name="ro2">
          <table:table-cell office:value-type="float" office:value="22.086272000000001" table:style-name="ce3">
            <text:p>22,086272</text:p>
          </table:table-cell>
          <table:table-cell office:value-type="float" office:value="56.419701000000103" table:style-name="ce3">
            <text:p>56,419701</text:p>
          </table:table-cell>
          <table:table-cell table:number-columns-repeated="16382"/>
        </table:table-row>
        <table:table-row table:style-name="ro2">
          <table:table-cell office:value-type="float" office:value="22.0865229999999" table:style-name="ce3">
            <text:p>22,086523</text:p>
          </table:table-cell>
          <table:table-cell office:value-type="float" office:value="56.424191" table:style-name="ce3">
            <text:p>56,424191</text:p>
          </table:table-cell>
          <table:table-cell table:number-columns-repeated="16382"/>
        </table:table-row>
        <table:table-row table:style-name="ro2">
          <table:table-cell office:value-type="float" office:value="22.094636999999999" table:style-name="ce3">
            <text:p>22,094637</text:p>
          </table:table-cell>
          <table:table-cell office:value-type="float" office:value="56.424050000000001" table:style-name="ce3">
            <text:p>56,42405</text:p>
          </table:table-cell>
          <table:table-cell table:number-columns-repeated="16382"/>
        </table:table-row>
        <table:table-row table:style-name="ro2">
          <table:table-cell office:value-type="float" office:value="22.102747999999998" table:style-name="ce3">
            <text:p>22,102748</text:p>
          </table:table-cell>
          <table:table-cell office:value-type="float" office:value="56.423909000000002" table:style-name="ce3">
            <text:p>56,423909</text:p>
          </table:table-cell>
          <table:table-cell table:number-columns-repeated="16382"/>
        </table:table-row>
        <table:table-row table:style-name="ro2">
          <table:table-cell office:value-type="float" office:value="22.110862000000001" table:style-name="ce3">
            <text:p>22,110862</text:p>
          </table:table-cell>
          <table:table-cell office:value-type="float" office:value="56.423766999999998" table:style-name="ce3">
            <text:p>56,423767</text:p>
          </table:table-cell>
          <table:table-cell table:number-columns-repeated="16382"/>
        </table:table-row>
        <table:table-row table:style-name="ro2">
          <table:table-cell office:value-type="float" office:value="22.118975000000098" table:style-name="ce3">
            <text:p>22,118975</text:p>
          </table:table-cell>
          <table:table-cell office:value-type="float" office:value="56.423625999999999" table:style-name="ce3">
            <text:p>56,423626</text:p>
          </table:table-cell>
          <table:table-cell table:number-columns-repeated="16382"/>
        </table:table-row>
        <table:table-row table:style-name="ro2">
          <table:table-cell office:value-type="float" office:value="22.1270910000001" table:style-name="ce3">
            <text:p>22,127091</text:p>
          </table:table-cell>
          <table:table-cell office:value-type="float" office:value="56.423479999999998" table:style-name="ce3">
            <text:p>56,42348</text:p>
          </table:table-cell>
          <table:table-cell table:number-columns-repeated="16382"/>
        </table:table-row>
        <table:table-row table:style-name="ro2">
          <table:table-cell office:value-type="float" office:value="22.127344000000001" table:style-name="ce3">
            <text:p>22,127344</text:p>
          </table:table-cell>
          <table:table-cell office:value-type="float" office:value="56.427974999999897" table:style-name="ce3">
            <text:p>56,427975</text:p>
          </table:table-cell>
          <table:table-cell table:number-columns-repeated="16382"/>
        </table:table-row>
        <table:table-row table:style-name="ro2">
          <table:table-cell office:value-type="float" office:value="22.135459999999998" table:style-name="ce3">
            <text:p>22,13546</text:p>
          </table:table-cell>
          <table:table-cell office:value-type="float" office:value="56.427829000000003" table:style-name="ce3">
            <text:p>56,427829</text:p>
          </table:table-cell>
          <table:table-cell table:number-columns-repeated="16382"/>
        </table:table-row>
        <table:table-row table:style-name="ro2">
          <table:table-cell office:value-type="float" office:value="22.143573999999902" table:style-name="ce3">
            <text:p>22,143574</text:p>
          </table:table-cell>
          <table:table-cell office:value-type="float" office:value="56.427684999999897" table:style-name="ce3">
            <text:p>56,427685</text:p>
          </table:table-cell>
          <table:table-cell table:number-columns-repeated="16382"/>
        </table:table-row>
        <table:table-row table:style-name="ro2">
          <table:table-cell office:value-type="float" office:value="22.151688" table:style-name="ce3">
            <text:p>22,151688</text:p>
          </table:table-cell>
          <table:table-cell office:value-type="float" office:value="56.427539000000003" table:style-name="ce3">
            <text:p>56,427539</text:p>
          </table:table-cell>
          <table:table-cell table:number-columns-repeated="16382"/>
        </table:table-row>
        <table:table-row table:style-name="ro2">
          <table:table-cell office:value-type="float" office:value="22.151429999999898" table:style-name="ce3">
            <text:p>22,15143</text:p>
          </table:table-cell>
          <table:table-cell office:value-type="float" office:value="56.423048999999899" table:style-name="ce3">
            <text:p>56,423049</text:p>
          </table:table-cell>
          <table:table-cell table:number-columns-repeated="16382"/>
        </table:table-row>
        <table:table-row table:style-name="ro2">
          <table:table-cell office:value-type="float" office:value="22.159544" table:style-name="ce3">
            <text:p>22,159544</text:p>
          </table:table-cell>
          <table:table-cell office:value-type="float" office:value="56.422905999999898" table:style-name="ce3">
            <text:p>56,422906</text:p>
          </table:table-cell>
          <table:table-cell table:number-columns-repeated="16382"/>
        </table:table-row>
        <table:table-row table:style-name="ro2">
          <table:table-cell office:value-type="float" office:value="22.167657999999999" table:style-name="ce3">
            <text:p>22,167658</text:p>
          </table:table-cell>
          <table:table-cell office:value-type="float" office:value="56.422759999999897" table:style-name="ce3">
            <text:p>56,42276</text:p>
          </table:table-cell>
          <table:table-cell table:number-columns-repeated="16382"/>
        </table:table-row>
        <table:table-row table:style-name="ro2">
          <table:table-cell office:value-type="float" office:value="22.175768999999899" table:style-name="ce3">
            <text:p>22,175769</text:p>
          </table:table-cell>
          <table:table-cell office:value-type="float" office:value="56.422614000000003" table:style-name="ce3">
            <text:p>56,422614</text:p>
          </table:table-cell>
          <table:table-cell table:number-columns-repeated="16382"/>
        </table:table-row>
        <table:table-row table:style-name="ro2">
          <table:table-cell office:value-type="float" office:value="22.175509000000002" table:style-name="ce3">
            <text:p>22,175509</text:p>
          </table:table-cell>
          <table:table-cell office:value-type="float" office:value="56.418121999999997" table:style-name="ce3">
            <text:p>56,418122</text:p>
          </table:table-cell>
          <table:table-cell table:number-columns-repeated="16382"/>
        </table:table-row>
        <table:table-row table:style-name="ro2">
          <table:table-cell office:value-type="float" office:value="22.183623000000001" table:style-name="ce3">
            <text:p>22,183623</text:p>
          </table:table-cell>
          <table:table-cell office:value-type="float" office:value="56.417976000000003" table:style-name="ce3">
            <text:p>56,417976</text:p>
          </table:table-cell>
          <table:table-cell table:number-columns-repeated="16382"/>
        </table:table-row>
        <table:table-row table:style-name="ro2">
          <table:table-cell office:value-type="float" office:value="22.1917369999999" table:style-name="ce3">
            <text:p>22,191737</text:p>
          </table:table-cell>
          <table:table-cell office:value-type="float" office:value="56.417827999999901" table:style-name="ce3">
            <text:p>56,417828</text:p>
          </table:table-cell>
          <table:table-cell table:number-columns-repeated="16382"/>
        </table:table-row>
        <table:table-row table:style-name="ro2">
          <table:table-cell office:value-type="float" office:value="22.199847999999999" table:style-name="ce3">
            <text:p>22,199848</text:p>
          </table:table-cell>
          <table:table-cell office:value-type="float" office:value="56.4176819999999" table:style-name="ce3">
            <text:p>56,417682</text:p>
          </table:table-cell>
          <table:table-cell table:number-columns-repeated="16382"/>
        </table:table-row>
        <table:table-row table:style-name="ro2">
          <table:table-cell office:value-type="float" office:value="22.20796" table:style-name="ce3">
            <text:p>22,20796</text:p>
          </table:table-cell>
          <table:table-cell office:value-type="float" office:value="56.417533999999897" table:style-name="ce3">
            <text:p>56,417534</text:p>
          </table:table-cell>
          <table:table-cell table:number-columns-repeated="16382"/>
        </table:table-row>
        <table:table-row table:style-name="ro2">
          <table:table-cell office:value-type="float" office:value="22.2160709999999" table:style-name="ce3">
            <text:p>22,216071</text:p>
          </table:table-cell>
          <table:table-cell office:value-type="float" office:value="56.417386" table:style-name="ce3">
            <text:p>56,417386</text:p>
          </table:table-cell>
          <table:table-cell table:number-columns-repeated="16382"/>
        </table:table-row>
        <table:table-row table:style-name="ro2">
          <table:table-cell office:value-type="float" office:value="22.215807000000002" table:style-name="ce3">
            <text:p>22,215807</text:p>
          </table:table-cell>
          <table:table-cell office:value-type="float" office:value="56.412890999999902" table:style-name="ce3">
            <text:p>56,412891</text:p>
          </table:table-cell>
          <table:table-cell table:number-columns-repeated="16382"/>
        </table:table-row>
        <table:table-row table:style-name="ro2">
          <table:table-cell office:value-type="float" office:value="22.223915999999999" table:style-name="ce3">
            <text:p>22,223916</text:p>
          </table:table-cell>
          <table:table-cell office:value-type="float" office:value="56.412742999999999" table:style-name="ce3">
            <text:p>56,412743</text:p>
          </table:table-cell>
          <table:table-cell table:number-columns-repeated="16382"/>
        </table:table-row>
        <table:table-row table:style-name="ro2">
          <table:table-cell office:value-type="float" office:value="22.223652000000001" table:style-name="ce3">
            <text:p>22,223652</text:p>
          </table:table-cell>
          <table:table-cell office:value-type="float" office:value="56.408253000000002" table:style-name="ce3">
            <text:p>56,408253</text:p>
          </table:table-cell>
          <table:table-cell table:number-columns-repeated="16382"/>
        </table:table-row>
        <table:table-row table:style-name="ro2">
          <table:table-cell office:value-type="float" office:value="22.231762999999901" table:style-name="ce3">
            <text:p>22,231763</text:p>
          </table:table-cell>
          <table:table-cell office:value-type="float" office:value="56.408102999999997" table:style-name="ce3">
            <text:p>56,408103</text:p>
          </table:table-cell>
          <table:table-cell table:number-columns-repeated="16382"/>
        </table:table-row>
        <table:table-row table:style-name="ro2">
          <table:table-cell office:value-type="float" office:value="22.239871999999998" table:style-name="ce3">
            <text:p>22,239872</text:p>
          </table:table-cell>
          <table:table-cell office:value-type="float" office:value="56.407952000000101" table:style-name="ce3">
            <text:p>56,407952</text:p>
          </table:table-cell>
          <table:table-cell table:number-columns-repeated="16382"/>
        </table:table-row>
        <table:table-row table:style-name="ro2">
          <table:table-cell office:value-type="float" office:value="22.239605999999998" table:style-name="ce3">
            <text:p>22,239606</text:p>
          </table:table-cell>
          <table:table-cell office:value-type="float" office:value="56.403463000000002" table:style-name="ce3">
            <text:p>56,403463</text:p>
          </table:table-cell>
          <table:table-cell table:number-columns-repeated="16382"/>
        </table:table-row>
        <table:table-row table:style-name="ro2">
          <table:table-cell office:value-type="float" office:value="22.247712" table:style-name="ce3">
            <text:p>22,247712</text:p>
          </table:table-cell>
          <table:table-cell office:value-type="float" office:value="56.403309999999998" table:style-name="ce3">
            <text:p>56,40331</text:p>
          </table:table-cell>
          <table:table-cell table:number-columns-repeated="16382"/>
        </table:table-row>
        <table:table-row table:style-name="ro2">
          <table:table-cell office:value-type="float" office:value="22.255824" table:style-name="ce3">
            <text:p>22,255824</text:p>
          </table:table-cell>
          <table:table-cell office:value-type="float" office:value="56.403159000000002" table:style-name="ce3">
            <text:p>56,403159</text:p>
          </table:table-cell>
          <table:table-cell table:number-columns-repeated="16382"/>
        </table:table-row>
        <table:table-row table:style-name="ro2">
          <table:table-cell office:value-type="float" office:value="22.263930999999999" table:style-name="ce3">
            <text:p>22,263931</text:p>
          </table:table-cell>
          <table:table-cell office:value-type="float" office:value="56.403006999999903" table:style-name="ce3">
            <text:p>56,403007</text:p>
          </table:table-cell>
          <table:table-cell table:number-columns-repeated="16382"/>
        </table:table-row>
        <table:table-row table:style-name="ro2">
          <table:table-cell office:value-type="float" office:value="22.264202000000001" table:style-name="ce3">
            <text:p>22,264202</text:p>
          </table:table-cell>
          <table:table-cell office:value-type="float" office:value="56.407496999999999" table:style-name="ce3">
            <text:p>56,407497</text:p>
          </table:table-cell>
          <table:table-cell table:number-columns-repeated="16382"/>
        </table:table-row>
        <table:table-row table:style-name="ro2">
          <table:table-cell office:value-type="float" office:value="22.272310999999899" table:style-name="ce3">
            <text:p>22,272311</text:p>
          </table:table-cell>
          <table:table-cell office:value-type="float" office:value="56.407344000000002" table:style-name="ce3">
            <text:p>56,407344</text:p>
          </table:table-cell>
          <table:table-cell table:number-columns-repeated="16382"/>
        </table:table-row>
        <table:table-row table:style-name="ro2">
          <table:table-cell office:value-type="float" office:value="22.2804199999999" table:style-name="ce3">
            <text:p>22,28042</text:p>
          </table:table-cell>
          <table:table-cell office:value-type="float" office:value="56.407190999999898" table:style-name="ce3">
            <text:p>56,407191</text:p>
          </table:table-cell>
          <table:table-cell table:number-columns-repeated="16382"/>
        </table:table-row>
        <table:table-row table:style-name="ro2">
          <table:table-cell office:value-type="float" office:value="22.288529" table:style-name="ce3">
            <text:p>22,288529</text:p>
          </table:table-cell>
          <table:table-cell office:value-type="float" office:value="56.407038999999898" table:style-name="ce3">
            <text:p>56,407039</text:p>
          </table:table-cell>
          <table:table-cell table:number-columns-repeated="16382"/>
        </table:table-row>
        <table:table-row table:style-name="ro2">
          <table:table-cell office:value-type="float" office:value="22.288803000000001" table:style-name="ce3">
            <text:p>22,288803</text:p>
          </table:table-cell>
          <table:table-cell office:value-type="float" office:value="56.411527999999997" table:style-name="ce3">
            <text:p>56,411528</text:p>
          </table:table-cell>
          <table:table-cell table:number-columns-repeated="16382"/>
        </table:table-row>
        <table:table-row table:style-name="ro2">
          <table:table-cell office:value-type="float" office:value="22.296911999999999" table:style-name="ce3">
            <text:p>22,296912</text:p>
          </table:table-cell>
          <table:table-cell office:value-type="float" office:value="56.411372999999998" table:style-name="ce3">
            <text:p>56,411373</text:p>
          </table:table-cell>
          <table:table-cell table:number-columns-repeated="16382"/>
        </table:table-row>
        <table:table-row table:style-name="ro2">
          <table:table-cell office:value-type="float" office:value="22.3050239999999" table:style-name="ce3">
            <text:p>22,305024</text:p>
          </table:table-cell>
          <table:table-cell office:value-type="float" office:value="56.411220999999898" table:style-name="ce3">
            <text:p>56,411221</text:p>
          </table:table-cell>
          <table:table-cell table:number-columns-repeated="16382"/>
        </table:table-row>
        <table:table-row table:style-name="ro2">
          <table:table-cell office:value-type="float" office:value="22.313133000000001" table:style-name="ce3">
            <text:p>22,313133</text:p>
          </table:table-cell>
          <table:table-cell office:value-type="float" office:value="56.411064000000003" table:style-name="ce3">
            <text:p>56,411064</text:p>
          </table:table-cell>
          <table:table-cell table:number-columns-repeated="16382"/>
        </table:table-row>
        <table:table-row table:style-name="ro2">
          <table:table-cell office:value-type="float" office:value="22.321244" table:style-name="ce3">
            <text:p>22,321244</text:p>
          </table:table-cell>
          <table:table-cell office:value-type="float" office:value="56.410908999999997" table:style-name="ce3">
            <text:p>56,410909</text:p>
          </table:table-cell>
          <table:table-cell table:number-columns-repeated="16382"/>
        </table:table-row>
        <table:table-row table:style-name="ro2">
          <table:table-cell office:value-type="float" office:value="22.320965999999999" table:style-name="ce3">
            <text:p>22,320966</text:p>
          </table:table-cell>
          <table:table-cell office:value-type="float" office:value="56.406419" table:style-name="ce3">
            <text:p>56,406419</text:p>
          </table:table-cell>
          <table:table-cell table:number-columns-repeated="16382"/>
        </table:table-row>
        <table:table-row table:style-name="ro2">
          <table:table-cell office:value-type="float" office:value="22.329077999999999" table:style-name="ce3">
            <text:p>22,329078</text:p>
          </table:table-cell>
          <table:table-cell office:value-type="float" office:value="56.406261000000001" table:style-name="ce3">
            <text:p>56,406261</text:p>
          </table:table-cell>
          <table:table-cell table:number-columns-repeated="16382"/>
        </table:table-row>
        <table:table-row table:style-name="ro2">
          <table:table-cell office:value-type="float" office:value="22.328797000000002" table:style-name="ce3">
            <text:p>22,328797</text:p>
          </table:table-cell>
          <table:table-cell office:value-type="float" office:value="56.401770999999897" table:style-name="ce3">
            <text:p>56,401771</text:p>
          </table:table-cell>
          <table:table-cell table:number-columns-repeated="16382"/>
        </table:table-row>
        <table:table-row table:style-name="ro2">
          <table:table-cell office:value-type="float" office:value="22.336905999999999" table:style-name="ce3">
            <text:p>22,336906</text:p>
          </table:table-cell>
          <table:table-cell office:value-type="float" office:value="56.401613999999903" table:style-name="ce3">
            <text:p>56,401614</text:p>
          </table:table-cell>
          <table:table-cell table:number-columns-repeated="16382"/>
        </table:table-row>
        <table:table-row table:style-name="ro2">
          <table:table-cell office:value-type="float" office:value="22.336628000000001" table:style-name="ce3">
            <text:p>22,336628</text:p>
          </table:table-cell>
          <table:table-cell office:value-type="float" office:value="56.397122000000003" table:style-name="ce3">
            <text:p>56,397122</text:p>
          </table:table-cell>
          <table:table-cell table:number-columns-repeated="16382"/>
        </table:table-row>
        <table:table-row table:style-name="ro2">
          <table:table-cell office:value-type="float" office:value="22.344735" table:style-name="ce3">
            <text:p>22,344735</text:p>
          </table:table-cell>
          <table:table-cell office:value-type="float" office:value="56.396965000000002" table:style-name="ce3">
            <text:p>56,396965</text:p>
          </table:table-cell>
          <table:table-cell table:number-columns-repeated="16382"/>
        </table:table-row>
        <table:table-row table:style-name="ro2">
          <table:table-cell office:value-type="float" office:value="22.352841999999999" table:style-name="ce3">
            <text:p>22,352842</text:p>
          </table:table-cell>
          <table:table-cell office:value-type="float" office:value="56.396808" table:style-name="ce3">
            <text:p>56,396808</text:p>
          </table:table-cell>
          <table:table-cell table:number-columns-repeated="16382"/>
        </table:table-row>
        <table:table-row table:style-name="ro2">
          <table:table-cell office:value-type="float" office:value="22.360949000000002" table:style-name="ce3">
            <text:p>22,360949</text:p>
          </table:table-cell>
          <table:table-cell office:value-type="float" office:value="56.396647999999999" table:style-name="ce3">
            <text:p>56,396648</text:p>
          </table:table-cell>
          <table:table-cell table:number-columns-repeated="16382"/>
        </table:table-row>
        <table:table-row table:style-name="ro2">
          <table:table-cell office:value-type="float" office:value="22.361232000000001" table:style-name="ce3">
            <text:p>22,361232</text:p>
          </table:table-cell>
          <table:table-cell office:value-type="float" office:value="56.401137999999897" table:style-name="ce3">
            <text:p>56,401138</text:p>
          </table:table-cell>
          <table:table-cell table:number-columns-repeated="16382"/>
        </table:table-row>
        <table:table-row table:style-name="ro2">
          <table:table-cell office:value-type="float" office:value="22.369339" table:style-name="ce3">
            <text:p>22,369339</text:p>
          </table:table-cell>
          <table:table-cell office:value-type="float" office:value="56.400982999999997" table:style-name="ce3">
            <text:p>56,400983</text:p>
          </table:table-cell>
          <table:table-cell table:number-columns-repeated="16382"/>
        </table:table-row>
        <table:table-row table:style-name="ro2">
          <table:table-cell office:value-type="float" office:value="22.377445000000002" table:style-name="ce3">
            <text:p>22,377445</text:p>
          </table:table-cell>
          <table:table-cell office:value-type="float" office:value="56.400821000000001" table:style-name="ce3">
            <text:p>56,400821</text:p>
          </table:table-cell>
          <table:table-cell table:number-columns-repeated="16382"/>
        </table:table-row>
        <table:table-row table:style-name="ro2">
          <table:table-cell office:value-type="float" office:value="22.37773" table:style-name="ce3">
            <text:p>22,37773</text:p>
          </table:table-cell>
          <table:table-cell office:value-type="float" office:value="56.405310999999898" table:style-name="ce3">
            <text:p>56,405311</text:p>
          </table:table-cell>
          <table:table-cell table:number-columns-repeated="16382"/>
        </table:table-row>
        <table:table-row table:style-name="ro2">
          <table:table-cell office:value-type="float" office:value="22.385836999999999" table:style-name="ce3">
            <text:p>22,385837</text:p>
          </table:table-cell>
          <table:table-cell office:value-type="float" office:value="56.405150999999996" table:style-name="ce3">
            <text:p>56,405151</text:p>
          </table:table-cell>
          <table:table-cell table:number-columns-repeated="16382"/>
        </table:table-row>
        <table:table-row table:style-name="ro2">
          <table:table-cell office:value-type="float" office:value="22.393948999999999" table:style-name="ce3">
            <text:p>22,393949</text:p>
          </table:table-cell>
          <table:table-cell office:value-type="float" office:value="56.404992" table:style-name="ce3">
            <text:p>56,404992</text:p>
          </table:table-cell>
          <table:table-cell table:number-columns-repeated="16382"/>
        </table:table-row>
        <table:table-row table:style-name="ro2">
          <table:table-cell office:value-type="float" office:value="22.402055000000001" table:style-name="ce3">
            <text:p>22,402055</text:p>
          </table:table-cell>
          <table:table-cell office:value-type="float" office:value="56.404827999999902" table:style-name="ce3">
            <text:p>56,404828</text:p>
          </table:table-cell>
          <table:table-cell table:number-columns-repeated="16382"/>
        </table:table-row>
        <table:table-row table:style-name="ro2">
          <table:table-cell office:value-type="float" office:value="22.402342999999998" table:style-name="ce3">
            <text:p>22,402343</text:p>
          </table:table-cell>
          <table:table-cell office:value-type="float" office:value="56.409317999999999" table:style-name="ce3">
            <text:p>56,409318</text:p>
          </table:table-cell>
          <table:table-cell table:number-columns-repeated="16382"/>
        </table:table-row>
        <table:table-row table:style-name="ro2">
          <table:table-cell office:value-type="float" office:value="22.410451999999999" table:style-name="ce3">
            <text:p>22,410452</text:p>
          </table:table-cell>
          <table:table-cell office:value-type="float" office:value="56.409156000000003" table:style-name="ce3">
            <text:p>56,409156</text:p>
          </table:table-cell>
          <table:table-cell table:number-columns-repeated="16382"/>
        </table:table-row>
        <table:table-row table:style-name="ro2">
          <table:table-cell office:value-type="float" office:value="22.418561" table:style-name="ce3">
            <text:p>22,418561</text:p>
          </table:table-cell>
          <table:table-cell office:value-type="float" office:value="56.408991999999898" table:style-name="ce3">
            <text:p>56,408992</text:p>
          </table:table-cell>
          <table:table-cell table:number-columns-repeated="16382"/>
        </table:table-row>
        <table:table-row table:style-name="ro2">
          <table:table-cell office:value-type="float" office:value="22.426669999999898" table:style-name="ce3">
            <text:p>22,42667</text:p>
          </table:table-cell>
          <table:table-cell office:value-type="float" office:value="56.408831999999997" table:style-name="ce3">
            <text:p>56,408832</text:p>
          </table:table-cell>
          <table:table-cell table:number-columns-repeated="16382"/>
        </table:table-row>
        <table:table-row table:style-name="ro2">
          <table:table-cell office:value-type="float" office:value="22.434778999999899" table:style-name="ce3">
            <text:p>22,434779</text:p>
          </table:table-cell>
          <table:table-cell office:value-type="float" office:value="56.408667999999999" table:style-name="ce3">
            <text:p>56,408668</text:p>
          </table:table-cell>
          <table:table-cell table:number-columns-repeated="16382"/>
        </table:table-row>
        <table:table-row table:style-name="ro2">
          <table:table-cell office:value-type="float" office:value="22.442888" table:style-name="ce3">
            <text:p>22,442888</text:p>
          </table:table-cell>
          <table:table-cell office:value-type="float" office:value="56.408503999999901" table:style-name="ce3">
            <text:p>56,408504</text:p>
          </table:table-cell>
          <table:table-cell table:number-columns-repeated="16382"/>
        </table:table-row>
        <table:table-row table:style-name="ro2">
          <table:table-cell office:value-type="float" office:value="22.442596999999999" table:style-name="ce3">
            <text:p>22,442597</text:p>
          </table:table-cell>
          <table:table-cell office:value-type="float" office:value="56.404013999999997" table:style-name="ce3">
            <text:p>56,404014</text:p>
          </table:table-cell>
          <table:table-cell table:number-columns-repeated="16382"/>
        </table:table-row>
        <table:table-row table:style-name="ro2">
          <table:table-cell office:value-type="float" office:value="22.450704000000002" table:style-name="ce3">
            <text:p>22,450704</text:p>
          </table:table-cell>
          <table:table-cell office:value-type="float" office:value="56.403849999999998" table:style-name="ce3">
            <text:p>56,40385</text:p>
          </table:table-cell>
          <table:table-cell table:number-columns-repeated="16382"/>
        </table:table-row>
        <table:table-row table:style-name="ro2">
          <table:table-cell office:value-type="float" office:value="22.458812999999999" table:style-name="ce3">
            <text:p>22,458813</text:p>
          </table:table-cell>
          <table:table-cell office:value-type="float" office:value="56.403683999999998" table:style-name="ce3">
            <text:p>56,403684</text:p>
          </table:table-cell>
          <table:table-cell table:number-columns-repeated="16382"/>
        </table:table-row>
        <table:table-row table:style-name="ro2">
          <table:table-cell office:value-type="float" office:value="22.466922" table:style-name="ce3">
            <text:p>22,466922</text:p>
          </table:table-cell>
          <table:table-cell office:value-type="float" office:value="56.40352" table:style-name="ce3">
            <text:p>56,40352</text:p>
          </table:table-cell>
          <table:table-cell table:number-columns-repeated="16382"/>
        </table:table-row>
        <table:table-row table:style-name="ro2">
          <table:table-cell office:value-type="float" office:value="22.475028999999999" table:style-name="ce3">
            <text:p>22,475029</text:p>
          </table:table-cell>
          <table:table-cell office:value-type="float" office:value="56.403350999999901" table:style-name="ce3">
            <text:p>56,403351</text:p>
          </table:table-cell>
          <table:table-cell table:number-columns-repeated="16382"/>
        </table:table-row>
        <table:table-row table:style-name="ro2">
          <table:table-cell office:value-type="float" office:value="22.483138" table:style-name="ce3">
            <text:p>22,483138</text:p>
          </table:table-cell>
          <table:table-cell office:value-type="float" office:value="56.403182000000001" table:style-name="ce3">
            <text:p>56,403182</text:p>
          </table:table-cell>
          <table:table-cell table:number-columns-repeated="16382"/>
        </table:table-row>
        <table:table-row table:style-name="ro2">
          <table:table-cell office:value-type="float" office:value="22.491244999999999" table:style-name="ce3">
            <text:p>22,491245</text:p>
          </table:table-cell>
          <table:table-cell office:value-type="float" office:value="56.403018000000003" table:style-name="ce3">
            <text:p>56,403018</text:p>
          </table:table-cell>
          <table:table-cell table:number-columns-repeated="16382"/>
        </table:table-row>
        <table:table-row table:style-name="ro2">
          <table:table-cell office:value-type="float" office:value="22.490948999999901" table:style-name="ce3">
            <text:p>22,490949</text:p>
          </table:table-cell>
          <table:table-cell office:value-type="float" office:value="56.398525999999997" table:style-name="ce3">
            <text:p>56,398526</text:p>
          </table:table-cell>
          <table:table-cell table:number-columns-repeated="16382"/>
        </table:table-row>
        <table:table-row table:style-name="ro2">
          <table:table-cell office:value-type="float" office:value="22.499053" table:style-name="ce3">
            <text:p>22,499053</text:p>
          </table:table-cell>
          <table:table-cell office:value-type="float" office:value="56.398356999999997" table:style-name="ce3">
            <text:p>56,398357</text:p>
          </table:table-cell>
          <table:table-cell table:number-columns-repeated="16382"/>
        </table:table-row>
        <table:table-row table:style-name="ro2">
          <table:table-cell office:value-type="float" office:value="22.507162000000001" table:style-name="ce3">
            <text:p>22,507162</text:p>
          </table:table-cell>
          <table:table-cell office:value-type="float" office:value="56.398189000000002" table:style-name="ce3">
            <text:p>56,398189</text:p>
          </table:table-cell>
          <table:table-cell table:number-columns-repeated="16382"/>
        </table:table-row>
        <table:table-row table:style-name="ro2">
          <table:table-cell office:value-type="float" office:value="22.506862000000002" table:style-name="ce3">
            <text:p>22,506862</text:p>
          </table:table-cell>
          <table:table-cell office:value-type="float" office:value="56.393698999999998" table:style-name="ce3">
            <text:p>56,393699</text:p>
          </table:table-cell>
          <table:table-cell table:number-columns-repeated="16382"/>
        </table:table-row>
        <table:table-row table:style-name="ro2">
          <table:table-cell office:value-type="float" office:value="22.514968" table:style-name="ce3">
            <text:p>22,514968</text:p>
          </table:table-cell>
          <table:table-cell office:value-type="float" office:value="56.393532" table:style-name="ce3">
            <text:p>56,393532</text:p>
          </table:table-cell>
          <table:table-cell table:number-columns-repeated="16382"/>
        </table:table-row>
        <table:table-row table:style-name="ro2">
          <table:table-cell office:value-type="float" office:value="22.523073" table:style-name="ce3">
            <text:p>22,523073</text:p>
          </table:table-cell>
          <table:table-cell office:value-type="float" office:value="56.393358999999997" table:style-name="ce3">
            <text:p>56,393359</text:p>
          </table:table-cell>
          <table:table-cell table:number-columns-repeated="16382"/>
        </table:table-row>
        <table:table-row table:style-name="ro2">
          <table:table-cell office:value-type="float" office:value="22.531180000000099" table:style-name="ce3">
            <text:p>22,53118</text:p>
          </table:table-cell>
          <table:table-cell office:value-type="float" office:value="56.393192999999997" table:style-name="ce3">
            <text:p>56,393193</text:p>
          </table:table-cell>
          <table:table-cell table:number-columns-repeated="16382"/>
        </table:table-row>
        <table:table-row table:style-name="ro2">
          <table:table-cell office:value-type="float" office:value="22.539285" table:style-name="ce3">
            <text:p>22,539285</text:p>
          </table:table-cell>
          <table:table-cell office:value-type="float" office:value="56.39302" table:style-name="ce3">
            <text:p>56,39302</text:p>
          </table:table-cell>
          <table:table-cell table:number-columns-repeated="16382"/>
        </table:table-row>
        <table:table-row table:style-name="ro2">
          <table:table-cell office:value-type="float" office:value="22.547388999999999" table:style-name="ce3">
            <text:p>22,547389</text:p>
          </table:table-cell>
          <table:table-cell office:value-type="float" office:value="56.392848999999998" table:style-name="ce3">
            <text:p>56,392849</text:p>
          </table:table-cell>
          <table:table-cell table:number-columns-repeated="16382"/>
        </table:table-row>
        <table:table-row table:style-name="ro2">
          <table:table-cell office:value-type="float" office:value="22.555496000000002" table:style-name="ce3">
            <text:p>22,555496</text:p>
          </table:table-cell>
          <table:table-cell office:value-type="float" office:value="56.392677999999997" table:style-name="ce3">
            <text:p>56,392678</text:p>
          </table:table-cell>
          <table:table-cell table:number-columns-repeated="16382"/>
        </table:table-row>
        <table:table-row table:style-name="ro2">
          <table:table-cell office:value-type="float" office:value="22.563597999999999" table:style-name="ce3">
            <text:p>22,563598</text:p>
          </table:table-cell>
          <table:table-cell office:value-type="float" office:value="56.392507000000002" table:style-name="ce3">
            <text:p>56,392507</text:p>
          </table:table-cell>
          <table:table-cell table:number-columns-repeated="16382"/>
        </table:table-row>
        <table:table-row table:style-name="ro2">
          <table:table-cell office:value-type="float" office:value="22.571705000000001" table:style-name="ce3">
            <text:p>22,571705</text:p>
          </table:table-cell>
          <table:table-cell office:value-type="float" office:value="56.392333999999899" table:style-name="ce3">
            <text:p>56,392334</text:p>
          </table:table-cell>
          <table:table-cell table:number-columns-repeated="16382"/>
        </table:table-row>
        <table:table-row table:style-name="ro2">
          <table:table-cell office:value-type="float" office:value="22.579812" table:style-name="ce3">
            <text:p>22,579812</text:p>
          </table:table-cell>
          <table:table-cell office:value-type="float" office:value="56.392158000000002" table:style-name="ce3">
            <text:p>56,392158</text:p>
          </table:table-cell>
          <table:table-cell table:number-columns-repeated="16382"/>
        </table:table-row>
        <table:table-row table:style-name="ro2">
          <table:table-cell office:value-type="float" office:value="22.587914000000001" table:style-name="ce3">
            <text:p>22,587914</text:p>
          </table:table-cell>
          <table:table-cell office:value-type="float" office:value="56.391987" table:style-name="ce3">
            <text:p>56,391987</text:p>
          </table:table-cell>
          <table:table-cell table:number-columns-repeated="16382"/>
        </table:table-row>
        <table:table-row table:style-name="ro2">
          <table:table-cell office:value-type="float" office:value="22.587607000000101" table:style-name="ce3">
            <text:p>22,587607</text:p>
          </table:table-cell>
          <table:table-cell office:value-type="float" office:value="56.387497000000003" table:style-name="ce3">
            <text:p>56,387497</text:p>
          </table:table-cell>
          <table:table-cell table:number-columns-repeated="16382"/>
        </table:table-row>
        <table:table-row table:style-name="ro2">
          <table:table-cell office:value-type="float" office:value="22.595711000000001" table:style-name="ce3">
            <text:p>22,595711</text:p>
          </table:table-cell>
          <table:table-cell office:value-type="float" office:value="56.387321999999998" table:style-name="ce3">
            <text:p>56,387322</text:p>
          </table:table-cell>
          <table:table-cell table:number-columns-repeated="16382"/>
        </table:table-row>
        <table:table-row table:style-name="ro2">
          <table:table-cell office:value-type="float" office:value="22.595400999999999" table:style-name="ce3">
            <text:p>22,595401</text:p>
          </table:table-cell>
          <table:table-cell office:value-type="float" office:value="56.382832000000001" table:style-name="ce3">
            <text:p>56,382832</text:p>
          </table:table-cell>
          <table:table-cell table:number-columns-repeated="16382"/>
        </table:table-row>
        <table:table-row table:style-name="ro2">
          <table:table-cell office:value-type="float" office:value="22.603504000000001" table:style-name="ce3">
            <text:p>22,603504</text:p>
          </table:table-cell>
          <table:table-cell office:value-type="float" office:value="56.382655999999898" table:style-name="ce3">
            <text:p>56,382656</text:p>
          </table:table-cell>
          <table:table-cell table:number-columns-repeated="16382"/>
        </table:table-row>
        <table:table-row table:style-name="ro2">
          <table:table-cell office:value-type="float" office:value="22.611607999999901" table:style-name="ce3">
            <text:p>22,611608</text:p>
          </table:table-cell>
          <table:table-cell office:value-type="float" office:value="56.382480999999999" table:style-name="ce3">
            <text:p>56,382481</text:p>
          </table:table-cell>
          <table:table-cell table:number-columns-repeated="16382"/>
        </table:table-row>
        <table:table-row table:style-name="ro2">
          <table:table-cell office:value-type="float" office:value="22.619710999999999" table:style-name="ce3">
            <text:p>22,619711</text:p>
          </table:table-cell>
          <table:table-cell office:value-type="float" office:value="56.382305000000002" table:style-name="ce3">
            <text:p>56,382305</text:p>
          </table:table-cell>
          <table:table-cell table:number-columns-repeated="16382"/>
        </table:table-row>
        <table:table-row table:style-name="ro2">
          <table:table-cell office:value-type="float" office:value="22.619397999999901" table:style-name="ce3">
            <text:p>22,619398</text:p>
          </table:table-cell>
          <table:table-cell office:value-type="float" office:value="56.377814999999998" table:style-name="ce3">
            <text:p>56,377815</text:p>
          </table:table-cell>
          <table:table-cell table:number-columns-repeated="16382"/>
        </table:table-row>
        <table:table-row table:style-name="ro2">
          <table:table-cell office:value-type="float" office:value="22.627500999999999" table:style-name="ce3">
            <text:p>22,627501</text:p>
          </table:table-cell>
          <table:table-cell office:value-type="float" office:value="56.3776399999999" table:style-name="ce3">
            <text:p>56,37764</text:p>
          </table:table-cell>
          <table:table-cell table:number-columns-repeated="16382"/>
        </table:table-row>
        <table:table-row table:style-name="ro2">
          <table:table-cell office:value-type="float" office:value="22.635601000000001" table:style-name="ce3">
            <text:p>22,635601</text:p>
          </table:table-cell>
          <table:table-cell office:value-type="float" office:value="56.377459999999999" table:style-name="ce3">
            <text:p>56,37746</text:p>
          </table:table-cell>
          <table:table-cell table:number-columns-repeated="16382"/>
        </table:table-row>
        <table:table-row table:style-name="ro2">
          <table:table-cell office:value-type="float" office:value="22.635289" table:style-name="ce3">
            <text:p>22,635289</text:p>
          </table:table-cell>
          <table:table-cell office:value-type="float" office:value="56.372970000000002" table:style-name="ce3">
            <text:p>56,37297</text:p>
          </table:table-cell>
          <table:table-cell table:number-columns-repeated="16382"/>
        </table:table-row>
        <table:table-row table:style-name="ro2">
          <table:table-cell office:value-type="float" office:value="22.6349739999999" table:style-name="ce3">
            <text:p>22,634974</text:p>
          </table:table-cell>
          <table:table-cell office:value-type="float" office:value="56.368480000000098" table:style-name="ce3">
            <text:p>56,36848</text:p>
          </table:table-cell>
          <table:table-cell table:number-columns-repeated="16382"/>
        </table:table-row>
        <table:table-row table:style-name="ro2">
          <table:table-cell office:value-type="float" office:value="22.634661999999999" table:style-name="ce3">
            <text:p>22,634662</text:p>
          </table:table-cell>
          <table:table-cell office:value-type="float" office:value="56.363990000000001" table:style-name="ce3">
            <text:p>56,36399</text:p>
          </table:table-cell>
          <table:table-cell table:number-columns-repeated="16382"/>
        </table:table-row>
        <table:table-row table:style-name="ro2">
          <table:table-cell office:value-type="float" office:value="22.642759999999999" table:style-name="ce3">
            <text:p>22,64276</text:p>
          </table:table-cell>
          <table:table-cell office:value-type="float" office:value="56.363814999999903" table:style-name="ce3">
            <text:p>56,363815</text:p>
          </table:table-cell>
          <table:table-cell table:number-columns-repeated="16382"/>
        </table:table-row>
        <table:table-row table:style-name="ro2">
          <table:table-cell office:value-type="float" office:value="22.650856999999998" table:style-name="ce3">
            <text:p>22,650857</text:p>
          </table:table-cell>
          <table:table-cell office:value-type="float" office:value="56.363636999999997" table:style-name="ce3">
            <text:p>56,363637</text:p>
          </table:table-cell>
          <table:table-cell table:number-columns-repeated="16382"/>
        </table:table-row>
        <table:table-row table:style-name="ro2">
          <table:table-cell office:value-type="float" office:value="22.658957000000001" table:style-name="ce3">
            <text:p>22,658957</text:p>
          </table:table-cell>
          <table:table-cell office:value-type="float" office:value="56.363456999999897" table:style-name="ce3">
            <text:p>56,363457</text:p>
          </table:table-cell>
          <table:table-cell table:number-columns-repeated="16382"/>
        </table:table-row>
        <table:table-row table:style-name="ro2">
          <table:table-cell office:value-type="float" office:value="22.667055000000001" table:style-name="ce3">
            <text:p>22,667055</text:p>
          </table:table-cell>
          <table:table-cell office:value-type="float" office:value="56.363276999999997" table:style-name="ce3">
            <text:p>56,363277</text:p>
          </table:table-cell>
          <table:table-cell table:number-columns-repeated="16382"/>
        </table:table-row>
        <table:table-row table:style-name="ro2">
          <table:table-cell office:value-type="float" office:value="22.675153000000002" table:style-name="ce3">
            <text:p>22,675153</text:p>
          </table:table-cell>
          <table:table-cell office:value-type="float" office:value="56.363098999999998" table:style-name="ce3">
            <text:p>56,363099</text:p>
          </table:table-cell>
          <table:table-cell table:number-columns-repeated="16382"/>
        </table:table-row>
        <table:table-row table:style-name="ro2">
          <table:table-cell office:value-type="float" office:value="22.674835999999999" table:style-name="ce3">
            <text:p>22,674836</text:p>
          </table:table-cell>
          <table:table-cell office:value-type="float" office:value="56.358608999999902" table:style-name="ce3">
            <text:p>56,358609</text:p>
          </table:table-cell>
          <table:table-cell table:number-columns-repeated="16382"/>
        </table:table-row>
        <table:table-row table:style-name="ro2">
          <table:table-cell office:value-type="float" office:value="22.682931999999902" table:style-name="ce3">
            <text:p>22,682932</text:p>
          </table:table-cell>
          <table:table-cell office:value-type="float" office:value="56.358429000000001" table:style-name="ce3">
            <text:p>56,358429</text:p>
          </table:table-cell>
          <table:table-cell table:number-columns-repeated="16382"/>
        </table:table-row>
        <table:table-row table:style-name="ro2">
          <table:table-cell office:value-type="float" office:value="22.682613" table:style-name="ce3">
            <text:p>22,682613</text:p>
          </table:table-cell>
          <table:table-cell office:value-type="float" office:value="56.353938999999997" table:style-name="ce3">
            <text:p>56,353939</text:p>
          </table:table-cell>
          <table:table-cell table:number-columns-repeated="16382"/>
        </table:table-row>
        <table:table-row table:style-name="ro2">
          <table:table-cell office:value-type="float" office:value="22.690708000000001" table:style-name="ce3">
            <text:p>22,690708</text:p>
          </table:table-cell>
          <table:table-cell office:value-type="float" office:value="56.353758999999997" table:style-name="ce3">
            <text:p>56,353759</text:p>
          </table:table-cell>
          <table:table-cell table:number-columns-repeated="16382"/>
        </table:table-row>
        <table:table-row table:style-name="ro2">
          <table:table-cell office:value-type="float" office:value="22.691029" table:style-name="ce3">
            <text:p>22,691029</text:p>
          </table:table-cell>
          <table:table-cell office:value-type="float" office:value="56.358248999999901" table:style-name="ce3">
            <text:p>56,358249</text:p>
          </table:table-cell>
          <table:table-cell table:number-columns-repeated="16382"/>
        </table:table-row>
        <table:table-row table:style-name="ro2">
          <table:table-cell office:value-type="float" office:value="22.699127000000001" table:style-name="ce3">
            <text:p>22,699127</text:p>
          </table:table-cell>
          <table:table-cell office:value-type="float" office:value="56.358066999999899" table:style-name="ce3">
            <text:p>56,358067</text:p>
          </table:table-cell>
          <table:table-cell table:number-columns-repeated="16382"/>
        </table:table-row>
        <table:table-row table:style-name="ro2">
          <table:table-cell office:value-type="float" office:value="22.707225000000101" table:style-name="ce3">
            <text:p>22,707225</text:p>
          </table:table-cell>
          <table:table-cell office:value-type="float" office:value="56.357883999999999" table:style-name="ce3">
            <text:p>56,357884</text:p>
          </table:table-cell>
          <table:table-cell table:number-columns-repeated="16382"/>
        </table:table-row>
        <table:table-row table:style-name="ro2">
          <table:table-cell office:value-type="float" office:value="22.707546000000001" table:style-name="ce3">
            <text:p>22,707546</text:p>
          </table:table-cell>
          <table:table-cell office:value-type="float" office:value="56.362374000000003" table:style-name="ce3">
            <text:p>56,362374</text:p>
          </table:table-cell>
          <table:table-cell table:number-columns-repeated="16382"/>
        </table:table-row>
        <table:table-row table:style-name="ro2">
          <table:table-cell office:value-type="float" office:value="22.715643999999902" table:style-name="ce3">
            <text:p>22,715644</text:p>
          </table:table-cell>
          <table:table-cell office:value-type="float" office:value="56.362194000000002" table:style-name="ce3">
            <text:p>56,362194</text:p>
          </table:table-cell>
          <table:table-cell table:number-columns-repeated="16382"/>
        </table:table-row>
        <table:table-row table:style-name="ro2">
          <table:table-cell office:value-type="float" office:value="22.715968" table:style-name="ce3">
            <text:p>22,715968</text:p>
          </table:table-cell>
          <table:table-cell office:value-type="float" office:value="56.366683999999999" table:style-name="ce3">
            <text:p>56,366684</text:p>
          </table:table-cell>
          <table:table-cell table:number-columns-repeated="16382"/>
        </table:table-row>
        <table:table-row table:style-name="ro2">
          <table:table-cell office:value-type="float" office:value="22.7240679999999" table:style-name="ce3">
            <text:p>22,724068</text:p>
          </table:table-cell>
          <table:table-cell office:value-type="float" office:value="56.366501999999997" table:style-name="ce3">
            <text:p>56,366502</text:p>
          </table:table-cell>
          <table:table-cell table:number-columns-repeated="16382"/>
        </table:table-row>
        <table:table-row table:style-name="ro2">
          <table:table-cell office:value-type="float" office:value="22.724391000000001" table:style-name="ce3">
            <text:p>22,724391</text:p>
          </table:table-cell>
          <table:table-cell office:value-type="float" office:value="56.370987" table:style-name="ce3">
            <text:p>56,370987</text:p>
          </table:table-cell>
          <table:table-cell table:number-columns-repeated="16382"/>
        </table:table-row>
        <table:table-row table:style-name="ro2">
          <table:table-cell office:value-type="float" office:value="22.732491" table:style-name="ce3">
            <text:p>22,732491</text:p>
          </table:table-cell>
          <table:table-cell office:value-type="float" office:value="56.370804999999997" table:style-name="ce3">
            <text:p>56,370805</text:p>
          </table:table-cell>
          <table:table-cell table:number-columns-repeated="16382"/>
        </table:table-row>
        <table:table-row table:style-name="ro2">
          <table:table-cell office:value-type="float" office:value="22.732817000000001" table:style-name="ce3">
            <text:p>22,732817</text:p>
          </table:table-cell>
          <table:table-cell office:value-type="float" office:value="56.375294999999902" table:style-name="ce3">
            <text:p>56,375295</text:p>
          </table:table-cell>
          <table:table-cell table:number-columns-repeated="16382"/>
        </table:table-row>
        <table:table-row table:style-name="ro2">
          <table:table-cell office:value-type="float" office:value="22.740917" table:style-name="ce3">
            <text:p>22,740917</text:p>
          </table:table-cell>
          <table:table-cell office:value-type="float" office:value="56.375109999999999" table:style-name="ce3">
            <text:p>56,37511</text:p>
          </table:table-cell>
          <table:table-cell table:number-columns-repeated="16382"/>
        </table:table-row>
        <table:table-row table:style-name="ro2">
          <table:table-cell office:value-type="float" office:value="22.740590999999899" table:style-name="ce3">
            <text:p>22,740591</text:p>
          </table:table-cell>
          <table:table-cell office:value-type="float" office:value="56.370620000000002" table:style-name="ce3">
            <text:p>56,37062</text:p>
          </table:table-cell>
          <table:table-cell table:number-columns-repeated="16382"/>
        </table:table-row>
        <table:table-row table:style-name="ro2">
          <table:table-cell office:value-type="float" office:value="22.748691999999998" table:style-name="ce3">
            <text:p>22,748692</text:p>
          </table:table-cell>
          <table:table-cell office:value-type="float" office:value="56.370438" table:style-name="ce3">
            <text:p>56,370438</text:p>
          </table:table-cell>
          <table:table-cell table:number-columns-repeated="16382"/>
        </table:table-row>
        <table:table-row table:style-name="ro2">
          <table:table-cell office:value-type="float" office:value="22.756789000000001" table:style-name="ce3">
            <text:p>22,756789</text:p>
          </table:table-cell>
          <table:table-cell office:value-type="float" office:value="56.370251000000003" table:style-name="ce3">
            <text:p>56,370251</text:p>
          </table:table-cell>
          <table:table-cell table:number-columns-repeated="16382"/>
        </table:table-row>
        <table:table-row table:style-name="ro2">
          <table:table-cell office:value-type="float" office:value="22.764892" table:style-name="ce3">
            <text:p>22,764892</text:p>
          </table:table-cell>
          <table:table-cell office:value-type="float" office:value="56.370063999999999" table:style-name="ce3">
            <text:p>56,370064</text:p>
          </table:table-cell>
          <table:table-cell table:number-columns-repeated="16382"/>
        </table:table-row>
        <table:table-row table:style-name="ro2">
          <table:table-cell office:value-type="float" office:value="22.7729889999999" table:style-name="ce3">
            <text:p>22,772989</text:p>
          </table:table-cell>
          <table:table-cell office:value-type="float" office:value="56.369881999999997" table:style-name="ce3">
            <text:p>56,369882</text:p>
          </table:table-cell>
          <table:table-cell table:number-columns-repeated="16382"/>
        </table:table-row>
        <table:table-row table:style-name="ro2">
          <table:table-cell office:value-type="float" office:value="22.772659000000001" table:style-name="ce3">
            <text:p>22,772659</text:p>
          </table:table-cell>
          <table:table-cell office:value-type="float" office:value="56.365392" table:style-name="ce3">
            <text:p>56,365392</text:p>
          </table:table-cell>
          <table:table-cell table:number-columns-repeated="16382"/>
        </table:table-row>
        <table:table-row table:style-name="ro2">
          <table:table-cell office:value-type="float" office:value="22.7807589999999" table:style-name="ce3">
            <text:p>22,780759</text:p>
          </table:table-cell>
          <table:table-cell office:value-type="float" office:value="56.365202999999902" table:style-name="ce3">
            <text:p>56,365203</text:p>
          </table:table-cell>
          <table:table-cell table:number-columns-repeated="16382"/>
        </table:table-row>
        <table:table-row table:style-name="ro2">
          <table:table-cell office:value-type="float" office:value="22.781086999999999" table:style-name="ce3">
            <text:p>22,781087</text:p>
          </table:table-cell>
          <table:table-cell office:value-type="float" office:value="56.369692999999998" table:style-name="ce3">
            <text:p>56,369693</text:p>
          </table:table-cell>
          <table:table-cell table:number-columns-repeated="16382"/>
        </table:table-row>
        <table:table-row table:style-name="ro2">
          <table:table-cell office:value-type="float" office:value="22.789189" table:style-name="ce3">
            <text:p>22,789189</text:p>
          </table:table-cell>
          <table:table-cell office:value-type="float" office:value="56.369503000000002" table:style-name="ce3">
            <text:p>56,369503</text:p>
          </table:table-cell>
          <table:table-cell table:number-columns-repeated="16382"/>
        </table:table-row>
        <table:table-row table:style-name="ro2">
          <table:table-cell office:value-type="float" office:value="22.797287000000001" table:style-name="ce3">
            <text:p>22,797287</text:p>
          </table:table-cell>
          <table:table-cell office:value-type="float" office:value="56.369317000000002" table:style-name="ce3">
            <text:p>56,369317</text:p>
          </table:table-cell>
          <table:table-cell table:number-columns-repeated="16382"/>
        </table:table-row>
        <table:table-row table:style-name="ro2">
          <table:table-cell office:value-type="float" office:value="22.805384999999902" table:style-name="ce3">
            <text:p>22,805385</text:p>
          </table:table-cell>
          <table:table-cell office:value-type="float" office:value="56.369129999999998" table:style-name="ce3">
            <text:p>56,36913</text:p>
          </table:table-cell>
          <table:table-cell table:number-columns-repeated="16382"/>
        </table:table-row>
        <table:table-row table:style-name="ro2">
          <table:table-cell office:value-type="float" office:value="22.813485" table:style-name="ce3">
            <text:p>22,813485</text:p>
          </table:table-cell>
          <table:table-cell office:value-type="float" office:value="56.368938" table:style-name="ce3">
            <text:p>56,368938</text:p>
          </table:table-cell>
          <table:table-cell table:number-columns-repeated="16382"/>
        </table:table-row>
        <table:table-row table:style-name="ro2">
          <table:table-cell office:value-type="float" office:value="22.821584999999999" table:style-name="ce3">
            <text:p>22,821585</text:p>
          </table:table-cell>
          <table:table-cell office:value-type="float" office:value="56.368751000000003" table:style-name="ce3">
            <text:p>56,368751</text:p>
          </table:table-cell>
          <table:table-cell table:number-columns-repeated="16382"/>
        </table:table-row>
        <table:table-row table:style-name="ro2">
          <table:table-cell office:value-type="float" office:value="22.829682999999999" table:style-name="ce3">
            <text:p>22,829683</text:p>
          </table:table-cell>
          <table:table-cell office:value-type="float" office:value="56.368559999999903" table:style-name="ce3">
            <text:p>56,36856</text:p>
          </table:table-cell>
          <table:table-cell table:number-columns-repeated="16382"/>
        </table:table-row>
        <table:table-row table:style-name="ro2">
          <table:table-cell office:value-type="float" office:value="22.837782999999899" table:style-name="ce3">
            <text:p>22,837783</text:p>
          </table:table-cell>
          <table:table-cell office:value-type="float" office:value="56.368371000000003" table:style-name="ce3">
            <text:p>56,368371</text:p>
          </table:table-cell>
          <table:table-cell table:number-columns-repeated="16382"/>
        </table:table-row>
        <table:table-row table:style-name="ro2">
          <table:table-cell office:value-type="float" office:value="22.845880999999999" table:style-name="ce3">
            <text:p>22,845881</text:p>
          </table:table-cell>
          <table:table-cell office:value-type="float" office:value="56.368178999999998" table:style-name="ce3">
            <text:p>56,368179</text:p>
          </table:table-cell>
          <table:table-cell table:number-columns-repeated="16382"/>
        </table:table-row>
        <table:table-row table:style-name="ro2">
          <table:table-cell office:value-type="float" office:value="22.853978000000001" table:style-name="ce3">
            <text:p>22,853978</text:p>
          </table:table-cell>
          <table:table-cell office:value-type="float" office:value="56.367986000000002" table:style-name="ce3">
            <text:p>56,367986</text:p>
          </table:table-cell>
          <table:table-cell table:number-columns-repeated="16382"/>
        </table:table-row>
        <table:table-row table:style-name="ro2">
          <table:table-cell office:value-type="float" office:value="22.854320000000001" table:style-name="ce3">
            <text:p>22,85432</text:p>
          </table:table-cell>
          <table:table-cell office:value-type="float" office:value="56.372475000000001" table:style-name="ce3">
            <text:p>56,372475</text:p>
          </table:table-cell>
          <table:table-cell table:number-columns-repeated="16382"/>
        </table:table-row>
        <table:table-row table:style-name="ro2">
          <table:table-cell office:value-type="float" office:value="22.862418000000002" table:style-name="ce3">
            <text:p>22,862418</text:p>
          </table:table-cell>
          <table:table-cell office:value-type="float" office:value="56.372283999999901" table:style-name="ce3">
            <text:p>56,372284</text:p>
          </table:table-cell>
          <table:table-cell table:number-columns-repeated="16382"/>
        </table:table-row>
        <table:table-row table:style-name="ro2">
          <table:table-cell office:value-type="float" office:value="22.8705199999999" table:style-name="ce3">
            <text:p>22,87052</text:p>
          </table:table-cell>
          <table:table-cell office:value-type="float" office:value="56.37209" table:style-name="ce3">
            <text:p>56,37209</text:p>
          </table:table-cell>
          <table:table-cell table:number-columns-repeated="16382"/>
        </table:table-row>
        <table:table-row table:style-name="ro2">
          <table:table-cell office:value-type="float" office:value="22.878617999999999" table:style-name="ce3">
            <text:p>22,878618</text:p>
          </table:table-cell>
          <table:table-cell office:value-type="float" office:value="56.371893999999898" table:style-name="ce3">
            <text:p>56,371894</text:p>
          </table:table-cell>
          <table:table-cell table:number-columns-repeated="16382"/>
        </table:table-row>
        <table:table-row table:style-name="ro2">
          <table:table-cell office:value-type="float" office:value="22.886717999999998" table:style-name="ce3">
            <text:p>22,886718</text:p>
          </table:table-cell>
          <table:table-cell office:value-type="float" office:value="56.371704999999999" table:style-name="ce3">
            <text:p>56,371705</text:p>
          </table:table-cell>
          <table:table-cell table:number-columns-repeated="16382"/>
        </table:table-row>
        <table:table-row table:style-name="ro2">
          <table:table-cell office:value-type="float" office:value="22.887062" table:style-name="ce3">
            <text:p>22,887062</text:p>
          </table:table-cell>
          <table:table-cell office:value-type="float" office:value="56.376189999999902" table:style-name="ce3">
            <text:p>56,37619</text:p>
          </table:table-cell>
          <table:table-cell table:number-columns-repeated="16382"/>
        </table:table-row>
        <table:table-row table:style-name="ro2">
          <table:table-cell office:value-type="float" office:value="22.895161999999999" table:style-name="ce3">
            <text:p>22,895162</text:p>
          </table:table-cell>
          <table:table-cell office:value-type="float" office:value="56.375996999999998" table:style-name="ce3">
            <text:p>56,375997</text:p>
          </table:table-cell>
          <table:table-cell table:number-columns-repeated="16382"/>
        </table:table-row>
        <table:table-row table:style-name="ro2">
          <table:table-cell office:value-type="float" office:value="22.903262999999999" table:style-name="ce3">
            <text:p>22,903263</text:p>
          </table:table-cell>
          <table:table-cell office:value-type="float" office:value="56.375801000000003" table:style-name="ce3">
            <text:p>56,375801</text:p>
          </table:table-cell>
          <table:table-cell table:number-columns-repeated="16382"/>
        </table:table-row>
        <table:table-row table:style-name="ro2">
          <table:table-cell office:value-type="float" office:value="22.911362999999898" table:style-name="ce3">
            <text:p>22,911363</text:p>
          </table:table-cell>
          <table:table-cell office:value-type="float" office:value="56.375607000000002" table:style-name="ce3">
            <text:p>56,375607</text:p>
          </table:table-cell>
          <table:table-cell table:number-columns-repeated="16382"/>
        </table:table-row>
        <table:table-row table:style-name="ro2">
          <table:table-cell office:value-type="float" office:value="22.911708999999998" table:style-name="ce3">
            <text:p>22,911709</text:p>
          </table:table-cell>
          <table:table-cell office:value-type="float" office:value="56.380096999999999" table:style-name="ce3">
            <text:p>56,380097</text:p>
          </table:table-cell>
          <table:table-cell table:number-columns-repeated="16382"/>
        </table:table-row>
        <table:table-row table:style-name="ro2">
          <table:table-cell office:value-type="float" office:value="22.919809000000001" table:style-name="ce3">
            <text:p>22,919809</text:p>
          </table:table-cell>
          <table:table-cell office:value-type="float" office:value="56.379899000000002" table:style-name="ce3">
            <text:p>56,379899</text:p>
          </table:table-cell>
          <table:table-cell table:number-columns-repeated="16382"/>
        </table:table-row>
        <table:table-row table:style-name="ro2">
          <table:table-cell office:value-type="float" office:value="22.920158000000001" table:style-name="ce3">
            <text:p>22,920158</text:p>
          </table:table-cell>
          <table:table-cell office:value-type="float" office:value="56.384387999999902" table:style-name="ce3">
            <text:p>56,384388</text:p>
          </table:table-cell>
          <table:table-cell table:number-columns-repeated="16382"/>
        </table:table-row>
        <table:table-row table:style-name="ro2">
          <table:table-cell office:value-type="float" office:value="22.928260000000101" table:style-name="ce3">
            <text:p>22,92826</text:p>
          </table:table-cell>
          <table:table-cell office:value-type="float" office:value="56.384191999999899" table:style-name="ce3">
            <text:p>56,384192</text:p>
          </table:table-cell>
          <table:table-cell table:number-columns-repeated="16382"/>
        </table:table-row>
        <table:table-row table:style-name="ro2">
          <table:table-cell office:value-type="float" office:value="22.928608999999899" table:style-name="ce3">
            <text:p>22,928609</text:p>
          </table:table-cell>
          <table:table-cell office:value-type="float" office:value="56.388680000000001" table:style-name="ce3">
            <text:p>56,38868</text:p>
          </table:table-cell>
          <table:table-cell table:number-columns-repeated="16382"/>
        </table:table-row>
        <table:table-row table:style-name="ro2">
          <table:table-cell office:value-type="float" office:value="22.92896" table:style-name="ce3">
            <text:p>22,92896</text:p>
          </table:table-cell>
          <table:table-cell office:value-type="float" office:value="56.393169999999998" table:style-name="ce3">
            <text:p>56,39317</text:p>
          </table:table-cell>
          <table:table-cell table:number-columns-repeated="16382"/>
        </table:table-row>
        <table:table-row table:style-name="ro2">
          <table:table-cell office:value-type="float" office:value="22.929307999999899" table:style-name="ce3">
            <text:p>22,929308</text:p>
          </table:table-cell>
          <table:table-cell office:value-type="float" office:value="56.397660000000002" table:style-name="ce3">
            <text:p>56,39766</text:p>
          </table:table-cell>
          <table:table-cell table:number-columns-repeated="16382"/>
        </table:table-row>
        <table:table-row table:style-name="ro2">
          <table:table-cell office:value-type="float" office:value="22.929656999999999" table:style-name="ce3">
            <text:p>22,929657</text:p>
          </table:table-cell>
          <table:table-cell office:value-type="float" office:value="56.402149999999999" table:style-name="ce3">
            <text:p>56,40215</text:p>
          </table:table-cell>
          <table:table-cell table:number-columns-repeated="16382"/>
        </table:table-row>
        <table:table-row table:style-name="ro2">
          <table:table-cell office:value-type="float" office:value="22.930005999999899" table:style-name="ce3">
            <text:p>22,930006</text:p>
          </table:table-cell>
          <table:table-cell office:value-type="float" office:value="56.406634999999902" table:style-name="ce3">
            <text:p>56,406635</text:p>
          </table:table-cell>
          <table:table-cell table:number-columns-repeated="16382"/>
        </table:table-row>
        <table:table-row table:style-name="ro2">
          <table:table-cell office:value-type="float" office:value="22.938112999999898" table:style-name="ce3">
            <text:p>22,938113</text:p>
          </table:table-cell>
          <table:table-cell office:value-type="float" office:value="56.406441000000001" table:style-name="ce3">
            <text:p>56,406441</text:p>
          </table:table-cell>
          <table:table-cell table:number-columns-repeated="16382"/>
        </table:table-row>
        <table:table-row table:style-name="ro2">
          <table:table-cell office:value-type="float" office:value="22.938464" table:style-name="ce3">
            <text:p>22,938464</text:p>
          </table:table-cell>
          <table:table-cell office:value-type="float" office:value="56.410927000000001" table:style-name="ce3">
            <text:p>56,410927</text:p>
          </table:table-cell>
          <table:table-cell table:number-columns-repeated="16382"/>
        </table:table-row>
        <table:table-row table:style-name="ro2">
          <table:table-cell office:value-type="float" office:value="22.946570999999999" table:style-name="ce3">
            <text:p>22,946571</text:p>
          </table:table-cell>
          <table:table-cell office:value-type="float" office:value="56.410727999999899" table:style-name="ce3">
            <text:p>56,410728</text:p>
          </table:table-cell>
          <table:table-cell table:number-columns-repeated="16382"/>
        </table:table-row>
        <table:table-row table:style-name="ro2">
          <table:table-cell office:value-type="float" office:value="22.946922000000001" table:style-name="ce3">
            <text:p>22,946922</text:p>
          </table:table-cell>
          <table:table-cell office:value-type="float" office:value="56.415218000000003" table:style-name="ce3">
            <text:p>56,415218</text:p>
          </table:table-cell>
          <table:table-cell table:number-columns-repeated="16382"/>
        </table:table-row>
        <table:table-row table:style-name="ro2">
          <table:table-cell office:value-type="float" office:value="22.955031000000002" table:style-name="ce3">
            <text:p>22,955031</text:p>
          </table:table-cell>
          <table:table-cell office:value-type="float" office:value="56.415019999999998" table:style-name="ce3">
            <text:p>56,41502</text:p>
          </table:table-cell>
          <table:table-cell table:number-columns-repeated="16382"/>
        </table:table-row>
        <table:table-row table:style-name="ro2">
          <table:table-cell office:value-type="float" office:value="22.963138000000001" table:style-name="ce3">
            <text:p>22,963138</text:p>
          </table:table-cell>
          <table:table-cell office:value-type="float" office:value="56.414822000000001" table:style-name="ce3">
            <text:p>56,414822</text:p>
          </table:table-cell>
          <table:table-cell table:number-columns-repeated="16382"/>
        </table:table-row>
        <table:table-row table:style-name="ro2">
          <table:table-cell office:value-type="float" office:value="22.962786999999899" table:style-name="ce3">
            <text:p>22,962787</text:p>
          </table:table-cell>
          <table:table-cell office:value-type="float" office:value="56.410331999999997" table:style-name="ce3">
            <text:p>56,410332</text:p>
          </table:table-cell>
          <table:table-cell table:number-columns-repeated="16382"/>
        </table:table-row>
        <table:table-row table:style-name="ro2">
          <table:table-cell office:value-type="float" office:value="22.970891000000002" table:style-name="ce3">
            <text:p>22,970891</text:p>
          </table:table-cell>
          <table:table-cell office:value-type="float" office:value="56.410133999999999" table:style-name="ce3">
            <text:p>56,410134</text:p>
          </table:table-cell>
          <table:table-cell table:number-columns-repeated="16382"/>
        </table:table-row>
        <table:table-row table:style-name="ro2">
          <table:table-cell office:value-type="float" office:value="22.978999999999999" table:style-name="ce3">
            <text:p>22,979</text:p>
          </table:table-cell>
          <table:table-cell office:value-type="float" office:value="56.409931" table:style-name="ce3">
            <text:p>56,409931</text:p>
          </table:table-cell>
          <table:table-cell table:number-columns-repeated="16382"/>
        </table:table-row>
        <table:table-row table:style-name="ro2">
          <table:table-cell office:value-type="float" office:value="22.978645" table:style-name="ce3">
            <text:p>22,978645</text:p>
          </table:table-cell>
          <table:table-cell office:value-type="float" office:value="56.405444999999901" table:style-name="ce3">
            <text:p>56,405445</text:p>
          </table:table-cell>
          <table:table-cell table:number-columns-repeated="16382"/>
        </table:table-row>
        <table:table-row table:style-name="ro2">
          <table:table-cell office:value-type="float" office:value="22.986750000000001" table:style-name="ce3">
            <text:p>22,98675</text:p>
          </table:table-cell>
          <table:table-cell office:value-type="float" office:value="56.405242999999899" table:style-name="ce3">
            <text:p>56,405243</text:p>
          </table:table-cell>
          <table:table-cell table:number-columns-repeated="16382"/>
        </table:table-row>
        <table:table-row table:style-name="ro2">
          <table:table-cell office:value-type="float" office:value="22.994855999999999" table:style-name="ce3">
            <text:p>22,994856</text:p>
          </table:table-cell>
          <table:table-cell office:value-type="float" office:value="56.4050399999999" table:style-name="ce3">
            <text:p>56,40504</text:p>
          </table:table-cell>
          <table:table-cell table:number-columns-repeated="16382"/>
        </table:table-row>
        <table:table-row table:style-name="ro2">
          <table:table-cell office:value-type="float" office:value="23.002960999999999" table:style-name="ce3">
            <text:p>23,002961</text:p>
          </table:table-cell>
          <table:table-cell office:value-type="float" office:value="56.404839000000003" table:style-name="ce3">
            <text:p>56,404839</text:p>
          </table:table-cell>
          <table:table-cell table:number-columns-repeated="16382"/>
        </table:table-row>
        <table:table-row table:style-name="ro2">
          <table:table-cell office:value-type="float" office:value="23.002603000000001" table:style-name="ce3">
            <text:p>23,002603</text:p>
          </table:table-cell>
          <table:table-cell office:value-type="float" office:value="56.400351999999998" table:style-name="ce3">
            <text:p>56,400352</text:p>
          </table:table-cell>
          <table:table-cell table:number-columns-repeated="16382"/>
        </table:table-row>
        <table:table-row table:style-name="ro2">
          <table:table-cell office:value-type="float" office:value="23.01071" table:style-name="ce3">
            <text:p>23,01071</text:p>
          </table:table-cell>
          <table:table-cell office:value-type="float" office:value="56.400151000000001" table:style-name="ce3">
            <text:p>56,400151</text:p>
          </table:table-cell>
          <table:table-cell table:number-columns-repeated="16382"/>
        </table:table-row>
        <table:table-row table:style-name="ro2">
          <table:table-cell office:value-type="float" office:value="23.010352000000001" table:style-name="ce3">
            <text:p>23,010352</text:p>
          </table:table-cell>
          <table:table-cell office:value-type="float" office:value="56.395660999999997" table:style-name="ce3">
            <text:p>56,395661</text:p>
          </table:table-cell>
          <table:table-cell table:number-columns-repeated="16382"/>
        </table:table-row>
        <table:table-row table:style-name="ro2">
          <table:table-cell office:value-type="float" office:value="23.009990000000101" table:style-name="ce3">
            <text:p>23,00999</text:p>
          </table:table-cell>
          <table:table-cell office:value-type="float" office:value="56.391171" table:style-name="ce3">
            <text:p>56,391171</text:p>
          </table:table-cell>
          <table:table-cell table:number-columns-repeated="16382"/>
        </table:table-row>
        <table:table-row table:style-name="ro2">
          <table:table-cell office:value-type="float" office:value="23.018094000000001" table:style-name="ce3">
            <text:p>23,018094</text:p>
          </table:table-cell>
          <table:table-cell office:value-type="float" office:value="56.390968000000001" table:style-name="ce3">
            <text:p>56,390968</text:p>
          </table:table-cell>
          <table:table-cell table:number-columns-repeated="16382"/>
        </table:table-row>
        <table:table-row table:style-name="ro2">
          <table:table-cell office:value-type="float" office:value="23.017734000000001" table:style-name="ce3">
            <text:p>23,017734</text:p>
          </table:table-cell>
          <table:table-cell office:value-type="float" office:value="56.386477999999997" table:style-name="ce3">
            <text:p>56,386478</text:p>
          </table:table-cell>
          <table:table-cell table:number-columns-repeated="16382"/>
        </table:table-row>
        <table:table-row table:style-name="ro2">
          <table:table-cell office:value-type="float" office:value="23.017374" table:style-name="ce3">
            <text:p>23,017374</text:p>
          </table:table-cell>
          <table:table-cell office:value-type="float" office:value="56.381993000000001" table:style-name="ce3">
            <text:p>56,381993</text:p>
          </table:table-cell>
          <table:table-cell table:number-columns-repeated="16382"/>
        </table:table-row>
        <table:table-row table:style-name="ro2">
          <table:table-cell office:value-type="float" office:value="23.017016000000002" table:style-name="ce3">
            <text:p>23,017016</text:p>
          </table:table-cell>
          <table:table-cell office:value-type="float" office:value="56.377502999999898" table:style-name="ce3">
            <text:p>56,377503</text:p>
          </table:table-cell>
          <table:table-cell table:number-columns-repeated="16382"/>
        </table:table-row>
        <table:table-row table:style-name="ro2">
          <table:table-cell office:value-type="float" office:value="23.016656000000001" table:style-name="ce3">
            <text:p>23,016656</text:p>
          </table:table-cell>
          <table:table-cell office:value-type="float" office:value="56.373013" table:style-name="ce3">
            <text:p>56,373013</text:p>
          </table:table-cell>
          <table:table-cell table:number-columns-repeated="16382"/>
        </table:table-row>
        <table:table-row table:style-name="ro2">
          <table:table-cell office:value-type="float" office:value="23.016296000000001" table:style-name="ce3">
            <text:p>23,016296</text:p>
          </table:table-cell>
          <table:table-cell office:value-type="float" office:value="56.368526000000003" table:style-name="ce3">
            <text:p>56,368526</text:p>
          </table:table-cell>
          <table:table-cell table:number-columns-repeated="16382"/>
        </table:table-row>
        <table:table-row table:style-name="ro2">
          <table:table-cell office:value-type="float" office:value="23.015937999999998" table:style-name="ce3">
            <text:p>23,015938</text:p>
          </table:table-cell>
          <table:table-cell office:value-type="float" office:value="56.364035999999899" table:style-name="ce3">
            <text:p>56,364036</text:p>
          </table:table-cell>
          <table:table-cell table:number-columns-repeated="16382"/>
        </table:table-row>
        <table:table-row table:style-name="ro2">
          <table:table-cell office:value-type="float" office:value="23.015577999999898" table:style-name="ce3">
            <text:p>23,015578</text:p>
          </table:table-cell>
          <table:table-cell office:value-type="float" office:value="56.359546000000002" table:style-name="ce3">
            <text:p>56,359546</text:p>
          </table:table-cell>
          <table:table-cell table:number-columns-repeated="16382"/>
        </table:table-row>
        <table:table-row table:style-name="ro2">
          <table:table-cell office:value-type="float" office:value="23.015218000000001" table:style-name="ce3">
            <text:p>23,015218</text:p>
          </table:table-cell>
          <table:table-cell office:value-type="float" office:value="56.355060999999999" table:style-name="ce3">
            <text:p>56,355061</text:p>
          </table:table-cell>
          <table:table-cell table:number-columns-repeated="16382"/>
        </table:table-row>
        <table:table-row table:style-name="ro2">
          <table:table-cell office:value-type="float" office:value="23.023313999999999" table:style-name="ce3">
            <text:p>23,023314</text:p>
          </table:table-cell>
          <table:table-cell office:value-type="float" office:value="56.354854999999901" table:style-name="ce3">
            <text:p>56,354855</text:p>
          </table:table-cell>
          <table:table-cell table:number-columns-repeated="16382"/>
        </table:table-row>
        <table:table-row table:style-name="ro2">
          <table:table-cell office:value-type="float" office:value="23.022956000000001" table:style-name="ce3">
            <text:p>23,022956</text:p>
          </table:table-cell>
          <table:table-cell office:value-type="float" office:value="56.350368000000003" table:style-name="ce3">
            <text:p>56,350368</text:p>
          </table:table-cell>
          <table:table-cell table:number-columns-repeated="16382"/>
        </table:table-row>
        <table:table-row table:style-name="ro2">
          <table:table-cell office:value-type="float" office:value="23.022593000000001" table:style-name="ce3">
            <text:p>23,022593</text:p>
          </table:table-cell>
          <table:table-cell office:value-type="float" office:value="56.345877999999999" table:style-name="ce3">
            <text:p>56,345878</text:p>
          </table:table-cell>
          <table:table-cell table:number-columns-repeated="16382"/>
        </table:table-row>
        <table:table-row table:style-name="ro2">
          <table:table-cell office:value-type="float" office:value="23.022235999999999" table:style-name="ce3">
            <text:p>23,022236</text:p>
          </table:table-cell>
          <table:table-cell office:value-type="float" office:value="56.341388000000002" table:style-name="ce3">
            <text:p>56,341388</text:p>
          </table:table-cell>
          <table:table-cell table:number-columns-repeated="16382"/>
        </table:table-row>
        <table:table-row table:style-name="ro2">
          <table:table-cell office:value-type="float" office:value="23.030327" table:style-name="ce3">
            <text:p>23,030327</text:p>
          </table:table-cell>
          <table:table-cell office:value-type="float" office:value="56.341186999999998" table:style-name="ce3">
            <text:p>56,341187</text:p>
          </table:table-cell>
          <table:table-cell table:number-columns-repeated="16382"/>
        </table:table-row>
        <table:table-row table:style-name="ro2">
          <table:table-cell office:value-type="float" office:value="23.029966000000002" table:style-name="ce3">
            <text:p>23,029966</text:p>
          </table:table-cell>
          <table:table-cell office:value-type="float" office:value="56.336697999999998" table:style-name="ce3">
            <text:p>56,336698</text:p>
          </table:table-cell>
          <table:table-cell table:number-columns-repeated="16382"/>
        </table:table-row>
        <table:table-row table:style-name="ro2">
          <table:table-cell office:value-type="float" office:value="23.029605999999902" table:style-name="ce3">
            <text:p>23,029606</text:p>
          </table:table-cell>
          <table:table-cell office:value-type="float" office:value="56.332210000000003" table:style-name="ce3">
            <text:p>56,33221</text:p>
          </table:table-cell>
          <table:table-cell table:number-columns-repeated="16382"/>
        </table:table-row>
        <table:table-row table:style-name="ro2">
          <table:table-cell office:value-type="float" office:value="23.029245999999901" table:style-name="ce3">
            <text:p>23,029246</text:p>
          </table:table-cell>
          <table:table-cell office:value-type="float" office:value="56.327719999999999" table:style-name="ce3">
            <text:p>56,32772</text:p>
          </table:table-cell>
          <table:table-cell table:number-columns-repeated="16382"/>
        </table:table-row>
        <table:table-row table:style-name="ro2">
          <table:table-cell office:value-type="float" office:value="23.037334999999999" table:style-name="ce3">
            <text:p>23,037335</text:p>
          </table:table-cell>
          <table:table-cell office:value-type="float" office:value="56.327514999999998" table:style-name="ce3">
            <text:p>56,327515</text:p>
          </table:table-cell>
          <table:table-cell table:number-columns-repeated="16382"/>
        </table:table-row>
        <table:table-row table:style-name="ro2">
          <table:table-cell office:value-type="float" office:value="23.036975000000002" table:style-name="ce3">
            <text:p>23,036975</text:p>
          </table:table-cell>
          <table:table-cell office:value-type="float" office:value="56.323030000000003" table:style-name="ce3">
            <text:p>56,32303</text:p>
          </table:table-cell>
          <table:table-cell table:number-columns-repeated="16382"/>
        </table:table-row>
        <table:table-row table:style-name="ro2">
          <table:table-cell office:value-type="float" office:value="23.045061" table:style-name="ce3">
            <text:p>23,045061</text:p>
          </table:table-cell>
          <table:table-cell office:value-type="float" office:value="56.322822000000002" table:style-name="ce3">
            <text:p>56,322822</text:p>
          </table:table-cell>
          <table:table-cell table:number-columns-repeated="16382"/>
        </table:table-row>
        <table:table-row table:style-name="ro2">
          <table:table-cell office:value-type="float" office:value="23.053149999999999" table:style-name="ce3">
            <text:p>23,05315</text:p>
          </table:table-cell>
          <table:table-cell office:value-type="float" office:value="56.322617000000001" table:style-name="ce3">
            <text:p>56,322617</text:p>
          </table:table-cell>
          <table:table-cell table:number-columns-repeated="16382"/>
        </table:table-row>
        <table:table-row table:style-name="ro2">
          <table:table-cell office:value-type="float" office:value="23.061236000000001" table:style-name="ce3">
            <text:p>23,061236</text:p>
          </table:table-cell>
          <table:table-cell office:value-type="float" office:value="56.322409999999998" table:style-name="ce3">
            <text:p>56,32241</text:p>
          </table:table-cell>
          <table:table-cell table:number-columns-repeated="16382"/>
        </table:table-row>
        <table:table-row table:style-name="ro2">
          <table:table-cell office:value-type="float" office:value="23.069327000000001" table:style-name="ce3">
            <text:p>23,069327</text:p>
          </table:table-cell>
          <table:table-cell office:value-type="float" office:value="56.322204999999997" table:style-name="ce3">
            <text:p>56,322205</text:p>
          </table:table-cell>
          <table:table-cell table:number-columns-repeated="16382"/>
        </table:table-row>
        <table:table-row table:style-name="ro2">
          <table:table-cell office:value-type="float" office:value="23.077414000000001" table:style-name="ce3">
            <text:p>23,077414</text:p>
          </table:table-cell>
          <table:table-cell office:value-type="float" office:value="56.321998999999899" table:style-name="ce3">
            <text:p>56,321999</text:p>
          </table:table-cell>
          <table:table-cell table:number-columns-repeated="16382"/>
        </table:table-row>
        <table:table-row table:style-name="ro2">
          <table:table-cell office:value-type="float" office:value="23.0770470000001" table:style-name="ce3">
            <text:p>23,077047</text:p>
          </table:table-cell>
          <table:table-cell office:value-type="float" office:value="56.317509999999999" table:style-name="ce3">
            <text:p>56,31751</text:p>
          </table:table-cell>
          <table:table-cell table:number-columns-repeated="16382"/>
        </table:table-row>
        <table:table-row table:style-name="ro2">
          <table:table-cell office:value-type="float" office:value="23.085135000000101" table:style-name="ce3">
            <text:p>23,085135</text:p>
          </table:table-cell>
          <table:table-cell office:value-type="float" office:value="56.317301999999898" table:style-name="ce3">
            <text:p>56,317302</text:p>
          </table:table-cell>
          <table:table-cell table:number-columns-repeated="16382"/>
        </table:table-row>
        <table:table-row table:style-name="ro2">
          <table:table-cell office:value-type="float" office:value="23.084767999999901" table:style-name="ce3">
            <text:p>23,084768</text:p>
          </table:table-cell>
          <table:table-cell office:value-type="float" office:value="56.312811999999902" table:style-name="ce3">
            <text:p>56,312812</text:p>
          </table:table-cell>
          <table:table-cell table:number-columns-repeated="16382"/>
        </table:table-row>
        <table:table-row table:style-name="ro2">
          <table:table-cell office:value-type="float" office:value="23.092854999999901" table:style-name="ce3">
            <text:p>23,092855</text:p>
          </table:table-cell>
          <table:table-cell office:value-type="float" office:value="56.312607" table:style-name="ce3">
            <text:p>56,312607</text:p>
          </table:table-cell>
          <table:table-cell table:number-columns-repeated="16382"/>
        </table:table-row>
        <table:table-row table:style-name="ro2">
          <table:table-cell office:value-type="float" office:value="23.092485" table:style-name="ce3">
            <text:p>23,092485</text:p>
          </table:table-cell>
          <table:table-cell office:value-type="float" office:value="56.308117000000003" table:style-name="ce3">
            <text:p>56,308117</text:p>
          </table:table-cell>
          <table:table-cell table:number-columns-repeated="16382"/>
        </table:table-row>
        <table:table-row table:style-name="ro2">
          <table:table-cell office:value-type="float" office:value="23.100570000000001" table:style-name="ce3">
            <text:p>23,10057</text:p>
          </table:table-cell>
          <table:table-cell office:value-type="float" office:value="56.30791" table:style-name="ce3">
            <text:p>56,30791</text:p>
          </table:table-cell>
          <table:table-cell table:number-columns-repeated="16382"/>
        </table:table-row>
        <table:table-row table:style-name="ro2">
          <table:table-cell office:value-type="float" office:value="23.108654000000001" table:style-name="ce3">
            <text:p>23,108654</text:p>
          </table:table-cell>
          <table:table-cell office:value-type="float" office:value="56.307699999999997" table:style-name="ce3">
            <text:p>56,3077</text:p>
          </table:table-cell>
          <table:table-cell table:number-columns-repeated="16382"/>
        </table:table-row>
        <table:table-row table:style-name="ro2">
          <table:table-cell office:value-type="float" office:value="23.116739999999901" table:style-name="ce3">
            <text:p>23,11674</text:p>
          </table:table-cell>
          <table:table-cell office:value-type="float" office:value="56.307490000000001" table:style-name="ce3">
            <text:p>56,30749</text:p>
          </table:table-cell>
          <table:table-cell table:number-columns-repeated="16382"/>
        </table:table-row>
        <table:table-row table:style-name="ro2">
          <table:table-cell office:value-type="float" office:value="23.117108999999999" table:style-name="ce3">
            <text:p>23,117109</text:p>
          </table:table-cell>
          <table:table-cell office:value-type="float" office:value="56.311979999999899" table:style-name="ce3">
            <text:p>56,31198</text:p>
          </table:table-cell>
          <table:table-cell table:number-columns-repeated="16382"/>
        </table:table-row>
        <table:table-row table:style-name="ro2">
          <table:table-cell office:value-type="float" office:value="23.125195999999999" table:style-name="ce3">
            <text:p>23,125196</text:p>
          </table:table-cell>
          <table:table-cell office:value-type="float" office:value="56.311771" table:style-name="ce3">
            <text:p>56,311771</text:p>
          </table:table-cell>
          <table:table-cell table:number-columns-repeated="16382"/>
        </table:table-row>
        <table:table-row table:style-name="ro2">
          <table:table-cell office:value-type="float" office:value="23.125566999999901" table:style-name="ce3">
            <text:p>23,125567</text:p>
          </table:table-cell>
          <table:table-cell office:value-type="float" office:value="56.316257999999998" table:style-name="ce3">
            <text:p>56,316258</text:p>
          </table:table-cell>
          <table:table-cell table:number-columns-repeated="16382"/>
        </table:table-row>
        <table:table-row table:style-name="ro2">
          <table:table-cell office:value-type="float" office:value="23.133652999999999" table:style-name="ce3">
            <text:p>23,133653</text:p>
          </table:table-cell>
          <table:table-cell office:value-type="float" office:value="56.316049" table:style-name="ce3">
            <text:p>56,316049</text:p>
          </table:table-cell>
          <table:table-cell table:number-columns-repeated="16382"/>
        </table:table-row>
        <table:table-row table:style-name="ro2">
          <table:table-cell office:value-type="float" office:value="23.134025000000001" table:style-name="ce3">
            <text:p>23,134025</text:p>
          </table:table-cell>
          <table:table-cell office:value-type="float" office:value="56.320538999999997" table:style-name="ce3">
            <text:p>56,320539</text:p>
          </table:table-cell>
          <table:table-cell table:number-columns-repeated="16382"/>
        </table:table-row>
        <table:table-row table:style-name="ro2">
          <table:table-cell office:value-type="float" office:value="23.1421139999999" table:style-name="ce3">
            <text:p>23,142114</text:p>
          </table:table-cell>
          <table:table-cell office:value-type="float" office:value="56.320323999999999" table:style-name="ce3">
            <text:p>56,320324</text:p>
          </table:table-cell>
          <table:table-cell table:number-columns-repeated="16382"/>
        </table:table-row>
        <table:table-row table:style-name="ro2">
          <table:table-cell office:value-type="float" office:value="23.142486999999999" table:style-name="ce3">
            <text:p>23,142487</text:p>
          </table:table-cell>
          <table:table-cell office:value-type="float" office:value="56.324814000000103" table:style-name="ce3">
            <text:p>56,324814</text:p>
          </table:table-cell>
          <table:table-cell table:number-columns-repeated="16382"/>
        </table:table-row>
        <table:table-row table:style-name="ro2">
          <table:table-cell office:value-type="float" office:value="23.150573999999999" table:style-name="ce3">
            <text:p>23,150574</text:p>
          </table:table-cell>
          <table:table-cell office:value-type="float" office:value="56.324599999999997" table:style-name="ce3">
            <text:p>56,3246</text:p>
          </table:table-cell>
          <table:table-cell table:number-columns-repeated="16382"/>
        </table:table-row>
        <table:table-row table:style-name="ro2">
          <table:table-cell office:value-type="float" office:value="23.150950000000002" table:style-name="ce3">
            <text:p>23,15095</text:p>
          </table:table-cell>
          <table:table-cell office:value-type="float" office:value="56.329089999999901" table:style-name="ce3">
            <text:p>56,32909</text:p>
          </table:table-cell>
          <table:table-cell table:number-columns-repeated="16382"/>
        </table:table-row>
        <table:table-row table:style-name="ro2">
          <table:table-cell office:value-type="float" office:value="23.159037999999999" table:style-name="ce3">
            <text:p>23,159038</text:p>
          </table:table-cell>
          <table:table-cell office:value-type="float" office:value="56.328876000000001" table:style-name="ce3">
            <text:p>56,328876</text:p>
          </table:table-cell>
          <table:table-cell table:number-columns-repeated="16382"/>
        </table:table-row>
        <table:table-row table:style-name="ro2">
          <table:table-cell office:value-type="float" office:value="23.159414999999999" table:style-name="ce3">
            <text:p>23,159415</text:p>
          </table:table-cell>
          <table:table-cell office:value-type="float" office:value="56.333365000000001" table:style-name="ce3">
            <text:p>56,333365</text:p>
          </table:table-cell>
          <table:table-cell table:number-columns-repeated="16382"/>
        </table:table-row>
        <table:table-row table:style-name="ro2">
          <table:table-cell office:value-type="float" office:value="23.167503" table:style-name="ce3">
            <text:p>23,167503</text:p>
          </table:table-cell>
          <table:table-cell office:value-type="float" office:value="56.333153999999901" table:style-name="ce3">
            <text:p>56,333154</text:p>
          </table:table-cell>
          <table:table-cell table:number-columns-repeated="16382"/>
        </table:table-row>
        <table:table-row table:style-name="ro2">
          <table:table-cell office:value-type="float" office:value="23.167881999999999" table:style-name="ce3">
            <text:p>23,167882</text:p>
          </table:table-cell>
          <table:table-cell office:value-type="float" office:value="56.337643" table:style-name="ce3">
            <text:p>56,337643</text:p>
          </table:table-cell>
          <table:table-cell table:number-columns-repeated="16382"/>
        </table:table-row>
        <table:table-row table:style-name="ro2">
          <table:table-cell office:value-type="float" office:value="23.168258000000002" table:style-name="ce3">
            <text:p>23,168258</text:p>
          </table:table-cell>
          <table:table-cell office:value-type="float" office:value="56.3421289999999" table:style-name="ce3">
            <text:p>56,342129</text:p>
          </table:table-cell>
          <table:table-cell table:number-columns-repeated="16382"/>
        </table:table-row>
        <table:table-row table:style-name="ro2">
          <table:table-cell office:value-type="float" office:value="23.176348999999998" table:style-name="ce3">
            <text:p>23,176349</text:p>
          </table:table-cell>
          <table:table-cell office:value-type="float" office:value="56.341915" table:style-name="ce3">
            <text:p>56,341915</text:p>
          </table:table-cell>
          <table:table-cell table:number-columns-repeated="16382"/>
        </table:table-row>
        <table:table-row table:style-name="ro2">
          <table:table-cell office:value-type="float" office:value="23.176727" table:style-name="ce3">
            <text:p>23,176727</text:p>
          </table:table-cell>
          <table:table-cell office:value-type="float" office:value="56.346404" table:style-name="ce3">
            <text:p>56,346404</text:p>
          </table:table-cell>
          <table:table-cell table:number-columns-repeated="16382"/>
        </table:table-row>
        <table:table-row table:style-name="ro2">
          <table:table-cell office:value-type="float" office:value="23.177105000000001" table:style-name="ce3">
            <text:p>23,177105</text:p>
          </table:table-cell>
          <table:table-cell office:value-type="float" office:value="56.350891999999902" table:style-name="ce3">
            <text:p>56,350892</text:p>
          </table:table-cell>
          <table:table-cell table:number-columns-repeated="16382"/>
        </table:table-row>
        <table:table-row table:style-name="ro2">
          <table:table-cell office:value-type="float" office:value="23.1774839999999" table:style-name="ce3">
            <text:p>23,177484</text:p>
          </table:table-cell>
          <table:table-cell office:value-type="float" office:value="56.355381999999999" table:style-name="ce3">
            <text:p>56,355382</text:p>
          </table:table-cell>
          <table:table-cell table:number-columns-repeated="16382"/>
        </table:table-row>
        <table:table-row table:style-name="ro2">
          <table:table-cell office:value-type="float" office:value="23.177862000000001" table:style-name="ce3">
            <text:p>23,177862</text:p>
          </table:table-cell>
          <table:table-cell office:value-type="float" office:value="56.359871999999903" table:style-name="ce3">
            <text:p>56,359872</text:p>
          </table:table-cell>
          <table:table-cell table:number-columns-repeated="16382"/>
        </table:table-row>
        <table:table-row table:style-name="ro2">
          <table:table-cell office:value-type="float" office:value="23.178239999999999" table:style-name="ce3">
            <text:p>23,17824</text:p>
          </table:table-cell>
          <table:table-cell office:value-type="float" office:value="56.364356999999899" table:style-name="ce3">
            <text:p>56,364357</text:p>
          </table:table-cell>
          <table:table-cell table:number-columns-repeated="16382"/>
        </table:table-row>
        <table:table-row table:style-name="ro2">
          <table:table-cell office:value-type="float" office:value="23.186336000000001" table:style-name="ce3">
            <text:p>23,186336</text:p>
          </table:table-cell>
          <table:table-cell office:value-type="float" office:value="56.364142999999999" table:style-name="ce3">
            <text:p>56,364143</text:p>
          </table:table-cell>
          <table:table-cell table:number-columns-repeated="16382"/>
        </table:table-row>
        <table:table-row table:style-name="ro2">
          <table:table-cell office:value-type="float" office:value="23.194433" table:style-name="ce3">
            <text:p>23,194433</text:p>
          </table:table-cell>
          <table:table-cell office:value-type="float" office:value="56.363928999999999" table:style-name="ce3">
            <text:p>56,363929</text:p>
          </table:table-cell>
          <table:table-cell table:number-columns-repeated="16382"/>
        </table:table-row>
        <table:table-row table:style-name="ro2">
          <table:table-cell office:value-type="float" office:value="23.194811999999999" table:style-name="ce3">
            <text:p>23,194812</text:p>
          </table:table-cell>
          <table:table-cell office:value-type="float" office:value="56.368416000000003" table:style-name="ce3">
            <text:p>56,368416</text:p>
          </table:table-cell>
          <table:table-cell table:number-columns-repeated="16382"/>
        </table:table-row>
        <table:table-row table:style-name="ro2">
          <table:table-cell office:value-type="float" office:value="23.202909999999999" table:style-name="ce3">
            <text:p>23,20291</text:p>
          </table:table-cell>
          <table:table-cell office:value-type="float" office:value="56.368201999999897" table:style-name="ce3">
            <text:p>56,368202</text:p>
          </table:table-cell>
          <table:table-cell table:number-columns-repeated="16382"/>
        </table:table-row>
        <table:table-row table:style-name="ro2">
          <table:table-cell office:value-type="float" office:value="23.211006999999899" table:style-name="ce3">
            <text:p>23,211007</text:p>
          </table:table-cell>
          <table:table-cell office:value-type="float" office:value="56.367986000000002" table:style-name="ce3">
            <text:p>56,367986</text:p>
          </table:table-cell>
          <table:table-cell table:number-columns-repeated="16382"/>
        </table:table-row>
        <table:table-row table:style-name="ro2">
          <table:table-cell office:value-type="float" office:value="23.219104999999999" table:style-name="ce3">
            <text:p>23,219105</text:p>
          </table:table-cell>
          <table:table-cell office:value-type="float" office:value="56.367770999999898" table:style-name="ce3">
            <text:p>56,367771</text:p>
          </table:table-cell>
          <table:table-cell table:number-columns-repeated="16382"/>
        </table:table-row>
        <table:table-row table:style-name="ro2">
          <table:table-cell office:value-type="float" office:value="23.219487999999998" table:style-name="ce3">
            <text:p>23,219488</text:p>
          </table:table-cell>
          <table:table-cell office:value-type="float" office:value="56.372256999999998" table:style-name="ce3">
            <text:p>56,372257</text:p>
          </table:table-cell>
          <table:table-cell table:number-columns-repeated="16382"/>
        </table:table-row>
        <table:table-row table:style-name="ro2">
          <table:table-cell office:value-type="float" office:value="23.227585999999999" table:style-name="ce3">
            <text:p>23,227586</text:p>
          </table:table-cell>
          <table:table-cell office:value-type="float" office:value="56.372039999999998" table:style-name="ce3">
            <text:p>56,37204</text:p>
          </table:table-cell>
          <table:table-cell table:number-columns-repeated="16382"/>
        </table:table-row>
        <table:table-row table:style-name="ro2">
          <table:table-cell office:value-type="float" office:value="23.2356839999999" table:style-name="ce3">
            <text:p>23,235684</text:p>
          </table:table-cell>
          <table:table-cell office:value-type="float" office:value="56.371820999999898" table:style-name="ce3">
            <text:p>56,371821</text:p>
          </table:table-cell>
          <table:table-cell table:number-columns-repeated="16382"/>
        </table:table-row>
        <table:table-row table:style-name="ro2">
          <table:table-cell office:value-type="float" office:value="23.243779" table:style-name="ce3">
            <text:p>23,243779</text:p>
          </table:table-cell>
          <table:table-cell office:value-type="float" office:value="56.371604999999903" table:style-name="ce3">
            <text:p>56,371605</text:p>
          </table:table-cell>
          <table:table-cell table:number-columns-repeated="16382"/>
        </table:table-row>
        <table:table-row table:style-name="ro2">
          <table:table-cell office:value-type="float" office:value="23.251878999999999" table:style-name="ce3">
            <text:p>23,251879</text:p>
          </table:table-cell>
          <table:table-cell office:value-type="float" office:value="56.371388000000003" table:style-name="ce3">
            <text:p>56,371388</text:p>
          </table:table-cell>
          <table:table-cell table:number-columns-repeated="16382"/>
        </table:table-row>
        <table:table-row table:style-name="ro2">
          <table:table-cell office:value-type="float" office:value="23.252267" table:style-name="ce3">
            <text:p>23,252267</text:p>
          </table:table-cell>
          <table:table-cell office:value-type="float" office:value="56.375874000000003" table:style-name="ce3">
            <text:p>56,375874</text:p>
          </table:table-cell>
          <table:table-cell table:number-columns-repeated="16382"/>
        </table:table-row>
        <table:table-row table:style-name="ro2">
          <table:table-cell office:value-type="float" office:value="23.260366999999999" table:style-name="ce3">
            <text:p>23,260367</text:p>
          </table:table-cell>
          <table:table-cell office:value-type="float" office:value="56.375656999999997" table:style-name="ce3">
            <text:p>56,375657</text:p>
          </table:table-cell>
          <table:table-cell table:number-columns-repeated="16382"/>
        </table:table-row>
        <table:table-row table:style-name="ro2">
          <table:table-cell office:value-type="float" office:value="23.268462000000099" table:style-name="ce3">
            <text:p>23,268462</text:p>
          </table:table-cell>
          <table:table-cell office:value-type="float" office:value="56.375433999999899" table:style-name="ce3">
            <text:p>56,375434</text:p>
          </table:table-cell>
          <table:table-cell table:number-columns-repeated="16382"/>
        </table:table-row>
        <table:table-row table:style-name="ro2">
          <table:table-cell office:value-type="float" office:value="23.27656" table:style-name="ce3">
            <text:p>23,27656</text:p>
          </table:table-cell>
          <table:table-cell office:value-type="float" office:value="56.375216999999999" table:style-name="ce3">
            <text:p>56,375217</text:p>
          </table:table-cell>
          <table:table-cell table:number-columns-repeated="16382"/>
        </table:table-row>
        <table:table-row table:style-name="ro2">
          <table:table-cell office:value-type="float" office:value="23.284658" table:style-name="ce3">
            <text:p>23,284658</text:p>
          </table:table-cell>
          <table:table-cell office:value-type="float" office:value="56.374996000000003" table:style-name="ce3">
            <text:p>56,374996</text:p>
          </table:table-cell>
          <table:table-cell table:number-columns-repeated="16382"/>
        </table:table-row>
        <table:table-row table:style-name="ro2">
          <table:table-cell office:value-type="float" office:value="23.285049999999998" table:style-name="ce3">
            <text:p>23,28505</text:p>
          </table:table-cell>
          <table:table-cell office:value-type="float" office:value="56.379482000000003" table:style-name="ce3">
            <text:p>56,379482</text:p>
          </table:table-cell>
          <table:table-cell table:number-columns-repeated="16382"/>
        </table:table-row>
        <table:table-row table:style-name="ro2">
          <table:table-cell office:value-type="float" office:value="23.293147000000001" table:style-name="ce3">
            <text:p>23,293147</text:p>
          </table:table-cell>
          <table:table-cell office:value-type="float" office:value="56.379259999999903" table:style-name="ce3">
            <text:p>56,37926</text:p>
          </table:table-cell>
          <table:table-cell table:number-columns-repeated="16382"/>
        </table:table-row>
        <table:table-row table:style-name="ro2">
          <table:table-cell office:value-type="float" office:value="23.301247" table:style-name="ce3">
            <text:p>23,301247</text:p>
          </table:table-cell>
          <table:table-cell office:value-type="float" office:value="56.379038999999999" table:style-name="ce3">
            <text:p>56,379039</text:p>
          </table:table-cell>
          <table:table-cell table:number-columns-repeated="16382"/>
        </table:table-row>
        <table:table-row table:style-name="ro2">
          <table:table-cell office:value-type="float" office:value="23.301642000000001" table:style-name="ce3">
            <text:p>23,301642</text:p>
          </table:table-cell>
          <table:table-cell office:value-type="float" office:value="56.383527000000001" table:style-name="ce3">
            <text:p>56,383527</text:p>
          </table:table-cell>
          <table:table-cell table:number-columns-repeated="16382"/>
        </table:table-row>
        <table:table-row table:style-name="ro2">
          <table:table-cell office:value-type="float" office:value="23.309740000000001" table:style-name="ce3">
            <text:p>23,30974</text:p>
          </table:table-cell>
          <table:table-cell office:value-type="float" office:value="56.383303999999903" table:style-name="ce3">
            <text:p>56,383304</text:p>
          </table:table-cell>
          <table:table-cell table:number-columns-repeated="16382"/>
        </table:table-row>
        <table:table-row table:style-name="ro2">
          <table:table-cell office:value-type="float" office:value="23.31784" table:style-name="ce3">
            <text:p>23,31784</text:p>
          </table:table-cell>
          <table:table-cell office:value-type="float" office:value="56.3830829999999" table:style-name="ce3">
            <text:p>56,383083</text:p>
          </table:table-cell>
          <table:table-cell table:number-columns-repeated="16382"/>
        </table:table-row>
        <table:table-row table:style-name="ro2">
          <table:table-cell office:value-type="float" office:value="23.325939999999999" table:style-name="ce3">
            <text:p>23,32594</text:p>
          </table:table-cell>
          <table:table-cell office:value-type="float" office:value="56.382858999999897" table:style-name="ce3">
            <text:p>56,382859</text:p>
          </table:table-cell>
          <table:table-cell table:number-columns-repeated="16382"/>
        </table:table-row>
        <table:table-row table:style-name="ro2">
          <table:table-cell office:value-type="float" office:value="23.334040000000002" table:style-name="ce3">
            <text:p>23,33404</text:p>
          </table:table-cell>
          <table:table-cell office:value-type="float" office:value="56.382634000000003" table:style-name="ce3">
            <text:p>56,382634</text:p>
          </table:table-cell>
          <table:table-cell table:number-columns-repeated="16382"/>
        </table:table-row>
        <table:table-row table:style-name="ro2">
          <table:table-cell office:value-type="float" office:value="23.342137000000001" table:style-name="ce3">
            <text:p>23,342137</text:p>
          </table:table-cell>
          <table:table-cell office:value-type="float" office:value="56.382412000000002" table:style-name="ce3">
            <text:p>56,382412</text:p>
          </table:table-cell>
          <table:table-cell table:number-columns-repeated="16382"/>
        </table:table-row>
        <table:table-row table:style-name="ro2">
          <table:table-cell office:value-type="float" office:value="23.350239999999999" table:style-name="ce3">
            <text:p>23,35024</text:p>
          </table:table-cell>
          <table:table-cell office:value-type="float" office:value="56.382187000000002" table:style-name="ce3">
            <text:p>56,382187</text:p>
          </table:table-cell>
          <table:table-cell table:number-columns-repeated="16382"/>
        </table:table-row>
        <table:table-row table:style-name="ro2">
          <table:table-cell office:value-type="float" office:value="23.3583379999999" table:style-name="ce3">
            <text:p>23,358338</text:p>
          </table:table-cell>
          <table:table-cell office:value-type="float" office:value="56.381958999999902" table:style-name="ce3">
            <text:p>56,381959</text:p>
          </table:table-cell>
          <table:table-cell table:number-columns-repeated="16382"/>
        </table:table-row>
        <table:table-row table:style-name="ro2">
          <table:table-cell office:value-type="float" office:value="23.366434999999999" table:style-name="ce3">
            <text:p>23,366435</text:p>
          </table:table-cell>
          <table:table-cell office:value-type="float" office:value="56.381732999999997" table:style-name="ce3">
            <text:p>56,381733</text:p>
          </table:table-cell>
          <table:table-cell table:number-columns-repeated="16382"/>
        </table:table-row>
        <table:table-row table:style-name="ro2">
          <table:table-cell office:value-type="float" office:value="23.374535000000002" table:style-name="ce3">
            <text:p>23,374535</text:p>
          </table:table-cell>
          <table:table-cell office:value-type="float" office:value="56.381507999999997" table:style-name="ce3">
            <text:p>56,381508</text:p>
          </table:table-cell>
          <table:table-cell table:number-columns-repeated="16382"/>
        </table:table-row>
        <table:table-row table:style-name="ro2">
          <table:table-cell office:value-type="float" office:value="23.374134000000002" table:style-name="ce3">
            <text:p>23,374134</text:p>
          </table:table-cell>
          <table:table-cell office:value-type="float" office:value="56.377018" table:style-name="ce3">
            <text:p>56,377018</text:p>
          </table:table-cell>
          <table:table-cell table:number-columns-repeated="16382"/>
        </table:table-row>
        <table:table-row table:style-name="ro2">
          <table:table-cell office:value-type="float" office:value="23.38223" table:style-name="ce3">
            <text:p>23,38223</text:p>
          </table:table-cell>
          <table:table-cell office:value-type="float" office:value="56.376792000000002" table:style-name="ce3">
            <text:p>56,376792</text:p>
          </table:table-cell>
          <table:table-cell table:number-columns-repeated="16382"/>
        </table:table-row>
        <table:table-row table:style-name="ro2">
          <table:table-cell office:value-type="float" office:value="23.390329999999899" table:style-name="ce3">
            <text:p>23,39033</text:p>
          </table:table-cell>
          <table:table-cell office:value-type="float" office:value="56.376564000000002" table:style-name="ce3">
            <text:p>56,376564</text:p>
          </table:table-cell>
          <table:table-cell table:number-columns-repeated="16382"/>
        </table:table-row>
        <table:table-row table:style-name="ro2">
          <table:table-cell office:value-type="float" office:value="23.398425" table:style-name="ce3">
            <text:p>23,398425</text:p>
          </table:table-cell>
          <table:table-cell office:value-type="float" office:value="56.3763339999999" table:style-name="ce3">
            <text:p>56,376334</text:p>
          </table:table-cell>
          <table:table-cell table:number-columns-repeated="16382"/>
        </table:table-row>
        <table:table-row table:style-name="ro2">
          <table:table-cell office:value-type="float" office:value="23.398022000000001" table:style-name="ce3">
            <text:p>23,398022</text:p>
          </table:table-cell>
          <table:table-cell office:value-type="float" office:value="56.371848999999997" table:style-name="ce3">
            <text:p>56,371849</text:p>
          </table:table-cell>
          <table:table-cell table:number-columns-repeated="16382"/>
        </table:table-row>
        <table:table-row table:style-name="ro2">
          <table:table-cell office:value-type="float" office:value="23.406116999999998" table:style-name="ce3">
            <text:p>23,406117</text:p>
          </table:table-cell>
          <table:table-cell office:value-type="float" office:value="56.371620999999898" table:style-name="ce3">
            <text:p>56,371621</text:p>
          </table:table-cell>
          <table:table-cell table:number-columns-repeated="16382"/>
        </table:table-row>
        <table:table-row table:style-name="ro2">
          <table:table-cell office:value-type="float" office:value="23.414215000000102" table:style-name="ce3">
            <text:p>23,414215</text:p>
          </table:table-cell>
          <table:table-cell office:value-type="float" office:value="56.371390999999903" table:style-name="ce3">
            <text:p>56,371391</text:p>
          </table:table-cell>
          <table:table-cell table:number-columns-repeated="16382"/>
        </table:table-row>
        <table:table-row table:style-name="ro2">
          <table:table-cell office:value-type="float" office:value="23.422312999999999" table:style-name="ce3">
            <text:p>23,422313</text:p>
          </table:table-cell>
          <table:table-cell office:value-type="float" office:value="56.371158000000001" table:style-name="ce3">
            <text:p>56,371158</text:p>
          </table:table-cell>
          <table:table-cell table:number-columns-repeated="16382"/>
        </table:table-row>
        <table:table-row table:style-name="ro2">
          <table:table-cell office:value-type="float" office:value="23.421903" table:style-name="ce3">
            <text:p>23,421903</text:p>
          </table:table-cell>
          <table:table-cell office:value-type="float" office:value="56.366672999999899" table:style-name="ce3">
            <text:p>56,366673</text:p>
          </table:table-cell>
          <table:table-cell table:number-columns-repeated="16382"/>
        </table:table-row>
        <table:table-row table:style-name="ro2">
          <table:table-cell office:value-type="float" office:value="23.43" table:style-name="ce3">
            <text:p>23,43</text:p>
          </table:table-cell>
          <table:table-cell office:value-type="float" office:value="56.366442999999997" table:style-name="ce3">
            <text:p>56,366443</text:p>
          </table:table-cell>
          <table:table-cell table:number-columns-repeated="16382"/>
        </table:table-row>
        <table:table-row table:style-name="ro2">
          <table:table-cell office:value-type="float" office:value="23.429592" table:style-name="ce3">
            <text:p>23,429592</text:p>
          </table:table-cell>
          <table:table-cell office:value-type="float" office:value="56.361953" table:style-name="ce3">
            <text:p>56,361953</text:p>
          </table:table-cell>
          <table:table-cell table:number-columns-repeated="16382"/>
        </table:table-row>
        <table:table-row table:style-name="ro2">
          <table:table-cell office:value-type="float" office:value="23.429182000000001" table:style-name="ce3">
            <text:p>23,429182</text:p>
          </table:table-cell>
          <table:table-cell office:value-type="float" office:value="56.357467" table:style-name="ce3">
            <text:p>56,357467</text:p>
          </table:table-cell>
          <table:table-cell table:number-columns-repeated="16382"/>
        </table:table-row>
        <table:table-row table:style-name="ro2">
          <table:table-cell office:value-type="float" office:value="23.437278000000099" table:style-name="ce3">
            <text:p>23,437278</text:p>
          </table:table-cell>
          <table:table-cell office:value-type="float" office:value="56.357234999999903" table:style-name="ce3">
            <text:p>56,357235</text:p>
          </table:table-cell>
          <table:table-cell table:number-columns-repeated="16382"/>
        </table:table-row>
        <table:table-row table:style-name="ro2">
          <table:table-cell office:value-type="float" office:value="23.445368999999999" table:style-name="ce3">
            <text:p>23,445369</text:p>
          </table:table-cell>
          <table:table-cell office:value-type="float" office:value="56.357006999999903" table:style-name="ce3">
            <text:p>56,357007</text:p>
          </table:table-cell>
          <table:table-cell table:number-columns-repeated="16382"/>
        </table:table-row>
        <table:table-row table:style-name="ro2">
          <table:table-cell office:value-type="float" office:value="23.444960999999999" table:style-name="ce3">
            <text:p>23,444961</text:p>
          </table:table-cell>
          <table:table-cell office:value-type="float" office:value="56.352516999999999" table:style-name="ce3">
            <text:p>56,352517</text:p>
          </table:table-cell>
          <table:table-cell table:number-columns-repeated="16382"/>
        </table:table-row>
        <table:table-row table:style-name="ro2">
          <table:table-cell office:value-type="float" office:value="23.453052" table:style-name="ce3">
            <text:p>23,453052</text:p>
          </table:table-cell>
          <table:table-cell office:value-type="float" office:value="56.352286999999897" table:style-name="ce3">
            <text:p>56,352287</text:p>
          </table:table-cell>
          <table:table-cell table:number-columns-repeated="16382"/>
        </table:table-row>
        <table:table-row table:style-name="ro2">
          <table:table-cell office:value-type="float" office:value="23.461144999999899" table:style-name="ce3">
            <text:p>23,461145</text:p>
          </table:table-cell>
          <table:table-cell office:value-type="float" office:value="56.352054000000003" table:style-name="ce3">
            <text:p>56,352054</text:p>
          </table:table-cell>
          <table:table-cell table:number-columns-repeated="16382"/>
        </table:table-row>
        <table:table-row table:style-name="ro2">
          <table:table-cell office:value-type="float" office:value="23.460732" table:style-name="ce3">
            <text:p>23,460732</text:p>
          </table:table-cell>
          <table:table-cell office:value-type="float" office:value="56.347565000000003" table:style-name="ce3">
            <text:p>56,347565</text:p>
          </table:table-cell>
          <table:table-cell table:number-columns-repeated="16382"/>
        </table:table-row>
        <table:table-row table:style-name="ro2">
          <table:table-cell office:value-type="float" office:value="23.468823" table:style-name="ce3">
            <text:p>23,468823</text:p>
          </table:table-cell>
          <table:table-cell office:value-type="float" office:value="56.347331999999902" table:style-name="ce3">
            <text:p>56,347332</text:p>
          </table:table-cell>
          <table:table-cell table:number-columns-repeated="16382"/>
        </table:table-row>
        <table:table-row table:style-name="ro2">
          <table:table-cell office:value-type="float" office:value="23.4769140000001" table:style-name="ce3">
            <text:p>23,476914</text:p>
          </table:table-cell>
          <table:table-cell office:value-type="float" office:value="56.347099999999998" table:style-name="ce3">
            <text:p>56,3471</text:p>
          </table:table-cell>
          <table:table-cell table:number-columns-repeated="16382"/>
        </table:table-row>
        <table:table-row table:style-name="ro2">
          <table:table-cell office:value-type="float" office:value="23.485005000000001" table:style-name="ce3">
            <text:p>23,485005</text:p>
          </table:table-cell>
          <table:table-cell office:value-type="float" office:value="56.346867000000003" table:style-name="ce3">
            <text:p>56,346867</text:p>
          </table:table-cell>
          <table:table-cell table:number-columns-repeated="16382"/>
        </table:table-row>
        <table:table-row table:style-name="ro2">
          <table:table-cell office:value-type="float" office:value="23.484590000000001" table:style-name="ce3">
            <text:p>23,48459</text:p>
          </table:table-cell>
          <table:table-cell office:value-type="float" office:value="56.342376999999999" table:style-name="ce3">
            <text:p>56,342377</text:p>
          </table:table-cell>
          <table:table-cell table:number-columns-repeated="16382"/>
        </table:table-row>
        <table:table-row table:style-name="ro2">
          <table:table-cell office:value-type="float" office:value="23.492678999999999" table:style-name="ce3">
            <text:p>23,492679</text:p>
          </table:table-cell>
          <table:table-cell office:value-type="float" office:value="56.342145000000002" table:style-name="ce3">
            <text:p>56,342145</text:p>
          </table:table-cell>
          <table:table-cell table:number-columns-repeated="16382"/>
        </table:table-row>
        <table:table-row table:style-name="ro2">
          <table:table-cell office:value-type="float" office:value="23.500769999999999" table:style-name="ce3">
            <text:p>23,50077</text:p>
          </table:table-cell>
          <table:table-cell office:value-type="float" office:value="56.341907999999897" table:style-name="ce3">
            <text:p>56,341908</text:p>
          </table:table-cell>
          <table:table-cell table:number-columns-repeated="16382"/>
        </table:table-row>
        <table:table-row table:style-name="ro2">
          <table:table-cell office:value-type="float" office:value="23.500354999999999" table:style-name="ce3">
            <text:p>23,500355</text:p>
          </table:table-cell>
          <table:table-cell office:value-type="float" office:value="56.337421999999897" table:style-name="ce3">
            <text:p>56,337422</text:p>
          </table:table-cell>
          <table:table-cell table:number-columns-repeated="16382"/>
        </table:table-row>
        <table:table-row table:style-name="ro2">
          <table:table-cell office:value-type="float" office:value="23.508441000000001" table:style-name="ce3">
            <text:p>23,508441</text:p>
          </table:table-cell>
          <table:table-cell office:value-type="float" office:value="56.337184999999998" table:style-name="ce3">
            <text:p>56,337185</text:p>
          </table:table-cell>
          <table:table-cell table:number-columns-repeated="16382"/>
        </table:table-row>
        <table:table-row table:style-name="ro2">
          <table:table-cell office:value-type="float" office:value="23.5165299999999" table:style-name="ce3">
            <text:p>23,51653</text:p>
          </table:table-cell>
          <table:table-cell office:value-type="float" office:value="56.336948" table:style-name="ce3">
            <text:p>56,336948</text:p>
          </table:table-cell>
          <table:table-cell table:number-columns-repeated="16382"/>
        </table:table-row>
        <table:table-row table:style-name="ro2">
          <table:table-cell office:value-type="float" office:value="23.524621" table:style-name="ce3">
            <text:p>23,524621</text:p>
          </table:table-cell>
          <table:table-cell office:value-type="float" office:value="56.336710999999902" table:style-name="ce3">
            <text:p>56,336711</text:p>
          </table:table-cell>
          <table:table-cell table:number-columns-repeated="16382"/>
        </table:table-row>
        <table:table-row table:style-name="ro2">
          <table:table-cell office:value-type="float" office:value="23.532710000000002" table:style-name="ce3">
            <text:p>23,53271</text:p>
          </table:table-cell>
          <table:table-cell office:value-type="float" office:value="56.336477000000002" table:style-name="ce3">
            <text:p>56,336477</text:p>
          </table:table-cell>
          <table:table-cell table:number-columns-repeated="16382"/>
        </table:table-row>
        <table:table-row table:style-name="ro2">
          <table:table-cell office:value-type="float" office:value="23.532288000000001" table:style-name="ce3">
            <text:p>23,532288</text:p>
          </table:table-cell>
          <table:table-cell office:value-type="float" office:value="56.331989" table:style-name="ce3">
            <text:p>56,331989</text:p>
          </table:table-cell>
          <table:table-cell table:number-columns-repeated="16382"/>
        </table:table-row>
        <table:table-row table:style-name="ro2">
          <table:table-cell office:value-type="float" office:value="23.540374" table:style-name="ce3">
            <text:p>23,540374</text:p>
          </table:table-cell>
          <table:table-cell office:value-type="float" office:value="56.33175" table:style-name="ce3">
            <text:p>56,33175</text:p>
          </table:table-cell>
          <table:table-cell table:number-columns-repeated="16382"/>
        </table:table-row>
        <table:table-row table:style-name="ro2">
          <table:table-cell office:value-type="float" office:value="23.548463000000002" table:style-name="ce3">
            <text:p>23,548463</text:p>
          </table:table-cell>
          <table:table-cell office:value-type="float" office:value="56.331513000000001" table:style-name="ce3">
            <text:p>56,331513</text:p>
          </table:table-cell>
          <table:table-cell table:number-columns-repeated="16382"/>
        </table:table-row>
        <table:table-row table:style-name="ro2">
          <table:table-cell office:value-type="float" office:value="23.548884999999999" table:style-name="ce3">
            <text:p>23,548885</text:p>
          </table:table-cell>
          <table:table-cell office:value-type="float" office:value="56.335997999999996" table:style-name="ce3">
            <text:p>56,335998</text:p>
          </table:table-cell>
          <table:table-cell table:number-columns-repeated="16382"/>
        </table:table-row>
        <table:table-row table:style-name="ro2">
          <table:table-cell office:value-type="float" office:value="23.556972999999999" table:style-name="ce3">
            <text:p>23,556973</text:p>
          </table:table-cell>
          <table:table-cell office:value-type="float" office:value="56.335759000000003" table:style-name="ce3">
            <text:p>56,335759</text:p>
          </table:table-cell>
          <table:table-cell table:number-columns-repeated="16382"/>
        </table:table-row>
        <table:table-row table:style-name="ro2">
          <table:table-cell office:value-type="float" office:value="23.565062000000001" table:style-name="ce3">
            <text:p>23,565062</text:p>
          </table:table-cell>
          <table:table-cell office:value-type="float" office:value="56.335516999999903" table:style-name="ce3">
            <text:p>56,335517</text:p>
          </table:table-cell>
          <table:table-cell table:number-columns-repeated="16382"/>
        </table:table-row>
        <table:table-row table:style-name="ro2">
          <table:table-cell office:value-type="float" office:value="23.573148" table:style-name="ce3">
            <text:p>23,573148</text:p>
          </table:table-cell>
          <table:table-cell office:value-type="float" office:value="56.335281999999999" table:style-name="ce3">
            <text:p>56,335282</text:p>
          </table:table-cell>
          <table:table-cell table:number-columns-repeated="16382"/>
        </table:table-row>
        <table:table-row table:style-name="ro2">
          <table:table-cell office:value-type="float" office:value="23.573575000000002" table:style-name="ce3">
            <text:p>23,573575</text:p>
          </table:table-cell>
          <table:table-cell office:value-type="float" office:value="56.3397679999999" table:style-name="ce3">
            <text:p>56,339768</text:p>
          </table:table-cell>
          <table:table-cell table:number-columns-repeated="16382"/>
        </table:table-row>
        <table:table-row table:style-name="ro2">
          <table:table-cell office:value-type="float" office:value="23.581662999999899" table:style-name="ce3">
            <text:p>23,581663</text:p>
          </table:table-cell>
          <table:table-cell office:value-type="float" office:value="56.339525999999999" table:style-name="ce3">
            <text:p>56,339526</text:p>
          </table:table-cell>
          <table:table-cell table:number-columns-repeated="16382"/>
        </table:table-row>
        <table:table-row table:style-name="ro2">
          <table:table-cell office:value-type="float" office:value="23.5820889999999" table:style-name="ce3">
            <text:p>23,582089</text:p>
          </table:table-cell>
          <table:table-cell office:value-type="float" office:value="56.344014000000001" table:style-name="ce3">
            <text:p>56,344014</text:p>
          </table:table-cell>
          <table:table-cell table:number-columns-repeated="16382"/>
        </table:table-row>
        <table:table-row table:style-name="ro2">
          <table:table-cell office:value-type="float" office:value="23.59018" table:style-name="ce3">
            <text:p>23,59018</text:p>
          </table:table-cell>
          <table:table-cell office:value-type="float" office:value="56.343772000000001" table:style-name="ce3">
            <text:p>56,343772</text:p>
          </table:table-cell>
          <table:table-cell table:number-columns-repeated="16382"/>
        </table:table-row>
        <table:table-row table:style-name="ro2">
          <table:table-cell office:value-type="float" office:value="23.590606999999999" table:style-name="ce3">
            <text:p>23,590607</text:p>
          </table:table-cell>
          <table:table-cell office:value-type="float" office:value="56.348260000000003" table:style-name="ce3">
            <text:p>56,34826</text:p>
          </table:table-cell>
          <table:table-cell table:number-columns-repeated="16382"/>
        </table:table-row>
        <table:table-row table:style-name="ro2">
          <table:table-cell office:value-type="float" office:value="23.598697000000001" table:style-name="ce3">
            <text:p>23,598697</text:p>
          </table:table-cell>
          <table:table-cell office:value-type="float" office:value="56.348016000000001" table:style-name="ce3">
            <text:p>56,348016</text:p>
          </table:table-cell>
          <table:table-cell table:number-columns-repeated="16382"/>
        </table:table-row>
        <table:table-row table:style-name="ro2">
          <table:table-cell office:value-type="float" office:value="23.606786" table:style-name="ce3">
            <text:p>23,606786</text:p>
          </table:table-cell>
          <table:table-cell office:value-type="float" office:value="56.347774000000001" table:style-name="ce3">
            <text:p>56,347774</text:p>
          </table:table-cell>
          <table:table-cell table:number-columns-repeated="16382"/>
        </table:table-row>
        <table:table-row table:style-name="ro2">
          <table:table-cell office:value-type="float" office:value="23.607216999999899" table:style-name="ce3">
            <text:p>23,607217</text:p>
          </table:table-cell>
          <table:table-cell office:value-type="float" office:value="56.352260000000001" table:style-name="ce3">
            <text:p>56,35226</text:p>
          </table:table-cell>
          <table:table-cell table:number-columns-repeated="16382"/>
        </table:table-row>
        <table:table-row table:style-name="ro2">
          <table:table-cell office:value-type="float" office:value="23.615307999999999" table:style-name="ce3">
            <text:p>23,615308</text:p>
          </table:table-cell>
          <table:table-cell office:value-type="float" office:value="56.3520159999999" table:style-name="ce3">
            <text:p>56,352016</text:p>
          </table:table-cell>
          <table:table-cell table:number-columns-repeated="16382"/>
        </table:table-row>
        <table:table-row table:style-name="ro2">
          <table:table-cell office:value-type="float" office:value="23.615739000000001" table:style-name="ce3">
            <text:p>23,615739</text:p>
          </table:table-cell>
          <table:table-cell office:value-type="float" office:value="56.356502999999996" table:style-name="ce3">
            <text:p>56,356503</text:p>
          </table:table-cell>
          <table:table-cell table:number-columns-repeated="16382"/>
        </table:table-row>
        <table:table-row table:style-name="ro2">
          <table:table-cell office:value-type="float" office:value="23.623831999999901" table:style-name="ce3">
            <text:p>23,623832</text:p>
          </table:table-cell>
          <table:table-cell office:value-type="float" office:value="56.356262000000001" table:style-name="ce3">
            <text:p>56,356262</text:p>
          </table:table-cell>
          <table:table-cell table:number-columns-repeated="16382"/>
        </table:table-row>
        <table:table-row table:style-name="ro2">
          <table:table-cell office:value-type="float" office:value="23.631923" table:style-name="ce3">
            <text:p>23,631923</text:p>
          </table:table-cell>
          <table:table-cell office:value-type="float" office:value="56.356017999999999" table:style-name="ce3">
            <text:p>56,356018</text:p>
          </table:table-cell>
          <table:table-cell table:number-columns-repeated="16382"/>
        </table:table-row>
        <table:table-row table:style-name="ro2">
          <table:table-cell office:value-type="float" office:value="23.632356000000001" table:style-name="ce3">
            <text:p>23,632356</text:p>
          </table:table-cell>
          <table:table-cell office:value-type="float" office:value="56.360503000000001" table:style-name="ce3">
            <text:p>56,360503</text:p>
          </table:table-cell>
          <table:table-cell table:number-columns-repeated="16382"/>
        </table:table-row>
        <table:table-row table:style-name="ro2">
          <table:table-cell office:value-type="float" office:value="23.640446999999899" table:style-name="ce3">
            <text:p>23,640447</text:p>
          </table:table-cell>
          <table:table-cell office:value-type="float" office:value="56.3602589999999" table:style-name="ce3">
            <text:p>56,360259</text:p>
          </table:table-cell>
          <table:table-cell table:number-columns-repeated="16382"/>
        </table:table-row>
        <table:table-row table:style-name="ro2">
          <table:table-cell office:value-type="float" office:value="23.640880000000099" table:style-name="ce3">
            <text:p>23,64088</text:p>
          </table:table-cell>
          <table:table-cell office:value-type="float" office:value="56.364747000000001" table:style-name="ce3">
            <text:p>56,364747</text:p>
          </table:table-cell>
          <table:table-cell table:number-columns-repeated="16382"/>
        </table:table-row>
        <table:table-row table:style-name="ro2">
          <table:table-cell office:value-type="float" office:value="23.648975" table:style-name="ce3">
            <text:p>23,648975</text:p>
          </table:table-cell>
          <table:table-cell office:value-type="float" office:value="56.364497999999998" table:style-name="ce3">
            <text:p>56,364498</text:p>
          </table:table-cell>
          <table:table-cell table:number-columns-repeated="16382"/>
        </table:table-row>
        <table:table-row table:style-name="ro2">
          <table:table-cell office:value-type="float" office:value="23.657067999999999" table:style-name="ce3">
            <text:p>23,657068</text:p>
          </table:table-cell>
          <table:table-cell office:value-type="float" office:value="56.364255" table:style-name="ce3">
            <text:p>56,364255</text:p>
          </table:table-cell>
          <table:table-cell table:number-columns-repeated="16382"/>
        </table:table-row>
        <table:table-row table:style-name="ro2">
          <table:table-cell office:value-type="float" office:value="23.665164000000001" table:style-name="ce3">
            <text:p>23,665164</text:p>
          </table:table-cell>
          <table:table-cell office:value-type="float" office:value="56.364006000000003" table:style-name="ce3">
            <text:p>56,364006</text:p>
          </table:table-cell>
          <table:table-cell table:number-columns-repeated="16382"/>
        </table:table-row>
        <table:table-row table:style-name="ro2">
          <table:table-cell office:value-type="float" office:value="23.665599" table:style-name="ce3">
            <text:p>23,665599</text:p>
          </table:table-cell>
          <table:table-cell office:value-type="float" office:value="56.368491999999897" table:style-name="ce3">
            <text:p>56,368492</text:p>
          </table:table-cell>
          <table:table-cell table:number-columns-repeated="16382"/>
        </table:table-row>
        <table:table-row table:style-name="ro2">
          <table:table-cell office:value-type="float" office:value="23.673694999999999" table:style-name="ce3">
            <text:p>23,673695</text:p>
          </table:table-cell>
          <table:table-cell office:value-type="float" office:value="56.368248000000001" table:style-name="ce3">
            <text:p>56,368248</text:p>
          </table:table-cell>
          <table:table-cell table:number-columns-repeated="16382"/>
        </table:table-row>
        <table:table-row table:style-name="ro2">
          <table:table-cell office:value-type="float" office:value="23.681788000000001" table:style-name="ce3">
            <text:p>23,681788</text:p>
          </table:table-cell>
          <table:table-cell office:value-type="float" office:value="56.367998999999898" table:style-name="ce3">
            <text:p>56,367999</text:p>
          </table:table-cell>
          <table:table-cell table:number-columns-repeated="16382"/>
        </table:table-row>
        <table:table-row table:style-name="ro2">
          <table:table-cell office:value-type="float" office:value="23.689882999999998" table:style-name="ce3">
            <text:p>23,689883</text:p>
          </table:table-cell>
          <table:table-cell office:value-type="float" office:value="56.367753" table:style-name="ce3">
            <text:p>56,367753</text:p>
          </table:table-cell>
          <table:table-cell table:number-columns-repeated="16382"/>
        </table:table-row>
        <table:table-row table:style-name="ro2">
          <table:table-cell office:value-type="float" office:value="23.697977000000002" table:style-name="ce3">
            <text:p>23,697977</text:p>
          </table:table-cell>
          <table:table-cell office:value-type="float" office:value="56.367504999999902" table:style-name="ce3">
            <text:p>56,367505</text:p>
          </table:table-cell>
          <table:table-cell table:number-columns-repeated="16382"/>
        </table:table-row>
        <table:table-row table:style-name="ro2">
          <table:table-cell office:value-type="float" office:value="23.70607" table:style-name="ce3">
            <text:p>23,70607</text:p>
          </table:table-cell>
          <table:table-cell office:value-type="float" office:value="56.367252000000001" table:style-name="ce3">
            <text:p>56,367252</text:p>
          </table:table-cell>
          <table:table-cell table:number-columns-repeated="16382"/>
        </table:table-row>
        <table:table-row table:style-name="ro2">
          <table:table-cell office:value-type="float" office:value="23.714165000000001" table:style-name="ce3">
            <text:p>23,714165</text:p>
          </table:table-cell>
          <table:table-cell office:value-type="float" office:value="56.367005999999897" table:style-name="ce3">
            <text:p>56,367006</text:p>
          </table:table-cell>
          <table:table-cell table:number-columns-repeated="16382"/>
        </table:table-row>
        <table:table-row table:style-name="ro2">
          <table:table-cell office:value-type="float" office:value="23.722259000000001" table:style-name="ce3">
            <text:p>23,722259</text:p>
          </table:table-cell>
          <table:table-cell office:value-type="float" office:value="56.366753000000003" table:style-name="ce3">
            <text:p>56,366753</text:p>
          </table:table-cell>
          <table:table-cell table:number-columns-repeated="16382"/>
        </table:table-row>
        <table:table-row table:style-name="ro2">
          <table:table-cell office:value-type="float" office:value="23.722702999999999" table:style-name="ce3">
            <text:p>23,722703</text:p>
          </table:table-cell>
          <table:table-cell office:value-type="float" office:value="56.371241999999903" table:style-name="ce3">
            <text:p>56,371242</text:p>
          </table:table-cell>
          <table:table-cell table:number-columns-repeated="16382"/>
        </table:table-row>
        <table:table-row table:style-name="ro2">
          <table:table-cell office:value-type="float" office:value="23.730795999999899" table:style-name="ce3">
            <text:p>23,730796</text:p>
          </table:table-cell>
          <table:table-cell office:value-type="float" office:value="56.370991999999902" table:style-name="ce3">
            <text:p>56,370992</text:p>
          </table:table-cell>
          <table:table-cell table:number-columns-repeated="16382"/>
        </table:table-row>
        <table:table-row table:style-name="ro2">
          <table:table-cell office:value-type="float" office:value="23.738892" table:style-name="ce3">
            <text:p>23,738892</text:p>
          </table:table-cell>
          <table:table-cell office:value-type="float" office:value="56.370739" table:style-name="ce3">
            <text:p>56,370739</text:p>
          </table:table-cell>
          <table:table-cell table:number-columns-repeated="16382"/>
        </table:table-row>
        <table:table-row table:style-name="ro2">
          <table:table-cell office:value-type="float" office:value="23.746986999999901" table:style-name="ce3">
            <text:p>23,746987</text:p>
          </table:table-cell>
          <table:table-cell office:value-type="float" office:value="56.370488000000101" table:style-name="ce3">
            <text:p>56,370488</text:p>
          </table:table-cell>
          <table:table-cell table:number-columns-repeated="16382"/>
        </table:table-row>
        <table:table-row table:style-name="ro2">
          <table:table-cell office:value-type="float" office:value="23.75508" table:style-name="ce3">
            <text:p>23,75508</text:p>
          </table:table-cell>
          <table:table-cell office:value-type="float" office:value="56.370235000000001" table:style-name="ce3">
            <text:p>56,370235</text:p>
          </table:table-cell>
          <table:table-cell table:number-columns-repeated="16382"/>
        </table:table-row>
        <table:table-row table:style-name="ro2">
          <table:table-cell office:value-type="float" office:value="23.763173999999999" table:style-name="ce3">
            <text:p>23,763174</text:p>
          </table:table-cell>
          <table:table-cell office:value-type="float" office:value="56.369979999999998" table:style-name="ce3">
            <text:p>56,36998</text:p>
          </table:table-cell>
          <table:table-cell table:number-columns-repeated="16382"/>
        </table:table-row>
        <table:table-row table:style-name="ro2">
          <table:table-cell office:value-type="float" office:value="23.762727000000002" table:style-name="ce3">
            <text:p>23,762727</text:p>
          </table:table-cell>
          <table:table-cell office:value-type="float" office:value="56.365496999999898" table:style-name="ce3">
            <text:p>56,365497</text:p>
          </table:table-cell>
          <table:table-cell table:number-columns-repeated="16382"/>
        </table:table-row>
        <table:table-row table:style-name="ro2">
          <table:table-cell office:value-type="float" office:value="23.770817999999998" table:style-name="ce3">
            <text:p>23,770818</text:p>
          </table:table-cell>
          <table:table-cell office:value-type="float" office:value="56.365240999999997" table:style-name="ce3">
            <text:p>56,365241</text:p>
          </table:table-cell>
          <table:table-cell table:number-columns-repeated="16382"/>
        </table:table-row>
        <table:table-row table:style-name="ro2">
          <table:table-cell office:value-type="float" office:value="23.778910999999901" table:style-name="ce3">
            <text:p>23,778911</text:p>
          </table:table-cell>
          <table:table-cell office:value-type="float" office:value="56.364991000000003" table:style-name="ce3">
            <text:p>56,364991</text:p>
          </table:table-cell>
          <table:table-cell table:number-columns-repeated="16382"/>
        </table:table-row>
        <table:table-row table:style-name="ro2">
          <table:table-cell office:value-type="float" office:value="23.778464" table:style-name="ce3">
            <text:p>23,778464</text:p>
          </table:table-cell>
          <table:table-cell office:value-type="float" office:value="56.360503000000001" table:style-name="ce3">
            <text:p>56,360503</text:p>
          </table:table-cell>
          <table:table-cell table:number-columns-repeated="16382"/>
        </table:table-row>
        <table:table-row table:style-name="ro2">
          <table:table-cell office:value-type="float" office:value="23.778012999999898" table:style-name="ce3">
            <text:p>23,778013</text:p>
          </table:table-cell>
          <table:table-cell office:value-type="float" office:value="56.356017999999999" table:style-name="ce3">
            <text:p>56,356018</text:p>
          </table:table-cell>
          <table:table-cell table:number-columns-repeated="16382"/>
        </table:table-row>
        <table:table-row table:style-name="ro2">
          <table:table-cell office:value-type="float" office:value="23.777564000000002" table:style-name="ce3">
            <text:p>23,777564</text:p>
          </table:table-cell>
          <table:table-cell office:value-type="float" office:value="56.351531999999999" table:style-name="ce3">
            <text:p>56,351532</text:p>
          </table:table-cell>
          <table:table-cell table:number-columns-repeated="16382"/>
        </table:table-row>
        <table:table-row table:style-name="ro2">
          <table:table-cell office:value-type="float" office:value="23.769473000000001" table:style-name="ce3">
            <text:p>23,769473</text:p>
          </table:table-cell>
          <table:table-cell office:value-type="float" office:value="56.351782999999998" table:style-name="ce3">
            <text:p>56,351783</text:p>
          </table:table-cell>
          <table:table-cell table:number-columns-repeated="16382"/>
        </table:table-row>
        <table:table-row table:style-name="ro2">
          <table:table-cell office:value-type="float" office:value="23.769023999999899" table:style-name="ce3">
            <text:p>23,769024</text:p>
          </table:table-cell>
          <table:table-cell office:value-type="float" office:value="56.347298000000002" table:style-name="ce3">
            <text:p>56,347298</text:p>
          </table:table-cell>
          <table:table-cell table:number-columns-repeated="16382"/>
        </table:table-row>
        <table:table-row table:style-name="ro2">
          <table:table-cell office:value-type="float" office:value="23.768574999999998" table:style-name="ce3">
            <text:p>23,768575</text:p>
          </table:table-cell>
          <table:table-cell office:value-type="float" office:value="56.342813" table:style-name="ce3">
            <text:p>56,342813</text:p>
          </table:table-cell>
          <table:table-cell table:number-columns-repeated="16382"/>
        </table:table-row>
        <table:table-row table:style-name="ro2">
          <table:table-cell office:value-type="float" office:value="23.768127999999901" table:style-name="ce3">
            <text:p>23,768128</text:p>
          </table:table-cell>
          <table:table-cell office:value-type="float" office:value="56.338324999999898" table:style-name="ce3">
            <text:p>56,338325</text:p>
          </table:table-cell>
          <table:table-cell table:number-columns-repeated="16382"/>
        </table:table-row>
        <table:table-row table:style-name="ro2">
          <table:table-cell office:value-type="float" office:value="23.767679000000001" table:style-name="ce3">
            <text:p>23,767679</text:p>
          </table:table-cell>
          <table:table-cell office:value-type="float" office:value="56.333840000000002" table:style-name="ce3">
            <text:p>56,33384</text:p>
          </table:table-cell>
          <table:table-cell table:number-columns-repeated="16382"/>
        </table:table-row>
        <table:table-row table:style-name="ro2">
          <table:table-cell office:value-type="float" office:value="23.767230000000001" table:style-name="ce3">
            <text:p>23,76723</text:p>
          </table:table-cell>
          <table:table-cell office:value-type="float" office:value="56.329354000000002" table:style-name="ce3">
            <text:p>56,329354</text:p>
          </table:table-cell>
          <table:table-cell table:number-columns-repeated="16382"/>
        </table:table-row>
        <table:table-row table:style-name="ro2">
          <table:table-cell office:value-type="float" office:value="23.766784000000001" table:style-name="ce3">
            <text:p>23,766784</text:p>
          </table:table-cell>
          <table:table-cell office:value-type="float" office:value="56.324866999999998" table:style-name="ce3">
            <text:p>56,324867</text:p>
          </table:table-cell>
          <table:table-cell table:number-columns-repeated="16382"/>
        </table:table-row>
        <table:table-row table:style-name="ro2">
          <table:table-cell office:value-type="float" office:value="23.774868000000001" table:style-name="ce3">
            <text:p>23,774868</text:p>
          </table:table-cell>
          <table:table-cell office:value-type="float" office:value="56.324615999999899" table:style-name="ce3">
            <text:p>56,324616</text:p>
          </table:table-cell>
          <table:table-cell table:number-columns-repeated="16382"/>
        </table:table-row>
        <table:table-row table:style-name="ro2">
          <table:table-cell office:value-type="float" office:value="23.782952000000002" table:style-name="ce3">
            <text:p>23,782952</text:p>
          </table:table-cell>
          <table:table-cell office:value-type="float" office:value="56.324360999999897" table:style-name="ce3">
            <text:p>56,324361</text:p>
          </table:table-cell>
          <table:table-cell table:number-columns-repeated="16382"/>
        </table:table-row>
        <table:table-row table:style-name="ro2">
          <table:table-cell office:value-type="float" office:value="23.783401000000001" table:style-name="ce3">
            <text:p>23,783401</text:p>
          </table:table-cell>
          <table:table-cell office:value-type="float" office:value="56.328845999999899" table:style-name="ce3">
            <text:p>56,328846</text:p>
          </table:table-cell>
          <table:table-cell table:number-columns-repeated="16382"/>
        </table:table-row>
        <table:table-row table:style-name="ro2">
          <table:table-cell office:value-type="float" office:value="23.791487" table:style-name="ce3">
            <text:p>23,791487</text:p>
          </table:table-cell>
          <table:table-cell office:value-type="float" office:value="56.328591000000003" table:style-name="ce3">
            <text:p>56,328591</text:p>
          </table:table-cell>
          <table:table-cell table:number-columns-repeated="16382"/>
        </table:table-row>
        <table:table-row table:style-name="ro2">
          <table:table-cell office:value-type="float" office:value="23.791938999999999" table:style-name="ce3">
            <text:p>23,791939</text:p>
          </table:table-cell>
          <table:table-cell office:value-type="float" office:value="56.333075999999998" table:style-name="ce3">
            <text:p>56,333076</text:p>
          </table:table-cell>
          <table:table-cell table:number-columns-repeated="16382"/>
        </table:table-row>
        <table:table-row table:style-name="ro2">
          <table:table-cell office:value-type="float" office:value="23.792390000000001" table:style-name="ce3">
            <text:p>23,79239</text:p>
          </table:table-cell>
          <table:table-cell office:value-type="float" office:value="56.337564" table:style-name="ce3">
            <text:p>56,337564</text:p>
          </table:table-cell>
          <table:table-cell table:number-columns-repeated="16382"/>
        </table:table-row>
        <table:table-row table:style-name="ro2">
          <table:table-cell office:value-type="float" office:value="23.800476" table:style-name="ce3">
            <text:p>23,800476</text:p>
          </table:table-cell>
          <table:table-cell office:value-type="float" office:value="56.337305999999998" table:style-name="ce3">
            <text:p>56,337306</text:p>
          </table:table-cell>
          <table:table-cell table:number-columns-repeated="16382"/>
        </table:table-row>
        <table:table-row table:style-name="ro2">
          <table:table-cell office:value-type="float" office:value="23.800926999999898" table:style-name="ce3">
            <text:p>23,800927</text:p>
          </table:table-cell>
          <table:table-cell office:value-type="float" office:value="56.341793999999901" table:style-name="ce3">
            <text:p>56,341794</text:p>
          </table:table-cell>
          <table:table-cell table:number-columns-repeated="16382"/>
        </table:table-row>
        <table:table-row table:style-name="ro2">
          <table:table-cell office:value-type="float" office:value="23.809016" table:style-name="ce3">
            <text:p>23,809016</text:p>
          </table:table-cell>
          <table:table-cell office:value-type="float" office:value="56.341538" table:style-name="ce3">
            <text:p>56,341538</text:p>
          </table:table-cell>
          <table:table-cell table:number-columns-repeated="16382"/>
        </table:table-row>
        <table:table-row table:style-name="ro2">
          <table:table-cell office:value-type="float" office:value="23.817105000000002" table:style-name="ce3">
            <text:p>23,817105</text:p>
          </table:table-cell>
          <table:table-cell office:value-type="float" office:value="56.341280999999903" table:style-name="ce3">
            <text:p>56,341281</text:p>
          </table:table-cell>
          <table:table-cell table:number-columns-repeated="16382"/>
        </table:table-row>
        <table:table-row table:style-name="ro2">
          <table:table-cell office:value-type="float" office:value="23.825191" table:style-name="ce3">
            <text:p>23,825191</text:p>
          </table:table-cell>
          <table:table-cell office:value-type="float" office:value="56.3410259999999" table:style-name="ce3">
            <text:p>56,341026</text:p>
          </table:table-cell>
          <table:table-cell table:number-columns-repeated="16382"/>
        </table:table-row>
        <table:table-row table:style-name="ro2">
          <table:table-cell office:value-type="float" office:value="23.833279999999998" table:style-name="ce3">
            <text:p>23,83328</text:p>
          </table:table-cell>
          <table:table-cell office:value-type="float" office:value="56.340766000000002" table:style-name="ce3">
            <text:p>56,340766</text:p>
          </table:table-cell>
          <table:table-cell table:number-columns-repeated="16382"/>
        </table:table-row>
        <table:table-row table:style-name="ro2">
          <table:table-cell office:value-type="float" office:value="23.8413679999999" table:style-name="ce3">
            <text:p>23,841368</text:p>
          </table:table-cell>
          <table:table-cell office:value-type="float" office:value="56.340508" table:style-name="ce3">
            <text:p>56,340508</text:p>
          </table:table-cell>
          <table:table-cell table:number-columns-repeated="16382"/>
        </table:table-row>
        <table:table-row table:style-name="ro2">
          <table:table-cell office:value-type="float" office:value="23.849455000000098" table:style-name="ce3">
            <text:p>23,849455</text:p>
          </table:table-cell>
          <table:table-cell office:value-type="float" office:value="56.340253000000097" table:style-name="ce3">
            <text:p>56,340253</text:p>
          </table:table-cell>
          <table:table-cell table:number-columns-repeated="16382"/>
        </table:table-row>
        <table:table-row table:style-name="ro2">
          <table:table-cell office:value-type="float" office:value="23.848997000000001" table:style-name="ce3">
            <text:p>23,848997</text:p>
          </table:table-cell>
          <table:table-cell office:value-type="float" office:value="56.335765000000002" table:style-name="ce3">
            <text:p>56,335765</text:p>
          </table:table-cell>
          <table:table-cell table:number-columns-repeated="16382"/>
        </table:table-row>
        <table:table-row table:style-name="ro2">
          <table:table-cell office:value-type="float" office:value="23.8570829999999" table:style-name="ce3">
            <text:p>23,857083</text:p>
          </table:table-cell>
          <table:table-cell office:value-type="float" office:value="56.335506000000002" table:style-name="ce3">
            <text:p>56,335506</text:p>
          </table:table-cell>
          <table:table-cell table:number-columns-repeated="16382"/>
        </table:table-row>
        <table:table-row table:style-name="ro2">
          <table:table-cell office:value-type="float" office:value="23.865169000000002" table:style-name="ce3">
            <text:p>23,865169</text:p>
          </table:table-cell>
          <table:table-cell office:value-type="float" office:value="56.335248" table:style-name="ce3">
            <text:p>56,335248</text:p>
          </table:table-cell>
          <table:table-cell table:number-columns-repeated="16382"/>
        </table:table-row>
        <table:table-row table:style-name="ro2">
          <table:table-cell office:value-type="float" office:value="23.873256000000001" table:style-name="ce3">
            <text:p>23,873256</text:p>
          </table:table-cell>
          <table:table-cell office:value-type="float" office:value="56.334983999999999" table:style-name="ce3">
            <text:p>56,334984</text:p>
          </table:table-cell>
          <table:table-cell table:number-columns-repeated="16382"/>
        </table:table-row>
        <table:table-row table:style-name="ro2">
          <table:table-cell office:value-type="float" office:value="23.881342" table:style-name="ce3">
            <text:p>23,881342</text:p>
          </table:table-cell>
          <table:table-cell office:value-type="float" office:value="56.334724000000001" table:style-name="ce3">
            <text:p>56,334724</text:p>
          </table:table-cell>
          <table:table-cell table:number-columns-repeated="16382"/>
        </table:table-row>
        <table:table-row table:style-name="ro2">
          <table:table-cell office:value-type="float" office:value="23.889426" table:style-name="ce3">
            <text:p>23,889426</text:p>
          </table:table-cell>
          <table:table-cell office:value-type="float" office:value="56.334463999999997" table:style-name="ce3">
            <text:p>56,334464</text:p>
          </table:table-cell>
          <table:table-cell table:number-columns-repeated="16382"/>
        </table:table-row>
        <table:table-row table:style-name="ro2">
          <table:table-cell office:value-type="float" office:value="23.889890999999999" table:style-name="ce3">
            <text:p>23,889891</text:p>
          </table:table-cell>
          <table:table-cell office:value-type="float" office:value="56.338946999999997" table:style-name="ce3">
            <text:p>56,338947</text:p>
          </table:table-cell>
          <table:table-cell table:number-columns-repeated="16382"/>
        </table:table-row>
        <table:table-row table:style-name="ro2">
          <table:table-cell office:value-type="float" office:value="23.897974999999999" table:style-name="ce3">
            <text:p>23,897975</text:p>
          </table:table-cell>
          <table:table-cell office:value-type="float" office:value="56.338687" table:style-name="ce3">
            <text:p>56,338687</text:p>
          </table:table-cell>
          <table:table-cell table:number-columns-repeated="16382"/>
        </table:table-row>
        <table:table-row table:style-name="ro2">
          <table:table-cell office:value-type="float" office:value="23.906064000000001" table:style-name="ce3">
            <text:p>23,906064</text:p>
          </table:table-cell>
          <table:table-cell office:value-type="float" office:value="56.338425000000001" table:style-name="ce3">
            <text:p>56,338425</text:p>
          </table:table-cell>
          <table:table-cell table:number-columns-repeated="16382"/>
        </table:table-row>
        <table:table-row table:style-name="ro2">
          <table:table-cell office:value-type="float" office:value="23.914149999999999" table:style-name="ce3">
            <text:p>23,91415</text:p>
          </table:table-cell>
          <table:table-cell office:value-type="float" office:value="56.338160999999999" table:style-name="ce3">
            <text:p>56,338161</text:p>
          </table:table-cell>
          <table:table-cell table:number-columns-repeated="16382"/>
        </table:table-row>
        <table:table-row table:style-name="ro2">
          <table:table-cell office:value-type="float" office:value="23.922234" table:style-name="ce3">
            <text:p>23,922234</text:p>
          </table:table-cell>
          <table:table-cell office:value-type="float" office:value="56.337898999999901" table:style-name="ce3">
            <text:p>56,337899</text:p>
          </table:table-cell>
          <table:table-cell table:number-columns-repeated="16382"/>
        </table:table-row>
        <table:table-row table:style-name="ro2">
          <table:table-cell office:value-type="float" office:value="23.921769000000001" table:style-name="ce3">
            <text:p>23,921769</text:p>
          </table:table-cell>
          <table:table-cell office:value-type="float" office:value="56.333410999999998" table:style-name="ce3">
            <text:p>56,333411</text:p>
          </table:table-cell>
          <table:table-cell table:number-columns-repeated="16382"/>
        </table:table-row>
        <table:table-row table:style-name="ro2">
          <table:table-cell office:value-type="float" office:value="23.929856000000001" table:style-name="ce3">
            <text:p>23,929856</text:p>
          </table:table-cell>
          <table:table-cell office:value-type="float" office:value="56.333148999999999" table:style-name="ce3">
            <text:p>56,333149</text:p>
          </table:table-cell>
          <table:table-cell table:number-columns-repeated="16382"/>
        </table:table-row>
        <table:table-row table:style-name="ro2">
          <table:table-cell office:value-type="float" office:value="23.937940000000001" table:style-name="ce3">
            <text:p>23,93794</text:p>
          </table:table-cell>
          <table:table-cell office:value-type="float" office:value="56.332881999999898" table:style-name="ce3">
            <text:p>56,332882</text:p>
          </table:table-cell>
          <table:table-cell table:number-columns-repeated="16382"/>
        </table:table-row>
        <table:table-row table:style-name="ro2">
          <table:table-cell office:value-type="float" office:value="23.946026" table:style-name="ce3">
            <text:p>23,946026</text:p>
          </table:table-cell>
          <table:table-cell office:value-type="float" office:value="56.332617999999997" table:style-name="ce3">
            <text:p>56,332618</text:p>
          </table:table-cell>
          <table:table-cell table:number-columns-repeated="16382"/>
        </table:table-row>
        <table:table-row table:style-name="ro2">
          <table:table-cell office:value-type="float" office:value="23.95411" table:style-name="ce3">
            <text:p>23,95411</text:p>
          </table:table-cell>
          <table:table-cell office:value-type="float" office:value="56.332351000000003" table:style-name="ce3">
            <text:p>56,332351</text:p>
          </table:table-cell>
          <table:table-cell table:number-columns-repeated="16382"/>
        </table:table-row>
        <table:table-row table:style-name="ro2">
          <table:table-cell office:value-type="float" office:value="23.9621969999999" table:style-name="ce3">
            <text:p>23,962197</text:p>
          </table:table-cell>
          <table:table-cell office:value-type="float" office:value="56.332089000000003" table:style-name="ce3">
            <text:p>56,332089</text:p>
          </table:table-cell>
          <table:table-cell table:number-columns-repeated="16382"/>
        </table:table-row>
        <table:table-row table:style-name="ro2">
          <table:table-cell office:value-type="float" office:value="23.970279000000001" table:style-name="ce3">
            <text:p>23,970279</text:p>
          </table:table-cell>
          <table:table-cell office:value-type="float" office:value="56.331823" table:style-name="ce3">
            <text:p>56,331823</text:p>
          </table:table-cell>
          <table:table-cell table:number-columns-repeated="16382"/>
        </table:table-row>
        <table:table-row table:style-name="ro2">
          <table:table-cell office:value-type="float" office:value="23.978364999999901" table:style-name="ce3">
            <text:p>23,978365</text:p>
          </table:table-cell>
          <table:table-cell office:value-type="float" office:value="56.331553999999898" table:style-name="ce3">
            <text:p>56,331554</text:p>
          </table:table-cell>
          <table:table-cell table:number-columns-repeated="16382"/>
        </table:table-row>
        <table:table-row table:style-name="ro2">
          <table:table-cell office:value-type="float" office:value="23.986448999999901" table:style-name="ce3">
            <text:p>23,986449</text:p>
          </table:table-cell>
          <table:table-cell office:value-type="float" office:value="56.331284999999902" table:style-name="ce3">
            <text:p>56,331285</text:p>
          </table:table-cell>
          <table:table-cell table:number-columns-repeated="16382"/>
        </table:table-row>
        <table:table-row table:style-name="ro2">
          <table:table-cell office:value-type="float" office:value="23.994533000000001" table:style-name="ce3">
            <text:p>23,994533</text:p>
          </table:table-cell>
          <table:table-cell office:value-type="float" office:value="56.331015999999998" table:style-name="ce3">
            <text:p>56,331016</text:p>
          </table:table-cell>
          <table:table-cell table:number-columns-repeated="16382"/>
        </table:table-row>
        <table:table-row table:style-name="ro2">
          <table:table-cell office:value-type="float" office:value="24.00262" table:style-name="ce3">
            <text:p>24,00262</text:p>
          </table:table-cell>
          <table:table-cell office:value-type="float" office:value="56.330747000000002" table:style-name="ce3">
            <text:p>56,330747</text:p>
          </table:table-cell>
          <table:table-cell table:number-columns-repeated="16382"/>
        </table:table-row>
        <table:table-row table:style-name="ro2">
          <table:table-cell office:value-type="float" office:value="24.010701000000001" table:style-name="ce3">
            <text:p>24,010701</text:p>
          </table:table-cell>
          <table:table-cell office:value-type="float" office:value="56.330477999999999" table:style-name="ce3">
            <text:p>56,330478</text:p>
          </table:table-cell>
          <table:table-cell table:number-columns-repeated="16382"/>
        </table:table-row>
        <table:table-row table:style-name="ro2">
          <table:table-cell office:value-type="float" office:value="24.018788000000001" table:style-name="ce3">
            <text:p>24,018788</text:p>
          </table:table-cell>
          <table:table-cell office:value-type="float" office:value="56.330209000000004" table:style-name="ce3">
            <text:p>56,330209</text:p>
          </table:table-cell>
          <table:table-cell table:number-columns-repeated="16382"/>
        </table:table-row>
        <table:table-row table:style-name="ro2">
          <table:table-cell office:value-type="float" office:value="24.018308999999999" table:style-name="ce3">
            <text:p>24,018309</text:p>
          </table:table-cell>
          <table:table-cell office:value-type="float" office:value="56.325720999999902" table:style-name="ce3">
            <text:p>56,325721</text:p>
          </table:table-cell>
          <table:table-cell table:number-columns-repeated="16382"/>
        </table:table-row>
        <table:table-row table:style-name="ro2">
          <table:table-cell office:value-type="float" office:value="24.026390999999901" table:style-name="ce3">
            <text:p>24,026391</text:p>
          </table:table-cell>
          <table:table-cell office:value-type="float" office:value="56.325449999999897" table:style-name="ce3">
            <text:p>56,32545</text:p>
          </table:table-cell>
          <table:table-cell table:number-columns-repeated="16382"/>
        </table:table-row>
        <table:table-row table:style-name="ro2">
          <table:table-cell office:value-type="float" office:value="24.025912000000002" table:style-name="ce3">
            <text:p>24,025912</text:p>
          </table:table-cell>
          <table:table-cell office:value-type="float" office:value="56.320968999999998" table:style-name="ce3">
            <text:p>56,320969</text:p>
          </table:table-cell>
          <table:table-cell table:number-columns-repeated="16382"/>
        </table:table-row>
        <table:table-row table:style-name="ro2">
          <table:table-cell office:value-type="float" office:value="24.033995999999899" table:style-name="ce3">
            <text:p>24,033996</text:p>
          </table:table-cell>
          <table:table-cell office:value-type="float" office:value="56.320698" table:style-name="ce3">
            <text:p>56,320698</text:p>
          </table:table-cell>
          <table:table-cell table:number-columns-repeated="16382"/>
        </table:table-row>
        <table:table-row table:style-name="ro2">
          <table:table-cell office:value-type="float" office:value="24.033515999999999" table:style-name="ce3">
            <text:p>24,033516</text:p>
          </table:table-cell>
          <table:table-cell office:value-type="float" office:value="56.316212999999898" table:style-name="ce3">
            <text:p>56,316213</text:p>
          </table:table-cell>
          <table:table-cell table:number-columns-repeated="16382"/>
        </table:table-row>
        <table:table-row table:style-name="ro2">
          <table:table-cell office:value-type="float" office:value="24.041596999999999" table:style-name="ce3">
            <text:p>24,041597</text:p>
          </table:table-cell>
          <table:table-cell office:value-type="float" office:value="56.315940999999903" table:style-name="ce3">
            <text:p>56,315941</text:p>
          </table:table-cell>
          <table:table-cell table:number-columns-repeated="16382"/>
        </table:table-row>
        <table:table-row table:style-name="ro2">
          <table:table-cell office:value-type="float" office:value="24.041115999999999" table:style-name="ce3">
            <text:p>24,041116</text:p>
          </table:table-cell>
          <table:table-cell office:value-type="float" office:value="56.311453999999998" table:style-name="ce3">
            <text:p>56,311454</text:p>
          </table:table-cell>
          <table:table-cell table:number-columns-repeated="16382"/>
        </table:table-row>
        <table:table-row table:style-name="ro2">
          <table:table-cell office:value-type="float" office:value="24.049195999999899" table:style-name="ce3">
            <text:p>24,049196</text:p>
          </table:table-cell>
          <table:table-cell office:value-type="float" office:value="56.311185000000002" table:style-name="ce3">
            <text:p>56,311185</text:p>
          </table:table-cell>
          <table:table-cell table:number-columns-repeated="16382"/>
        </table:table-row>
        <table:table-row table:style-name="ro2">
          <table:table-cell office:value-type="float" office:value="24.048715000000001" table:style-name="ce3">
            <text:p>24,048715</text:p>
          </table:table-cell>
          <table:table-cell office:value-type="float" office:value="56.3066969999999" table:style-name="ce3">
            <text:p>56,306697</text:p>
          </table:table-cell>
          <table:table-cell table:number-columns-repeated="16382"/>
        </table:table-row>
        <table:table-row table:style-name="ro2">
          <table:table-cell office:value-type="float" office:value="24.0482340000001" table:style-name="ce3">
            <text:p>24,048234</text:p>
          </table:table-cell>
          <table:table-cell office:value-type="float" office:value="56.302211999999997" table:style-name="ce3">
            <text:p>56,302212</text:p>
          </table:table-cell>
          <table:table-cell table:number-columns-repeated="16382"/>
        </table:table-row>
        <table:table-row table:style-name="ro2">
          <table:table-cell office:value-type="float" office:value="24.056314" table:style-name="ce3">
            <text:p>24,056314</text:p>
          </table:table-cell>
          <table:table-cell office:value-type="float" office:value="56.301940999999999" table:style-name="ce3">
            <text:p>56,301941</text:p>
          </table:table-cell>
          <table:table-cell table:number-columns-repeated="16382"/>
        </table:table-row>
        <table:table-row table:style-name="ro2">
          <table:table-cell office:value-type="float" office:value="24.055831000000001" table:style-name="ce3">
            <text:p>24,055831</text:p>
          </table:table-cell>
          <table:table-cell office:value-type="float" office:value="56.2974549999999" table:style-name="ce3">
            <text:p>56,297455</text:p>
          </table:table-cell>
          <table:table-cell table:number-columns-repeated="16382"/>
        </table:table-row>
        <table:table-row table:style-name="ro2">
          <table:table-cell office:value-type="float" office:value="24.063908000000001" table:style-name="ce3">
            <text:p>24,063908</text:p>
          </table:table-cell>
          <table:table-cell office:value-type="float" office:value="56.297184000000001" table:style-name="ce3">
            <text:p>56,297184</text:p>
          </table:table-cell>
          <table:table-cell table:number-columns-repeated="16382"/>
        </table:table-row>
        <table:table-row table:style-name="ro2">
          <table:table-cell office:value-type="float" office:value="24.063424999999999" table:style-name="ce3">
            <text:p>24,063425</text:p>
          </table:table-cell>
          <table:table-cell office:value-type="float" office:value="56.292698999999999" table:style-name="ce3">
            <text:p>56,292699</text:p>
          </table:table-cell>
          <table:table-cell table:number-columns-repeated="16382"/>
        </table:table-row>
        <table:table-row table:style-name="ro2">
          <table:table-cell office:value-type="float" office:value="24.062940999999999" table:style-name="ce3">
            <text:p>24,062941</text:p>
          </table:table-cell>
          <table:table-cell office:value-type="float" office:value="56.288210999999897" table:style-name="ce3">
            <text:p>56,288211</text:p>
          </table:table-cell>
          <table:table-cell table:number-columns-repeated="16382"/>
        </table:table-row>
        <table:table-row table:style-name="ro2">
          <table:table-cell office:value-type="float" office:value="24.062460999999999" table:style-name="ce3">
            <text:p>24,062461</text:p>
          </table:table-cell>
          <table:table-cell office:value-type="float" office:value="56.283729999999998" table:style-name="ce3">
            <text:p>56,28373</text:p>
          </table:table-cell>
          <table:table-cell table:number-columns-repeated="16382"/>
        </table:table-row>
        <table:table-row table:style-name="ro2">
          <table:table-cell office:value-type="float" office:value="24.061976999999999" table:style-name="ce3">
            <text:p>24,061977</text:p>
          </table:table-cell>
          <table:table-cell office:value-type="float" office:value="56.279242999999902" table:style-name="ce3">
            <text:p>56,279243</text:p>
          </table:table-cell>
          <table:table-cell table:number-columns-repeated="16382"/>
        </table:table-row>
        <table:table-row table:style-name="ro2">
          <table:table-cell office:value-type="float" office:value="24.070049999999998" table:style-name="ce3">
            <text:p>24,07005</text:p>
          </table:table-cell>
          <table:table-cell office:value-type="float" office:value="56.278968999999996" table:style-name="ce3">
            <text:p>56,278969</text:p>
          </table:table-cell>
          <table:table-cell table:number-columns-repeated="16382"/>
        </table:table-row>
        <table:table-row table:style-name="ro2">
          <table:table-cell office:value-type="float" office:value="24.078122999999898" table:style-name="ce3">
            <text:p>24,078123</text:p>
          </table:table-cell>
          <table:table-cell office:value-type="float" office:value="56.278697999999999" table:style-name="ce3">
            <text:p>56,278698</text:p>
          </table:table-cell>
          <table:table-cell table:number-columns-repeated="16382"/>
        </table:table-row>
        <table:table-row table:style-name="ro2">
          <table:table-cell office:value-type="float" office:value="24.086195" table:style-name="ce3">
            <text:p>24,086195</text:p>
          </table:table-cell>
          <table:table-cell office:value-type="float" office:value="56.278421999999999" table:style-name="ce3">
            <text:p>56,278422</text:p>
          </table:table-cell>
          <table:table-cell table:number-columns-repeated="16382"/>
        </table:table-row>
        <table:table-row table:style-name="ro2">
          <table:table-cell office:value-type="float" office:value="24.094268" table:style-name="ce3">
            <text:p>24,094268</text:p>
          </table:table-cell>
          <table:table-cell office:value-type="float" office:value="56.278143999999998" table:style-name="ce3">
            <text:p>56,278144</text:p>
          </table:table-cell>
          <table:table-cell table:number-columns-repeated="16382"/>
        </table:table-row>
        <table:table-row table:style-name="ro2">
          <table:table-cell office:value-type="float" office:value="24.102340999999999" table:style-name="ce3">
            <text:p>24,102341</text:p>
          </table:table-cell>
          <table:table-cell office:value-type="float" office:value="56.277870999999998" table:style-name="ce3">
            <text:p>56,277871</text:p>
          </table:table-cell>
          <table:table-cell table:number-columns-repeated="16382"/>
        </table:table-row>
        <table:table-row table:style-name="ro2">
          <table:table-cell office:value-type="float" office:value="24.101855" table:style-name="ce3">
            <text:p>24,101855</text:p>
          </table:table-cell>
          <table:table-cell office:value-type="float" office:value="56.273388000000097" table:style-name="ce3">
            <text:p>56,273388</text:p>
          </table:table-cell>
          <table:table-cell table:number-columns-repeated="16382"/>
        </table:table-row>
        <table:table-row table:style-name="ro2">
          <table:table-cell office:value-type="float" office:value="24.109923999999999" table:style-name="ce3">
            <text:p>24,109924</text:p>
          </table:table-cell>
          <table:table-cell office:value-type="float" office:value="56.273110000000003" table:style-name="ce3">
            <text:p>56,27311</text:p>
          </table:table-cell>
          <table:table-cell table:number-columns-repeated="16382"/>
        </table:table-row>
        <table:table-row table:style-name="ro2">
          <table:table-cell office:value-type="float" office:value="24.109438000000001" table:style-name="ce3">
            <text:p>24,109438</text:p>
          </table:table-cell>
          <table:table-cell office:value-type="float" office:value="56.268627000000002" table:style-name="ce3">
            <text:p>56,268627</text:p>
          </table:table-cell>
          <table:table-cell table:number-columns-repeated="16382"/>
        </table:table-row>
        <table:table-row table:style-name="ro2">
          <table:table-cell office:value-type="float" office:value="24.117507999999901" table:style-name="ce3">
            <text:p>24,117508</text:p>
          </table:table-cell>
          <table:table-cell office:value-type="float" office:value="56.268349000000001" table:style-name="ce3">
            <text:p>56,268349</text:p>
          </table:table-cell>
          <table:table-cell table:number-columns-repeated="16382"/>
        </table:table-row>
        <table:table-row table:style-name="ro2">
          <table:table-cell office:value-type="float" office:value="24.117021000000001" table:style-name="ce3">
            <text:p>24,117021</text:p>
          </table:table-cell>
          <table:table-cell office:value-type="float" office:value="56.263863000000001" table:style-name="ce3">
            <text:p>56,263863</text:p>
          </table:table-cell>
          <table:table-cell table:number-columns-repeated="16382"/>
        </table:table-row>
        <table:table-row table:style-name="ro2">
          <table:table-cell office:value-type="float" office:value="24.1250870000001" table:style-name="ce3">
            <text:p>24,125087</text:p>
          </table:table-cell>
          <table:table-cell office:value-type="float" office:value="56.263587000000001" table:style-name="ce3">
            <text:p>56,263587</text:p>
          </table:table-cell>
          <table:table-cell table:number-columns-repeated="16382"/>
        </table:table-row>
        <table:table-row table:style-name="ro2">
          <table:table-cell office:value-type="float" office:value="24.133157000000001" table:style-name="ce3">
            <text:p>24,133157</text:p>
          </table:table-cell>
          <table:table-cell office:value-type="float" office:value="56.2633089999999" table:style-name="ce3">
            <text:p>56,263309</text:p>
          </table:table-cell>
          <table:table-cell table:number-columns-repeated="16382"/>
        </table:table-row>
        <table:table-row table:style-name="ro2">
          <table:table-cell office:value-type="float" office:value="24.132667000000001" table:style-name="ce3">
            <text:p>24,132667</text:p>
          </table:table-cell>
          <table:table-cell office:value-type="float" office:value="56.258823999999997" table:style-name="ce3">
            <text:p>56,258824</text:p>
          </table:table-cell>
          <table:table-cell table:number-columns-repeated="16382"/>
        </table:table-row>
        <table:table-row table:style-name="ro2">
          <table:table-cell office:value-type="float" office:value="24.140734999999999" table:style-name="ce3">
            <text:p>24,140735</text:p>
          </table:table-cell>
          <table:table-cell office:value-type="float" office:value="56.258546000000003" table:style-name="ce3">
            <text:p>56,258546</text:p>
          </table:table-cell>
          <table:table-cell table:number-columns-repeated="16382"/>
        </table:table-row>
        <table:table-row table:style-name="ro2">
          <table:table-cell office:value-type="float" office:value="24.148802999999901" table:style-name="ce3">
            <text:p>24,148803</text:p>
          </table:table-cell>
          <table:table-cell office:value-type="float" office:value="56.258265999999999" table:style-name="ce3">
            <text:p>56,258266</text:p>
          </table:table-cell>
          <table:table-cell table:number-columns-repeated="16382"/>
        </table:table-row>
        <table:table-row table:style-name="ro2">
          <table:table-cell office:value-type="float" office:value="24.156869" table:style-name="ce3">
            <text:p>24,156869</text:p>
          </table:table-cell>
          <table:table-cell office:value-type="float" office:value="56.257987999999898" table:style-name="ce3">
            <text:p>56,257988</text:p>
          </table:table-cell>
          <table:table-cell table:number-columns-repeated="16382"/>
        </table:table-row>
        <table:table-row table:style-name="ro2">
          <table:table-cell office:value-type="float" office:value="24.164936999999998" table:style-name="ce3">
            <text:p>24,164937</text:p>
          </table:table-cell>
          <table:table-cell office:value-type="float" office:value="56.257710000000003" table:style-name="ce3">
            <text:p>56,25771</text:p>
          </table:table-cell>
          <table:table-cell table:number-columns-repeated="16382"/>
        </table:table-row>
        <table:table-row table:style-name="ro2">
          <table:table-cell office:value-type="float" office:value="24.173005" table:style-name="ce3">
            <text:p>24,173005</text:p>
          </table:table-cell>
          <table:table-cell office:value-type="float" office:value="56.2574269999999" table:style-name="ce3">
            <text:p>56,257427</text:p>
          </table:table-cell>
          <table:table-cell table:number-columns-repeated="16382"/>
        </table:table-row>
        <table:table-row table:style-name="ro2">
          <table:table-cell office:value-type="float" office:value="24.181073999999999" table:style-name="ce3">
            <text:p>24,181074</text:p>
          </table:table-cell>
          <table:table-cell office:value-type="float" office:value="56.257148999999998" table:style-name="ce3">
            <text:p>56,257149</text:p>
          </table:table-cell>
          <table:table-cell table:number-columns-repeated="16382"/>
        </table:table-row>
        <table:table-row table:style-name="ro2">
          <table:table-cell office:value-type="float" office:value="24.189139000000001" table:style-name="ce3">
            <text:p>24,189139</text:p>
          </table:table-cell>
          <table:table-cell office:value-type="float" office:value="56.256865999999903" table:style-name="ce3">
            <text:p>56,256866</text:p>
          </table:table-cell>
          <table:table-cell table:number-columns-repeated="16382"/>
        </table:table-row>
        <table:table-row table:style-name="ro2">
          <table:table-cell office:value-type="float" office:value="24.189639" table:style-name="ce3">
            <text:p>24,189639</text:p>
          </table:table-cell>
          <table:table-cell office:value-type="float" office:value="56.261349000000003" table:style-name="ce3">
            <text:p>56,261349</text:p>
          </table:table-cell>
          <table:table-cell table:number-columns-repeated="16382"/>
        </table:table-row>
        <table:table-row table:style-name="ro2">
          <table:table-cell office:value-type="float" office:value="24.197707000000001" table:style-name="ce3">
            <text:p>24,197707</text:p>
          </table:table-cell>
          <table:table-cell office:value-type="float" office:value="56.261071000000001" table:style-name="ce3">
            <text:p>56,261071</text:p>
          </table:table-cell>
          <table:table-cell table:number-columns-repeated="16382"/>
        </table:table-row>
        <table:table-row table:style-name="ro2">
          <table:table-cell office:value-type="float" office:value="24.205774999999999" table:style-name="ce3">
            <text:p>24,205775</text:p>
          </table:table-cell>
          <table:table-cell office:value-type="float" office:value="56.260784000000001" table:style-name="ce3">
            <text:p>56,260784</text:p>
          </table:table-cell>
          <table:table-cell table:number-columns-repeated="16382"/>
        </table:table-row>
        <table:table-row table:style-name="ro2">
          <table:table-cell office:value-type="float" office:value="24.206274000000001" table:style-name="ce3">
            <text:p>24,206274</text:p>
          </table:table-cell>
          <table:table-cell office:value-type="float" office:value="56.265268999999897" table:style-name="ce3">
            <text:p>56,265269</text:p>
          </table:table-cell>
          <table:table-cell table:number-columns-repeated="16382"/>
        </table:table-row>
        <table:table-row table:style-name="ro2">
          <table:table-cell office:value-type="float" office:value="24.214341999999899" table:style-name="ce3">
            <text:p>24,214342</text:p>
          </table:table-cell>
          <table:table-cell office:value-type="float" office:value="56.264986999999998" table:style-name="ce3">
            <text:p>56,264987</text:p>
          </table:table-cell>
          <table:table-cell table:number-columns-repeated="16382"/>
        </table:table-row>
        <table:table-row table:style-name="ro2">
          <table:table-cell office:value-type="float" office:value="24.214841" table:style-name="ce3">
            <text:p>24,214841</text:p>
          </table:table-cell>
          <table:table-cell office:value-type="float" office:value="56.269469999999998" table:style-name="ce3">
            <text:p>56,26947</text:p>
          </table:table-cell>
          <table:table-cell table:number-columns-repeated="16382"/>
        </table:table-row>
        <table:table-row table:style-name="ro2">
          <table:table-cell office:value-type="float" office:value="24.222912000000001" table:style-name="ce3">
            <text:p>24,222912</text:p>
          </table:table-cell>
          <table:table-cell office:value-type="float" office:value="56.269187000000002" table:style-name="ce3">
            <text:p>56,269187</text:p>
          </table:table-cell>
          <table:table-cell table:number-columns-repeated="16382"/>
        </table:table-row>
        <table:table-row table:style-name="ro2">
          <table:table-cell office:value-type="float" office:value="24.223413000000001" table:style-name="ce3">
            <text:p>24,223413</text:p>
          </table:table-cell>
          <table:table-cell office:value-type="float" office:value="56.273669999999903" table:style-name="ce3">
            <text:p>56,27367</text:p>
          </table:table-cell>
          <table:table-cell table:number-columns-repeated="16382"/>
        </table:table-row>
        <table:table-row table:style-name="ro2">
          <table:table-cell office:value-type="float" office:value="24.231486" table:style-name="ce3">
            <text:p>24,231486</text:p>
          </table:table-cell>
          <table:table-cell office:value-type="float" office:value="56.273388000000097" table:style-name="ce3">
            <text:p>56,273388</text:p>
          </table:table-cell>
          <table:table-cell table:number-columns-repeated="16382"/>
        </table:table-row>
        <table:table-row table:style-name="ro2">
          <table:table-cell office:value-type="float" office:value="24.239555999999901" table:style-name="ce3">
            <text:p>24,239556</text:p>
          </table:table-cell>
          <table:table-cell office:value-type="float" office:value="56.2731029999999" table:style-name="ce3">
            <text:p>56,273103</text:p>
          </table:table-cell>
          <table:table-cell table:number-columns-repeated="16382"/>
        </table:table-row>
        <table:table-row table:style-name="ro2">
          <table:table-cell office:value-type="float" office:value="24.24006" table:style-name="ce3">
            <text:p>24,24006</text:p>
          </table:table-cell>
          <table:table-cell office:value-type="float" office:value="56.277588000000002" table:style-name="ce3">
            <text:p>56,277588</text:p>
          </table:table-cell>
          <table:table-cell table:number-columns-repeated="16382"/>
        </table:table-row>
        <table:table-row table:style-name="ro2">
          <table:table-cell office:value-type="float" office:value="24.248128000000001" table:style-name="ce3">
            <text:p>24,248128</text:p>
          </table:table-cell>
          <table:table-cell office:value-type="float" office:value="56.277301000000001" table:style-name="ce3">
            <text:p>56,277301</text:p>
          </table:table-cell>
          <table:table-cell table:number-columns-repeated="16382"/>
        </table:table-row>
        <table:table-row table:style-name="ro2">
          <table:table-cell office:value-type="float" office:value="24.248633999999999" table:style-name="ce3">
            <text:p>24,248634</text:p>
          </table:table-cell>
          <table:table-cell office:value-type="float" office:value="56.281784000000002" table:style-name="ce3">
            <text:p>56,281784</text:p>
          </table:table-cell>
          <table:table-cell table:number-columns-repeated="16382"/>
        </table:table-row>
        <table:table-row table:style-name="ro2">
          <table:table-cell office:value-type="float" office:value="24.256706999999999" table:style-name="ce3">
            <text:p>24,256707</text:p>
          </table:table-cell>
          <table:table-cell office:value-type="float" office:value="56.281497000000002" table:style-name="ce3">
            <text:p>56,281497</text:p>
          </table:table-cell>
          <table:table-cell table:number-columns-repeated="16382"/>
        </table:table-row>
        <table:table-row table:style-name="ro2">
          <table:table-cell office:value-type="float" office:value="24.264776999999999" table:style-name="ce3">
            <text:p>24,264777</text:p>
          </table:table-cell>
          <table:table-cell office:value-type="float" office:value="56.281211999999996" table:style-name="ce3">
            <text:p>56,281212</text:p>
          </table:table-cell>
          <table:table-cell table:number-columns-repeated="16382"/>
        </table:table-row>
        <table:table-row table:style-name="ro2">
          <table:table-cell office:value-type="float" office:value="24.265284999999899" table:style-name="ce3">
            <text:p>24,265285</text:p>
          </table:table-cell>
          <table:table-cell office:value-type="float" office:value="56.285696999999999" table:style-name="ce3">
            <text:p>56,285697</text:p>
          </table:table-cell>
          <table:table-cell table:number-columns-repeated="16382"/>
        </table:table-row>
        <table:table-row table:style-name="ro2">
          <table:table-cell office:value-type="float" office:value="24.273358000000002" table:style-name="ce3">
            <text:p>24,273358</text:p>
          </table:table-cell>
          <table:table-cell office:value-type="float" office:value="56.285407999999997" table:style-name="ce3">
            <text:p>56,285408</text:p>
          </table:table-cell>
          <table:table-cell table:number-columns-repeated="16382"/>
        </table:table-row>
        <table:table-row table:style-name="ro2">
          <table:table-cell office:value-type="float" office:value="24.273864" table:style-name="ce3">
            <text:p>24,273864</text:p>
          </table:table-cell>
          <table:table-cell office:value-type="float" office:value="56.289892999999999" table:style-name="ce3">
            <text:p>56,289893</text:p>
          </table:table-cell>
          <table:table-cell table:number-columns-repeated="16382"/>
        </table:table-row>
        <table:table-row table:style-name="ro2">
          <table:table-cell office:value-type="float" office:value="24.281939000000001" table:style-name="ce3">
            <text:p>24,281939</text:p>
          </table:table-cell>
          <table:table-cell office:value-type="float" office:value="56.289603999999898" table:style-name="ce3">
            <text:p>56,289604</text:p>
          </table:table-cell>
          <table:table-cell table:number-columns-repeated="16382"/>
        </table:table-row>
        <table:table-row table:style-name="ro2">
          <table:table-cell office:value-type="float" office:value="24.290011999999901" table:style-name="ce3">
            <text:p>24,290012</text:p>
          </table:table-cell>
          <table:table-cell office:value-type="float" office:value="56.289318999999999" table:style-name="ce3">
            <text:p>56,289319</text:p>
          </table:table-cell>
          <table:table-cell table:number-columns-repeated="16382"/>
        </table:table-row>
        <table:table-row table:style-name="ro2">
          <table:table-cell office:value-type="float" office:value="24.290521999999999" table:style-name="ce3">
            <text:p>24,290522</text:p>
          </table:table-cell>
          <table:table-cell office:value-type="float" office:value="56.293799999999997" table:style-name="ce3">
            <text:p>56,2938</text:p>
          </table:table-cell>
          <table:table-cell table:number-columns-repeated="16382"/>
        </table:table-row>
        <table:table-row table:style-name="ro2">
          <table:table-cell office:value-type="float" office:value="24.298597000000001" table:style-name="ce3">
            <text:p>24,298597</text:p>
          </table:table-cell>
          <table:table-cell office:value-type="float" office:value="56.293509999999998" table:style-name="ce3">
            <text:p>56,29351</text:p>
          </table:table-cell>
          <table:table-cell table:number-columns-repeated="16382"/>
        </table:table-row>
        <table:table-row table:style-name="ro2">
          <table:table-cell office:value-type="float" office:value="24.299105000000001" table:style-name="ce3">
            <text:p>24,299105</text:p>
          </table:table-cell>
          <table:table-cell office:value-type="float" office:value="56.297995999999898" table:style-name="ce3">
            <text:p>56,297996</text:p>
          </table:table-cell>
          <table:table-cell table:number-columns-repeated="16382"/>
        </table:table-row>
        <table:table-row table:style-name="ro2">
          <table:table-cell office:value-type="float" office:value="24.307182999999998" table:style-name="ce3">
            <text:p>24,307183</text:p>
          </table:table-cell>
          <table:table-cell office:value-type="float" office:value="56.297705999999998" table:style-name="ce3">
            <text:p>56,297706</text:p>
          </table:table-cell>
          <table:table-cell table:number-columns-repeated="16382"/>
        </table:table-row>
        <table:table-row table:style-name="ro2">
          <table:table-cell office:value-type="float" office:value="24.3152580000001" table:style-name="ce3">
            <text:p>24,315258</text:p>
          </table:table-cell>
          <table:table-cell office:value-type="float" office:value="56.297417000000003" table:style-name="ce3">
            <text:p>56,297417</text:p>
          </table:table-cell>
          <table:table-cell table:number-columns-repeated="16382"/>
        </table:table-row>
        <table:table-row table:style-name="ro2">
          <table:table-cell office:value-type="float" office:value="24.323332999999899" table:style-name="ce3">
            <text:p>24,323333</text:p>
          </table:table-cell>
          <table:table-cell office:value-type="float" office:value="56.297127000000003" table:style-name="ce3">
            <text:p>56,297127</text:p>
          </table:table-cell>
          <table:table-cell table:number-columns-repeated="16382"/>
        </table:table-row>
        <table:table-row table:style-name="ro2">
          <table:table-cell office:value-type="float" office:value="24.331408" table:style-name="ce3">
            <text:p>24,331408</text:p>
          </table:table-cell>
          <table:table-cell office:value-type="float" office:value="56.296838000000001" table:style-name="ce3">
            <text:p>56,296838</text:p>
          </table:table-cell>
          <table:table-cell table:number-columns-repeated="16382"/>
        </table:table-row>
        <table:table-row table:style-name="ro2">
          <table:table-cell office:value-type="float" office:value="24.339483000000001" table:style-name="ce3">
            <text:p>24,339483</text:p>
          </table:table-cell>
          <table:table-cell office:value-type="float" office:value="56.296543999999898" table:style-name="ce3">
            <text:p>56,296544</text:p>
          </table:table-cell>
          <table:table-cell table:number-columns-repeated="16382"/>
        </table:table-row>
        <table:table-row table:style-name="ro2">
          <table:table-cell office:value-type="float" office:value="24.338965000000002" table:style-name="ce3">
            <text:p>24,338965</text:p>
          </table:table-cell>
          <table:table-cell office:value-type="float" office:value="56.292060999999997" table:style-name="ce3">
            <text:p>56,292061</text:p>
          </table:table-cell>
          <table:table-cell table:number-columns-repeated="16382"/>
        </table:table-row>
        <table:table-row table:style-name="ro2">
          <table:table-cell office:value-type="float" office:value="24.34704" table:style-name="ce3">
            <text:p>24,34704</text:p>
          </table:table-cell>
          <table:table-cell office:value-type="float" office:value="56.291767" table:style-name="ce3">
            <text:p>56,291767</text:p>
          </table:table-cell>
          <table:table-cell table:number-columns-repeated="16382"/>
        </table:table-row>
        <table:table-row table:style-name="ro2">
          <table:table-cell office:value-type="float" office:value="24.355112999999999" table:style-name="ce3">
            <text:p>24,355113</text:p>
          </table:table-cell>
          <table:table-cell office:value-type="float" office:value="56.291472999999897" table:style-name="ce3">
            <text:p>56,291473</text:p>
          </table:table-cell>
          <table:table-cell table:number-columns-repeated="16382"/>
        </table:table-row>
        <table:table-row table:style-name="ro2">
          <table:table-cell office:value-type="float" office:value="24.354597999999999" table:style-name="ce3">
            <text:p>24,354598</text:p>
          </table:table-cell>
          <table:table-cell office:value-type="float" office:value="56.286991999999998" table:style-name="ce3">
            <text:p>56,286992</text:p>
          </table:table-cell>
          <table:table-cell table:number-columns-repeated="16382"/>
        </table:table-row>
        <table:table-row table:style-name="ro2">
          <table:table-cell office:value-type="float" office:value="24.362670999999999" table:style-name="ce3">
            <text:p>24,362671</text:p>
          </table:table-cell>
          <table:table-cell office:value-type="float" office:value="56.286698000000001" table:style-name="ce3">
            <text:p>56,286698</text:p>
          </table:table-cell>
          <table:table-cell table:number-columns-repeated="16382"/>
        </table:table-row>
        <table:table-row table:style-name="ro2">
          <table:table-cell office:value-type="float" office:value="24.370743000000001" table:style-name="ce3">
            <text:p>24,370743</text:p>
          </table:table-cell>
          <table:table-cell office:value-type="float" office:value="56.286403999999898" table:style-name="ce3">
            <text:p>56,286404</text:p>
          </table:table-cell>
          <table:table-cell table:number-columns-repeated="16382"/>
        </table:table-row>
        <table:table-row table:style-name="ro2">
          <table:table-cell office:value-type="float" office:value="24.370223999999901" table:style-name="ce3">
            <text:p>24,370224</text:p>
          </table:table-cell>
          <table:table-cell office:value-type="float" office:value="56.281920999999997" table:style-name="ce3">
            <text:p>56,281921</text:p>
          </table:table-cell>
          <table:table-cell table:number-columns-repeated="16382"/>
        </table:table-row>
        <table:table-row table:style-name="ro2">
          <table:table-cell office:value-type="float" office:value="24.378294" table:style-name="ce3">
            <text:p>24,378294</text:p>
          </table:table-cell>
          <table:table-cell office:value-type="float" office:value="56.281627" table:style-name="ce3">
            <text:p>56,281627</text:p>
          </table:table-cell>
          <table:table-cell table:number-columns-repeated="16382"/>
        </table:table-row>
        <table:table-row table:style-name="ro2">
          <table:table-cell office:value-type="float" office:value="24.377773999999999" table:style-name="ce3">
            <text:p>24,377774</text:p>
          </table:table-cell>
          <table:table-cell office:value-type="float" office:value="56.277146000000002" table:style-name="ce3">
            <text:p>56,277146</text:p>
          </table:table-cell>
          <table:table-cell table:number-columns-repeated="16382"/>
        </table:table-row>
        <table:table-row table:style-name="ro2">
          <table:table-cell office:value-type="float" office:value="24.385845" table:style-name="ce3">
            <text:p>24,385845</text:p>
          </table:table-cell>
          <table:table-cell office:value-type="float" office:value="56.276846999999997" table:style-name="ce3">
            <text:p>56,276847</text:p>
          </table:table-cell>
          <table:table-cell table:number-columns-repeated="16382"/>
        </table:table-row>
        <table:table-row table:style-name="ro2">
          <table:table-cell office:value-type="float" office:value="24.393915000000099" table:style-name="ce3">
            <text:p>24,393915</text:p>
          </table:table-cell>
          <table:table-cell office:value-type="float" office:value="56.276553" table:style-name="ce3">
            <text:p>56,276553</text:p>
          </table:table-cell>
          <table:table-cell table:number-columns-repeated="16382"/>
        </table:table-row>
        <table:table-row table:style-name="ro2">
          <table:table-cell office:value-type="float" office:value="24.401986000000001" table:style-name="ce3">
            <text:p>24,401986</text:p>
          </table:table-cell>
          <table:table-cell office:value-type="float" office:value="56.276256999999902" table:style-name="ce3">
            <text:p>56,276257</text:p>
          </table:table-cell>
          <table:table-cell table:number-columns-repeated="16382"/>
        </table:table-row>
        <table:table-row table:style-name="ro2">
          <table:table-cell office:value-type="float" office:value="24.410055999999901" table:style-name="ce3">
            <text:p>24,410056</text:p>
          </table:table-cell>
          <table:table-cell office:value-type="float" office:value="56.275962999999898" table:style-name="ce3">
            <text:p>56,275963</text:p>
          </table:table-cell>
          <table:table-cell table:number-columns-repeated="16382"/>
        </table:table-row>
        <table:table-row table:style-name="ro2">
          <table:table-cell office:value-type="float" office:value="24.409531999999999" table:style-name="ce3">
            <text:p>24,409532</text:p>
          </table:table-cell>
          <table:table-cell office:value-type="float" office:value="56.271479999999997" table:style-name="ce3">
            <text:p>56,27148</text:p>
          </table:table-cell>
          <table:table-cell table:number-columns-repeated="16382"/>
        </table:table-row>
        <table:table-row table:style-name="ro2">
          <table:table-cell office:value-type="float" office:value="24.4176" table:style-name="ce3">
            <text:p>24,4176</text:p>
          </table:table-cell>
          <table:table-cell office:value-type="float" office:value="56.271183999999899" table:style-name="ce3">
            <text:p>56,271184</text:p>
          </table:table-cell>
          <table:table-cell table:number-columns-repeated="16382"/>
        </table:table-row>
        <table:table-row table:style-name="ro2">
          <table:table-cell office:value-type="float" office:value="24.417076000000002" table:style-name="ce3">
            <text:p>24,417076</text:p>
          </table:table-cell>
          <table:table-cell office:value-type="float" office:value="56.266696000000003" table:style-name="ce3">
            <text:p>56,266696</text:p>
          </table:table-cell>
          <table:table-cell table:number-columns-repeated="16382"/>
        </table:table-row>
        <table:table-row table:style-name="ro2">
          <table:table-cell office:value-type="float" office:value="24.4251439999999" table:style-name="ce3">
            <text:p>24,425144</text:p>
          </table:table-cell>
          <table:table-cell office:value-type="float" office:value="56.266401999999999" table:style-name="ce3">
            <text:p>56,266402</text:p>
          </table:table-cell>
          <table:table-cell table:number-columns-repeated="16382"/>
        </table:table-row>
        <table:table-row table:style-name="ro2">
          <table:table-cell office:value-type="float" office:value="24.433212000000001" table:style-name="ce3">
            <text:p>24,433212</text:p>
          </table:table-cell>
          <table:table-cell office:value-type="float" office:value="56.2661009999999" table:style-name="ce3">
            <text:p>56,266101</text:p>
          </table:table-cell>
          <table:table-cell table:number-columns-repeated="16382"/>
        </table:table-row>
        <table:table-row table:style-name="ro2">
          <table:table-cell office:value-type="float" office:value="24.432686" table:style-name="ce3">
            <text:p>24,432686</text:p>
          </table:table-cell>
          <table:table-cell office:value-type="float" office:value="56.261620999999998" table:style-name="ce3">
            <text:p>56,261621</text:p>
          </table:table-cell>
          <table:table-cell table:number-columns-repeated="16382"/>
        </table:table-row>
        <table:table-row table:style-name="ro2">
          <table:table-cell office:value-type="float" office:value="24.440753999999998" table:style-name="ce3">
            <text:p>24,440754</text:p>
          </table:table-cell>
          <table:table-cell office:value-type="float" office:value="56.2613219999999" table:style-name="ce3">
            <text:p>56,261322</text:p>
          </table:table-cell>
          <table:table-cell table:number-columns-repeated="16382"/>
        </table:table-row>
        <table:table-row table:style-name="ro2">
          <table:table-cell office:value-type="float" office:value="24.440224999999899" table:style-name="ce3">
            <text:p>24,440225</text:p>
          </table:table-cell>
          <table:table-cell office:value-type="float" office:value="56.256838999999999" table:style-name="ce3">
            <text:p>56,256839</text:p>
          </table:table-cell>
          <table:table-cell table:number-columns-repeated="16382"/>
        </table:table-row>
        <table:table-row table:style-name="ro2">
          <table:table-cell office:value-type="float" office:value="24.448291000000001" table:style-name="ce3">
            <text:p>24,448291</text:p>
          </table:table-cell>
          <table:table-cell office:value-type="float" office:value="56.256537999999999" table:style-name="ce3">
            <text:p>56,256538</text:p>
          </table:table-cell>
          <table:table-cell table:number-columns-repeated="16382"/>
        </table:table-row>
        <table:table-row table:style-name="ro2">
          <table:table-cell office:value-type="float" office:value="24.456358999999999" table:style-name="ce3">
            <text:p>24,456359</text:p>
          </table:table-cell>
          <table:table-cell office:value-type="float" office:value="56.256242" table:style-name="ce3">
            <text:p>56,256242</text:p>
          </table:table-cell>
          <table:table-cell table:number-columns-repeated="16382"/>
        </table:table-row>
        <table:table-row table:style-name="ro2">
          <table:table-cell office:value-type="float" office:value="24.456885" table:style-name="ce3">
            <text:p>24,456885</text:p>
          </table:table-cell>
          <table:table-cell office:value-type="float" office:value="56.260722999999999" table:style-name="ce3">
            <text:p>56,260723</text:p>
          </table:table-cell>
          <table:table-cell table:number-columns-repeated="16382"/>
        </table:table-row>
        <table:table-row table:style-name="ro2">
          <table:table-cell office:value-type="float" office:value="24.464953999999999" table:style-name="ce3">
            <text:p>24,464954</text:p>
          </table:table-cell>
          <table:table-cell office:value-type="float" office:value="56.260426000000002" table:style-name="ce3">
            <text:p>56,260426</text:p>
          </table:table-cell>
          <table:table-cell table:number-columns-repeated="16382"/>
        </table:table-row>
        <table:table-row table:style-name="ro2">
          <table:table-cell office:value-type="float" office:value="24.473019000000001" table:style-name="ce3">
            <text:p>24,473019</text:p>
          </table:table-cell>
          <table:table-cell office:value-type="float" office:value="56.260123" table:style-name="ce3">
            <text:p>56,260123</text:p>
          </table:table-cell>
          <table:table-cell table:number-columns-repeated="16382"/>
        </table:table-row>
        <table:table-row table:style-name="ro2">
          <table:table-cell office:value-type="float" office:value="24.473548000000001" table:style-name="ce3">
            <text:p>24,473548</text:p>
          </table:table-cell>
          <table:table-cell office:value-type="float" office:value="56.264606000000001" table:style-name="ce3">
            <text:p>56,264606</text:p>
          </table:table-cell>
          <table:table-cell table:number-columns-repeated="16382"/>
        </table:table-row>
        <table:table-row table:style-name="ro2">
          <table:table-cell office:value-type="float" office:value="24.481615999999999" table:style-name="ce3">
            <text:p>24,481616</text:p>
          </table:table-cell>
          <table:table-cell office:value-type="float" office:value="56.264305" table:style-name="ce3">
            <text:p>56,264305</text:p>
          </table:table-cell>
          <table:table-cell table:number-columns-repeated="16382"/>
        </table:table-row>
        <table:table-row table:style-name="ro2">
          <table:table-cell office:value-type="float" office:value="24.482146999999902" table:style-name="ce3">
            <text:p>24,482147</text:p>
          </table:table-cell>
          <table:table-cell office:value-type="float" office:value="56.268788000000001" table:style-name="ce3">
            <text:p>56,268788</text:p>
          </table:table-cell>
          <table:table-cell table:number-columns-repeated="16382"/>
        </table:table-row>
        <table:table-row table:style-name="ro2">
          <table:table-cell office:value-type="float" office:value="24.490216" table:style-name="ce3">
            <text:p>24,490216</text:p>
          </table:table-cell>
          <table:table-cell office:value-type="float" office:value="56.268484999999998" table:style-name="ce3">
            <text:p>56,268485</text:p>
          </table:table-cell>
          <table:table-cell table:number-columns-repeated="16382"/>
        </table:table-row>
        <table:table-row table:style-name="ro2">
          <table:table-cell office:value-type="float" office:value="24.498284000000002" table:style-name="ce3">
            <text:p>24,498284</text:p>
          </table:table-cell>
          <table:table-cell office:value-type="float" office:value="56.268183999999998" table:style-name="ce3">
            <text:p>56,268184</text:p>
          </table:table-cell>
          <table:table-cell table:number-columns-repeated="16382"/>
        </table:table-row>
        <table:table-row table:style-name="ro2">
          <table:table-cell office:value-type="float" office:value="24.498817000000098" table:style-name="ce3">
            <text:p>24,498817</text:p>
          </table:table-cell>
          <table:table-cell office:value-type="float" office:value="56.272668000000003" table:style-name="ce3">
            <text:p>56,272668</text:p>
          </table:table-cell>
          <table:table-cell table:number-columns-repeated="16382"/>
        </table:table-row>
        <table:table-row table:style-name="ro2">
          <table:table-cell office:value-type="float" office:value="24.506885" table:style-name="ce3">
            <text:p>24,506885</text:p>
          </table:table-cell>
          <table:table-cell office:value-type="float" office:value="56.272367000000003" table:style-name="ce3">
            <text:p>56,272367</text:p>
          </table:table-cell>
          <table:table-cell table:number-columns-repeated="16382"/>
        </table:table-row>
        <table:table-row table:style-name="ro2">
          <table:table-cell office:value-type="float" office:value="24.514952999999998" table:style-name="ce3">
            <text:p>24,514953</text:p>
          </table:table-cell>
          <table:table-cell office:value-type="float" office:value="56.272061000000001" table:style-name="ce3">
            <text:p>56,272061</text:p>
          </table:table-cell>
          <table:table-cell table:number-columns-repeated="16382"/>
        </table:table-row>
        <table:table-row table:style-name="ro2">
          <table:table-cell office:value-type="float" office:value="24.515488999999899" table:style-name="ce3">
            <text:p>24,515489</text:p>
          </table:table-cell>
          <table:table-cell office:value-type="float" office:value="56.2765419999999" table:style-name="ce3">
            <text:p>56,276542</text:p>
          </table:table-cell>
          <table:table-cell table:number-columns-repeated="16382"/>
        </table:table-row>
        <table:table-row table:style-name="ro2">
          <table:table-cell office:value-type="float" office:value="24.523558999999999" table:style-name="ce3">
            <text:p>24,523559</text:p>
          </table:table-cell>
          <table:table-cell office:value-type="float" office:value="56.276240999999999" table:style-name="ce3">
            <text:p>56,276241</text:p>
          </table:table-cell>
          <table:table-cell table:number-columns-repeated="16382"/>
        </table:table-row>
        <table:table-row table:style-name="ro2">
          <table:table-cell office:value-type="float" office:value="24.531627" table:style-name="ce3">
            <text:p>24,531627</text:p>
          </table:table-cell>
          <table:table-cell office:value-type="float" office:value="56.275936000000002" table:style-name="ce3">
            <text:p>56,275936</text:p>
          </table:table-cell>
          <table:table-cell table:number-columns-repeated="16382"/>
        </table:table-row>
        <table:table-row table:style-name="ro2">
          <table:table-cell office:value-type="float" office:value="24.532164999999999" table:style-name="ce3">
            <text:p>24,532165</text:p>
          </table:table-cell>
          <table:table-cell office:value-type="float" office:value="56.280418999999902" table:style-name="ce3">
            <text:p>56,280419</text:p>
          </table:table-cell>
          <table:table-cell table:number-columns-repeated="16382"/>
        </table:table-row>
        <table:table-row table:style-name="ro2">
          <table:table-cell office:value-type="float" office:value="24.540235999999901" table:style-name="ce3">
            <text:p>24,540236</text:p>
          </table:table-cell>
          <table:table-cell office:value-type="float" office:value="56.280113" table:style-name="ce3">
            <text:p>56,280113</text:p>
          </table:table-cell>
          <table:table-cell table:number-columns-repeated="16382"/>
        </table:table-row>
        <table:table-row table:style-name="ro2">
          <table:table-cell office:value-type="float" office:value="24.548306" table:style-name="ce3">
            <text:p>24,548306</text:p>
          </table:table-cell>
          <table:table-cell office:value-type="float" office:value="56.279807999999903" table:style-name="ce3">
            <text:p>56,279808</text:p>
          </table:table-cell>
          <table:table-cell table:number-columns-repeated="16382"/>
        </table:table-row>
        <table:table-row table:style-name="ro2">
          <table:table-cell office:value-type="float" office:value="24.556376999999902" table:style-name="ce3">
            <text:p>24,556377</text:p>
          </table:table-cell>
          <table:table-cell office:value-type="float" office:value="56.279502999999998" table:style-name="ce3">
            <text:p>56,279503</text:p>
          </table:table-cell>
          <table:table-cell table:number-columns-repeated="16382"/>
        </table:table-row>
        <table:table-row table:style-name="ro2">
          <table:table-cell office:value-type="float" office:value="24.556916999999899" table:style-name="ce3">
            <text:p>24,556917</text:p>
          </table:table-cell>
          <table:table-cell office:value-type="float" office:value="56.283985999999999" table:style-name="ce3">
            <text:p>56,283986</text:p>
          </table:table-cell>
          <table:table-cell table:number-columns-repeated="16382"/>
        </table:table-row>
        <table:table-row table:style-name="ro2">
          <table:table-cell office:value-type="float" office:value="24.564986999999999" table:style-name="ce3">
            <text:p>24,564987</text:p>
          </table:table-cell>
          <table:table-cell office:value-type="float" office:value="56.283676000000099" table:style-name="ce3">
            <text:p>56,283676</text:p>
          </table:table-cell>
          <table:table-cell table:number-columns-repeated="16382"/>
        </table:table-row>
        <table:table-row table:style-name="ro2">
          <table:table-cell office:value-type="float" office:value="24.565529999999999" table:style-name="ce3">
            <text:p>24,56553</text:p>
          </table:table-cell>
          <table:table-cell office:value-type="float" office:value="56.288159" table:style-name="ce3">
            <text:p>56,288159</text:p>
          </table:table-cell>
          <table:table-cell table:number-columns-repeated="16382"/>
        </table:table-row>
        <table:table-row table:style-name="ro2">
          <table:table-cell office:value-type="float" office:value="24.5735999999999" table:style-name="ce3">
            <text:p>24,5736</text:p>
          </table:table-cell>
          <table:table-cell office:value-type="float" office:value="56.287852999999899" table:style-name="ce3">
            <text:p>56,287853</text:p>
          </table:table-cell>
          <table:table-cell table:number-columns-repeated="16382"/>
        </table:table-row>
        <table:table-row table:style-name="ro2">
          <table:table-cell office:value-type="float" office:value="24.574144999999898" table:style-name="ce3">
            <text:p>24,574145</text:p>
          </table:table-cell>
          <table:table-cell office:value-type="float" office:value="56.292335999999999" table:style-name="ce3">
            <text:p>56,292336</text:p>
          </table:table-cell>
          <table:table-cell table:number-columns-repeated="16382"/>
        </table:table-row>
        <table:table-row table:style-name="ro2">
          <table:table-cell office:value-type="float" office:value="24.582215000000001" table:style-name="ce3">
            <text:p>24,582215</text:p>
          </table:table-cell>
          <table:table-cell office:value-type="float" office:value="56.292026999999997" table:style-name="ce3">
            <text:p>56,292027</text:p>
          </table:table-cell>
          <table:table-cell table:number-columns-repeated="16382"/>
        </table:table-row>
        <table:table-row table:style-name="ro2">
          <table:table-cell office:value-type="float" office:value="24.58276" table:style-name="ce3">
            <text:p>24,58276</text:p>
          </table:table-cell>
          <table:table-cell office:value-type="float" office:value="56.296509999999998" table:style-name="ce3">
            <text:p>56,29651</text:p>
          </table:table-cell>
          <table:table-cell table:number-columns-repeated="16382"/>
        </table:table-row>
        <table:table-row table:style-name="ro2">
          <table:table-cell office:value-type="float" office:value="24.583304999999999" table:style-name="ce3">
            <text:p>24,583305</text:p>
          </table:table-cell>
          <table:table-cell office:value-type="float" office:value="56.300989999999899" table:style-name="ce3">
            <text:p>56,30099</text:p>
          </table:table-cell>
          <table:table-cell table:number-columns-repeated="16382"/>
        </table:table-row>
        <table:table-row table:style-name="ro2">
          <table:table-cell office:value-type="float" office:value="24.583849000000001" table:style-name="ce3">
            <text:p>24,583849</text:p>
          </table:table-cell>
          <table:table-cell office:value-type="float" office:value="56.305472999999999" table:style-name="ce3">
            <text:p>56,305473</text:p>
          </table:table-cell>
          <table:table-cell table:number-columns-repeated="16382"/>
        </table:table-row>
        <table:table-row table:style-name="ro2">
          <table:table-cell office:value-type="float" office:value="24.575773999999999" table:style-name="ce3">
            <text:p>24,575774</text:p>
          </table:table-cell>
          <table:table-cell office:value-type="float" office:value="56.305782999999998" table:style-name="ce3">
            <text:p>56,305783</text:p>
          </table:table-cell>
          <table:table-cell table:number-columns-repeated="16382"/>
        </table:table-row>
        <table:table-row table:style-name="ro2">
          <table:table-cell office:value-type="float" office:value="24.576317" table:style-name="ce3">
            <text:p>24,576317</text:p>
          </table:table-cell>
          <table:table-cell office:value-type="float" office:value="56.310263999999997" table:style-name="ce3">
            <text:p>56,310264</text:p>
          </table:table-cell>
          <table:table-cell table:number-columns-repeated="16382"/>
        </table:table-row>
        <table:table-row table:style-name="ro2">
          <table:table-cell office:value-type="float" office:value="24.576861000000001" table:style-name="ce3">
            <text:p>24,576861</text:p>
          </table:table-cell>
          <table:table-cell office:value-type="float" office:value="56.314746999999898" table:style-name="ce3">
            <text:p>56,314747</text:p>
          </table:table-cell>
          <table:table-cell table:number-columns-repeated="16382"/>
        </table:table-row>
        <table:table-row table:style-name="ro2">
          <table:table-cell office:value-type="float" office:value="24.584938999999999" table:style-name="ce3">
            <text:p>24,584939</text:p>
          </table:table-cell>
          <table:table-cell office:value-type="float" office:value="56.314436999999998" table:style-name="ce3">
            <text:p>56,314437</text:p>
          </table:table-cell>
          <table:table-cell table:number-columns-repeated="16382"/>
        </table:table-row>
        <table:table-row table:style-name="ro2">
          <table:table-cell office:value-type="float" office:value="24.585483" table:style-name="ce3">
            <text:p>24,585483</text:p>
          </table:table-cell>
          <table:table-cell office:value-type="float" office:value="56.318919999999899" table:style-name="ce3">
            <text:p>56,31892</text:p>
          </table:table-cell>
          <table:table-cell table:number-columns-repeated="16382"/>
        </table:table-row>
        <table:table-row table:style-name="ro2">
          <table:table-cell office:value-type="float" office:value="24.586027999999899" table:style-name="ce3">
            <text:p>24,586028</text:p>
          </table:table-cell>
          <table:table-cell office:value-type="float" office:value="56.323402999999999" table:style-name="ce3">
            <text:p>56,323403</text:p>
          </table:table-cell>
          <table:table-cell table:number-columns-repeated="16382"/>
        </table:table-row>
        <table:table-row table:style-name="ro2">
          <table:table-cell office:value-type="float" office:value="24.594107999999999" table:style-name="ce3">
            <text:p>24,594108</text:p>
          </table:table-cell>
          <table:table-cell office:value-type="float" office:value="56.323092999999901" table:style-name="ce3">
            <text:p>56,323093</text:p>
          </table:table-cell>
          <table:table-cell table:number-columns-repeated="16382"/>
        </table:table-row>
        <table:table-row table:style-name="ro2">
          <table:table-cell office:value-type="float" office:value="24.5946549999999" table:style-name="ce3">
            <text:p>24,594655</text:p>
          </table:table-cell>
          <table:table-cell office:value-type="float" office:value="56.327576000000001" table:style-name="ce3">
            <text:p>56,327576</text:p>
          </table:table-cell>
          <table:table-cell table:number-columns-repeated="16382"/>
        </table:table-row>
        <table:table-row table:style-name="ro2">
          <table:table-cell office:value-type="float" office:value="24.602733999999899" table:style-name="ce3">
            <text:p>24,602734</text:p>
          </table:table-cell>
          <table:table-cell office:value-type="float" office:value="56.3272669999999" table:style-name="ce3">
            <text:p>56,327267</text:p>
          </table:table-cell>
          <table:table-cell table:number-columns-repeated="16382"/>
        </table:table-row>
        <table:table-row table:style-name="ro2">
          <table:table-cell office:value-type="float" office:value="24.603280999999999" table:style-name="ce3">
            <text:p>24,603281</text:p>
          </table:table-cell>
          <table:table-cell office:value-type="float" office:value="56.33175" table:style-name="ce3">
            <text:p>56,33175</text:p>
          </table:table-cell>
          <table:table-cell table:number-columns-repeated="16382"/>
        </table:table-row>
        <table:table-row table:style-name="ro2">
          <table:table-cell office:value-type="float" office:value="24.611360999999999" table:style-name="ce3">
            <text:p>24,611361</text:p>
          </table:table-cell>
          <table:table-cell office:value-type="float" office:value="56.331439999999901" table:style-name="ce3">
            <text:p>56,33144</text:p>
          </table:table-cell>
          <table:table-cell table:number-columns-repeated="16382"/>
        </table:table-row>
        <table:table-row table:style-name="ro2">
          <table:table-cell office:value-type="float" office:value="24.611910000000002" table:style-name="ce3">
            <text:p>24,61191</text:p>
          </table:table-cell>
          <table:table-cell office:value-type="float" office:value="56.335922999999902" table:style-name="ce3">
            <text:p>56,335923</text:p>
          </table:table-cell>
          <table:table-cell table:number-columns-repeated="16382"/>
        </table:table-row>
        <table:table-row table:style-name="ro2">
          <table:table-cell office:value-type="float" office:value="24.619992" table:style-name="ce3">
            <text:p>24,619992</text:p>
          </table:table-cell>
          <table:table-cell office:value-type="float" office:value="56.335613000000002" table:style-name="ce3">
            <text:p>56,335613</text:p>
          </table:table-cell>
          <table:table-cell table:number-columns-repeated="16382"/>
        </table:table-row>
        <table:table-row table:style-name="ro2">
          <table:table-cell office:value-type="float" office:value="24.620540999999999" table:style-name="ce3">
            <text:p>24,620541</text:p>
          </table:table-cell>
          <table:table-cell office:value-type="float" office:value="56.340096000000003" table:style-name="ce3">
            <text:p>56,340096</text:p>
          </table:table-cell>
          <table:table-cell table:number-columns-repeated="16382"/>
        </table:table-row>
        <table:table-row table:style-name="ro2">
          <table:table-cell office:value-type="float" office:value="24.621089999999999" table:style-name="ce3">
            <text:p>24,62109</text:p>
          </table:table-cell>
          <table:table-cell office:value-type="float" office:value="56.344574000000001" table:style-name="ce3">
            <text:p>56,344574</text:p>
          </table:table-cell>
          <table:table-cell table:number-columns-repeated="16382"/>
        </table:table-row>
        <table:table-row table:style-name="ro2">
          <table:table-cell office:value-type="float" office:value="24.629172000000001" table:style-name="ce3">
            <text:p>24,629172</text:p>
          </table:table-cell>
          <table:table-cell office:value-type="float" office:value="56.344264000000003" table:style-name="ce3">
            <text:p>56,344264</text:p>
          </table:table-cell>
          <table:table-cell table:number-columns-repeated="16382"/>
        </table:table-row>
        <table:table-row table:style-name="ro2">
          <table:table-cell office:value-type="float" office:value="24.629724" table:style-name="ce3">
            <text:p>24,629724</text:p>
          </table:table-cell>
          <table:table-cell office:value-type="float" office:value="56.348746999999904" table:style-name="ce3">
            <text:p>56,348747</text:p>
          </table:table-cell>
          <table:table-cell table:number-columns-repeated="16382"/>
        </table:table-row>
        <table:table-row table:style-name="ro2">
          <table:table-cell office:value-type="float" office:value="24.630272999999999" table:style-name="ce3">
            <text:p>24,630273</text:p>
          </table:table-cell>
          <table:table-cell office:value-type="float" office:value="56.353230000000003" table:style-name="ce3">
            <text:p>56,35323</text:p>
          </table:table-cell>
          <table:table-cell table:number-columns-repeated="16382"/>
        </table:table-row>
        <table:table-row table:style-name="ro2">
          <table:table-cell office:value-type="float" office:value="24.630825000000002" table:style-name="ce3">
            <text:p>24,630825</text:p>
          </table:table-cell>
          <table:table-cell office:value-type="float" office:value="56.357710999999902" table:style-name="ce3">
            <text:p>56,357711</text:p>
          </table:table-cell>
          <table:table-cell table:number-columns-repeated="16382"/>
        </table:table-row>
        <table:table-row table:style-name="ro2">
          <table:table-cell office:value-type="float" office:value="24.638912999999999" table:style-name="ce3">
            <text:p>24,638913</text:p>
          </table:table-cell>
          <table:table-cell office:value-type="float" office:value="56.357399000000001" table:style-name="ce3">
            <text:p>56,357399</text:p>
          </table:table-cell>
          <table:table-cell table:number-columns-repeated="16382"/>
        </table:table-row>
        <table:table-row table:style-name="ro2">
          <table:table-cell office:value-type="float" office:value="24.639462000000002" table:style-name="ce3">
            <text:p>24,639462</text:p>
          </table:table-cell>
          <table:table-cell office:value-type="float" office:value="56.361882000000001" table:style-name="ce3">
            <text:p>56,361882</text:p>
          </table:table-cell>
          <table:table-cell table:number-columns-repeated="16382"/>
        </table:table-row>
        <table:table-row table:style-name="ro2">
          <table:table-cell office:value-type="float" office:value="24.640015999999999" table:style-name="ce3">
            <text:p>24,640016</text:p>
          </table:table-cell>
          <table:table-cell office:value-type="float" office:value="56.366363" table:style-name="ce3">
            <text:p>56,366363</text:p>
          </table:table-cell>
          <table:table-cell table:number-columns-repeated="16382"/>
        </table:table-row>
        <table:table-row table:style-name="ro2">
          <table:table-cell office:value-type="float" office:value="24.6481029999999" table:style-name="ce3">
            <text:p>24,648103</text:p>
          </table:table-cell>
          <table:table-cell office:value-type="float" office:value="56.366050999999999" table:style-name="ce3">
            <text:p>56,366051</text:p>
          </table:table-cell>
          <table:table-cell table:number-columns-repeated="16382"/>
        </table:table-row>
        <table:table-row table:style-name="ro2">
          <table:table-cell office:value-type="float" office:value="24.648656000000098" table:style-name="ce3">
            <text:p>24,648656</text:p>
          </table:table-cell>
          <table:table-cell office:value-type="float" office:value="56.370533999999999" table:style-name="ce3">
            <text:p>56,370534</text:p>
          </table:table-cell>
          <table:table-cell table:number-columns-repeated="16382"/>
        </table:table-row>
        <table:table-row table:style-name="ro2">
          <table:table-cell office:value-type="float" office:value="24.656745000000001" table:style-name="ce3">
            <text:p>24,656745</text:p>
          </table:table-cell>
          <table:table-cell office:value-type="float" office:value="56.370218999999999" table:style-name="ce3">
            <text:p>56,370219</text:p>
          </table:table-cell>
          <table:table-cell table:number-columns-repeated="16382"/>
        </table:table-row>
        <table:table-row table:style-name="ro2">
          <table:table-cell office:value-type="float" office:value="24.664833999999999" table:style-name="ce3">
            <text:p>24,664834</text:p>
          </table:table-cell>
          <table:table-cell office:value-type="float" office:value="56.369906999999998" table:style-name="ce3">
            <text:p>56,369907</text:p>
          </table:table-cell>
          <table:table-cell table:number-columns-repeated="16382"/>
        </table:table-row>
        <table:table-row table:style-name="ro2">
          <table:table-cell office:value-type="float" office:value="24.665388" table:style-name="ce3">
            <text:p>24,665388</text:p>
          </table:table-cell>
          <table:table-cell office:value-type="float" office:value="56.374389999999899" table:style-name="ce3">
            <text:p>56,37439</text:p>
          </table:table-cell>
          <table:table-cell table:number-columns-repeated="16382"/>
        </table:table-row>
        <table:table-row table:style-name="ro2">
          <table:table-cell office:value-type="float" office:value="24.673475999999901" table:style-name="ce3">
            <text:p>24,673476</text:p>
          </table:table-cell>
          <table:table-cell office:value-type="float" office:value="56.374073000000003" table:style-name="ce3">
            <text:p>56,374073</text:p>
          </table:table-cell>
          <table:table-cell table:number-columns-repeated="16382"/>
        </table:table-row>
        <table:table-row table:style-name="ro2">
          <table:table-cell office:value-type="float" office:value="24.681567000000001" table:style-name="ce3">
            <text:p>24,681567</text:p>
          </table:table-cell>
          <table:table-cell office:value-type="float" office:value="56.373760999999902" table:style-name="ce3">
            <text:p>56,373761</text:p>
          </table:table-cell>
          <table:table-cell table:number-columns-repeated="16382"/>
        </table:table-row>
        <table:table-row table:style-name="ro2">
          <table:table-cell office:value-type="float" office:value="24.689655999999999" table:style-name="ce3">
            <text:p>24,689656</text:p>
          </table:table-cell>
          <table:table-cell office:value-type="float" office:value="56.373443999999999" table:style-name="ce3">
            <text:p>56,373444</text:p>
          </table:table-cell>
          <table:table-cell table:number-columns-repeated="16382"/>
        </table:table-row>
        <table:table-row table:style-name="ro2">
          <table:table-cell office:value-type="float" office:value="24.690214000000001" table:style-name="ce3">
            <text:p>24,690214</text:p>
          </table:table-cell>
          <table:table-cell office:value-type="float" office:value="56.377924999999898" table:style-name="ce3">
            <text:p>56,377925</text:p>
          </table:table-cell>
          <table:table-cell table:number-columns-repeated="16382"/>
        </table:table-row>
        <table:table-row table:style-name="ro2">
          <table:table-cell office:value-type="float" office:value="24.698302999999999" table:style-name="ce3">
            <text:p>24,698303</text:p>
          </table:table-cell>
          <table:table-cell office:value-type="float" office:value="56.377609999999997" table:style-name="ce3">
            <text:p>56,37761</text:p>
          </table:table-cell>
          <table:table-cell table:number-columns-repeated="16382"/>
        </table:table-row>
        <table:table-row table:style-name="ro2">
          <table:table-cell office:value-type="float" office:value="24.706392000000001" table:style-name="ce3">
            <text:p>24,706392</text:p>
          </table:table-cell>
          <table:table-cell office:value-type="float" office:value="56.3772939999999" table:style-name="ce3">
            <text:p>56,377294</text:p>
          </table:table-cell>
          <table:table-cell table:number-columns-repeated="16382"/>
        </table:table-row>
        <table:table-row table:style-name="ro2">
          <table:table-cell office:value-type="float" office:value="24.706952000000001" table:style-name="ce3">
            <text:p>24,706952</text:p>
          </table:table-cell>
          <table:table-cell office:value-type="float" office:value="56.381773999999901" table:style-name="ce3">
            <text:p>56,381774</text:p>
          </table:table-cell>
          <table:table-cell table:number-columns-repeated="16382"/>
        </table:table-row>
        <table:table-row table:style-name="ro2">
          <table:table-cell office:value-type="float" office:value="24.715043000000101" table:style-name="ce3">
            <text:p>24,715043</text:p>
          </table:table-cell>
          <table:table-cell office:value-type="float" office:value="56.381458000000002" table:style-name="ce3">
            <text:p>56,381458</text:p>
          </table:table-cell>
          <table:table-cell table:number-columns-repeated="16382"/>
        </table:table-row>
        <table:table-row table:style-name="ro2">
          <table:table-cell office:value-type="float" office:value="24.715603999999999" table:style-name="ce3">
            <text:p>24,715604</text:p>
          </table:table-cell>
          <table:table-cell office:value-type="float" office:value="56.385940999999903" table:style-name="ce3">
            <text:p>56,385941</text:p>
          </table:table-cell>
          <table:table-cell table:number-columns-repeated="16382"/>
        </table:table-row>
        <table:table-row table:style-name="ro2">
          <table:table-cell office:value-type="float" office:value="24.716166999999999" table:style-name="ce3">
            <text:p>24,716167</text:p>
          </table:table-cell>
          <table:table-cell office:value-type="float" office:value="56.390423999999904" table:style-name="ce3">
            <text:p>56,390424</text:p>
          </table:table-cell>
          <table:table-cell table:number-columns-repeated="16382"/>
        </table:table-row>
        <table:table-row table:style-name="ro2">
          <table:table-cell office:value-type="float" office:value="24.716729999999998" table:style-name="ce3">
            <text:p>24,71673</text:p>
          </table:table-cell>
          <table:table-cell office:value-type="float" office:value="56.394903999999897" table:style-name="ce3">
            <text:p>56,394904</text:p>
          </table:table-cell>
          <table:table-cell table:number-columns-repeated="16382"/>
        </table:table-row>
        <table:table-row table:style-name="ro2">
          <table:table-cell office:value-type="float" office:value="24.724823000000001" table:style-name="ce3">
            <text:p>24,724823</text:p>
          </table:table-cell>
          <table:table-cell office:value-type="float" office:value="56.394584999999999" table:style-name="ce3">
            <text:p>56,394585</text:p>
          </table:table-cell>
          <table:table-cell table:number-columns-repeated="16382"/>
        </table:table-row>
        <table:table-row table:style-name="ro2">
          <table:table-cell office:value-type="float" office:value="24.7253860000001" table:style-name="ce3">
            <text:p>24,725386</text:p>
          </table:table-cell>
          <table:table-cell office:value-type="float" office:value="56.399065999999898" table:style-name="ce3">
            <text:p>56,399066</text:p>
          </table:table-cell>
          <table:table-cell table:number-columns-repeated="16382"/>
        </table:table-row>
        <table:table-row table:style-name="ro2">
          <table:table-cell office:value-type="float" office:value="24.733481000000001" table:style-name="ce3">
            <text:p>24,733481</text:p>
          </table:table-cell>
          <table:table-cell office:value-type="float" office:value="56.398749000000002" table:style-name="ce3">
            <text:p>56,398749</text:p>
          </table:table-cell>
          <table:table-cell table:number-columns-repeated="16382"/>
        </table:table-row>
        <table:table-row table:style-name="ro2">
          <table:table-cell office:value-type="float" office:value="24.741572000000001" table:style-name="ce3">
            <text:p>24,741572</text:p>
          </table:table-cell>
          <table:table-cell office:value-type="float" office:value="56.398429999999998" table:style-name="ce3">
            <text:p>56,39843</text:p>
          </table:table-cell>
          <table:table-cell table:number-columns-repeated="16382"/>
        </table:table-row>
        <table:table-row table:style-name="ro2">
          <table:table-cell office:value-type="float" office:value="24.749666000000001" table:style-name="ce3">
            <text:p>24,749666</text:p>
          </table:table-cell>
          <table:table-cell office:value-type="float" office:value="56.398113000000002" table:style-name="ce3">
            <text:p>56,398113</text:p>
          </table:table-cell>
          <table:table-cell table:number-columns-repeated="16382"/>
        </table:table-row>
        <table:table-row table:style-name="ro2">
          <table:table-cell office:value-type="float" office:value="24.750233000000001" table:style-name="ce3">
            <text:p>24,750233</text:p>
          </table:table-cell>
          <table:table-cell office:value-type="float" office:value="56.402591999999999" table:style-name="ce3">
            <text:p>56,402592</text:p>
          </table:table-cell>
          <table:table-cell table:number-columns-repeated="16382"/>
        </table:table-row>
        <table:table-row table:style-name="ro2">
          <table:table-cell office:value-type="float" office:value="24.758329" table:style-name="ce3">
            <text:p>24,758329</text:p>
          </table:table-cell>
          <table:table-cell office:value-type="float" office:value="56.402275000000003" table:style-name="ce3">
            <text:p>56,402275</text:p>
          </table:table-cell>
          <table:table-cell table:number-columns-repeated="16382"/>
        </table:table-row>
        <table:table-row table:style-name="ro2">
          <table:table-cell office:value-type="float" office:value="24.766421999999999" table:style-name="ce3">
            <text:p>24,766422</text:p>
          </table:table-cell>
          <table:table-cell office:value-type="float" office:value="56.401954000000003" table:style-name="ce3">
            <text:p>56,401954</text:p>
          </table:table-cell>
          <table:table-cell table:number-columns-repeated="16382"/>
        </table:table-row>
        <table:table-row table:style-name="ro2">
          <table:table-cell office:value-type="float" office:value="24.774515000000001" table:style-name="ce3">
            <text:p>24,774515</text:p>
          </table:table-cell>
          <table:table-cell office:value-type="float" office:value="56.401629999999898" table:style-name="ce3">
            <text:p>56,40163</text:p>
          </table:table-cell>
          <table:table-cell table:number-columns-repeated="16382"/>
        </table:table-row>
        <table:table-row table:style-name="ro2">
          <table:table-cell office:value-type="float" office:value="24.782609999999998" table:style-name="ce3">
            <text:p>24,78261</text:p>
          </table:table-cell>
          <table:table-cell office:value-type="float" office:value="56.401311" table:style-name="ce3">
            <text:p>56,401311</text:p>
          </table:table-cell>
          <table:table-cell table:number-columns-repeated="16382"/>
        </table:table-row>
        <table:table-row table:style-name="ro2">
          <table:table-cell office:value-type="float" office:value="24.790704000000002" table:style-name="ce3">
            <text:p>24,790704</text:p>
          </table:table-cell>
          <table:table-cell office:value-type="float" office:value="56.40099" table:style-name="ce3">
            <text:p>56,40099</text:p>
          </table:table-cell>
          <table:table-cell table:number-columns-repeated="16382"/>
        </table:table-row>
        <table:table-row table:style-name="ro2">
          <table:table-cell office:value-type="float" office:value="24.798797" table:style-name="ce3">
            <text:p>24,798797</text:p>
          </table:table-cell>
          <table:table-cell office:value-type="float" office:value="56.400665999999902" table:style-name="ce3">
            <text:p>56,400666</text:p>
          </table:table-cell>
          <table:table-cell table:number-columns-repeated="16382"/>
        </table:table-row>
        <table:table-row table:style-name="ro2">
          <table:table-cell office:value-type="float" office:value="24.799368999999999" table:style-name="ce3">
            <text:p>24,799369</text:p>
          </table:table-cell>
          <table:table-cell office:value-type="float" office:value="56.405146999999999" table:style-name="ce3">
            <text:p>56,405147</text:p>
          </table:table-cell>
          <table:table-cell table:number-columns-repeated="16382"/>
        </table:table-row>
        <table:table-row table:style-name="ro2">
          <table:table-cell office:value-type="float" office:value="24.807464" table:style-name="ce3">
            <text:p>24,807464</text:p>
          </table:table-cell>
          <table:table-cell office:value-type="float" office:value="56.4048230000001" table:style-name="ce3">
            <text:p>56,404823</text:p>
          </table:table-cell>
          <table:table-cell table:number-columns-repeated="16382"/>
        </table:table-row>
        <table:table-row table:style-name="ro2">
          <table:table-cell office:value-type="float" office:value="24.808036000000001" table:style-name="ce3">
            <text:p>24,808036</text:p>
          </table:table-cell>
          <table:table-cell office:value-type="float" office:value="56.409306000000001" table:style-name="ce3">
            <text:p>56,409306</text:p>
          </table:table-cell>
          <table:table-cell table:number-columns-repeated="16382"/>
        </table:table-row>
        <table:table-row table:style-name="ro2">
          <table:table-cell office:value-type="float" office:value="24.808610999999999" table:style-name="ce3">
            <text:p>24,808611</text:p>
          </table:table-cell>
          <table:table-cell office:value-type="float" office:value="56.4137869999999" table:style-name="ce3">
            <text:p>56,413787</text:p>
          </table:table-cell>
          <table:table-cell table:number-columns-repeated="16382"/>
        </table:table-row>
        <table:table-row table:style-name="ro2">
          <table:table-cell office:value-type="float" office:value="24.8167089999999" table:style-name="ce3">
            <text:p>24,816709</text:p>
          </table:table-cell>
          <table:table-cell office:value-type="float" office:value="56.413463" table:style-name="ce3">
            <text:p>56,413463</text:p>
          </table:table-cell>
          <table:table-cell table:number-columns-repeated="16382"/>
        </table:table-row>
        <table:table-row table:style-name="ro2">
          <table:table-cell office:value-type="float" office:value="24.824801999999998" table:style-name="ce3">
            <text:p>24,824802</text:p>
          </table:table-cell>
          <table:table-cell office:value-type="float" office:value="56.413139999999999" table:style-name="ce3">
            <text:p>56,41314</text:p>
          </table:table-cell>
          <table:table-cell table:number-columns-repeated="16382"/>
        </table:table-row>
        <table:table-row table:style-name="ro2">
          <table:table-cell office:value-type="float" office:value="24.824227" table:style-name="ce3">
            <text:p>24,824227</text:p>
          </table:table-cell>
          <table:table-cell office:value-type="float" office:value="56.408656999999899" table:style-name="ce3">
            <text:p>56,408657</text:p>
          </table:table-cell>
          <table:table-cell table:number-columns-repeated="16382"/>
        </table:table-row>
        <table:table-row table:style-name="ro2">
          <table:table-cell office:value-type="float" office:value="24.832322999999999" table:style-name="ce3">
            <text:p>24,832323</text:p>
          </table:table-cell>
          <table:table-cell office:value-type="float" office:value="56.408332999999999" table:style-name="ce3">
            <text:p>56,408333</text:p>
          </table:table-cell>
          <table:table-cell table:number-columns-repeated="16382"/>
        </table:table-row>
        <table:table-row table:style-name="ro2">
          <table:table-cell office:value-type="float" office:value="24.8404179999999" table:style-name="ce3">
            <text:p>24,840418</text:p>
          </table:table-cell>
          <table:table-cell office:value-type="float" office:value="56.4080089999999" table:style-name="ce3">
            <text:p>56,408009</text:p>
          </table:table-cell>
          <table:table-cell table:number-columns-repeated="16382"/>
        </table:table-row>
        <table:table-row table:style-name="ro2">
          <table:table-cell office:value-type="float" office:value="24.848511999999999" table:style-name="ce3">
            <text:p>24,848512</text:p>
          </table:table-cell>
          <table:table-cell office:value-type="float" office:value="56.407680999999997" table:style-name="ce3">
            <text:p>56,407681</text:p>
          </table:table-cell>
          <table:table-cell table:number-columns-repeated="16382"/>
        </table:table-row>
        <table:table-row table:style-name="ro2">
          <table:table-cell office:value-type="float" office:value="24.856606999999901" table:style-name="ce3">
            <text:p>24,856607</text:p>
          </table:table-cell>
          <table:table-cell office:value-type="float" office:value="56.407355000000003" table:style-name="ce3">
            <text:p>56,407355</text:p>
          </table:table-cell>
          <table:table-cell table:number-columns-repeated="16382"/>
        </table:table-row>
        <table:table-row table:style-name="ro2">
          <table:table-cell office:value-type="float" office:value="24.864702999999999" table:style-name="ce3">
            <text:p>24,864703</text:p>
          </table:table-cell>
          <table:table-cell office:value-type="float" office:value="56.407026999999999" table:style-name="ce3">
            <text:p>56,407027</text:p>
          </table:table-cell>
          <table:table-cell table:number-columns-repeated="16382"/>
        </table:table-row>
        <table:table-row table:style-name="ro2">
          <table:table-cell office:value-type="float" office:value="24.865282000000001" table:style-name="ce3">
            <text:p>24,865282</text:p>
          </table:table-cell>
          <table:table-cell office:value-type="float" office:value="56.41151" table:style-name="ce3">
            <text:p>56,41151</text:p>
          </table:table-cell>
          <table:table-cell table:number-columns-repeated="16382"/>
        </table:table-row>
        <table:table-row table:style-name="ro2">
          <table:table-cell office:value-type="float" office:value="24.8733789999999" table:style-name="ce3">
            <text:p>24,873379</text:p>
          </table:table-cell>
          <table:table-cell office:value-type="float" office:value="56.411181999999997" table:style-name="ce3">
            <text:p>56,411182</text:p>
          </table:table-cell>
          <table:table-cell table:number-columns-repeated="16382"/>
        </table:table-row>
        <table:table-row table:style-name="ro2">
          <table:table-cell office:value-type="float" office:value="24.873957999999998" table:style-name="ce3">
            <text:p>24,873958</text:p>
          </table:table-cell>
          <table:table-cell office:value-type="float" office:value="56.415660999999901" table:style-name="ce3">
            <text:p>56,415661</text:p>
          </table:table-cell>
          <table:table-cell table:number-columns-repeated="16382"/>
        </table:table-row>
        <table:table-row table:style-name="ro2">
          <table:table-cell office:value-type="float" office:value="24.874538999999999" table:style-name="ce3">
            <text:p>24,874539</text:p>
          </table:table-cell>
          <table:table-cell office:value-type="float" office:value="56.420144000000001" table:style-name="ce3">
            <text:p>56,420144</text:p>
          </table:table-cell>
          <table:table-cell table:number-columns-repeated="16382"/>
        </table:table-row>
        <table:table-row table:style-name="ro2">
          <table:table-cell office:value-type="float" office:value="24.875122999999999" table:style-name="ce3">
            <text:p>24,875123</text:p>
          </table:table-cell>
          <table:table-cell office:value-type="float" office:value="56.424623999999902" table:style-name="ce3">
            <text:p>56,424624</text:p>
          </table:table-cell>
          <table:table-cell table:number-columns-repeated="16382"/>
        </table:table-row>
        <table:table-row table:style-name="ro2">
          <table:table-cell office:value-type="float" office:value="24.875703999999999" table:style-name="ce3">
            <text:p>24,875704</text:p>
          </table:table-cell>
          <table:table-cell office:value-type="float" office:value="56.429102999999998" table:style-name="ce3">
            <text:p>56,429103</text:p>
          </table:table-cell>
          <table:table-cell table:number-columns-repeated="16382"/>
        </table:table-row>
        <table:table-row table:style-name="ro2">
          <table:table-cell office:value-type="float" office:value="24.867604" table:style-name="ce3">
            <text:p>24,867604</text:p>
          </table:table-cell>
          <table:table-cell office:value-type="float" office:value="56.429431000000001" table:style-name="ce3">
            <text:p>56,429431</text:p>
          </table:table-cell>
          <table:table-cell table:number-columns-repeated="16382"/>
        </table:table-row>
        <table:table-row table:style-name="ro2">
          <table:table-cell office:value-type="float" office:value="24.868185" table:style-name="ce3">
            <text:p>24,868185</text:p>
          </table:table-cell>
          <table:table-cell office:value-type="float" office:value="56.433914000000001" table:style-name="ce3">
            <text:p>56,433914</text:p>
          </table:table-cell>
          <table:table-cell table:number-columns-repeated="16382"/>
        </table:table-row>
        <table:table-row table:style-name="ro2">
          <table:table-cell office:value-type="float" office:value="24.868765999999901" table:style-name="ce3">
            <text:p>24,868766</text:p>
          </table:table-cell>
          <table:table-cell office:value-type="float" office:value="56.438392999999898" table:style-name="ce3">
            <text:p>56,438393</text:p>
          </table:table-cell>
          <table:table-cell table:number-columns-repeated="16382"/>
        </table:table-row>
        <table:table-row table:style-name="ro2">
          <table:table-cell office:value-type="float" office:value="24.869347000000001" table:style-name="ce3">
            <text:p>24,869347</text:p>
          </table:table-cell>
          <table:table-cell office:value-type="float" office:value="56.442875999999998" table:style-name="ce3">
            <text:p>56,442876</text:p>
          </table:table-cell>
          <table:table-cell table:number-columns-repeated="16382"/>
        </table:table-row>
        <table:table-row table:style-name="ro2">
          <table:table-cell office:value-type="float" office:value="24.87745" table:style-name="ce3">
            <text:p>24,87745</text:p>
          </table:table-cell>
          <table:table-cell office:value-type="float" office:value="56.442546999999898" table:style-name="ce3">
            <text:p>56,442547</text:p>
          </table:table-cell>
          <table:table-cell table:number-columns-repeated="16382"/>
        </table:table-row>
        <table:table-row table:style-name="ro2">
          <table:table-cell office:value-type="float" office:value="24.878031" table:style-name="ce3">
            <text:p>24,878031</text:p>
          </table:table-cell>
          <table:table-cell office:value-type="float" office:value="56.447028000000003" table:style-name="ce3">
            <text:p>56,447028</text:p>
          </table:table-cell>
          <table:table-cell table:number-columns-repeated="16382"/>
        </table:table-row>
        <table:table-row table:style-name="ro2">
          <table:table-cell office:value-type="float" office:value="24.886136" table:style-name="ce3">
            <text:p>24,886136</text:p>
          </table:table-cell>
          <table:table-cell office:value-type="float" office:value="56.446697999999998" table:style-name="ce3">
            <text:p>56,446698</text:p>
          </table:table-cell>
          <table:table-cell table:number-columns-repeated="16382"/>
        </table:table-row>
        <table:table-row table:style-name="ro2">
          <table:table-cell office:value-type="float" office:value="24.894238000000001" table:style-name="ce3">
            <text:p>24,894238</text:p>
          </table:table-cell>
          <table:table-cell office:value-type="float" office:value="56.446370000000002" table:style-name="ce3">
            <text:p>56,44637</text:p>
          </table:table-cell>
          <table:table-cell table:number-columns-repeated="16382"/>
        </table:table-row>
        <table:table-row table:style-name="ro2">
          <table:table-cell office:value-type="float" office:value="24.902339999999999" table:style-name="ce3">
            <text:p>24,90234</text:p>
          </table:table-cell>
          <table:table-cell office:value-type="float" office:value="56.446040999999902" table:style-name="ce3">
            <text:p>56,446041</text:p>
          </table:table-cell>
          <table:table-cell table:number-columns-repeated="16382"/>
        </table:table-row>
        <table:table-row table:style-name="ro2">
          <table:table-cell office:value-type="float" office:value="24.901755000000001" table:style-name="ce3">
            <text:p>24,901755</text:p>
          </table:table-cell>
          <table:table-cell office:value-type="float" office:value="56.441558000000001" table:style-name="ce3">
            <text:p>56,441558</text:p>
          </table:table-cell>
          <table:table-cell table:number-columns-repeated="16382"/>
        </table:table-row>
        <table:table-row table:style-name="ro2">
          <table:table-cell office:value-type="float" office:value="24.909856999999899" table:style-name="ce3">
            <text:p>24,909857</text:p>
          </table:table-cell>
          <table:table-cell office:value-type="float" office:value="56.441229999999997" table:style-name="ce3">
            <text:p>56,44123</text:p>
          </table:table-cell>
          <table:table-cell table:number-columns-repeated="16382"/>
        </table:table-row>
        <table:table-row table:style-name="ro2">
          <table:table-cell office:value-type="float" office:value="24.909271" table:style-name="ce3">
            <text:p>24,909271</text:p>
          </table:table-cell>
          <table:table-cell office:value-type="float" office:value="56.436748999999999" table:style-name="ce3">
            <text:p>56,436749</text:p>
          </table:table-cell>
          <table:table-cell table:number-columns-repeated="16382"/>
        </table:table-row>
        <table:table-row table:style-name="ro2">
          <table:table-cell office:value-type="float" office:value="24.908684999999899" table:style-name="ce3">
            <text:p>24,908685</text:p>
          </table:table-cell>
          <table:table-cell office:value-type="float" office:value="56.4322710000001" table:style-name="ce3">
            <text:p>56,432271</text:p>
          </table:table-cell>
          <table:table-cell table:number-columns-repeated="16382"/>
        </table:table-row>
        <table:table-row table:style-name="ro2">
          <table:table-cell office:value-type="float" office:value="24.908097000000101" table:style-name="ce3">
            <text:p>24,908097</text:p>
          </table:table-cell>
          <table:table-cell office:value-type="float" office:value="56.427788" table:style-name="ce3">
            <text:p>56,427788</text:p>
          </table:table-cell>
          <table:table-cell table:number-columns-repeated="16382"/>
        </table:table-row>
        <table:table-row table:style-name="ro2">
          <table:table-cell office:value-type="float" office:value="24.907513999999999" table:style-name="ce3">
            <text:p>24,907514</text:p>
          </table:table-cell>
          <table:table-cell office:value-type="float" office:value="56.423309000000103" table:style-name="ce3">
            <text:p>56,423309</text:p>
          </table:table-cell>
          <table:table-cell table:number-columns-repeated="16382"/>
        </table:table-row>
        <table:table-row table:style-name="ro2">
          <table:table-cell office:value-type="float" office:value="24.906927999999901" table:style-name="ce3">
            <text:p>24,906928</text:p>
          </table:table-cell>
          <table:table-cell office:value-type="float" office:value="56.418826000000003" table:style-name="ce3">
            <text:p>56,418826</text:p>
          </table:table-cell>
          <table:table-cell table:number-columns-repeated="16382"/>
        </table:table-row>
        <table:table-row table:style-name="ro2">
          <table:table-cell office:value-type="float" office:value="24.906341999999999" table:style-name="ce3">
            <text:p>24,906342</text:p>
          </table:table-cell>
          <table:table-cell office:value-type="float" office:value="56.414347999999997" table:style-name="ce3">
            <text:p>56,414348</text:p>
          </table:table-cell>
          <table:table-cell table:number-columns-repeated="16382"/>
        </table:table-row>
        <table:table-row table:style-name="ro2">
          <table:table-cell office:value-type="float" office:value="24.914438000000001" table:style-name="ce3">
            <text:p>24,914438</text:p>
          </table:table-cell>
          <table:table-cell office:value-type="float" office:value="56.414016999999902" table:style-name="ce3">
            <text:p>56,414017</text:p>
          </table:table-cell>
          <table:table-cell table:number-columns-repeated="16382"/>
        </table:table-row>
        <table:table-row table:style-name="ro2">
          <table:table-cell office:value-type="float" office:value="24.913851999999999" table:style-name="ce3">
            <text:p>24,913852</text:p>
          </table:table-cell>
          <table:table-cell office:value-type="float" office:value="56.409534000000001" table:style-name="ce3">
            <text:p>56,409534</text:p>
          </table:table-cell>
          <table:table-cell table:number-columns-repeated="16382"/>
        </table:table-row>
        <table:table-row table:style-name="ro2">
          <table:table-cell office:value-type="float" office:value="24.913266" table:style-name="ce3">
            <text:p>24,913266</text:p>
          </table:table-cell>
          <table:table-cell office:value-type="float" office:value="56.405056000000002" table:style-name="ce3">
            <text:p>56,405056</text:p>
          </table:table-cell>
          <table:table-cell table:number-columns-repeated="16382"/>
        </table:table-row>
        <table:table-row table:style-name="ro2">
          <table:table-cell office:value-type="float" office:value="24.912680999999999" table:style-name="ce3">
            <text:p>24,912681</text:p>
          </table:table-cell>
          <table:table-cell office:value-type="float" office:value="56.400573000000001" table:style-name="ce3">
            <text:p>56,400573</text:p>
          </table:table-cell>
          <table:table-cell table:number-columns-repeated="16382"/>
        </table:table-row>
        <table:table-row table:style-name="ro2">
          <table:table-cell office:value-type="float" office:value="24.920773999999899" table:style-name="ce3">
            <text:p>24,920774</text:p>
          </table:table-cell>
          <table:table-cell office:value-type="float" office:value="56.400247" table:style-name="ce3">
            <text:p>56,400247</text:p>
          </table:table-cell>
          <table:table-cell table:number-columns-repeated="16382"/>
        </table:table-row>
        <table:table-row table:style-name="ro2">
          <table:table-cell office:value-type="float" office:value="24.920186000000001" table:style-name="ce3">
            <text:p>24,920186</text:p>
          </table:table-cell>
          <table:table-cell office:value-type="float" office:value="56.395764" table:style-name="ce3">
            <text:p>56,395764</text:p>
          </table:table-cell>
          <table:table-cell table:number-columns-repeated="16382"/>
        </table:table-row>
        <table:table-row table:style-name="ro2">
          <table:table-cell office:value-type="float" office:value="24.928279" table:style-name="ce3">
            <text:p>24,928279</text:p>
          </table:table-cell>
          <table:table-cell office:value-type="float" office:value="56.395431000000002" table:style-name="ce3">
            <text:p>56,395431</text:p>
          </table:table-cell>
          <table:table-cell table:number-columns-repeated="16382"/>
        </table:table-row>
        <table:table-row table:style-name="ro2">
          <table:table-cell office:value-type="float" office:value="24.927693000000001" table:style-name="ce3">
            <text:p>24,927693</text:p>
          </table:table-cell>
          <table:table-cell office:value-type="float" office:value="56.390951999999999" table:style-name="ce3">
            <text:p>56,390952</text:p>
          </table:table-cell>
          <table:table-cell table:number-columns-repeated="16382"/>
        </table:table-row>
        <table:table-row table:style-name="ro2">
          <table:table-cell office:value-type="float" office:value="24.927105000000001" table:style-name="ce3">
            <text:p>24,927105</text:p>
          </table:table-cell>
          <table:table-cell office:value-type="float" office:value="56.386471999999998" table:style-name="ce3">
            <text:p>56,386472</text:p>
          </table:table-cell>
          <table:table-cell table:number-columns-repeated="16382"/>
        </table:table-row>
        <table:table-row table:style-name="ro2">
          <table:table-cell office:value-type="float" office:value="24.935193999999999" table:style-name="ce3">
            <text:p>24,935194</text:p>
          </table:table-cell>
          <table:table-cell office:value-type="float" office:value="56.386139" table:style-name="ce3">
            <text:p>56,386139</text:p>
          </table:table-cell>
          <table:table-cell table:number-columns-repeated="16382"/>
        </table:table-row>
        <table:table-row table:style-name="ro2">
          <table:table-cell office:value-type="float" office:value="24.934605999999999" table:style-name="ce3">
            <text:p>24,934606</text:p>
          </table:table-cell>
          <table:table-cell office:value-type="float" office:value="56.381659999999997" table:style-name="ce3">
            <text:p>56,38166</text:p>
          </table:table-cell>
          <table:table-cell table:number-columns-repeated="16382"/>
        </table:table-row>
        <table:table-row table:style-name="ro2">
          <table:table-cell office:value-type="float" office:value="24.942695000000001" table:style-name="ce3">
            <text:p>24,942695</text:p>
          </table:table-cell>
          <table:table-cell office:value-type="float" office:value="56.381327999999897" table:style-name="ce3">
            <text:p>56,381328</text:p>
          </table:table-cell>
          <table:table-cell table:number-columns-repeated="16382"/>
        </table:table-row>
        <table:table-row table:style-name="ro2">
          <table:table-cell office:value-type="float" office:value="24.942107" table:style-name="ce3">
            <text:p>24,942107</text:p>
          </table:table-cell>
          <table:table-cell office:value-type="float" office:value="56.376846999999998" table:style-name="ce3">
            <text:p>56,376847</text:p>
          </table:table-cell>
          <table:table-cell table:number-columns-repeated="16382"/>
        </table:table-row>
        <table:table-row table:style-name="ro2">
          <table:table-cell office:value-type="float" office:value="24.950192999999999" table:style-name="ce3">
            <text:p>24,950193</text:p>
          </table:table-cell>
          <table:table-cell office:value-type="float" office:value="56.376514" table:style-name="ce3">
            <text:p>56,376514</text:p>
          </table:table-cell>
          <table:table-cell table:number-columns-repeated="16382"/>
        </table:table-row>
        <table:table-row table:style-name="ro2">
          <table:table-cell office:value-type="float" office:value="24.949605000000101" table:style-name="ce3">
            <text:p>24,949605</text:p>
          </table:table-cell>
          <table:table-cell office:value-type="float" office:value="56.372036000000001" table:style-name="ce3">
            <text:p>56,372036</text:p>
          </table:table-cell>
          <table:table-cell table:number-columns-repeated="16382"/>
        </table:table-row>
        <table:table-row table:style-name="ro2">
          <table:table-cell office:value-type="float" office:value="24.949014999999999" table:style-name="ce3">
            <text:p>24,949015</text:p>
          </table:table-cell>
          <table:table-cell office:value-type="float" office:value="56.367554999999903" table:style-name="ce3">
            <text:p>56,367555</text:p>
          </table:table-cell>
          <table:table-cell table:number-columns-repeated="16382"/>
        </table:table-row>
        <table:table-row table:style-name="ro2">
          <table:table-cell office:value-type="float" office:value="24.957101000000002" table:style-name="ce3">
            <text:p>24,957101</text:p>
          </table:table-cell>
          <table:table-cell office:value-type="float" office:value="56.367221999999998" table:style-name="ce3">
            <text:p>56,367222</text:p>
          </table:table-cell>
          <table:table-cell table:number-columns-repeated="16382"/>
        </table:table-row>
        <table:table-row table:style-name="ro2">
          <table:table-cell office:value-type="float" office:value="24.956510999999999" table:style-name="ce3">
            <text:p>24,956511</text:p>
          </table:table-cell>
          <table:table-cell office:value-type="float" office:value="56.362738999999998" table:style-name="ce3">
            <text:p>56,362739</text:p>
          </table:table-cell>
          <table:table-cell table:number-columns-repeated="16382"/>
        </table:table-row>
        <table:table-row table:style-name="ro2">
          <table:table-cell office:value-type="float" office:value="24.964594999999999" table:style-name="ce3">
            <text:p>24,964595</text:p>
          </table:table-cell>
          <table:table-cell office:value-type="float" office:value="56.362409" table:style-name="ce3">
            <text:p>56,362409</text:p>
          </table:table-cell>
          <table:table-cell table:number-columns-repeated="16382"/>
        </table:table-row>
        <table:table-row table:style-name="ro2">
          <table:table-cell office:value-type="float" office:value="24.9640050000001" table:style-name="ce3">
            <text:p>24,964005</text:p>
          </table:table-cell>
          <table:table-cell office:value-type="float" office:value="56.357925000000002" table:style-name="ce3">
            <text:p>56,357925</text:p>
          </table:table-cell>
          <table:table-cell table:number-columns-repeated="16382"/>
        </table:table-row>
        <table:table-row table:style-name="ro2">
          <table:table-cell office:value-type="float" office:value="24.963414" table:style-name="ce3">
            <text:p>24,963414</text:p>
          </table:table-cell>
          <table:table-cell office:value-type="float" office:value="56.353447000000003" table:style-name="ce3">
            <text:p>56,353447</text:p>
          </table:table-cell>
          <table:table-cell table:number-columns-repeated="16382"/>
        </table:table-row>
        <table:table-row table:style-name="ro2">
          <table:table-cell office:value-type="float" office:value="24.962821999999999" table:style-name="ce3">
            <text:p>24,962822</text:p>
          </table:table-cell>
          <table:table-cell office:value-type="float" office:value="56.348964000000002" table:style-name="ce3">
            <text:p>56,348964</text:p>
          </table:table-cell>
          <table:table-cell table:number-columns-repeated="16382"/>
        </table:table-row>
        <table:table-row table:style-name="ro2">
          <table:table-cell office:value-type="float" office:value="24.962233999999999" table:style-name="ce3">
            <text:p>24,962234</text:p>
          </table:table-cell>
          <table:table-cell office:value-type="float" office:value="56.344484999999999" table:style-name="ce3">
            <text:p>56,344485</text:p>
          </table:table-cell>
          <table:table-cell table:number-columns-repeated="16382"/>
        </table:table-row>
        <table:table-row table:style-name="ro2">
          <table:table-cell office:value-type="float" office:value="24.970313000000001" table:style-name="ce3">
            <text:p>24,970313</text:p>
          </table:table-cell>
          <table:table-cell office:value-type="float" office:value="56.344149999999999" table:style-name="ce3">
            <text:p>56,34415</text:p>
          </table:table-cell>
          <table:table-cell table:number-columns-repeated="16382"/>
        </table:table-row>
        <table:table-row table:style-name="ro2">
          <table:table-cell office:value-type="float" office:value="24.969721" table:style-name="ce3">
            <text:p>24,969721</text:p>
          </table:table-cell>
          <table:table-cell office:value-type="float" office:value="56.339672" table:style-name="ce3">
            <text:p>56,339672</text:p>
          </table:table-cell>
          <table:table-cell table:number-columns-repeated="16382"/>
        </table:table-row>
        <table:table-row table:style-name="ro2">
          <table:table-cell office:value-type="float" office:value="24.96913" table:style-name="ce3">
            <text:p>24,96913</text:p>
          </table:table-cell>
          <table:table-cell office:value-type="float" office:value="56.335189" table:style-name="ce3">
            <text:p>56,335189</text:p>
          </table:table-cell>
          <table:table-cell table:number-columns-repeated="16382"/>
        </table:table-row>
        <table:table-row table:style-name="ro2">
          <table:table-cell office:value-type="float" office:value="24.968537999999999" table:style-name="ce3">
            <text:p>24,968538</text:p>
          </table:table-cell>
          <table:table-cell office:value-type="float" office:value="56.330710000000003" table:style-name="ce3">
            <text:p>56,33071</text:p>
          </table:table-cell>
          <table:table-cell table:number-columns-repeated="16382"/>
        </table:table-row>
        <table:table-row table:style-name="ro2">
          <table:table-cell office:value-type="float" office:value="24.967949999999998" table:style-name="ce3">
            <text:p>24,96795</text:p>
          </table:table-cell>
          <table:table-cell office:value-type="float" office:value="56.326229999999903" table:style-name="ce3">
            <text:p>56,32623</text:p>
          </table:table-cell>
          <table:table-cell table:number-columns-repeated="16382"/>
        </table:table-row>
        <table:table-row table:style-name="ro2">
          <table:table-cell office:value-type="float" office:value="24.967357" table:style-name="ce3">
            <text:p>24,967357</text:p>
          </table:table-cell>
          <table:table-cell office:value-type="float" office:value="56.321750999999999" table:style-name="ce3">
            <text:p>56,321751</text:p>
          </table:table-cell>
          <table:table-cell table:number-columns-repeated="16382"/>
        </table:table-row>
        <table:table-row table:style-name="ro2">
          <table:table-cell office:value-type="float" office:value="24.9667689999999" table:style-name="ce3">
            <text:p>24,966769</text:p>
          </table:table-cell>
          <table:table-cell office:value-type="float" office:value="56.317267999999899" table:style-name="ce3">
            <text:p>56,317268</text:p>
          </table:table-cell>
          <table:table-cell table:number-columns-repeated="16382"/>
        </table:table-row>
        <table:table-row table:style-name="ro2">
          <table:table-cell office:value-type="float" office:value="24.966176999999998" table:style-name="ce3">
            <text:p>24,966177</text:p>
          </table:table-cell>
          <table:table-cell office:value-type="float" office:value="56.312789000000002" table:style-name="ce3">
            <text:p>56,312789</text:p>
          </table:table-cell>
          <table:table-cell table:number-columns-repeated="16382"/>
        </table:table-row>
        <table:table-row table:style-name="ro2">
          <table:table-cell office:value-type="float" office:value="24.974252" table:style-name="ce3">
            <text:p>24,974252</text:p>
          </table:table-cell>
          <table:table-cell office:value-type="float" office:value="56.312453999999903" table:style-name="ce3">
            <text:p>56,312454</text:p>
          </table:table-cell>
          <table:table-cell table:number-columns-repeated="16382"/>
        </table:table-row>
        <table:table-row table:style-name="ro2">
          <table:table-cell office:value-type="float" office:value="24.973658999999898" table:style-name="ce3">
            <text:p>24,973659</text:p>
          </table:table-cell>
          <table:table-cell office:value-type="float" office:value="56.307975999999996" table:style-name="ce3">
            <text:p>56,307976</text:p>
          </table:table-cell>
          <table:table-cell table:number-columns-repeated="16382"/>
        </table:table-row>
        <table:table-row table:style-name="ro2">
          <table:table-cell office:value-type="float" office:value="24.981732000000001" table:style-name="ce3">
            <text:p>24,981732</text:p>
          </table:table-cell>
          <table:table-cell office:value-type="float" office:value="56.307640999999897" table:style-name="ce3">
            <text:p>56,307641</text:p>
          </table:table-cell>
          <table:table-cell table:number-columns-repeated="16382"/>
        </table:table-row>
        <table:table-row table:style-name="ro2">
          <table:table-cell office:value-type="float" office:value="24.989803999999999" table:style-name="ce3">
            <text:p>24,989804</text:p>
          </table:table-cell>
          <table:table-cell office:value-type="float" office:value="56.307303999999903" table:style-name="ce3">
            <text:p>56,307304</text:p>
          </table:table-cell>
          <table:table-cell table:number-columns-repeated="16382"/>
        </table:table-row>
        <table:table-row table:style-name="ro2">
          <table:table-cell office:value-type="float" office:value="24.989211999999998" table:style-name="ce3">
            <text:p>24,989212</text:p>
          </table:table-cell>
          <table:table-cell office:value-type="float" office:value="56.302824999999999" table:style-name="ce3">
            <text:p>56,302825</text:p>
          </table:table-cell>
          <table:table-cell table:number-columns-repeated="16382"/>
        </table:table-row>
        <table:table-row table:style-name="ro2">
          <table:table-cell office:value-type="float" office:value="24.997281999999998" table:style-name="ce3">
            <text:p>24,997282</text:p>
          </table:table-cell>
          <table:table-cell office:value-type="float" office:value="56.302489999999999" table:style-name="ce3">
            <text:p>56,30249</text:p>
          </table:table-cell>
          <table:table-cell table:number-columns-repeated="16382"/>
        </table:table-row>
        <table:table-row table:style-name="ro2">
          <table:table-cell office:value-type="float" office:value="25.005355000000002" table:style-name="ce3">
            <text:p>25,005355</text:p>
          </table:table-cell>
          <table:table-cell office:value-type="float" office:value="56.302149999999898" table:style-name="ce3">
            <text:p>56,30215</text:p>
          </table:table-cell>
          <table:table-cell table:number-columns-repeated="16382"/>
        </table:table-row>
        <table:table-row table:style-name="ro2">
          <table:table-cell office:value-type="float" office:value="25.004757999999999" table:style-name="ce3">
            <text:p>25,004758</text:p>
          </table:table-cell>
          <table:table-cell office:value-type="float" office:value="56.297671999999999" table:style-name="ce3">
            <text:p>56,297672</text:p>
          </table:table-cell>
          <table:table-cell table:number-columns-repeated="16382"/>
        </table:table-row>
        <table:table-row table:style-name="ro2">
          <table:table-cell office:value-type="float" office:value="25.012827999999999" table:style-name="ce3">
            <text:p>25,012828</text:p>
          </table:table-cell>
          <table:table-cell office:value-type="float" office:value="56.297336999999999" table:style-name="ce3">
            <text:p>56,297337</text:p>
          </table:table-cell>
          <table:table-cell table:number-columns-repeated="16382"/>
        </table:table-row>
        <table:table-row table:style-name="ro2">
          <table:table-cell office:value-type="float" office:value="25.012232999999998" table:style-name="ce3">
            <text:p>25,012233</text:p>
          </table:table-cell>
          <table:table-cell office:value-type="float" office:value="56.292853999999998" table:style-name="ce3">
            <text:p>56,292854</text:p>
          </table:table-cell>
          <table:table-cell table:number-columns-repeated="16382"/>
        </table:table-row>
        <table:table-row table:style-name="ro2">
          <table:table-cell office:value-type="float" office:value="25.020303999999999" table:style-name="ce3">
            <text:p>25,020304</text:p>
          </table:table-cell>
          <table:table-cell office:value-type="float" office:value="56.292518999999999" table:style-name="ce3">
            <text:p>56,292519</text:p>
          </table:table-cell>
          <table:table-cell table:number-columns-repeated="16382"/>
        </table:table-row>
        <table:table-row table:style-name="ro2">
          <table:table-cell office:value-type="float" office:value="25.019707" table:style-name="ce3">
            <text:p>25,019707</text:p>
          </table:table-cell>
          <table:table-cell office:value-type="float" office:value="56.288035999999998" table:style-name="ce3">
            <text:p>56,288036</text:p>
          </table:table-cell>
          <table:table-cell table:number-columns-repeated="16382"/>
        </table:table-row>
        <table:table-row table:style-name="ro2">
          <table:table-cell office:value-type="float" office:value="25.027774999999998" table:style-name="ce3">
            <text:p>25,027775</text:p>
          </table:table-cell>
          <table:table-cell office:value-type="float" office:value="56.287700999999998" table:style-name="ce3">
            <text:p>56,287701</text:p>
          </table:table-cell>
          <table:table-cell table:number-columns-repeated="16382"/>
        </table:table-row>
        <table:table-row table:style-name="ro2">
          <table:table-cell office:value-type="float" office:value="25.0271779999999" table:style-name="ce3">
            <text:p>25,027178</text:p>
          </table:table-cell>
          <table:table-cell office:value-type="float" office:value="56.283217999999998" table:style-name="ce3">
            <text:p>56,283218</text:p>
          </table:table-cell>
          <table:table-cell table:number-columns-repeated="16382"/>
        </table:table-row>
        <table:table-row table:style-name="ro2">
          <table:table-cell office:value-type="float" office:value="25.035242999999902" table:style-name="ce3">
            <text:p>25,035243</text:p>
          </table:table-cell>
          <table:table-cell office:value-type="float" office:value="56.282882999999998" table:style-name="ce3">
            <text:p>56,282883</text:p>
          </table:table-cell>
          <table:table-cell table:number-columns-repeated="16382"/>
        </table:table-row>
        <table:table-row table:style-name="ro2">
          <table:table-cell office:value-type="float" office:value="25.034645999999999" table:style-name="ce3">
            <text:p>25,034646</text:p>
          </table:table-cell>
          <table:table-cell office:value-type="float" office:value="56.278399999999998" table:style-name="ce3">
            <text:p>56,2784</text:p>
          </table:table-cell>
          <table:table-cell table:number-columns-repeated="16382"/>
        </table:table-row>
        <table:table-row table:style-name="ro2">
          <table:table-cell office:value-type="float" office:value="25.034049" table:style-name="ce3">
            <text:p>25,034049</text:p>
          </table:table-cell>
          <table:table-cell office:value-type="float" office:value="56.273921000000001" table:style-name="ce3">
            <text:p>56,273921</text:p>
          </table:table-cell>
          <table:table-cell table:number-columns-repeated="16382"/>
        </table:table-row>
        <table:table-row table:style-name="ro2">
          <table:table-cell office:value-type="float" office:value="25.042115000000098" table:style-name="ce3">
            <text:p>25,042115</text:p>
          </table:table-cell>
          <table:table-cell office:value-type="float" office:value="56.273581" table:style-name="ce3">
            <text:p>56,273581</text:p>
          </table:table-cell>
          <table:table-cell table:number-columns-repeated="16382"/>
        </table:table-row>
        <table:table-row table:style-name="ro2">
          <table:table-cell office:value-type="float" office:value="25.050179" table:style-name="ce3">
            <text:p>25,050179</text:p>
          </table:table-cell>
          <table:table-cell office:value-type="float" office:value="56.273241999999897" table:style-name="ce3">
            <text:p>56,273242</text:p>
          </table:table-cell>
          <table:table-cell table:number-columns-repeated="16382"/>
        </table:table-row>
        <table:table-row table:style-name="ro2">
          <table:table-cell office:value-type="float" office:value="25.049579000000001" table:style-name="ce3">
            <text:p>25,049579</text:p>
          </table:table-cell>
          <table:table-cell office:value-type="float" office:value="56.268763" table:style-name="ce3">
            <text:p>56,268763</text:p>
          </table:table-cell>
          <table:table-cell table:number-columns-repeated="16382"/>
        </table:table-row>
        <table:table-row table:style-name="ro2">
          <table:table-cell office:value-type="float" office:value="25.057642999999999" table:style-name="ce3">
            <text:p>25,057643</text:p>
          </table:table-cell>
          <table:table-cell office:value-type="float" office:value="56.268425999999998" table:style-name="ce3">
            <text:p>56,268426</text:p>
          </table:table-cell>
          <table:table-cell table:number-columns-repeated="16382"/>
        </table:table-row>
        <table:table-row table:style-name="ro2">
          <table:table-cell office:value-type="float" office:value="25.057043" table:style-name="ce3">
            <text:p>25,057043</text:p>
          </table:table-cell>
          <table:table-cell office:value-type="float" office:value="56.263942999999898" table:style-name="ce3">
            <text:p>56,263943</text:p>
          </table:table-cell>
          <table:table-cell table:number-columns-repeated="16382"/>
        </table:table-row>
        <table:table-row table:style-name="ro2">
          <table:table-cell office:value-type="float" office:value="25.065104999999999" table:style-name="ce3">
            <text:p>25,065105</text:p>
          </table:table-cell>
          <table:table-cell office:value-type="float" office:value="56.263602999999897" table:style-name="ce3">
            <text:p>56,263603</text:p>
          </table:table-cell>
          <table:table-cell table:number-columns-repeated="16382"/>
        </table:table-row>
        <table:table-row table:style-name="ro2">
          <table:table-cell office:value-type="float" office:value="25.064504999999901" table:style-name="ce3">
            <text:p>25,064505</text:p>
          </table:table-cell>
          <table:table-cell office:value-type="float" office:value="56.259124999999898" table:style-name="ce3">
            <text:p>56,259125</text:p>
          </table:table-cell>
          <table:table-cell table:number-columns-repeated="16382"/>
        </table:table-row>
        <table:table-row table:style-name="ro2">
          <table:table-cell office:value-type="float" office:value="25.0725639999999" table:style-name="ce3">
            <text:p>25,072564</text:p>
          </table:table-cell>
          <table:table-cell office:value-type="float" office:value="56.258780999999999" table:style-name="ce3">
            <text:p>56,258781</text:p>
          </table:table-cell>
          <table:table-cell table:number-columns-repeated="16382"/>
        </table:table-row>
        <table:table-row table:style-name="ro2">
          <table:table-cell office:value-type="float" office:value="25.071964999999999" table:style-name="ce3">
            <text:p>25,071965</text:p>
          </table:table-cell>
          <table:table-cell office:value-type="float" office:value="56.254302000000003" table:style-name="ce3">
            <text:p>56,254302</text:p>
          </table:table-cell>
          <table:table-cell table:number-columns-repeated="16382"/>
        </table:table-row>
        <table:table-row table:style-name="ro2">
          <table:table-cell office:value-type="float" office:value="25.071361" table:style-name="ce3">
            <text:p>25,071361</text:p>
          </table:table-cell>
          <table:table-cell office:value-type="float" office:value="56.249823999999897" table:style-name="ce3">
            <text:p>56,249824</text:p>
          </table:table-cell>
          <table:table-cell table:number-columns-repeated="16382"/>
        </table:table-row>
        <table:table-row table:style-name="ro2">
          <table:table-cell office:value-type="float" office:value="25.070761999999899" table:style-name="ce3">
            <text:p>25,070762</text:p>
          </table:table-cell>
          <table:table-cell office:value-type="float" office:value="56.245342999999998" table:style-name="ce3">
            <text:p>56,245343</text:p>
          </table:table-cell>
          <table:table-cell table:number-columns-repeated="16382"/>
        </table:table-row>
        <table:table-row table:style-name="ro2">
          <table:table-cell office:value-type="float" office:value="25.070160000000001" table:style-name="ce3">
            <text:p>25,07016</text:p>
          </table:table-cell>
          <table:table-cell office:value-type="float" office:value="56.240863999999902" table:style-name="ce3">
            <text:p>56,240864</text:p>
          </table:table-cell>
          <table:table-cell table:number-columns-repeated="16382"/>
        </table:table-row>
        <table:table-row table:style-name="ro2">
          <table:table-cell office:value-type="float" office:value="25.069558000000001" table:style-name="ce3">
            <text:p>25,069558</text:p>
          </table:table-cell>
          <table:table-cell office:value-type="float" office:value="56.236386000000003" table:style-name="ce3">
            <text:p>56,236386</text:p>
          </table:table-cell>
          <table:table-cell table:number-columns-repeated="16382"/>
        </table:table-row>
        <table:table-row table:style-name="ro2">
          <table:table-cell office:value-type="float" office:value="25.068959" table:style-name="ce3">
            <text:p>25,068959</text:p>
          </table:table-cell>
          <table:table-cell office:value-type="float" office:value="56.231902999999903" table:style-name="ce3">
            <text:p>56,231903</text:p>
          </table:table-cell>
          <table:table-cell table:number-columns-repeated="16382"/>
        </table:table-row>
        <table:table-row table:style-name="ro2">
          <table:table-cell office:value-type="float" office:value="25.068356999999999" table:style-name="ce3">
            <text:p>25,068357</text:p>
          </table:table-cell>
          <table:table-cell office:value-type="float" office:value="56.227423999999999" table:style-name="ce3">
            <text:p>56,227424</text:p>
          </table:table-cell>
          <table:table-cell table:number-columns-repeated="16382"/>
        </table:table-row>
        <table:table-row table:style-name="ro2">
          <table:table-cell office:value-type="float" office:value="25.076412000000001" table:style-name="ce3">
            <text:p>25,076412</text:p>
          </table:table-cell>
          <table:table-cell office:value-type="float" office:value="56.227080000000001" table:style-name="ce3">
            <text:p>56,22708</text:p>
          </table:table-cell>
          <table:table-cell table:number-columns-repeated="16382"/>
        </table:table-row>
        <table:table-row table:style-name="ro2">
          <table:table-cell office:value-type="float" office:value="25.075811999999999" table:style-name="ce3">
            <text:p>25,075812</text:p>
          </table:table-cell>
          <table:table-cell office:value-type="float" office:value="56.222601999999902" table:style-name="ce3">
            <text:p>56,222602</text:p>
          </table:table-cell>
          <table:table-cell table:number-columns-repeated="16382"/>
        </table:table-row>
        <table:table-row table:style-name="ro2">
          <table:table-cell office:value-type="float" office:value="25.075209999999998" table:style-name="ce3">
            <text:p>25,07521</text:p>
          </table:table-cell>
          <table:table-cell office:value-type="float" office:value="56.218122999999899" table:style-name="ce3">
            <text:p>56,218123</text:p>
          </table:table-cell>
          <table:table-cell table:number-columns-repeated="16382"/>
        </table:table-row>
        <table:table-row table:style-name="ro2">
          <table:table-cell office:value-type="float" office:value="25.074608999999999" table:style-name="ce3">
            <text:p>25,074609</text:p>
          </table:table-cell>
          <table:table-cell office:value-type="float" office:value="56.213642" table:style-name="ce3">
            <text:p>56,213642</text:p>
          </table:table-cell>
          <table:table-cell table:number-columns-repeated="16382"/>
        </table:table-row>
        <table:table-row table:style-name="ro2">
          <table:table-cell office:value-type="float" office:value="25.082661000000002" table:style-name="ce3">
            <text:p>25,082661</text:p>
          </table:table-cell>
          <table:table-cell office:value-type="float" office:value="56.213303000000003" table:style-name="ce3">
            <text:p>56,213303</text:p>
          </table:table-cell>
          <table:table-cell table:number-columns-repeated="16382"/>
        </table:table-row>
        <table:table-row table:style-name="ro2">
          <table:table-cell office:value-type="float" office:value="25.082056999999999" table:style-name="ce3">
            <text:p>25,082057</text:p>
          </table:table-cell>
          <table:table-cell office:value-type="float" office:value="56.208819999999903" table:style-name="ce3">
            <text:p>56,20882</text:p>
          </table:table-cell>
          <table:table-cell table:number-columns-repeated="16382"/>
        </table:table-row>
        <table:table-row table:style-name="ro2">
          <table:table-cell office:value-type="float" office:value="25.081457999999898" table:style-name="ce3">
            <text:p>25,081458</text:p>
          </table:table-cell>
          <table:table-cell office:value-type="float" office:value="56.204340999999999" table:style-name="ce3">
            <text:p>56,204341</text:p>
          </table:table-cell>
          <table:table-cell table:number-columns-repeated="16382"/>
        </table:table-row>
        <table:table-row table:style-name="ro2">
          <table:table-cell office:value-type="float" office:value="25.080853999999999" table:style-name="ce3">
            <text:p>25,080854</text:p>
          </table:table-cell>
          <table:table-cell office:value-type="float" office:value="56.199862999999901" table:style-name="ce3">
            <text:p>56,199863</text:p>
          </table:table-cell>
          <table:table-cell table:number-columns-repeated="16382"/>
        </table:table-row>
        <table:table-row table:style-name="ro2">
          <table:table-cell office:value-type="float" office:value="25.088902999999998" table:style-name="ce3">
            <text:p>25,088903</text:p>
          </table:table-cell>
          <table:table-cell office:value-type="float" office:value="56.199520999999898" table:style-name="ce3">
            <text:p>56,199521</text:p>
          </table:table-cell>
          <table:table-cell table:number-columns-repeated="16382"/>
        </table:table-row>
        <table:table-row table:style-name="ro2">
          <table:table-cell office:value-type="float" office:value="25.088301999999999" table:style-name="ce3">
            <text:p>25,088302</text:p>
          </table:table-cell>
          <table:table-cell office:value-type="float" office:value="56.195042000000001" table:style-name="ce3">
            <text:p>56,195042</text:p>
          </table:table-cell>
          <table:table-cell table:number-columns-repeated="16382"/>
        </table:table-row>
        <table:table-row table:style-name="ro2">
          <table:table-cell office:value-type="float" office:value="25.096349" table:style-name="ce3">
            <text:p>25,096349</text:p>
          </table:table-cell>
          <table:table-cell office:value-type="float" office:value="56.194698000000002" table:style-name="ce3">
            <text:p>56,194698</text:p>
          </table:table-cell>
          <table:table-cell table:number-columns-repeated="16382"/>
        </table:table-row>
        <table:table-row table:style-name="ro2">
          <table:table-cell office:value-type="float" office:value="25.095745000000001" table:style-name="ce3">
            <text:p>25,095745</text:p>
          </table:table-cell>
          <table:table-cell office:value-type="float" office:value="56.190219999999997" table:style-name="ce3">
            <text:p>56,19022</text:p>
          </table:table-cell>
          <table:table-cell table:number-columns-repeated="16382"/>
        </table:table-row>
        <table:table-row table:style-name="ro2">
          <table:table-cell office:value-type="float" office:value="25.095141000000002" table:style-name="ce3">
            <text:p>25,095141</text:p>
          </table:table-cell>
          <table:table-cell office:value-type="float" office:value="56.185737000000003" table:style-name="ce3">
            <text:p>56,185737</text:p>
          </table:table-cell>
          <table:table-cell table:number-columns-repeated="16382"/>
        </table:table-row>
        <table:table-row table:style-name="ro2">
          <table:table-cell office:value-type="float" office:value="25.103186999999998" table:style-name="ce3">
            <text:p>25,103187</text:p>
          </table:table-cell>
          <table:table-cell office:value-type="float" office:value="56.185395" table:style-name="ce3">
            <text:p>56,185395</text:p>
          </table:table-cell>
          <table:table-cell table:number-columns-repeated="16382"/>
        </table:table-row>
        <table:table-row table:style-name="ro2">
          <table:table-cell office:value-type="float" office:value="25.111232000000001" table:style-name="ce3">
            <text:p>25,111232</text:p>
          </table:table-cell>
          <table:table-cell office:value-type="float" office:value="56.185050999999902" table:style-name="ce3">
            <text:p>56,185051</text:p>
          </table:table-cell>
          <table:table-cell table:number-columns-repeated="16382"/>
        </table:table-row>
        <table:table-row table:style-name="ro2">
          <table:table-cell office:value-type="float" office:value="25.119277" table:style-name="ce3">
            <text:p>25,119277</text:p>
          </table:table-cell>
          <table:table-cell office:value-type="float" office:value="56.184706999999896" table:style-name="ce3">
            <text:p>56,184707</text:p>
          </table:table-cell>
          <table:table-cell table:number-columns-repeated="16382"/>
        </table:table-row>
        <table:table-row table:style-name="ro2">
          <table:table-cell office:value-type="float" office:value="25.127322999999901" table:style-name="ce3">
            <text:p>25,127323</text:p>
          </table:table-cell>
          <table:table-cell office:value-type="float" office:value="56.184365" table:style-name="ce3">
            <text:p>56,184365</text:p>
          </table:table-cell>
          <table:table-cell table:number-columns-repeated="16382"/>
        </table:table-row>
        <table:table-row table:style-name="ro2">
          <table:table-cell office:value-type="float" office:value="25.126716999999999" table:style-name="ce3">
            <text:p>25,126717</text:p>
          </table:table-cell>
          <table:table-cell office:value-type="float" office:value="56.179886000000003" table:style-name="ce3">
            <text:p>56,179886</text:p>
          </table:table-cell>
          <table:table-cell table:number-columns-repeated="16382"/>
        </table:table-row>
        <table:table-row table:style-name="ro2">
          <table:table-cell office:value-type="float" office:value="25.134762000000102" table:style-name="ce3">
            <text:p>25,134762</text:p>
          </table:table-cell>
          <table:table-cell office:value-type="float" office:value="56.179540000000003" table:style-name="ce3">
            <text:p>56,17954</text:p>
          </table:table-cell>
          <table:table-cell table:number-columns-repeated="16382"/>
        </table:table-row>
        <table:table-row table:style-name="ro2">
          <table:table-cell office:value-type="float" office:value="25.142804999999999" table:style-name="ce3">
            <text:p>25,142805</text:p>
          </table:table-cell>
          <table:table-cell office:value-type="float" office:value="56.179195999999997" table:style-name="ce3">
            <text:p>56,179196</text:p>
          </table:table-cell>
          <table:table-cell table:number-columns-repeated="16382"/>
        </table:table-row>
        <table:table-row table:style-name="ro2">
          <table:table-cell office:value-type="float" office:value="25.150848" table:style-name="ce3">
            <text:p>25,150848</text:p>
          </table:table-cell>
          <table:table-cell office:value-type="float" office:value="56.178849" table:style-name="ce3">
            <text:p>56,178849</text:p>
          </table:table-cell>
          <table:table-cell table:number-columns-repeated="16382"/>
        </table:table-row>
        <table:table-row table:style-name="ro2">
          <table:table-cell office:value-type="float" office:value="25.158891000000001" table:style-name="ce3">
            <text:p>25,158891</text:p>
          </table:table-cell>
          <table:table-cell office:value-type="float" office:value="56.1785" table:style-name="ce3">
            <text:p>56,1785</text:p>
          </table:table-cell>
          <table:table-cell table:number-columns-repeated="16382"/>
        </table:table-row>
        <table:table-row table:style-name="ro2">
          <table:table-cell office:value-type="float" office:value="25.158280000000001" table:style-name="ce3">
            <text:p>25,15828</text:p>
          </table:table-cell>
          <table:table-cell office:value-type="float" office:value="56.174022000000001" table:style-name="ce3">
            <text:p>56,174022</text:p>
          </table:table-cell>
          <table:table-cell table:number-columns-repeated="16382"/>
        </table:table-row>
        <table:table-row table:style-name="ro2">
          <table:table-cell office:value-type="float" office:value="25.166326000000002" table:style-name="ce3">
            <text:p>25,166326</text:p>
          </table:table-cell>
          <table:table-cell office:value-type="float" office:value="56.173675999999901" table:style-name="ce3">
            <text:p>56,173676</text:p>
          </table:table-cell>
          <table:table-cell table:number-columns-repeated="16382"/>
        </table:table-row>
        <table:table-row table:style-name="ro2">
          <table:table-cell office:value-type="float" office:value="25.174365999999999" table:style-name="ce3">
            <text:p>25,174366</text:p>
          </table:table-cell>
          <table:table-cell office:value-type="float" office:value="56.173329000000003" table:style-name="ce3">
            <text:p>56,173329</text:p>
          </table:table-cell>
          <table:table-cell table:number-columns-repeated="16382"/>
        </table:table-row>
        <table:table-row table:style-name="ro2">
          <table:table-cell office:value-type="float" office:value="25.182410000000001" table:style-name="ce3">
            <text:p>25,18241</text:p>
          </table:table-cell>
          <table:table-cell office:value-type="float" office:value="56.172979999999903" table:style-name="ce3">
            <text:p>56,17298</text:p>
          </table:table-cell>
          <table:table-cell table:number-columns-repeated="16382"/>
        </table:table-row>
        <table:table-row table:style-name="ro2">
          <table:table-cell office:value-type="float" office:value="25.190449999999899" table:style-name="ce3">
            <text:p>25,19045</text:p>
          </table:table-cell>
          <table:table-cell office:value-type="float" office:value="56.172629000000001" table:style-name="ce3">
            <text:p>56,172629</text:p>
          </table:table-cell>
          <table:table-cell table:number-columns-repeated="16382"/>
        </table:table-row>
        <table:table-row table:style-name="ro2">
          <table:table-cell office:value-type="float" office:value="25.191066000000099" table:style-name="ce3">
            <text:p>25,191066</text:p>
          </table:table-cell>
          <table:table-cell office:value-type="float" office:value="56.177107999999997" table:style-name="ce3">
            <text:p>56,177108</text:p>
          </table:table-cell>
          <table:table-cell table:number-columns-repeated="16382"/>
        </table:table-row>
        <table:table-row table:style-name="ro2">
          <table:table-cell office:value-type="float" office:value="25.199109" table:style-name="ce3">
            <text:p>25,199109</text:p>
          </table:table-cell>
          <table:table-cell office:value-type="float" office:value="56.176761999999997" table:style-name="ce3">
            <text:p>56,176762</text:p>
          </table:table-cell>
          <table:table-cell table:number-columns-repeated="16382"/>
        </table:table-row>
        <table:table-row table:style-name="ro2">
          <table:table-cell office:value-type="float" office:value="25.207152000000001" table:style-name="ce3">
            <text:p>25,207152</text:p>
          </table:table-cell>
          <table:table-cell office:value-type="float" office:value="56.176411000000002" table:style-name="ce3">
            <text:p>56,176411</text:p>
          </table:table-cell>
          <table:table-cell table:number-columns-repeated="16382"/>
        </table:table-row>
        <table:table-row table:style-name="ro2">
          <table:table-cell office:value-type="float" office:value="25.207764999999998" table:style-name="ce3">
            <text:p>25,207765</text:p>
          </table:table-cell>
          <table:table-cell office:value-type="float" office:value="56.180888999999901" table:style-name="ce3">
            <text:p>56,180889</text:p>
          </table:table-cell>
          <table:table-cell table:number-columns-repeated="16382"/>
        </table:table-row>
        <table:table-row table:style-name="ro2">
          <table:table-cell office:value-type="float" office:value="25.215810000000001" table:style-name="ce3">
            <text:p>25,21581</text:p>
          </table:table-cell>
          <table:table-cell office:value-type="float" office:value="56.180542999999901" table:style-name="ce3">
            <text:p>56,180543</text:p>
          </table:table-cell>
          <table:table-cell table:number-columns-repeated="16382"/>
        </table:table-row>
        <table:table-row table:style-name="ro2">
          <table:table-cell office:value-type="float" office:value="25.223852999999998" table:style-name="ce3">
            <text:p>25,223853</text:p>
          </table:table-cell>
          <table:table-cell office:value-type="float" office:value="56.180191999999998" table:style-name="ce3">
            <text:p>56,180192</text:p>
          </table:table-cell>
          <table:table-cell table:number-columns-repeated="16382"/>
        </table:table-row>
        <table:table-row table:style-name="ro2">
          <table:table-cell office:value-type="float" office:value="25.224471000000101" table:style-name="ce3">
            <text:p>25,224471</text:p>
          </table:table-cell>
          <table:table-cell office:value-type="float" office:value="56.184669999999997" table:style-name="ce3">
            <text:p>56,18467</text:p>
          </table:table-cell>
          <table:table-cell table:number-columns-repeated="16382"/>
        </table:table-row>
        <table:table-row table:style-name="ro2">
          <table:table-cell office:value-type="float" office:value="25.232516" table:style-name="ce3">
            <text:p>25,232516</text:p>
          </table:table-cell>
          <table:table-cell office:value-type="float" office:value="56.184319000000002" table:style-name="ce3">
            <text:p>56,184319</text:p>
          </table:table-cell>
          <table:table-cell table:number-columns-repeated="16382"/>
        </table:table-row>
        <table:table-row table:style-name="ro2">
          <table:table-cell office:value-type="float" office:value="25.240559000000001" table:style-name="ce3">
            <text:p>25,240559</text:p>
          </table:table-cell>
          <table:table-cell office:value-type="float" office:value="56.183963999999897" table:style-name="ce3">
            <text:p>56,183964</text:p>
          </table:table-cell>
          <table:table-cell table:number-columns-repeated="16382"/>
        </table:table-row>
        <table:table-row table:style-name="ro2">
          <table:table-cell office:value-type="float" office:value="25.239939" table:style-name="ce3">
            <text:p>25,239939</text:p>
          </table:table-cell>
          <table:table-cell office:value-type="float" office:value="56.1794849999999" table:style-name="ce3">
            <text:p>56,179485</text:p>
          </table:table-cell>
          <table:table-cell table:number-columns-repeated="16382"/>
        </table:table-row>
        <table:table-row table:style-name="ro2">
          <table:table-cell office:value-type="float" office:value="25.247983000000001" table:style-name="ce3">
            <text:p>25,247983</text:p>
          </table:table-cell>
          <table:table-cell office:value-type="float" office:value="56.179133999999998" table:style-name="ce3">
            <text:p>56,179134</text:p>
          </table:table-cell>
          <table:table-cell table:number-columns-repeated="16382"/>
        </table:table-row>
        <table:table-row table:style-name="ro2">
          <table:table-cell office:value-type="float" office:value="25.256025999999999" table:style-name="ce3">
            <text:p>25,256026</text:p>
          </table:table-cell>
          <table:table-cell office:value-type="float" office:value="56.178778999999999" table:style-name="ce3">
            <text:p>56,178779</text:p>
          </table:table-cell>
          <table:table-cell table:number-columns-repeated="16382"/>
        </table:table-row>
        <table:table-row table:style-name="ro2">
          <table:table-cell office:value-type="float" office:value="25.255403000000001" table:style-name="ce3">
            <text:p>25,255403</text:p>
          </table:table-cell>
          <table:table-cell office:value-type="float" office:value="56.174300000000002" table:style-name="ce3">
            <text:p>56,1743</text:p>
          </table:table-cell>
          <table:table-cell table:number-columns-repeated="16382"/>
        </table:table-row>
        <table:table-row table:style-name="ro2">
          <table:table-cell office:value-type="float" office:value="25.254781000000001" table:style-name="ce3">
            <text:p>25,254781</text:p>
          </table:table-cell>
          <table:table-cell office:value-type="float" office:value="56.169824000000098" table:style-name="ce3">
            <text:p>56,169824</text:p>
          </table:table-cell>
          <table:table-cell table:number-columns-repeated="16382"/>
        </table:table-row>
        <table:table-row table:style-name="ro2">
          <table:table-cell office:value-type="float" office:value="25.262822" table:style-name="ce3">
            <text:p>25,262822</text:p>
          </table:table-cell>
          <table:table-cell office:value-type="float" office:value="56.169468000000002" table:style-name="ce3">
            <text:p>56,169468</text:p>
          </table:table-cell>
          <table:table-cell table:number-columns-repeated="16382"/>
        </table:table-row>
        <table:table-row table:style-name="ro2">
          <table:table-cell office:value-type="float" office:value="25.270865000000001" table:style-name="ce3">
            <text:p>25,270865</text:p>
          </table:table-cell>
          <table:table-cell office:value-type="float" office:value="56.169117" table:style-name="ce3">
            <text:p>56,169117</text:p>
          </table:table-cell>
          <table:table-cell table:number-columns-repeated="16382"/>
        </table:table-row>
        <table:table-row table:style-name="ro2">
          <table:table-cell office:value-type="float" office:value="25.2789040000001" table:style-name="ce3">
            <text:p>25,278904</text:p>
          </table:table-cell>
          <table:table-cell office:value-type="float" office:value="56.168762000000001" table:style-name="ce3">
            <text:p>56,168762</text:p>
          </table:table-cell>
          <table:table-cell table:number-columns-repeated="16382"/>
        </table:table-row>
        <table:table-row table:style-name="ro2">
          <table:table-cell office:value-type="float" office:value="25.2782809999999" table:style-name="ce3">
            <text:p>25,278281</text:p>
          </table:table-cell>
          <table:table-cell office:value-type="float" office:value="56.164282999999898" table:style-name="ce3">
            <text:p>56,164283</text:p>
          </table:table-cell>
          <table:table-cell table:number-columns-repeated="16382"/>
        </table:table-row>
        <table:table-row table:style-name="ro2">
          <table:table-cell office:value-type="float" office:value="25.28632" table:style-name="ce3">
            <text:p>25,28632</text:p>
          </table:table-cell>
          <table:table-cell office:value-type="float" office:value="56.1639249999999" table:style-name="ce3">
            <text:p>56,163925</text:p>
          </table:table-cell>
          <table:table-cell table:number-columns-repeated="16382"/>
        </table:table-row>
        <table:table-row table:style-name="ro2">
          <table:table-cell office:value-type="float" office:value="25.285692999999998" table:style-name="ce3">
            <text:p>25,285693</text:p>
          </table:table-cell>
          <table:table-cell office:value-type="float" office:value="56.159447" table:style-name="ce3">
            <text:p>56,159447</text:p>
          </table:table-cell>
          <table:table-cell table:number-columns-repeated="16382"/>
        </table:table-row>
        <table:table-row table:style-name="ro2">
          <table:table-cell office:value-type="float" office:value="25.293734000000001" table:style-name="ce3">
            <text:p>25,293734</text:p>
          </table:table-cell>
          <table:table-cell office:value-type="float" office:value="56.159090999999997" table:style-name="ce3">
            <text:p>56,159091</text:p>
          </table:table-cell>
          <table:table-cell table:number-columns-repeated="16382"/>
        </table:table-row>
        <table:table-row table:style-name="ro2">
          <table:table-cell office:value-type="float" office:value="25.293106999999999" table:style-name="ce3">
            <text:p>25,293107</text:p>
          </table:table-cell>
          <table:table-cell office:value-type="float" office:value="56.154612999999898" table:style-name="ce3">
            <text:p>56,154613</text:p>
          </table:table-cell>
          <table:table-cell table:number-columns-repeated="16382"/>
        </table:table-row>
        <table:table-row table:style-name="ro2">
          <table:table-cell office:value-type="float" office:value="25.301143" table:style-name="ce3">
            <text:p>25,301143</text:p>
          </table:table-cell>
          <table:table-cell office:value-type="float" office:value="56.154260000000001" table:style-name="ce3">
            <text:p>56,15426</text:p>
          </table:table-cell>
          <table:table-cell table:number-columns-repeated="16382"/>
        </table:table-row>
        <table:table-row table:style-name="ro2">
          <table:table-cell office:value-type="float" office:value="25.300519000000001" table:style-name="ce3">
            <text:p>25,300519</text:p>
          </table:table-cell>
          <table:table-cell office:value-type="float" office:value="56.149780999999997" table:style-name="ce3">
            <text:p>56,149781</text:p>
          </table:table-cell>
          <table:table-cell table:number-columns-repeated="16382"/>
        </table:table-row>
        <table:table-row table:style-name="ro2">
          <table:table-cell office:value-type="float" office:value="25.308553" table:style-name="ce3">
            <text:p>25,308553</text:p>
          </table:table-cell>
          <table:table-cell office:value-type="float" office:value="56.149420999999997" table:style-name="ce3">
            <text:p>56,149421</text:p>
          </table:table-cell>
          <table:table-cell table:number-columns-repeated="16382"/>
        </table:table-row>
        <table:table-row table:style-name="ro2">
          <table:table-cell office:value-type="float" office:value="25.316589" table:style-name="ce3">
            <text:p>25,316589</text:p>
          </table:table-cell>
          <table:table-cell office:value-type="float" office:value="56.1490679999999" table:style-name="ce3">
            <text:p>56,149068</text:p>
          </table:table-cell>
          <table:table-cell table:number-columns-repeated="16382"/>
        </table:table-row>
        <table:table-row table:style-name="ro2">
          <table:table-cell office:value-type="float" office:value="25.315961999999999" table:style-name="ce3">
            <text:p>25,315962</text:p>
          </table:table-cell>
          <table:table-cell office:value-type="float" office:value="56.144589000000003" table:style-name="ce3">
            <text:p>56,144589</text:p>
          </table:table-cell>
          <table:table-cell table:number-columns-repeated="16382"/>
        </table:table-row>
        <table:table-row table:style-name="ro2">
          <table:table-cell office:value-type="float" office:value="25.323999000000001" table:style-name="ce3">
            <text:p>25,323999</text:p>
          </table:table-cell>
          <table:table-cell office:value-type="float" office:value="56.144229000000003" table:style-name="ce3">
            <text:p>56,144229</text:p>
          </table:table-cell>
          <table:table-cell table:number-columns-repeated="16382"/>
        </table:table-row>
        <table:table-row table:style-name="ro2">
          <table:table-cell office:value-type="float" office:value="25.324625000000001" table:style-name="ce3">
            <text:p>25,324625</text:p>
          </table:table-cell>
          <table:table-cell office:value-type="float" office:value="56.1487079999999" table:style-name="ce3">
            <text:p>56,148708</text:p>
          </table:table-cell>
          <table:table-cell table:number-columns-repeated="16382"/>
        </table:table-row>
        <table:table-row table:style-name="ro2">
          <table:table-cell office:value-type="float" office:value="25.332661999999999" table:style-name="ce3">
            <text:p>25,332662</text:p>
          </table:table-cell>
          <table:table-cell office:value-type="float" office:value="56.148349999999901" table:style-name="ce3">
            <text:p>56,14835</text:p>
          </table:table-cell>
          <table:table-cell table:number-columns-repeated="16382"/>
        </table:table-row>
        <table:table-row table:style-name="ro2">
          <table:table-cell office:value-type="float" office:value="25.333293000000001" table:style-name="ce3">
            <text:p>25,333293</text:p>
          </table:table-cell>
          <table:table-cell office:value-type="float" office:value="56.1528279999999" table:style-name="ce3">
            <text:p>56,152828</text:p>
          </table:table-cell>
          <table:table-cell table:number-columns-repeated="16382"/>
        </table:table-row>
        <table:table-row table:style-name="ro2">
          <table:table-cell office:value-type="float" office:value="25.341327" table:style-name="ce3">
            <text:p>25,341327</text:p>
          </table:table-cell>
          <table:table-cell office:value-type="float" office:value="56.152469999999902" table:style-name="ce3">
            <text:p>56,15247</text:p>
          </table:table-cell>
          <table:table-cell table:number-columns-repeated="16382"/>
        </table:table-row>
        <table:table-row table:style-name="ro2">
          <table:table-cell office:value-type="float" office:value="25.341958000000002" table:style-name="ce3">
            <text:p>25,341958</text:p>
          </table:table-cell>
          <table:table-cell office:value-type="float" office:value="56.156948999999997" table:style-name="ce3">
            <text:p>56,156949</text:p>
          </table:table-cell>
          <table:table-cell table:number-columns-repeated="16382"/>
        </table:table-row>
        <table:table-row table:style-name="ro2">
          <table:table-cell office:value-type="float" office:value="25.349996999999998" table:style-name="ce3">
            <text:p>25,349997</text:p>
          </table:table-cell>
          <table:table-cell office:value-type="float" office:value="56.156588999999997" table:style-name="ce3">
            <text:p>56,156589</text:p>
          </table:table-cell>
          <table:table-cell table:number-columns-repeated="16382"/>
        </table:table-row>
        <table:table-row table:style-name="ro2">
          <table:table-cell office:value-type="float" office:value="25.358035000000001" table:style-name="ce3">
            <text:p>25,358035</text:p>
          </table:table-cell>
          <table:table-cell office:value-type="float" office:value="56.156226999999902" table:style-name="ce3">
            <text:p>56,156227</text:p>
          </table:table-cell>
          <table:table-cell table:number-columns-repeated="16382"/>
        </table:table-row>
        <table:table-row table:style-name="ro2">
          <table:table-cell office:value-type="float" office:value="25.366071000000101" table:style-name="ce3">
            <text:p>25,366071</text:p>
          </table:table-cell>
          <table:table-cell office:value-type="float" office:value="56.155868999999903" table:style-name="ce3">
            <text:p>56,155869</text:p>
          </table:table-cell>
          <table:table-cell table:number-columns-repeated="16382"/>
        </table:table-row>
        <table:table-row table:style-name="ro2">
          <table:table-cell office:value-type="float" office:value="25.374108" table:style-name="ce3">
            <text:p>25,374108</text:p>
          </table:table-cell>
          <table:table-cell office:value-type="float" office:value="56.155506000000102" table:style-name="ce3">
            <text:p>56,155506</text:p>
          </table:table-cell>
          <table:table-cell table:number-columns-repeated="16382"/>
        </table:table-row>
        <table:table-row table:style-name="ro2">
          <table:table-cell office:value-type="float" office:value="25.382144" table:style-name="ce3">
            <text:p>25,382144</text:p>
          </table:table-cell>
          <table:table-cell office:value-type="float" office:value="56.155147999999997" table:style-name="ce3">
            <text:p>56,155148</text:p>
          </table:table-cell>
          <table:table-cell table:number-columns-repeated="16382"/>
        </table:table-row>
        <table:table-row table:style-name="ro2">
          <table:table-cell office:value-type="float" office:value="25.38278" table:style-name="ce3">
            <text:p>25,38278</text:p>
          </table:table-cell>
          <table:table-cell office:value-type="float" office:value="56.159626999999901" table:style-name="ce3">
            <text:p>56,159627</text:p>
          </table:table-cell>
          <table:table-cell table:number-columns-repeated="16382"/>
        </table:table-row>
        <table:table-row table:style-name="ro2">
          <table:table-cell office:value-type="float" office:value="25.390817999999999" table:style-name="ce3">
            <text:p>25,390818</text:p>
          </table:table-cell>
          <table:table-cell office:value-type="float" office:value="56.159264999999898" table:style-name="ce3">
            <text:p>56,159265</text:p>
          </table:table-cell>
          <table:table-cell table:number-columns-repeated="16382"/>
        </table:table-row>
        <table:table-row table:style-name="ro2">
          <table:table-cell office:value-type="float" office:value="25.398855000000001" table:style-name="ce3">
            <text:p>25,398855</text:p>
          </table:table-cell>
          <table:table-cell office:value-type="float" office:value="56.158901999999998" table:style-name="ce3">
            <text:p>56,158902</text:p>
          </table:table-cell>
          <table:table-cell table:number-columns-repeated="16382"/>
        </table:table-row>
        <table:table-row table:style-name="ro2">
          <table:table-cell office:value-type="float" office:value="25.406893" table:style-name="ce3">
            <text:p>25,406893</text:p>
          </table:table-cell>
          <table:table-cell office:value-type="float" office:value="56.158535000000001" table:style-name="ce3">
            <text:p>56,158535</text:p>
          </table:table-cell>
          <table:table-cell table:number-columns-repeated="16382"/>
        </table:table-row>
        <table:table-row table:style-name="ro2">
          <table:table-cell office:value-type="float" office:value="25.406255000000002" table:style-name="ce3">
            <text:p>25,406255</text:p>
          </table:table-cell>
          <table:table-cell office:value-type="float" office:value="56.154057000000101" table:style-name="ce3">
            <text:p>56,154057</text:p>
          </table:table-cell>
          <table:table-cell table:number-columns-repeated="16382"/>
        </table:table-row>
        <table:table-row table:style-name="ro2">
          <table:table-cell office:value-type="float" office:value="25.414288999999901" table:style-name="ce3">
            <text:p>25,414289</text:p>
          </table:table-cell>
          <table:table-cell office:value-type="float" office:value="56.153694000000002" table:style-name="ce3">
            <text:p>56,153694</text:p>
          </table:table-cell>
          <table:table-cell table:number-columns-repeated="16382"/>
        </table:table-row>
        <table:table-row table:style-name="ro2">
          <table:table-cell office:value-type="float" office:value="25.413651000000002" table:style-name="ce3">
            <text:p>25,413651</text:p>
          </table:table-cell>
          <table:table-cell office:value-type="float" office:value="56.149216000000003" table:style-name="ce3">
            <text:p>56,149216</text:p>
          </table:table-cell>
          <table:table-cell table:number-columns-repeated="16382"/>
        </table:table-row>
        <table:table-row table:style-name="ro2">
          <table:table-cell office:value-type="float" office:value="25.421686999999999" table:style-name="ce3">
            <text:p>25,421687</text:p>
          </table:table-cell>
          <table:table-cell office:value-type="float" office:value="56.148854" table:style-name="ce3">
            <text:p>56,148854</text:p>
          </table:table-cell>
          <table:table-cell table:number-columns-repeated="16382"/>
        </table:table-row>
        <table:table-row table:style-name="ro2">
          <table:table-cell office:value-type="float" office:value="25.429721000000001" table:style-name="ce3">
            <text:p>25,429721</text:p>
          </table:table-cell>
          <table:table-cell office:value-type="float" office:value="56.148486999999903" table:style-name="ce3">
            <text:p>56,148487</text:p>
          </table:table-cell>
          <table:table-cell table:number-columns-repeated="16382"/>
        </table:table-row>
        <table:table-row table:style-name="ro2">
          <table:table-cell office:value-type="float" office:value="25.430363999999901" table:style-name="ce3">
            <text:p>25,430364</text:p>
          </table:table-cell>
          <table:table-cell office:value-type="float" office:value="56.152965000000002" table:style-name="ce3">
            <text:p>56,152965</text:p>
          </table:table-cell>
          <table:table-cell table:number-columns-repeated="16382"/>
        </table:table-row>
        <table:table-row table:style-name="ro2">
          <table:table-cell office:value-type="float" office:value="25.438397999999999" table:style-name="ce3">
            <text:p>25,438398</text:p>
          </table:table-cell>
          <table:table-cell office:value-type="float" office:value="56.1525999999999" table:style-name="ce3">
            <text:p>56,1526</text:p>
          </table:table-cell>
          <table:table-cell table:number-columns-repeated="16382"/>
        </table:table-row>
        <table:table-row table:style-name="ro2">
          <table:table-cell office:value-type="float" office:value="25.439039999999999" table:style-name="ce3">
            <text:p>25,43904</text:p>
          </table:table-cell>
          <table:table-cell office:value-type="float" office:value="56.157079000000003" table:style-name="ce3">
            <text:p>56,157079</text:p>
          </table:table-cell>
          <table:table-cell table:number-columns-repeated="16382"/>
        </table:table-row>
        <table:table-row table:style-name="ro2">
          <table:table-cell office:value-type="float" office:value="25.447075999999999" table:style-name="ce3">
            <text:p>25,447076</text:p>
          </table:table-cell>
          <table:table-cell office:value-type="float" office:value="56.156711999999999" table:style-name="ce3">
            <text:p>56,156712</text:p>
          </table:table-cell>
          <table:table-cell table:number-columns-repeated="16382"/>
        </table:table-row>
        <table:table-row table:style-name="ro2">
          <table:table-cell office:value-type="float" office:value="25.455113000000001" table:style-name="ce3">
            <text:p>25,455113</text:p>
          </table:table-cell>
          <table:table-cell office:value-type="float" office:value="56.156344999999902" table:style-name="ce3">
            <text:p>56,156345</text:p>
          </table:table-cell>
          <table:table-cell table:number-columns-repeated="16382"/>
        </table:table-row>
        <table:table-row table:style-name="ro2">
          <table:table-cell office:value-type="float" office:value="25.463148999999898" table:style-name="ce3">
            <text:p>25,463149</text:p>
          </table:table-cell>
          <table:table-cell office:value-type="float" office:value="56.155977999999998" table:style-name="ce3">
            <text:p>56,155978</text:p>
          </table:table-cell>
          <table:table-cell table:number-columns-repeated="16382"/>
        </table:table-row>
        <table:table-row table:style-name="ro2">
          <table:table-cell office:value-type="float" office:value="25.462503999999999" table:style-name="ce3">
            <text:p>25,462504</text:p>
          </table:table-cell>
          <table:table-cell office:value-type="float" office:value="56.151499999999899" table:style-name="ce3">
            <text:p>56,1515</text:p>
          </table:table-cell>
          <table:table-cell table:number-columns-repeated="16382"/>
        </table:table-row>
        <table:table-row table:style-name="ro2">
          <table:table-cell office:value-type="float" office:value="25.47054" table:style-name="ce3">
            <text:p>25,47054</text:p>
          </table:table-cell>
          <table:table-cell office:value-type="float" office:value="56.151134999999897" table:style-name="ce3">
            <text:p>56,151135</text:p>
          </table:table-cell>
          <table:table-cell table:number-columns-repeated="16382"/>
        </table:table-row>
        <table:table-row table:style-name="ro2">
          <table:table-cell office:value-type="float" office:value="25.469892999999999" table:style-name="ce3">
            <text:p>25,469893</text:p>
          </table:table-cell>
          <table:table-cell office:value-type="float" office:value="56.146656" table:style-name="ce3">
            <text:p>56,146656</text:p>
          </table:table-cell>
          <table:table-cell table:number-columns-repeated="16382"/>
        </table:table-row>
        <table:table-row table:style-name="ro2">
          <table:table-cell office:value-type="float" office:value="25.477927000000001" table:style-name="ce3">
            <text:p>25,477927</text:p>
          </table:table-cell>
          <table:table-cell office:value-type="float" office:value="56.146289000000003" table:style-name="ce3">
            <text:p>56,146289</text:p>
          </table:table-cell>
          <table:table-cell table:number-columns-repeated="16382"/>
        </table:table-row>
        <table:table-row table:style-name="ro2">
          <table:table-cell office:value-type="float" office:value="25.485961" table:style-name="ce3">
            <text:p>25,485961</text:p>
          </table:table-cell>
          <table:table-cell office:value-type="float" office:value="56.145919999999897" table:style-name="ce3">
            <text:p>56,14592</text:p>
          </table:table-cell>
          <table:table-cell table:number-columns-repeated="16382"/>
        </table:table-row>
        <table:table-row table:style-name="ro2">
          <table:table-cell office:value-type="float" office:value="25.493995000000002" table:style-name="ce3">
            <text:p>25,493995</text:p>
          </table:table-cell>
          <table:table-cell office:value-type="float" office:value="56.145549000000003" table:style-name="ce3">
            <text:p>56,145549</text:p>
          </table:table-cell>
          <table:table-cell table:number-columns-repeated="16382"/>
        </table:table-row>
        <table:table-row table:style-name="ro2">
          <table:table-cell office:value-type="float" office:value="25.494641999999899" table:style-name="ce3">
            <text:p>25,494642</text:p>
          </table:table-cell>
          <table:table-cell office:value-type="float" office:value="56.150027000000101" table:style-name="ce3">
            <text:p>56,150027</text:p>
          </table:table-cell>
          <table:table-cell table:number-columns-repeated="16382"/>
        </table:table-row>
        <table:table-row table:style-name="ro2">
          <table:table-cell office:value-type="float" office:value="25.502678" table:style-name="ce3">
            <text:p>25,502678</text:p>
          </table:table-cell>
          <table:table-cell office:value-type="float" office:value="56.149658000000002" table:style-name="ce3">
            <text:p>56,149658</text:p>
          </table:table-cell>
          <table:table-cell table:number-columns-repeated="16382"/>
        </table:table-row>
        <table:table-row table:style-name="ro2">
          <table:table-cell office:value-type="float" office:value="25.510712000000002" table:style-name="ce3">
            <text:p>25,510712</text:p>
          </table:table-cell>
          <table:table-cell office:value-type="float" office:value="56.149288999999897" table:style-name="ce3">
            <text:p>56,149289</text:p>
          </table:table-cell>
          <table:table-cell table:number-columns-repeated="16382"/>
        </table:table-row>
        <table:table-row table:style-name="ro2">
          <table:table-cell office:value-type="float" office:value="25.511364" table:style-name="ce3">
            <text:p>25,511364</text:p>
          </table:table-cell>
          <table:table-cell office:value-type="float" office:value="56.153767000000002" table:style-name="ce3">
            <text:p>56,153767</text:p>
          </table:table-cell>
          <table:table-cell table:number-columns-repeated="16382"/>
        </table:table-row>
        <table:table-row table:style-name="ro2">
          <table:table-cell office:value-type="float" office:value="25.512014000000001" table:style-name="ce3">
            <text:p>25,512014</text:p>
          </table:table-cell>
          <table:table-cell office:value-type="float" office:value="56.158245999999998" table:style-name="ce3">
            <text:p>56,158246</text:p>
          </table:table-cell>
          <table:table-cell table:number-columns-repeated="16382"/>
        </table:table-row>
        <table:table-row table:style-name="ro2">
          <table:table-cell office:value-type="float" office:value="25.512668000000001" table:style-name="ce3">
            <text:p>25,512668</text:p>
          </table:table-cell>
          <table:table-cell office:value-type="float" office:value="56.162723999999997" table:style-name="ce3">
            <text:p>56,162724</text:p>
          </table:table-cell>
          <table:table-cell table:number-columns-repeated="16382"/>
        </table:table-row>
        <table:table-row table:style-name="ro2">
          <table:table-cell office:value-type="float" office:value="25.520702" table:style-name="ce3">
            <text:p>25,520702</text:p>
          </table:table-cell>
          <table:table-cell office:value-type="float" office:value="56.162350999999902" table:style-name="ce3">
            <text:p>56,162351</text:p>
          </table:table-cell>
          <table:table-cell table:number-columns-repeated="16382"/>
        </table:table-row>
        <table:table-row table:style-name="ro2">
          <table:table-cell office:value-type="float" office:value="25.521356000000001" table:style-name="ce3">
            <text:p>25,521356</text:p>
          </table:table-cell>
          <table:table-cell office:value-type="float" office:value="56.166829" table:style-name="ce3">
            <text:p>56,166829</text:p>
          </table:table-cell>
          <table:table-cell table:number-columns-repeated="16382"/>
        </table:table-row>
        <table:table-row table:style-name="ro2">
          <table:table-cell office:value-type="float" office:value="25.529394" table:style-name="ce3">
            <text:p>25,529394</text:p>
          </table:table-cell>
          <table:table-cell office:value-type="float" office:value="56.166457999999999" table:style-name="ce3">
            <text:p>56,166458</text:p>
          </table:table-cell>
          <table:table-cell table:number-columns-repeated="16382"/>
        </table:table-row>
        <table:table-row table:style-name="ro2">
          <table:table-cell office:value-type="float" office:value="25.537433" table:style-name="ce3">
            <text:p>25,537433</text:p>
          </table:table-cell>
          <table:table-cell office:value-type="float" office:value="56.166083999999898" table:style-name="ce3">
            <text:p>56,166084</text:p>
          </table:table-cell>
          <table:table-cell table:number-columns-repeated="16382"/>
        </table:table-row>
        <table:table-row table:style-name="ro2">
          <table:table-cell office:value-type="float" office:value="25.545469000000001" table:style-name="ce3">
            <text:p>25,545469</text:p>
          </table:table-cell>
          <table:table-cell office:value-type="float" office:value="56.165714999999999" table:style-name="ce3">
            <text:p>56,165715</text:p>
          </table:table-cell>
          <table:table-cell table:number-columns-repeated="16382"/>
        </table:table-row>
        <table:table-row table:style-name="ro2">
          <table:table-cell office:value-type="float" office:value="25.553508000000001" table:style-name="ce3">
            <text:p>25,553508</text:p>
          </table:table-cell>
          <table:table-cell office:value-type="float" office:value="56.165340999999898" table:style-name="ce3">
            <text:p>56,165341</text:p>
          </table:table-cell>
          <table:table-cell table:number-columns-repeated="16382"/>
        </table:table-row>
        <table:table-row table:style-name="ro2">
          <table:table-cell office:value-type="float" office:value="25.552848999999998" table:style-name="ce3">
            <text:p>25,552849</text:p>
          </table:table-cell>
          <table:table-cell office:value-type="float" office:value="56.160862000000101" table:style-name="ce3">
            <text:p>56,160862</text:p>
          </table:table-cell>
          <table:table-cell table:number-columns-repeated="16382"/>
        </table:table-row>
        <table:table-row table:style-name="ro2">
          <table:table-cell office:value-type="float" office:value="25.552191999999899" table:style-name="ce3">
            <text:p>25,552192</text:p>
          </table:table-cell>
          <table:table-cell office:value-type="float" office:value="56.156384000000003" table:style-name="ce3">
            <text:p>56,156384</text:p>
          </table:table-cell>
          <table:table-cell table:number-columns-repeated="16382"/>
        </table:table-row>
        <table:table-row table:style-name="ro2">
          <table:table-cell office:value-type="float" office:value="25.560229" table:style-name="ce3">
            <text:p>25,560229</text:p>
          </table:table-cell>
          <table:table-cell office:value-type="float" office:value="56.156014999999996" table:style-name="ce3">
            <text:p>56,156015</text:p>
          </table:table-cell>
          <table:table-cell table:number-columns-repeated="16382"/>
        </table:table-row>
        <table:table-row table:style-name="ro2">
          <table:table-cell office:value-type="float" office:value="25.5595719999999" table:style-name="ce3">
            <text:p>25,559572</text:p>
          </table:table-cell>
          <table:table-cell office:value-type="float" office:value="56.151536" table:style-name="ce3">
            <text:p>56,151536</text:p>
          </table:table-cell>
          <table:table-cell table:number-columns-repeated="16382"/>
        </table:table-row>
        <table:table-row table:style-name="ro2">
          <table:table-cell office:value-type="float" office:value="25.558914000000001" table:style-name="ce3">
            <text:p>25,558914</text:p>
          </table:table-cell>
          <table:table-cell office:value-type="float" office:value="56.147058000000001" table:style-name="ce3">
            <text:p>56,147058</text:p>
          </table:table-cell>
          <table:table-cell table:number-columns-repeated="16382"/>
        </table:table-row>
        <table:table-row table:style-name="ro2">
          <table:table-cell office:value-type="float" office:value="25.558257000000001" table:style-name="ce3">
            <text:p>25,558257</text:p>
          </table:table-cell>
          <table:table-cell office:value-type="float" office:value="56.142581000000099" table:style-name="ce3">
            <text:p>56,142581</text:p>
          </table:table-cell>
          <table:table-cell table:number-columns-repeated="16382"/>
        </table:table-row>
        <table:table-row table:style-name="ro2">
          <table:table-cell office:value-type="float" office:value="25.566289000000001" table:style-name="ce3">
            <text:p>25,566289</text:p>
          </table:table-cell>
          <table:table-cell office:value-type="float" office:value="56.142207999999997" table:style-name="ce3">
            <text:p>56,142208</text:p>
          </table:table-cell>
          <table:table-cell table:number-columns-repeated="16382"/>
        </table:table-row>
        <table:table-row table:style-name="ro2">
          <table:table-cell office:value-type="float" office:value="25.574323" table:style-name="ce3">
            <text:p>25,574323</text:p>
          </table:table-cell>
          <table:table-cell office:value-type="float" office:value="56.141831000000003" table:style-name="ce3">
            <text:p>56,141831</text:p>
          </table:table-cell>
          <table:table-cell table:number-columns-repeated="16382"/>
        </table:table-row>
        <table:table-row table:style-name="ro2">
          <table:table-cell office:value-type="float" office:value="25.582355" table:style-name="ce3">
            <text:p>25,582355</text:p>
          </table:table-cell>
          <table:table-cell office:value-type="float" office:value="56.141458" table:style-name="ce3">
            <text:p>56,141458</text:p>
          </table:table-cell>
          <table:table-cell table:number-columns-repeated="16382"/>
        </table:table-row>
        <table:table-row table:style-name="ro2">
          <table:table-cell office:value-type="float" office:value="25.590385999999999" table:style-name="ce3">
            <text:p>25,590386</text:p>
          </table:table-cell>
          <table:table-cell office:value-type="float" office:value="56.141081999999997" table:style-name="ce3">
            <text:p>56,141082</text:p>
          </table:table-cell>
          <table:table-cell table:number-columns-repeated="16382"/>
        </table:table-row>
        <table:table-row table:style-name="ro2">
          <table:table-cell office:value-type="float" office:value="25.5984200000001" table:style-name="ce3">
            <text:p>25,59842</text:p>
          </table:table-cell>
          <table:table-cell office:value-type="float" office:value="56.140706000000002" table:style-name="ce3">
            <text:p>56,140706</text:p>
          </table:table-cell>
          <table:table-cell table:number-columns-repeated="16382"/>
        </table:table-row>
        <table:table-row table:style-name="ro2">
          <table:table-cell office:value-type="float" office:value="25.606452000000001" table:style-name="ce3">
            <text:p>25,606452</text:p>
          </table:table-cell>
          <table:table-cell office:value-type="float" office:value="56.140332000000001" table:style-name="ce3">
            <text:p>56,140332</text:p>
          </table:table-cell>
          <table:table-cell table:number-columns-repeated="16382"/>
        </table:table-row>
        <table:table-row table:style-name="ro2">
          <table:table-cell office:value-type="float" office:value="25.614481000000001" table:style-name="ce3">
            <text:p>25,614481</text:p>
          </table:table-cell>
          <table:table-cell office:value-type="float" office:value="56.139952999999899" table:style-name="ce3">
            <text:p>56,139953</text:p>
          </table:table-cell>
          <table:table-cell table:number-columns-repeated="16382"/>
        </table:table-row>
        <table:table-row table:style-name="ro2">
          <table:table-cell office:value-type="float" office:value="25.622513000000001" table:style-name="ce3">
            <text:p>25,622513</text:p>
          </table:table-cell>
          <table:table-cell office:value-type="float" office:value="56.139575000000001" table:style-name="ce3">
            <text:p>56,139575</text:p>
          </table:table-cell>
          <table:table-cell table:number-columns-repeated="16382"/>
        </table:table-row>
        <table:table-row table:style-name="ro2">
          <table:table-cell office:value-type="float" office:value="25.630545000000001" table:style-name="ce3">
            <text:p>25,630545</text:p>
          </table:table-cell>
          <table:table-cell office:value-type="float" office:value="56.139198999999998" table:style-name="ce3">
            <text:p>56,139199</text:p>
          </table:table-cell>
          <table:table-cell table:number-columns-repeated="16382"/>
        </table:table-row>
        <table:table-row table:style-name="ro2">
          <table:table-cell office:value-type="float" office:value="25.638573999999998" table:style-name="ce3">
            <text:p>25,638574</text:p>
          </table:table-cell>
          <table:table-cell office:value-type="float" office:value="56.138815999999998" table:style-name="ce3">
            <text:p>56,138816</text:p>
          </table:table-cell>
          <table:table-cell table:number-columns-repeated="16382"/>
        </table:table-row>
        <table:table-row table:style-name="ro2">
          <table:table-cell office:value-type="float" office:value="25.646605999999998" table:style-name="ce3">
            <text:p>25,646606</text:p>
          </table:table-cell>
          <table:table-cell office:value-type="float" office:value="56.138439999999903" table:style-name="ce3">
            <text:p>56,13844</text:p>
          </table:table-cell>
          <table:table-cell table:number-columns-repeated="16382"/>
        </table:table-row>
        <table:table-row table:style-name="ro2">
          <table:table-cell office:value-type="float" office:value="25.654637000000001" table:style-name="ce3">
            <text:p>25,654637</text:p>
          </table:table-cell>
          <table:table-cell office:value-type="float" office:value="56.138057000000003" table:style-name="ce3">
            <text:p>56,138057</text:p>
          </table:table-cell>
          <table:table-cell table:number-columns-repeated="16382"/>
        </table:table-row>
        <table:table-row table:style-name="ro2">
          <table:table-cell office:value-type="float" office:value="25.655303" table:style-name="ce3">
            <text:p>25,655303</text:p>
          </table:table-cell>
          <table:table-cell office:value-type="float" office:value="56.1425359999999" table:style-name="ce3">
            <text:p>56,142536</text:p>
          </table:table-cell>
          <table:table-cell table:number-columns-repeated="16382"/>
        </table:table-row>
        <table:table-row table:style-name="ro2">
          <table:table-cell office:value-type="float" office:value="25.663336999999999" table:style-name="ce3">
            <text:p>25,663337</text:p>
          </table:table-cell>
          <table:table-cell office:value-type="float" office:value="56.142155000000002" table:style-name="ce3">
            <text:p>56,142155</text:p>
          </table:table-cell>
          <table:table-cell table:number-columns-repeated="16382"/>
        </table:table-row>
        <table:table-row table:style-name="ro2">
          <table:table-cell office:value-type="float" office:value="25.664005" table:style-name="ce3">
            <text:p>25,664005</text:p>
          </table:table-cell>
          <table:table-cell office:value-type="float" office:value="56.146633999999899" table:style-name="ce3">
            <text:p>56,146634</text:p>
          </table:table-cell>
          <table:table-cell table:number-columns-repeated="16382"/>
        </table:table-row>
        <table:table-row table:style-name="ro2">
          <table:table-cell office:value-type="float" office:value="25.672035999999999" table:style-name="ce3">
            <text:p>25,672036</text:p>
          </table:table-cell>
          <table:table-cell office:value-type="float" office:value="56.146250999999999" table:style-name="ce3">
            <text:p>56,146251</text:p>
          </table:table-cell>
          <table:table-cell table:number-columns-repeated="16382"/>
        </table:table-row>
        <table:table-row table:style-name="ro2">
          <table:table-cell office:value-type="float" office:value="25.672708999999902" table:style-name="ce3">
            <text:p>25,672709</text:p>
          </table:table-cell>
          <table:table-cell office:value-type="float" office:value="56.150727000000003" table:style-name="ce3">
            <text:p>56,150727</text:p>
          </table:table-cell>
          <table:table-cell table:number-columns-repeated="16382"/>
        </table:table-row>
        <table:table-row table:style-name="ro2">
          <table:table-cell office:value-type="float" office:value="25.68074" table:style-name="ce3">
            <text:p>25,68074</text:p>
          </table:table-cell>
          <table:table-cell office:value-type="float" office:value="56.150343999999997" table:style-name="ce3">
            <text:p>56,150344</text:p>
          </table:table-cell>
          <table:table-cell table:number-columns-repeated="16382"/>
        </table:table-row>
        <table:table-row table:style-name="ro2">
          <table:table-cell office:value-type="float" office:value="25.680068000000102" table:style-name="ce3">
            <text:p>25,680068</text:p>
          </table:table-cell>
          <table:table-cell office:value-type="float" office:value="56.145869999999903" table:style-name="ce3">
            <text:p>56,14587</text:p>
          </table:table-cell>
          <table:table-cell table:number-columns-repeated="16382"/>
        </table:table-row>
        <table:table-row table:style-name="ro2">
          <table:table-cell office:value-type="float" office:value="25.688102000000001" table:style-name="ce3">
            <text:p>25,688102</text:p>
          </table:table-cell>
          <table:table-cell office:value-type="float" office:value="56.145488999999998" table:style-name="ce3">
            <text:p>56,145489</text:p>
          </table:table-cell>
          <table:table-cell table:number-columns-repeated="16382"/>
        </table:table-row>
        <table:table-row table:style-name="ro2">
          <table:table-cell office:value-type="float" office:value="25.687429999999999" table:style-name="ce3">
            <text:p>25,68743</text:p>
          </table:table-cell>
          <table:table-cell office:value-type="float" office:value="56.141010999999999" table:style-name="ce3">
            <text:p>56,141011</text:p>
          </table:table-cell>
          <table:table-cell table:number-columns-repeated="16382"/>
        </table:table-row>
        <table:table-row table:style-name="ro2">
          <table:table-cell office:value-type="float" office:value="25.686756999999901" table:style-name="ce3">
            <text:p>25,686757</text:p>
          </table:table-cell>
          <table:table-cell office:value-type="float" office:value="56.136534999999903" table:style-name="ce3">
            <text:p>56,136535</text:p>
          </table:table-cell>
          <table:table-cell table:number-columns-repeated="16382"/>
        </table:table-row>
        <table:table-row table:style-name="ro2">
          <table:table-cell office:value-type="float" office:value="25.686087000000001" table:style-name="ce3">
            <text:p>25,686087</text:p>
          </table:table-cell>
          <table:table-cell office:value-type="float" office:value="56.132055999999999" table:style-name="ce3">
            <text:p>56,132056</text:p>
          </table:table-cell>
          <table:table-cell table:number-columns-repeated="16382"/>
        </table:table-row>
        <table:table-row table:style-name="ro2">
          <table:table-cell office:value-type="float" office:value="25.685414999999999" table:style-name="ce3">
            <text:p>25,685415</text:p>
          </table:table-cell>
          <table:table-cell office:value-type="float" office:value="56.127581999999997" table:style-name="ce3">
            <text:p>56,127582</text:p>
          </table:table-cell>
          <table:table-cell table:number-columns-repeated="16382"/>
        </table:table-row>
        <table:table-row table:style-name="ro2">
          <table:table-cell office:value-type="float" office:value="25.6934439999999" table:style-name="ce3">
            <text:p>25,693444</text:p>
          </table:table-cell>
          <table:table-cell office:value-type="float" office:value="56.127201999999997" table:style-name="ce3">
            <text:p>56,127202</text:p>
          </table:table-cell>
          <table:table-cell table:number-columns-repeated="16382"/>
        </table:table-row>
        <table:table-row table:style-name="ro2">
          <table:table-cell office:value-type="float" office:value="25.692772000000001" table:style-name="ce3">
            <text:p>25,692772</text:p>
          </table:table-cell>
          <table:table-cell office:value-type="float" office:value="56.122723000000001" table:style-name="ce3">
            <text:p>56,122723</text:p>
          </table:table-cell>
          <table:table-cell table:number-columns-repeated="16382"/>
        </table:table-row>
        <table:table-row table:style-name="ro2">
          <table:table-cell office:value-type="float" office:value="25.700799" table:style-name="ce3">
            <text:p>25,700799</text:p>
          </table:table-cell>
          <table:table-cell office:value-type="float" office:value="56.122340000000001" table:style-name="ce3">
            <text:p>56,12234</text:p>
          </table:table-cell>
          <table:table-cell table:number-columns-repeated="16382"/>
        </table:table-row>
        <table:table-row table:style-name="ro2">
          <table:table-cell office:value-type="float" office:value="25.700123999999999" table:style-name="ce3">
            <text:p>25,700124</text:p>
          </table:table-cell>
          <table:table-cell office:value-type="float" office:value="56.117861999999903" table:style-name="ce3">
            <text:p>56,117862</text:p>
          </table:table-cell>
          <table:table-cell table:number-columns-repeated="16382"/>
        </table:table-row>
        <table:table-row table:style-name="ro2">
          <table:table-cell office:value-type="float" office:value="25.699453999999999" table:style-name="ce3">
            <text:p>25,699454</text:p>
          </table:table-cell>
          <table:table-cell office:value-type="float" office:value="56.113387999999901" table:style-name="ce3">
            <text:p>56,113388</text:p>
          </table:table-cell>
          <table:table-cell table:number-columns-repeated="16382"/>
        </table:table-row>
        <table:table-row table:style-name="ro2">
          <table:table-cell office:value-type="float" office:value="25.6987799999999" table:style-name="ce3">
            <text:p>25,69878</text:p>
          </table:table-cell>
          <table:table-cell office:value-type="float" office:value="56.108908999999997" table:style-name="ce3">
            <text:p>56,108909</text:p>
          </table:table-cell>
          <table:table-cell table:number-columns-repeated="16382"/>
        </table:table-row>
        <table:table-row table:style-name="ro2">
          <table:table-cell office:value-type="float" office:value="25.69811" table:style-name="ce3">
            <text:p>25,69811</text:p>
          </table:table-cell>
          <table:table-cell office:value-type="float" office:value="56.104434999999903" table:style-name="ce3">
            <text:p>56,104435</text:p>
          </table:table-cell>
          <table:table-cell table:number-columns-repeated="16382"/>
        </table:table-row>
        <table:table-row table:style-name="ro2">
          <table:table-cell office:value-type="float" office:value="25.697434999999999" table:style-name="ce3">
            <text:p>25,697435</text:p>
          </table:table-cell>
          <table:table-cell office:value-type="float" office:value="56.099957000000003" table:style-name="ce3">
            <text:p>56,099957</text:p>
          </table:table-cell>
          <table:table-cell table:number-columns-repeated="16382"/>
        </table:table-row>
        <table:table-row table:style-name="ro2">
          <table:table-cell office:value-type="float" office:value="25.696764999999999" table:style-name="ce3">
            <text:p>25,696765</text:p>
          </table:table-cell>
          <table:table-cell office:value-type="float" office:value="56.095482999999902" table:style-name="ce3">
            <text:p>56,095483</text:p>
          </table:table-cell>
          <table:table-cell table:number-columns-repeated="16382"/>
        </table:table-row>
        <table:table-row table:style-name="ro2">
          <table:table-cell office:value-type="float" office:value="25.696093000000001" table:style-name="ce3">
            <text:p>25,696093</text:p>
          </table:table-cell>
          <table:table-cell office:value-type="float" office:value="56.091006999999898" table:style-name="ce3">
            <text:p>56,091007</text:p>
          </table:table-cell>
          <table:table-cell table:number-columns-repeated="16382"/>
        </table:table-row>
        <table:table-row table:style-name="ro2">
          <table:table-cell office:value-type="float" office:value="25.704113" table:style-name="ce3">
            <text:p>25,704113</text:p>
          </table:table-cell>
          <table:table-cell office:value-type="float" office:value="56.090622000000003" table:style-name="ce3">
            <text:p>56,090622</text:p>
          </table:table-cell>
          <table:table-cell table:number-columns-repeated="16382"/>
        </table:table-row>
        <table:table-row table:style-name="ro2">
          <table:table-cell office:value-type="float" office:value="25.703439999999901" table:style-name="ce3">
            <text:p>25,70344</text:p>
          </table:table-cell>
          <table:table-cell office:value-type="float" office:value="56.086147999999902" table:style-name="ce3">
            <text:p>56,086148</text:p>
          </table:table-cell>
          <table:table-cell table:number-columns-repeated="16382"/>
        </table:table-row>
        <table:table-row table:style-name="ro2">
          <table:table-cell office:value-type="float" office:value="25.711461" table:style-name="ce3">
            <text:p>25,711461</text:p>
          </table:table-cell>
          <table:table-cell office:value-type="float" office:value="56.085762000000003" table:style-name="ce3">
            <text:p>56,085762</text:p>
          </table:table-cell>
          <table:table-cell table:number-columns-repeated="16382"/>
        </table:table-row>
        <table:table-row table:style-name="ro2">
          <table:table-cell office:value-type="float" office:value="25.710785999999999" table:style-name="ce3">
            <text:p>25,710786</text:p>
          </table:table-cell>
          <table:table-cell office:value-type="float" office:value="56.081285999999999" table:style-name="ce3">
            <text:p>56,081286</text:p>
          </table:table-cell>
          <table:table-cell table:number-columns-repeated="16382"/>
        </table:table-row>
        <table:table-row table:style-name="ro2">
          <table:table-cell office:value-type="float" office:value="25.718803999999999" table:style-name="ce3">
            <text:p>25,718804</text:p>
          </table:table-cell>
          <table:table-cell office:value-type="float" office:value="56.080900999999997" table:style-name="ce3">
            <text:p>56,080901</text:p>
          </table:table-cell>
          <table:table-cell table:number-columns-repeated="16382"/>
        </table:table-row>
        <table:table-row table:style-name="ro2">
          <table:table-cell office:value-type="float" office:value="25.726821999999999" table:style-name="ce3">
            <text:p>25,726822</text:p>
          </table:table-cell>
          <table:table-cell office:value-type="float" office:value="56.080515999999903" table:style-name="ce3">
            <text:p>56,080516</text:p>
          </table:table-cell>
          <table:table-cell table:number-columns-repeated="16382"/>
        </table:table-row>
        <table:table-row table:style-name="ro2">
          <table:table-cell office:value-type="float" office:value="25.734839999999998" table:style-name="ce3">
            <text:p>25,73484</text:p>
          </table:table-cell>
          <table:table-cell office:value-type="float" office:value="56.080131000000002" table:style-name="ce3">
            <text:p>56,080131</text:p>
          </table:table-cell>
          <table:table-cell table:number-columns-repeated="16382"/>
        </table:table-row>
        <table:table-row table:style-name="ro2">
          <table:table-cell office:value-type="float" office:value="25.742856" table:style-name="ce3">
            <text:p>25,742856</text:p>
          </table:table-cell>
          <table:table-cell office:value-type="float" office:value="56.0797460000001" table:style-name="ce3">
            <text:p>56,079746</text:p>
          </table:table-cell>
          <table:table-cell table:number-columns-repeated="16382"/>
        </table:table-row>
        <table:table-row table:style-name="ro2">
          <table:table-cell office:value-type="float" office:value="25.742180999999999" table:style-name="ce3">
            <text:p>25,742181</text:p>
          </table:table-cell>
          <table:table-cell office:value-type="float" office:value="56.075271999999998" table:style-name="ce3">
            <text:p>56,075272</text:p>
          </table:table-cell>
          <table:table-cell table:number-columns-repeated="16382"/>
        </table:table-row>
        <table:table-row table:style-name="ro2">
          <table:table-cell office:value-type="float" office:value="25.750197" table:style-name="ce3">
            <text:p>25,750197</text:p>
          </table:table-cell>
          <table:table-cell office:value-type="float" office:value="56.0748859999999" table:style-name="ce3">
            <text:p>56,074886</text:p>
          </table:table-cell>
          <table:table-cell table:number-columns-repeated="16382"/>
        </table:table-row>
        <table:table-row table:style-name="ro2">
          <table:table-cell office:value-type="float" office:value="25.74952" table:style-name="ce3">
            <text:p>25,74952</text:p>
          </table:table-cell>
          <table:table-cell office:value-type="float" office:value="56.070408" table:style-name="ce3">
            <text:p>56,070408</text:p>
          </table:table-cell>
          <table:table-cell table:number-columns-repeated="16382"/>
        </table:table-row>
        <table:table-row table:style-name="ro2">
          <table:table-cell office:value-type="float" office:value="25.757536000000002" table:style-name="ce3">
            <text:p>25,757536</text:p>
          </table:table-cell>
          <table:table-cell office:value-type="float" office:value="56.0700229999999" table:style-name="ce3">
            <text:p>56,070023</text:p>
          </table:table-cell>
          <table:table-cell table:number-columns-repeated="16382"/>
        </table:table-row>
        <table:table-row table:style-name="ro2">
          <table:table-cell office:value-type="float" office:value="25.765550999999999" table:style-name="ce3">
            <text:p>25,765551</text:p>
          </table:table-cell>
          <table:table-cell office:value-type="float" office:value="56.069632999999897" table:style-name="ce3">
            <text:p>56,069633</text:p>
          </table:table-cell>
          <table:table-cell table:number-columns-repeated="16382"/>
        </table:table-row>
        <table:table-row table:style-name="ro2">
          <table:table-cell office:value-type="float" office:value="25.764872" table:style-name="ce3">
            <text:p>25,764872</text:p>
          </table:table-cell>
          <table:table-cell office:value-type="float" office:value="56.065158999999902" table:style-name="ce3">
            <text:p>56,065159</text:p>
          </table:table-cell>
          <table:table-cell table:number-columns-repeated="16382"/>
        </table:table-row>
        <table:table-row table:style-name="ro2">
          <table:table-cell office:value-type="float" office:value="25.772886" table:style-name="ce3">
            <text:p>25,772886</text:p>
          </table:table-cell>
          <table:table-cell office:value-type="float" office:value="56.064768999999899" table:style-name="ce3">
            <text:p>56,064769</text:p>
          </table:table-cell>
          <table:table-cell table:number-columns-repeated="16382"/>
        </table:table-row>
        <table:table-row table:style-name="ro2">
          <table:table-cell office:value-type="float" office:value="25.780899000000002" table:style-name="ce3">
            <text:p>25,780899</text:p>
          </table:table-cell>
          <table:table-cell office:value-type="float" office:value="56.064383999999997" table:style-name="ce3">
            <text:p>56,064384</text:p>
          </table:table-cell>
          <table:table-cell table:number-columns-repeated="16382"/>
        </table:table-row>
        <table:table-row table:style-name="ro2">
          <table:table-cell office:value-type="float" office:value="25.788913000000001" table:style-name="ce3">
            <text:p>25,788913</text:p>
          </table:table-cell>
          <table:table-cell office:value-type="float" office:value="56.063994000000001" table:style-name="ce3">
            <text:p>56,063994</text:p>
          </table:table-cell>
          <table:table-cell table:number-columns-repeated="16382"/>
        </table:table-row>
        <table:table-row table:style-name="ro2">
          <table:table-cell office:value-type="float" office:value="25.7969259999999" table:style-name="ce3">
            <text:p>25,796926</text:p>
          </table:table-cell>
          <table:table-cell office:value-type="float" office:value="56.063606999999998" table:style-name="ce3">
            <text:p>56,063607</text:p>
          </table:table-cell>
          <table:table-cell table:number-columns-repeated="16382"/>
        </table:table-row>
        <table:table-row table:style-name="ro2">
          <table:table-cell office:value-type="float" office:value="25.796244999999999" table:style-name="ce3">
            <text:p>25,796245</text:p>
          </table:table-cell>
          <table:table-cell office:value-type="float" office:value="56.059127999999902" table:style-name="ce3">
            <text:p>56,059128</text:p>
          </table:table-cell>
          <table:table-cell table:number-columns-repeated="16382"/>
        </table:table-row>
        <table:table-row table:style-name="ro2">
          <table:table-cell office:value-type="float" office:value="25.804255999999999" table:style-name="ce3">
            <text:p>25,804256</text:p>
          </table:table-cell>
          <table:table-cell office:value-type="float" office:value="56.058739000000003" table:style-name="ce3">
            <text:p>56,058739</text:p>
          </table:table-cell>
          <table:table-cell table:number-columns-repeated="16382"/>
        </table:table-row>
        <table:table-row table:style-name="ro2">
          <table:table-cell office:value-type="float" office:value="25.8122690000001" table:style-name="ce3">
            <text:p>25,812269</text:p>
          </table:table-cell>
          <table:table-cell office:value-type="float" office:value="56.058349" table:style-name="ce3">
            <text:p>56,058349</text:p>
          </table:table-cell>
          <table:table-cell table:number-columns-repeated="16382"/>
        </table:table-row>
        <table:table-row table:style-name="ro2">
          <table:table-cell office:value-type="float" office:value="25.8115850000001" table:style-name="ce3">
            <text:p>25,811585</text:p>
          </table:table-cell>
          <table:table-cell office:value-type="float" office:value="56.053874999999998" table:style-name="ce3">
            <text:p>56,053875</text:p>
          </table:table-cell>
          <table:table-cell table:number-columns-repeated="16382"/>
        </table:table-row>
        <table:table-row table:style-name="ro2">
          <table:table-cell office:value-type="float" office:value="25.819597000000002" table:style-name="ce3">
            <text:p>25,819597</text:p>
          </table:table-cell>
          <table:table-cell office:value-type="float" office:value="56.053483" table:style-name="ce3">
            <text:p>56,053483</text:p>
          </table:table-cell>
          <table:table-cell table:number-columns-repeated="16382"/>
        </table:table-row>
        <table:table-row table:style-name="ro2">
          <table:table-cell office:value-type="float" office:value="25.818911" table:style-name="ce3">
            <text:p>25,818911</text:p>
          </table:table-cell>
          <table:table-cell office:value-type="float" office:value="56.049007000000003" table:style-name="ce3">
            <text:p>56,049007</text:p>
          </table:table-cell>
          <table:table-cell table:number-columns-repeated="16382"/>
        </table:table-row>
        <table:table-row table:style-name="ro2">
          <table:table-cell office:value-type="float" office:value="25.826922" table:style-name="ce3">
            <text:p>25,826922</text:p>
          </table:table-cell>
          <table:table-cell office:value-type="float" office:value="56.048614999999899" table:style-name="ce3">
            <text:p>56,048615</text:p>
          </table:table-cell>
          <table:table-cell table:number-columns-repeated="16382"/>
        </table:table-row>
        <table:table-row table:style-name="ro2">
          <table:table-cell office:value-type="float" office:value="25.826235999999898" table:style-name="ce3">
            <text:p>25,826236</text:p>
          </table:table-cell>
          <table:table-cell office:value-type="float" office:value="56.044141000000003" table:style-name="ce3">
            <text:p>56,044141</text:p>
          </table:table-cell>
          <table:table-cell table:number-columns-repeated="16382"/>
        </table:table-row>
        <table:table-row table:style-name="ro2">
          <table:table-cell office:value-type="float" office:value="25.834244999999999" table:style-name="ce3">
            <text:p>25,834245</text:p>
          </table:table-cell>
          <table:table-cell office:value-type="float" office:value="56.043746999999897" table:style-name="ce3">
            <text:p>56,043747</text:p>
          </table:table-cell>
          <table:table-cell table:number-columns-repeated="16382"/>
        </table:table-row>
        <table:table-row table:style-name="ro2">
          <table:table-cell office:value-type="float" office:value="25.833559000000001" table:style-name="ce3">
            <text:p>25,833559</text:p>
          </table:table-cell>
          <table:table-cell office:value-type="float" office:value="56.039273000000001" table:style-name="ce3">
            <text:p>56,039273</text:p>
          </table:table-cell>
          <table:table-cell table:number-columns-repeated="16382"/>
        </table:table-row>
        <table:table-row table:style-name="ro2">
          <table:table-cell office:value-type="float" office:value="25.841564999999999" table:style-name="ce3">
            <text:p>25,841565</text:p>
          </table:table-cell>
          <table:table-cell office:value-type="float" office:value="56.038877999999997" table:style-name="ce3">
            <text:p>56,038878</text:p>
          </table:table-cell>
          <table:table-cell table:number-columns-repeated="16382"/>
        </table:table-row>
        <table:table-row table:style-name="ro2">
          <table:table-cell office:value-type="float" office:value="25.840879000000001" table:style-name="ce3">
            <text:p>25,840879</text:p>
          </table:table-cell>
          <table:table-cell office:value-type="float" office:value="56.034404000000002" table:style-name="ce3">
            <text:p>56,034404</text:p>
          </table:table-cell>
          <table:table-cell table:number-columns-repeated="16382"/>
        </table:table-row>
        <table:table-row table:style-name="ro2">
          <table:table-cell office:value-type="float" office:value="25.848885999999901" table:style-name="ce3">
            <text:p>25,848886</text:p>
          </table:table-cell>
          <table:table-cell office:value-type="float" office:value="56.034011999999997" table:style-name="ce3">
            <text:p>56,034012</text:p>
          </table:table-cell>
          <table:table-cell table:number-columns-repeated="16382"/>
        </table:table-row>
        <table:table-row table:style-name="ro2">
          <table:table-cell office:value-type="float" office:value="25.848198" table:style-name="ce3">
            <text:p>25,848198</text:p>
          </table:table-cell>
          <table:table-cell office:value-type="float" office:value="56.029536" table:style-name="ce3">
            <text:p>56,029536</text:p>
          </table:table-cell>
          <table:table-cell table:number-columns-repeated="16382"/>
        </table:table-row>
        <table:table-row table:style-name="ro2">
          <table:table-cell office:value-type="float" office:value="25.847508999999899" table:style-name="ce3">
            <text:p>25,847509</text:p>
          </table:table-cell>
          <table:table-cell office:value-type="float" office:value="56.025061999999899" table:style-name="ce3">
            <text:p>56,025062</text:p>
          </table:table-cell>
          <table:table-cell table:number-columns-repeated="16382"/>
        </table:table-row>
        <table:table-row table:style-name="ro2">
          <table:table-cell office:value-type="float" office:value="25.855513999999999" table:style-name="ce3">
            <text:p>25,855514</text:p>
          </table:table-cell>
          <table:table-cell office:value-type="float" office:value="56.02467" table:style-name="ce3">
            <text:p>56,02467</text:p>
          </table:table-cell>
          <table:table-cell table:number-columns-repeated="16382"/>
        </table:table-row>
        <table:table-row table:style-name="ro2">
          <table:table-cell office:value-type="float" office:value="25.854824999999899" table:style-name="ce3">
            <text:p>25,854825</text:p>
          </table:table-cell>
          <table:table-cell office:value-type="float" office:value="56.020191999999902" table:style-name="ce3">
            <text:p>56,020192</text:p>
          </table:table-cell>
          <table:table-cell table:number-columns-repeated="16382"/>
        </table:table-row>
        <table:table-row table:style-name="ro2">
          <table:table-cell office:value-type="float" office:value="25.854137000000001" table:style-name="ce3">
            <text:p>25,854137</text:p>
          </table:table-cell>
          <table:table-cell office:value-type="float" office:value="56.015715999999998" table:style-name="ce3">
            <text:p>56,015716</text:p>
          </table:table-cell>
          <table:table-cell table:number-columns-repeated="16382"/>
        </table:table-row>
        <table:table-row table:style-name="ro2">
          <table:table-cell office:value-type="float" office:value="25.862141000000001" table:style-name="ce3">
            <text:p>25,862141</text:p>
          </table:table-cell>
          <table:table-cell office:value-type="float" office:value="56.015324" table:style-name="ce3">
            <text:p>56,015324</text:p>
          </table:table-cell>
          <table:table-cell table:number-columns-repeated="16382"/>
        </table:table-row>
        <table:table-row table:style-name="ro2">
          <table:table-cell office:value-type="float" office:value="25.861453000000001" table:style-name="ce3">
            <text:p>25,861453</text:p>
          </table:table-cell>
          <table:table-cell office:value-type="float" office:value="56.010849999999998" table:style-name="ce3">
            <text:p>56,01085</text:p>
          </table:table-cell>
          <table:table-cell table:number-columns-repeated="16382"/>
        </table:table-row>
        <table:table-row table:style-name="ro2">
          <table:table-cell office:value-type="float" office:value="25.860762000000001" table:style-name="ce3">
            <text:p>25,860762</text:p>
          </table:table-cell>
          <table:table-cell office:value-type="float" office:value="56.006370999999902" table:style-name="ce3">
            <text:p>56,006371</text:p>
          </table:table-cell>
          <table:table-cell table:number-columns-repeated="16382"/>
        </table:table-row>
        <table:table-row table:style-name="ro2">
          <table:table-cell office:value-type="float" office:value="25.860074000000001" table:style-name="ce3">
            <text:p>25,860074</text:p>
          </table:table-cell>
          <table:table-cell office:value-type="float" office:value="56.001894999999998" table:style-name="ce3">
            <text:p>56,001895</text:p>
          </table:table-cell>
          <table:table-cell table:number-columns-repeated="16382"/>
        </table:table-row>
        <table:table-row table:style-name="ro2">
          <table:table-cell office:value-type="float" office:value="25.868074" table:style-name="ce3">
            <text:p>25,868074</text:p>
          </table:table-cell>
          <table:table-cell office:value-type="float" office:value="56.001503" table:style-name="ce3">
            <text:p>56,001503</text:p>
          </table:table-cell>
          <table:table-cell table:number-columns-repeated="16382"/>
        </table:table-row>
        <table:table-row table:style-name="ro2">
          <table:table-cell office:value-type="float" office:value="25.876074000000099" table:style-name="ce3">
            <text:p>25,876074</text:p>
          </table:table-cell>
          <table:table-cell office:value-type="float" office:value="56.001111000000002" table:style-name="ce3">
            <text:p>56,001111</text:p>
          </table:table-cell>
          <table:table-cell table:number-columns-repeated="16382"/>
        </table:table-row>
        <table:table-row table:style-name="ro2">
          <table:table-cell office:value-type="float" office:value="25.884072999999901" table:style-name="ce3">
            <text:p>25,884073</text:p>
          </table:table-cell>
          <table:table-cell office:value-type="float" office:value="56.000714000000002" table:style-name="ce3">
            <text:p>56,000714</text:p>
          </table:table-cell>
          <table:table-cell table:number-columns-repeated="16382"/>
        </table:table-row>
        <table:table-row table:style-name="ro2">
          <table:table-cell office:value-type="float" office:value="25.8920729999999" table:style-name="ce3">
            <text:p>25,892073</text:p>
          </table:table-cell>
          <table:table-cell office:value-type="float" office:value="56.000317999999901" table:style-name="ce3">
            <text:p>56,000318</text:p>
          </table:table-cell>
          <table:table-cell table:number-columns-repeated="16382"/>
        </table:table-row>
        <table:table-row table:style-name="ro2">
          <table:table-cell office:value-type="float" office:value="25.900072999999999" table:style-name="ce3">
            <text:p>25,900073</text:p>
          </table:table-cell>
          <table:table-cell office:value-type="float" office:value="55.999918999999998" table:style-name="ce3">
            <text:p>55,999919</text:p>
          </table:table-cell>
          <table:table-cell table:number-columns-repeated="16382"/>
        </table:table-row>
        <table:table-row table:style-name="ro2">
          <table:table-cell office:value-type="float" office:value="25.908069999999999" table:style-name="ce3">
            <text:p>25,90807</text:p>
          </table:table-cell>
          <table:table-cell office:value-type="float" office:value="55.999521999999999" table:style-name="ce3">
            <text:p>55,999522</text:p>
          </table:table-cell>
          <table:table-cell table:number-columns-repeated="16382"/>
        </table:table-row>
        <table:table-row table:style-name="ro2">
          <table:table-cell office:value-type="float" office:value="25.916070000000001" table:style-name="ce3">
            <text:p>25,91607</text:p>
          </table:table-cell>
          <table:table-cell office:value-type="float" office:value="55.999125999999897" table:style-name="ce3">
            <text:p>55,999126</text:p>
          </table:table-cell>
          <table:table-cell table:number-columns-repeated="16382"/>
        </table:table-row>
        <table:table-row table:style-name="ro2">
          <table:table-cell office:value-type="float" office:value="25.92407" table:style-name="ce3">
            <text:p>25,92407</text:p>
          </table:table-cell>
          <table:table-cell office:value-type="float" office:value="55.998728999999997" table:style-name="ce3">
            <text:p>55,998729</text:p>
          </table:table-cell>
          <table:table-cell table:number-columns-repeated="16382"/>
        </table:table-row>
        <table:table-row table:style-name="ro2">
          <table:table-cell office:value-type="float" office:value="25.932067" table:style-name="ce3">
            <text:p>25,932067</text:p>
          </table:table-cell>
          <table:table-cell office:value-type="float" office:value="55.998333000000002" table:style-name="ce3">
            <text:p>55,998333</text:p>
          </table:table-cell>
          <table:table-cell table:number-columns-repeated="16382"/>
        </table:table-row>
        <table:table-row table:style-name="ro2">
          <table:table-cell office:value-type="float" office:value="25.931372" table:style-name="ce3">
            <text:p>25,931372</text:p>
          </table:table-cell>
          <table:table-cell office:value-type="float" office:value="55.993858999999901" table:style-name="ce3">
            <text:p>55,993859</text:p>
          </table:table-cell>
          <table:table-cell table:number-columns-repeated="16382"/>
        </table:table-row>
        <table:table-row table:style-name="ro2">
          <table:table-cell office:value-type="float" office:value="25.93937" table:style-name="ce3">
            <text:p>25,93937</text:p>
          </table:table-cell>
          <table:table-cell office:value-type="float" office:value="55.993456999999999" table:style-name="ce3">
            <text:p>55,993457</text:p>
          </table:table-cell>
          <table:table-cell table:number-columns-repeated="16382"/>
        </table:table-row>
        <table:table-row table:style-name="ro2">
          <table:table-cell office:value-type="float" office:value="25.947367" table:style-name="ce3">
            <text:p>25,947367</text:p>
          </table:table-cell>
          <table:table-cell office:value-type="float" office:value="55.993056000000003" table:style-name="ce3">
            <text:p>55,993056</text:p>
          </table:table-cell>
          <table:table-cell table:number-columns-repeated="16382"/>
        </table:table-row>
        <table:table-row table:style-name="ro2">
          <table:table-cell office:value-type="float" office:value="25.955365" table:style-name="ce3">
            <text:p>25,955365</text:p>
          </table:table-cell>
          <table:table-cell office:value-type="float" office:value="55.9926600000001" table:style-name="ce3">
            <text:p>55,99266</text:p>
          </table:table-cell>
          <table:table-cell table:number-columns-repeated="16382"/>
        </table:table-row>
        <table:table-row table:style-name="ro2">
          <table:table-cell office:value-type="float" office:value="25.954664999999999" table:style-name="ce3">
            <text:p>25,954665</text:p>
          </table:table-cell>
          <table:table-cell office:value-type="float" office:value="55.988185999999999" table:style-name="ce3">
            <text:p>55,988186</text:p>
          </table:table-cell>
          <table:table-cell table:number-columns-repeated="16382"/>
        </table:table-row>
        <table:table-row table:style-name="ro2">
          <table:table-cell office:value-type="float" office:value="25.96266" table:style-name="ce3">
            <text:p>25,96266</text:p>
          </table:table-cell>
          <table:table-cell office:value-type="float" office:value="55.987785000000002" table:style-name="ce3">
            <text:p>55,987785</text:p>
          </table:table-cell>
          <table:table-cell table:number-columns-repeated="16382"/>
        </table:table-row>
        <table:table-row table:style-name="ro2">
          <table:table-cell office:value-type="float" office:value="25.970658" table:style-name="ce3">
            <text:p>25,970658</text:p>
          </table:table-cell>
          <table:table-cell office:value-type="float" office:value="55.9873860000001" table:style-name="ce3">
            <text:p>55,987386</text:p>
          </table:table-cell>
          <table:table-cell table:number-columns-repeated="16382"/>
        </table:table-row>
        <table:table-row table:style-name="ro2">
          <table:table-cell office:value-type="float" office:value="25.969956" table:style-name="ce3">
            <text:p>25,969956</text:p>
          </table:table-cell>
          <table:table-cell office:value-type="float" office:value="55.982909999999997" table:style-name="ce3">
            <text:p>55,98291</text:p>
          </table:table-cell>
          <table:table-cell table:number-columns-repeated="16382"/>
        </table:table-row>
        <table:table-row table:style-name="ro2">
          <table:table-cell office:value-type="float" office:value="25.977951000000001" table:style-name="ce3">
            <text:p>25,977951</text:p>
          </table:table-cell>
          <table:table-cell office:value-type="float" office:value="55.982506000000001" table:style-name="ce3">
            <text:p>55,982506</text:p>
          </table:table-cell>
          <table:table-cell table:number-columns-repeated="16382"/>
        </table:table-row>
        <table:table-row table:style-name="ro2">
          <table:table-cell office:value-type="float" office:value="25.985944" table:style-name="ce3">
            <text:p>25,985944</text:p>
          </table:table-cell>
          <table:table-cell office:value-type="float" office:value="55.982104999999898" table:style-name="ce3">
            <text:p>55,982105</text:p>
          </table:table-cell>
          <table:table-cell table:number-columns-repeated="16382"/>
        </table:table-row>
        <table:table-row table:style-name="ro2">
          <table:table-cell office:value-type="float" office:value="25.985242" table:style-name="ce3">
            <text:p>25,985242</text:p>
          </table:table-cell>
          <table:table-cell office:value-type="float" office:value="55.977631000000002" table:style-name="ce3">
            <text:p>55,977631</text:p>
          </table:table-cell>
          <table:table-cell table:number-columns-repeated="16382"/>
        </table:table-row>
        <table:table-row table:style-name="ro2">
          <table:table-cell office:value-type="float" office:value="25.993237000000001" table:style-name="ce3">
            <text:p>25,993237</text:p>
          </table:table-cell>
          <table:table-cell office:value-type="float" office:value="55.977224999999997" table:style-name="ce3">
            <text:p>55,977225</text:p>
          </table:table-cell>
          <table:table-cell table:number-columns-repeated="16382"/>
        </table:table-row>
        <table:table-row table:style-name="ro2">
          <table:table-cell office:value-type="float" office:value="26.00123" table:style-name="ce3">
            <text:p>26,00123</text:p>
          </table:table-cell>
          <table:table-cell office:value-type="float" office:value="55.976827" table:style-name="ce3">
            <text:p>55,976827</text:p>
          </table:table-cell>
          <table:table-cell table:number-columns-repeated="16382"/>
        </table:table-row>
        <table:table-row table:style-name="ro2">
          <table:table-cell office:value-type="float" office:value="26.000523999999999" table:style-name="ce3">
            <text:p>26,000524</text:p>
          </table:table-cell>
          <table:table-cell office:value-type="float" office:value="55.972349999999999" table:style-name="ce3">
            <text:p>55,97235</text:p>
          </table:table-cell>
          <table:table-cell table:number-columns-repeated="16382"/>
        </table:table-row>
        <table:table-row table:style-name="ro2">
          <table:table-cell office:value-type="float" office:value="26.008519" table:style-name="ce3">
            <text:p>26,008519</text:p>
          </table:table-cell>
          <table:table-cell office:value-type="float" office:value="55.9719470000001" table:style-name="ce3">
            <text:p>55,971947</text:p>
          </table:table-cell>
          <table:table-cell table:number-columns-repeated="16382"/>
        </table:table-row>
        <table:table-row table:style-name="ro2">
          <table:table-cell office:value-type="float" office:value="26.016508999999999" table:style-name="ce3">
            <text:p>26,016509</text:p>
          </table:table-cell>
          <table:table-cell office:value-type="float" office:value="55.971540999999903" table:style-name="ce3">
            <text:p>55,971541</text:p>
          </table:table-cell>
          <table:table-cell table:number-columns-repeated="16382"/>
        </table:table-row>
        <table:table-row table:style-name="ro2">
          <table:table-cell office:value-type="float" office:value="26.015805" table:style-name="ce3">
            <text:p>26,015805</text:p>
          </table:table-cell>
          <table:table-cell office:value-type="float" office:value="55.967067" table:style-name="ce3">
            <text:p>55,967067</text:p>
          </table:table-cell>
          <table:table-cell table:number-columns-repeated="16382"/>
        </table:table-row>
        <table:table-row table:style-name="ro2">
          <table:table-cell office:value-type="float" office:value="26.023796000000001" table:style-name="ce3">
            <text:p>26,023796</text:p>
          </table:table-cell>
          <table:table-cell office:value-type="float" office:value="55.966663999999902" table:style-name="ce3">
            <text:p>55,966664</text:p>
          </table:table-cell>
          <table:table-cell table:number-columns-repeated="16382"/>
        </table:table-row>
        <table:table-row table:style-name="ro2">
          <table:table-cell office:value-type="float" office:value="26.023088999999999" table:style-name="ce3">
            <text:p>26,023089</text:p>
          </table:table-cell>
          <table:table-cell office:value-type="float" office:value="55.962187999999998" table:style-name="ce3">
            <text:p>55,962188</text:p>
          </table:table-cell>
          <table:table-cell table:number-columns-repeated="16382"/>
        </table:table-row>
        <table:table-row table:style-name="ro2">
          <table:table-cell office:value-type="float" office:value="26.031078000000001" table:style-name="ce3">
            <text:p>26,031078</text:p>
          </table:table-cell>
          <table:table-cell office:value-type="float" office:value="55.961784000000002" table:style-name="ce3">
            <text:p>55,961784</text:p>
          </table:table-cell>
          <table:table-cell table:number-columns-repeated="16382"/>
        </table:table-row>
        <table:table-row table:style-name="ro2">
          <table:table-cell office:value-type="float" office:value="26.030370999999899" table:style-name="ce3">
            <text:p>26,030371</text:p>
          </table:table-cell>
          <table:table-cell office:value-type="float" office:value="55.95731" table:style-name="ce3">
            <text:p>55,95731</text:p>
          </table:table-cell>
          <table:table-cell table:number-columns-repeated="16382"/>
        </table:table-row>
        <table:table-row table:style-name="ro2">
          <table:table-cell office:value-type="float" office:value="26.038359" table:style-name="ce3">
            <text:p>26,038359</text:p>
          </table:table-cell>
          <table:table-cell office:value-type="float" office:value="55.956904999999999" table:style-name="ce3">
            <text:p>55,956905</text:p>
          </table:table-cell>
          <table:table-cell table:number-columns-repeated="16382"/>
        </table:table-row>
        <table:table-row table:style-name="ro2">
          <table:table-cell office:value-type="float" office:value="26.037651" table:style-name="ce3">
            <text:p>26,037651</text:p>
          </table:table-cell>
          <table:table-cell office:value-type="float" office:value="55.952430999999898" table:style-name="ce3">
            <text:p>55,952431</text:p>
          </table:table-cell>
          <table:table-cell table:number-columns-repeated="16382"/>
        </table:table-row>
        <table:table-row table:style-name="ro2">
          <table:table-cell office:value-type="float" office:value="26.045639000000001" table:style-name="ce3">
            <text:p>26,045639</text:p>
          </table:table-cell>
          <table:table-cell office:value-type="float" office:value="55.952026999999902" table:style-name="ce3">
            <text:p>55,952027</text:p>
          </table:table-cell>
          <table:table-cell table:number-columns-repeated="16382"/>
        </table:table-row>
        <table:table-row table:style-name="ro2">
          <table:table-cell office:value-type="float" office:value="26.044930000000001" table:style-name="ce3">
            <text:p>26,04493</text:p>
          </table:table-cell>
          <table:table-cell office:value-type="float" office:value="55.947550999999997" table:style-name="ce3">
            <text:p>55,947551</text:p>
          </table:table-cell>
          <table:table-cell table:number-columns-repeated="16382"/>
        </table:table-row>
        <table:table-row table:style-name="ro2">
          <table:table-cell office:value-type="float" office:value="26.052918999999999" table:style-name="ce3">
            <text:p>26,052919</text:p>
          </table:table-cell>
          <table:table-cell office:value-type="float" office:value="55.947142999999897" table:style-name="ce3">
            <text:p>55,947143</text:p>
          </table:table-cell>
          <table:table-cell table:number-columns-repeated="16382"/>
        </table:table-row>
        <table:table-row table:style-name="ro2">
          <table:table-cell office:value-type="float" office:value="26.052205000000001" table:style-name="ce3">
            <text:p>26,052205</text:p>
          </table:table-cell>
          <table:table-cell office:value-type="float" office:value="55.942669000000002" table:style-name="ce3">
            <text:p>55,942669</text:p>
          </table:table-cell>
          <table:table-cell table:number-columns-repeated="16382"/>
        </table:table-row>
        <table:table-row table:style-name="ro2">
          <table:table-cell office:value-type="float" office:value="26.051496" table:style-name="ce3">
            <text:p>26,051496</text:p>
          </table:table-cell>
          <table:table-cell office:value-type="float" office:value="55.938194999999901" table:style-name="ce3">
            <text:p>55,938195</text:p>
          </table:table-cell>
          <table:table-cell table:number-columns-repeated="16382"/>
        </table:table-row>
        <table:table-row table:style-name="ro2">
          <table:table-cell office:value-type="float" office:value="26.059482000000099" table:style-name="ce3">
            <text:p>26,059482</text:p>
          </table:table-cell>
          <table:table-cell office:value-type="float" office:value="55.9377899999999" table:style-name="ce3">
            <text:p>55,93779</text:p>
          </table:table-cell>
          <table:table-cell table:number-columns-repeated="16382"/>
        </table:table-row>
        <table:table-row table:style-name="ro2">
          <table:table-cell office:value-type="float" office:value="26.058771" table:style-name="ce3">
            <text:p>26,058771</text:p>
          </table:table-cell>
          <table:table-cell office:value-type="float" office:value="55.933315999999898" table:style-name="ce3">
            <text:p>55,933316</text:p>
          </table:table-cell>
          <table:table-cell table:number-columns-repeated="16382"/>
        </table:table-row>
        <table:table-row table:style-name="ro2">
          <table:table-cell office:value-type="float" office:value="26.066755000000001" table:style-name="ce3">
            <text:p>26,066755</text:p>
          </table:table-cell>
          <table:table-cell office:value-type="float" office:value="55.932907999999898" table:style-name="ce3">
            <text:p>55,932908</text:p>
          </table:table-cell>
          <table:table-cell table:number-columns-repeated="16382"/>
        </table:table-row>
        <table:table-row table:style-name="ro2">
          <table:table-cell office:value-type="float" office:value="26.066044000000002" table:style-name="ce3">
            <text:p>26,066044</text:p>
          </table:table-cell>
          <table:table-cell office:value-type="float" office:value="55.928431000000003" table:style-name="ce3">
            <text:p>55,928431</text:p>
          </table:table-cell>
          <table:table-cell table:number-columns-repeated="16382"/>
        </table:table-row>
        <table:table-row table:style-name="ro2">
          <table:table-cell office:value-type="float" office:value="26.0740259999999" table:style-name="ce3">
            <text:p>26,074026</text:p>
          </table:table-cell>
          <table:table-cell office:value-type="float" office:value="55.928022999999897" table:style-name="ce3">
            <text:p>55,928023</text:p>
          </table:table-cell>
          <table:table-cell table:number-columns-repeated="16382"/>
        </table:table-row>
        <table:table-row table:style-name="ro2">
          <table:table-cell office:value-type="float" office:value="26.073315000000001" table:style-name="ce3">
            <text:p>26,073315</text:p>
          </table:table-cell>
          <table:table-cell office:value-type="float" office:value="55.923549999999999" table:style-name="ce3">
            <text:p>55,92355</text:p>
          </table:table-cell>
          <table:table-cell table:number-columns-repeated="16382"/>
        </table:table-row>
        <table:table-row table:style-name="ro2">
          <table:table-cell office:value-type="float" office:value="26.081295999999998" table:style-name="ce3">
            <text:p>26,081296</text:p>
          </table:table-cell>
          <table:table-cell office:value-type="float" office:value="55.923141999999999" table:style-name="ce3">
            <text:p>55,923142</text:p>
          </table:table-cell>
          <table:table-cell table:number-columns-repeated="16382"/>
        </table:table-row>
        <table:table-row table:style-name="ro2">
          <table:table-cell office:value-type="float" office:value="26.080583000000001" table:style-name="ce3">
            <text:p>26,080583</text:p>
          </table:table-cell>
          <table:table-cell office:value-type="float" office:value="55.918667999999997" table:style-name="ce3">
            <text:p>55,918668</text:p>
          </table:table-cell>
          <table:table-cell table:number-columns-repeated="16382"/>
        </table:table-row>
        <table:table-row table:style-name="ro2">
          <table:table-cell office:value-type="float" office:value="26.079868999999999" table:style-name="ce3">
            <text:p>26,079869</text:p>
          </table:table-cell>
          <table:table-cell office:value-type="float" office:value="55.914195999999897" table:style-name="ce3">
            <text:p>55,914196</text:p>
          </table:table-cell>
          <table:table-cell table:number-columns-repeated="16382"/>
        </table:table-row>
        <table:table-row table:style-name="ro2">
          <table:table-cell office:value-type="float" office:value="26.087850999999901" table:style-name="ce3">
            <text:p>26,087851</text:p>
          </table:table-cell>
          <table:table-cell office:value-type="float" office:value="55.913783000000002" table:style-name="ce3">
            <text:p>55,913783</text:p>
          </table:table-cell>
          <table:table-cell table:number-columns-repeated="16382"/>
        </table:table-row>
        <table:table-row table:style-name="ro2">
          <table:table-cell office:value-type="float" office:value="26.087137999999999" table:style-name="ce3">
            <text:p>26,087138</text:p>
          </table:table-cell>
          <table:table-cell office:value-type="float" office:value="55.909314000000002" table:style-name="ce3">
            <text:p>55,909314</text:p>
          </table:table-cell>
          <table:table-cell table:number-columns-repeated="16382"/>
        </table:table-row>
        <table:table-row table:style-name="ro2">
          <table:table-cell office:value-type="float" office:value="26.095116999999998" table:style-name="ce3">
            <text:p>26,095117</text:p>
          </table:table-cell>
          <table:table-cell office:value-type="float" office:value="55.908901999999998" table:style-name="ce3">
            <text:p>55,908902</text:p>
          </table:table-cell>
          <table:table-cell table:number-columns-repeated="16382"/>
        </table:table-row>
        <table:table-row table:style-name="ro2">
          <table:table-cell office:value-type="float" office:value="26.0944029999999" table:style-name="ce3">
            <text:p>26,094403</text:p>
          </table:table-cell>
          <table:table-cell office:value-type="float" office:value="55.904428000000003" table:style-name="ce3">
            <text:p>55,904428</text:p>
          </table:table-cell>
          <table:table-cell table:number-columns-repeated="16382"/>
        </table:table-row>
        <table:table-row table:style-name="ro2">
          <table:table-cell office:value-type="float" office:value="26.102377999999899" table:style-name="ce3">
            <text:p>26,102378</text:p>
          </table:table-cell>
          <table:table-cell office:value-type="float" office:value="55.904017000000003" table:style-name="ce3">
            <text:p>55,904017</text:p>
          </table:table-cell>
          <table:table-cell table:number-columns-repeated="16382"/>
        </table:table-row>
        <table:table-row table:style-name="ro2">
          <table:table-cell office:value-type="float" office:value="26.101665000000001" table:style-name="ce3">
            <text:p>26,101665</text:p>
          </table:table-cell>
          <table:table-cell office:value-type="float" office:value="55.899542999999902" table:style-name="ce3">
            <text:p>55,899543</text:p>
          </table:table-cell>
          <table:table-cell table:number-columns-repeated="16382"/>
        </table:table-row>
        <table:table-row table:style-name="ro2">
          <table:table-cell office:value-type="float" office:value="26.109642000000001" table:style-name="ce3">
            <text:p>26,109642</text:p>
          </table:table-cell>
          <table:table-cell office:value-type="float" office:value="55.899134999999902" table:style-name="ce3">
            <text:p>55,899135</text:p>
          </table:table-cell>
          <table:table-cell table:number-columns-repeated="16382"/>
        </table:table-row>
        <table:table-row table:style-name="ro2">
          <table:table-cell office:value-type="float" office:value="26.108923999999899" table:style-name="ce3">
            <text:p>26,108924</text:p>
          </table:table-cell>
          <table:table-cell office:value-type="float" office:value="55.894661999999897" table:style-name="ce3">
            <text:p>55,894662</text:p>
          </table:table-cell>
          <table:table-cell table:number-columns-repeated="16382"/>
        </table:table-row>
        <table:table-row table:style-name="ro2">
          <table:table-cell office:value-type="float" office:value="26.116900999999999" table:style-name="ce3">
            <text:p>26,116901</text:p>
          </table:table-cell>
          <table:table-cell office:value-type="float" office:value="55.894248999999903" table:style-name="ce3">
            <text:p>55,894249</text:p>
          </table:table-cell>
          <table:table-cell table:number-columns-repeated="16382"/>
        </table:table-row>
        <table:table-row table:style-name="ro2">
          <table:table-cell office:value-type="float" office:value="26.116185000000002" table:style-name="ce3">
            <text:p>26,116185</text:p>
          </table:table-cell>
          <table:table-cell office:value-type="float" office:value="55.889775" table:style-name="ce3">
            <text:p>55,889775</text:p>
          </table:table-cell>
          <table:table-cell table:number-columns-repeated="16382"/>
        </table:table-row>
        <table:table-row table:style-name="ro2">
          <table:table-cell office:value-type="float" office:value="26.12416" table:style-name="ce3">
            <text:p>26,12416</text:p>
          </table:table-cell>
          <table:table-cell office:value-type="float" office:value="55.889367" table:style-name="ce3">
            <text:p>55,889367</text:p>
          </table:table-cell>
          <table:table-cell table:number-columns-repeated="16382"/>
        </table:table-row>
        <table:table-row table:style-name="ro2">
          <table:table-cell office:value-type="float" office:value="26.132135000000002" table:style-name="ce3">
            <text:p>26,132135</text:p>
          </table:table-cell>
          <table:table-cell office:value-type="float" office:value="55.888955000000003" table:style-name="ce3">
            <text:p>55,888955</text:p>
          </table:table-cell>
          <table:table-cell table:number-columns-repeated="16382"/>
        </table:table-row>
        <table:table-row table:style-name="ro2">
          <table:table-cell office:value-type="float" office:value="26.131413999999999" table:style-name="ce3">
            <text:p>26,131414</text:p>
          </table:table-cell>
          <table:table-cell office:value-type="float" office:value="55.884481000000001" table:style-name="ce3">
            <text:p>55,884481</text:p>
          </table:table-cell>
          <table:table-cell table:number-columns-repeated="16382"/>
        </table:table-row>
        <table:table-row table:style-name="ro2">
          <table:table-cell office:value-type="float" office:value="26.139389000000001" table:style-name="ce3">
            <text:p>26,139389</text:p>
          </table:table-cell>
          <table:table-cell office:value-type="float" office:value="55.8840679999999" table:style-name="ce3">
            <text:p>55,884068</text:p>
          </table:table-cell>
          <table:table-cell table:number-columns-repeated="16382"/>
        </table:table-row>
        <table:table-row table:style-name="ro2">
          <table:table-cell office:value-type="float" office:value="26.138670999999899" table:style-name="ce3">
            <text:p>26,138671</text:p>
          </table:table-cell>
          <table:table-cell office:value-type="float" office:value="55.879591999999903" table:style-name="ce3">
            <text:p>55,879592</text:p>
          </table:table-cell>
          <table:table-cell table:number-columns-repeated="16382"/>
        </table:table-row>
        <table:table-row table:style-name="ro2">
          <table:table-cell office:value-type="float" office:value="26.146640999999899" table:style-name="ce3">
            <text:p>26,146641</text:p>
          </table:table-cell>
          <table:table-cell office:value-type="float" office:value="55.879182" table:style-name="ce3">
            <text:p>55,879182</text:p>
          </table:table-cell>
          <table:table-cell table:number-columns-repeated="16382"/>
        </table:table-row>
        <table:table-row table:style-name="ro2">
          <table:table-cell office:value-type="float" office:value="26.154613999999999" table:style-name="ce3">
            <text:p>26,154614</text:p>
          </table:table-cell>
          <table:table-cell office:value-type="float" office:value="55.878768999999998" table:style-name="ce3">
            <text:p>55,878769</text:p>
          </table:table-cell>
          <table:table-cell table:number-columns-repeated="16382"/>
        </table:table-row>
        <table:table-row table:style-name="ro2">
          <table:table-cell office:value-type="float" office:value="26.153893" table:style-name="ce3">
            <text:p>26,153893</text:p>
          </table:table-cell>
          <table:table-cell office:value-type="float" office:value="55.874294999999996" table:style-name="ce3">
            <text:p>55,874295</text:p>
          </table:table-cell>
          <table:table-cell table:number-columns-repeated="16382"/>
        </table:table-row>
        <table:table-row table:style-name="ro2">
          <table:table-cell office:value-type="float" office:value="26.161864000000001" table:style-name="ce3">
            <text:p>26,161864</text:p>
          </table:table-cell>
          <table:table-cell office:value-type="float" office:value="55.873877999999898" table:style-name="ce3">
            <text:p>55,873878</text:p>
          </table:table-cell>
          <table:table-cell table:number-columns-repeated="16382"/>
        </table:table-row>
        <table:table-row table:style-name="ro2">
          <table:table-cell office:value-type="float" office:value="26.161142999999999" table:style-name="ce3">
            <text:p>26,161143</text:p>
          </table:table-cell>
          <table:table-cell office:value-type="float" office:value="55.869408999999997" table:style-name="ce3">
            <text:p>55,869409</text:p>
          </table:table-cell>
          <table:table-cell table:number-columns-repeated="16382"/>
        </table:table-row>
        <table:table-row table:style-name="ro2">
          <table:table-cell office:value-type="float" office:value="26.169112999999999" table:style-name="ce3">
            <text:p>26,169113</text:p>
          </table:table-cell>
          <table:table-cell office:value-type="float" office:value="55.868991999999999" table:style-name="ce3">
            <text:p>55,868992</text:p>
          </table:table-cell>
          <table:table-cell table:number-columns-repeated="16382"/>
        </table:table-row>
        <table:table-row table:style-name="ro2">
          <table:table-cell office:value-type="float" office:value="26.177080999999902" table:style-name="ce3">
            <text:p>26,177081</text:p>
          </table:table-cell>
          <table:table-cell office:value-type="float" office:value="55.868578999999997" table:style-name="ce3">
            <text:p>55,868579</text:p>
          </table:table-cell>
          <table:table-cell table:number-columns-repeated="16382"/>
        </table:table-row>
        <table:table-row table:style-name="ro2">
          <table:table-cell office:value-type="float" office:value="26.176359000000001" table:style-name="ce3">
            <text:p>26,176359</text:p>
          </table:table-cell>
          <table:table-cell office:value-type="float" office:value="55.864104999999903" table:style-name="ce3">
            <text:p>55,864105</text:p>
          </table:table-cell>
          <table:table-cell table:number-columns-repeated="16382"/>
        </table:table-row>
        <table:table-row table:style-name="ro2">
          <table:table-cell office:value-type="float" office:value="26.184328999999899" table:style-name="ce3">
            <text:p>26,184329</text:p>
          </table:table-cell>
          <table:table-cell office:value-type="float" office:value="55.863689999999998" table:style-name="ce3">
            <text:p>55,86369</text:p>
          </table:table-cell>
          <table:table-cell table:number-columns-repeated="16382"/>
        </table:table-row>
        <table:table-row table:style-name="ro2">
          <table:table-cell office:value-type="float" office:value="26.192295000000001" table:style-name="ce3">
            <text:p>26,192295</text:p>
          </table:table-cell>
          <table:table-cell office:value-type="float" office:value="55.8632729999999" table:style-name="ce3">
            <text:p>55,863273</text:p>
          </table:table-cell>
          <table:table-cell table:number-columns-repeated="16382"/>
        </table:table-row>
        <table:table-row table:style-name="ro2">
          <table:table-cell office:value-type="float" office:value="26.191572000000001" table:style-name="ce3">
            <text:p>26,191572</text:p>
          </table:table-cell>
          <table:table-cell office:value-type="float" office:value="55.858798999999998" table:style-name="ce3">
            <text:p>55,858799</text:p>
          </table:table-cell>
          <table:table-cell table:number-columns-repeated="16382"/>
        </table:table-row>
        <table:table-row table:style-name="ro2">
          <table:table-cell office:value-type="float" office:value="26.199539999999999" table:style-name="ce3">
            <text:p>26,19954</text:p>
          </table:table-cell>
          <table:table-cell office:value-type="float" office:value="55.858381999999999" table:style-name="ce3">
            <text:p>55,858382</text:p>
          </table:table-cell>
          <table:table-cell table:number-columns-repeated="16382"/>
        </table:table-row>
        <table:table-row table:style-name="ro2">
          <table:table-cell office:value-type="float" office:value="26.207505999999999" table:style-name="ce3">
            <text:p>26,207506</text:p>
          </table:table-cell>
          <table:table-cell office:value-type="float" office:value="55.857967000000002" table:style-name="ce3">
            <text:p>55,857967</text:p>
          </table:table-cell>
          <table:table-cell table:number-columns-repeated="16382"/>
        </table:table-row>
        <table:table-row table:style-name="ro2">
          <table:table-cell office:value-type="float" office:value="26.206778" table:style-name="ce3">
            <text:p>26,206778</text:p>
          </table:table-cell>
          <table:table-cell office:value-type="float" office:value="55.853493" table:style-name="ce3">
            <text:p>55,853493</text:p>
          </table:table-cell>
          <table:table-cell table:number-columns-repeated="16382"/>
        </table:table-row>
        <table:table-row table:style-name="ro2">
          <table:table-cell office:value-type="float" office:value="26.214746000000101" table:style-name="ce3">
            <text:p>26,214746</text:p>
          </table:table-cell>
          <table:table-cell office:value-type="float" office:value="55.853076000000001" table:style-name="ce3">
            <text:p>55,853076</text:p>
          </table:table-cell>
          <table:table-cell table:number-columns-repeated="16382"/>
        </table:table-row>
        <table:table-row table:style-name="ro2">
          <table:table-cell office:value-type="float" office:value="26.214019" table:style-name="ce3">
            <text:p>26,214019</text:p>
          </table:table-cell>
          <table:table-cell office:value-type="float" office:value="55.848602" table:style-name="ce3">
            <text:p>55,848602</text:p>
          </table:table-cell>
          <table:table-cell table:number-columns-repeated="16382"/>
        </table:table-row>
        <table:table-row table:style-name="ro2">
          <table:table-cell office:value-type="float" office:value="26.221983000000002" table:style-name="ce3">
            <text:p>26,221983</text:p>
          </table:table-cell>
          <table:table-cell office:value-type="float" office:value="55.848184999999901" table:style-name="ce3">
            <text:p>55,848185</text:p>
          </table:table-cell>
          <table:table-cell table:number-columns-repeated="16382"/>
        </table:table-row>
        <table:table-row table:style-name="ro2">
          <table:table-cell office:value-type="float" office:value="26.221256" table:style-name="ce3">
            <text:p>26,221256</text:p>
          </table:table-cell>
          <table:table-cell office:value-type="float" office:value="55.8437109999999" table:style-name="ce3">
            <text:p>55,843711</text:p>
          </table:table-cell>
          <table:table-cell table:number-columns-repeated="16382"/>
        </table:table-row>
        <table:table-row table:style-name="ro2">
          <table:table-cell office:value-type="float" office:value="26.220527999999899" table:style-name="ce3">
            <text:p>26,220528</text:p>
          </table:table-cell>
          <table:table-cell office:value-type="float" office:value="55.839241999999999" table:style-name="ce3">
            <text:p>55,839242</text:p>
          </table:table-cell>
          <table:table-cell table:number-columns-repeated="16382"/>
        </table:table-row>
        <table:table-row table:style-name="ro2">
          <table:table-cell office:value-type="float" office:value="26.228491999999999" table:style-name="ce3">
            <text:p>26,228492</text:p>
          </table:table-cell>
          <table:table-cell office:value-type="float" office:value="55.838819999999998" table:style-name="ce3">
            <text:p>55,83882</text:p>
          </table:table-cell>
          <table:table-cell table:number-columns-repeated="16382"/>
        </table:table-row>
        <table:table-row table:style-name="ro2">
          <table:table-cell office:value-type="float" office:value="26.227765000000002" table:style-name="ce3">
            <text:p>26,227765</text:p>
          </table:table-cell>
          <table:table-cell office:value-type="float" office:value="55.834345999999897" table:style-name="ce3">
            <text:p>55,834346</text:p>
          </table:table-cell>
          <table:table-cell table:number-columns-repeated="16382"/>
        </table:table-row>
        <table:table-row table:style-name="ro2">
          <table:table-cell office:value-type="float" office:value="26.235726" table:style-name="ce3">
            <text:p>26,235726</text:p>
          </table:table-cell>
          <table:table-cell office:value-type="float" office:value="55.833931999999898" table:style-name="ce3">
            <text:p>55,833932</text:p>
          </table:table-cell>
          <table:table-cell table:number-columns-repeated="16382"/>
        </table:table-row>
        <table:table-row table:style-name="ro2">
          <table:table-cell office:value-type="float" office:value="26.234995999999999" table:style-name="ce3">
            <text:p>26,234996</text:p>
          </table:table-cell>
          <table:table-cell office:value-type="float" office:value="55.829455000000003" table:style-name="ce3">
            <text:p>55,829455</text:p>
          </table:table-cell>
          <table:table-cell table:number-columns-repeated="16382"/>
        </table:table-row>
        <table:table-row table:style-name="ro2">
          <table:table-cell office:value-type="float" office:value="26.234266999999999" table:style-name="ce3">
            <text:p>26,234267</text:p>
          </table:table-cell>
          <table:table-cell office:value-type="float" office:value="55.824981000000001" table:style-name="ce3">
            <text:p>55,824981</text:p>
          </table:table-cell>
          <table:table-cell table:number-columns-repeated="16382"/>
        </table:table-row>
        <table:table-row table:style-name="ro2">
          <table:table-cell office:value-type="float" office:value="26.2335419999999" table:style-name="ce3">
            <text:p>26,233542</text:p>
          </table:table-cell>
          <table:table-cell office:value-type="float" office:value="55.820509999999899" table:style-name="ce3">
            <text:p>55,82051</text:p>
          </table:table-cell>
          <table:table-cell table:number-columns-repeated="16382"/>
        </table:table-row>
        <table:table-row table:style-name="ro2">
          <table:table-cell office:value-type="float" office:value="26.241499000000001" table:style-name="ce3">
            <text:p>26,241499</text:p>
          </table:table-cell>
          <table:table-cell office:value-type="float" office:value="55.820089999999901" table:style-name="ce3">
            <text:p>55,82009</text:p>
          </table:table-cell>
          <table:table-cell table:number-columns-repeated="16382"/>
        </table:table-row>
        <table:table-row table:style-name="ro2">
          <table:table-cell office:value-type="float" office:value="26.240769999999898" table:style-name="ce3">
            <text:p>26,24077</text:p>
          </table:table-cell>
          <table:table-cell office:value-type="float" office:value="55.815617000000003" table:style-name="ce3">
            <text:p>55,815617</text:p>
          </table:table-cell>
          <table:table-cell table:number-columns-repeated="16382"/>
        </table:table-row>
        <table:table-row table:style-name="ro2">
          <table:table-cell office:value-type="float" office:value="26.240041999999999" table:style-name="ce3">
            <text:p>26,240042</text:p>
          </table:table-cell>
          <table:table-cell office:value-type="float" office:value="55.811143000000001" table:style-name="ce3">
            <text:p>55,811143</text:p>
          </table:table-cell>
          <table:table-cell table:number-columns-repeated="16382"/>
        </table:table-row>
        <table:table-row table:style-name="ro2">
          <table:table-cell office:value-type="float" office:value="26.239312999999999" table:style-name="ce3">
            <text:p>26,239313</text:p>
          </table:table-cell>
          <table:table-cell office:value-type="float" office:value="55.806670999999902" table:style-name="ce3">
            <text:p>55,806671</text:p>
          </table:table-cell>
          <table:table-cell table:number-columns-repeated="16382"/>
        </table:table-row>
        <table:table-row table:style-name="ro2">
          <table:table-cell office:value-type="float" office:value="26.24727" table:style-name="ce3">
            <text:p>26,24727</text:p>
          </table:table-cell>
          <table:table-cell office:value-type="float" office:value="55.806252000000001" table:style-name="ce3">
            <text:p>55,806252</text:p>
          </table:table-cell>
          <table:table-cell table:number-columns-repeated="16382"/>
        </table:table-row>
        <table:table-row table:style-name="ro2">
          <table:table-cell office:value-type="float" office:value="26.24654" table:style-name="ce3">
            <text:p>26,24654</text:p>
          </table:table-cell>
          <table:table-cell office:value-type="float" office:value="55.801777999999999" table:style-name="ce3">
            <text:p>55,801778</text:p>
          </table:table-cell>
          <table:table-cell table:number-columns-repeated="16382"/>
        </table:table-row>
        <table:table-row table:style-name="ro2">
          <table:table-cell office:value-type="float" office:value="26.245811" table:style-name="ce3">
            <text:p>26,245811</text:p>
          </table:table-cell>
          <table:table-cell office:value-type="float" office:value="55.797305999999899" table:style-name="ce3">
            <text:p>55,797306</text:p>
          </table:table-cell>
          <table:table-cell table:number-columns-repeated="16382"/>
        </table:table-row>
        <table:table-row table:style-name="ro2">
          <table:table-cell office:value-type="float" office:value="26.245082" table:style-name="ce3">
            <text:p>26,245082</text:p>
          </table:table-cell>
          <table:table-cell office:value-type="float" office:value="55.792831999999997" table:style-name="ce3">
            <text:p>55,792832</text:p>
          </table:table-cell>
          <table:table-cell table:number-columns-repeated="16382"/>
        </table:table-row>
        <table:table-row table:style-name="ro2">
          <table:table-cell office:value-type="float" office:value="26.253034" table:style-name="ce3">
            <text:p>26,253034</text:p>
          </table:table-cell>
          <table:table-cell office:value-type="float" office:value="55.792413000000003" table:style-name="ce3">
            <text:p>55,792413</text:p>
          </table:table-cell>
          <table:table-cell table:number-columns-repeated="16382"/>
        </table:table-row>
        <table:table-row table:style-name="ro2">
          <table:table-cell office:value-type="float" office:value="26.252304000000098" table:style-name="ce3">
            <text:p>26,252304</text:p>
          </table:table-cell>
          <table:table-cell office:value-type="float" office:value="55.787935999999902" table:style-name="ce3">
            <text:p>55,787936</text:p>
          </table:table-cell>
          <table:table-cell table:number-columns-repeated="16382"/>
        </table:table-row>
        <table:table-row table:style-name="ro2">
          <table:table-cell office:value-type="float" office:value="26.251574999999999" table:style-name="ce3">
            <text:p>26,251575</text:p>
          </table:table-cell>
          <table:table-cell office:value-type="float" office:value="55.783467000000002" table:style-name="ce3">
            <text:p>55,783467</text:p>
          </table:table-cell>
          <table:table-cell table:number-columns-repeated="16382"/>
        </table:table-row>
        <table:table-row table:style-name="ro2">
          <table:table-cell office:value-type="float" office:value="26.259526999999899" table:style-name="ce3">
            <text:p>26,259527</text:p>
          </table:table-cell>
          <table:table-cell office:value-type="float" office:value="55.783047999999901" table:style-name="ce3">
            <text:p>55,783048</text:p>
          </table:table-cell>
          <table:table-cell table:number-columns-repeated="16382"/>
        </table:table-row>
        <table:table-row table:style-name="ro2">
          <table:table-cell office:value-type="float" office:value="26.258797000000001" table:style-name="ce3">
            <text:p>26,258797</text:p>
          </table:table-cell>
          <table:table-cell office:value-type="float" office:value="55.778570999999999" table:style-name="ce3">
            <text:p>55,778571</text:p>
          </table:table-cell>
          <table:table-cell table:number-columns-repeated="16382"/>
        </table:table-row>
        <table:table-row table:style-name="ro2">
          <table:table-cell office:value-type="float" office:value="26.266746999999999" table:style-name="ce3">
            <text:p>26,266747</text:p>
          </table:table-cell>
          <table:table-cell office:value-type="float" office:value="55.778151999999999" table:style-name="ce3">
            <text:p>55,778152</text:p>
          </table:table-cell>
          <table:table-cell table:number-columns-repeated="16382"/>
        </table:table-row>
        <table:table-row table:style-name="ro2">
          <table:table-cell office:value-type="float" office:value="26.266014999999999" table:style-name="ce3">
            <text:p>26,266015</text:p>
          </table:table-cell>
          <table:table-cell office:value-type="float" office:value="55.773677999999997" table:style-name="ce3">
            <text:p>55,773678</text:p>
          </table:table-cell>
          <table:table-cell table:number-columns-repeated="16382"/>
        </table:table-row>
        <table:table-row table:style-name="ro2">
          <table:table-cell office:value-type="float" office:value="26.2652859999999" table:style-name="ce3">
            <text:p>26,265286</text:p>
          </table:table-cell>
          <table:table-cell office:value-type="float" office:value="55.769204000000002" table:style-name="ce3">
            <text:p>55,769204</text:p>
          </table:table-cell>
          <table:table-cell table:number-columns-repeated="16382"/>
        </table:table-row>
        <table:table-row table:style-name="ro2">
          <table:table-cell office:value-type="float" office:value="26.273233999999899" table:style-name="ce3">
            <text:p>26,273234</text:p>
          </table:table-cell>
          <table:table-cell office:value-type="float" office:value="55.768782999999999" table:style-name="ce3">
            <text:p>55,768783</text:p>
          </table:table-cell>
          <table:table-cell table:number-columns-repeated="16382"/>
        </table:table-row>
        <table:table-row table:style-name="ro2">
          <table:table-cell office:value-type="float" office:value="26.272501999999999" table:style-name="ce3">
            <text:p>26,272502</text:p>
          </table:table-cell>
          <table:table-cell office:value-type="float" office:value="55.764308999999997" table:style-name="ce3">
            <text:p>55,764309</text:p>
          </table:table-cell>
          <table:table-cell table:number-columns-repeated="16382"/>
        </table:table-row>
        <table:table-row table:style-name="ro2">
          <table:table-cell office:value-type="float" office:value="26.2804490000001" table:style-name="ce3">
            <text:p>26,280449</text:p>
          </table:table-cell>
          <table:table-cell office:value-type="float" office:value="55.763888999999899" table:style-name="ce3">
            <text:p>55,763889</text:p>
          </table:table-cell>
          <table:table-cell table:number-columns-repeated="16382"/>
        </table:table-row>
        <table:table-row table:style-name="ro2">
          <table:table-cell office:value-type="float" office:value="26.279714999999999" table:style-name="ce3">
            <text:p>26,279715</text:p>
          </table:table-cell>
          <table:table-cell office:value-type="float" office:value="55.759414999999898" table:style-name="ce3">
            <text:p>55,759415</text:p>
          </table:table-cell>
          <table:table-cell table:number-columns-repeated="16382"/>
        </table:table-row>
        <table:table-row table:style-name="ro2">
          <table:table-cell office:value-type="float" office:value="26.287663000000101" table:style-name="ce3">
            <text:p>26,287663</text:p>
          </table:table-cell>
          <table:table-cell office:value-type="float" office:value="55.758996000000003" table:style-name="ce3">
            <text:p>55,758996</text:p>
          </table:table-cell>
          <table:table-cell table:number-columns-repeated="16382"/>
        </table:table-row>
        <table:table-row table:style-name="ro2">
          <table:table-cell office:value-type="float" office:value="26.286929000000001" table:style-name="ce3">
            <text:p>26,286929</text:p>
          </table:table-cell>
          <table:table-cell office:value-type="float" office:value="55.754519999999999" table:style-name="ce3">
            <text:p>55,75452</text:p>
          </table:table-cell>
          <table:table-cell table:number-columns-repeated="16382"/>
        </table:table-row>
        <table:table-row table:style-name="ro2">
          <table:table-cell office:value-type="float" office:value="26.294874" table:style-name="ce3">
            <text:p>26,294874</text:p>
          </table:table-cell>
          <table:table-cell office:value-type="float" office:value="55.754097999999999" table:style-name="ce3">
            <text:p>55,754098</text:p>
          </table:table-cell>
          <table:table-cell table:number-columns-repeated="16382"/>
        </table:table-row>
        <table:table-row table:style-name="ro2">
          <table:table-cell office:value-type="float" office:value="26.294139999999899" table:style-name="ce3">
            <text:p>26,29414</text:p>
          </table:table-cell>
          <table:table-cell office:value-type="float" office:value="55.749625999999999" table:style-name="ce3">
            <text:p>55,749626</text:p>
          </table:table-cell>
          <table:table-cell table:number-columns-repeated="16382"/>
        </table:table-row>
        <table:table-row table:style-name="ro2">
          <table:table-cell office:value-type="float" office:value="26.302085000000002" table:style-name="ce3">
            <text:p>26,302085</text:p>
          </table:table-cell>
          <table:table-cell office:value-type="float" office:value="55.749203000000001" table:style-name="ce3">
            <text:p>55,749203</text:p>
          </table:table-cell>
          <table:table-cell table:number-columns-repeated="16382"/>
        </table:table-row>
        <table:table-row table:style-name="ro2">
          <table:table-cell office:value-type="float" office:value="26.310026000000001" table:style-name="ce3">
            <text:p>26,310026</text:p>
          </table:table-cell>
          <table:table-cell office:value-type="float" office:value="55.748778999999999" table:style-name="ce3">
            <text:p>55,748779</text:p>
          </table:table-cell>
          <table:table-cell table:number-columns-repeated="16382"/>
        </table:table-row>
        <table:table-row table:style-name="ro2">
          <table:table-cell office:value-type="float" office:value="26.3092919999999" table:style-name="ce3">
            <text:p>26,309292</text:p>
          </table:table-cell>
          <table:table-cell office:value-type="float" office:value="55.744309000000001" table:style-name="ce3">
            <text:p>55,744309</text:p>
          </table:table-cell>
          <table:table-cell table:number-columns-repeated="16382"/>
        </table:table-row>
        <table:table-row table:style-name="ro2">
          <table:table-cell office:value-type="float" office:value="26.317235" table:style-name="ce3">
            <text:p>26,317235</text:p>
          </table:table-cell>
          <table:table-cell office:value-type="float" office:value="55.743881000000002" table:style-name="ce3">
            <text:p>55,743881</text:p>
          </table:table-cell>
          <table:table-cell table:number-columns-repeated="16382"/>
        </table:table-row>
        <table:table-row table:style-name="ro2">
          <table:table-cell office:value-type="float" office:value="26.325177" table:style-name="ce3">
            <text:p>26,325177</text:p>
          </table:table-cell>
          <table:table-cell office:value-type="float" office:value="55.743456999999999" table:style-name="ce3">
            <text:p>55,743457</text:p>
          </table:table-cell>
          <table:table-cell table:number-columns-repeated="16382"/>
        </table:table-row>
        <table:table-row table:style-name="ro2">
          <table:table-cell office:value-type="float" office:value="26.333117999999999" table:style-name="ce3">
            <text:p>26,333118</text:p>
          </table:table-cell>
          <table:table-cell office:value-type="float" office:value="55.743034999999999" table:style-name="ce3">
            <text:p>55,743035</text:p>
          </table:table-cell>
          <table:table-cell table:number-columns-repeated="16382"/>
        </table:table-row>
        <table:table-row table:style-name="ro2">
          <table:table-cell office:value-type="float" office:value="26.341061" table:style-name="ce3">
            <text:p>26,341061</text:p>
          </table:table-cell>
          <table:table-cell office:value-type="float" office:value="55.742607" table:style-name="ce3">
            <text:p>55,742607</text:p>
          </table:table-cell>
          <table:table-cell table:number-columns-repeated="16382"/>
        </table:table-row>
        <table:table-row table:style-name="ro2">
          <table:table-cell office:value-type="float" office:value="26.349001000000001" table:style-name="ce3">
            <text:p>26,349001</text:p>
          </table:table-cell>
          <table:table-cell office:value-type="float" office:value="55.742182999999898" table:style-name="ce3">
            <text:p>55,742183</text:p>
          </table:table-cell>
          <table:table-cell table:number-columns-repeated="16382"/>
        </table:table-row>
        <table:table-row table:style-name="ro2">
          <table:table-cell office:value-type="float" office:value="26.348262999999999" table:style-name="ce3">
            <text:p>26,348263</text:p>
          </table:table-cell>
          <table:table-cell office:value-type="float" office:value="55.737709000000002" table:style-name="ce3">
            <text:p>55,737709</text:p>
          </table:table-cell>
          <table:table-cell table:number-columns-repeated="16382"/>
        </table:table-row>
        <table:table-row table:style-name="ro2">
          <table:table-cell office:value-type="float" office:value="26.356202999999901" table:style-name="ce3">
            <text:p>26,356203</text:p>
          </table:table-cell>
          <table:table-cell office:value-type="float" office:value="55.737282999999998" table:style-name="ce3">
            <text:p>55,737283</text:p>
          </table:table-cell>
          <table:table-cell table:number-columns-repeated="16382"/>
        </table:table-row>
        <table:table-row table:style-name="ro2">
          <table:table-cell office:value-type="float" office:value="26.355461999999999" table:style-name="ce3">
            <text:p>26,355462</text:p>
          </table:table-cell>
          <table:table-cell office:value-type="float" office:value="55.732810999999998" table:style-name="ce3">
            <text:p>55,732811</text:p>
          </table:table-cell>
          <table:table-cell table:number-columns-repeated="16382"/>
        </table:table-row>
        <table:table-row table:style-name="ro2">
          <table:table-cell office:value-type="float" office:value="26.363401" table:style-name="ce3">
            <text:p>26,363401</text:p>
          </table:table-cell>
          <table:table-cell office:value-type="float" office:value="55.7323850000001" table:style-name="ce3">
            <text:p>55,732385</text:p>
          </table:table-cell>
          <table:table-cell table:number-columns-repeated="16382"/>
        </table:table-row>
        <table:table-row table:style-name="ro2">
          <table:table-cell office:value-type="float" office:value="26.362661999999901" table:style-name="ce3">
            <text:p>26,362662</text:p>
          </table:table-cell>
          <table:table-cell office:value-type="float" office:value="55.727913000000001" table:style-name="ce3">
            <text:p>55,727913</text:p>
          </table:table-cell>
          <table:table-cell table:number-columns-repeated="16382"/>
        </table:table-row>
        <table:table-row table:style-name="ro2">
          <table:table-cell office:value-type="float" office:value="26.361918999999901" table:style-name="ce3">
            <text:p>26,361919</text:p>
          </table:table-cell>
          <table:table-cell office:value-type="float" office:value="55.723438999999999" table:style-name="ce3">
            <text:p>55,723439</text:p>
          </table:table-cell>
          <table:table-cell table:number-columns-repeated="16382"/>
        </table:table-row>
        <table:table-row table:style-name="ro2">
          <table:table-cell office:value-type="float" office:value="26.369857" table:style-name="ce3">
            <text:p>26,369857</text:p>
          </table:table-cell>
          <table:table-cell office:value-type="float" office:value="55.7230109999999" table:style-name="ce3">
            <text:p>55,723011</text:p>
          </table:table-cell>
          <table:table-cell table:number-columns-repeated="16382"/>
        </table:table-row>
        <table:table-row table:style-name="ro2">
          <table:table-cell office:value-type="float" office:value="26.369116999999999" table:style-name="ce3">
            <text:p>26,369117</text:p>
          </table:table-cell>
          <table:table-cell office:value-type="float" office:value="55.718541000000002" table:style-name="ce3">
            <text:p>55,718541</text:p>
          </table:table-cell>
          <table:table-cell table:number-columns-repeated="16382"/>
        </table:table-row>
        <table:table-row table:style-name="ro2">
          <table:table-cell office:value-type="float" office:value="26.377052999999901" table:style-name="ce3">
            <text:p>26,377053</text:p>
          </table:table-cell>
          <table:table-cell office:value-type="float" office:value="55.718108000000001" table:style-name="ce3">
            <text:p>55,718108</text:p>
          </table:table-cell>
          <table:table-cell table:number-columns-repeated="16382"/>
        </table:table-row>
        <table:table-row table:style-name="ro2">
          <table:table-cell office:value-type="float" office:value="26.37631" table:style-name="ce3">
            <text:p>26,37631</text:p>
          </table:table-cell>
          <table:table-cell office:value-type="float" office:value="55.713638999999901" table:style-name="ce3">
            <text:p>55,713639</text:p>
          </table:table-cell>
          <table:table-cell table:number-columns-repeated="16382"/>
        </table:table-row>
        <table:table-row table:style-name="ro2">
          <table:table-cell office:value-type="float" office:value="26.375568999999999" table:style-name="ce3">
            <text:p>26,375569</text:p>
          </table:table-cell>
          <table:table-cell office:value-type="float" office:value="55.709162999999897" table:style-name="ce3">
            <text:p>55,709163</text:p>
          </table:table-cell>
          <table:table-cell table:number-columns-repeated="16382"/>
        </table:table-row>
        <table:table-row table:style-name="ro2">
          <table:table-cell office:value-type="float" office:value="26.374825999999999" table:style-name="ce3">
            <text:p>26,374826</text:p>
          </table:table-cell>
          <table:table-cell office:value-type="float" office:value="55.704692999999999" table:style-name="ce3">
            <text:p>55,704693</text:p>
          </table:table-cell>
          <table:table-cell table:number-columns-repeated="16382"/>
        </table:table-row>
        <table:table-row table:style-name="ro2">
          <table:table-cell office:value-type="float" office:value="26.382762" table:style-name="ce3">
            <text:p>26,382762</text:p>
          </table:table-cell>
          <table:table-cell office:value-type="float" office:value="55.704264999999999" table:style-name="ce3">
            <text:p>55,704265</text:p>
          </table:table-cell>
          <table:table-cell table:number-columns-repeated="16382"/>
        </table:table-row>
        <table:table-row table:style-name="ro2">
          <table:table-cell office:value-type="float" office:value="26.390692999999899" table:style-name="ce3">
            <text:p>26,390693</text:p>
          </table:table-cell>
          <table:table-cell office:value-type="float" office:value="55.703834000000001" table:style-name="ce3">
            <text:p>55,703834</text:p>
          </table:table-cell>
          <table:table-cell table:number-columns-repeated="16382"/>
        </table:table-row>
        <table:table-row table:style-name="ro2">
          <table:table-cell office:value-type="float" office:value="26.398627000000001" table:style-name="ce3">
            <text:p>26,398627</text:p>
          </table:table-cell>
          <table:table-cell office:value-type="float" office:value="55.703408000000003" table:style-name="ce3">
            <text:p>55,703408</text:p>
          </table:table-cell>
          <table:table-cell table:number-columns-repeated="16382"/>
        </table:table-row>
        <table:table-row table:style-name="ro2">
          <table:table-cell office:value-type="float" office:value="26.406561" table:style-name="ce3">
            <text:p>26,406561</text:p>
          </table:table-cell>
          <table:table-cell office:value-type="float" office:value="55.702976999999997" table:style-name="ce3">
            <text:p>55,702977</text:p>
          </table:table-cell>
          <table:table-cell table:number-columns-repeated="16382"/>
        </table:table-row>
        <table:table-row table:style-name="ro2">
          <table:table-cell office:value-type="float" office:value="26.414494000000101" table:style-name="ce3">
            <text:p>26,414494</text:p>
          </table:table-cell>
          <table:table-cell office:value-type="float" office:value="55.702544000000003" table:style-name="ce3">
            <text:p>55,702544</text:p>
          </table:table-cell>
          <table:table-cell table:number-columns-repeated="16382"/>
        </table:table-row>
        <table:table-row table:style-name="ro2">
          <table:table-cell office:value-type="float" office:value="26.422426000000002" table:style-name="ce3">
            <text:p>26,422426</text:p>
          </table:table-cell>
          <table:table-cell office:value-type="float" office:value="55.702112999999997" table:style-name="ce3">
            <text:p>55,702113</text:p>
          </table:table-cell>
          <table:table-cell table:number-columns-repeated="16382"/>
        </table:table-row>
        <table:table-row table:style-name="ro2">
          <table:table-cell office:value-type="float" office:value="26.430358999999999" table:style-name="ce3">
            <text:p>26,430359</text:p>
          </table:table-cell>
          <table:table-cell office:value-type="float" office:value="55.701682999999903" table:style-name="ce3">
            <text:p>55,701683</text:p>
          </table:table-cell>
          <table:table-cell table:number-columns-repeated="16382"/>
        </table:table-row>
        <table:table-row table:style-name="ro2">
          <table:table-cell office:value-type="float" office:value="26.438288999999902" table:style-name="ce3">
            <text:p>26,438289</text:p>
          </table:table-cell>
          <table:table-cell office:value-type="float" office:value="55.701251999999897" table:style-name="ce3">
            <text:p>55,701252</text:p>
          </table:table-cell>
          <table:table-cell table:number-columns-repeated="16382"/>
        </table:table-row>
        <table:table-row table:style-name="ro2">
          <table:table-cell office:value-type="float" office:value="26.446221999999999" table:style-name="ce3">
            <text:p>26,446222</text:p>
          </table:table-cell>
          <table:table-cell office:value-type="float" office:value="55.700820999999998" table:style-name="ce3">
            <text:p>55,700821</text:p>
          </table:table-cell>
          <table:table-cell table:number-columns-repeated="16382"/>
        </table:table-row>
        <table:table-row table:style-name="ro2">
          <table:table-cell office:value-type="float" office:value="26.454156000000001" table:style-name="ce3">
            <text:p>26,454156</text:p>
          </table:table-cell>
          <table:table-cell office:value-type="float" office:value="55.700386000000002" table:style-name="ce3">
            <text:p>55,700386</text:p>
          </table:table-cell>
          <table:table-cell table:number-columns-repeated="16382"/>
        </table:table-row>
        <table:table-row table:style-name="ro2">
          <table:table-cell office:value-type="float" office:value="26.462084999999998" table:style-name="ce3">
            <text:p>26,462085</text:p>
          </table:table-cell>
          <table:table-cell office:value-type="float" office:value="55.699955000000003" table:style-name="ce3">
            <text:p>55,699955</text:p>
          </table:table-cell>
          <table:table-cell table:number-columns-repeated="16382"/>
        </table:table-row>
        <table:table-row table:style-name="ro2">
          <table:table-cell office:value-type="float" office:value="26.461334999999998" table:style-name="ce3">
            <text:p>26,461335</text:p>
          </table:table-cell>
          <table:table-cell office:value-type="float" office:value="55.695481000000001" table:style-name="ce3">
            <text:p>55,695481</text:p>
          </table:table-cell>
          <table:table-cell table:number-columns-repeated="16382"/>
        </table:table-row>
        <table:table-row table:style-name="ro2">
          <table:table-cell office:value-type="float" office:value="26.469263999999999" table:style-name="ce3">
            <text:p>26,469264</text:p>
          </table:table-cell>
          <table:table-cell office:value-type="float" office:value="55.695049999999902" table:style-name="ce3">
            <text:p>55,69505</text:p>
          </table:table-cell>
          <table:table-cell table:number-columns-repeated="16382"/>
        </table:table-row>
        <table:table-row table:style-name="ro2">
          <table:table-cell office:value-type="float" office:value="26.4771959999999" table:style-name="ce3">
            <text:p>26,477196</text:p>
          </table:table-cell>
          <table:table-cell office:value-type="float" office:value="55.694614999999999" table:style-name="ce3">
            <text:p>55,694615</text:p>
          </table:table-cell>
          <table:table-cell table:number-columns-repeated="16382"/>
        </table:table-row>
        <table:table-row table:style-name="ro2">
          <table:table-cell office:value-type="float" office:value="26.476441000000101" table:style-name="ce3">
            <text:p>26,476441</text:p>
          </table:table-cell>
          <table:table-cell office:value-type="float" office:value="55.690142999999999" table:style-name="ce3">
            <text:p>55,690143</text:p>
          </table:table-cell>
          <table:table-cell table:number-columns-repeated="16382"/>
        </table:table-row>
        <table:table-row table:style-name="ro2">
          <table:table-cell office:value-type="float" office:value="26.484372999999898" table:style-name="ce3">
            <text:p>26,484373</text:p>
          </table:table-cell>
          <table:table-cell office:value-type="float" office:value="55.689705999999902" table:style-name="ce3">
            <text:p>55,689706</text:p>
          </table:table-cell>
          <table:table-cell table:number-columns-repeated="16382"/>
        </table:table-row>
        <table:table-row table:style-name="ro2">
          <table:table-cell office:value-type="float" office:value="26.483618" table:style-name="ce3">
            <text:p>26,483618</text:p>
          </table:table-cell>
          <table:table-cell office:value-type="float" office:value="55.685234000000001" table:style-name="ce3">
            <text:p>55,685234</text:p>
          </table:table-cell>
          <table:table-cell table:number-columns-repeated="16382"/>
        </table:table-row>
        <table:table-row table:style-name="ro2">
          <table:table-cell office:value-type="float" office:value="26.491547000000001" table:style-name="ce3">
            <text:p>26,491547</text:p>
          </table:table-cell>
          <table:table-cell office:value-type="float" office:value="55.684798999999998" table:style-name="ce3">
            <text:p>55,684799</text:p>
          </table:table-cell>
          <table:table-cell table:number-columns-repeated="16382"/>
        </table:table-row>
        <table:table-row table:style-name="ro2">
          <table:table-cell office:value-type="float" office:value="26.499476000000001" table:style-name="ce3">
            <text:p>26,499476</text:p>
          </table:table-cell>
          <table:table-cell office:value-type="float" office:value="55.684362999999998" table:style-name="ce3">
            <text:p>55,684363</text:p>
          </table:table-cell>
          <table:table-cell table:number-columns-repeated="16382"/>
        </table:table-row>
        <table:table-row table:style-name="ro2">
          <table:table-cell office:value-type="float" office:value="26.507403" table:style-name="ce3">
            <text:p>26,507403</text:p>
          </table:table-cell>
          <table:table-cell office:value-type="float" office:value="55.6839259999999" table:style-name="ce3">
            <text:p>55,683926</text:p>
          </table:table-cell>
          <table:table-cell table:number-columns-repeated="16382"/>
        </table:table-row>
        <table:table-row table:style-name="ro2">
          <table:table-cell office:value-type="float" office:value="26.506647000000001" table:style-name="ce3">
            <text:p>26,506647</text:p>
          </table:table-cell>
          <table:table-cell office:value-type="float" office:value="55.679454" table:style-name="ce3">
            <text:p>55,679454</text:p>
          </table:table-cell>
          <table:table-cell table:number-columns-repeated="16382"/>
        </table:table-row>
        <table:table-row table:style-name="ro2">
          <table:table-cell office:value-type="float" office:value="26.514572999999999" table:style-name="ce3">
            <text:p>26,514573</text:p>
          </table:table-cell>
          <table:table-cell office:value-type="float" office:value="55.679018999999997" table:style-name="ce3">
            <text:p>55,679019</text:p>
          </table:table-cell>
          <table:table-cell table:number-columns-repeated="16382"/>
        </table:table-row>
        <table:table-row table:style-name="ro2">
          <table:table-cell office:value-type="float" office:value="26.522500000000001" table:style-name="ce3">
            <text:p>26,5225</text:p>
          </table:table-cell>
          <table:table-cell office:value-type="float" office:value="55.678581000000101" table:style-name="ce3">
            <text:p>55,678581</text:p>
          </table:table-cell>
          <table:table-cell table:number-columns-repeated="16382"/>
        </table:table-row>
        <table:table-row table:style-name="ro2">
          <table:table-cell office:value-type="float" office:value="26.521744000000002" table:style-name="ce3">
            <text:p>26,521744</text:p>
          </table:table-cell>
          <table:table-cell office:value-type="float" office:value="55.674109999999999" table:style-name="ce3">
            <text:p>55,67411</text:p>
          </table:table-cell>
          <table:table-cell table:number-columns-repeated="16382"/>
        </table:table-row>
        <table:table-row table:style-name="ro2">
          <table:table-cell office:value-type="float" office:value="26.529668000000001" table:style-name="ce3">
            <text:p>26,529668</text:p>
          </table:table-cell>
          <table:table-cell office:value-type="float" office:value="55.673671999999897" table:style-name="ce3">
            <text:p>55,673672</text:p>
          </table:table-cell>
          <table:table-cell table:number-columns-repeated="16382"/>
        </table:table-row>
        <table:table-row table:style-name="ro2">
          <table:table-cell office:value-type="float" office:value="26.537593000000001" table:style-name="ce3">
            <text:p>26,537593</text:p>
          </table:table-cell>
          <table:table-cell office:value-type="float" office:value="55.673231999999899" table:style-name="ce3">
            <text:p>55,673232</text:p>
          </table:table-cell>
          <table:table-cell table:number-columns-repeated="16382"/>
        </table:table-row>
        <table:table-row table:style-name="ro2">
          <table:table-cell office:value-type="float" office:value="26.536833999999899" table:style-name="ce3">
            <text:p>26,536834</text:p>
          </table:table-cell>
          <table:table-cell office:value-type="float" office:value="55.668762999999998" table:style-name="ce3">
            <text:p>55,668763</text:p>
          </table:table-cell>
          <table:table-cell table:number-columns-repeated="16382"/>
        </table:table-row>
        <table:table-row table:style-name="ro2">
          <table:table-cell office:value-type="float" office:value="26.544760999999902" table:style-name="ce3">
            <text:p>26,544761</text:p>
          </table:table-cell>
          <table:table-cell office:value-type="float" office:value="55.668323000000001" table:style-name="ce3">
            <text:p>55,668323</text:p>
          </table:table-cell>
          <table:table-cell table:number-columns-repeated="16382"/>
        </table:table-row>
        <table:table-row table:style-name="ro2">
          <table:table-cell office:value-type="float" office:value="26.552682999999899" table:style-name="ce3">
            <text:p>26,552683</text:p>
          </table:table-cell>
          <table:table-cell office:value-type="float" office:value="55.667881000000001" table:style-name="ce3">
            <text:p>55,667881</text:p>
          </table:table-cell>
          <table:table-cell table:number-columns-repeated="16382"/>
        </table:table-row>
        <table:table-row table:style-name="ro2">
          <table:table-cell office:value-type="float" office:value="26.560606999999901" table:style-name="ce3">
            <text:p>26,560607</text:p>
          </table:table-cell>
          <table:table-cell office:value-type="float" office:value="55.667442999999999" table:style-name="ce3">
            <text:p>55,667443</text:p>
          </table:table-cell>
          <table:table-cell table:number-columns-repeated="16382"/>
        </table:table-row>
        <table:table-row table:style-name="ro2">
          <table:table-cell office:value-type="float" office:value="26.561371000000001" table:style-name="ce3">
            <text:p>26,561371</text:p>
          </table:table-cell>
          <table:table-cell office:value-type="float" office:value="55.671911999999999" table:style-name="ce3">
            <text:p>55,671912</text:p>
          </table:table-cell>
          <table:table-cell table:number-columns-repeated="16382"/>
        </table:table-row>
        <table:table-row table:style-name="ro2">
          <table:table-cell office:value-type="float" office:value="26.569296000000001" table:style-name="ce3">
            <text:p>26,569296</text:p>
          </table:table-cell>
          <table:table-cell office:value-type="float" office:value="55.671475000000001" table:style-name="ce3">
            <text:p>55,671475</text:p>
          </table:table-cell>
          <table:table-cell table:number-columns-repeated="16382"/>
        </table:table-row>
        <table:table-row table:style-name="ro2">
          <table:table-cell office:value-type="float" office:value="26.577220000000001" table:style-name="ce3">
            <text:p>26,57722</text:p>
          </table:table-cell>
          <table:table-cell office:value-type="float" office:value="55.671033000000001" table:style-name="ce3">
            <text:p>55,671033</text:p>
          </table:table-cell>
          <table:table-cell table:number-columns-repeated="16382"/>
        </table:table-row>
        <table:table-row table:style-name="ro2">
          <table:table-cell office:value-type="float" office:value="26.585145000000001" table:style-name="ce3">
            <text:p>26,585145</text:p>
          </table:table-cell>
          <table:table-cell office:value-type="float" office:value="55.670590999999902" table:style-name="ce3">
            <text:p>55,670591</text:p>
          </table:table-cell>
          <table:table-cell table:number-columns-repeated="16382"/>
        </table:table-row>
        <table:table-row table:style-name="ro2">
          <table:table-cell office:value-type="float" office:value="26.593069" table:style-name="ce3">
            <text:p>26,593069</text:p>
          </table:table-cell>
          <table:table-cell office:value-type="float" office:value="55.670146000000003" table:style-name="ce3">
            <text:p>55,670146</text:p>
          </table:table-cell>
          <table:table-cell table:number-columns-repeated="16382"/>
        </table:table-row>
        <table:table-row table:style-name="ro2">
          <table:table-cell office:value-type="float" office:value="26.600990999999901" table:style-name="ce3">
            <text:p>26,600991</text:p>
          </table:table-cell>
          <table:table-cell office:value-type="float" office:value="55.669704000000003" table:style-name="ce3">
            <text:p>55,669704</text:p>
          </table:table-cell>
          <table:table-cell table:number-columns-repeated="16382"/>
        </table:table-row>
        <table:table-row table:style-name="ro2">
          <table:table-cell office:value-type="float" office:value="26.608917999999999" table:style-name="ce3">
            <text:p>26,608918</text:p>
          </table:table-cell>
          <table:table-cell office:value-type="float" office:value="55.669262000000003" table:style-name="ce3">
            <text:p>55,669262</text:p>
          </table:table-cell>
          <table:table-cell table:number-columns-repeated="16382"/>
        </table:table-row>
        <table:table-row table:style-name="ro2">
          <table:table-cell office:value-type="float" office:value="26.613178000000001" table:style-name="ce3">
            <text:p>26,613178</text:p>
          </table:table-cell>
          <table:table-cell office:value-type="float" office:value="55.669024999999998" table:style-name="ce3">
            <text:p>55,669025</text:p>
          </table:table-cell>
          <table:table-cell table:number-columns-repeated="16382"/>
        </table:table-row>
        <table:table-row table:style-name="ro2">
          <table:table-cell office:value-type="float" office:value="26.616841000000001" table:style-name="ce3">
            <text:p>26,616841</text:p>
          </table:table-cell>
          <table:table-cell office:value-type="float" office:value="55.668819999999997" table:style-name="ce3">
            <text:p>55,66882</text:p>
          </table:table-cell>
          <table:table-cell table:number-columns-repeated="16382"/>
        </table:table-row>
        <table:table-row table:style-name="ro2">
          <table:table-cell office:value-type="float" office:value="26.617099999999901" table:style-name="ce3">
            <text:p>26,6171</text:p>
          </table:table-cell>
          <table:table-cell office:value-type="float" office:value="55.670321999999899" table:style-name="ce3">
            <text:p>55,670322</text:p>
          </table:table-cell>
          <table:table-cell table:number-columns-repeated="16382"/>
        </table:table-row>
        <table:table-row table:style-name="ro2">
          <table:table-cell office:value-type="float" office:value="26.624694000000002" table:style-name="ce3">
            <text:p>26,624694</text:p>
          </table:table-cell>
          <table:table-cell office:value-type="float" office:value="55.667964999999903" table:style-name="ce3">
            <text:p>55,667965</text:p>
          </table:table-cell>
          <table:table-cell table:number-columns-repeated="16382"/>
        </table:table-row>
        <table:table-row table:style-name="ro2">
          <table:table-cell office:value-type="float" office:value="26.638380999999999" table:style-name="ce3">
            <text:p>26,638381</text:p>
          </table:table-cell>
          <table:table-cell office:value-type="float" office:value="55.663719" table:style-name="ce3">
            <text:p>55,663719</text:p>
          </table:table-cell>
          <table:table-cell table:number-columns-repeated="16382"/>
        </table:table-row>
        <table:table-row table:style-name="ro2">
          <table:table-cell office:value-type="float" office:value="26.638383000000001" table:style-name="ce3">
            <text:p>26,638383</text:p>
          </table:table-cell>
          <table:table-cell office:value-type="float" office:value="55.662303999999999" table:style-name="ce3">
            <text:p>55,662304</text:p>
          </table:table-cell>
          <table:table-cell table:number-columns-repeated="16382"/>
        </table:table-row>
        <table:table-row table:style-name="ro2">
          <table:table-cell office:value-type="float" office:value="26.6330840000001" table:style-name="ce3">
            <text:p>26,633084</text:p>
          </table:table-cell>
          <table:table-cell office:value-type="float" office:value="55.654687000000003" table:style-name="ce3">
            <text:p>55,654687</text:p>
          </table:table-cell>
          <table:table-cell table:number-columns-repeated="16382"/>
        </table:table-row>
        <table:table-row table:style-name="ro2">
          <table:table-cell office:value-type="float" office:value="26.644120000000001" table:style-name="ce3">
            <text:p>26,64412</text:p>
          </table:table-cell>
          <table:table-cell office:value-type="float" office:value="55.649239999999999" table:style-name="ce3">
            <text:p>55,64924</text:p>
          </table:table-cell>
          <table:table-cell table:number-columns-repeated="16382"/>
        </table:table-row>
        <table:table-row table:style-name="ro2">
          <table:table-cell office:value-type="float" office:value="26.635287999999999" table:style-name="ce3">
            <text:p>26,635288</text:p>
          </table:table-cell>
          <table:table-cell office:value-type="float" office:value="55.609424999999902" table:style-name="ce3">
            <text:p>55,609425</text:p>
          </table:table-cell>
          <table:table-cell table:number-columns-repeated="16382"/>
        </table:table-row>
        <table:table-row table:style-name="ro2">
          <table:table-cell office:value-type="float" office:value="26.634546999999898" table:style-name="ce3">
            <text:p>26,634547</text:p>
          </table:table-cell>
          <table:table-cell office:value-type="float" office:value="55.606092999999902" table:style-name="ce3">
            <text:p>55,606093</text:p>
          </table:table-cell>
          <table:table-cell table:number-columns-repeated="16382"/>
        </table:table-row>
        <table:table-row table:style-name="ro2">
          <table:table-cell office:value-type="float" office:value="26.640021999999998" table:style-name="ce3">
            <text:p>26,640022</text:p>
          </table:table-cell>
          <table:table-cell office:value-type="float" office:value="55.596133000000002" table:style-name="ce3">
            <text:p>55,596133</text:p>
          </table:table-cell>
          <table:table-cell table:number-columns-repeated="16382"/>
        </table:table-row>
        <table:table-row table:style-name="ro2">
          <table:table-cell office:value-type="float" office:value="26.635297000000001" table:style-name="ce3">
            <text:p>26,635297</text:p>
          </table:table-cell>
          <table:table-cell office:value-type="float" office:value="55.583777999999903" table:style-name="ce3">
            <text:p>55,583778</text:p>
          </table:table-cell>
          <table:table-cell table:number-columns-repeated="16382"/>
        </table:table-row>
        <table:table-row table:style-name="ro2">
          <table:table-cell office:value-type="float" office:value="26.630476999999999" table:style-name="ce3">
            <text:p>26,630477</text:p>
          </table:table-cell>
          <table:table-cell office:value-type="float" office:value="55.573868999999902" table:style-name="ce3">
            <text:p>55,573869</text:p>
          </table:table-cell>
          <table:table-cell table:number-columns-repeated="16382"/>
        </table:table-row>
        <table:table-row table:style-name="ro2">
          <table:table-cell office:value-type="float" office:value="26.625328" table:style-name="ce3">
            <text:p>26,625328</text:p>
          </table:table-cell>
          <table:table-cell office:value-type="float" office:value="55.571390999999998" table:style-name="ce3">
            <text:p>55,571391</text:p>
          </table:table-cell>
          <table:table-cell table:number-columns-repeated="16382"/>
        </table:table-row>
        <table:table-row table:style-name="ro2">
          <table:table-cell office:value-type="float" office:value="26.625389999999999" table:style-name="ce3">
            <text:p>26,62539</text:p>
          </table:table-cell>
          <table:table-cell office:value-type="float" office:value="55.568736000000001" table:style-name="ce3">
            <text:p>55,568736</text:p>
          </table:table-cell>
          <table:table-cell table:number-columns-repeated="16382"/>
        </table:table-row>
        <table:table-row table:style-name="ro2">
          <table:table-cell office:value-type="float" office:value="26.625450999999899" table:style-name="ce3">
            <text:p>26,625451</text:p>
          </table:table-cell>
          <table:table-cell office:value-type="float" office:value="55.566078999999903" table:style-name="ce3">
            <text:p>55,566079</text:p>
          </table:table-cell>
          <table:table-cell table:number-columns-repeated="16382"/>
        </table:table-row>
        <table:table-row table:style-name="ro2">
          <table:table-cell office:value-type="float" office:value="26.620189" table:style-name="ce3">
            <text:p>26,620189</text:p>
          </table:table-cell>
          <table:table-cell office:value-type="float" office:value="55.566271999999998" table:style-name="ce3">
            <text:p>55,566272</text:p>
          </table:table-cell>
          <table:table-cell table:number-columns-repeated="16382"/>
        </table:table-row>
        <table:table-row table:style-name="ro2">
          <table:table-cell office:value-type="float" office:value="26.62012" table:style-name="ce3">
            <text:p>26,62012</text:p>
          </table:table-cell>
          <table:table-cell office:value-type="float" office:value="55.568931999999997" table:style-name="ce3">
            <text:p>55,568932</text:p>
          </table:table-cell>
          <table:table-cell table:number-columns-repeated="16382"/>
        </table:table-row>
        <table:table-row table:style-name="ro2">
          <table:table-cell office:value-type="float" office:value="26.614730000000002" table:style-name="ce3">
            <text:p>26,61473</text:p>
          </table:table-cell>
          <table:table-cell office:value-type="float" office:value="55.568973" table:style-name="ce3">
            <text:p>55,568973</text:p>
          </table:table-cell>
          <table:table-cell table:number-columns-repeated="16382"/>
        </table:table-row>
        <table:table-row table:style-name="ro2">
          <table:table-cell office:value-type="float" office:value="26.614849" table:style-name="ce3">
            <text:p>26,614849</text:p>
          </table:table-cell>
          <table:table-cell office:value-type="float" office:value="55.5664909999999" table:style-name="ce3">
            <text:p>55,566491</text:p>
          </table:table-cell>
          <table:table-cell table:number-columns-repeated="16382"/>
        </table:table-row>
        <table:table-row table:style-name="ro2">
          <table:table-cell office:value-type="float" office:value="26.609366999999999" table:style-name="ce3">
            <text:p>26,609367</text:p>
          </table:table-cell>
          <table:table-cell office:value-type="float" office:value="55.566524999999999" table:style-name="ce3">
            <text:p>55,566525</text:p>
          </table:table-cell>
          <table:table-cell table:number-columns-repeated="16382"/>
        </table:table-row>
        <table:table-row table:style-name="ro2">
          <table:table-cell office:value-type="float" office:value="26.609431000000001" table:style-name="ce3">
            <text:p>26,609431</text:p>
          </table:table-cell>
          <table:table-cell office:value-type="float" office:value="55.565410999999997" table:style-name="ce3">
            <text:p>55,565411</text:p>
          </table:table-cell>
          <table:table-cell table:number-columns-repeated="16382"/>
        </table:table-row>
        <table:table-row table:style-name="ro2">
          <table:table-cell office:value-type="float" office:value="26.609501999999999" table:style-name="ce3">
            <text:p>26,609502</text:p>
          </table:table-cell>
          <table:table-cell office:value-type="float" office:value="55.564067999999999" table:style-name="ce3">
            <text:p>55,564068</text:p>
          </table:table-cell>
          <table:table-cell table:number-columns-repeated="16382"/>
        </table:table-row>
        <table:table-row table:style-name="ro2">
          <table:table-cell office:value-type="float" office:value="26.606345000000001" table:style-name="ce3">
            <text:p>26,606345</text:p>
          </table:table-cell>
          <table:table-cell office:value-type="float" office:value="55.561069000000003" table:style-name="ce3">
            <text:p>55,561069</text:p>
          </table:table-cell>
          <table:table-cell table:number-columns-repeated="16382"/>
        </table:table-row>
        <table:table-row table:style-name="ro2">
          <table:table-cell office:value-type="float" office:value="26.604168999999999" table:style-name="ce3">
            <text:p>26,604169</text:p>
          </table:table-cell>
          <table:table-cell office:value-type="float" office:value="55.559002" table:style-name="ce3">
            <text:p>55,559002</text:p>
          </table:table-cell>
          <table:table-cell table:number-columns-repeated="16382"/>
        </table:table-row>
        <table:table-row table:style-name="ro2">
          <table:table-cell office:value-type="float" office:value="26.598544" table:style-name="ce3">
            <text:p>26,598544</text:p>
          </table:table-cell>
          <table:table-cell office:value-type="float" office:value="55.559249999999999" table:style-name="ce3">
            <text:p>55,55925</text:p>
          </table:table-cell>
          <table:table-cell table:number-columns-repeated="16382"/>
        </table:table-row>
        <table:table-row table:style-name="ro2">
          <table:table-cell office:value-type="float" office:value="26.598658" table:style-name="ce3">
            <text:p>26,598658</text:p>
          </table:table-cell>
          <table:table-cell office:value-type="float" office:value="55.556629000000001" table:style-name="ce3">
            <text:p>55,556629</text:p>
          </table:table-cell>
          <table:table-cell table:number-columns-repeated="16382"/>
        </table:table-row>
        <table:table-row table:style-name="ro2">
          <table:table-cell office:value-type="float" office:value="26.597529000000002" table:style-name="ce3">
            <text:p>26,597529</text:p>
          </table:table-cell>
          <table:table-cell office:value-type="float" office:value="55.556144000000003" table:style-name="ce3">
            <text:p>55,556144</text:p>
          </table:table-cell>
          <table:table-cell table:number-columns-repeated="16382"/>
        </table:table-row>
        <table:table-row table:style-name="ro2">
          <table:table-cell office:value-type="float" office:value="26.593128" table:style-name="ce3">
            <text:p>26,593128</text:p>
          </table:table-cell>
          <table:table-cell office:value-type="float" office:value="55.554260999999897" table:style-name="ce3">
            <text:p>55,554261</text:p>
          </table:table-cell>
          <table:table-cell table:number-columns-repeated="16382"/>
        </table:table-row>
        <table:table-row table:style-name="ro2">
          <table:table-cell office:value-type="float" office:value="26.587595" table:style-name="ce3">
            <text:p>26,587595</text:p>
          </table:table-cell>
          <table:table-cell office:value-type="float" office:value="55.551889000000003" table:style-name="ce3">
            <text:p>55,551889</text:p>
          </table:table-cell>
          <table:table-cell table:number-columns-repeated="16382"/>
        </table:table-row>
        <table:table-row table:style-name="ro2">
          <table:table-cell office:value-type="float" office:value="26.58192" table:style-name="ce3">
            <text:p>26,58192</text:p>
          </table:table-cell>
          <table:table-cell office:value-type="float" office:value="55.552015999999902" table:style-name="ce3">
            <text:p>55,552016</text:p>
          </table:table-cell>
          <table:table-cell table:number-columns-repeated="16382"/>
        </table:table-row>
        <table:table-row table:style-name="ro2">
          <table:table-cell office:value-type="float" office:value="26.587700000000002" table:style-name="ce3">
            <text:p>26,5877</text:p>
          </table:table-cell>
          <table:table-cell office:value-type="float" office:value="55.549216999999999" table:style-name="ce3">
            <text:p>55,549217</text:p>
          </table:table-cell>
          <table:table-cell table:number-columns-repeated="16382"/>
        </table:table-row>
        <table:table-row table:style-name="ro2">
          <table:table-cell office:value-type="float" office:value="26.587803999999899" table:style-name="ce3">
            <text:p>26,587804</text:p>
          </table:table-cell>
          <table:table-cell office:value-type="float" office:value="55.546551000000001" table:style-name="ce3">
            <text:p>55,546551</text:p>
          </table:table-cell>
          <table:table-cell table:number-columns-repeated="16382"/>
        </table:table-row>
        <table:table-row table:style-name="ro2">
          <table:table-cell office:value-type="float" office:value="26.587848000000001" table:style-name="ce3">
            <text:p>26,587848</text:p>
          </table:table-cell>
          <table:table-cell office:value-type="float" office:value="55.546135999999997" table:style-name="ce3">
            <text:p>55,546136</text:p>
          </table:table-cell>
          <table:table-cell table:number-columns-repeated="16382"/>
        </table:table-row>
        <table:table-row table:style-name="ro2">
          <table:table-cell office:value-type="float" office:value="26.588023" table:style-name="ce3">
            <text:p>26,588023</text:p>
          </table:table-cell>
          <table:table-cell office:value-type="float" office:value="55.544347000000002" table:style-name="ce3">
            <text:p>55,544347</text:p>
          </table:table-cell>
          <table:table-cell table:number-columns-repeated="16382"/>
        </table:table-row>
        <table:table-row table:style-name="ro2">
          <table:table-cell office:value-type="float" office:value="26.587537999999999" table:style-name="ce3">
            <text:p>26,587538</text:p>
          </table:table-cell>
          <table:table-cell office:value-type="float" office:value="55.5443309999999" table:style-name="ce3">
            <text:p>55,544331</text:p>
          </table:table-cell>
          <table:table-cell table:number-columns-repeated="16382"/>
        </table:table-row>
        <table:table-row table:style-name="ro2">
          <table:table-cell office:value-type="float" office:value="26.582274999999999" table:style-name="ce3">
            <text:p>26,582275</text:p>
          </table:table-cell>
          <table:table-cell office:value-type="float" office:value="55.544177999999903" table:style-name="ce3">
            <text:p>55,544178</text:p>
          </table:table-cell>
          <table:table-cell table:number-columns-repeated="16382"/>
        </table:table-row>
        <table:table-row table:style-name="ro2">
          <table:table-cell office:value-type="float" office:value="26.576740999999998" table:style-name="ce3">
            <text:p>26,576741</text:p>
          </table:table-cell>
          <table:table-cell office:value-type="float" office:value="55.541807999999897" table:style-name="ce3">
            <text:p>55,541808</text:p>
          </table:table-cell>
          <table:table-cell table:number-columns-repeated="16382"/>
        </table:table-row>
        <table:table-row table:style-name="ro2">
          <table:table-cell office:value-type="float" office:value="26.5711049999999" table:style-name="ce3">
            <text:p>26,571105</text:p>
          </table:table-cell>
          <table:table-cell office:value-type="float" office:value="55.542110999999998" table:style-name="ce3">
            <text:p>55,542111</text:p>
          </table:table-cell>
          <table:table-cell table:number-columns-repeated="16382"/>
        </table:table-row>
        <table:table-row table:style-name="ro2">
          <table:table-cell office:value-type="float" office:value="26.565456999999999" table:style-name="ce3">
            <text:p>26,565457</text:p>
          </table:table-cell>
          <table:table-cell office:value-type="float" office:value="55.542354999999901" table:style-name="ce3">
            <text:p>55,542355</text:p>
          </table:table-cell>
          <table:table-cell table:number-columns-repeated="16382"/>
        </table:table-row>
        <table:table-row table:style-name="ro2">
          <table:table-cell office:value-type="float" office:value="26.565574000000002" table:style-name="ce3">
            <text:p>26,565574</text:p>
          </table:table-cell>
          <table:table-cell office:value-type="float" office:value="55.539740999999999" table:style-name="ce3">
            <text:p>55,539741</text:p>
          </table:table-cell>
          <table:table-cell table:number-columns-repeated="16382"/>
        </table:table-row>
        <table:table-row table:style-name="ro2">
          <table:table-cell office:value-type="float" office:value="26.559914999999901" table:style-name="ce3">
            <text:p>26,559915</text:p>
          </table:table-cell>
          <table:table-cell office:value-type="float" office:value="55.539938999999897" table:style-name="ce3">
            <text:p>55,539939</text:p>
          </table:table-cell>
          <table:table-cell table:number-columns-repeated="16382"/>
        </table:table-row>
        <table:table-row table:style-name="ro2">
          <table:table-cell office:value-type="float" office:value="26.560041999999999" table:style-name="ce3">
            <text:p>26,560042</text:p>
          </table:table-cell>
          <table:table-cell office:value-type="float" office:value="55.537368000000001" table:style-name="ce3">
            <text:p>55,537368</text:p>
          </table:table-cell>
          <table:table-cell table:number-columns-repeated="16382"/>
        </table:table-row>
        <table:table-row table:style-name="ro2">
          <table:table-cell office:value-type="float" office:value="26.554207999999999" table:style-name="ce3">
            <text:p>26,554208</text:p>
          </table:table-cell>
          <table:table-cell office:value-type="float" office:value="55.539948000000003" table:style-name="ce3">
            <text:p>55,539948</text:p>
          </table:table-cell>
          <table:table-cell table:number-columns-repeated="16382"/>
        </table:table-row>
        <table:table-row table:style-name="ro2">
          <table:table-cell office:value-type="float" office:value="26.554371999999901" table:style-name="ce3">
            <text:p>26,554372</text:p>
          </table:table-cell>
          <table:table-cell office:value-type="float" office:value="55.537529999999997" table:style-name="ce3">
            <text:p>55,53753</text:p>
          </table:table-cell>
          <table:table-cell table:number-columns-repeated="16382"/>
        </table:table-row>
        <table:table-row table:style-name="ro2">
          <table:table-cell office:value-type="float" office:value="26.548831" table:style-name="ce3">
            <text:p>26,548831</text:p>
          </table:table-cell>
          <table:table-cell office:value-type="float" office:value="55.535110000000003" table:style-name="ce3">
            <text:p>55,53511</text:p>
          </table:table-cell>
          <table:table-cell table:number-columns-repeated="16382"/>
        </table:table-row>
        <table:table-row table:style-name="ro2">
          <table:table-cell office:value-type="float" office:value="26.543123999999999" table:style-name="ce3">
            <text:p>26,543124</text:p>
          </table:table-cell>
          <table:table-cell office:value-type="float" office:value="55.535119000000002" table:style-name="ce3">
            <text:p>55,535119</text:p>
          </table:table-cell>
          <table:table-cell table:number-columns-repeated="16382"/>
        </table:table-row>
        <table:table-row table:style-name="ro2">
          <table:table-cell office:value-type="float" office:value="26.543288" table:style-name="ce3">
            <text:p>26,543288</text:p>
          </table:table-cell>
          <table:table-cell office:value-type="float" office:value="55.532695999999902" table:style-name="ce3">
            <text:p>55,532696</text:p>
          </table:table-cell>
          <table:table-cell table:number-columns-repeated="16382"/>
        </table:table-row>
        <table:table-row table:style-name="ro2">
          <table:table-cell office:value-type="float" office:value="26.537424000000001" table:style-name="ce3">
            <text:p>26,537424</text:p>
          </table:table-cell>
          <table:table-cell office:value-type="float" office:value="55.535136999999999" table:style-name="ce3">
            <text:p>55,535137</text:p>
          </table:table-cell>
          <table:table-cell table:number-columns-repeated="16382"/>
        </table:table-row>
        <table:table-row table:style-name="ro2">
          <table:table-cell office:value-type="float" office:value="26.526207999999901" table:style-name="ce3">
            <text:p>26,526208</text:p>
          </table:table-cell>
          <table:table-cell office:value-type="float" office:value="55.530272999999902" table:style-name="ce3">
            <text:p>55,530273</text:p>
          </table:table-cell>
          <table:table-cell table:number-columns-repeated="16382"/>
        </table:table-row>
        <table:table-row table:style-name="ro2">
          <table:table-cell office:value-type="float" office:value="26.522614000000001" table:style-name="ce3">
            <text:p>26,522614</text:p>
          </table:table-cell>
          <table:table-cell office:value-type="float" office:value="55.525110999999903" table:style-name="ce3">
            <text:p>55,525111</text:p>
          </table:table-cell>
          <table:table-cell table:number-columns-repeated="16382"/>
        </table:table-row>
        <table:table-row table:style-name="ro2">
          <table:table-cell office:value-type="float" office:value="26.519836000000002" table:style-name="ce3">
            <text:p>26,519836</text:p>
          </table:table-cell>
          <table:table-cell office:value-type="float" office:value="55.521123000000003" table:style-name="ce3">
            <text:p>55,521123</text:p>
          </table:table-cell>
          <table:table-cell table:number-columns-repeated="16382"/>
        </table:table-row>
        <table:table-row table:style-name="ro2">
          <table:table-cell office:value-type="float" office:value="26.517330999999999" table:style-name="ce3">
            <text:p>26,517331</text:p>
          </table:table-cell>
          <table:table-cell office:value-type="float" office:value="55.517524000000002" table:style-name="ce3">
            <text:p>55,517524</text:p>
          </table:table-cell>
          <table:table-cell table:number-columns-repeated="16382"/>
        </table:table-row>
        <table:table-row table:style-name="ro2">
          <table:table-cell office:value-type="float" office:value="26.523766999999999" table:style-name="ce3">
            <text:p>26,523767</text:p>
          </table:table-cell>
          <table:table-cell office:value-type="float" office:value="55.511696000000001" table:style-name="ce3">
            <text:p>55,511696</text:p>
          </table:table-cell>
          <table:table-cell table:number-columns-repeated="16382"/>
        </table:table-row>
        <table:table-row table:style-name="ro2">
          <table:table-cell office:value-type="float" office:value="26.529852999999999" table:style-name="ce3">
            <text:p>26,529853</text:p>
          </table:table-cell>
          <table:table-cell office:value-type="float" office:value="55.503219999999999" table:style-name="ce3">
            <text:p>55,50322</text:p>
          </table:table-cell>
          <table:table-cell table:number-columns-repeated="16382"/>
        </table:table-row>
        <table:table-row table:style-name="ro2">
          <table:table-cell office:value-type="float" office:value="26.531334000000001" table:style-name="ce3">
            <text:p>26,531334</text:p>
          </table:table-cell>
          <table:table-cell office:value-type="float" office:value="55.4918329999999" table:style-name="ce3">
            <text:p>55,491833</text:p>
          </table:table-cell>
          <table:table-cell table:number-columns-repeated="16382"/>
        </table:table-row>
        <table:table-row table:style-name="ro2">
          <table:table-cell office:value-type="float" office:value="26.542739000000001" table:style-name="ce3">
            <text:p>26,542739</text:p>
          </table:table-cell>
          <table:table-cell office:value-type="float" office:value="55.485951" table:style-name="ce3">
            <text:p>55,485951</text:p>
          </table:table-cell>
          <table:table-cell table:number-columns-repeated="16382"/>
        </table:table-row>
        <table:table-row table:style-name="ro2">
          <table:table-cell office:value-type="float" office:value="26.555390999999901" table:style-name="ce3">
            <text:p>26,555391</text:p>
          </table:table-cell>
          <table:table-cell office:value-type="float" office:value="55.468783999999999" table:style-name="ce3">
            <text:p>55,468784</text:p>
          </table:table-cell>
          <table:table-cell table:number-columns-repeated="16382"/>
        </table:table-row>
        <table:table-row table:style-name="ro2">
          <table:table-cell office:value-type="float" office:value="26.550832" table:style-name="ce3">
            <text:p>26,550832</text:p>
          </table:table-cell>
          <table:table-cell office:value-type="float" office:value="55.468882000000001" table:style-name="ce3">
            <text:p>55,468882</text:p>
          </table:table-cell>
          <table:table-cell table:number-columns-repeated="16382"/>
        </table:table-row>
        <table:table-row table:style-name="ro2">
          <table:table-cell office:value-type="float" office:value="26.544609999999999" table:style-name="ce3">
            <text:p>26,54461</text:p>
          </table:table-cell>
          <table:table-cell office:value-type="float" office:value="55.469022000000102" table:style-name="ce3">
            <text:p>55,469022</text:p>
          </table:table-cell>
          <table:table-cell table:number-columns-repeated="16382"/>
        </table:table-row>
        <table:table-row table:style-name="ro2">
          <table:table-cell office:value-type="float" office:value="26.539978999999999" table:style-name="ce3">
            <text:p>26,539979</text:p>
          </table:table-cell>
          <table:table-cell office:value-type="float" office:value="55.463439999999999" table:style-name="ce3">
            <text:p>55,46344</text:p>
          </table:table-cell>
          <table:table-cell table:number-columns-repeated="16382"/>
        </table:table-row>
        <table:table-row table:style-name="ro2">
          <table:table-cell office:value-type="float" office:value="26.540621999999999" table:style-name="ce3">
            <text:p>26,540622</text:p>
          </table:table-cell>
          <table:table-cell office:value-type="float" office:value="55.457787999999901" table:style-name="ce3">
            <text:p>55,457788</text:p>
          </table:table-cell>
          <table:table-cell table:number-columns-repeated="16382"/>
        </table:table-row>
        <table:table-row table:style-name="ro2">
          <table:table-cell office:value-type="float" office:value="26.546135000000099" table:style-name="ce3">
            <text:p>26,546135</text:p>
          </table:table-cell>
          <table:table-cell office:value-type="float" office:value="55.454933999999902" table:style-name="ce3">
            <text:p>55,454934</text:p>
          </table:table-cell>
          <table:table-cell table:number-columns-repeated="16382"/>
        </table:table-row>
        <table:table-row table:style-name="ro2">
          <table:table-cell office:value-type="float" office:value="26.557811000000001" table:style-name="ce3">
            <text:p>26,557811</text:p>
          </table:table-cell>
          <table:table-cell office:value-type="float" office:value="55.443565999999997" table:style-name="ce3">
            <text:p>55,443566</text:p>
          </table:table-cell>
          <table:table-cell table:number-columns-repeated="16382"/>
        </table:table-row>
        <table:table-row table:style-name="ro2">
          <table:table-cell office:value-type="float" office:value="26.554773000000001" table:style-name="ce3">
            <text:p>26,554773</text:p>
          </table:table-cell>
          <table:table-cell office:value-type="float" office:value="55.445135999999899" table:style-name="ce3">
            <text:p>55,445136</text:p>
          </table:table-cell>
          <table:table-cell table:number-columns-repeated="16382"/>
        </table:table-row>
        <table:table-row table:style-name="ro2">
          <table:table-cell office:value-type="float" office:value="26.546737" table:style-name="ce3">
            <text:p>26,546737</text:p>
          </table:table-cell>
          <table:table-cell office:value-type="float" office:value="55.449297999999899" table:style-name="ce3">
            <text:p>55,449298</text:p>
          </table:table-cell>
          <table:table-cell table:number-columns-repeated="16382"/>
        </table:table-row>
        <table:table-row table:style-name="ro2">
          <table:table-cell office:value-type="float" office:value="26.541585999999999" table:style-name="ce3">
            <text:p>26,541586</text:p>
          </table:table-cell>
          <table:table-cell office:value-type="float" office:value="55.449314000000001" table:style-name="ce3">
            <text:p>55,449314</text:p>
          </table:table-cell>
          <table:table-cell table:number-columns-repeated="16382"/>
        </table:table-row>
        <table:table-row table:style-name="ro2">
          <table:table-cell office:value-type="float" office:value="26.536556000000001" table:style-name="ce3">
            <text:p>26,536556</text:p>
          </table:table-cell>
          <table:table-cell office:value-type="float" office:value="55.449272999999998" table:style-name="ce3">
            <text:p>55,449273</text:p>
          </table:table-cell>
          <table:table-cell table:number-columns-repeated="16382"/>
        </table:table-row>
        <table:table-row table:style-name="ro2">
          <table:table-cell office:value-type="float" office:value="26.536892999999999" table:style-name="ce3">
            <text:p>26,536893</text:p>
          </table:table-cell>
          <table:table-cell office:value-type="float" office:value="55.4464380000001" table:style-name="ce3">
            <text:p>55,446438</text:p>
          </table:table-cell>
          <table:table-cell table:number-columns-repeated="16382"/>
        </table:table-row>
        <table:table-row table:style-name="ro2">
          <table:table-cell office:value-type="float" office:value="26.543171999999998" table:style-name="ce3">
            <text:p>26,543172</text:p>
          </table:table-cell>
          <table:table-cell office:value-type="float" office:value="55.435197000000002" table:style-name="ce3">
            <text:p>55,435197</text:p>
          </table:table-cell>
          <table:table-cell table:number-columns-repeated="16382"/>
        </table:table-row>
        <table:table-row table:style-name="ro2">
          <table:table-cell office:value-type="float" office:value="26.558485999999998" table:style-name="ce3">
            <text:p>26,558486</text:p>
          </table:table-cell>
          <table:table-cell office:value-type="float" office:value="55.420059000000002" table:style-name="ce3">
            <text:p>55,420059</text:p>
          </table:table-cell>
          <table:table-cell table:number-columns-repeated="16382"/>
        </table:table-row>
        <table:table-row table:style-name="ro2">
          <table:table-cell office:value-type="float" office:value="26.560205999999901" table:style-name="ce3">
            <text:p>26,560206</text:p>
          </table:table-cell>
          <table:table-cell office:value-type="float" office:value="55.418361000000097" table:style-name="ce3">
            <text:p>55,418361</text:p>
          </table:table-cell>
          <table:table-cell table:number-columns-repeated="16382"/>
        </table:table-row>
        <table:table-row table:style-name="ro2">
          <table:table-cell office:value-type="float" office:value="26.545711000000001" table:style-name="ce3">
            <text:p>26,545711</text:p>
          </table:table-cell>
          <table:table-cell office:value-type="float" office:value="55.412605999999897" table:style-name="ce3">
            <text:p>55,412606</text:p>
          </table:table-cell>
          <table:table-cell table:number-columns-repeated="16382"/>
        </table:table-row>
        <table:table-row table:style-name="ro2">
          <table:table-cell office:value-type="float" office:value="26.551842000000001" table:style-name="ce3">
            <text:p>26,551842</text:p>
          </table:table-cell>
          <table:table-cell office:value-type="float" office:value="55.401428999999901" table:style-name="ce3">
            <text:p>55,401429</text:p>
          </table:table-cell>
          <table:table-cell table:number-columns-repeated="16382"/>
        </table:table-row>
        <table:table-row table:style-name="ro2">
          <table:table-cell office:value-type="float" office:value="26.554653999999999" table:style-name="ce3">
            <text:p>26,554654</text:p>
          </table:table-cell>
          <table:table-cell office:value-type="float" office:value="55.397388000000099" table:style-name="ce3">
            <text:p>55,397388</text:p>
          </table:table-cell>
          <table:table-cell table:number-columns-repeated="16382"/>
        </table:table-row>
        <table:table-row table:style-name="ro2">
          <table:table-cell office:value-type="float" office:value="26.557656000000001" table:style-name="ce3">
            <text:p>26,557656</text:p>
          </table:table-cell>
          <table:table-cell office:value-type="float" office:value="55.393077999999903" table:style-name="ce3">
            <text:p>55,393078</text:p>
          </table:table-cell>
          <table:table-cell table:number-columns-repeated="16382"/>
        </table:table-row>
        <table:table-row table:style-name="ro2">
          <table:table-cell office:value-type="float" office:value="26.538800999999999" table:style-name="ce3">
            <text:p>26,538801</text:p>
          </table:table-cell>
          <table:table-cell office:value-type="float" office:value="55.392341999999999" table:style-name="ce3">
            <text:p>55,392342</text:p>
          </table:table-cell>
          <table:table-cell table:number-columns-repeated="16382"/>
        </table:table-row>
        <table:table-row table:style-name="ro2">
          <table:table-cell office:value-type="float" office:value="26.521414999999902" table:style-name="ce3">
            <text:p>26,521415</text:p>
          </table:table-cell>
          <table:table-cell office:value-type="float" office:value="55.385584999999999" table:style-name="ce3">
            <text:p>55,385585</text:p>
          </table:table-cell>
          <table:table-cell table:number-columns-repeated="16382"/>
        </table:table-row>
        <table:table-row table:style-name="ro2">
          <table:table-cell office:value-type="float" office:value="26.5172489999999" table:style-name="ce3">
            <text:p>26,517249</text:p>
          </table:table-cell>
          <table:table-cell office:value-type="float" office:value="55.382475999999997" table:style-name="ce3">
            <text:p>55,382476</text:p>
          </table:table-cell>
          <table:table-cell table:number-columns-repeated="16382"/>
        </table:table-row>
        <table:table-row table:style-name="ro2">
          <table:table-cell office:value-type="float" office:value="26.512722999999902" table:style-name="ce3">
            <text:p>26,512723</text:p>
          </table:table-cell>
          <table:table-cell office:value-type="float" office:value="55.382209000000003" table:style-name="ce3">
            <text:p>55,382209</text:p>
          </table:table-cell>
          <table:table-cell table:number-columns-repeated="16382"/>
        </table:table-row>
        <table:table-row table:style-name="ro2">
          <table:table-cell office:value-type="float" office:value="26.509271999999999" table:style-name="ce3">
            <text:p>26,509272</text:p>
          </table:table-cell>
          <table:table-cell office:value-type="float" office:value="55.373415999999999" table:style-name="ce3">
            <text:p>55,373416</text:p>
          </table:table-cell>
          <table:table-cell table:number-columns-repeated="16382"/>
        </table:table-row>
        <table:table-row table:style-name="ro2">
          <table:table-cell office:value-type="float" office:value="26.500222000000001" table:style-name="ce3">
            <text:p>26,500222</text:p>
          </table:table-cell>
          <table:table-cell office:value-type="float" office:value="55.372878" table:style-name="ce3">
            <text:p>55,372878</text:p>
          </table:table-cell>
          <table:table-cell table:number-columns-repeated="16382"/>
        </table:table-row>
        <table:table-row table:style-name="ro2">
          <table:table-cell office:value-type="float" office:value="26.495337999999901" table:style-name="ce3">
            <text:p>26,495338</text:p>
          </table:table-cell>
          <table:table-cell office:value-type="float" office:value="55.375453999999998" table:style-name="ce3">
            <text:p>55,375454</text:p>
          </table:table-cell>
          <table:table-cell table:number-columns-repeated="16382"/>
        </table:table-row>
        <table:table-row table:style-name="ro2">
          <table:table-cell office:value-type="float" office:value="26.491171000000001" table:style-name="ce3">
            <text:p>26,491171</text:p>
          </table:table-cell>
          <table:table-cell office:value-type="float" office:value="55.372345000000003" table:style-name="ce3">
            <text:p>55,372345</text:p>
          </table:table-cell>
          <table:table-cell table:number-columns-repeated="16382"/>
        </table:table-row>
        <table:table-row table:style-name="ro2">
          <table:table-cell office:value-type="float" office:value="26.486644999999999" table:style-name="ce3">
            <text:p>26,486645</text:p>
          </table:table-cell>
          <table:table-cell office:value-type="float" office:value="55.372077999999902" table:style-name="ce3">
            <text:p>55,372078</text:p>
          </table:table-cell>
          <table:table-cell table:number-columns-repeated="16382"/>
        </table:table-row>
        <table:table-row table:style-name="ro2">
          <table:table-cell office:value-type="float" office:value="26.482119000000001" table:style-name="ce3">
            <text:p>26,482119</text:p>
          </table:table-cell>
          <table:table-cell office:value-type="float" office:value="55.371806999999897" table:style-name="ce3">
            <text:p>55,371807</text:p>
          </table:table-cell>
          <table:table-cell table:number-columns-repeated="16382"/>
        </table:table-row>
        <table:table-row table:style-name="ro2">
          <table:table-cell office:value-type="float" office:value="26.480818999999901" table:style-name="ce3">
            <text:p>26,480819</text:p>
          </table:table-cell>
          <table:table-cell office:value-type="float" office:value="55.364932999999901" table:style-name="ce3">
            <text:p>55,364933</text:p>
          </table:table-cell>
          <table:table-cell table:number-columns-repeated="16382"/>
        </table:table-row>
        <table:table-row table:style-name="ro2">
          <table:table-cell office:value-type="float" office:value="26.479386000000002" table:style-name="ce3">
            <text:p>26,479386</text:p>
          </table:table-cell>
          <table:table-cell office:value-type="float" office:value="55.357329999999997" table:style-name="ce3">
            <text:p>55,35733</text:p>
          </table:table-cell>
          <table:table-cell table:number-columns-repeated="16382"/>
        </table:table-row>
        <table:table-row table:style-name="ro2">
          <table:table-cell office:value-type="float" office:value="26.466525000000001" table:style-name="ce3">
            <text:p>26,466525</text:p>
          </table:table-cell>
          <table:table-cell office:value-type="float" office:value="55.350842" table:style-name="ce3">
            <text:p>55,350842</text:p>
          </table:table-cell>
          <table:table-cell table:number-columns-repeated="16382"/>
        </table:table-row>
        <table:table-row table:style-name="ro2">
          <table:table-cell office:value-type="float" office:value="26.462001000000001" table:style-name="ce3">
            <text:p>26,462001</text:p>
          </table:table-cell>
          <table:table-cell office:value-type="float" office:value="55.350574999999999" table:style-name="ce3">
            <text:p>55,350575</text:p>
          </table:table-cell>
          <table:table-cell table:number-columns-repeated="16382"/>
        </table:table-row>
        <table:table-row table:style-name="ro2">
          <table:table-cell office:value-type="float" office:value="26.456502999999898" table:style-name="ce3">
            <text:p>26,456503</text:p>
          </table:table-cell>
          <table:table-cell office:value-type="float" office:value="55.3507999999999" table:style-name="ce3">
            <text:p>55,3508</text:p>
          </table:table-cell>
          <table:table-cell table:number-columns-repeated="16382"/>
        </table:table-row>
        <table:table-row table:style-name="ro2">
          <table:table-cell office:value-type="float" office:value="26.457280999999998" table:style-name="ce3">
            <text:p>26,457281</text:p>
          </table:table-cell>
          <table:table-cell office:value-type="float" office:value="55.347751000000002" table:style-name="ce3">
            <text:p>55,347751</text:p>
          </table:table-cell>
          <table:table-cell table:number-columns-repeated="16382"/>
        </table:table-row>
        <table:table-row table:style-name="ro2">
          <table:table-cell office:value-type="float" office:value="26.451443999999999" table:style-name="ce3">
            <text:p>26,451444</text:p>
          </table:table-cell>
          <table:table-cell office:value-type="float" office:value="55.348175000000097" table:style-name="ce3">
            <text:p>55,348175</text:p>
          </table:table-cell>
          <table:table-cell table:number-columns-repeated="16382"/>
        </table:table-row>
        <table:table-row table:style-name="ro2">
          <table:table-cell office:value-type="float" office:value="26.452216" table:style-name="ce3">
            <text:p>26,452216</text:p>
          </table:table-cell>
          <table:table-cell office:value-type="float" office:value="55.345149999999997" table:style-name="ce3">
            <text:p>55,34515</text:p>
          </table:table-cell>
          <table:table-cell table:number-columns-repeated="16382"/>
        </table:table-row>
        <table:table-row table:style-name="ro2">
          <table:table-cell office:value-type="float" office:value="26.458062000000002" table:style-name="ce3">
            <text:p>26,458062</text:p>
          </table:table-cell>
          <table:table-cell office:value-type="float" office:value="55.344696999999897" table:style-name="ce3">
            <text:p>55,344697</text:p>
          </table:table-cell>
          <table:table-cell table:number-columns-repeated="16382"/>
        </table:table-row>
        <table:table-row table:style-name="ro2">
          <table:table-cell office:value-type="float" office:value="26.458192" table:style-name="ce3">
            <text:p>26,458192</text:p>
          </table:table-cell>
          <table:table-cell office:value-type="float" office:value="55.343611999999901" table:style-name="ce3">
            <text:p>55,343612</text:p>
          </table:table-cell>
          <table:table-cell table:number-columns-repeated="16382"/>
        </table:table-row>
        <table:table-row table:style-name="ro2">
          <table:table-cell office:value-type="float" office:value="26.458404000000002" table:style-name="ce3">
            <text:p>26,458404</text:p>
          </table:table-cell>
          <table:table-cell office:value-type="float" office:value="55.341889000000002" table:style-name="ce3">
            <text:p>55,341889</text:p>
          </table:table-cell>
          <table:table-cell table:number-columns-repeated="16382"/>
        </table:table-row>
        <table:table-row table:style-name="ro2">
          <table:table-cell office:value-type="float" office:value="26.463018999999999" table:style-name="ce3">
            <text:p>26,463019</text:p>
          </table:table-cell>
          <table:table-cell office:value-type="float" office:value="55.342089999999999" table:style-name="ce3">
            <text:p>55,34209</text:p>
          </table:table-cell>
          <table:table-cell table:number-columns-repeated="16382"/>
        </table:table-row>
        <table:table-row table:style-name="ro2">
          <table:table-cell office:value-type="float" office:value="26.4632539999999" table:style-name="ce3">
            <text:p>26,463254</text:p>
          </table:table-cell>
          <table:table-cell office:value-type="float" office:value="55.339340999999898" table:style-name="ce3">
            <text:p>55,339341</text:p>
          </table:table-cell>
          <table:table-cell table:number-columns-repeated="16382"/>
        </table:table-row>
        <table:table-row table:style-name="ro2">
          <table:table-cell office:value-type="float" office:value="26.467835000000001" table:style-name="ce3">
            <text:p>26,467835</text:p>
          </table:table-cell>
          <table:table-cell office:value-type="float" office:value="55.339563999999903" table:style-name="ce3">
            <text:p>55,339564</text:p>
          </table:table-cell>
          <table:table-cell table:number-columns-repeated="16382"/>
        </table:table-row>
        <table:table-row table:style-name="ro2">
          <table:table-cell office:value-type="float" office:value="26.467569000000001" table:style-name="ce3">
            <text:p>26,467569</text:p>
          </table:table-cell>
          <table:table-cell office:value-type="float" office:value="55.342343" table:style-name="ce3">
            <text:p>55,342343</text:p>
          </table:table-cell>
          <table:table-cell table:number-columns-repeated="16382"/>
        </table:table-row>
        <table:table-row table:style-name="ro2">
          <table:table-cell office:value-type="float" office:value="26.472394000000001" table:style-name="ce3">
            <text:p>26,472394</text:p>
          </table:table-cell>
          <table:table-cell office:value-type="float" office:value="55.33981" table:style-name="ce3">
            <text:p>55,33981</text:p>
          </table:table-cell>
          <table:table-cell table:number-columns-repeated="16382"/>
        </table:table-row>
        <table:table-row table:style-name="ro2">
          <table:table-cell office:value-type="float" office:value="26.476942999999899" table:style-name="ce3">
            <text:p>26,476943</text:p>
          </table:table-cell>
          <table:table-cell office:value-type="float" office:value="55.340060999999999" table:style-name="ce3">
            <text:p>55,340061</text:p>
          </table:table-cell>
          <table:table-cell table:number-columns-repeated="16382"/>
        </table:table-row>
        <table:table-row table:style-name="ro2">
          <table:table-cell office:value-type="float" office:value="26.481487000000001" table:style-name="ce3">
            <text:p>26,481487</text:p>
          </table:table-cell>
          <table:table-cell office:value-type="float" office:value="55.340311999999898" table:style-name="ce3">
            <text:p>55,340312</text:p>
          </table:table-cell>
          <table:table-cell table:number-columns-repeated="16382"/>
        </table:table-row>
        <table:table-row table:style-name="ro2">
          <table:table-cell office:value-type="float" office:value="26.481590000000001" table:style-name="ce3">
            <text:p>26,48159</text:p>
          </table:table-cell>
          <table:table-cell office:value-type="float" office:value="55.340321000000003" table:style-name="ce3">
            <text:p>55,340321</text:p>
          </table:table-cell>
          <table:table-cell table:number-columns-repeated="16382"/>
        </table:table-row>
        <table:table-row table:style-name="ro2">
          <table:table-cell office:value-type="float" office:value="26.486025000000001" table:style-name="ce3">
            <text:p>26,486025</text:p>
          </table:table-cell>
          <table:table-cell office:value-type="float" office:value="55.340572000000002" table:style-name="ce3">
            <text:p>55,340572</text:p>
          </table:table-cell>
          <table:table-cell table:number-columns-repeated="16382"/>
        </table:table-row>
        <table:table-row table:style-name="ro2">
          <table:table-cell office:value-type="float" office:value="26.490877000000001" table:style-name="ce3">
            <text:p>26,490877</text:p>
          </table:table-cell>
          <table:table-cell office:value-type="float" office:value="55.338020999999998" table:style-name="ce3">
            <text:p>55,338021</text:p>
          </table:table-cell>
          <table:table-cell table:number-columns-repeated="16382"/>
        </table:table-row>
        <table:table-row table:style-name="ro2">
          <table:table-cell office:value-type="float" office:value="26.490563000000002" table:style-name="ce3">
            <text:p>26,490563</text:p>
          </table:table-cell>
          <table:table-cell office:value-type="float" office:value="55.340831999999999" table:style-name="ce3">
            <text:p>55,340832</text:p>
          </table:table-cell>
          <table:table-cell table:number-columns-repeated="16382"/>
        </table:table-row>
        <table:table-row table:style-name="ro2">
          <table:table-cell office:value-type="float" office:value="26.495419999999999" table:style-name="ce3">
            <text:p>26,49542</text:p>
          </table:table-cell>
          <table:table-cell office:value-type="float" office:value="55.338276999999998" table:style-name="ce3">
            <text:p>55,338277</text:p>
          </table:table-cell>
          <table:table-cell table:number-columns-repeated="16382"/>
        </table:table-row>
        <table:table-row table:style-name="ro2">
          <table:table-cell office:value-type="float" office:value="26.499960000000002" table:style-name="ce3">
            <text:p>26,49996</text:p>
          </table:table-cell>
          <table:table-cell office:value-type="float" office:value="55.338532000000001" table:style-name="ce3">
            <text:p>55,338532</text:p>
          </table:table-cell>
          <table:table-cell table:number-columns-repeated="16382"/>
        </table:table-row>
        <table:table-row table:style-name="ro2">
          <table:table-cell office:value-type="float" office:value="26.500275999999999" table:style-name="ce3">
            <text:p>26,500276</text:p>
          </table:table-cell>
          <table:table-cell office:value-type="float" office:value="55.335723999999999" table:style-name="ce3">
            <text:p>55,335724</text:p>
          </table:table-cell>
          <table:table-cell table:number-columns-repeated="16382"/>
        </table:table-row>
        <table:table-row table:style-name="ro2">
          <table:table-cell office:value-type="float" office:value="26.504821" table:style-name="ce3">
            <text:p>26,504821</text:p>
          </table:table-cell>
          <table:table-cell office:value-type="float" office:value="55.335974999999998" table:style-name="ce3">
            <text:p>55,335975</text:p>
          </table:table-cell>
          <table:table-cell table:number-columns-repeated="16382"/>
        </table:table-row>
        <table:table-row table:style-name="ro2">
          <table:table-cell office:value-type="float" office:value="26.509366" table:style-name="ce3">
            <text:p>26,509366</text:p>
          </table:table-cell>
          <table:table-cell office:value-type="float" office:value="55.336231999999903" table:style-name="ce3">
            <text:p>55,336232</text:p>
          </table:table-cell>
          <table:table-cell table:number-columns-repeated="16382"/>
        </table:table-row>
        <table:table-row table:style-name="ro2">
          <table:table-cell office:value-type="float" office:value="26.514229" table:style-name="ce3">
            <text:p>26,514229</text:p>
          </table:table-cell>
          <table:table-cell office:value-type="float" office:value="55.333668000000003" table:style-name="ce3">
            <text:p>55,333668</text:p>
          </table:table-cell>
          <table:table-cell table:number-columns-repeated="16382"/>
        </table:table-row>
        <table:table-row table:style-name="ro2">
          <table:table-cell office:value-type="float" office:value="26.518774000000001" table:style-name="ce3">
            <text:p>26,518774</text:p>
          </table:table-cell>
          <table:table-cell office:value-type="float" office:value="55.333922999999999" table:style-name="ce3">
            <text:p>55,333923</text:p>
          </table:table-cell>
          <table:table-cell table:number-columns-repeated="16382"/>
        </table:table-row>
        <table:table-row table:style-name="ro2">
          <table:table-cell office:value-type="float" office:value="26.523312000000001" table:style-name="ce3">
            <text:p>26,523312</text:p>
          </table:table-cell>
          <table:table-cell office:value-type="float" office:value="55.334183000000003" table:style-name="ce3">
            <text:p>55,334183</text:p>
          </table:table-cell>
          <table:table-cell table:number-columns-repeated="16382"/>
        </table:table-row>
        <table:table-row table:style-name="ro2">
          <table:table-cell office:value-type="float" office:value="26.523643999999901" table:style-name="ce3">
            <text:p>26,523644</text:p>
          </table:table-cell>
          <table:table-cell office:value-type="float" office:value="55.331358999999999" table:style-name="ce3">
            <text:p>55,331359</text:p>
          </table:table-cell>
          <table:table-cell table:number-columns-repeated="16382"/>
        </table:table-row>
        <table:table-row table:style-name="ro2">
          <table:table-cell office:value-type="float" office:value="26.528186999999999" table:style-name="ce3">
            <text:p>26,528187</text:p>
          </table:table-cell>
          <table:table-cell office:value-type="float" office:value="55.331614999999999" table:style-name="ce3">
            <text:p>55,331615</text:p>
          </table:table-cell>
          <table:table-cell table:number-columns-repeated="16382"/>
        </table:table-row>
        <table:table-row table:style-name="ro2">
          <table:table-cell office:value-type="float" office:value="26.5323799999999" table:style-name="ce3">
            <text:p>26,53238</text:p>
          </table:table-cell>
          <table:table-cell office:value-type="float" office:value="55.334705" table:style-name="ce3">
            <text:p>55,334705</text:p>
          </table:table-cell>
          <table:table-cell table:number-columns-repeated="16382"/>
        </table:table-row>
        <table:table-row table:style-name="ro2">
          <table:table-cell office:value-type="float" office:value="26.53726" table:style-name="ce3">
            <text:p>26,53726</text:p>
          </table:table-cell>
          <table:table-cell office:value-type="float" office:value="55.332133999999897" table:style-name="ce3">
            <text:p>55,332134</text:p>
          </table:table-cell>
          <table:table-cell table:number-columns-repeated="16382"/>
        </table:table-row>
        <table:table-row table:style-name="ro2">
          <table:table-cell office:value-type="float" office:value="26.546671" table:style-name="ce3">
            <text:p>26,546671</text:p>
          </table:table-cell>
          <table:table-cell office:value-type="float" office:value="55.329826000000097" table:style-name="ce3">
            <text:p>55,329826</text:p>
          </table:table-cell>
          <table:table-cell table:number-columns-repeated="16382"/>
        </table:table-row>
        <table:table-row table:style-name="ro2">
          <table:table-cell office:value-type="float" office:value="26.550840999999998" table:style-name="ce3">
            <text:p>26,550841</text:p>
          </table:table-cell>
          <table:table-cell office:value-type="float" office:value="55.332932" table:style-name="ce3">
            <text:p>55,332932</text:p>
          </table:table-cell>
          <table:table-cell table:number-columns-repeated="16382"/>
        </table:table-row>
        <table:table-row table:style-name="ro2">
          <table:table-cell office:value-type="float" office:value="26.555368000000001" table:style-name="ce3">
            <text:p>26,555368</text:p>
          </table:table-cell>
          <table:table-cell office:value-type="float" office:value="55.333202999999997" table:style-name="ce3">
            <text:p>55,333203</text:p>
          </table:table-cell>
          <table:table-cell table:number-columns-repeated="16382"/>
        </table:table-row>
        <table:table-row table:style-name="ro2">
          <table:table-cell office:value-type="float" office:value="26.555726" table:style-name="ce3">
            <text:p>26,555726</text:p>
          </table:table-cell>
          <table:table-cell office:value-type="float" office:value="55.330360999999897" table:style-name="ce3">
            <text:p>55,330361</text:p>
          </table:table-cell>
          <table:table-cell table:number-columns-repeated="16382"/>
        </table:table-row>
        <table:table-row table:style-name="ro2">
          <table:table-cell office:value-type="float" office:value="26.558248999999901" table:style-name="ce3">
            <text:p>26,558249</text:p>
          </table:table-cell>
          <table:table-cell office:value-type="float" office:value="55.329030000000003" table:style-name="ce3">
            <text:p>55,32903</text:p>
          </table:table-cell>
          <table:table-cell table:number-columns-repeated="16382"/>
        </table:table-row>
        <table:table-row table:style-name="ro2">
          <table:table-cell office:value-type="float" office:value="26.560606999999901" table:style-name="ce3">
            <text:p>26,560607</text:p>
          </table:table-cell>
          <table:table-cell office:value-type="float" office:value="55.327786000000003" table:style-name="ce3">
            <text:p>55,327786</text:p>
          </table:table-cell>
          <table:table-cell table:number-columns-repeated="16382"/>
        </table:table-row>
        <table:table-row table:style-name="ro2">
          <table:table-cell office:value-type="float" office:value="26.560964999999999" table:style-name="ce3">
            <text:p>26,560965</text:p>
          </table:table-cell>
          <table:table-cell office:value-type="float" office:value="55.324944000000002" table:style-name="ce3">
            <text:p>55,324944</text:p>
          </table:table-cell>
          <table:table-cell table:number-columns-repeated="16382"/>
        </table:table-row>
        <table:table-row table:style-name="ro2">
          <table:table-cell office:value-type="float" office:value="26.5654919999999" table:style-name="ce3">
            <text:p>26,565492</text:p>
          </table:table-cell>
          <table:table-cell office:value-type="float" office:value="55.325209999999998" table:style-name="ce3">
            <text:p>55,32521</text:p>
          </table:table-cell>
          <table:table-cell table:number-columns-repeated="16382"/>
        </table:table-row>
        <table:table-row table:style-name="ro2">
          <table:table-cell office:value-type="float" office:value="26.570018000000001" table:style-name="ce3">
            <text:p>26,570018</text:p>
          </table:table-cell>
          <table:table-cell office:value-type="float" office:value="55.325476999999999" table:style-name="ce3">
            <text:p>55,325477</text:p>
          </table:table-cell>
          <table:table-cell table:number-columns-repeated="16382"/>
        </table:table-row>
        <table:table-row table:style-name="ro2">
          <table:table-cell office:value-type="float" office:value="26.570376" table:style-name="ce3">
            <text:p>26,570376</text:p>
          </table:table-cell>
          <table:table-cell office:value-type="float" office:value="55.322634999999998" table:style-name="ce3">
            <text:p>55,322635</text:p>
          </table:table-cell>
          <table:table-cell table:number-columns-repeated="16382"/>
        </table:table-row>
        <table:table-row table:style-name="ro2">
          <table:table-cell office:value-type="float" office:value="26.574565" table:style-name="ce3">
            <text:p>26,574565</text:p>
          </table:table-cell>
          <table:table-cell office:value-type="float" office:value="55.325736999999897" table:style-name="ce3">
            <text:p>55,325737</text:p>
          </table:table-cell>
          <table:table-cell table:number-columns-repeated="16382"/>
        </table:table-row>
        <table:table-row table:style-name="ro2">
          <table:table-cell office:value-type="float" office:value="26.579201000000001" table:style-name="ce3">
            <text:p>26,579201</text:p>
          </table:table-cell>
          <table:table-cell office:value-type="float" office:value="55.325952999999998" table:style-name="ce3">
            <text:p>55,325953</text:p>
          </table:table-cell>
          <table:table-cell table:number-columns-repeated="16382"/>
        </table:table-row>
        <table:table-row table:style-name="ro2">
          <table:table-cell office:value-type="float" office:value="26.578890999999899" table:style-name="ce3">
            <text:p>26,578891</text:p>
          </table:table-cell>
          <table:table-cell office:value-type="float" office:value="55.328776999999903" table:style-name="ce3">
            <text:p>55,328777</text:p>
          </table:table-cell>
          <table:table-cell table:number-columns-repeated="16382"/>
        </table:table-row>
        <table:table-row table:style-name="ro2">
          <table:table-cell office:value-type="float" office:value="26.583628999999998" table:style-name="ce3">
            <text:p>26,583629</text:p>
          </table:table-cell>
          <table:table-cell office:value-type="float" office:value="55.328947999999997" table:style-name="ce3">
            <text:p>55,328948</text:p>
          </table:table-cell>
          <table:table-cell table:number-columns-repeated="16382"/>
        </table:table-row>
        <table:table-row table:style-name="ro2">
          <table:table-cell office:value-type="float" office:value="26.588439999999999" table:style-name="ce3">
            <text:p>26,58844</text:p>
          </table:table-cell>
          <table:table-cell office:value-type="float" office:value="55.329089000000003" table:style-name="ce3">
            <text:p>55,329089</text:p>
          </table:table-cell>
          <table:table-cell table:number-columns-repeated="16382"/>
        </table:table-row>
        <table:table-row table:style-name="ro2">
          <table:table-cell office:value-type="float" office:value="26.588609000000002" table:style-name="ce3">
            <text:p>26,588609</text:p>
          </table:table-cell>
          <table:table-cell office:value-type="float" office:value="55.327323" table:style-name="ce3">
            <text:p>55,327323</text:p>
          </table:table-cell>
          <table:table-cell table:number-columns-repeated="16382"/>
        </table:table-row>
        <table:table-row table:style-name="ro2">
          <table:table-cell office:value-type="float" office:value="26.5887069999999" table:style-name="ce3">
            <text:p>26,588707</text:p>
          </table:table-cell>
          <table:table-cell office:value-type="float" office:value="55.326285999999897" table:style-name="ce3">
            <text:p>55,326286</text:p>
          </table:table-cell>
          <table:table-cell table:number-columns-repeated="16382"/>
        </table:table-row>
        <table:table-row table:style-name="ro2">
          <table:table-cell office:value-type="float" office:value="26.593561000000001" table:style-name="ce3">
            <text:p>26,593561</text:p>
          </table:table-cell>
          <table:table-cell office:value-type="float" office:value="55.326408999999998" table:style-name="ce3">
            <text:p>55,326409</text:p>
          </table:table-cell>
          <table:table-cell table:number-columns-repeated="16382"/>
        </table:table-row>
        <table:table-row table:style-name="ro2">
          <table:table-cell office:value-type="float" office:value="26.589877999999899" table:style-name="ce3">
            <text:p>26,589878</text:p>
          </table:table-cell>
          <table:table-cell office:value-type="float" office:value="55.324054999999902" table:style-name="ce3">
            <text:p>55,324055</text:p>
          </table:table-cell>
          <table:table-cell table:number-columns-repeated="16382"/>
        </table:table-row>
        <table:table-row table:style-name="ro2">
          <table:table-cell office:value-type="float" office:value="26.5889799999999" table:style-name="ce3">
            <text:p>26,58898</text:p>
          </table:table-cell>
          <table:table-cell office:value-type="float" office:value="55.323483000000003" table:style-name="ce3">
            <text:p>55,323483</text:p>
          </table:table-cell>
          <table:table-cell table:number-columns-repeated="16382"/>
        </table:table-row>
        <table:table-row table:style-name="ro2">
          <table:table-cell office:value-type="float" office:value="26.589784999999999" table:style-name="ce3">
            <text:p>26,589785</text:p>
          </table:table-cell>
          <table:table-cell office:value-type="float" office:value="55.323505999999902" table:style-name="ce3">
            <text:p>55,323506</text:p>
          </table:table-cell>
          <table:table-cell table:number-columns-repeated="16382"/>
        </table:table-row>
        <table:table-row table:style-name="ro2">
          <table:table-cell office:value-type="float" office:value="26.593812" table:style-name="ce3">
            <text:p>26,593812</text:p>
          </table:table-cell>
          <table:table-cell office:value-type="float" office:value="55.323613000000002" table:style-name="ce3">
            <text:p>55,323613</text:p>
          </table:table-cell>
          <table:table-cell table:number-columns-repeated="16382"/>
        </table:table-row>
        <table:table-row table:style-name="ro2">
          <table:table-cell office:value-type="float" office:value="26.597746000000001" table:style-name="ce3">
            <text:p>26,597746</text:p>
          </table:table-cell>
          <table:table-cell office:value-type="float" office:value="55.323696999999903" table:style-name="ce3">
            <text:p>55,323697</text:p>
          </table:table-cell>
          <table:table-cell table:number-columns-repeated="16382"/>
        </table:table-row>
        <table:table-row table:style-name="ro2">
          <table:table-cell office:value-type="float" office:value="26.598707999999899" table:style-name="ce3">
            <text:p>26,598708</text:p>
          </table:table-cell>
          <table:table-cell office:value-type="float" office:value="55.3237149999999" table:style-name="ce3">
            <text:p>55,323715</text:p>
          </table:table-cell>
          <table:table-cell table:number-columns-repeated="16382"/>
        </table:table-row>
        <table:table-row table:style-name="ro2">
          <table:table-cell office:value-type="float" office:value="26.598475000000001" table:style-name="ce3">
            <text:p>26,598475</text:p>
          </table:table-cell>
          <table:table-cell office:value-type="float" office:value="55.326499999999903" table:style-name="ce3">
            <text:p>55,3265</text:p>
          </table:table-cell>
          <table:table-cell table:number-columns-repeated="16382"/>
        </table:table-row>
        <table:table-row table:style-name="ro2">
          <table:table-cell office:value-type="float" office:value="26.602285999999999" table:style-name="ce3">
            <text:p>26,602286</text:p>
          </table:table-cell>
          <table:table-cell office:value-type="float" office:value="55.326552999999898" table:style-name="ce3">
            <text:p>55,326553</text:p>
          </table:table-cell>
          <table:table-cell table:number-columns-repeated="16382"/>
        </table:table-row>
        <table:table-row table:style-name="ro2">
          <table:table-cell office:value-type="float" office:value="26.603444" table:style-name="ce3">
            <text:p>26,603444</text:p>
          </table:table-cell>
          <table:table-cell office:value-type="float" office:value="55.3265689999999" table:style-name="ce3">
            <text:p>55,326569</text:p>
          </table:table-cell>
          <table:table-cell table:number-columns-repeated="16382"/>
        </table:table-row>
        <table:table-row table:style-name="ro2">
          <table:table-cell office:value-type="float" office:value="26.603656000000001" table:style-name="ce3">
            <text:p>26,603656</text:p>
          </table:table-cell>
          <table:table-cell office:value-type="float" office:value="55.323790000000002" table:style-name="ce3">
            <text:p>55,32379</text:p>
          </table:table-cell>
          <table:table-cell table:number-columns-repeated="16382"/>
        </table:table-row>
        <table:table-row table:style-name="ro2">
          <table:table-cell office:value-type="float" office:value="26.608661000000001" table:style-name="ce3">
            <text:p>26,608661</text:p>
          </table:table-cell>
          <table:table-cell office:value-type="float" office:value="55.323849999999901" table:style-name="ce3">
            <text:p>55,32385</text:p>
          </table:table-cell>
          <table:table-cell table:number-columns-repeated="16382"/>
        </table:table-row>
        <table:table-row table:style-name="ro2">
          <table:table-cell office:value-type="float" office:value="26.613709" table:style-name="ce3">
            <text:p>26,613709</text:p>
          </table:table-cell>
          <table:table-cell office:value-type="float" office:value="55.323878999999998" table:style-name="ce3">
            <text:p>55,323879</text:p>
          </table:table-cell>
          <table:table-cell table:number-columns-repeated="16382"/>
        </table:table-row>
        <table:table-row table:style-name="ro2">
          <table:table-cell office:value-type="float" office:value="26.613524000000002" table:style-name="ce3">
            <text:p>26,613524</text:p>
          </table:table-cell>
          <table:table-cell office:value-type="float" office:value="55.326644000000002" table:style-name="ce3">
            <text:p>55,326644</text:p>
          </table:table-cell>
          <table:table-cell table:number-columns-repeated="16382"/>
        </table:table-row>
        <table:table-row table:style-name="ro2">
          <table:table-cell office:value-type="float" office:value="26.618634" table:style-name="ce3">
            <text:p>26,618634</text:p>
          </table:table-cell>
          <table:table-cell office:value-type="float" office:value="55.326647999999999" table:style-name="ce3">
            <text:p>55,326648</text:p>
          </table:table-cell>
          <table:table-cell table:number-columns-repeated="16382"/>
        </table:table-row>
        <table:table-row table:style-name="ro2">
          <table:table-cell office:value-type="float" office:value="26.618466000000002" table:style-name="ce3">
            <text:p>26,618466</text:p>
          </table:table-cell>
          <table:table-cell office:value-type="float" office:value="55.329405999999899" table:style-name="ce3">
            <text:p>55,329406</text:p>
          </table:table-cell>
          <table:table-cell table:number-columns-repeated="16382"/>
        </table:table-row>
        <table:table-row table:style-name="ro2">
          <table:table-cell office:value-type="float" office:value="26.618296999999998" table:style-name="ce3">
            <text:p>26,618297</text:p>
          </table:table-cell>
          <table:table-cell office:value-type="float" office:value="55.332161999999997" table:style-name="ce3">
            <text:p>55,332162</text:p>
          </table:table-cell>
          <table:table-cell table:number-columns-repeated="16382"/>
        </table:table-row>
        <table:table-row table:style-name="ro2">
          <table:table-cell office:value-type="float" office:value="26.622971" table:style-name="ce3">
            <text:p>26,622971</text:p>
          </table:table-cell>
          <table:table-cell office:value-type="float" office:value="55.332141" table:style-name="ce3">
            <text:p>55,332141</text:p>
          </table:table-cell>
          <table:table-cell table:number-columns-repeated="16382"/>
        </table:table-row>
        <table:table-row table:style-name="ro2">
          <table:table-cell office:value-type="float" office:value="26.623463999999998" table:style-name="ce3">
            <text:p>26,623464</text:p>
          </table:table-cell>
          <table:table-cell office:value-type="float" office:value="55.332141" table:style-name="ce3">
            <text:p>55,332141</text:p>
          </table:table-cell>
          <table:table-cell table:number-columns-repeated="16382"/>
        </table:table-row>
        <table:table-row table:style-name="ro2">
          <table:table-cell office:value-type="float" office:value="26.623335999999998" table:style-name="ce3">
            <text:p>26,623336</text:p>
          </table:table-cell>
          <table:table-cell office:value-type="float" office:value="55.334392999999999" table:style-name="ce3">
            <text:p>55,334393</text:p>
          </table:table-cell>
          <table:table-cell table:number-columns-repeated="16382"/>
        </table:table-row>
        <table:table-row table:style-name="ro2">
          <table:table-cell office:value-type="float" office:value="26.6233089999999" table:style-name="ce3">
            <text:p>26,623309</text:p>
          </table:table-cell>
          <table:table-cell office:value-type="float" office:value="55.334892000000004" table:style-name="ce3">
            <text:p>55,334892</text:p>
          </table:table-cell>
          <table:table-cell table:number-columns-repeated="16382"/>
        </table:table-row>
        <table:table-row table:style-name="ro2">
          <table:table-cell office:value-type="float" office:value="26.628457000000001" table:style-name="ce3">
            <text:p>26,628457</text:p>
          </table:table-cell>
          <table:table-cell office:value-type="float" office:value="55.334857999999997" table:style-name="ce3">
            <text:p>55,334858</text:p>
          </table:table-cell>
          <table:table-cell table:number-columns-repeated="16382"/>
        </table:table-row>
        <table:table-row table:style-name="ro2">
          <table:table-cell office:value-type="float" office:value="26.633426" table:style-name="ce3">
            <text:p>26,633426</text:p>
          </table:table-cell>
          <table:table-cell office:value-type="float" office:value="55.337569999999999" table:style-name="ce3">
            <text:p>55,33757</text:p>
          </table:table-cell>
          <table:table-cell table:number-columns-repeated="16382"/>
        </table:table-row>
        <table:table-row table:style-name="ro2">
          <table:table-cell office:value-type="float" office:value="26.638524" table:style-name="ce3">
            <text:p>26,638524</text:p>
          </table:table-cell>
          <table:table-cell office:value-type="float" office:value="55.337529000000004" table:style-name="ce3">
            <text:p>55,337529</text:p>
          </table:table-cell>
          <table:table-cell table:number-columns-repeated="16382"/>
        </table:table-row>
        <table:table-row table:style-name="ro2">
          <table:table-cell office:value-type="float" office:value="26.638674999999999" table:style-name="ce3">
            <text:p>26,638675</text:p>
          </table:table-cell>
          <table:table-cell office:value-type="float" office:value="55.334784999999997" table:style-name="ce3">
            <text:p>55,334785</text:p>
          </table:table-cell>
          <table:table-cell table:number-columns-repeated="16382"/>
        </table:table-row>
        <table:table-row table:style-name="ro2">
          <table:table-cell office:value-type="float" office:value="26.633578999999902" table:style-name="ce3">
            <text:p>26,633579</text:p>
          </table:table-cell>
          <table:table-cell office:value-type="float" office:value="55.334823999999998" table:style-name="ce3">
            <text:p>55,334824</text:p>
          </table:table-cell>
          <table:table-cell table:number-columns-repeated="16382"/>
        </table:table-row>
        <table:table-row table:style-name="ro2">
          <table:table-cell office:value-type="float" office:value="26.633635999999999" table:style-name="ce3">
            <text:p>26,633636</text:p>
          </table:table-cell>
          <table:table-cell office:value-type="float" office:value="55.333812000000002" table:style-name="ce3">
            <text:p>55,333812</text:p>
          </table:table-cell>
          <table:table-cell table:number-columns-repeated="16382"/>
        </table:table-row>
        <table:table-row table:style-name="ro2">
          <table:table-cell office:value-type="float" office:value="26.633733999999901" table:style-name="ce3">
            <text:p>26,633734</text:p>
          </table:table-cell>
          <table:table-cell office:value-type="float" office:value="55.332076999999998" table:style-name="ce3">
            <text:p>55,332077</text:p>
          </table:table-cell>
          <table:table-cell table:number-columns-repeated="16382"/>
        </table:table-row>
        <table:table-row table:style-name="ro2">
          <table:table-cell office:value-type="float" office:value="26.633887999999999" table:style-name="ce3">
            <text:p>26,633888</text:p>
          </table:table-cell>
          <table:table-cell office:value-type="float" office:value="55.329332999999998" table:style-name="ce3">
            <text:p>55,329333</text:p>
          </table:table-cell>
          <table:table-cell table:number-columns-repeated="16382"/>
        </table:table-row>
        <table:table-row table:style-name="ro2">
          <table:table-cell office:value-type="float" office:value="26.634042999999998" table:style-name="ce3">
            <text:p>26,634043</text:p>
          </table:table-cell>
          <table:table-cell office:value-type="float" office:value="55.326587000000004" table:style-name="ce3">
            <text:p>55,326587</text:p>
          </table:table-cell>
          <table:table-cell table:number-columns-repeated="16382"/>
        </table:table-row>
        <table:table-row table:style-name="ro2">
          <table:table-cell office:value-type="float" office:value="26.639137000000101" table:style-name="ce3">
            <text:p>26,639137</text:p>
          </table:table-cell>
          <table:table-cell office:value-type="float" office:value="55.326556999999902" table:style-name="ce3">
            <text:p>55,326557</text:p>
          </table:table-cell>
          <table:table-cell table:number-columns-repeated="16382"/>
        </table:table-row>
        <table:table-row table:style-name="ro2">
          <table:table-cell office:value-type="float" office:value="26.6442079999999" table:style-name="ce3">
            <text:p>26,644208</text:p>
          </table:table-cell>
          <table:table-cell office:value-type="float" office:value="55.326518999999998" table:style-name="ce3">
            <text:p>55,326519</text:p>
          </table:table-cell>
          <table:table-cell table:number-columns-repeated="16382"/>
        </table:table-row>
        <table:table-row table:style-name="ro2">
          <table:table-cell office:value-type="float" office:value="26.644055999999999" table:style-name="ce3">
            <text:p>26,644056</text:p>
          </table:table-cell>
          <table:table-cell office:value-type="float" office:value="55.329262999999997" table:style-name="ce3">
            <text:p>55,329263</text:p>
          </table:table-cell>
          <table:table-cell table:number-columns-repeated="16382"/>
        </table:table-row>
        <table:table-row table:style-name="ro2">
          <table:table-cell office:value-type="float" office:value="26.649113" table:style-name="ce3">
            <text:p>26,649113</text:p>
          </table:table-cell>
          <table:table-cell office:value-type="float" office:value="55.329219000000002" table:style-name="ce3">
            <text:p>55,329219</text:p>
          </table:table-cell>
          <table:table-cell table:number-columns-repeated="16382"/>
        </table:table-row>
        <table:table-row table:style-name="ro2">
          <table:table-cell office:value-type="float" office:value="26.648962999999998" table:style-name="ce3">
            <text:p>26,648963</text:p>
          </table:table-cell>
          <table:table-cell office:value-type="float" office:value="55.331958999999898" table:style-name="ce3">
            <text:p>55,331959</text:p>
          </table:table-cell>
          <table:table-cell table:number-columns-repeated="16382"/>
        </table:table-row>
        <table:table-row table:style-name="ro2">
          <table:table-cell office:value-type="float" office:value="26.648661999999899" table:style-name="ce3">
            <text:p>26,648662</text:p>
          </table:table-cell>
          <table:table-cell office:value-type="float" office:value="55.337435999999997" table:style-name="ce3">
            <text:p>55,337436</text:p>
          </table:table-cell>
          <table:table-cell table:number-columns-repeated="16382"/>
        </table:table-row>
        <table:table-row table:style-name="ro2">
          <table:table-cell office:value-type="float" office:value="26.649463999999998" table:style-name="ce3">
            <text:p>26,649464</text:p>
          </table:table-cell>
          <table:table-cell office:value-type="float" office:value="55.337432999999997" table:style-name="ce3">
            <text:p>55,337433</text:p>
          </table:table-cell>
          <table:table-cell table:number-columns-repeated="16382"/>
        </table:table-row>
        <table:table-row table:style-name="ro2">
          <table:table-cell office:value-type="float" office:value="26.653706" table:style-name="ce3">
            <text:p>26,653706</text:p>
          </table:table-cell>
          <table:table-cell office:value-type="float" office:value="55.337395000000001" table:style-name="ce3">
            <text:p>55,337395</text:p>
          </table:table-cell>
          <table:table-cell table:number-columns-repeated="16382"/>
        </table:table-row>
        <table:table-row table:style-name="ro2">
          <table:table-cell office:value-type="float" office:value="26.668757000000099" table:style-name="ce3">
            <text:p>26,668757</text:p>
          </table:table-cell>
          <table:table-cell office:value-type="float" office:value="55.3372489999999" table:style-name="ce3">
            <text:p>55,337249</text:p>
          </table:table-cell>
          <table:table-cell table:number-columns-repeated="16382"/>
        </table:table-row>
        <table:table-row table:style-name="ro2">
          <table:table-cell office:value-type="float" office:value="26.6736089999999" table:style-name="ce3">
            <text:p>26,673609</text:p>
          </table:table-cell>
          <table:table-cell office:value-type="float" office:value="55.339936000000002" table:style-name="ce3">
            <text:p>55,339936</text:p>
          </table:table-cell>
          <table:table-cell table:number-columns-repeated="16382"/>
        </table:table-row>
        <table:table-row table:style-name="ro2">
          <table:table-cell office:value-type="float" office:value="26.673577000000002" table:style-name="ce3">
            <text:p>26,673577</text:p>
          </table:table-cell>
          <table:table-cell office:value-type="float" office:value="55.340572000000002" table:style-name="ce3">
            <text:p>55,340572</text:p>
          </table:table-cell>
          <table:table-cell table:number-columns-repeated="16382"/>
        </table:table-row>
        <table:table-row table:style-name="ro2">
          <table:table-cell office:value-type="float" office:value="26.673466000000001" table:style-name="ce3">
            <text:p>26,673466</text:p>
          </table:table-cell>
          <table:table-cell office:value-type="float" office:value="55.342670999999903" table:style-name="ce3">
            <text:p>55,342671</text:p>
          </table:table-cell>
          <table:table-cell table:number-columns-repeated="16382"/>
        </table:table-row>
        <table:table-row table:style-name="ro2">
          <table:table-cell office:value-type="float" office:value="26.678452" table:style-name="ce3">
            <text:p>26,678452</text:p>
          </table:table-cell>
          <table:table-cell office:value-type="float" office:value="55.342620999999902" table:style-name="ce3">
            <text:p>55,342621</text:p>
          </table:table-cell>
          <table:table-cell table:number-columns-repeated="16382"/>
        </table:table-row>
        <table:table-row table:style-name="ro2">
          <table:table-cell office:value-type="float" office:value="26.693771000000002" table:style-name="ce3">
            <text:p>26,693771</text:p>
          </table:table-cell>
          <table:table-cell office:value-type="float" office:value="55.334278999999903" table:style-name="ce3">
            <text:p>55,334279</text:p>
          </table:table-cell>
          <table:table-cell table:number-columns-repeated="16382"/>
        </table:table-row>
        <table:table-row table:style-name="ro2">
          <table:table-cell office:value-type="float" office:value="26.694721000000001" table:style-name="ce3">
            <text:p>26,694721</text:p>
          </table:table-cell>
          <table:table-cell office:value-type="float" office:value="55.334268000000002" table:style-name="ce3">
            <text:p>55,334268</text:p>
          </table:table-cell>
          <table:table-cell table:number-columns-repeated="16382"/>
        </table:table-row>
        <table:table-row table:style-name="ro2">
          <table:table-cell office:value-type="float" office:value="26.698723000000001" table:style-name="ce3">
            <text:p>26,698723</text:p>
          </table:table-cell>
          <table:table-cell office:value-type="float" office:value="55.334229000000001" table:style-name="ce3">
            <text:p>55,334229</text:p>
          </table:table-cell>
          <table:table-cell table:number-columns-repeated="16382"/>
        </table:table-row>
        <table:table-row table:style-name="ro2">
          <table:table-cell office:value-type="float" office:value="26.703666999999999" table:style-name="ce3">
            <text:p>26,703667</text:p>
          </table:table-cell>
          <table:table-cell office:value-type="float" office:value="55.334183000000003" table:style-name="ce3">
            <text:p>55,334183</text:p>
          </table:table-cell>
          <table:table-cell table:number-columns-repeated="16382"/>
        </table:table-row>
        <table:table-row table:style-name="ro2">
          <table:table-cell office:value-type="float" office:value="26.708738" table:style-name="ce3">
            <text:p>26,708738</text:p>
          </table:table-cell>
          <table:table-cell office:value-type="float" office:value="55.331403000000002" table:style-name="ce3">
            <text:p>55,331403</text:p>
          </table:table-cell>
          <table:table-cell table:number-columns-repeated="16382"/>
        </table:table-row>
        <table:table-row table:style-name="ro2">
          <table:table-cell office:value-type="float" office:value="26.71367" table:style-name="ce3">
            <text:p>26,71367</text:p>
          </table:table-cell>
          <table:table-cell office:value-type="float" office:value="55.331357000000096" table:style-name="ce3">
            <text:p>55,331357</text:p>
          </table:table-cell>
          <table:table-cell table:number-columns-repeated="16382"/>
        </table:table-row>
        <table:table-row table:style-name="ro2">
          <table:table-cell office:value-type="float" office:value="26.718592999999899" table:style-name="ce3">
            <text:p>26,718593</text:p>
          </table:table-cell>
          <table:table-cell office:value-type="float" office:value="55.331308999999997" table:style-name="ce3">
            <text:p>55,331309</text:p>
          </table:table-cell>
          <table:table-cell table:number-columns-repeated="16382"/>
        </table:table-row>
        <table:table-row table:style-name="ro2">
          <table:table-cell office:value-type="float" office:value="26.723645000000001" table:style-name="ce3">
            <text:p>26,723645</text:p>
          </table:table-cell>
          <table:table-cell office:value-type="float" office:value="55.328533" table:style-name="ce3">
            <text:p>55,328533</text:p>
          </table:table-cell>
          <table:table-cell table:number-columns-repeated="16382"/>
        </table:table-row>
        <table:table-row table:style-name="ro2">
          <table:table-cell office:value-type="float" office:value="26.725301999999999" table:style-name="ce3">
            <text:p>26,725302</text:p>
          </table:table-cell>
          <table:table-cell office:value-type="float" office:value="55.327621999999998" table:style-name="ce3">
            <text:p>55,327622</text:p>
          </table:table-cell>
          <table:table-cell table:number-columns-repeated="16382"/>
        </table:table-row>
        <table:table-row table:style-name="ro2">
          <table:table-cell office:value-type="float" office:value="26.728691000000001" table:style-name="ce3">
            <text:p>26,728691</text:p>
          </table:table-cell>
          <table:table-cell office:value-type="float" office:value="55.325755000000001" table:style-name="ce3">
            <text:p>55,325755</text:p>
          </table:table-cell>
          <table:table-cell table:number-columns-repeated="16382"/>
        </table:table-row>
        <table:table-row table:style-name="ro2">
          <table:table-cell office:value-type="float" office:value="26.732906" table:style-name="ce3">
            <text:p>26,732906</text:p>
          </table:table-cell>
          <table:table-cell office:value-type="float" office:value="55.3257189999999" table:style-name="ce3">
            <text:p>55,325719</text:p>
          </table:table-cell>
          <table:table-cell table:number-columns-repeated="16382"/>
        </table:table-row>
        <table:table-row table:style-name="ro2">
          <table:table-cell office:value-type="float" office:value="26.733598000000001" table:style-name="ce3">
            <text:p>26,733598</text:p>
          </table:table-cell>
          <table:table-cell office:value-type="float" office:value="55.325714000000097" table:style-name="ce3">
            <text:p>55,325714</text:p>
          </table:table-cell>
          <table:table-cell table:number-columns-repeated="16382"/>
        </table:table-row>
        <table:table-row table:style-name="ro2">
          <table:table-cell office:value-type="float" office:value="26.733730999999999" table:style-name="ce3">
            <text:p>26,733731</text:p>
          </table:table-cell>
          <table:table-cell office:value-type="float" office:value="55.322983999999998" table:style-name="ce3">
            <text:p>55,322984</text:p>
          </table:table-cell>
          <table:table-cell table:number-columns-repeated="16382"/>
        </table:table-row>
        <table:table-row table:style-name="ro2">
          <table:table-cell office:value-type="float" office:value="26.738633" table:style-name="ce3">
            <text:p>26,738633</text:p>
          </table:table-cell>
          <table:table-cell office:value-type="float" office:value="55.322938000000001" table:style-name="ce3">
            <text:p>55,322938</text:p>
          </table:table-cell>
          <table:table-cell table:number-columns-repeated="16382"/>
        </table:table-row>
        <table:table-row table:style-name="ro2">
          <table:table-cell office:value-type="float" office:value="26.743532999999999" table:style-name="ce3">
            <text:p>26,743533</text:p>
          </table:table-cell>
          <table:table-cell office:value-type="float" office:value="55.322895000000003" table:style-name="ce3">
            <text:p>55,322895</text:p>
          </table:table-cell>
          <table:table-cell table:number-columns-repeated="16382"/>
        </table:table-row>
        <table:table-row table:style-name="ro2">
          <table:table-cell office:value-type="float" office:value="26.743396000000001" table:style-name="ce3">
            <text:p>26,743396</text:p>
          </table:table-cell>
          <table:table-cell office:value-type="float" office:value="55.325626999999997" table:style-name="ce3">
            <text:p>55,325627</text:p>
          </table:table-cell>
          <table:table-cell table:number-columns-repeated="16382"/>
        </table:table-row>
        <table:table-row table:style-name="ro2">
          <table:table-cell office:value-type="float" office:value="26.753174000000001" table:style-name="ce3">
            <text:p>26,753174</text:p>
          </table:table-cell>
          <table:table-cell office:value-type="float" office:value="55.325544999999998" table:style-name="ce3">
            <text:p>55,325545</text:p>
          </table:table-cell>
          <table:table-cell table:number-columns-repeated="16382"/>
        </table:table-row>
        <table:table-row table:style-name="ro2">
          <table:table-cell office:value-type="float" office:value="26.762930999999998" table:style-name="ce3">
            <text:p>26,762931</text:p>
          </table:table-cell>
          <table:table-cell office:value-type="float" office:value="55.325474999999997" table:style-name="ce3">
            <text:p>55,325475</text:p>
          </table:table-cell>
          <table:table-cell table:number-columns-repeated="16382"/>
        </table:table-row>
        <table:table-row table:style-name="ro2">
          <table:table-cell office:value-type="float" office:value="26.777531" table:style-name="ce3">
            <text:p>26,777531</text:p>
          </table:table-cell>
          <table:table-cell office:value-type="float" office:value="55.325369999999999" table:style-name="ce3">
            <text:p>55,32537</text:p>
          </table:table-cell>
          <table:table-cell table:number-columns-repeated="16382"/>
        </table:table-row>
        <table:table-row table:style-name="ro2">
          <table:table-cell office:value-type="float" office:value="26.782530999999899" table:style-name="ce3">
            <text:p>26,782531</text:p>
          </table:table-cell>
          <table:table-cell office:value-type="float" office:value="55.322597999999999" table:style-name="ce3">
            <text:p>55,322598</text:p>
          </table:table-cell>
          <table:table-cell table:number-columns-repeated="16382"/>
        </table:table-row>
        <table:table-row table:style-name="ro2">
          <table:table-cell office:value-type="float" office:value="26.787386000000001" table:style-name="ce3">
            <text:p>26,787386</text:p>
          </table:table-cell>
          <table:table-cell office:value-type="float" office:value="55.322566999999999" table:style-name="ce3">
            <text:p>55,322567</text:p>
          </table:table-cell>
          <table:table-cell table:number-columns-repeated="16382"/>
        </table:table-row>
        <table:table-row table:style-name="ro2">
          <table:table-cell office:value-type="float" office:value="26.787531999999899" table:style-name="ce3">
            <text:p>26,787532</text:p>
          </table:table-cell>
          <table:table-cell office:value-type="float" office:value="55.319824999999902" table:style-name="ce3">
            <text:p>55,319825</text:p>
          </table:table-cell>
          <table:table-cell table:number-columns-repeated="16382"/>
        </table:table-row>
        <table:table-row table:style-name="ro2">
          <table:table-cell office:value-type="float" office:value="26.792382" table:style-name="ce3">
            <text:p>26,792382</text:p>
          </table:table-cell>
          <table:table-cell office:value-type="float" office:value="55.319792999999997" table:style-name="ce3">
            <text:p>55,319793</text:p>
          </table:table-cell>
          <table:table-cell table:number-columns-repeated="16382"/>
        </table:table-row>
        <table:table-row table:style-name="ro2">
          <table:table-cell office:value-type="float" office:value="26.797226999999999" table:style-name="ce3">
            <text:p>26,797227</text:p>
          </table:table-cell>
          <table:table-cell office:value-type="float" office:value="55.319767999999897" table:style-name="ce3">
            <text:p>55,319768</text:p>
          </table:table-cell>
          <table:table-cell table:number-columns-repeated="16382"/>
        </table:table-row>
        <table:table-row table:style-name="ro2">
          <table:table-cell office:value-type="float" office:value="26.797079" table:style-name="ce3">
            <text:p>26,797079</text:p>
          </table:table-cell>
          <table:table-cell office:value-type="float" office:value="55.322513999999998" table:style-name="ce3">
            <text:p>55,322514</text:p>
          </table:table-cell>
          <table:table-cell table:number-columns-repeated="16382"/>
        </table:table-row>
        <table:table-row table:style-name="ro2">
          <table:table-cell office:value-type="float" office:value="26.806751999999999" table:style-name="ce3">
            <text:p>26,806752</text:p>
          </table:table-cell>
          <table:table-cell office:value-type="float" office:value="55.322468999999899" table:style-name="ce3">
            <text:p>55,322469</text:p>
          </table:table-cell>
          <table:table-cell table:number-columns-repeated="16382"/>
        </table:table-row>
        <table:table-row table:style-name="ro2">
          <table:table-cell office:value-type="float" office:value="26.806906999999999" table:style-name="ce3">
            <text:p>26,806907</text:p>
          </table:table-cell>
          <table:table-cell office:value-type="float" office:value="55.319713" table:style-name="ce3">
            <text:p>55,319713</text:p>
          </table:table-cell>
          <table:table-cell table:number-columns-repeated="16382"/>
        </table:table-row>
        <table:table-row table:style-name="ro2">
          <table:table-cell office:value-type="float" office:value="26.811896000000001" table:style-name="ce3">
            <text:p>26,811896</text:p>
          </table:table-cell>
          <table:table-cell office:value-type="float" office:value="55.316937000000003" table:style-name="ce3">
            <text:p>55,316937</text:p>
          </table:table-cell>
          <table:table-cell table:number-columns-repeated="16382"/>
        </table:table-row>
        <table:table-row table:style-name="ro2">
          <table:table-cell office:value-type="float" office:value="26.811775000000001" table:style-name="ce3">
            <text:p>26,811775</text:p>
          </table:table-cell>
          <table:table-cell office:value-type="float" office:value="55.319068000000001" table:style-name="ce3">
            <text:p>55,319068</text:p>
          </table:table-cell>
          <table:table-cell table:number-columns-repeated="16382"/>
        </table:table-row>
        <table:table-row table:style-name="ro2">
          <table:table-cell office:value-type="float" office:value="26.811738999999999" table:style-name="ce3">
            <text:p>26,811739</text:p>
          </table:table-cell>
          <table:table-cell office:value-type="float" office:value="55.319690000000001" table:style-name="ce3">
            <text:p>55,31969</text:p>
          </table:table-cell>
          <table:table-cell table:number-columns-repeated="16382"/>
        </table:table-row>
        <table:table-row table:style-name="ro2">
          <table:table-cell office:value-type="float" office:value="26.816568" table:style-name="ce3">
            <text:p>26,816568</text:p>
          </table:table-cell>
          <table:table-cell office:value-type="float" office:value="55.319666999999903" table:style-name="ce3">
            <text:p>55,319667</text:p>
          </table:table-cell>
          <table:table-cell table:number-columns-repeated="16382"/>
        </table:table-row>
        <table:table-row table:style-name="ro2">
          <table:table-cell office:value-type="float" office:value="26.816728000000001" table:style-name="ce3">
            <text:p>26,816728</text:p>
          </table:table-cell>
          <table:table-cell office:value-type="float" office:value="55.316909999999901" table:style-name="ce3">
            <text:p>55,31691</text:p>
          </table:table-cell>
          <table:table-cell table:number-columns-repeated="16382"/>
        </table:table-row>
        <table:table-row table:style-name="ro2">
          <table:table-cell office:value-type="float" office:value="26.818610000000099" table:style-name="ce3">
            <text:p>26,81861</text:p>
          </table:table-cell>
          <table:table-cell office:value-type="float" office:value="55.316897999999902" table:style-name="ce3">
            <text:p>55,316898</text:p>
          </table:table-cell>
          <table:table-cell table:number-columns-repeated="16382"/>
        </table:table-row>
        <table:table-row table:style-name="ro2">
          <table:table-cell office:value-type="float" office:value="26.821556999999999" table:style-name="ce3">
            <text:p>26,821557</text:p>
          </table:table-cell>
          <table:table-cell office:value-type="float" office:value="55.316882" table:style-name="ce3">
            <text:p>55,316882</text:p>
          </table:table-cell>
          <table:table-cell table:number-columns-repeated="16382"/>
        </table:table-row>
        <table:table-row table:style-name="ro2">
          <table:table-cell office:value-type="float" office:value="26.82638" table:style-name="ce3">
            <text:p>26,82638</text:p>
          </table:table-cell>
          <table:table-cell office:value-type="float" office:value="55.316859999999998" table:style-name="ce3">
            <text:p>55,31686</text:p>
          </table:table-cell>
          <table:table-cell table:number-columns-repeated="16382"/>
        </table:table-row>
        <table:table-row table:style-name="ro2">
          <table:table-cell office:value-type="float" office:value="26.826547999999899" table:style-name="ce3">
            <text:p>26,826548</text:p>
          </table:table-cell>
          <table:table-cell office:value-type="float" office:value="55.314095000000002" table:style-name="ce3">
            <text:p>55,314095</text:p>
          </table:table-cell>
          <table:table-cell table:number-columns-repeated="16382"/>
        </table:table-row>
        <table:table-row table:style-name="ro2">
          <table:table-cell office:value-type="float" office:value="26.826715" table:style-name="ce3">
            <text:p>26,826715</text:p>
          </table:table-cell>
          <table:table-cell office:value-type="float" office:value="55.311332999999898" table:style-name="ce3">
            <text:p>55,311333</text:p>
          </table:table-cell>
          <table:table-cell table:number-columns-repeated="16382"/>
        </table:table-row>
        <table:table-row table:style-name="ro2">
          <table:table-cell office:value-type="float" office:value="26.826877" table:style-name="ce3">
            <text:p>26,826877</text:p>
          </table:table-cell>
          <table:table-cell office:value-type="float" office:value="55.308570000000003" table:style-name="ce3">
            <text:p>55,30857</text:p>
          </table:table-cell>
          <table:table-cell table:number-columns-repeated="16382"/>
        </table:table-row>
        <table:table-row table:style-name="ro2">
          <table:table-cell office:value-type="float" office:value="26.831706000000001" table:style-name="ce3">
            <text:p>26,831706</text:p>
          </table:table-cell>
          <table:table-cell office:value-type="float" office:value="55.308540999999899" table:style-name="ce3">
            <text:p>55,308541</text:p>
          </table:table-cell>
          <table:table-cell table:number-columns-repeated="16382"/>
        </table:table-row>
        <table:table-row table:style-name="ro2">
          <table:table-cell office:value-type="float" office:value="26.8365259999999" table:style-name="ce3">
            <text:p>26,836526</text:p>
          </table:table-cell>
          <table:table-cell office:value-type="float" office:value="55.308517999999999" table:style-name="ce3">
            <text:p>55,308518</text:p>
          </table:table-cell>
          <table:table-cell table:number-columns-repeated="16382"/>
        </table:table-row>
        <table:table-row table:style-name="ro2">
          <table:table-cell office:value-type="float" office:value="26.846311" table:style-name="ce3">
            <text:p>26,846311</text:p>
          </table:table-cell>
          <table:table-cell office:value-type="float" office:value="55.305720999999899" table:style-name="ce3">
            <text:p>55,305721</text:p>
          </table:table-cell>
          <table:table-cell table:number-columns-repeated="16382"/>
        </table:table-row>
        <table:table-row table:style-name="ro2">
          <table:table-cell office:value-type="float" office:value="26.841691000000001" table:style-name="ce3">
            <text:p>26,841691</text:p>
          </table:table-cell>
          <table:table-cell office:value-type="float" office:value="55.302954999999997" table:style-name="ce3">
            <text:p>55,302955</text:p>
          </table:table-cell>
          <table:table-cell table:number-columns-repeated="16382"/>
        </table:table-row>
        <table:table-row table:style-name="ro2">
          <table:table-cell office:value-type="float" office:value="26.846855000000001" table:style-name="ce3">
            <text:p>26,846855</text:p>
          </table:table-cell>
          <table:table-cell office:value-type="float" office:value="55.297393" table:style-name="ce3">
            <text:p>55,297393</text:p>
          </table:table-cell>
          <table:table-cell table:number-columns-repeated="16382"/>
        </table:table-row>
        <table:table-row table:style-name="ro2">
          <table:table-cell office:value-type="float" office:value="26.847221999999899" table:style-name="ce3">
            <text:p>26,847222</text:p>
          </table:table-cell>
          <table:table-cell office:value-type="float" office:value="55.2864539999999" table:style-name="ce3">
            <text:p>55,286454</text:p>
          </table:table-cell>
          <table:table-cell table:number-columns-repeated="16382"/>
        </table:table-row>
        <table:table-row table:style-name="ro2">
          <table:table-cell office:value-type="float" office:value="26.842497999999999" table:style-name="ce3">
            <text:p>26,842498</text:p>
          </table:table-cell>
          <table:table-cell office:value-type="float" office:value="55.278346999999997" table:style-name="ce3">
            <text:p>55,278347</text:p>
          </table:table-cell>
          <table:table-cell table:number-columns-repeated="16382"/>
        </table:table-row>
        <table:table-row table:style-name="ro2">
          <table:table-cell office:value-type="float" office:value="26.839880999999899" table:style-name="ce3">
            <text:p>26,839881</text:p>
          </table:table-cell>
          <table:table-cell office:value-type="float" office:value="55.277591999999999" table:style-name="ce3">
            <text:p>55,277592</text:p>
          </table:table-cell>
          <table:table-cell table:number-columns-repeated="16382"/>
        </table:table-row>
        <table:table-row table:style-name="ro2">
          <table:table-cell office:value-type="float" office:value="26.833141999999999" table:style-name="ce3">
            <text:p>26,833142</text:p>
          </table:table-cell>
          <table:table-cell office:value-type="float" office:value="55.275646000000002" table:style-name="ce3">
            <text:p>55,275646</text:p>
          </table:table-cell>
          <table:table-cell table:number-columns-repeated="16382"/>
        </table:table-row>
        <table:table-row table:style-name="ro2">
          <table:table-cell office:value-type="float" office:value="26.818988000000001" table:style-name="ce3">
            <text:p>26,818988</text:p>
          </table:table-cell>
          <table:table-cell office:value-type="float" office:value="55.273781999999997" table:style-name="ce3">
            <text:p>55,273782</text:p>
          </table:table-cell>
          <table:table-cell table:number-columns-repeated="16382"/>
        </table:table-row>
        <table:table-row table:style-name="ro2">
          <table:table-cell office:value-type="float" office:value="26.817488999999998" table:style-name="ce3">
            <text:p>26,817489</text:p>
          </table:table-cell>
          <table:table-cell office:value-type="float" office:value="55.273583000000002" table:style-name="ce3">
            <text:p>55,273583</text:p>
          </table:table-cell>
          <table:table-cell table:number-columns-repeated="16382"/>
        </table:table-row>
        <table:table-row table:style-name="ro2">
          <table:table-cell office:value-type="float" office:value="26.813924" table:style-name="ce3">
            <text:p>26,813924</text:p>
          </table:table-cell>
          <table:table-cell office:value-type="float" office:value="55.273114" table:style-name="ce3">
            <text:p>55,273114</text:p>
          </table:table-cell>
          <table:table-cell table:number-columns-repeated="16382"/>
        </table:table-row>
        <table:table-row table:style-name="ro2">
          <table:table-cell office:value-type="float" office:value="26.809283999999899" table:style-name="ce3">
            <text:p>26,809284</text:p>
          </table:table-cell>
          <table:table-cell office:value-type="float" office:value="55.267700999999903" table:style-name="ce3">
            <text:p>55,267701</text:p>
          </table:table-cell>
          <table:table-cell table:number-columns-repeated="16382"/>
        </table:table-row>
        <table:table-row table:style-name="ro2">
          <table:table-cell office:value-type="float" office:value="26.804427" table:style-name="ce3">
            <text:p>26,804427</text:p>
          </table:table-cell>
          <table:table-cell office:value-type="float" office:value="55.267748999999903" table:style-name="ce3">
            <text:p>55,267749</text:p>
          </table:table-cell>
          <table:table-cell table:number-columns-repeated="16382"/>
        </table:table-row>
        <table:table-row table:style-name="ro2">
          <table:table-cell office:value-type="float" office:value="26.799569999999999" table:style-name="ce3">
            <text:p>26,79957</text:p>
          </table:table-cell>
          <table:table-cell office:value-type="float" office:value="55.267803000000001" table:style-name="ce3">
            <text:p>55,267803</text:p>
          </table:table-cell>
          <table:table-cell table:number-columns-repeated="16382"/>
        </table:table-row>
        <table:table-row table:style-name="ro2">
          <table:table-cell office:value-type="float" office:value="26.799679999999999" table:style-name="ce3">
            <text:p>26,79968</text:p>
          </table:table-cell>
          <table:table-cell office:value-type="float" office:value="55.265068999999997" table:style-name="ce3">
            <text:p>55,265069</text:p>
          </table:table-cell>
          <table:table-cell table:number-columns-repeated="16382"/>
        </table:table-row>
        <table:table-row table:style-name="ro2">
          <table:table-cell office:value-type="float" office:value="26.7948230000001" table:style-name="ce3">
            <text:p>26,794823</text:p>
          </table:table-cell>
          <table:table-cell office:value-type="float" office:value="55.265121000000001" table:style-name="ce3">
            <text:p>55,265121</text:p>
          </table:table-cell>
          <table:table-cell table:number-columns-repeated="16382"/>
        </table:table-row>
        <table:table-row table:style-name="ro2">
          <table:table-cell office:value-type="float" office:value="26.794931999999999" table:style-name="ce3">
            <text:p>26,794932</text:p>
          </table:table-cell>
          <table:table-cell office:value-type="float" office:value="55.262390999999901" table:style-name="ce3">
            <text:p>55,262391</text:p>
          </table:table-cell>
          <table:table-cell table:number-columns-repeated="16382"/>
        </table:table-row>
        <table:table-row table:style-name="ro2">
          <table:table-cell office:value-type="float" office:value="26.795038999999999" table:style-name="ce3">
            <text:p>26,795039</text:p>
          </table:table-cell>
          <table:table-cell office:value-type="float" office:value="55.259658000000002" table:style-name="ce3">
            <text:p>55,259658</text:p>
          </table:table-cell>
          <table:table-cell table:number-columns-repeated="16382"/>
        </table:table-row>
        <table:table-row table:style-name="ro2">
          <table:table-cell office:value-type="float" office:value="26.7853279999999" table:style-name="ce3">
            <text:p>26,785328</text:p>
          </table:table-cell>
          <table:table-cell office:value-type="float" office:value="55.259757999999998" table:style-name="ce3">
            <text:p>55,259758</text:p>
          </table:table-cell>
          <table:table-cell table:number-columns-repeated="16382"/>
        </table:table-row>
        <table:table-row table:style-name="ro2">
          <table:table-cell office:value-type="float" office:value="26.780469" table:style-name="ce3">
            <text:p>26,780469</text:p>
          </table:table-cell>
          <table:table-cell office:value-type="float" office:value="55.259808" table:style-name="ce3">
            <text:p>55,259808</text:p>
          </table:table-cell>
          <table:table-cell table:number-columns-repeated="16382"/>
        </table:table-row>
        <table:table-row table:style-name="ro2">
          <table:table-cell office:value-type="float" office:value="26.775611999999999" table:style-name="ce3">
            <text:p>26,775612</text:p>
          </table:table-cell>
          <table:table-cell office:value-type="float" office:value="55.259861000000001" table:style-name="ce3">
            <text:p>55,259861</text:p>
          </table:table-cell>
          <table:table-cell table:number-columns-repeated="16382"/>
        </table:table-row>
        <table:table-row table:style-name="ro2">
          <table:table-cell office:value-type="float" office:value="26.770865000000001" table:style-name="ce3">
            <text:p>26,770865</text:p>
          </table:table-cell>
          <table:table-cell office:value-type="float" office:value="55.257178000000003" table:style-name="ce3">
            <text:p>55,257178</text:p>
          </table:table-cell>
          <table:table-cell table:number-columns-repeated="16382"/>
        </table:table-row>
        <table:table-row table:style-name="ro2">
          <table:table-cell office:value-type="float" office:value="26.7661189999999" table:style-name="ce3">
            <text:p>26,766119</text:p>
          </table:table-cell>
          <table:table-cell office:value-type="float" office:value="55.254497999999899" table:style-name="ce3">
            <text:p>55,254498</text:p>
          </table:table-cell>
          <table:table-cell table:number-columns-repeated="16382"/>
        </table:table-row>
        <table:table-row table:style-name="ro2">
          <table:table-cell office:value-type="float" office:value="26.761257999999899" table:style-name="ce3">
            <text:p>26,761258</text:p>
          </table:table-cell>
          <table:table-cell office:value-type="float" office:value="55.2545479999999" table:style-name="ce3">
            <text:p>55,254548</text:p>
          </table:table-cell>
          <table:table-cell table:number-columns-repeated="16382"/>
        </table:table-row>
        <table:table-row table:style-name="ro2">
          <table:table-cell office:value-type="float" office:value="26.756287" table:style-name="ce3">
            <text:p>26,756287</text:p>
          </table:table-cell>
          <table:table-cell office:value-type="float" office:value="55.257328999999999" table:style-name="ce3">
            <text:p>55,257329</text:p>
          </table:table-cell>
          <table:table-cell table:number-columns-repeated="16382"/>
        </table:table-row>
        <table:table-row table:style-name="ro2">
          <table:table-cell office:value-type="float" office:value="26.756401" table:style-name="ce3">
            <text:p>26,756401</text:p>
          </table:table-cell>
          <table:table-cell office:value-type="float" office:value="55.254595999999999" table:style-name="ce3">
            <text:p>55,254596</text:p>
          </table:table-cell>
          <table:table-cell table:number-columns-repeated="16382"/>
        </table:table-row>
        <table:table-row table:style-name="ro2">
          <table:table-cell office:value-type="float" office:value="26.756513000000002" table:style-name="ce3">
            <text:p>26,756513</text:p>
          </table:table-cell>
          <table:table-cell office:value-type="float" office:value="55.251869999999997" table:style-name="ce3">
            <text:p>55,25187</text:p>
          </table:table-cell>
          <table:table-cell table:number-columns-repeated="16382"/>
        </table:table-row>
        <table:table-row table:style-name="ro2">
          <table:table-cell office:value-type="float" office:value="26.751653999999998" table:style-name="ce3">
            <text:p>26,751654</text:p>
          </table:table-cell>
          <table:table-cell office:value-type="float" office:value="55.251915999999902" table:style-name="ce3">
            <text:p>55,251916</text:p>
          </table:table-cell>
          <table:table-cell table:number-columns-repeated="16382"/>
        </table:table-row>
        <table:table-row table:style-name="ro2">
          <table:table-cell office:value-type="float" office:value="26.751764999999999" table:style-name="ce3">
            <text:p>26,751765</text:p>
          </table:table-cell>
          <table:table-cell office:value-type="float" office:value="55.249186999999999" table:style-name="ce3">
            <text:p>55,249187</text:p>
          </table:table-cell>
          <table:table-cell table:number-columns-repeated="16382"/>
        </table:table-row>
        <table:table-row table:style-name="ro2">
          <table:table-cell office:value-type="float" office:value="26.746908999999999" table:style-name="ce3">
            <text:p>26,746909</text:p>
          </table:table-cell>
          <table:table-cell office:value-type="float" office:value="55.249237999999998" table:style-name="ce3">
            <text:p>55,249238</text:p>
          </table:table-cell>
          <table:table-cell table:number-columns-repeated="16382"/>
        </table:table-row>
        <table:table-row table:style-name="ro2">
          <table:table-cell office:value-type="float" office:value="26.742160999999999" table:style-name="ce3">
            <text:p>26,742161</text:p>
          </table:table-cell>
          <table:table-cell office:value-type="float" office:value="55.246550999999997" table:style-name="ce3">
            <text:p>55,246551</text:p>
          </table:table-cell>
          <table:table-cell table:number-columns-repeated="16382"/>
        </table:table-row>
        <table:table-row table:style-name="ro2">
          <table:table-cell office:value-type="float" office:value="26.73753" table:style-name="ce3">
            <text:p>26,73753</text:p>
          </table:table-cell>
          <table:table-cell office:value-type="float" office:value="55.241142000000103" table:style-name="ce3">
            <text:p>55,241142</text:p>
          </table:table-cell>
          <table:table-cell table:number-columns-repeated="16382"/>
        </table:table-row>
        <table:table-row table:style-name="ro2">
          <table:table-cell office:value-type="float" office:value="26.743371" table:style-name="ce3">
            <text:p>26,743371</text:p>
          </table:table-cell>
          <table:table-cell office:value-type="float" office:value="55.216500000000003" table:style-name="ce3">
            <text:p>55,2165</text:p>
          </table:table-cell>
          <table:table-cell table:number-columns-repeated="16382"/>
        </table:table-row>
        <table:table-row table:style-name="ro2">
          <table:table-cell office:value-type="float" office:value="26.733796999999999" table:style-name="ce3">
            <text:p>26,733797</text:p>
          </table:table-cell>
          <table:table-cell office:value-type="float" office:value="55.21387" table:style-name="ce3">
            <text:p>55,21387</text:p>
          </table:table-cell>
          <table:table-cell table:number-columns-repeated="16382"/>
        </table:table-row>
        <table:table-row table:style-name="ro2">
          <table:table-cell office:value-type="float" office:value="26.728947000000002" table:style-name="ce3">
            <text:p>26,728947</text:p>
          </table:table-cell>
          <table:table-cell office:value-type="float" office:value="55.213920000000002" table:style-name="ce3">
            <text:p>55,21392</text:p>
          </table:table-cell>
          <table:table-cell table:number-columns-repeated="16382"/>
        </table:table-row>
        <table:table-row table:style-name="ro2">
          <table:table-cell office:value-type="float" office:value="26.724226999999999" table:style-name="ce3">
            <text:p>26,724227</text:p>
          </table:table-cell>
          <table:table-cell office:value-type="float" office:value="55.211250999999898" table:style-name="ce3">
            <text:p>55,211251</text:p>
          </table:table-cell>
          <table:table-cell table:number-columns-repeated="16382"/>
        </table:table-row>
        <table:table-row table:style-name="ro2">
          <table:table-cell office:value-type="float" office:value="26.720742000000001" table:style-name="ce3">
            <text:p>26,720742</text:p>
          </table:table-cell>
          <table:table-cell office:value-type="float" office:value="55.209277999999998" table:style-name="ce3">
            <text:p>55,209278</text:p>
          </table:table-cell>
          <table:table-cell table:number-columns-repeated="16382"/>
        </table:table-row>
        <table:table-row table:style-name="ro2">
          <table:table-cell office:value-type="float" office:value="26.719467999999999" table:style-name="ce3">
            <text:p>26,719468</text:p>
          </table:table-cell>
          <table:table-cell office:value-type="float" office:value="55.208556999999999" table:style-name="ce3">
            <text:p>55,208557</text:p>
          </table:table-cell>
          <table:table-cell table:number-columns-repeated="16382"/>
        </table:table-row>
        <table:table-row table:style-name="ro2">
          <table:table-cell office:value-type="float" office:value="26.719529000000001" table:style-name="ce3">
            <text:p>26,719529</text:p>
          </table:table-cell>
          <table:table-cell office:value-type="float" office:value="55.207004999999903" table:style-name="ce3">
            <text:p>55,207005</text:p>
          </table:table-cell>
          <table:table-cell table:number-columns-repeated="16382"/>
        </table:table-row>
        <table:table-row table:style-name="ro2">
          <table:table-cell office:value-type="float" office:value="26.719577000000001" table:style-name="ce3">
            <text:p>26,719577</text:p>
          </table:table-cell>
          <table:table-cell office:value-type="float" office:value="55.205821999999998" table:style-name="ce3">
            <text:p>55,205822</text:p>
          </table:table-cell>
          <table:table-cell table:number-columns-repeated="16382"/>
        </table:table-row>
        <table:table-row table:style-name="ro2">
          <table:table-cell office:value-type="float" office:value="26.714839000000001" table:style-name="ce3">
            <text:p>26,714839</text:p>
          </table:table-cell>
          <table:table-cell office:value-type="float" office:value="55.203139999999998" table:style-name="ce3">
            <text:p>55,20314</text:p>
          </table:table-cell>
          <table:table-cell table:number-columns-repeated="16382"/>
        </table:table-row>
        <table:table-row table:style-name="ro2">
          <table:table-cell office:value-type="float" office:value="26.709875" table:style-name="ce3">
            <text:p>26,709875</text:p>
          </table:table-cell>
          <table:table-cell office:value-type="float" office:value="55.205928999999998" table:style-name="ce3">
            <text:p>55,205929</text:p>
          </table:table-cell>
          <table:table-cell table:number-columns-repeated="16382"/>
        </table:table-row>
        <table:table-row table:style-name="ro2">
          <table:table-cell office:value-type="float" office:value="26.704910999999999" table:style-name="ce3">
            <text:p>26,704911</text:p>
          </table:table-cell>
          <table:table-cell office:value-type="float" office:value="55.208710000000004" table:style-name="ce3">
            <text:p>55,20871</text:p>
          </table:table-cell>
          <table:table-cell table:number-columns-repeated="16382"/>
        </table:table-row>
        <table:table-row table:style-name="ro2">
          <table:table-cell office:value-type="float" office:value="26.695432" table:style-name="ce3">
            <text:p>26,695432</text:p>
          </table:table-cell>
          <table:table-cell office:value-type="float" office:value="55.203349999999901" table:style-name="ce3">
            <text:p>55,20335</text:p>
          </table:table-cell>
          <table:table-cell table:number-columns-repeated="16382"/>
        </table:table-row>
        <table:table-row table:style-name="ro2">
          <table:table-cell office:value-type="float" office:value="26.685822999999999" table:style-name="ce3">
            <text:p>26,685823</text:p>
          </table:table-cell>
          <table:table-cell office:value-type="float" office:value="55.200705999999997" table:style-name="ce3">
            <text:p>55,200706</text:p>
          </table:table-cell>
          <table:table-cell table:number-columns-repeated="16382"/>
        </table:table-row>
        <table:table-row table:style-name="ro2">
          <table:table-cell office:value-type="float" office:value="26.690812000000001" table:style-name="ce3">
            <text:p>26,690812</text:p>
          </table:table-cell>
          <table:table-cell office:value-type="float" office:value="55.197929999999999" table:style-name="ce3">
            <text:p>55,19793</text:p>
          </table:table-cell>
          <table:table-cell table:number-columns-repeated="16382"/>
        </table:table-row>
        <table:table-row table:style-name="ro2">
          <table:table-cell office:value-type="float" office:value="26.691085999999999" table:style-name="ce3">
            <text:p>26,691086</text:p>
          </table:table-cell>
          <table:table-cell office:value-type="float" office:value="55.192402999999999" table:style-name="ce3">
            <text:p>55,192403</text:p>
          </table:table-cell>
          <table:table-cell table:number-columns-repeated="16382"/>
        </table:table-row>
        <table:table-row table:style-name="ro2">
          <table:table-cell office:value-type="float" office:value="26.691227000000001" table:style-name="ce3">
            <text:p>26,691227</text:p>
          </table:table-cell>
          <table:table-cell office:value-type="float" office:value="55.189635999999901" table:style-name="ce3">
            <text:p>55,189636</text:p>
          </table:table-cell>
          <table:table-cell table:number-columns-repeated="16382"/>
        </table:table-row>
        <table:table-row table:style-name="ro2">
          <table:table-cell office:value-type="float" office:value="26.696323" table:style-name="ce3">
            <text:p>26,696323</text:p>
          </table:table-cell>
          <table:table-cell office:value-type="float" office:value="55.184066000000001" table:style-name="ce3">
            <text:p>55,184066</text:p>
          </table:table-cell>
          <table:table-cell table:number-columns-repeated="16382"/>
        </table:table-row>
        <table:table-row table:style-name="ro2">
          <table:table-cell office:value-type="float" office:value="26.701253000000001" table:style-name="ce3">
            <text:p>26,701253</text:p>
          </table:table-cell>
          <table:table-cell office:value-type="float" office:value="55.181266999999998" table:style-name="ce3">
            <text:p>55,181267</text:p>
          </table:table-cell>
          <table:table-cell table:number-columns-repeated="16382"/>
        </table:table-row>
        <table:table-row table:style-name="ro2">
          <table:table-cell office:value-type="float" office:value="26.706061999999999" table:style-name="ce3">
            <text:p>26,706062</text:p>
          </table:table-cell>
          <table:table-cell office:value-type="float" office:value="55.181225999999903" table:style-name="ce3">
            <text:p>55,181226</text:p>
          </table:table-cell>
          <table:table-cell table:number-columns-repeated="16382"/>
        </table:table-row>
        <table:table-row table:style-name="ro2">
          <table:table-cell office:value-type="float" office:value="26.710964000000001" table:style-name="ce3">
            <text:p>26,710964</text:p>
          </table:table-cell>
          <table:table-cell office:value-type="float" office:value="55.178420000000003" table:style-name="ce3">
            <text:p>55,17842</text:p>
          </table:table-cell>
          <table:table-cell table:number-columns-repeated="16382"/>
        </table:table-row>
        <table:table-row table:style-name="ro2">
          <table:table-cell office:value-type="float" office:value="26.710864000000001" table:style-name="ce3">
            <text:p>26,710864</text:p>
          </table:table-cell>
          <table:table-cell office:value-type="float" office:value="55.181182999999997" table:style-name="ce3">
            <text:p>55,181183</text:p>
          </table:table-cell>
          <table:table-cell table:number-columns-repeated="16382"/>
        </table:table-row>
        <table:table-row table:style-name="ro2">
          <table:table-cell office:value-type="float" office:value="26.715748000000001" table:style-name="ce3">
            <text:p>26,715748</text:p>
          </table:table-cell>
          <table:table-cell office:value-type="float" office:value="55.178383999999902" table:style-name="ce3">
            <text:p>55,178384</text:p>
          </table:table-cell>
          <table:table-cell table:number-columns-repeated="16382"/>
        </table:table-row>
        <table:table-row table:style-name="ro2">
          <table:table-cell office:value-type="float" office:value="26.720670999999999" table:style-name="ce3">
            <text:p>26,720671</text:p>
          </table:table-cell>
          <table:table-cell office:value-type="float" office:value="55.172829999999998" table:style-name="ce3">
            <text:p>55,17283</text:p>
          </table:table-cell>
          <table:table-cell table:number-columns-repeated="16382"/>
        </table:table-row>
        <table:table-row table:style-name="ro2">
          <table:table-cell office:value-type="float" office:value="26.706458000000001" table:style-name="ce3">
            <text:p>26,706458</text:p>
          </table:table-cell>
          <table:table-cell office:value-type="float" office:value="55.170177000000102" table:style-name="ce3">
            <text:p>55,170177</text:p>
          </table:table-cell>
          <table:table-cell table:number-columns-repeated="16382"/>
        </table:table-row>
        <table:table-row table:style-name="ro2">
          <table:table-cell office:value-type="float" office:value="26.701685999999899" table:style-name="ce3">
            <text:p>26,701686</text:p>
          </table:table-cell>
          <table:table-cell office:value-type="float" office:value="55.170209" table:style-name="ce3">
            <text:p>55,170209</text:p>
          </table:table-cell>
          <table:table-cell table:number-columns-repeated="16382"/>
        </table:table-row>
        <table:table-row table:style-name="ro2">
          <table:table-cell office:value-type="float" office:value="26.691994999999999" table:style-name="ce3">
            <text:p>26,691995</text:p>
          </table:table-cell>
          <table:table-cell office:value-type="float" office:value="55.173034999999999" table:style-name="ce3">
            <text:p>55,173035</text:p>
          </table:table-cell>
          <table:table-cell table:number-columns-repeated="16382"/>
        </table:table-row>
        <table:table-row table:style-name="ro2">
          <table:table-cell office:value-type="float" office:value="26.692215999999998" table:style-name="ce3">
            <text:p>26,692216</text:p>
          </table:table-cell>
          <table:table-cell office:value-type="float" office:value="55.167507999999998" table:style-name="ce3">
            <text:p>55,167508</text:p>
          </table:table-cell>
          <table:table-cell table:number-columns-repeated="16382"/>
        </table:table-row>
        <table:table-row table:style-name="ro2">
          <table:table-cell office:value-type="float" office:value="26.692322999999899" table:style-name="ce3">
            <text:p>26,692323</text:p>
          </table:table-cell>
          <table:table-cell office:value-type="float" office:value="55.1647409999999" table:style-name="ce3">
            <text:p>55,164741</text:p>
          </table:table-cell>
          <table:table-cell table:number-columns-repeated="16382"/>
        </table:table-row>
        <table:table-row table:style-name="ro2">
          <table:table-cell office:value-type="float" office:value="26.689070999999998" table:style-name="ce3">
            <text:p>26,689071</text:p>
          </table:table-cell>
          <table:table-cell office:value-type="float" office:value="55.162838000000001" table:style-name="ce3">
            <text:p>55,162838</text:p>
          </table:table-cell>
          <table:table-cell table:number-columns-repeated="16382"/>
        </table:table-row>
        <table:table-row table:style-name="ro2">
          <table:table-cell office:value-type="float" office:value="26.687646000000001" table:style-name="ce3">
            <text:p>26,687646</text:p>
          </table:table-cell>
          <table:table-cell office:value-type="float" office:value="55.162000999999997" table:style-name="ce3">
            <text:p>55,162001</text:p>
          </table:table-cell>
          <table:table-cell table:number-columns-repeated="16382"/>
        </table:table-row>
        <table:table-row table:style-name="ro2">
          <table:table-cell office:value-type="float" office:value="26.682971999999999" table:style-name="ce3">
            <text:p>26,682972</text:p>
          </table:table-cell>
          <table:table-cell office:value-type="float" office:value="55.159260000000003" table:style-name="ce3">
            <text:p>55,15926</text:p>
          </table:table-cell>
          <table:table-cell table:number-columns-repeated="16382"/>
        </table:table-row>
        <table:table-row table:style-name="ro2">
          <table:table-cell office:value-type="float" office:value="26.680564999999898" table:style-name="ce3">
            <text:p>26,680565</text:p>
          </table:table-cell>
          <table:table-cell office:value-type="float" office:value="55.159270999999897" table:style-name="ce3">
            <text:p>55,159271</text:p>
          </table:table-cell>
          <table:table-cell table:number-columns-repeated="16382"/>
        </table:table-row>
        <table:table-row table:style-name="ro2">
          <table:table-cell office:value-type="float" office:value="26.678190000000001" table:style-name="ce3">
            <text:p>26,67819</text:p>
          </table:table-cell>
          <table:table-cell office:value-type="float" office:value="55.159278" table:style-name="ce3">
            <text:p>55,159278</text:p>
          </table:table-cell>
          <table:table-cell table:number-columns-repeated="16382"/>
        </table:table-row>
        <table:table-row table:style-name="ro2">
          <table:table-cell office:value-type="float" office:value="26.668396999999999" table:style-name="ce3">
            <text:p>26,668397</text:p>
          </table:table-cell>
          <table:table-cell office:value-type="float" office:value="55.164808999999899" table:style-name="ce3">
            <text:p>55,164809</text:p>
          </table:table-cell>
          <table:table-cell table:number-columns-repeated="16382"/>
        </table:table-row>
        <table:table-row table:style-name="ro2">
          <table:table-cell office:value-type="float" office:value="26.658991" table:style-name="ce3">
            <text:p>26,658991</text:p>
          </table:table-cell>
          <table:table-cell office:value-type="float" office:value="55.161994999999997" table:style-name="ce3">
            <text:p>55,161995</text:p>
          </table:table-cell>
          <table:table-cell table:number-columns-repeated="16382"/>
        </table:table-row>
        <table:table-row table:style-name="ro2">
          <table:table-cell office:value-type="float" office:value="26.654373" table:style-name="ce3">
            <text:p>26,654373</text:p>
          </table:table-cell>
          <table:table-cell office:value-type="float" office:value="55.159183999999897" table:style-name="ce3">
            <text:p>55,159184</text:p>
          </table:table-cell>
          <table:table-cell table:number-columns-repeated="16382"/>
        </table:table-row>
        <table:table-row table:style-name="ro2">
          <table:table-cell office:value-type="float" office:value="26.635849" table:style-name="ce3">
            <text:p>26,635849</text:p>
          </table:table-cell>
          <table:table-cell office:value-type="float" office:value="55.150602999999997" table:style-name="ce3">
            <text:p>55,150603</text:p>
          </table:table-cell>
          <table:table-cell table:number-columns-repeated="16382"/>
        </table:table-row>
        <table:table-row table:style-name="ro2">
          <table:table-cell office:value-type="float" office:value="26.6311509999999" table:style-name="ce3">
            <text:p>26,631151</text:p>
          </table:table-cell>
          <table:table-cell office:value-type="float" office:value="55.150493999999902" table:style-name="ce3">
            <text:p>55,150494</text:p>
          </table:table-cell>
          <table:table-cell table:number-columns-repeated="16382"/>
        </table:table-row>
        <table:table-row table:style-name="ro2">
          <table:table-cell office:value-type="float" office:value="26.626449000000001" table:style-name="ce3">
            <text:p>26,626449</text:p>
          </table:table-cell>
          <table:table-cell office:value-type="float" office:value="55.150382" table:style-name="ce3">
            <text:p>55,150382</text:p>
          </table:table-cell>
          <table:table-cell table:number-columns-repeated="16382"/>
        </table:table-row>
        <table:table-row table:style-name="ro2">
          <table:table-cell office:value-type="float" office:value="26.607465999999899" table:style-name="ce3">
            <text:p>26,607466</text:p>
          </table:table-cell>
          <table:table-cell office:value-type="float" office:value="55.155349000000001" table:style-name="ce3">
            <text:p>55,155349</text:p>
          </table:table-cell>
          <table:table-cell table:number-columns-repeated="16382"/>
        </table:table-row>
        <table:table-row table:style-name="ro2">
          <table:table-cell office:value-type="float" office:value="26.602767" table:style-name="ce3">
            <text:p>26,602767</text:p>
          </table:table-cell>
          <table:table-cell office:value-type="float" office:value="55.155234999999898" table:style-name="ce3">
            <text:p>55,155235</text:p>
          </table:table-cell>
          <table:table-cell table:number-columns-repeated="16382"/>
        </table:table-row>
        <table:table-row table:style-name="ro2">
          <table:table-cell office:value-type="float" office:value="26.588747999999999" table:style-name="ce3">
            <text:p>26,588748</text:p>
          </table:table-cell>
          <table:table-cell office:value-type="float" office:value="55.152182999999901" table:style-name="ce3">
            <text:p>55,152183</text:p>
          </table:table-cell>
          <table:table-cell table:number-columns-repeated="16382"/>
        </table:table-row>
        <table:table-row table:style-name="ro2">
          <table:table-cell office:value-type="float" office:value="26.5840479999999" table:style-name="ce3">
            <text:p>26,584048</text:p>
          </table:table-cell>
          <table:table-cell office:value-type="float" office:value="55.152068999999997" table:style-name="ce3">
            <text:p>55,152069</text:p>
          </table:table-cell>
          <table:table-cell table:number-columns-repeated="16382"/>
        </table:table-row>
        <table:table-row table:style-name="ro2">
          <table:table-cell office:value-type="float" office:value="26.579343999999999" table:style-name="ce3">
            <text:p>26,579344</text:p>
          </table:table-cell>
          <table:table-cell office:value-type="float" office:value="55.151954999999901" table:style-name="ce3">
            <text:p>55,151955</text:p>
          </table:table-cell>
          <table:table-cell table:number-columns-repeated="16382"/>
        </table:table-row>
        <table:table-row table:style-name="ro2">
          <table:table-cell office:value-type="float" office:value="26.579434999999901" table:style-name="ce3">
            <text:p>26,579435</text:p>
          </table:table-cell>
          <table:table-cell office:value-type="float" office:value="55.1492539999999" table:style-name="ce3">
            <text:p>55,149254</text:p>
          </table:table-cell>
          <table:table-cell table:number-columns-repeated="16382"/>
        </table:table-row>
        <table:table-row table:style-name="ro2">
          <table:table-cell office:value-type="float" office:value="26.5747309999999" table:style-name="ce3">
            <text:p>26,574731</text:p>
          </table:table-cell>
          <table:table-cell office:value-type="float" office:value="55.149140000000003" table:style-name="ce3">
            <text:p>55,14914</text:p>
          </table:table-cell>
          <table:table-cell table:number-columns-repeated="16382"/>
        </table:table-row>
        <table:table-row table:style-name="ro2">
          <table:table-cell office:value-type="float" office:value="26.570118000000001" table:style-name="ce3">
            <text:p>26,570118</text:p>
          </table:table-cell>
          <table:table-cell office:value-type="float" office:value="55.146323000000002" table:style-name="ce3">
            <text:p>55,146323</text:p>
          </table:table-cell>
          <table:table-cell table:number-columns-repeated="16382"/>
        </table:table-row>
        <table:table-row table:style-name="ro2">
          <table:table-cell office:value-type="float" office:value="26.565415999999999" table:style-name="ce3">
            <text:p>26,565416</text:p>
          </table:table-cell>
          <table:table-cell office:value-type="float" office:value="55.146208999999899" table:style-name="ce3">
            <text:p>55,146209</text:p>
          </table:table-cell>
          <table:table-cell table:number-columns-repeated="16382"/>
        </table:table-row>
        <table:table-row table:style-name="ro2">
          <table:table-cell office:value-type="float" office:value="26.560711999999999" table:style-name="ce3">
            <text:p>26,560712</text:p>
          </table:table-cell>
          <table:table-cell office:value-type="float" office:value="55.146090999999998" table:style-name="ce3">
            <text:p>55,146091</text:p>
          </table:table-cell>
          <table:table-cell table:number-columns-repeated="16382"/>
        </table:table-row>
        <table:table-row table:style-name="ro2">
          <table:table-cell office:value-type="float" office:value="26.556010000000001" table:style-name="ce3">
            <text:p>26,55601</text:p>
          </table:table-cell>
          <table:table-cell office:value-type="float" office:value="55.145977000000002" table:style-name="ce3">
            <text:p>55,145977</text:p>
          </table:table-cell>
          <table:table-cell table:number-columns-repeated="16382"/>
        </table:table-row>
        <table:table-row table:style-name="ro2">
          <table:table-cell office:value-type="float" office:value="26.546423999999899" table:style-name="ce3">
            <text:p>26,546424</text:p>
          </table:table-cell>
          <table:table-cell office:value-type="float" office:value="55.151134999999996" table:style-name="ce3">
            <text:p>55,151135</text:p>
          </table:table-cell>
          <table:table-cell table:number-columns-repeated="16382"/>
        </table:table-row>
        <table:table-row table:style-name="ro2">
          <table:table-cell office:value-type="float" office:value="26.542649999999998" table:style-name="ce3">
            <text:p>26,54265</text:p>
          </table:table-cell>
          <table:table-cell office:value-type="float" office:value="55.153846999999899" table:style-name="ce3">
            <text:p>55,153847</text:p>
          </table:table-cell>
          <table:table-cell table:number-columns-repeated="16382"/>
        </table:table-row>
        <table:table-row table:style-name="ro2">
          <table:table-cell office:value-type="float" office:value="26.531922000000002" table:style-name="ce3">
            <text:p>26,531922</text:p>
          </table:table-cell>
          <table:table-cell office:value-type="float" office:value="55.161556999999902" table:style-name="ce3">
            <text:p>55,161557</text:p>
          </table:table-cell>
          <table:table-cell table:number-columns-repeated="16382"/>
        </table:table-row>
        <table:table-row table:style-name="ro2">
          <table:table-cell office:value-type="float" office:value="26.5134159999999" table:style-name="ce3">
            <text:p>26,513416</text:p>
          </table:table-cell>
          <table:table-cell office:value-type="float" office:value="55.152985000000001" table:style-name="ce3">
            <text:p>55,152985</text:p>
          </table:table-cell>
          <table:table-cell table:number-columns-repeated="16382"/>
        </table:table-row>
        <table:table-row table:style-name="ro2">
          <table:table-cell office:value-type="float" office:value="26.508714000000001" table:style-name="ce3">
            <text:p>26,508714</text:p>
          </table:table-cell>
          <table:table-cell office:value-type="float" office:value="55.152861999999999" table:style-name="ce3">
            <text:p>55,152862</text:p>
          </table:table-cell>
          <table:table-cell table:number-columns-repeated="16382"/>
        </table:table-row>
        <table:table-row table:style-name="ro2">
          <table:table-cell office:value-type="float" office:value="26.503914000000002" table:style-name="ce3">
            <text:p>26,503914</text:p>
          </table:table-cell>
          <table:table-cell office:value-type="float" office:value="55.155431" table:style-name="ce3">
            <text:p>55,155431</text:p>
          </table:table-cell>
          <table:table-cell table:number-columns-repeated="16382"/>
        </table:table-row>
        <table:table-row table:style-name="ro2">
          <table:table-cell office:value-type="float" office:value="26.494706000000001" table:style-name="ce3">
            <text:p>26,494706</text:p>
          </table:table-cell>
          <table:table-cell office:value-type="float" office:value="55.149804000000003" table:style-name="ce3">
            <text:p>55,149804</text:p>
          </table:table-cell>
          <table:table-cell table:number-columns-repeated="16382"/>
        </table:table-row>
        <table:table-row table:style-name="ro2">
          <table:table-cell office:value-type="float" office:value="26.495062000000001" table:style-name="ce3">
            <text:p>26,495062</text:p>
          </table:table-cell>
          <table:table-cell office:value-type="float" office:value="55.139057000000001" table:style-name="ce3">
            <text:p>55,139057</text:p>
          </table:table-cell>
          <table:table-cell table:number-columns-repeated="16382"/>
        </table:table-row>
        <table:table-row table:style-name="ro2">
          <table:table-cell office:value-type="float" office:value="26.481128999999999" table:style-name="ce3">
            <text:p>26,481129</text:p>
          </table:table-cell>
          <table:table-cell office:value-type="float" office:value="55.133322999999997" table:style-name="ce3">
            <text:p>55,133323</text:p>
          </table:table-cell>
          <table:table-cell table:number-columns-repeated="16382"/>
        </table:table-row>
        <table:table-row table:style-name="ro2">
          <table:table-cell office:value-type="float" office:value="26.476507000000002" table:style-name="ce3">
            <text:p>26,476507</text:p>
          </table:table-cell>
          <table:table-cell office:value-type="float" office:value="55.130514999999903" table:style-name="ce3">
            <text:p>55,130515</text:p>
          </table:table-cell>
          <table:table-cell table:number-columns-repeated="16382"/>
        </table:table-row>
        <table:table-row table:style-name="ro2">
          <table:table-cell office:value-type="float" office:value="26.476429999999901" table:style-name="ce3">
            <text:p>26,47643</text:p>
          </table:table-cell>
          <table:table-cell office:value-type="float" office:value="55.133201999999898" table:style-name="ce3">
            <text:p>55,133202</text:p>
          </table:table-cell>
          <table:table-cell table:number-columns-repeated="16382"/>
        </table:table-row>
        <table:table-row table:style-name="ro2">
          <table:table-cell office:value-type="float" office:value="26.474699999999999" table:style-name="ce3">
            <text:p>26,4747</text:p>
          </table:table-cell>
          <table:table-cell office:value-type="float" office:value="55.1350669999999" table:style-name="ce3">
            <text:p>55,135067</text:p>
          </table:table-cell>
          <table:table-cell table:number-columns-repeated="16382"/>
        </table:table-row>
        <table:table-row table:style-name="ro2">
          <table:table-cell office:value-type="float" office:value="26.473188999999898" table:style-name="ce3">
            <text:p>26,473189</text:p>
          </table:table-cell>
          <table:table-cell office:value-type="float" office:value="55.136696000000001" table:style-name="ce3">
            <text:p>55,136696</text:p>
          </table:table-cell>
          <table:table-cell table:number-columns-repeated="16382"/>
        </table:table-row>
        <table:table-row table:style-name="ro2">
          <table:table-cell office:value-type="float" office:value="26.467033000000001" table:style-name="ce3">
            <text:p>26,467033</text:p>
          </table:table-cell>
          <table:table-cell office:value-type="float" office:value="55.132958000000002" table:style-name="ce3">
            <text:p>55,132958</text:p>
          </table:table-cell>
          <table:table-cell table:number-columns-repeated="16382"/>
        </table:table-row>
        <table:table-row table:style-name="ro2">
          <table:table-cell office:value-type="float" office:value="26.462257999999999" table:style-name="ce3">
            <text:p>26,462258</text:p>
          </table:table-cell>
          <table:table-cell office:value-type="float" office:value="55.135512999999897" table:style-name="ce3">
            <text:p>55,135513</text:p>
          </table:table-cell>
          <table:table-cell table:number-columns-repeated="16382"/>
        </table:table-row>
        <table:table-row table:style-name="ro2">
          <table:table-cell office:value-type="float" office:value="26.457560999999998" table:style-name="ce3">
            <text:p>26,457561</text:p>
          </table:table-cell>
          <table:table-cell office:value-type="float" office:value="55.135390000000001" table:style-name="ce3">
            <text:p>55,13539</text:p>
          </table:table-cell>
          <table:table-cell table:number-columns-repeated="16382"/>
        </table:table-row>
        <table:table-row table:style-name="ro2">
          <table:table-cell office:value-type="float" office:value="26.448004000000001" table:style-name="ce3">
            <text:p>26,448004</text:p>
          </table:table-cell>
          <table:table-cell office:value-type="float" office:value="55.140490999999898" table:style-name="ce3">
            <text:p>55,140491</text:p>
          </table:table-cell>
          <table:table-cell table:number-columns-repeated="16382"/>
        </table:table-row>
        <table:table-row table:style-name="ro2">
          <table:table-cell office:value-type="float" office:value="26.440581000000002" table:style-name="ce3">
            <text:p>26,440581</text:p>
          </table:table-cell>
          <table:table-cell office:value-type="float" office:value="55.140285999999897" table:style-name="ce3">
            <text:p>55,140286</text:p>
          </table:table-cell>
          <table:table-cell table:number-columns-repeated="16382"/>
        </table:table-row>
        <table:table-row table:style-name="ro2">
          <table:table-cell office:value-type="float" office:value="26.438617000000001" table:style-name="ce3">
            <text:p>26,438617</text:p>
          </table:table-cell>
          <table:table-cell office:value-type="float" office:value="55.140231" table:style-name="ce3">
            <text:p>55,140231</text:p>
          </table:table-cell>
          <table:table-cell table:number-columns-repeated="16382"/>
        </table:table-row>
        <table:table-row table:style-name="ro2">
          <table:table-cell office:value-type="float" office:value="26.438700999999998" table:style-name="ce3">
            <text:p>26,438701</text:p>
          </table:table-cell>
          <table:table-cell office:value-type="float" office:value="55.137557999999999" table:style-name="ce3">
            <text:p>55,137558</text:p>
          </table:table-cell>
          <table:table-cell table:number-columns-repeated="16382"/>
        </table:table-row>
        <table:table-row table:style-name="ro2">
          <table:table-cell office:value-type="float" office:value="26.434007999999999" table:style-name="ce3">
            <text:p>26,434008</text:p>
          </table:table-cell>
          <table:table-cell office:value-type="float" office:value="55.137428" table:style-name="ce3">
            <text:p>55,137428</text:p>
          </table:table-cell>
          <table:table-cell table:number-columns-repeated="16382"/>
        </table:table-row>
        <table:table-row table:style-name="ro2">
          <table:table-cell office:value-type="float" office:value="26.433924000000001" table:style-name="ce3">
            <text:p>26,433924</text:p>
          </table:table-cell>
          <table:table-cell office:value-type="float" office:value="55.140103999999901" table:style-name="ce3">
            <text:p>55,140104</text:p>
          </table:table-cell>
          <table:table-cell table:number-columns-repeated="16382"/>
        </table:table-row>
        <table:table-row table:style-name="ro2">
          <table:table-cell office:value-type="float" office:value="26.429228999999999" table:style-name="ce3">
            <text:p>26,429229</text:p>
          </table:table-cell>
          <table:table-cell office:value-type="float" office:value="55.139968999999901" table:style-name="ce3">
            <text:p>55,139969</text:p>
          </table:table-cell>
          <table:table-cell table:number-columns-repeated="16382"/>
        </table:table-row>
        <table:table-row table:style-name="ro2">
          <table:table-cell office:value-type="float" office:value="26.419932000000099" table:style-name="ce3">
            <text:p>26,419932</text:p>
          </table:table-cell>
          <table:table-cell office:value-type="float" office:value="55.137031" table:style-name="ce3">
            <text:p>55,137031</text:p>
          </table:table-cell>
          <table:table-cell table:number-columns-repeated="16382"/>
        </table:table-row>
        <table:table-row table:style-name="ro2">
          <table:table-cell office:value-type="float" office:value="26.415326" table:style-name="ce3">
            <text:p>26,415326</text:p>
          </table:table-cell>
          <table:table-cell office:value-type="float" office:value="55.134228" table:style-name="ce3">
            <text:p>55,134228</text:p>
          </table:table-cell>
          <table:table-cell table:number-columns-repeated="16382"/>
        </table:table-row>
        <table:table-row table:style-name="ro2">
          <table:table-cell office:value-type="float" office:value="26.410636" table:style-name="ce3">
            <text:p>26,410636</text:p>
          </table:table-cell>
          <table:table-cell office:value-type="float" office:value="55.134093" table:style-name="ce3">
            <text:p>55,134093</text:p>
          </table:table-cell>
          <table:table-cell table:number-columns-repeated="16382"/>
        </table:table-row>
        <table:table-row table:style-name="ro2">
          <table:table-cell office:value-type="float" office:value="26.410553999999902" table:style-name="ce3">
            <text:p>26,410554</text:p>
          </table:table-cell>
          <table:table-cell office:value-type="float" office:value="55.136764999999997" table:style-name="ce3">
            <text:p>55,136765</text:p>
          </table:table-cell>
          <table:table-cell table:number-columns-repeated="16382"/>
        </table:table-row>
        <table:table-row table:style-name="ro2">
          <table:table-cell office:value-type="float" office:value="26.410464999999899" table:style-name="ce3">
            <text:p>26,410465</text:p>
          </table:table-cell>
          <table:table-cell office:value-type="float" office:value="55.139436000000003" table:style-name="ce3">
            <text:p>55,139436</text:p>
          </table:table-cell>
          <table:table-cell table:number-columns-repeated="16382"/>
        </table:table-row>
        <table:table-row table:style-name="ro2">
          <table:table-cell office:value-type="float" office:value="26.410368999999999" table:style-name="ce3">
            <text:p>26,410369</text:p>
          </table:table-cell>
          <table:table-cell office:value-type="float" office:value="55.142105000000001" table:style-name="ce3">
            <text:p>55,142105</text:p>
          </table:table-cell>
          <table:table-cell table:number-columns-repeated="16382"/>
        </table:table-row>
        <table:table-row table:style-name="ro2">
          <table:table-cell office:value-type="float" office:value="26.405676" table:style-name="ce3">
            <text:p>26,405676</text:p>
          </table:table-cell>
          <table:table-cell office:value-type="float" office:value="55.141971999999903" table:style-name="ce3">
            <text:p>55,141972</text:p>
          </table:table-cell>
          <table:table-cell table:number-columns-repeated="16382"/>
        </table:table-row>
        <table:table-row table:style-name="ro2">
          <table:table-cell office:value-type="float" office:value="26.400872" table:style-name="ce3">
            <text:p>26,400872</text:p>
          </table:table-cell>
          <table:table-cell office:value-type="float" office:value="55.144511000000001" table:style-name="ce3">
            <text:p>55,144511</text:p>
          </table:table-cell>
          <table:table-cell table:number-columns-repeated="16382"/>
        </table:table-row>
        <table:table-row table:style-name="ro2">
          <table:table-cell office:value-type="float" office:value="26.386479000000001" table:style-name="ce3">
            <text:p>26,386479</text:p>
          </table:table-cell>
          <table:table-cell office:value-type="float" office:value="55.149514000000003" table:style-name="ce3">
            <text:p>55,149514</text:p>
          </table:table-cell>
          <table:table-cell table:number-columns-repeated="16382"/>
        </table:table-row>
        <table:table-row table:style-name="ro2">
          <table:table-cell office:value-type="float" office:value="26.379657999999999" table:style-name="ce3">
            <text:p>26,379658</text:p>
          </table:table-cell>
          <table:table-cell office:value-type="float" office:value="55.149333999999897" table:style-name="ce3">
            <text:p>55,149334</text:p>
          </table:table-cell>
          <table:table-cell table:number-columns-repeated="16382"/>
        </table:table-row>
        <table:table-row table:style-name="ro2">
          <table:table-cell office:value-type="float" office:value="26.372333000000001" table:style-name="ce3">
            <text:p>26,372333</text:p>
          </table:table-cell>
          <table:table-cell office:value-type="float" office:value="55.149140000000003" table:style-name="ce3">
            <text:p>55,14914</text:p>
          </table:table-cell>
          <table:table-cell table:number-columns-repeated="16382"/>
        </table:table-row>
        <table:table-row table:style-name="ro2">
          <table:table-cell office:value-type="float" office:value="26.367789999999999" table:style-name="ce3">
            <text:p>26,36779</text:p>
          </table:table-cell>
          <table:table-cell office:value-type="float" office:value="55.146304999999998" table:style-name="ce3">
            <text:p>55,146305</text:p>
          </table:table-cell>
          <table:table-cell table:number-columns-repeated="16382"/>
        </table:table-row>
        <table:table-row table:style-name="ro2">
          <table:table-cell office:value-type="float" office:value="26.363246" table:style-name="ce3">
            <text:p>26,363246</text:p>
          </table:table-cell>
          <table:table-cell office:value-type="float" office:value="55.143469999999901" table:style-name="ce3">
            <text:p>55,14347</text:p>
          </table:table-cell>
          <table:table-cell table:number-columns-repeated="16382"/>
        </table:table-row>
        <table:table-row table:style-name="ro2">
          <table:table-cell office:value-type="float" office:value="26.358529999999998" table:style-name="ce3">
            <text:p>26,35853</text:p>
          </table:table-cell>
          <table:table-cell office:value-type="float" office:value="55.143344000000099" table:style-name="ce3">
            <text:p>55,143344</text:p>
          </table:table-cell>
          <table:table-cell table:number-columns-repeated="16382"/>
        </table:table-row>
        <table:table-row table:style-name="ro2">
          <table:table-cell office:value-type="float" office:value="26.358350000000002" table:style-name="ce3">
            <text:p>26,35835</text:p>
          </table:table-cell>
          <table:table-cell office:value-type="float" office:value="55.146061000000003" table:style-name="ce3">
            <text:p>55,146061</text:p>
          </table:table-cell>
          <table:table-cell table:number-columns-repeated="16382"/>
        </table:table-row>
        <table:table-row table:style-name="ro2">
          <table:table-cell office:value-type="float" office:value="26.34909" table:style-name="ce3">
            <text:p>26,34909</text:p>
          </table:table-cell>
          <table:table-cell office:value-type="float" office:value="55.143101000000001" table:style-name="ce3">
            <text:p>55,143101</text:p>
          </table:table-cell>
          <table:table-cell table:number-columns-repeated="16382"/>
        </table:table-row>
        <table:table-row table:style-name="ro2">
          <table:table-cell office:value-type="float" office:value="26.348911999999999" table:style-name="ce3">
            <text:p>26,348912</text:p>
          </table:table-cell>
          <table:table-cell office:value-type="float" office:value="55.145817000000001" table:style-name="ce3">
            <text:p>55,145817</text:p>
          </table:table-cell>
          <table:table-cell table:number-columns-repeated="16382"/>
        </table:table-row>
        <table:table-row table:style-name="ro2">
          <table:table-cell office:value-type="float" office:value="26.344370000000001" table:style-name="ce3">
            <text:p>26,34437</text:p>
          </table:table-cell>
          <table:table-cell office:value-type="float" office:value="55.142980000000001" table:style-name="ce3">
            <text:p>55,14298</text:p>
          </table:table-cell>
          <table:table-cell table:number-columns-repeated="16382"/>
        </table:table-row>
        <table:table-row table:style-name="ro2">
          <table:table-cell office:value-type="float" office:value="26.344550000000002" table:style-name="ce3">
            <text:p>26,34455</text:p>
          </table:table-cell>
          <table:table-cell office:value-type="float" office:value="55.140264999999999" table:style-name="ce3">
            <text:p>55,140265</text:p>
          </table:table-cell>
          <table:table-cell table:number-columns-repeated="16382"/>
        </table:table-row>
        <table:table-row table:style-name="ro2">
          <table:table-cell office:value-type="float" office:value="26.344725" table:style-name="ce3">
            <text:p>26,344725</text:p>
          </table:table-cell>
          <table:table-cell office:value-type="float" office:value="55.137552999999997" table:style-name="ce3">
            <text:p>55,137553</text:p>
          </table:table-cell>
          <table:table-cell table:number-columns-repeated="16382"/>
        </table:table-row>
        <table:table-row table:style-name="ro2">
          <table:table-cell office:value-type="float" office:value="26.349591" table:style-name="ce3">
            <text:p>26,349591</text:p>
          </table:table-cell>
          <table:table-cell office:value-type="float" office:value="55.134979999999999" table:style-name="ce3">
            <text:p>55,13498</text:p>
          </table:table-cell>
          <table:table-cell table:number-columns-repeated="16382"/>
        </table:table-row>
        <table:table-row table:style-name="ro2">
          <table:table-cell office:value-type="float" office:value="26.344887" table:style-name="ce3">
            <text:p>26,344887</text:p>
          </table:table-cell>
          <table:table-cell office:value-type="float" office:value="55.13485" table:style-name="ce3">
            <text:p>55,13485</text:p>
          </table:table-cell>
          <table:table-cell table:number-columns-repeated="16382"/>
        </table:table-row>
        <table:table-row table:style-name="ro2">
          <table:table-cell office:value-type="float" office:value="26.321306999999901" table:style-name="ce3">
            <text:p>26,321307</text:p>
          </table:table-cell>
          <table:table-cell office:value-type="float" office:value="55.134228" table:style-name="ce3">
            <text:p>55,134228</text:p>
          </table:table-cell>
          <table:table-cell table:number-columns-repeated="16382"/>
        </table:table-row>
        <table:table-row table:style-name="ro2">
          <table:table-cell office:value-type="float" office:value="26.321490000000001" table:style-name="ce3">
            <text:p>26,32149</text:p>
          </table:table-cell>
          <table:table-cell office:value-type="float" office:value="55.131511000000003" table:style-name="ce3">
            <text:p>55,131511</text:p>
          </table:table-cell>
          <table:table-cell table:number-columns-repeated="16382"/>
        </table:table-row>
        <table:table-row table:style-name="ro2">
          <table:table-cell office:value-type="float" office:value="26.331078000000002" table:style-name="ce3">
            <text:p>26,331078</text:p>
          </table:table-cell>
          <table:table-cell office:value-type="float" office:value="55.129058999999998" table:style-name="ce3">
            <text:p>55,129059</text:p>
          </table:table-cell>
          <table:table-cell table:number-columns-repeated="16382"/>
        </table:table-row>
        <table:table-row table:style-name="ro2">
          <table:table-cell office:value-type="float" office:value="26.326516999999999" table:style-name="ce3">
            <text:p>26,326517</text:p>
          </table:table-cell>
          <table:table-cell office:value-type="float" office:value="55.126232999999999" table:style-name="ce3">
            <text:p>55,126233</text:p>
          </table:table-cell>
          <table:table-cell table:number-columns-repeated="16382"/>
        </table:table-row>
        <table:table-row table:style-name="ro2">
          <table:table-cell office:value-type="float" office:value="26.321947999999999" table:style-name="ce3">
            <text:p>26,321948</text:p>
          </table:table-cell>
          <table:table-cell office:value-type="float" office:value="55.123408999999903" table:style-name="ce3">
            <text:p>55,123409</text:p>
          </table:table-cell>
          <table:table-cell table:number-columns-repeated="16382"/>
        </table:table-row>
        <table:table-row table:style-name="ro2">
          <table:table-cell office:value-type="float" office:value="26.289172000000001" table:style-name="ce3">
            <text:p>26,289172</text:p>
          </table:table-cell>
          <table:table-cell office:value-type="float" office:value="55.119800999999903" table:style-name="ce3">
            <text:p>55,119801</text:p>
          </table:table-cell>
          <table:table-cell table:number-columns-repeated="16382"/>
        </table:table-row>
        <table:table-row table:style-name="ro2">
          <table:table-cell office:value-type="float" office:value="26.279722" table:style-name="ce3">
            <text:p>26,279722</text:p>
          </table:table-cell>
          <table:table-cell office:value-type="float" office:value="55.119558999999903" table:style-name="ce3">
            <text:p>55,119559</text:p>
          </table:table-cell>
          <table:table-cell table:number-columns-repeated="16382"/>
        </table:table-row>
        <table:table-row table:style-name="ro2">
          <table:table-cell office:value-type="float" office:value="26.275158999999999" table:style-name="ce3">
            <text:p>26,275159</text:p>
          </table:table-cell>
          <table:table-cell office:value-type="float" office:value="55.116721999999903" table:style-name="ce3">
            <text:p>55,116722</text:p>
          </table:table-cell>
          <table:table-cell table:number-columns-repeated="16382"/>
        </table:table-row>
        <table:table-row table:style-name="ro2">
          <table:table-cell office:value-type="float" office:value="26.271661000000002" table:style-name="ce3">
            <text:p>26,271661</text:p>
          </table:table-cell>
          <table:table-cell office:value-type="float" office:value="55.1145700000001" table:style-name="ce3">
            <text:p>55,11457</text:p>
          </table:table-cell>
          <table:table-cell table:number-columns-repeated="16382"/>
        </table:table-row>
        <table:table-row table:style-name="ro2">
          <table:table-cell office:value-type="float" office:value="26.270516999999899" table:style-name="ce3">
            <text:p>26,270517</text:p>
          </table:table-cell>
          <table:table-cell office:value-type="float" office:value="55.113867999999997" table:style-name="ce3">
            <text:p>55,113868</text:p>
          </table:table-cell>
          <table:table-cell table:number-columns-repeated="16382"/>
        </table:table-row>
        <table:table-row table:style-name="ro2">
          <table:table-cell office:value-type="float" office:value="26.265170000000001" table:style-name="ce3">
            <text:p>26,26517</text:p>
          </table:table-cell>
          <table:table-cell office:value-type="float" office:value="55.113676999999903" table:style-name="ce3">
            <text:p>55,113677</text:p>
          </table:table-cell>
          <table:table-cell table:number-columns-repeated="16382"/>
        </table:table-row>
        <table:table-row table:style-name="ro2">
          <table:table-cell office:value-type="float" office:value="26.250622" table:style-name="ce3">
            <text:p>26,250622</text:p>
          </table:table-cell>
          <table:table-cell office:value-type="float" office:value="55.105153000000001" table:style-name="ce3">
            <text:p>55,105153</text:p>
          </table:table-cell>
          <table:table-cell table:number-columns-repeated="16382"/>
        </table:table-row>
        <table:table-row table:style-name="ro2">
          <table:table-cell office:value-type="float" office:value="26.251218999999999" table:style-name="ce3">
            <text:p>26,251219</text:p>
          </table:table-cell>
          <table:table-cell office:value-type="float" office:value="55.102448000000003" table:style-name="ce3">
            <text:p>55,102448</text:p>
          </table:table-cell>
          <table:table-cell table:number-columns-repeated="16382"/>
        </table:table-row>
        <table:table-row table:style-name="ro2">
          <table:table-cell office:value-type="float" office:value="26.251774999999999" table:style-name="ce3">
            <text:p>26,251775</text:p>
          </table:table-cell>
          <table:table-cell office:value-type="float" office:value="55.099758000000001" table:style-name="ce3">
            <text:p>55,099758</text:p>
          </table:table-cell>
          <table:table-cell table:number-columns-repeated="16382"/>
        </table:table-row>
        <table:table-row table:style-name="ro2">
          <table:table-cell office:value-type="float" office:value="26.256891999999901" table:style-name="ce3">
            <text:p>26,256892</text:p>
          </table:table-cell>
          <table:table-cell office:value-type="float" office:value="55.097340000000003" table:style-name="ce3">
            <text:p>55,09734</text:p>
          </table:table-cell>
          <table:table-cell table:number-columns-repeated="16382"/>
        </table:table-row>
        <table:table-row table:style-name="ro2">
          <table:table-cell office:value-type="float" office:value="26.260180999999999" table:style-name="ce3">
            <text:p>26,260181</text:p>
          </table:table-cell>
          <table:table-cell office:value-type="float" office:value="55.097459000000001" table:style-name="ce3">
            <text:p>55,097459</text:p>
          </table:table-cell>
          <table:table-cell table:number-columns-repeated="16382"/>
        </table:table-row>
        <table:table-row table:style-name="ro2">
          <table:table-cell office:value-type="float" office:value="26.261637" table:style-name="ce3">
            <text:p>26,261637</text:p>
          </table:table-cell>
          <table:table-cell office:value-type="float" office:value="55.097510999999997" table:style-name="ce3">
            <text:p>55,097511</text:p>
          </table:table-cell>
          <table:table-cell table:number-columns-repeated="16382"/>
        </table:table-row>
        <table:table-row table:style-name="ro2">
          <table:table-cell office:value-type="float" office:value="26.261505" table:style-name="ce3">
            <text:p>26,261505</text:p>
          </table:table-cell>
          <table:table-cell office:value-type="float" office:value="55.094867000000001" table:style-name="ce3">
            <text:p>55,094867</text:p>
          </table:table-cell>
          <table:table-cell table:number-columns-repeated="16382"/>
        </table:table-row>
        <table:table-row table:style-name="ro2">
          <table:table-cell office:value-type="float" office:value="26.266214000000002" table:style-name="ce3">
            <text:p>26,266214</text:p>
          </table:table-cell>
          <table:table-cell office:value-type="float" office:value="55.095035999999901" table:style-name="ce3">
            <text:p>55,095036</text:p>
          </table:table-cell>
          <table:table-cell table:number-columns-repeated="16382"/>
        </table:table-row>
        <table:table-row table:style-name="ro2">
          <table:table-cell office:value-type="float" office:value="26.266102" table:style-name="ce3">
            <text:p>26,266102</text:p>
          </table:table-cell>
          <table:table-cell office:value-type="float" office:value="55.092388" table:style-name="ce3">
            <text:p>55,092388</text:p>
          </table:table-cell>
          <table:table-cell table:number-columns-repeated="16382"/>
        </table:table-row>
        <table:table-row table:style-name="ro2">
          <table:table-cell office:value-type="float" office:value="26.270712999999901" table:style-name="ce3">
            <text:p>26,270713</text:p>
          </table:table-cell>
          <table:table-cell office:value-type="float" office:value="55.0899059999999" table:style-name="ce3">
            <text:p>55,089906</text:p>
          </table:table-cell>
          <table:table-cell table:number-columns-repeated="16382"/>
        </table:table-row>
        <table:table-row table:style-name="ro2">
          <table:table-cell office:value-type="float" office:value="26.274414" table:style-name="ce3">
            <text:p>26,274414</text:p>
          </table:table-cell>
          <table:table-cell office:value-type="float" office:value="55.087918000000002" table:style-name="ce3">
            <text:p>55,087918</text:p>
          </table:table-cell>
          <table:table-cell table:number-columns-repeated="16382"/>
        </table:table-row>
        <table:table-row table:style-name="ro2">
          <table:table-cell office:value-type="float" office:value="26.279989" table:style-name="ce3">
            <text:p>26,279989</text:p>
          </table:table-cell>
          <table:table-cell office:value-type="float" office:value="55.084923000000003" table:style-name="ce3">
            <text:p>55,084923</text:p>
          </table:table-cell>
          <table:table-cell table:number-columns-repeated="16382"/>
        </table:table-row>
        <table:table-row table:style-name="ro2">
          <table:table-cell office:value-type="float" office:value="26.289290000000001" table:style-name="ce3">
            <text:p>26,28929</text:p>
          </table:table-cell>
          <table:table-cell office:value-type="float" office:value="55.077258999999998" table:style-name="ce3">
            <text:p>55,077259</text:p>
          </table:table-cell>
          <table:table-cell table:number-columns-repeated="16382"/>
        </table:table-row>
        <table:table-row table:style-name="ro2">
          <table:table-cell office:value-type="float" office:value="26.27975" table:style-name="ce3">
            <text:p>26,27975</text:p>
          </table:table-cell>
          <table:table-cell office:value-type="float" office:value="55.071646999999999" table:style-name="ce3">
            <text:p>55,071647</text:p>
          </table:table-cell>
          <table:table-cell table:number-columns-repeated="16382"/>
        </table:table-row>
        <table:table-row table:style-name="ro2">
          <table:table-cell office:value-type="float" office:value="26.284462999999999" table:style-name="ce3">
            <text:p>26,284463</text:p>
          </table:table-cell>
          <table:table-cell office:value-type="float" office:value="55.069133000000001" table:style-name="ce3">
            <text:p>55,069133</text:p>
          </table:table-cell>
          <table:table-cell table:number-columns-repeated="16382"/>
        </table:table-row>
        <table:table-row table:style-name="ro2">
          <table:table-cell office:value-type="float" office:value="26.279688" table:style-name="ce3">
            <text:p>26,279688</text:p>
          </table:table-cell>
          <table:table-cell office:value-type="float" office:value="55.066329999999901" table:style-name="ce3">
            <text:p>55,06633</text:p>
          </table:table-cell>
          <table:table-cell table:number-columns-repeated="16382"/>
        </table:table-row>
        <table:table-row table:style-name="ro2">
          <table:table-cell office:value-type="float" office:value="26.274933999999998" table:style-name="ce3">
            <text:p>26,274934</text:p>
          </table:table-cell>
          <table:table-cell office:value-type="float" office:value="55.066184" table:style-name="ce3">
            <text:p>55,066184</text:p>
          </table:table-cell>
          <table:table-cell table:number-columns-repeated="16382"/>
        </table:table-row>
        <table:table-row table:style-name="ro2">
          <table:table-cell office:value-type="float" office:value="26.270211" table:style-name="ce3">
            <text:p>26,270211</text:p>
          </table:table-cell>
          <table:table-cell office:value-type="float" office:value="55.068697999999898" table:style-name="ce3">
            <text:p>55,068698</text:p>
          </table:table-cell>
          <table:table-cell table:number-columns-repeated="16382"/>
        </table:table-row>
        <table:table-row table:style-name="ro2">
          <table:table-cell office:value-type="float" office:value="26.265445999999901" table:style-name="ce3">
            <text:p>26,265446</text:p>
          </table:table-cell>
          <table:table-cell office:value-type="float" office:value="55.068550000000002" table:style-name="ce3">
            <text:p>55,06855</text:p>
          </table:table-cell>
          <table:table-cell table:number-columns-repeated="16382"/>
        </table:table-row>
        <table:table-row table:style-name="ro2">
          <table:table-cell office:value-type="float" office:value="26.260634" table:style-name="ce3">
            <text:p>26,260634</text:p>
          </table:table-cell>
          <table:table-cell office:value-type="float" office:value="55.065750999999999" table:style-name="ce3">
            <text:p>55,065751</text:p>
          </table:table-cell>
          <table:table-cell table:number-columns-repeated="16382"/>
        </table:table-row>
        <table:table-row table:style-name="ro2">
          <table:table-cell office:value-type="float" office:value="26.255821000000001" table:style-name="ce3">
            <text:p>26,255821</text:p>
          </table:table-cell>
          <table:table-cell office:value-type="float" office:value="55.062945999999897" table:style-name="ce3">
            <text:p>55,062946</text:p>
          </table:table-cell>
          <table:table-cell table:number-columns-repeated="16382"/>
        </table:table-row>
        <table:table-row table:style-name="ro2">
          <table:table-cell office:value-type="float" office:value="26.251003000000001" table:style-name="ce3">
            <text:p>26,251003</text:p>
          </table:table-cell>
          <table:table-cell office:value-type="float" office:value="55.060147000000001" table:style-name="ce3">
            <text:p>55,060147</text:p>
          </table:table-cell>
          <table:table-cell table:number-columns-repeated="16382"/>
        </table:table-row>
        <table:table-row table:style-name="ro2">
          <table:table-cell office:value-type="float" office:value="26.2539839999999" table:style-name="ce3">
            <text:p>26,253984</text:p>
          </table:table-cell>
          <table:table-cell office:value-type="float" office:value="55.058574" table:style-name="ce3">
            <text:p>55,058574</text:p>
          </table:table-cell>
          <table:table-cell table:number-columns-repeated="16382"/>
        </table:table-row>
        <table:table-row table:style-name="ro2">
          <table:table-cell office:value-type="float" office:value="26.255762000000001" table:style-name="ce3">
            <text:p>26,255762</text:p>
          </table:table-cell>
          <table:table-cell office:value-type="float" office:value="55.0576399999999" table:style-name="ce3">
            <text:p>55,05764</text:p>
          </table:table-cell>
          <table:table-cell table:number-columns-repeated="16382"/>
        </table:table-row>
        <table:table-row table:style-name="ro2">
          <table:table-cell office:value-type="float" office:value="26.260542999999998" table:style-name="ce3">
            <text:p>26,260543</text:p>
          </table:table-cell>
          <table:table-cell office:value-type="float" office:value="55.057780999999999" table:style-name="ce3">
            <text:p>55,057781</text:p>
          </table:table-cell>
          <table:table-cell table:number-columns-repeated="16382"/>
        </table:table-row>
        <table:table-row table:style-name="ro2">
          <table:table-cell office:value-type="float" office:value="26.260525000000001" table:style-name="ce3">
            <text:p>26,260525</text:p>
          </table:table-cell>
          <table:table-cell office:value-type="float" office:value="55.055126000000001" table:style-name="ce3">
            <text:p>55,055126</text:p>
          </table:table-cell>
          <table:table-cell table:number-columns-repeated="16382"/>
        </table:table-row>
        <table:table-row table:style-name="ro2">
          <table:table-cell office:value-type="float" office:value="26.260508999999999" table:style-name="ce3">
            <text:p>26,260509</text:p>
          </table:table-cell>
          <table:table-cell office:value-type="float" office:value="55.052464000000001" table:style-name="ce3">
            <text:p>55,052464</text:p>
          </table:table-cell>
          <table:table-cell table:number-columns-repeated="16382"/>
        </table:table-row>
        <table:table-row table:style-name="ro2">
          <table:table-cell office:value-type="float" office:value="26.260497999999998" table:style-name="ce3">
            <text:p>26,260498</text:p>
          </table:table-cell>
          <table:table-cell office:value-type="float" office:value="55.049803999999902" table:style-name="ce3">
            <text:p>55,049804</text:p>
          </table:table-cell>
          <table:table-cell table:number-columns-repeated="16382"/>
        </table:table-row>
        <table:table-row table:style-name="ro2">
          <table:table-cell office:value-type="float" office:value="26.255711999999999" table:style-name="ce3">
            <text:p>26,255712</text:p>
          </table:table-cell>
          <table:table-cell office:value-type="float" office:value="55.049662999999903" table:style-name="ce3">
            <text:p>55,049663</text:p>
          </table:table-cell>
          <table:table-cell table:number-columns-repeated="16382"/>
        </table:table-row>
        <table:table-row table:style-name="ro2">
          <table:table-cell office:value-type="float" office:value="26.255704999999999" table:style-name="ce3">
            <text:p>26,255705</text:p>
          </table:table-cell>
          <table:table-cell office:value-type="float" office:value="55.047004999999999" table:style-name="ce3">
            <text:p>55,047005</text:p>
          </table:table-cell>
          <table:table-cell table:number-columns-repeated="16382"/>
        </table:table-row>
        <table:table-row table:style-name="ro2">
          <table:table-cell office:value-type="float" office:value="26.255699999999901" table:style-name="ce3">
            <text:p>26,2557</text:p>
          </table:table-cell>
          <table:table-cell office:value-type="float" office:value="55.044341000000003" table:style-name="ce3">
            <text:p>55,044341</text:p>
          </table:table-cell>
          <table:table-cell table:number-columns-repeated="16382"/>
        </table:table-row>
        <table:table-row table:style-name="ro2">
          <table:table-cell office:value-type="float" office:value="26.255707000000001" table:style-name="ce3">
            <text:p>26,255707</text:p>
          </table:table-cell>
          <table:table-cell office:value-type="float" office:value="55.039012" table:style-name="ce3">
            <text:p>55,039012</text:p>
          </table:table-cell>
          <table:table-cell table:number-columns-repeated="16382"/>
        </table:table-row>
        <table:table-row table:style-name="ro2">
          <table:table-cell office:value-type="float" office:value="26.25093" table:style-name="ce3">
            <text:p>26,25093</text:p>
          </table:table-cell>
          <table:table-cell office:value-type="float" office:value="55.033548999999901" table:style-name="ce3">
            <text:p>55,033549</text:p>
          </table:table-cell>
          <table:table-cell table:number-columns-repeated="16382"/>
        </table:table-row>
        <table:table-row table:style-name="ro2">
          <table:table-cell office:value-type="float" office:value="26.246148000000002" table:style-name="ce3">
            <text:p>26,246148</text:p>
          </table:table-cell>
          <table:table-cell office:value-type="float" office:value="55.0307549999999" table:style-name="ce3">
            <text:p>55,030755</text:p>
          </table:table-cell>
          <table:table-cell table:number-columns-repeated="16382"/>
        </table:table-row>
        <table:table-row table:style-name="ro2">
          <table:table-cell office:value-type="float" office:value="26.246164" table:style-name="ce3">
            <text:p>26,246164</text:p>
          </table:table-cell>
          <table:table-cell office:value-type="float" office:value="55.028089000000001" table:style-name="ce3">
            <text:p>55,028089</text:p>
          </table:table-cell>
          <table:table-cell table:number-columns-repeated="16382"/>
        </table:table-row>
        <table:table-row table:style-name="ro2">
          <table:table-cell office:value-type="float" office:value="26.2413799999999" table:style-name="ce3">
            <text:p>26,24138</text:p>
          </table:table-cell>
          <table:table-cell office:value-type="float" office:value="55.025292" table:style-name="ce3">
            <text:p>55,025292</text:p>
          </table:table-cell>
          <table:table-cell table:number-columns-repeated="16382"/>
        </table:table-row>
        <table:table-row table:style-name="ro2">
          <table:table-cell office:value-type="float" office:value="26.2414009999999" table:style-name="ce3">
            <text:p>26,241401</text:p>
          </table:table-cell>
          <table:table-cell office:value-type="float" office:value="55.022624999999898" table:style-name="ce3">
            <text:p>55,022625</text:p>
          </table:table-cell>
          <table:table-cell table:number-columns-repeated="16382"/>
        </table:table-row>
        <table:table-row table:style-name="ro2">
          <table:table-cell office:value-type="float" office:value="26.236619000000001" table:style-name="ce3">
            <text:p>26,236619</text:p>
          </table:table-cell>
          <table:table-cell office:value-type="float" office:value="55.019829000000001" table:style-name="ce3">
            <text:p>55,019829</text:p>
          </table:table-cell>
          <table:table-cell table:number-columns-repeated="16382"/>
        </table:table-row>
        <table:table-row table:style-name="ro2">
          <table:table-cell office:value-type="float" office:value="26.231838" table:style-name="ce3">
            <text:p>26,231838</text:p>
          </table:table-cell>
          <table:table-cell office:value-type="float" office:value="55.017032" table:style-name="ce3">
            <text:p>55,017032</text:p>
          </table:table-cell>
          <table:table-cell table:number-columns-repeated="16382"/>
        </table:table-row>
        <table:table-row table:style-name="ro2">
          <table:table-cell office:value-type="float" office:value="26.231869" table:style-name="ce3">
            <text:p>26,231869</text:p>
          </table:table-cell>
          <table:table-cell office:value-type="float" office:value="55.014365999999903" table:style-name="ce3">
            <text:p>55,014366</text:p>
          </table:table-cell>
          <table:table-cell table:number-columns-repeated="16382"/>
        </table:table-row>
        <table:table-row table:style-name="ro2">
          <table:table-cell office:value-type="float" office:value="26.227087999999998" table:style-name="ce3">
            <text:p>26,227088</text:p>
          </table:table-cell>
          <table:table-cell office:value-type="float" office:value="55.011568999999902" table:style-name="ce3">
            <text:p>55,011569</text:p>
          </table:table-cell>
          <table:table-cell table:number-columns-repeated="16382"/>
        </table:table-row>
        <table:table-row table:style-name="ro2">
          <table:table-cell office:value-type="float" office:value="26.222272" table:style-name="ce3">
            <text:p>26,222272</text:p>
          </table:table-cell>
          <table:table-cell office:value-type="float" office:value="55.011443999999898" table:style-name="ce3">
            <text:p>55,011444</text:p>
          </table:table-cell>
          <table:table-cell table:number-columns-repeated="16382"/>
        </table:table-row>
        <table:table-row table:style-name="ro2">
          <table:table-cell office:value-type="float" office:value="26.222387999999999" table:style-name="ce3">
            <text:p>26,222388</text:p>
          </table:table-cell>
          <table:table-cell office:value-type="float" office:value="55.003442" table:style-name="ce3">
            <text:p>55,003442</text:p>
          </table:table-cell>
          <table:table-cell table:number-columns-repeated="16382"/>
        </table:table-row>
        <table:table-row table:style-name="ro2">
          <table:table-cell office:value-type="float" office:value="26.222429000000002" table:style-name="ce3">
            <text:p>26,222429</text:p>
          </table:table-cell>
          <table:table-cell office:value-type="float" office:value="55.000771" table:style-name="ce3">
            <text:p>55,000771</text:p>
          </table:table-cell>
          <table:table-cell table:number-columns-repeated="16382"/>
        </table:table-row>
        <table:table-row table:style-name="ro2">
          <table:table-cell office:value-type="float" office:value="26.222474999999999" table:style-name="ce3">
            <text:p>26,222475</text:p>
          </table:table-cell>
          <table:table-cell office:value-type="float" office:value="54.998103999999898" table:style-name="ce3">
            <text:p>54,998104</text:p>
          </table:table-cell>
          <table:table-cell table:number-columns-repeated="16382"/>
        </table:table-row>
        <table:table-row table:number-rows-repeated="1042276" table:style-name="ro2">
          <table:table-cell table:number-columns-repeated="16384"/>
        </table:table-row>
      </table:table>
      <table:table table:name="Atranka" table:style-name="ta2">
        <table:table-column table:style-name="co7" table:number-columns-repeated="3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5">
          <table:table-cell office:value-type="string" table:number-columns-spanned="8" table:number-rows-spanned="1" table:style-name="ce12">
            <text:p>Labiausiai į šiaurę, rytus, pietus ir vakarus nutolę Lietuvos miestai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ce6"/>
          <table:table-cell office:value-type="string" table:style-name="ce6">
            <text:p>platuma</text:p>
          </table:table-cell>
          <table:table-cell office:value-type="string" table:style-name="ce6">
            <text:p>ilguma</text:p>
          </table:table-cell>
          <table:table-cell table:style-name="ce1"/>
          <table:table-cell table:number-columns-repeated="4" table:style-name="ce7"/>
          <table:table-cell table:number-columns-repeated="16376"/>
        </table:table-row>
        <table:table-row table:style-name="ro2">
          <table:table-cell office:value-type="string" table:style-name="ce6">
            <text:p>mažiausia</text:p>
          </table:table-cell>
          <table:table-cell table:number-columns-repeated="2" table:style-name="ce7"/>
          <table:table-cell table:style-name="ce1"/>
          <table:table-cell table:number-columns-repeated="4" table:style-name="ce7"/>
          <table:table-cell table:number-columns-repeated="16376"/>
        </table:table-row>
        <table:table-row table:style-name="ro2">
          <table:table-cell office:value-type="string" table:style-name="ce6">
            <text:p>didžiausia</text:p>
          </table:table-cell>
          <table:table-cell table:number-columns-repeated="2" table:style-name="ce7"/>
          <table:table-cell table:style-name="ce1"/>
          <table:table-cell table:number-columns-repeated="4" table:style-name="ce7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7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2" table:style-name="ce8"/>
          <table:table-cell table:number-columns-repeated="16378" table:style-name="ce1"/>
        </table:table-row>
        <table:table-row table:style-name="ro3">
          <table:table-cell office:value-type="string" table:number-columns-spanned="4" table:number-rows-spanned="1" table:style-name="ce10">
            <text:p>Lietuvos miestų lentelė</text:p>
          </table:table-cell>
          <table:covered-table-cell table:number-columns-repeated="3"/>
          <table:table-cell table:number-columns-repeated="2" table:style-name="ce8"/>
          <table:table-cell table:number-columns-repeated="16378" table:style-name="ce1"/>
        </table:table-row>
        <table:table-row table:style-name="ro3">
          <table:table-cell office:value-type="string" table:style-name="ce9">
            <text:p>miestas</text:p>
          </table:table-cell>
          <table:table-cell office:value-type="string" table:style-name="ce9">
            <text:p>platuma</text:p>
          </table:table-cell>
          <table:table-cell office:value-type="string" table:style-name="ce9">
            <text:p>ilguma</text:p>
          </table:table-cell>
          <table:table-cell office:value-type="string" table:style-name="ce9">
            <text:p>gyventojų sk.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lytus<text:s/></text:p>
          </table:table-cell>
          <table:table-cell office:value-type="float" office:value="54.39" table:style-name="ce5">
            <text:p>54,39</text:p>
          </table:table-cell>
          <table:table-cell office:value-type="float" office:value="24.05" table:style-name="ce5">
            <text:p>24,05</text:p>
          </table:table-cell>
          <table:table-cell office:value-type="float" office:value="69859" table:style-name="ce3">
            <text:p>6985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Jonava<text:s/></text:p>
          </table:table-cell>
          <table:table-cell office:value-type="float" office:value="55.08" table:style-name="ce5">
            <text:p>55,08</text:p>
          </table:table-cell>
          <table:table-cell office:value-type="float" office:value="24.27" table:style-name="ce5">
            <text:p>24,27</text:p>
          </table:table-cell>
          <table:table-cell office:value-type="float" office:value="34782" table:style-name="ce3">
            <text:p>3478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Kaunas<text:s/></text:p>
          </table:table-cell>
          <table:table-cell office:value-type="float" office:value="54.9" table:style-name="ce5">
            <text:p>54,90</text:p>
          </table:table-cell>
          <table:table-cell office:value-type="float" office:value="23.91" table:style-name="ce5">
            <text:p>23,91</text:p>
          </table:table-cell>
          <table:table-cell office:value-type="float" office:value="364059" table:style-name="ce3">
            <text:p>36405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Kėdainiai<text:s/></text:p>
          </table:table-cell>
          <table:table-cell office:value-type="float" office:value="55.3" table:style-name="ce5">
            <text:p>55,30</text:p>
          </table:table-cell>
          <table:table-cell office:value-type="float" office:value="23.97" table:style-name="ce5">
            <text:p>23,97</text:p>
          </table:table-cell>
          <table:table-cell office:value-type="float" office:value="31613" table:style-name="ce3">
            <text:p>316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Klaipėda<text:s/></text:p>
          </table:table-cell>
          <table:table-cell office:value-type="float" office:value="55.71" table:style-name="ce5">
            <text:p>55,71</text:p>
          </table:table-cell>
          <table:table-cell office:value-type="float" office:value="21.13" table:style-name="ce5">
            <text:p>21,13</text:p>
          </table:table-cell>
          <table:table-cell office:value-type="float" office:value="188767" table:style-name="ce3">
            <text:p>18876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arijampolė<text:s/></text:p>
          </table:table-cell>
          <table:table-cell office:value-type="float" office:value="54.56" table:style-name="ce5">
            <text:p>54,56</text:p>
          </table:table-cell>
          <table:table-cell office:value-type="float" office:value="23.34" table:style-name="ce5">
            <text:p>23,34</text:p>
          </table:table-cell>
          <table:table-cell office:value-type="float" office:value="47693" table:style-name="ce3">
            <text:p>4769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ažeikiai<text:s/></text:p>
          </table:table-cell>
          <table:table-cell office:value-type="float" office:value="56.33" table:style-name="ce5">
            <text:p>56,33</text:p>
          </table:table-cell>
          <table:table-cell office:value-type="float" office:value="22.34" table:style-name="ce5">
            <text:p>22,34</text:p>
          </table:table-cell>
          <table:table-cell office:value-type="float" office:value="41389" table:style-name="ce3">
            <text:p>4138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anevėžys<text:s/></text:p>
          </table:table-cell>
          <table:table-cell office:value-type="float" office:value="55.74" table:style-name="ce5">
            <text:p>55,74</text:p>
          </table:table-cell>
          <table:table-cell office:value-type="float" office:value="24.37" table:style-name="ce5">
            <text:p>24,37</text:p>
          </table:table-cell>
          <table:table-cell office:value-type="float" office:value="116247" table:style-name="ce3">
            <text:p>11624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Šiauliai<text:s/></text:p>
          </table:table-cell>
          <table:table-cell office:value-type="float" office:value="55.93" table:style-name="ce5">
            <text:p>55,93</text:p>
          </table:table-cell>
          <table:table-cell office:value-type="float" office:value="23.32" table:style-name="ce5">
            <text:p>23,32</text:p>
          </table:table-cell>
          <table:table-cell office:value-type="float" office:value="130020" table:style-name="ce3">
            <text:p>1300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elšiai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2.23" table:style-name="ce5">
            <text:p>22,23</text:p>
          </table:table-cell>
          <table:table-cell office:value-type="float" office:value="30539" table:style-name="ce3">
            <text:p>3053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Utena<text:s/></text:p>
          </table:table-cell>
          <table:table-cell office:value-type="float" office:value="55.5" table:style-name="ce5">
            <text:p>55,50</text:p>
          </table:table-cell>
          <table:table-cell office:value-type="float" office:value="25.6" table:style-name="ce5">
            <text:p>25,60</text:p>
          </table:table-cell>
          <table:table-cell office:value-type="float" office:value="33086" table:style-name="ce3">
            <text:p>3308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lnius<text:s/></text:p>
          </table:table-cell>
          <table:table-cell office:value-type="float" office:value="54.7" table:style-name="ce5">
            <text:p>54,70</text:p>
          </table:table-cell>
          <table:table-cell office:value-type="float" office:value="25.27" table:style-name="ce5">
            <text:p>25,27</text:p>
          </table:table-cell>
          <table:table-cell office:value-type="float" office:value="541278" table:style-name="ce3">
            <text:p>54127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nykščiai<text:s/></text:p>
          </table:table-cell>
          <table:table-cell office:value-type="float" office:value="55.53" table:style-name="ce5">
            <text:p>55,53</text:p>
          </table:table-cell>
          <table:table-cell office:value-type="float" office:value="25.1" table:style-name="ce5">
            <text:p>25,10</text:p>
          </table:table-cell>
          <table:table-cell office:value-type="float" office:value="11757" table:style-name="ce3">
            <text:p>1175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iržai<text:s/></text:p>
          </table:table-cell>
          <table:table-cell office:value-type="float" office:value="56.2" table:style-name="ce5">
            <text:p>56,20</text:p>
          </table:table-cell>
          <table:table-cell office:value-type="float" office:value="24.75" table:style-name="ce5">
            <text:p>24,75</text:p>
          </table:table-cell>
          <table:table-cell office:value-type="float" office:value="14999" table:style-name="ce3">
            <text:p>1499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ruskininkai<text:s/></text:p>
          </table:table-cell>
          <table:table-cell office:value-type="float" office:value="54.02" table:style-name="ce5">
            <text:p>54,02</text:p>
          </table:table-cell>
          <table:table-cell office:value-type="float" office:value="23.98" table:style-name="ce5">
            <text:p>23,98</text:p>
          </table:table-cell>
          <table:table-cell office:value-type="float" office:value="16890" table:style-name="ce3">
            <text:p>1689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lektrėnai<text:s/></text:p>
          </table:table-cell>
          <table:table-cell office:value-type="float" office:value="54.77" table:style-name="ce5">
            <text:p>54,77</text:p>
          </table:table-cell>
          <table:table-cell office:value-type="float" office:value="24.63" table:style-name="ce5">
            <text:p>24,63</text:p>
          </table:table-cell>
          <table:table-cell office:value-type="float" office:value="13819" table:style-name="ce3">
            <text:p>1381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argždai<text:s/></text:p>
          </table:table-cell>
          <table:table-cell office:value-type="float" office:value="55.71" table:style-name="ce5">
            <text:p>55,71</text:p>
          </table:table-cell>
          <table:table-cell office:value-type="float" office:value="21.39" table:style-name="ce5">
            <text:p>21,39</text:p>
          </table:table-cell>
          <table:table-cell office:value-type="float" office:value="17011" table:style-name="ce3">
            <text:p>170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arliava<text:s/></text:p>
          </table:table-cell>
          <table:table-cell office:value-type="float" office:value="54.82" table:style-name="ce5">
            <text:p>54,82</text:p>
          </table:table-cell>
          <table:table-cell office:value-type="float" office:value="23.87" table:style-name="ce5">
            <text:p>23,87</text:p>
          </table:table-cell>
          <table:table-cell office:value-type="float" office:value="13423" table:style-name="ce3">
            <text:p>1342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igiškės<text:s/></text:p>
          </table:table-cell>
          <table:table-cell office:value-type="float" office:value="54.64" table:style-name="ce5">
            <text:p>54,64</text:p>
          </table:table-cell>
          <table:table-cell office:value-type="float" office:value="23.94" table:style-name="ce5">
            <text:p>23,94</text:p>
          </table:table-cell>
          <table:table-cell office:value-type="float" office:value="11566" table:style-name="ce3">
            <text:p>1156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oniškis<text:s/></text:p>
          </table:table-cell>
          <table:table-cell office:value-type="float" office:value="56.24" table:style-name="ce5">
            <text:p>56,24</text:p>
          </table:table-cell>
          <table:table-cell office:value-type="float" office:value="23.61" table:style-name="ce5">
            <text:p>23,61</text:p>
          </table:table-cell>
          <table:table-cell office:value-type="float" office:value="11129" table:style-name="ce3">
            <text:p>1112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urbarkas<text:s/></text:p>
          </table:table-cell>
          <table:table-cell office:value-type="float" office:value="55.09" table:style-name="ce5">
            <text:p>55,09</text:p>
          </table:table-cell>
          <table:table-cell office:value-type="float" office:value="22.76" table:style-name="ce5">
            <text:p>22,76</text:p>
          </table:table-cell>
          <table:table-cell office:value-type="float" office:value="13625" table:style-name="ce3">
            <text:p>1362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elmė<text:s/></text:p>
          </table:table-cell>
          <table:table-cell office:value-type="float" office:value="55.63" table:style-name="ce5">
            <text:p>55,63</text:p>
          </table:table-cell>
          <table:table-cell office:value-type="float" office:value="22.93" table:style-name="ce5">
            <text:p>22,93</text:p>
          </table:table-cell>
          <table:table-cell office:value-type="float" office:value="10597" table:style-name="ce3">
            <text:p>1059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retinga<text:s/></text:p>
          </table:table-cell>
          <table:table-cell office:value-type="float" office:value="55.89" table:style-name="ce5">
            <text:p>55,89</text:p>
          </table:table-cell>
          <table:table-cell office:value-type="float" office:value="21.23" table:style-name="ce5">
            <text:p>21,23</text:p>
          </table:table-cell>
          <table:table-cell office:value-type="float" office:value="21425" table:style-name="ce3">
            <text:p>2142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uršėnai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2.94" table:style-name="ce5">
            <text:p>22,94</text:p>
          </table:table-cell>
          <table:table-cell office:value-type="float" office:value="13854" table:style-name="ce3">
            <text:p>1385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entvaris<text:s/></text:p>
          </table:table-cell>
          <table:table-cell office:value-type="float" office:value="54.65" table:style-name="ce5">
            <text:p>54,65</text:p>
          </table:table-cell>
          <table:table-cell office:value-type="float" office:value="25.05" table:style-name="ce5">
            <text:p>25,05</text:p>
          </table:table-cell>
          <table:table-cell office:value-type="float" office:value="11832" table:style-name="ce3">
            <text:p>1183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aujoji Akmenė<text:s/></text:p>
          </table:table-cell>
          <table:table-cell office:value-type="float" office:value="56.33" table:style-name="ce5">
            <text:p>56,33</text:p>
          </table:table-cell>
          <table:table-cell office:value-type="float" office:value="22.88" table:style-name="ce5">
            <text:p>22,88</text:p>
          </table:table-cell>
          <table:table-cell office:value-type="float" office:value="11748" table:style-name="ce3">
            <text:p>1174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langa<text:s/></text:p>
          </table:table-cell>
          <table:table-cell office:value-type="float" office:value="55.92" table:style-name="ce5">
            <text:p>55,92</text:p>
          </table:table-cell>
          <table:table-cell office:value-type="float" office:value="21.06" table:style-name="ce5">
            <text:p>21,06</text:p>
          </table:table-cell>
          <table:table-cell office:value-type="float" office:value="17611" table:style-name="ce3">
            <text:p>176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ungė<text:s/></text:p>
          </table:table-cell>
          <table:table-cell office:value-type="float" office:value="55.91" table:style-name="ce5">
            <text:p>55,91</text:p>
          </table:table-cell>
          <table:table-cell office:value-type="float" office:value="21.85" table:style-name="ce5">
            <text:p>21,85</text:p>
          </table:table-cell>
          <table:table-cell office:value-type="float" office:value="23246" table:style-name="ce3">
            <text:p>2324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ienai<text:s/></text:p>
          </table:table-cell>
          <table:table-cell office:value-type="float" office:value="54.69" table:style-name="ce5">
            <text:p>54,69</text:p>
          </table:table-cell>
          <table:table-cell office:value-type="float" office:value="25.08" table:style-name="ce5">
            <text:p>25,08</text:p>
          </table:table-cell>
          <table:table-cell office:value-type="float" office:value="11131" table:style-name="ce3">
            <text:p>1113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adviliškis<text:s/></text:p>
          </table:table-cell>
          <table:table-cell office:value-type="float" office:value="55.81" table:style-name="ce5">
            <text:p>55,81</text:p>
          </table:table-cell>
          <table:table-cell office:value-type="float" office:value="23.54" table:style-name="ce5">
            <text:p>23,54</text:p>
          </table:table-cell>
          <table:table-cell office:value-type="float" office:value="19883" table:style-name="ce3">
            <text:p>1988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aseiniai<text:s/></text:p>
          </table:table-cell>
          <table:table-cell office:value-type="float" office:value="55.38" table:style-name="ce5">
            <text:p>55,38</text:p>
          </table:table-cell>
          <table:table-cell office:value-type="float" office:value="23.12" table:style-name="ce5">
            <text:p>23,12</text:p>
          </table:table-cell>
          <table:table-cell office:value-type="float" office:value="12305" table:style-name="ce3">
            <text:p>1230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okiškis<text:s/></text:p>
          </table:table-cell>
          <table:table-cell office:value-type="float" office:value="55.96" table:style-name="ce5">
            <text:p>55,96</text:p>
          </table:table-cell>
          <table:table-cell office:value-type="float" office:value="25.59" table:style-name="ce5">
            <text:p>25,59</text:p>
          </table:table-cell>
          <table:table-cell office:value-type="float" office:value="16118" table:style-name="ce3">
            <text:p>1611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ilutė<text:s/></text:p>
          </table:table-cell>
          <table:table-cell office:value-type="float" office:value="55.35" table:style-name="ce5">
            <text:p>55,35</text:p>
          </table:table-cell>
          <table:table-cell office:value-type="float" office:value="21.47" table:style-name="ce5">
            <text:p>21,47</text:p>
          </table:table-cell>
          <table:table-cell office:value-type="float" office:value="21258" table:style-name="ce3">
            <text:p>2125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auragė<text:s/></text:p>
          </table:table-cell>
          <table:table-cell office:value-type="float" office:value="55.25" table:style-name="ce5">
            <text:p>55,25</text:p>
          </table:table-cell>
          <table:table-cell office:value-type="float" office:value="22.28" table:style-name="ce5">
            <text:p>22,28</text:p>
          </table:table-cell>
          <table:table-cell office:value-type="float" office:value="28504" table:style-name="ce3">
            <text:p>2850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Ukmergė<text:s/></text:p>
          </table:table-cell>
          <table:table-cell office:value-type="float" office:value="55.26" table:style-name="ce5">
            <text:p>55,26</text:p>
          </table:table-cell>
          <table:table-cell office:value-type="float" office:value="24.76" table:style-name="ce5">
            <text:p>24,76</text:p>
          </table:table-cell>
          <table:table-cell office:value-type="float" office:value="28006" table:style-name="ce3">
            <text:p>2800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arėna<text:s/></text:p>
          </table:table-cell>
          <table:table-cell office:value-type="float" office:value="54.23" table:style-name="ce5">
            <text:p>54,23</text:p>
          </table:table-cell>
          <table:table-cell office:value-type="float" office:value="24.55" table:style-name="ce5">
            <text:p>24,55</text:p>
          </table:table-cell>
          <table:table-cell office:value-type="float" office:value="10555" table:style-name="ce3">
            <text:p>1055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lkaviškis<text:s/></text:p>
          </table:table-cell>
          <table:table-cell office:value-type="float" office:value="54.65" table:style-name="ce5">
            <text:p>54,65</text:p>
          </table:table-cell>
          <table:table-cell office:value-type="float" office:value="23.03" table:style-name="ce5">
            <text:p>23,03</text:p>
          </table:table-cell>
          <table:table-cell office:value-type="float" office:value="13102" table:style-name="ce3">
            <text:p>1310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saginas<text:s/></text:p>
          </table:table-cell>
          <table:table-cell office:value-type="float" office:value="55.61" table:style-name="ce5">
            <text:p>55,61</text:p>
          </table:table-cell>
          <table:table-cell office:value-type="float" office:value="26.44" table:style-name="ce5">
            <text:p>26,44</text:p>
          </table:table-cell>
          <table:table-cell office:value-type="float" office:value="28438" table:style-name="ce3">
            <text:p>2843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kmenė<text:s/></text:p>
          </table:table-cell>
          <table:table-cell office:value-type="float" office:value="56.25" table:style-name="ce5">
            <text:p>56,25</text:p>
          </table:table-cell>
          <table:table-cell office:value-type="float" office:value="22.73" table:style-name="ce5">
            <text:p>22,73</text:p>
          </table:table-cell>
          <table:table-cell office:value-type="float" office:value="2973" table:style-name="ce3">
            <text:p>297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riogala<text:s/></text:p>
          </table:table-cell>
          <table:table-cell office:value-type="float" office:value="55.26" table:style-name="ce5">
            <text:p>55,26</text:p>
          </table:table-cell>
          <table:table-cell office:value-type="float" office:value="23.49" table:style-name="ce5">
            <text:p>23,49</text:p>
          </table:table-cell>
          <table:table-cell office:value-type="float" office:value="3627" table:style-name="ce3">
            <text:p>362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altoji Vokė<text:s/></text:p>
          </table:table-cell>
          <table:table-cell office:value-type="float" office:value="54.45" table:style-name="ce5">
            <text:p>54,45</text:p>
          </table:table-cell>
          <table:table-cell office:value-type="float" office:value="25.13" table:style-name="ce5">
            <text:p>25,13</text:p>
          </table:table-cell>
          <table:table-cell office:value-type="float" office:value="1075" table:style-name="ce3">
            <text:p>107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irštonas<text:s/></text:p>
          </table:table-cell>
          <table:table-cell office:value-type="float" office:value="54.61" table:style-name="ce5">
            <text:p>54,61</text:p>
          </table:table-cell>
          <table:table-cell office:value-type="float" office:value="24.01" table:style-name="ce5">
            <text:p>24,01</text:p>
          </table:table-cell>
          <table:table-cell office:value-type="float" office:value="3138" table:style-name="ce3">
            <text:p>313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augai<text:s/></text:p>
          </table:table-cell>
          <table:table-cell office:value-type="float" office:value="54.37" table:style-name="ce5">
            <text:p>54,37</text:p>
          </table:table-cell>
          <table:table-cell office:value-type="float" office:value="24.33" table:style-name="ce5">
            <text:p>24,33</text:p>
          </table:table-cell>
          <table:table-cell office:value-type="float" office:value="1453" table:style-name="ce3">
            <text:p>145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ūkštas<text:s/></text:p>
          </table:table-cell>
          <table:table-cell office:value-type="float" office:value="55.54" table:style-name="ce5">
            <text:p>55,54</text:p>
          </table:table-cell>
          <table:table-cell office:value-type="float" office:value="26.33" table:style-name="ce5">
            <text:p>26,33</text:p>
          </table:table-cell>
          <table:table-cell office:value-type="float" office:value="992" table:style-name="ce3">
            <text:p>99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usetos<text:s/></text:p>
          </table:table-cell>
          <table:table-cell office:value-type="float" office:value="55.73" table:style-name="ce5">
            <text:p>55,73</text:p>
          </table:table-cell>
          <table:table-cell office:value-type="float" office:value="25.83" table:style-name="ce5">
            <text:p>25,83</text:p>
          </table:table-cell>
          <table:table-cell office:value-type="float" office:value="4211" table:style-name="ce3">
            <text:p>42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išiškės<text:s/></text:p>
          </table:table-cell>
          <table:table-cell office:value-type="float" office:value="54.17" table:style-name="ce5">
            <text:p>54,17</text:p>
          </table:table-cell>
          <table:table-cell office:value-type="float" office:value="24.99" table:style-name="ce5">
            <text:p>24,99</text:p>
          </table:table-cell>
          <table:table-cell office:value-type="float" office:value="3688" table:style-name="ce3">
            <text:p>368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žerėlis<text:s/></text:p>
          </table:table-cell>
          <table:table-cell office:value-type="float" office:value="54.89" table:style-name="ce5">
            <text:p>54,89</text:p>
          </table:table-cell>
          <table:table-cell office:value-type="float" office:value="23.6" table:style-name="ce5">
            <text:p>23,60</text:p>
          </table:table-cell>
          <table:table-cell office:value-type="float" office:value="2066" table:style-name="ce3">
            <text:p>206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elgaudiškis<text:s/></text:p>
          </table:table-cell>
          <table:table-cell office:value-type="float" office:value="55.08" table:style-name="ce5">
            <text:p>55,08</text:p>
          </table:table-cell>
          <table:table-cell office:value-type="float" office:value="22.98" table:style-name="ce5">
            <text:p>22,98</text:p>
          </table:table-cell>
          <table:table-cell office:value-type="float" office:value="1985" table:style-name="ce3">
            <text:p>198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gnalina<text:s/></text:p>
          </table:table-cell>
          <table:table-cell office:value-type="float" office:value="55.34" table:style-name="ce5">
            <text:p>55,34</text:p>
          </table:table-cell>
          <table:table-cell office:value-type="float" office:value="26.16" table:style-name="ce5">
            <text:p>26,16</text:p>
          </table:table-cell>
          <table:table-cell office:value-type="float" office:value="6307" table:style-name="ce3">
            <text:p>630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ieznas<text:s/></text:p>
          </table:table-cell>
          <table:table-cell office:value-type="float" office:value="54.61" table:style-name="ce5">
            <text:p>54,61</text:p>
          </table:table-cell>
          <table:table-cell office:value-type="float" office:value="24.17" table:style-name="ce5">
            <text:p>24,17</text:p>
          </table:table-cell>
          <table:table-cell office:value-type="float" office:value="1423" table:style-name="ce3">
            <text:p>142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oniškėlis<text:s/></text:p>
          </table:table-cell>
          <table:table-cell office:value-type="float" office:value="56.02" table:style-name="ce5">
            <text:p>56,02</text:p>
          </table:table-cell>
          <table:table-cell office:value-type="float" office:value="24.17" table:style-name="ce5">
            <text:p>24,17</text:p>
          </table:table-cell>
          <table:table-cell office:value-type="float" office:value="1432" table:style-name="ce3">
            <text:p>143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aišiadorys<text:s/></text:p>
          </table:table-cell>
          <table:table-cell office:value-type="float" office:value="54.87" table:style-name="ce5">
            <text:p>54,87</text:p>
          </table:table-cell>
          <table:table-cell office:value-type="float" office:value="24.46" table:style-name="ce5">
            <text:p>24,46</text:p>
          </table:table-cell>
          <table:table-cell office:value-type="float" office:value="9734" table:style-name="ce3">
            <text:p>973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alvarija<text:s/></text:p>
          </table:table-cell>
          <table:table-cell office:value-type="float" office:value="54.42" table:style-name="ce5">
            <text:p>54,42</text:p>
          </table:table-cell>
          <table:table-cell office:value-type="float" office:value="23.22" table:style-name="ce5">
            <text:p>23,22</text:p>
          </table:table-cell>
          <table:table-cell office:value-type="float" office:value="5066" table:style-name="ce3">
            <text:p>506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avarskas<text:s/></text:p>
          </table:table-cell>
          <table:table-cell office:value-type="float" office:value="55.44" table:style-name="ce5">
            <text:p>55,44</text:p>
          </table:table-cell>
          <table:table-cell office:value-type="float" office:value="24.94" table:style-name="ce5">
            <text:p>24,94</text:p>
          </table:table-cell>
          <table:table-cell office:value-type="float" office:value="753" table:style-name="ce3">
            <text:p>75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azlų Rūda<text:s/></text:p>
          </table:table-cell>
          <table:table-cell office:value-type="float" office:value="54.78" table:style-name="ce5">
            <text:p>54,78</text:p>
          </table:table-cell>
          <table:table-cell office:value-type="float" office:value="23.48" table:style-name="ce5">
            <text:p>23,48</text:p>
          </table:table-cell>
          <table:table-cell office:value-type="float" office:value="7330" table:style-name="ce3">
            <text:p>73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ybartai<text:s/></text:p>
          </table:table-cell>
          <table:table-cell office:value-type="float" office:value="54.64" table:style-name="ce5">
            <text:p>54,64</text:p>
          </table:table-cell>
          <table:table-cell office:value-type="float" office:value="22.76" table:style-name="ce5">
            <text:p>22,76</text:p>
          </table:table-cell>
          <table:table-cell office:value-type="float" office:value="6395" table:style-name="ce3">
            <text:p>639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udirkos Naumiestis<text:s/></text:p>
          </table:table-cell>
          <table:table-cell office:value-type="float" office:value="54.77" table:style-name="ce5">
            <text:p>54,77</text:p>
          </table:table-cell>
          <table:table-cell office:value-type="float" office:value="22.88" table:style-name="ce5">
            <text:p>22,88</text:p>
          </table:table-cell>
          <table:table-cell office:value-type="float" office:value="1951" table:style-name="ce3">
            <text:p>195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upiškis<text:s/></text:p>
          </table:table-cell>
          <table:table-cell office:value-type="float" office:value="55.84" table:style-name="ce5">
            <text:p>55,84</text:p>
          </table:table-cell>
          <table:table-cell office:value-type="float" office:value="24.97" table:style-name="ce5">
            <text:p>24,97</text:p>
          </table:table-cell>
          <table:table-cell office:value-type="float" office:value="8243" table:style-name="ce3">
            <text:p>824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azdijai<text:s/></text:p>
          </table:table-cell>
          <table:table-cell office:value-type="float" office:value="54.24" table:style-name="ce5">
            <text:p>54,24</text:p>
          </table:table-cell>
          <table:table-cell office:value-type="float" office:value="23.51" table:style-name="ce5">
            <text:p>23,51</text:p>
          </table:table-cell>
          <table:table-cell office:value-type="float" office:value="5027" table:style-name="ce3">
            <text:p>502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inkuva<text:s/></text:p>
          </table:table-cell>
          <table:table-cell office:value-type="float" office:value="56.09" table:style-name="ce5">
            <text:p>56,09</text:p>
          </table:table-cell>
          <table:table-cell office:value-type="float" office:value="23.96" table:style-name="ce5">
            <text:p>23,96</text:p>
          </table:table-cell>
          <table:table-cell office:value-type="float" office:value="1770" table:style-name="ce3">
            <text:p>17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lėtai<text:s/></text:p>
          </table:table-cell>
          <table:table-cell office:value-type="float" office:value="55.24" table:style-name="ce5">
            <text:p>55,24</text:p>
          </table:table-cell>
          <table:table-cell office:value-type="float" office:value="25.41" table:style-name="ce5">
            <text:p>25,41</text:p>
          </table:table-cell>
          <table:table-cell office:value-type="float" office:value="7059" table:style-name="ce3">
            <text:p>705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emenčinė<text:s/></text:p>
          </table:table-cell>
          <table:table-cell office:value-type="float" office:value="54.85" table:style-name="ce5">
            <text:p>54,85</text:p>
          </table:table-cell>
          <table:table-cell office:value-type="float" office:value="25.48" table:style-name="ce5">
            <text:p>25,48</text:p>
          </table:table-cell>
          <table:table-cell office:value-type="float" office:value="5885" table:style-name="ce3">
            <text:p>588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eringa<text:s/></text:p>
          </table:table-cell>
          <table:table-cell office:value-type="float" office:value="55.38" table:style-name="ce5">
            <text:p>55,38</text:p>
          </table:table-cell>
          <table:table-cell office:value-type="float" office:value="21.05" table:style-name="ce5">
            <text:p>21,05</text:p>
          </table:table-cell>
          <table:table-cell office:value-type="float" office:value="2834" table:style-name="ce3">
            <text:p>283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beliai<text:s/></text:p>
          </table:table-cell>
          <table:table-cell office:value-type="float" office:value="55.97" table:style-name="ce5">
            <text:p>55,97</text:p>
          </table:table-cell>
          <table:table-cell office:value-type="float" office:value="25.14" table:style-name="ce5">
            <text:p>25,14</text:p>
          </table:table-cell>
          <table:table-cell office:value-type="float" office:value="1335" table:style-name="ce3">
            <text:p>133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bradė<text:s/></text:p>
          </table:table-cell>
          <table:table-cell office:value-type="float" office:value="54.99" table:style-name="ce5">
            <text:p>54,99</text:p>
          </table:table-cell>
          <table:table-cell office:value-type="float" office:value="25.76" table:style-name="ce5">
            <text:p>25,76</text:p>
          </table:table-cell>
          <table:table-cell office:value-type="float" office:value="6398" table:style-name="ce3">
            <text:p>639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gėgiai<text:s/></text:p>
          </table:table-cell>
          <table:table-cell office:value-type="float" office:value="55.14" table:style-name="ce5">
            <text:p>55,14</text:p>
          </table:table-cell>
          <table:table-cell office:value-type="float" office:value="21.91" table:style-name="ce5">
            <text:p>21,91</text:p>
          </table:table-cell>
          <table:table-cell office:value-type="float" office:value="2321" table:style-name="ce3">
            <text:p>232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kruojis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3.87" table:style-name="ce5">
            <text:p>23,87</text:p>
          </table:table-cell>
          <table:table-cell office:value-type="float" office:value="5998" table:style-name="ce3">
            <text:p>599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ndėlys<text:s/></text:p>
          </table:table-cell>
          <table:table-cell office:value-type="float" office:value="56.02" table:style-name="ce5">
            <text:p>56,02</text:p>
          </table:table-cell>
          <table:table-cell office:value-type="float" office:value="25.23" table:style-name="ce5">
            <text:p>25,23</text:p>
          </table:table-cell>
          <table:table-cell office:value-type="float" office:value="985" table:style-name="ce3">
            <text:p>98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nemunė<text:s/></text:p>
          </table:table-cell>
          <table:table-cell office:value-type="float" office:value="55.09" table:style-name="ce5">
            <text:p>55,09</text:p>
          </table:table-cell>
          <table:table-cell office:value-type="float" office:value="21.91" table:style-name="ce5">
            <text:p>21,91</text:p>
          </table:table-cell>
          <table:table-cell office:value-type="float" office:value="324" table:style-name="ce3">
            <text:p>32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svalys<text:s/></text:p>
          </table:table-cell>
          <table:table-cell office:value-type="float" office:value="56.07" table:style-name="ce5">
            <text:p>56,07</text:p>
          </table:table-cell>
          <table:table-cell office:value-type="float" office:value="24.39" table:style-name="ce5">
            <text:p>24,39</text:p>
          </table:table-cell>
          <table:table-cell office:value-type="float" office:value="8562" table:style-name="ce3">
            <text:p>856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iekulė<text:s/></text:p>
          </table:table-cell>
          <table:table-cell office:value-type="float" office:value="55.56" table:style-name="ce5">
            <text:p>55,56</text:p>
          </table:table-cell>
          <table:table-cell office:value-type="float" office:value="21.32" table:style-name="ce5">
            <text:p>21,32</text:p>
          </table:table-cell>
          <table:table-cell office:value-type="float" office:value="1690" table:style-name="ce3">
            <text:p>169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amygala<text:s/></text:p>
          </table:table-cell>
          <table:table-cell office:value-type="float" office:value="55.51" table:style-name="ce5">
            <text:p>55,51</text:p>
          </table:table-cell>
          <table:table-cell office:value-type="float" office:value="24.3" table:style-name="ce5">
            <text:p>24,30</text:p>
          </table:table-cell>
          <table:table-cell office:value-type="float" office:value="1678" table:style-name="ce3">
            <text:p>167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ietavas<text:s/></text:p>
          </table:table-cell>
          <table:table-cell office:value-type="float" office:value="55.73" table:style-name="ce5">
            <text:p>55,73</text:p>
          </table:table-cell>
          <table:table-cell office:value-type="float" office:value="21.92" table:style-name="ce5">
            <text:p>21,92</text:p>
          </table:table-cell>
          <table:table-cell office:value-type="float" office:value="3937" table:style-name="ce3">
            <text:p>393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ūdiškės<text:s/></text:p>
          </table:table-cell>
          <table:table-cell office:value-type="float" office:value="54.53" table:style-name="ce5">
            <text:p>54,53</text:p>
          </table:table-cell>
          <table:table-cell office:value-type="float" office:value="24.83" table:style-name="ce5">
            <text:p>24,83</text:p>
          </table:table-cell>
          <table:table-cell office:value-type="float" office:value="2527" table:style-name="ce3">
            <text:p>252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umšiškės<text:s/></text:p>
          </table:table-cell>
          <table:table-cell office:value-type="float" office:value="54.86" table:style-name="ce5">
            <text:p>54,86</text:p>
          </table:table-cell>
          <table:table-cell office:value-type="float" office:value="24.22" table:style-name="ce5">
            <text:p>24,22</text:p>
          </table:table-cell>
          <table:table-cell office:value-type="float" office:value="1833" table:style-name="ce3">
            <text:p>183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lantai<text:s/></text:p>
          </table:table-cell>
          <table:table-cell office:value-type="float" office:value="56.07" table:style-name="ce5">
            <text:p>56,07</text:p>
          </table:table-cell>
          <table:table-cell office:value-type="float" office:value="21.57" table:style-name="ce5">
            <text:p>21,57</text:p>
          </table:table-cell>
          <table:table-cell office:value-type="float" office:value="1887" table:style-name="ce3">
            <text:p>188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da<text:s/></text:p>
          </table:table-cell>
          <table:table-cell office:value-type="float" office:value="56.18" table:style-name="ce5">
            <text:p>56,18</text:p>
          </table:table-cell>
          <table:table-cell office:value-type="float" office:value="22.08" table:style-name="ce5">
            <text:p>22,08</text:p>
          </table:table-cell>
          <table:table-cell office:value-type="float" office:value="1260" table:style-name="ce3">
            <text:p>12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imnas<text:s/></text:p>
          </table:table-cell>
          <table:table-cell office:value-type="float" office:value="54.4" table:style-name="ce5">
            <text:p>54,40</text:p>
          </table:table-cell>
          <table:table-cell office:value-type="float" office:value="23.65" table:style-name="ce5">
            <text:p>23,65</text:p>
          </table:table-cell>
          <table:table-cell office:value-type="float" office:value="1940" table:style-name="ce3">
            <text:p>19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kaudvilė<text:s/></text:p>
          </table:table-cell>
          <table:table-cell office:value-type="float" office:value="55.41" table:style-name="ce5">
            <text:p>55,41</text:p>
          </table:table-cell>
          <table:table-cell office:value-type="float" office:value="22.58" table:style-name="ce5">
            <text:p>22,58</text:p>
          </table:table-cell>
          <table:table-cell office:value-type="float" office:value="2081" table:style-name="ce3">
            <text:p>208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kuodas<text:s/></text:p>
          </table:table-cell>
          <table:table-cell office:value-type="float" office:value="56.27" table:style-name="ce5">
            <text:p>56,27</text:p>
          </table:table-cell>
          <table:table-cell office:value-type="float" office:value="21.51" table:style-name="ce5">
            <text:p>21,51</text:p>
          </table:table-cell>
          <table:table-cell office:value-type="float" office:value="7598" table:style-name="ce3">
            <text:p>759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malininkai<text:s/></text:p>
          </table:table-cell>
          <table:table-cell office:value-type="float" office:value="55.08" table:style-name="ce5">
            <text:p>55,08</text:p>
          </table:table-cell>
          <table:table-cell office:value-type="float" office:value="22.57" table:style-name="ce5">
            <text:p>22,57</text:p>
          </table:table-cell>
          <table:table-cell office:value-type="float" office:value="644" table:style-name="ce3">
            <text:p>64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ubačius<text:s/></text:p>
          </table:table-cell>
          <table:table-cell office:value-type="float" office:value="55.77" table:style-name="ce5">
            <text:p>55,77</text:p>
          </table:table-cell>
          <table:table-cell office:value-type="float" office:value="24.81" table:style-name="ce5">
            <text:p>24,81</text:p>
          </table:table-cell>
          <table:table-cell office:value-type="float" office:value="1122" table:style-name="ce3">
            <text:p>112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akiai<text:s/></text:p>
          </table:table-cell>
          <table:table-cell office:value-type="float" office:value="54.96" table:style-name="ce5">
            <text:p>54,96</text:p>
          </table:table-cell>
          <table:table-cell office:value-type="float" office:value="23.05" table:style-name="ce5">
            <text:p>23,05</text:p>
          </table:table-cell>
          <table:table-cell office:value-type="float" office:value="6605" table:style-name="ce3">
            <text:p>660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alčininkai<text:s/></text:p>
          </table:table-cell>
          <table:table-cell office:value-type="float" office:value="54.31" table:style-name="ce5">
            <text:p>54,31</text:p>
          </table:table-cell>
          <table:table-cell office:value-type="float" office:value="25.37" table:style-name="ce5">
            <text:p>25,37</text:p>
          </table:table-cell>
          <table:table-cell office:value-type="float" office:value="6644" table:style-name="ce3">
            <text:p>664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eduva<text:s/></text:p>
          </table:table-cell>
          <table:table-cell office:value-type="float" office:value="55.75" table:style-name="ce5">
            <text:p>55,75</text:p>
          </table:table-cell>
          <table:table-cell office:value-type="float" office:value="23.76" table:style-name="ce5">
            <text:p>23,76</text:p>
          </table:table-cell>
          <table:table-cell office:value-type="float" office:value="3270" table:style-name="ce3">
            <text:p>32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ilalė<text:s/></text:p>
          </table:table-cell>
          <table:table-cell office:value-type="float" office:value="55.47" table:style-name="ce5">
            <text:p>55,47</text:p>
          </table:table-cell>
          <table:table-cell office:value-type="float" office:value="22.2" table:style-name="ce5">
            <text:p>22,20</text:p>
          </table:table-cell>
          <table:table-cell office:value-type="float" office:value="6157" table:style-name="ce3">
            <text:p>615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irvintos<text:s/></text:p>
          </table:table-cell>
          <table:table-cell office:value-type="float" office:value="55.04" table:style-name="ce5">
            <text:p>55,04</text:p>
          </table:table-cell>
          <table:table-cell office:value-type="float" office:value="24.97" table:style-name="ce5">
            <text:p>24,97</text:p>
          </table:table-cell>
          <table:table-cell office:value-type="float" office:value="7176" table:style-name="ce3">
            <text:p>717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venčionėliai<text:s/></text:p>
          </table:table-cell>
          <table:table-cell office:value-type="float" office:value="55.16" table:style-name="ce5">
            <text:p>55,16</text:p>
          </table:table-cell>
          <table:table-cell office:value-type="float" office:value="26" table:style-name="ce5">
            <text:p>26,00</text:p>
          </table:table-cell>
          <table:table-cell office:value-type="float" office:value="6585" table:style-name="ce3">
            <text:p>658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Švenčionys<text:s/></text:p>
          </table:table-cell>
          <table:table-cell office:value-type="float" office:value="55.16" table:style-name="ce5">
            <text:p>55,16</text:p>
          </table:table-cell>
          <table:table-cell office:value-type="float" office:value="26.16" table:style-name="ce5">
            <text:p>26,16</text:p>
          </table:table-cell>
          <table:table-cell office:value-type="float" office:value="5658" table:style-name="ce3">
            <text:p>565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ytuvėnai<text:s/></text:p>
          </table:table-cell>
          <table:table-cell office:value-type="float" office:value="55.61" table:style-name="ce5">
            <text:p>55,61</text:p>
          </table:table-cell>
          <table:table-cell office:value-type="float" office:value="23.28" table:style-name="ce5">
            <text:p>23,28</text:p>
          </table:table-cell>
          <table:table-cell office:value-type="float" office:value="2775" table:style-name="ce3">
            <text:p>277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rakai<text:s/></text:p>
          </table:table-cell>
          <table:table-cell office:value-type="float" office:value="54.64" table:style-name="ce5">
            <text:p>54,64</text:p>
          </table:table-cell>
          <table:table-cell office:value-type="float" office:value="24.93" table:style-name="ce5">
            <text:p>24,93</text:p>
          </table:table-cell>
          <table:table-cell office:value-type="float" office:value="5504" table:style-name="ce3">
            <text:p>550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roškūnai<text:s/></text:p>
          </table:table-cell>
          <table:table-cell office:value-type="float" office:value="55.59" table:style-name="ce5">
            <text:p>55,59</text:p>
          </table:table-cell>
          <table:table-cell office:value-type="float" office:value="24.87" table:style-name="ce5">
            <text:p>24,87</text:p>
          </table:table-cell>
          <table:table-cell office:value-type="float" office:value="534" table:style-name="ce3">
            <text:p>53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Užventis<text:s/></text:p>
          </table:table-cell>
          <table:table-cell office:value-type="float" office:value="55.79" table:style-name="ce5">
            <text:p>55,79</text:p>
          </table:table-cell>
          <table:table-cell office:value-type="float" office:value="22.66" table:style-name="ce5">
            <text:p>22,66</text:p>
          </table:table-cell>
          <table:table-cell office:value-type="float" office:value="844" table:style-name="ce3">
            <text:p>84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abalninkas<text:s/></text:p>
          </table:table-cell>
          <table:table-cell office:value-type="float" office:value="55.99" table:style-name="ce5">
            <text:p>55,99</text:p>
          </table:table-cell>
          <table:table-cell office:value-type="float" office:value="24.74" table:style-name="ce5">
            <text:p>24,74</text:p>
          </table:table-cell>
          <table:table-cell office:value-type="float" office:value="1225" table:style-name="ce3">
            <text:p>122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arniai<text:s/></text:p>
          </table:table-cell>
          <table:table-cell office:value-type="float" office:value="55.75" table:style-name="ce5">
            <text:p>55,75</text:p>
          </table:table-cell>
          <table:table-cell office:value-type="float" office:value="22.37" table:style-name="ce5">
            <text:p>22,37</text:p>
          </table:table-cell>
          <table:table-cell office:value-type="float" office:value="1310" table:style-name="ce3">
            <text:p>131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eisiejai<text:s/></text:p>
          </table:table-cell>
          <table:table-cell office:value-type="float" office:value="54.08" table:style-name="ce5">
            <text:p>54,08</text:p>
          </table:table-cell>
          <table:table-cell office:value-type="float" office:value="23.65" table:style-name="ce5">
            <text:p>23,65</text:p>
          </table:table-cell>
          <table:table-cell office:value-type="float" office:value="1673" table:style-name="ce3">
            <text:p>167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enta<text:s/></text:p>
          </table:table-cell>
          <table:table-cell office:value-type="float" office:value="56.19" table:style-name="ce5">
            <text:p>56,19</text:p>
          </table:table-cell>
          <table:table-cell office:value-type="float" office:value="22.71" table:style-name="ce5">
            <text:p>22,71</text:p>
          </table:table-cell>
          <table:table-cell office:value-type="float" office:value="3221" table:style-name="ce3">
            <text:p>322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ekšniai<text:s/></text:p>
          </table:table-cell>
          <table:table-cell office:value-type="float" office:value="56.23" table:style-name="ce5">
            <text:p>56,23</text:p>
          </table:table-cell>
          <table:table-cell office:value-type="float" office:value="22.51" table:style-name="ce5">
            <text:p>22,51</text:p>
          </table:table-cell>
          <table:table-cell office:value-type="float" office:value="2248" table:style-name="ce3">
            <text:p>224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evis<text:s/></text:p>
          </table:table-cell>
          <table:table-cell office:value-type="float" office:value="54.77" table:style-name="ce5">
            <text:p>54,77</text:p>
          </table:table-cell>
          <table:table-cell office:value-type="float" office:value="24.81" table:style-name="ce5">
            <text:p>24,81</text:p>
          </table:table-cell>
          <table:table-cell office:value-type="float" office:value="5246" table:style-name="ce3">
            <text:p>524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lkija<text:s/></text:p>
          </table:table-cell>
          <table:table-cell office:value-type="float" office:value="55.05" table:style-name="ce5">
            <text:p>55,05</text:p>
          </table:table-cell>
          <table:table-cell office:value-type="float" office:value="23.59" table:style-name="ce5">
            <text:p>23,59</text:p>
          </table:table-cell>
          <table:table-cell office:value-type="float" office:value="2326" table:style-name="ce3">
            <text:p>232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irbalis<text:s/></text:p>
          </table:table-cell>
          <table:table-cell office:value-type="float" office:value="54.63" table:style-name="ce5">
            <text:p>54,63</text:p>
          </table:table-cell>
          <table:table-cell office:value-type="float" office:value="22.82" table:style-name="ce5">
            <text:p>22,82</text:p>
          </table:table-cell>
          <table:table-cell office:value-type="float" office:value="1314" table:style-name="ce3">
            <text:p>131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Zarasai<text:s/></text:p>
          </table:table-cell>
          <table:table-cell office:value-type="float" office:value="55.73" table:style-name="ce5">
            <text:p>55,73</text:p>
          </table:table-cell>
          <table:table-cell office:value-type="float" office:value="26.25" table:style-name="ce5">
            <text:p>26,25</text:p>
          </table:table-cell>
          <table:table-cell office:value-type="float" office:value="8001" table:style-name="ce3">
            <text:p>800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Žagarė<text:s/></text:p>
          </table:table-cell>
          <table:table-cell office:value-type="float" office:value="56.35" table:style-name="ce5">
            <text:p>56,35</text:p>
          </table:table-cell>
          <table:table-cell office:value-type="float" office:value="23.24" table:style-name="ce5">
            <text:p>23,24</text:p>
          </table:table-cell>
          <table:table-cell office:value-type="float" office:value="2208" table:style-name="ce3">
            <text:p>220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Žiežmariai<text:s/></text:p>
          </table:table-cell>
          <table:table-cell office:value-type="float" office:value="54.8" table:style-name="ce5">
            <text:p>54,80</text:p>
          </table:table-cell>
          <table:table-cell office:value-type="float" office:value="24.44" table:style-name="ce5">
            <text:p>24,44</text:p>
          </table:table-cell>
          <table:table-cell office:value-type="float" office:value="3852" table:style-name="ce3">
            <text:p>3852</text:p>
          </table:table-cell>
          <table:table-cell table:number-columns-repeated="16380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asys</meta:initial-creator>
    <dc:creator>Stasys</dc:creator>
    <meta:creation-date>2013-02-04T13:44:51Z</meta:creation-date>
    <dc:date>2013-03-04T12:21:08Z</dc:date>
  </office:meta>
</office:document-meta>
</file>